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Subtitle" style:family="paragraph">
      <style:text-properties fo:font-style="italic" style:font-style-asian="italic" style:font-style-complex="italic"/>
    </style:style>
    <style:style style:name="P3" style:parent-style-name="Subtitle" style:family="paragraph">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P9" style:parent-style-name="Normal" style:family="paragraph">
      <style:paragraph-properties style:vertical-align="auto" style:line-height-at-least="0.1979in" fo:background-color="#1E1E1E"/>
      <style:text-properties fo:hyphenate="false"/>
    </style:style>
    <style:style style:name="T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3" style:parent-style-name="DefaultParagraphFont" style:family="text">
      <style:text-properties fo:font-style="italic" style:font-style-asian="italic" style:font-style-complex="italic"/>
    </style:style>
    <style:style style:family="graphic" style:name="a0" style:parent-style-name="Graphics">
      <style:graphic-properties fo:wrap-option="no-wrap" fo:border="0.00083in solid #000000"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wrap-option="no-wrap" fo:border="0.00083in solid #000000"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body>
    <office:text text:use-soft-page-breaks="true">
      <text:p text:style-name="P1">Python Input Output – Exercise 1</text:p>
      <text:p text:style-name="P2">CDS 230</text:p>
      <text:p text:style-name="P3">Spring 2018</text:p>
      <text:p text:style-name="Textbody"/>
      <text:h text:style-name="Heading1" text:outline-level="1">The Data</text:h>
      <text:p text:style-name="Textbody">Use the file named<text:s/><text:span text:style-name="T4">dna.txt</text:span>. This is a simple text file with DNA stored as a sequence of the letters<text:s/><text:span text:style-name="T5">a</text:span>,<text:s/><text:span text:style-name="T6">g</text:span>,<text:s/><text:span text:style-name="T7">c</text:span><text:s/>and<text:s/><text:span text:style-name="T8">t</text:span>. Load the data into a string in Python.</text:p>
      <text:h text:style-name="Heading1" text:outline-level="1">Questions</text:h>
      <text:p text:style-name="Textbody">How many ‘t’s are there in this string. This require one simple line of Python script. Put your Python script and the result in the box.</text:p>
      <text:p text:style-name="Textbody"><draw:frame draw:id="id0" draw:style-name="a0" draw:name="Frame4" text:anchor-type="as-char" svg:x="0in" svg:y="0in" svg:width="6.32083in" svg:height="0.80972in" style:rel-width="scale" style:rel-height="scale"><draw:text-box><text:p text:style-name="P9"><text:span text:style-name="T10">number_t = dna_txt.count(</text:span><text:span text:style-name="T11">"t"</text:span><text:span text:style-name="T12">)</text:span></text:p><text:p text:style-name="Textbody"/></draw:text-box><svg:title/><svg:desc/></draw:frame></text:p>
      <text:p text:style-name="Textbody">Compute the number of<text:s/><text:span text:style-name="T13">t</text:span>’s in consecutive windows of 10 letters as shown. The number of windows should be the length of the string divided by 10. The last window may not have 10 letters in it.</text:p>
      <text:p text:style-name="Textbody"><draw:frame draw:z-index="251659264" draw:style-name="a1" draw:name="Image1" text:anchor-type="paragraph" svg:x="0in" svg:y="0in" svg:width="6.7083in" svg:height="0.4252in" style:rel-width="scale" style:rel-height="scale"><draw:image xlink:href="media/image1.png" xlink:type="simple" xlink:show="embed" xlink:actuate="onLoad"/><svg:title/><svg:desc/></draw:frame><text:s/>In the box below, show your Python script and the number for each window. Please print out the numbers without putting a newline after every number.</text:p>
      <text:soft-page-break/>
      <text:p text:style-name="Textbody"><draw:frame draw:id="id1" draw:style-name="a2" draw:name="Frame5" text:anchor-type="as-char" svg:x="0in" svg:y="0in" svg:width="6.32083in" svg:height="0.80972in" style:rel-width="scale" style:rel-height="scale"><draw:text-box><text:p text:style-name="Textbody">0, 3, 2, 2, 2, 2, 3, 0, 3, 0, 2, 3, 2, 1, 2, 3, 2, 3, 3, 5, 1, 4, 0, 1, 2, 2, 2, 1, 1, 2, 2, 1, 0, 0, 2, 2, 3, 1, 0, 0, 2, 1, 1, 1, 2, 2, 2, 0, 3, 2, 1, 3, 2, 5, 3, 1, 2, 0, 3, 0, 1, 1, 5, 1, 2, 1, 1, 1, 1, 4, 1, 4, 1, 2, 3, 3, 1, 1, 2, 1, 2, 4, 1, 4, 0, 3, 4, 2, 2, 1, 1, 4, 1, 0, 1, 1, 1, 4, 2, 2, 0, 1, 1, 3, 0, 1, 2, 2, 2, 1, 2, 3, 1, 2, 1, 3, 2, 1, 0, 2, 4, 3, 0, 1, 1, 2, 1, 2, 2, 1, 2, 0, 1, 1, 2, 3, 3, 3, 4, 1, 2, 2, 1, 2, 1, 2, 1, 2, 4, 2, 1, 2, 1, 1, 5, 2, 2, 5, 1, 1, 4, 3, 1, 0, 3, 2, 2, 1, 1, 0, 0, 2, 2, 1, 1, 1, 2, 1, 2, 4, 4, 5, 4, 1, 3, 2, 1, 3, 2, 2, 4, 2, 2, 5, 3, 3, 2, 2, 3, 3, 1, 1, 1, 2, 3, 0, 1, 1, 3, 2, 5, 2, 4, 3, 2, 3, 0, 1, 3, 4, 2, 1, 4, 2, 3, 1, 2, 3, 5, 4, 4, 5, 3, 2, 1, 2, 3, 1, 3, 2, 4, 1, 2, 3, 1, 1, 0, 4, 3, 2, 2, 3, 0, 0, 4, 2, 2, 3, 1, 4, 1, 4, 3, 2, 3, 2, 1, 3, 0, 1, 0, 1, 2, 6, 3, 1, 1, 3, 3, 0, 0, 2, 3, 2, 3, 3, 0, 1, 1, 3, 1, 2, 5, 2, 0, 2, 4, 1, 4, 2, 3, 0, 5, 4, 1, 4, 3, 3, 1, 5, 2, 3, 5, 1, 2, 4, 2, 1, 2, 3, 1, 2, 2, 5, 4, 4, 1, 2, 1, 3, 4, 3, 3, 3, 3, 2, 2, 5, 3, 2, 5, 2, 3, 4, 1, 2, 4, 2, 3, 3, 2, 1, 2, 2, 2, 0, 1, 2, 3, 1, 3, 2, 3, 7, 1, 4, 3, 2, 0, 4, 2, 3, 2, 2, 1, 2, 2, 2, 3, 2, 2, 1, 5, 3, 2, 4, 0, 2, 1, 4, 1, 2, 1, 1, 3, 1, 3, 4, 1, 2, 1, 1, 2, 4, 2, 2, 1, 2, 1, 4, 4, 2, 1, 3, 1, 0, 4, 1, 3, 2, 3, 2, 3, 4, 1, 6, 1, 2, 4, 1, 2, 0, 1, 3, 2, 2, 3, 1, 0, 2, 3, 1, 3, 4, 1, 5, 0, 1, 2, 2, 2, 4, 1, 1, 3, 0, 0, 1, 2, 4, 2, 0, 1, 2, 0, 4, 1, 1, 2, 1, 1, 2, 1, 4, 2, 3, 0, 1, 1, 2, 0, 4, 2, 2, 0, 3, 1, 3, 1, 2, 2, 2, 2, 0, 1, 1, 1, 4, 1, 1, 1, 2, 0, 2, 1, 1, 0, 3, 1, 0, 1, 1, 2, 2, 0, 1, 1, 2, 3, 1, 1, 1, 0, 2, 3, 2, 0, 0, 1, 4, 3, 1, 1, 1, 3, 2, 1, 3, 5, 2, 1, 0, 3, 1, 2, 4, 1, 3, 0, 1, 2, 1, 1, 1, 3, 1, 1, 3, 1, 4, 3, 1, 3, 2, 2, 2, 1, 1, 3, 4, 1, 1, 1, 0, 0, 1, 4, 0, 5, 0, 3, 1, 1, 1, 3, 1, 1, 1, 1, 0, 2, 2, 1, 0, 1, 1, 1, 1, 2, 1, 4, 2, 3, 2, 0, 0, 3, 2, 4, 0, 1, 1, 2, 2, 2, 3, 0, 1, 0, 0, 2, 1, 2, 2, 0, 1, 1, 0, 2, 2, 1, 2, 3, 1, 2, 0, 0, 2, 1, 5, 1, 2, 1, 4, 0, 0, 4, 1, 3, 1, 1, 1, 3, 1, 0, 2, 2, 1, 4, 1, 1, 4, 2, 1, 3, 1, 3, 2, 3, 1, 3, 1, 1, 2, 0, 2, 2, 1, 1, 2, 2, 2, 1, 3, 0, 3, 4, 3, 4, 5, 2, 2, 1, 6, 0, 2, 2, 1, 2, 2, 0, 2, 1, 1, 0, 1, 2, 1, 2, 2, 2, 2, 2, 3, 4, 2, 1, 0, 2, 4, 2, 1, 0, 4, 0, 3, 3, 3, 2, 3, 1, 1, 2, 1, 2, 1, 3, 0, 1, 2, 3, 2, 1, 1, 1, 1, 2, 3, 4, 2, 2, 0, 1, 1, 2, 1, 1, 0, 3, 1, 2, 1, 3, 2, 0, 2, 1, 1, 0, 2, 0, 2, 2, 2, 1, 1, 4, 2, 1, 0, 2, 2, 1, 1, 1, 2, 1, 2, 0, 2, 1, 4, 1, 1, 0, 1, 2, 2, 0, 2, 1, 3, 0, 2, 2, 1, 3, 2, 3, 2, 2, 3, 1, 4, 1, 2, 3, 1, 1, 1, 3, 2, 2, 2, 3, 3, 1, 2, 1, 3, 3, 0, 1, 3, 2, 2, 1, 1, 1, 2, 5, 1, 3, 1, 1, 1, 0, 1, 2, 3, 1, 1, 3, 2, 1, 3, 0, 2, 2, 2, 0, 2, 3, 1, 1, 0, 2, 1, 1, 1, 2, 2, 0, 1, 2, 1, 1, 1, 0, 1, 2, 0, 1, 3, 1, 1, 5, 0, 1, 0, 2, 2, 0, 0, 2, 2, 0, 2, 5, 2, 3, 6, 0, 3, 1, 1, 2, 1, 0, 1, 3, 2, 0, 1, 2, 3, 0, 2, 2, 1, 2, 1, 3, 2, 1, 2, 2, 0, 2, 2, 4, 0, 3, 2, 1, 3, 1, 1, 1, 2, 3, 1, 3, 1, 3, 2, 2, 3, 2, 1, 2, 1, 2, 1, 0, 3, 2, 2, 0, 4, 2, 3, 0, 3, 3, 2, 1, 0, 2, 0, 0, 5, 3, 0, 3, 1, 0, 1, 2, 1, 0, 0, 3, 1, 1, 2, 2, 1, 1, 1, 2, 3, 2, 0, 0, 1, 0, 2, 3, 1, 1, 0, 0, 2, 1, 1, 2, 1, 1, 2, 0, 2, 1, 0, 0, 1, 2, 4, 2, 2, 1, 0, 1, 0, 2, 3, 1, 2, 2, 1, 1, 1, 1, 0, 0, 1, 1, 1, 0, 2, 2, 3, 3, 1, 2, 2, 0, 0, 2, 1, 2, 3, 2, 3, 5, 3, 5, 2, 3, 4, 2, 3, 1, 0, 2, 3, 0, 0, 4, 0, 3, 3, 3, 2, 3, 2, 2, 4, 2, 2, 2, 1, 1, 2, 5, 0, 4, 3, 1, 1, 3, 2, 3, 1, 1, 4, 1, 2, 1, 3, 4, 1, 2, 2, 2, 2, 2, 3, 1, 2, 2, 1, 2, 3, 2, 3, 1, 2, 2, 2, 1, 3, 2, 4, 1, 1, 3, 1, 1, 1, 1, 2, 1, 1, 3, 4, 4, 2, 2, 0, 2, 2, 5, 1, 2, 2, 2, 1, 1, 1, 1, 0, 2, 2, 0, 1, 1, 1, 1, 1, 3, 1, 1, 1, 2, 2, 3, 3, 4, 0, 1, 1, 4, 2, 3, 4, 2, 5, 2, 3, 4, 3, 3, 0, 3, 2, 1, 1, 1, 2, 2, 2, 1, 1, 0, 2, 0, 0, 1, 1, 1, 2, 4, 3, 2, 2, 3, 1, 1, 3, 1, 4, 0, 1, 3, 1, 0, 1, 0, 1, 1, 2, 1, 2, 0, 1, 0, 1, 2, 1, 3, 3, 4, 6, 0, 3, 3, 4, 1, 2, 1, 3, 1, 4, 3, 1, 0, 2, 2, 3, 1, 2, 1, 2, 0, 2, 3, 1, 0, 2, 4, 2, 0, 3, 1, 1, 2, 2, 4, 1, 3, 2, 2, 0, 1, 1, 2, 2, 0, 3, 2, 2, 1, 1, 1, 5, 2, 1, 1, 0, 4, 3, 0, 1, 3, 2, 0, 0, 1, 1, 3, 2, 2, 2, 2, 2, 3, 0, 2, 0, 2, 2, 1, 1, 4, 0, 1, 1, 1, 2, 2, 1, 0, 1, 1, 4, 1, 0, 1, 2, 3, 4, 4, 3, 1, 1, 1, 2, 2, 3, 1, 1, 1, 0, 1, 1, 1, 4, 1, 1, 2, 1, 0, 2, 1, 4, 4, 4, 2, 1, 3, 2, 1, 2, 3, 3, 2, 2, 0, 2, 5, 2, 2, 1, 1, 2, 1, 1, 3, 2, 1, 3, 3, 2, 1, 1, 3, 2, 1, 1, 0, 2, 1, 4, 2, 1, 2, 4, 3, 4, 3, 3, 1, 2, 0, 1, 2, 2, 2, 5, 1, 0, 1, 0, 3, 1, 2, 4, 4, 4, 1, 2, 1, 2, 1, 0, 1, 2, 4, 0, 2, 2, 0, 1, 1, 2, 1, 3, 2, 1, 1, 1, 2, 3, 2, 2, 3, 0, 0, 0, 3, 1, 2, 4, 1, 2, 2, 3, 2, 1, 1, 2, 2, 4, 2, 3, 1, 3, 1, 1, 1, 0, 2, 3, 2, 3, 1, 3, 2, 1, 2, 3, 2, 3, 2, 2, 1, 2, 2, 1, 1, 3, 1, 4, 2, 2, 4, 2, 1, 2, 1, 1, 0, 3, 0, 1, 3, 3, 2, 1, 0, 2, 3, 2, 0, 3, 3, 2, 1, 3, 1, 2, 0, 3, 0, 3, 2, 3, 2, 3, 1, 3, 3, 3, 2, 2, 1, 1, 3, 2, 0, 2, 2, 3, 2, 2, 0, 2, 2, 2, 1, 0, 3, 1, 2, 2, 2, 2, 1, 0, 2, 2, 2, 3, 1, 0, 5, 2, 3, 1, 1, 4, 1, 1, 1, 3, 1, 1, 2, 1, 4, 3, 4, 2, 1, 3, 3, 2, 1, 0, 2, 2, 4, 1, 4, 3, 1, 2, 1, 5, 1, 0, 3, 3, 1, 4, 3, 2, 2, 2, 1, 4, 2, 1, 1, 5, 2, 3, 2, 4, 3, 2, 3, 4, 2, 1, 2, 2, 2, 2, 4, 3, 1, 4, 4, 2, 2, 2, 1, 2, 1, 2, 3, 2, 2, 1, 0, 0, 0, 0, 2, 2, 4, 2, 2, 2, 1, 2, 0, 0, 2, 2, 3, 1, 3, 1, 1, 2, 3, 3, 5, 2, 2, 1, 1, 2, 1, 1, 4, 2, 2, 0, 2, 2, 2, 2, 1, 0, 2, 2, 1, 0, 4, 2, 1, 3, 3, 3, 2, 1, 1, 2, 4, 3, 3, 3, 3, 2, 5, 2, 4, 1, 1, 2, 4, 2, 3, 2, 1, 2, 3, 2, 1, 3, 2, 3, 1, 2, 3, 4, 1, 0, 2, 1, 2, 0, 2, 2, 0, 1, 2, 1, 1, 3, 3, 1, 1, 3, 4, 2, 0, 1, 2, 0, 4, 1, 4, 3, 3, 1, 2, 4, 0, 3, 3, 2, 2, 4, 1, 3, 0, 4, 0, 0, 0, 0, 1, 1, 0, 1, 1, 1, 1, 1, 1, 1, 3, 1, 1, 0, 0, 3, 1, 0, 0, 1, 1, 1, 1, 2, 4, 2, 3, 3, 2, 1, 0, 1, 5, 3, 1, 1, 0, 3, 3, 0, 2, 2, 2, 2, 1, 1, 4, 1, 2, 3, 1, 1, 4, 1, 4, 2, 2, 3, 3, 2, 0, 1, 2, 1, 2, 3, 1, 0, 3, 1, 4, 3, 2, 1, 1, 3, 4, 3, 2, 1, 3, 2, 2, 1, 3, 1, 1, 4, 2, 0, 0, 3, 1, 2, 1, 2, 1, 3, 0, 1, 2, 3, 2, 3, 0, 2, 0, 2, 0, 2, 2, 0, 2, 3, 0, 2, 1, 3, 1, 4, 1, 4, 2, 2, 4, 2, 4, 1, 4, 2, 2, 0, 2, 2, 4, 3, 3, 2, 2, 2, 2, 4, 2, 6, 1, 1, 5, 2, 3, 2, 2, 0, 4, 2, 2, 2, 1, 0, 2, 1, 1, 1, 2, 3, 4, 2, 0, 3, 1, 0, 4, 2, 3, 1, 2, 2, 4, 1, 0, 1, 3, 3, 1, 3, 1, 3, 1, 3, 1, 2, 2, 3, 0, 3, 1, 0, 0, 4, 3, 0, 3, 0, 3, 2, 1, 3, 3, 3, 3, 1, 1, 2, 0, 0, 1, 2, 2, 3, 3, 2, 1, 1, 1, 2, 2, 1, 0, 1, 2, 1, 2, 1, 2, 2, 3, 1, 3, 1, 1, 1, 2, 3, 2, 1, 1, 1, 3, 1, 3, 3, 1, 2, 3, 3, 2, 0, 2, 2, 1, 3, 2, 1, 1, 2, 2, 1, 2, 1, 1, 1, 2, 2, 0, 2, 2, 1, 2, 0, 2, 3, 2, 1, 0, 3, 0, 2, 2, 1, 2, 4, 0, 1, 3, 1, 1, 2, 3, 3, 1, 1, 3, 0, 2, 2, 1, 2, 1, 1, 1, 1, 2, 0, 1, 2, 0, 3, 2, 1, 1, 1, 1, 2, 0, 3, 1, 3, 2, 2, 1, 1, 1, 1, 4, 3, 1, 0, 1, 3, 5, 2, 0, 1, 0, 0, 0, 3, 1, 3, 3, 1, 0, 1, 1, 1, 5, 2, 2, 3, 2, 1, 4, 0, 3, 1, 0, 1, 2, 0, 1, 2, 1, 0, 2, 3, 0, 4, 3, 0, 1, 3, 0, 0, 2, 2, 1, 2, 0, 3, 4, 0, 2, 1, 1, 1, 2, 1, 1, 1, 0, 1, 1, 2, 2, 2, 0, 2, 2, 1, 3, 5, 3, 3, 0, 0, 1, 0, 0, 2, 1, 2, 1, 2, 1, 0, 2, 1, 1, 3, 4, 1, 0, 3, 3, 1, 2, 1, 2, 2, 1, 1, 3, 2, 1, 2, 2, 4, 2, 1, 0, 2, 1, 1, 2, 1, 1, 1, 3, 2, 3, 4, 2, 1, 0, 3, 1, 4, 2, 0, 1, 4, 3, 1, 1, 1, 3, 0, 0, 3, 1, 2, 2, 1, 2, 5, 1, 1, 0, 1, 1, 3, 2, 3, 2, 1, 2, 2, 2, 3, 2, 2, 1, 3, 3, 5, 2, 1, 1, 1, 2, 0, 2, 0, 3, 2, 3, 2, 2, 3, 2, 1, 0, 3, 1, 0, 4, 1, 1, 2, 0, 1, 1, 2, 0, 2, 1, 2, 5, 1, 1, 1, 2, 1, 0, 2, 1, 1, 3, 0, 2, 4, 2, 1, 0, 3, 4, 1, 3, 2, 1, 3, 2, 3, 3, 4, 2, 0, 1, 1, 1, 3, 1, 2, 1, 1, 3, 2, 1, 1, 3, 1, 1, 1, 1, 2, 1, 0, 2, 0, 2, 3, 3, 1, 1, 1, 1, 1, 3, 1, 3, 4, 2, 3, 0, 1, 1, 3, 3, 1, 1, 2, 2, 3, 1, 3, 1, 2, 1, 2, 3, 4, 2, 4, 3, 1, 2, 1, 2, 1, 2, 0, 2, 2, 2, 3, 1, 3, 2, 2, 1, 2, 1, 1, 1, 2, 1, 3, 0, 3, 4, 1, 2, 1, 1, 2, 0, 4, 2, 1, 2, 2, 4, 3, 2, 2, 3, 2, 3, 0, 0, 1, 3, 1, 0, 2, 1, 2, 0, 1, 1, 3, 2, 2, 1, 0, 0, 0, 3, 1, 1, 3, 2, 2, 3, 2, 1, 3, 1, 2, 3, 3, 2, 2, 1, 1, 1, 1, 3, 1, 1, 3, 1, 0, 4, 0, 3, 3, 1, 2, 0, 2, 4, 4, 5, 0, 4, 3, 1, 1, 3, 2, 2, 0, 1, 4, 1, 2, 1, 3, 2, 5, 2, 1, 1, 3, 2, 2, 2, 1, 3, 5, 0, 3, 1, 3, 1, 0, 2, 3, 1, 1, 1, 1, 3, 3, 1, 1, 6, 4, 1, 4, 3, 1, 1, 3, 4, 3, 1, 2, 0, 0, 1, 0, 1, 2, 2, 3, 4, 2, 1, 1, 3, 2, 3, 3, 1, 2, 3, 2, 1, 2, 1, 3, 1, 0, 0, 0, 2, 3, 2, 2, 2, 0, 1, 2, 4, 1, 1, 2, 4, 3, 2, 1, 2, 0, 2, 2, 3, 2, 0, 2, 3, 4, 2, 3, 3, 4, 2, 2, 4, 3, 1, 2, 3, 2, 3, 1, 0, 1, 3, 3, 1, 1, 1, 1, 0, 1, 0, 1, 1, 1, 1, 3, 1, 1, 4, 1, 2, 1, 1, 2, 1, 1, 0, 2, 2, 4, 3, 0, 2, 3, 1, 0, 1, 1, 0, 3, 1, 1, 2, 0, 2, 0, 1, 0, 2, 0, 2, 1, 1, 1, 1, 2, 1, 0, 3, 1, 3, 3, 2, 1, 2, 0, 3, 3, 0, 2, 3, 1, 4, 1, 0, 3, 3, 1, 2, 1, 3, 1, 2, 1, 0, 1, 2, 4, 0, 2, 2, 3, 2, 1, 0, 3, 1, 4, 3, 0, 3, 1, 2, 2, 2, 1, 2, 1, 0, 3, 2, 1, 2, 3, 1, 2, 2, 1, 3, 3, 2, 2, 4, 1, 1, 4, 2, 2, 2, 2, 2, 1, 2, 2, 4, 1, 2, 2, 0, 2, 2, 2, 3, 1, 1, 1, 2, 3, 1, 0, 0, 2, 1, 2, 2, 2, 3, 2, 2, 1, 2, 0, 1, 2, 0, 3, 1, 1, 2, 1, 0, 2, 2, 2, 3, 1, 2, 4, 4, 2, 1, 2, 1, 2, 1, 0, 1, 2, 2, 1, 0, 2, 1, 1, 1, 3, 2, 4, 0, 2, 2, 1, 2, 2, 1, 3, 1, 1, 2, 2, 1, 0, 1, 3, 1, 3, 2, 4, 0, 1, 2, 1, 1, 3, 3, 1, 3, 0, 2, 2, 0, 2, 4, 1, 0, 2, 1, 1, 1, 1, 0, 3, 2, 1, 4, 3, 0, 1, 3, 1, 0, 2, 1, 0, 0, 1, 3, 1, 1, 1, 1, 2, 2, 1, 1, 1, 2, 2, 4, 1, 0, 2, 4, 4, 1, 1, 3, 1, 2, 1, 2, 1, 1, 2, 3, 0, 2, 1, 2, 2, 1, 1, 3, 2, 1, 2, 2, 2, 1, 0, 2, 3, 0, 3, 3, 1, 3, 1, 0, 1, 1, 2, 2, 1, 1, 1, 2, 3, 1, 0, 3, 3, 2, 1, 1, 5, 2, 0, 2, 2, 0, 2, 0, 3, 1, 1, 0, 3, 0, 2, 1, 4, 2, 1, 3, 1, 0, 0, 2, 3, 1, 2, 2, 2, 2, 1, 1, 1, 0, 2, 1, 2, 1, 2, 1, 5, 2, 0, 3, 3, 0, 1, 0, 2, 1, 1, 2, 3, 0, 3, 3, 3, 2, 2, 1, 2, 2, 1, 1, 2, 3, 1, 1, 3, 6, 1, 2, 2, 1, 1, 2, 3, 2, 2, 2, 1, 1, 2, 0, 2, 1, 0, 1, 1, 2, 0, 2, 3, 3, 1, 4, 2, 1, 1, 1, 1, 2, 1, 4, 0, 2, 0, 2, 3, 0, 3, 2, 2, 2, 0, 2, 2, 0, 2, 2, 2, 0, 2, 0, 0, 0, 1, 1, 1, 1, 1, 1, 1, 1, 1, 1, 1, 0, 0, 2, 2, 1, 2, 1, 1, 1, 1, 2, 1, 4, 0, 4, 1, 4, 0, 3, 2, 0, 4, 4, 0, 0, 0, 0, 0, 0, 2, 2, 1, 0, 0, 2, 3, 1, 4, 1, 1, 0, 2, 2, 1, 1, 2, 2, 5, 2, 0, 2, 2, 1, 1, 0, 0, 3, 1, 1, 2, 0, 1, 1, 1, 2, 1, 1, 1, 3, 1, 0, 5, 3, 2, 2, 3, 0, 1, 0, 1, 2, 1, 3, 2, 3, 1, 2, 0, 1, 2, 0, 1, 2, 2, 1, 1, 3, 3, 1, 5, 1, 3, 2, 3, 0, 3, 2, 0, 2, 4, 0, 2, 1, 0, 2, 2, 1, 1, 2, 1, 3, 3, 2, 1, 1, 0, 2, 2, 4, 3, 1, 3, 2, 1, 5, 0, 0, 2, 2, 3, 3, 3, 1, 4, 1, 4, 0, 0, 1, 1, 2, 1, 2, 1, 4, 0, 1, 2, 1, 1, 3, 2, 1, 3, 2, 0, 1, 1, 2, 3, 2, 1, 2, 2, 0, 2, 1, 2, 3, 2, 2, 1, 4, 0, 0, 0, 4, 2, 2, 1, 3, 1, 3, 0, 3, 0, 2, 1, 3, 2, 0, 0, 2, 2, 1, 0, 0, 0, 2, 3, 2, 1, 3, 2, 1, 3, 3, 6, 0, 0, 1, 1, 2, 3, 2, 3, 2, 4, 0, 1, 3, 2, 1, 4, 3, 1, 0, 1, 0, 2, 5, 3, 0, 1, 2, 1, 3, 2, 2, 2, 3, 2, 3, 3, 1, 2, 1, 1, 0, 2, 2, 1, 2, 0, 1, 1, 2, 3, 1, 4, 1, 2, 0, 0, 1, 1, 2, 1, 2, 0, 1, 1, 4, 2, 0, 2, 0, 1, 1, 0, 3, 2, 0, 4, 2, 1, 4, 3, 1, 6, 2, 3, 3, 1, 4, 2, 1, 2, 5, 4, 3, 1, 2, 1, 4, 2, 3, 2, 0, 2, 5, 1, 4, 1, 3, 4, 1, 2, 5, 5, 1, 3, 2, 0, 1, 3, 1, 4, 1, 3, 2, 1, 4, 4, 2, 1, 2, 2, 4, 3, 1, 1, 1, 3, 4, 1, 0, 2, 1, 1, 4, 4, 3, 4, 3, 2, 0, 3, 1, 2, 3, 3, 1, 2, 1, 3, 5, 1, 0, 1, 3, 2, 4, 2, 5, 1, 1, 2, 1, 1, 4, 0, 3, 1, 4, 3, 2, 2, 2, 1, 3, 2, 1, 1, 1, 1, 1, 3, 3, 3, 3, 1, 6, 1, 0, 6, 5, 2, 2, 4, 1, 3, 5, 2, 3, 0, 3, 1, 2, 1, 1, 4, 3, 2, 3, 1, 2, 5, 2, 1, 2, 2, 2, 2, 2, 1, 2, 2, 4, 0, 3, 0, 1, 3, 3, 2, 1, 1, 1, 4, 4, 2, 1, 1, 0, 1, 5, 0, 4, 1, 1, 2, 1, 0, 1, 2, 2, 3, 2, 3, 3, 1, 7, 0, 3, 2, 2, 1, 1, 2, 1, 3, 0, 1, 3, 0, 3, 2, 3, 0, 1, 1, 2, 0, 0, 4, 1, 3, 1, 1, 1, 2, 0, 1, 4, 2, 1, 2, 0, 2, 2, 4, 1, 3, 2, 4, 2, 3, 1, 2, 2, 0, 3, 6, 1, 0, 1, 0, 3, 2, 0, 1, 2, 1, 1, 1, 1, 1, 2, 1, 3, 1, 1, 1, 3, 3, 2, 2, 1, 1, 1, 3, 1, 1, 1, 2, 2, 4, 2, 1, 0, 1, 1, 1, 1, 3, 0, 1, 0, 3, 2, 4, 4, 3, 1, 2, 1, 5, 0, 1, 1, 2, 1, 4, 0, 0, 2, 0, 1, 2, 4, 2, 3, 1, 1, 1, 4, 1, 4, 0, 1, 4, 1, 1, 4, 0, 0, 0, 2, 2, 3, 1, 1, 3, 3, 0, 1, 1, 0, 4, 2, 2, 2, 4, 0, 0, 3, 1, 4, 1, 2, 2, 2, 1, 2, 3, 2, 2, 2, 0, 2, 1, 3, 1, 1, 3, 0, 2, 4, 5, 3, 3, 1, 1, 1, 0, 3, 3, 1, 2, 2, 2, 0, 1, 1, 0, 2, 3, 2, 1, 0, 2, 0, 1, 0, 1, 2, 1, 1, 2, 2, 0, 0, 3, 1, 3, 1, 2, 1, 2, 3, 1, 3, 2, 2, 2, 2, 3, 1, 3, 0, 6, 2, 3, 2, 1, 1, 4, 4, 2, 2, 0, 0, 1, 2, 1, 3, 2, 2, 0, 3, 0, 2, 3, 0, 3, 3, 0, 1, 4, 0, 2, 0, 0, 1, 1, 2, 2, 2, 1, 1, 0, 2, 0, 1, 2, 1, 1, 1, 1, 2, 2, 6, 1, 3, 2, 1, 5, 0, 2, 2, 3, 2, 1, 0, 2, 4, 0, 5, 2, 2, 2, 0, 0, 3, 3, 1, 3, 3, 2, 1, 1, 0, 1, 1, 2, 1, 1, 3, 1, 1, 1, 1, 1, 1, 1, 4, 3, 0, 1, 1, 2, 2, 4, 2, 2, 2, 1, 1, 0, 2, 2, 3, 3, 3, 2, 1, 2, 0, 2, 0, 1, 2, 1, 0, 2, 2, 1, 1, 0, 4, 3, 2, 1, 1, 1, 1, 2, 1, 0, 2, 2, 2, 2, 3, 1, 2, 1, 1, 3, 0, 2, 2, 1, 0, 3, 2, 1, 3, 2, 1, 1, 1, 2, 1, 1, 2, 1, 2, 1, 1, 4, 2, 0, 3, 0, 2, 1, 1, 2, 3, 2, 0, 1, 1, 3, 3, 0, 5, 1, 2, 0, 1, 2, 0, 3, 0, 0, 1, 3, 1, 1, 2, 2, 1, 2, 1, 1, 1, 2, 3, 2, 0, 2, 1, 1, 1, 1, 0, 0, 1, 2, 0, 1, 3, 2, 0, 2, 1, 2, 1, 1, 0, 2, 0, 0, 1, 1, 0, 2, 3, 1, 2, 0, 0, 1, 2, 1, 3, 1, 1, 0, 3, 2, 3, 1, 0, 0, 0, 2, 1, 0, 1, 1, 2, 0, 0, 1, 2, 0, 0, 1, 2, 2, 3, 0, 2, 0, 1, 2, 1, 1, 1, 0, 1, 1, 3, 0, 2, 0, 3, 0, 1, 1, 2, 0, 0, 1, 0, 0, 1, 2, 0, 3, 0, 1, 1, 1, 1, 1, 1, 0, 1, 1, 0, 1, 2, 2, 2, 1, 3, 0, 3, 1, 0, 1, 3, 3, 2, 1, 2, 4, 1, 0, 1, 1, 0, 1, 3, 3, 2, 2, 3, 3, 3, 0, 0, 3, 3, 0, 2, 3, 1, 1, 0, 1, 4, 1, 0, 3, 4, 2, 1, 1, 1, 2, 2, 3, 2, 1, 1, 1, 2, 1, 3, 1, 2, 2, 0, 4, 4, 3, 5, 0, 2, 1, 1, 1, 3, 1, 1, 2, 2, 1, 2, 0, 2, 1, 1, 1, 1, 3, 1, 2, 1, 0, 3, 2, 2, 2, 2, 0, 0, 1, 1, 1, 1, 2, 0, 0, 1, 0, 3, 2, 1, 1, 0, 2, 2, 1, 1, 0, 0, 0, 1, 0, 4, 1, 0, 2, 1, 1, 5, 3, 1, 0, 3, 1, 1, 1, 2, 1, 0, 1, 1, 0, 1, 3, 3, 2, 1, 1, 1, 2, 0, 1, 4, 1, 2, 0, 4, 5, 2, 3, 3, 1, 2, 1, 6, 1, 4, 4, 3, 2, 1, 2, 2, 1, 2, 2, 3, 1, 1, 1, 2, 1, 2, 1, 2, 2, 3, 2, 3, 2, 3, 2, 2, 2, 2, 0, 0, 1, 2, 1, 0, 2, 2, 1, 5, 0, 1, 3, 1, 2, 1, 1, 1, 0, 2, 2, 1, 0, 1, 2, 1, 0, 2, 4, 3, 2, 0, 2, 2, 2, 2, 1, 3, 1, 3, 3, 0, 0, 2, 0, 2, 1, 4, 2, 1, 1, 2, 1, 0, 2, 1, 2, 1, 2, 1, 0, 1, 2, 2, 1, 2, 0, 2, 2, 3, 1, 4, 1, 2, 3, 2, 2, 2, 2, 4, 2, 3, 2, 3, 2, 0, 2, 0, 2, 0, 1, 4, 1, 2, 2, 0, 2, 1, 3, 3, 2, 4, 2, 3, 0, 0, 1, 2, 3, 2, 2, 2, 2, 2, 0, 1, 2, 2, 3, 2, 3, 1, 2, 3, 1, 0, 0, 1, 5, 1, 2, 3, 1, 2, 2, 1, 4, 2, 1, 1, 2, 2, 2, 4, 0, 1, 2, 2, 3, 0, 2, 2, 3, 3, 0, 3, 3, 2, 1, 3, 2, 0, 2, 1, 1, 2, 1, 1, 0, 0, 2, 3, 2, 0, 1, 2, 3, 3, 1, 1, 2, 2, 1, 1, 3, 4, 3, 3, 0, 4, 3, 1, 3, 2, 3, 2, 0, 0, 2, 3, 0, 1, 3, 2, 5, 1, 3, 3, 2, 2, 1, 2, 1, 2, 2, 2, 2, 6, 0, 1, 2, 1, 0, 3, 1, 2, 3, 1, 0, 2, 1, 1, 3, 2, 1, 1, 3, 0, 2, 2, 0, 1, 0, 2, 3, 2, 1, 4, 5, 3, 1, 3, 3, 2, 2, 2, 1, 4, 4, 1, 2, 3, 1, 1, 3, 5, 1, 2, 4, 2, 2, 1, 4, 0, 2, 1, 2, 4, 2, 2, 2, 2, 0, 4, 3, 3, 2, 4, 0, 1, 2, 1, 2, 2, 2, 1, 3, 2, 3, 1, 0, 4, 1, 1, 1, 2, 2, 1, 3, 2, 2, 3, 1, 2, 1, 3, 0, 2, 1, 2, 1, 2, 2, 1, 2, 2, 1, 0, 1, 0, 3, 1, 3, 3, 0, 3, 2, 2, 3, 4, 2, 1, 2, 1, 5, 3, 0, 0, 4, 3, 3, 4, 1, 3, 1, 2, 0, 2, 1, 3, 3, 0, 3, 0, 0, 2, 2, 1, 2, 2, 2, 0, 1, 2, 3, 4, 1, 1, 3, 2, 3, 0, 3, 1, 3, 1, 1, 2, 3, 1, 2, 1, 2, 3, 1, 1, 2, 4, 2, 3, 2, 1, 2, 3, 3, 2, 3, 3, 2, 2, 6, 1, 1, 4, 2, 5, 2, 3, 3, 1, 0, 2, 2, 2, 2, 0, 4, 1, 3, 1, 1, 4, 1, 1, 0, 0, 1, 0, 2, 0, 2, 3, 2, 0, 1, 1, 4, 1, 4, 4, 1, 2, 4, 4, 1, 2, 4, 1, 2, 1, 3, 3, 2, 1, 2, 0, 3, 2, 2, 2, 1, 1, 3, 1, 0, 3, 1, 4, 3, 1, 2, 1, 1, 2, 1, 4, 2, 3, 1, 1, 1, 3, 3, 1, 2, 3, 3, 2, 1, 5, 2, 7, 3, 3, 3, 2, 1, 4, 2, 4, 5, 1, 1, 2, 1, 2, 1, 1, 0, 1, 3, 1, 0, 2, 0, 0, 3, 1, 1, 0, 2, 3, 3, 1, 2, 1, 3, 3, 1, 2, 2, 2, 1, 3, 2, 1, 0, 4, 0, 4, 0, 3, 0, 1, 1, 2, 1, 2, 4, 6, 0, 1, 1, 0, 3, 1, 2, 1, 3, 2, 2, 3, 2, 4, 1, 1, 2, 2, 2, 1, 1, 2, 2, 1, 2, 0, 2, 1, 2, 2, 3, 1, 1, 0, 2, 2, 2, 3, 0, 2, 1, 3, 3, 2, 3, 2, 1, 2, 3, 3, 3, 0, 0, 0, 3, 0, 2, 1, 2, 2, 1, 2, 2, 3, 0, 3, 0, 1, 2, 1, 1, 3, 2, 1, 3, 2, 0, 2, 2, 2, 2, 1, 2, 0, 2, 2, 1, 2, 1, 0, 1, 2, 0, 2, 0, 2, 2, 2, 3, 1, 1, 2, 1, 0, 1, 1, 2, 2, 4, 1, 1, 0, 0, 0, 3, 2, 1, 3, 2, 1, 3, 1, 1, 2, 4, 2, 0, 2, 4, 2, 3, 1, 2, 1, 1, 2, 5, 0, 3, 2, 1, 3, 1, 1, 1, 2, 3, 2, 1, 2, 0, 4, 1, 3, 3, 1, 1, 1, 1, 3, 2, 1, 2, 2, 3, 3, 3, 3, 1, 3, 5, 2, 3, 3, 2, 2, 3, 2, 2, 1, 1, 2, 2, 2, 1, 5, 1, 2, 2, 4, 0, 1, 1, 1, 1, 0, 2, 2, 3, 3, 0, 1, 1, 2, 3, 1, 1, 2, 2, 3, 4, 2, 1, 1, 2, 2, 1, 4, 6, 0, 2, 1, 2, 3, 1, 0, 3, 2, 0, 1, 1, 3, 3, 4, 2, 1, 0, 2, 0, 2, 2, 1, 1, 2, 4, 3, 3, 2, 4, 5, 5, 4, 2, 2, 2, 2, 3, 2, 2, 1, 3, 3, 2, 2, 0, 1, 2, 2, 2, 0, 3, 1, 2, 3, 0, 1, 1, 4, 3, 2, 1, 1, 2, 4, 1, 3, 0, 2, 2, 2, 1, 3, 0, 2, 1, 1, 0, 1, 3, 2, 2, 2, 1, 1, 1, 2, 6, 5, 3, 2, 1, 4, 3, 3, 1, 1, 2, 4, 2, 1, 2, 2, 1, 1, 0, 1, 3, 2, 1, 5, 2, 5, 3, 0, 2, 0, 4, 4, 1, 1, 2, 2, 3, 0, 1, 2, 1, 2, 1, 1, 2, 2, 1, 3, 0, 3, 2, 1, 0, 2, 1, 1, 0, 2, 4, 1, 2, 0, 4, 0, 1, 0, 1, 0, 0, 1, 4, 2, 1, 4, 3, 1, 1, 1, 2, 1, 4, 1, 3, 3, 1, 1, 2, 1, 2, 3, 3, 3, 2, 0, 1, 2, 1, 2, 2, 3, 2, 0, 0, 4, 3, 2, 4, 1, 1, 2, 2, 1, 2, 4, 0, 3, 2, 0, 3, 0, 4, 0, 3, 2, 0, 1, 4, 3, 1, 3, 1, 0, 2, 2, 3, 2, 2, 3, 2, 3, 3, 3, 1, 1, 0, 3, 0, 0, 0, 0, 2, 1, 2, 1, 0, 1, 0, 3, 1, 1, 2, 1, 1, 2, 0, 2, 1, 1, 0, 1, 0, 1, 1, 2, 0, 1, 1, 3, 1, 0, 0, 2, 1, 1, 1, 1, 2, 1, 2, 2, 3, 2, 1, 5, 2, 2, 3, 2, 2, 2, 1, 2, 3, 0, 2, 3, 1, 2, 2, 1, 2, 2, 3, 0, 3, 4, 3, 2, 2, 1, 3, 1, 1, 2, 1, 2, 2, 2, 1, 2, 1, 1, 3, 1, 2, 2, 3, 2, 3, 3, 1, 3, 1, 4, 1, 1, 3, 0, 4, 3, 2, 1, 1, 0, 1, 3, 2, 2, 0, 3, 2, 0, 4, 1, 2, 0, 1, 0, 2, 0, 1, 3, 3, 1, 1, 0, 3, 1, 2, 0, 0, 2, 2, 0, 1, 1, 5, 0, 0, 3, 2, 1, 4, 3, 2, 2, 4, 5, 2, 2, 1, 2, 1, 4, 1, 2, 1, 0, 2, 2, 1, 2, 2, 2, 3, 1, 0, 2, 1, 0, 3, 2, 2, 2, 1, 1, 0, 3, 2, 0, 2, 2, 2, 3, 3, 0, 4, 2, 1, 1, 3, 0, 0, 1, 1, 1, 1, 2, 1, 4, 1, 1, 1, 2, 0, 3, 2, 0, 1, 2, 2, 4, 3, 1, 2, 1, 3, 1, 3, 2, 2, 1, 1, 2, 1, 2, 1, 1, 4, 2, 0, 1, 1, 2, 2, 1, 2, 2, 2, 1, 2, 1, 0, 1, 1, 0, 1, 2, 0, 3, 4, 2, 0, 2, 1, 1, 3, 2, 3, 2, 0, 2, 0, 2, 2, 4, 3, 4, 3, 1, 3, 1, 1, 2, 1, 2, 1, 3, 5, 2, 3, 2, 3, 3, 2, 2, 0, 0, 1, 1, 1, 2, 4, 2, 3, 3, 2, 1, 1, 2, 3, 3, 1, 6, 1, 4, 2, 2, 2, 1, 1, 2, 1, 2, 1, 5, 4, 3, 2, 3, 1, 2, 1, 0, 3, 4, 3, 0, 3, 6, 4, 4, 1, 2, 3, 0, 1, 0, 5, 3, 3, 4, 2, 4, 1, 0, 1, 4, 2, 3, 1, 3, 1, 3, 1, 2, 3, 5, 5, 2, 5, 1, 0, 1, 1, 5, 1, 5, 1, 3, 3, 4, 2, 3, 2, 3, 2, 2, 3, 2, 3, 2, 0, 2, 1, 2, 3, 3, 2, 3, 3, 2, 1, 1, 2, 0, 1, 3, 1, 1, 4, 0, 0, 1, 3, 2, 1, 1, 0, 1, 1, 4, 2, 2, 2, 2, 2, 2, 3, 4, 0, 1, 1, 1, 4, 2, 2, 1, 2, 5, 1, 1, 2, 0, 2, 2, 0, 1, 2, 2, 1, 3, 2, 1, 2, 2, 1, 4, 2, 1, 1, 3, 2, 1, 1, 2, 1, 3, 2, 4, 1, 0, 0, 3, 2, 0, 2, 2, 1, 1, 2, 5, 2, 6, 3, 1, 2, 3, 0, 1, 1, 3, 2, 3, 4, 1, 4, 1, 2, 0, 2, 2, 0, 0, 2, 4, 2, 3, 2, 1, 0, 2, 2, 3, 3, 0, 1, 2, 1, 2, 2, 1, 0, 4, 2, 0, 1, 2, 0, 2, 2, 2, 2, 0, 2, 1, 4, 3, 3, 1, 0, 0, 0, 0, 2, 3, 1, 2, 2, 1, 2, 2, 1, 3, 2, 1, 3, 1, 1, 0, 3, 2, 3, 0, 1, 0, 1, 1, 3, 2, 1, 3, 1, 0, 2, 2, 3, 4, 1, 1, 0, 0, 3, 1, 1, 0, 1, 1, 1, 0, 3, 2, 1, 2, 1, 1, 1, 1, 2, 1, 0, 1, 1, 1, 4, 1, 0, 2, 0, 3, 2, 0, 1, 1, 1, 2, 0, 1, 2, 0, 1, 3, 5, 2, 2, 0, 2, 2, 3, 2, 2, 2, 2, 1, 2, 4, 2, 1, 3, 0, 0, 1, 1, 0, 1, 1, 0, 1, 1, 1, 1, 2, 3, 3, 4, 2, 1, 4, 1, 1, 1, 2, 3, 0, 1, 1, 6, 2, 0, 3, 3, 2, 1, 1, 0, 3, 3, 1, 0, 3, 2, 2, 1, 3, 2, 2, 3, 4, 1, 2, 3, 1, 0, 2, 1, 0, 5, 0, 4, 3, 1, 3, 3, 2, 2, 1, 1, 2, 2, 2, 1, 3, 2, 3, 3, 1, 3, 3, 3, 2, 3, 3, 4, 4, 1, 1, 3, 3, 0, 3, 1, 2, 1, 1, 1, 2, 1, 4, 0, 2, 2, 1, 4, 3, 1, 2, 4, 3, 0, 2, 2, 0, 2, 3, 1, 2, 2, 2, 2, 0, 0, 2, 3, 0, 2, 2, 0, 2, 2, 1, 0, 2, 3, 0, 2, 1, 1, 2, 4, 2, 2, 1, 2, 3, 1, 1, 2, 2, 1, 1, 2, 0, 4, 0, 1, 1, 3, 3, 3, 2, 1, 4, 2, 2, 3, 2, 2, 1, 2, 3, 1, 1, 1, 1, 1, 1, 1, 4, 1, 2, 2, 1, 1, 0, 1, 4, 2, 2, 2, 2, 1, 2, 3, 2, 4, 0, 4, 2, 1, 2, 0, 2, 0, 2, 1, 2, 2, 1, 2, 1, 2, 3, 2, 2, 3, 2, 1, 2, 1, 2, 2, 0, 4, 3, 2, 1, 0, 2, 4, 1, 3, 2, 3, 1, 0, 2, 1, 2, 2, 4, 2, 3, 2, 1, 1, 1, 2, 1, 1, 2, 1, 2, 1, 2, 2, 3, 0, 1, 0, 1, 2, 3, 1, 3, 0, 1, 1, 5, 1, 1, 6, 3, 1, 5, 2, 1, 1, 3, 1, 3, 2, 4, 3, 5, 5, 0, 2, 0, 3, 3, 1, 2, 4, 2, 2, 0, 1, 2, 2, 1, 1, 1, 0, 2, 1, 1, 1, 2, 2, 0, 2, 2, 1, 1, 0, 1, 1, 3, 0, 2, 1, 2, 2, 1, 6, 2, 0, 4, 1, 5, 3, 1, 3, 3, 1, 3, 1, 1, 0, 6, 0, 1, 0, 2, 2, 2, 2, 2, 2, 3, 2, 1, 2, 2, 1, 1, 1, 2, 1, 1, 4, 2, 2, 0, 1, 2, 3, 1, 2, 4, 1, 2, 1, 2, 4, 2, 1, 3, 2, 3, 2, 2, 0, 1, 2, 3, 0, 2, 0, 1, 2, 1, 4, 3, 1, 3, 3, 1, 2, 1, 2, 1, 3, 2, 1, 3, 1, 2, 1, 2, 0, 1, 3, 4, 3, 0, 1, 1, 0, 0, 0, 3, 2, 3, 2, 4, 3, 1, 1, 2, 4, 2, 2, 2, 2, 2, 0, 3, 3, 1, 3, 0, 2, 2, 4, 1, 3, 2, 1, 3, 1, 1, 0, 2, 1, 5, 0, 1, 0, 2, 2, 1, 1, 2, 3, 1, 4, 3, 2, 4, 3, 2, 1, 2, 2, 2, 2, 3, 1, 2, 2, 2, 2, 2, 1, 2, 2, 0, 3, 1, 3, 0, 1, 1, 1, 3, 3, 2, 3, 0, 3, 3, 2, 1, 1, 2, 4, 1, 1, 2, 2, 0, 4, 0, 4, 2, 1, 2, 2, 1, 1, 1, 1, 3, 2, 3, 1, 4, 1, 3, 1, 0, 0, 0, 1, 1, 0, 3, 1, 3, 2, 4, 3, 0, 4, 2, 0, 1, 2, 2, 2, 0, 1, 0, 1, 1, 1, 2, 2, 3, 2, 1, 1, 4, 1, 1, 0, 1, 1, 4, 2, 3, 2, 2, 0, 0, 1, 1, 3, 0, 3, 4, 2, 3, 1, 1, 2, 3, 0, 3, 1, 2, 1, 4, 4, 1, 1, 1, 1, 0, 2, 4, 2, 1, 0, 2, 2, 0, 0, 3, 3, 4, 4, 5, 3, 4, 3, 2, 2, 3, 3, 3, 3, 1, 3, 2, 3, 1, 1, 0, 4, 2, 1, 1, 0, 0, 1, 2, 0, 3, 1, 2, 0, 1, 2, 1, 0, 0, 3, 3, 2, 2, 2, 2, 2, 1, 2, 2, 3, 1, 2, 2, 1, 2, 1, 3, 1, 0, 5, 2, 1, 1, 0, 3, 2, 2, 2, 0, 1, 1, 4, 0, 3, 2, 4, 0, 2, 2, 3, 1, 2, 4, 1, 0, 0, 0, 2, 2, 0, 1, 0, 0, 0, 0, 4, 2, 1, 0, 2, 1, 1, 4, 2, 2, 0, 1, 1, 1, 1, 2, 2, 2, 2, 2, 3, 3, 2, 0, 4, 1, 1, 2, 2, 0, 2, 2, 1, 0, 2, 2, 1, 4, 1, 2, 0, 3, 2, 1, 2, 3, 4, 3, 0, 2, 0, 3, 0, 4, 0, 2, 1, 4, 1, 1, 1, 2, 2, 1, 1, 1, 1, 2, 1, 0, 3, 2, 2, 2, 0, 0, 2, 0, 4, 1, 3, 0, 1, 0, 1, 3, 0, 1, 1, 2, 0, 4, 2, 2, 3, 0, 1, 1, 0, 3, 3, 1, 1, 3, 2, 2, 2, 1, 2, 3, 1, 3, 3, 3, 3, 0, 0, 2, 1, 1, 1, 2, 3, 1, 1, 1, 1, 3, 1, 0, 0, 2, 3, 3, 3, 1, 1, 2, 2, 4, 2, 1, 0, 2, 1, 3, 1, 3, 2, 1, 1, 3, 0, 2, 2, 1, 2, 3, 1, 2, 1, 2, 1, 1, 3, 2, 4, 3, 0, 2, 3, 3, 1, 2, 2, 0, 5, 1, 3, 1, 2, 1, 3, 2, 3, 3, 6, 2, 2, 2, 2, 1, 0, 0, 1, 1, 0, 1, 1, 2, 3, 2, 2, 2, 1, 2, 1, 3, 1, 2, 1, 2, 3, 5, 1, 4, 4, 5, 3, 3, 3, 2, 1, 4, 1, 3, 2, 5, 2, 3, 1, 6, 0, 0, 1, 2, 2, 0, 3, 2, 1, 4, 2, 4, 3, 2, 5, 0, 4, 1, 3, 3, 7, 3, 3, 3, 4, 2, 4, 3, 3, 4, 2, 2, 0, 2, 1, 2, 4, 0, 4, 2, 3, 4, 4, 2, 1, 2, 0, 2, 1, 1, 3, 3, 4, 4, 5, 4, 3, 3, 1, 1, 4, 2, 2, 3, 2, 3, 2, 1, 1, 3, 1, 0, 1, 3, 2, 2, 3, 2, 0, 1, 2, 2, 2, 3, 2, 2, 2, 0, 2, 6, 2, 2, 3, 1, 2, 2, 2, 3, 0, 1, 1, 2, 1, 2, 1, 2, 1, 1, 0, 1, 4, 0, 1, 2, 3, 2, 3, 2, 1, 0, 3, 2, 0, 2, 2, 0, 1, 0, 2, 1, 3, 0, 3, 1, 3, 3, 1, 1, 3, 3, 2, 1, 4, 1, 0, 1, 2, 2, 0, 2, 3, 1, 3, 2, 2, 2, 1, 1, 1, 1, 0, 3, 0, 3, 3, 1, 1, 1, 1, 4, 3, 1, 1, 3, 3, 1, 1, 2, 3, 2, 3, 4, 1, 4, 2, 2, 0, 4, 1, 4, 0, 0, 1, 1, 3, 3, 0, 0, 3, 3, 3, 1, 3, 2, 2, 2, 1, 1, 2, 2, 1, 0, 2, 2, 2, 2, 1, 2, 1, 2, 1, 4, 2, 0, 4, 2, 1, 2, 0, 3, 2, 4, 2, 2, 0, 1, 2, 0, 1, 5, 4, 0, 2, 1, 2, 0, 0, 0, 0, 0, 1, 0, 0, 0, 0, 1, 0, 1, 1, 2, 1, 2, 2, 2, 0, 1, 1, 4, 2, 3, 3, 2, 2, 3, 3, 3, 2, 2, 0, 0, 1, 2, 2, 2, 1, 0, 0, 1, 2, 1, 1, 1, 0, 1, 1, 1, 2, 4, 0, 3, 2, 0, 1, 3, 4, 3, 2, 4, 0, 2, 1, 2, 0, 2, 1, 2, 3, 5, 3, 0, 1, 2, 2, 0, 4, 1, 3, 1, 3, 2, 1, 2, 0, 3, 1, 3, 3, 2, 1, 2, 0, 2, 2, 2, 3, 3, 1, 3, 3, 2, 1, 2, 4, 2, 2, 4, 6, 2, 0, 3, 1, 3, 2, 4, 1, 2, 2, 3, 2, 4, 2, 5, 2, 1, 2, 2, 3, 3, 4, 3, 0, 0, 1, 1, 0, 5, 2, 4, 3, 0, 2, 3, 1, 0, 0, 4, 2, 2, 1, 2, 1, 4, 1, 3, 0, 1, 2, 2, 3, 4, 2, 3, 5, 4, 5, 4, 1, 2, 0, 1, 1, 0, 1, 2, 2, 4, 1, 1, 2, 4, 2, 1, 1, 3, 1, 2, 2, 5, 1, 3, 2, 0, 2, 3, 2, 2, 5, 3, 4, 1, 1, 3, 3, 3, 4, 2, 2, 1, 2, 1, 2, 1, 3, 2, 2, 1, 1, 4, 2, 2, 4, 2, 0, 4, 2, 1, 4, 2, 2, 2, 3, 2, 3, 1, 1, 2, 3, 3, 3, 0, 1, 2, 3, 5, 1, 3, 4, 3, 2, 2, 1, 2, 3, 4, 1, 3, 2, 2, 3, 2, 2, 1, 3, 3, 1, 1, 3, 3, 2, 2, 2, 1, 4, 1, 2, 1, 3, 4, 3, 3, 4, 1, 2, 3, 4, 4, 1, 2, 1, 3, 4, 4, 3, 0, 2, 3, 2, 3, 2, 2, 2, 1, 3, 3, 2, 2, 0, 1, 1, 1, 1, 2, 3, 3, 3, 5, 1, 3, 3, 2, 2, 3, 3, 1, 2, 4, 1, 5, 2, 1, 1, 4, 1, 3, 3, 2, 1, 5, 2, 1, 2, 1, 0, 2, 1, 2, 3, 0, 5, 1, 0, 1, 1, 1, 2, 1, 1, 1, 1, 5, 1, 4, 2, 3, 1, 1, 2, 2, 3, 2, 1, 0, 3, 0, 1, 1, 4, 1, 2, 2, 1, 0, 2, 0, 3, 2, 0, 2, 4, 1, 2, 3, 1, 1, 1, 2, 2, 1, 0, 2, 0, 2, 2, 0, 2, 2, 3, 2, 1, 0, 0, 1, 0, 0, 3, 2, 2, 3, 0, 0, 3, 0, 2, 2, 1, 3, 0, 0, 2, 3, 0, 4, 3, 3, 3, 3, 2, 2, 1, 2, 2, 1, 3, 2, 1, 1, 1, 0, 1, 4, 4, 2, 2, 0, 2, 1, 2, 0, 2, 1, 2, 1, 2, 2, 0, 1, 1, 3, 1, 1, 1, 2, 3, 2, 1, 2, 1, 2, 0, 1, 2, 3, 1, 3, 2, 1, 1, 3, 1, 4, 3, 0, 0, 6, 4, 2, 1, 3, 3, 1, 2, 1, 2, 1, 4, 1, 3, 3, 2, 0, 2, 1, 1, 4, 2, 4, 3, 2, 3, 1, 1, 0, 1, 1, 1, 1, 3, 3, 1, 2, 1, 1, 3, 1, 0, 3, 3, 1, 1, 0, 3, 1, 0, 1, 5, 1, 1, 2, 2, 3, 2, 4, 2, 2, 1, 0, 0, 1, 1, 3, 3, 2, 1, 0, 2, 4, 1, 5, 0, 5, 1, 1, 2, 4, 1, 0, 2, 3, 3, 5, 2, 1, 0, 3, 1, 1, 1, 1, 4, 3, 1, 3, 2, 2, 1, 1, 2, 1, 1, 2, 2, 5, 3, 5, 2, 0, 2, 2, 2, 1, 0, 1, 2, 2, 2, 0, 0, 2, 3, 2, 2, 1, 1, 2, 1, 3, 3, 2, 1, 2, 1, 1, 0, 2, 4, 2, 1, 2, 0, 4, 0, 1, 1, 2, 0, 3, 0, 2, 2, 3, 2, 0, 4, 3, 2, 1, 2, 1, 2, 2, 1, 2, 2, 1, 0, 1, 1, 4, 1, 4, 3, 3, 3, 2, 2, 1, 1, 0, 5, 3, 2, 2, 1, 0, 3, 3, 1, 2, 0, 2, 0, 0, 1, 2, 1, 3, 2, 0, 1, 1, 2, 0, 3, 3, 3, 2, 1, 2, 3, 3, 2, 3, 2, 2, 2, 2, 2, 0, 0, 3, 3, 1, 2, 3, 0, 4, 3, 2, 2, 2, 1, 2, 1, 2, 2, 0, 3, 4, 2, 2, 2, 0, 4, 1, 3, 3, 1, 2, 1, 2, 1, 1, 3, 4, 2, 4, 2, 1, 3, 1, 1, 2, 0, 4, 0, 1, 3, 3, 0, 2, 2, 1, 2, 2, 3, 2, 2, 2, 1, 4, 1, 2, 2, 2, 3, 3, 3, 3, 1, 3, 1, 3, 2, 1, 5, 1, 1, 1, 6, 2, 3, 0, 1, 2, 3, 3, 5, 1, 4, 1, 1, 2, 3, 3, 3, 1, 1, 1, 1, 1, 1, 2, 1, 2, 1, 2, 1, 4, 2, 1, 2, 3, 1, 1, 1, 0, 2, 1, 3, 1, 1, 2, 2, 3, 4, 1, 2, 2, 3, 0, 0, 2, 6, 0, 3, 2, 3, 2, 3, 0, 2, 1, 2, 0, 3, 2, 1, 3, 3, 1, 2, 0, 1, 1, 0, 1, 4, 1, 2, 2, 1, 1, 2, 3, 1, 1, 3, 1, 2, 1, 2, 0, 0, 0, 0, 2, 1, 0, 2, 1, 2, 1, 1, 2, 1, 3, 0, 2, 1, 0, 1, 0, 2, 0, 1, 1, 0, 1, 1, 2, 1, 1, 1, 0, 1, 2, 3, 3, 2, 2, 1, 1, 2, 2, 2, 3, 5, 2, 0, 3, 0, 2, 3, 5, 2, 2, 4, 4, 4, 3, 1, 2, 2, 1, 2, 1, 2, 0, 1, 1, 3, 0, 1, 1, 2, 2, 1, 1, 1, 1, 1, 3, 1, 2, 3, 3, 2, 1, 1, 5, 0, 2, 3, 0, 2, 2, 3, 1, 1, 2, 4, 1, 4, 3, 3, 2, 3, 4, 5, 3, 4, 2, 5, 3, 2, 2, 3, 2, 1, 3, 1, 2, 4, 4, 2, 3, 1, 2, 5, 3, 2, 4, 1, 1, 3, 5, 3, 2, 2, 2, 2, 1, 2, 2, 2, 4, 2, 2, 2, 2, 3, 1, 3, 3, 1, 1, 0, 5, 2, 3, 2, 1, 2, 2, 1, 0, 2, 1, 1, 4, 3, 2, 1, 2, 3, 3, 1, 1, 2, 1, 2, 1, 2, 2, 1, 3, 1, 1, 1, 2, 2, 2, 2, 0, 2, 3, 2, 3, 1, 2, 2, 3, 0, 1, 3, 2, 3, 2, 1, 1, 1, 4, 0, 4, 0, 1, 3, 3, 3, 3, 2, 1, 2, 3, 0, 4, 1, 5, 1, 1, 2, 0, 1, 2, 2, 3, 2, 2, 3, 2, 2, 1, 2, 1, 1, 1, 2, 2, 3, 2, 2, 2, 2, 1, 2, 2, 3, 1, 4, 2, 4, 2, 1, 4, 3, 1, 3, 4, 2, 5, 3, 2, 4, 1, 1, 3, 0, 1, 3, 0, 0, 2, 1, 1, 4, 1, 2, 3, 0, 2, 1, 0, 5, 1, 3, 0, 5, 1, 2, 1, 4, 1, 0, 0, 3, 2, 0, 4, 1, 2, 1, 0, 1, 2, 0, 3, 1, 1, 1, 1, 1, 3, 1, 1, 4, 0, 0, 3, 2, 4, 3, 3, 2, 3, 1, 3, 3, 2, 1, 1, 1, 3, 2, 1, 1, 0, 2, 1, 6, 3, 2, 0, 2, 0, 1, 2, 1, 1, 1, 1, 3, 4, 2, 1, 0, 3, 1, 1, 1, 1, 2, 2, 1, 2, 2, 1, 5, 1, 2, 1, 2, 4, 1, 3, 2, 2, 2, 2, 1, 2, 1, 2, 1, 2, 1, 0, 2, 1, 3, 1, 1, 3, 2, 1, 3, 3, 2, 1, 3, 2, 3, 5, 2, 1, 1, 1, 2, 1, 2, 2, 2, 2, 2, 2, 4, 2, 2, 2, 0, 2, 4, 1, 0, 2, 2, 1, 3, 1, 2, 4, 0, 2, 3, 3, 1, 3, 3, 2, 4, 1, 1, 1, 2, 2, 2, 1, 2, 1, 2, 3, 3, 2, 4, 1, 3, 1, 2, 2, 1, 1, 3, 3, 4, 3, 2, 1, 3, 0, 3, 2, 3, 1, 3, 2, 2, 0, 3, 1, 2, 1, 1, 3, 1, 2, 2, 3, 1, 2, 1, 3, 0, 0, 3, 2, 4, 1, 3, 3, 4, 2, 1, 3, 5, 1, 0, 3, 1, 2, 2, 0, 2, 1, 3, 0, 2, 1, 2, 4, 3, 3, 2, 0, 4, 0, 0, 1, 4, 0, 1, 1, 1, 2, 1, 1, 1, 2, 4, 1, 0, 2, 2, 3, 1, 2, 0, 1, 3, 2, 0, 1, 4, 1, 1, 1, 3, 2, 2, 0, 0, 3, 4, 1, 1, 2, 1, 1, 2, 0, 1, 3, 1, 4, 0, 3, 1, 2, 0, 2, 2, 0, 2, 0, 4, 0, 3, 1, 0, 1, 1, 1, 3, 0, 3, 1, 0, 1, 1, 0, 1, 2, 2, 2, 3, 1, 0, 3, 2, 5, 4, 1, 4, 2, 2, 2, 2, 2, 2, 4, 1, 0, 0, 1, 0, 2, 0, 2, 3, 2, 1, 1, 0, 1, 1, 2, 2, 1, 3, 3, 1, 2, 1, 3, 1, 0, 1, 1, 1, 3, 3, 2, 2, 3, 2, 3, 1, 3, 1, 1, 2, 2, 1, 1, 2, 2, 1, 1, 4, 1, 0, 4, 0, 0, 1, 0, 2, 1, 2, 2, 2, 1, 1, 2, 3, 2, 0, 3, 2, 1, 3, 2, 2, 0, 2, 2, 3, 4, 3, 2, 0, 2, 3, 1, 4, 1, 4, 2, 3, 0, 2, 2, 3, 1, 2, 3, 1, 1, 0, 2, 4, 2, 1, 2, 1, 3, 0, 3, 2, 2, 3, 2, 3, 0, 3, 1, 3, 1, 0, 0, 0, 1, 2, 3, 1, 3, 2, 3, 2, 2, 2, 1, 2, 1, 3, 5, 1, 2, 2, 2, 3, 1, 3, 1, 3, 1, 1, 1, 2, 2, 1, 1, 1, 2, 1, 4, 2, 1, 3, 3, 3, 2, 1, 4, 1, 1, 0, 1, 0, 3, 3, 1, 0, 2, 3, 3, 1, 1, 0, 4, 2, 3, 1, 1, 3, 1, 2, 1, 1, 2, 2, 1, 2, 0, 0, 4, 0, 2, 2, 2, 1, 2, 2, 1, 0, 2, 0, 2, 0, 2, 1, 2, 2, 2, 1, 2, 5, 0, 0, 3, 3, 1, 2, 0, 2, 2, 3, 2, 0, 1, 4, 3, 2, 1, 1, 0, 1, 3, 6, 0, 0, 1, 3, 1, 1, 3, 1, 2, 2, 1, 1, 0, 0, 1, 2, 1, 2, 2, 3, 2, 3, 1, 1, 2, 3, 2, 2, 0, 1, 3, 2, 1, 3, 2, 1, 2, 2, 1, 3, 1, 1, 1, 1, 3, 1, 1, 2, 2, 2, 1, 2, 1, 3, 2, 2, 2, 0, 1, 3, 4, 3, 2, 1, 2, 1, 1, 3, 0, 4, 2, 1, 4, 3, 1, 2, 4, 3, 1, 3, 2, 1, 3, 1, 3, 2, 0, 5, 2, 2, 1, 2, 1, 1, 2, 1, 2, 1, 1, 1, 3, 2, 5, 2, 2, 0, 2, 1, 0, 1, 3, 2, 2, 3, 2, 4, 2, 2, 2, 2, 1, 2, 0, 3, 3, 2, 1, 0, 1, 1, 0, 2, 2, 2, 1, 3, 1, 2, 2, 1, 2, 2, 1, 0, 1, 1, 3, 0, 2, 0, 1, 3, 3, 1, 3, 2, 3, 4, 2, 4, 2, 2, 1, 2, 5, 1, 1, 2, 4, 3, 2, 1, 2, 2, 3, 2, 4, 1, 2, 3, 3, 2, 1, 3, 4, 0, 0, 2, 2, 2, 3, 3, 2, 3, 3, 0, 2, 2, 1, 2, 1, 4, 3, 4, 2, 2, 1, 2, 0, 0, 0, 4, 1, 2, 2, 2, 4, 3, 1, 1, 2, 3, 1, 1, 3, 2, 3, 2, 1, 4, 0, 1, 3, 2, 0, 4, 1, 1, 2, 0, 2, 3, 0, 3, 4, 0, 4, 0, 1, 2, 2, 0, 1, 3, 4, 1, 2, 4, 1, 4, 3, 3, 2, 1, 0, 3, 0, 2, 2, 1, 2, 2, 0, 3, 4, 1, 1, 0, 1, 0, 1, 2, 0, 3, 2, 1, 2, 2, 0, 1, 1, 2, 3, 1, 2, 2, 2, 0, 2, 3, 1, 2, 2, 3, 1, 0, 2, 2, 2, 2, 2, 1, 2, 1, 1, 3, 2, 0, 1, 1, 1, 3, 1, 1, 1, 1, 0, 3, 2, 1, 1, 2, 1, 0, 2, 2, 1, 3, 3, 2, 2, 3, 0, 1, 2, 2, 3, 2, 1, 1, 0, 0, 2, 2, 3, 2, 0, 1, 0, 4, 0, 3, 0, 5, 1, 2, 1, 2, 0, 4, 3, 3, 2, 2, 1, 1, 2, 2, 1, 1, 1, 2, 1, 2, 4, 2, 1, 2, 3, 1, 1, 1, 3, 2, 3, 3, 5, 0, 1, 1, 0, 2, 3, 0, 3, 1, 1, 2, 1, 1, 2, 3, 2, 4, 2, 0, 0, 2, 2, 2, 1, 3, 2, 2, 3, 3, 3, 3, 1, 2, 5, 3, 1, 2, 3, 1, 1, 1, 3, 3, 2, 2, 4, 4, 2, 1, 3, 2, 1, 3, 1, 2, 1, 0, 3, 1, 3, 2, 2, 3, 2, 1, 0, 0, 0, 3, 0, 3, 2, 2, 2, 1, 2, 1, 1, 1, 1, 2, 4, 3, 2, 1, 2, 0, 4, 1, 1, 2, 2, 1, 3, 3, 2, 4, 2, 2, 3, 1, 4, 1, 1, 2, 3, 3, 4, 2, 1, 2, 3, 2, 0, 0, 1, 2, 2, 2, 2, 5, 1, 2, 2, 2, 2, 2, 3, 3, 1, 1, 1, 2, 0, 1, 2, 1, 3, 3, 1, 5, 4, 2, 1, 3, 2, 1, 2, 3, 2, 1, 0, 1, 2, 4, 3, 2, 4, 3, 5, 0, 3, 2, 1, 3, 1, 0, 1, 2, 1, 3, 3, 2, 1, 5, 1, 1, 0, 0, 2, 2, 2, 2, 4, 3, 2, 1, 1, 2, 0, 3, 3, 2, 2, 3, 1, 1, 2, 3, 1, 3, 1, 0, 2, 1, 2, 3, 0, 1, 4, 2, 2, 0, 1, 1, 2, 2, 1, 3, 4, 2, 4, 3, 2, 3, 1, 2, 2, 1, 2, 2, 3, 2, 3, 2, 2, 3, 0, 0, 1, 1, 0, 2, 2, 4, 1, 1, 0, 2, 3, 0, 3, 2, 2, 1, 2, 2, 1, 0, 2, 5, 2, 2, 0, 2, 4, 6, 2, 1, 3, 4, 1, 2, 3, 3, 4, 2, 1, 1, 2, 3, 1, 0, 2, 1, 2, 2, 0, 0, 2, 2, 2, 3, 1, 2, 2, 1, 1, 2, 1, 6, 2, 1, 2, 1, 5, 1, 2, 2, 0, 1, 2, 1, 0, 1, 1, 1, 1, 2, 2, 0, 1, 2, 2, 1, 2, 0, 3, 1, 2, 2, 1, 1, 1, 3, 1, 2, 2, 0, 1, 2, 2, 2, 1, 2, 2, 2, 1, 1, 3, 1, 2, 2, 0, 0, 2, 3, 2, 1, 0, 1, 0, 3, 1, 1, 1, 3, 2, 1, 2, 2, 4, 2, 2, 1, 2, 2, 1, 0, 2, 2, 1, 2, 1, 3, 2, 1, 0, 3, 4, 1, 2, 1, 1, 3, 2, 1, 2, 1, 2, 1, 2, 2, 2, 2, 0, 3, 2, 2, 2, 2, 1, 3, 1, 2, 3, 4, 0, 1, 1, 0, 1, 1, 3, 3, 2, 1, 2, 2, 0, 3, 3, 3, 0, 1, 1, 2, 1, 1, 4, 2, 4, 2, 4, 2, 1, 1, 1, 2, 3, 2, 2, 1, 3, 2, 1, 1, 3, 0, 2, 0, 4, 1, 3, 2, 1, 1, 2, 1, 1, 2, 1, 2, 2, 2, 3, 1, 2, 2, 2, 5, 1, 3, 0, 1, 1, 3, 2, 0, 2, 2, 3, 2, 2, 2, 2, 1, 3, 2, 1, 2, 1, 2, 2, 1, 2, 0, 2, 2, 2, 2, 0, 2, 3, 1, 2, 1, 0, 2, 1, 2, 2, 2, 3, 2, 0, 4, 2, 3, 1, 2, 1, 2, 2, 1, 1, 3, 0, 2, 2, 3, 2, 2, 4, 1, 2, 1, 1, 1, 2, 3, 3, 1, 3, 1, 1, 1, 1, 0, 1, 0, 1, 3, 3, 2, 1, 1, 0, 3, 1, 0, 1, 2, 4, 3, 2, 0, 2, 2, 2, 3, 2, 1, 4, 1, 1, 2, 5, 1, 2, 4, 1, 2, 0, 2, 3, 2, 2, 2, 2, 2, 1, 2, 1, 3, 1, 2, 2, 1, 1, 5, 2, 1, 3, 2, 4, 4, 2, 1, 1, 1, 3, 2, 2, 4, 5, 3, 4, 0, 3, 1, 0, 2, 1, 1, 2, 0, 3, 1, 4, 1, 3, 4, 3, 1, 1, 1, 3, 2, 1, 0, 2, 2, 1, 1, 2, 1, 2, 1, 0, 1, 2, 0, 0, 4, 3, 1, 3, 2, 0, 0, 5, 1, 0, 1, 1, 2, 3, 1, 1, 2, 5, 1, 1, 3, 3, 2, 0, 1, 4, 1, 1, 2, 2, 1, 2, 1, 0, 3, 3, 1, 5, 1, 1, 2, 3, 2, 2, 2, 2, 3, 1, 2, 1, 1, 3, 0, 2, 3, 2, 2, 0, 3, 1, 2, 0, 2, 0, 3, 1, 2, 2, 2, 0, 1, 1, 2, 2, 1, 1, 2, 4, 2, 4, 2, 2, 2, 1, 4, 3, 1, 2, 4, 3, 3, 3, 1, 2, 2, 1, 3, 5, 3, 4, 1, 2, 1, 0, 1, 1, 1, 1, 2, 1, 1, 2, 4, 1, 2, 2, 1, 2, 2, 2, 1, 1, 0, 1, 2, 1, 1, 2, 3, 1, 1, 2, 0, 1, 2, 2, 1, 5, 2, 3, 5, 2, 1, 3, 2, 1, 2, 2, 1, 4, 2, 1, 0, 1, 1, 3, 3, 0, 3, 3, 3, 1, 1, 2, 1, 1, 6, 3, 2, 3, 3, 4, 0, 1, 0, 2, 2, 1, 1, 2, 2, 2, 2, 1, 0, 2, 3, 1, 2, 1, 1, 2, 2, 1, 0, 0, 2, 0, 2, 1, 2, 3, 0, 1, 0, 2, 2, 3, 0, 0, 0, 1, 3, 5, 3, 5, 1, 0, 3, 0, 1, 2, 1, 4, 2, 3, 1, 1, 3, 3, 1, 2, 4, 2, 2, 0, 1, 4, 0, 1, 1, 2, 1, 0, 1, 1, 3, 1, 1, 1, 2, 1, 0, 1, 1, 3, 1, 1, 1, 1, 1, 1, 3, 3, 1, 1, 0, 0, 3, 0, 4, 1, 1, 2, 1, 1, 1, 1, 1, 2, 2, 4, 1, 2, 0, 3, 2, 1, 2, 1, 1, 3, 1, 0, 3, 3, 1, 0, 1, 2, 2, 1, 0, 2, 1, 4, 1, 3, 3, 3, 0, 1, 2, 2, 3, 2, 2, 1, 2, 1, 2, 2, 3, 5, 3, 2, 3, 3, 1, 1, 2, 1, 2, 2, 3, 1, 2, 0, 3, 0, 1, 1, 3, 0, 1, 1, 2, 3, 0, 1, 1, 2, 2, 1, 0, 0, 1, 1, 0, 2, 0, 1, 2, 3, 1, 1, 3, 1, 2, 1, 1, 2, 1, 0, 1, 1, 3, 2, 0, 1, 0, 0, 0, 1, 1, 1, 1, 2, 1, 1, 2, 3, 2, 1, 1, 3, 0, 2, 1, 3, 2, 1, 3, 1, 1, 0, 1, 2, 3, 4, 1, 3, 3, 1, 2, 1, 2, 3, 3, 4, 5, 2, 3, 2, 3, 3, 2, 3, 3, 2, 7, 2, 5, 2, 2, 0, 2, 4, 2, 2, 2, 3, 3, 2, 1, 3, 3, 0, 3, 0, 2, 5, 0, 2, 2, 2, 2, 2, 3, 2, 2, 2, 2, 1, 1, 2, 3, 2, 2, 1, 1, 2, 3, 3, 1, 0, 0, 2, 4, 3, 2, 2, 1, 3, 1, 4, 3, 0, 3, 1, 2, 1, 3, 1, 3, 2, 5, 3, 2, 2, 4, 2, 2, 2, 1, 2, 1, 1, 3, 3, 2, 2, 1, 1, 0, 1, 0, 4, 3, 1, 2, 2, 2, 1, 2, 1, 1, 2, 4, 2, 2, 3, 1, 2, 0, 1, 4, 3, 3, 5, 2, 1, 1, 1, 3, 0, 2, 2, 1, 1, 2, 1, 1, 2, 1, 2, 3, 4, 2, 1, 0, 2, 2, 1, 3, 2, 3, 1, 3, 1, 4, 3, 2, 0, 1, 2, 1, 2, 1, 3, 1, 2, 3, 1, 1, 5, 2, 1, 3, 2, 2, 2, 4, 2, 0, 1, 0, 1, 2, 3, 2, 2, 1, 1, 0, 1, 2, 2, 1, 1, 0, 1, 0, 4, 3, 3, 2, 2, 2, 0, 4, 3, 0, 1, 1, 1, 1, 2, 1, 0, 1, 0, 1, 1, 4, 4, 2, 3, 5, 2, 2, 5, 5, 4, 0, 2, 4, 4, 2, 6, 4, 3, 2, 3, 5, 2, 2, 1, 2, 4, 1, 3, 3, 1, 1, 1, 2, 4, 0, 0, 1, 0, 0, 0, 1, 2, 2, 3, 1, 3, 1, 0, 3, 2, 0, 2, 0, 2, 0, 0, 1, 0, 0, 0, 1, 2, 1, 5, 0, 1, 1, 3, 0, 1, 2, 2, 3, 1, 0, 0, 3, 3, 0, 1, 3, 2, 1, 0, 1, 0, 1, 3, 0, 2, 1, 2, 2, 2, 0, 2, 4, 1, 4, 1, 3, 2, 2, 3, 1, 5, 1, 2, 0, 4, 3, 1, 2, 0, 3, 2, 6, 1, 6, 3, 2, 2, 0, 4, 3, 2, 2, 0, 0, 0, 1, 0, 1, 2, 0, 2, 1, 2, 1, 0, 1, 2, 2, 0, 0, 3, 2, 0, 1, 0, 2, 2, 2, 2, 0, 2, 2, 3, 3, 1, 2, 5, 0, 4, 0, 0, 0, 2, 2, 3, 2, 0, 1, 1, 2, 1, 2, 1, 2, 1, 2, 2, 2, 1, 3, 2, 1, 0, 5, 3, 2, 3, 4, 0, 2, 1, 5, 4, 2, 2, 2, 1, 1, 3, 3, 2, 0, 3, 3, 1, 3, 0, 1, 4, 1, 3, 3, 1, 2, 3, 2, 4, 0, 0, 2, 2, 1, 3, 2, 0, 4, 4, 2, 2, 3, 0, 0, 1, 3, 1, 2, 2, 2, 2, 3, 3, 2, 2, 3, 4, 3, 0, 3, 2, 2, 2, 2, 0, 4, 1, 3, 2, 0, 2, 1, 1, 3, 2, 1, 2, 3, 1, 3, 1, 4, 1, 1, 0, 0, 2, 2, 2, 1, 0, 3, 1, 4, 1, 3, 1, 3, 4, 1, 2, 1, 0, 2, 4, 3, 2, 3, 2, 1, 3, 3, 1, 1, 1, 2, 5, 4, 3, 1, 2, 2, 3, 3, 1, 1, 5, 2, 1, 0, 3, 1, 2, 6, 1, 2, 2, 1, 4, 2, 2, 5, 1, 2, 1, 0, 1, 3, 2, 3, 1, 3, 1, 0, 1, 3, 2, 1, 2, 0, 5, 1, 2, 2, 4, 3, 0, 2, 1, 2, 1, 1, 3, 1, 2, 2, 3, 1, 2, 1, 1, 0, 3, 4, 1, 1, 1, 4, 2, 1, 1, 2, 3, 0, 0, 0, 4, 2, 1, 2, 2, 3, 3, 1, 4, 0, 2, 2, 4, 5, 3, 1, 1, 2, 1, 2, 2, 3, 2, 3, 1, 4, 1, 2, 1, 1, 1, 5, 1, 3, 3, 1, 3, 2, 1, 1, 2, 4, 2, 1, 3, 1, 3, 2, 2, 1, 1, 2, 3, 1, 2, 2, 0, 1, 2, 4, 0, 3, 0, 0, 1, 2, 3, 0, 0, 1, 2, 2, 1, 1, 1, 1, 1, 2, 3, 2, 0, 1, 0, 2, 1, 0, 0, 2, 1, 2, 3, 3, 3, 0, 2, 4, 2, 1, 1, 2, 0, 3, 1, 1, 3, 4, 2, 5, 4, 1, 3, 4, 2, 4, 2, 3, 1, 1, 3, 2, 2, 4, 0, 3, 2, 4, 2, 1, 2, 5, 1, 2, 3, 1, 2, 4, 1, 0, 2, 2, 1, 2, 0, 1, 0, 1, 3, 1, 3, 1, 3, 3, 1, 0, 2, 2, 1, 1, 1, 6, 0, 1, 4, 2, 2, 3, 3, 0, 1, 5, 2, 0, 1, 3, 3, 2, 3, 2, 1, 3, 1, 3, 0, 3, 3, 2, 0, 2, 3, 1, 2, 1, 1, 1, 2, 0, 2, 1, 2, 0, 2, 2, 2, 4, 3, 1, 3, 0, 3, 2, 3, 1, 1, 5, 1, 1, 3, 2, 0, 1, 3, 3, 0, 2, 1, 2, 3, 1, 0, 3, 1, 1, 3, 1, 2, 2, 1, 3, 3, 2, 3, 3, 0, 2, 4, 3, 1, 1, 1, 2, 1, 1, 3, 3, 3, 3, 4, 1, 2, 0, 2, 1, 2, 1, 3, 1, 2, 0, 4, 3, 0, 2, 2, 2, 3, 1, 1, 0, 3, 2, 2, 1, 3, 1, 0, 0, 1, 0, 1, 4, 2, 4, 7, 1, 2, 0, 1, 0, 1, 2, 3, 2, 0, 1, 0, 2, 2, 1, 1, 1, 3, 2, 3, 4, 2, 0, 4, 1, 3, 4, 2, 0, 2, 2, 0, 0, 1, 3, 2, 0, 2, 5, 1, 3, 3, 2, 1, 3, 1, 3, 3, 1, 2, 1, 3, 0, 1, 4, 1, 1, 2, 2, 0, 3, 2, 2, 1, 1, 1, 1, 0, 2, 3, 3, 2, 4, 1, 2, 2, 2, 2, 1, 3, 1, 3, 2, 2, 2, 1, 2, 1, 5, 2, 0, 3, 2, 0, 1, 1, 2, 3, 2, 1, 1, 1, 2, 3, 0, 4, 3, 2, 0, 2, 1, 0, 2, 3, 3, 2, 3, 0, 2, 3, 2, 0, 3, 3, 5, 3, 5, 1, 2, 3, 1, 2, 0, 1, 1, 2, 3, 4, 2, 1, 1, 2, 2, 4, 1, 2, 4, 3, 0, 2, 0, 0, 4, 6, 1, 1, 2, 1, 1, 1, 3, 2, 1, 4, 2, 3, 2, 2, 0, 3, 3, 1, 1, 3, 2, 2, 2, 0, 2, 2, 2, 1, 2, 0, 4, 1, 3, 1, 1, 2, 1, 3, 1, 1, 3, 3, 1, 2, 2, 2, 0, 3, 2, 1, 1, 3, 2, 1, 1, 1, 2, 3, 0, 3, 3, 5, 2, 0, 1, 0, 2, 3, 2, 1, 0, 1, 2, 1, 3, 2, 2, 1, 3, 2, 4, 3, 1, 2, 3, 2, 3, 2, 1, 1, 4, 3, 0, 2, 2, 2, 3, 1, 3, 3, 3, 1, 2, 2, 2, 0, 3, 4, 0, 2, 2, 2, 1, 3, 2, 4, 1, 5, 3, 3, 1, 1, 2, 3, 2, 3, 4, 1, 1, 4, 3, 2, 0, 3, 2, 4, 1, 2, 3, 0, 2, 2, 2, 1, 2, 1, 2, 2, 4, 1, 1, 0, 2, 2, 2, 1, 0, 1, 1, 2, 3, 1, 2, 3, 4, 1, 2, 3, 2, 1, 2, 2, 1, 2, 1, 3, 2, 4, 1, 1, 5, 1, 3, 1, 3, 1, 1, 2, 1, 3, 2, 1, 2, 3, 1, 0, 3, 4, 0, 0, 2, 1, 1, 3, 0, 1, 2, 0, 1, 1, 2, 0, 4, 3, 5, 1, 2, 1, 5, 1, 1, 1, 3, 2, 2, 1, 2, 2, 2, 1, 2, 0, 0, 2, 0, 2, 1, 3, 4, 2, 2, 4, 2, 2, 1, 0, 2, 3, 1, 2, 3, 0, 3, 1, 3, 0, 1, 2, 0, 1, 2, 1, 0, 2, 2, 1, 1, 2, 2, 4, 2, 1, 2, 1, 2, 2, 3, 4, 1, 2, 5, 0, 1, 1, 2, 1, 3, 2, 1, 2, 1, 3, 3, 3, 2, 0, 2, 2, 3, 4, 1, 1, 2, 3, 3, 3, 1, 2, 1, 1, 2, 3, 2, 2, 2, 0, 2, 0, 2, 2, 0, 2, 0, 1, 1, 2, 2, 2, 1, 2, 4, 2, 1, 2, 1, 3, 4, 3, 1, 5, 2, 1, 1, 2, 1, 2, 0, 2, 1, 0, 2, 1, 2, 1, 2, 2, 3, 2, 3, 2, 2, 3, 0, 2, 1, 2, 3, 1, 1, 4, 2, 2, 3, 2, 3, 0, 0, 4, 0, 3, 3, 1, 5, 3, 1, 3, 2, 1, 2, 0, 3, 2, 2, 2, 1, 1, 4, 2, 4, 0, 3, 2, 1, 5, 3, 3, 2, 1, 1, 0, 1, 1, 1, 3, 3, 2, 1, 2, 2, 0, 1, 3, 1, 2, 3, 1, 5, 5, 1, 3, 4, 3, 3, 3, 2, 6, 2, 4, 0, 1, 2, 2, 2, 2, 1, 3, 2, 3, 2, 2, 2, 4, 3, 3, 0, 1, 2, 2, 3, 2, 3, 3, 3, 2, 1, 0, 4, 1, 3, 2, 3, 3, 1, 3, 2, 3, 3, 1, 1, 2, 3, 5, 2, 1, 2, 2, 2, 1, 1, 1, 3, 2, 1, 5, 1, 2, 6, 1, 5, 3, 4, 3, 3, 0, 3, 5, 2, 6, 2, 2, 0, 1, 1, 1, 5, 2, 2, 4, 2, 3, 3, 1, 6, 3, 3, 2, 1, 2, 3, 3, 2, 2, 4, 3, 1, 0, 1, 1, 0, 1, 1, 1, 1, 1, 4, 2, 1, 3, 4, 3, 3, 2, 0, 1, 0, 1, 1, 0, 3, 1, 2, 2, 1, 4, 2, 1, 4, 2, 4, 0, 3, 3, 1, 1, 1, 0, 1, 2, 1, 1, 2, 3, 0, 5, 2, 3, 0, 1, 1, 4, 1, 3, 1, 0, 2, 1, 0, 1, 0, 3, 2, 1, 3, 3, 2, 2, 4, 1, 1, 1, 2, 0, 1, 2, 2, 1, 1, 2, 0, 0, 2, 4, 3, 1, 0, 1, 0, 2, 3, 1, 0, 0, 2, 2, 2, 3, 1, 2, 2, 1, 0, 0, 2, 1, 1, 0, 1, 2, 1, 2, 0, 2, 2, 3, 2, 4, 3, 1, 1, 1, 4, 1, 3, 4, 1, 3, 2, 2, 2, 0, 3, 2, 0, 0, 1, 1, 1, 0, 2, 1, 0, 1, 2, 0, 0, 0, 3, 1, 0, 4, 4, 0, 1, 1, 2, 2, 2, 0, 2, 1, 0, 0, 1, 2, 2, 2, 3, 1, 1, 2, 4, 1, 1, 1, 6, 1, 3, 2, 0, 0, 4, 2, 0, 1, 2, 4, 3, 0, 0, 1, 0, 2, 2, 4, 0, 2, 3, 2, 0, 0, 1, 0, 1, 3, 3, 3, 3, 0, 1, 1, 1, 0, 0, 4, 1, 1, 1, 1, 1, 1, 0, 0, 1, 0, 2, 1, 2, 5, 4, 4, 3, 2, 4, 1, 1, 2, 1, 2, 1, 2, 3, 2, 3, 4, 2, 1, 1, 1, 1, 1, 1, 1, 2, 1, 1, 2, 4, 1, 3, 0, 4, 2, 2, 2, 6, 5, 2, 5, 2, 1, 4, 2, 2, 2, 2, 3, 3, 0, 2, 0, 4, 4, 2, 1, 2, 1, 4, 1, 3, 1, 1, 3, 2, 1, 0, 3, 1, 1, 4, 2, 1, 2, 1, 4, 2, 1, 2, 1, 2, 1, 2, 1, 1, 1, 2, 4, 3, 3, 1, 1, 4, 2, 1, 1, 2, 0, 1, 1, 2, 1, 1, 1, 3, 2, 2, 2, 1, 2, 2, 4, 1, 2, 3, 2, 0, 2, 1, 3, 0, 4, 3, 4, 2, 2, 3, 0, 2, 2, 1, 1, 2, 4, 3, 3, 3, 3, 2, 2, 2, 4, 0, 5, 2, 1, 3, 2, 2, 2, 1, 3, 4, 1, 2, 2, 4, 3, 2, 3, 2, 5, 1, 0, 4, 3, 1, 3, 1, 2, 3, 1, 2, 4, 2, 1, 2, 2, 1, 3, 1, 3, 1, 1, 2, 2, 3, 1, 2, 0, 3, 4, 3, 2, 2, 2, 3, 4, 3, 3, 2, 2, 2, 2, 3, 2, 4, 1, 2, 1, 2, 1, 0, 2, 0, 1, 2, 2, 4, 2, 1, 3, 2, 2, 3, 3, 1, 1, 2, 2, 2, 0, 1, 4, 0, 1, 2, 1, 3, 4, 2, 1, 2, 4, 5, 4, 2, 3, 3, 2, 0, 1, 4, 0, 2, 1, 3, 3, 1, 2, 1, 3, 0, 3, 2, 4, 2, 0, 4, 2, 1, 2, 1, 2, 2, 1, 2, 2, 1, 3, 1, 1, 0, 2, 1, 2, 3, 2, 2, 2, 0, 1, 1, 1, 2, 2, 2, 3, 0, 1, 3, 2, 1, 1, 1, 1, 1, 3, 0, 1, 2, 1, 2, 2, 3, 0, 3, 2, 3, 2, 1, 3, 2, 3, 2, 3, 2, 2, 0, 3, 3, 1, 2, 2, 1, 2, 2, 1, 3, 1, 4, 2, 3, 2, 0, 1, 4, 1, 0, 3, 1, 2, 0, 3, 1, 2, 2, 3, 1, 1, 1, 2, 3, 0, 1, 3, 1, 2, 1, 2, 1, 1, 1, 2, 2, 4, 1, 3, 2, 3, 2, 2, 2, 3, 1, 2, 2, 2, 1, 0, 1, 1, 1, 2, 4, 1, 0, 2, 1, 1, 2, 1, 3, 3, 2, 1, 3, 4, 2, 1, 1, 2, 1, 1, 2, 2, 1, 1, 1, 1, 0, 4, 2, 1, 4, 3, 2, 2, 2, 0, 0, 2, 3, 0, 2, 1, 0, 0, 2, 1, 2, 2, 0, 2, 1, 0, 2, 1, 1, 0, 3, 1, 2, 0, 0, 0, 3, 1, 1, 1, 3, 1, 2, 1, 1, 0, 2, 6, 1, 1, 3, 3, 1, 3, 0, 2, 2, 1, 2, 1, 1, 2, 2, 2, 2, 2, 0, 3, 0, 0, 2, 2, 1, 2, 1, 1, 2, 4, 3, 3, 2, 1, 0, 2, 1, 1, 3, 4, 0, 2, 0, 2, 1, 3, 2, 2, 3, 1, 1, 1, 2, 2, 0, 2, 3, 1, 0, 1, 1, 3, 2, 2, 3, 2, 0, 0, 1, 1, 3, 1, 2, 3, 2, 1, 0, 4, 3, 3, 4, 0, 1, 2, 0, 0, 2, 1, 0, 1, 1, 1, 1, 0, 1, 1, 2, 0, 0, 0, 2, 0, 2, 1, 4, 1, 1, 1, 3, 1, 1, 2, 1, 2, 2, 0, 2, 3, 1, 2, 1, 3, 1, 3, 2, 1, 1, 2, 2, 2, 0, 1, 1, 0, 2, 1, 1, 2, 2, 1, 1, 2, 2, 2, 0, 0, 2, 2, 2, 0, 2, 4, 0, 4, 2, 1, 1, 4, 1, 2, 1, 0, 2, 1, 3, 1, 1, 2, 1, 0, 1, 3, 2, 1, 0, 3, 1, 1, 1, 1, 2, 1, 1, 1, 3, 1, 1, 2, 2, 0, 2, 1, 3, 0, 1, 4, 5, 2, 1, 0, 2, 2, 2, 2, 2, 0, 1, 1, 0, 2, 3, 2, 4, 0, 2, 0, 2, 0, 2, 2, 1, 1, 2, 2, 1, 1, 2, 0, 1, 2, 1, 2, 3, 1, 0, 1, 3, 2, 2, 3, 2, 1, 1, 2, 1, 2, 1, 1, 2, 2, 1, 1, 1, 2, 2, 3, 2, 1, 1, 2, 3, 0, 4, 3, 1, 3, 1, 2, 0, 1, 0, 0, 1, 3, 3, 0, 0, 0, 2, 2, 3, 0, 1, 2, 1, 0, 2, 1, 2, 2, 5, 1, 2, 3, 3, 1, 2, 0, 1, 2, 0, 3, 2, 3, 0, 2, 0, 1, 2, 0, 2, 2, 1, 1, 4, 1, 2, 1, 2, 3, 2, 1, 1, 2, 1, 1, 1, 1, 3, 5, 1, 2, 4, 1, 1, 0, 2, 2, 1, 2, 1, 1, 2, 2, 2, 2, 0, 0, 3, 0, 0, 2, 2, 2, 3, 3, 1, 0, 2, 2, 0, 2, 2, 2, 1, 2, 1, 1, 2, 1, 2, 0, 2, 3, 3, 2, 1, 2, 4, 0, 1, 1, 1, 1, 2, 0, 1, 0, 1, 4, 4, 1, 0, 1, 3, 2, 3, 1, 3, 3, 1, 3, 3, 2, 1, 2, 1, 4, 2, 0, 4, 3, 0, 1, 1, 1, 0, 1, 0, 2, 1, 2, 3, 2, 1, 0, 3, 2, 2, 0, 2, 2, 2, 2, 0, 2, 3, 2, 4, 2, 0, 2, 2, 2, 2, 1, 2, 3, 1, 3, 2, 1, 5, 2, 0, 3, 1, 1, 3, 1, 0, 1, 1, 2, 4, 3, 2, 0, 3, 1, 1, 2, 1, 1, 4, 1, 2, 0, 1, 3, 5, 1, 2, 0, 2, 3, 1, 0, 0, 1, 1, 2, 2, 3, 2, 3, 1, 2, 1, 1, 3, 2, 1, 2, 4, 2, 0, 0, 2, 2, 2, 2, 2, 0, 2, 2, 2, 1, 2, 0, 1, 0, 5, 1, 0, 1, 2, 2, 1, 1, 2, 1, 1, 0, 2, 1, 0, 2, 3, 0, 0, 3, 0, 2, 2, 1, 1, 5, 1, 1, 1, 1, 2, 0, 1, 0, 1, 3, 0, 1, 1, 0, 2, 1, 1, 3, 1, 2, 1, 1, 0, 0, 1, 2, 3, 0, 2, 3, 2, 2, 3, 1, 3, 0, 0, 2, 0, 3, 1, 1, 1, 4, 0, 1, 1, 1, 0, 2, 1, 3, 1, 0, 0, 3, 1, 3, 0, 2, 0, 2, 0, 2, 0, 3, 1, 2, 2, 3, 0, 2, 2, 1, 1, 0, 1, 4, 0, 0, 3, 2, 0, 1, 2, 1, 2, 2, 2, 1, 1, 2, 3, 3, 2, 3, 2, 1, 2, 1, 0, 1, 2, 2, 0, 2, 3, 2, 3, 3, 4, 1, 4, 0, 5, 0, 1, 2, 3, 1, 4, 1, 2, 4, 2, 4, 2, 3, 2, 2, 3, 1, 3, 4, 4, 2, 1, 0, 1, 5, 4, 3, 1, 3, 5, 2, 3, 3, 5, 1, 2, 0, 1, 2, 3, 0, 3, 0, 1, 3, 1, 3, 5, 4, 2, 1, 4, 4, 1, 2, 1, 1, 5, 4, 1, 1, 3, 2, 0, 1, 1, 1, 0, 2, 1, 1, 0, 3, 1, 5, 0, 3, 1, 2, 2, 2, 0, 2, 2, 3, 2, 2, 2, 1, 2, 1, 3, 2, 6, 3, 3, 3, 1, 0, 3, 2, 5, 1, 2, 1, 4, 3, 0, 3, 2, 2, 1, 2, 2, 2, 2, 4, 1, 4, 1, 1, 1, 3, 2, 2, 5, 3, 2, 1, 3, 0, 2, 0, 1, 4, 3, 3, 1, 3, 0, 4, 1, 0, 4, 1, 2, 2, 3, 0, 3, 3, 2, 1, 3, 1, 1, 2, 4, 3, 3, 1, 2, 0, 2, 3, 4, 2, 1, 4, 3, 1, 0, 1, 3, 2, 3, 2, 2, 4, 1, 5, 1, 1, 2, 1, 4, 2, 2, 2, 3, 2, 3, 1, 0, 4, 2, 0, 2, 2, 2, 4, 1, 1, 1, 2, 3, 1, 2, 1, 1, 0, 0, 1, 2, 4, 5, 2, 4, 3, 1, 2, 3, 2, 1, 2, 1, 3, 1, 1, 1, 1, 1, 1, 1, 0, 4, 3, 1, 1, 2, 1, 2, 0, 3, 2, 1, 1, 3, 1, 3, 2, 2, 0, 0, 0, 4, 1, 1, 2, 1, 3, 2, 1, 2, 2, 2, 2, 3, 1, 1, 1, 5, 2, 1, 2, 2, 4, 2, 3, 2, 2, 1, 1, 5, 4, 4, 3, 3, 4, 0, 2, 2, 0, 5, 4, 0, 3, 0, 1, 3, 2, 3, 3, 1, 4, 1, 1, 3, 2, 1, 3, 2, 3, 1, 2, 2, 2, 1, 2, 3, 0, 3, 2, 3, 3, 2, 0, 5, 1, 2, 3, 1, 2, 1, 3, 1, 4, 2, 1, 0, 6, 2, 2, 5, 1, 4, 1, 2, 2, 3, 4, 0, 3, 3, 3, 1, 2, 5, 2, 0, 2, 3, 4, 3, 3, 1, 1, 2, 3, 0, 3, 1, 3, 3, 3, 1, 1, 3, 2, 2, 1, 3, 2, 3, 2, 2, 1, 4, 0, 1, 2, 2, 1, 1, 1, 5, 1, 2, 5, 3, 2, 2, 2, 5, 2, 1, 3, 1, 3, 1, 2, 1, 2, 4, 3, 0, 3, 3, 1, 1, 2, 4, 3, 0, 4, 2, 2, 2, 4, 1, 1, 5, 1, 2, 1, 2, 2, 1, 1, 2, 5, 1, 2, 1, 1, 5, 2, 4, 3, 0, 0, 3, 3, 3, 1, 0, 3, 3, 3, 2, 0, 1, 3, 6, 3, 2, 0, 4, 2, 1, 2, 2, 2, 1, 1, 5, 2, 2, 1, 2, 2, 1, 4, 2, 0, 2, 1, 2, 4, 2, 0, 2, 3, 1, 3, 2, 2, 3, 2, 3, 3, 3, 2, 2, 2, 0, 3, 3, 0, 1, 3, 2, 2, 1, 5, 0, 2, 2, 3, 2, 1, 3, 2, 4, 3, 4, 1, 1, 0, 2, 3, 0, 3, 1, 1, 1, 2, 3, 2, 3, 1, 2, 2, 0, 1, 4, 1, 0, 0, 2, 3, 2, 3, 3, 2, 3, 2, 2, 3, 2, 1, 2, 1, 2, 4, 4, 4, 2, 2, 2, 1, 1, 2, 1, 3, 2, 3, 1, 0, 3, 4, 2, 0, 2, 3, 2, 1, 2, 2, 6, 2, 2, 3, 2, 1, 2, 1, 0, 2, 3, 1, 1, 3, 4, 2, 2, 3, 3, 0, 0, 1, 2, 1, 2, 1, 1, 2, 2, 2, 2, 4, 2, 1, 3, 0, 1, 1, 3, 4, 2, 1, 2, 2, 0, 2, 3, 3, 2, 1, 4, 4, 4, 0, 3, 2, 3, 0, 2, 0, 0, 2, 3, 2, 1, 4, 1, 1, 2, 1, 1, 5, 3, 2, 5, 5, 3, 3, 2, 3, 4, 1, 3, 1, 1, 2, 5, 4, 3, 1, 0, 2, 2, 2, 1, 3, 2, 0, 0, 2, 3, 1, 3, 1, 1, 3, 2, 1, 0, 2, 2, 2, 2, 1, 1, 2, 0, 3, 1, 1, 2, 3, 1, 3, 2, 4, 2, 1, 0, 2, 1, 1, 2, 1, 1, 2, 2, 2, 1, 2, 3, 3, 1, 4, 1, 3, 0, 2, 3, 5, 1, 3, 2, 1, 2, 3, 3, 3, 0, 2, 1, 2, 0, 2, 1, 2, 3, 4, 3, 1, 1, 1, 2, 3, 0, 1, 0, 2, 0, 0, 2, 3, 0, 2, 3, 3, 1, 2, 1, 1, 1, 2, 1, 2, 1, 4, 1, 2, 0, 4, 1, 0, 2, 0, 2, 2, 2, 0, 1, 4, 2, 4, 1, 0, 4, 1, 3, 2, 4, 1, 1, 1, 2, 2, 2, 2, 2, 2, 4, 0, 3, 1, 2, 2, 2, 1, 2, 1, 2, 1, 2, 3, 5, 0, 2, 3, 3, 1, 2, 1, 2, 2, 3, 0, 1, 4, 3, 3, 2, 4, 1, 2, 1, 4, 1, 1, 3, 3, 2, 0, 3, 2, 0, 3, 1, 2, 4, 3, 1, 1, 2, 2, 3, 1, 1, 1, 2, 2, 3, 2, 1, 2, 2, 1, 3, 1, 2, 1, 1, 5, 1, 1, 1, 2, 2, 3, 4, 1, 2, 2, 3, 2, 2, 3, 2, 1, 3, 3, 3, 5, 0, 3, 3, 2, 2, 2, 3, 0, 0, 3, 3, 1, 2, 3, 1, 1, 2, 3, 2, 1, 3, 2, 0, 1, 2, 1, 1, 2, 1, 2, 2, 2, 3, 4, 0, 2, 3, 2, 2, 4, 0, 2, 2, 1, 3, 2, 0, 3, 3, 2, 2, 1, 0, 1, 1, 2, 0, 2, 2, 1, 2, 2, 3, 1, 2, 3, 2, 2, 2, 3, 3, 0, 0, 1, 0, 1, 0, 1, 2, 1, 2, 2, 0, 1, 3, 1, 4, 1, 2, 3, 0, 2, 2, 1, 1, 2, 1, 2, 1, 0, 1, 0, 2, 1, 1, 2, 2, 0, 1, 1, 1, 0, 2, 3, 2, 2, 1, 2, 2, 3, 1, 2, 1, 2, 2, 3, 2, 2, 2, 0, 2, 0, 2, 0, 1, 1, 0, 2, 2, 3, 2, 1, 2, 0, 2, 2, 0, 3, 2, 5, 1, 1, 1, 3, 1, 2, 4, 5, 1, 2, 0, 3, 3, 3, 2, 3, 1, 0, 2, 3, 0, 0, 1, 2, 2, 2, 1, 4, 1, 1, 1, 2, 1, 2, 1, 1, 3, 3, 0, 2, 2, 1, 2, 1, 0, 4, 3, 1, 3, 3, 2, 1, 1, 1, 0, 0, 2, 3, 1, 0, 0, 1, 2, 2, 1, 1, 1, 4, 1, 0, 0, 1, 0, 1, 1, 5, 0, 0, 2, 2, 0, 1, 2, 2, 1, 1, 0, 3, 2, 2, 2, 3, 2, 2, 1, 2, 0, 3, 3, 1, 2, 1, 2, 2, 2, 3, 1, 1, 0, 1, 4, 2, 0, 2, 1, 1, 2, 1, 3, 3, 0, 1, 0, 2, 2, 1, 3, 2, 2, 0, 1, 3, 1, 1, 0, 2, 2, 0, 2, 4, 0, 1, 3, 3, 2, 3, 3, 1, 2, 0, 2, 1, 2, 2, 1, 1, 1, 2, 1, 3, 1, 2, 1, 1, 4, 2, 1, 0, 5, 1, 2, 3, 1, 2, 1, 0, 2, 1, 2, 1, 3, 3, 0, 3, 0, 2, 4, 0, 1, 1, 1, 0, 3, 2, 1, 2, 3, 1, 2, 3, 1, 0, 1, 1, 0, 2, 1, 2, 3, 1, 3, 1, 1, 1, 1, 2, 1, 2, 4, 1, 1, 2, 1, 1, 4, 3, 3, 2, 2, 0, 0, 4, 1, 0, 1, 1, 3, 1, 2, 0, 6, 1, 3, 2, 3, 0, 1, 4, 1, 3, 3, 0, 1, 2, 0, 2, 4, 5, 2, 4, 0, 0, 0, 5, 4, 1, 2, 0, 2, 2, 2, 1, 3, 3, 2, 1, 3, 2, 0, 2, 1, 4, 0, 1, 2, 5, 2, 4, 2, 0, 2, 1, 2, 2, 3, 0, 1, 0, 2, 2, 3, 0, 1, 3, 1, 1, 1, 2, 1, 3, 0, 2, 2, 2, 2, 2, 1, 1, 0, 1, 4, 2, 1, 3, 2, 1, 2, 3, 3, 4, 2, 0, 4, 3, 1, 3, 4, 2, 3, 2, 1, 1, 1, 1, 1, 3, 3, 2, 2, 3, 1, 3, 2, 0, 2, 3, 1, 3, 3, 3, 1, 1, 1, 0, 0, 1, 2, 1, 1, 4, 3, 0, 0, 0, 3, 2, 2, 1, 3, 1, 1, 1, 1, 0, 2, 4, 0, 0, 2, 0, 1, 3, 0, 1, 2, 3, 4, 4, 2, 3, 1, 2, 4, 2, 0, 1, 2, 2, 2, 4, 1, 1, 2, 4, 1, 2, 3, 5, 2, 1, 1, 2, 2, 1, 1, 0, 1, 3, 2, 1, 1, 4, 3, 0, 1, 5, 3, 1, 2, 2, 2, 1, 0, 1, 0, 3, 2, 2, 2, 1, 1, 4, 2, 0, 4, 1, 1, 2, 1, 1, 0, 2, 2, 1, 4, 2, 2, 1, 2, 3, 0, 3, 4, 1, 0, 2, 2, 0, 4, 2, 2, 3, 1, 1, 1, 0, 1, 1, 2, 2, 2, 4, 2, 3, 1, 1, 2, 3, 2, 0, 2, 3, 1, 1, 1, 0, 1, 1, 2, 2, 3, 3, 0, 4, 1, 1, 1, 1, 3, 2, 0, 0, 4, 1, 3, 2, 1, 3, 4, 1, 1, 1, 0, 1, 3, 3, 2, 3, 0, 3, 1, 5, 1, 2, 2, 1, 2, 1, 2, 1, 1, 1, 1, 3, 2, 2, 2, 3, 1, 1, 4, 0, 3, 1, 3, 3, 3, 0, 3, 2, 2, 2, 4, 4, 0, 4, 0, 1, 3, 1, 1, 0, 1, 1, 1, 2, 2, 1, 5, 1, 2, 1, 0, 3, 3, 1, 3, 1, 2, 0, 1, 2, 1, 0, 1, 1, 3, 1, 1, 1, 0, 1, 4, 1, 1, 1, 1, 1, 0, 1, 2, 1, 0, 1, 0, 0, 1, 2, 0, 2, 0, 2, 1, 2, 1, 1, 2, 0, 1, 1, 0, 1, 2, 2, 1, 2, 1, 3, 0, 0, 0, 0, 0, 0, 0, 0, 0, 2, 2, 0, 0, 1, 1, 1, 1, 1, 0, 2, 2, 0, 0, 1, 2, 1, 1, 1, 0, 3, 0, 0, 0, 3, 2, 0, 0, 1, 3, 1, 1, 0, 1, 0, 3, 0, 2, 0, 2, 1, 1, 0, 0, 4, 1, 1, 0, 1, 2, 0, 0, 1, 1, 2, 3, 0, 0, 0, 0, 3, 2, 1, 0, 1, 0, 2, 2, 1, 0, 0, 1, 1, 2, 3, 4, 0, 0, 0, 1, 1, 4, 1, 1, 2, 3, 3, 2, 2, 2, 1, 4, 2, 0, 3, 2, 1, 2, 4, 2, 3, 1, 1, 0, 0, 3, 0, 2, 2, 2, 1, 2, 1, 2, 1, 1, 1, 1, 0, 3, 1, 4, 0, 2, 0, 2, 2, 2, 1, 2, 3, 1, 2, 2, 2, 1, 2, 2, 1, 3, 2, 1, 1, 0, 1, 2, 2, 1, 1, 2, 2, 1, 2, 3, 3, 1, 3, 0, 2, 1, 2, 2, 1, 3, 2, 1, 3, 2, 1, 1, 1, 2, 1, 4, 1, 3, 5, 1, 0, 1, 1, 1, 1, 2, 2, 2, 1, 1, 2, 0, 1, 2, 2, 3, 2, 1, 1, 1, 1, 2, 0, 4, 2, 0, 1, 3, 1, 3, 0, 4, 2, 2, 1, 0, 1, 1, 1, 2, 2, 2, 1, 2, 0, 1, 1, 4, 3, 2, 2, 4, 0, 2, 2, 3, 2, 2, 3, 2, 4, 3, 1, 1, 2, 3, 3, 1, 2, 4, 2, 1, 1, 2, 2, 3, 1, 2, 3, 2, 0, 0, 2, 5, 0, 0, 1, 2, 3, 1, 2, 4, 1, 4, 2, 3, 2, 1, 0, 1, 2, 3, 4, 3, 3, 2, 3, 4, 1, 1, 1, 0, 5, 1, 2, 2, 0, 3, 1, 1, 3, 4, 2, 1, 1, 2, 4, 2, 3, 2, 1, 4, 3, 1, 0, 3, 1, 4, 1, 1, 2, 2, 0, 3, 1, 1, 1, 2, 2, 3, 2, 0, 0, 4, 1, 3, 2, 2, 2, 1, 1, 4, 3, 1, 1, 2, 0, 2, 2, 1, 2, 1, 0, 4, 2, 1, 0, 1, 3, 3, 2, 2, 0, 3, 1, 3, 2, 1, 3, 2, 1, 1, 2, 3, 2, 2, 1, 4, 1, 1, 1, 1, 4, 1, 1, 4, 1, 2, 4, 2, 2, 1, 2, 0, 2, 1, 1, 0, 1, 1, 2, 1, 0, 1, 0, 3, 1, 1, 2, 3, 2, 3, 1, 0, 2, 0, 3, 1, 1, 3, 2, 1, 1, 2, 3, 3, 2, 2, 0, 1, 1, 1, 3, 3, 1, 3, 3, 4, 2, 2, 0, 3, 0, 1, 4, 0, 3, 0, 0, 4, 2, 3, 3, 1, 1, 0, 2, 3, 1, 2, 2, 2, 4, 1, 3, 1, 3, 1, 2, 2, 0, 1, 1, 1, 3, 0, 3, 1, 1, 3, 2, 1, 2, 1, 2, 1, 0, 2, 1, 2, 2, 2, 2, 1, 1, 1, 2, 1, 0, 2, 1, 2, 2, 2, 1, 2, 4, 2, 0, 1, 0, 2, 1, 1, 4, 4, 2, 1, 1, 0, 2, 1, 2, 1, 1, 2, 2, 1, 1, 2, 4, 1, 1, 4, 1, 1, 0, 4, 3, 3, 1, 2, 1, 2, 6, 2, 2, 2, 4, 0, 4, 1, 3, 3, 1, 2, 2, 1, 2, 6, 1, 2, 2, 5, 0, 3, 2, 4, 7, 1, 4, 3, 1, 3, 1, 0, 2, 5, 4, 1, 4, 1, 0, 5, 4, 4, 4, 3, 2, 2, 2, 4, 4, 0, 3, 1, 2, 1, 1, 1, 3, 3, 2, 2, 0, 3, 3, 1, 2, 1, 3, 1, 2, 2, 1, 2, 2, 0, 0, 4, 1, 1, 3, 1, 0, 3, 4, 3, 1, 1, 1, 1, 1, 2, 3, 0, 3, 2, 2, 4, 0, 0, 0, 2, 2, 4, 3, 0, 4, 1, 4, 2, 2, 2, 2, 1, 2, 3, 2, 2, 2, 3, 3, 1, 3, 2, 1, 4, 2, 0, 3, 4, 2, 2, 0, 3, 4, 0, 4, 1, 1, 1, 2, 0, 0, 1, 2, 2, 1, 0, 0, 1, 0, 4, 0, 4, 2, 2, 3, 2, 4, 4, 4, 1, 2, 2, 3, 0, 2, 1, 3, 2, 3, 2, 4, 2, 0, 2, 1, 1, 2, 3, 1, 1, 2, 3, 1, 1, 1, 1, 0, 1, 1, 0, 1, 1, 0, 3, 2, 2, 3, 1, 3, 1, 4, 0, 3, 3, 1, 0, 3, 3, 0, 3, 2, 2, 0, 4, 0, 2, 1, 0, 0, 2, 3, 0, 1, 2, 2, 1, 0, 1, 0, 2, 1, 1, 4, 0, 2, 2, 1, 0, 2, 3, 1, 2, 2, 3, 1, 2, 1, 1, 2, 2, 2, 2, 1, 2, 2, 1, 3, 3, 0, 1, 2, 1, 1, 1, 2, 1, 2, 2, 2, 1, 3, 2, 2, 0, 2, 0, 3, 2, 2, 2, 3, 1, 1, 4, 2, 1, 2, 2, 2, 2, 3, 0, 0, 2, 2, 1, 2, 1, 2, 2, 0, 5, 5, 3, 1, 1, 0, 3, 2, 3, 4, 3, 1, 2, 3, 0, 1, 3, 3, 0, 3, 3, 3, 1, 2, 2, 3, 0, 2, 0, 2, 2, 2, 2, 2, 1, 2, 2, 1, 2, 1, 2, 4, 2, 3, 1, 1, 2, 4, 0, 4, 3, 4, 1, 1, 1, 0, 1, 1, 3, 1, 3, 1, 2, 2, 5, 1, 0, 3, 2, 1, 0, 0, 0, 1, 4, 0, 3, 1, 2, 1, 1, 0, 5, 2, 0, 1, 3, 7, 3, 0, 1, 4, 2, 5, 1, 3, 3, 4, 1, 1, 2, 1, 1, 3, 1, 2, 3, 2, 1, 3, 2, 2, 3, 1, 1, 0, 1, 2, 1, 1, 2, 0, 2, 4, 3, 1, 3, 2, 2, 0, 2, 1, 0, 2, 2, 0, 2, 2, 2, 3, 2, 0, 0, 2, 3, 2, 3, 1, 2, 1, 2, 1, 0, 1, 1, 3, 3, 2, 2, 1, 2, 1, 1, 3, 2, 2, 1, 3, 2, 3, 3, 1, 1, 0, 2, 2, 0, 1, 1, 2, 3, 1, 1, 1, 4, 2, 0, 1, 1, 3, 4, 3, 3, 1, 0, 3, 2, 1, 1, 3, 4, 0, 0, 2, 3, 1, 2, 1, 1, 0, 1, 0, 0, 2, 2, 2, 1, 2, 2, 1, 3, 1, 2, 1, 1, 0, 0, 2, 2, 1, 2, 3, 2, 4, 1, 0, 1, 2, 2, 3, 2, 1, 3, 0, 0, 1, 2, 1, 2, 1, 0, 2, 2, 3, 4, 0, 0, 2, 3, 2, 0, 4, 1, 0, 1, 1, 3, 2, 2, 2, 1, 3, 2, 0, 2, 3, 3, 3, 2, 2, 0, 2, 2, 1, 3, 3, 3, 1, 3, 1, 2, 0, 3, 1, 1, 3, 1, 2, 2, 1, 2, 2, 2, 2, 1, 2, 1, 4, 0, 1, 1, 4, 2, 3, 3, 2, 3, 1, 2, 1, 2, 2, 0, 2, 1, 3, 2, 2, 1, 2, 1, 0, 1, 3, 1, 1, 2, 1, 2, 1, 3, 3, 2, 3, 1, 2, 2, 2, 3, 4, 1, 1, 5, 1, 2, 1, 3, 2, 3, 5, 1, 3, 2, 1, 2, 1, 3, 3, 2, 3, 2, 2, 3, 3, 0, 0, 1, 3, 3, 0, 2, 2, 1, 1, 3, 2, 1, 1, 2, 1, 2, 1, 1, 3, 2, 1, 3, 1, 1, 2, 2, 4, 0, 0, 3, 0, 3, 2, 2, 2, 1, 2, 0, 2, 1, 3, 3, 0, 1, 2, 1, 4, 2, 1, 1, 0, 0, 2, 2, 1, 3, 3, 1, 2, 2, 2, 4, 1, 1, 3, 4, 2, 2, 1, 5, 2, 2, 3, 2, 1, 1, 2, 1, 2, 0, 1, 1, 1, 2, 0, 0, 3, 1, 4, 3, 4, 1, 2, 1, 1, 1, 1, 1, 1, 2, 0, 0, 2, 2, 1, 2, 2, 4, 3, 1, 2, 3, 1, 2, 3, 2, 2, 2, 1, 0, 3, 2, 1, 1, 2, 3, 3, 3, 1, 0, 0, 2, 3, 0, 1, 1, 2, 0, 1, 2, 0, 3, 1, 3, 3, 1, 2, 3, 1, 1, 1, 3, 2, 2, 1, 1, 0, 2, 2, 1, 1, 1, 1, 3, 2, 0, 0, 2, 1, 3, 4, 2, 1, 4, 0, 2, 2, 2, 0, 0, 1, 1, 2, 1, 1, 2, 2, 1, 1, 2, 1, 2, 0, 2, 4, 3, 1, 3, 2, 3, 3, 4, 2, 2, 1, 3, 1, 2, 1, 2, 1, 4, 5, 1, 2, 1, 2, 2, 3, 2, 1, 3, 0, 0, 0, 1, 4, 0, 2, 3, 1, 0, 1, 3, 2, 2, 1, 2, 2, 2, 0, 1, 2, 3, 1, 4, 3, 2, 1, 1, 2, 2, 0, 2, 1, 3, 1, 6, 2, 1, 1, 2, 4, 4, 4, 3, 1, 2, 2, 2, 2, 4, 2, 2, 3, 4, 4, 1, 1, 1, 0, 3, 3, 0, 0, 1, 4, 4, 3, 2, 2, 1, 2, 0, 2, 4, 3, 1, 2, 2, 1, 0, 0, 3, 2, 1, 1, 2, 0, 2, 0, 2, 3, 1, 2, 1, 2, 3, 3, 2, 1, 4, 2, 1, 1, 0, 2, 0, 5, 2, 1, 2, 1, 2, 4, 1, 2, 2, 0, 2, 1, 1, 2, 1, 4, 0, 3, 1, 3, 3, 1, 2, 1, 1, 1, 2, 1, 0, 1, 3, 2, 1, 2, 1, 1, 1, 2, 4, 1, 2, 2, 2, 3, 2, 1, 3, 1, 1, 2, 3, 3, 2, 2, 1, 0, 1, 1, 4, 2, 1, 1, 3, 1, 1, 2, 3, 2, 1, 1, 0, 0, 3, 2, 2, 3, 1, 2, 2, 2, 1, 4, 0, 0, 0, 4, 1, 3, 1, 2, 1, 2, 0, 3, 2, 4, 2, 4, 1, 1, 1, 2, 2, 2, 2, 2, 0, 1, 4, 1, 1, 2, 0, 3, 1, 1, 0, 2, 2, 1, 1, 4, 2, 2, 1, 5, 0, 1, 2, 0, 0, 2, 2, 2, 0, 1, 3, 2, 2, 4, 2, 2, 2, 1, 0, 4, 2, 2, 2, 1, 1, 1, 3, 1, 3, 1, 1, 3, 2, 0, 3, 2, 1, 2, 1, 3, 4, 0, 3, 2, 2, 0, 3, 2, 2, 1, 2, 1, 4, 2, 3, 3, 1, 3, 2, 1, 6, 3, 1, 3, 2, 3, 0, 3, 2, 1, 3, 1, 4, 2, 1, 2, 5, 0, 2, 3, 2, 2, 2, 2, 0, 3, 2, 2, 4, 1, 2, 2, 3, 0, 1, 1, 2, 0, 3, 1, 1, 4, 1, 1, 1, 0, 3, 2, 2, 0, 1, 2, 1, 0, 2, 3, 2, 0, 1, 2, 3, 3, 3, 0, 1, 0, 1, 2, 1, 2, 3, 3, 2, 1, 1, 2, 2, 0, 2, 3, 1, 1, 0, 4, 2, 2, 0, 0, 3, 1, 2, 2, 2, 2, 1, 3, 1, 0, 3, 1, 1, 1, 2, 3, 2, 1, 0, 1, 1, 1, 2, 3, 3, 2, 2, 1, 1, 1, 3, 2, 3, 1, 3, 3, 3, 3, 2, 1, 1, 1, 2, 0, 0, 3, 1, 2, 0, 0, 1, 3, 0, 1, 2, 0, 2, 2, 0, 2, 0, 1, 2, 1, 2, 2, 0, 1, 4, 0, 2, 1, 1, 2, 1, 1, 1, 3, 2, 1, 0, 1, 1, 3, 0, 0, 3, 0, 2, 1, 2, 1, 2, 0, 2, 2, 2, 3, 2, 0, 1, 0, 0, 3, 1, 0, 2, 2, 2, 2, 0, 1, 1, 1, 1, 0, 1, 2, 3, 2, 2, 1, 1, 0, 2, 3, 1, 0, 2, 1, 2, 1, 1, 1, 1, 1, 4, 2, 2, 1, 2, 2, 0, 0, 2, 1, 0, 0, 1, 1, 1, 1, 4, 1, 0, 3, 4, 1, 0, 0, 1, 3, 1, 3, 1, 2, 2, 2, 0, 3, 4, 2, 2, 2, 0, 1, 0, 1, 2, 2, 1, 1, 2, 1, 1, 2, 1, 1, 3, 1, 3, 1, 2, 2, 3, 1, 0, 1, 2, 0, 0, 3, 2, 0, 2, 1, 3, 4, 3, 1, 0, 1, 0, 1, 2, 3, 1, 3, 3, 1, 4, 1, 1, 1, 1, 3, 0, 3, 1, 1, 0, 5, 1, 0, 0, 3, 1, 3, 3, 1, 2, 2, 2, 1, 2, 1, 3, 1, 1, 1, 0, 6, 2, 3, 1, 1, 2, 5, 1, 4, 5, 3, 4, 4, 2, 1, 3, 2, 3, 2, 1, 1, 1, 0, 2, 2, 3, 3, 4, 2, 2, 1, 3, 3, 1, 1, 2, 1, 2, 2, 1, 1, 1, 0, 2, 2, 2, 5, 1, 2, 1, 0, 4, 2, 2, 1, 3, 2, 1, 1, 3, 4, 1, 2, 1, 3, 2, 1, 1, 2, 1, 4, 1, 3, 3, 1, 4, 1, 2, 1, 1, 2, 1, 0, 3, 3, 0, 2, 1, 3, 2, 0, 0, 4, 1, 1, 0, 3, 3, 1, 0, 1, 2, 0, 4, 3, 2, 1, 0, 2, 1, 1, 2, 1, 2, 1, 1, 1, 0, 2, 1, 2, 1, 3, 1, 1, 1, 0, 0, 1, 1, 1, 3, 0, 1, 2, 3, 0, 1, 0, 2, 2, 1, 2, 0, 2, 1, 2, 2, 0, 2, 1, 1, 4, 1, 1, 2, 3, 3, 2, 1, 1, 4, 2, 2, 3, 1, 0, 4, 2, 1, 4, 1, 1, 1, 2, 2, 1, 1, 1, 1, 2, 3, 0, 1, 2, 4, 2, 0, 1, 2, 1, 2, 0, 1, 1, 1, 0, 1, 0, 2, 3, 3, 0, 2, 2, 1, 1, 3, 2, 1, 2, 1, 1, 1, 2, 3, 1, 1, 1, 2, 4, 2, 1, 2, 4, 3, 3, 7, 3, 2, 2, 3, 1, 1, 1, 0, 2, 1, 2, 0, 2, 1, 0, 3, 1, 1, 2, 2, 1, 3, 1, 1, 1, 2, 1, 3, 0, 0, 1, 1, 3, 3, 1, 2, 1, 1, 1, 0, 1, 2, 2, 2, 1, 1, 2, 1, 2, 3, 3, 1, 4, 2, 1, 2, 1, 3, 1, 1, 2, 3, 2, 4, 2, 1, 2, 2, 2, 2, 2, 2, 4, 1, 1, 2, 0, 0, 2, 1, 1, 1, 2, 1, 4, 0, 2, 2, 1, 1, 2, 3, 2, 1, 1, 1, 1, 1, 3, 1, 1, 2, 3, 1, 2, 1, 0, 1, 0, 3, 1, 2, 1, 1, 3, 1, 0, 3, 1, 2, 3, 2, 3, 1, 4, 1, 1, 2, 4, 2, 2, 2, 1, 0, 4, 3, 5, 1, 3, 3, 1, 2, 1, 4, 3, 1, 3, 1, 0, 2, 5, 1, 0, 2, 1, 4, 1, 3, 2, 3, 1, 5, 0, 2, 1, 3, 4, 0, 3, 1, 3, 0, 0, 3, 2, 0, 0, 2, 1, 3, 2, 0, 0, 1, 1, 1, 0, 1, 1, 2, 2, 3, 1, 2, 1, 2, 3, 3, 1, 3, 4, 1, 2, 1, 4, 2, 1, 2, 1, 3, 2, 0, 2, 2, 3, 2, 2, 1, 1, 1, 4, 1, 0, 1, 2, 1, 1, 1, 3, 2, 3, 0, 2, 2, 3, 2, 1, 3, 3, 0, 2, 1, 3, 1, 1, 3, 2, 3, 4, 2, 3, 3, 3, 1, 3, 1, 2, 1, 2, 3, 1, 2, 3, 3, 0, 3, 1, 3, 1, 0, 4, 2, 1, 6, 1, 5, 2, 1, 1, 1, 2, 3, 1, 2, 1, 4, 2, 2, 3, 2, 1, 0, 2, 2, 0, 1, 1, 1, 1, 2, 2, 1, 2, 3, 3, 2, 3, 1, 2, 2, 1, 1, 2, 3, 1, 2, 0, 3, 1, 3, 4, 3, 3, 1, 1, 3, 2, 2, 2, 3, 2, 2, 4, 1, 1, 6, 1, 1, 1, 4, 0, 2, 2, 1, 2, 4, 1, 2, 2, 3, 2, 1, 0, 2, 1, 1, 1, 1, 3, 2, 3, 2, 1, 0, 2, 1, 2, 3, 3, 2, 2, 0, 1, 2, 1, 1, 2, 3, 0, 2, 0, 2, 3, 0, 5, 3, 1, 2, 1, 3, 2, 4, 2, 2, 1, 1, 3, 1, 1, 1, 3, 1, 0, 0, 2, 3, 3, 1, 3, 0, 1, 1, 1, 1, 1, 3, 2, 1, 1, 0, 4, 3, 1, 0, 2, 3, 2, 0, 1, 0, 2, 3, 2, 1, 2, 4, 3, 3, 1, 0, 3, 2, 0, 1, 1, 1, 1, 2, 0, 4, 1, 2, 1, 1, 1, 3, 0, 2, 1, 0, 2, 4, 1, 3, 1, 1, 2, 0, 1, 3, 3, 1, 1, 2, 3, 4, 0, 1, 1, 1, 0, 2, 2, 1, 2, 1, 2, 2, 4, 4, 0, 1, 1, 2, 0, 0, 2, 4, 3, 4, 3, 2, 1, 4, 2, 2, 3, 2, 2, 4, 1, 3, 1, 1, 2, 2, 3, 2, 3, 2, 1, 1, 3, 2, 1, 2, 4, 3, 2, 3, 2, 2, 0, 2, 4, 1, 1, 2, 1, 4, 2, 4, 1, 3, 1, 1, 3, 3, 1, 3, 3, 1, 3, 2, 0, 2, 3, 2, 2, 3, 2, 1, 3, 6, 2, 1, 3, 2, 2, 2, 0, 5, 1, 3, 4, 0, 3, 5, 0, 2, 3, 2, 1, 1, 0, 3, 1, 0, 2, 1, 0, 3, 2, 1, 1, 1, 2, 1, 2, 0, 3, 2, 1, 1, 2, 2, 1, 5, 3, 1, 2, 3, 2, 2, 3, 2, 1, 3, 1, 5, 2, 0, 0, 3, 0, 3, 2, 2, 0, 2, 3, 2, 2, 1, 4, 1, 2, 0, 2, 1, 0, 5, 2, 2, 2, 1, 2, 0, 1, 2, 1, 2, 1, 2, 1, 2, 1, 5, 3, 0, 2, 1, 2, 0, 2, 1, 3, 2, 3, 1, 3, 2, 3, 2, 2, 1, 0, 2, 0, 4, 2, 3, 2, 1, 2, 4, 1, 1, 2, 4, 3, 3, 2, 1, 3, 2, 1, 1, 2, 3, 2, 3, 2, 1, 2, 1, 2, 0, 1, 2, 5, 2, 2, 2, 1, 0, 2, 2, 2, 3, 3, 0, 1, 3, 2, 3, 3, 2, 2, 2, 3, 3, 1, 2, 4, 1, 3, 0, 1, 3, 2, 1, 3, 2, 0, 2, 2, 1, 2, 0, 3, 0, 1, 4, 3, 1, 3, 3, 0, 3, 1, 2, 3, 0, 4, 3, 0, 4, 0, 2, 0, 1, 1, 1, 0, 2, 1, 2, 1, 1, 1, 2, 2, 3, 1, 2, 1, 1, 4, 1, 1, 3, 3, 2, 2, 3, 0, 1, 3, 3, 1, 2, 0, 2, 3, 3, 1, 2, 0, 0, 1, 3, 1, 2, 3, 1, 3, 3, 0, 3, 3, 1, 2, 2, 1, 2, 0, 0, 1, 3, 0, 2, 1, 0, 2, 2, 2, 3, 2, 3, 3, 3, 1, 5, 3, 1, 2, 4, 2, 3, 4, 2, 3, 1, 1, 1, 2, 1, 2, 0, 1, 0, 1, 2, 1, 1, 1, 2, 1, 2, 0, 0, 3, 2, 1, 2, 0, 2, 2, 1, 0, 4, 1, 1, 1, 1, 2, 2, 1, 1, 1, 0, 3, 1, 1, 3, 2, 1, 0, 0, 4, 1, 1, 5, 4, 3, 4, 0, 4, 5, 1, 2, 2, 3, 1, 0, 2, 2, 2, 0, 2, 0, 2, 2, 0, 1, 2, 2, 3, 2, 1, 1, 4, 2, 2, 2, 0, 2, 2, 0, 3, 0, 2, 4, 2, 3, 1, 2, 2, 1, 2, 2, 2, 3, 1, 1, 5, 2, 3, 0, 3, 0, 4, 1, 0, 2, 3, 2, 2, 3, 4, 1, 3, 1, 4, 2, 4, 0, 2, 4, 1, 1, 2, 1, 5, 6, 3, 0, 3, 1, 0, 4, 2, 0, 2, 3, 0, 3, 3, 1, 1, 2, 3, 1, 2, 1, 0, 4, 3, 4, 1, 3, 1, 0, 4, 1, 4, 2, 2, 2, 2, 2, 0, 3, 1, 2, 0, 1, 2, 1, 2, 2, 2, 2, 1, 3, 1, 3, 3, 3, 1, 2, 1, 1, 0, 2, 2, 1, 0, 2, 2, 2, 2, 3, 3, 1, 0, 2, 2, 2, 3, 1, 3, 1, 3, 1, 0, 1, 3, 1, 4, 1, 3, 2, 1, 0, 1, 3, 1, 2, 0, 2, 3, 0, 4, 3, 2, 2, 2, 4, 1, 0, 1, 2, 2, 2, 1, 1, 0, 1, 0, 2, 2, 1, 2, 1, 4, 3, 3, 1, 2, 1, 0, 0, 0, 2, 2, 3, 2, 1, 1, 0, 3, 1, 1, 2, 2, 3, 0, 0, 3, 0, 1, 1, 1, 2, 2, 0, 1, 0, 2, 1, 2, 4, 1, 1, 2, 1, 2, 4, 0, 2, 2, 4, 1, 3, 4, 3, 3, 1, 2, 0, 3, 0, 1, 6, 1, 5, 2, 1, 4, 3, 3, 4, 1, 2, 3, 1, 2, 3, 0, 1, 0, 0, 1, 2, 3, 4, 3, 5, 4, 3, 1, 0, 1, 2, 0, 2, 1, 2, 3, 0, 1, 3, 3, 4, 4, 0, 1, 1, 1, 3, 3, 1, 1, 2, 2, 4, 2, 4, 0, 1, 2, 3, 4, 2, 3, 3, 4, 2, 2, 3, 0, 2, 0, 1, 4, 2, 1, 2, 2, 1, 0, 2, 4, 3, 3, 1, 4, 4, 2, 1, 2, 3, 2, 1, 1, 2, 2, 0, 3, 2, 2, 2, 1, 3, 1, 3, 1, 1, 3, 2, 1, 0, 0, 1, 2, 1, 2, 2, 2, 2, 3, 1, 0, 2, 1, 3, 1, 2, 2, 2, 0, 1, 3, 2, 1, 1, 1, 1, 1, 2, 1, 2, 1, 1, 0, 0, 1, 2, 1, 3, 1, 2, 3, 2, 3, 2, 0, 4, 0, 4, 4, 1, 1, 2, 1, 3, 1, 1, 1, 0, 3, 3, 1, 1, 1, 1, 4, 3, 2, 2, 3, 2, 4, 2, 3, 1, 2, 3, 2, 1, 4, 2, 1, 1, 0, 2, 2, 0, 0, 1, 3, 4, 1, 2, 3, 0, 1, 2, 3, 0, 3, 2, 1, 4, 4, 1, 0, 1, 1, 3, 0, 2, 2, 2, 2, 1, 0, 1, 3, 1, 1, 3, 1, 1, 0, 1, 1, 1, 2, 2, 1, 4, 2, 2, 3, 1, 2, 2, 0, 0, 0, 1, 2, 2, 1, 1, 2, 2, 2, 1, 1, 2, 2, 3, 0, 1, 0, 2, 3, 2, 1, 2, 1, 2, 3, 1, 2, 4, 2, 2, 1, 1, 0, 2, 3, 1, 1, 2, 2, 1, 2, 1, 2, 2, 4, 1, 1, 2, 0, 3, 1, 3, 4, 1, 1, 0, 2, 1, 2, 3, 2, 2, 2, 1, 3, 2, 4, 2, 3, 3, 3, 2, 1, 2, 2, 1, 0, 2, 0, 4, 5, 1, 1, 2, 4, 1, 2, 1, 6, 1, 3, 1, 0, 3, 6, 3, 4, 1, 1, 4, 1, 3, 0, 2, 3, 1, 3, 1, 3, 3, 1, 1, 2, 3, 1, 2, 3, 1, 1, 0, 1, 1, 1, 3, 3, 2, 0, 0, 1, 2, 0, 4, 3, 2, 3, 1, 1, 0, 2, 0, 2, 2, 0, 2, 2, 1, 2, 0, 3, 1, 2, 2, 5, 1, 2, 1, 0, 0, 4, 4, 1, 1, 1, 2, 3, 0, 2, 3, 2, 2, 2, 3, 1, 1, 2, 1, 1, 3, 2, 1, 1, 1, 5, 2, 1, 2, 1, 0, 2, 2, 2, 2, 1, 1, 0, 2, 1, 1, 1, 2, 2, 1, 2, 2, 3, 3, 2, 1, 0, 3, 2, 3, 4, 2, 1, 3, 2, 1, 2, 1, 2, 2, 3, 4, 3, 2, 2, 1, 0, 2, 0, 0, 0, 4, 2, 1, 3, 2, 1, 1, 4, 5, 3, 2, 0, 4, 1, 5, 2, 2, 2, 1, 3, 3, 1, 1, 2, 1, 2, 0, 0, 3, 3, 5, 2, 2, 4, 1, 2, 3, 2, 1, 1, 0, 1, 3, 1, 0, 1, 2, 5, 1, 1, 2, 2, 3, 2, 1, 2, 3, 0, 3, 1, 2, 2, 1, 2, 0, 2, 0, 3, 2, 0, 2, 1, 2, 2, 1, 2, 2, 2, 2, 3, 0, 0, 3, 1, 1, 4, 2, 1, 3, 1, 3, 2, 3, 2, 2, 2, 2, 3, 2, 1, 1, 2, 0, 1, 2, 0, 1, 1, 2, 1, 2, 2, 1, 3, 2, 0, 3, 0, 2, 1, 4, 1, 4, 2, 3, 1, 2, 1, 1, 1, 1, 2, 3, 5, 1, 0, 3, 1, 0, 2, 3, 1, 1, 3, 1, 1, 3, 0, 1, 1, 1, 1, 4, 0, 1, 3, 2, 2, 0, 2, 2, 3, 1, 2, 1, 3, 1, 1, 3, 3, 1, 1, 3, 3, 1, 2, 5, 2, 0, 1, 1, 1, 2, 2, 0, 3, 2, 0, 3, 1, 2, 2, 3, 1, 3, 2, 3, 3, 1, 2, 3, 1, 3, 2, 5, 2, 1, 2, 2, 2, 2, 3, 1, 2, 2, 1, 3, 1, 1, 1, 2, 2, 0, 1, 2, 0, 2, 2, 1, 5, 2, 1, 2, 4, 1, 2, 1, 2, 1, 3, 4, 1, 3, 1, 1, 0, 2, 0, 2, 2, 0, 1, 2, 2, 2, 1, 1, 2, 1, 0, 3, 1, 1, 1, 2, 1, 2, 0, 3, 0, 2, 3, 4, 0, 3, 1, 4, 2, 0, 3, 2, 1, 2, 0, 0, 0, 1, 2, 2, 1, 0, 1, 1, 0, 1, 2, 0, 1, 2, 1, 1, 0, 3, 0, 0, 1, 1, 2, 3, 2, 2, 1, 2, 0, 1, 0, 0, 1, 1, 0, 2, 1, 3, 2, 1, 1, 1, 1, 1, 1, 1, 0, 3, 1, 1, 1, 2, 1, 5, 1, 0, 2, 2, 0, 1, 4, 1, 2, 0, 2, 3, 3, 1, 2, 0, 3, 1, 2, 2, 3, 1, 2, 0, 2, 2, 3, 3, 1, 4, 3, 4, 1, 2, 3, 2, 0, 2, 3, 3, 2, 2, 1, 2, 3, 2, 1, 2, 2, 3, 4, 2, 2, 0, 4, 2, 4, 1, 1, 3, 1, 2, 2, 5, 0, 2, 0, 2, 2, 4, 1, 1, 2, 0, 3, 2, 2, 0, 2, 3, 1, 1, 2, 3, 0, 2, 2, 1, 4, 0, 3, 3, 0, 3, 1, 2, 2, 1, 1, 3, 1, 2, 2, 2, 0, 1, 1, 2, 1, 2, 2, 2, 2, 2, 1, 3, 2, 3, 0, 1, 1, 4, 1, 1, 1, 1, 2, 0, 2, 0, 3, 3, 3, 1, 1, 2, 4, 1, 1, 0, 5, 2, 3, 2, 3, 2, 4, 2, 1, 2, 3, 3, 0, 1, 2, 1, 2, 1, 2, 1, 1, 2, 2, 3, 1, 2, 0, 1, 1, 1, 2, 1, 1, 1, 1, 3, 2, 3, 2, 3, 2, 1, 1, 2, 6, 1, 3, 0, 3, 4, 2, 1, 1, 0, 1, 2, 1, 2, 1, 1, 0, 4, 0, 2, 1, 0, 2, 0, 2, 3, 1, 2, 1, 2, 1, 2, 2, 3, 3, 3, 2, 3, 2, 1, 2, 1, 2, 4, 0, 1, 3, 3, 1, 2, 2, 2, 3, 1, 2, 3, 2, 1, 0, 3, 2, 2, 1, 1, 2, 0, 2, 4, 1, 0, 0, 2, 1, 1, 2, 2, 1, 2, 0, 5, 1, 4, 2, 1, 1, 3, 2, 4, 1, 2, 1, 3, 0, 1, 5, 2, 1, 3, 0, 0, 3, 3, 4, 1, 1, 3, 2, 3, 0, 2, 2, 0, 3, 2, 2, 2, 1, 2, 2, 1, 0, 3, 1, 2, 2, 2, 2, 2, 2, 2, 0, 0, 2, 3, 3, 4, 3, 2, 3, 1, 1, 4, 1, 4, 1, 3, 1, 1, 1, 2, 0, 1, 1, 2, 1, 0, 3, 1, 4, 0, 3, 0, 1, 2, 2, 0, 1, 2, 2, 2, 3, 3, 3, 3, 2, 0, 1, 5, 3, 1, 4, 3, 2, 2, 4, 3, 4, 2, 2, 0, 1, 0, 2, 1, 1, 1, 2, 0, 2, 2, 2, 1, 1, 1, 3, 5, 4, 2, 4, 2, 2, 4, 3, 4, 1, 5, 3, 2, 2, 6, 2, 4, 2, 0, 4, 0, 1, 1, 3, 1, 3, 0, 1, 2, 2, 1, 0, 2, 2, 2, 1, 4, 1, 3, 2, 2, 3, 2, 2, 5, 4, 3, 3, 1, 2, 4, 1, 1, 2, 1, 2, 2, 3, 3, 1, 2, 2, 3, 1, 1, 5, 3, 3, 4, 1, 3, 1, 2, 2, 3, 2, 0, 1, 4, 2, 1, 2, 0, 3, 4, 1, 1, 1, 2, 0, 3, 1, 2, 1, 2, 0, 3, 5, 2, 2, 2, 2, 2, 2, 2, 3, 2, 2, 2, 2, 2, 2, 1, 2, 1, 1, 2, 1, 2, 2, 2, 5, 2, 2, 1, 3, 3, 2, 5, 4, 1, 0, 3, 1, 1, 4, 3, 2, 4, 5, 2, 3, 3, 2, 3, 1, 1, 1, 2, 1, 2, 6, 3, 4, 4, 2, 4, 0, 4, 2, 1, 0, 1, 1, 1, 2, 4, 4, 2, 5, 2, 3, 2, 0, 3, 3, 4, 3, 1, 3, 1, 1, 1, 2, 2, 1, 1, 4, 3, 3, 3, 2, 0, 1, 3, 2, 5, 0, 0, 0, 1, 1, 2, 2, 1, 4, 1, 2, 1, 2, 1, 2, 0, 2, 1, 3, 1, 2, 2, 2, 3, 1, 1, 2, 3, 1, 2, 0, 3, 4, 3, 0, 1, 1, 1, 3, 2, 2, 0, 2, 2, 1, 2, 1, 2, 0, 2, 3, 3, 2, 3, 2, 2, 1, 2, 2, 1, 1, 3, 3, 5, 3, 2, 1, 1, 3, 2, 1, 2, 1, 1, 1, 3, 0, 3, 2, 2, 1, 2, 0, 2, 1, 1, 3, 2, 3, 1, 1, 1, 2, 3, 3, 3, 1, 2, 1, 1, 2, 2, 2, 4, 4, 3, 4, 5, 2, 1, 4, 1, 3, 1, 0, 4, 3, 2, 1, 1, 2, 2, 3, 3, 4, 3, 3, 0, 3, 2, 2, 2, 1, 1, 0, 3, 1, 2, 3, 1, 4, 2, 5, 1, 4, 2, 1, 1, 2, 3, 0, 2, 1, 1, 1, 0, 1, 1, 2, 3, 2, 2, 1, 1, 2, 1, 3, 3, 2, 1, 2, 0, 2, 0, 0, 2, 2, 2, 2, 1, 2, 3, 2, 0, 3, 2, 0, 2, 1, 0, 1, 3, 3, 2, 2, 1, 2, 0, 1, 4, 1, 2, 0, 1, 1, 1, 2, 3, 3, 4, 3, 3, 3, 4, 0, 2, 2, 1, 1, 0, 2, 2, 1, 1, 2, 0, 3, 3, 1, 1, 0, 2, 0, 2, 2, 2, 0, 0, 2, 3, 3, 0, 1, 3, 4, 1, 1, 1, 1, 2, 3, 3, 3, 2, 1, 1, 2, 3, 1, 0, 1, 2, 0, 1, 2, 2, 1, 2, 3, 1, 2, 2, 0, 1, 2, 2, 4, 1, 3, 0, 1, 3, 1, 2, 3, 1, 3, 1, 4, 2, 2, 2, 5, 2, 3, 1, 2, 4, 3, 2, 2, 4, 0, 3, 0, 2, 1, 1, 1, 1, 1, 0, 3, 0, 1, 1, 0, 3, 1, 0, 2, 1, 2, 2, 2, 4, 2, 1, 3, 1, 0, 1, 0, 1, 1, 2, 1, 2, 0, 3, 1, 0, 1, 1, 1, 2, 0, 0, 0, 0, 1, 1, 3, 0, 1, 2, 1, 2, 4, 2, 3, 2, 1, 4, 3, 4, 1, 2, 4, 3, 1, 1, 2, 2, 2, 3, 1, 3, 2, 3, 1, 0, 1, 4, 1, 1, 2, 2, 2, 1, 3, 1, 4, 1, 2, 2, 2, 2, 1, 1, 1, 1, 2, 4, 2, 0, 1, 0, 2, 2, 2, 1, 1, 1, 1, 2, 2, 2, 1, 2, 3, 1, 4, 1, 2, 0, 3, 2, 2, 2, 2, 2, 2, 1, 2, 3, 1, 4, 0, 1, 2, 3, 1, 1, 3, 2, 4, 1, 3, 2, 0, 2, 4, 1, 3, 3, 3, 2, 3, 2, 3, 1, 4, 1, 2, 3, 1, 3, 3, 4, 3, 1, 1, 1, 2, 2, 2, 0, 1, 0, 1, 3, 1, 3, 0, 2, 2, 1, 2, 1, 1, 4, 1, 1, 3, 3, 2, 2, 0, 0, 2, 1, 2, 1, 3, 1, 1, 2, 0, 2, 2, 0, 1, 2, 1, 0, 3, 2, 1, 2, 1, 1, 4, 3, 4, 3, 1, 3, 1, 0, 0, 2, 3, 1, 2, 1, 1, 3, 2, 2, 1, 3, 2, 1, 2, 0, 2, 1, 0, 1, 2, 2, 1, 1, 1, 2, 1, 2, 3, 2, 2, 0, 1, 1, 4, 0, 2, 1, 2, 1, 2, 0, 1, 5, 1, 2, 1, 0, 3, 0, 4, 3, 5, 2, 3, 2, 2, 1, 3, 3, 1, 4, 2, 2, 1, 1, 4, 2, 2, 0, 1, 2, 1, 2, 2, 4, 2, 3, 3, 1, 1, 2, 1, 4, 2, 2, 1, 1, 4, 2, 2, 2, 2, 4, 1, 3, 1, 1, 0, 1, 1, 1, 1, 3, 3, 2, 6, 3, 2, 5, 2, 2, 4, 3, 1, 2, 2, 2, 3, 1, 2, 2, 2, 3, 1, 0, 1, 2, 0, 2, 2, 1, 3, 3, 0, 2, 3, 2, 3, 3, 1, 0, 2, 2, 1, 2, 3, 2, 0, 3, 2, 0, 2, 1, 2, 3, 3, 2, 3, 0, 3, 1, 2, 1, 3, 1, 2, 1, 1, 2, 2, 0, 1, 1, 3, 0, 0, 3, 3, 3, 2, 1, 2, 4, 5, 1, 1, 1, 5, 3, 1, 1, 2, 1, 2, 1, 1, 3, 1, 2, 7, 2, 2, 1, 1, 3, 2, 3, 1, 1, 1, 1, 4, 2, 0, 0, 1, 1, 3, 2, 1, 5, 0, 4, 1, 1, 1, 1, 3, 2, 2, 3, 1, 1, 1, 0, 2, 2, 2, 3, 1, 0, 2, 3, 1, 1, 3, 0, 3, 1, 3, 1, 1, 0, 1, 1, 1, 1, 2, 2, 3, 1, 2, 2, 0, 1, 1, 0, 2, 1, 2, 1, 4, 2, 2, 3, 2, 3, 5, 1, 0, 2, 1, 3, 1, 3, 1, 0, 2, 3, 1, 2, 2, 4, 1, 4, 1, 2, 2, 1, 2, 2, 0, 1, 1, 2, 5, 1, 3, 0, 2, 2, 3, 2, 2, 1, 3, 1, 1, 1, 3, 0, 1, 0, 1, 1, 3, 0, 3, 2, 1, 1, 3, 3, 1, 0, 2, 5, 3, 4, 4, 2, 6, 2, 1, 3, 3, 2, 3, 1, 2, 3, 2, 3, 3, 2, 5, 4, 2, 2, 2, 2, 3, 2, 2, 1, 1, 1, 1, 3, 0, 1, 0, 1, 3, 3, 1, 1, 1, 1, 0, 3, 2, 1, 1, 3, 1, 2, 0, 1, 1, 1, 3, 1, 4, 2, 2, 1, 2, 1, 1, 6, 1, 1, 1, 4, 2, 2, 2, 1, 2, 2, 2, 1, 0, 1, 1, 4, 0, 1, 1, 2, 1, 3, 2, 2, 3, 3, 2, 2, 3, 2, 1, 0, 2, 3, 3, 5, 3, 1, 4, 1, 1, 3, 0, 2, 1, 0, 2, 3, 2, 1, 0, 3, 1, 1, 2, 2, 3, 1, 2, 0, 1, 2, 3, 2, 1, 1, 2, 3, 3, 1, 3, 1, 0, 1, 0, 0, 1, 0, 0, 1, 2, 0, 2, 2, 1, 0, 0, 1, 1, 2, 2, 2, 4, 2, 3, 1, 2, 2, 1, 1, 3, 0, 1, 1, 4, 0, 1, 1, 1, 3, 3, 2, 1, 3, 1, 0, 0, 2, 2, 2, 2, 1, 1, 4, 1, 0, 2, 0, 2, 4, 2, 4, 3, 1, 2, 1, 2, 4, 1, 1, 0, 1, 4, 0, 1, 1, 2, 1, 2, 2, 2, 0, 1, 2, 0, 2, 0, 1, 2, 2, 0, 3, 4, 4, 1, 2, 5, 3, 1, 2, 1, 2, 1, 3, 1, 2, 0, 1, 6, 1, 2, 1, 3, 6, 1, 2, 0, 1, 3, 1, 3, 2, 2, 3, 1, 1, 4, 4, 2, 3, 0, 2, 1, 1, 4, 1, 1, 4, 2, 1, 2, 2, 1, 2, 2, 2, 1, 4, 2, 3, 3, 3, 3, 2, 2, 4, 2, 4, 3, 1, 3, 1, 1, 2, 2, 2, 3, 3, 2, 1, 0, 1, 2, 0, 0, 0, 1, 2, 1, 2, 1, 2, 1, 1, 2, 2, 2, 3, 2, 3, 2, 3, 5, 3, 4, 3, 4, 3, 1, 2, 3, 1, 3, 3, 3, 0, 1, 1, 3, 1, 1, 1, 5, 1, 1, 1, 2, 2, 2, 0, 2, 2, 1, 0, 1, 1, 2, 1, 1, 0, 1, 1, 1, 3, 2, 1, 3, 0, 2, 1, 1, 1, 1, 0, 1, 2, 0, 1, 3, 2, 1, 0, 3, 2, 1, 1, 2, 2, 1, 1, 0, 2, 0, 3, 2, 4, 2, 3, 2, 0, 0, 1, 0, 2, 2, 2, 3, 3, 2, 1, 2, 2, 1, 1, 4, 2, 1, 3, 3, 1, 1, 2, 1, 2, 0, 1, 2, 0, 3, 0, 3, 4, 3, 0, 1, 3, 0, 2, 2, 2, 1, 4, 3, 1, 1, 0, 1, 2, 2, 1, 1, 3, 3, 4, 1, 1, 2, 2, 4, 3, 3, 1, 3, 3, 3, 2, 2, 0, 2, 1, 1, 2, 0, 3, 1, 0, 1, 1, 1, 1, 0, 0, 1, 3, 3, 1, 3, 2, 3, 0, 0, 5, 4, 4, 2, 3, 3, 2, 1, 2, 1, 5, 2, 2, 1, 2, 1, 2, 3, 2, 3, 1, 1, 3, 3, 2, 1, 2, 4, 5, 0, 2, 4, 3, 2, 1, 3, 0, 3, 1, 0, 4, 2, 2, 3, 1, 0, 3, 1, 2, 0, 2, 1, 2, 3, 0, 2, 0, 3, 0, 3, 1, 1, 2, 1, 2, 3, 2, 2, 2, 2, 2, 2, 2, 1, 1, 3, 1, 2, 0, 3, 2, 1, 0, 1, 1, 2, 1, 1, 3, 0, 3, 2, 1, 3, 1, 1, 1, 2, 2, 1, 0, 0, 2, 2, 3, 1, 3, 1, 1, 0, 4, 1, 0, 2, 0, 1, 0, 1, 1, 1, 4, 2, 1, 1, 2, 2, 2, 0, 3, 1, 3, 1, 2, 3, 2, 1, 2, 1, 1, 3, 1, 2, 3, 2, 2, 1, 2, 1, 2, 2, 2, 1, 3, 1, 2, 3, 2, 0, 0, 3, 2, 2, 1, 1, 2, 1, 0, 3, 3, 0, 2, 1, 2, 1, 3, 1, 2, 4, 0, 2, 1, 3, 0, 1, 5, 3, 2, 1, 2, 4, 1, 0, 2, 2, 2, 3, 2, 1, 2, 2, 4, 3, 2, 3, 0, 2, 0, 2, 2, 1, 2, 1, 0, 2, 0, 3, 1, 1, 2, 1, 2, 3, 2, 1, 2, 2, 1, 3, 0, 1, 2, 3, 1, 3, 0, 2, 2, 4, 1, 2, 1, 1, 1, 0, 0, 0, 3, 0, 2, 0, 2, 2, 1, 0, 2, 0, 0, 2, 0, 0, 2, 3, 4, 2, 0, 2, 2, 2, 4, 3, 0, 1, 1, 1, 3, 2, 1, 2, 1, 0, 0, 1, 3, 2, 1, 1, 2, 1, 1, 0, 0, 3, 2, 3, 0, 1, 3, 3, 3, 0, 1, 0, 1, 2, 0, 2, 0, 0, 1, 1, 0, 1, 1, 1, 2, 2, 2, 1, 2, 3, 2, 1, 1, 1, 5, 2, 1, 2, 4, 2, 3, 2, 3, 1, 1, 1, 2, 1, 0, 0, 2, 1, 0, 4, 0, 0, 3, 2, 3, 1, 4, 2, 0, 0, 4, 2, 1, 3, 1, 3, 4, 2, 1, 1, 1, 1, 2, 0, 1, 2, 4, 2, 0, 3, 1, 2, 0, 3, 2, 2, 2, 2, 4, 2, 2, 1, 2, 1, 1, 1, 2, 1, 3, 2, 2, 0, 1, 1, 2, 2, 0, 3, 0, 1, 2, 4, 0, 5, 1, 1, 2, 2, 4, 0, 3, 2, 0, 2, 1, 3, 0, 1, 4, 3, 2, 1, 1, 1, 1, 1, 3, 0, 3, 2, 3, 1, 3, 4, 0, 1, 1, 2, 0, 2, 2, 3, 1, 2, 2, 1, 0, 2, 2, 2, 1, 2, 5, 1, 1, 0, 1, 1, 2, 1, 0, 3, 1, 1, 2, 2, 1, 4, 2, 1, 2, 3, 1, 1, 2, 1, 2, 3, 2, 3, 4, 2, 1, 3, 2, 0, 4, 2, 1, 1, 2, 0, 2, 3, 2, 0, 2, 3, 2, 2, 2, 1, 1, 2, 5, 0, 1, 2, 1, 2, 1, 3, 0, 1, 2, 3, 2, 2, 2, 2, 3, 1, 1, 0, 2, 1, 1, 2, 0, 5, 3, 1, 1, 3, 3, 4, 4, 3, 2, 1, 1, 2, 3, 0, 0, 2, 1, 4, 1, 1, 4, 3, 1, 1, 1, 1, 1, 1, 1, 1, 0, 2, 0, 3, 1, 2, 2, 1, 1, 1, 3, 1, 0, 1, 0, 2, 4, 1, 2, 1, 2, 0, 1, 3, 1, 0, 2, 2, 1, 2, 5, 3, 3, 1, 1, 2, 3, 1, 4, 3, 3, 2, 1, 2, 2, 1, 2, 4, 1, 0, 0, 3, 3, 2, 1, 2, 2, 0, 0, 2, 3, 0, 2, 4, 1, 1, 2, 1, 2, 2, 4, 1, 0, 1, 2, 1, 1, 1, 2, 0, 1, 2, 3, 1, 3, 2, 1, 3, 4, 0, 0, 3, 3, 3, 0, 1, 3, 4, 1, 4, 2, 1, 1, 1, 2, 2, 1, 0, 1, 1, 1, 3, 4, 2, 2, 2, 5, 1, 1, 3, 2, 1, 1, 5, 0, 3, 2, 4, 2, 5, 3, 3, 0, 1, 2, 4, 3, 1, 4, 2, 3, 2, 0, 1, 4, 3, 1, 4, 3, 2, 1, 1, 2, 2, 4, 5, 2, 2, 1, 2, 3, 2, 2, 3, 3, 3, 0, 1, 2, 3, 0, 1, 3, 0, 1, 1, 3, 0, 0, 1, 2, 3, 2, 3, 1, 1, 5, 0, 2, 1, 1, 0, 1, 2, 2, 1, 2, 1, 2, 2, 0, 3, 0, 2, 1, 4, 2, 4, 2, 2, 3, 0, 3, 3, 2, 1, 3, 2, 1, 0, 2, 3, 3, 2, 2, 3, 0, 3, 1, 2, 2, 2, 4, 0, 3, 3, 1, 1, 3, 3, 1, 2, 2, 0, 1, 3, 0, 2, 2, 1, 1, 2, 1, 1, 1, 1, 2, 2, 3, 2, 1, 0, 3, 0, 2, 2, 2, 4, 2, 2, 0, 1, 1, 1, 0, 1, 2, 1, 1, 0, 1, 1, 2, 3, 3, 1, 2, 2, 2, 2, 1, 1, 0, 1, 1, 3, 3, 3, 2, 1, 1, 1, 0, 0, 3, 1, 2, 2, 3, 0, 1, 3, 2, 2, 2, 2, 0, 1, 2, 2, 2, 0, 2, 1, 1, 0, 3, 2, 1, 1, 2, 5, 1, 0, 4, 2, 4, 1, 2, 0, 3, 1, 3, 1, 4, 1, 0, 3, 4, 4, 2, 1, 1, 2, 3, 2, 1, 3, 2, 2, 4, 2, 4, 2, 1, 0, 1, 0, 1, 3, 1, 1, 1, 2, 0, 4, 3, 1, 1, 3, 2, 2, 1, 1, 2, 2, 1, 2, 1, 0, 1, 2, 4, 2, 3, 1, 0, 4, 2, 1, 2, 1, 1, 2, 2, 0, 2, 0, 2, 0, 1, 1, 2, 2, 2, 6, 1, 2, 1, 3, 0, 3, 3, 2, 5, 3, 2, 1, 4, 2, 1, 0, 2, 2, 3, 2, 3, 1, 2, 2, 1, 2, 2, 3, 2, 1, 1, 1, 1, 0, 2, 2, 2, 3, 1, 2, 2, 4, 1, 2, 1, 0, 2, 0, 3, 2, 1, 1, 2, 1, 1, 3, 2, 4, 2, 1, 4, 2, 3, 3, 2, 3, 2, 2, 2, 2, 2, 2, 2, 2, 2, 1, 3, 1, 1, 4, 1, 3, 1, 0, 2, 1, 3, 2, 3, 2, 2, 1, 2, 0, 0, 3, 4, 3, 2, 1, 4, 3, 0, 3, 2, 1, 5, 5, 2, 2, 4, 1, 3, 1, 0, 1, 3, 2, 2, 1, 0, 3, 2, 1, 0, 4, 2, 1, 3, 3, 3, 3, 0, 1, 1, 1, 0, 0, 1, 0, 4, 1, 0, 3, 1, 3, 0, 1, 1, 1, 1, 2, 0, 2, 1, 3, 2, 2, 1, 3, 0, 3, 1, 3, 2, 2, 0, 1, 1, 4, 1, 1, 4, 1, 2, 1, 6, 0, 1, 2, 0, 1, 2, 4, 1, 0, 1, 2, 0, 2, 2, 2, 3, 1, 0, 1, 3, 3, 2, 2, 3, 1, 2, 1, 2, 2, 1, 1, 2, 1, 2, 2, 0, 1, 1, 2, 0, 1, 3, 2, 1, 3, 3, 2, 0, 1, 1, 2, 2, 1, 1, 2, 3, 4, 1, 0, 4, 0, 0, 4, 2, 1, 3, 1, 0, 0, 2, 2, 3, 0, 2, 2, 1, 3, 1, 2, 1, 2, 1, 2, 5, 0, 4, 1, 3, 2, 1, 1, 1, 3, 0, 0, 3, 3, 2, 3, 2, 2, 4, 2, 2, 1, 3, 1, 1, 1, 3, 1, 1, 3, 3, 2, 2, 2, 1, 3, 0, 3, 5, 2, 1, 4, 5, 1, 3, 2, 0, 2, 3, 2, 2, 2, 2, 0, 3, 2, 2, 2, 2, 1, 1, 2, 2, 1, 1, 1, 0, 1, 2, 2, 2, 3, 3, 0, 2, 1, 3, 2, 2, 4, 3, 0, 4, 0, 1, 5, 1, 2, 3, 2, 2, 1, 2, 6, 2, 4, 2, 5, 0, 2, 3, 1, 4, 3, 0, 2, 2, 1, 0, 2, 3, 2, 2, 2, 1, 2, 2, 1, 4, 4, 2, 2, 2, 1, 1, 2, 3, 3, 2, 4, 2, 2, 0, 2, 2, 4, 2, 5, 1, 5, 0, 1, 3, 1, 1, 3, 2, 4, 0, 3, 4, 3, 0, 3, 2, 2, 2, 3, 2, 5, 0, 5, 1, 2, 1, 1, 3, 3, 2, 1, 0, 5, 4, 1, 4, 0, 0, 2, 1, 5, 4, 1, 2, 5, 2, 2, 1, 0, 2, 1, 4, 3, 4, 1, 2, 5, 0, 1, 2, 6, 2, 2, 1, 1, 0, 1, 1, 5, 0, 1, 3, 2, 2, 2, 2, 2, 2, 3, 2, 2, 0, 1, 0, 2, 1, 2, 2, 2, 5, 2, 2, 3, 3, 2, 4, 2, 3, 4, 2, 3, 2, 0, 2, 0, 2, 0, 1, 1, 2, 2, 2, 2, 1, 0, 1, 2, 1, 4, 1, 1, 1, 3, 2, 1, 3, 2, 3, 2, 0, 2, 1, 5, 4, 3, 1, 1, 2, 2, 2, 0, 1, 2, 2, 0, 3, 0, 2, 1, 4, 2, 3, 4, 1, 2, 1, 3, 0, 1, 3, 0, 1, 2, 2, 3, 1, 0, 2, 3, 1, 2, 2, 2, 2, 1, 5, 1, 1, 3, 0, 1, 2, 0, 0, 1, 3, 2, 2, 1, 1, 1, 2, 0, 1, 1, 2, 1, 5, 0, 2, 3, 2, 2, 2, 1, 1, 2, 3, 1, 5, 0, 2, 2, 2, 2, 0, 2, 2, 2, 4, 0, 2, 4, 1, 2, 2, 1, 1, 0, 0, 1, 1, 1, 0, 2, 2, 3, 2, 2, 5, 1, 1, 3, 2, 1, 4, 2, 2, 3, 3, 1, 0, 4, 2, 2, 2, 2, 1, 2, 5, 3, 3, 0, 2, 3, 0, 2, 1, 1, 1, 2, 3, 3, 3, 2, 3, 4, 2, 2, 1, 4, 3, 2, 4, 1, 3, 3, 2, 0, 2, 1, 2, 2, 2, 1, 2, 1, 1, 3, 3, 3, 2, 1, 1, 3, 3, 3, 2, 1, 3, 2, 1, 0, 3, 2, 3, 3, 4, 1, 1, 2, 3, 2, 1, 0, 2, 2, 0, 2, 0, 1, 4, 5, 1, 4, 0, 1, 1, 2, 2, 0, 4, 2, 1, 1, 2, 3, 3, 2, 1, 1, 2, 2, 2, 2, 1, 2, 1, 3, 1, 2, 1, 1, 1, 1, 1, 2, 1, 2, 1, 2, 2, 1, 3, 1, 3, 3, 0, 4, 2, 3, 1, 2, 2, 1, 1, 1, 1, 1, 4, 1, 2, 0, 2, 3, 0, 3, 0, 1, 4, 1, 3, 1, 2, 4, 2, 3, 3, 2, 0, 2, 2, 0, 2, 5, 2, 3, 0, 3, 2, 2, 1, 4, 3, 1, 3, 3, 3, 2, 1, 0, 4, 1, 3, 0, 1, 0, 3, 3, 2, 2, 1, 0, 0, 1, 3, 1, 0, 2, 3, 2, 1, 1, 4, 3, 2, 2, 1, 3, 2, 2, 1, 3, 1, 2, 3, 2, 1, 2, 3, 1, 1, 2, 0, 3, 1, 3, 2, 4, 2, 2, 6, 0, 2, 3, 1, 3, 0, 2, 2, 2, 2, 2, 0, 1, 1, 1, 2, 2, 3, 2, 2, 0, 2, 2, 2, 1, 3, 3, 1, 1, 1, 1, 2, 1, 5, 2, 1, 1, 1, 2, 2, 3, 3, 3, 2, 1, 1, 0, 4, 1, 4, 0, 0, 2, 3, 0, 0, 2, 4, 1, 2, 2, 3, 0, 2, 2, 0, 1, 2, 2, 3, 0, 2, 3, 1, 1, 3, 0, 0, 1, 1, 2, 1, 4, 2, 3, 2, 2, 1, 1, 1, 3, 1, 1, 4, 2, 1, 1, 4, 1, 1, 2, 1, 0, 2, 4, 1, 3, 2, 1, 3, 2, 1, 1, 0, 1, 2, 2, 1, 2, 2, 0, 2, 2, 0, 1, 1, 2, 1, 4, 1, 2, 2, 0, 3, 2, 0, 1, 2, 1, 4, 1, 2, 1, 2, 0, 0, 2, 4, 1, 0, 2, 1, 4, 1, 2, 1, 2, 2, 1, 1, 1, 3, 3, 2, 0, 1, 4, 1, 2, 2, 3, 2, 4, 1, 2, 5, 1, 1, 1, 1, 1, 1, 1, 2, 1, 5, 0, 1, 0, 2, 3, 2, 0, 0, 3, 3, 3, 2, 2, 0, 1, 4, 3, 3, 2, 0, 2, 3, 2, 1, 2, 1, 1, 1, 3, 3, 0, 2, 2, 2, 1, 2, 1, 4, 3, 1, 0, 1, 3, 1, 2, 0, 4, 3, 3, 3, 2, 5, 1, 1, 0, 3, 2, 2, 2, 0, 1, 1, 2, 1, 2, 3, 0, 1, 1, 1, 4, 2, 1, 1, 2, 0, 3, 2, 0, 2, 2, 0, 0, 0, 3, 3, 1, 2, 3, 1, 2, 5, 1, 1, 2, 2, 1, 3, 0, 2, 1, 2, 4, 1, 0, 1, 3, 1, 2, 0, 0, 2, 1, 0, 2, 2, 3, 1, 0, 1, 1, 1, 2, 0, 1, 3, 2, 0, 0, 2, 2, 2, 2, 1, 1, 1, 0, 1, 1, 0, 1, 4, 1, 4, 2, 3, 3, 2, 1, 1, 2, 2, 2, 1, 3, 0, 2, 1, 1, 1, 0, 4, 1, 5, 5, 0, 1, 2, 2, 1, 2, 2, 2, 0, 1, 0, 3, 4, 1, 3, 0, 2, 1, 2, 2, 3, 4, 0, 2, 3, 1, 2, 2, 5, 2, 1, 2, 2, 1, 1, 3, 2, 2, 2, 3, 1, 3, 3, 3, 3, 4, 3, 2, 1, 0, 4, 2, 2, 2, 2, 2, 2, 3, 2, 2, 2, 3, 4, 3, 2, 3, 2, 1, 3, 3, 2, 3, 2, 1, 3, 1, 3, 4, 1, 1, 3, 1, 2, 1, 3, 1, 2, 2, 2, 0, 1, 0, 1, 0, 1, 5, 2, 1, 0, 1, 3, 1, 3, 2, 1, 2, 1, 1, 0, 4, 1, 1, 3, 2, 2, 1, 2, 3, 2, 1, 2, 4, 3, 1, 0, 1, 2, 1, 1, 3, 2, 3, 2, 2, 3, 1, 2, 4, 3, 2, 1, 0, 2, 1, 0, 3, 1, 3, 2, 3, 2, 1, 3, 2, 1, 2, 2, 2, 1, 3, 2, 3, 3, 3, 1, 1, 1, 3, 3, 4, 0, 2, 1, 4, 1, 2, 3, 2, 1, 2, 1, 3, 5, 1, 2, 0, 0, 0, 1, 1, 0, 0, 0, 1, 1, 4, 2, 3, 2, 3, 1, 3, 2, 3, 1, 1, 2, 1, 3, 1, 1, 3, 1, 1, 1, 2, 0, 2, 1, 2, 3, 1, 2, 2, 0, 0, 1, 2, 2, 1, 2, 1, 1, 1, 2, 4, 1, 3, 2, 2, 0, 0, 1, 3, 2, 4, 0, 4, 2, 3, 2, 3, 4, 3, 1, 1, 1, 2, 4, 2, 4, 2, 5, 3, 2, 3, 4, 4, 2, 1, 1, 1, 3, 5, 0, 2, 2, 3, 1, 0, 2, 3, 1, 4, 1, 0, 4, 1, 0, 3, 0, 2, 1, 1, 2, 1, 1, 2, 2, 1, 1, 1, 1, 2, 0, 4, 3, 2, 2, 0, 1, 1, 2, 1, 0, 3, 2, 1, 2, 1, 2, 4, 1, 0, 1, 2, 0, 2, 2, 1, 3, 2, 0, 4, 2, 1, 0, 1, 1, 2, 3, 2, 1, 1, 2, 1, 3, 1, 4, 3, 2, 2, 2, 2, 2, 3, 3, 0, 1, 1, 1, 1, 2, 1, 3, 3, 2, 2, 1, 3, 1, 0, 0, 0, 4, 3, 2, 2, 1, 2, 2, 0, 2, 3, 0, 3, 2, 2, 0, 0, 4, 3, 1, 1, 3, 5, 2, 1, 2, 3, 2, 2, 2, 1, 3, 2, 1, 1, 0, 3, 0, 2, 4, 1, 0, 2, 0, 2, 0, 2, 2, 1, 3, 1, 2, 3, 1, 1, 1, 1, 2, 1, 4, 0, 2, 2, 1, 1, 1, 2, 1, 1, 3, 2, 1, 0, 2, 1, 0, 4, 1, 2, 1, 0, 1, 1, 1, 0, 2, 1, 1, 0, 0, 2, 1, 3, 1, 2, 1, 1, 2, 2, 1, 2, 1, 4, 2, 1, 1, 0, 2, 2, 1, 0, 1, 1, 1, 1, 1, 0, 1, 1, 2, 0, 2, 1, 1, 1, 0, 0, 3, 0, 2, 4, 1, 0, 4, 0, 1, 2, 2, 3, 0, 2, 2, 0, 1, 3, 2, 2, 0, 2, 2, 2, 2, 4, 4, 1, 0, 2, 1, 0, 0, 0, 2, 1, 1, 4, 1, 1, 3, 1, 2, 2, 0, 2, 1, 3, 1, 1, 0, 0, 3, 2, 0, 2, 1, 2, 0, 4, 1, 2, 1, 1, 0, 1, 2, 2, 3, 2, 2, 1, 2, 0, 0, 1, 1, 1, 1, 1, 2, 2, 2, 0, 2, 1, 1, 1, 2, 1, 3, 1, 0, 2, 2, 0, 1, 2, 0, 0, 0, 1, 2, 2, 4, 3, 6, 1, 0, 1, 1, 1, 5, 3, 2, 3, 3, 2, 4, 3, 2, 1, 0, 1, 1, 2, 3, 3, 2, 2, 3, 4, 0, 4, 4, 2, 1, 1, 0, 1, 2, 2, 4, 1, 1, 2, 0, 3, 2, 2, 1, 1, 0, 1, 0, 1, 2, 1, 2, 5, 1, 3, 2, 0, 2, 2, 3, 0, 1, 2, 0, 1, 2, 1, 1, 0, 1, 1, 1, 1, 3, 0, 0, 0, 3, 3, 3, 0, 3, 1, 1, 1, 1, 0, 1, 2, 2, 2, 2, 2, 0, 2, 2, 1, 1, 2, 2, 3, 1, 1, 3, 3, 1, 3, 3, 2, 1, 1, 5, 1, 0, 2, 0, 1, 1, 1, 1, 1, 3, 4, 1, 1, 3, 5, 1, 2, 2, 3, 1, 4, 3, 3, 2, 3, 1, 1, 0, 2, 1, 2, 1, 2, 1, 1, 1, 2, 1, 1, 0, 0, 1, 3, 0, 1, 0, 0, 1, 1, 1, 0, 1, 2, 2, 0, 0, 1, 1, 2, 2, 3, 2, 1, 1, 1, 2, 0, 3, 2, 2, 0, 1, 1, 2, 0, 1, 1, 3, 3, 1, 0, 0, 1, 1, 0, 1, 2, 1, 0, 3, 1, 2, 0, 0, 1, 2, 2, 1, 1, 4, 1, 2, 2, 3, 1, 3, 0, 1, 0, 0, 3, 1, 2, 2, 0, 2, 1, 2, 2, 1, 0, 3, 1, 1, 1, 0, 1, 1, 1, 2, 1, 2, 3, 1, 2, 2, 2, 2, 3, 2, 2, 1, 3, 1, 0, 2, 2, 2, 3, 1, 2, 3, 3, 0, 1, 4, 4, 1, 2, 4, 3, 2, 3, 3, 4, 4, 1, 3, 2, 1, 2, 2, 5, 3, 3, 2, 3, 3, 1, 3, 2, 2, 2, 0, 3, 0, 2, 0, 1, 0, 1, 1, 0, 1, 2, 3, 2, 1, 2, 3, 3, 7, 2, 0, 3, 1, 2, 1, 2, 1, 0, 4, 3, 0, 3, 3, 1, 1, 1, 2, 3, 2, 3, 6, 3, 5, 2, 2, 4, 2, 2, 2, 2, 2, 5, 1, 2, 4, 1, 3, 2, 2, 2, 3, 2, 4, 2, 1, 3, 1, 5, 2, 3, 1, 2, 1, 5, 2, 3, 2, 1, 2, 0, 0, 0, 2, 4, 1, 3, 3, 3, 2, 2, 2, 2, 2, 1, 3, 2, 1, 1, 1, 0, 2, 3, 1, 2, 1, 0, 0, 3, 2, 1, 3, 3, 0, 0, 2, 2, 2, 2, 3, 0, 2, 1, 2, 2, 1, 1, 0, 0, 2, 1, 0, 3, 2, 2, 3, 0, 2, 2, 1, 1, 2, 0, 3, 2, 1, 1, 1, 0, 2, 1, 4, 1, 0, 0, 0, 1, 1, 3, 2, 2, 1, 3, 1, 2, 2, 0, 1, 3, 1, 0, 2, 1, 2, 1, 3, 2, 3, 2, 1, 2, 1, 1, 2, 4, 1, 0, 0, 1, 3, 2, 1, 2, 1, 3, 2, 0, 2, 0, 6, 1, 1, 2, 4, 1, 3, 3, 0, 2, 4, 2, 1, 3, 3, 3, 3, 1, 3, 2, 3, 2, 2, 4, 3, 2, 3, 2, 3, 3, 2, 0, 3, 3, 3, 1, 2, 1, 1, 4, 2, 0, 1, 3, 2, 2, 1, 4, 3, 2, 1, 2, 1, 2, 3, 0, 0, 1, 0, 4, 2, 0, 0, 2, 1, 1, 2, 2, 2, 1, 1, 0, 1, 1, 0, 1, 2, 2, 1, 3, 4, 2, 4, 0, 2, 1, 2, 1, 1, 1, 1, 1, 1, 0, 2, 0, 1, 1, 2, 0, 1, 0, 0, 0, 0, 2, 3, 3, 2, 1, 1, 2, 2, 2, 1, 2, 2, 5, 3, 4, 3, 1, 0, 6, 2, 1, 3, 2, 1, 1, 2, 4, 2, 2, 3, 2, 2, 3, 1, 3, 2, 2, 2, 3, 0, 3, 2, 3, 1, 3, 3, 1, 0, 0, 1, 1, 3, 1, 1, 2, 0, 2, 4, 0, 3, 7, 1, 3, 1, 1, 0, 0, 1, 2, 1, 1, 3, 3, 0, 3, 1, 1, 2, 1, 4, 1, 2, 3, 1, 1, 2, 2, 1, 0, 0, 2, 2, 3, 1, 2, 3, 4, 5, 0, 1, 2, 1, 0, 1, 1, 4, 1, 3, 2, 1, 1, 4, 0, 1, 1, 3, 3, 2, 0, 1, 2, 2, 1, 1, 1, 0, 2, 2, 4, 1, 1, 2, 5, 2, 3, 3, 6, 4, 1, 6, 1, 3, 0, 2, 5, 3, 1, 1, 2, 2, 1, 0, 3, 0, 3, 1, 2, 2, 0, 1, 2, 1, 2, 2, 2, 3, 2, 1, 1, 0, 1, 1, 3, 1, 2, 1, 4, 1, 4, 1, 1, 0, 1, 1, 2, 3, 2, 2, 1, 1, 2, 0, 1, 0, 2, 2, 0, 3, 0, 1, 1, 3, 2, 3, 0, 1, 3, 1, 1, 3, 1, 1, 3, 5, 2, 0, 1, 2, 3, 2, 3, 0, 3, 1, 1, 3, 0, 2, 1, 0, 5, 1, 2, 1, 0, 2, 1, 0, 1, 2, 2, 1, 2, 1, 1, 2, 2, 2, 0, 0, 2, 3, 3, 1, 2, 0, 1, 0, 1, 3, 1, 2, 2, 1, 3, 1, 1, 5, 2, 2, 2, 3, 2, 1, 4, 2, 2, 1, 0, 3, 2, 1, 4, 1, 2, 1, 3, 3, 1, 3, 2, 1, 2, 1, 0, 1, 3, 1, 2, 2, 1, 0, 4, 1, 4, 1, 1, 1, 0, 1, 2, 5, 0, 2, 2, 0, 2, 2, 1, 3, 2, 0, 1, 2, 3, 1, 2, 0, 1, 3, 3, 3, 1, 1, 2, 1, 3, 1, 2, 1, 2, 1, 0, 3, 3, 2, 1, 3, 2, 1, 3, 1, 1, 1, 2, 2, 2, 0, 2, 2, 7, 0, 1, 3, 4, 0, 0, 2, 3, 2, 2, 1, 2, 3, 0, 1, 1, 1, 2, 2, 1, 1, 2, 2, 1, 1, 2, 2, 0, 4, 2, 3, 2, 2, 2, 0, 1, 1, 2, 0, 2, 0, 2, 2, 1, 1, 1, 2, 4, 3, 3, 4, 2, 0, 2, 2, 1, 2, 1, 1, 1, 2, 1, 1, 2, 1, 4, 2, 1, 1, 2, 1, 3, 1, 1, 3, 1, 3, 2, 3, 1, 1, 2, 4, 2, 2, 2, 2, 2, 1, 3, 1, 1, 3, 2, 1, 2, 2, 2, 2, 2, 3, 1, 1, 3, 0, 0, 1, 2, 3, 1, 1, 2, 0, 1, 1, 1, 1, 2, 2, 1, 1, 0, 4, 3, 5, 1, 3, 3, 2, 3, 3, 3, 2, 2, 1, 0, 2, 2, 0, 2, 0, 3, 1, 2, 2, 1, 1, 4, 1, 1, 1, 1, 4, 1, 2, 2, 2, 1, 2, 2, 0, 1, 2, 4, 2, 2, 1, 3, 1, 1, 0, 1, 2, 1, 3, 1, 3, 1, 1, 4, 5, 1, 0, 1, 3, 2, 2, 3, 1, 2, 0, 1, 1, 3, 4, 2, 1, 1, 0, 1, 2, 0, 2, 2, 0, 2, 2, 1, 2, 1, 3, 3, 1, 1, 2, 1, 3, 2, 3, 0, 5, 1, 2, 2, 1, 2, 1, 1, 1, 1, 2, 3, 1, 3, 1, 2, 4, 1, 0, 2, 1, 1, 2, 1, 3, 2, 0, 2, 1, 1, 0, 3, 0, 2, 2, 0, 1, 1, 2, 2, 1, 2, 2, 0, 2, 2, 3, 0, 2, 2, 0, 1, 2, 3, 2, 0, 0, 0, 2, 1, 1, 3, 5, 2, 3, 2, 1, 0, 2, 1, 5, 4, 2, 1, 4, 2, 0, 2, 2, 2, 1, 1, 0, 1, 2, 2, 2, 1, 1, 2, 1, 2, 2, 1, 2, 2, 3, 1, 1, 2, 3, 1, 1, 2, 0, 1, 0, 2, 5, 3, 2, 0, 4, 0, 0, 3, 1, 2, 2, 1, 0, 2, 0, 1, 1, 1, 2, 1, 1, 2, 3, 1, 2, 2, 1, 0, 1, 1, 1, 3, 1, 1, 1, 3, 1, 2, 3, 1, 4, 1, 2, 4, 1, 2, 2, 4, 2, 2, 3, 3, 3, 3, 0, 0, 3, 3, 0, 1, 4, 1, 1, 2, 0, 1, 1, 1, 3, 1, 0, 1, 2, 1, 3, 2, 1, 2, 1, 5, 1, 1, 0, 1, 2, 1, 1, 3, 3, 1, 3, 1, 1, 1, 2, 1, 3, 0, 4, 2, 1, 2, 3, 3, 0, 1, 2, 2, 2, 1, 3, 1, 1, 2, 2, 2, 0, 4, 1, 2, 3, 2, 1, 1, 3, 1, 5, 2, 0, 5, 2, 2, 1, 3, 1, 2, 3, 3, 2, 4, 1, 4, 1, 3, 1, 2, 2, 0, 2, 4, 1, 1, 1, 2, 2, 3, 2, 2, 2, 1, 2, 4, 1, 2, 3, 2, 3, 1, 3, 1, 1, 2, 4, 3, 1, 1, 1, 1, 1, 1, 0, 1, 0, 1, 2, 0, 2, 1, 0, 2, 4, 2, 2, 1, 1, 3, 0, 2, 2, 2, 0, 2, 2, 1, 2, 4, 3, 3, 1, 1, 3, 1, 0, 1, 3, 1, 0, 2, 2, 2, 2, 2, 1, 1, 0, 2, 2, 4, 4, 3, 2, 2, 2, 1, 2, 2, 2, 1, 3, 1, 2, 2, 1, 3, 3, 3, 2, 1, 3, 0, 2, 1, 3, 2, 1, 3, 3, 1, 3, 2, 0, 2, 4, 1, 2, 1, 2, 2, 0, 1, 3, 1, 3, 2, 2, 1, 1, 2, 1, 1, 3, 2, 1, 1, 1, 2, 1, 1, 4, 1, 3, 2, 1, 3, 0, 1, 0, 2, 2, 2, 1, 0, 1, 2, 2, 1, 2, 1, 5, 1, 2, 4, 1, 1, 2, 3, 1, 0, 2, 2, 2, 0, 1, 2, 1, 0, 3, 4, 2, 2, 2, 5, 2, 2, 2, 1, 3, 1, 1, 4, 1, 2, 2, 1, 1, 3, 1, 3, 3, 1, 1, 1, 2, 0, 1, 0, 0, 5, 1, 3, 1, 1, 1, 0, 1, 2, 1, 3, 1, 5, 0, 0, 4, 1, 2, 0, 1, 3, 1, 1, 3, 2, 1, 2, 2, 1, 2, 1, 3, 0, 4, 2, 3, 3, 2, 3, 2, 0, 0, 2, 1, 2, 3, 2, 0, 2, 0, 3, 0, 3, 2, 3, 4, 3, 2, 3, 2, 1, 2, 3, 3, 1, 1, 2, 1, 3, 2, 3, 1, 1, 2, 2, 3, 2, 3, 1, 2, 2, 3, 3, 1, 2, 1, 1, 0, 0, 3, 3, 4, 2, 2, 2, 1, 0, 0, 3, 1, 2, 3, 2, 1, 1, 1, 2, 1, 3, 1, 4, 3, 1, 1, 0, 3, 2, 3, 2, 0, 2, 1, 2, 4, 1, 0, 3, 2, 0, 2, 1, 3, 3, 2, 1, 3, 1, 1, 1, 2, 1, 2, 3, 1, 1, 0, 3, 3, 1, 2, 6, 2, 1, 4, 2, 1, 4, 3, 2, 1, 1, 3, 4, 2, 5, 4, 2, 2, 2, 3, 2, 2, 1, 4, 2, 2, 3, 1, 1, 3, 1, 2, 2, 2, 2, 2, 3, 1, 2, 1, 1, 4, 3, 1, 3, 2, 0, 4, 1, 4, 3, 0, 2, 2, 2, 1, 0, 1, 1, 2, 1, 1, 1, 4, 4, 2, 1, 2, 0, 2, 2, 3, 1, 0, 0, 1, 1, 5, 0, 2, 2, 4, 1, 4, 0, 3, 0, 2, 2, 3, 2, 2, 1, 2, 1, 2, 2, 0, 3, 2, 1, 2, 2, 1, 1, 0, 2, 3, 2, 0, 0, 3, 2, 3, 2, 2, 1, 2, 3, 4, 3, 4, 1, 0, 3, 3, 2, 2, 2, 0, 2, 0, 4, 3, 1, 3, 2, 1, 3, 2, 2, 1, 1, 1, 3, 1, 0, 2, 1, 2, 0, 2, 2, 2, 3, 1, 0, 2, 2, 1, 2, 2, 1, 0, 0, 0, 0, 1, 2, 1, 0, 1, 1, 1, 1, 0, 3, 2, 2, 1, 2, 2, 2, 0, 3, 3, 2, 2, 2, 0, 3, 3, 1, 2, 0, 2, 2, 2, 2, 2, 0, 2, 1, 2, 0, 2, 2, 1, 1, 1, 4, 1, 3, 2, 3, 1, 3, 3, 1, 2, 3, 2, 0, 0, 2, 4, 2, 2, 1, 0, 2, 3, 1, 4, 3, 4, 2, 4, 5, 3, 2, 6, 2, 1, 1, 1, 3, 1, 4, 0, 3, 3, 1, 3, 1, 4, 3, 2, 4, 1, 6, 0, 3, 1, 3, 3, 3, 3, 3, 1, 3, 3, 4, 4, 1, 5, 3, 4, 5, 4, 2, 1, 3, 2, 1, 3, 2, 1, 0, 2, 1, 3, 1, 1, 0, 2, 4, 2, 2, 2, 2, 1, 2, 1, 2, 1, 2, 2, 1, 0, 0, 1, 2, 1, 2, 2, 1, 3, 1, 1, 1, 0, 2, 2, 2, 1, 1, 2, 1, 2, 1, 0, 1, 4, 0, 2, 0, 1, 1, 0, 3, 2, 1, 3, 3, 1, 2, 2, 3, 0, 2, 2, 2, 2, 4, 3, 1, 2, 3, 2, 4, 3, 2, 2, 0, 2, 1, 2, 2, 3, 3, 2, 1, 4, 2, 1, 2, 2, 0, 2, 0, 0, 2, 3, 1, 1, 2, 5, 2, 2, 1, 2, 1, 0, 2, 2, 4, 2, 2, 1, 2, 3, 2, 1, 0, 3, 1, 1, 2, 1, 0, 1, 2, 2, 3, 2, 2, 4, 4, 1, 2, 3, 1, 1, 3, 2, 1, 1, 5, 1, 3, 1, 2, 2, 3, 0, 3, 1, 2, 4, 2, 2, 0, 0, 2, 1, 0, 4, 1, 3, 0, 2, 2, 1, 2, 0, 2, 5, 1, 2, 1, 1, 2, 4, 1, 1, 4, 2, 1, 1, 1, 2, 2, 1, 1, 2, 2, 1, 5, 3, 3, 2, 2, 1, 0, 2, 0, 1, 1, 2, 2, 3, 2, 0, 1, 1, 3, 5, 2, 2, 4, 0, 4, 1, 1, 1, 1, 4, 3, 3, 2, 2, 3, 2, 2, 2, 3, 2, 1, 1, 3, 1, 0, 0, 1, 5, 2, 1, 2, 1, 2, 2, 3, 3, 1, 1, 2, 1, 4, 0, 2, 1, 2, 2, 4, 0, 4, 3, 2, 1, 2, 4, 2, 4, 3, 3, 2, 1, 2, 2, 1, 3, 0, 1, 1, 1, 1, 0, 1, 1, 2, 5, 2, 0, 2, 3, 2, 3, 4, 1, 1, 3, 1, 1, 3, 1, 2, 2, 2, 3, 2, 1, 3, 1, 1, 2, 1, 2, 2, 1, 1, 3, 2, 2, 1, 0, 2, 1, 3, 1, 1, 2, 1, 2, 3, 1, 2, 4, 2, 0, 2, 2, 3, 3, 1, 2, 2, 3, 2, 1, 2, 1, 3, 0, 2, 0, 4, 1, 2, 2, 2, 2, 2, 4, 3, 0, 1, 3, 4, 3, 0, 1, 0, 2, 4, 2, 1, 3, 2, 4, 3, 4, 3, 3, 1, 1, 1, 2, 3, 1, 1, 5, 2, 3, 1, 1, 0, 1, 2, 1, 0, 0, 1, 4, 1, 4, 3, 0, 0, 1, 1, 1, 2, 2, 2, 2, 2, 2, 1, 5, 1, 1, 2, 1, 3, 1, 5, 1, 0, 3, 2, 1, 3, 1, 3, 1, 2, 2, 2, 4, 1, 3, 0, 3, 2, 2, 2, 3, 1, 2, 0, 0, 2, 4, 1, 0, 3, 3, 0, 1, 2, 2, 0, 3, 2, 2, 2, 3, 1, 3, 3, 1, 0, 2, 2, 0, 2, 1, 1, 2, 1, 1, 5, 4, 1, 2, 1, 4, 3, 1, 1, 1, 4, 3, 2, 2, 4, 3, 3, 1, 0, 3, 3, 1, 3, 3, 2, 0, 2, 3, 4, 4, 2, 3, 1, 3, 1, 0, 0, 0, 3, 2, 4, 1, 3, 2, 1, 2, 1, 0, 0, 3, 3, 2, 3, 0, 1, 3, 1, 2, 3, 0, 2, 2, 1, 2, 2, 2, 3, 1, 3, 1, 1, 2, 0, 2, 2, 3, 2, 2, 2, 2, 1, 0, 1, 1, 1, 1, 3, 4, 1, 2, 1, 0, 1, 4, 0, 2, 0, 1, 0, 1, 2, 4, 1, 3, 2, 4, 0, 4, 1, 1, 3, 3, 2, 3, 1, 3, 3, 1, 3, 0, 1, 2, 1, 0, 3, 0, 2, 0, 2, 0, 1, 2, 3, 2, 2, 2, 1, 4, 2, 2, 5, 2, 3, 1, 3, 2, 2, 2, 2, 0, 0, 3, 4, 2, 1, 3, 1, 0, 2, 0, 2, 2, 1, 1, 2, 0, 1, 0, 0, 0, 5, 4, 4, 2, 0, 0, 1, 2, 3, 1, 0, 2, 0, 0, 4, 0, 3, 1, 0, 3, 2, 0, 3, 2, 1, 2, 0, 1, 0, 1, 1, 5, 1, 1, 2, 1, 0, 2, 0, 0, 1, 1, 2, 4, 0, 2, 3, 2, 2, 2, 1, 3, 2, 1, 0, 2, 1, 1, 1, 1, 1, 3, 2, 3, 4, 4, 1, 0, 0, 0, 3, 1, 3, 1, 3, 2, 3, 1, 1, 2, 1, 3, 0, 4, 3, 3, 1, 2, 2, 1, 1, 4, 1, 1, 4, 4, 1, 3, 2, 2, 2, 1, 2, 2, 3, 3, 3, 1, 0, 2, 3, 1, 3, 2, 1, 2, 2, 1, 0, 2, 2, 1, 1, 4, 2, 1, 1, 2, 1, 1, 2, 1, 2, 2, 2, 1, 3, 1, 3, 3, 3, 2, 2, 1, 2, 3, 4, 2, 1, 1, 2, 0, 1, 2, 2, 4, 2, 1, 1, 4, 0, 3, 3, 2, 3, 3, 1, 0, 1, 3, 2, 0, 1, 3, 1, 1, 4, 4, 2, 2, 2, 1, 4, 3, 2, 1, 0, 0, 0, 1, 1, 1, 5, 0, 1, 3, 0, 1, 3, 2, 2, 0, 2, 1, 1, 4, 0, 0, 0, 2, 1, 1, 2, 0, 2, 2, 1, 1, 1, 3, 1, 0, 0, 2, 1, 0, 0, 2, 0, 1, 1, 3, 1, 0, 1, 1, 2, 0, 1, 1, 1, 0, 0, 2, 1, 1, 2, 1, 2, 3, 0, 2, 3, 0, 0, 2, 0, 2, 1, 1, 0, 1, 0, 3, 1, 0, 0, 3, 1, 1, 2, 1, 1, 3, 2, 1, 3, 0, 2, 1, 0, 2, 1, 1, 3, 2, 3, 0, 0, 1, 0, 0, 0, 0, 2, 0, 0, 1, 0, 2, 1, 0, 1, 0, 0, 0, 0, 0, 1, 4, 3, 1, 0, 1, 0, 2, 1, 3, 1, 3, 2, 0, 2, 1, 2, 2, 1, 0, 0, 0, 1, 2, 1, 2, 0, 0, 2, 1, 2, 1, 2, 1, 3, 2, 0, 3, 1, 0, 0, 0, 1, 1, 1, 3, 1, 0, 2, 1, 1, 1, 1, 1, 1, 1, 1, 2, 3, 3, 2, 1, 3, 0, 3, 3, 1, 1, 2, 2, 0, 0, 0, 0, 0, 4, 0, 0, 0, 2, 1, 3, 2, 4, 2, 3, 1, 5, 2, 1, 3, 4, 4, 2, 1, 1, 3, 2, 2, 5, 3, 1, 1, 3, 4, 3, 1, 1, 3, 0, 3, 2, 3, 2, 4, 2, 3, 5, 1, 4, 2, 1, 6, 4, 0, 1, 2, 0, 2, 3, 3, 2, 2, 1, 4, 0, 2, 4, 2, 2, 0, 2, 5, 2, 0, 2, 2, 3, 1, 2, 5, 0, 2, 2, 3, 2, 1, 3, 2, 2, 2, 3, 2, 3, 3, 1, 0, 2, 1, 2, 0, 0, 2, 3, 2, 0, 2, 1, 4, 0, 1, 2, 1, 2, 4, 4, 3, 2, 1, 1, 0, 3, 1, 2, 0, 1, 2, 1, 1, 2, 3, 0, 3, 1, 4, 1, 1, 1, 3, 2, 3, 0, 3, 1, 3, 3, 2, 5, 2, 5, 2, 0, 0, 3, 0, 2, 3, 1, 2, 3, 2, 3, 4, 0, 2, 2, 2, 1, 2, 3, 2, 1, 1, 3, 2, 4, 1, 3, 3, 2, 2, 1, 1, 1, 2, 2, 3, 0, 2, 2, 1, 5, 3, 1, 3, 2, 1, 2, 2, 0, 2, 2, 3, 3, 1, 3, 0, 3, 0, 2, 1, 2, 3, 3, 1, 2, 0, 1, 2, 1, 2, 3, 3, 4, 2, 2, 4, 2, 4, 1, 1, 5, 2, 5, 1, 2, 2, 2, 0, 3, 0, 0, 3, 2, 0, 3, 1, 2, 0, 3, 2, 1, 2, 1, 1, 2, 2, 2, 1, 3, 0, 2, 4, 0, 2, 1, 3, 0, 2, 2, 3, 1, 2, 1, 2, 4, 2, 2, 3, 4, 0, 1, 2, 0, 0, 1, 5, 2, 2, 3, 3, 2, 2, 0, 2, 0, 3, 2, 2, 1, 3, 5, 2, 4, 4, 2, 3, 2, 3, 3, 3, 1, 3, 1, 3, 0, 3, 2, 2, 1, 3, 1, 2, 3, 2, 4, 1, 4, 2, 3, 2, 0, 2, 1, 1, 2, 2, 4, 1, 2, 1, 3, 2, 2, 1, 1, 1, 1, 1, 3, 2, 3, 2, 1, 1, 1, 2, 3, 2, 0, 1, 3, 1, 1, 6, 1, 0, 1, 1, 2, 2, 2, 4, 2, 2, 3, 1, 2, 4, 1, 2, 0, 2, 1, 4, 2, 1, 3, 2, 0, 1, 1, 2, 1, 2, 3, 0, 3, 2, 1, 0, 4, 1, 2, 4, 3, 3, 2, 2, 1, 1, 3, 1, 6, 2, 3, 1, 4, 0, 2, 3, 2, 1, 3, 4, 0, 3, 1, 2, 1, 1, 2, 4, 0, 1, 0, 0, 4, 3, 3, 0, 4, 4, 1, 2, 3, 1, 2, 2, 1, 4, 1, 3, 3, 1, 1, 3, 0, 0, 0, 0, 1, 3, 2, 2, 0, 1, 2, 3, 1, 1, 0, 0, 3, 0, 1, 3, 2, 1, 0, 1, 5, 2, 0, 2, 2, 3, 1, 3, 3, 2, 1, 1, 3, 0, 2, 1, 1, 3, 2, 2, 3, 0, 3, 1, 0, 3, 2, 1, 2, 2, 1, 2, 3, 2, 1, 0, 2, 1, 0, 3, 2, 1, 1, 0, 1, 1, 2, 3, 1, 0, 5, 2, 2, 2, 2, 1, 2, 2, 2, 2, 4, 1, 2, 2, 0, 1, 3, 3, 0, 3, 3, 2, 1, 4, 2, 3, 2, 1, 3, 1, 1, 0, 0, 2, 3, 3, 3, 1, 2, 5, 0, 3, 2, 3, 2, 3, 2, 2, 2, 1, 1, 0, 1, 3, 2, 2, 1, 1, 2, 0, 3, 0, 3, 2, 1, 1, 4, 1, 3, 3, 2, 2, 2, 1, 2, 1, 0, 1, 2, 2, 2, 1, 2, 0, 4, 1, 2, 2, 2, 1, 1, 2, 4, 0, 2, 4, 2, 0, 2, 2, 2, 1, 0, 4, 3, 2, 2, 4, 1, 1, 3, 2, 1, 1, 2, 1, 2, 1, 2, 2, 1, 0, 1, 1, 1, 4, 3, 4, 3, 2, 2, 4, 3, 1, 0, 1, 1, 2, 3, 1, 3, 0, 1, 0, 1, 2, 0, 3, 1, 1, 1, 2, 3, 0, 2, 2, 1, 2, 0, 1, 3, 1, 1, 3, 2, 2, 1, 0, 2, 3, 1, 0, 1, 4, 2, 2, 0, 2, 4, 2, 2, 2, 3, 2, 2, 1, 3, 2, 2, 3, 2, 0, 1, 2, 1, 2, 2, 1, 3, 1, 3, 1, 3, 1, 1, 2, 0, 3, 2, 2, 1, 0, 2, 3, 1, 1, 2, 2, 1, 3, 2, 0, 4, 0, 4, 2, 1, 2, 1, 0, 0, 1, 2, 2, 1, 2, 0, 0, 1, 1, 2, 0, 1, 4, 2, 5, 2, 1, 1, 3, 3, 3, 2, 2, 1, 2, 0, 2, 1, 2, 3, 1, 2, 2, 3, 4, 1, 3, 0, 2, 3, 2, 4, 0, 0, 0, 1, 3, 2, 3, 3, 1, 1, 1, 2, 1, 1, 0, 1, 4, 2, 2, 3, 0, 2, 2, 2, 1, 1, 0, 3, 3, 2, 2, 2, 1, 2, 5, 1, 1, 1, 2, 0, 2, 2, 0, 1, 4, 3, 1, 2, 0, 3, 2, 0, 1, 1, 3, 1, 1, 1, 1, 1, 1, 2, 0, 2, 3, 2, 3, 1, 2, 0, 2, 0, 3, 1, 1, 1, 3, 0, 0, 3, 2, 1, 1, 4, 2, 2, 2, 3, 2, 3, 2, 2, 1, 2, 3, 1, 3, 0, 1, 2, 3, 0, 1, 3, 1, 4, 1, 5, 4, 1, 4, 1, 2, 4, 4, 2, 2, 2, 1, 1, 2, 1, 3, 3, 1, 1, 1, 2, 4, 1, 3, 1, 1, 4, 1, 1, 1, 2, 0, 3, 1, 2, 1, 3, 0, 1, 2, 2, 1, 2, 2, 2, 3, 2, 2, 2, 2, 0, 1, 1, 2, 2, 0, 0, 2, 3, 5, 2, 6, 2, 3, 4, 2, 1, 2, 0, 4, 1, 2, 3, 5, 0, 3, 1, 1, 0, 2, 0, 0, 1, 1, 1, 1, 0, 0, 4, 1, 0, 2, 2, 3, 1, 1, 2, 2, 1, 2, 4, 0, 0, 1, 3, 1, 2, 3, 2, 0, 1, 1, 5, 3, 1, 2, 0, 1, 4, 1, 2, 0, 0, 0, 2, 1, 4, 1, 1, 2, 0, 1, 2, 1, 2, 2, 0, 1, 1, 2, 0, 0, 0, 1, 0, 0, 0, 0, 2, 1, 2, 3, 2, 1, 0, 1, 3, 1, 1, 2, 1, 2, 2, 2, 1, 1, 3, 1, 2, 3, 2, 2, 3, 4, 0, 4, 0, 1, 0, 2, 2, 1, 2, 3, 0, 1, 0, 0, 1, 0, 1, 2, 2, 1, 2, 0, 1, 2, 0, 2, 1, 0, 0, 0, 2, 2, 2, 1, 1, 1, 0, 1, 0, 2, 1, 1, 3, 2, 3, 2, 0, 0, 2, 2, 3, 0, 2, 1, 0, 6, 1, 0, 1, 1, 2, 2, 0, 3, 1, 3, 2, 0, 3, 1, 0, 0, 2, 4, 1, 2, 3, 0, 0, 3, 0, 1, 3, 2, 0, 0, 0, 2, 2, 0, 2, 1, 1, 0, 0, 0, 2, 1, 3, 0, 3, 2, 2, 1, 1, 2, 1, 2, 3, 1, 3, 1, 2, 2, 1, 1, 1, 1, 0, 1, 1, 1, 2, 2, 5, 1, 1, 1, 1, 1, 1, 1, 1, 2, 1, 2, 0, 2, 2, 2, 1, 1, 1, 0, 3, 2, 2, 4, 0, 1, 0, 2, 0, 2, 2, 1, 1, 1, 0, 0, 0, 3, 1, 1, 1, 4, 2, 2, 1, 0, 3, 0, 1, 1, 3, 1, 1, 3, 2, 2, 3, 2, 2, 2, 0, 2, 2, 1, 3, 1, 2, 1, 0, 1, 2, 1, 1, 1, 1, 1, 1, 1, 2, 1, 1, 1, 2, 0, 1, 0, 2, 3, 2, 1, 1, 1, 3, 1, 3, 0, 2, 1, 1, 0, 1, 2, 1, 0, 1, 1, 4, 0, 1, 2, 0, 2, 1, 1, 2, 1, 1, 3, 2, 1, 3, 1, 0, 1, 0, 1, 3, 0, 2, 2, 1, 2, 2, 1, 4, 1, 1, 2, 2, 0, 2, 0, 2, 1, 1, 3, 1, 2, 0, 0, 1, 1, 3, 2, 2, 0, 0, 0, 0, 2, 2, 2, 1, 2, 2, 0, 1, 0, 1, 0, 2, 1, 2, 0, 3, 3, 1, 0, 0, 1, 2, 1, 1, 1, 0, 0, 1, 3, 3, 1, 1, 0, 2, 0, 0, 1, 0, 0, 0, 2, 0, 0, 1, 3, 0, 1, 0, 1, 1, 2, 0, 1, 2, 0, 3, 1, 1, 0, 3, 1, 3, 1, 0, 2, 2, 2, 0, 2, 1, 0, 2, 0, 2, 1, 0, 1, 0, 1, 3, 0, 1, 0, 2, 0, 0, 1, 0, 2, 0, 0, 2, 2, 1, 1, 3, 2, 0, 0, 0, 0, 0, 1, 1, 0, 0, 1, 0, 1, 1, 1, 1, 1, 1, 1, 1, 2, 4, 0, 2, 3, 2, 0, 1, 2, 3, 2, 3, 2, 1, 0, 1, 0, 3, 0, 1, 0, 1, 1, 1, 2, 3, 2, 2, 1, 1, 1, 6, 2, 2, 2, 0, 0, 0, 2, 0, 1, 4, 2, 3, 2, 1, 2, 1, 1, 0, 2, 1, 2, 5, 1, 2, 1, 3, 2, 1, 0, 2, 1, 1, 1, 3, 1, 1, 0, 1, 3, 1, 1, 3, 2, 2, 0, 2, 1, 1, 3, 0, 1, 5, 1, 3, 0, 2, 2, 2, 0, 2, 3, 2, 1, 1, 1, 0, 1, 1, 3, 0, 1, 2, 2, 2, 2, 1, 1, 2, 1, 3, 2, 1, 2, 1, 2, 1, 2, 2, 4, 1, 2, 2, 2, 0, 3, 2, 3, 1, 2, 0, 3, 3, 3, 4, 1, 0, 2, 1, 2, 0, 1, 2, 2, 3, 2, 3, 2, 3, 1, 3, 2, 1, 2, 4, 0, 1, 2, 1, 1, 3, 2, 1, 3, 1, 1, 0, 2, 3, 2, 1, 3, 3, 1, 0, 1, 2, 1, 1, 3, 0, 3, 1, 4, 3, 0, 2, 2, 0, 2, 3, 3, 1, 3, 1, 2, 1, 3, 4, 1, 2, 0, 3, 1, 4, 4, 1, 2, 3, 1, 1, 2, 0, 2, 0, 2, 2, 3, 0, 0, 2, 1, 2, 3, 0, 1, 1, 3, 0, 2, 1, 2, 5, 1, 0, 3, 0, 2, 2, 1, 4, 5, 3, 4, 2, 2, 1, 3, 0, 1, 0, 3, 3, 1, 2, 2, 2, 1, 1, 1, 0, 3, 4, 1, 1, 1, 1, 2, 3, 2, 4, 0, 2, 1, 0, 3, 2, 2, 1, 3, 4, 3, 3, 2, 2, 1, 0, 0, 3, 3, 1, 2, 1, 2, 2, 3, 1, 3, 1, 3, 2, 2, 3, 3, 1, 1, 2, 4, 3, 1, 2, 1, 0, 2, 2, 0, 2, 2, 3, 3, 2, 0, 3, 1, 2, 0, 1, 1, 1, 1, 0, 3, 3, 0, 2, 1, 2, 0, 3, 3, 3, 4, 0, 1, 2, 2, 1, 0, 1, 5, 4, 3, 2, 2, 5, 1, 3, 0, 3, 2, 2, 1, 1, 3, 3, 0, 0, 2, 1, 3, 3, 5, 3, 2, 1, 1, 0, 2, 1, 0, 2, 3, 1, 1, 1, 0, 3, 1, 2, 2, 2, 4, 0, 1, 0, 0, 4, 2, 3, 3, 1, 2, 0, 3, 1, 3, 1, 1, 2, 1, 1, 1, 2, 1, 1, 1, 1, 3, 4, 2, 2, 3, 3, 1, 1, 2, 2, 4, 3, 2, 2, 1, 1, 1, 0, 3, 3, 0, 2, 0, 2, 0, 1, 1, 4, 2, 2, 2, 3, 2, 3, 2, 2, 5, 1, 2, 1, 1, 0, 3, 3, 3, 1, 2, 1, 1, 0, 2, 2, 1, 1, 1, 3, 2, 2, 2, 2, 0, 2, 1, 2, 1, 1, 3, 1, 1, 3, 1, 0, 3, 0, 4, 0, 2, 0, 2, 4, 1, 3, 1, 0, 0, 2, 1, 1, 2, 2, 1, 3, 2, 0, 0, 1, 0, 5, 2, 6, 1, 2, 1, 1, 1, 0, 2, 4, 1, 2, 2, 2, 1, 2, 1, 2, 0, 1, 2, 3, 3, 3, 1, 1, 3, 1, 4, 1, 4, 1, 1, 2, 0, 1, 3, 2, 0, 1, 2, 0, 3, 1, 2, 2, 0, 3, 1, 3, 2, 1, 1, 2, 2, 2, 0, 3, 2, 3, 1, 3, 0, 3, 1, 0, 1, 1, 0, 2, 2, 1, 1, 1, 1, 1, 1, 1, 2, 1, 3, 1, 2, 1, 1, 2, 1, 0, 0, 2, 1, 1, 0, 1, 2, 0, 1, 0, 3, 1, 0, 5, 2, 6, 2, 0, 2, 2, 1, 2, 2, 3, 1, 1, 0, 3, 1, 1, 4, 0, 1, 1, 2, 3, 3, 0, 2, 2, 0, 4, 1, 1, 2, 1, 3, 2, 3, 1, 4, 3, 2, 1, 1, 2, 1, 1, 1, 3, 2, 1, 3, 1, 2, 0, 2, 3, 0, 1, 0, 0, 0, 1, 4, 2, 0, 2, 4, 1, 2, 3, 1, 1, 1, 0, 4, 4, 1, 2, 2, 2, 6, 0, 0, 1, 2, 0, 2, 0, 2, 6, 2, 4, 2, 1, 1, 2, 1, 1, 1, 2, 3, 5, 2, 2, 2, 1, 2, 2, 0, 3, 3, 1, 2, 1, 1, 0, 1, 1, 1, 2, 2, 0, 0, 2, 2, 3, 1, 2, 2, 1, 1, 2, 2, 1, 4, 2, 0, 2, 3, 2, 1, 0, 3, 4, 0, 4, 2, 4, 1, 4, 2, 3, 3, 1, 1, 3, 3, 3, 2, 2, 2, 1, 2, 4, 1, 2, 1, 1, 1, 2, 2, 1, 0, 2, 4, 1, 1, 2, 4, 0, 4, 3, 2, 1, 2, 2, 2, 2, 1, 3, 1, 2, 3, 1, 2, 4, 2, 0, 2, 2, 1, 2, 1, 3, 4, 4, 1, 2, 2, 4, 1, 2, 1, 0, 3, 0, 1, 0, 1, 4, 1, 1, 2, 2, 1, 2, 1, 3, 5, 0, 1, 1, 2, 2, 1, 2, 1, 4, 3, 2, 2, 1, 0, 2, 1, 2, 2, 2, 0, 3, 2, 1, 3, 2, 1, 3, 3, 5, 2, 1, 4, 2, 0, 3, 2, 1, 1, 0, 2, 2, 1, 2, 2, 3, 1, 3, 2, 2, 2, 2, 2, 3, 2, 3, 2, 3, 3, 1, 2, 1, 3, 3, 3, 3, 3, 2, 1, 3, 3, 2, 4, 1, 2, 1, 3, 1, 1, 2, 2, 1, 4, 1, 2, 1, 2, 1, 3, 1, 3, 2, 1, 2, 1, 2, 3, 2, 2, 1, 1, 2, 1, 4, 3, 0, 5, 3, 1, 1, 1, 1, 3, 2, 0, 1, 1, 1, 1, 2, 3, 2, 0, 3, 1, 2, 1, 1, 2, 1, 2, 3, 1, 2, 2, 2, 4, 2, 1, 2, 3, 2, 3, 1, 1, 3, 3, 3, 4, 4, 3, 4, 1, 4, 6, 0, 5, 2, 3, 3, 0, 1, 1, 1, 0, 3, 0, 3, 2, 2, 1, 1, 1, 2, 1, 2, 5, 4, 1, 4, 0, 3, 3, 4, 5, 1, 1, 3, 5, 5, 1, 2, 2, 1, 1, 2, 1, 6, 5, 4, 2, 3, 2, 1, 1, 3, 4, 2, 3, 3, 4, 3, 3, 2, 1, 0, 4, 3, 1, 3, 2, 0, 4, 1, 2, 0, 4, 1, 1, 4, 1, 2, 2, 2, 2, 0, 2, 3, 3, 2, 3, 3, 4, 2, 5, 3, 3, 2, 2, 1, 0, 1, 3, 6, 2, 4, 3, 1, 1, 4, 4, 4, 3, 2, 1, 3, 5, 1, 1, 2, 3, 4, 2, 1, 3, 1, 3, 1, 1, 1, 5, 1, 2, 3, 3, 3, 4, 1, 3, 2, 4, 3, 2, 2, 2, 1, 3, 4, 3, 3, 2, 0, 2, 2, 1, 1, 4, 1, 5, 2, 3, 4, 6, 2, 1, 5, 2, 1, 5, 3, 2, 2, 4, 2, 3, 0, 0, 4, 5, 2, 1, 4, 1, 3, 2, 2, 1, 3, 3, 3, 3, 1, 2, 3, 5, 1, 1, 2, 0, 3, 2, 3, 2, 3, 2, 2, 3, 4, 0, 3, 3, 2, 1, 4, 4, 1, 2, 1, 3, 1, 3, 2, 4, 1, 1, 3, 4, 3, 3, 1, 4, 6, 1, 2, 1, 2, 3, 3, 3, 2, 3, 1, 1, 4, 1, 1, 2, 2, 2, 3, 3, 1, 4, 2, 2, 1, 1, 3, 2, 2, 2, 4, 2, 3, 2, 1, 0, 1, 5, 3, 2, 1, 3, 3, 2, 1, 3, 1, 5, 1, 2, 1, 2, 2, 1, 2, 2, 3, 0, 0, 1, 1, 2, 0, 2, 2, 0, 1, 0, 2, 0, 3, 3, 1, 2, 1, 4, 4, 3, 2, 4, 3, 1, 4, 2, 1, 3, 1, 1, 1, 2, 3, 2, 1, 1, 1, 2, 2, 4, 2, 4, 2, 2, 2, 2, 2, 1, 4, 4, 1, 0, 2, 3, 2, 0, 2, 2, 1, 4, 1, 1, 1, 2, 3, 2, 4, 2, 1, 1, 1, 1, 1, 2, 2, 0, 2, 3, 2, 4, 3, 3, 2, 3, 1, 3, 2, 2, 3, 2, 1, 2, 1, 1, 4, 1, 3, 2, 3, 1, 1, 3, 0, 1, 4, 1, 1, 4, 3, 2, 2, 3, 5, 3, 2, 0, 2, 2, 3, 1, 3, 2, 2, 2, 2, 1, 0, 1, 2, 2, 1, 2, 2, 3, 3, 1, 4, 3, 1, 2, 2, 1, 1, 2, 3, 3, 4, 4, 1, 3, 3, 3, 0, 2, 0, 1, 4, 0, 2, 3, 2, 0, 1, 1, 1, 3, 4, 0, 1, 1, 2, 4, 1, 3, 2, 1, 1, 2, 2, 2, 2, 2, 3, 1, 1, 1, 2, 1, 2, 1, 0, 1, 1, 1, 1, 1, 1, 3, 5, 3, 1, 1, 2, 1, 0, 3, 1, 0, 2, 1, 4, 3, 3, 1, 0, 3, 3, 4, 3, 5, 2, 0, 3, 3, 5, 3, 1, 2, 2, 2, 2, 3, 2, 5, 3, 0, 4, 2, 3, 2, 3, 2, 2, 1, 2, 3, 2, 3, 0, 1, 1, 3, 2, 2, 2, 3, 3, 1, 2, 3, 1, 3, 3, 1, 2, 1, 0, 3, 2, 4, 2, 2, 3, 3, 0, 1, 0, 2, 1, 2, 2, 0, 0, 2, 2, 1, 2, 5, 3, 4, 3, 1, 1, 1, 1, 3, 3, 2, 1, 2, 1, 2, 3, 1, 2, 1, 1, 3, 0, 1, 1, 1, 2, 0, 0, 2, 5, 4, 5, 4, 2, 2, 2, 1, 1, 4, 2, 1, 2, 0, 2, 2, 4, 3, 4, 5, 2, 1, 2, 3, 1, 1, 2, 2, 1, 2, 2, 2, 1, 1, 2, 2, 0, 2, 2, 1, 3, 1, 1, 4, 1, 3, 0, 5, 1, 1, 2, 0, 3, 0, 1, 1, 3, 0, 3, 2, 1, 1, 1, 2, 3, 2, 2, 0, 1, 1, 1, 4, 1, 2, 1, 2, 2, 2, 2, 2, 3, 0, 1, 1, 2, 2, 2, 2, 1, 1, 2, 2, 3, 3, 2, 1, 1, 3, 3, 3, 1, 0, 2, 0, 2, 0, 3, 3, 1, 1, 3, 1, 1, 1, 3, 2, 1, 0, 2, 2, 1, 2, 0, 2, 1, 5, 1, 2, 1, 0, 2, 4, 1, 1, 2, 4, 1, 1, 2, 3, 2, 2, 2, 2, 1, 1, 2, 1, 2, 0, 4, 3, 1, 2, 4, 1, 0, 2, 2, 3, 2, 1, 2, 0, 3, 3, 2, 2, 0, 2, 1, 2, 2, 1, 5, 2, 0, 2, 4, 3, 3, 2, 2, 1, 3, 3, 1, 3, 1, 1, 3, 0, 3, 1, 0, 4, 1, 2, 2, 0, 6, 1, 1, 4, 1, 1, 1, 4, 1, 2, 4, 1, 3, 3, 1, 0, 1, 2, 1, 2, 2, 2, 2, 1, 2, 3, 1, 1, 1, 4, 0, 1, 0, 2, 2, 0, 2, 3, 0, 1, 1, 2, 1, 0, 2, 2, 4, 4, 1, 1, 0, 2, 3, 1, 2, 3, 1, 3, 2, 0, 1, 2, 2, 1, 2, 0, 2, 5, 3, 1, 2, 2, 1, 1, 2, 4, 2, 3, 1, 0, 2, 3, 2, 2, 1, 1, 4, 2, 4, 2, 2, 4, 1, 1, 2, 2, 3, 2, 3, 1, 3, 1, 2, 2, 1, 3, 2, 3, 1, 4, 3, 0, 1, 2, 1, 2, 2, 1, 2, 1, 1, 3, 1, 1, 3, 3, 2, 0, 1, 1, 0, 3, 1, 2, 2, 0, 1, 1, 1, 2, 1, 0, 1, 3, 1, 1, 1, 0, 4, 0, 1, 4, 2, 2, 0, 1, 1, 2, 2, 0, 0, 1, 1, 1, 0, 3, 4, 0, 1, 2, 1, 3, 1, 1, 0, 0, 1, 1, 2, 1, 1, 4, 1, 1, 1, 1, 1, 0, 0, 3, 0, 1, 2, 1, 2, 1, 2, 0, 0, 2, 2, 2, 2, 3, 0, 1, 2, 1, 3, 0, 3, 1, 0, 2, 2, 1, 3, 2, 1, 1, 1, 1, 0, 2, 1, 0, 3, 2, 1, 1, 3, 1, 1, 2, 1, 1, 0, 1, 2, 1, 2, 3, 4, 0, 1, 0, 1, 0, 3, 2, 2, 1, 1, 1, 2, 1, 2, 1, 1, 1, 1, 4, 0, 0, 2, 1, 0, 1, 0, 0, 2, 1, 2, 1, 1, 3, 2, 1, 5, 1, 1, 0, 2, 0, 1, 1, 1, 1, 0, 2, 0, 1, 2, 1, 2, 3, 2, 0, 3, 2, 2, 2, 2, 0, 2, 2, 1, 1, 4, 4, 2, 0, 1, 0, 0, 1, 2, 2, 4, 0, 0, 3, 3, 2, 2, 3, 2, 3, 2, 1, 1, 3, 3, 4, 1, 4, 3, 0, 3, 2, 2, 2, 4, 2, 3, 0, 6, 2, 1, 3, 3, 0, 1, 2, 3, 4, 2, 1, 3, 1, 2, 1, 1, 5, 1, 1, 1, 0, 1, 0, 1, 2, 0, 2, 3, 1, 2, 1, 0, 1, 1, 1, 0, 0, 0, 1, 2, 0, 1, 0, 1, 0, 0, 2, 2, 4, 1, 3, 3, 3, 2, 2, 1, 3, 1, 0, 1, 1, 3, 1, 1, 2, 3, 0, 1, 2, 3, 3, 0, 0, 2, 1, 2, 2, 2, 2, 4, 5, 3, 3, 3, 2, 3, 4, 0, 2, 5, 2, 2, 3, 0, 1, 2, 2, 3, 1, 2, 2, 3, 1, 4, 1, 3, 1, 1, 3, 1, 2, 1, 1, 1, 2, 4, 2, 3, 1, 1, 1, 2, 1, 0, 1, 2, 2, 0, 0, 2, 2, 2, 2, 1, 0, 0, 0, 3, 0, 3, 0, 2, 1, 2, 0, 2, 2, 0, 2, 2, 1, 1, 3, 2, 5, 2, 0, 1, 1, 3, 2, 4, 3, 2, 3, 2, 1, 1, 0, 3, 4, 2, 1, 3, 2, 3, 2, 3, 1, 2, 1, 3, 2, 2, 2, 2, 0, 1, 6, 3, 3, 2, 2, 1, 3, 3, 0, 1, 0, 2, 4, 1, 0, 4, 1, 2, 1, 1, 0, 0, 2, 0, 3, 0, 1, 2, 3, 5, 1, 2, 1, 4, 1, 1, 2, 1, 2, 0, 1, 2, 0, 2, 0, 2, 4, 0, 3, 2, 1, 2, 2, 3, 2, 3, 2, 0, 0, 1, 3, 1, 2, 2, 4, 1, 7, 2, 1, 0, 4, 1, 1, 4, 2, 3, 1, 3, 1, 2, 2, 1, 2, 3, 2, 1, 2, 2, 1, 1, 3, 1, 1, 1, 2, 3, 0, 0, 0, 3, 2, 2, 1, 1, 1, 1, 1, 2, 3, 2, 2, 3, 1, 1, 2, 1, 1, 2, 0, 2, 2, 3, 3, 1, 0, 1, 2, 2, 2, 0, 2, 3, 0, 0, 2, 0, 0, 2, 2, 1, 1, 1, 1, 1, 3, 1, 3, 1, 2, 3, 1, 3, 3, 2, 1, 1, 3, 3, 5, 1, 3, 1, 2, 1, 3, 2, 1, 1, 0, 0, 2, 0, 1, 2, 2, 3, 1, 2, 2, 2, 2, 3, 0, 0, 2, 2, 2, 2, 1, 1, 3, 1, 2, 0, 1, 2, 1, 0, 4, 4, 1, 3, 1, 1, 2, 1, 4, 1, 3, 1, 2, 1, 2, 1, 2, 0, 1, 0, 2, 1, 2, 1, 1, 2, 0, 2, 3, 3, 2, 1, 3, 0, 0, 1, 5, 0, 2, 0, 2, 3, 0, 1, 0, 1, 1, 2, 2, 1, 1, 4, 5, 3, 0, 4, 2, 1, 2, 0, 1, 3, 0, 2, 2, 1, 1, 3, 2, 3, 5, 3, 1, 2, 4, 1, 3, 3, 1, 1, 1, 2, 1, 1, 3, 1, 1, 1, 0, 1, 0, 1, 2, 2, 2, 1, 2, 1, 0, 0, 0, 1, 2, 1, 2, 3, 2, 2, 1, 1, 5, 0, 3, 1, 0, 1, 2, 2, 1, 1, 2, 1, 4, 3, 1, 1, 1, 2, 0, 2, 2, 3, 1, 2, 0, 1, 2, 0, 2, 2, 2, 4, 1, 1, 0, 1, 1, 2, 1, 2, 1, 1, 4, 2, 2, 4, 3, 0, 0, 0, 2, 1, 1, 2, 2, 1, 0, 2, 0, 2, 2, 0, 1, 4, 0, 4, 3, 0, 2, 0, 1, 1, 0, 1, 2, 1, 1, 2, 0, 1, 3, 1, 3, 2, 2, 1, 0, 2, 0, 3, 0, 1, 2, 1, 1, 0, 0, 1, 2, 0, 3, 1, 6, 1, 0, 3, 2, 3, 0, 2, 3, 4, 2, 3, 3, 2, 2, 2, 3, 2, 2, 1, 0, 2, 1, 1, 1, 1, 3, 3, 0, 2, 3, 2, 2, 3, 2, 1, 0, 1, 3, 0, 0, 2, 2, 0, 3, 1, 0, 1, 2, 1, 0, 2, 1, 2, 1, 2, 2, 1, 2, 2, 1, 2, 1, 2, 3, 2, 0, 1, 3, 2, 4, 1, 2, 0, 4, 2, 4, 2, 3, 1, 0, 2, 2, 3, 1, 2, 4, 3, 2, 0, 3, 3, 1, 1, 3, 1, 3, 1, 2, 2, 1, 2, 1, 2, 3, 2, 2, 2, 2, 1, 1, 2, 0, 0, 1, 3, 1, 1, 4, 2, 4, 1, 1, 2, 0, 1, 1, 3, 1, 1, 0, 0, 1, 1, 1, 2, 2, 1, 2, 4, 2, 4, 2, 2, 1, 2, 1, 0, 0, 1, 2, 2, 3, 1, 2, 2, 1, 0, 1, 1, 1, 0, 3, 0, 2, 3, 4, 4, 2, 0, 1, 1, 2, 1, 2, 1, 1, 3, 2, 2, 3, 3, 3, 0, 1, 1, 1, 2, 0, 1, 2, 2, 0, 0, 2, 1, 2, 3, 2, 2, 1, 1, 2, 2, 1, 2, 3, 1, 0, 2, 1, 0, 2, 3, 0, 3, 2, 0, 2, 0, 1, 1, 3, 3, 1, 3, 3, 2, 2, 1, 1, 2, 1, 2, 2, 2, 3, 1, 4, 1, 3, 3, 1, 3, 2, 3, 0, 2, 0, 2, 3, 3, 2, 1, 3, 0, 3, 0, 3, 2, 4, 1, 1, 1, 4, 2, 1, 2, 0, 5, 2, 0, 4, 3, 0, 2, 2, 1, 1, 0, 4, 0, 1, 1, 2, 2, 2, 2, 1, 0, 2, 1, 4, 1, 2, 1, 1, 1, 1, 3, 2, 1, 2, 2, 4, 2, 3, 4, 2, 1, 0, 2, 0, 0, 1, 1, 2, 1, 1, 0, 3, 3, 1, 2, 3, 3, 2, 2, 3, 0, 1, 2, 2, 0, 0, 3, 1, 1, 1, 2, 2, 2, 2, 1, 2, 4, 2, 0, 3, 1, 2, 2, 2, 1, 2, 2, 2, 4, 2, 0, 1, 1, 0, 1, 2, 2, 2, 2, 0, 1, 0, 0, 2, 1, 1, 0, 2, 1, 2, 1, 4, 2, 0, 2, 1, 0, 3, 4, 3, 2, 3, 4, 2, 1, 0, 0, 2, 1, 5, 0, 0, 3, 2, 2, 1, 0, 0, 3, 2, 1, 1, 1, 1, 1, 2, 4, 3, 2, 2, 2, 1, 1, 2, 1, 1, 2, 2, 3, 1, 1, 2, 3, 3, 2, 0, 1, 2, 6, 2, 2, 4, 2, 1, 2, 3, 1, 0, 2, 1, 3, 1, 3, 0, 3, 1, 4, 3, 1, 0, 2, 3, 2, 0, 1, 2, 2, 1, 3, 3, 2, 1, 3, 2, 2, 3, 1, 1, 4, 2, 1, 1, 2, 2, 2, 2, 0, 1, 1, 3, 1, 3, 0, 3, 1, 1, 4, 2, 1, 1, 1, 0, 2, 0, 1, 3, 1, 2, 3, 1, 2, 2, 3, 2, 0, 2, 0, 2, 1, 2, 1, 3, 1, 3, 2, 3, 2, 1, 2, 2, 2, 1, 2, 1, 1, 2, 1, 4, 1, 3, 2, 2, 2, 3, 2, 1, 0, 2, 0, 2, 1, 0, 3, 2, 1, 2, 1, 1, 2, 3, 4, 1, 1, 0, 0, 3, 2, 1, 1, 0, 3, 0, 1, 1, 2, 3, 4, 5, 3, 3, 0, 2, 2, 2, 2, 2, 0, 2, 2, 0, 1, 1, 2, 0, 1, 1, 3, 0, 3, 2, 1, 0, 1, 0, 2, 1, 1, 2, 2, 1, 0, 1, 3, 1, 0, 0, 2, 1, 4, 2, 1, 2, 2, 1, 2, 0, 1, 1, 1, 0, 0, 3, 1, 1, 1, 2, 2, 2, 1, 2, 3, 4, 0, 1, 1, 3, 0, 4, 1, 2, 1, 1, 2, 1, 4, 3, 1, 3, 0, 0, 2, 2, 2, 3, 2, 2, 0, 1, 2, 3, 1, 2, 2, 1, 1, 1, 4, 1, 1, 0, 2, 2, 1, 2, 2, 1, 3, 0, 1, 2, 3, 0, 1, 0, 2, 3, 1, 3, 1, 2, 0, 2, 1, 1, 1, 0, 0, 1, 3, 1, 2, 0, 0, 2, 3, 1, 1, 1, 5, 2, 3, 2, 3, 1, 1, 1, 1, 3, 1, 1, 1, 2, 1, 0, 4, 1, 1, 1, 4, 4, 0, 3, 3, 2, 5, 1, 1, 0, 1, 1, 2, 1, 5, 1, 2, 3, 2, 2, 3, 3, 1, 2, 2, 2, 3, 3, 1, 3, 3, 4, 1, 3, 1, 4, 2, 2, 5, 0, 2, 1, 1, 0, 2, 2, 3, 1, 2, 2, 2, 2, 5, 2, 1, 2, 6, 2, 0, 1, 2, 2, 2, 1, 3, 3, 3, 4, 4, 2, 2, 1, 4, 3, 4, 3, 0, 3, 3, 1, 1, 1, 1, 1, 4, 2, 0, 3, 3, 2, 3, 5, 4, 6, 1, 2, 3, 2, 3, 2, 1, 0, 1, 2, 1, 0, 1, 4, 1, 2, 5, 2, 2, 2, 3, 0, 4, 3, 4, 3, 3, 3, 1, 1, 1, 4, 0, 4, 1, 1, 2, 2, 1, 2, 1, 3, 3, 2, 1, 3, 3, 4, 2, 2, 2, 1, 4, 1, 2, 2, 1, 2, 2, 2, 3, 3, 2, 2, 1, 2, 2, 2, 1, 3, 1, 2, 2, 4, 1, 0, 3, 0, 1, 1, 3, 1, 5, 3, 4, 2, 3, 1, 2, 3, 3, 5, 2, 1, 1, 2, 3, 1, 2, 1, 3, 2, 2, 1, 1, 1, 1, 0, 0, 1, 1, 2, 1, 1, 3, 1, 2, 2, 4, 1, 3, 1, 1, 0, 1, 2, 1, 2, 0, 2, 2, 0, 1, 1, 2, 1, 0, 2, 0, 1, 1, 3, 5, 1, 1, 4, 2, 3, 2, 2, 1, 1, 1, 1, 0, 0, 1, 2, 0, 1, 3, 1, 3, 1, 0, 1, 0, 1, 1, 1, 1, 2, 2, 1, 1, 2, 1, 3, 0, 0, 3, 1, 0, 0, 2, 2, 1, 4, 1, 3, 1, 1, 2, 2, 2, 0, 1, 1, 0, 2, 1, 4, 3, 4, 0, 1, 2, 2, 2, 1, 0, 1, 3, 3, 2, 2, 2, 4, 0, 2, 1, 2, 2, 0, 3, 3, 2, 1, 1, 1, 2, 1, 2, 1, 1, 2, 2, 0, 0, 1, 1, 1, 4, 1, 0, 1, 2, 1, 2, 0, 4, 0, 2, 4, 1, 0, 1, 4, 1, 3, 1, 2, 1, 0, 4, 0, 1, 2, 1, 2, 1, 4, 1, 0, 1, 1, 2, 3, 0, 0, 0, 1, 2, 5, 0, 0, 0, 1, 0, 2, 1, 5, 3, 0, 1, 4, 3, 2, 3, 1, 3, 2, 3, 1, 1, 4, 1, 0, 1, 4, 3, 2, 2, 1, 0, 1, 4, 2, 4, 3, 1, 1, 1, 1, 3, 2, 1, 2, 2, 0, 2, 2, 1, 1, 2, 2, 2, 0, 2, 1, 3, 4, 3, 2, 2, 1, 2, 1, 4, 1, 3, 0, 5, 0, 0, 4, 3, 4, 1, 2, 1, 2, 1, 1, 1, 3, 1, 3, 2, 0, 2, 0, 2, 1, 4, 1, 1, 4, 1, 1, 0, 2, 2, 1, 3, 2, 2, 1, 0, 2, 4, 1, 2, 3, 1, 2, 1, 2, 3, 3, 1, 1, 0, 2, 2, 2, 0, 3, 0, 2, 0, 1, 1, 2, 3, 2, 3, 0, 2, 2, 4, 1, 1, 1, 1, 1, 2, 1, 1, 2, 3, 2, 0, 3, 0, 2, 0, 3, 3, 1, 3, 1, 3, 4, 5, 1, 2, 4, 2, 1, 1, 0, 3, 1, 2, 4, 2, 0, 1, 4, 2, 1, 1, 1, 1, 1, 2, 2, 0, 4, 5, 0, 1, 1, 2, 2, 2, 1, 2, 2, 3, 1, 0, 2, 2, 0, 2, 1, 2, 2, 2, 2, 1, 1, 3, 2, 2, 2, 1, 2, 2, 1, 2, 0, 0, 1, 1, 3, 3, 2, 1, 1, 3, 2, 1, 2, 1, 0, 2, 1, 3, 2, 2, 1, 0, 1, 3, 3, 2, 4, 3, 1, 1, 3, 4, 1, 3, 0, 0, 2, 1, 1, 1, 4, 3, 1, 2, 1, 2, 2, 0, 1, 3, 4, 3, 2, 1, 4, 1, 1, 0, 2, 0, 2, 1, 0, 2, 2, 0, 3, 1, 0, 4, 0, 5, 2, 2, 1, 1, 0, 0, 1, 1, 0, 2, 1, 1, 1, 1, 1, 4, 0, 2, 1, 3, 4, 1, 1, 1, 0, 0, 1, 3, 2, 2, 3, 3, 3, 3, 2, 1, 2, 4, 3, 1, 2, 1, 0, 4, 2, 3, 3, 0, 3, 3, 3, 2, 4, 1, 3, 2, 1, 3, 2, 2, 0, 2, 1, 1, 3, 0, 2, 0, 0, 1, 1, 2, 4, 1, 1, 3, 2, 3, 3, 1, 1, 2, 1, 1, 0, 1, 5, 2, 2, 4, 4, 1, 1, 3, 2, 1, 4, 1, 3, 2, 4, 3, 1, 1, 2, 0, 2, 0, 3, 0, 4, 1, 2, 1, 3, 1, 5, 1, 2, 1, 2, 1, 3, 3, 0, 0, 2, 1, 2, 2, 2, 1, 3, 0, 1, 3, 1, 3, 2, 3, 1, 2, 4, 2, 2, 2, 1, 0, 0, 2, 0, 2, 1, 1, 1, 4, 4, 3, 2, 3, 2, 2, 3, 2, 3, 1, 2, 3, 2, 2, 1, 2, 1, 2, 1, 3, 4, 3, 2, 4, 3, 2, 2, 2, 1, 4, 2, 3, 1, 1, 2, 2, 1, 2, 1, 3, 2, 0, 1, 1, 4, 3, 3, 1, 1, 2, 2, 2, 3, 1, 1, 1, 2, 2, 2, 1, 1, 2, 1, 2, 4, 3, 2, 1, 0, 1, 2, 0, 0, 2, 3, 1, 3, 3, 1, 3, 1, 2, 3, 1, 2, 0, 2, 5, 0, 4, 5, 2, 3, 1, 5, 2, 1, 2, 0, 1, 3, 4, 1, 2, 1, 1, 0, 2, 1, 2, 0, 2, 2, 2, 3, 4, 2, 1, 3, 4, 1, 3, 0, 1, 0, 1, 1, 2, 3, 3, 3, 1, 0, 4, 4, 0, 2, 2, 2, 1, 1, 1, 3, 0, 0, 2, 3, 4, 2, 2, 3, 0, 1, 1, 2, 3, 4, 2, 2, 1, 0, 3, 2, 3, 1, 3, 1, 1, 1, 2, 1, 0, 1, 0, 5, 2, 4, 1, 0, 0, 2, 3, 3, 3, 0, 1, 0, 1, 1, 2, 1, 1, 2, 2, 2, 4, 1, 1, 2, 4, 3, 0, 2, 3, 3, 1, 1, 2, 1, 1, 2, 0, 1, 0, 1, 2, 2, 2, 0, 2, 3, 2, 2, 3, 2, 0, 1, 2, 0, 2, 4, 1, 2, 0, 1, 3, 2, 2, 4, 1, 2, 1, 3, 1, 3, 2, 2, 2, 1, 3, 1, 0, 3, 0, 2, 1, 2, 1, 1, 1, 2, 2, 2, 1, 2, 3, 4, 2, 2, 2, 1, 2, 2, 2, 3, 1, 3, 3, 1, 3, 0, 0, 3, 2, 2, 2, 2, 4, 2, 3, 3, 1, 1, 0, 3, 1, 3, 2, 2, 3, 1, 1, 0, 1, 2, 1, 2, 1, 1, 2, 3, 1, 2, 3, 2, 2, 1, 3, 2, 2, 3, 1, 2, 3, 2, 2, 5, 1, 0, 3, 2, 2, 0, 2, 0, 2, 3, 2, 2, 0, 3, 2, 4, 3, 3, 2, 2, 2, 2, 3, 2, 3, 0, 1, 1, 2, 0, 1, 0, 1, 3, 1, 1, 2, 0, 3, 2, 3, 2, 2, 3, 2, 2, 3, 2, 1, 2, 3, 3, 2, 3, 1, 0, 1, 0, 1, 3, 3, 3, 1, 2, 0, 1, 1, 0, 0, 1, 2, 0, 1, 1, 2, 1, 2, 1, 0, 0, 0, 0, 2, 0, 1, 3, 3, 1, 1, 0, 0, 1, 2, 2, 0, 0, 1, 1, 0, 0, 0, 1, 2, 1, 2, 1, 1, 0, 1, 1, 1, 2, 2, 2, 1, 1, 2, 1, 2, 2, 3, 0, 1, 3, 1, 2, 0, 0, 0, 0, 1, 1, 0, 0, 1, 0, 0, 1, 2, 3, 2, 0, 1, 0, 0, 0, 2, 1, 2, 1, 2, 1, 1, 0, 0, 2, 3, 2, 2, 2, 0, 0, 0, 1, 1, 2, 2, 0, 0, 1, 3, 2, 2, 1, 1, 2, 3, 2, 5, 2, 1, 2, 2, 3, 0, 1, 1, 2, 1, 1, 2, 2, 1, 1, 1, 2, 1, 1, 2, 3, 2, 1, 0, 1, 0, 1, 3, 0, 0, 1, 2, 0, 2, 1, 1, 0, 0, 0, 0, 2, 0, 0, 2, 1, 2, 2, 0, 0, 0, 1, 2, 0, 1, 1, 2, 3, 1, 0, 0, 0, 1, 1, 2, 1, 1, 0, 0, 0, 0, 0, 1, 0, 1, 1, 0, 0, 0, 0, 2, 3, 1, 1, 0, 0, 2, 0, 0, 0, 1, 2, 0, 0, 0, 1, 2, 1, 0, 2, 1, 0, 0, 3, 0, 1, 1, 2, 0, 1, 1, 2, 2, 1, 2, 1, 2, 2, 1, 1, 2, 3, 2, 0, 0, 1, 1, 0, 2, 1, 2, 1, 2, 2, 2, 1, 0, 2, 2, 1, 2, 2, 3, 1, 3, 3, 2, 1, 3, 1, 2, 1, 2, 1, 2, 3, 1, 1, 0, 2, 1, 3, 1, 4, 3, 1, 4, 1, 5, 0, 1, 2, 2, 1, 1, 5, 3, 2, 2, 3, 2, 2, 0, 2, 3, 2, 2, 2, 1, 2, 0, 2, 1, 0, 0, 2, 1, 1, 1, 1, 2, 1, 1, 1, 0, 0, 0, 2, 1, 1, 1, 2, 1, 0, 0, 0, 1, 2, 2, 1, 1, 2, 0, 1, 0, 1, 0, 1, 1, 0, 1, 0, 1, 2, 3, 0, 0, 0, 2, 0, 1, 1, 1, 1, 4, 1, 1, 1, 0, 1, 0, 0, 2, 0, 1, 1, 0, 1, 1, 1, 3, 2, 2, 0, 1, 2, 2, 0, 1, 3, 1, 2, 2, 2, 0, 0, 1, 1, 2, 3, 1, 1, 3, 2, 4, 4, 3, 3, 2, 2, 3, 2, 2, 0, 1, 1, 1, 1, 2, 2, 1, 2, 1, 3, 2, 0, 0, 0, 2, 0, 0, 0, 0, 0, 1, 3, 0, 0, 1, 0, 0, 0, 0, 1, 2, 1, 0, 1, 2, 1, 0, 0, 1, 2, 0, 2, 2, 4, 1, 2, 0, 0, 0, 1, 0, 1, 1, 0, 1, 0, 1, 2, 1, 1, 2, 1, 0, 1, 0, 3, 0, 0, 1, 0, 2, 0, 0, 0, 1, 0, 0, 0, 3, 1, 0, 0, 3, 0, 2, 0, 2, 0, 2, 0, 3, 1, 1, 2, 1, 2, 3, 1, 2, 1, 3, 1, 0, 0, 1, 1, 0, 1, 1, 2, 1, 3, 1, 2, 1, 0, 0, 3, 1, 0, 4, 2, 1, 1, 2, 2, 3, 2, 2, 1, 1, 2, 2, 1, 4, 0, 1, 1, 1, 2, 0, 3, 4, 3, 4, 1, 1, 1, 1, 0, 2, 3, 3, 2, 2, 3, 2, 4, 4, 5, 2, 3, 1, 1, 4, 1, 0, 2, 3, 2, 3, 1, 1, 0, 2, 2, 1, 2, 0, 1, 3, 0, 2, 4, 0, 0, 0, 0, 1, 1, 1, 1, 2, 2, 0, 2, 4, 0, 4, 2, 1, 1, 1, 2, 0, 1, 2, 1, 0, 2, 0, 0, 1, 2, 0, 1, 2, 1, 0, 1, 4, 1, 3, 2, 2, 2, 0, 1, 3, 3, 0, 2, 4, 3, 3, 3, 5, 2, 4, 1, 6, 4, 6, 1, 3, 4, 2, 1, 3, 1, 4, 2, 3, 3, 1, 3, 1, 1, 1, 2, 0, 1, 2, 1, 1, 0, 2, 1, 0, 1, 0, 1, 0, 0, 0, 0, 4, 2, 1, 2, 2, 1, 0, 1, 0, 2, 0, 0, 1, 1, 0, 0, 2, 1, 1, 5, 1, 2, 1, 1, 0, 2, 2, 2, 2, 3, 0, 0, 2, 0, 2, 2, 3, 0, 1, 3, 2, 1, 2, 0, 2, 2, 1, 3, 2, 2, 2, 2, 2, 4, 1, 1, 0, 1, 3, 2, 2, 2, 3, 1, 3, 2, 0, 2, 3, 2, 3, 1, 1, 3, 5, 0, 0, 1, 3, 1, 1, 2, 2, 0, 5, 1, 1, 5, 1, 1, 1, 0, 1, 2, 2, 2, 2, 1, 4, 1, 2, 2, 3, 3, 0, 1, 2, 2, 1, 0, 2, 2, 1, 1, 2, 1, 0, 1, 0, 1, 6, 2, 1, 0, 3, 0, 2, 2, 3, 2, 2, 1, 0, 1, 2, 1, 2, 1, 2, 2, 1, 0, 3, 3, 3, 2, 3, 1, 2, 5, 1, 2, 1, 1, 3, 2, 4, 3, 2, 2, 1, 1, 2, 0, 1, 2, 4, 2, 2, 2, 2, 1, 3, 3, 3, 2, 3, 1, 1, 2, 2, 3, 1, 2, 1, 1, 1, 1, 2, 2, 1, 0, 1, 4, 1, 1, 3, 3, 1, 3, 5, 0, 4, 1, 3, 4, 0, 1, 2, 2, 3, 1, 0, 2, 3, 2, 2, 0, 3, 2, 3, 4, 1, 1, 4, 0, 2, 1, 1, 4, 1, 5, 0, 3, 2, 2, 2, 1, 2, 3, 1, 1, 1, 4, 1, 0, 1, 2, 3, 2, 0, 1, 0, 2, 1, 0, 0, 5, 0, 0, 1, 1, 1, 1, 3, 2, 0, 2, 2, 2, 2, 0, 2, 1, 0, 6, 0, 0, 0, 2, 2, 4, 3, 3, 1, 1, 1, 2, 1, 0, 0, 1, 1, 1, 4, 1, 2, 1, 0, 2, 3, 4, 2, 1, 0, 3, 2, 2, 1, 3, 0, 2, 4, 1, 3, 3, 2, 2, 0, 1, 0, 3, 2, 3, 3, 3, 0, 1, 1, 2, 2, 1, 2, 4, 2, 1, 1, 3, 2, 1, 2, 2, 1, 2, 0, 3, 1, 4, 1, 3, 1, 0, 0, 2, 2, 3, 0, 1, 0, 4, 2, 1, 2, 1, 4, 1, 1, 2, 0, 3, 2, 2, 2, 3, 4, 3, 2, 6, 4, 1, 1, 1, 2, 1, 2, 3, 0, 2, 2, 1, 3, 0, 1, 1, 2, 3, 2, 2, 1, 1, 2, 1, 0, 1, 3, 1, 1, 1, 2, 3, 2, 1, 0, 0, 1, 0, 3, 0, 1, 4, 0, 2, 2, 3, 0, 2, 1, 0, 2, 2, 2, 1, 1, 0, 2, 1, 0, 4, 1, 1, 4, 1, 1, 2, 1, 2, 2, 3, 2, 3, 2, 1, 2, 3, 1, 1, 1, 1, 2, 3, 0, 2, 1, 3, 3, 1, 2, 1, 2, 0, 4, 3, 2, 1, 2, 1, 2, 0, 3, 1, 2, 2, 3, 1, 0, 1, 1, 5, 3, 1, 4, 1, 2, 1, 0, 3, 2, 0, 2, 3, 4, 3, 1, 2, 2, 0, 3, 0, 2, 2, 0, 2, 2, 4, 1, 1, 0, 0, 3, 1, 2, 2, 2, 1, 3, 3, 3, 3, 2, 1, 2, 4, 3, 5, 4, 2, 2, 0, 0, 1, 1, 0, 2, 3, 3, 1, 1, 0, 0, 3, 4, 0, 3, 2, 1, 2, 0, 2, 6, 0, 1, 2, 2, 1, 0, 1, 2, 2, 2, 2, 0, 2, 1, 1, 1, 4, 2, 0, 1, 3, 1, 2, 2, 0, 2, 2, 1, 2, 3, 2, 3, 1, 2, 2, 1, 1, 2, 1, 2, 2, 2, 0, 3, 0, 3, 3, 3, 1, 2, 1, 1, 1, 2, 3, 1, 1, 1, 3, 0, 2, 2, 2, 1, 1, 1, 1, 2, 2, 0, 1, 2, 2, 0, 1, 2, 1, 1, 2, 3, 0, 2, 2, 2, 0, 0, 3, 2, 2, 0, 4, 1, 0, 1, 0, 3, 1, 2, 2, 4, 6, 3, 1, 1, 3, 2, 2, 0, 3, 3, 3, 3, 2, 0, 4, 3, 1, 0, 3, 2, 2, 0, 1, 2, 3, 2, 1, 0, 2, 1, 4, 1, 3, 3, 1, 1, 3, 3, 1, 4, 2, 4, 1, 1, 1, 1, 0, 4, 2, 0, 4, 2, 1, 1, 2, 0, 0, 6, 1, 1, 1, 2, 3, 2, 1, 1, 3, 2, 2, 3, 0, 1, 1, 2, 2, 0, 0, 0, 2, 1, 1, 1, 1, 3, 1, 1, 1, 1, 2, 1, 0, 2, 1, 1, 2, 1, 3, 4, 2, 2, 2, 0, 1, 2, 2, 4, 2, 2, 1, 5, 3, 1, 1, 1, 2, 2, 2, 1, 1, 1, 2, 1, 4, 0, 3, 1, 3, 1, 1, 3, 4, 2, 5, 1, 1, 2, 2, 3, 1, 2, 3, 2, 2, 2, 2, 1, 3, 1, 2, 2, 1, 0, 1, 2, 1, 0, 1, 0, 0, 2, 0, 4, 2, 1, 0, 1, 1, 1, 1, 1, 5, 1, 2, 1, 2, 2, 1, 3, 0, 1, 3, 1, 0, 4, 3, 1, 0, 2, 2, 1, 1, 0, 3, 2, 0, 3, 0, 3, 1, 0, 2, 2, 2, 1, 2, 0, 0, 3, 2, 2, 2, 1, 3, 1, 1, 2, 1, 3, 0, 1, 3, 2, 0, 3, 3, 1, 2, 1, 3, 3, 2, 2, 0, 3, 1, 1, 0, 3, 3, 3, 1, 5, 1, 2, 2, 3, 2, 1, 5, 0, 1, 2, 3, 2, 1, 1, 1, 1, 2, 1, 0, 3, 1, 1, 1, 3, 0, 3, 0, 1, 2, 1, 2, 0, 3, 2, 0, 2, 2, 1, 1, 2, 2, 1, 3, 1, 3, 4, 2, 0, 4, 1, 1, 2, 2, 1, 1, 2, 2, 3, 1, 0, 2, 1, 4, 3, 1, 1, 1, 0, 0, 0, 1, 3, 1, 2, 2, 1, 2, 4, 3, 4, 2, 2, 1, 3, 4, 0, 2, 5, 2, 2, 2, 0, 1, 3, 2, 1, 2, 1, 1, 4, 4, 2, 1, 4, 2, 3, 3, 2, 4, 2, 3, 3, 1, 3, 3, 2, 4, 1, 6, 2, 1, 2, 4, 4, 2, 2, 2, 2, 5, 4, 1, 2, 2, 3, 1, 1, 2, 2, 1, 0, 1, 1, 0, 2, 1, 0, 1, 0, 4, 2, 2, 2, 2, 1, 2, 3, 0, 3, 0, 0, 2, 1, 0, 1, 3, 1, 3, 2, 3, 3, 1, 0, 1, 0, 0, 3, 0, 0, 1, 1, 1, 2, 3, 0, 1, 2, 1, 0, 0, 0, 1, 0, 2, 0, 1, 2, 2, 2, 0, 4, 4, 4, 2, 2, 4, 0, 2, 0, 2, 0, 2, 2, 2, 2, 3, 0, 4, 1, 1, 2, 4, 0, 3, 1, 3, 2, 1, 2, 3, 2, 1, 3, 3, 2, 1, 4, 1, 2, 1, 1, 3, 2, 0, 2, 2, 1, 2, 2, 0, 1, 1, 4, 3, 2, 1, 0, 3, 0, 0, 1, 1, 2, 2, 0, 2, 1, 4, 2, 2, 2, 3, 2, 2, 3, 0, 4, 1, 0, 2, 3, 1, 4, 2, 1, 3, 3, 1, 3, 4, 1, 0, 2, 2, 3, 0, 1, 1, 0, 5, 2, 2, 3, 1, 2, 0, 4, 5, 3, 0, 2, 2, 2, 1, 0, 1, 1, 2, 2, 4, 3, 1, 2, 3, 2, 1, 2, 2, 1, 0, 0, 2, 2, 1, 1, 4, 1, 2, 3, 2, 1, 3, 2, 1, 2, 2, 1, 2, 2, 2, 2, 3, 0, 1, 2, 1, 3, 1, 3, 1, 4, 2, 1, 1, 2, 1, 2, 1, 5, 1, 0, 2, 1, 2, 2, 2, 1, 3, 3, 1, 3, 2, 5, 2, 1, 1, 1, 1, 1, 2, 5, 2, 1, 2, 1, 1, 3, 3, 2, 3, 3, 2, 3, 2, 1, 1, 2, 1, 5, 3, 2, 2, 3, 2, 1, 1, 3, 1, 1, 3, 2, 2, 2, 2, 4, 0, 0, 4, 2, 1, 2, 2, 1, 3, 2, 4, 2, 3, 1, 4, 1, 4, 2, 2, 2, 2, 1, 1, 0, 3, 3, 2, 2, 1, 1, 3, 1, 3, 3, 2, 1, 1, 3, 4, 1, 1, 1, 0, 4, 1, 1, 3, 3, 1, 4, 4, 0, 3, 2, 2, 2, 4, 3, 2, 1, 3, 1, 2, 1, 4, 2, 2, 4, 3, 2, 4, 4, 1, 3, 3, 3, 2, 2, 2, 1, 1, 1, 1, 0, 0, 0, 1, 1, 2, 2, 4, 0, 2, 0, 1, 3, 3, 4, 1, 1, 3, 0, 1, 1, 1, 2, 4, 1, 1, 3, 1, 2, 2, 0, 2, 3, 3, 0, 3, 1, 3, 3, 1, 1, 1, 0, 3, 2, 2, 3, 2, 2, 3, 1, 2, 1, 2, 1, 0, 3, 1, 0, 3, 0, 0, 1, 1, 5, 2, 2, 0, 1, 1, 2, 3, 2, 2, 4, 2, 2, 0, 3, 1, 2, 1, 0, 2, 3, 1, 1, 1, 1, 0, 3, 1, 1, 2, 2, 2, 1, 2, 1, 1, 1, 1, 0, 0, 2, 2, 0, 2, 1, 1, 1, 0, 1, 0, 2, 1, 0, 0, 0, 3, 0, 1, 3, 1, 2, 1, 0, 0, 1, 5, 0, 1, 3, 3, 3, 2, 1, 1, 3, 3, 0, 4, 3, 3, 4, 2, 0, 2, 2, 0, 2, 1, 0, 2, 4, 0, 2, 2, 2, 2, 3, 2, 0, 3, 0, 2, 1, 1, 3, 2, 1, 1, 1, 1, 3, 0, 1, 0, 1, 2, 3, 2, 0, 1, 3, 2, 2, 1, 1, 1, 4, 2, 1, 3, 1, 2, 2, 1, 1, 2, 3, 1, 1, 2, 2, 2, 2, 1, 0, 1, 2, 0, 1, 1, 3, 1, 1, 0, 3, 1, 2, 2, 2, 0, 0, 1, 2, 1, 1, 2, 1, 2, 2, 1, 1, 1, 1, 3, 2, 2, 1, 3, 0, 4, 1, 3, 1, 3, 2, 0, 2, 2, 5, 2, 2, 4, 1, 2, 2, 1, 2, 1, 1, 3, 0, 1, 1, 2, 1, 2, 2, 1, 2, 1, 2, 2, 1, 2, 2, 1, 1, 1, 3, 2, 0, 2, 2, 1, 1, 0, 1, 2, 2, 2, 1, 1, 1, 1, 2, 1, 5, 2, 2, 2, 3, 0, 1, 4, 2, 0, 3, 1, 0, 3, 1, 1, 2, 2, 1, 2, 3, 3, 3, 4, 2, 2, 0, 2, 0, 0, 1, 1, 1, 1, 2, 1, 0, 0, 1, 1, 0, 1, 1, 1, 1, 2, 3, 2, 3, 3, 1, 4, 3, 5, 2, 3, 1, 2, 2, 4, 4, 1, 3, 4, 2, 1, 1, 2, 1, 1, 1, 1, 1, 2, 2, 1, 2, 1, 0, 1, 1, 1, 1, 0, 3, 1, 3, 3, 3, 3, 3, 1, 1, 2, 4, 1, 1, 1, 1, 2, 0, 2, 2, 5, 2, 2, 2, 3, 3, 0, 2, 2, 1, 1, 1, 1, 3, 2, 2, 2, 1, 1, 2, 2, 3, 2, 1, 0, 1, 4, 2, 4, 2, 2, 1, 2, 0, 2, 2, 1, 1, 4, 2, 2, 2, 3, 1, 1, 2, 1, 3, 1, 2, 2, 4, 0, 0, 5, 1, 4, 3, 0, 2, 2, 2, 2, 0, 4, 0, 0, 3, 1, 1, 1, 3, 2, 3, 0, 1, 1, 3, 3, 1, 3, 2, 2, 1, 2, 1, 2, 0, 1, 2, 2, 1, 3, 2, 3, 0, 1, 1, 1, 2, 3, 3, 2, 1, 0, 2, 2, 3, 1, 1, 2, 1, 1, 3, 4, 1, 1, 1, 3, 3, 2, 4, 2, 1, 0, 1, 2, 3, 2, 1, 1, 1, 0, 3, 2, 3, 4, 2, 2, 3, 1, 2, 1, 0, 1, 4, 2, 2, 0, 2, 4, 4, 3, 3, 1, 3, 3, 3, 2, 2, 4, 0, 1, 2, 2, 1, 3, 1, 2, 1, 1, 2, 1, 1, 1, 0, 2, 2, 2, 3, 2, 1, 2, 1, 0, 3, 2, 2, 3, 0, 2, 2, 2, 1, 3, 1, 2, 2, 1, 1, 1, 2, 2, 1, 3, 1, 0, 4, 1, 3, 1, 4, 1, 3, 2, 3, 1, 3, 1, 4, 1, 2, 0, 3, 3, 3, 1, 3, 2, 0, 2, 4, 1, 0, 1, 2, 1, 3, 1, 2, 0, 1, 2, 2, 2, 1, 1, 2, 1, 3, 3, 1, 4, 4, 0, 0, 0, 1, 3, 1, 1, 2, 2, 4, 0, 2, 6, 1, 2, 0, 4, 5, 0, 2, 0, 3, 1, 2, 0, 1, 0, 0, 3, 0, 3, 2, 4, 3, 1, 1, 0, 2, 1, 2, 2, 0, 2, 0, 0, 0, 2, 1, 0, 3, 1, 1, 1, 0, 0, 0, 2, 4, 0, 1, 0, 0, 0, 0, 4, 1, 0, 0, 0, 0, 0, 3, 4, 0, 0, 2, 3, 1, 1, 0, 0, 3, 1, 0, 1, 0, 1, 1, 2, 0, 1, 0, 0, 2, 3, 0, 1, 1, 1, 2, 0, 2, 0, 1, 1, 2, 0, 0, 1, 1, 0, 1, 0, 2, 1, 2, 3, 0, 2, 0, 0, 2, 1, 0, 1, 0, 2, 0, 1, 0, 0, 0, 0, 0, 3, 1, 2, 2, 1, 0, 2, 0, 2, 0, 0, 2, 2, 2, 0, 3, 2, 2, 1, 1, 1, 0, 2, 2, 3, 0, 1, 1, 1, 0, 1, 3, 3, 0, 2, 1, 0, 1, 0, 0, 1, 4, 2, 0, 0, 1, 3, 1, 0, 0, 1, 1, 0, 0, 0, 1, 1, 0, 0, 1, 3, 2, 2, 3, 5, 1, 2, 1, 1, 3, 1, 1, 3, 4, 2, 1, 2, 1, 2, 1, 0, 0, 4, 2, 2, 1, 1, 4, 2, 1, 1, 3, 2, 1, 1, 0, 2, 2, 1, 0, 1, 2, 2, 3, 2, 0, 0, 3, 4, 0, 1, 4, 3, 1, 0, 2, 2, 3, 3, 2, 1, 0, 2, 1, 2, 3, 4, 2, 1, 3, 2, 2, 3, 3, 1, 3, 2, 1, 2, 3, 1, 2, 3, 1, 1, 2, 1, 2, 2, 3, 2, 3, 1, 2, 1, 3, 1, 2, 1, 2, 2, 1, 1, 2, 1, 3, 1, 3, 1, 1, 3, 1, 3, 2, 2, 2, 1, 2, 2, 2, 0, 1, 2, 4, 0, 2, 2, 2, 1, 3, 1, 3, 0, 1, 1, 4, 0, 2, 4, 0, 3, 3, 3, 1, 1, 2, 0, 0, 1, 1, 2, 0, 0, 1, 1, 3, 0, 2, 1, 0, 2, 1, 1, 1, 5, 3, 1, 1, 2, 1, 0, 5, 1, 2, 1, 1, 1, 1, 1, 2, 1, 3, 3, 4, 2, 1, 2, 2, 1, 1, 1, 4, 1, 2, 1, 1, 1, 3, 1, 2, 4, 1, 4, 2, 0, 1, 2, 1, 0, 1, 4, 2, 1, 0, 2, 0, 2, 3, 0, 3, 1, 3, 3, 1, 0, 1, 2, 1, 2, 4, 2, 2, 2, 4, 1, 0, 1, 3, 3, 2, 2, 2, 2, 2, 2, 2, 3, 5, 2, 3, 3, 1, 4, 1, 0, 0, 0, 1, 3, 1, 1, 0, 1, 0, 1, 1, 2, 2, 4, 1, 1, 1, 1, 2, 2, 2, 1, 2, 2, 2, 2, 3, 2, 2, 5, 1, 2, 1, 1, 2, 2, 1, 3, 1, 1, 3, 2, 1, 1, 2, 1, 2, 1, 2, 4, 0, 2, 3, 1, 0, 1, 1, 2, 1, 2, 3, 1, 1, 2, 2, 0, 1, 2, 3, 0, 3, 0, 0, 3, 1, 1, 1, 0, 2, 2, 1, 2, 3, 2, 2, 1, 3, 2, 3, 3, 3, 2, 2, 2, 2, 2, 3, 2, 2, 2, 3, 2, 3, 1, 2, 1, 2, 3, 2, 2, 2, 2, 3, 2, 2, 4, 2, 2, 2, 3, 0, 5, 3, 2, 4, 2, 2, 3, 1, 2, 4, 1, 2, 3, 1, 3, 4, 1, 2, 2, 2, 3, 5, 1, 2, 2, 1, 3, 2, 2, 2, 3, 1, 3, 2, 1, 3, 2, 3, 4, 0, 0, 2, 5, 0, 0, 2, 2, 4, 1, 3, 2, 1, 0, 3, 2, 0, 2, 0, 2, 2, 0, 3, 1, 1, 2, 0, 2, 0, 1, 3, 0, 1, 3, 2, 0, 1, 2, 5, 1, 2, 4, 3, 2, 3, 2, 0, 0, 3, 1, 2, 4, 2, 1, 2, 5, 1, 2, 3, 2, 5, 0, 2, 2, 1, 2, 4, 1, 2, 3, 3, 2, 3, 2, 3, 3, 2, 3, 3, 2, 3, 3, 3, 3, 3, 4, 3, 1, 3, 3, 1, 4, 3, 1, 3, 2, 3, 3, 3, 3, 2, 2, 2, 4, 2, 1, 4, 2, 2, 1, 2, 1, 2, 3, 3, 1, 3, 3, 2, 4, 2, 0, 4, 3, 1, 5, 3, 0, 4, 3, 1, 2, 3, 0, 4, 0, 1, 3, 0, 1, 2, 2, 0, 1, 1, 2, 4, 2, 2, 2, 1, 0, 2, 1, 2, 1, 1, 4, 1, 1, 2, 0, 3, 1, 2, 4, 1, 1, 4, 2, 1, 1, 2, 3, 3, 0, 1, 2, 0, 1, 2, 2, 3, 3, 0, 2, 2, 2, 3, 2, 1, 3, 4, 3, 2, 2, 2, 1, 2, 1, 2, 1, 3, 3, 1, 2, 1, 4, 3, 3, 4, 3, 3, 2, 3, 1, 5, 3, 2, 2, 3, 1, 2, 2, 2, 3, 3, 1, 4, 2, 1, 2, 4, 1, 2, 4, 1, 2, 1, 3, 2, 1, 5, 4, 0, 5, 4, 0, 4, 4, 0, 4, 2, 1, 5, 3, 0, 1, 4, 0, 4, 3, 1, 2, 3, 2, 1, 0, 1, 1, 1, 3, 0, 2, 3, 0, 0, 3, 1, 1, 0, 2, 1, 1, 2, 0, 2, 3, 0, 2, 3, 3, 1, 1, 3, 1, 3, 1, 1, 1, 5, 2, 2, 3, 6, 1, 2, 2, 0, 4, 3, 3, 2, 2, 3, 2, 1, 1, 2, 4, 0, 4, 1, 1, 2, 2, 4, 4, 2, 3, 3, 1, 3, 3, 2, 3, 3, 1, 2, 4, 2, 3, 3, 2, 3, 3, 2, 2, 4, 1, 2, 4, 1, 2, 1, 2, 1, 2, 5, 3, 1, 5, 3, 0, 5, 3, 0, 4, 3, 0, 4, 3, 1, 4, 3, 1, 4, 4, 1, 4, 3, 1, 3, 3, 1, 4, 3, 1, 3, 4, 0, 2, 2, 3, 0, 2, 5, 1, 2, 1, 1, 4, 2, 1, 2, 1, 2, 1, 1, 0, 1, 2, 0, 2, 2, 0, 0, 1, 2, 1, 4, 3, 1, 1, 2, 2, 1, 3, 2, 3, 3, 3, 1, 2, 3, 2, 2, 1, 3, 1, 2, 2, 1, 3, 1, 2, 2, 4, 0, 3, 2, 1, 2, 1, 2, 2, 3, 4, 2, 2, 1, 3, 4, 3, 4, 3, 3, 2, 3, 1, 3, 4, 1, 2, 3, 1, 3, 3, 3, 4, 4, 1, 3, 3, 1, 2, 4, 3, 2, 3, 2, 2, 1, 3, 3, 1, 4, 3, 1, 4, 3, 1, 3, 1, 1, 3, 3, 1, 4, 2, 1, 3, 2, 2, 4, 2, 1, 1, 4, 2, 4, 2, 1, 2, 0, 2, 2, 4, 1, 3, 1, 1, 0, 2, 4, 3, 2, 1, 1, 1, 4, 1, 3, 2, 1, 0, 2, 2, 2, 1, 3, 0, 0, 2, 0, 1, 3, 0, 1, 3, 1, 2, 3, 3, 3, 0, 1, 4, 3, 0, 1, 2, 4, 2, 1, 3, 1, 1, 2, 4, 1, 3, 3, 1, 3, 3, 3, 2, 2, 3, 1, 2, 1, 4, 0, 2, 4, 1, 1, 5, 3, 2, 4, 3, 2, 5, 3, 1, 3, 3, 2, 4, 2, 2, 4, 2, 1, 4, 2, 1, 3, 3, 1, 4, 3, 2, 4, 2, 2, 4, 2, 1, 4, 2, 1, 2, 2, 1, 4, 3, 2, 4, 3, 2, 3, 3, 2, 4, 1, 1, 3, 1, 2, 4, 1, 3, 2, 2, 3, 3, 1, 3, 2, 3, 1, 2, 2, 1, 2, 3, 4, 0, 4, 3, 1, 0, 2, 0, 2, 1, 2, 0, 0, 2, 0, 1, 2, 0, 1, 3, 1, 0, 3, 2, 1, 1, 3, 2, 4, 1, 3, 1, 2, 2, 1, 2, 0, 1, 2, 1, 1, 3, 2, 2, 3, 3, 2, 4, 1, 1, 2, 2, 3, 0, 2, 4, 1, 1, 4, 3, 2, 4, 3, 2, 5, 3, 2, 5, 3, 3, 4, 2, 1, 3, 3, 1, 4, 3, 0, 4, 4, 1, 3, 2, 0, 4, 2, 1, 4, 2, 1, 3, 3, 1, 3, 3, 2, 3, 3, 2, 4, 0, 2, 3, 1, 3, 3, 1, 2, 2, 0, 5, 3, 1, 3, 2, 0, 1, 0, 1, 2, 2, 0, 4, 3, 1, 0, 0, 2, 1, 1, 2, 1, 2, 2, 1, 2, 1, 3, 0, 0, 2, 1, 1, 2, 1, 1, 1, 2, 1, 2, 2, 1, 1, 1, 1, 0, 0, 0, 1, 1, 0, 0, 0, 3, 3, 0, 0, 1, 1, 2, 1, 3, 0, 1, 3, 3, 2, 1, 3, 4, 2, 2, 1, 2, 3, 2, 3, 2, 3, 1, 4, 4, 2, 1, 4, 1, 0, 3, 2, 0, 1, 3, 3, 2, 2, 3, 0, 0, 3, 1, 4, 2, 0, 1, 1, 2, 0, 2, 1, 0, 2, 2, 1, 3, 1, 3, 3, 0, 2, 3, 1, 1, 3, 3, 1, 3, 0, 1, 2, 3, 3, 3, 1, 2, 0, 1, 4, 1, 1, 3, 1, 2, 2, 0, 1, 4, 1, 3, 2, 1, 1, 2, 0, 2, 3, 1, 1, 0, 1, 3, 2, 3, 0, 2, 3, 1, 2, 2, 1, 3, 1, 1, 1, 1, 0, 2, 2, 2, 0, 4, 0, 1, 2, 3, 0, 1, 1, 2, 1, 2, 3, 2, 1, 2, 1, 0, 2, 1, 1, 2, 6, 1, 2, 3, 2, 0, 4, 4, 5, 1, 3, 3, 1, 4, 2, 5, 5, 0, 1, 1, 3, 3, 4, 4, 1, 2, 4, 1, 2, 1, 1, 4, 4, 4, 1, 3, 0, 2, 0, 1, 3, 3, 5, 1, 3, 0, 2, 2, 4, 2, 2, 2, 2, 1, 3, 3, 3, 3, 2, 1, 4, 1, 3, 5, 4, 4, 1, 4, 0, 4, 3, 2, 1, 0, 1, 1, 2, 3, 6, 0, 1, 3, 4, 0, 5, 2, 1, 4, 3, 3, 1, 5, 2, 2, 2, 3, 1, 2, 2, 4, 1, 2, 1, 3, 0, 1, 1, 2, 1, 3, 1, 0, 1, 2, 1, 4, 2, 3, 1, 1, 4, 1, 1, 3, 0, 1, 4, 3, 2, 2, 1, 0, 1, 2, 2, 3, 1, 1, 0, 3, 5, 0, 0, 3, 2, 1, 2, 4, 1, 3, 2, 1, 1, 4, 1, 5, 4, 2, 3, 1, 0, 4, 2, 0, 2, 4, 2, 2, 1, 2, 4, 3, 1, 1, 3, 1, 1, 3, 2, 3, 2, 4, 2, 2, 3, 0, 2, 2, 1, 2, 2, 2, 1, 2, 2, 1, 3, 2, 4, 2, 1, 4, 5, 3, 2, 1, 2, 0, 1, 4, 2, 2, 3, 0, 3, 3, 5, 1, 2, 2, 3, 2, 1, 2, 1, 2, 0, 2, 0, 1, 2, 1, 1, 3, 1, 2, 0, 3, 3, 3, 1, 0, 4, 1, 3, 1, 1, 2, 3, 1, 1, 2, 1, 0, 0, 1, 1, 0, 0, 1, 3, 2, 1, 3, 1, 3, 1, 2, 1, 2, 2, 3, 0, 3, 3, 3, 3, 2, 3, 2, 2, 2, 2, 3, 4, 3, 0, 0, 3, 3, 1, 3, 1, 1, 1, 2, 4, 1, 0, 4, 2, 2, 0, 4, 0, 1, 4, 1, 0, 0, 4, 3, 2, 2, 1, 2, 1, 3, 1, 0, 1, 2, 1, 0, 1, 3, 1, 2, 4, 2, 1, 3, 2, 2, 3, 2, 3, 1, 1, 1, 4, 0, 2, 1, 3, 1, 3, 1, 4, 1, 3, 1, 2, 1, 1, 2, 2, 2, 2, 2, 2, 2, 0, 3, 1, 1, 5, 2, 2, 4, 1, 2, 2, 3, 2, 2, 1, 1, 3, 2, 3, 2, 0, 2, 2, 3, 1, 3, 1, 1, 4, 1, 2, 2, 3, 0, 3, 4, 4, 3, 3, 1, 3, 1, 3, 3, 0, 1, 5, 2, 3, 3, 2, 3, 1, 2, 1, 1, 1, 1, 2, 0, 2, 2, 2, 3, 3, 1, 2, 1, 1, 2, 3, 3, 3, 1, 1, 0, 2, 2, 2, 2, 3, 4, 4, 2, 3, 2, 1, 1, 1, 4, 1, 1, 2, 0, 2, 1, 0, 0, 3, 1, 1, 3, 1, 3, 2, 2, 2, 0, 2, 2, 3, 0, 3, 3, 1, 0, 0, 1, 3, 3, 2, 2, 2, 1, 2, 3, 1, 0, 1, 2, 1, 2, 0, 3, 2, 0, 0, 1, 2, 3, 0, 0, 1, 0, 0, 2, 0, 1, 0, 1, 0, 0, 0, 1, 0, 1, 1, 3, 2, 1, 1, 1, 3, 2, 5, 2, 3, 1, 1, 0, 2, 2, 3, 2, 1, 2, 3, 3, 4, 1, 2, 4, 4, 1, 3, 1, 0, 1, 2, 1, 3, 2, 0, 2, 3, 3, 1, 1, 0, 0, 3, 3, 2, 1, 1, 3, 2, 2, 1, 0, 0, 0, 3, 2, 2, 2, 1, 1, 2, 2, 3, 0, 3, 3, 1, 3, 4, 1, 4, 1, 1, 3, 1, 2, 2, 2, 3, 1, 2, 3, 2, 5, 2, 0, 2, 0, 2, 2, 1, 2, 0, 1, 0, 2, 2, 2, 2, 1, 0, 0, 0, 0, 1, 3, 0, 2, 0, 0, 3, 1, 0, 3, 1, 1, 2, 1, 1, 1, 3, 2, 2, 4, 2, 2, 1, 2, 3, 0, 2, 3, 3, 4, 2, 2, 3, 2, 2, 1, 2, 1, 0, 1, 0, 2, 0, 0, 1, 4, 3, 2, 0, 3, 1, 1, 2, 0, 1, 3, 1, 6, 1, 1, 2, 2, 2, 3, 1, 0, 4, 3, 1, 2, 1, 1, 1, 3, 2, 2, 2, 4, 2, 1, 1, 3, 2, 2, 1, 1, 0, 0, 2, 2, 2, 3, 1, 2, 1, 4, 4, 0, 2, 4, 2, 1, 1, 1, 1, 2, 1, 4, 3, 4, 4, 1, 0, 4, 1, 3, 2, 4, 4, 1, 2, 2, 1, 6, 1, 2, 2, 0, 1, 2, 1, 1, 1, 0, 2, 2, 1, 0, 1, 4, 0, 0, 1, 2, 2, 2, 0, 1, 2, 1, 2, 1, 1, 1, 3, 3, 2, 2, 1, 2, 1, 1, 1, 0, 1, 0, 4, 2, 0, 0, 1, 2, 1, 1, 2, 3, 3, 2, 2, 0, 2, 2, 2, 2, 4, 1, 3, 2, 0, 2, 1, 1, 3, 2, 3, 2, 2, 3, 1, 3, 1, 1, 0, 2, 2, 0, 2, 2, 3, 2, 1, 2, 0, 1, 0, 0, 3, 1, 3, 0, 1, 0, 1, 1, 2, 3, 2, 2, 2, 2, 4, 4, 2, 1, 2, 3, 2, 1, 1, 2, 2, 1, 0, 1, 0, 1, 2, 2, 1, 1, 3, 2, 2, 2, 1, 3, 2, 2, 3, 3, 1, 1, 2, 2, 1, 2, 3, 2, 0, 1, 0, 3, 1, 3, 3, 1, 3, 2, 1, 0, 2, 2, 5, 2, 0, 2, 1, 2, 3, 1, 1, 1, 4, 2, 4, 3, 2, 1, 2, 3, 1, 1, 1, 1, 1, 2, 1, 4, 1, 3, 0, 0, 0, 0, 1, 4, 0, 0, 1, 0, 1, 2, 3, 1, 2, 2, 0, 0, 0, 0, 1, 1, 4, 2, 1, 1, 2, 1, 1, 1, 2, 0, 2, 2, 3, 3, 2, 1, 2, 0, 2, 0, 1, 2, 1, 3, 2, 0, 3, 0, 3, 1, 1, 1, 0, 0, 1, 0, 1, 0, 3, 4, 1, 4, 2, 1, 2, 3, 2, 2, 2, 2, 1, 1, 2, 2, 2, 2, 1, 1, 1, 1, 2, 1, 2, 2, 1, 4, 2, 1, 1, 1, 2, 4, 1, 0, 2, 1, 1, 1, 1, 2, 1, 2, 4, 0, 0, 2, 0, 3, 1, 3, 0, 1, 3, 0, 2, 3, 3, 2, 1, 1, 2, 2, 4, 2, 1, 2, 1, 3, 3, 0, 2, 1, 1, 2, 2, 1, 2, 2, 2, 1, 4, 3, 7, 5, 4, 2, 1, 3, 0, 2, 2, 3, 0, 5, 0, 2, 3, 0, 1, 3, 0, 4, 3, 2, 3, 3, 2, 2, 1, 2, 4, 1, 2, 4, 4, 1, 0, 3, 1, 2, 2, 4, 2, 1, 2, 1, 2, 3, 3, 3, 1, 0, 1, 1, 2, 5, 0, 3, 1, 5, 2, 1, 0, 0, 0, 1, 2, 1, 2, 0, 2, 2, 1, 1, 2, 3, 3, 3, 2, 2, 2, 2, 1, 2, 1, 2, 6, 4, 1, 1, 1, 0, 1, 1, 1, 1, 3, 2, 3, 2, 1, 6, 0, 1, 1, 3, 2, 3, 2, 1, 3, 3, 2, 2, 2, 1, 4, 1, 2, 3, 3, 1, 1, 2, 2, 1, 2, 0, 1, 2, 2, 3, 3, 1, 2, 3, 3, 3, 1, 3, 2, 1, 2, 2, 3, 3, 2, 1, 2, 1, 2, 2, 2, 2, 1, 2, 4, 0, 2, 4, 2, 2, 2, 1, 1, 3, 3, 3, 0, 1, 2, 1, 2, 2, 2, 2, 2, 4, 2, 1, 1, 0, 2, 1, 1, 1, 3, 2, 3, 0, 3, 1, 0, 3, 3, 3, 0, 2, 1, 1, 2, 1, 5, 2, 0, 3, 2, 5, 0, 7, 2, 3, 0, 1, 2, 2, 2, 0, 1, 2, 2, 3, 3, 0, 4, 1, 0, 1, 2, 3, 2, 1, 1, 1, 2, 0, 2, 4, 1, 4, 0, 2, 2, 2, 1, 3, 1, 1, 1, 2, 1, 2, 0, 4, 3, 4, 2, 1, 0, 4, 3, 2, 3, 1, 2, 1, 2, 1, 1, 2, 1, 1, 3, 1, 2, 2, 0, 0, 4, 0, 2, 0, 3, 1, 2, 1, 3, 2, 2, 3, 2, 0, 0, 2, 2, 1, 3, 1, 1, 1, 2, 0, 2, 2, 2, 4, 3, 1, 2, 2, 1, 2, 2, 2, 3, 3, 2, 3, 2, 0, 2, 2, 1, 1, 4, 1, 2, 2, 1, 2, 2, 2, 1, 1, 0, 3, 1, 0, 3, 1, 2, 3, 3, 1, 2, 1, 1, 5, 2, 3, 3, 2, 2, 2, 1, 4, 1, 1, 1, 1, 3, 3, 1, 1, 1, 1, 1, 1, 1, 2, 1, 0, 2, 1, 0, 2, 3, 1, 3, 2, 3, 0, 2, 2, 0, 3, 1, 2, 1, 2, 0, 1, 2, 1, 0, 1, 2, 1, 2, 2, 0, 1, 2, 2, 3, 3, 3, 1, 2, 1, 0, 1, 1, 1, 2, 2, 2, 1, 1, 3, 2, 0, 2, 4, 0, 2, 2, 2, 1, 0, 3, 1, 1, 1, 2, 3, 1, 1, 4, 1, 2, 2, 4, 3, 2, 3, 2, 1, 2, 1, 1, 1, 1, 3, 2, 2, 1, 4, 3, 1, 5, 3, 1, 3, 2, 2, 2, 2, 3, 3, 1, 1, 0, 1, 3, 1, 2, 5, 1, 2, 2, 3, 1, 4, 1, 1, 2, 2, 1, 1, 2, 1, 2, 4, 2, 3, 1, 4, 0, 2, 1, 2, 3, 1, 2, 0, 1, 0, 0, 1, 4, 1, 1, 1, 3, 3, 3, 2, 0, 3, 2, 1, 1, 2, 1, 3, 1, 1, 3, 4, 2, 1, 3, 0, 0, 4, 5, 1, 2, 1, 0, 3, 2, 0, 2, 2, 2, 1, 3, 4, 3, 3, 3, 1, 2, 1, 2, 1, 4, 6, 3, 2, 3, 2, 1, 0, 1, 3, 5, 2, 3, 2, 5, 1, 0, 2, 2, 3, 2, 4, 3, 0, 5, 0, 1, 3, 1, 0, 1, 1, 2, 3, 3, 3, 2, 1, 0, 4, 2, 1, 2, 1, 5, 3, 2, 2, 3, 0, 0, 2, 3, 2, 2, 1, 1, 2, 1, 1, 1, 2, 3, 1, 4, 3, 5, 2, 3, 2, 1, 0, 0, 2, 2, 5, 1, 0, 1, 2, 1, 2, 2, 3, 1, 1, 2, 1, 5, 1, 2, 2, 2, 1, 0, 2, 2, 1, 4, 1, 2, 4, 2, 2, 2, 2, 1, 1, 3, 2, 3, 2, 2, 2, 0, 2, 2, 4, 2, 3, 2, 2, 2, 0, 1, 2, 2, 1, 3, 2, 1, 1, 3, 4, 1, 1, 0, 0, 2, 2, 2, 1, 0, 3, 3, 3, 1, 0, 1, 2, 1, 1, 0, 4, 0, 3, 3, 0, 3, 2, 1, 1, 2, 5, 2, 2, 4, 1, 1, 2, 0, 0, 2, 0, 2, 1, 0, 0, 1, 3, 1, 3, 2, 1, 0, 3, 1, 2, 2, 2, 2, 0, 5, 2, 1, 3, 0, 1, 1, 2, 3, 2, 1, 1, 2, 1, 1, 0, 1, 2, 1, 1, 1, 0, 1, 3, 2, 2, 3, 1, 0, 2, 2, 0, 1, 3, 2, 0, 2, 2, 1, 4, 2, 2, 0, 2, 1, 2, 2, 1, 1, 1, 2, 0, 0, 2, 1, 2, 2, 1, 0, 0, 3, 1, 2, 3, 1, 2, 2, 2, 2, 1, 0, 0, 1, 1, 2, 1, 2, 4, 3, 0, 2, 1, 4, 2, 3, 1, 2, 1, 4, 2, 2, 1, 0, 2, 2, 2, 4, 1, 3, 2, 5, 4, 1, 1, 1, 1, 1, 2, 2, 3, 1, 3, 1, 1, 0, 3, 3, 3, 2, 1, 2, 2, 1, 0, 1, 3, 1, 2, 1, 1, 2, 2, 3, 1, 3, 0, 2, 4, 1, 2, 1, 0, 2, 2, 1, 2, 3, 1, 3, 3, 2, 2, 4, 0, 3, 1, 0, 3, 1, 2, 4, 3, 0, 2, 0, 2, 2, 2, 1, 1, 2, 0, 3, 1, 2, 1, 1, 1, 4, 0, 0, 3, 1, 2, 3, 1, 2, 0, 3, 1, 1, 0, 2, 4, 1, 2, 2, 1, 3, 1, 1, 2, 1, 1, 1, 1, 1, 1, 1, 2, 2, 2, 3, 1, 2, 3, 1, 0, 2, 2, 2, 1, 2, 1, 2, 3, 1, 0, 1, 3, 1, 4, 2, 1, 1, 0, 0, 2, 3, 0, 3, 2, 0, 2, 2, 3, 0, 1, 3, 1, 1, 1, 1, 2, 1, 2, 1, 0, 1, 3, 1, 1, 0, 2, 1, 0, 4, 0, 3, 2, 1, 3, 0, 2, 2, 0, 2, 2, 0, 3, 2, 2, 2, 1, 3, 1, 2, 2, 1, 2, 0, 4, 1, 2, 2, 2, 1, 1, 2, 2, 5, 1, 2, 0, 2, 1, 1, 2, 1, 0, 2, 3, 1, 3, 1, 0, 1, 1, 0, 2, 3, 1, 4, 1, 2, 2, 0, 1, 3, 3, 1, 2, 3, 1, 3, 2, 2, 1, 2, 0, 3, 1, 3, 2, 1, 3, 1, 4, 1, 1, 3, 2, 1, 2, 1, 2, 1, 1, 2, 3, 2, 1, 2, 3, 3, 3, 1, 2, 1, 3, 2, 3, 5, 1, 1, 4, 4, 0, 3, 2, 1, 1, 2, 1, 6, 1, 3, 1, 3, 1, 1, 1, 1, 3, 2, 3, 2, 0, 2, 0, 3, 2, 2, 2, 2, 0, 2, 1, 2, 1, 2, 0, 2, 2, 3, 2, 3, 4, 1, 4, 4, 4, 1, 2, 3, 0, 0, 2, 2, 2, 1, 0, 2, 1, 3, 1, 0, 1, 4, 2, 1, 1, 4, 2, 1, 2, 1, 0, 3, 1, 0, 4, 2, 3, 2, 2, 5, 3, 1, 1, 2, 1, 0, 1, 1, 1, 0, 1, 0, 2, 0, 1, 2, 2, 1, 2, 3, 3, 1, 4, 0, 2, 4, 2, 3, 1, 3, 0, 5, 2, 4, 2, 0, 2, 3, 3, 2, 0, 1, 1, 4, 2, 4, 2, 2, 1, 2, 1, 1, 1, 2, 2, 2, 0, 4, 1, 1, 2, 2, 3, 1, 4, 3, 5, 2, 3, 5, 2, 1, 2, 2, 3, 1, 1, 2, 2, 2, 2, 1, 0, 2, 1, 3, 0, 3, 1, 2, 3, 0, 2, 2, 2, 3, 1, 0, 1, 0, 2, 2, 1, 2, 3, 3, 1, 1, 0, 3, 3, 0, 1, 1, 1, 2, 0, 2, 1, 1, 1, 1, 2, 3, 1, 0, 2, 1, 2, 5, 2, 2, 2, 2, 1, 2, 3, 2, 2, 1, 2, 4, 1, 3, 4, 1, 2, 1, 2, 4, 1, 4, 0, 1, 4, 3, 2, 1, 0, 0, 1, 2, 0, 2, 0, 0, 0, 3, 0, 1, 0, 0, 2, 0, 0, 0, 0, 1, 0, 3, 3, 2, 2, 5, 2, 5, 6, 3, 1, 1, 1, 0, 2, 0, 1, 1, 2, 4, 2, 2, 1, 1, 1, 1, 1, 0, 3, 2, 1, 2, 3, 1, 1, 2, 3, 4, 1, 2, 1, 0, 3, 0, 1, 3, 3, 2, 2, 0, 0, 2, 4, 0, 2, 3, 0, 3, 2, 1, 1, 2, 3, 4, 2, 0, 2, 0, 3, 0, 3, 1, 1, 2, 3, 3, 2, 6, 4, 0, 3, 2, 1, 3, 3, 2, 2, 4, 3, 2, 2, 4, 3, 2, 1, 4, 1, 2, 1, 0, 1, 1, 3, 2, 2, 3, 2, 2, 2, 1, 2, 2, 2, 1, 1, 2, 1, 0, 0, 2, 2, 2, 0, 3, 2, 2, 3, 0, 2, 4, 3, 3, 2, 1, 2, 0, 3, 2, 2, 1, 1, 2, 3, 0, 4, 2, 2, 4, 4, 3, 2, 3, 2, 0, 1, 3, 0, 1, 1, 4, 3, 1, 3, 5, 2, 3, 1, 0, 1, 6, 0, 2, 1, 3, 0, 0, 0, 2, 4, 1, 2, 0, 1, 4, 1, 0, 3, 2, 2, 1, 1, 2, 3, 1, 2, 3, 3, 1, 3, 4, 2, 1, 1, 1, 1, 5, 3, 1, 2, 0, 1, 3, 2, 1, 2, 3, 3, 4, 5, 1, 1, 0, 1, 2, 2, 2, 0, 1, 3, 2, 5, 0, 2, 3, 3, 0, 1, 3, 1, 2, 2, 2, 4, 0, 4, 3, 3, 1, 1, 3, 3, 1, 0, 3, 1, 3, 2, 3, 0, 1, 2, 3, 0, 4, 0, 0, 1, 3, 5, 4, 1, 0, 0, 3, 1, 3, 2, 1, 1, 3, 3, 2, 3, 2, 4, 4, 0, 1, 1, 2, 3, 1, 3, 2, 4, 1, 1, 0, 2, 0, 2, 1, 4, 1, 0, 3, 2, 1, 0, 2, 3, 4, 1, 0, 4, 2, 2, 3, 2, 1, 2, 2, 3, 3, 1, 2, 1, 2, 2, 1, 3, 3, 3, 1, 2, 4, 3, 4, 2, 0, 0, 1, 3, 3, 1, 2, 3, 1, 1, 0, 2, 1, 2, 5, 4, 1, 0, 1, 2, 1, 2, 1, 5, 1, 0, 2, 1, 3, 1, 0, 3, 2, 0, 1, 2, 2, 2, 2, 2, 0, 1, 2, 0, 1, 1, 2, 3, 1, 1, 3, 1, 1, 1, 1, 1, 1, 3, 2, 1, 2, 2, 2, 3, 2, 2, 1, 2, 0, 1, 0, 0, 2, 2, 3, 3, 3, 1, 2, 2, 2, 2, 3, 3, 3, 0, 3, 3, 2, 3, 3, 0, 1, 1, 2, 0, 0, 3, 1, 2, 4, 1, 0, 3, 1, 2, 1, 4, 2, 0, 1, 2, 0, 1, 4, 1, 1, 1, 3, 3, 1, 2, 0, 2, 4, 2, 2, 2, 1, 2, 0, 0, 2, 2, 4, 0, 1, 1, 0, 1, 3, 2, 1, 2, 2, 2, 2, 2, 1, 2, 2, 1, 1, 1, 2, 2, 4, 3, 2, 0, 2, 1, 0, 1, 2, 1, 2, 2, 3, 2, 1, 1, 3, 1, 0, 2, 2, 1, 0, 2, 1, 3, 6, 1, 0, 1, 1, 1, 1, 0, 2, 0, 1, 3, 1, 1, 2, 1, 3, 4, 2, 3, 4, 1, 2, 2, 1, 2, 0, 2, 2, 2, 2, 1, 1, 3, 0, 2, 1, 2, 3, 0, 0, 3, 4, 2, 0, 1, 0, 2, 2, 1, 2, 3, 1, 2, 1, 2, 0, 2, 3, 1, 1, 1, 0, 1, 2, 1, 3, 0, 2, 3, 1, 2, 0, 1, 4, 1, 3, 3, 4, 1, 2, 2, 2, 0, 3, 3, 2, 1, 1, 1, 3, 1, 2, 1, 3, 2, 2, 2, 4, 0, 1, 1, 2, 2, 2, 1, 2, 0, 2, 2, 2, 0, 1, 3, 1, 2, 2, 3, 2, 3, 0, 1, 2, 0, 2, 2, 3, 1, 2, 1, 2, 3, 1, 1, 2, 0, 3, 0, 1, 3, 3, 2, 2, 1, 3, 2, 0, 2, 0, 2, 2, 2, 4, 4, 1, 2, 2, 2, 1, 1, 0, 3, 2, 2, 0, 0, 2, 0, 1, 2, 2, 1, 1, 0, 2, 4, 4, 4, 1, 0, 2, 0, 1, 1, 3, 1, 1, 2, 2, 4, 4, 1, 1, 1, 1, 2, 3, 0, 1, 3, 2, 1, 4, 0, 2, 3, 0, 0, 1, 0, 1, 2, 2, 1, 2, 1, 1, 0, 0, 2, 1, 3, 1, 2, 2, 2, 1, 1, 3, 1, 1, 4, 2, 0, 1, 5, 2, 1, 3, 1, 2, 2, 0, 1, 2, 4, 1, 2, 5, 2, 3, 0, 1, 4, 1, 1, 1, 3, 1, 2, 2, 3, 2, 3, 0, 1, 2, 1, 2, 3, 1, 4, 1, 0, 1, 2, 2, 2, 1, 3, 4, 1, 3, 1, 4, 2, 3, 1, 5, 3, 2, 1, 4, 3, 3, 3, 1, 4, 1, 3, 3, 1, 3, 1, 1, 2, 1, 2, 1, 2, 1, 3, 3, 2, 1, 1, 1, 4, 1, 2, 1, 2, 1, 1, 3, 2, 0, 2, 2, 1, 2, 3, 4, 2, 2, 3, 1, 1, 1, 3, 1, 1, 1, 1, 1, 2, 0, 2, 3, 1, 0, 1, 0, 1, 1, 0, 2, 2, 1, 1, 2, 4, 1, 2, 1, 2, 1, 1, 1, 0, 2, 0, 1, 0, 0, 2, 0, 1, 1, 1, 0, 5, 3, 0, 1, 0, 1, 2, 3, 3, 3, 2, 3, 1, 3, 1, 4, 3, 2, 0, 1, 1, 0, 2, 2, 3, 3, 2, 1, 1, 3, 2, 2, 1, 1, 1, 3, 2, 1, 1, 3, 5, 1, 1, 1, 0, 3, 2, 1, 1, 3, 1, 0, 0, 2, 3, 2, 2, 2, 1, 0, 4, 1, 0, 2, 1, 4, 2, 2, 1, 2, 1, 2, 0, 4, 2, 0, 2, 0, 5, 0, 2, 2, 2, 0, 2, 2, 1, 2, 2, 1, 2, 2, 3, 4, 0, 1, 2, 1, 1, 3, 2, 4, 2, 2, 0, 3, 2, 3, 0, 2, 4, 3, 3, 0, 2, 3, 4, 0, 0, 0, 1, 2, 1, 1, 2, 3, 1, 1, 2, 1, 0, 0, 3, 2, 2, 2, 1, 1, 1, 1, 4, 1, 2, 2, 1, 5, 0, 3, 3, 1, 1, 1, 2, 1, 1, 2, 1, 1, 3, 2, 4, 1, 4, 3, 3, 4, 2, 3, 2, 2, 2, 1, 0, 3, 1, 0, 2, 3, 2, 4, 1, 2, 1, 2, 3, 1, 1, 1, 1, 2, 1, 1, 1, 0, 0, 3, 2, 2, 3, 1, 2, 2, 2, 0, 2, 1, 0, 1, 3, 1, 1, 1, 2, 2, 6, 1, 2, 1, 1, 1, 3, 1, 1, 3, 3, 0, 2, 1, 0, 3, 3, 1, 0, 1, 1, 1, 1, 2, 0, 4, 1, 1, 2, 1, 2, 0, 2, 2, 2, 1, 4, 2, 0, 3, 2, 1, 2, 3, 5, 1, 1, 2, 1, 3, 1, 2, 2, 2, 2, 2, 0, 1, 3, 0, 1, 2, 1, 1, 3, 2, 2, 5, 0, 1, 2, 2, 1, 1, 0, 2, 2, 2, 4, 1, 2, 0, 2, 3, 2, 4, 2, 3, 1, 2, 1, 1, 2, 0, 3, 2, 1, 2, 1, 3, 1, 4, 3, 2, 2, 0, 3, 2, 2, 1, 2, 1, 2, 5, 1, 2, 0, 2, 2, 1, 1, 1, 2, 2, 3, 0, 0, 1, 1, 2, 1, 2, 3, 1, 1, 1, 1, 1, 5, 1, 1, 3, 2, 3, 0, 2, 0, 2, 4, 0, 0, 1, 2, 1, 3, 4, 2, 1, 2, 5, 1, 2, 3, 1, 4, 3, 3, 1, 1, 2, 1, 0, 2, 3, 3, 2, 1, 2, 2, 2, 4, 1, 3, 5, 1, 3, 1, 1, 0, 1, 2, 3, 1, 2, 0, 4, 1, 2, 2, 1, 0, 2, 3, 2, 1, 1, 0, 1, 2, 1, 2, 1, 3, 3, 0, 3, 3, 3, 0, 2, 2, 4, 2, 3, 1, 1, 3, 1, 3, 2, 1, 2, 1, 3, 6, 3, 3, 1, 2, 2, 0, 1, 1, 3, 2, 0, 0, 1, 2, 3, 1, 2, 3, 3, 3, 2, 2, 0, 2, 1, 1, 3, 1, 4, 3, 1, 3, 1, 1, 3, 3, 3, 0, 1, 2, 1, 1, 1, 2, 2, 1, 5, 2, 2, 0, 0, 2, 1, 1, 1, 3, 2, 2, 2, 0, 1, 2, 0, 2, 2, 1, 2, 3, 4, 3, 1, 1, 1, 1, 1, 3, 3, 2, 1, 3, 3, 2, 2, 1, 3, 0, 1, 2, 2, 1, 3, 1, 1, 2, 6, 2, 0, 0, 1, 1, 1, 0, 2, 1, 5, 2, 4, 1, 2, 2, 2, 0, 1, 2, 0, 3, 2, 2, 0, 3, 3, 2, 0, 1, 1, 1, 2, 3, 0, 2, 1, 1, 3, 0, 0, 1, 2, 2, 1, 2, 2, 1, 3, 2, 2, 2, 1, 0, 4, 1, 2, 0, 1, 1, 0, 2, 0, 1, 1, 2, 0, 0, 1, 0, 0, 0, 2, 0, 1, 5, 2, 4, 2, 3, 2, 3, 3, 2, 3, 4, 1, 2, 0, 2, 3, 0, 2, 2, 1, 2, 2, 6, 1, 2, 2, 3, 2, 1, 1, 1, 1, 3, 0, 3, 2, 3, 1, 1, 2, 1, 0, 1, 0, 3, 1, 2, 4, 1, 1, 3, 0, 4, 1, 2, 1, 3, 6, 6, 4, 4, 1, 1, 2, 4, 4, 2, 0, 1, 3, 4, 0, 2, 2, 1, 1, 1, 1, 1, 1, 0, 3, 2, 1, 3, 1, 1, 2, 1, 3, 2, 3, 1, 0, 2, 2, 2, 3, 1, 3, 1, 1, 3, 1, 3, 1, 2, 2, 1, 0, 3, 1, 0, 1, 3, 1, 1, 2, 1, 4, 2, 1, 1, 5, 3, 1, 1, 1, 1, 0, 2, 1, 1, 1, 3, 2, 3, 2, 2, 1, 1, 2, 6, 2, 1, 2, 0, 3, 1, 0, 1, 4, 0, 3, 2, 1, 0, 0, 0, 2, 2, 1, 0, 2, 2, 2, 1, 4, 1, 1, 3, 2, 1, 1, 1, 2, 0, 2, 3, 2, 3, 2, 1, 2, 2, 1, 1, 1, 2, 1, 3, 4, 2, 2, 1, 2, 2, 2, 1, 2, 1, 4, 1, 0, 4, 0, 2, 1, 0, 0, 3, 2, 3, 0, 1, 1, 2, 2, 3, 3, 1, 1, 2, 2, 2, 2, 1, 3, 3, 1, 2, 3, 1, 2, 2, 2, 4, 3, 1, 3, 2, 2, 1, 3, 2, 3, 0, 1, 1, 2, 0, 4, 1, 2, 2, 1, 2, 0, 0, 1, 2, 2, 1, 1, 1, 1, 1, 3, 0, 3, 2, 2, 1, 3, 2, 2, 1, 1, 2, 0, 0, 0, 3, 4, 2, 2, 3, 0, 1, 2, 2, 3, 0, 5, 2, 2, 2, 2, 0, 2, 5, 1, 1, 2, 1, 1, 2, 4, 0, 3, 1, 0, 1, 1, 1, 3, 0, 1, 3, 2, 1, 0, 1, 2, 3, 0, 1, 2, 2, 2, 1, 3, 1, 1, 0, 0, 2, 2, 2, 0, 0, 2, 1, 0, 0, 5, 3, 3, 4, 2, 1, 4, 2, 3, 1, 0, 1, 2, 3, 2, 1, 1, 2, 1, 1, 1, 0, 0, 2, 3, 2, 2, 2, 1, 0, 6, 0, 1, 2, 2, 1, 1, 1, 3, 3, 2, 3, 2, 4, 4, 1, 1, 2, 2, 0, 0, 1, 1, 3, 1, 2, 1, 1, 1, 4, 5, 1, 3, 0, 2, 1, 1, 1, 0, 1, 3, 0, 1, 2, 3, 0, 2, 0, 3, 3, 1, 1, 0, 2, 2, 4, 0, 3, 1, 0, 0, 0, 2, 1, 2, 0, 3, 1, 0, 0, 1, 1, 2, 3, 1, 3, 0, 3, 1, 1, 2, 2, 1, 3, 1, 0, 2, 1, 4, 2, 1, 1, 1, 2, 2, 1, 2, 1, 1, 0, 0, 1, 1, 4, 1, 2, 0, 1, 0, 1, 1, 2, 1, 2, 1, 1, 2, 1, 1, 1, 1, 1, 0, 0, 1, 1, 2, 1, 2, 2, 2, 1, 1, 0, 1, 2, 4, 2, 2, 0, 3, 2, 2, 1, 1, 2, 1, 3, 3, 0, 3, 2, 1, 0, 0, 1, 2, 1, 1, 2, 1, 2, 3, 2, 2, 1, 1, 2, 1, 1, 1, 1, 1, 1, 1, 0, 1, 1, 2, 0, 0, 1, 1, 1, 1, 3, 1, 4, 3, 1, 2, 3, 0, 2, 0, 0, 0, 2, 3, 1, 3, 1, 0, 1, 0, 3, 2, 1, 2, 3, 2, 3, 2, 0, 3, 2, 2, 0, 1, 2, 4, 5, 1, 0, 1, 0, 1, 0, 2, 4, 0, 1, 2, 2, 1, 1, 1, 0, 0, 1, 4, 1, 2, 1, 2, 3, 1, 1, 1, 3, 1, 1, 0, 1, 0, 1, 2, 2, 1, 1, 2, 0, 2, 1, 2, 3, 3, 0, 3, 0, 1, 2, 2, 3, 4, 2, 3, 1, 1, 2, 0, 1, 3, 2, 2, 0, 2, 1, 3, 2, 1, 3, 1, 2, 2, 0, 2, 3, 0, 2, 3, 0, 0, 1, 5, 3, 1, 1, 1, 2, 3, 4, 1, 1, 1, 3, 2, 3, 2, 1, 1, 1, 2, 1, 5, 1, 1, 2, 2, 2, 3, 3, 0, 1, 2, 0, 3, 1, 1, 0, 1, 0, 2, 1, 0, 1, 0, 2, 1, 0, 1, 0, 2, 1, 0, 1, 0, 2, 0, 1, 1, 2, 2, 4, 1, 2, 3, 0, 3, 1, 2, 5, 0, 3, 3, 0, 2, 4, 0, 3, 2, 0, 2, 3, 1, 0, 2, 2, 1, 0, 2, 0, 3, 3, 1, 3, 0, 0, 0, 2, 1, 3, 1, 3, 2, 4, 2, 4, 2, 3, 4, 0, 4, 2, 2, 1, 0, 3, 4, 4, 1, 3, 4, 2, 5, 3, 3, 1, 3, 2, 1, 1, 3, 0, 1, 5, 2, 0, 4, 2, 1, 5, 2, 1, 6, 2, 0, 5, 2, 1, 6, 2, 1, 5, 2, 1, 3, 3, 0, 4, 3, 1, 5, 3, 1, 3, 2, 0, 4, 2, 1, 4, 2, 0, 2, 2, 1, 4, 4, 3, 3, 1, 3, 4, 4, 3, 3, 1, 1, 0, 2, 3, 2, 3, 2, 2, 3, 2, 2, 3, 3, 1, 3, 3, 3, 4, 2, 0, 2, 1, 3, 1, 3, 0, 3, 3, 0, 4, 1, 4, 1, 4, 2, 0, 1, 5, 0, 4, 3, 3, 1, 3, 2, 1, 1, 2, 0, 1, 3, 0, 1, 2, 2, 2, 0, 0, 4, 1, 3, 3, 3, 0, 2, 4, 2, 0, 1, 2, 1, 0, 1, 2, 3, 3, 4, 1, 1, 3, 3, 2, 3, 2, 2, 0, 3, 4, 2, 0, 2, 0, 2, 4, 2, 1, 3, 3, 2, 4, 4, 1, 4, 2, 2, 3, 3, 1, 5, 2, 2, 2, 2, 1, 5, 4, 2, 3, 3, 1, 3, 2, 1, 3, 2, 1, 3, 3, 1, 1, 2, 1, 0, 2, 3, 2, 1, 2, 3, 1, 2, 3, 1, 2, 3, 0, 2, 1, 1, 1, 1, 6, 3, 0, 7, 3, 2, 4, 2, 1, 5, 2, 0, 4, 2, 0, 2, 3, 0, 4, 4, 3, 3, 3, 3, 3, 3, 3, 4, 2, 2, 1, 4, 2, 2, 3, 3, 3, 2, 3, 2, 4, 3, 1, 4, 2, 2, 3, 2, 1, 2, 0, 2, 0, 3, 2, 1, 1, 2, 3, 0, 3, 2, 2, 0, 3, 3, 2, 1, 2, 4, 0, 4, 1, 1, 2, 1, 1, 4, 0, 0, 3, 1, 0, 1, 4, 2, 1, 1, 4, 2, 2, 2, 1, 2, 2, 1, 0, 2, 2, 2, 1, 1, 2, 3, 3, 3, 1, 2, 3, 3, 1, 4, 2, 1, 4, 1, 0, 4, 3, 1, 5, 3, 1, 4, 3, 1, 5, 2, 1, 5, 2, 0, 4, 3, 0, 3, 2, 0, 3, 2, 1, 5, 2, 1, 5, 2, 0, 6, 2, 0, 4, 2, 0, 3, 3, 0, 4, 4, 3, 3, 3, 3, 2, 1, 2, 3, 2, 3, 3, 3, 2, 3, 2, 3, 2, 1, 4, 2, 2, 3, 2, 1, 4, 2, 2, 2, 2, 2, 5, 0, 1, 2, 1, 2, 1, 1, 3, 0, 3, 2, 0, 2, 2, 1, 2, 2, 3, 0, 4, 2, 0, 1, 2, 2, 0, 3, 2, 1, 3, 2, 4, 1, 1, 2, 2, 1, 2, 3, 1, 2, 2, 3, 2, 2, 3, 1, 2, 2, 2, 2, 1, 3, 2, 1, 1, 3, 1, 1, 5, 2, 1, 3, 0, 2, 4, 2, 1, 3, 2, 2, 4, 3, 2, 4, 2, 1, 3, 2, 2, 4, 3, 2, 4, 2, 1, 3, 3, 2, 4, 3, 1, 4, 2, 2, 3, 2, 1, 5, 2, 1, 3, 2, 0, 2, 4, 1, 1, 5, 3, 2, 5, 3, 2, 2, 1, 3, 3, 1, 3, 4, 2, 2, 4, 2, 3, 2, 1, 3, 2, 2, 2, 3, 2, 2, 2, 3, 3, 2, 2, 2, 2, 0, 3, 3, 1, 2, 2, 3, 1, 2, 2, 1, 2, 3, 2, 1, 2, 3, 3, 1, 3, 2, 1, 2, 0, 2, 3, 1, 1, 3, 2, 0, 2, 2, 2, 1, 1, 3, 2, 1, 2, 0, 4, 1, 0, 3, 3, 1, 5, 3, 2, 4, 1, 2, 3, 2, 3, 4, 1, 1, 1, 2, 2, 0, 2, 2, 2, 1, 3, 2, 2, 2, 4, 3, 1, 3, 3, 2, 4, 3, 2, 2, 3, 1, 3, 3, 2, 4, 3, 1, 3, 2, 1, 3, 2, 3, 2, 3, 2, 2, 0, 3, 4, 0, 1, 7, 3, 1, 7, 3, 2, 3, 2, 0, 6, 2, 0, 6, 2, 0, 5, 4, 0, 3, 3, 1, 3, 3, 1, 4, 2, 0, 3, 2, 0, 0, 3, 4, 1, 2, 1, 3, 4, 0, 3, 2, 1, 1, 2, 1, 4, 2, 2, 1, 2, 1, 3, 2, 1, 2, 0, 3, 4, 1, 1, 3, 3, 2, 0, 3, 1, 2, 2, 2, 2, 2, 2, 1, 0, 1, 2, 2, 1, 2, 3, 2, 3, 4, 2, 5, 3, 2, 1, 2, 3, 3, 0, 3, 2, 2, 2, 3, 2, 2, 3, 3, 3, 3, 2, 4, 4, 2, 2, 3, 4, 2, 2, 2, 3, 3, 2, 3, 3, 2, 2, 2, 3, 2, 3, 2, 2, 4, 2, 2, 2, 2, 1, 3, 4, 1, 1, 5, 4, 1, 5, 4, 1, 4, 2, 1, 3, 2, 2, 4, 2, 3, 4, 3, 2, 3, 3, 3, 3, 2, 2, 4, 2, 3, 1, 3, 3, 1, 5, 4, 2, 3, 0, 3, 2, 1, 0, 1, 5, 3, 0, 1, 4, 0, 4, 1, 3, 3, 1, 0, 3, 0, 3, 0, 2, 1, 3, 2, 0, 1, 3, 1, 0, 2, 2, 1, 1, 4, 0, 0, 5, 3, 0, 4, 3, 1, 5, 4, 1, 5, 3, 0, 5, 3, 2, 5, 3, 0, 4, 4, 0, 4, 2, 0, 4, 3, 3, 2, 1, 3, 3, 1, 2, 3, 1, 2, 0, 1, 1, 2, 3, 4, 0, 6, 3, 0, 6, 3, 0, 5, 2, 0, 2, 1, 3, 3, 2, 4, 3, 0, 4, 2, 2, 3, 2, 0, 2, 2, 1, 0, 1, 0, 1, 1, 1, 1, 0, 0, 2, 1, 1, 1, 4, 1, 1, 1, 4, 2, 0, 0, 2, 2, 1, 3, 0, 2, 0, 1, 3, 2, 1, 1, 0, 1, 1, 2, 1, 0, 1, 0, 1, 0, 0, 2, 2, 1, 0, 2, 0, 0, 1, 3, 1, 0, 3, 2, 0, 1, 2, 1, 3, 2, 4, 3, 2, 1, 4, 4, 0, 3, 1, 1, 1, 3, 1, 3, 2, 2, 0, 3, 4, 3, 2, 1, 2, 2, 3, 0, 2, 2, 1, 2, 2, 1, 0, 1, 0, 2, 1, 1, 1, 2, 2, 1, 2, 1, 2, 0, 1, 0, 4, 2, 2, 1, 0, 1, 2, 0, 1, 1, 1, 1, 2, 1, 0, 0, 1, 2, 2, 3, 2, 3, 2, 3, 1, 1, 1, 3, 2, 1, 1, 2, 1, 3, 1, 3, 1, 2, 1, 2, 2, 1, 2, 2, 1, 2, 2, 2, 1, 4, 0, 0, 3, 1, 3, 1, 3, 2, 1, 1, 1, 0, 0, 2, 0, 1, 3, 3, 4, 2, 0, 0, 2, 3, 1, 1, 2, 1, 0, 0, 1, 2, 3, 2, 2, 1, 3, 2, 2, 2, 0, 3, 2, 1, 3, 2, 1, 1, 1, 1, 4, 4, 2, 4, 1, 3, 3, 4, 1, 0, 2, 3, 3, 0, 1, 2, 5, 3, 2, 3, 3, 2, 1, 1, 1, 4, 0, 4, 1, 2, 0, 2, 2, 3, 1, 1, 0, 2, 3, 2, 0, 2, 4, 2, 0, 1, 0, 2, 2, 4, 2, 1, 1, 1, 3, 3, 2, 5, 1, 2, 1, 2, 3, 2, 0, 1, 5, 2, 1, 2, 2, 2, 1, 2, 2, 2, 3, 0, 1, 2, 4, 0, 2, 2, 3, 0, 0, 1, 2, 0, 0, 1, 3, 1, 2, 1, 2, 2, 1, 1, 0, 2, 0, 3, 2, 3, 2, 3, 0, 2, 1, 2, 0, 1, 2, 0, 1, 0, 3, 2, 2, 0, 1, 5, 1, 2, 3, 5, 1, 0, 1, 1, 1, 4, 4, 1, 0, 3, 0, 1, 2, 1, 4, 2, 3, 3, 3, 1, 4, 3, 1, 2, 2, 2, 1, 1, 3, 3, 4, 2, 1, 2, 2, 3, 4, 0, 0, 5, 0, 1, 2, 4, 1, 4, 2, 1, 4, 1, 4, 4, 1, 3, 3, 2, 2, 1, 1, 0, 0, 1, 1, 5, 5, 4, 1, 1, 6, 3, 4, 3, 2, 1, 0, 2, 4, 4, 4, 0, 0, 0, 3, 1, 1, 3, 2, 2, 0, 0, 1, 0, 3, 2, 0, 2, 1, 1, 1, 2, 1, 3, 1, 5, 0, 2, 0, 0, 0, 1, 2, 3, 2, 3, 2, 1, 2, 2, 1, 2, 3, 4, 3, 1, 1, 1, 2, 1, 2, 0, 0, 2, 0, 1, 2, 0, 0, 1, 2, 0, 1, 2, 1, 0, 2, 2, 0, 3, 0, 0, 1, 2, 2, 0, 1, 2, 0, 0, 4, 0, 0, 1, 0, 1, 3, 1, 1, 0, 2, 0, 2, 1, 3, 3, 2, 2, 2, 2, 0, 3, 1, 2, 1, 2, 1, 1, 1, 3, 3, 2, 2, 3, 2, 2, 2, 3, 0, 3, 1, 1, 3, 0, 0, 2, 4, 3, 2, 0, 2, 3, 2, 2, 2, 1, 2, 4, 4, 3, 2, 2, 1, 0, 2, 0, 0, 2, 2, 3, 3, 2, 1, 1, 2, 2, 1, 2, 1, 0, 2, 1, 2, 2, 0, 5, 2, 1, 2, 0, 2, 3, 1, 2, 2, 0, 1, 4, 1, 1, 0, 2, 2, 1, 3, 1, 1, 1, 1, 2, 0, 2, 3, 1, 2, 3, 4, 0, 1, 2, 0, 2, 1, 2, 1, 1, 0, 2, 1, 0, 3, 2, 1, 2, 3, 3, 3, 1, 1, 2, 2, 3, 3, 2, 1, 0, 2, 2, 2, 3, 0, 2, 2, 0, 3, 0, 0, 0, 1, 1, 2, 2, 1, 4, 0, 3, 3, 6, 1, 0, 2, 3, 1, 2, 3, 3, 3, 0, 0, 1, 2, 1, 1, 2, 4, 3, 2, 2, 3, 2, 2, 1, 1, 3, 1, 1, 2, 2, 1, 4, 3, 2, 2, 2, 3, 0, 4, 2, 1, 2, 3, 4, 2, 2, 1, 3, 0, 4, 4, 1, 3, 2, 0, 3, 2, 4, 2, 2, 4, 1, 3, 1, 4, 3, 1, 1, 2, 3, 3, 3, 1, 2, 2, 2, 0, 1, 1, 3, 0, 3, 0, 3, 2, 2, 2, 2, 3, 3, 1, 0, 4, 2, 0, 3, 4, 2, 3, 5, 4, 1, 3, 0, 3, 2, 3, 0, 2, 2, 3, 4, 1, 1, 2, 1, 2, 4, 2, 1, 0, 3, 3, 2, 4, 0, 2, 3, 2, 2, 0, 1, 3, 2, 0, 3, 1, 2, 3, 2, 0, 4, 2, 3, 3, 1, 1, 7, 1, 2, 2, 2, 2, 3, 2, 1, 2, 0, 3, 3, 2, 3, 2, 1, 1, 2, 2, 3, 1, 4, 2, 4, 3, 3, 3, 4, 1, 4, 2, 4, 1, 0, 2, 2, 3, 2, 2, 1, 4, 1, 1, 3, 0, 3, 2, 3, 1, 6, 1, 1, 4, 4, 1, 4, 3, 2, 3, 3, 3, 3, 2, 2, 2, 2, 6, 2, 3, 4, 2, 3, 4, 4, 2, 1, 2, 0, 1, 0, 2, 3, 2, 1, 2, 3, 1, 2, 0, 3, 1, 2, 2, 0, 2, 1, 1, 3, 0, 0, 1, 3, 2, 2, 1, 2, 1, 1, 2, 1, 0, 2, 0, 2, 2, 0, 1, 0, 1, 1, 3, 2, 0, 1, 1, 2, 1, 1, 1, 3, 0, 3, 3, 0, 0, 3, 2, 4, 2, 1, 3, 2, 3, 5, 3, 3, 0, 1, 2, 2, 2, 4, 0, 1, 2, 2, 1, 3, 3, 0, 2, 1, 2, 1, 1, 3, 3, 2, 4, 0, 1, 3, 1, 1, 2, 1, 1, 1, 2, 2, 2, 0, 1, 2, 0, 1, 1, 0, 2, 3, 1, 3, 2, 3, 4, 2, 4, 3, 3, 2, 1, 2, 0, 1, 2, 0, 2, 1, 0, 2, 3, 1, 1, 3, 0, 1, 1, 2, 4, 2, 0, 1, 1, 1, 2, 1, 2, 2, 1, 1, 2, 2, 2, 2, 1, 0, 2, 1, 2, 1, 2, 2, 4, 0, 5, 4, 2, 1, 0, 1, 0, 2, 1, 2, 1, 2, 1, 5, 1, 2, 0, 0, 3, 2, 2, 3, 0, 3, 1, 1, 3, 2, 2, 2, 2, 2, 2, 1, 3, 1, 0, 2, 0, 2, 3, 0, 0, 2, 3, 1, 2, 1, 1, 1, 1, 1, 1, 3, 3, 3, 3, 4, 1, 1, 3, 0, 1, 0, 0, 2, 0, 1, 0, 2, 0, 1, 0, 2, 2, 0, 2, 1, 0, 1, 3, 0, 2, 2, 1, 2, 0, 1, 3, 0, 0, 1, 2, 1, 2, 3, 2, 2, 0, 1, 1, 2, 1, 0, 2, 1, 0, 0, 1, 2, 1, 2, 2, 0, 0, 2, 0, 2, 0, 1, 1, 2, 2, 2, 3, 1, 2, 2, 0, 1, 2, 0, 0, 2, 2, 2, 2, 1, 1, 1, 2, 2, 1, 2, 1, 2, 2, 3, 0, 3, 1, 0, 2, 1, 1, 2, 2, 3, 1, 1, 0, 2, 1, 4, 1, 1, 0, 1, 1, 0, 2, 1, 3, 1, 1, 2, 0, 1, 1, 0, 1, 1, 1, 3, 1, 0, 1, 1, 0, 0, 3, 4, 1, 1, 2, 2, 1, 3, 4, 3, 0, 4, 1, 1, 3, 1, 2, 1, 2, 3, 4, 2, 1, 3, 2, 1, 1, 2, 1, 2, 4, 1, 2, 3, 2, 2, 2, 3, 0, 4, 2, 3, 2, 1, 2, 1, 3, 2, 3, 1, 2, 2, 3, 3, 4, 3, 2, 2, 3, 2, 3, 2, 3, 0, 1, 1, 2, 3, 1, 0, 0, 3, 1, 3, 2, 2, 1, 3, 3, 1, 1, 1, 1, 0, 1, 2, 2, 1, 0, 3, 1, 3, 1, 1, 1, 1, 1, 1, 1, 1, 1, 2, 3, 2, 4, 1, 1, 2, 0, 1, 1, 2, 2, 3, 4, 3, 0, 1, 2, 3, 4, 2, 3, 1, 3, 2, 2, 2, 1, 4, 6, 0, 2, 0, 1, 1, 2, 1, 3, 1, 5, 1, 2, 3, 1, 0, 2, 2, 2, 3, 0, 1, 2, 1, 1, 1, 2, 3, 2, 2, 0, 2, 1, 1, 2, 0, 3, 1, 2, 1, 2, 1, 2, 1, 1, 1, 1, 1, 0, 1, 1, 2, 0, 2, 1, 1, 0, 0, 1, 2, 2, 2, 1, 1, 1, 3, 2, 4, 1, 2, 0, 1, 3, 2, 1, 4, 2, 2, 0, 1, 2, 1, 1, 2, 4, 1, 1, 2, 0, 2, 1, 1, 1, 1, 2, 0, 1, 3, 1, 4, 2, 2, 1, 3, 1, 2, 3, 0, 2, 0, 3, 1, 2, 3, 3, 0, 1, 1, 2, 1, 1, 1, 0, 2, 1, 2, 0, 0, 2, 1, 1, 2, 3, 1, 0, 1, 3, 0, 4, 0, 1, 2, 0, 1, 1, 1, 2, 1, 2, 1, 2, 2, 3, 1, 2, 0, 1, 2, 1, 0, 1, 0, 2, 0, 1, 1, 3, 1, 2, 1, 2, 3, 2, 1, 2, 3, 1, 1, 3, 1, 3, 2, 1, 2, 2, 2, 3, 3, 2, 2, 0, 2, 0, 2, 2, 1, 1, 2, 2, 3, 1, 1, 2, 1, 1, 1, 2, 2, 1, 1, 3, 2, 4, 3, 0, 2, 0, 4, 3, 2, 0, 0, 0, 2, 2, 1, 2, 3, 2, 2, 2, 1, 2, 2, 1, 3, 2, 2, 0, 3, 2, 0, 1, 2, 0, 3, 3, 0, 1, 2, 2, 1, 1, 2, 6, 1, 2, 4, 3, 4, 3, 2, 0, 4, 2, 3, 1, 2, 1, 3, 3, 0, 1, 1, 1, 4, 0, 1, 0, 3, 3, 2, 2, 2, 3, 1, 0, 1, 3, 1, 2, 2, 0, 2, 1, 4, 2, 2, 2, 2, 1, 2, 4, 2, 4, 3, 0, 1, 0, 2, 1, 4, 0, 2, 1, 4, 2, 0, 2, 2, 1, 2, 2, 4, 1, 3, 0, 3, 1, 1, 1, 3, 1, 2, 1, 2, 1, 2, 1, 5, 4, 2, 2, 0, 1, 1, 1, 1, 4, 1, 2, 1, 1, 2, 0, 3, 1, 4, 1, 3, 3, 3, 1, 2, 1, 1, 1, 4, 3, 1, 2, 1, 2, 0, 1, 1, 1, 1, 2, 2, 2, 2, 4, 1, 1, 2, 4, 3, 0, 2, 4, 2, 5, 2, 1, 1, 3, 3, 0, 2, 3, 3, 2, 3, 1, 0, 2, 2, 1, 2, 1, 1, 3, 2, 1, 0, 2, 3, 1, 1, 2, 3, 0, 2, 1, 2, 4, 0, 3, 1, 2, 1, 1, 2, 1, 2, 3, 4, 3, 4, 2, 0, 0, 0, 1, 1, 1, 2, 2, 3, 1, 2, 1, 2, 0, 1, 2, 2, 2, 1, 1, 0, 1, 2, 1, 0, 3, 1, 1, 0, 2, 1, 2, 2, 2, 4, 0, 1, 3, 4, 0, 4, 0, 2, 4, 2, 1, 2, 1, 1, 1, 2, 1, 1, 0, 1, 2, 1, 1, 2, 1, 0, 0, 2, 3, 1, 2, 0, 3, 5, 0, 1, 2, 3, 2, 2, 3, 2, 2, 2, 0, 0, 2, 1, 2, 2, 2, 3, 2, 3, 1, 2, 0, 1, 4, 2, 3, 2, 2, 3, 2, 0, 2, 0, 2, 2, 1, 2, 3, 0, 0, 2, 1, 1, 2, 0, 2, 3, 4, 2, 1, 2, 0, 1, 0, 1, 4, 1, 1, 3, 1, 1, 1, 2, 1, 1, 2, 0, 2, 1, 1, 1, 1, 0, 1, 0, 1, 1, 1, 0, 1, 1, 2, 1, 1, 1, 3, 3, 0, 0, 2, 1, 1, 0, 0, 1, 6, 1, 1, 0, 3, 1, 2, 1, 2, 2, 1, 2, 1, 1, 1, 1, 2, 1, 1, 2, 3, 3, 2, 2, 3, 1, 3, 1, 0, 0, 2, 1, 1, 1, 0, 1, 1, 1, 1, 2, 0, 1, 2, 2, 2, 1, 3, 1, 3, 3, 3, 2, 1, 0, 4, 1, 3, 1, 1, 1, 1, 3, 1, 3, 0, 2, 0, 1, 3, 0, 1, 1, 0, 2, 3, 1, 2, 0, 0, 2, 5, 1, 3, 3, 2, 1, 2, 3, 1, 2, 0, 2, 3, 1, 5, 3, 2, 2, 2, 1, 1, 3, 1, 3, 2, 3, 1, 2, 2, 3, 2, 2, 1, 3, 1, 1, 2, 1, 0, 3, 4, 1, 2, 3, 1, 3, 1, 2, 2, 3, 1, 1, 3, 4, 1, 4, 1, 2, 1, 2, 1, 2, 2, 3, 3, 1, 1, 2, 1, 2, 2, 3, 2, 2, 2, 3, 2, 4, 1, 1, 2, 3, 2, 4, 3, 3, 1, 2, 4, 1, 0, 1, 2, 2, 2, 0, 0, 1, 0, 1, 1, 2, 1, 1, 0, 0, 0, 0, 1, 0, 1, 1, 1, 2, 0, 0, 2, 1, 0, 5, 1, 4, 1, 3, 2, 2, 0, 2, 0, 1, 0, 2, 2, 2, 3, 1, 1, 0, 2, 1, 3, 3, 0, 1, 0, 0, 1, 3, 5, 5, 3, 1, 0, 1, 3, 2, 2, 1, 1, 4, 1, 1, 2, 0, 0, 3, 1, 3, 1, 2, 0, 3, 0, 0, 3, 0, 1, 0, 1, 1, 4, 2, 2, 2, 1, 2, 0, 1, 3, 0, 3, 1, 1, 3, 3, 3, 1, 1, 3, 2, 3, 2, 1, 2, 2, 1, 0, 3, 2, 1, 1, 0, 1, 2, 1, 0, 2, 1, 1, 3, 1, 2, 1, 4, 2, 0, 3, 1, 2, 1, 0, 3, 0, 2, 0, 3, 0, 2, 0, 1, 2, 1, 1, 1, 2, 2, 1, 2, 1, 2, 3, 0, 0, 4, 1, 1, 6, 2, 0, 0, 1, 1, 2, 0, 3, 0, 2, 4, 0, 1, 1, 0, 1, 0, 2, 1, 1, 1, 2, 2, 0, 1, 1, 4, 2, 1, 2, 2, 2, 2, 0, 2, 2, 1, 0, 2, 2, 1, 2, 2, 0, 1, 0, 0, 1, 0, 1, 1, 0, 2, 1, 0, 2, 1, 3, 3, 1, 1, 1, 0, 1, 3, 1, 1, 1, 3, 3, 2, 1, 1, 3, 2, 2, 4, 2, 0, 2, 0, 2, 2, 1, 1, 1, 0, 2, 2, 3, 1, 1, 1, 2, 0, 2, 2, 1, 1, 0, 1, 0, 1, 2, 1, 1, 4, 0, 0, 2, 1, 2, 1, 3, 4, 3, 2, 3, 0, 0, 2, 3, 1, 1, 0, 1, 1, 3, 1, 0, 2, 0, 0, 1, 1, 1, 3, 3, 2, 0, 0, 3, 2, 1, 2, 1, 2, 2, 2, 3, 3, 4, 1, 2, 1, 1, 1, 0, 4, 2, 2, 1, 0, 3, 4, 4, 3, 1, 2, 3, 1, 1, 3, 2, 2, 1, 2, 0, 3, 1, 2, 1, 1, 3, 3, 4, 2, 2, 0, 3, 2, 1, 3, 1, 0, 0, 1, 1, 0, 2, 4, 1, 0, 1, 1, 2, 1, 0, 2, 1, 1, 4, 2, 1, 1, 2, 1, 2, 2, 2, 1, 2, 2, 2, 2, 0, 0, 1, 1, 2, 0, 2, 0, 2, 1, 0, 3, 1, 2, 1, 3, 2, 2, 2, 2, 2, 3, 0, 0, 2, 1, 1, 2, 2, 3, 2, 1, 2, 1, 1, 1, 1, 2, 3, 3, 0, 2, 0, 2, 1, 2, 2, 0, 1, 0, 5, 2, 3, 1, 2, 2, 1, 2, 1, 3, 1, 0, 1, 1, 3, 0, 1, 0, 2, 1, 3, 1, 2, 4, 1, 3, 3, 0, 1, 1, 0, 2, 2, 2, 3, 2, 1, 1, 1, 5, 1, 2, 2, 2, 1, 3, 1, 2, 2, 2, 3, 3, 3, 5, 1, 3, 2, 6, 1, 0, 2, 1, 3, 6, 1, 4, 1, 0, 2, 3, 0, 3, 1, 1, 2, 2, 3, 0, 3, 2, 1, 1, 1, 2, 2, 2, 4, 0, 2, 3, 1, 1, 3, 1, 0, 4, 4, 4, 2, 0, 2, 0, 2, 5, 1, 2, 1, 0, 3, 2, 2, 4, 2, 4, 1, 2, 4, 2, 3, 1, 1, 0, 4, 1, 2, 1, 2, 0, 2, 3, 0, 2, 1, 6, 0, 1, 0, 4, 1, 2, 4, 1, 1, 2, 4, 2, 2, 2, 2, 1, 2, 1, 0, 1, 1, 1, 3, 1, 1, 1, 3, 1, 3, 2, 2, 2, 2, 1, 1, 3, 2, 1, 1, 1, 3, 1, 1, 1, 1, 2, 5, 1, 1, 1, 2, 2, 1, 2, 2, 1, 4, 3, 1, 1, 3, 3, 3, 4, 3, 5, 3, 4, 2, 3, 2, 1, 2, 1, 2, 3, 2, 1, 0, 2, 4, 5, 1, 2, 3, 1, 0, 2, 1, 2, 2, 2, 0, 0, 5, 2, 0, 1, 3, 1, 2, 0, 3, 2, 3, 1, 1, 0, 1, 0, 2, 3, 2, 1, 1, 0, 2, 1, 2, 2, 2, 3, 2, 0, 4, 1, 2, 4, 1, 1, 3, 2, 0, 0, 4, 1, 3, 3, 0, 3, 1, 2, 3, 1, 3, 1, 0, 2, 2, 1, 1, 2, 2, 2, 2, 2, 4, 1, 3, 2, 1, 2, 1, 2, 3, 3, 1, 2, 2, 2, 2, 0, 3, 0, 1, 3, 2, 1, 1, 4, 2, 2, 0, 0, 2, 0, 0, 2, 2, 1, 1, 2, 3, 1, 4, 2, 1, 3, 2, 0, 3, 1, 1, 5, 1, 1, 3, 1, 0, 3, 1, 1, 3, 4, 1, 1, 1, 2, 5, 3, 2, 2, 0, 4, 0, 1, 3, 2, 0, 1, 1, 2, 1, 1, 0, 3, 2, 0, 3, 1, 2, 2, 1, 2, 3, 0, 2, 3, 1, 2, 3, 4, 3, 1, 2, 2, 4, 2, 4, 1, 1, 1, 2, 2, 3, 1, 0, 1, 1, 1, 0, 2, 3, 3, 3, 1, 0, 3, 2, 1, 1, 0, 1, 0, 4, 3, 1, 4, 2, 1, 2, 2, 3, 2, 1, 3, 3, 2, 2, 2, 1, 2, 3, 1, 4, 4, 1, 1, 4, 0, 1, 1, 2, 1, 4, 1, 2, 1, 2, 2, 3, 3, 2, 3, 1, 0, 0, 2, 2, 4, 3, 0, 3, 3, 4, 5, 7, 0, 2, 1, 2, 2, 2, 2, 2, 3, 1, 0, 1, 5, 1, 1, 2, 2, 1, 1, 4, 1, 2, 2, 1, 1, 3, 3, 1, 0, 1, 2, 5, 0, 2, 0, 3, 2, 4, 2, 0, 1, 1, 3, 4, 1, 3, 1, 1, 1, 1, 2, 3, 1, 2, 0, 3, 2, 1, 1, 3, 1, 1, 3, 2, 1, 1, 6, 1, 1, 1, 1, 1, 3, 3, 2, 2, 2, 0, 0, 0, 2, 1, 2, 2, 3, 3, 1, 2, 1, 0, 2, 2, 0, 2, 2, 0, 1, 1, 3, 1, 3, 2, 0, 2, 0, 1, 3, 2, 3, 1, 2, 0, 1, 2, 0, 1, 5, 1, 2, 1, 3, 1, 3, 3, 0, 5, 1, 3, 1, 2, 2, 1, 1, 1, 0, 0, 0, 2, 1, 0, 1, 2, 2, 3, 1, 0, 1, 0, 3, 0, 2, 1, 2, 5, 2, 3, 2, 2, 2, 1, 2, 1, 2, 3, 1, 2, 1, 2, 0, 2, 3, 1, 3, 2, 2, 1, 1, 0, 6, 0, 1, 1, 2, 2, 2, 2, 1, 0, 3, 5, 2, 1, 2, 2, 1, 1, 2, 0, 0, 1, 2, 1, 0, 0, 2, 1, 2, 0, 1, 1, 1, 1, 0, 0, 0, 1, 0, 1, 0, 1, 2, 3, 2, 0, 1, 2, 1, 2, 2, 1, 3, 1, 1, 0, 2, 2, 2, 1, 2, 0, 1, 3, 3, 1, 4, 2, 2, 3, 1, 1, 0, 1, 1, 2, 1, 2, 3, 2, 0, 1, 2, 2, 2, 1, 2, 1, 2, 1, 1, 1, 2, 1, 1, 1, 0, 0, 2, 1, 3, 3, 2, 4, 1, 4, 0, 5, 1, 3, 2, 2, 1, 1, 2, 3, 0, 1, 1, 1, 1, 2, 1, 0, 1, 1, 0, 2, 1, 1, 1, 0, 2, 4, 2, 1, 3, 1, 0, 2, 2, 5, 2, 1, 2, 2, 0, 2, 2, 2, 0, 6, 2, 1, 3, 1, 0, 2, 3, 1, 2, 1, 2, 3, 3, 4, 2, 2, 3, 1, 1, 2, 2, 2, 1, 0, 1, 3, 1, 0, 0, 2, 1, 1, 2, 1, 4, 2, 0, 2, 2, 2, 2, 1, 3, 1, 1, 1, 3, 1, 2, 1, 2, 1, 5, 2, 0, 4, 4, 1, 0, 2, 2, 0, 2, 1, 0, 1, 1, 2, 1, 3, 3, 3, 2, 2, 2, 5, 2, 1, 2, 2, 2, 0, 1, 1, 0, 2, 0, 1, 2, 2, 2, 2, 6, 2, 4, 1, 0, 4, 3, 3, 0, 2, 4, 0, 1, 0, 1, 2, 0, 2, 1, 3, 2, 4, 1, 5, 2, 3, 1, 3, 1, 1, 5, 1, 1, 3, 1, 3, 2, 0, 2, 0, 0, 1, 0, 2, 1, 3, 1, 2, 3, 2, 2, 0, 1, 1, 0, 2, 3, 2, 1, 2, 1, 2, 2, 2, 2, 1, 2, 2, 1, 3, 2, 3, 4, 3, 3, 1, 0, 0, 3, 2, 1, 1, 1, 2, 7, 2, 2, 1, 1, 0, 1, 2, 2, 2, 2, 2, 1, 1, 1, 2, 0, 1, 4, 0, 1, 1, 0, 1, 1, 3, 3, 0, 1, 3, 3, 2, 2, 1, 3, 1, 4, 2, 0, 3, 2, 1, 2, 1, 2, 1, 1, 4, 1, 3, 0, 3, 0, 5, 5, 2, 2, 1, 1, 4, 1, 2, 1, 4, 0, 4, 1, 2, 2, 4, 2, 1, 1, 1, 3, 3, 1, 2, 3, 2, 2, 3, 0, 2, 2, 1, 2, 1, 2, 2, 2, 0, 1, 4, 1, 4, 2, 2, 3, 0, 2, 1, 3, 1, 3, 2, 3, 2, 1, 2, 1, 3, 1, 4, 2, 1, 2, 2, 2, 1, 2, 2, 1, 1, 3, 0, 0, 1, 0, 0, 2, 2, 3, 3, 2, 1, 3, 2, 3, 1, 4, 2, 3, 1, 4, 4, 2, 3, 2, 3, 3, 1, 0, 2, 0, 1, 3, 1, 1, 1, 0, 0, 1, 1, 2, 1, 2, 1, 3, 4, 2, 2, 3, 4, 3, 5, 2, 2, 2, 1, 0, 1, 1, 1, 1, 4, 3, 2, 2, 2, 3, 4, 2, 2, 2, 1, 0, 1, 1, 3, 2, 5, 4, 5, 1, 2, 4, 1, 5, 1, 5, 0, 3, 1, 1, 1, 1, 1, 2, 3, 1, 2, 1, 2, 1, 1, 0, 0, 1, 1, 3, 3, 1, 1, 1, 0, 1, 3, 5, 0, 1, 5, 1, 3, 0, 1, 3, 2, 3, 4, 2, 4, 2, 3, 0, 2, 4, 1, 2, 1, 2, 1, 2, 2, 1, 2, 5, 2, 2, 3, 3, 2, 0, 2, 2, 1, 0, 1, 2, 2, 4, 3, 2, 1, 2, 2, 2, 5, 3, 4, 4, 2, 3, 1, 4, 1, 1, 3, 1, 2, 1, 1, 2, 2, 0, 3, 1, 1, 1, 1, 4, 1, 2, 4, 2, 3, 4, 0, 3, 2, 1, 2, 1, 2, 0, 1, 2, 2, 1, 2, 1, 0, 1, 2, 4, 0, 1, 2, 4, 0, 1, 2, 2, 1, 3, 2, 1, 0, 1, 2, 0, 2, 2, 1, 2, 0, 2, 2, 4, 1, 1, 0, 0, 2, 1, 2, 0, 2, 2, 0, 1, 2, 0, 2, 2, 2, 3, 1, 2, 2, 2, 0, 1, 2, 1, 2, 1, 0, 2, 2, 5, 3, 4, 1, 1, 0, 4, 1, 1, 2, 0, 2, 2, 2, 1, 0, 0, 0, 0, 0, 2, 0, 0, 0, 2, 1, 0, 0, 0, 2, 2, 0, 0, 1, 0, 0, 6, 2, 3, 1, 2, 2, 2, 1, 0, 2, 1, 1, 2, 0, 2, 2, 2, 2, 6, 1, 3, 1, 5, 1, 3, 1, 1, 1, 3, 1, 2, 3, 4, 1, 3, 2, 1, 3, 1, 2, 1, 3, 1, 4, 2, 0, 2, 0, 3, 3, 1, 2, 2, 1, 4, 5, 1, 2, 0, 3, 3, 4, 1, 3, 2, 1, 4, 0, 2, 1, 2, 0, 2, 2, 2, 1, 1, 0, 3, 4, 2, 0, 0, 1, 3, 2, 1, 3, 3, 0, 1, 1, 1, 3, 1, 2, 2, 2, 1, 2, 4, 1, 2, 2, 1, 1, 2, 2, 5, 2, 1, 3, 2, 1, 3, 2, 4, 1, 1, 2, 3, 1, 4, 2, 2, 1, 3, 0, 0, 3, 3, 3, 5, 2, 1, 2, 1, 5, 0, 3, 1, 3, 0, 3, 4, 2, 0, 2, 1, 5, 2, 2, 1, 2, 1, 1, 2, 2, 1, 2, 1, 0, 2, 2, 3, 3, 1, 1, 1, 5, 3, 4, 3, 2, 0, 1, 1, 3, 2, 2, 1, 0, 4, 2, 0, 1, 1, 0, 0, 0, 1, 1, 0, 0, 0, 2, 0, 0, 0, 2, 2, 0, 0, 1, 0, 1, 0, 1, 3, 1, 0, 4, 0, 3, 7, 3, 2, 0, 3, 2, 3, 4, 3, 4, 4, 5, 3, 3, 1, 2, 2, 4, 3, 1, 2, 3, 1, 1, 2, 3, 2, 0, 2, 0, 3, 1, 0, 1, 3, 5, 4, 4, 0, 1, 1, 0, 1, 1, 1, 2, 3, 4, 2, 1, 1, 0, 1, 3, 1, 1, 1, 3, 3, 1, 2, 2, 1, 1, 2, 2, 2, 2, 1, 1, 3, 3, 0, 0, 0, 4, 3, 0, 1, 0, 1, 1, 1, 1, 3, 1, 2, 2, 2, 1, 3, 3, 0, 2, 1, 2, 3, 1, 0, 3, 1, 0, 0, 0, 0, 0, 0, 2, 3, 1, 2, 3, 2, 1, 3, 4, 3, 3, 3, 1, 2, 1, 0, 2, 1, 1, 1, 1, 4, 1, 2, 1, 2, 2, 4, 1, 0, 1, 3, 2, 2, 4, 1, 1, 1, 0, 2, 4, 4, 2, 3, 1, 2, 3, 2, 0, 4, 1, 1, 2, 1, 1, 2, 3, 1, 1, 0, 3, 1, 4, 1, 3, 0, 1, 4, 3, 3, 2, 1, 1, 4, 5, 4, 0, 3, 2, 1, 2, 2, 1, 4, 3, 1, 1, 2, 0, 1, 4, 2, 6, 3, 1, 1, 2, 2, 1, 2, 1, 2, 1, 1, 1, 2, 1, 0, 3, 3, 2, 1, 1, 3, 3, 2, 0, 1, 1, 0, 0, 0, 0, 0, 1, 2, 0, 1, 1, 0, 3, 2, 2, 1, 3, 2, 1, 2, 3, 1, 5, 1, 4, 2, 5, 2, 2, 1, 1, 4, 1, 0, 1, 5, 1, 1, 3, 2, 1, 1, 2, 3, 2, 1, 1, 0, 2, 1, 2, 0, 1, 1, 1, 1, 1, 0, 3, 1, 3, 0, 3, 2, 3, 0, 3, 2, 2, 3, 0, 1, 1, 2, 2, 3, 2, 1, 2, 2, 3, 1, 1, 2, 0, 0, 2, 1, 1, 5, 1, 1, 1, 1, 2, 0, 1, 1, 2, 0, 1, 1, 0, 1, 2, 2, 2, 2, 3, 1, 2, 2, 0, 1, 2, 2, 1, 2, 1, 3, 1, 2, 2, 1, 2, 2, 3, 2, 1, 1, 1, 1, 1, 1, 2, 5, 1, 1, 0, 2, 1, 1, 3, 2, 3, 4, 1, 1, 1, 0, 2, 4, 2, 2, 3, 3, 2, 3, 3, 1, 2, 3, 2, 2, 2, 0, 1, 0, 3, 3, 0, 4, 2, 1, 3, 2, 2, 0, 1, 1, 2, 3, 2, 1, 2, 0, 3, 0, 3, 1, 2, 0, 1, 3, 2, 1, 0, 0, 2, 0, 3, 0, 2, 1, 2, 3, 3, 1, 2, 1, 2, 0, 1, 2, 2, 1, 2, 5, 0, 5, 3, 2, 3, 2, 0, 2, 2, 0, 2, 2, 3, 1, 1, 1, 0, 1, 1, 1, 1, 4, 1, 3, 0, 0, 2, 2, 2, 3, 5, 2, 1, 2, 2, 5, 2, 2, 2, 4, 3, 1, 1, 2, 2, 1, 1, 1, 3, 2, 4, 1, 2, 1, 5, 1, 3, 2, 2, 5, 4, 1, 1, 4, 2, 4, 4, 2, 3, 2, 3, 4, 3, 3, 2, 3, 3, 4, 3, 0, 1, 2, 2, 1, 2, 3, 0, 2, 3, 2, 4, 4, 4, 3, 3, 3, 3, 3, 3, 3, 4, 3, 2, 2, 1, 4, 5, 3, 4, 2, 1, 1, 2, 0, 4, 3, 1, 2, 3, 3, 2, 2, 3, 2, 2, 1, 3, 3, 1, 3, 1, 3, 1, 3, 2, 5, 5, 1, 1, 2, 2, 0, 0, 1, 1, 1, 0, 6, 4, 2, 1, 1, 2, 0, 1, 1, 1, 1, 2, 3, 2, 1, 0, 2, 1, 1, 0, 3, 0, 4, 2, 4, 1, 4, 2, 0, 4, 1, 2, 0, 2, 3, 1, 3, 0, 3, 0, 1, 0, 1, 2, 0, 1, 1, 2, 1, 3, 3, 2, 2, 2, 1, 1, 2, 3, 1, 1, 2, 3, 0, 3, 1, 2, 1, 3, 3, 3, 2, 1, 1, 1, 4, 3, 4, 3, 4, 2, 1, 2, 3, 3, 0, 3, 3, 3, 3, 3, 2, 1, 2, 1, 2, 2, 2, 1, 2, 2, 0, 1, 2, 1, 2, 0, 1, 1, 4, 3, 0, 3, 2, 3, 2, 3, 0, 2, 3, 2, 1, 3, 3, 2, 2, 1, 1, 2, 1, 3, 1, 0, 2, 2, 1, 2, 4, 3, 3, 4, 3, 4, 2, 1, 2, 2, 1, 2, 2, 3, 3, 3, 4, 2, 5, 3, 2, 4, 1, 2, 2, 0, 0, 2, 2, 1, 1, 1, 1, 2, 3, 0, 4, 2, 1, 1, 0, 2, 2, 3, 3, 2, 0, 4, 2, 2, 2, 2, 3, 2, 3, 1, 3, 1, 1, 5, 2, 2, 1, 1, 5, 3, 1, 1, 2, 3, 2, 0, 0, 2, 1, 3, 1, 3, 2, 2, 0, 0, 4, 3, 2, 4, 1, 2, 1, 5, 2, 1, 1, 2, 2, 1, 1, 0, 1, 2, 2, 2, 2, 3, 1, 1, 1, 1, 3, 1, 1, 4, 2, 2, 0, 4, 3, 0, 2, 1, 0, 3, 1, 2, 3, 0, 2, 2, 1, 2, 3, 2, 2, 0, 2, 3, 1, 2, 3, 2, 3, 2, 1, 0, 1, 0, 1, 2, 2, 3, 0, 3, 5, 3, 0, 1, 1, 0, 3, 4, 3, 5, 1, 3, 4, 2, 2, 4, 2, 2, 2, 1, 3, 0, 2, 0, 2, 1, 1, 1, 3, 1, 1, 3, 5, 2, 1, 1, 0, 6, 3, 0, 0, 2, 2, 4, 4, 2, 4, 4, 1, 1, 0, 2, 1, 4, 3, 3, 2, 1, 4, 0, 1, 2, 1, 3, 3, 1, 2, 1, 0, 1, 2, 1, 4, 2, 3, 2, 1, 3, 4, 3, 2, 5, 4, 2, 0, 4, 5, 3, 2, 2, 3, 4, 1, 1, 2, 4, 3, 4, 4, 3, 6, 6, 2, 4, 0, 4, 2, 2, 3, 1, 3, 1, 2, 5, 2, 2, 1, 1, 3, 2, 2, 0, 1, 2, 3, 2, 2, 4, 1, 2, 1, 2, 4, 0, 1, 2, 2, 3, 3, 0, 2, 3, 2, 3, 2, 0, 0, 4, 4, 2, 2, 0, 2, 5, 1, 4, 2, 1, 2, 2, 1, 1, 2, 0, 2, 2, 2, 4, 2, 4, 2, 2, 3, 2, 3, 3, 2, 3, 1, 1, 6, 0, 2, 5, 1, 1, 1, 2, 5, 3, 2, 3, 3, 3, 3, 4, 4, 0, 1, 0, 2, 1, 0, 1, 3, 1, 2, 1, 4, 1, 3, 3, 4, 2, 3, 2, 2, 3, 5, 3, 5, 2, 1, 4, 5, 5, 3, 3, 2, 6, 4, 1, 3, 2, 2, 0, 0, 1, 1, 2, 3, 2, 3, 3, 0, 3, 3, 2, 1, 2, 4, 2, 3, 1, 5, 2, 4, 5, 4, 0, 2, 2, 2, 3, 4, 2, 1, 5, 3, 4, 3, 3, 3, 2, 4, 2, 1, 5, 1, 4, 5, 1, 5, 5, 2, 4, 1, 4, 2, 3, 2, 3, 2, 2, 4, 3, 5, 1, 4, 0, 4, 0, 3, 3, 1, 2, 1, 3, 3, 1, 2, 2, 3, 3, 2, 2, 1, 2, 3, 3, 2, 5, 2, 1, 2, 2, 2, 0, 0, 3, 2, 0, 3, 5, 0, 2, 3, 1, 1, 3, 1, 2, 3, 1, 5, 2, 3, 1, 2, 2, 3, 2, 3, 1, 3, 2, 1, 0, 3, 4, 2, 2, 4, 1, 4, 0, 3, 3, 2, 3, 2, 4, 0, 4, 2, 3, 2, 2, 1, 6, 3, 5, 0, 5, 2, 3, 1, 3, 2, 3, 4, 1, 2, 4, 1, 0, 5, 4, 1, 2, 3, 4, 2, 4, 1, 4, 2, 0, 3, 2, 3, 0, 4, 1, 2, 1, 4, 2, 3, 4, 1, 3, 3, 3, 2, 0, 1, 5, 1, 3, 1, 2, 3, 0, 2, 3, 1, 1, 2, 1, 2, 1, 3, 3, 4, 1, 1, 3, 1, 1, 1, 3, 3, 3, 3, 2, 3, 2, 2, 4, 1, 4, 2, 2, 1, 3, 3, 1, 2, 2, 3, 4, 2, 1, 5, 1, 1, 3, 3, 2, 0, 3, 1, 1, 1, 2, 2, 0, 4, 1, 3, 3, 4, 0, 2, 2, 3, 2, 3, 0, 2, 0, 0, 2, 2, 3, 4, 3, 1, 2, 0, 1, 1, 3, 2, 1, 1, 1, 1, 1, 4, 4, 4, 2, 2, 2, 1, 2, 0, 4, 0, 1, 2, 2, 1, 1, 1, 0, 0, 2, 1, 7, 2, 2, 2, 2, 3, 2, 0, 2, 2, 2, 1, 2, 2, 4, 5, 3, 4, 3, 2, 3, 2, 1, 3, 6, 2, 4, 3, 1, 2, 4, 3, 3, 4, 1, 5, 2, 4, 4, 2, 3, 4, 0, 1, 2, 3, 3, 3, 2, 3, 2, 1, 1, 3, 4, 1, 3, 4, 0, 1, 2, 3, 3, 1, 2, 4, 3, 0, 2, 2, 2, 1, 1, 3, 0, 5, 1, 1, 4, 2, 1, 2, 2, 5, 4, 1, 3, 3, 1, 1, 2, 3, 3, 0, 1, 2, 4, 3, 0, 3, 1, 1, 1, 2, 2, 0, 1, 1, 2, 3, 2, 3, 0, 0, 2, 2, 1, 2, 1, 0, 1, 1, 0, 0, 1, 1, 1, 3, 4, 2, 2, 2, 1, 3, 0, 2, 2, 2, 2, 1, 1, 3, 5, 0, 1, 1, 1, 2, 0, 3, 2, 2, 1, 1, 3, 3, 1, 1, 2, 0, 0, 1, 1, 2, 2, 0, 0, 2, 4, 2, 1, 2, 2, 2, 1, 2, 1, 2, 1, 0, 1, 0, 1, 5, 1, 0, 3, 4, 1, 2, 1, 3, 2, 2, 2, 1, 2, 4, 1, 3, 0, 7, 1, 1, 1, 1, 1, 1, 2, 2, 2, 2, 2, 2, 1, 3, 1, 3, 2, 3, 1, 1, 2, 1, 0, 1, 1, 1, 3, 3, 0, 2, 0, 2, 1, 1, 1, 2, 1, 2, 2, 2, 0, 3, 0, 4, 2, 3, 0, 1, 1, 1, 1, 1, 2, 0, 3, 1, 0, 1, 3, 2, 1, 4, 1, 1, 2, 3, 3, 1, 2, 3, 2, 3, 0, 1, 2, 2, 4, 2, 1, 1, 5, 2, 2, 1, 2, 2, 2, 1, 2, 2, 4, 1, 2, 1, 1, 3, 4, 1, 1, 2, 3, 2, 1, 0, 2, 1, 1, 2, 1, 4, 2, 0, 1, 2, 2, 3, 1, 1, 1, 2, 1, 2, 1, 1, 1, 2, 3, 2, 1, 2, 2, 2, 2, 0, 2, 4, 1, 3, 2, 1, 1, 4, 1, 2, 3, 1, 1, 4, 2, 1, 0, 5, 4, 3, 2, 3, 1, 4, 1, 4, 3, 2, 1, 0, 1, 1, 2, 1, 0, 1, 3, 1, 1, 3, 2, 3, 2, 2, 2, 4, 2, 2, 2, 2, 2, 0, 3, 1, 2, 1, 2, 3, 1, 1, 2, 1, 2, 1, 2, 1, 1, 1, 2, 2, 3, 0, 2, 1, 2, 1, 4, 2, 2, 2, 3, 2, 1, 0, 3, 2, 1, 3, 2, 4, 4, 3, 2, 1, 2, 1, 1, 2, 2, 3, 0, 2, 1, 1, 4, 1, 2, 1, 1, 1, 1, 2, 1, 1, 2, 3, 0, 2, 1, 2, 2, 1, 0, 5, 2, 1, 1, 1, 3, 2, 1, 2, 2, 1, 2, 2, 2, 2, 1, 1, 2, 1, 2, 3, 3, 3, 3, 2, 1, 2, 1, 3, 1, 2, 2, 1, 1, 3, 3, 0, 3, 1, 2, 1, 2, 0, 3, 0, 3, 2, 2, 2, 1, 2, 0, 2, 2, 1, 2, 2, 3, 2, 6, 2, 0, 2, 1, 1, 2, 2, 3, 3, 1, 1, 0, 3, 1, 4, 3, 3, 2, 2, 2, 0, 2, 2, 2, 2, 2, 1, 1, 2, 3, 1, 1, 2, 2, 2, 2, 4, 1, 4, 2, 3, 0, 1, 2, 3, 3, 2, 4, 3, 3, 1, 3, 2, 1, 1, 1, 2, 3, 1, 3, 0, 1, 0, 0, 4, 2, 1, 4, 2, 1, 1, 3, 2, 0, 2, 1, 1, 3, 2, 1, 3, 2, 4, 2, 2, 1, 3, 1, 1, 1, 1, 0, 3, 0, 2, 4, 5, 2, 1, 0, 0, 2, 3, 1, 1, 3, 1, 4, 4, 3, 0, 1, 2, 1, 3, 1, 1, 2, 1, 0, 3, 0, 3, 0, 1, 3, 2, 3, 4, 4, 2, 3, 0, 2, 1, 0, 2, 2, 5, 2, 2, 1, 0, 1, 2, 0, 2, 2, 5, 2, 1, 1, 1, 3, 1, 2, 1, 2, 0, 1, 0, 3, 2, 0, 2, 0, 2, 2, 0, 0, 2, 3, 4, 1, 2, 2, 2, 1, 1, 2, 2, 3, 2, 0, 3, 0, 1, 1, 2, 4, 2, 2, 2, 2, 0, 1, 3, 3, 4, 1, 2, 2, 1, 2, 0, 2, 2, 3, 1, 1, 2, 1, 2, 2, 0, 3, 1, 2, 2, 4, 3, 4, 4, 2, 1, 2, 1, 2, 1, 2, 0, 4, 3, 4, 1, 4, 2, 1, 2, 3, 2, 3, 1, 1, 1, 2, 2, 3, 2, 2, 0, 2, 0, 4, 1, 1, 1, 2, 1, 4, 2, 2, 2, 2, 1, 1, 1, 1, 2, 4, 1, 0, 1, 2, 2, 1, 2, 2, 1, 3, 0, 3, 0, 2, 0, 0, 3, 3, 2, 2, 1, 2, 4, 1, 0, 2, 2, 1, 1, 2, 3, 1, 1, 4, 3, 2, 2, 1, 1, 0, 1, 3, 3, 2, 3, 3, 2, 0, 4, 3, 1, 2, 2, 1, 2, 3, 3, 0, 3, 3, 2, 2, 1, 1, 2, 0, 1, 1, 2, 1, 3, 1, 0, 2, 1, 5, 1, 0, 3, 3, 1, 3, 2, 1, 2, 4, 2, 1, 3, 1, 1, 1, 2, 2, 0, 3, 2, 2, 1, 3, 2, 1, 1, 3, 3, 1, 1, 2, 0, 1, 3, 1, 1, 2, 2, 2, 1, 2, 2, 3, 2, 0, 1, 2, 2, 2, 1, 1, 0, 0, 2, 0, 0, 2, 2, 3, 0, 0, 1, 1, 1, 0, 2, 0, 3, 3, 2, 3, 3, 4, 4, 3, 2, 2, 4, 1, 2, 2, 1, 2, 4, 3, 0, 1, 1, 2, 4, 1, 1, 4, 3, 2, 3, 1, 2, 4, 1, 1, 3, 2, 3, 2, 4, 3, 1, 5, 2, 3, 2, 2, 0, 1, 1, 0, 0, 4, 2, 0, 2, 0, 0, 2, 0, 1, 2, 1, 4, 3, 3, 2, 2, 1, 4, 1, 2, 2, 0, 2, 4, 0, 2, 2, 1, 3, 1, 2, 3, 1, 1, 2, 1, 3, 3, 0, 0, 3, 2, 1, 1, 0, 2, 2, 0, 0, 4, 0, 1, 3, 4, 2, 0, 1, 0, 1, 3, 2, 3, 1, 0, 4, 0, 2, 1, 2, 1, 2, 3, 5, 1, 2, 2, 2, 2, 4, 1, 3, 2, 4, 1, 1, 2, 2, 2, 2, 2, 1, 5, 1, 0, 1, 2, 0, 2, 1, 2, 1, 2, 0, 0, 1, 1, 0, 2, 0, 2, 1, 1, 2, 1, 1, 1, 3, 1, 3, 1, 0, 1, 2, 0, 1, 4, 2, 1, 2, 1, 1, 2, 1, 0, 1, 0, 3, 2, 5, 1, 1, 1, 1, 2, 3, 2, 1, 1, 1, 2, 2, 0, 1, 0, 1, 0, 4, 1, 1, 3, 1, 2, 1, 0, 0, 0, 4, 1, 2, 1, 2, 0, 0, 3, 2, 1, 2, 2, 3, 2, 1, 2, 2, 0, 0, 2, 3, 1, 1, 2, 1, 2, 2, 1, 2, 0, 2, 3, 1, 3, 1, 0, 1, 2, 2, 0, 2, 2, 2, 2, 2, 2, 1, 2, 1, 1, 2, 1, 2, 2, 2, 2, 0, 2, 2, 0, 3, 2, 3, 2, 1, 1, 1, 2, 0, 0, 2, 2, 2, 0, 1, 0, 4, 1, 2, 4, 1, 4, 1, 1, 1, 2, 2, 1, 1, 1, 2, 4, 0, 1, 3, 2, 1, 2, 1, 1, 2, 1, 1, 1, 1, 3, 1, 3, 2, 1, 2, 2, 1, 2, 2, 0, 3, 1, 2, 1, 2, 2, 3, 3, 1, 3, 3, 1, 4, 2, 2, 1, 1, 0, 0, 3, 2, 3, 2, 3, 1, 2, 1, 2, 1, 1, 2, 2, 1, 2, 2, 1, 1, 5, 1, 1, 4, 4, 2, 3, 4, 0, 2, 0, 1, 2, 3, 2, 2, 2, 6, 2, 1, 1, 3, 2, 1, 3, 1, 2, 2, 4, 1, 3, 3, 2, 1, 3, 1, 3, 2, 1, 1, 2, 0, 0, 2, 2, 1, 2, 0, 1, 0, 1, 1, 2, 2, 1, 2, 3, 0, 2, 2, 3, 2, 2, 1, 5, 2, 0, 2, 0, 2, 2, 2, 3, 1, 2, 2, 0, 3, 2, 2, 3, 1, 2, 1, 2, 3, 3, 4, 2, 1, 0, 1, 0, 1, 1, 3, 2, 1, 0, 4, 2, 0, 1, 1, 1, 1, 1, 2, 3, 2, 3, 1, 3, 1, 3, 3, 1, 4, 3, 1, 2, 2, 1, 2, 1, 4, 3, 3, 6, 4, 3, 3, 3, 6, 2, 1, 1, 1, 3, 2, 1, 2, 2, 2, 3, 3, 2, 3, 2, 2, 2, 1, 2, 4, 1, 0, 2, 2, 1, 1, 0, 1, 1, 3, 0, 4, 1, 1, 4, 2, 3, 2, 2, 0, 3, 0, 1, 1, 1, 1, 0, 1, 2, 1, 1, 1, 2, 1, 3, 2, 3, 1, 6, 1, 0, 0, 2, 2, 3, 1, 1, 1, 2, 1, 2, 3, 1, 3, 1, 2, 1, 1, 0, 3, 0, 2, 0, 2, 1, 2, 4, 2, 0, 1, 1, 1, 4, 0, 2, 1, 3, 1, 4, 1, 2, 3, 2, 2, 2, 1, 1, 4, 2, 4, 0, 4, 1, 2, 2, 0, 2, 1, 1, 2, 3, 3, 1, 0, 1, 3, 2, 2, 1, 4, 2, 3, 2, 1, 0, 2, 0, 1, 3, 2, 0, 1, 2, 1, 2, 2, 1, 5, 1, 1, 0, 4, 0, 0, 3, 2, 2, 2, 0, 2, 4, 3, 1, 2, 2, 1, 2, 3, 4, 2, 1, 1, 2, 2, 3, 2, 1, 1, 2, 2, 2, 1, 2, 1, 0, 0, 1, 1, 2, 0, 1, 3, 5, 2, 1, 2, 2, 2, 2, 1, 2, 4, 0, 2, 3, 2, 3, 2, 5, 2, 5, 1, 4, 1, 3, 1, 3, 3, 2, 2, 3, 3, 2, 1, 2, 0, 4, 1, 5, 1, 2, 3, 1, 0, 1, 2, 2, 0, 2, 1, 0, 1, 3, 2, 2, 3, 1, 1, 1, 0, 1, 1, 1, 2, 2, 0, 0, 1, 1, 2, 3, 3, 3, 1, 1, 3, 0, 2, 0, 0, 2, 1, 1, 2, 2, 1, 1, 1, 0, 1, 1, 4, 5, 1, 3, 0, 1, 1, 1, 2, 2, 2, 0, 2, 1, 2, 1, 3, 3, 0, 4, 2, 2, 1, 2, 2, 3, 2, 3, 1, 1, 1, 3, 2, 1, 5, 3, 1, 0, 1, 0, 0, 1, 1, 2, 2, 1, 1, 6, 1, 2, 3, 0, 1, 3, 2, 4, 2, 0, 0, 2, 0, 0, 4, 2, 2, 3, 4, 4, 2, 0, 3, 0, 3, 1, 1, 0, 3, 0, 0, 3, 1, 1, 2, 2, 1, 1, 1, 1, 4, 1, 1, 1, 0, 2, 3, 1, 2, 2, 2, 2, 1, 0, 1, 1, 1, 2, 2, 1, 2, 1, 2, 2, 3, 1, 1, 1, 1, 2, 0, 1, 2, 1, 2, 1, 1, 0, 2, 2, 1, 2, 0, 1, 2, 1, 2, 2, 1, 1, 3, 2, 2, 3, 1, 1, 1, 3, 1, 3, 1, 3, 3, 0, 0, 0, 1, 2, 0, 2, 2, 2, 2, 1, 1, 0, 1, 1, 2, 2, 2, 3, 1, 2, 2, 1, 2, 1, 1, 4, 0, 1, 1, 3, 0, 2, 2, 3, 1, 2, 2, 1, 1, 1, 0, 1, 1, 0, 3, 2, 2, 0, 0, 1, 1, 1, 1, 0, 1, 3, 2, 3, 0, 3, 0, 3, 3, 4, 2, 4, 2, 1, 1, 2, 3, 2, 3, 0, 1, 2, 1, 0, 3, 1, 2, 4, 2, 2, 3, 2, 5, 2, 0, 3, 3, 2, 3, 2, 2, 2, 1, 3, 1, 1, 3, 1, 2, 3, 3, 2, 1, 2, 3, 1, 1, 1, 3, 1, 1, 3, 1, 1, 3, 2, 3, 3, 0, 4, 2, 1, 1, 2, 2, 1, 3, 2, 1, 2, 0, 2, 2, 2, 3, 3, 3, 3, 2, 2, 3, 1, 4, 3, 1, 2, 1, 2, 2, 2, 1, 1, 2, 2, 1, 1, 3, 3, 1, 3, 0, 1, 1, 0, 2, 2, 1, 1, 0, 1, 3, 3, 2, 2, 3, 2, 2, 2, 5, 1, 3, 1, 0, 2, 1, 3, 4, 4, 1, 4, 0, 1, 2, 3, 2, 2, 2, 3, 4, 1, 2, 3, 3, 2, 3, 1, 0, 2, 1, 1, 4, 1, 1, 2, 2, 0, 2, 2, 1, 2, 0, 1, 2, 4, 2, 2, 2, 3, 1, 1, 1, 2, 3, 0, 4, 3, 1, 1, 2, 2, 2, 4, 2, 2, 3, 2, 0, 3, 1, 2, 1, 1, 1, 0, 2, 1, 2, 4, 1, 3, 2, 4, 3, 4, 1, 0, 2, 2, 1, 0, 3, 2, 1, 4, 1, 3, 2, 4, 3, 0, 2, 3, 3, 4, 5, 3, 3, 3, 2, 2, 3, 0, 2, 3, 4, 6, 2, 4, 3, 3, 1, 3, 0, 0, 1, 1, 2, 3, 3, 4, 1, 1, 1, 0, 1, 2, 3, 0, 2, 1, 1, 1, 2, 3, 0, 1, 2, 0, 1, 1, 3, 1, 0, 0, 2, 0, 1, 0, 1, 1, 0, 2, 1, 0, 2, 3, 2, 2, 2, 4, 0, 0, 2, 3, 1, 1, 3, 1, 2, 2, 1, 1, 2, 0, 1, 2, 1, 3, 3, 0, 3, 1, 0, 1, 1, 2, 1, 1, 1, 1, 1, 2, 1, 2, 1, 3, 2, 5, 4, 2, 1, 2, 2, 4, 1, 2, 1, 2, 2, 3, 2, 1, 2, 2, 2, 2, 2, 3, 1, 0, 1, 2, 0, 0, 2, 1, 2, 3, 2, 2, 3, 2, 1, 1, 1, 2, 2, 2, 2, 3, 0, 2, 0, 4, 2, 0, 0, 1, 1, 1, 3, 0, 2, 2, 1, 1, 2, 2, 2, 1, 2, 0, 1, 0, 3, 1, 0, 1, 0, 4, 2, 4, 1, 1, 1, 0, 1, 0, 2, 2, 2, 1, 2, 1, 2, 2, 2, 2, 2, 1, 0, 0, 1, 1, 3, 0, 4, 1, 3, 0, 1, 1, 1, 0, 4, 0, 1, 0, 1, 1, 2, 1, 2, 2, 1, 3, 5, 0, 2, 1, 2, 1, 3, 1, 0, 2, 2, 3, 0, 2, 2, 3, 3, 0, 2, 2, 3, 0, 2, 3, 1, 1, 1, 4, 0, 1, 1, 0, 1, 2, 0, 2, 1, 1, 0, 4, 0, 3, 3, 4, 2, 2, 0, 0, 1, 1, 3, 3, 0, 3, 3, 1, 3, 2, 2, 3, 1, 3, 2, 0, 1, 1, 1, 0, 1, 1, 1, 1, 1, 3, 3, 2, 1, 1, 1, 1, 2, 0, 3, 1, 1, 2, 0, 1, 0, 2, 2, 1, 1, 1, 1, 0, 1, 3, 1, 2, 0, 3, 1, 1, 1, 1, 1, 1, 3, 0, 0, 2, 1, 1, 2, 1, 1, 1, 2, 1, 2, 1, 2, 2, 2, 3, 0, 1, 0, 3, 0, 2, 2, 1, 1, 2, 1, 1, 3, 2, 0, 0, 2, 2, 3, 1, 2, 2, 1, 1, 0, 1, 3, 0, 1, 2, 3, 1, 0, 2, 3, 3, 1, 2, 3, 1, 2, 2, 3, 2, 2, 0, 0, 1, 3, 1, 1, 1, 3, 3, 3, 0, 1, 2, 0, 3, 0, 1, 0, 0, 1, 0, 1, 3, 2, 0, 1, 1, 3, 1, 2, 4, 3, 6, 3, 1, 2, 2, 3, 2, 0, 0, 3, 1, 0, 3, 4, 0, 2, 3, 1, 1, 2, 1, 0, 2, 3, 0, 1, 3, 2, 1, 3, 3, 0, 3, 2, 2, 2, 1, 2, 1, 1, 0, 1, 1, 2, 2, 3, 0, 4, 1, 2, 1, 2, 4, 6, 4, 3, 2, 3, 0, 3, 2, 1, 2, 2, 3, 1, 0, 0, 2, 1, 0, 2, 0, 1, 4, 2, 3, 4, 1, 1, 1, 1, 0, 0, 2, 3, 2, 2, 2, 2, 0, 3, 2, 2, 4, 4, 4, 3, 1, 2, 1, 6, 2, 1, 1, 2, 0, 1, 1, 2, 1, 1, 1, 1, 1, 2, 4, 4, 2, 2, 1, 0, 0, 2, 2, 4, 2, 2, 2, 3, 1, 1, 2, 2, 3, 2, 3, 2, 2, 1, 1, 3, 2, 2, 3, 2, 3, 1, 2, 2, 3, 0, 0, 4, 3, 2, 0, 2, 2, 0, 1, 1, 0, 3, 1, 3, 2, 1, 1, 1, 1, 1, 1, 2, 2, 2, 2, 2, 0, 1, 2, 3, 3, 1, 1, 0, 1, 1, 1, 3, 3, 0, 0, 1, 0, 2, 1, 4, 1, 2, 2, 1, 0, 2, 2, 0, 1, 0, 3, 2, 1, 1, 0, 1, 1, 3, 0, 1, 3, 1, 2, 0, 1, 2, 3, 1, 1, 1, 1, 2, 2, 1, 2, 3, 2, 0, 3, 2, 1, 1, 3, 1, 0, 4, 2, 1, 2, 0, 1, 1, 2, 2, 2, 5, 4, 3, 2, 3, 2, 1, 2, 1, 1, 2, 2, 0, 0, 3, 2, 1, 0, 2, 0, 1, 0, 1, 3, 4, 1, 2, 1, 0, 2, 2, 1, 1, 2, 2, 0, 0, 3, 1, 2, 0, 1, 0, 2, 2, 4, 2, 1, 1, 1, 2, 4, 2, 1, 0, 3, 1, 2, 2, 3, 2, 2, 1, 1, 0, 3, 3, 2, 3, 3, 2, 3, 0, 1, 3, 1, 2, 0, 1, 2, 2, 1, 2, 3, 3, 2, 1, 1, 2, 0, 2, 3, 2, 1, 2, 2, 2, 3, 0, 1, 0, 1, 1, 2, 0, 0, 2, 2, 1, 1, 2, 2, 2, 0, 1, 2, 1, 1, 1, 1, 3, 3, 3, 1, 1, 4, 2, 2, 0, 0, 2, 1, 2, 1, 0, 2, 1, 0, 2, 3, 2, 3, 2, 1, 4, 3, 1, 2, 2, 3, 0, 1, 1, 2, 2, 1, 1, 0, 0, 4, 2, 2, 4, 4, 4, 2, 2, 2, 3, 3, 1, 3, 7, 2, 4, 3, 2, 3, 1, 2, 3, 1, 1, 1, 1, 1, 0, 1, 2, 2, 0, 0, 1, 1, 3, 1, 2, 5, 1, 0, 3, 1, 0, 0, 1, 1, 0, 2, 1, 2, 0, 3, 2, 2, 2, 2, 4, 0, 1, 1, 2, 2, 4, 4, 1, 2, 2, 1, 2, 3, 1, 3, 1, 1, 3, 1, 1, 1, 2, 1, 0, 1, 0, 4, 0, 2, 2, 0, 2, 1, 2, 2, 1, 3, 1, 2, 1, 1, 4, 0, 2, 1, 0, 0, 2, 2, 1, 3, 2, 0, 3, 1, 1, 0, 4, 0, 2, 3, 0, 2, 2, 2, 0, 2, 0, 0, 2, 4, 3, 3, 1, 0, 5, 1, 0, 3, 3, 3, 1, 2, 1, 1, 2, 1, 1, 0, 3, 1, 3, 3, 2, 1, 2, 2, 0, 2, 1, 1, 4, 1, 2, 2, 1, 0, 1, 2, 0, 2, 1, 3, 2, 3, 3, 0, 3, 2, 3, 1, 4, 3, 2, 2, 0, 2, 0, 4, 2, 0, 4, 3, 1, 4, 3, 0, 1, 3, 1, 3, 2, 2, 1, 2, 2, 2, 2, 1, 2, 3, 3, 1, 2, 0, 1, 3, 1, 1, 1, 1, 1, 5, 0, 0, 3, 2, 2, 2, 1, 1, 3, 2, 2, 3, 1, 2, 1, 1, 1, 3, 1, 2, 3, 4, 2, 2, 3, 0, 2, 3, 2, 3, 4, 3, 2, 1, 0, 4, 4, 1, 1, 3, 1, 2, 3, 5, 2, 1, 0, 3, 2, 1, 1, 1, 2, 4, 2, 1, 1, 3, 1, 2, 1, 3, 1, 0, 1, 1, 2, 1, 3, 3, 2, 0, 3, 1, 4, 1, 3, 1, 1, 3, 2, 2, 0, 2, 2, 1, 1, 4, 2, 2, 1, 4, 3, 2, 2, 2, 2, 2, 1, 2, 1, 0, 1, 1, 1, 2, 2, 2, 1, 3, 4, 2, 1, 3, 2, 0, 1, 1, 0, 4, 1, 1, 3, 1, 1, 2, 2, 0, 0, 1, 3, 2, 2, 1, 2, 1, 2, 1, 3, 0, 2, 1, 2, 1, 0, 1, 3, 2, 2, 1, 1, 2, 2, 1, 0, 1, 1, 2, 1, 0, 2, 1, 1, 1, 0, 2, 1, 3, 0, 4, 1, 3, 2, 2, 2, 0, 1, 2, 0, 1, 0, 2, 1, 2, 2, 0, 1, 2, 5, 2, 1, 2, 1, 3, 2, 0, 1, 1, 0, 4, 2, 2, 2, 1, 1, 1, 0, 1, 0, 1, 1, 4, 2, 3, 2, 0, 1, 4, 1, 0, 1, 1, 1, 0, 2, 2, 3, 2, 0, 1, 1, 1, 1, 1, 1, 1, 1, 3, 0, 2, 1, 1, 1, 3, 1, 1, 2, 3, 2, 1, 0, 1, 2, 0, 0, 0, 3, 0, 4, 2, 1, 2, 3, 2, 2, 2, 4, 3, 2, 3, 1, 2, 1, 0, 1, 2, 1, 1, 2, 1, 1, 2, 2, 0, 2, 1, 1, 2, 2, 0, 0, 1, 4, 1, 1, 1, 0, 2, 2, 2, 1, 2, 1, 2, 2, 2, 2, 2, 2, 1, 1, 2, 0, 0, 3, 1, 0, 2, 1, 1, 2, 1, 0, 2, 0, 3, 1, 3, 1, 2, 1, 2, 0, 1, 0, 2, 1, 0, 0, 4, 4, 1, 3, 0, 2, 0, 2, 2, 3, 1, 1, 1, 0, 1, 0, 0, 3, 2, 1, 6, 2, 1, 2, 3, 1, 0, 1, 3, 1, 4, 1, 2, 0, 0, 2, 3, 1, 3, 3, 3, 1, 2, 0, 1, 0, 0, 2, 1, 1, 0, 3, 2, 1, 3, 2, 2, 1, 1, 1, 1, 1, 1, 3, 2, 3, 0, 4, 2, 1, 1, 2, 3, 3, 2, 2, 3, 2, 1, 1, 1, 2, 2, 1, 2, 2, 0, 1, 3, 1, 4, 2, 1, 1, 0, 2, 0, 1, 3, 1, 2, 4, 2, 3, 0, 0, 3, 1, 2, 1, 2, 2, 2, 2, 2, 2, 2, 2, 1, 3, 1, 1, 0, 1, 2, 1, 2, 0, 0, 0, 0, 1, 1, 2, 1, 0, 1, 0, 1, 1, 0, 0, 3, 1, 0, 2, 2, 3, 2, 3, 1, 2, 3, 2, 2, 2, 1, 2, 2, 3, 1, 0, 2, 1, 3, 2, 3, 3, 1, 4, 0, 3, 2, 2, 1, 2, 1, 1, 0, 1, 1, 0, 3, 0, 2, 2, 0, 1, 2, 3, 2, 2, 3, 2, 1, 2, 3, 2, 1, 1, 3, 2, 1, 2, 0, 2, 1, 3, 0, 0, 1, 0, 2, 3, 3, 3, 2, 0, 1, 3, 0, 1, 0, 1, 0, 0, 0, 1, 2, 3, 2, 0, 3, 2, 4, 2, 3, 0, 1, 2, 2, 1, 2, 1, 1, 3, 1, 1, 3, 0, 2, 1, 1, 4, 2, 2, 3, 1, 3, 3, 0, 0, 1, 1, 0, 3, 1, 2, 0, 2, 2, 3, 2, 1, 3, 3, 1, 1, 5, 1, 0, 2, 5, 1, 3, 2, 2, 1, 1, 4, 1, 2, 2, 2, 1, 3, 3, 0, 0, 1, 2, 1, 2, 4, 0, 1, 1, 4, 2, 1, 3, 1, 2, 5, 2, 0, 3, 3, 2, 2, 2, 1, 3, 1, 0, 1, 3, 2, 3, 1, 3, 2, 1, 3, 3, 2, 1, 4, 3, 1, 2, 2, 1, 1, 0, 2, 2, 2, 1, 1, 1, 2, 3, 2, 1, 2, 1, 0, 3, 1, 3, 1, 0, 3, 2, 1, 3, 6, 3, 1, 2, 1, 0, 1, 1, 1, 4, 1, 2, 2, 3, 1, 2, 2, 0, 2, 1, 0, 2, 2, 1, 1, 1, 3, 1, 4, 1, 1, 3, 1, 2, 0, 2, 0, 2, 2, 2, 2, 0, 2, 1, 2, 1, 1, 4, 0, 2, 2, 1, 0, 2, 1, 1, 1, 1, 0, 2, 2, 2, 1, 1, 0, 3, 0, 1, 1, 1, 2, 0, 1, 0, 2, 0, 3, 2, 2, 2, 1, 1, 0, 3, 1, 3, 2, 1, 2, 2, 2, 3, 2, 1, 0, 2, 2, 3, 2, 3, 2, 3, 1, 1, 2, 3, 0, 1, 2, 2, 2, 0, 3, 2, 1, 2, 0, 2, 2, 3, 3, 1, 2, 1, 0, 4, 0, 1, 2, 0, 2, 0, 1, 1, 1, 1, 1, 0, 2, 1, 1, 1, 1, 3, 2, 1, 1, 1, 0, 1, 3, 1, 1, 0, 2, 3, 3, 0, 1, 1, 1, 0, 0, 2, 2, 1, 1, 3, 1, 1, 1, 1, 2, 1, 1, 3, 2, 2, 3, 1, 2, 2, 1, 2, 3, 1, 3, 0, 0, 2, 3, 1, 2, 4, 0, 1, 0, 5, 1, 4, 1, 1, 1, 2, 3, 2, 1, 2, 1, 1, 1, 0, 4, 1, 2, 0, 2, 1, 2, 1, 0, 4, 1, 4, 1, 1, 1, 1, 2, 1, 2, 0, 2, 2, 1, 2, 3, 0, 2, 0, 3, 3, 4, 2, 1, 3, 2, 1, 1, 2, 2, 1, 2, 4, 1, 0, 3, 0, 3, 1, 3, 2, 2, 2, 3, 2, 1, 0, 2, 2, 3, 1, 0, 1, 0, 3, 1, 2, 2, 3, 1, 2, 0, 1, 1, 2, 2, 1, 1, 0, 1, 2, 1, 5, 2, 2, 3, 2, 0, 5, 1, 2, 2, 2, 2, 4, 2, 1, 3, 2, 1, 3, 2, 0, 2, 2, 2, 3, 1, 3, 3, 1, 2, 2, 1, 4, 3, 1, 4, 3, 4, 7, 3, 1, 3, 2, 3, 4, 2, 2, 2, 0, 3, 0, 1, 2, 1, 2, 3, 3, 1, 2, 2, 1, 3, 1, 2, 2, 1, 2, 1, 0, 1, 4, 2, 2, 4, 1, 2, 2, 3, 1, 1, 0, 0, 2, 4, 0, 1, 2, 4, 1, 1, 0, 3, 0, 0, 2, 4, 1, 1, 3, 2, 4, 1, 2, 2, 3, 5, 4, 1, 1, 2, 2, 1, 1, 2, 2, 1, 3, 3, 0, 0, 3, 1, 3, 2, 1, 1, 1, 2, 1, 0, 0, 4, 2, 0, 3, 1, 2, 1, 2, 2, 1, 5, 2, 0, 2, 1, 2, 1, 0, 3, 2, 1, 2, 2, 2, 1, 4, 3, 3, 1, 3, 2, 2, 2, 1, 1, 1, 2, 1, 1, 1, 2, 2, 1, 1, 4, 1, 0, 3, 1, 3, 2, 3, 1, 1, 2, 3, 0, 1, 2, 2, 3, 2, 2, 2, 2, 1, 2, 2, 1, 1, 2, 1, 3, 1, 2, 2, 2, 1, 5, 0, 4, 1, 0, 2, 0, 1, 2, 1, 2, 2, 1, 2, 1, 0, 0, 0, 1, 1, 1, 1, 3, 2, 3, 2, 1, 3, 1, 2, 0, 2, 1, 3, 3, 1, 0, 0, 2, 2, 4, 1, 2, 2, 1, 1, 4, 3, 2, 1, 3, 0, 2, 1, 2, 1, 2, 3, 2, 3, 0, 2, 2, 2, 2, 2, 3, 1, 2, 2, 1, 1, 2, 0, 2, 2, 1, 2, 3, 3, 1, 2, 0, 2, 1, 0, 3, 1, 1, 2, 2, 3, 5, 3, 2, 0, 2, 1, 3, 3, 2, 2, 2, 0, 0, 2, 2, 2, 3, 3, 0, 2, 1, 2, 1, 1, 0, 4, 4, 2, 0, 3, 4, 1, 2, 0, 3, 0, 1, 0, 3, 3, 0, 0, 1, 2, 2, 1, 0, 3, 0, 3, 3, 2, 3, 2, 2, 0, 1, 0, 0, 3, 1, 2, 1, 1, 0, 1, 3, 1, 2, 1, 1, 1, 1, 2, 1, 4, 3, 1, 0, 1, 2, 1, 1, 1, 1, 0, 0, 0, 1, 1, 3, 1, 1, 0, 1, 0, 0, 3, 1, 2, 1, 2, 2, 2, 0, 1, 1, 1, 2, 1, 2, 2, 1, 2, 4, 0, 1, 3, 1, 0, 2, 1, 3, 3, 3, 2, 1, 1, 4, 3, 2, 1, 4, 2, 3, 2, 0, 0, 4, 1, 1, 2, 1, 3, 2, 3, 2, 2, 1, 4, 1, 0, 0, 1, 2, 2, 2, 1, 1, 1, 1, 1, 2, 2, 2, 2, 0, 1, 3, 3, 1, 2, 1, 2, 1, 3, 1, 4, 1, 0, 3, 2, 2, 3, 2, 3, 2, 2, 2, 1, 1, 1, 2, 0, 1, 1, 2, 2, 2, 2, 1, 1, 1, 2, 2, 1, 1, 2, 1, 3, 3, 1, 1, 1, 2, 0, 2, 2, 2, 0, 2, 1, 1, 2, 2, 3, 4, 2, 0, 2, 1, 3, 4, 0, 1, 1, 4, 2, 5, 3, 2, 0, 3, 2, 1, 2, 1, 2, 3, 1, 3, 2, 2, 1, 1, 4, 1, 1, 1, 1, 2, 4, 2, 2, 2, 1, 2, 2, 2, 1, 0, 3, 1, 2, 0, 0, 0, 1, 1, 2, 0, 1, 1, 2, 2, 1, 0, 1, 3, 1, 3, 2, 1, 2, 4, 2, 3, 2, 1, 4, 0, 3, 2, 1, 1, 0, 0, 0, 2, 2, 2, 0, 1, 3, 1, 2, 2, 2, 3, 3, 3, 1, 2, 1, 1, 1, 1, 1, 2, 3, 3, 1, 2, 2, 3, 1, 1, 1, 1, 3, 1, 4, 3, 0, 1, 2, 2, 0, 2, 1, 0, 1, 0, 1, 0, 2, 0, 0, 2, 2, 2, 2, 2, 3, 1, 2, 2, 0, 0, 2, 2, 0, 1, 1, 1, 0, 0, 0, 3, 2, 2, 1, 2, 2, 2, 6, 3, 3, 0, 0, 1, 2, 1, 1, 1, 2, 0, 0, 2, 2, 2, 3, 0, 4, 2, 1, 2, 1, 2, 3, 4, 0, 1, 0, 2, 0, 3, 2, 3, 0, 1, 2, 2, 2, 2, 1, 0, 2, 0, 2, 3, 2, 4, 0, 1, 2, 1, 3, 0, 0, 4, 2, 2, 0, 0, 0, 0, 1, 1, 3, 2, 1, 2, 0, 1, 2, 3, 1, 1, 1, 2, 1, 3, 2, 2, 1, 2, 3, 2, 6, 1, 0, 4, 1, 0, 1, 1, 0, 2, 3, 2, 0, 2, 0, 2, 2, 1, 0, 1, 4, 2, 2, 0, 2, 1, 3, 1, 3, 0, 1, 2, 4, 3, 4, 3, 1, 2, 5, 2, 3, 2, 2, 1, 2, 1, 2, 1, 4, 5, 2, 1, 2, 4, 1, 3, 2, 4, 4, 2, 3, 4, 2, 3, 5, 2, 2, 2, 4, 1, 3, 1, 0, 4, 2, 5, 2, 3, 2, 1, 2, 3, 4, 3, 3, 2, 2, 2, 3, 4, 5, 4, 1, 2, 3, 2, 2, 2, 1, 2, 3, 3, 4, 1, 5, 3, 1, 5, 3, 1, 3, 4, 2, 4, 1, 1, 0, 4, 3, 0, 2, 3, 3, 3, 4, 3, 2, 1, 1, 4, 2, 3, 3, 3, 4, 4, 0, 1, 1, 1, 0, 0, 0, 1, 0, 0, 3, 3, 0, 1, 2, 0, 1, 0, 1, 2, 0, 1, 3, 2, 1, 0, 2, 2, 1, 2, 1, 2, 3, 4, 2, 2, 4, 1, 3, 3, 0, 2, 1, 1, 2, 2, 2, 0, 2, 0, 3, 1, 1, 0, 4, 1, 0, 3, 0, 2, 3, 3, 3, 3, 1, 2, 2, 4, 0, 2, 3, 3, 1, 4, 1, 4, 1, 3, 2, 3, 3, 1, 2, 2, 3, 3, 5, 3, 0, 3, 3, 1, 3, 4, 3, 2, 1, 4, 1, 3, 1, 2, 3, 0, 4, 0, 3, 1, 1, 1, 0, 2, 1, 1, 3, 2, 4, 3, 3, 4, 3, 2, 1, 2, 5, 2, 2, 3, 3, 1, 3, 5, 2, 4, 1, 5, 3, 1, 1, 3, 1, 3, 2, 2, 3, 1, 4, 4, 3, 6, 4, 3, 0, 4, 0, 1, 2, 0, 1, 1, 1, 2, 2, 4, 2, 3, 2, 1, 3, 2, 3, 3, 1, 2, 2, 4, 2, 3, 4, 2, 2, 2, 2, 2, 3, 2, 4, 3, 1, 2, 0, 0, 0, 1, 2, 1, 2, 0, 2, 3, 2, 2, 3, 3, 2, 2, 1, 2, 1, 2, 2, 2, 1, 0, 2, 0, 1, 1, 2, 1, 6, 4, 3, 3, 1, 2, 2, 1, 1, 2, 2, 1, 2, 1, 3, 2, 3, 3, 1, 2, 1, 1, 1, 2, 0, 3, 1, 1, 4, 3, 2, 3, 2, 2, 1, 2, 1, 1, 0, 0, 2, 2, 2, 1, 4, 1, 0, 4, 2, 3, 5, 0, 4, 1, 1, 3, 3, 2, 1, 0, 1, 1, 2, 2, 4, 2, 1, 4, 1, 2, 2, 3, 1, 3, 4, 2, 0, 2, 0, 2, 2, 2, 3, 1, 3, 2, 0, 2, 0, 4, 2, 3, 5, 1, 0, 1, 1, 1, 1, 1, 4, 1, 1, 3, 0, 0, 2, 4, 2, 1, 2, 0, 2, 4, 0, 1, 2, 1, 2, 2, 1, 1, 3, 2, 1, 2, 3, 0, 1, 3, 2, 3, 1, 3, 1, 0, 2, 3, 3, 0, 3, 3, 2, 4, 3, 2, 3, 2, 2, 5, 4, 4, 2, 2, 2, 2, 0, 3, 2, 1, 2, 1, 4, 2, 1, 2, 2, 0, 1, 2, 3, 1, 0, 1, 0, 0, 0, 0, 1, 1, 1, 2, 0, 3, 3, 1, 2, 2, 0, 2, 0, 0, 2, 1, 0, 2, 2, 2, 0, 0, 1, 0, 4, 2, 1, 2, 0, 2, 3, 1, 3, 1, 0, 1, 0, 2, 1, 3, 2, 1, 2, 2, 2, 2, 2, 2, 0, 2, 3, 2, 0, 1, 0, 0, 1, 2, 3, 2, 0, 1, 3, 3, 2, 2, 4, 3, 1, 2, 2, 1, 2, 3, 1, 0, 3, 4, 1, 3, 1, 2, 1, 4, 2, 0, 3, 1, 3, 1, 1, 1, 4, 2, 3, 3, 3, 5, 3, 1, 1, 1, 1, 2, 2, 3, 3, 1, 3, 2, 3, 2, 2, 2, 1, 4, 2, 3, 1, 5, 4, 4, 0, 1, 4, 3, 3, 1, 1, 0, 2, 5, 3, 4, 4, 3, 3, 1, 3, 0, 3, 3, 3, 2, 3, 3, 2, 1, 4, 2, 1, 0, 1, 0, 2, 1, 3, 4, 2, 0, 0, 4, 4, 2, 2, 3, 2, 2, 3, 3, 0, 1, 1, 1, 4, 1, 2, 1, 3, 2, 1, 0, 2, 1, 4, 3, 4, 3, 2, 2, 2, 3, 0, 1, 1, 1, 3, 3, 1, 1, 0, 2, 3, 2, 3, 1, 2, 1, 2, 2, 1, 3, 1, 2, 1, 2, 0, 1, 2, 4, 0, 1, 5, 2, 2, 2, 1, 3, 1, 3, 2, 2, 0, 2, 0, 0, 0, 1, 3, 3, 1, 1, 3, 2, 0, 4, 3, 2, 3, 0, 2, 1, 3, 2, 1, 2, 2, 2, 2, 3, 1, 4, 0, 0, 4, 4, 2, 3, 3, 4, 2, 1, 1, 1, 2, 1, 3, 2, 1, 2, 3, 3, 0, 2, 1, 2, 1, 3, 0, 1, 1, 1, 2, 6, 2, 0, 0, 2, 2, 2, 4, 3, 1, 4, 1, 0, 2, 1, 2, 2, 3, 0, 1, 0, 4, 3, 2, 2, 1, 4, 2, 3, 2, 3, 3, 2, 3, 2, 2, 5, 1, 4, 2, 1, 1, 1, 1, 3, 5, 2, 1, 2, 5, 1, 1, 1, 1, 4, 1, 2, 2, 2, 3, 4, 2, 5, 2, 3, 3, 2, 3, 4, 1, 0, 0, 2, 4, 0, 1, 0, 3, 2, 2, 1, 2, 1, 0, 2, 3, 1, 2, 1, 3, 2, 1, 2, 3, 0, 2, 0, 3, 1, 1, 0, 0, 1, 2, 4, 3, 1, 3, 1, 3, 3, 0, 2, 3, 4, 1, 4, 5, 1, 1, 4, 4, 2, 1, 1, 2, 2, 1, 2, 2, 1, 1, 4, 1, 2, 2, 1, 2, 2, 1, 1, 2, 2, 1, 4, 1, 3, 2, 3, 2, 0, 5, 1, 1, 2, 3, 1, 2, 2, 1, 3, 1, 2, 4, 2, 0, 3, 4, 2, 1, 0, 2, 2, 2, 2, 1, 1, 2, 3, 1, 3, 1, 4, 1, 2, 1, 1, 1, 2, 2, 2, 4, 1, 1, 2, 3, 2, 2, 2, 1, 0, 1, 1, 4, 1, 0, 1, 4, 0, 3, 2, 1, 1, 2, 2, 2, 0, 2, 1, 2, 2, 2, 4, 2, 3, 1, 1, 1, 2, 2, 0, 5, 2, 2, 2, 1, 2, 2, 1, 2, 1, 3, 3, 1, 3, 4, 4, 1, 2, 5, 3, 0, 4, 2, 2, 2, 2, 1, 2, 2, 0, 1, 3, 1, 1, 1, 0, 1, 0, 1, 0, 0, 0, 2, 3, 1, 0, 1, 1, 2, 0, 1, 1, 2, 2, 4, 3, 0, 2, 0, 1, 1, 1, 3, 1, 2, 1, 3, 3, 2, 2, 0, 2, 0, 2, 0, 0, 4, 4, 2, 5, 0, 3, 1, 2, 0, 2, 1, 1, 3, 0, 0, 2, 2, 1, 2, 2, 1, 0, 4, 2, 1, 1, 2, 1, 2, 4, 0, 2, 2, 2, 1, 2, 3, 1, 1, 1, 0, 1, 0, 4, 1, 0, 1, 5, 2, 0, 2, 3, 0, 1, 0, 2, 5, 0, 3, 0, 3, 2, 3, 2, 2, 2, 2, 1, 1, 2, 3, 3, 0, 1, 2, 0, 1, 2, 2, 3, 0, 2, 1, 1, 1, 0, 3, 1, 0, 2, 3, 2, 3, 4, 1, 2, 1, 0, 3, 2, 0, 3, 3, 1, 1, 1, 3, 0, 4, 1, 4, 4, 1, 1, 2, 3, 1, 1, 1, 2, 2, 1, 3, 1, 1, 4, 1, 3, 0, 1, 1, 2, 0, 2, 0, 3, 4, 3, 1, 1, 2, 1, 1, 2, 2, 3, 2, 1, 1, 4, 2, 2, 2, 2, 2, 2, 2, 2, 2, 2, 2, 3, 4, 2, 2, 3, 2, 2, 5, 5, 1, 2, 2, 2, 1, 0, 4, 3, 0, 1, 5, 1, 0, 1, 1, 1, 0, 1, 2, 2, 2, 2, 0, 1, 3, 1, 3, 2, 3, 5, 2, 3, 2, 2, 5, 3, 2, 0, 3, 3, 3, 2, 2, 4, 2, 0, 2, 4, 2, 2, 4, 0, 2, 2, 2, 2, 4, 3, 3, 3, 3, 2, 0, 3, 1, 1, 3, 4, 1, 2, 1, 2, 1, 2, 2, 1, 1, 3, 4, 2, 3, 0, 2, 3, 0, 3, 1, 1, 3, 2, 1, 1, 0, 2, 3, 2, 1, 1, 1, 3, 0, 5, 3, 1, 2, 2, 1, 1, 1, 3, 1, 2, 2, 1, 2, 1, 2, 5, 1, 3, 3, 2, 2, 2, 2, 4, 1, 1, 0, 3, 1, 2, 2, 2, 1, 1, 2, 2, 1, 2, 0, 1, 2, 1, 2, 4, 1, 1, 1, 1, 1, 0, 4, 1, 2, 1, 3, 2, 4, 2, 1, 0, 2, 0, 2, 2, 3, 1, 3, 1, 3, 2, 2, 1, 0, 2, 2, 1, 4, 0, 0, 2, 1, 3, 2, 0, 1, 2, 2, 1, 1, 2, 1, 1, 1, 1, 1, 1, 1, 2, 2, 2, 3, 2, 4, 2, 0, 1, 1, 3, 2, 4, 2, 3, 2, 2, 2, 2, 2, 6, 3, 2, 2, 0, 3, 0, 1, 3, 5, 5, 2, 3, 2, 2, 3, 3, 3, 1, 2, 2, 3, 4, 1, 3, 0, 2, 2, 2, 1, 3, 3, 4, 2, 3, 1, 4, 2, 3, 1, 2, 2, 4, 1, 0, 3, 2, 5, 2, 2, 1, 1, 2, 0, 2, 2, 2, 1, 2, 1, 2, 2, 2, 0, 1, 2, 2, 0, 1, 2, 1, 2, 3, 5, 3, 0, 2, 4, 2, 0, 0, 2, 3, 2, 0, 1, 2, 3, 1, 2, 3, 0, 2, 2, 0, 1, 3, 2, 0, 1, 1, 1, 2, 2, 4, 1, 2, 2, 4, 2, 1, 1, 1, 1, 1, 5, 4, 1, 1, 0, 1, 3, 2, 1, 3, 2, 1, 0, 3, 2, 1, 3, 1, 1, 0, 3, 0, 0, 2, 2, 3, 2, 2, 1, 2, 1, 2, 2, 1, 1, 4, 3, 2, 2, 1, 2, 3, 4, 2, 2, 1, 2, 1, 3, 2, 2, 2, 2, 3, 4, 3, 1, 4, 2, 2, 1, 1, 3, 0, 1, 3, 1, 3, 0, 0, 1, 4, 2, 2, 3, 2, 2, 2, 2, 2, 2, 0, 2, 0, 4, 0, 1, 0, 4, 4, 2, 2, 2, 0, 2, 1, 3, 1, 0, 4, 0, 1, 4, 1, 3, 1, 3, 4, 2, 3, 1, 1, 2, 0, 1, 1, 1, 3, 1, 1, 3, 1, 1, 1, 1, 1, 1, 3, 1, 2, 0, 2, 2, 0, 3, 1, 2, 3, 1, 2, 3, 2, 2, 1, 3, 3, 3, 0, 2, 1, 4, 1, 0, 1, 2, 3, 2, 0, 4, 2, 2, 2, 0, 3, 1, 2, 2, 2, 4, 1, 3, 4, 2, 2, 1, 2, 3, 2, 1, 2, 1, 1, 3, 2, 3, 3, 0, 3, 3, 1, 5, 0, 1, 3, 4, 1, 1, 3, 3, 6, 2, 3, 3, 4, 2, 3, 1, 2, 3, 2, 2, 2, 2, 2, 1, 3, 1, 1, 1, 4, 1, 3, 5, 3, 0, 0, 1, 1, 0, 1, 1, 2, 1, 2, 1, 1, 1, 0, 2, 2, 1, 2, 1, 2, 0, 2, 1, 1, 2, 2, 2, 1, 2, 0, 1, 2, 1, 2, 2, 1, 1, 0, 1, 1, 3, 1, 2, 3, 0, 3, 1, 2, 1, 2, 0, 4, 1, 2, 2, 1, 1, 2, 2, 0, 3, 3, 2, 2, 4, 2, 2, 0, 0, 3, 1, 0, 2, 1, 0, 3, 0, 1, 2, 2, 1, 2, 3, 2, 1, 1, 0, 3, 1, 1, 0, 3, 2, 3, 1, 1, 0, 3, 0, 1, 3, 4, 2, 2, 2, 4, 3, 2, 0, 1, 3, 1, 2, 0, 1, 0, 0, 1, 3, 2, 0, 1, 3, 2, 2, 0, 3, 2, 0, 2, 2, 1, 6, 2, 2, 1, 2, 1, 3, 1, 1, 1, 3, 1, 1, 3, 0, 3, 0, 2, 2, 1, 0, 1, 0, 1, 3, 3, 1, 2, 1, 3, 2, 1, 1, 3, 2, 1, 2, 1, 2, 2, 2, 2, 0, 0, 2, 3, 5, 2, 2, 4, 1, 2, 0, 0, 1, 3, 3, 1, 4, 1, 3, 3, 2, 6, 2, 2, 3, 1, 2, 2, 4, 1, 2, 4, 4, 1, 2, 1, 3, 2, 0, 1, 4, 3, 2, 2, 1, 3, 3, 3, 1, 2, 0, 1, 1, 4, 2, 3, 2, 4, 2, 2, 1, 3, 4, 1, 4, 3, 4, 5, 1, 3, 1, 3, 2, 2, 0, 2, 3, 2, 4, 1, 2, 4, 2, 2, 1, 1, 2, 4, 2, 2, 2, 0, 2, 2, 1, 1, 2, 3, 0, 3, 3, 3, 2, 2, 3, 4, 3, 3, 1, 3, 2, 3, 0, 2, 2, 2, 2, 4, 3, 3, 2, 2, 0, 3, 3, 1, 4, 1, 3, 2, 2, 2, 2, 1, 0, 4, 2, 3, 2, 3, 2, 4, 0, 1, 3, 1, 1, 1, 0, 2, 1, 4, 0, 0, 2, 3, 4, 5, 2, 3, 1, 2, 0, 4, 2, 2, 3, 2, 4, 4, 2, 2, 2, 2, 2, 1, 1, 1, 3, 2, 2, 0, 0, 2, 1, 4, 3, 2, 1, 5, 5, 1, 3, 1, 3, 0, 3, 1, 3, 2, 1, 1, 1, 2, 2, 4, 2, 1, 2, 2, 4, 5, 1, 4, 1, 0, 3, 5, 1, 2, 0, 1, 1, 2, 4, 2, 1, 3, 3, 2, 3, 3, 1, 3, 2, 0, 1, 2, 2, 5, 1, 2, 1, 2, 6, 1, 3, 1, 2, 3, 3, 3, 1, 1, 1, 1, 2, 1, 1, 0, 1, 0, 0, 1, 1, 0, 1, 0, 0, 1, 2, 1, 1, 0, 3, 0, 0, 0, 1, 0, 4, 1, 2, 1, 3, 1, 3, 1, 0, 3, 2, 2, 4, 4, 1, 2, 1, 0, 0, 1, 0, 1, 3, 1, 1, 2, 3, 3, 1, 2, 1, 2, 1, 2, 2, 2, 3, 3, 4, 3, 2, 2, 0, 0, 1, 2, 0, 0, 0, 2, 1, 1, 0, 1, 3, 1, 2, 3, 2, 1, 1, 0, 1, 2, 2, 0, 1, 1, 2, 3, 1, 1, 1, 2, 1, 3, 3, 3, 2, 3, 1, 2, 0, 2, 1, 2, 2, 3, 3, 0, 1, 1, 4, 1, 4, 5, 3, 1, 1, 3, 0, 3, 1, 3, 3, 2, 1, 0, 4, 2, 3, 2, 1, 3, 5, 1, 1, 3, 2, 3, 3, 0, 1, 2, 2, 2, 2, 3, 3, 3, 1, 3, 1, 3, 3, 2, 3, 2, 1, 3, 2, 2, 1, 0, 3, 4, 2, 2, 3, 1, 2, 1, 1, 3, 0, 1, 2, 3, 3, 0, 1, 1, 1, 2, 2, 2, 6, 0, 4, 3, 1, 1, 1, 4, 2, 1, 2, 3, 1, 3, 3, 1, 3, 1, 2, 1, 1, 1, 1, 3, 3, 2, 2, 1, 2, 1, 3, 4, 0, 1, 1, 0, 2, 2, 3, 1, 1, 2, 3, 3, 1, 2, 0, 2, 2, 1, 1, 4, 4, 1, 3, 2, 2, 1, 2, 2, 3, 2, 2, 2, 2, 4, 3, 1, 0, 1, 4, 1, 6, 4, 1, 1, 2, 0, 1, 1, 1, 2, 1, 1, 1, 2, 2, 3, 2, 2, 1, 2, 2, 3, 2, 1, 2, 2, 1, 1, 3, 2, 1, 2, 1, 1, 0, 0, 1, 2, 1, 4, 1, 2, 1, 2, 3, 1, 6, 2, 1, 2, 2, 3, 3, 1, 1, 2, 2, 1, 1, 1, 2, 3, 1, 4, 1, 0, 3, 1, 1, 1, 3, 2, 1, 2, 1, 3, 1, 1, 2, 4, 2, 3, 0, 1, 2, 2, 1, 1, 1, 4, 3, 4, 0, 0, 1, 2, 0, 2, 2, 5, 1, 2, 1, 2, 2, 1, 2, 1, 1, 1, 2, 1, 2, 1, 2, 3, 1, 0, 1, 3, 1, 2, 2, 3, 3, 1, 2, 1, 1, 1, 2, 3, 2, 2, 1, 3, 2, 4, 2, 0, 3, 2, 3, 1, 2, 1, 1, 0, 1, 2, 1, 1, 2, 1, 2, 2, 0, 2, 0, 2, 1, 1, 2, 1, 1, 2, 0, 2, 2, 0, 1, 1, 3, 0, 3, 2, 0, 2, 1, 2, 2, 1, 2, 0, 1, 0, 1, 0, 0, 0, 0, 0, 1, 2, 2, 2, 1, 1, 1, 4, 1, 3, 1, 3, 3, 4, 3, 2, 2, 5, 3, 1, 2, 0, 1, 3, 4, 0, 3, 3, 4, 4, 2, 2, 3, 4, 2, 0, 4, 1, 2, 1, 2, 2, 2, 3, 4, 1, 2, 1, 1, 1, 2, 2, 4, 1, 1, 1, 2, 3, 1, 3, 1, 1, 2, 0, 1, 3, 2, 0, 2, 1, 3, 2, 1, 0, 0, 2, 1, 2, 1, 3, 3, 1, 1, 5, 2, 1, 2, 2, 0, 2, 1, 2, 1, 2, 0, 3, 2, 2, 3, 3, 1, 2, 3, 2, 1, 2, 2, 1, 1, 2, 1, 2, 2, 2, 2, 2, 2, 1, 2, 1, 2, 2, 3, 2, 2, 1, 3, 3, 1, 1, 3, 2, 2, 2, 0, 2, 2, 1, 1, 2, 1, 2, 0, 0, 3, 1, 1, 3, 0, 2, 2, 2, 0, 2, 2, 0, 4, 2, 1, 2, 1, 1, 3, 2, 2, 1, 5, 1, 3, 2, 3, 4, 0, 3, 3, 3, 4, 1, 3, 5, 2, 4, 1, 3, 1, 3, 0, 1, 4, 3, 3, 2, 2, 2, 1, 2, 3, 4, 3, 2, 5, 3, 2, 3, 3, 3, 2, 1, 1, 0, 0, 2, 4, 2, 1, 2, 5, 1, 2, 2, 1, 0, 0, 2, 0, 3, 0, 4, 3, 2, 5, 0, 2, 1, 2, 2, 2, 3, 0, 2, 4, 2, 3, 1, 5, 1, 1, 1, 2, 2, 1, 1, 3, 0, 0, 2, 2, 4, 1, 3, 5, 1, 5, 1, 2, 0, 3, 2, 1, 2, 2, 1, 1, 1, 0, 2, 1, 1, 1, 1, 2, 4, 0, 1, 3, 1, 0, 1, 3, 3, 0, 1, 1, 2, 0, 2, 1, 1, 2, 1, 0, 1, 1, 2, 1, 2, 2, 0, 3, 4, 2, 3, 2, 1, 1, 6, 1, 1, 2, 1, 2, 2, 2, 4, 1, 1, 2, 0, 0, 1, 2, 0, 2, 1, 2, 3, 2, 2, 1, 2, 3, 2, 1, 1, 0, 0, 0, 0, 1, 2, 0, 0, 0, 0, 3, 0, 0, 1, 0, 1, 1, 5, 1, 2, 4, 2, 5, 2, 2, 2, 1, 1, 3, 2, 2, 1, 2, 0, 1, 2, 1, 2, 1, 1, 4, 1, 2, 2, 1, 1, 3, 0, 3, 1, 3, 2, 3, 2, 2, 2, 2, 1, 3, 2, 3, 3, 1, 1, 2, 3, 1, 3, 1, 1, 3, 1, 0, 4, 4, 3, 1, 3, 1, 4, 1, 1, 4, 1, 1, 2, 1, 3, 0, 1, 2, 5, 3, 3, 1, 1, 2, 3, 1, 1, 4, 0, 2, 3, 4, 1, 2, 1, 3, 2, 1, 0, 1, 2, 1, 3, 2, 3, 4, 2, 3, 2, 1, 3, 1, 2, 2, 3, 1, 4, 3, 3, 0, 1, 1, 2, 2, 0, 0, 0, 1, 2, 1, 0, 3, 0, 1, 2, 3, 2, 2, 3, 1, 2, 0, 0, 2, 2, 0, 2, 0, 3, 0, 2, 2, 1, 1, 3, 1, 2, 2, 0, 1, 2, 1, 2, 2, 5, 3, 0, 3, 2, 4, 4, 0, 2, 3, 3, 4, 4, 5, 3, 3, 3, 0, 1, 1, 3, 2, 4, 4, 0, 4, 1, 1, 1, 0, 0, 3, 4, 2, 1, 2, 1, 2, 1, 4, 2, 2, 0, 2, 1, 1, 2, 1, 2, 0, 2, 2, 1, 1, 2, 1, 2, 1, 2, 0, 3, 0, 1, 1, 4, 4, 2, 0, 1, 1, 1, 1, 1, 2, 1, 0, 2, 2, 2, 1, 1, 2, 1, 3, 2, 1, 0, 4, 3, 3, 2, 1, 3, 1, 2, 1, 3, 3, 1, 1, 1, 1, 1, 2, 1, 4, 2, 0, 2, 2, 2, 4, 0, 3, 1, 2, 1, 0, 2, 3, 2, 0, 1, 1, 2, 3, 1, 3, 2, 1, 3, 1, 2, 2, 3, 1, 0, 0, 0, 2, 1, 1, 1, 1, 0, 2, 1, 1, 3, 2, 1, 2, 3, 2, 1, 1, 2, 1, 2, 3, 1, 1, 4, 1, 0, 3, 1, 1, 3, 0, 2, 2, 1, 1, 2, 2, 2, 1, 2, 1, 2, 2, 1, 2, 2, 0, 2, 1, 3, 3, 1, 3, 1, 1, 2, 0, 4, 1, 1, 0, 2, 1, 2, 1, 4, 2, 2, 2, 1, 0, 1, 1, 0, 4, 2, 1, 2, 0, 3, 2, 4, 1, 3, 4, 3, 1, 3, 0, 6, 1, 4, 3, 1, 2, 2, 0, 2, 1, 0, 3, 1, 2, 1, 0, 0, 2, 2, 2, 2, 4, 1, 4, 1, 4, 3, 1, 4, 3, 1, 1, 2, 2, 1, 2, 0, 4, 2, 0, 3, 1, 2, 4, 1, 2, 0, 2, 2, 1, 1, 1, 0, 2, 0, 3, 0, 2, 2, 1, 1, 3, 3, 2, 2, 2, 2, 1, 3, 2, 2, 1, 2, 3, 1, 1, 1, 2, 2, 2, 1, 1, 4, 0, 2, 3, 2, 2, 0, 2, 1, 2, 2, 2, 1, 2, 2, 1, 5, 0, 3, 1, 2, 0, 3, 1, 3, 1, 1, 1, 1, 1, 1, 2, 1, 3, 4, 0, 3, 1, 4, 1, 1, 1, 3, 2, 1, 2, 3, 2, 1, 0, 3, 1, 3, 3, 3, 1, 2, 1, 0, 0, 3, 1, 1, 3, 4, 1, 2, 1, 4, 1, 1, 1, 1, 1, 1, 2, 4, 0, 0, 2, 3, 1, 1, 0, 1, 1, 3, 2, 1, 2, 1, 3, 1, 1, 1, 2, 1, 2, 2, 1, 2, 3, 2, 0, 6, 0, 2, 1, 0, 3, 2, 2, 3, 2, 2, 1, 1, 3, 0, 1, 1, 1, 0, 0, 1, 2, 0, 2, 1, 4, 0, 1, 3, 4, 2, 1, 2, 3, 2, 3, 2, 0, 0, 2, 2, 2, 3, 1, 1, 1, 4, 0, 2, 2, 2, 1, 1, 3, 1, 2, 0, 3, 2, 4, 1, 1, 2, 4, 1, 3, 2, 3, 3, 2, 1, 0, 2, 1, 1, 2, 1, 0, 3, 1, 2, 1, 2, 4, 1, 0, 2, 0, 0, 3, 1, 0, 3, 3, 2, 1, 0, 0, 0, 3, 2, 1, 1, 1, 1, 2, 4, 1, 3, 1, 2, 1, 2, 0, 0, 0, 3, 1, 0, 2, 2, 1, 3, 2, 4, 1, 1, 0, 4, 2, 0, 3, 2, 1, 2, 3, 1, 3, 1, 0, 3, 2, 3, 4, 3, 4, 4, 3, 2, 2, 4, 2, 1, 1, 4, 1, 1, 0, 1, 2, 3, 0, 1, 0, 1, 2, 3, 0, 1, 0, 2, 2, 1, 1, 3, 1, 2, 3, 1, 4, 4, 2, 5, 3, 4, 5, 4, 2, 2, 1, 0, 5, 0, 2, 3, 4, 2, 2, 2, 2, 2, 3, 3, 2, 5, 3, 2, 4, 3, 3, 0, 1, 1, 2, 1, 2, 2, 3, 3, 4, 0, 4, 3, 4, 1, 2, 3, 5, 1, 1, 3, 3, 5, 0, 1, 4, 2, 4, 3, 4, 3, 1, 5, 2, 2, 0, 3, 4, 2, 1, 4, 1, 3, 0, 3, 1, 0, 1, 4, 2, 2, 2, 2, 2, 1, 3, 2, 0, 2, 2, 2, 3, 2, 0, 0, 2, 1, 1, 3, 1, 3, 3, 1, 0, 4, 0, 3, 3, 1, 2, 0, 1, 3, 1, 0, 2, 0, 3, 1, 2, 0, 1, 1, 2, 0, 3, 1, 1, 2, 3, 2, 5, 4, 2, 4, 1, 1, 4, 0, 3, 2, 1, 3, 1, 2, 1, 2, 2, 3, 1, 2, 2, 3, 0, 0, 0, 1, 0, 5, 2, 1, 3, 4, 4, 4, 1, 2, 1, 3, 4, 5, 2, 1, 2, 4, 7, 4, 3, 2, 5, 1, 2, 5, 1, 2, 2, 0, 1, 2, 1, 4, 3, 3, 3, 0, 2, 1, 4, 1, 0, 3, 1, 1, 2, 1, 0, 3, 1, 3, 1, 1, 1, 2, 3, 1, 3, 0, 2, 4, 1, 3, 2, 1, 3, 1, 2, 1, 2, 2, 2, 2, 1, 1, 2, 2, 2, 2, 1, 3, 2, 3, 1, 0, 1, 2, 2, 3, 2, 3, 2, 0, 1, 1, 0, 2, 2, 0, 5, 1, 2, 3, 5, 0, 3, 2, 2, 1, 2, 1, 1, 1, 0, 1, 3, 3, 0, 2, 0, 1, 2, 2, 2, 1, 1, 2, 0, 1, 4, 3, 3, 2, 0, 0, 0, 1, 1, 1, 0, 2, 1, 1, 1, 2, 0, 2, 1, 2, 1, 1, 2, 1, 0, 2, 1, 3, 0, 1, 2, 1, 2, 4, 3, 1, 2, 2, 4, 0, 3, 2, 2, 2, 2, 0, 1, 3, 4, 3, 1, 3, 2, 2, 3, 3, 0, 2, 1, 2, 2, 1, 1, 3, 2, 2, 1, 2, 0, 1, 2, 2, 1, 3, 2, 3, 2, 2, 1, 2, 3, 2, 1, 1, 3, 1, 2, 2, 2, 0, 1, 3, 1, 2, 0, 1, 4, 2, 1, 2, 1, 0, 2, 4, 1, 2, 2, 1, 4, 1, 1, 1, 0, 1, 0, 2, 0, 2, 1, 1, 1, 1, 1, 3, 3, 1, 2, 0, 2, 0, 2, 1, 0, 0, 1, 1, 1, 3, 2, 4, 0, 2, 0, 1, 0, 1, 1, 4, 1, 1, 0, 2, 0, 1, 1, 2, 2, 1, 3, 2, 1, 2, 0, 0, 3, 0, 1, 3, 0, 3, 2, 0, 1, 1, 3, 1, 0, 1, 1, 3, 1, 1, 1, 0, 1, 3, 0, 1, 1, 0, 2, 2, 1, 3, 2, 1, 1, 0, 0, 2, 1, 0, 2, 1, 0, 2, 3, 0, 0, 4, 2, 1, 2, 2, 0, 1, 1, 1, 1, 0, 1, 2, 2, 0, 1, 0, 1, 0, 1, 1, 0, 2, 1, 2, 2, 1, 4, 0, 1, 0, 1, 1, 0, 0, 0, 2, 2, 2, 0, 2, 2, 0, 4, 1, 2, 2, 2, 2, 1, 2, 1, 0, 3, 1, 2, 1, 2, 2, 1, 1, 3, 0, 1, 0, 1, 2, 1, 3, 1, 1, 2, 0, 1, 0, 0, 0, 1, 3, 0, 3, 0, 0, 4, 1, 2, 1, 2, 0, 1, 1, 1, 3, 2, 2, 2, 1, 1, 1, 4, 0, 0, 0, 0, 1, 1, 1, 2, 1, 1, 0, 1, 1, 3, 4, 2, 2, 0, 3, 2, 0, 1, 1, 3, 3, 4, 0, 3, 2, 2, 2, 1, 3, 2, 1, 2, 4, 1, 0, 3, 2, 1, 2, 4, 2, 0, 1, 1, 1, 4, 2, 2, 1, 1, 2, 2, 2, 4, 3, 1, 0, 2, 4, 1, 0, 0, 2, 1, 2, 1, 1, 0, 1, 1, 2, 2, 2, 2, 2, 2, 3, 1, 2, 0, 0, 2, 1, 1, 1, 2, 0, 1, 2, 0, 2, 2, 1, 2, 2, 1, 2, 2, 0, 1, 0, 0, 3, 3, 1, 3, 4, 2, 5, 1, 2, 4, 1, 1, 2, 0, 1, 2, 3, 1, 1, 0, 1, 1, 2, 2, 2, 1, 1, 2, 1, 0, 3, 1, 1, 2, 1, 2, 1, 3, 3, 2, 2, 2, 3, 0, 0, 1, 2, 2, 3, 0, 0, 0, 1, 4, 3, 1, 1, 2, 4, 2, 2, 0, 1, 1, 1, 0, 3, 1, 1, 2, 1, 1, 1, 2, 1, 2, 2, 2, 2, 2, 1, 2, 1, 3, 2, 3, 3, 2, 2, 4, 3, 2, 1, 4, 1, 1, 2, 2, 0, 0, 1, 4, 3, 4, 2, 1, 3, 1, 2, 0, 4, 2, 0, 2, 5, 0, 0, 0, 2, 1, 1, 5, 2, 3, 3, 3, 2, 1, 3, 1, 3, 3, 2, 0, 2, 3, 0, 1, 1, 3, 0, 2, 2, 1, 0, 0, 1, 1, 3, 3, 2, 1, 1, 2, 4, 1, 2, 3, 2, 3, 0, 0, 3, 0, 0, 1, 2, 1, 2, 2, 6, 4, 3, 2, 0, 4, 3, 0, 0, 1, 1, 1, 1, 0, 1, 1, 0, 1, 3, 2, 2, 2, 3, 2, 2, 1, 1, 2, 1, 3, 0, 2, 2, 2, 1, 1, 3, 2, 2, 1, 2, 2, 0, 2, 3, 1, 0, 5, 2, 0, 2, 2, 1, 0, 1, 2, 2, 1, 1, 2, 2, 0, 1, 1, 2, 5, 1, 1, 2, 0, 1, 1, 2, 1, 4, 4, 1, 3, 1, 1, 0, 2, 1, 2, 0, 1, 3, 1, 3, 1, 2, 3, 1, 0, 0, 3, 5, 2, 3, 1, 2, 0, 1, 0, 1, 0, 0, 2, 0, 3, 3, 0, 1, 0, 0, 0, 2, 1, 1, 2, 2, 4, 1, 0, 0, 0, 2, 1, 3, 1, 1, 0, 1, 2, 0, 0, 4, 0, 1, 1, 0, 1, 0, 2, 1, 1, 1, 0, 0, 2, 0, 2, 2, 1, 4, 3, 0, 1, 0, 1, 0, 1, 0, 0, 0, 0, 2, 2, 0, 3, 2, 2, 2, 2, 3, 3, 2, 3, 5, 2, 3, 1, 2, 4, 3, 3, 4, 1, 1, 0, 2, 3, 3, 2, 2, 2, 4, 1, 0, 1, 1, 4, 1, 2, 2, 2, 1, 2, 1, 2, 3, 3, 1, 2, 2, 1, 2, 4, 2, 2, 3, 2, 1, 2, 2, 2, 0, 1, 1, 3, 3, 1, 1, 2, 3, 1, 0, 2, 3, 4, 2, 2, 3, 1, 1, 1, 2, 1, 2, 3, 1, 1, 0, 3, 2, 0, 1, 2, 2, 1, 1, 2, 3, 0, 1, 1, 1, 1, 0, 2, 2, 0, 3, 3, 3, 1, 2, 1, 2, 2, 4, 1, 2, 4, 1, 2, 3, 1, 1, 3, 2, 1, 5, 1, 1, 1, 1, 1, 2, 3, 1, 2, 0, 0, 1, 1, 2, 5, 1, 0, 4, 2, 1, 2, 2, 2, 1, 1, 1, 2, 2, 2, 3, 3, 0, 1, 1, 2, 3, 2, 0, 0, 2, 2, 2, 1, 3, 1, 2, 4, 2, 1, 1, 2, 3, 1, 2, 1, 4, 4, 3, 1, 3, 0, 1, 3, 1, 4, 1, 1, 2, 3, 2, 1, 3, 1, 2, 2, 3, 0, 2, 2, 1, 1, 3, 5, 1, 3, 1, 1, 3, 3, 2, 0, 1, 3, 1, 1, 2, 0, 5, 3, 0, 1, 2, 3, 1, 1, 1, 2, 1, 1, 0, 2, 3, 2, 2, 1, 5, 1, 0, 2, 2, 0, 3, 1, 2, 0, 4, 0, 2, 4, 2, 1, 3, 2, 2, 1, 2, 2, 6, 4, 1, 2, 2, 2, 2, 2, 0, 2, 1, 3, 1, 0, 1, 2, 2, 1, 3, 1, 2, 1, 1, 1, 2, 0, 3, 3, 2, 0, 1, 2, 2, 3, 4, 3, 2, 2, 2, 3, 6, 2, 1, 0, 1, 2, 3, 3, 2, 1, 0, 5, 2, 0, 2, 2, 1, 2, 2, 2, 2, 2, 1, 2, 2, 3, 1, 1, 3, 3, 2, 3, 0, 1, 1, 3, 1, 4, 4, 0, 3, 1, 3, 1, 4, 2, 0, 2, 0, 1, 3, 1, 0, 1, 3, 0, 1, 1, 3, 3, 3, 2, 3, 1, 1, 1, 0, 1, 1, 3, 2, 4, 3, 2, 2, 0, 2, 2, 1, 1, 0, 2, 1, 3, 3, 2, 3, 1, 3, 1, 2, 0, 3, 1, 0, 3, 2, 2, 1, 3, 1, 1, 1, 3, 3, 3, 1, 1, 4, 0, 1, 4, 3, 1, 3, 2, 1, 1, 0, 4, 3, 1, 2, 1, 1, 4, 1, 2, 3, 2, 1, 3, 1, 2, 2, 1, 0, 2, 1, 1, 3, 1, 1, 2, 1, 3, 3, 4, 1, 1, 1, 3, 3, 4, 2, 2, 1, 2, 2, 1, 1, 3, 5, 0, 2, 4, 2, 2, 1, 4, 0, 2, 2, 2, 2, 4, 2, 0, 0, 4, 1, 1, 1, 1, 1, 1, 1, 4, 2, 1, 1, 1, 3, 1, 0, 1, 1, 2, 0, 1, 2, 1, 5, 2, 1, 2, 1, 4, 2, 0, 2, 3, 6, 3, 3, 3, 1, 1, 2, 3, 1, 4, 3, 5, 2, 1, 0, 2, 2, 2, 4, 1, 2, 0, 1, 2, 2, 1, 4, 1, 1, 3, 1, 2, 3, 2, 2, 4, 2, 2, 1, 0, 4, 4, 1, 2, 2, 2, 3, 3, 2, 4, 4, 3, 1, 2, 3, 1, 3, 2, 1, 2, 0, 0, 4, 2, 2, 1, 0, 2, 3, 1, 6, 3, 3, 2, 1, 5, 0, 2, 2, 3, 3, 3, 2, 3, 4, 2, 1, 3, 1, 2, 3, 1, 3, 2, 3, 1, 2, 0, 2, 2, 3, 0, 2, 1, 2, 3, 4, 3, 2, 1, 2, 4, 4, 2, 2, 0, 1, 1, 2, 1, 1, 1, 3, 1, 3, 5, 1, 2, 2, 4, 2, 5, 1, 3, 3, 0, 3, 1, 0, 2, 2, 1, 4, 2, 4, 2, 3, 3, 2, 1, 3, 2, 1, 2, 4, 5, 1, 3, 2, 2, 4, 3, 3, 1, 3, 3, 1, 2, 2, 4, 3, 1, 2, 1, 5, 2, 4, 2, 1, 2, 2, 2, 2, 4, 2, 1, 1, 4, 1, 0, 4, 3, 3, 3, 0, 1, 1, 1, 0, 1, 1, 2, 4, 2, 4, 0, 2, 3, 0, 2, 2, 3, 3, 4, 3, 1, 1, 3, 3, 2, 2, 1, 3, 1, 2, 2, 1, 1, 2, 1, 2, 3, 3, 1, 0, 0, 0, 0, 0, 1, 2, 3, 2, 1, 1, 1, 1, 3, 1, 0, 1, 3, 3, 1, 4, 3, 1, 1, 0, 4, 2, 2, 1, 2, 3, 1, 1, 0, 2, 0, 2, 3, 2, 2, 3, 1, 2, 4, 1, 2, 3, 4, 3, 2, 1, 1, 1, 1, 2, 0, 3, 4, 3, 3, 1, 2, 1, 2, 2, 1, 0, 1, 0, 1, 4, 1, 1, 2, 2, 2, 0, 0, 2, 1, 2, 2, 1, 0, 1, 1, 3, 1, 1, 3, 3, 2, 1, 2, 3, 2, 1, 3, 1, 4, 0, 2, 2, 0, 5, 0, 2, 0, 2, 2, 1, 2, 3, 4, 2, 2, 2, 1, 3, 2, 3, 2, 1, 2, 2, 0, 1, 4, 2, 1, 4, 2, 4, 3, 2, 4, 1, 4, 2, 2, 2, 4, 2, 2, 1, 2, 3, 0, 1, 2, 2, 2, 2, 3, 3, 1, 1, 1, 2, 1, 1, 3, 2, 1, 2, 1, 2, 0, 3, 2, 2, 0, 1, 2, 3, 1, 3, 3, 3, 3, 2, 5, 2, 1, 2, 1, 3, 0, 1, 2, 1, 4, 3, 5, 2, 2, 1, 1, 1, 1, 3, 3, 3, 1, 2, 1, 3, 2, 0, 1, 3, 1, 3, 3, 1, 0, 3, 1, 2, 1, 0, 1, 2, 2, 1, 1, 0, 0, 3, 1, 1, 3, 2, 4, 3, 3, 4, 4, 2, 1, 1, 4, 2, 2, 5, 3, 1, 4, 3, 0, 1, 5, 2, 1, 1, 1, 1, 3, 3, 0, 4, 5, 2, 2, 3, 3, 6, 2, 0, 4, 3, 3, 1, 1, 2, 1, 4, 4, 0, 2, 1, 1, 2, 3, 1, 1, 3, 3, 4, 2, 2, 3, 2, 2, 1, 3, 1, 2, 4, 2, 1, 4, 2, 2, 2, 3, 3, 1, 3, 1, 3, 1, 1, 2, 1, 2, 3, 3, 1, 2, 1, 3, 2, 3, 2, 1, 3, 1, 3, 3, 1, 2, 2, 3, 2, 3, 1, 2, 2, 4, 4, 3, 4, 1, 5, 3, 3, 3, 4, 4, 2, 0, 2, 2, 5, 3, 3, 1, 1, 3, 2, 1, 3, 4, 2, 3, 1, 1, 0, 1, 3, 2, 2, 5, 2, 5, 1, 3, 1, 7, 1, 0, 4, 4, 1, 0, 2, 2, 1, 1, 1, 1, 2, 2, 4, 0, 2, 3, 0, 3, 2, 1, 3, 5, 4, 1, 3, 2, 4, 2, 4, 4, 3, 5, 2, 3, 4, 4, 2, 4, 2, 2, 3, 4, 2, 2, 2, 0, 4, 3, 0, 2, 2, 3, 4, 6, 4, 4, 3, 1, 2, 5, 1, 3, 3, 3, 3, 1, 4, 2, 0, 1, 3, 2, 1, 3, 5, 1, 1, 1, 2, 0, 5, 1, 1, 3, 1, 1, 2, 1, 3, 2, 3, 1, 1, 1, 4, 3, 2, 2, 0, 2, 1, 1, 2, 1, 3, 2, 2, 2, 4, 3, 1, 1, 3, 2, 4, 3, 0, 4, 2, 2, 2, 2, 1, 4, 2, 0, 4, 2, 1, 3, 1, 3, 3, 1, 3, 1, 4, 1, 1, 3, 1, 2, 3, 2, 1, 2, 1, 2, 3, 1, 2, 1, 1, 2, 2, 0, 3, 0, 2, 1, 2, 2, 4, 1, 1, 2, 3, 0, 3, 0, 1, 2, 3, 1, 1, 3, 2, 3, 0, 2, 1, 3, 0, 2, 1, 3, 2, 2, 3, 2, 2, 3, 2, 3, 0, 1, 1, 3, 4, 1, 2, 3, 2, 4, 2, 2, 2, 1, 1, 1, 2, 1, 1, 2, 4, 0, 2, 0, 2, 1, 0, 2, 3, 1, 1, 1, 2, 0, 1, 1, 2, 3, 1, 2, 1, 1, 1, 1, 1, 3, 2, 1, 2, 1, 3, 2, 2, 2, 1, 1, 0, 1, 1, 3, 2, 2, 0, 3, 1, 2, 0, 3, 2, 2, 2, 1, 1, 2, 2, 2, 3, 2, 1, 1, 2, 3, 1, 4, 1, 2, 2, 1, 1, 0, 2, 2, 1, 2, 4, 1, 2, 0, 2, 3, 4, 1, 1, 2, 2, 2, 2, 2, 2, 3, 1, 1, 2, 2, 1, 3, 1, 0, 2, 1, 0, 3, 2, 3, 0, 1, 1, 1, 2, 1, 3, 1, 1, 2, 3, 0, 4, 2, 2, 1, 1, 2, 2, 1, 3, 0, 2, 2, 3, 1, 0, 3, 2, 2, 1, 2, 2, 1, 0, 1, 5, 2, 0, 4, 0, 2, 1, 1, 3, 2, 0, 3, 1, 2, 2, 0, 0, 2, 1, 0, 1, 0, 1, 2, 3, 2, 1, 1, 2, 1, 0, 2, 3, 2, 1, 2, 2, 2, 1, 1, 1, 2, 1, 1, 1, 2, 2, 3, 1, 1, 3, 0, 1, 1, 1, 1, 2, 1, 2, 1, 2, 1, 2, 2, 2, 0, 2, 2, 1, 2, 2, 2, 1, 1, 1, 0, 1, 2, 2, 0, 2, 1, 2, 0, 2, 3, 2, 0, 0, 1, 1, 2, 2, 1, 1, 1, 0, 1, 1, 1, 2, 3, 4, 1, 1, 3, 2, 2, 3, 3, 1, 3, 2, 0, 1, 2, 2, 2, 1, 3, 4, 2, 1, 4, 1, 4, 1, 1, 0, 1, 1, 2, 1, 1, 1, 1, 0, 1, 1, 1, 3, 3, 3, 2, 1, 2, 0, 0, 2, 2, 0, 0, 2, 2, 3, 0, 1, 1, 3, 1, 1, 2, 2, 0, 0, 0, 2, 2, 2, 4, 0, 1, 4, 2, 2, 2, 3, 0, 1, 1, 2, 4, 1, 2, 3, 2, 5, 2, 0, 2, 2, 2, 0, 3, 1, 0, 1, 2, 3, 4, 0, 0, 3, 1, 1, 2, 1, 4, 0, 2, 3, 1, 3, 2, 0, 2, 3, 0, 2, 1, 2, 2, 2, 1, 0, 2, 2, 2, 1, 1, 3, 1, 3, 4, 1, 4, 4, 2, 0, 3, 2, 1, 1, 0, 0, 1, 2, 3, 0, 3, 2, 1, 2, 3, 0, 2, 2, 2, 2, 1, 4, 0, 3, 2, 2, 2, 2, 2, 0, 3, 2, 1, 1, 3, 1, 1, 1, 0, 7, 0, 1, 3, 3, 2, 3, 3, 2, 0, 5, 0, 5, 4, 3, 2, 1, 2, 2, 1, 4, 0, 1, 1, 2, 3, 0, 0, 1, 0, 2, 0, 1, 2, 1, 1, 2, 1, 0, 1, 1, 2, 1, 2, 3, 1, 1, 5, 1, 1, 0, 2, 1, 0, 3, 4, 2, 2, 1, 1, 2, 1, 2, 0, 2, 4, 1, 3, 2, 2, 1, 4, 2, 2, 0, 3, 1, 1, 1, 1, 4, 3, 4, 3, 4, 1, 4, 1, 3, 4, 2, 1, 2, 1, 6, 3, 2, 1, 2, 2, 2, 3, 1, 0, 1, 3, 2, 4, 3, 3, 0, 2, 1, 1, 1, 1, 2, 2, 2, 2, 2, 2, 1, 1, 5, 0, 2, 6, 2, 3, 3, 3, 5, 2, 2, 2, 2, 2, 0, 2, 2, 2, 2, 1, 1, 2, 0, 3, 1, 0, 3, 2, 3, 1, 1, 2, 3, 0, 3, 1, 1, 0, 2, 2, 0, 2, 2, 2, 4, 0, 1, 1, 3, 2, 0, 2, 1, 1, 1, 0, 2, 2, 1, 0, 2, 3, 1, 1, 1, 2, 1, 3, 3, 2, 3, 2, 1, 2, 2, 2, 3, 1, 2, 2, 3, 2, 2, 4, 3, 1, 0, 5, 2, 1, 3, 0, 3, 2, 4, 1, 1, 0, 1, 2, 0, 2, 0, 0, 0, 2, 1, 1, 0, 0, 0, 2, 0, 0, 0, 0, 1, 0, 4, 3, 3, 1, 0, 2, 2, 1, 4, 0, 2, 3, 3, 0, 3, 3, 1, 2, 1, 1, 2, 2, 0, 1, 2, 2, 2, 1, 5, 1, 1, 3, 2, 3, 2, 3, 2, 2, 1, 2, 1, 1, 3, 2, 1, 4, 2, 3, 2, 4, 3, 0, 2, 3, 1, 2, 0, 1, 5, 1, 4, 2, 0, 1, 3, 2, 2, 4, 2, 2, 4, 0, 2, 0, 0, 2, 0, 2, 1, 2, 1, 2, 2, 2, 5, 3, 3, 3, 2, 0, 2, 2, 0, 3, 5, 3, 3, 2, 1, 2, 3, 1, 5, 2, 1, 3, 3, 2, 2, 3, 4, 2, 3, 0, 1, 1, 3, 3, 2, 4, 4, 3, 2, 2, 2, 3, 4, 4, 4, 4, 1, 0, 1, 3, 2, 3, 2, 4, 0, 4, 2, 1, 2, 2, 1, 2, 1, 2, 1, 1, 2, 4, 2, 4, 2, 4, 1, 1, 1, 1, 2, 5, 3, 1, 3, 1, 3, 2, 6, 1, 6, 3, 1, 3, 1, 2, 1, 3, 1, 2, 2, 3, 1, 2, 4, 4, 1, 0, 2, 2, 1, 1, 0, 0, 1, 3, 2, 1, 3, 1, 3, 2, 1, 2, 4, 3, 5, 1, 0, 5, 1, 1, 3, 3, 1, 3, 4, 3, 3, 1, 1, 2, 1, 3, 2, 2, 3, 2, 1, 1, 2, 2, 2, 2, 2, 1, 1, 1, 0, 1, 1, 0, 4, 2, 0, 1, 2, 5, 3, 0, 2, 2, 2, 0, 1, 5, 0, 1, 2, 3, 1, 1, 2, 2, 2, 2, 1, 0, 2, 3, 1, 4, 1, 2, 1, 2, 1, 2, 2, 1, 2, 3, 3, 3, 0, 3, 1, 2, 3, 3, 3, 1, 1, 1, 1, 1, 0, 1, 1, 3, 1, 3, 3, 3, 2, 5, 2, 3, 3, 0, 1, 2, 1, 1, 1, 3, 1, 3, 1, 1, 2, 3, 3, 2, 1, 2, 2, 1, 2, 2, 0, 3, 3, 3, 1, 2, 2, 1, 1, 2, 1, 3, 0, 0, 0, 2, 1, 1, 0, 3, 1, 2, 1, 1, 1, 1, 0, 2, 3, 1, 0, 1, 4, 1, 0, 2, 1, 2, 3, 3, 2, 1, 2, 1, 1, 3, 4, 1, 1, 0, 2, 2, 1, 2, 0, 0, 2, 2, 0, 0, 0, 1, 0, 0, 0, 2, 2, 3, 1, 3, 0, 1, 1, 1, 2, 1, 2, 1, 1, 1, 3, 1, 2, 2, 5, 1, 4, 0, 2, 3, 2, 4, 2, 2, 1, 0, 1, 1, 1, 2, 4, 2, 2, 0, 2, 3, 2, 2, 0, 0, 2, 2, 3, 0, 4, 1, 1, 3, 2, 2, 1, 2, 3, 2, 5, 0, 1, 4, 1, 2, 3, 1, 1, 2, 1, 2, 1, 2, 2, 1, 1, 2, 1, 0, 3, 2, 3, 0, 2, 2, 1, 1, 2, 2, 4, 0, 2, 0, 2, 0, 2, 0, 1, 2, 2, 1, 2, 2, 2, 2, 2, 4, 4, 4, 3, 1, 3, 2, 2, 3, 4, 2, 1, 1, 2, 2, 1, 0, 2, 2, 4, 3, 4, 3, 3, 2, 0, 4, 3, 2, 3, 4, 3, 1, 3, 4, 3, 4, 3, 2, 2, 3, 4, 3, 2, 2, 2, 3, 1, 1, 5, 1, 4, 2, 3, 4, 1, 2, 1, 1, 1, 1, 0, 2, 1, 4, 4, 4, 2, 3, 2, 4, 1, 3, 1, 3, 3, 2, 3, 3, 3, 3, 2, 3, 2, 4, 0, 0, 1, 2, 1, 1, 3, 3, 2, 4, 3, 3, 0, 7, 2, 2, 6, 4, 4, 2, 4, 1, 2, 2, 3, 4, 2, 2, 2, 3, 1, 3, 1, 0, 3, 3, 2, 4, 6, 2, 2, 3, 3, 1, 2, 2, 0, 1, 3, 0, 3, 1, 2, 0, 5, 1, 0, 1, 5, 1, 2, 2, 1, 0, 1, 2, 2, 1, 3, 0, 1, 2, 0, 0, 1, 2, 3, 4, 0, 2, 3, 1, 2, 0, 1, 3, 1, 3, 4, 1, 1, 3, 1, 0, 1, 1, 0, 1, 3, 1, 2, 1, 1, 3, 1, 0, 3, 1, 2, 4, 0, 1, 3, 3, 1, 3, 1, 2, 1, 0, 0, 4, 1, 0, 1, 1, 1, 3, 1, 2, 1, 1, 1, 2, 2, 0, 2, 3, 2, 1, 2, 1, 2, 1, 4, 1, 0, 2, 2, 1, 3, 1, 1, 0, 2, 3, 1, 2, 2, 2, 1, 1, 1, 0, 1, 2, 0, 2, 1, 1, 0, 2, 2, 2, 2, 1, 4, 2, 1, 4, 2, 2, 1, 0, 2, 0, 2, 1, 1, 3, 2, 2, 1, 2, 1, 1, 0, 2, 2, 1, 1, 3, 1, 1, 3, 3, 0, 3, 6, 0, 1, 3, 0, 1, 3, 5, 2, 1, 3, 2, 2, 4, 3, 1, 2, 1, 1, 0, 0, 0, 1, 1, 1, 2, 1, 1, 1, 3, 1, 2, 2, 0, 0, 1, 1, 0, 3, 2, 2, 1, 0, 1, 1, 3, 0, 3, 1, 4, 0, 1, 1, 1, 1, 2, 2, 2, 3, 3, 3, 1, 1, 0, 2, 0, 3, 2, 2, 2, 3, 2, 2, 2, 1, 1, 2, 4, 2, 0, 4, 4, 0, 3, 0, 1, 0, 0, 3, 1, 3, 1, 3, 2, 3, 0, 1, 2, 3, 1, 0, 4, 2, 0, 0, 3, 1, 1, 1, 3, 3, 1, 3, 2, 3, 1, 1, 1, 2, 1, 1, 5, 2, 1, 0, 0, 2, 1, 2, 2, 3, 1, 3, 3, 1, 1, 3, 3, 1, 1, 4, 2, 3, 1, 2, 1, 0, 2, 2, 0, 3, 2, 1, 2, 2, 3, 3, 4, 3, 4, 2, 1, 5, 1, 3, 1, 0, 2, 1, 2, 1, 1, 4, 2, 3, 2, 1, 4, 0, 2, 3, 1, 1, 4, 2, 4, 4, 1, 0, 2, 0, 2, 1, 3, 2, 2, 1, 2, 1, 2, 3, 0, 1, 2, 3, 3, 4, 2, 4, 5, 3, 2, 1, 2, 0, 1, 3, 1, 2, 2, 2, 2, 2, 3, 1, 4, 3, 3, 2, 0, 0, 2, 4, 1, 2, 6, 3, 2, 0, 2, 2, 0, 1, 2, 0, 3, 2, 1, 3, 3, 5, 2, 3, 4, 3, 2, 1, 0, 1, 1, 1, 1, 1, 0, 0, 1, 0, 1, 1, 1, 1, 1, 0, 1, 2, 0, 2, 2, 4, 2, 3, 3, 2, 2, 2, 1, 3, 0, 4, 4, 0, 3, 3, 1, 0, 3, 4, 1, 2, 2, 1, 1, 2, 1, 2, 0, 3, 1, 1, 2, 2, 1, 1, 2, 1, 2, 1, 2, 2, 0, 1, 2, 0, 0, 3, 1, 2, 0, 1, 0, 1, 0, 2, 2, 1, 1, 1, 3, 3, 2, 1, 2, 1, 0, 1, 0, 5, 1, 2, 0, 2, 0, 2, 1, 1, 1, 0, 1, 3, 1, 3, 1, 2, 0, 3, 4, 2, 1, 4, 3, 0, 2, 1, 0, 2, 1, 1, 1, 1, 1, 2, 1, 2, 4, 1, 1, 1, 0, 0, 3, 1, 2, 1, 2, 3, 1, 2, 3, 3, 3, 2, 3, 1, 1, 1, 2, 1, 2, 2, 0, 0, 2, 1, 1, 2, 3, 2, 2, 3, 1, 0, 2, 2, 3, 2, 3, 2, 2, 2, 1, 2, 4, 2, 4, 2, 2, 2, 1, 2, 1, 3, 3, 4, 2, 3, 5, 2, 1, 6, 1, 2, 0, 1, 2, 2, 2, 0, 2, 1, 2, 3, 4, 3, 4, 2, 1, 1, 2, 0, 2, 3, 4, 1, 1, 1, 2, 0, 1, 3, 3, 3, 5, 4, 2, 2, 3, 2, 3, 1, 0, 0, 2, 1, 1, 1, 1, 0, 1, 2, 2, 2, 1, 1, 1, 1, 2, 3, 1, 1, 1, 1, 1, 1, 0, 1, 1, 3, 1, 2, 2, 0, 2, 1, 0, 2, 3, 4, 3, 2, 0, 1, 1, 1, 2, 1, 1, 2, 4, 3, 2, 0, 1, 1, 3, 1, 1, 4, 1, 0, 1, 1, 1, 0, 1, 2, 0, 1, 1, 3, 1, 0, 2, 2, 2, 2, 2, 0, 1, 1, 3, 3, 3, 1, 3, 2, 2, 3, 2, 3, 3, 2, 0, 0, 1, 2, 0, 0, 1, 2, 2, 1, 0, 1, 1, 2, 3, 3, 2, 3, 0, 1, 1, 2, 2, 0, 1, 1, 2, 2, 1, 0, 1, 3, 2, 4, 0, 0, 4, 1, 1, 3, 4, 2, 0, 2, 1, 1, 0, 2, 1, 2, 2, 2, 3, 1, 0, 1, 4, 4, 1, 2, 3, 1, 4, 1, 2, 2, 4, 2, 3, 3, 3, 3, 3, 1, 0, 1, 1, 2, 0, 1, 0, 2, 2, 0, 1, 2, 3, 2, 3, 2, 4, 2, 3, 2, 2, 3, 2, 2, 2, 6, 2, 1, 2, 1, 3, 3, 3, 1, 0, 1, 3, 1, 2, 1, 2, 5, 1, 2, 2, 0, 3, 3, 2, 1, 3, 0, 0, 1, 3, 1, 1, 4, 1, 2, 0, 0, 1, 0, 0, 4, 0, 1, 2, 0, 0, 0, 1, 1, 0, 1, 2, 0, 0, 1, 3, 0, 0, 0, 1, 1, 0, 1, 1, 2, 3, 1, 1, 2, 0, 0, 1, 4, 1, 0, 0, 0, 2, 0, 2, 3, 2, 3, 4, 4, 0, 1, 0, 0, 0, 2, 3, 2, 1, 3, 5, 2, 0, 0, 2, 2, 2, 3, 3, 2, 4, 1, 1, 1, 2, 3, 2, 1, 1, 3, 2, 0, 1, 2, 4, 4, 2, 1, 0, 3, 4, 2, 0, 1, 0, 3, 0, 1, 3, 3, 1, 1, 3, 1, 1, 0, 1, 0, 2, 1, 1, 2, 4, 1, 0, 1, 2, 0, 0, 2, 0, 0, 2, 1, 2, 1, 0, 0, 0, 4, 0, 0, 0, 1, 4, 1, 0, 0, 3, 1, 3, 1, 4, 1, 1, 1, 1, 1, 1, 2, 1, 4, 1, 1, 0, 4, 3, 4, 0, 1, 2, 3, 3, 3, 3, 0, 4, 2, 0, 2, 0, 1, 4, 1, 0, 2, 0, 1, 2, 2, 2, 4, 2, 3, 2, 1, 3, 3, 3, 0, 1, 1, 1, 2, 3, 4, 2, 4, 0, 2, 1, 2, 2, 0, 3, 0, 0, 1, 3, 1, 0, 2, 0, 3, 3, 3, 1, 3, 0, 2, 1, 1, 2, 1, 2, 1, 1, 4, 3, 3, 1, 3, 4, 4, 1, 2, 0, 1, 1, 2, 2, 3, 3, 5, 3, 1, 0, 0, 2, 2, 3, 1, 1, 0, 0, 1, 0, 2, 2, 1, 0, 1, 1, 0, 0, 0, 0, 1, 2, 1, 0, 0, 1, 2, 1, 2, 0, 3, 2, 2, 2, 4, 0, 0, 0, 3, 2, 0, 1, 2, 4, 0, 0, 0, 0, 2, 1, 2, 3, 2, 0, 1, 1, 1, 0, 1, 0, 0, 0, 2, 1, 1, 1, 0, 0, 0, 2, 3, 1, 2, 3, 3, 1, 0, 1, 0, 3, 0, 1, 0, 1, 1, 3, 2, 0, 0, 2, 1, 1, 3, 1, 2, 2, 0, 3, 5, 1, 1, 2, 2, 0, 1, 1, 2, 1, 4, 0, 1, 2, 1, 2, 2, 1, 4, 2, 2, 2, 1, 2, 0, 3, 2, 1, 0, 0, 4, 3, 2, 3, 2, 1, 1, 1, 4, 0, 2, 2, 4, 1, 0, 3, 2, 3, 1, 2, 2, 1, 4, 1, 4, 2, 2, 3, 1, 1, 3, 2, 1, 2, 1, 1, 2, 1, 1, 2, 0, 3, 4, 2, 2, 1, 2, 2, 2, 2, 2, 1, 2, 2, 0, 0, 2, 1, 1, 1, 0, 1, 4, 3, 4, 0, 3, 1, 0, 1, 1, 3, 0, 3, 3, 0, 4, 2, 3, 4, 0, 4, 1, 1, 1, 0, 1, 3, 1, 2, 1, 3, 3, 1, 2, 0, 2, 0, 0, 1, 3, 1, 2, 4, 1, 2, 1, 0, 2, 1, 3, 1, 2, 0, 4, 0, 1, 3, 1, 1, 1, 1, 3, 0, 3, 1, 4, 1, 4, 1, 2, 0, 2, 2, 1, 1, 1, 2, 2, 0, 1, 3, 1, 1, 1, 3, 2, 3, 2, 1, 1, 3, 1, 3, 1, 2, 1, 0, 0, 2, 2, 1, 1, 2, 0, 2, 0, 0, 2, 4, 1, 4, 2, 0, 1, 2, 0, 0, 1, 1, 3, 1, 0, 2, 0, 2, 3, 0, 2, 1, 1, 0, 3, 1, 3, 0, 0, 2, 2, 0, 0, 1, 1, 2, 1, 5, 2, 2, 1, 1, 2, 0, 0, 1, 3, 1, 4, 2, 1, 3, 1, 1, 1, 1, 1, 0, 2, 2, 2, 0, 0, 0, 0, 1, 1, 2, 1, 6, 0, 0, 1, 1, 1, 3, 1, 1, 1, 1, 1, 1, 1, 3, 3, 1, 2, 3, 0, 2, 1, 0, 0, 1, 1, 3, 2, 1, 0, 0, 1, 2, 0, 2, 1, 1, 1, 0, 2, 0, 1, 4, 3, 0, 3, 1, 0, 1, 0, 1, 1, 2, 4, 1, 1, 1, 2, 1, 3, 3, 0, 1, 3, 3, 4, 0, 1, 0, 2, 5, 1, 3, 2, 3, 2, 2, 2, 2, 2, 2, 1, 4, 3, 0, 0, 2, 4, 2, 2, 2, 2, 2, 1, 1, 4, 2, 1, 3, 1, 1, 3, 1, 0, 3, 2, 3, 0, 2, 0, 2, 1, 2, 3, 0, 0, 2, 1, 2, 4, 3, 0, 4, 3, 0, 1, 2, 1, 0, 1, 2, 2, 1, 1, 0, 5, 2, 1, 1, 3, 1, 1, 2, 1, 0, 3, 1, 1, 0, 2, 0, 2, 1, 3, 0, 1, 3, 0, 3, 0, 2, 3, 2, 1, 1, 0, 2, 2, 1, 3, 1, 4, 3, 4, 2, 1, 2, 0, 1, 1, 0, 0, 2, 5, 0, 0, 1, 1, 2, 3, 0, 2, 2, 2, 1, 1, 2, 2, 1, 0, 1, 4, 2, 1, 3, 2, 4, 1, 1, 1, 0, 1, 1, 0, 0, 0, 1, 0, 0, 0, 1, 0, 0, 1, 0, 1, 0, 1, 1, 1, 1, 1, 1, 0, 1, 1, 0, 0, 0, 1, 0, 1, 0, 1, 1, 1, 1, 0, 1, 3, 4, 1, 3, 1, 2, 2, 3, 3, 0, 2, 2, 1, 2, 2, 1, 0, 1, 1, 0, 2, 3, 0, 2, 2, 2, 1, 1, 2, 1, 2, 1, 2, 2, 1, 0, 2, 1, 1, 1, 2, 2, 1, 3, 1, 0, 1, 2, 1, 1, 0, 3, 3, 2, 3, 1, 3, 1, 1, 3, 2, 3, 0, 1, 1, 3, 1, 2, 4, 2, 3, 2, 2, 3, 0, 0, 1, 1, 2, 2, 1, 0, 2, 2, 1, 2, 0, 1, 2, 2, 2, 1, 0, 4, 4, 1, 2, 1, 1, 1, 0, 2, 2, 2, 0, 1, 3, 3, 2, 3, 2, 2, 1, 4, 2, 1, 1, 2, 2, 1, 0, 3, 2, 0, 4, 2, 2, 2, 2, 1, 2, 4, 1, 2, 1, 1, 2, 0, 5, 3, 3, 3, 0, 2, 0, 2, 0, 1, 1, 1, 1, 2, 4, 4, 2, 1, 1, 0, 0, 1, 1, 2, 1, 2, 1, 2, 1, 0, 1, 2, 1, 1, 4, 1, 4, 1, 2, 0, 1, 1, 0, 0, 0, 1, 0, 0, 2, 0, 1, 1, 0, 3, 0, 0, 1, 1, 0, 1, 1, 0, 0, 1, 0, 1, 1, 0, 2, 1, 0, 3, 0, 3, 1, 0, 1, 0, 2, 0, 0, 0, 0, 1, 1, 1, 0, 1, 1, 1, 2, 2, 2, 2, 1, 2, 1, 1, 2, 2, 2, 0, 1, 2, 2, 0, 0, 2, 2, 0, 0, 2, 0, 0, 1, 1, 1, 0, 2, 1, 1, 0, 1, 1, 2, 1, 5, 2, 1, 0, 0, 1, 0, 2, 1, 1, 2, 4, 1, 0, 1, 2, 2, 2, 2, 2, 2, 1, 2, 0, 1, 3, 4, 2, 0, 1, 2, 1, 2, 1, 1, 0, 2, 1, 2, 1, 2, 2, 4, 1, 1, 0, 1, 2, 2, 2, 1, 1, 1, 2, 2, 2, 0, 3, 0, 1, 0, 1, 1, 1, 1, 3, 2, 1, 1, 0, 2, 0, 0, 1, 1, 2, 1, 0, 3, 2, 2, 0, 3, 0, 5, 3, 4, 2, 0, 4, 1, 2, 1, 0, 0, 3, 0, 0, 2, 0, 2, 0, 2, 0, 2, 2, 2, 3, 3, 0, 3, 3, 1, 0, 2, 2, 0, 2, 1, 2, 1, 0, 1, 0, 1, 0, 3, 3, 1, 2, 2, 1, 0, 1, 2, 1, 3, 2, 1, 3, 3, 1, 3, 2, 3, 3, 0, 0, 0, 1, 2, 1, 2, 0, 1, 1, 3, 6, 1, 1, 3, 2, 2, 4, 0, 0, 3, 2, 1, 2, 2, 1, 0, 1, 1, 0, 0, 1, 2, 0, 1, 0, 0, 1, 1, 1, 2, 3, 4, 0, 1, 4, 1, 3, 4, 1, 1, 1, 0, 3, 1, 2, 0, 3, 3, 2, 4, 2, 1, 0, 2, 1, 1, 0, 1, 1, 2, 1, 1, 0, 0, 1, 0, 1, 1, 0, 1, 2, 1, 0, 1, 3, 1, 1, 1, 1, 1, 1, 1, 3, 4, 3, 2, 2, 0, 2, 0, 1, 1, 1, 0, 2, 2, 1, 1, 1, 2, 3, 4, 1, 0, 0, 2, 0, 2, 5, 0, 2, 1, 1, 2, 1, 0, 1, 1, 2, 1, 2, 0, 0, 3, 1, 1, 2, 1, 1, 1, 2, 1, 0, 0, 1, 1, 3, 2, 4, 0, 1, 0, 3, 0, 2, 1, 1, 1, 2, 2, 4, 1, 4, 0, 2, 1, 0, 1, 2, 4, 3, 5, 1, 1, 3, 3, 3, 3, 1, 4, 2, 3, 1, 2, 1, 2, 3, 3, 2, 3, 1, 1, 1, 1, 2, 2, 2, 2, 1, 0, 0, 1, 2, 2, 2, 1, 1, 2, 0, 3, 1, 2, 2, 1, 2, 1, 2, 1, 3, 3, 4, 0, 0, 1, 0, 2, 5, 2, 3, 2, 0, 3, 2, 0, 0, 1, 2, 0, 2, 1, 2, 1, 1, 3, 1, 3, 1, 2, 2, 1, 2, 4, 2, 1, 1, 3, 3, 0, 1, 0, 1, 3, 3, 1, 1, 1, 1, 0, 3, 2, 2, 2, 2, 1, 0, 1, 2, 3, 3, 1, 5, 2, 2, 4, 1, 0, 1, 2, 2, 1, 1, 3, 0, 0, 0, 2, 5, 0, 2, 0, 1, 3, 2, 2, 1, 3, 2, 3, 1, 2, 5, 1, 3, 3, 2, 5, 2, 5, 2, 4, 1, 2, 0, 2, 1, 1, 1, 4, 1, 2, 2, 3, 0, 2, 0, 3, 1, 1, 2, 2, 3, 2, 4, 2, 1, 3, 1, 3, 2, 1, 3, 2, 3, 1, 2, 2, 1, 1, 3, 1, 1, 2, 2, 3, 2, 1, 2, 0, 2, 2, 0, 2, 1, 2, 1, 2, 1, 2, 0, 1, 2, 3, 2, 2, 1, 4, 1, 0, 0, 3, 1, 2, 1, 1, 2, 3, 1, 2, 2, 1, 2, 2, 2, 1, 2, 2, 3, 2, 2, 1, 0, 3, 3, 2, 3, 5, 1, 0, 3, 2, 2, 3, 1, 1, 3, 1, 3, 3, 2, 3, 3, 1, 3, 2, 3, 0, 3, 1, 4, 3, 1, 0, 2, 2, 2, 1, 1, 0, 2, 5, 1, 1, 3, 1, 2, 1, 2, 0, 1, 0, 1, 2, 2, 2, 1, 2, 1, 1, 2, 0, 0, 3, 1, 2, 1, 0, 0, 0, 3, 1, 2, 2, 0, 2, 1, 3, 2, 2, 1, 1, 2, 1, 3, 3, 1, 1, 4, 2, 2, 2, 0, 2, 1, 1, 3, 1, 2, 1, 2, 0, 5, 2, 0, 3, 4, 0, 0, 3, 3, 1, 3, 1, 1, 1, 1, 0, 2, 2, 1, 2, 1, 1, 0, 0, 2, 1, 3, 4, 2, 1, 1, 0, 3, 1, 4, 4, 3, 2, 2, 2, 1, 2, 0, 1, 1, 3, 1, 0, 1, 0, 2, 2, 1, 1, 1, 2, 4, 1, 3, 1, 2, 1, 2, 1, 4, 2, 2, 3, 0, 1, 1, 3, 3, 2, 4, 2, 0, 0, 1, 2, 3, 3, 2, 2, 2, 2, 3, 1, 2, 0, 2, 2, 3, 0, 2, 3, 1, 2, 2, 1, 1, 2, 2, 3, 4, 4, 2, 1, 2, 3, 2, 3, 1, 0, 1, 1, 2, 2, 0, 3, 2, 2, 2, 2, 2, 3, 3, 1, 2, 3, 2, 1, 0, 2, 4, 1, 3, 2, 2, 0, 2, 4, 1, 2, 0, 2, 1, 3, 3, 2, 3, 1, 2, 0, 1, 1, 1, 1, 0, 3, 2, 2, 0, 0, 1, 1, 2, 4, 2, 1, 1, 3, 1, 0, 5, 3, 1, 2, 3, 2, 1, 0, 3, 1, 3, 2, 1, 3, 1, 1, 2, 2, 2, 2, 1, 5, 3, 3, 2, 2, 2, 2, 2, 1, 2, 1, 1, 0, 2, 0, 3, 2, 1, 2, 3, 0, 3, 2, 3, 3, 2, 1, 2, 3, 1, 4, 3, 1, 0, 3, 1, 2, 0, 0, 3, 2, 3, 2, 2, 1, 2, 1, 0, 3, 2, 0, 4, 1, 2, 2, 0, 1, 0, 2, 1, 1, 0, 1, 2, 6, 2, 0, 2, 3, 1, 3, 1, 1, 2, 5, 1, 2, 1, 1, 2, 2, 1, 3, 2, 1, 1, 1, 2, 2, 2, 2, 2, 2, 3, 4, 0, 1, 3, 1, 2, 2, 1, 2, 2, 4, 1, 1, 3, 0, 2, 2, 2, 1, 1, 1, 2, 1, 1, 1, 1, 0, 1, 3, 3, 2, 3, 2, 3, 3, 0, 2, 2, 1, 1, 3, 2, 0, 1, 0, 2, 1, 0, 1, 2, 1, 1, 1, 2, 0, 2, 1, 4, 1, 3, 1, 2, 3, 2, 1, 1, 1, 1, 1, 4, 1, 4, 2, 2, 1, 2, 3, 3, 1, 4, 1, 1, 3, 2, 2, 2, 4, 1, 1, 2, 3, 1, 2, 1, 1, 2, 3, 2, 2, 0, 1, 2, 4, 0, 1, 1, 1, 2, 1, 2, 2, 3, 2, 1, 2, 2, 1, 0, 1, 0, 2, 2, 2, 1, 2, 1, 3, 1, 0, 1, 1, 3, 3, 0, 3, 2, 1, 4, 3, 2, 1, 3, 3, 1, 3, 1, 1, 0, 1, 1, 1, 1, 3, 1, 1, 0, 1, 4, 2, 0, 1, 2, 1, 0, 2, 1, 2, 4, 3, 5, 2, 1, 0, 1, 5, 1, 0, 1, 0, 2, 4, 2, 3, 2, 2, 0, 0, 2, 0, 2, 0, 2, 1, 1, 3, 2, 3, 1, 2, 2, 2, 1, 3, 1, 1, 0, 5, 0, 2, 3, 2, 1, 0, 3, 3, 1, 1, 2, 2, 2, 6, 3, 1, 1, 3, 3, 0, 1, 1, 1, 2, 5, 1, 2, 1, 2, 1, 1, 2, 2, 1, 3, 4, 0, 1, 2, 4, 2, 1, 0, 2, 2, 4, 2, 0, 1, 2, 2, 2, 2, 3, 1, 2, 2, 1, 1, 1, 2, 3, 1, 1, 2, 2, 0, 2, 3, 1, 1, 2, 1, 1, 2, 2, 4, 1, 1, 2, 0, 1, 1, 4, 1, 1, 1, 1, 0, 1, 1, 1, 2, 3, 1, 2, 0, 0, 3, 1, 1, 2, 1, 1, 1, 0, 2, 1, 1, 3, 0, 2, 3, 1, 3, 1, 2, 1, 2, 1, 0, 1, 0, 2, 2, 2, 1, 3, 1, 1, 3, 3, 1, 1, 3, 2, 2, 2, 3, 0, 0, 1, 0, 0, 2, 2, 1, 1, 2, 1, 0, 2, 2, 1, 2, 2, 1, 3, 1, 2, 2, 3, 2, 1, 2, 1, 2, 0, 2, 1, 2, 2, 1, 0, 1, 0, 2, 1, 4, 0, 3, 2, 0, 2, 3, 4, 1, 1, 4, 1, 2, 3, 3, 3, 0, 2, 3, 1, 2, 2, 2, 1, 1, 1, 1, 3, 1, 1, 3, 2, 1, 2, 3, 1, 2, 4, 1, 2, 2, 2, 2, 3, 3, 2, 3, 3, 4, 3, 1, 3, 2, 2, 1, 2, 0, 2, 4, 1, 2, 2, 3, 3, 4, 1, 3, 3, 0, 2, 2, 1, 1, 2, 1, 2, 2, 2, 1, 3, 2, 2, 2, 2, 2, 1, 2, 2, 1, 3, 0, 3, 3, 3, 1, 4, 1, 1, 2, 3, 2, 1, 2, 3, 0, 0, 1, 0, 2, 3, 1, 2, 2, 2, 2, 1, 3, 2, 2, 2, 4, 1, 3, 2, 2, 1, 2, 1, 2, 3, 3, 2, 3, 0, 1, 3, 3, 2, 2, 1, 0, 3, 3, 2, 1, 1, 1, 4, 1, 0, 3, 1, 1, 1, 4, 2, 3, 2, 1, 2, 1, 1, 4, 0, 1, 2, 2, 0, 4, 2, 0, 1, 2, 3, 4, 1, 3, 2, 0, 2, 2, 2, 0, 1, 3, 0, 2, 3, 2, 1, 2, 1, 2, 0, 2, 0, 3, 2, 2, 2, 2, 1, 2, 0, 0, 2, 2, 2, 2, 1, 1, 4, 2, 1, 2, 2, 4, 0, 3, 1, 2, 1, 0, 2, 1, 0, 3, 1, 1, 4, 2, 5, 3, 1, 0, 3, 1, 0, 4, 2, 3, 2, 4, 2, 0, 1, 1, 3, 0, 1, 3, 3, 1, 4, 1, 2, 2, 1, 1, 3, 0, 2, 1, 2, 1, 1, 1, 3, 1, 2, 1, 1, 2, 3, 1, 0, 0, 2, 2, 1, 2, 0, 2, 2, 2, 0, 2, 2, 3, 2, 2, 1, 3, 2, 3, 2, 3, 1, 3, 2, 2, 1, 5, 1, 3, 2, 1, 1, 0, 2, 0, 5, 4, 2, 4, 1, 1, 1, 0, 1, 2, 4, 2, 1, 1, 0, 1, 1, 2, 3, 3, 2, 0, 3, 1, 3, 3, 0, 2, 1, 0, 1, 1, 2, 2, 1, 1, 1, 3, 3, 2, 2, 1, 1, 2, 2, 1, 4, 1, 3, 0, 2, 1, 3, 3, 0, 2, 0, 1, 1, 2, 2, 0, 2, 2, 3, 2, 1, 0, 2, 3, 1, 2, 4, 5, 1, 4, 2, 3, 2, 2, 2, 2, 1, 1, 1, 0, 0, 2, 3, 2, 1, 1, 4, 1, 3, 1, 2, 1, 2, 1, 0, 0, 1, 1, 0, 1, 1, 1, 2, 0, 3, 2, 2, 2, 2, 1, 1, 3, 0, 1, 0, 1, 0, 0, 2, 0, 2, 2, 2, 1, 0, 2, 3, 1, 1, 5, 2, 0, 2, 1, 0, 1, 2, 2, 1, 3, 2, 1, 0, 1, 3, 1, 2, 1, 1, 1, 2, 0, 2, 1, 1, 1, 3, 2, 1, 2, 2, 1, 2, 4, 2, 1, 0, 2, 0, 1, 2, 2, 1, 2, 1, 2, 1, 3, 2, 3, 0, 3, 1, 3, 0, 2, 2, 1, 0, 0, 0, 1, 1, 0, 1, 3, 1, 5, 1, 1, 2, 3, 1, 4, 1, 4, 1, 2, 0, 1, 1, 2, 3, 4, 1, 2, 4, 2, 1, 1, 1, 1, 1, 2, 2, 1, 2, 2, 1, 1, 0, 0, 1, 1, 3, 1, 3, 1, 2, 2, 0, 2, 1, 2, 3, 1, 1, 1, 1, 2, 2, 2, 0, 2, 1, 1, 2, 4, 0, 1, 1, 1, 2, 3, 1, 3, 1, 2, 1, 1, 3, 0, 1, 3, 3, 1, 2, 3, 1, 1, 1, 0, 1, 3, 3, 1, 0, 1, 2, 1, 1, 3, 1, 1, 2, 1, 2, 1, 1, 2, 2, 1, 1, 3, 0, 3, 3, 3, 1, 3, 2, 1, 2, 5, 3, 3, 2, 5, 0, 3, 1, 3, 2, 3, 3, 1, 1, 2, 3, 1, 0, 3, 2, 1, 1, 1, 2, 1, 0, 2, 0, 0, 1, 4, 2, 3, 2, 3, 2, 1, 3, 1, 3, 5, 1, 2, 2, 1, 3, 1, 2, 0, 1, 4, 5, 2, 1, 2, 1, 3, 1, 0, 2, 2, 0, 3, 3, 1, 1, 1, 1, 0, 1, 0, 3, 2, 1, 1, 4, 3, 1, 1, 2, 1, 1, 3, 3, 2, 2, 2, 0, 4, 2, 2, 0, 1, 1, 0, 2, 3, 1, 2, 1, 1, 0, 2, 2, 2, 2, 3, 1, 3, 2, 1, 1, 3, 3, 1, 1, 3, 1, 1, 3, 4, 3, 2, 4, 1, 3, 3, 2, 2, 0, 1, 3, 4, 2, 2, 3, 0, 1, 0, 5, 1, 1, 1, 1, 4, 0, 2, 0, 4, 2, 0, 1, 4, 1, 3, 1, 0, 1, 1, 1, 3, 0, 2, 1, 2, 3, 2, 4, 3, 2, 0, 1, 1, 5, 1, 1, 1, 0, 1, 1, 2, 2, 4, 0, 3, 1, 2, 4, 4, 4, 2, 1, 0, 3, 1, 1, 0, 2, 0, 0, 3, 4, 3, 3, 3, 0, 5, 1, 0, 2, 0, 4, 2, 2, 3, 1, 5, 2, 3, 2, 1, 0, 3, 1, 2, 4, 3, 1, 1, 2, 2, 3, 3, 3, 1, 2, 1, 2, 2, 0, 2, 3, 2, 3, 1, 2, 1, 2, 1, 1, 2, 1, 2, 3, 1, 3, 2, 2, 2, 3, 2, 0, 3, 3, 2, 1, 2, 1, 3, 2, 4, 3, 2, 4, 1, 3, 0, 4, 0, 0, 3, 3, 2, 2, 4, 1, 2, 0, 4, 3, 2, 2, 1, 5, 2, 2, 1, 2, 1, 2, 3, 4, 2, 2, 3, 1, 0, 4, 2, 2, 3, 4, 1, 0, 1, 4, 2, 3, 2, 2, 3, 2, 1, 3, 3, 2, 4, 2, 3, 2, 1, 3, 3, 1, 1, 1, 3, 1, 1, 0, 2, 1, 2, 2, 3, 3, 3, 2, 1, 1, 0, 1, 1, 3, 2, 2, 3, 3, 0, 1, 1, 1, 1, 3, 2, 1, 2, 4, 2, 1, 2, 5, 1, 2, 3, 5, 3, 2, 3, 6, 3, 3, 4, 1, 4, 3, 2, 3, 2, 1, 1, 4, 2, 1, 2, 3, 1, 1, 2, 2, 5, 1, 1, 1, 3, 3, 4, 2, 2, 3, 2, 1, 5, 3, 1, 4, 3, 4, 2, 2, 0, 1, 3, 1, 1, 3, 2, 1, 3, 1, 1, 0, 3, 1, 2, 1, 0, 1, 3, 1, 4, 1, 2, 1, 1, 2, 4, 1, 4, 2, 2, 1, 1, 1, 3, 1, 2, 3, 4, 3, 1, 0, 1, 1, 1, 0, 4, 1, 1, 1, 3, 0, 2, 2, 3, 1, 0, 0, 1, 0, 4, 3, 2, 1, 3, 2, 1, 0, 3, 0, 5, 1, 4, 2, 0, 5, 2, 1, 2, 2, 4, 1, 1, 1, 1, 3, 2, 1, 2, 4, 2, 1, 3, 2, 2, 1, 1, 3, 2, 1, 1, 4, 3, 3, 0, 0, 0, 4, 2, 4, 2, 3, 1, 2, 3, 1, 5, 2, 2, 1, 1, 3, 2, 2, 1, 2, 0, 2, 3, 3, 1, 2, 3, 1, 2, 3, 1, 3, 2, 3, 3, 2, 6, 2, 2, 5, 2, 3, 1, 5, 1, 1, 4, 0, 5, 0, 1, 3, 2, 1, 4, 1, 1, 1, 3, 2, 1, 1, 0, 1, 2, 1, 1, 2, 2, 1, 3, 2, 3, 1, 2, 1, 2, 1, 2, 1, 2, 1, 1, 1, 2, 1, 2, 1, 1, 0, 3, 1, 0, 1, 2, 0, 1, 4, 0, 0, 1, 0, 1, 2, 4, 1, 0, 1, 2, 2, 1, 1, 1, 1, 0, 0, 1, 0, 2, 1, 1, 1, 3, 1, 2, 1, 1, 2, 1, 3, 1, 3, 0, 2, 2, 2, 2, 3, 3, 0, 3, 2, 0, 2, 3, 2, 2, 3, 2, 1, 2, 1, 0, 1, 1, 3, 0, 1, 1, 0, 3, 1, 0, 2, 0, 2, 1, 1, 1, 1, 3, 1, 1, 3, 1, 2, 3, 2, 1, 3, 1, 0, 2, 1, 2, 2, 0, 2, 0, 4, 3, 3, 2, 4, 2, 0, 2, 3, 2, 3, 1, 1, 0, 0, 3, 2, 2, 2, 1, 2, 1, 2, 3, 0, 1, 1, 2, 3, 1, 1, 0, 1, 2, 1, 1, 1, 1, 1, 2, 3, 2, 2, 0, 1, 3, 1, 5, 2, 0, 1, 1, 3, 1, 2, 3, 1, 2, 2, 2, 0, 0, 1, 2, 1, 3, 0, 1, 1, 2, 1, 2, 3, 1, 3, 2, 3, 2, 1, 2, 6, 4, 2, 3, 3, 1, 1, 1, 0, 2, 2, 1, 1, 2, 0, 0, 2, 4, 3, 2, 3, 2, 1, 3, 4, 3, 3, 5, 0, 1, 1, 3, 2, 4, 2, 1, 1, 1, 2, 1, 1, 1, 1, 3, 2, 0, 1, 1, 4, 2, 2, 1, 0, 1, 0, 1, 1, 4, 3, 3, 2, 1, 1, 2, 1, 1, 3, 1, 5, 2, 2, 3, 1, 1, 0, 1, 2, 4, 2, 2, 4, 1, 1, 2, 2, 2, 0, 0, 1, 1, 0, 2, 3, 2, 1, 0, 1, 2, 1, 2, 2, 0, 1, 3, 3, 1, 2, 2, 2, 4, 1, 1, 5, 1, 2, 2, 1, 3, 2, 2, 1, 2, 0, 1, 3, 1, 1, 1, 0, 2, 3, 0, 1, 2, 3, 2, 0, 1, 3, 2, 0, 2, 2, 0, 2, 1, 2, 1, 1, 3, 2, 2, 0, 1, 1, 4, 4, 3, 1, 1, 0, 4, 2, 1, 2, 1, 1, 2, 3, 4, 3, 3, 0, 3, 3, 3, 3, 4, 1, 2, 1, 1, 2, 1, 1, 1, 0, 0, 0, 2, 1, 0, 0, 1, 2, 1, 0, 3, 2, 0, 2, 2, 0, 3, 2, 2, 6, 1, 2, 1, 0, 1, 2, 3, 3, 2, 1, 2, 2, 5, 1, 2, 2, 1, 1, 2, 1, 2, 1, 2, 1, 2, 1, 0, 2, 3, 3, 1, 1, 0, 1, 0, 2, 1, 2, 2, 2, 1, 0, 3, 1, 1, 0, 3, 2, 2, 2, 1, 1, 2, 0, 1, 1, 4, 2, 4, 2, 0, 3, 1, 2, 2, 1, 2, 0, 2, 2, 1, 1, 1, 3, 3, 1, 0, 1, 0, 0, 2, 1, 1, 2, 2, 1, 2, 3, 3, 3, 2, 3, 3, 1, 1, 1, 3, 3, 2, 1, 3, 0, 1, 2, 3, 2, 2, 0, 1, 0, 4, 3, 2, 2, 3, 2, 3, 4, 1, 3, 2, 3, 1, 0, 1, 2, 2, 2, 7, 1, 2, 0, 2, 2, 2, 1, 1, 4, 1, 4, 4, 2, 3, 2, 5, 5, 2, 4, 1, 2, 1, 2, 1, 2, 2, 2, 2, 3, 0, 2, 3, 3, 4, 3, 3, 1, 4, 3, 2, 3, 1, 2, 3, 3, 2, 3, 1, 1, 1, 2, 4, 2, 3, 3, 1, 1, 4, 1, 3, 0, 5, 3, 5, 0, 2, 2, 3, 1, 0, 2, 3, 1, 1, 2, 2, 1, 0, 2, 2, 1, 1, 3, 2, 2, 3, 2, 0, 1, 4, 2, 2, 0, 3, 2, 3, 1, 3, 2, 3, 1, 3, 2, 3, 0, 3, 0, 2, 0, 2, 0, 0, 1, 5, 0, 0, 3, 1, 2, 1, 3, 2, 1, 1, 0, 1, 2, 2, 2, 2, 1, 3, 2, 1, 3, 0, 1, 0, 3, 2, 2, 2, 1, 2, 2, 1, 2, 0, 1, 2, 2, 1, 2, 0, 1, 1, 1, 0, 0, 3, 3, 2, 3, 2, 1, 2, 2, 2, 2, 2, 3, 2, 1, 2, 1, 0, 2, 1, 1, 1, 1, 3, 1, 2, 2, 0, 1, 2, 1, 2, 3, 0, 2, 5, 1, 2, 3, 2, 0, 3, 1, 3, 4, 4, 2, 1, 2, 2, 2, 1, 1, 2, 4, 2, 4, 0, 2, 1, 2, 2, 1, 3, 1, 2, 1, 3, 1, 2, 2, 4, 1, 1, 2, 3, 4, 2, 2, 2, 3, 1, 3, 1, 1, 1, 2, 2, 2, 2, 3, 1, 3, 2, 1, 2, 2, 1, 1, 1, 1, 0, 2, 2, 2, 0, 1, 3, 1, 1, 0, 1, 1, 2, 1, 0, 0, 3, 2, 1, 4, 2, 1, 0, 2, 1, 3, 2, 2, 2, 2, 2, 4, 3, 1, 2, 3, 0, 1, 0, 1, 1, 2, 1, 0, 2, 1, 4, 2, 3, 1, 3, 0, 1, 1, 0, 2, 2, 1, 0, 3, 2, 1, 2, 3, 2, 0, 3, 0, 2, 0, 3, 0, 2, 1, 2, 2, 2, 1, 2, 1, 1, 1, 0, 4, 1, 2, 0, 3, 1, 1, 2, 3, 3, 1, 1, 3, 1, 2, 0, 0, 1, 1, 3, 0, 2, 0, 1, 1, 1, 0, 1, 2, 3, 2, 1, 3, 1, 1, 4, 0, 2, 2, 5, 1, 3, 3, 0, 0, 3, 0, 0, 2, 2, 3, 2, 2, 1, 1, 0, 2, 2, 2, 1, 0, 0, 3, 2, 1, 2, 0, 4, 1, 1, 2, 3, 3, 2, 4, 4, 3, 1, 1, 0, 3, 1, 1, 1, 1, 3, 3, 0, 2, 4, 0, 3, 3, 5, 1, 1, 1, 3, 1, 2, 1, 3, 2, 2, 1, 0, 2, 0, 3, 4, 4, 3, 3, 1, 3, 3, 4, 1, 4, 2, 2, 0, 0, 2, 2, 1, 2, 2, 3, 1, 2, 2, 2, 1, 3, 1, 0, 1, 2, 1, 2, 3, 3, 3, 1, 3, 2, 1, 1, 1, 2, 2, 3, 3, 0, 3, 1, 0, 3, 2, 1, 2, 1, 4, 1, 2, 0, 2, 1, 0, 4, 2, 1, 0, 0, 1, 2, 1, 1, 1, 2, 0, 1, 0, 0, 1, 3, 1, 2, 1, 1, 1, 0, 1, 3, 4, 1, 4, 2, 1, 2, 2, 0, 2, 4, 2, 4, 2, 2, 2, 0, 1, 2, 0, 1, 1, 0, 2, 1, 1, 2, 2, 1, 2, 1, 2, 3, 5, 2, 3, 2, 4, 2, 2, 2, 2, 1, 1, 1, 1, 2, 0, 5, 2, 2, 4, 0, 0, 1, 1, 1, 3, 0, 1, 0, 2, 2, 1, 1, 2, 3, 4, 2, 0, 1, 2, 4, 1, 0, 1, 2, 1, 0, 1, 2, 3, 1, 2, 2, 2, 0, 2, 3, 1, 1, 4, 2, 0, 2, 2, 1, 1, 3, 0, 2, 1, 2, 0, 4, 3, 3, 2, 1, 2, 1, 2, 2, 0, 1, 3, 1, 1, 3, 2, 4, 1, 0, 0, 0, 1, 2, 2, 3, 2, 4, 1, 2, 5, 0, 1, 1, 0, 0, 2, 2, 1, 0, 1, 0, 0, 1, 1, 1, 1, 2, 2, 0, 3, 1, 1, 2, 0, 2, 0, 1, 3, 2, 0, 1, 2, 1, 1, 2, 1, 1, 1, 0, 2, 1, 2, 2, 0, 1, 1, 0, 0, 1, 0, 3, 0, 1, 2, 0, 1, 1, 0, 1, 1, 1, 3, 1, 1, 2, 1, 2, 2, 1, 1, 0, 0, 2, 2, 3, 4, 0, 3, 0, 2, 0, 1, 0, 1, 2, 2, 0, 3, 1, 1, 2, 0, 2, 0, 0, 1, 1, 1, 2, 1, 1, 0, 2, 2, 3, 2, 2, 2, 1, 2, 2, 3, 0, 3, 1, 2, 2, 2, 1, 1, 0, 3, 2, 2, 0, 3, 1, 3, 2, 2, 3, 3, 2, 1, 1, 0, 1, 1, 2, 2, 2, 1, 5, 1, 2, 3, 1, 1, 1, 2, 1, 2, 3, 0, 0, 1, 1, 3, 0, 0, 2, 0, 1, 2, 1, 2, 1, 1, 1, 0, 2, 1, 2, 1, 1, 1, 4, 1, 1, 1, 2, 0, 3, 1, 1, 2, 0, 1, 0, 1, 2, 0, 1, 1, 3, 1, 1, 2, 0, 2, 4, 0, 0, 2, 0, 1, 1, 0, 2, 1, 2, 2, 3, 1, 3, 2, 2, 1, 2, 1, 0, 0, 1, 1, 1, 2, 0, 0, 1, 2, 1, 2, 2, 0, 2, 3, 0, 0, 0, 1, 1, 0, 2, 2, 2, 0, 0, 2, 2, 2, 1, 0, 1, 1, 1, 3, 2, 0, 1, 0, 0, 3, 1, 0, 0, 0, 0, 2, 1, 1, 1, 2, 4, 2, 3, 2, 2, 1, 3, 0, 2, 2, 0, 1, 0, 0, 1, 3, 1, 0, 3, 1, 1, 2, 1, 2, 1, 0, 0, 2, 0, 1, 0, 0, 0, 1, 2, 3, 2, 1, 2, 2, 1, 0, 0, 0, 1, 2, 2, 1, 0, 0, 2, 1, 0, 1, 1, 3, 1, 1, 1, 3, 0, 0, 0, 1, 0, 2, 0, 0, 0, 3, 1, 0, 1, 0, 1, 1, 1, 2, 3, 1, 0, 1, 4, 0, 2, 2, 2, 1, 1, 1, 1, 2, 1, 1, 1, 2, 1, 2, 4, 2, 0, 2, 0, 2, 1, 2, 2, 1, 5, 2, 1, 0, 0, 2, 1, 3, 0, 2, 2, 3, 4, 1, 2, 3, 2, 2, 2, 1, 2, 3, 1, 3, 3, 2, 2, 3, 1, 2, 4, 3, 0, 1, 2, 2, 1, 4, 2, 0, 1, 2, 1, 4, 2, 0, 1, 3, 0, 1, 2, 3, 3, 1, 1, 3, 1, 2, 1, 2, 1, 1, 3, 1, 3, 1, 4, 1, 1, 5, 1, 0, 2, 4, 2, 1, 1, 2, 2, 1, 4, 1, 1, 2, 3, 4, 1, 2, 2, 1, 2, 1, 3, 1, 0, 3, 1, 2, 4, 1, 0, 1, 2, 1, 1, 1, 3, 3, 2, 1, 3, 3, 1, 2, 1, 3, 2, 4, 2, 1, 1, 2, 4, 1, 0, 4, 1, 2, 1, 2, 1, 1, 0, 1, 2, 1, 2, 0, 1, 1, 3, 1, 2, 2, 1, 1, 2, 3, 1, 1, 1, 2, 2, 3, 0, 2, 0, 1, 2, 1, 3, 3, 1, 0, 1, 5, 2, 1, 2, 4, 2, 1, 1, 3, 2, 1, 2, 3, 0, 2, 0, 1, 2, 0, 1, 3, 2, 3, 3, 3, 2, 2, 1, 3, 1, 2, 2, 3, 1, 2, 2, 1, 1, 1, 0, 2, 1, 2, 1, 1, 0, 0, 2, 4, 1, 0, 1, 3, 3, 3, 1, 3, 4, 0, 0, 2, 3, 2, 1, 3, 4, 2, 3, 1, 3, 1, 2, 3, 0, 1, 2, 1, 1, 0, 2, 1, 2, 1, 1, 3, 0, 1, 2, 1, 2, 3, 1, 1, 3, 3, 0, 4, 0, 5, 2, 3, 2, 4, 3, 2, 2, 3, 3, 1, 4, 0, 2, 2, 2, 2, 1, 5, 4, 0, 3, 0, 2, 3, 1, 2, 4, 2, 2, 2, 2, 2, 4, 1, 2, 2, 2, 2, 2, 1, 1, 3, 0, 2, 1, 2, 0, 3, 2, 3, 4, 3, 2, 3, 2, 1, 2, 5, 2, 1, 3, 3, 2, 6, 1, 1, 1, 1, 0, 2, 4, 1, 2, 2, 2, 2, 2, 3, 2, 2, 3, 1, 0, 1, 3, 1, 1, 2, 1, 3, 1, 5, 5, 4, 1, 1, 3, 3, 1, 3, 2, 0, 1, 1, 3, 1, 3, 3, 2, 0, 2, 1, 1, 2, 2, 1, 2, 1, 2, 3, 2, 0, 2, 1, 1, 1, 0, 1, 2, 2, 2, 2, 1, 1, 0, 1, 4, 0, 2, 4, 2, 1, 2, 1, 1, 1, 1, 1, 0, 3, 0, 2, 4, 1, 2, 3, 2, 2, 2, 3, 1, 4, 0, 4, 2, 3, 1, 2, 3, 1, 0, 1, 0, 2, 2, 1, 1, 0, 2, 2, 0, 1, 3, 4, 4, 3, 0, 3, 1, 3, 3, 2, 3, 0, 1, 4, 2, 1, 1, 2, 3, 0, 2, 4, 0, 1, 3, 2, 3, 0, 2, 1, 3, 2, 3, 1, 3, 2, 2, 3, 0, 2, 2, 4, 0, 1, 3, 3, 0, 2, 0, 3, 1, 2, 3, 4, 2, 4, 3, 1, 2, 2, 2, 2, 4, 0, 4, 0, 3, 2, 2, 3, 1, 3, 1, 0, 1, 3, 2, 1, 4, 3, 0, 2, 1, 3, 1, 1, 1, 3, 1, 3, 2, 2, 2, 1, 0, 1, 1, 3, 1, 1, 0, 1, 2, 4, 2, 4, 1, 0, 2, 1, 4, 2, 2, 0, 3, 1, 1, 0, 1, 2, 2, 0, 0, 4, 2, 2, 0, 3, 2, 0, 2, 0, 2, 1, 3, 1, 2, 2, 2, 2, 0, 1, 1, 0, 2, 1, 3, 1, 5, 2, 2, 1, 3, 1, 1, 2, 2, 2, 4, 2, 2, 0, 2, 3, 3, 2, 1, 4, 0, 2, 5, 3, 2, 1, 1, 1, 2, 2, 0, 0, 3, 0, 0, 1, 1, 0, 0, 1, 0, 1, 2, 1, 1, 3, 0, 4, 1, 0, 2, 2, 1, 1, 3, 1, 1, 3, 4, 2, 0, 2, 1, 2, 2, 1, 1, 1, 1, 2, 1, 2, 2, 1, 1, 1, 1, 1, 3, 2, 0, 1, 2, 3, 1, 2, 1, 0, 2, 2, 3, 3, 2, 2, 0, 1, 0, 1, 1, 2, 1, 1, 0, 3, 2, 0, 2, 2, 1, 1, 2, 2, 2, 1, 1, 4, 5, 1, 4, 1, 3, 1, 4, 4, 3, 4, 3, 4, 1, 3, 2, 3, 2, 1, 2, 0, 2, 2, 3, 2, 2, 2, 1, 0, 0, 3, 3, 1, 2, 2, 3, 2, 1, 1, 3, 5, 3, 2, 0, 3, 2, 1, 0, 2, 3, 3, 0, 2, 1, 1, 1, 2, 2, 2, 1, 2, 2, 0, 4, 1, 2, 2, 1, 2, 2, 0, 2, 0, 0, 0, 0, 1, 4, 1, 1, 3, 2, 1, 0, 0, 0, 0, 1, 0, 1, 1, 2, 1, 0, 0, 1, 0, 0, 1, 0, 1, 2, 2, 1, 2, 1, 1, 2, 1, 2, 3, 0, 1, 1, 1, 0, 3, 0, 2, 1, 0, 1, 1, 1, 1, 2, 0, 2, 2, 3, 1, 1, 1, 3, 0, 2, 0, 2, 4, 1, 3, 2, 1, 2, 2, 4, 3, 1, 3, 4, 1, 2, 2, 2, 3, 3, 3, 4, 2, 1, 2, 2, 0, 3, 2, 3, 0, 1, 2, 0, 3, 4, 2, 1, 0, 1, 2, 3, 2, 1, 1, 3, 0, 2, 3, 6, 2, 2, 4, 1, 1, 1, 4, 1, 1, 0, 2, 3, 2, 2, 2, 1, 3, 0, 4, 3, 2, 2, 3, 4, 3, 4, 0, 3, 1, 1, 2, 2, 1, 2, 3, 2, 0, 0, 1, 3, 1, 3, 4, 0, 2, 0, 3, 3, 0, 0, 2, 2, 2, 3, 1, 3, 2, 3, 1, 1, 4, 4, 1, 3, 4, 3, 4, 3, 2, 2, 1, 1, 0, 2, 1, 1, 3, 3, 1, 1, 1, 2, 1, 1, 2, 2, 1, 1, 3, 4, 0, 2, 2, 1, 3, 4, 5, 5, 1, 2, 2, 1, 3, 2, 2, 3, 2, 2, 3, 2, 3, 1, 0, 0, 2, 1, 2, 3, 4, 1, 4, 1, 3, 0, 2, 4, 1, 0, 3, 1, 0, 2, 1, 0, 1, 1, 3, 2, 1, 2, 2, 2, 2, 1, 2, 1, 1, 1, 2, 1, 3, 4, 2, 3, 1, 3, 1, 3, 3, 5, 1, 0, 2, 4, 2, 1, 1, 0, 2, 2, 2, 1, 1, 3, 3, 5, 3, 3, 2, 3, 2, 3, 4, 3, 2, 3, 1, 1, 2, 3, 3, 0, 4, 3, 3, 2, 3, 4, 2, 1, 1, 3, 0, 4, 4, 4, 3, 4, 2, 3, 1, 2, 3, 1, 2, 1, 0, 3, 3, 4, 5, 2, 4, 3, 4, 2, 0, 2, 3, 1, 4, 2, 1, 1, 2, 1, 3, 2, 1, 0, 4, 2, 3, 2, 3, 3, 2, 1, 2, 4, 2, 2, 1, 3, 2, 4, 3, 0, 3, 3, 2, 1, 2, 2, 0, 3, 0, 2, 1, 3, 4, 2, 3, 3, 1, 1, 5, 2, 3, 3, 4, 2, 5, 1, 2, 1, 1, 1, 2, 4, 2, 0, 1, 6, 0, 4, 0, 2, 1, 3, 1, 2, 4, 2, 2, 1, 1, 1, 2, 2, 0, 4, 1, 4, 2, 1, 2, 1, 0, 2, 1, 0, 2, 3, 2, 1, 1, 1, 2, 1, 4, 2, 1, 0, 1, 1, 0, 3, 3, 4, 4, 2, 4, 2, 3, 1, 2, 3, 2, 1, 1, 3, 2, 1, 1, 2, 1, 1, 3, 3, 3, 3, 0, 2, 2, 2, 1, 3, 1, 1, 1, 1, 2, 0, 2, 3, 3, 3, 3, 2, 0, 1, 2, 3, 3, 0, 1, 2, 0, 2, 1, 0, 1, 3, 1, 2, 2, 1, 1, 2, 1, 1, 3, 2, 0, 1, 0, 1, 0, 1, 1, 2, 3, 1, 2, 1, 1, 2, 1, 1, 3, 1, 1, 2, 0, 2, 5, 4, 4, 2, 2, 2, 2, 1, 4, 0, 1, 1, 1, 2, 1, 2, 3, 2, 4, 3, 2, 1, 4, 1, 3, 2, 1, 1, 2, 2, 1, 3, 2, 1, 1, 3, 5, 0, 2, 0, 2, 0, 4, 2, 1, 2, 2, 0, 4, 2, 1, 1, 3, 4, 1, 0, 2, 2, 2, 3, 2, 2, 1, 2, 1, 2, 3, 1, 0, 1, 2, 0, 1, 2, 0, 1, 2, 2, 1, 3, 0, 0, 4, 1, 2, 1, 3, 2, 0, 2, 2, 2, 1, 2, 0, 2, 2, 4, 1, 1, 1, 2, 4, 2, 3, 2, 4, 3, 1, 1, 1, 1, 2, 3, 2, 1, 0, 2, 0, 0, 1, 1, 0, 1, 1, 0, 3, 0, 2, 0, 0, 2, 0, 3, 2, 2, 1, 2, 1, 3, 0, 0, 3, 1, 0, 2, 2, 2, 1, 0, 1, 0, 2, 3, 1, 1, 1, 3, 1, 1, 3, 3, 1, 4, 4, 2, 0, 2, 1, 2, 2, 6, 1, 2, 0, 2, 3, 4, 1, 1, 0, 2, 3, 0, 2, 0, 2, 2, 2, 1, 1, 2, 1, 2, 1, 2, 1, 1, 1, 3, 3, 2, 2, 1, 0, 0, 2, 2, 1, 1, 0, 0, 1, 2, 3, 2, 1, 0, 4, 1, 1, 5, 2, 2, 3, 2, 2, 2, 3, 1, 3, 0, 1, 2, 2, 2, 2, 1, 3, 2, 1, 0, 3, 0, 0, 2, 2, 3, 1, 2, 4, 2, 3, 2, 4, 2, 2, 4, 3, 0, 1, 2, 1, 2, 3, 3, 2, 4, 4, 1, 4, 2, 1, 3, 1, 1, 0, 1, 2, 3, 1, 4, 0, 1, 3, 1, 2, 3, 3, 1, 1, 2, 2, 2, 3, 0, 2, 0, 2, 2, 3, 1, 1, 1, 2, 0, 0, 0, 2, 1, 1, 0, 2, 1, 2, 1, 2, 5, 3, 2, 5, 4, 2, 2, 2, 1, 3, 1, 3, 2, 1, 2, 1, 1, 3, 3, 2, 2, 1, 1, 2, 1, 1, 1, 1, 1, 1, 2, 2, 1, 1, 1, 1, 0, 1, 2, 2, 2, 2, 1, 3, 1, 2, 1, 3, 2, 3, 1, 3, 2, 2, 3, 0, 1, 1, 2, 2, 0, 2, 2, 0, 2, 2, 2, 2, 3, 1, 3, 1, 3, 2, 1, 0, 2, 1, 2, 2, 2, 2, 2, 2, 4, 2, 2, 1, 3, 1, 3, 1, 2, 1, 3, 4, 1, 2, 0, 2, 4, 1, 1, 1, 2, 2, 1, 0, 1, 0, 2, 2, 2, 2, 1, 4, 4, 3, 2, 5, 5, 1, 2, 2, 3, 3, 3, 2, 1, 1, 2, 2, 1, 1, 0, 0, 1, 1, 2, 1, 1, 2, 3, 1, 3, 3, 1, 1, 3, 1, 1, 2, 0, 2, 1, 1, 3, 1, 1, 3, 0, 1, 2, 2, 2, 2, 0, 1, 2, 1, 1, 2, 2, 3, 2, 2, 1, 1, 1, 1, 1, 0, 1, 2, 2, 0, 2, 1, 2, 1, 3, 1, 2, 3, 3, 1, 1, 1, 6, 1, 1, 2, 2, 2, 1, 2, 1, 1, 1, 2, 2, 2, 2, 1, 0, 1, 2, 2, 1, 3, 2, 0, 3, 1, 0, 0, 1, 1, 4, 0, 3, 1, 1, 3, 0, 3, 0, 1, 2, 1, 2, 2, 1, 2, 0, 1, 2, 3, 2, 1, 2, 0, 2, 1, 3, 2, 3, 0, 2, 1, 5, 2, 4, 0, 1, 3, 0, 1, 1, 1, 3, 1, 1, 4, 2, 1, 3, 5, 1, 2, 2, 1, 3, 2, 3, 0, 2, 2, 3, 1, 3, 3, 2, 2, 1, 1, 1, 2, 0, 0, 2, 2, 1, 3, 1, 2, 3, 2, 1, 2, 0, 3, 1, 4, 2, 3, 2, 3, 2, 0, 2, 2, 1, 2, 2, 1, 1, 3, 2, 5, 0, 1, 2, 4, 1, 1, 2, 2, 2, 3, 1, 4, 2, 2, 2, 3, 1, 2, 1, 3, 0, 0, 1, 2, 5, 2, 0, 2, 1, 2, 0, 3, 1, 0, 1, 3, 1, 1, 1, 2, 1, 3, 3, 1, 1, 3, 1, 1, 0, 2, 1, 2, 1, 5, 2, 2, 2, 1, 1, 1, 1, 1, 1, 0, 2, 0, 4, 2, 2, 3, 0, 2, 0, 2, 1, 1, 1, 1, 3, 2, 3, 1, 0, 0, 0, 3, 2, 1, 2, 2, 2, 4, 0, 1, 1, 1, 1, 2, 3, 1, 0, 2, 2, 3, 1, 1, 1, 2, 2, 1, 2, 4, 0, 1, 2, 0, 1, 2, 0, 2, 1, 3, 3, 0, 1, 3, 2, 2, 0, 2, 2, 0, 3, 2, 0, 3, 2, 2, 1, 6, 1, 2, 0, 2, 0, 0, 1, 2, 1, 1, 2, 5, 4, 3, 2, 3, 2, 2, 2, 1, 1, 0, 1, 2, 1, 2, 2, 0, 3, 2, 1, 1, 5, 1, 2, 0, 1, 6, 4, 2, 2, 2, 2, 0, 0, 2, 0, 3, 2, 1, 3, 2, 1, 1, 2, 1, 0, 3, 2, 1, 1, 1, 3, 1, 0, 1, 2, 0, 1, 2, 2, 1, 1, 3, 1, 4, 2, 1, 1, 3, 3, 1, 1, 6, 0, 4, 2, 1, 1, 4, 1, 2, 0, 2, 4, 1, 0, 1, 3, 2, 3, 1, 2, 1, 2, 0, 1, 1, 1, 4, 3, 3, 4, 5, 2, 1, 2, 0, 2, 2, 2, 1, 4, 3, 2, 3, 0, 1, 0, 1, 0, 2, 2, 1, 0, 2, 1, 2, 0, 3, 1, 1, 2, 3, 2, 4, 0, 3, 1, 2, 1, 1, 3, 4, 2, 0, 0, 3, 1, 1, 3, 2, 2, 0, 1, 3, 2, 0, 5, 0, 0, 3, 2, 0, 2, 3, 2, 1, 3, 3, 0, 5, 1, 2, 2, 4, 3, 1, 4, 1, 1, 1, 3, 2, 5, 0, 1, 1, 0, 1, 1, 0, 1, 1, 2, 2, 1, 3, 2, 0, 1, 3, 2, 1, 1, 0, 2, 0, 1, 1, 2, 2, 1, 0, 3, 3, 1, 1, 4, 1, 0, 1, 4, 1, 3, 3, 0, 2, 1, 2, 1, 2, 1, 1, 2, 2, 4, 2, 4, 0, 4, 2, 2, 1, 2, 1, 1, 1, 0, 0, 3, 4, 3, 2, 2, 1, 2, 0, 1, 1, 2, 1, 1, 2, 1, 1, 2, 0, 2, 2, 0, 1, 1, 2, 2, 2, 1, 0, 3, 3, 1, 1, 0, 2, 0, 0, 3, 5, 1, 2, 0, 1, 1, 1, 2, 2, 4, 2, 0, 2, 1, 1, 2, 0, 1, 0, 0, 0, 1, 1, 0, 1, 0, 0, 0, 2, 2, 0, 2, 2, 1, 4, 1, 0, 0, 3, 1, 0, 1, 2, 1, 2, 1, 1, 1, 1, 2, 1, 1, 1, 0, 0, 0, 0, 2, 1, 1, 1, 1, 3, 0, 1, 2, 2, 3, 3, 1, 1, 1, 2, 2, 2, 2, 0, 1, 2, 4, 0, 2, 1, 1, 0, 1, 1, 1, 2, 1, 2, 1, 0, 0, 2, 2, 2, 0, 0, 1, 2, 2, 1, 1, 1, 2, 1, 0, 3, 4, 1, 1, 3, 2, 2, 3, 1, 2, 0, 0, 1, 5, 0, 1, 2, 1, 0, 3, 1, 1, 1, 1, 4, 3, 0, 1, 1, 1, 1, 0, 1, 0, 1, 0, 1, 1, 2, 3, 2, 3, 3, 2, 0, 2, 2, 1, 2, 1, 1, 3, 2, 4, 3, 2, 2, 2, 1, 1, 1, 2, 4, 1, 4, 0, 3, 4, 1, 2, 1, 0, 3, 1, 3, 2, 4, 2, 1, 3, 0, 1, 2, 2, 2, 2, 1, 3, 2, 3, 1, 5, 2, 3, 4, 3, 1, 2, 1, 4, 2, 2, 2, 4, 2, 2, 2, 4, 2, 1, 0, 1, 3, 3, 1, 1, 4, 0, 4, 2, 3, 1, 0, 2, 2, 1, 0, 2, 1, 1, 2, 1, 0, 0, 2, 3, 1, 1, 0, 4, 0, 2, 2, 2, 1, 0, 1, 1, 3, 0, 2, 0, 1, 3, 2, 0, 1, 3, 1, 2, 2, 1, 4, 2, 2, 2, 0, 1, 2, 0, 2, 1, 1, 0, 2, 2, 3, 0, 0, 2, 2, 3, 3, 4, 1, 0, 1, 2, 2, 1, 4, 0, 2, 1, 0, 2, 0, 1, 3, 2, 2, 1, 1, 1, 2, 3, 1, 1, 2, 4, 1, 0, 1, 2, 4, 3, 0, 2, 3, 2, 2, 1, 3, 1, 2, 1, 0, 1, 4, 2, 3, 2, 1, 3, 2, 3, 3, 2, 3, 2, 3, 1, 1, 1, 1, 2, 1, 1, 2, 1, 0, 2, 3, 2, 0, 1, 0, 1, 1, 4, 1, 1, 3, 1, 2, 3, 0, 0, 1, 1, 2, 1, 2, 2, 2, 4, 1, 3, 0, 3, 2, 2, 2, 1, 0, 1, 1, 3, 0, 0, 2, 3, 3, 3, 2, 1, 3, 0, 3, 1, 1, 1, 3, 1, 1, 1, 3, 5, 2, 0, 4, 4, 4, 1, 1, 2, 3, 1, 1, 4, 1, 1, 1, 2, 1, 3, 3, 2, 2, 3, 3, 3, 2, 1, 3, 0, 1, 2, 1, 1, 2, 6, 2, 3, 4, 2, 4, 2, 1, 1, 1, 1, 2, 2, 2, 1, 2, 3, 1, 4, 2, 4, 0, 3, 1, 3, 2, 0, 3, 1, 3, 2, 2, 0, 2, 0, 2, 2, 2, 3, 2, 2, 3, 2, 0, 3, 1, 0, 4, 1, 1, 2, 2, 2, 2, 2, 1, 2, 2, 0, 1, 0, 3, 2, 1, 0, 1, 1, 1, 1, 0, 3, 4, 3, 2, 1, 0, 0, 4, 0, 0, 2, 1, 4, 0, 1, 1, 1, 2, 3, 5, 1, 2, 2, 2, 1, 2, 2, 1, 1, 1, 1, 0, 2, 0, 2, 1, 2, 3, 1, 1, 0, 2, 2, 3, 2, 1, 1, 3, 2, 1, 1, 0, 1, 0, 0, 3, 1, 1, 3, 0, 3, 1, 2, 2, 0, 0, 0, 3, 2, 0, 0, 2, 2, 0, 3, 1, 2, 1, 3, 2, 1, 3, 4, 0, 3, 2, 0, 2, 2, 1, 2, 1, 3, 2, 2, 2, 1, 0, 1, 1, 1, 2, 2, 3, 1, 1, 2, 2, 1, 3, 1, 1, 0, 0, 2, 4, 1, 4, 0, 5, 2, 3, 2, 1, 1, 1, 4, 2, 2, 1, 1, 2, 1, 3, 1, 3, 1, 1, 1, 1, 1, 2, 0, 1, 2, 2, 1, 2, 2, 2, 2, 1, 0, 1, 1, 1, 0, 1, 0, 1, 1, 2, 3, 2, 3, 1, 3, 0, 2, 0, 2, 3, 2, 1, 0, 1, 0, 0, 1, 1, 3, 0, 1, 3, 1, 2, 0, 5, 3, 0, 0, 4, 1, 2, 1, 2, 0, 2, 0, 1, 2, 1, 0, 0, 2, 3, 1, 1, 2, 1, 2, 1, 2, 2, 3, 2, 4, 0, 1, 2, 1, 0, 2, 3, 0, 1, 3, 0, 3, 2, 1, 1, 1, 1, 3, 4, 2, 2, 1, 1, 0, 2, 3, 4, 0, 2, 2, 1, 1, 2, 1, 2, 2, 2, 1, 3, 3, 0, 0, 2, 2, 1, 3, 1, 1, 2, 0, 2, 0, 2, 1, 0, 1, 1, 2, 1, 2, 2, 2, 3, 1, 1, 2, 2, 1, 1, 0, 3, 1, 2, 1, 2, 1, 0, 1, 0, 1, 1, 0, 0, 4, 1, 1, 2, 3, 0, 2, 1, 3, 3, 1, 1, 0, 1, 1, 6, 2, 0, 1, 2, 1, 1, 2, 1, 0, 2, 3, 0, 1, 1, 1, 1, 1, 1, 0, 2, 3, 0, 2, 2, 1, 2, 0, 0, 0, 0, 0, 3, 2, 1, 0, 0, 2, 3, 0, 1, 1, 0, 2, 0, 1, 1, 4, 2, 2, 1, 1, 2, 4, 0, 3, 4, 3, 0, 3, 2, 1, 1, 3, 2, 1, 3, 1, 2, 4, 2, 2, 2, 1, 3, 1, 2, 1, 0, 0, 1, 2, 1, 0, 0, 2, 2, 2, 0, 2, 0, 1, 0, 0, 2, 1, 1, 0, 2, 2, 2, 2, 4, 1, 1, 0, 1, 1, 4, 1, 2, 2, 1, 2, 2, 1, 1, 2, 1, 1, 0, 2, 1, 2, 5, 0, 0, 1, 1, 2, 1, 3, 3, 2, 2, 3, 3, 1, 2, 1, 3, 0, 3, 0, 1, 2, 3, 3, 0, 2, 0, 2, 7, 1, 0, 0, 0, 2, 1, 2, 1, 1, 1, 4, 0, 1, 1, 1, 1, 1, 1, 1, 0, 2, 0, 1, 4, 1, 1, 2, 0, 4, 0, 2, 0, 2, 1, 1, 3, 2, 3, 0, 3, 1, 3, 2, 0, 0, 3, 3, 2, 1, 3, 1, 2, 0, 2, 0, 3, 1, 3, 3, 1, 0, 2, 1, 3, 0, 1, 4, 2, 1, 2, 4, 2, 1, 2, 1, 1, 1, 1, 3, 2, 1, 2, 4, 0, 3, 3, 4, 2, 3, 3, 0, 1, 1, 2, 1, 2, 2, 2, 1, 1, 0, 2, 3, 2, 1, 2, 3, 1, 2, 1, 1, 3, 2, 1, 2, 1, 0, 2, 2, 0, 3, 1, 2, 1, 0, 1, 4, 0, 2, 4, 1, 3, 1, 4, 0, 2, 2, 2, 3, 2, 2, 3, 1, 2, 1, 3, 2, 0, 3, 4, 1, 1, 1, 3, 2, 1, 0, 3, 3, 4, 2, 4, 1, 1, 3, 2, 0, 0, 2, 1, 2, 1, 1, 4, 0, 4, 2, 0, 0, 0, 2, 2, 2, 2, 1, 0, 2, 1, 1, 0, 1, 1, 4, 0, 1, 1, 2, 3, 3, 0, 2, 1, 3, 6, 1, 1, 2, 2, 1, 1, 2, 3, 0, 1, 3, 0, 1, 1, 0, 1, 3, 0, 3, 1, 0, 3, 4, 3, 1, 0, 1, 1, 1, 3, 2, 0, 2, 6, 1, 2, 2, 1, 1, 3, 1, 0, 2, 1, 1, 4, 2, 2, 1, 2, 0, 3, 2, 3, 0, 2, 1, 1, 1, 1, 4, 2, 1, 0, 2, 1, 3, 3, 2, 1, 2, 3, 2, 1, 1, 2, 3, 2, 4, 2, 3, 3, 4, 2, 3, 2, 1, 1, 4, 2, 3, 0, 1, 3, 0, 2, 3, 2, 1, 1, 1, 1, 2, 1, 0, 2, 1, 2, 2, 3, 4, 0, 3, 2, 0, 1, 0, 0, 1, 1, 1, 0, 1, 1, 2, 2, 1, 0, 1, 0, 3, 1, 1, 4, 2, 2, 1, 2, 0, 0, 1, 2, 1, 0, 0, 3, 0, 4, 1, 3, 0, 1, 4, 2, 1, 3, 0, 2, 4, 4, 2, 2, 0, 2, 1, 3, 0, 2, 3, 3, 2, 1, 1, 1, 2, 0, 1, 1, 1, 5, 0, 4, 3, 0, 2, 1, 3, 1, 2, 0, 3, 1, 1, 1, 1, 1, 2, 1, 2, 2, 1, 1, 1, 0, 1, 1, 1, 0, 2, 0, 2, 3, 1, 2, 2, 2, 1, 3, 0, 1, 1, 2, 4, 2, 3, 1, 1, 2, 2, 2, 2, 3, 0, 1, 2, 2, 3, 3, 2, 1, 1, 4, 3, 2, 1, 3, 5, 0, 4, 2, 1, 1, 1, 1, 2, 2, 2, 1, 1, 4, 1, 1, 2, 4, 1, 2, 2, 2, 1, 0, 0, 1, 3, 4, 0, 3, 3, 1, 2, 1, 1, 1, 0, 2, 0, 2, 2, 0, 2, 1, 3, 1, 2, 1, 3, 1, 4, 1, 2, 2, 1, 2, 0, 1, 0, 3, 2, 2, 1, 1, 1, 5, 1, 3, 0, 4, 0, 2, 0, 2, 2, 0, 1, 1, 1, 1, 2, 1, 2, 1, 3, 2, 3, 2, 2, 2, 2, 2, 1, 2, 0, 1, 4, 2, 2, 2, 0, 3, 1, 1, 2, 4, 2, 2, 0, 1, 2, 2, 2, 1, 4, 3, 1, 2, 0, 2, 1, 2, 5, 4, 2, 0, 1, 1, 3, 3, 1, 0, 1, 0, 0, 1, 1, 1, 2, 2, 0, 3, 0, 0, 2, 3, 2, 2, 4, 3, 2, 2, 3, 3, 2, 2, 4, 3, 1, 2, 4, 1, 1, 1, 2, 2, 2, 1, 3, 0, 1, 0, 2, 2, 1, 1, 2, 1, 3, 1, 3, 4, 1, 3, 4, 1, 2, 2, 0, 3, 1, 2, 2, 1, 0, 1, 1, 1, 2, 2, 1, 1, 4, 3, 5, 3, 0, 1, 4, 2, 1, 5, 2, 1, 3, 3, 2, 3, 0, 1, 1, 3, 3, 3, 3, 1, 3, 0, 0, 1, 2, 0, 2, 0, 3, 2, 2, 2, 2, 4, 1, 2, 2, 1, 3, 1, 2, 3, 2, 2, 1, 3, 1, 3, 2, 0, 1, 1, 1, 1, 3, 2, 2, 2, 1, 3, 0, 2, 3, 3, 1, 4, 2, 1, 0, 1, 1, 0, 2, 2, 2, 3, 1, 1, 2, 2, 3, 0, 1, 2, 5, 1, 3, 3, 1, 3, 3, 2, 1, 2, 2, 2, 3, 0, 1, 1, 2, 1, 3, 0, 1, 2, 0, 1, 0, 1, 1, 1, 2, 2, 0, 1, 1, 2, 0, 1, 1, 1, 1, 2, 0, 2, 0, 1, 3, 2, 1, 2, 1, 1, 1, 0, 1, 0, 1, 1, 1, 1, 0, 0, 3, 1, 0, 0, 0, 1, 2, 0, 1, 0, 0, 0, 3, 1, 2, 3, 0, 0, 0, 2, 2, 2, 4, 3, 2, 4, 1, 1, 1, 3, 1, 1, 1, 1, 4, 3, 2, 3, 2, 3, 1, 2, 1, 0, 1, 2, 1, 2, 2, 3, 0, 3, 1, 3, 2, 1, 2, 1, 2, 2, 0, 2, 2, 0, 0, 2, 3, 2, 0, 1, 1, 1, 1, 2, 1, 1, 3, 0, 0, 2, 1, 2, 2, 2, 3, 1, 1, 2, 2, 3, 2, 2, 1, 2, 1, 1, 2, 1, 2, 1, 1, 2, 3, 3, 1, 3, 4, 0, 2, 1, 1, 1, 1, 1, 1, 3, 0, 2, 0, 0, 1, 0, 3, 2, 3, 0, 4, 2, 1, 0, 0, 0, 1, 1, 0, 4, 0, 1, 3, 1, 1, 1, 2, 1, 3, 0, 1, 1, 1, 0, 3, 2, 2, 1, 3, 2, 1, 2, 0, 1, 1, 2, 1, 1, 2, 3, 1, 1, 0, 2, 0, 0, 0, 1, 2, 0, 2, 0, 1, 0, 0, 3, 2, 4, 1, 2, 1, 1, 1, 2, 2, 1, 2, 0, 1, 1, 3, 2, 0, 0, 0, 4, 2, 0, 3, 0, 1, 1, 0, 1, 1, 1, 4, 1, 0, 0, 1, 1, 1, 1, 1, 0, 1, 1, 1, 1, 3, 1, 4, 4, 2, 2, 0, 1, 0, 1, 2, 2, 0, 1, 0, 2, 0, 2, 0, 2, 3, 1, 2, 2, 0, 4, 1, 1, 3, 2, 4, 3, 3, 2, 0, 1, 2, 1, 1, 0, 1, 0, 1, 4, 0, 2, 3, 0, 0, 1, 1, 2, 2, 2, 0, 3, 1, 1, 1, 0, 3, 1, 1, 0, 0, 1, 0, 2, 0, 0, 2, 2, 2, 2, 0, 1, 1, 1, 2, 1, 2, 2, 1, 3, 0, 2, 1, 1, 1, 1, 2, 1, 2, 0, 1, 0, 1, 0, 2, 0, 3, 1, 3, 1, 3, 2, 1, 3, 0, 1, 2, 1, 1, 2, 3, 2, 1, 1, 0, 3, 1, 1, 0, 1, 2, 1, 0, 0, 3, 3, 0, 1, 2, 1, 3, 0, 3, 1, 1, 1, 1, 2, 2, 0, 1, 4, 2, 2, 1, 2, 2, 1, 1, 1, 0, 0, 1, 1, 2, 2, 0, 1, 1, 0, 1, 0, 1, 0, 2, 2, 1, 2, 1, 1, 1, 2, 1, 1, 1, 1, 2, 2, 3, 1, 1, 0, 0, 3, 1, 0, 1, 1, 1, 1, 0, 1, 0, 1, 2, 1, 0, 1, 0, 1, 2, 2, 2, 2, 1, 2, 2, 1, 5, 2, 2, 2, 0, 2, 0, 1, 2, 1, 0, 1, 1, 1, 1, 1, 1, 1, 0, 1, 0, 1, 0, 2, 2, 1, 0, 2, 3, 0, 1, 3, 1, 1, 2, 1, 2, 1, 1, 1, 1, 4, 0, 1, 2, 2, 1, 0, 0, 0, 0, 3, 1, 0, 0, 2, 2, 0, 0, 3, 1, 2, 0, 2, 1, 2, 2, 2, 1, 1, 0, 4, 1, 1, 3, 0, 0, 2, 0, 1, 3, 2, 2, 2, 1, 0, 0, 0, 2, 2, 2, 0, 1, 2, 1, 2, 2, 2, 1, 2, 2, 1, 1, 2, 2, 1, 4, 1, 3, 2, 2, 0, 2, 1, 3, 0, 4, 0, 3, 0, 5, 0, 2, 1, 1, 0, 0, 1, 1, 2, 1, 2, 3, 3, 1, 1, 0, 1, 1, 1, 0, 2, 2, 1, 1, 1, 1, 2, 0, 3, 1, 2, 0, 0, 2, 1, 1, 0, 3, 1, 0, 3, 2, 1, 2, 0, 2, 1, 5, 2, 2, 1, 0, 1, 1, 1, 1, 0, 2, 2, 1, 2, 1, 2, 2, 3, 0, 0, 0, 0, 1, 2, 2, 0, 3, 1, 1, 2, 2, 0, 2, 2, 2, 1, 1, 2, 3, 2, 0, 2, 3, 2, 1, 1, 1, 1, 1, 2, 4, 2, 1, 2, 1, 2, 1, 1, 2, 1, 3, 3, 0, 2, 3, 1, 1, 0, 1, 3, 2, 0, 2, 2, 0, 0, 1, 2, 1, 4, 0, 2, 3, 2, 1, 2, 4, 2, 3, 0, 1, 2, 0, 3, 2, 3, 2, 1, 0, 3, 1, 2, 0, 2, 2, 0, 4, 0, 1, 2, 2, 2, 1, 2, 2, 3, 1, 3, 1, 1, 0, 2, 2, 2, 1, 3, 2, 0, 1, 2, 0, 2, 0, 1, 0, 1, 4, 0, 3, 2, 0, 1, 1, 1, 1, 1, 2, 0, 5, 2, 0, 2, 4, 2, 0, 1, 2, 1, 2, 2, 0, 1, 1, 1, 0, 2, 3, 4, 3, 1, 0, 1, 3, 1, 0, 1, 1, 2, 4, 1, 1, 0, 2, 2, 1, 1, 2, 2, 2, 2, 0, 0, 1, 2, 5, 1, 0, 0, 1, 2, 1, 2, 1, 1, 1, 2, 1, 1, 2, 2, 2, 2, 1, 3, 0, 0, 3, 2, 1, 1, 2, 2, 0, 1, 2, 1, 2, 1, 0, 0, 2, 2, 0, 1, 4, 2, 2, 3, 1, 1, 1, 4, 1, 1, 0, 1, 2, 2, 1, 3, 2, 2, 2, 1, 2, 2, 2, 3, 4, 0, 2, 2, 1, 0, 2, 0, 0, 1, 1, 2, 1, 2, 2, 1, 0, 1, 1, 2, 0, 0, 0, 0, 1, 1, 1, 3, 1, 2, 2, 2, 0, 2, 0, 1, 2, 1, 2, 2, 1, 0, 2, 2, 2, 0, 2, 2, 2, 1, 2, 2, 0, 4, 2, 1, 1, 3, 0, 3, 2, 2, 3, 3, 0, 3, 0, 1, 2, 3, 1, 3, 2, 2, 0, 2, 3, 1, 0, 0, 2, 2, 1, 0, 0, 1, 3, 3, 1, 2, 2, 2, 2, 0, 1, 1, 3, 1, 1, 1, 2, 1, 1, 1, 2, 2, 2, 1, 4, 4, 1, 3, 0, 0, 3, 1, 0, 3, 2, 0, 3, 1, 0, 1, 1, 0, 1, 2, 1, 1, 3, 0, 1, 2, 1, 2, 0, 0, 1, 0, 1, 1, 5, 1, 1, 1, 1, 0, 3, 0, 1, 1, 2, 0, 0, 1, 2, 0, 1, 0, 1, 0, 1, 2, 2, 1, 2, 1, 2, 2, 2, 0, 0, 2, 0, 3, 1, 3, 1, 3, 0, 1, 1, 0, 0, 0, 2, 1, 2, 0, 0, 3, 1, 1, 1, 0, 1, 1, 2, 1, 1, 2, 2, 0, 1, 2, 2, 1, 0, 1, 2, 4, 2, 2, 2, 2, 4, 1, 2, 2, 1, 1, 2, 1, 3, 2, 1, 1, 2, 0, 3, 3, 0, 2, 1, 0, 3, 1, 5, 0, 3, 3, 1, 1, 0, 3, 1, 0, 3, 3, 0, 4, 2, 2, 2, 4, 1, 2, 2, 3, 3, 4, 0, 2, 0, 0, 1, 2, 1, 1, 4, 0, 1, 1, 1, 3, 1, 2, 3, 2, 2, 1, 3, 1, 1, 2, 3, 3, 3, 3, 1, 4, 2, 3, 1, 3, 3, 2, 3, 3, 3, 3, 1, 3, 2, 3, 2, 1, 3, 1, 2, 0, 3, 3, 1, 3, 3, 1, 1, 4, 2, 2, 2, 1, 5, 4, 2, 3, 2, 0, 0, 2, 2, 3, 1, 0, 0, 1, 3, 3, 2, 0, 2, 0, 2, 1, 2, 1, 2, 0, 2, 2, 2, 1, 3, 2, 4, 2, 3, 0, 2, 2, 1, 2, 2, 2, 1, 2, 1, 1, 3, 1, 2, 5, 3, 0, 0, 0, 0, 0, 1, 1, 1, 2, 2, 1, 1, 4, 1, 1, 3, 1, 0, 2, 3, 3, 0, 1, 2, 0, 0, 2, 3, 1, 4, 2, 1, 3, 3, 1, 0, 3, 1, 1, 2, 1, 1, 2, 2, 3, 1, 2, 2, 2, 2, 1, 0, 2, 1, 3, 2, 2, 3, 2, 2, 3, 3, 2, 1, 2, 0, 2, 4, 1, 2, 1, 1, 1, 1, 2, 1, 3, 3, 0, 2, 3, 2, 1, 1, 1, 1, 1, 3, 3, 1, 3, 3, 2, 0, 1, 2, 1, 1, 2, 1, 5, 1, 1, 5, 0, 3, 3, 3, 2, 5, 3, 2, 1, 3, 3, 2, 1, 2, 1, 2, 3, 3, 0, 1, 1, 2, 2, 1, 2, 2, 0, 2, 2, 2, 4, 2, 2, 4, 2, 2, 5, 0, 1, 2, 1, 3, 1, 3, 2, 1, 4, 2, 1, 0, 2, 1, 3, 3, 0, 4, 2, 3, 2, 0, 1, 2, 2, 3, 1, 1, 4, 2, 1, 2, 0, 0, 0, 2, 3, 2, 0, 0, 0, 1, 0, 3, 2, 4, 1, 2, 3, 3, 2, 1, 1, 2, 1, 3, 0, 2, 3, 0, 1, 2, 4, 4, 5, 3, 0, 4, 1, 1, 0, 2, 1, 2, 2, 2, 0, 3, 4, 3, 1, 0, 3, 0, 2, 1, 2, 1, 2, 1, 0, 1, 6, 2, 3, 2, 0, 2, 1, 1, 3, 1, 3, 3, 2, 1, 1, 2, 1, 2, 3, 1, 2, 2, 4, 0, 1, 1, 3, 4, 1, 1, 0, 4, 2, 3, 2, 2, 1, 2, 1, 2, 2, 2, 2, 4, 2, 2, 1, 4, 1, 4, 1, 1, 3, 3, 0, 5, 0, 0, 3, 2, 3, 3, 2, 3, 2, 3, 2, 1, 2, 3, 1, 4, 1, 1, 3, 2, 3, 1, 2, 1, 3, 2, 0, 2, 2, 1, 2, 1, 3, 1, 1, 1, 2, 1, 3, 1, 2, 2, 4, 1, 4, 2, 2, 3, 4, 1, 0, 3, 1, 3, 1, 4, 3, 0, 2, 1, 1, 1, 2, 3, 3, 1, 2, 1, 1, 0, 1, 4, 2, 1, 0, 1, 1, 2, 1, 1, 0, 2, 1, 0, 1, 0, 1, 1, 1, 2, 0, 1, 1, 2, 0, 0, 2, 1, 2, 1, 1, 2, 0, 2, 1, 0, 1, 0, 3, 1, 4, 2, 3, 1, 2, 1, 0, 4, 2, 3, 5, 2, 2, 4, 1, 2, 6, 1, 2, 0, 2, 3, 1, 1, 2, 2, 0, 3, 0, 1, 2, 0, 1, 1, 0, 3, 3, 2, 0, 1, 1, 1, 3, 2, 3, 2, 0, 1, 1, 0, 1, 2, 2, 4, 1, 2, 2, 2, 0, 1, 4, 2, 1, 2, 1, 5, 2, 1, 1, 1, 0, 1, 0, 1, 3, 1, 2, 2, 2, 1, 4, 0, 1, 1, 0, 2, 4, 2, 0, 2, 3, 2, 2, 0, 1, 0, 1, 2, 0, 1, 3, 2, 1, 0, 1, 1, 2, 1, 2, 3, 1, 0, 0, 1, 2, 1, 4, 3, 3, 1, 0, 2, 2, 3, 2, 0, 0, 1, 2, 2, 1, 0, 1, 0, 1, 1, 2, 2, 2, 2, 1, 2, 1, 2, 1, 1, 4, 1, 0, 2, 0, 1, 1, 1, 1, 2, 0, 2, 0, 1, 2, 3, 1, 0, 3, 1, 1, 1, 2, 1, 4, 2, 2, 2, 1, 3, 3, 1, 2, 2, 3, 1, 1, 1, 2, 3, 2, 1, 1, 0, 1, 1, 1, 1, 0, 3, 2, 0, 3, 2, 3, 0, 4, 1, 1, 1, 2, 2, 1, 2, 1, 2, 0, 2, 2, 1, 2, 2, 2, 1, 0, 2, 3, 3, 2, 0, 2, 2, 1, 3, 2, 3, 0, 4, 3, 4, 1, 2, 6, 2, 2, 1, 4, 2, 0, 1, 1, 3, 3, 2, 2, 0, 1, 3, 3, 1, 2, 3, 2, 2, 2, 2, 3, 2, 1, 3, 1, 2, 4, 3, 2, 2, 2, 1, 2, 2, 2, 2, 3, 3, 0, 3, 1, 5, 1, 1, 3, 1, 1, 3, 0, 2, 1, 3, 1, 4, 2, 4, 5, 1, 2, 2, 2, 3, 2, 0, 2, 2, 3, 4, 2, 5, 3, 4, 4, 4, 4, 2, 3, 1, 2, 2, 2, 3, 3, 3, 1, 1, 3, 4, 3, 2, 3, 3, 4, 2, 0, 2, 2, 2, 2, 3, 1, 3, 3, 4, 1, 0, 2, 2, 1, 4, 3, 2, 2, 4, 1, 2, 1, 2, 1, 3, 2, 2, 2, 1, 3, 5, 2, 1, 3, 1, 2, 1, 4, 3, 2, 2, 4, 3, 1, 2, 2, 1, 3, 0, 0, 1, 4, 3, 2, 2, 3, 2, 3, 4, 1, 1, 3, 2, 1, 0, 2, 3, 3, 3, 0, 5, 4, 2, 3, 2, 2, 2, 0, 2, 2, 2, 1, 2, 5, 3, 2, 1, 2, 2, 4, 2, 1, 2, 0, 4, 3, 2, 4, 2, 3, 6, 1, 0, 2, 3, 1, 1, 2, 1, 3, 3, 4, 3, 0, 3, 2, 2, 0, 1, 0, 2, 3, 2, 3, 1, 1, 0, 5, 0, 1, 3, 1, 1, 1, 2, 1, 4, 1, 1, 2, 2, 3, 3, 1, 3, 3, 1, 2, 3, 1, 2, 0, 1, 1, 2, 1, 3, 1, 3, 2, 3, 4, 2, 1, 4, 2, 0, 1, 1, 4, 2, 2, 3, 3, 3, 3, 2, 4, 2, 0, 3, 2, 2, 3, 0, 1, 1, 3, 1, 2, 1, 4, 2, 4, 2, 1, 1, 3, 3, 3, 4, 2, 2, 1, 3, 1, 2, 3, 2, 2, 3, 0, 2, 3, 2, 2, 0, 1, 1, 3, 2, 3, 1, 4, 1, 3, 1, 2, 2, 1, 3, 2, 1, 3, 4, 2, 2, 2, 4, 4, 1, 0, 1, 4, 2, 3, 4, 4, 1, 2, 2, 5, 0, 0, 0, 0, 2, 2, 4, 3, 1, 2, 2, 3, 4, 1, 1, 2, 2, 0, 1, 2, 2, 3, 5, 3, 2, 1, 0, 1, 1, 1, 1, 3, 1, 2, 1, 2, 2, 3, 0, 1, 4, 0, 0, 1, 3, 1, 1, 2, 1, 2, 1, 1, 3, 2, 2, 1, 3, 4, 1, 3, 3, 2, 1, 4, 1, 3, 2, 1, 1, 1, 0, 1, 0, 1, 3, 3, 1, 4, 2, 1, 1, 2, 2, 0, 1, 3, 2, 1, 1, 1, 3, 2, 2, 0, 0, 1, 2, 1, 2, 4, 0, 3, 2, 1, 2, 0, 1, 1, 2, 0, 2, 0, 2, 1, 4, 3, 1, 0, 2, 2, 1, 2, 4, 3, 2, 2, 2, 2, 2, 3, 1, 1, 3, 2, 2, 2, 1, 1, 3, 1, 0, 1, 2, 4, 0, 4, 1, 1, 4, 1, 4, 2, 0, 1, 3, 2, 5, 0, 1, 1, 1, 3, 1, 2, 1, 1, 1, 2, 2, 2, 1, 1, 0, 1, 0, 3, 1, 1, 2, 1, 4, 1, 3, 2, 1, 3, 1, 1, 5, 1, 2, 1, 1, 2, 1, 1, 2, 3, 1, 2, 2, 0, 2, 2, 2, 2, 3, 0, 0, 1, 4, 0, 2, 2, 2, 1, 1, 0, 4, 0, 0, 2, 3, 0, 4, 5, 1, 1, 0, 2, 1, 1, 2, 1, 2, 4, 2, 1, 2, 3, 4, 2, 4, 1, 1, 1, 2, 1, 0, 2, 0, 2, 2, 1, 4, 2, 2, 0, 1, 2, 2, 3, 2, 3, 1, 1, 3, 3, 2, 3, 1, 1, 5, 1, 3, 2, 3, 3, 1, 5, 1, 1, 3, 1, 2, 0, 1, 2, 3, 0, 0, 0, 2, 2, 3, 2, 2, 0, 1, 1, 2, 2, 3, 0, 2, 4, 2, 1, 3, 0, 2, 1, 0, 0, 0, 2, 2, 1, 2, 0, 1, 4, 1, 2, 2, 1, 0, 1, 2, 2, 2, 2, 1, 0, 1, 0, 1, 1, 1, 5, 2, 1, 0, 1, 3, 2, 3, 2, 1, 1, 4, 0, 0, 2, 0, 1, 2, 3, 3, 2, 1, 3, 3, 2, 2, 3, 2, 2, 1, 1, 3, 1, 1, 1, 2, 2, 1, 0, 2, 1, 1, 1, 2, 2, 3, 0, 4, 1, 1, 3, 2, 0, 1, 2, 0, 3, 1, 0, 0, 0, 2, 1, 4, 1, 1, 2, 0, 2, 2, 2, 1, 1, 1, 1, 3, 2, 1, 2, 1, 0, 1, 3, 2, 1, 2, 2, 2, 1, 0, 2, 2, 0, 1, 2, 3, 1, 1, 2, 0, 2, 3, 1, 2, 4, 3, 0, 0, 3, 1, 1, 0, 3, 1, 1, 2, 3, 1, 1, 1, 1, 1, 2, 1, 1, 1, 2, 3, 0, 3, 2, 1, 1, 1, 2, 3, 1, 1, 2, 1, 2, 2, 1, 2, 1, 2, 0, 3, 1, 3, 1, 1, 1, 1, 2, 3, 3, 0, 2, 0, 2, 1, 1, 3, 4, 1, 1, 1, 2, 2, 3, 0, 2, 1, 1, 2, 2, 1, 1, 0, 0, 1, 3, 4, 0, 1, 2, 0, 2, 2, 0, 1, 0, 1, 1, 0, 1, 2, 0, 2, 2, 0, 2, 1, 3, 2, 0, 1, 0, 2, 1, 1, 1, 2, 0, 1, 2, 1, 2, 2, 1, 3, 1, 1, 1, 3, 1, 1, 3, 0, 0, 2, 3, 2, 0, 3, 4, 0, 2, 0, 1, 0, 3, 3, 1, 0, 1, 1, 2, 2, 0, 2, 2, 0, 0, 1, 0, 1, 1, 1, 3, 0, 0, 2, 2, 1, 1, 0, 2, 1, 1, 0, 3, 1, 3, 1, 2, 1, 3, 3, 0, 2, 1, 0, 1, 1, 4, 0, 0, 1, 1, 2, 0, 1, 0, 2, 2, 1, 1, 2, 2, 2, 4, 2, 0, 2, 3, 1, 0, 1, 3, 2, 0, 0, 3, 1, 2, 0, 1, 1, 2, 3, 2, 1, 2, 2, 3, 1, 1, 1, 0, 1, 2, 0, 1, 2, 2, 1, 2, 2, 0, 1, 2, 0, 1, 4, 2, 1, 1, 2, 3, 3, 1, 6, 1, 1, 2, 0, 2, 3, 0, 0, 2, 2, 1, 2, 2, 1, 0, 1, 0, 0, 1, 0, 0, 1, 1, 2, 2, 1, 1, 0, 3, 0, 0, 0, 2, 1, 1, 2, 0, 2, 4, 2, 2, 1, 2, 0, 1, 2, 0, 3, 2, 0, 1, 1, 0, 1, 2, 1, 2, 2, 0, 2, 3, 0, 1, 3, 1, 1, 0, 0, 0, 1, 3, 3, 1, 1, 1, 0, 2, 1, 1, 0, 2, 0, 2, 1, 2, 1, 1, 1, 3, 2, 2, 2, 0, 1, 2, 2, 3, 2, 1, 1, 3, 1, 1, 3, 1, 2, 0, 1, 6, 5, 1, 1, 4, 0, 3, 0, 1, 1, 3, 2, 2, 1, 1, 3, 2, 1, 2, 0, 1, 1, 0, 0, 1, 1, 0, 2, 2, 0, 1, 2, 2, 2, 2, 3, 1, 1, 2, 4, 2, 2, 0, 1, 4, 1, 3, 1, 0, 2, 1, 1, 3, 3, 2, 0, 2, 2, 1, 3, 4, 1, 1, 5, 1, 1, 1, 3, 1, 1, 0, 0, 0, 0, 2, 1, 2, 2, 4, 2, 1, 2, 1, 2, 1, 3, 1, 0, 1, 1, 2, 1, 2, 2, 2, 1, 1, 1, 3, 1, 2, 0, 2, 0, 1, 1, 1, 5, 0, 3, 2, 1, 0, 1, 2, 0, 2, 1, 2, 0, 3, 1, 1, 2, 1, 3, 1, 2, 1, 0, 4, 0, 1, 2, 0, 1, 1, 0, 1, 2, 1, 0, 1, 1, 2, 2, 2, 1, 3, 2, 3, 2, 2, 1, 2, 1, 1, 0, 1, 2, 0, 3, 2, 2, 0, 1, 3, 1, 4, 2, 0, 1, 1, 0, 2, 1, 0, 0, 1, 0, 0, 2, 3, 3, 5, 2, 1, 1, 3, 1, 0, 3, 1, 2, 0, 2, 1, 1, 1, 2, 2, 1, 2, 4, 2, 1, 1, 0, 0, 2, 1, 1, 3, 4, 2, 1, 1, 3, 3, 3, 2, 1, 2, 2, 2, 1, 1, 1, 1, 2, 1, 1, 2, 4, 2, 2, 1, 2, 1, 2, 3, 0, 4, 1, 1, 2, 1, 1, 2, 1, 2, 3, 4, 1, 3, 3, 3, 2, 1, 0, 1, 1, 2, 3, 1, 2, 0, 2, 2, 0, 1, 5, 0, 1, 1, 1, 3, 0, 2, 1, 1, 0, 3, 2, 1, 2, 1, 0, 3, 1, 0, 3, 1, 1, 1, 0, 3, 2, 2, 2, 2, 1, 2, 2, 1, 2, 1, 2, 0, 2, 2, 4, 0, 1, 3, 1, 1, 1, 4, 1, 2, 3, 2, 1, 4, 1, 3, 1, 2, 2, 2, 0, 2, 3, 2, 2, 1, 1, 2, 1, 3, 2, 1, 1, 0, 4, 0, 1, 1, 3, 2, 3, 2, 2, 1, 1, 2, 4, 2, 3, 3, 1, 1, 0, 3, 1, 2, 1, 1, 1, 1, 3, 1, 2, 2, 3, 1, 2, 3, 3, 1, 3, 4, 1, 1, 1, 2, 2, 3, 1, 4, 1, 1, 1, 4, 2, 0, 0, 1, 4, 2, 2, 2, 1, 2, 3, 0, 1, 1, 1, 2, 3, 0, 1, 0, 1, 4, 1, 2, 1, 3, 2, 2, 2, 2, 0, 2, 2, 2, 1, 5, 4, 2, 0, 2, 2, 0, 3, 1, 3, 1, 4, 5, 1, 3, 2, 2, 2, 2, 0, 0, 1, 3, 1, 2, 2, 1, 2, 1, 1, 2, 2, 1, 4, 1, 4, 0, 3, 2, 2, 1, 3, 1, 1, 1, 3, 1, 1, 1, 1, 3, 2, 5, 2, 1, 2, 0, 2, 3, 0, 1, 3, 0, 0, 1, 0, 3, 0, 1, 1, 2, 0, 1, 1, 0, 1, 1, 3, 2, 2, 0, 0, 2, 2, 0, 2, 1, 1, 0, 1, 0, 2, 4, 2, 2, 1, 1, 1, 3, 2, 2, 5, 2, 2, 3, 1, 2, 2, 1, 1, 1, 2, 1, 0, 1, 1, 0, 3, 2, 2, 5, 0, 2, 4, 4, 2, 1, 2, 2, 2, 2, 2, 3, 3, 2, 2, 1, 2, 1, 1, 0, 1, 0, 1, 2, 2, 0, 4, 1, 2, 1, 3, 2, 3, 2, 1, 3, 2, 0, 1, 2, 1, 3, 5, 0, 1, 1, 2, 1, 3, 2, 0, 3, 3, 3, 0, 1, 1, 2, 2, 1, 3, 6, 2, 1, 2, 2, 2, 3, 1, 1, 4, 2, 2, 2, 0, 2, 2, 2, 1, 0, 2, 1, 3, 4, 2, 1, 1, 1, 1, 1, 0, 2, 1, 1, 1, 2, 0, 0, 0, 1, 0, 0, 3, 3, 1, 0, 0, 0, 0, 0, 0, 4, 1, 4, 1, 2, 0, 2, 2, 0, 1, 0, 1, 0, 1, 1, 2, 1, 3, 0, 0, 1, 1, 0, 0, 0, 2, 0, 2, 0, 1, 1, 0, 1, 2, 1, 2, 2, 1, 2, 2, 1, 1, 0, 2, 1, 2, 1, 4, 0, 4, 2, 4, 2, 2, 3, 1, 3, 0, 3, 3, 2, 3, 1, 1, 1, 1, 1, 4, 3, 0, 0, 2, 2, 2, 2, 4, 2, 2, 1, 3, 2, 2, 1, 1, 2, 0, 1, 2, 3, 1, 3, 2, 2, 0, 2, 1, 1, 2, 0, 2, 2, 4, 2, 2, 3, 2, 1, 0, 2, 1, 1, 0, 3, 0, 1, 2, 3, 0, 2, 3, 3, 4, 1, 0, 1, 1, 2, 3, 2, 1, 1, 1, 1, 1, 2, 1, 1, 1, 0, 1, 0, 2, 0, 1, 2, 3, 2, 1, 2, 2, 4, 1, 2, 2, 0, 1, 2, 0, 2, 1, 2, 2, 2, 3, 3, 0, 1, 1, 3, 3, 1, 2, 2, 2, 0, 1, 5, 1, 1, 2, 1, 0, 1, 2, 0, 1, 3, 1, 2, 0, 2, 0, 2, 2, 2, 2, 1, 1, 3, 4, 3, 1, 3, 2, 0, 1, 3, 2, 3, 0, 1, 1, 3, 2, 1, 3, 1, 1, 2, 1, 1, 0, 1, 5, 4, 2, 3, 2, 1, 1, 1, 3, 1, 3, 3, 0, 3, 1, 4, 1, 2, 1, 2, 1, 1, 1, 3, 0, 2, 1, 2, 1, 0, 2, 1, 3, 0, 1, 2, 1, 1, 4, 3, 5, 1, 3, 3, 0, 1, 1, 0, 2, 4, 1, 0, 2, 1, 1, 0, 4, 4, 0, 0, 0, 2, 1, 1, 2, 3, 1, 0, 2, 0, 2, 1, 2, 0, 1, 1, 1, 1, 1, 2, 2, 1, 5, 0, 1, 2, 1, 2, 2, 2, 4, 1, 1, 0, 1, 1, 3, 2, 1, 1, 2, 1, 1, 2, 2, 2, 4, 1, 2, 3, 0, 2, 2, 1, 2, 2, 1, 1, 1, 3, 2, 2, 1, 1, 2, 2, 3, 1, 1, 1, 2, 4, 0, 1, 0, 4, 3, 0, 2, 2, 1, 0, 1, 6, 0, 3, 1, 2, 1, 2, 0, 2, 1, 0, 2, 2, 3, 0, 2, 3, 0, 0, 1, 2, 1, 2, 0, 4, 3, 3, 1, 3, 1, 1, 2, 1, 1, 2, 2, 1, 1, 1, 3, 0, 2, 2, 3, 2, 2, 1, 1, 0, 2, 3, 3, 4, 0, 1, 6, 0, 1, 2, 0, 4, 3, 1, 2, 3, 1, 2, 2, 1, 2, 1, 1, 2, 0, 2, 3, 0, 1, 2, 0, 1, 1, 0, 1, 2, 2, 1, 3, 2, 1, 2, 2, 1, 2, 2, 1, 1, 3, 1, 1, 3, 2, 1, 1, 1, 1, 2, 2, 2, 1, 2, 1, 1, 3, 4, 2, 0, 2, 2, 1, 4, 3, 2, 3, 3, 2, 1, 0, 1, 1, 1, 2, 2, 4, 4, 2, 1, 0, 2, 2, 1, 3, 0, 3, 0, 2, 2, 2, 2, 2, 2, 2, 3, 3, 4, 3, 1, 3, 0, 4, 2, 3, 1, 3, 1, 1, 2, 1, 3, 1, 0, 2, 4, 1, 2, 0, 2, 4, 1, 2, 0, 2, 1, 2, 4, 3, 3, 2, 5, 2, 4, 1, 1, 2, 5, 1, 4, 3, 4, 1, 3, 0, 0, 3, 0, 1, 3, 4, 2, 2, 3, 3, 0, 0, 3, 2, 2, 2, 2, 0, 2, 3, 1, 3, 2, 3, 2, 3, 4, 1, 1, 0, 3, 1, 2, 2, 2, 3, 3, 2, 5, 3, 4, 2, 1, 1, 0, 2, 2, 3, 3, 0, 1, 2, 3, 3, 3, 0, 2, 2, 1, 3, 2, 1, 3, 1, 2, 1, 1, 1, 2, 0, 2, 4, 0, 1, 2, 0, 0, 2, 2, 2, 0, 3, 2, 3, 3, 1, 0, 1, 0, 3, 2, 2, 0, 0, 1, 3, 4, 2, 1, 1, 2, 3, 1, 2, 1, 2, 2, 0, 2, 1, 4, 2, 1, 1, 2, 2, 1, 1, 2, 0, 2, 1, 2, 1, 2, 2, 2, 0, 1, 1, 1, 1, 3, 1, 1, 3, 2, 1, 3, 0, 2, 2, 0, 2, 1, 2, 2, 2, 1, 1, 2, 1, 2, 1, 0, 3, 3, 3, 1, 2, 3, 1, 2, 1, 2, 3, 1, 0, 1, 1, 2, 2, 1, 3, 2, 1, 0, 2, 2, 3, 2, 2, 1, 3, 1, 4, 1, 0, 2, 1, 1, 1, 2, 1, 2, 1, 1, 1, 0, 3, 0, 2, 1, 2, 3, 1, 0, 2, 1, 3, 1, 2, 1, 2, 0, 1, 1, 2, 2, 2, 1, 1, 2, 2, 2, 0, 1, 2, 2, 2, 1, 3, 1, 1, 3, 0, 2, 1, 1, 2, 1, 1, 2, 2, 2, 2, 0, 3, 1, 0, 1, 1, 1, 2, 4, 0, 1, 2, 2, 0, 1, 3, 5, 1, 0, 2, 2, 2, 5, 1, 2, 1, 1, 0, 0, 2, 2, 2, 3, 2, 1, 5, 1, 1, 1, 1, 4, 1, 4, 0, 2, 0, 2, 1, 1, 1, 1, 0, 4, 2, 1, 0, 1, 4, 2, 0, 2, 2, 0, 2, 2, 0, 2, 2, 3, 3, 2, 1, 1, 1, 1, 2, 2, 0, 2, 2, 1, 2, 2, 2, 1, 3, 1, 3, 2, 1, 2, 2, 1, 2, 1, 0, 2, 3, 2, 2, 3, 1, 3, 2, 1, 1, 1, 1, 0, 1, 4, 0, 2, 2, 3, 2, 3, 2, 2, 2, 3, 3, 2, 4, 0, 2, 3, 1, 0, 2, 2, 0, 1, 3, 3, 1, 2, 2, 1, 2, 2, 2, 1, 2, 0, 3, 1, 1, 2, 1, 3, 3, 2, 3, 2, 1, 1, 3, 3, 3, 2, 1, 1, 2, 1, 1, 1, 1, 0, 0, 1, 0, 1, 1, 1, 0, 1, 0, 2, 0, 1, 2, 0, 2, 2, 2, 3, 1, 0, 3, 0, 2, 2, 1, 3, 2, 1, 1, 2, 2, 1, 1, 2, 2, 0, 0, 3, 1, 3, 2, 1, 1, 3, 1, 2, 1, 1, 2, 1, 2, 2, 2, 1, 2, 0, 1, 3, 2, 2, 1, 1, 1, 2, 3, 1, 0, 1, 0, 2, 4, 3, 0, 2, 0, 2, 2, 2, 2, 3, 1, 1, 3, 1, 2, 3, 3, 1, 3, 1, 1, 0, 2, 0, 1, 3, 1, 2, 1, 3, 0, 1, 4, 2, 2, 1, 2, 1, 5, 2, 3, 1, 2, 2, 2, 0, 1, 6, 3, 2, 2, 2, 3, 1, 2, 2, 2, 1, 0, 1, 0, 1, 1, 4, 2, 1, 1, 2, 3, 1, 1, 1, 1, 2, 0, 3, 1, 0, 3, 0, 1, 4, 1, 2, 5, 1, 1, 1, 1, 1, 1, 3, 3, 1, 1, 0, 4, 0, 1, 3, 1, 2, 0, 2, 1, 0, 1, 1, 2, 3, 0, 0, 2, 3, 0, 2, 2, 1, 0, 1, 3, 1, 0, 2, 1, 2, 2, 1, 1, 3, 2, 3, 2, 2, 3, 2, 1, 1, 1, 2, 1, 2, 1, 2, 2, 3, 0, 1, 0, 3, 1, 1, 0, 2, 2, 1, 1, 1, 0, 1, 1, 2, 2, 2, 2, 4, 3, 2, 2, 4, 2, 0, 2, 2, 3, 0, 2, 2, 1, 2, 2, 0, 0, 2, 2, 1, 2, 2, 2, 1, 3, 1, 1, 1, 1, 1, 2, 0, 3, 2, 3, 1, 2, 1, 2, 1, 3, 0, 2, 3, 1, 1, 1, 2, 1, 1, 2, 1, 0, 2, 3, 1, 2, 1, 3, 0, 2, 3, 2, 1, 3, 1, 5, 2, 2, 2, 0, 1, 1, 1, 0, 2, 2, 1, 2, 2, 2, 3, 0, 3, 1, 2, 0, 2, 2, 2, 1, 2, 1, 2, 1, 2, 0, 0, 2, 1, 3, 3, 0, 3, 1, 2, 2, 1, 1, 2, 0, 1, 2, 1, 4, 3, 2, 3, 2, 0, 3, 1, 1, 1, 2, 0, 3, 2, 2, 2, 1, 1, 1, 7, 1, 2, 4, 0, 2, 0, 4, 0, 1, 4, 2, 1, 1, 2, 2, 2, 3, 2, 2, 2, 3, 1, 2, 1, 2, 2, 1, 2, 1, 1, 3, 1, 1, 2, 0, 3, 1, 1, 4, 1, 0, 2, 2, 2, 1, 1, 1, 1, 0, 0, 2, 1, 0, 1, 0, 2, 1, 2, 3, 0, 3, 0, 2, 2, 3, 4, 3, 3, 3, 2, 0, 1, 1, 1, 1, 1, 0, 3, 1, 2, 1, 2, 1, 2, 2, 3, 2, 1, 2, 3, 2, 2, 2, 2, 1, 3, 3, 2, 1, 0, 3, 2, 0, 1, 1, 3, 2, 4, 0, 0, 1, 2, 2, 0, 2, 2, 2, 2, 1, 1, 4, 2, 3, 1, 0, 3, 3, 2, 3, 0, 2, 2, 2, 0, 3, 2, 0, 5, 2, 3, 4, 2, 2, 2, 0, 2, 2, 0, 3, 1, 3, 3, 0, 3, 2, 3, 3, 2, 1, 0, 1, 1, 3, 3, 2, 2, 0, 2, 1, 3, 2, 2, 1, 1, 3, 2, 5, 2, 3, 1, 0, 3, 4, 3, 2, 1, 0, 1, 2, 2, 0, 2, 2, 2, 2, 3, 1, 1, 1, 2, 3, 1, 1, 4, 1, 2, 1, 2, 2, 2, 0, 3, 1, 1, 0, 2, 1, 2, 2, 2, 3, 3, 4, 4, 2, 1, 1, 0, 1, 2, 6, 1, 1, 1, 0, 0, 1, 1, 3, 2, 2, 3, 1, 2, 1, 2, 1, 2, 2, 0, 3, 1, 1, 0, 1, 2, 1, 1, 1, 2, 3, 0, 1, 1, 2, 1, 2, 2, 0, 2, 4, 1, 1, 0, 2, 2, 1, 2, 2, 3, 1, 0, 1, 1, 0, 1, 3, 2, 3, 1, 0, 3, 0, 1, 0, 4, 1, 0, 3, 0, 3, 4, 1, 2, 3, 4, 2, 0, 2, 2, 1, 2, 2, 2, 0, 4, 2, 2, 2, 3, 3, 2, 0, 0, 4, 1, 2, 2, 3, 2, 2, 2, 2, 2, 0, 1, 1, 3, 1, 2, 1, 2, 1, 2, 1, 1, 3, 2, 2, 1, 2, 2, 3, 1, 3, 1, 3, 2, 1, 2, 2, 0, 0, 2, 2, 1, 3, 3, 1, 1, 2, 0, 2, 1, 1, 1, 3, 2, 2, 0, 2, 3, 2, 5, 1, 2, 1, 4, 4, 3, 1, 3, 2, 3, 2, 2, 1, 2, 2, 2, 3, 1, 2, 2, 1, 3, 2, 0, 1, 2, 0, 2, 1, 3, 1, 2, 1, 1, 3, 1, 2, 0, 2, 0, 1, 2, 0, 3, 1, 2, 2, 3, 2, 2, 3, 1, 3, 1, 2, 2, 1, 0, 0, 1, 2, 1, 1, 2, 1, 0, 0, 1, 2, 1, 3, 2, 2, 4, 2, 0, 2, 4, 2, 1, 0, 3, 2, 1, 1, 0, 1, 2, 1, 2, 2, 0, 1, 2, 2, 1, 2, 3, 0, 1, 1, 1, 1, 1, 3, 2, 2, 1, 2, 2, 0, 1, 2, 1, 1, 1, 0, 0, 3, 1, 1, 2, 2, 1, 1, 1, 2, 1, 3, 3, 1, 1, 3, 2, 1, 2, 2, 2, 1, 0, 2, 5, 1, 0, 0, 1, 1, 1, 2, 3, 1, 3, 2, 1, 2, 3, 5, 0, 1, 1, 4, 2, 1, 0, 1, 1, 4, 1, 2, 2, 1, 2, 1, 1, 3, 1, 3, 1, 3, 1, 2, 0, 1, 1, 1, 5, 2, 3, 1, 3, 5, 1, 3, 3, 2, 1, 2, 1, 0, 1, 2, 1, 1, 1, 0, 1, 2, 2, 3, 1, 3, 3, 0, 2, 1, 3, 0, 1, 1, 2, 1, 0, 2, 0, 2, 1, 2, 0, 1, 0, 2, 2, 3, 0, 1, 1, 1, 0, 2, 0, 1, 2, 1, 2, 4, 2, 3, 3, 1, 1, 2, 1, 2, 1, 0, 1, 3, 1, 2, 2, 1, 1, 3, 1, 1, 3, 1, 2, 3, 2, 3, 2, 0, 3, 1, 3, 2, 2, 1, 2, 2, 2, 2, 1, 2, 4, 0, 0, 2, 0, 2, 0, 2, 4, 1, 2, 1, 1, 2, 0, 4, 2, 2, 1, 2, 3, 2, 1, 3, 1, 0, 1, 1, 3, 3, 0, 0, 3, 1, 0, 1, 5, 1, 2, 2, 2, 3, 3, 1, 0, 2, 1, 2, 2, 0, 2, 2, 2, 4, 2, 1, 1, 4, 0, 1, 1, 0, 2, 1, 3, 1, 0, 2, 3, 2, 5, 0, 3, 3, 0, 3, 1, 1, 1, 2, 2, 3, 1, 2, 0, 3, 3, 1, 1, 1, 4, 5, 2, 2, 0, 2, 1, 1, 1, 2, 2, 2, 0, 1, 3, 2, 1, 1, 1, 2, 2, 1, 1, 3, 2, 2, 1, 1, 1, 2, 2, 1, 1, 1, 0, 2, 2, 1, 0, 1, 0, 3, 2, 0, 1, 2, 0, 1, 2, 1, 1, 0, 3, 1, 2, 1, 1, 2, 0, 3, 1, 2, 2, 1, 1, 2, 0, 0, 1, 1, 1, 2, 5, 1, 5, 0, 0, 4, 0, 0, 2, 1, 1, 2, 1, 3, 1, 0, 0, 0, 1, 1, 0, 1, 3, 3, 1, 1, 2, 2, 4, 2, 3, 1, 1, 2, 2, 2, 3, 4, 3, 3, 1, 2, 2, 4, 3, 0, 2, 0, 3, 2, 1, 3, 1, 1, 2, 2, 1, 3, 1, 3, 1, 3, 3, 2, 2, 4, 4, 3, 3, 2, 2, 2, 1, 2, 2, 5, 3, 3, 2, 1, 0, 0, 3, 3, 3, 2, 1, 1, 2, 4, 1, 2, 1, 3, 4, 2, 2, 3, 3, 2, 4, 3, 3, 2, 3, 2, 7, 4, 3, 2, 2, 2, 3, 4, 1, 3, 0, 3, 0, 3, 5, 1, 1, 3, 3, 4, 1, 3, 1, 1, 1, 3, 3, 1, 3, 3, 4, 1, 1, 0, 0, 0, 1, 0, 1, 0, 2, 0, 1, 3, 2, 0, 2, 3, 0, 2, 0, 2, 1, 0, 2, 1, 2, 1, 1, 2, 0, 0, 2, 0, 4, 1, 2, 0, 4, 1, 2, 2, 1, 1, 0, 3, 1, 1, 2, 0, 0, 1, 0, 0, 2, 2, 3, 1, 0, 2, 2, 1, 2, 2, 1, 3, 1, 0, 1, 3, 1, 0, 1, 4, 2, 3, 2, 3, 2, 2, 1, 3, 3, 1, 3, 0, 2, 2, 3, 3, 2, 4, 1, 1, 0, 2, 1, 2, 3, 2, 2, 5, 2, 2, 1, 2, 3, 2, 5, 1, 2, 1, 1, 1, 1, 1, 4, 1, 1, 3, 0, 1, 2, 3, 3, 2, 2, 1, 2, 3, 4, 1, 3, 2, 2, 2, 3, 0, 2, 3, 0, 1, 2, 3, 2, 2, 5, 2, 0, 4, 2, 1, 2, 1, 2, 1, 3, 0, 2, 2, 0, 1, 1, 1, 1, 3, 3, 1, 3, 2, 3, 1, 1, 3, 2, 3, 1, 2, 1, 1, 3, 1, 2, 4, 3, 3, 3, 3, 4, 2, 2, 1, 0, 1, 0, 1, 1, 3, 5, 2, 2, 1, 3, 3, 1, 3, 1, 1, 1, 1, 2, 2, 1, 0, 0, 1, 1, 3, 4, 1, 2, 1, 1, 0, 1, 1, 3, 1, 0, 2, 3, 5, 3, 0, 5, 2, 6, 3, 2, 0, 2, 3, 1, 6, 0, 3, 2, 3, 3, 1, 2, 3, 2, 1, 2, 3, 2, 2, 2, 3, 4, 2, 1, 1, 3, 3, 1, 3, 1, 3, 1, 0, 1, 0, 0, 1, 1, 2, 0, 4, 1, 1, 4, 3, 2, 1, 2, 2, 0, 4, 1, 3, 4, 2, 3, 0, 2, 0, 2, 2, 4, 2, 1, 4, 2, 2, 2, 3, 4, 2, 1, 0, 0, 3, 0, 0, 2, 3, 0, 3, 2, 3, 3, 4, 2, 2, 0, 2, 3, 0, 2, 3, 1, 2, 5, 1, 1, 1, 0, 1, 0, 1, 1, 0, 1, 0, 0, 1, 3, 0, 1, 2, 1, 3, 4, 1, 2, 2, 1, 1, 0, 3, 1, 1, 2, 1, 3, 1, 3, 2, 2, 1, 1, 4, 2, 1, 1, 0, 3, 2, 2, 1, 2, 1, 1, 0, 2, 3, 2, 2, 3, 1, 5, 2, 4, 4, 1, 2, 2, 2, 2, 3, 1, 1, 0, 2, 1, 1, 3, 0, 4, 1, 3, 4, 2, 3, 2, 2, 2, 2, 2, 1, 4, 2, 0, 0, 2, 1, 0, 1, 1, 0, 2, 1, 2, 2, 1, 2, 0, 2, 0, 3, 2, 2, 1, 0, 3, 2, 1, 3, 1, 2, 2, 0, 1, 2, 3, 0, 1, 3, 2, 2, 3, 1, 2, 0, 0, 3, 0, 2, 0, 0, 1, 3, 2, 1, 3, 3, 3, 2, 2, 0, 6, 3, 1, 0, 1, 2, 1, 2, 2, 1, 1, 2, 1, 2, 3, 0, 1, 2, 2, 3, 0, 1, 2, 1, 2, 2, 3, 1, 1, 1, 1, 0, 3, 3, 2, 2, 0, 0, 2, 1, 1, 1, 4, 0, 2, 1, 2, 2, 2, 2, 0, 0, 2, 2, 3, 3, 1, 0, 1, 2, 0, 1, 2, 1, 2, 1, 1, 3, 0, 5, 1, 1, 3, 1, 1, 4, 1, 1, 1, 2, 0, 3, 1, 4, 1, 2, 3, 4, 2, 0, 2, 1, 4, 2, 0, 2, 3, 2, 0, 2, 0, 1, 1, 2, 0, 1, 1, 1, 2, 2, 1, 3, 1, 2, 1, 1, 1, 1, 2, 0, 3, 2, 2, 0, 1, 3, 2, 2, 2, 2, 1, 0, 0, 1, 1, 0, 3, 1, 3, 2, 4, 1, 2, 3, 1, 2, 2, 1, 0, 1, 3, 1, 1, 1, 2, 2, 2, 3, 1, 0, 3, 0, 1, 2, 3, 1, 2, 2, 0, 0, 0, 4, 1, 1, 1, 3, 3, 0, 1, 1, 2, 2, 3, 1, 2, 1, 1, 1, 3, 1, 1, 1, 2, 0, 1, 1, 2, 3, 1, 3, 0, 1, 2, 1, 2, 0, 3, 2, 0, 1, 2, 1, 3, 2, 2, 1, 1, 3, 2, 3, 1, 2, 1, 2, 1, 2, 2, 2, 0, 2, 2, 2, 1, 1, 2, 0, 2, 4, 1, 2, 3, 3, 3, 1, 0, 2, 4, 3, 1, 2, 1, 1, 0, 1, 2, 0, 2, 0, 0, 2, 0, 2, 1, 1, 0, 1, 2, 2, 1, 2, 1, 2, 3, 3, 2, 0, 1, 1, 1, 0, 2, 1, 3, 0, 1, 2, 1, 1, 3, 1, 2, 1, 0, 0, 2, 2, 1, 2, 0, 1, 1, 1, 0, 2, 2, 0, 1, 2, 3, 0, 1, 0, 2, 2, 2, 3, 3, 1, 0, 1, 2, 2, 1, 2, 2, 2, 0, 3, 2, 1, 2, 1, 3, 2, 2, 1, 3, 1, 0, 2, 2, 2, 4, 0, 2, 1, 1, 2, 1, 2, 3, 2, 0, 1, 2, 3, 2, 0, 0, 5, 2, 1, 1, 1, 3, 0, 0, 0, 2, 2, 3, 0, 0, 3, 2, 1, 5, 0, 2, 2, 1, 1, 2, 1, 2, 3, 2, 1, 2, 4, 1, 0, 1, 1, 2, 3, 0, 0, 2, 0, 2, 6, 3, 1, 1, 2, 2, 0, 0, 3, 2, 2, 5, 4, 3, 3, 4, 3, 2, 2, 4, 4, 5, 3, 3, 1, 3, 0, 1, 0, 2, 2, 2, 1, 1, 0, 1, 1, 2, 2, 2, 1, 3, 0, 2, 2, 1, 2, 2, 4, 2, 0, 3, 1, 3, 1, 2, 2, 1, 0, 3, 1, 0, 3, 4, 1, 2, 1, 3, 2, 2, 1, 2, 1, 0, 0, 0, 1, 2, 0, 2, 3, 0, 2, 0, 1, 0, 3, 2, 1, 1, 0, 0, 0, 1, 3, 4, 2, 2, 2, 3, 3, 1, 1, 4, 0, 2, 1, 4, 0, 0, 1, 1, 1, 1, 2, 3, 1, 1, 3, 0, 2, 1, 1, 1, 0, 2, 1, 3, 0, 2, 2, 3, 2, 2, 2, 0, 4, 1, 2, 1, 1, 3, 3, 2, 2, 1, 1, 2, 1, 5, 4, 1, 2, 0, 1, 0, 1, 3, 0, 3, 2, 3, 2, 3, 4, 0, 2, 1, 3, 1, 3, 3, 3, 2, 2, 3, 1, 2, 6, 0, 1, 2, 2, 2, 3, 3, 1, 3, 1, 2, 2, 3, 4, 2, 2, 1, 0, 3, 3, 2, 3, 0, 3, 1, 2, 1, 2, 1, 2, 1, 3, 0, 2, 2, 2, 3, 0, 1, 1, 3, 2, 2, 2, 4, 2, 4, 2, 3, 2, 3, 1, 1, 2, 0, 2, 1, 4, 2, 2, 3, 3, 3, 2, 0, 3, 2, 1, 3, 1, 2, 3, 2, 3, 1, 1, 2, 2, 1, 2, 2, 5, 2, 1, 1, 2, 1, 1, 2, 2, 0, 1, 3, 2, 2, 2, 1, 0, 3, 1, 0, 1, 2, 2, 2, 1, 2, 5, 2, 2, 2, 1, 0, 3, 3, 0, 2, 5, 1, 2, 4, 1, 1, 2, 1, 1, 0, 1, 3, 1, 2, 2, 0, 3, 2, 2, 4, 1, 0, 0, 1, 0, 3, 1, 2, 2, 1, 1, 1, 1, 1, 1, 0, 3, 1, 1, 2, 2, 1, 3, 3, 4, 1, 4, 4, 0, 3, 0, 3, 3, 2, 2, 4, 4, 1, 2, 2, 2, 0, 1, 1, 1, 0, 1, 2, 3, 3, 2, 1, 1, 3, 1, 4, 0, 2, 2, 3, 1, 3, 1, 2, 3, 1, 0, 0, 2, 1, 3, 3, 2, 1, 2, 0, 2, 1, 1, 3, 3, 1, 3, 2, 0, 1, 1, 2, 3, 3, 1, 1, 2, 1, 1, 2, 2, 3, 1, 2, 3, 1, 2, 2, 1, 3, 2, 1, 2, 1, 1, 1, 3, 1, 0, 1, 2, 2, 3, 2, 2, 2, 2, 2, 3, 3, 1, 2, 2, 0, 4, 2, 1, 2, 0, 2, 2, 2, 3, 1, 3, 4, 1, 2, 1, 2, 0, 1, 4, 2, 1, 0, 1, 3, 1, 2, 2, 1, 1, 3, 0, 1, 1, 1, 2, 0, 0, 1, 1, 3, 1, 1, 0, 3, 2, 1, 2, 2, 0, 1, 2, 1, 1, 4, 2, 4, 0, 0, 1, 0, 3, 2, 1, 3, 2, 0, 3, 0, 4, 3, 4, 2, 1, 3, 1, 1, 3, 2, 2, 3, 2, 2, 3, 5, 2, 2, 1, 0, 3, 2, 4, 2, 4, 2, 3, 0, 3, 3, 1, 3, 1, 0, 2, 2, 2, 1, 2, 1, 3, 3, 3, 1, 1, 2, 2, 5, 2, 4, 2, 2, 2, 1, 1, 2, 1, 0, 3, 2, 2, 2, 3, 4, 1, 0, 1, 3, 3, 1, 2, 0, 2, 0, 4, 4, 2, 3, 5, 1, 2, 2, 1, 4, 2, 1, 1, 2, 1, 2, 2, 2, 3, 4, 0, 1, 1, 2, 2, 1, 1, 4, 1, 2, 3, 2, 3, 1, 1, 3, 1, 1, 1, 1, 4, 2, 1, 0, 1, 4, 2, 2, 0, 2, 3, 1, 1, 1, 1, 0, 2, 4, 1, 0, 1, 1, 0, 3, 2, 1, 1, 2, 2, 2, 4, 0, 1, 3, 1, 2, 0, 3, 2, 1, 1, 2, 1, 0, 0, 4, 2, 3, 1, 1, 5, 2, 1, 1, 2, 3, 1, 2, 3, 1, 3, 2, 4, 3, 2, 4, 0, 4, 2, 3, 3, 1, 1, 2, 1, 1, 1, 1, 1, 4, 1, 1, 1, 2, 1, 1, 0, 1, 0, 1, 1, 1, 1, 2, 2, 0, 1, 2, 3, 0, 4, 2, 0, 0, 1, 3, 3, 3, 1, 1, 1, 2, 2, 3, 1, 1, 1, 4, 2, 1, 5, 3, 3, 3, 2, 1, 2, 0, 0, 3, 4, 4, 0, 1, 3, 0, 4, 3, 0, 0, 2, 1, 0, 1, 2, 1, 3, 1, 1, 0, 1, 2, 2, 2, 1, 1, 1, 4, 1, 1, 1, 1, 0, 0, 0, 4, 1, 2, 1, 1, 2, 2, 2, 2, 2, 2, 1, 1, 3, 3, 2, 2, 2, 4, 0, 2, 1, 2, 1, 2, 3, 1, 1, 1, 2, 2, 0, 3, 3, 3, 2, 0, 1, 3, 2, 2, 2, 4, 2, 3, 2, 0, 4, 2, 2, 2, 1, 3, 3, 1, 4, 2, 1, 2, 1, 5, 4, 1, 1, 1, 2, 3, 0, 4, 1, 3, 1, 4, 1, 2, 1, 2, 1, 1, 1, 3, 2, 1, 1, 1, 3, 1, 1, 1, 1, 1, 0, 3, 1, 3, 0, 3, 0, 0, 4, 2, 3, 1, 4, 3, 1, 2, 0, 4, 1, 1, 3, 1, 2, 2, 1, 1, 2, 1, 1, 0, 0, 3, 5, 0, 1, 1, 1, 1, 3, 4, 1, 1, 1, 0, 2, 1, 0, 0, 3, 1, 2, 2, 1, 2, 0, 3, 1, 1, 0, 1, 0, 1, 1, 3, 1, 3, 2, 2, 1, 3, 1, 3, 2, 0, 3, 1, 3, 0, 1, 1, 3, 1, 1, 0, 2, 2, 2, 4, 0, 3, 3, 2, 3, 3, 2, 2, 2, 1, 4, 2, 1, 2, 0, 0, 1, 0, 1, 1, 3, 4, 2, 0, 3, 3, 3, 2, 1, 2, 3, 3, 0, 2, 2, 2, 3, 3, 0, 3, 1, 5, 0, 4, 2, 1, 1, 2, 1, 1, 4, 2, 2, 3, 2, 2, 2, 2, 1, 2, 1, 4, 2, 1, 3, 0, 0, 2, 3, 2, 2, 4, 0, 3, 4, 2, 3, 2, 0, 2, 1, 5, 3, 1, 3, 0, 2, 2, 2, 3, 3, 1, 2, 2, 4, 3, 2, 4, 2, 0, 1, 2, 2, 2, 3, 1, 4, 2, 3, 2, 1, 1, 1, 3, 3, 2, 1, 4, 3, 2, 4, 2, 4, 2, 3, 3, 1, 2, 2, 2, 1, 3, 1, 2, 3, 3, 1, 1, 4, 2, 1, 1, 2, 1, 5, 1, 2, 2, 2, 2, 3, 2, 3, 1, 5, 1, 2, 2, 3, 0, 2, 2, 4, 1, 0, 4, 2, 2, 2, 3, 2, 2, 3, 1, 1, 1, 4, 1, 1, 2, 1, 1, 3, 3, 1, 2, 1, 0, 2, 1, 4, 1, 3, 3, 5, 1, 0, 4, 2, 3, 3, 3, 2, 0, 3, 0, 2, 3, 3, 2, 2, 2, 1, 1, 4, 1, 1, 1, 2, 2, 2, 1, 0, 1, 4, 2, 2, 1, 1, 2, 2, 1, 1, 2, 3, 1, 1, 2, 1, 2, 4, 2, 0, 1, 2, 1, 2, 1, 2, 2, 5, 2, 1, 1, 2, 2, 0, 5, 4, 2, 0, 2, 2, 4, 2, 0, 3, 1, 3, 1, 2, 2, 1, 1, 4, 1, 1, 4, 3, 4, 4, 1, 5, 4, 3, 0, 1, 5, 3, 0, 3, 1, 1, 1, 2, 3, 3, 0, 2, 1, 1, 0, 0, 0, 3, 2, 0, 3, 1, 1, 1, 1, 1, 1, 3, 1, 1, 0, 2, 2, 1, 1, 2, 2, 2, 0, 1, 0, 2, 3, 2, 2, 2, 0, 0, 1, 1, 2, 1, 1, 3, 2, 3, 0, 2, 2, 1, 2, 2, 2, 0, 2, 4, 0, 5, 0, 2, 1, 2, 2, 3, 4, 1, 0, 1, 2, 2, 2, 1, 2, 1, 4, 1, 0, 2, 1, 1, 3, 1, 3, 2, 0, 3, 5, 3, 3, 3, 0, 2, 2, 1, 1, 1, 1, 2, 2, 3, 2, 4, 2, 2, 1, 2, 2, 2, 2, 2, 2, 3, 2, 2, 2, 0, 1, 1, 2, 1, 0, 1, 2, 2, 1, 4, 1, 0, 3, 2, 2, 3, 2, 3, 4, 2, 2, 0, 1, 0, 1, 2, 3, 2, 4, 1, 4, 1, 0, 0, 2, 2, 0, 4, 4, 0, 3, 0, 0, 1, 1, 1, 3, 0, 3, 0, 2, 0, 0, 1, 2, 2, 0, 1, 1, 2, 1, 1, 4, 0, 2, 2, 1, 2, 1, 1, 1, 4, 3, 1, 2, 0, 3, 0, 3, 2, 1, 1, 2, 2, 2, 1, 2, 2, 1, 1, 2, 2, 3, 2, 1, 1, 2, 2, 0, 2, 1, 0, 2, 2, 1, 2, 1, 1, 1, 2, 0, 1, 1, 1, 2, 1, 1, 1, 2, 2, 3, 1, 3, 2, 1, 3, 0, 1, 2, 1, 1, 1, 1, 2, 1, 2, 1, 2, 1, 1, 1, 1, 5, 5, 2, 0, 3, 2, 3, 1, 2, 2, 2, 1, 3, 0, 1, 1, 1, 0, 1, 2, 1, 3, 1, 2, 1, 2, 0, 0, 1, 1, 0, 2, 1, 1, 0, 1, 1, 1, 0, 2, 2, 2, 0, 1, 0, 1, 1, 1, 2, 0, 0, 2, 1, 2, 1, 1, 0, 4, 1, 1, 3, 2, 0, 0, 1, 2, 1, 2, 1, 2, 2, 1, 4, 2, 2, 3, 0, 1, 3, 2, 2, 0, 3, 1, 2, 3, 4, 2, 5, 1, 2, 1, 1, 1, 6, 1, 2, 0, 0, 1, 0, 1, 0, 0, 2, 1, 0, 2, 2, 1, 1, 0, 1, 0, 2, 0, 1, 1, 0, 1, 1, 1, 0, 1, 0, 2, 0, 1, 1, 0, 1, 1, 1, 0, 1, 1, 1, 0, 1, 1, 3, 2, 1, 1, 2, 1, 5, 1, 1, 1, 2, 1, 2, 0, 1, 2, 0, 2, 2, 2, 3, 1, 3, 0, 1, 2, 1, 0, 5, 3, 1, 2, 2, 3, 0, 3, 2, 1, 0, 1, 2, 1, 3, 2, 1, 1, 2, 2, 1, 2, 1, 1, 2, 2, 1, 2, 1, 1, 1, 2, 0, 1, 1, 1, 2, 0, 2, 2, 1, 1, 0, 3, 1, 1, 2, 1, 1, 1, 1, 1, 3, 1, 0, 0, 3, 1, 2, 3, 1, 1, 1, 2, 1, 3, 2, 1, 0, 1, 2, 2, 2, 4, 2, 3, 1, 0, 3, 2, 3, 0, 5, 0, 2, 1, 1, 0, 1, 2, 2, 2, 2, 0, 4, 2, 0, 2, 3, 2, 2, 1, 3, 0, 0, 2, 2, 1, 0, 0, 1, 0, 4, 2, 0, 0, 0, 2, 0, 2, 1, 1, 1, 3, 0, 1, 1, 2, 0, 0, 0, 0, 2, 0, 0, 0, 0, 0, 2, 2, 0, 0, 0, 0, 3, 3, 0, 2, 1, 2, 3, 1, 1, 2, 3, 0, 2, 2, 1, 1, 3, 2, 2, 2, 2, 0, 1, 2, 1, 1, 4, 2, 0, 2, 2, 1, 0, 2, 2, 1, 1, 1, 2, 1, 2, 1, 2, 1, 1, 1, 2, 1, 1, 3, 1, 0, 1, 3, 1, 1, 1, 2, 3, 2, 0, 2, 1, 3, 3, 2, 1, 2, 2, 0, 0, 1, 1, 1, 1, 2, 1, 0, 1, 1, 1, 0, 1, 1, 1, 0, 3, 4, 3, 1, 1, 1, 1, 0, 1, 2, 3, 2, 1, 2, 1, 1, 3, 0, 2, 2, 2, 4, 1, 0, 0, 2, 1, 1, 3, 2, 0, 4, 3, 1, 2, 0, 1, 1, 2, 1, 4, 1, 3, 4, 0, 2, 1, 1, 2, 1, 2, 4, 3, 1, 1, 1, 2, 2, 1, 2, 2, 0, 3, 1, 2, 3, 1, 0, 0, 2, 1, 0, 0, 0, 1, 2, 0, 2, 0, 1, 2, 0, 0, 1, 3, 1, 1, 3, 2, 1, 0, 2, 2, 1, 1, 0, 2, 2, 2, 3, 1, 2, 1, 2, 2, 1, 2, 1, 0, 0, 1, 4, 2, 0, 2, 1, 4, 3, 3, 1, 5, 0, 2, 3, 0, 2, 0, 2, 5, 1, 2, 1, 1, 1, 1, 4, 2, 2, 1, 4, 2, 1, 1, 1, 2, 2, 3, 2, 1, 1, 2, 1, 1, 2, 1, 2, 2, 1, 1, 1, 3, 2, 1, 1, 4, 1, 1, 1, 3, 1, 1, 1, 3, 3, 3, 0, 1, 2, 3, 0, 3, 0, 1, 3, 1, 0, 2, 4, 2, 1, 1, 3, 2, 0, 1, 3, 1, 1, 1, 2, 2, 2, 3, 0, 1, 2, 0, 2, 3, 4, 0, 0, 2, 0, 2, 2, 1, 1, 4, 1, 3, 4, 1, 1, 2, 2, 1, 1, 1, 4, 1, 0, 0, 0, 2, 2, 2, 2, 2, 1, 3, 2, 0, 2, 1, 2, 2, 1, 3, 2, 1, 2, 0, 4, 0, 2, 2, 0, 3, 2, 0, 2, 4, 0, 1, 2, 0, 1, 4, 2, 0, 0, 0, 3, 2, 0, 2, 3, 2, 2, 0, 1, 4, 1, 2, 3, 0, 1, 1, 0, 1, 2, 2, 4, 0, 1, 2, 2, 2, 2, 1, 4, 0, 1, 4, 2, 1, 1, 3, 1, 3, 2, 2, 1, 0, 4, 0, 1, 1, 4, 0, 3, 4, 2, 0, 3, 2, 2, 2, 3, 5, 0, 1, 1, 1, 4, 4, 2, 1, 2, 1, 3, 2, 2, 2, 0, 4, 1, 1, 4, 1, 1, 2, 2, 1, 3, 2, 4, 5, 2, 4, 0, 2, 2, 3, 2, 3, 1, 3, 1, 3, 0, 3, 2, 3, 1, 1, 0, 3, 4, 1, 3, 1, 2, 2, 1, 0, 3, 2, 6, 0, 1, 3, 1, 2, 2, 2, 4, 0, 2, 0, 0, 3, 2, 1, 1, 3, 1, 0, 1, 1, 1, 0, 3, 0, 0, 2, 1, 1, 5, 0, 3, 2, 1, 1, 3, 3, 3, 2, 3, 1, 3, 1, 3, 1, 2, 1, 2, 0, 1, 0, 1, 2, 1, 2, 1, 0, 1, 1, 0, 2, 3, 1, 2, 2, 3, 1, 0, 2, 0, 2, 1, 3, 1, 2, 1, 2, 1, 2, 2, 1, 2, 2, 0, 0, 3, 1, 3, 2, 3, 2, 1, 3, 3, 1, 1, 0, 1, 1, 2, 1, 0, 2, 0, 2, 4, 3, 4, 4, 5, 2, 3, 0, 3, 0, 1, 1, 5, 3, 1, 2, 2, 2, 4, 1, 3, 2, 3, 1, 2, 4, 0, 3, 1, 1, 1, 1, 1, 0, 0, 3, 2, 1, 1, 4, 1, 1, 2, 1, 1, 2, 1, 1, 2, 0, 2, 1, 3, 2, 0, 2, 4, 3, 3, 3, 2, 5, 1, 3, 0, 2, 2, 3, 4, 4, 1, 4, 1, 1, 3, 1, 4, 3, 1, 2, 3, 3, 1, 1, 2, 4, 1, 3, 4, 1, 1, 2, 3, 1, 0, 3, 0, 2, 3, 1, 2, 2, 3, 1, 2, 2, 2, 2, 3, 2, 4, 2, 1, 2, 5, 3, 2, 3, 1, 1, 1, 5, 1, 2, 0, 0, 2, 3, 3, 1, 2, 2, 3, 1, 2, 0, 0, 3, 2, 2, 3, 1, 2, 3, 1, 0, 2, 2, 1, 2, 3, 1, 0, 1, 1, 3, 0, 2, 1, 0, 0, 5, 2, 1, 0, 4, 4, 1, 4, 2, 0, 2, 4, 1, 0, 2, 2, 1, 2, 2, 2, 1, 1, 1, 0, 2, 3, 0, 1, 3, 3, 3, 0, 1, 3, 0, 0, 3, 1, 0, 4, 1, 2, 1, 1, 1, 3, 1, 2, 2, 2, 2, 1, 2, 3, 0, 0, 3, 1, 3, 2, 0, 1, 0, 2, 2, 3, 1, 2, 2, 1, 2, 4, 1, 2, 2, 3, 4, 0, 3, 2, 2, 1, 2, 2, 1, 2, 2, 2, 2, 2, 0, 0, 3, 1, 5, 1, 1, 0, 2, 0, 0, 4, 1, 2, 1, 1, 2, 2, 3, 3, 1, 1, 2, 1, 2, 0, 1, 2, 1, 2, 1, 0, 0, 0, 1, 2, 1, 1, 1, 1, 1, 2, 1, 1, 5, 3, 1, 2, 1, 2, 2, 0, 1, 3, 1, 2, 1, 1, 3, 4, 1, 2, 0, 1, 2, 2, 1, 2, 1, 2, 2, 1, 2, 3, 2, 2, 0, 1, 1, 2, 4, 3, 1, 1, 4, 1, 3, 0, 2, 1, 2, 2, 0, 1, 2, 1, 1, 1, 2, 2, 1, 2, 3, 2, 2, 3, 2, 2, 1, 1, 3, 3, 2, 1, 3, 4, 1, 1, 2, 1, 3, 1, 0, 5, 1, 0, 1, 1, 3, 3, 2, 0, 2, 0, 1, 1, 0, 2, 2, 3, 1, 3, 0, 1, 1, 1, 0, 2, 2, 1, 2, 2, 1, 0, 1, 3, 1, 2, 2, 0, 2, 1, 3, 0, 0, 1, 4, 0, 3, 0, 1, 1, 0, 2, 5, 0, 2, 0, 0, 1, 0, 1, 2, 0, 0, 0, 2, 1, 0, 3, 2, 1, 2, 2, 2, 4, 4, 2, 1, 2, 3, 0, 1, 1, 0, 1, 0, 4, 3, 0, 1, 1, 0, 2, 4, 0, 1, 3, 2, 0, 3, 2, 2, 2, 2, 0, 4, 0, 1, 3, 1, 1, 0, 3, 1, 1, 2, 1, 1, 1, 3, 2, 2, 2, 2, 1, 1, 0, 1, 1, 2, 2, 3, 4, 0, 0, 2, 2, 3, 3, 0, 0, 1, 2, 2, 1, 1, 1, 0, 2, 2, 0, 0, 1, 0, 0, 2, 2, 1, 1, 2, 1, 3, 3, 1, 3, 1, 1, 4, 2, 2, 1, 1, 1, 1, 2, 4, 1, 0, 3, 0, 2, 0, 1, 0, 2, 2, 3, 0, 1, 2, 3, 6, 1, 2, 2, 2, 4, 6, 3, 2, 1, 2, 3, 0, 2, 1, 3, 2, 2, 0, 2, 3, 2, 1, 1, 2, 1, 2, 0, 1, 1, 1, 3, 1, 0, 3, 0, 2, 3, 1, 2, 2, 1, 4, 4, 3, 2, 2, 2, 2, 2, 0, 3, 1, 0, 1, 3, 0, 2, 1, 3, 3, 0, 0, 1, 2, 2, 2, 1, 1, 2, 3, 3, 1, 4, 0, 3, 3, 1, 3, 1, 2, 2, 4, 2, 1, 2, 0, 0, 1, 2, 1, 2, 1, 0, 3, 3, 1, 1, 2, 1, 2, 3, 1, 4, 2, 0, 2, 0, 1, 1, 3, 2, 3, 1, 1, 2, 2, 2, 1, 1, 0, 3, 2, 2, 2, 4, 2, 2, 0, 1, 2, 3, 0, 4, 2, 2, 3, 2, 0, 2, 3, 1, 2, 0, 1, 0, 4, 2, 2, 1, 0, 2, 1, 3, 1, 2, 1, 2, 2, 1, 2, 2, 0, 2, 2, 0, 4, 3, 2, 3, 1, 3, 0, 1, 2, 3, 3, 3, 3, 1, 1, 3, 3, 2, 2, 3, 0, 3, 3, 2, 3, 0, 1, 2, 3, 2, 2, 2, 1, 1, 3, 2, 0, 2, 2, 3, 1, 4, 1, 2, 2, 0, 3, 3, 1, 3, 4, 1, 2, 1, 2, 2, 3, 2, 1, 2, 1, 1, 1, 2, 1, 2, 2, 1, 4, 3, 3, 4, 2, 1, 0, 1, 1, 0, 2, 3, 1, 2, 2, 2, 4, 1, 3, 3, 0, 2, 2, 2, 2, 3, 2, 0, 0, 2, 1, 3, 3, 3, 1, 0, 2, 1, 1, 2, 4, 1, 2, 3, 1, 3, 3, 1, 1, 2, 1, 1, 1, 1, 2, 2, 2, 2, 3, 3, 2, 2, 2, 0, 3, 3, 4, 5, 3, 1, 2, 0, 4, 2, 3, 3, 2, 4, 2, 1, 3, 1, 3, 1, 1, 5, 2, 2, 1, 2, 2, 3, 4, 3, 3, 4, 2, 2, 1, 3, 1, 2, 2, 1, 2, 1, 2, 2, 1, 0, 1, 1, 1, 1, 1, 2, 2, 2, 4, 2, 4, 4, 1, 1, 0, 2, 2, 1, 1, 3, 1, 3, 1, 2, 2, 3, 2, 1, 2, 3, 3, 2, 2, 1, 1, 1, 0, 1, 2, 3, 3, 1, 1, 0, 2, 1, 2, 1, 2, 3, 1, 5, 1, 3, 1, 5, 2, 0, 2, 2, 2, 1, 1, 1, 1, 4, 2, 2, 4, 3, 3, 3, 1, 2, 1, 1, 3, 1, 3, 1, 0, 0, 3, 2, 1, 1, 1, 1, 0, 0, 3, 1, 0, 1, 2, 0, 3, 0, 3, 1, 0, 2, 2, 1, 2, 1, 2, 0, 3, 2, 2, 2, 1, 2, 5, 1, 1, 3, 0, 1, 1, 2, 2, 2, 0, 2, 3, 1, 2, 3, 2, 0, 2, 2, 0, 2, 2, 3, 1, 3, 1, 3, 0, 1, 2, 1, 1, 4, 1, 2, 1, 2, 2, 1, 2, 2, 2, 1, 0, 2, 0, 1, 3, 1, 0, 3, 0, 2, 1, 1, 2, 4, 1, 2, 2, 1, 2, 2, 1, 2, 2, 1, 0, 1, 0, 0, 0, 0, 1, 1, 2, 1, 2, 2, 2, 1, 2, 1, 2, 0, 0, 2, 1, 2, 1, 2, 2, 1, 0, 3, 3, 1, 0, 0, 1, 0, 1, 3, 1, 0, 2, 2, 2, 4, 1, 3, 1, 3, 1, 1, 0, 1, 2, 0, 1, 4, 2, 2, 2, 0, 2, 2, 1, 1, 1, 0, 2, 0, 3, 1, 1, 0, 1, 0, 1, 0, 2, 2, 1, 0, 2, 2, 2, 3, 2, 0, 1, 3, 0, 2, 0, 2, 1, 2, 2, 2, 3, 0, 1, 2, 2, 1, 2, 3, 1, 3, 0, 3, 4, 0, 1, 2, 1, 3, 2, 1, 2, 2, 1, 0, 2, 2, 2, 2, 2, 0, 0, 3, 3, 2, 3, 2, 2, 1, 4, 2, 0, 0, 1, 0, 4, 3, 3, 5, 1, 1, 1, 1, 3, 3, 0, 2, 1, 1, 2, 4, 1, 1, 1, 1, 2, 3, 2, 1, 1, 1, 1, 0, 1, 3, 2, 0, 0, 3, 1, 0, 1, 4, 2, 2, 2, 1, 2, 1, 2, 1, 2, 0, 0, 2, 3, 2, 2, 2, 1, 1, 4, 3, 4, 1, 0, 1, 1, 3, 1, 1, 2, 1, 1, 0, 1, 1, 4, 1, 2, 1, 2, 5, 1, 1, 1, 2, 1, 0, 3, 1, 1, 3, 1, 2, 2, 1, 3, 1, 1, 0, 2, 0, 0, 1, 1, 0, 1, 0, 4, 4, 3, 1, 4, 3, 0, 2, 4, 1, 1, 2, 1, 2, 1, 2, 2, 2, 1, 0, 0, 0, 1, 2, 4, 1, 0, 1, 1, 1, 1, 3, 2, 5, 6, 2, 2, 1, 1, 2, 1, 4, 0, 3, 2, 2, 2, 1, 2, 2, 1, 0, 2, 2, 1, 1, 0, 2, 5, 3, 4, 1, 2, 2, 2, 2, 3, 1, 2, 1, 0, 1, 2, 1, 3, 5, 1, 2, 1, 0, 2, 2, 1, 0, 3, 3, 2, 2, 2, 2, 1, 1, 1, 0, 1, 1, 1, 2, 1, 3, 3, 1, 2, 0, 2, 4, 2, 2, 3, 2, 1, 0, 0, 2, 2, 2, 0, 0, 2, 0, 2, 1, 1, 1, 1, 1, 2, 4, 3, 3, 1, 0, 1, 2, 6, 3, 0, 2, 2, 3, 2, 1, 1, 1, 4, 5, 2, 3, 0, 4, 2, 4, 3, 2, 1, 4, 3, 1, 1, 0, 0, 4, 2, 4, 2, 4, 3, 1, 3, 1, 2, 3, 2, 2, 2, 0, 0, 2, 1, 3, 2, 3, 3, 1, 3, 1, 3, 2, 2, 2, 2, 3, 4, 3, 0, 3, 3, 2, 1, 1, 2, 3, 4, 2, 1, 1, 2, 0, 3, 2, 2, 3, 3, 5, 1, 1, 3, 1, 1, 1, 3, 2, 4, 2, 0, 3, 5, 2, 4, 2, 1, 3, 1, 2, 2, 2, 2, 2, 0, 3, 3, 3, 5, 4, 3, 3, 0, 1, 1, 2, 4, 2, 1, 0, 4, 3, 2, 3, 4, 2, 2, 3, 2, 1, 1, 1, 4, 2, 3, 4, 3, 1, 1, 2, 1, 3, 3, 5, 0, 0, 0, 2, 0, 2, 2, 0, 3, 1, 0, 1, 1, 3, 2, 3, 3, 1, 2, 1, 1, 0, 5, 3, 2, 0, 2, 2, 0, 0, 2, 4, 3, 3, 2, 1, 1, 0, 1, 2, 2, 1, 0, 2, 2, 2, 1, 1, 1, 3, 3, 2, 2, 2, 1, 1, 2, 1, 0, 2, 0, 1, 2, 1, 2, 1, 1, 2, 2, 1, 2, 1, 1, 5, 2, 1, 3, 1, 3, 2, 1, 2, 1, 4, 2, 2, 3, 2, 1, 4, 2, 0, 1, 1, 1, 2, 1, 2, 2, 2, 2, 1, 2, 0, 4, 3, 2, 2, 0, 1, 3, 3, 2, 1, 1, 2, 2, 2, 1, 3, 1, 1, 2, 1, 1, 2, 1, 1, 1, 1, 0, 3, 3, 1, 0, 2, 3, 3, 2, 2, 2, 3, 0, 1, 3, 2, 1, 3, 3, 3, 1, 0, 1, 1, 3, 1, 1, 2, 0, 0, 4, 2, 1, 2, 0, 2, 2, 3, 1, 0, 1, 0, 1, 2, 3, 1, 2, 1, 1, 2, 3, 2, 0, 2, 1, 2, 1, 3, 2, 2, 2, 2, 3, 1, 2, 2, 1, 2, 1, 1, 2, 1, 2, 1, 2, 2, 2, 2, 2, 3, 3, 4, 0, 2, 0, 3, 1, 0, 2, 2, 1, 3, 2, 1, 2, 1, 3, 3, 1, 5, 3, 1, 1, 1, 2, 3, 1, 2, 2, 4, 2, 1, 0, 0, 2, 2, 1, 2, 2, 3, 0, 2, 3, 2, 3, 2, 2, 1, 4, 3, 0, 1, 3, 1, 1, 0, 1, 2, 2, 2, 3, 1, 1, 3, 4, 1, 3, 2, 3, 1, 1, 2, 2, 1, 3, 3, 2, 3, 1, 3, 1, 1, 1, 0, 2, 1, 1, 2, 4, 1, 0, 1, 3, 2, 2, 2, 1, 2, 1, 1, 0, 2, 2, 4, 2, 2, 3, 2, 3, 2, 0, 2, 2, 4, 3, 3, 2, 2, 2, 0, 2, 3, 1, 1, 1, 1, 3, 2, 1, 0, 1, 2, 1, 2, 1, 1, 1, 3, 2, 1, 1, 1, 3, 2, 0, 2, 2, 1, 0, 3, 1, 5, 1, 2, 0, 3, 4, 2, 0, 3, 0, 0, 4, 1, 1, 2, 0, 2, 0, 2, 3, 1, 3, 1, 2, 1, 2, 3, 1, 1, 1, 0, 1, 3, 0, 1, 2, 2, 2, 1, 0, 2, 1, 3, 1, 2, 0, 1, 1, 1, 0, 1, 3, 0, 0, 1, 3, 0, 2, 2, 2, 2, 1, 4, 2, 2, 1, 3, 1, 1, 2, 2, 3, 1, 1, 3, 2, 0, 1, 1, 2, 1, 0, 2, 4, 1, 2, 1, 2, 2, 1, 2, 1, 1, 2, 4, 1, 1, 0, 1, 2, 1, 3, 2, 1, 2, 4, 3, 3, 2, 0, 3, 1, 1, 2, 0, 4, 0, 1, 2, 1, 2, 3, 1, 2, 2, 1, 1, 1, 1, 2, 1, 3, 4, 1, 0, 1, 2, 0, 1, 0, 2, 4, 3, 2, 3, 0, 1, 2, 3, 1, 2, 1, 1, 0, 2, 2, 1, 1, 2, 2, 1, 4, 2, 1, 2, 2, 1, 1, 3, 2, 1, 2, 3, 2, 2, 2, 0, 2, 0, 2, 2, 2, 2, 1, 4, 3, 3, 0, 3, 2, 1, 3, 2, 1, 2, 0, 2, 0, 3, 1, 1, 4, 2, 0, 0, 1, 0, 3, 3, 2, 0, 1, 0, 4, 2, 1, 1, 0, 2, 3, 2, 2, 2, 0, 1, 2, 1, 2, 5, 3, 2, 2, 2, 2, 3, 0, 2, 2, 2, 4, 2, 2, 1, 2, 1, 2, 1, 1, 2, 1, 2, 1, 2, 0, 1, 3, 1, 1, 1, 0, 4, 4, 3, 3, 2, 3, 3, 5, 3, 0, 0, 1, 1, 3, 3, 4, 1, 1, 5, 1, 0, 1, 2, 3, 1, 1, 4, 1, 2, 0, 1, 2, 0, 2, 2, 1, 1, 2, 2, 3, 1, 2, 3, 2, 0, 1, 0, 0, 1, 2, 1, 3, 3, 2, 4, 2, 1, 3, 2, 4, 3, 3, 2, 6, 1, 0, 1, 1, 2, 3, 1, 0, 0, 0, 2, 0, 2, 2, 1, 4, 0, 2, 1, 0, 5, 4, 2, 0, 3, 0, 0, 1, 2, 2, 1, 2, 3, 0, 3, 0, 0, 0, 0, 0, 6, 0, 0, 1, 0, 2, 4, 0, 0, 1, 1, 2, 0, 2, 0, 3, 2, 2, 0, 2, 2, 3, 1, 0, 1, 3, 2, 0, 2, 0, 0, 1, 2, 1, 1, 1, 1, 2, 1, 2, 1, 2, 3, 0, 1, 0, 2, 2, 0, 2, 3, 1, 3, 0, 3, 1, 4, 1, 0, 2, 1, 0, 3, 0, 3, 4, 1, 3, 0, 4, 0, 4, 0, 3, 1, 1, 2, 1, 2, 3, 2, 2, 2, 2, 3, 1, 3, 3, 3, 0, 3, 1, 2, 3, 5, 1, 2, 0, 1, 2, 0, 0, 1, 3, 2, 4, 1, 3, 2, 2, 0, 2, 1, 2, 0, 3, 2, 2, 2, 2, 2, 1, 2, 3, 2, 0, 2, 2, 0, 2, 3, 0, 2, 3, 1, 0, 1, 3, 2, 1, 2, 1, 4, 0, 2, 1, 2, 1, 3, 2, 1, 2, 2, 4, 1, 3, 3, 1, 0, 3, 2, 1, 1, 0, 2, 1, 2, 1, 2, 3, 1, 3, 0, 3, 2, 2, 1, 0, 1, 3, 0, 1, 2, 2, 1, 1, 2, 2, 3, 3, 3, 1, 1, 2, 4, 1, 0, 1, 3, 1, 1, 3, 5, 2, 1, 4, 3, 0, 0, 2, 2, 0, 2, 2, 1, 1, 0, 0, 1, 2, 2, 3, 3, 4, 2, 4, 3, 2, 1, 2, 1, 5, 2, 2, 2, 1, 2, 3, 1, 1, 0, 1, 2, 0, 2, 1, 3, 4, 0, 3, 1, 0, 2, 3, 2, 1, 1, 0, 0, 1, 1, 0, 1, 2, 1, 2, 2, 0, 3, 0, 0, 0, 2, 0, 4, 3, 0, 1, 2, 1, 0, 0, 4, 0, 2, 0, 3, 2, 0, 2, 3, 4, 1, 1, 2, 0, 1, 1, 2, 2, 3, 0, 0, 1, 2, 1, 1, 1, 2, 2, 0, 0, 0, 4, 1, 2, 2, 0, 4, 1, 1, 1, 1, 2, 1, 1, 0, 5, 0, 1, 0, 3, 0, 0, 2, 1, 3, 2, 0, 2, 1, 1, 1, 0, 2, 3, 0, 0, 1, 1, 1, 0, 0, 3, 0, 0, 1, 0, 2, 0, 2, 3, 1, 2, 0, 2, 1, 1, 1, 1, 0, 1, 0, 2, 0, 1, 0, 0, 1, 3, 0, 0, 1, 1, 0, 0, 1, 2, 1, 0, 0, 2, 0, 1, 0, 1, 2, 0, 1, 0, 2, 0, 0, 2, 2, 1, 0, 1, 3, 2, 0, 1, 0, 2, 2, 1, 1, 0, 1, 2, 1, 1, 1, 2, 0, 0, 0, 1, 1, 1, 0, 1, 1, 3, 0, 0, 3, 4, 1, 1, 0, 4, 1, 0, 2, 2, 1, 2, 1, 1, 3, 1, 1, 0, 2, 0, 0, 0, 0, 0, 0, 0, 4, 0, 1, 3, 0, 1, 3, 1, 2, 2, 0, 1, 0, 2, 1, 1, 2, 3, 1, 3, 2, 1, 3, 1, 1, 0, 4, 0, 1, 1, 2, 1, 2, 2, 1, 4, 5, 4, 2, 3, 2, 1, 2, 1, 4, 4, 1, 2, 1, 2, 2, 3, 2, 1, 0, 4, 1, 2, 1, 4, 3, 0, 1, 0, 0, 4, 3, 1, 0, 2, 0, 0, 2, 2, 1, 3, 0, 1, 1, 0, 0, 0, 0, 1, 3, 0, 1, 1, 1, 1, 0, 2, 1, 0, 1, 1, 0, 1, 0, 0, 3, 1, 1, 1, 3, 1, 0, 0, 0, 2, 2, 0, 0, 1, 2, 0, 0, 0, 1, 3, 0, 0, 2, 0, 2, 0, 0, 2, 4, 1, 0, 2, 2, 0, 0, 0, 1, 2, 0, 0, 0, 0, 1, 0, 0, 3, 2, 0, 0, 0, 1, 0, 1, 1, 4, 1, 3, 0, 2, 1, 0, 4, 1, 2, 1, 2, 1, 0, 1, 1, 0, 1, 4, 0, 0, 1, 1, 0, 0, 0, 3, 2, 0, 0, 0, 1, 2, 0, 0, 5, 1, 0, 2, 0, 2, 1, 0, 2, 2, 0, 0, 2, 2, 1, 1, 0, 3, 0, 0, 4, 1, 1, 1, 1, 0, 3, 0, 0, 3, 0, 0, 0, 1, 0, 3, 0, 0, 2, 3, 1, 0, 0, 2, 1, 2, 1, 0, 3, 3, 0, 0, 2, 2, 0, 0, 0, 4, 2, 0, 0, 1, 0, 0, 0, 0, 1, 4, 1, 0, 0, 4, 4, 1, 1, 0, 2, 1, 0, 0, 1, 1, 1, 1, 0, 0, 1, 3, 0, 3, 2, 1, 0, 2, 3, 1, 1, 5, 3, 3, 0, 4, 2, 2, 0, 0, 3, 1, 3, 2, 2, 0, 1, 0, 1, 4, 0, 1, 1, 2, 3, 2, 1, 2, 1, 1, 1, 1, 5, 0, 3, 1, 1, 1, 1, 3, 3, 1, 2, 1, 3, 3, 2, 1, 3, 3, 0, 2, 3, 1, 0, 3, 0, 1, 3, 1, 2, 0, 1, 4, 2, 1, 1, 2, 2, 1, 3, 4, 1, 2, 2, 2, 2, 0, 1, 1, 3, 3, 1, 0, 1, 4, 1, 2, 0, 1, 3, 3, 3, 2, 1, 4, 1, 6, 2, 2, 5, 2, 2, 2, 1, 0, 2, 4, 1, 1, 2, 3, 1, 2, 2, 2, 2, 1, 1, 2, 4, 2, 2, 2, 1, 3, 2, 1, 0, 1, 2, 2, 2, 2, 0, 0, 2, 2, 2, 0, 1, 3, 2, 3, 4, 0, 3, 1, 2, 2, 1, 3, 2, 2, 0, 2, 0, 2, 0, 5, 1, 1, 2, 5, 2, 0, 0, 3, 1, 2, 1, 2, 1, 3, 0, 3, 0, 2, 3, 0, 3, 3, 2, 1, 0, 3, 2, 3, 1, 2, 2, 1, 2, 1, 0, 2, 0, 1, 2, 2, 2, 1, 2, 1, 2, 3, 2, 0, 0, 3, 0, 1, 1, 3, 1, 1, 2, 1, 0, 1, 0, 1, 1, 2, 1, 0, 2, 1, 1, 2, 1, 3, 3, 2, 1, 0, 1, 1, 2, 4, 3, 1, 1, 3, 1, 2, 2, 1, 1, 2, 1, 2, 2, 3, 1, 3, 2, 2, 2, 0, 2, 2, 1, 2, 1, 1, 2, 1, 2, 1, 1, 4, 1, 0, 1, 3, 1, 2, 2, 1, 1, 2, 0, 2, 1, 1, 0, 2, 3, 1, 4, 0, 1, 3, 4, 0, 0, 1, 1, 1, 2, 2, 0, 6, 1, 2, 3, 2, 2, 2, 1, 2, 0, 3, 2, 1, 2, 1, 4, 3, 2, 3, 1, 4, 1, 0, 2, 1, 2, 1, 1, 0, 1, 2, 1, 1, 3, 2, 1, 0, 4, 3, 1, 0, 3, 0, 2, 1, 4, 2, 1, 3, 3, 2, 3, 2, 1, 2, 4, 3, 2, 1, 4, 0, 2, 0, 3, 0, 1, 2, 1, 1, 0, 1, 1, 2, 1, 2, 4, 1, 0, 4, 1, 1, 0, 2, 4, 2, 1, 2, 1, 1, 1, 2, 3, 0, 2, 2, 1, 1, 1, 0, 1, 3, 0, 0, 1, 1, 3, 1, 3, 2, 3, 2, 1, 1, 3, 0, 1, 2, 2, 1, 2, 2, 1, 3, 1, 2, 5, 1, 1, 2, 1, 0, 4, 2, 1, 0, 3, 2, 2, 1, 4, 1, 1, 0, 1, 1, 1, 1, 1, 3, 2, 2, 1, 0, 2, 1, 1, 2, 2, 0, 1, 0, 2, 1, 1, 3, 2, 2, 0, 3, 2, 2, 0, 1, 5, 1, 1, 2, 3, 3, 2, 1, 0, 2, 2, 3, 2, 0, 0, 4, 2, 2, 3, 3, 3, 1, 1, 1, 3, 3, 2, 4, 4, 2, 1, 1, 3, 4, 2, 2, 0, 0, 2, 2, 4, 4, 1, 4, 2, 2, 2, 0, 1, 6, 2, 1, 1, 1, 1, 3, 2, 2, 0, 1, 2, 0, 1, 1, 2, 2, 1, 2, 0, 0, 2, 4, 2, 0, 3, 2, 2, 1, 1, 2, 0, 4, 2, 3, 3, 2, 0, 2, 1, 1, 2, 2, 1, 2, 3, 0, 1, 0, 2, 0, 6, 2, 1, 1, 2, 2, 2, 1, 1, 3, 1, 1, 0, 4, 0, 2, 1, 2, 0, 0, 4, 1, 1, 0, 1, 2, 3, 2, 4, 0, 2, 2, 0, 3, 3, 1, 0, 0, 3, 1, 1, 1, 1, 0, 0, 1, 1, 1, 2, 3, 3, 0, 0, 2, 3, 1, 3, 1, 2, 2, 2, 1, 0, 3, 3, 2, 1, 4, 2, 1, 1, 1, 4, 3, 1, 3, 2, 3, 3, 0, 1, 2, 3, 2, 2, 2, 1, 2, 3, 1, 1, 0, 3, 1, 0, 2, 2, 2, 1, 2, 2, 3, 2, 1, 2, 1, 3, 4, 1, 1, 1, 1, 2, 1, 3, 3, 2, 2, 1, 1, 2, 2, 2, 2, 1, 1, 1, 1, 1, 2, 1, 0, 4, 1, 2, 2, 2, 3, 1, 1, 1, 1, 3, 2, 1, 0, 2, 2, 2, 3, 2, 2, 5, 3, 4, 0, 2, 3, 0, 2, 1, 2, 4, 2, 2, 5, 2, 2, 2, 1, 5, 4, 0, 4, 3, 1, 4, 3, 1, 4, 1, 4, 1, 4, 2, 1, 5, 3, 1, 3, 2, 0, 4, 3, 2, 3, 2, 2, 4, 2, 3, 3, 2, 3, 3, 3, 1, 4, 2, 1, 3, 3, 1, 5, 3, 2, 3, 2, 0, 3, 2, 1, 3, 2, 3, 3, 2, 1, 3, 3, 2, 4, 4, 2, 3, 2, 2, 2, 2, 3, 4, 3, 2, 3, 2, 3, 2, 2, 1, 0, 5, 4, 1, 5, 2, 0, 5, 2, 0, 4, 3, 1, 3, 1, 2, 5, 1, 4, 3, 1, 3, 2, 1, 5, 0, 4, 3, 2, 4, 3, 2, 4, 3, 0, 6, 0, 1, 2, 1, 1, 2, 1, 1, 3, 4, 3, 2, 1, 4, 2, 0, 1, 0, 3, 0, 1, 0, 2, 1, 0, 1, 2, 2, 1, 1, 1, 2, 1, 0, 2, 0, 1, 1, 0, 0, 2, 1, 1, 0, 2, 1, 0, 3, 2, 2, 0, 0, 1, 2, 1, 1, 2, 0, 2, 4, 2, 2, 0, 3, 2, 4, 3, 3, 2, 4, 2, 3, 1, 3, 2, 0, 3, 1, 3, 1, 2, 1, 3, 4, 3, 1, 1, 2, 0, 3, 1, 2, 2, 2, 1, 2, 0, 3, 4, 1, 4, 2, 1, 1, 2, 0, 2, 2, 1, 1, 2, 1, 2, 3, 1, 3, 1, 2, 2, 1, 3, 2, 3, 1, 2, 0, 0, 0, 0, 1, 2, 3, 2, 1, 3, 2, 2, 1, 1, 2, 2, 1, 2, 1, 3, 3, 5, 3, 2, 0, 1, 3, 0, 3, 2, 1, 2, 2, 0, 2, 2, 0, 2, 1, 1, 1, 0, 1, 2, 2, 1, 1, 4, 2, 0, 2, 3, 3, 3, 3, 2, 0, 1, 5, 2, 0, 3, 2, 0, 1, 1, 2, 0, 3, 5, 3, 1, 3, 0, 2, 4, 2, 3, 2, 3, 2, 3, 1, 3, 0, 4, 1, 0, 0, 0, 4, 3, 1, 3, 3, 2, 2, 5, 0, 0, 1, 1, 0, 0, 3, 4, 1, 3, 2, 1, 1, 1, 4, 1, 3, 0, 3, 2, 2, 2, 3, 2, 2, 2, 2, 0, 0, 1, 4, 2, 2, 1, 0, 2, 0, 3, 1, 3, 3, 4, 0, 2, 1, 3, 3, 3, 4, 2, 2, 5, 0, 2, 0, 2, 1, 2, 2, 2, 4, 3, 1, 0, 1, 1, 1, 2, 2, 1, 2, 2, 4, 1, 2, 4, 0, 1, 2, 4, 0, 2, 1, 3, 0, 3, 1, 1, 4, 3, 1, 0, 2, 1, 1, 2, 0, 3, 0, 1, 2, 1, 4, 2, 1, 2, 3, 2, 3, 1, 1, 3, 3, 2, 2, 4, 2, 2, 3, 1, 1, 2, 0, 1, 0, 2, 1, 2, 2, 2, 3, 2, 1, 2, 2, 2, 1, 0, 2, 1, 3, 0, 2, 3, 2, 2, 2, 0, 0, 2, 3, 2, 0, 1, 3, 4, 3, 2, 0, 3, 2, 2, 2, 1, 0, 1, 0, 2, 3, 0, 0, 2, 1, 2, 2, 4, 2, 0, 0, 1, 2, 0, 0, 2, 2, 1, 2, 1, 4, 2, 2, 2, 0, 0, 1, 4, 4, 2, 1, 1, 1, 1, 4, 5, 1, 2, 2, 1, 3, 0, 4, 3, 2, 1, 3, 2, 1, 2, 1, 1, 4, 2, 0, 3, 2, 2, 0, 2, 2, 2, 0, 1, 3, 3, 4, 1, 1, 3, 3, 2, 0, 3, 2, 0, 2, 4, 3, 1, 4, 1, 0, 4, 4, 2, 2, 3, 3, 2, 3, 2, 1, 1, 2, 1, 3, 0, 2, 3, 2, 1, 2, 2, 2, 3, 2, 0, 3, 4, 2, 3, 2, 2, 2, 2, 1, 1, 2, 2, 0, 1, 1, 2, 4, 3, 3, 2, 3, 1, 3, 4, 3, 3, 4, 4, 2, 2, 3, 3, 4, 1, 3, 2, 2, 2, 2, 6, 1, 1, 3, 3, 1, 1, 1, 1, 3, 3, 2, 2, 2, 2, 4, 1, 2, 1, 2, 2, 3, 2, 1, 3, 4, 2, 1, 1, 0, 1, 1, 1, 0, 0, 1, 2, 1, 1, 0, 2, 1, 0, 0, 2, 1, 3, 1, 1, 2, 3, 0, 3, 3, 1, 1, 1, 3, 0, 0, 1, 2, 2, 1, 2, 0, 2, 1, 1, 2, 1, 1, 2, 1, 2, 0, 1, 2, 1, 3, 0, 1, 4, 4, 4, 1, 4, 3, 2, 3, 2, 3, 2, 4, 3, 3, 2, 2, 0, 2, 3, 1, 3, 1, 3, 1, 1, 5, 0, 3, 3, 2, 3, 3, 3, 0, 1, 1, 3, 4, 1, 1, 1, 1, 2, 2, 3, 1, 4, 0, 3, 4, 1, 3, 1, 1, 4, 1, 2, 3, 1, 2, 3, 2, 2, 2, 3, 0, 2, 1, 1, 4, 1, 1, 4, 2, 0, 4, 4, 2, 2, 0, 1, 3, 2, 1, 2, 3, 1, 2, 2, 2, 1, 3, 2, 2, 3, 2, 3, 2, 1, 0, 1, 1, 4, 3, 5, 2, 2, 3, 0, 1, 5, 2, 0, 0, 1, 0, 1, 3, 2, 2, 3, 3, 2, 1, 3, 2, 2, 0, 1, 2, 2, 3, 1, 3, 1, 2, 1, 2, 3, 4, 3, 0, 2, 1, 2, 2, 3, 1, 2, 1, 3, 1, 1, 2, 2, 1, 2, 2, 3, 0, 1, 3, 2, 1, 2, 4, 3, 2, 3, 3, 1, 0, 3, 2, 1, 2, 2, 1, 3, 2, 2, 3, 1, 2, 1, 4, 1, 1, 3, 1, 1, 3, 1, 1, 2, 3, 4, 2, 3, 2, 1, 3, 5, 2, 2, 0, 1, 2, 1, 4, 2, 3, 0, 2, 3, 0, 0, 3, 1, 1, 3, 2, 3, 1, 2, 2, 1, 5, 0, 1, 1, 3, 1, 3, 2, 4, 0, 2, 1, 4, 3, 0, 1, 3, 1, 1, 3, 1, 3, 1, 3, 1, 2, 4, 1, 1, 1, 2, 2, 1, 1, 3, 3, 3, 0, 2, 1, 1, 3, 0, 2, 0, 2, 2, 1, 1, 1, 2, 0, 4, 3, 1, 2, 3, 1, 3, 1, 2, 1, 2, 3, 1, 3, 2, 1, 1, 1, 1, 5, 1, 2, 2, 0, 0, 0, 2, 3, 0, 1, 1, 1, 1, 2, 2, 3, 1, 2, 2, 1, 3, 0, 4, 3, 3, 1, 0, 0, 2, 1, 1, 1, 1, 1, 4, 3, 1, 3, 2, 0, 3, 2, 1, 1, 1, 3, 2, 3, 1, 0, 3, 3, 3, 1, 2, 2, 1, 0, 2, 1, 1, 2, 4, 3, 2, 2, 0, 4, 2, 1, 2, 1, 1, 4, 1, 1, 2, 2, 4, 2, 1, 0, 1, 1, 2, 1, 0, 1, 1, 2, 2, 3, 2, 2, 3, 2, 3, 3, 1, 2, 2, 1, 3, 1, 2, 2, 1, 1, 2, 3, 1, 2, 2, 2, 1, 1, 3, 0, 3, 2, 1, 2, 0, 3, 4, 1, 2, 0, 2, 3, 3, 3, 1, 2, 1, 1, 3, 2, 3, 1, 1, 1, 2, 2, 3, 2, 2, 1, 0, 3, 0, 2, 1, 1, 3, 2, 1, 3, 0, 1, 0, 1, 1, 0, 4, 2, 0, 2, 1, 2, 1, 3, 1, 1, 1, 1, 2, 4, 1, 4, 1, 3, 0, 0, 1, 3, 3, 1, 1, 2, 2, 3, 2, 1, 3, 5, 1, 2, 2, 1, 2, 3, 1, 0, 3, 2, 2, 1, 1, 3, 1, 2, 3, 2, 2, 2, 2, 3, 2, 1, 2, 1, 3, 3, 0, 2, 1, 2, 2, 0, 2, 1, 1, 0, 1, 1, 0, 3, 1, 2, 2, 3, 2, 1, 1, 1, 1, 2, 2, 0, 2, 0, 1, 1, 4, 2, 0, 3, 0, 1, 2, 2, 0, 1, 1, 3, 1, 1, 2, 2, 2, 1, 1, 2, 4, 1, 1, 1, 1, 3, 0, 2, 3, 2, 1, 4, 1, 2, 2, 3, 3, 4, 1, 2, 1, 1, 3, 4, 1, 3, 3, 1, 2, 1, 3, 3, 1, 1, 1, 2, 1, 3, 1, 2, 0, 4, 0, 1, 0, 3, 5, 0, 2, 2, 2, 1, 0, 3, 1, 0, 2, 4, 1, 2, 2, 1, 1, 1, 2, 3, 2, 1, 3, 1, 1, 3, 1, 3, 0, 0, 3, 1, 1, 2, 3, 3, 0, 2, 1, 3, 1, 3, 2, 3, 1, 3, 3, 2, 1, 0, 3, 1, 3, 1, 2, 1, 1, 2, 2, 3, 2, 0, 1, 1, 3, 1, 3, 3, 3, 2, 1, 2, 1, 4, 1, 4, 1, 3, 1, 5, 3, 3, 1, 3, 1, 2, 3, 2, 1, 0, 0, 3, 2, 1, 4, 3, 1, 3, 1, 0, 1, 1, 2, 2, 1, 1, 0, 1, 1, 2, 1, 1, 3, 2, 0, 3, 3, 5, 2, 3, 0, 5, 1, 2, 2, 0, 1, 1, 1, 0, 1, 2, 1, 0, 2, 1, 0, 2, 4, 2, 1, 2, 4, 1, 3, 4, 1, 1, 3, 0, 0, 2, 1, 1, 2, 3, 0, 3, 2, 0, 1, 0, 3, 3, 2, 0, 1, 2, 1, 0, 3, 1, 1, 0, 0, 3, 3, 1, 1, 2, 1, 5, 3, 5, 0, 1, 1, 1, 3, 4, 4, 0, 0, 1, 4, 2, 1, 2, 0, 3, 0, 2, 2, 1, 1, 1, 3, 2, 0, 2, 2, 3, 1, 3, 2, 1, 2, 1, 1, 1, 0, 0, 0, 2, 1, 1, 1, 3, 1, 2, 1, 6, 2, 4, 2, 1, 2, 1, 1, 2, 2, 1, 3, 2, 1, 3, 0, 2, 2, 2, 5, 3, 2, 2, 2, 1, 1, 1, 0, 1, 1, 0, 1, 5, 2, 2, 3, 3, 3, 3, 1, 2, 3, 1, 2, 2, 4, 1, 1, 1, 0, 2, 1, 2, 2, 1, 2, 4, 1, 3, 2, 1, 0, 3, 3, 1, 1, 2, 2, 0, 2, 2, 0, 1, 1, 1, 1, 1, 2, 2, 1, 2, 1, 0, 2, 2, 1, 1, 0, 3, 0, 3, 2, 2, 1, 4, 4, 1, 2, 2, 2, 1, 1, 1, 1, 2, 1, 2, 2, 3, 2, 1, 2, 1, 2, 2, 4, 5, 4, 2, 0, 2, 3, 2, 1, 1, 3, 3, 1, 4, 1, 1, 3, 2, 2, 2, 3, 1, 2, 0, 1, 3, 2, 0, 2, 0, 0, 1, 5, 1, 3, 2, 1, 3, 0, 2, 4, 4, 1, 3, 2, 3, 0, 2, 2, 2, 1, 2, 1, 2, 0, 3, 1, 3, 3, 1, 1, 3, 2, 2, 4, 1, 1, 2, 0, 1, 1, 3, 2, 1, 1, 2, 3, 2, 0, 2, 1, 1, 1, 4, 1, 3, 2, 3, 0, 2, 2, 1, 2, 0, 0, 0, 3, 3, 2, 1, 1, 1, 2, 1, 1, 2, 5, 2, 1, 2, 3, 2, 1, 3, 2, 2, 1, 0, 5, 2, 3, 2, 1, 2, 3, 2, 1, 0, 2, 3, 3, 3, 3, 2, 2, 1, 1, 2, 1, 3, 1, 2, 2, 2, 2, 3, 2, 4, 2, 1, 1, 3, 2, 1, 2, 1, 2, 0, 2, 3, 0, 2, 0, 3, 1, 1, 4, 3, 1, 3, 0, 0, 0, 3, 0, 0, 2, 3, 1, 1, 0, 2, 4, 3, 1, 2, 1, 2, 2, 1, 3, 1, 1, 2, 1, 1, 2, 0, 4, 1, 3, 2, 0, 1, 1, 1, 2, 3, 0, 1, 1, 3, 1, 3, 0, 0, 0, 1, 1, 3, 3, 1, 3, 1, 2, 1, 1, 0, 2, 2, 2, 1, 0, 1, 1, 1, 2, 2, 1, 1, 0, 1, 1, 0, 1, 2, 1, 3, 1, 3, 2, 2, 0, 2, 3, 2, 0, 1, 0, 2, 1, 2, 1, 1, 2, 0, 2, 1, 1, 2, 1, 1, 4, 2, 1, 0, 1, 2, 1, 0, 2, 3, 1, 4, 1, 1, 3, 2, 2, 2, 3, 0, 1, 0, 0, 1, 3, 1, 2, 3, 3, 2, 3, 2, 1, 2, 0, 1, 4, 1, 1, 1, 2, 1, 0, 1, 3, 2, 3, 4, 2, 4, 2, 1, 2, 2, 1, 2, 2, 1, 0, 1, 5, 2, 2, 2, 2, 2, 2, 1, 3, 2, 1, 1, 1, 1, 2, 0, 2, 1, 1, 3, 4, 3, 1, 3, 2, 0, 1, 2, 2, 2, 2, 1, 2, 3, 2, 0, 3, 2, 1, 3, 1, 2, 1, 1, 1, 2, 2, 0, 6, 1, 2, 0, 1, 1, 2, 1, 1, 1, 2, 2, 3, 2, 2, 2, 5, 0, 1, 0, 1, 2, 2, 1, 0, 2, 2, 2, 0, 1, 1, 3, 5, 1, 1, 3, 3, 2, 1, 1, 3, 0, 1, 0, 1, 1, 0, 0, 2, 0, 0, 0, 2, 0, 1, 2, 0, 1, 1, 2, 2, 0, 4, 3, 4, 3, 1, 3, 3, 1, 0, 0, 2, 3, 2, 2, 2, 1, 3, 2, 0, 3, 5, 1, 2, 2, 1, 0, 2, 3, 0, 3, 0, 4, 3, 0, 1, 3, 3, 2, 2, 2, 3, 3, 0, 2, 2, 0, 2, 3, 2, 1, 1, 0, 1, 1, 1, 3, 2, 4, 2, 1, 1, 0, 2, 3, 1, 0, 2, 0, 2, 2, 1, 2, 3, 2, 3, 1, 2, 1, 1, 1, 2, 3, 2, 1, 2, 1, 4, 3, 5, 1, 3, 3, 1, 4, 3, 1, 1, 2, 2, 3, 0, 1, 3, 1, 4, 1, 1, 0, 1, 1, 4, 1, 3, 2, 3, 1, 1, 6, 3, 2, 2, 5, 1, 1, 5, 2, 2, 1, 2, 2, 4, 4, 1, 2, 2, 0, 2, 1, 3, 1, 1, 1, 1, 0, 1, 2, 1, 2, 1, 3, 0, 1, 2, 2, 1, 2, 3, 2, 2, 2, 1, 1, 3, 5, 2, 1, 3, 2, 2, 2, 2, 4, 1, 2, 2, 3, 0, 0, 0, 4, 3, 0, 4, 3, 3, 3, 0, 4, 0, 2, 3, 0, 3, 3, 0, 2, 3, 2, 1, 2, 1, 2, 0, 3, 3, 0, 3, 4, 2, 2, 2, 4, 3, 1, 2, 5, 2, 2, 3, 1, 1, 1, 1, 2, 3, 3, 2, 1, 0, 1, 3, 2, 2, 1, 0, 2, 2, 5, 3, 2, 0, 1, 3, 2, 1, 1, 1, 1, 4, 4, 2, 1, 2, 2, 1, 0, 2, 2, 0, 1, 1, 5, 1, 1, 2, 2, 1, 3, 0, 1, 4, 2, 3, 1, 3, 2, 4, 1, 4, 4, 2, 0, 1, 1, 1, 2, 3, 2, 2, 0, 2, 1, 0, 0, 2, 4, 0, 1, 2, 2, 1, 2, 1, 0, 1, 2, 1, 2, 2, 0, 0, 0, 1, 1, 1, 0, 1, 0, 1, 2, 3, 1, 1, 3, 2, 3, 1, 0, 2, 2, 0, 2, 2, 1, 5, 1, 3, 1, 2, 0, 2, 2, 0, 3, 4, 0, 1, 3, 0, 2, 1, 1, 1, 1, 2, 1, 3, 1, 2, 2, 2, 2, 1, 3, 2, 2, 2, 2, 1, 0, 2, 1, 3, 4, 2, 2, 1, 0, 2, 1, 1, 2, 3, 2, 2, 2, 3, 2, 3, 2, 0, 4, 1, 1, 1, 3, 2, 1, 1, 2, 0, 2, 3, 3, 1, 3, 1, 4, 2, 2, 1, 2, 2, 2, 3, 4, 0, 1, 2, 3, 1, 2, 2, 1, 1, 1, 2, 4, 1, 2, 1, 2, 1, 0, 2, 2, 1, 2, 5, 1, 3, 3, 2, 1, 2, 0, 2, 1, 1, 0, 0, 1, 4, 3, 2, 0, 3, 2, 1, 1, 0, 0, 4, 0, 3, 1, 1, 1, 3, 1, 2, 2, 3, 0, 3, 3, 2, 1, 1, 1, 1, 1, 1, 4, 0, 2, 0, 4, 1, 1, 2, 3, 4, 4, 1, 4, 2, 3, 0, 1, 1, 1, 1, 2, 0, 4, 1, 1, 1, 2, 2, 1, 2, 3, 0, 3, 3, 2, 1, 3, 3, 2, 3, 2, 1, 1, 0, 3, 2, 0, 3, 1, 3, 1, 4, 2, 0, 3, 2, 0, 2, 1, 1, 1, 1, 1, 2, 2, 3, 3, 0, 1, 4, 1, 1, 3, 0, 4, 2, 2, 1, 0, 3, 1, 2, 4, 1, 3, 1, 3, 1, 3, 0, 2, 1, 2, 1, 2, 1, 0, 2, 3, 0, 4, 1, 4, 2, 1, 3, 4, 3, 4, 2, 3, 3, 2, 1, 1, 4, 0, 2, 0, 2, 3, 1, 3, 1, 3, 1, 3, 1, 2, 2, 1, 1, 4, 3, 1, 3, 1, 3, 4, 1, 2, 1, 1, 2, 3, 4, 4, 1, 1, 1, 1, 2, 2, 0, 4, 1, 2, 2, 0, 0, 3, 3, 1, 2, 2, 2, 1, 0, 4, 3, 3, 0, 2, 0, 1, 2, 1, 1, 3, 2, 2, 2, 1, 0, 1, 2, 2, 0, 0, 1, 0, 3, 0, 0, 1, 1, 2, 0, 1, 2, 2, 3, 2, 0, 1, 1, 0, 1, 2, 0, 1, 1, 1, 3, 3, 3, 2, 2, 2, 1, 2, 1, 4, 3, 3, 1, 1, 1, 2, 2, 1, 2, 2, 2, 0, 5, 1, 1, 0, 0, 3, 2, 5, 2, 4, 4, 3, 0, 2, 3, 0, 4, 2, 1, 1, 3, 2, 1, 1, 2, 1, 1, 3, 1, 2, 2, 2, 0, 1, 0, 1, 2, 1, 3, 2, 2, 2, 1, 1, 2, 3, 0, 4, 3, 3, 2, 0, 0, 0, 0, 3, 3, 1, 4, 0, 4, 3, 3, 2, 1, 1, 0, 2, 2, 2, 3, 0, 2, 0, 1, 0, 0, 1, 3, 3, 1, 4, 1, 0, 0, 0, 2, 1, 0, 1, 1, 1, 0, 0, 1, 1, 1, 0, 2, 1, 1, 0, 1, 1, 0, 1, 3, 0, 5, 2, 1, 1, 1, 1, 0, 2, 1, 0, 3, 1, 0, 3, 2, 0, 2, 1, 0, 3, 1, 2, 2, 1, 0, 1, 1, 1, 2, 2, 2, 0, 0, 2, 1, 2, 2, 1, 2, 3, 1, 1, 2, 3, 3, 2, 1, 1, 4, 2, 2, 2, 3, 3, 1, 2, 1, 3, 2, 4, 2, 0, 3, 2, 1, 1, 2, 4, 3, 2, 2, 1, 0, 2, 1, 1, 0, 4, 2, 0, 0, 0, 2, 2, 0, 1, 2, 1, 1, 3, 1, 3, 2, 2, 3, 2, 1, 4, 4, 2, 2, 3, 2, 1, 2, 3, 1, 3, 2, 3, 1, 1, 1, 3, 1, 4, 1, 2, 2, 2, 2, 2, 1, 2, 1, 2, 1, 1, 2, 3, 2, 1, 3, 3, 1, 2, 3, 1, 2, 2, 5, 0, 1, 4, 0, 1, 1, 2, 4, 5, 3, 1, 2, 2, 2, 4, 2, 1, 2, 0, 2, 1, 2, 4, 1, 0, 2, 0, 2, 4, 2, 2, 2, 0, 1, 3, 2, 3, 1, 3, 4, 2, 1, 4, 0, 1, 2, 2, 1, 2, 2, 2, 1, 0, 3, 3, 2, 3, 2, 2, 4, 2, 2, 1, 1, 1, 2, 3, 1, 1, 2, 2, 2, 1, 2, 1, 3, 1, 2, 1, 2, 2, 4, 1, 3, 2, 0, 3, 5, 2, 1, 2, 2, 2, 2, 5, 2, 2, 2, 2, 1, 2, 2, 1, 3, 2, 1, 0, 1, 4, 3, 3, 1, 3, 2, 1, 3, 3, 1, 1, 1, 2, 2, 3, 1, 1, 2, 2, 1, 2, 2, 1, 3, 1, 0, 3, 1, 3, 2, 2, 2, 3, 2, 1, 1, 4, 0, 1, 2, 2, 2, 2, 2, 3, 5, 1, 0, 0, 3, 3, 3, 3, 2, 1, 4, 0, 2, 4, 2, 2, 2, 1, 1, 4, 2, 1, 1, 2, 1, 4, 1, 0, 2, 2, 1, 0, 1, 3, 3, 5, 1, 3, 3, 3, 2, 1, 0, 1, 2, 1, 1, 1, 2, 1, 1, 2, 2, 0, 4, 1, 1, 4, 2, 3, 2, 0, 3, 2, 1, 1, 0, 3, 1, 0, 1, 3, 5, 3, 3, 4, 3, 1, 3, 3, 2, 2, 1, 1, 1, 1, 1, 4, 2, 0, 3, 1, 3, 1, 0, 2, 0, 3, 2, 2, 0, 2, 0, 3, 0, 3, 0, 1, 2, 3, 1, 0, 1, 1, 4, 1, 2, 2, 1, 1, 2, 1, 0, 1, 2, 0, 3, 2, 1, 2, 1, 2, 4, 0, 3, 2, 2, 3, 1, 2, 2, 2, 2, 0, 1, 3, 0, 3, 2, 2, 0, 1, 1, 1, 2, 3, 1, 4, 0, 1, 3, 1, 4, 2, 3, 0, 4, 1, 3, 1, 2, 2, 3, 1, 2, 1, 0, 1, 2, 4, 1, 1, 1, 0, 1, 1, 2, 2, 1, 3, 1, 2, 4, 3, 1, 1, 2, 3, 1, 2, 0, 2, 5, 2, 3, 2, 2, 3, 0, 3, 4, 3, 2, 1, 2, 1, 4, 0, 5, 2, 0, 3, 0, 3, 1, 0, 4, 2, 1, 2, 1, 2, 1, 3, 2, 0, 2, 3, 1, 0, 3, 5, 2, 3, 2, 1, 1, 2, 0, 3, 2, 2, 1, 2, 0, 3, 1, 1, 1, 3, 1, 2, 1, 1, 1, 2, 1, 5, 2, 2, 2, 2, 2, 1, 2, 2, 2, 1, 2, 3, 1, 1, 2, 1, 2, 1, 2, 0, 1, 2, 4, 1, 3, 2, 3, 1, 3, 4, 2, 0, 2, 2, 0, 0, 3, 0, 0, 2, 3, 3, 1, 2, 1, 3, 2, 1, 4, 1, 2, 1, 4, 3, 1, 2, 2, 4, 3, 2, 2, 2, 5, 1, 2, 0, 3, 2, 3, 1, 2, 1, 1, 0, 2, 1, 2, 1, 1, 3, 2, 2, 1, 0, 1, 0, 2, 3, 0, 1, 2, 1, 4, 1, 0, 1, 2, 1, 3, 2, 2, 1, 2, 3, 2, 0, 1, 3, 2, 1, 2, 6, 2, 3, 3, 2, 3, 2, 3, 3, 2, 2, 1, 0, 3, 3, 1, 2, 2, 1, 1, 1, 4, 3, 3, 2, 1, 1, 1, 2, 1, 1, 1, 2, 2, 4, 0, 0, 3, 3, 1, 1, 3, 1, 0, 2, 2, 1, 1, 2, 1, 2, 3, 2, 3, 1, 1, 0, 2, 0, 1, 3, 1, 0, 1, 1, 2, 1, 2, 3, 0, 1, 3, 0, 2, 2, 3, 1, 1, 1, 1, 1, 0, 1, 1, 3, 1, 2, 1, 2, 2, 3, 2, 2, 1, 3, 4, 2, 0, 4, 1, 1, 2, 1, 2, 2, 5, 2, 5, 3, 2, 2, 1, 1, 2, 2, 1, 2, 2, 4, 3, 1, 1, 0, 0, 1, 2, 0, 2, 4, 2, 2, 1, 2, 4, 4, 1, 1, 2, 0, 0, 2, 0, 3, 1, 1, 1, 1, 0, 3, 2, 1, 4, 1, 1, 1, 1, 3, 2, 1, 4, 1, 0, 1, 2, 2, 3, 1, 0, 1, 1, 0, 4, 4, 0, 0, 1, 3, 4, 1, 2, 3, 0, 3, 2, 2, 0, 3, 2, 2, 1, 3, 2, 0, 2, 1, 2, 5, 2, 1, 3, 0, 1, 2, 1, 2, 2, 1, 1, 5, 1, 3, 3, 2, 1, 2, 1, 3, 1, 1, 3, 1, 1, 2, 0, 1, 1, 1, 3, 0, 4, 0, 1, 0, 1, 1, 1, 2, 1, 0, 1, 1, 1, 4, 3, 3, 2, 3, 1, 2, 2, 2, 0, 1, 1, 3, 3, 1, 0, 2, 1, 2, 1, 3, 1, 3, 2, 1, 2, 0, 2, 3, 2, 2, 1, 2, 1, 1, 0, 4, 0, 1, 2, 2, 1, 0, 0, 0, 1, 4, 1, 0, 2, 3, 1, 3, 2, 4, 1, 3, 4, 3, 0, 1, 1, 2, 2, 0, 1, 1, 1, 4, 4, 4, 2, 3, 3, 1, 3, 4, 3, 3, 5, 4, 2, 3, 2, 2, 0, 3, 2, 3, 1, 3, 0, 1, 2, 0, 1, 6, 1, 1, 2, 2, 1, 2, 1, 1, 0, 0, 1, 2, 3, 1, 3, 1, 1, 2, 3, 2, 0, 2, 1, 2, 0, 1, 1, 1, 2, 2, 1, 2, 1, 2, 0, 1, 2, 4, 2, 4, 1, 1, 1, 3, 3, 2, 0, 0, 3, 0, 0, 1, 2, 0, 3, 1, 1, 1, 2, 1, 1, 0, 1, 1, 1, 2, 2, 1, 2, 2, 0, 1, 2, 0, 3, 1, 2, 3, 1, 0, 2, 1, 0, 1, 1, 1, 2, 1, 0, 1, 1, 1, 0, 0, 2, 1, 1, 2, 2, 1, 0, 1, 0, 2, 1, 4, 2, 4, 0, 1, 2, 1, 3, 1, 2, 3, 2, 2, 2, 2, 2, 2, 1, 1, 1, 1, 3, 0, 3, 2, 2, 2, 3, 3, 1, 0, 2, 1, 0, 2, 2, 2, 3, 2, 1, 2, 1, 2, 4, 2, 3, 4, 2, 1, 3, 4, 3, 3, 1, 3, 4, 0, 1, 1, 1, 3, 1, 1, 5, 3, 1, 2, 1, 0, 1, 2, 0, 2, 3, 1, 3, 3, 1, 2, 2, 1, 5, 3, 3, 2, 1, 2, 1, 2, 2, 1, 3, 1, 1, 1, 2, 1, 4, 2, 0, 3, 3, 2, 2, 2, 3, 2, 2, 2, 3, 2, 4, 2, 3, 3, 3, 3, 4, 3, 4, 3, 1, 2, 2, 1, 1, 3, 3, 2, 1, 0, 5, 2, 2, 3, 3, 5, 2, 0, 1, 3, 0, 3, 1, 2, 1, 3, 0, 1, 2, 2, 2, 1, 2, 1, 3, 2, 0, 2, 2, 1, 1, 1, 1, 0, 4, 2, 0, 1, 0, 3, 3, 1, 2, 2, 0, 1, 1, 0, 2, 0, 0, 1, 2, 2, 3, 2, 0, 1, 3, 2, 1, 5, 1, 0, 2, 1, 1, 1, 1, 0, 3, 1, 3, 2, 0, 0, 1, 3, 1, 0, 2, 1, 1, 2, 1, 2, 1, 2, 4, 3, 2, 2, 1, 3, 1, 1, 2, 1, 2, 1, 1, 3, 0, 2, 2, 0, 2, 3, 0, 3, 4, 2, 0, 1, 2, 0, 2, 3, 1, 2, 3, 1, 2, 0, 1, 2, 2, 1, 3, 1, 2, 3, 2, 4, 0, 2, 1, 0, 3, 2, 2, 3, 0, 0, 3, 1, 2, 2, 1, 1, 0, 1, 1, 0, 2, 1, 2, 1, 3, 0, 0, 2, 1, 1, 1, 3, 2, 2, 1, 2, 2, 0, 1, 1, 1, 1, 2, 0, 3, 2, 2, 1, 3, 4, 2, 1, 2, 2, 2, 4, 1, 1, 3, 1, 3, 0, 3, 0, 4, 1, 1, 3, 2, 1, 1, 1, 1, 2, 1, 2, 3, 1, 1, 1, 2, 3, 2, 3, 0, 5, 1, 2, 2, 0, 0, 1, 1, 1, 2, 1, 2, 1, 1, 3, 2, 1, 2, 4, 3, 1, 1, 3, 0, 2, 1, 2, 0, 2, 0, 3, 2, 3, 0, 2, 1, 2, 3, 3, 2, 1, 2, 0, 0, 1, 3, 0, 4, 1, 3, 1, 2, 2, 0, 2, 2, 2, 2, 3, 2, 2, 3, 1, 1, 2, 1, 1, 2, 5, 1, 1, 1, 1, 2, 2, 2, 3, 3, 3, 0, 1, 2, 2, 4, 1, 0, 2, 1, 1, 0, 0, 1, 3, 1, 1, 1, 2, 1, 0, 1, 3, 3, 0, 4, 2, 2, 3, 1, 1, 1, 2, 1, 0, 2, 1, 1, 3, 2, 0, 3, 1, 0, 1, 1, 1, 3, 0, 1, 2, 4, 0, 0, 1, 2, 2, 1, 1, 2, 1, 2, 4, 1, 1, 3, 2, 3, 3, 1, 4, 2, 0, 2, 4, 0, 2, 2, 3, 1, 3, 1, 0, 3, 1, 2, 2, 2, 4, 2, 1, 2, 2, 0, 5, 2, 2, 2, 2, 1, 1, 2, 0, 1, 2, 1, 1, 2, 3, 0, 3, 2, 2, 2, 1, 1, 1, 1, 2, 0, 2, 1, 1, 1, 3, 1, 1, 1, 1, 0, 1, 2, 1, 0, 1, 5, 4, 1, 1, 3, 1, 2, 1, 2, 0, 0, 2, 1, 1, 1, 2, 1, 1, 3, 2, 1, 2, 1, 1, 1, 0, 2, 2, 4, 0, 1, 3, 1, 2, 2, 2, 3, 1, 2, 4, 0, 2, 2, 1, 3, 2, 2, 2, 1, 1, 0, 3, 3, 0, 2, 4, 1, 0, 2, 2, 3, 1, 2, 1, 2, 1, 2, 1, 3, 1, 1, 2, 3, 1, 2, 4, 0, 3, 4, 4, 1, 3, 1, 0, 3, 2, 1, 2, 1, 3, 2, 1, 3, 4, 3, 2, 1, 1, 3, 3, 3, 2, 4, 2, 2, 2, 1, 1, 3, 1, 1, 4, 4, 2, 3, 1, 1, 2, 1, 0, 0, 1, 0, 2, 4, 3, 3, 2, 2, 3, 2, 1, 1, 2, 1, 2, 2, 3, 2, 2, 0, 5, 4, 0, 0, 1, 2, 3, 2, 2, 4, 1, 2, 1, 2, 2, 1, 2, 1, 2, 3, 4, 3, 1, 2, 2, 1, 0, 2, 2, 4, 3, 2, 2, 1, 3, 1, 1, 2, 5, 2, 3, 1, 2, 2, 1, 0, 2, 1, 3, 2, 2, 4, 3, 1, 0, 1, 1, 2, 2, 2, 0, 4, 2, 0, 1, 2, 3, 1, 1, 1, 4, 2, 2, 4, 2, 2, 1, 1, 4, 3, 2, 0, 0, 4, 4, 2, 5, 2, 2, 1, 1, 3, 1, 3, 4, 0, 3, 1, 3, 1, 4, 2, 2, 1, 3, 0, 1, 0, 2, 3, 2, 2, 4, 2, 0, 1, 5, 0, 0, 1, 3, 2, 2, 4, 1, 3, 3, 0, 2, 2, 1, 3, 2, 1, 1, 1, 4, 2, 2, 1, 3, 0, 3, 3, 2, 1, 1, 3, 2, 3, 5, 0, 2, 2, 3, 2, 2, 3, 0, 1, 1, 3, 2, 3, 1, 3, 1, 3, 2, 2, 1, 0, 3, 0, 4, 1, 4, 1, 1, 5, 2, 2, 0, 2, 2, 0, 2, 3, 2, 2, 1, 3, 2, 1, 4, 0, 1, 3, 0, 4, 5, 0, 1, 3, 2, 2, 1, 3, 0, 3, 3, 3, 3, 2, 1, 2, 3, 1, 0, 2, 2, 0, 2, 3, 1, 2, 1, 1, 4, 2, 4, 4, 7, 0, 4, 3, 1, 1, 3, 2, 4, 0, 1, 1, 0, 2, 1, 0, 1, 1, 2, 0, 0, 1, 5, 3, 4, 1, 0, 1, 1, 5, 1, 1, 6, 3, 1, 3, 3, 3, 1, 4, 2, 1, 2, 2, 1, 2, 3, 2, 0, 1, 1, 4, 1, 3, 0, 4, 0, 3, 1, 2, 1, 1, 3, 2, 2, 2, 2, 2, 1, 2, 3, 2, 4, 1, 2, 1, 2, 2, 2, 2, 4, 1, 2, 3, 2, 1, 2, 3, 2, 1, 2, 0, 3, 0, 4, 0, 2, 2, 1, 1, 2, 4, 3, 2, 1, 0, 1, 1, 0, 3, 2, 2, 1, 0, 2, 2, 1, 2, 2, 3, 2, 3, 3, 2, 3, 1, 1, 1, 3, 1, 2, 3, 1, 0, 0, 1, 0, 0, 2, 0, 3, 4, 0, 2, 1, 2, 2, 3, 0, 0, 2, 1, 2, 3, 2, 1, 3, 2, 1, 1, 3, 3, 2, 0, 1, 0, 3, 0, 1, 5, 0, 2, 2, 3, 0, 0, 3, 1, 0, 0, 3, 2, 1, 2, 3, 0, 1, 2, 1, 4, 4, 0, 4, 1, 1, 1, 3, 3, 2, 3, 0, 1, 2, 4, 3, 0, 4, 1, 1, 1, 3, 0, 2, 3, 3, 0, 2, 1, 1, 1, 2, 2, 1, 1, 3, 4, 1, 0, 2, 0, 3, 2, 3, 0, 3, 3, 1, 1, 2, 2, 1, 1, 2, 0, 4, 1, 2, 0, 2, 2, 1, 2, 3, 2, 1, 2, 4, 2, 3, 2, 1, 1, 0, 2, 1, 2, 0, 2, 3, 2, 1, 0, 2, 2, 2, 2, 2, 0, 1, 2, 2, 2, 0, 1, 1, 0, 1, 2, 1, 1, 4, 1, 2, 0, 0, 2, 3, 1, 2, 1, 0, 4, 1, 2, 0, 1, 1, 2, 3, 2, 1, 1, 2, 0, 1, 1, 2, 2, 0, 2, 2, 3, 4, 3, 0, 6, 3, 2, 2, 1, 1, 3, 1, 3, 2, 3, 0, 1, 2, 1, 3, 2, 1, 2, 2, 2, 1, 0, 3, 2, 3, 3, 3, 1, 4, 1, 3, 2, 3, 1, 2, 4, 1, 2, 4, 2, 0, 2, 4, 1, 1, 1, 1, 2, 2, 1, 1, 0, 3, 3, 0, 1, 1, 0, 3, 3, 2, 2, 0, 1, 2, 0, 2, 4, 2, 0, 0, 0, 3, 0, 3, 1, 2, 2, 0, 1, 1, 1, 2, 2, 2, 4, 1, 2, 1, 2, 2, 2, 2, 1, 3, 1, 6, 1, 4, 5, 0, 1, 1, 1, 1, 1, 2, 4, 6, 1, 4, 1, 0, 1, 2, 1, 1, 1, 1, 0, 1, 2, 0, 1, 2, 1, 2, 2, 2, 0, 3, 0, 1, 3, 2, 2, 2, 1, 0, 1, 1, 1, 3, 1, 1, 2, 2, 2, 2, 4, 1, 4, 2, 0, 1, 2, 2, 3, 3, 0, 1, 0, 1, 3, 2, 1, 0, 1, 1, 2, 1, 2, 1, 5, 1, 1, 1, 1, 0, 0, 1, 0, 2, 1, 3, 1, 0, 1, 2, 0, 1, 1, 3, 1, 0, 2, 1, 3, 2, 1, 4, 3, 2, 3, 3, 4, 1, 2, 4, 2, 2, 3, 2, 1, 0, 2, 0, 2, 1, 3, 1, 2, 1, 2, 2, 0, 1, 2, 0, 1, 3, 2, 1, 3, 0, 3, 2, 3, 1, 2, 1, 4, 2, 2, 3, 3, 0, 3, 2, 1, 1, 2, 3, 1, 2, 1, 1, 1, 2, 1, 1, 1, 4, 2, 0, 1, 2, 3, 2, 2, 1, 2, 2, 2, 3, 1, 1, 2, 2, 0, 4, 1, 3, 2, 0, 0, 4, 1, 2, 1, 2, 3, 0, 1, 0, 3, 1, 3, 3, 0, 0, 3, 1, 1, 1, 2, 2, 4, 2, 6, 2, 3, 1, 1, 0, 2, 1, 3, 4, 1, 4, 1, 1, 5, 1, 1, 4, 0, 0, 0, 3, 1, 1, 3, 1, 2, 2, 2, 3, 0, 0, 1, 1, 2, 0, 2, 1, 2, 1, 1, 1, 3, 2, 2, 1, 0, 2, 3, 4, 2, 2, 0, 2, 3, 1, 3, 2, 1, 2, 2, 1, 2, 0, 1, 0, 2, 4, 2, 3, 3, 0, 2, 1, 2, 2, 2, 0, 0, 1, 0, 1, 1, 1, 0, 1, 3, 1, 2, 0, 1, 1, 0, 3, 0, 0, 3, 0, 3, 3, 3, 2, 3, 3, 3, 0, 1, 1, 2, 0, 0, 2, 0, 0, 1, 1, 1, 2, 1, 1, 0, 0, 1, 2, 1, 2, 8, 1, 1, 3, 4, 1, 4, 1, 1, 0, 4, 2, 4, 6, 2, 3, 0, 2, 2, 2, 2, 5, 5, 1, 1, 3, 2, 3, 3, 2, 1, 3, 1, 2, 4, 3, 1, 0, 3, 2, 0, 2, 4, 3, 1, 2, 1, 4, 0, 2, 1, 1, 2, 1, 2, 4, 1, 2, 4, 1, 3, 2, 0, 4, 3, 1, 3, 3, 1, 2, 3, 1, 2, 3, 2, 1, 3, 1, 3, 3, 3, 3, 1, 2, 1, 4, 1, 0, 1, 2, 3, 4, 1, 2, 3, 0, 5, 3, 3, 3, 0, 1, 2, 2, 4, 1, 1, 2, 0, 0, 1, 2, 2, 2, 2, 1, 1, 3, 3, 0, 4, 0, 1, 2, 1, 2, 2, 1, 2, 1, 0, 1, 2, 3, 2, 2, 2, 1, 1, 1, 2, 0, 1, 2, 1, 0, 0, 2, 1, 0, 5, 0, 1, 2, 1, 0, 2, 1, 1, 1, 3, 5, 2, 1, 3, 3, 3, 2, 0, 4, 0, 0, 5, 3, 0, 1, 3, 2, 3, 2, 2, 0, 3, 1, 2, 0, 1, 0, 2, 2, 2, 2, 0, 1, 2, 2, 1, 4, 3, 0, 1, 3, 1, 1, 2, 3, 2, 1, 2, 2, 1, 1, 2, 2, 2, 2, 2, 2, 1, 6, 2, 3, 2, 2, 0, 1, 2, 3, 4, 1, 1, 2, 3, 1, 0, 0, 1, 1, 0, 1, 2, 1, 4, 1, 1, 1, 1, 5, 2, 2, 1, 2, 2, 1, 1, 5, 5, 1, 3, 3, 1, 3, 1, 0, 0, 5, 1, 0, 3, 1, 0, 3, 1, 3, 2, 1, 2, 3, 0, 2, 1, 2, 1, 4, 0, 1, 1, 2, 3, 0, 3, 1, 2, 1, 2, 1, 1, 1, 1, 3, 1, 3, 2, 1, 1, 4, 0, 2, 2, 5, 1, 3, 2, 3, 0, 1, 1, 2, 1, 2, 3, 0, 0, 0, 0, 0, 1, 2, 1, 2, 2, 2, 3, 1, 2, 0, 1, 3, 0, 1, 2, 2, 2, 1, 0, 0, 4, 2, 0, 2, 2, 1, 0, 2, 1, 4, 2, 1, 2, 1, 0, 2, 0, 2, 1, 1, 2, 0, 2, 3, 1, 2, 1, 3, 1, 1, 1, 2, 1, 1, 1, 3, 0, 2, 0, 1, 1, 3, 1, 1, 3, 1, 4, 4, 1, 1, 3, 5, 1, 2, 2, 2, 2, 2, 0, 2, 1, 3, 4, 2, 2, 1, 1, 2, 1, 3, 2, 2, 1, 1, 3, 1, 2, 1, 2, 2, 1, 2, 2, 0, 3, 2, 1, 2, 3, 4, 3, 3, 3, 1, 2, 3, 1, 0, 2, 2, 2, 2, 2, 1, 3, 3, 2, 2, 2, 1, 2, 4, 1, 2, 4, 1, 3, 2, 2, 1, 2, 1, 3, 0, 2, 1, 2, 1, 2, 2, 0, 4, 0, 2, 1, 4, 1, 3, 1, 2, 1, 2, 1, 1, 3, 2, 1, 1, 3, 2, 3, 1, 0, 2, 1, 0, 4, 0, 0, 1, 2, 3, 1, 2, 1, 1, 5, 2, 0, 2, 1, 2, 2, 2, 2, 2, 1, 1, 0, 4, 3, 1, 1, 2, 3, 3, 3, 2, 4, 2, 1, 3, 4, 1, 5, 2, 2, 3, 2, 2, 0, 3, 1, 0, 2, 2, 3, 1, 3, 1, 2, 0, 1, 3, 0, 3, 5, 2, 3, 1, 1, 1, 3, 2, 2, 1, 3, 1, 3, 3, 2, 3, 2, 2, 2, 2, 3, 3, 2, 1, 3, 3, 2, 2, 3, 3, 2, 1, 1, 0, 1, 3, 1, 2, 1, 2, 4, 1, 0, 1, 3, 2, 0, 3, 0, 3, 1, 3, 2, 3, 2, 2, 1, 2, 2, 2, 5, 3, 2, 4, 3, 1, 3, 4, 1, 2, 1, 3, 6, 0, 2, 3, 1, 3, 2, 1, 3, 4, 2, 1, 2, 0, 3, 1, 2, 4, 4, 3, 3, 3, 3, 3, 3, 2, 2, 1, 0, 0, 4, 2, 2, 4, 3, 0, 3, 1, 2, 2, 2, 1, 3, 1, 2, 3, 0, 1, 1, 0, 2, 1, 4, 0, 4, 3, 3, 0, 1, 2, 4, 2, 2, 3, 5, 3, 3, 2, 2, 3, 4, 1, 0, 0, 1, 1, 3, 1, 2, 1, 2, 1, 3, 2, 0, 2, 0, 4, 2, 1, 4, 1, 1, 2, 3, 5, 1, 2, 1, 0, 0, 0, 0, 0, 1, 0, 2, 3, 0, 2, 2, 1, 1, 3, 3, 3, 0, 2, 3, 1, 1, 1, 1, 1, 2, 2, 4, 2, 2, 2, 1, 3, 1, 2, 1, 0, 1, 1, 1, 1, 2, 1, 4, 0, 2, 2, 1, 3, 1, 2, 2, 1, 0, 2, 3, 2, 1, 3, 0, 4, 3, 2, 0, 1, 0, 1, 1, 4, 3, 3, 1, 3, 0, 2, 2, 1, 2, 3, 1, 0, 0, 1, 0, 1, 1, 2, 1, 1, 1, 2, 4, 2, 0, 0, 0, 2, 2, 3, 2, 4, 2, 0, 2, 1, 2, 2, 2, 1, 2, 0, 1, 1, 0, 0, 1, 1, 1, 3, 1, 2, 3, 2, 0, 2, 4, 0, 4, 2, 1, 3, 1, 1, 0, 3, 2, 1, 3, 3, 2, 1, 3, 3, 3, 1, 0, 2, 1, 3, 1, 0, 3, 3, 1, 3, 3, 2, 2, 2, 1, 3, 1, 3, 0, 4, 1, 4, 3, 1, 2, 1, 3, 1, 2, 1, 3, 3, 0, 1, 3, 0, 1, 0, 2, 1, 1, 1, 4, 2, 2, 3, 2, 2, 3, 3, 2, 2, 2, 1, 2, 3, 5, 2, 2, 4, 3, 2, 4, 2, 3, 1, 3, 1, 2, 2, 1, 2, 2, 1, 5, 2, 2, 2, 2, 1, 0, 1, 3, 2, 2, 2, 2, 2, 2, 3, 1, 1, 2, 2, 2, 4, 2, 3, 3, 0, 4, 2, 4, 1, 4, 2, 1, 1, 3, 1, 3, 3, 2, 2, 2, 3, 2, 1, 2, 1, 1, 1, 4, 2, 2, 1, 0, 2, 4, 2, 2, 3, 2, 3, 1, 1, 1, 5, 1, 2, 1, 5, 1, 2, 2, 2, 4, 2, 3, 3, 2, 3, 2, 3, 2, 1, 6, 4, 3, 5, 2, 4, 2, 3, 1, 1, 2, 0, 2, 1, 2, 4, 1, 2, 5, 1, 2, 2, 2, 3, 1, 4, 3, 1, 3, 3, 0, 1, 2, 1, 4, 2, 1, 2, 2, 2, 3, 1, 1, 2, 1, 0, 0, 0, 2, 2, 3, 2, 3, 1, 2, 3, 2, 2, 0, 3, 1, 4, 3, 2, 1, 1, 2, 1, 1, 1, 0, 2, 3, 1, 3, 0, 0, 4, 2, 2, 3, 0, 3, 4, 1, 2, 0, 1, 3, 3, 1, 1, 3, 2, 2, 2, 2, 1, 2, 3, 2, 1, 2, 2, 2, 3, 2, 2, 1, 1, 2, 2, 1, 1, 3, 4, 1, 2, 3, 2, 3, 2, 1, 1, 3, 2, 2, 2, 1, 2, 2, 1, 5, 0, 5, 3, 2, 3, 2, 0, 0, 4, 1, 2, 2, 2, 1, 1, 3, 2, 1, 1, 2, 2, 1, 2, 2, 0, 2, 2, 3, 1, 2, 1, 6, 2, 2, 1, 2, 2, 3, 0, 3, 3, 2, 2, 5, 3, 3, 0, 1, 2, 0, 1, 1, 2, 0, 1, 0, 1, 0, 3, 2, 1, 0, 3, 2, 5, 2, 3, 3, 1, 1, 0, 2, 1, 1, 3, 1, 1, 2, 4, 1, 2, 3, 1, 0, 3, 3, 2, 0, 2, 2, 4, 2, 3, 0, 1, 1, 1, 2, 1, 0, 3, 1, 2, 3, 1, 1, 2, 2, 2, 1, 1, 1, 1, 2, 4, 0, 2, 0, 3, 2, 3, 0, 2, 4, 2, 2, 1, 2, 3, 3, 2, 1, 0, 3, 2, 1, 2, 1, 0, 3, 1, 3, 2, 1, 1, 2, 1, 4, 3, 2, 2, 1, 2, 2, 1, 1, 3, 1, 1, 0, 2, 1, 1, 2, 2, 1, 1, 1, 1, 0, 2, 0, 0, 1, 0, 0, 3, 2, 2, 2, 3, 1, 2, 4, 4, 4, 4, 1, 1, 3, 3, 1, 1, 2, 1, 0, 2, 2, 2, 3, 1, 4, 4, 2, 1, 3, 2, 2, 2, 1, 1, 2, 0, 5, 5, 2, 1, 3, 3, 1, 1, 2, 3, 1, 3, 1, 2, 3, 0, 1, 2, 0, 0, 2, 3, 1, 0, 2, 4, 2, 1, 2, 3, 3, 1, 2, 3, 1, 4, 2, 3, 3, 1, 5, 1, 2, 2, 1, 3, 2, 1, 2, 2, 4, 4, 1, 1, 3, 1, 3, 1, 4, 0, 1, 3, 2, 0, 2, 1, 2, 3, 1, 4, 2, 4, 0, 1, 2, 3, 1, 4, 2, 1, 2, 1, 3, 0, 3, 2, 4, 2, 3, 2, 1, 1, 1, 5, 3, 2, 1, 2, 0, 1, 1, 0, 3, 3, 3, 1, 0, 1, 1, 0, 2, 0, 2, 1, 1, 1, 2, 1, 2, 2, 2, 3, 4, 1, 4, 3, 0, 1, 1, 1, 1, 2, 2, 3, 2, 4, 3, 2, 4, 2, 4, 1, 3, 1, 1, 3, 3, 5, 1, 0, 3, 4, 1, 2, 1, 1, 3, 4, 1, 1, 1, 3, 2, 2, 3, 0, 2, 3, 2, 3, 2, 2, 2, 1, 3, 1, 2, 3, 4, 1, 0, 3, 1, 3, 2, 1, 2, 0, 0, 2, 4, 0, 2, 1, 3, 2, 0, 1, 4, 1, 2, 3, 1, 1, 2, 2, 1, 3, 2, 2, 2, 2, 3, 3, 2, 2, 0, 2, 1, 1, 1, 3, 1, 4, 2, 1, 1, 3, 3, 1, 5, 3, 1, 0, 2, 3, 2, 0, 3, 1, 3, 2, 4, 2, 1, 4, 1, 0, 3, 2, 1, 1, 2, 1, 0, 0, 1, 3, 0, 1, 2, 3, 2, 2, 3, 4, 2, 3, 1, 3, 3, 2, 2, 6, 3, 1, 1, 0, 1, 2, 4, 1, 1, 0, 1, 0, 2, 1, 3, 4, 0, 4, 1, 0, 4, 4, 1, 1, 3, 1, 2, 1, 2, 3, 2, 1, 0, 1, 1, 0, 0, 0, 0, 2, 2, 0, 1, 0, 2, 0, 0, 4, 2, 0, 1, 2, 3, 0, 1, 1, 4, 2, 0, 1, 3, 0, 2, 1, 1, 3, 0, 0, 2, 3, 0, 1, 1, 2, 4, 0, 2, 1, 1, 1, 4, 1, 0, 4, 0, 1, 1, 1, 2, 2, 0, 3, 1, 1, 1, 0, 0, 1, 1, 1, 3, 0, 1, 0, 1, 0, 0, 1, 0, 4, 2, 2, 1, 1, 3, 2, 0, 1, 1, 2, 3, 1, 2, 1, 2, 2, 1, 0, 0, 2, 0, 1, 0, 3, 0, 0, 1, 0, 0, 2, 0, 0, 2, 1, 0, 1, 2, 4, 4, 0, 0, 0, 1, 0, 2, 1, 1, 1, 0, 2, 0, 0, 0, 0, 0, 5, 0, 0, 2, 0, 1, 0, 3, 2, 0, 0, 1, 0, 0, 2, 0, 3, 4, 1, 1, 1, 2, 2, 0, 1, 0, 2, 2, 0, 0, 1, 1, 1, 0, 0, 2, 3, 0, 0, 1, 1, 0, 1, 2, 3, 0, 1, 0, 3, 1, 1, 0, 3, 2, 1, 1, 0, 4, 0, 0, 0, 2, 2, 1, 1, 2, 2, 2, 0, 0, 4, 1, 1, 0, 1, 1, 1, 0, 0, 2, 1, 0, 0, 0, 0, 0, 1, 2, 2, 0, 0, 0, 1, 1, 0, 3, 2, 1, 1, 2, 2, 1, 1, 2, 0, 1, 1, 2, 1, 0, 1, 3, 3, 0, 1, 2, 3, 1, 1, 2, 3, 3, 4, 2, 2, 0, 2, 1, 1, 2, 2, 2, 1, 1, 1, 2, 4, 2, 2, 2, 1, 2, 2, 0, 2, 1, 0, 0, 3, 0, 0, 0, 0, 1, 2, 1, 1, 0, 0, 1, 0, 1, 1, 2, 1, 0, 0, 2, 2, 1, 1, 0, 1, 1, 3, 1, 0, 0, 1, 2, 1, 0, 0, 0, 1, 0, 2, 1, 1, 1, 2, 0, 1, 0, 2, 1, 2, 1, 1, 1, 1, 1, 1, 1, 0, 1, 0, 1, 0, 0, 4, 1, 0, 0, 0, 1, 2, 2, 2, 2, 2, 2, 2, 1, 1, 1, 0, 1, 1, 0, 1, 0, 0, 0, 2, 1, 2, 2, 2, 0, 0, 1, 1, 1, 1, 2, 1, 0, 0, 0, 0, 0, 0, 1, 0, 1, 3, 0, 0, 0, 0, 0, 0, 0, 1, 1, 0, 1, 0, 0, 1, 0, 2, 0, 0, 1, 1, 2, 1, 2, 0, 2, 0, 1, 0, 0, 0, 1, 3, 1, 0, 1, 3, 0, 1, 0, 0, 0, 3, 1, 1, 0, 0, 0, 3, 1, 0, 2, 2, 0, 0, 1, 1, 1, 0, 0, 2, 2, 0, 1, 2, 2, 2, 0, 0, 0, 0, 1, 1, 0, 1, 3, 0, 2, 0, 2, 0, 0, 0, 2, 0, 0, 2, 2, 1, 0, 1, 1, 3, 2, 2, 0, 0, 3, 2, 1, 3, 0, 2, 2, 1, 1, 1, 1, 1, 0, 2, 2, 3, 2, 0, 1, 1, 1, 0, 3, 0, 1, 2, 0, 2, 2, 2, 1, 1, 1, 1, 1, 3, 3, 2, 3, 2, 1, 2, 2, 2, 0, 1, 1, 4, 2, 2, 2, 2, 2, 0, 0, 1, 1, 3, 3, 4, 2, 0, 2, 1, 1, 0, 5, 0, 1, 2, 0, 1, 2, 2, 0, 2, 1, 1, 2, 2, 5, 3, 1, 3, 3, 1, 1, 4, 1, 0, 0, 1, 3, 4, 1, 1, 1, 2, 1, 4, 3, 0, 0, 2, 2, 3, 2, 2, 1, 3, 1, 2, 2, 1, 0, 3, 2, 1, 2, 0, 1, 4, 2, 3, 2, 3, 2, 5, 2, 0, 2, 1, 3, 4, 2, 3, 4, 5, 3, 0, 1, 4, 1, 2, 3, 1, 0, 0, 0, 3, 3, 0, 2, 0, 1, 2, 2, 1, 2, 2, 4, 1, 1, 2, 4, 0, 1, 2, 2, 0, 2, 1, 3, 1, 1, 2, 2, 1, 1, 5, 5, 2, 1, 6, 2, 4, 1, 3, 1, 3, 2, 0, 1, 2, 3, 3, 2, 4, 2, 1, 3, 3, 3, 2, 5, 4, 1, 2, 2, 1, 0, 2, 3, 1, 0, 2, 1, 2, 3, 1, 0, 2, 2, 2, 1, 0, 2, 2, 1, 1, 5, 2, 1, 2, 1, 0, 2, 5, 3, 1, 1, 4, 1, 2, 2, 3, 0, 0, 1, 1, 3, 2, 3, 3, 1, 4, 1, 1, 0, 1, 1, 2, 2, 1, 1, 2, 2, 3, 3, 3, 4, 1, 0, 0, 1, 2, 2, 0, 4, 0, 1, 3, 3, 0, 0, 3, 1, 3, 4, 1, 3, 1, 0, 1, 2, 1, 1, 3, 3, 1, 4, 2, 3, 1, 5, 1, 1, 1, 2, 2, 3, 4, 2, 3, 1, 1, 2, 1, 4, 1, 1, 4, 0, 1, 0, 1, 2, 1, 1, 0, 3, 2, 1, 4, 3, 0, 0, 2, 0, 1, 2, 2, 1, 1, 2, 2, 2, 3, 2, 1, 3, 1, 1, 1, 1, 2, 1, 2, 3, 2, 0, 3, 1, 1, 0, 0, 0, 1, 1, 3, 2, 1, 1, 3, 1, 3, 2, 3, 2, 3, 1, 0, 4, 2, 1, 1, 1, 3, 4, 3, 6, 3, 6, 2, 2, 3, 2, 2, 2, 3, 2, 1, 3, 2, 3, 2, 1, 4, 3, 3, 1, 2, 0, 1, 3, 2, 3, 2, 0, 0, 0, 1, 3, 1, 2, 0, 1, 3, 1, 3, 2, 2, 2, 4, 3, 1, 0, 1, 3, 0, 0, 2, 0, 1, 2, 1, 2, 3, 4, 2, 1, 1, 2, 2, 0, 1, 2, 4, 1, 3, 3, 3, 3, 2, 2, 2, 2, 1, 2, 1, 1, 1, 3, 1, 0, 0, 3, 3, 5, 1, 2, 1, 1, 2, 2, 0, 1, 2, 2, 2, 0, 2, 0, 2, 4, 3, 0, 3, 3, 3, 0, 2, 0, 2, 1, 2, 3, 3, 1, 1, 2, 1, 4, 1, 2, 3, 3, 2, 1, 2, 1, 1, 1, 1, 0, 2, 3, 3, 3, 0, 2, 2, 2, 3, 4, 2, 3, 3, 2, 3, 1, 1, 1, 0, 3, 2, 2, 3, 1, 0, 1, 2, 2, 4, 3, 2, 3, 0, 2, 1, 2, 2, 1, 1, 1, 3, 0, 1, 1, 4, 2, 3, 2, 3, 2, 3, 0, 2, 1, 2, 1, 1, 3, 0, 2, 2, 3, 4, 2, 2, 2, 3, 3, 1, 0, 1, 0, 3, 2, 1, 2, 0, 3, 4, 1, 1, 2, 2, 2, 2, 3, 2, 4, 1, 1, 2, 1, 1, 0, 2, 2, 1, 4, 1, 1, 0, 3, 2, 0, 1, 1, 3, 0, 3, 1, 1, 4, 2, 1, 2, 2, 1, 1, 4, 3, 2, 1, 0, 1, 2, 0, 1, 3, 2, 1, 2, 1, 2, 4, 3, 3, 3, 0, 1, 1, 4, 4, 2, 2, 3, 1, 2, 2, 2, 1, 2, 1, 1, 4, 1, 4, 2, 1, 3, 1, 3, 1, 1, 3, 1, 0, 2, 3, 2, 2, 2, 4, 1, 3, 0, 2, 2, 2, 1, 1, 3, 1, 0, 2, 0, 0, 1, 1, 1, 0, 3, 3, 3, 3, 0, 1, 4, 1, 3, 2, 2, 2, 1, 0, 0, 4, 3, 1, 2, 3, 2, 1, 3, 2, 3, 3, 2, 1, 1, 4, 1, 1, 1, 0, 2, 2, 2, 4, 4, 3, 4, 1, 4, 4, 2, 2, 1, 3, 2, 1, 0, 1, 1, 3, 0, 3, 0, 3, 2, 0, 1, 1, 1, 0, 2, 2, 3, 0, 2, 2, 0, 5, 3, 1, 0, 1, 4, 3, 0, 1, 0, 4, 1, 2, 0, 2, 0, 4, 3, 2, 2, 3, 2, 2, 4, 1, 1, 2, 1, 2, 1, 3, 1, 3, 4, 2, 1, 2, 2, 3, 1, 3, 1, 2, 2, 3, 2, 3, 2, 2, 3, 2, 4, 0, 0, 1, 2, 3, 3, 3, 0, 3, 1, 3, 3, 3, 2, 3, 2, 2, 3, 3, 2, 1, 3, 1, 3, 3, 2, 0, 3, 4, 2, 1, 2, 5, 1, 3, 1, 3, 1, 2, 3, 1, 4, 1, 3, 1, 1, 3, 1, 2, 2, 3, 4, 1, 1, 2, 4, 1, 2, 2, 4, 2, 2, 1, 1, 1, 1, 3, 2, 2, 1, 3, 4, 3, 1, 3, 0, 3, 5, 3, 3, 4, 3, 2, 3, 0, 2, 2, 3, 3, 3, 1, 3, 2, 4, 3, 2, 3, 1, 1, 1, 3, 0, 3, 1, 1, 2, 2, 2, 1, 3, 2, 1, 2, 2, 1, 2, 1, 1, 2, 2, 1, 2, 2, 1, 4, 1, 2, 2, 0, 2, 2, 2, 4, 3, 0, 1, 2, 2, 5, 1, 4, 3, 1, 1, 1, 4, 2, 2, 1, 2, 1, 1, 3, 1, 3, 2, 1, 2, 1, 1, 3, 4, 0, 2, 2, 2, 3, 4, 0, 4, 1, 1, 1, 0, 1, 1, 2, 2, 0, 0, 1, 1, 1, 1, 0, 3, 1, 4, 0, 2, 2, 0, 2, 1, 2, 1, 0, 3, 1, 3, 2, 5, 1, 2, 2, 1, 4, 0, 3, 1, 1, 1, 1, 1, 2, 0, 0, 0, 1, 2, 1, 2, 2, 2, 3, 1, 1, 3, 2, 2, 2, 1, 1, 2, 2, 0, 1, 2, 1, 2, 2, 1, 3, 1, 0, 2, 1, 2, 1, 1, 0, 2, 2, 1, 0, 4, 3, 2, 1, 2, 4, 1, 1, 2, 5, 1, 2, 1, 3, 1, 3, 3, 1, 1, 1, 4, 2, 2, 4, 3, 3, 3, 1, 4, 0, 2, 0, 5, 2, 2, 3, 5, 3, 1, 5, 3, 4, 2, 3, 3, 3, 5, 3, 3, 0, 4, 3, 3, 3, 2, 2, 0, 3, 2, 4, 1, 2, 2, 1, 3, 1, 5, 3, 4, 0, 4, 3, 1, 2, 3, 3, 0, 3, 1, 1, 2, 2, 2, 1, 1, 2, 1, 2, 3, 1, 0, 1, 2, 1, 1, 1, 2, 2, 2, 3, 2, 1, 2, 2, 3, 2, 2, 5, 2, 2, 2, 5, 2, 3, 2, 2, 1, 2, 2, 0, 5, 2, 2, 1, 2, 1, 2, 1, 4, 2, 2, 0, 6, 3, 0, 2, 2, 2, 2, 4, 1, 2, 1, 1, 1, 3, 2, 3, 1, 0, 1, 1, 2, 1, 1, 2, 1, 1, 1, 2, 2, 1, 3, 1, 4, 3, 2, 0, 3, 0, 3, 3, 2, 4, 0, 2, 3, 2, 3, 3, 3, 3, 4, 3, 2, 1, 2, 4, 4, 4, 3, 3, 1, 1, 2, 3, 0, 3, 2, 4, 1, 1, 5, 0, 2, 2, 1, 0, 0, 4, 2, 1, 0, 0, 1, 3, 2, 2, 1, 3, 2, 2, 3, 2, 1, 1, 0, 2, 4, 2, 3, 2, 2, 1, 2, 2, 3, 1, 3, 1, 2, 2, 4, 2, 7, 2, 5, 3, 1, 3, 2, 3, 2, 2, 3, 3, 2, 3, 0, 2, 2, 2, 1, 1, 2, 1, 0, 2, 1, 3, 1, 2, 3, 2, 2, 1, 1, 1, 3, 0, 3, 1, 2, 1, 4, 2, 2, 1, 2, 2, 1, 2, 2, 2, 0, 2, 2, 2, 0, 2, 2, 1, 0, 2, 0, 0, 1, 4, 2, 2, 1, 2, 4, 4, 4, 2, 1, 1, 3, 1, 2, 3, 2, 4, 1, 0, 3, 2, 3, 2, 1, 1, 2, 3, 1, 3, 1, 1, 2, 2, 3, 1, 0, 2, 2, 1, 1, 1, 1, 2, 4, 1, 2, 1, 0, 2, 1, 0, 1, 0, 3, 1, 3, 3, 3, 2, 0, 2, 3, 1, 1, 2, 2, 2, 1, 1, 2, 1, 2, 1, 1, 1, 2, 1, 0, 3, 1, 0, 1, 2, 2, 3, 1, 0, 3, 1, 4, 2, 2, 1, 2, 4, 1, 3, 2, 0, 2, 3, 0, 1, 1, 2, 2, 1, 4, 1, 3, 2, 1, 2, 0, 1, 2, 2, 1, 1, 3, 0, 1, 1, 0, 2, 2, 1, 1, 1, 1, 0, 1, 2, 3, 2, 3, 2, 4, 2, 1, 2, 2, 2, 2, 1, 3, 2, 1, 4, 1, 1, 1, 2, 5, 2, 3, 2, 2, 3, 1, 2, 2, 0, 1, 1, 1, 3, 1, 0, 2, 0, 2, 4, 0, 3, 2, 0, 2, 1, 1, 1, 0, 2, 2, 2, 1, 0, 2, 1, 3, 2, 1, 3, 2, 0, 5, 2, 1, 4, 3, 2, 2, 0, 2, 1, 3, 2, 4, 1, 4, 3, 1, 3, 1, 3, 2, 2, 3, 3, 2, 2, 3, 1, 1, 3, 3, 2, 2, 1, 0, 1, 2, 3, 4, 2, 2, 3, 5, 2, 3, 3, 0, 4, 2, 1, 2, 1, 0, 1, 1, 2, 1, 4, 1, 5, 1, 1, 3, 4, 4, 2, 2, 3, 0, 5, 2, 3, 4, 2, 1, 1, 3, 2, 0, 1, 2, 4, 2, 3, 3, 0, 2, 3, 2, 4, 2, 2, 3, 5, 3, 3, 2, 1, 2, 1, 3, 2, 1, 3, 2, 2, 2, 0, 3, 3, 3, 5, 2, 3, 2, 2, 3, 2, 1, 2, 1, 1, 1, 1, 0, 1, 1, 2, 1, 1, 4, 1, 2, 1, 1, 1, 2, 3, 3, 1, 4, 2, 1, 2, 4, 2, 2, 2, 0, 2, 1, 2, 2, 2, 1, 1, 4, 1, 2, 2, 1, 0, 1, 1, 2, 1, 3, 2, 3, 2, 3, 1, 0, 4, 1, 0, 3, 3, 1, 5, 1, 0, 0, 2, 2, 0, 2, 0, 3, 1, 1, 3, 0, 0, 1, 1, 1, 2, 1, 2, 2, 1, 1, 2, 1, 3, 2, 1, 1, 2, 2, 2, 0, 1, 1, 2, 5, 1, 1, 3, 1, 0, 3, 1, 3, 2, 1, 3, 0, 2, 1, 1, 1, 2, 0, 0, 1, 1, 3, 2, 1, 1, 3, 0, 3, 3, 2, 3, 2, 2, 4, 1, 3, 4, 1, 3, 1, 1, 1, 1, 2, 2, 1, 3, 0, 4, 0, 6, 3, 3, 2, 2, 2, 2, 1, 2, 1, 2, 3, 1, 2, 3, 3, 2, 1, 4, 2, 4, 4, 1, 1, 2, 3, 1, 3, 2, 2, 2, 3, 3, 2, 3, 1, 3, 0, 4, 1, 3, 2, 1, 4, 4, 1, 5, 2, 3, 0, 1, 2, 0, 1, 1, 1, 1, 4, 2, 3, 2, 1, 2, 2, 0, 1, 2, 1, 1, 2, 0, 2, 0, 1, 1, 2, 0, 1, 3, 2, 3, 0, 4, 0, 1, 3, 2, 4, 1, 3, 2, 3, 3, 2, 1, 0, 2, 1, 3, 4, 1, 1, 1, 1, 1, 0, 1, 2, 2, 0, 3, 2, 2, 2, 1, 1, 3, 0, 3, 2, 1, 1, 3, 1, 2, 1, 1, 1, 1, 0, 3, 1, 2, 1, 1, 4, 1, 2, 2, 4, 3, 1, 2, 2, 1, 3, 1, 2, 0, 2, 1, 2, 1, 0, 3, 2, 2, 1, 3, 2, 1, 1, 0, 3, 3, 1, 1, 1, 1, 3, 3, 1, 3, 0, 1, 1, 1, 0, 2, 1, 2, 2, 3, 2, 4, 2, 0, 6, 2, 2, 4, 1, 3, 2, 2, 1, 1, 2, 1, 2, 5, 0, 2, 1, 2, 2, 3, 1, 1, 2, 2, 2, 0, 1, 2, 2, 4, 1, 1, 2, 2, 1, 4, 2, 0, 2, 2, 0, 2, 2, 2, 2, 1, 4, 2, 1, 2, 3, 1, 3, 2, 2, 1, 3, 1, 1, 3, 3, 2, 1, 2, 1, 2, 1, 0, 0, 1, 2, 0, 1, 2, 2, 1, 2, 2, 2, 0, 2, 1, 2, 0, 1, 4, 2, 0, 2, 3, 2, 1, 1, 0, 2, 1, 3, 1, 2, 1, 1, 1, 2, 3, 1, 0, 2, 1, 3, 2, 1, 2, 1, 1, 2, 1, 1, 2, 1, 0, 2, 1, 1, 3, 4, 2, 1, 1, 1, 3, 1, 4, 2, 2, 1, 3, 1, 1, 3, 1, 1, 4, 0, 2, 1, 3, 2, 2, 3, 3, 3, 1, 2, 3, 3, 2, 2, 4, 1, 3, 2, 1, 0, 4, 2, 0, 3, 2, 1, 2, 2, 1, 4, 2, 2, 3, 1, 2, 3, 1, 2, 4, 1, 2, 0, 1, 4, 1, 4, 2, 1, 0, 1, 3, 1, 2, 3, 0, 1, 4, 0, 1, 0, 0, 1, 1, 2, 2, 0, 0, 1, 3, 2, 1, 1, 5, 2, 1, 2, 2, 2, 4, 2, 0, 3, 2, 1, 0, 2, 1, 4, 1, 2, 3, 0, 4, 1, 3, 1, 1, 1, 2, 2, 1, 3, 2, 0, 1, 3, 1, 1, 4, 1, 1, 3, 1, 1, 0, 2, 3, 1, 4, 4, 2, 2, 1, 3, 1, 2, 2, 1, 2, 4, 3, 1, 2, 3, 1, 2, 1, 2, 2, 0, 4, 2, 1, 3, 1, 0, 0, 0, 2, 1, 1, 1, 2, 2, 1, 1, 5, 2, 0, 3, 0, 1, 2, 0, 3, 2, 1, 1, 2, 3, 2, 4, 3, 1, 3, 1, 5, 2, 1, 1, 1, 1, 2, 3, 0, 3, 4, 0, 1, 1, 2, 4, 1, 2, 1, 1, 1, 0, 2, 0, 3, 3, 0, 1, 1, 0, 3, 5, 0, 1, 3, 0, 4, 2, 2, 3, 2, 3, 1, 2, 0, 2, 3, 1, 3, 3, 1, 2, 1, 2, 3, 2, 0, 2, 2, 4, 0, 3, 1, 1, 2, 0, 1, 0, 2, 1, 1, 0, 2, 1, 2, 1, 2, 1, 1, 1, 3, 1, 1, 2, 3, 1, 0, 1, 1, 1, 2, 1, 3, 0, 4, 1, 3, 1, 2, 2, 2, 1, 1, 1, 2, 2, 1, 0, 2, 1, 2, 1, 1, 2, 1, 1, 3, 2, 2, 2, 1, 5, 4, 1, 2, 1, 3, 1, 0, 0, 1, 2, 3, 2, 2, 2, 0, 1, 1, 2, 3, 3, 2, 0, 1, 0, 2, 2, 1, 2, 2, 3, 1, 2, 0, 0, 3, 2, 3, 1, 2, 1, 2, 0, 2, 1, 1, 3, 2, 1, 1, 2, 2, 1, 1, 2, 0, 0, 1, 2, 2, 3, 1, 0, 3, 3, 1, 0, 0, 2, 1, 2, 1, 1, 3, 2, 1, 2, 1, 1, 0, 1, 2, 1, 4, 2, 0, 2, 2, 0, 2, 0, 0, 3, 1, 0, 0, 2, 0, 2, 1, 3, 1, 3, 3, 2, 1, 2, 1, 2, 1, 1, 2, 0, 3, 1, 1, 1, 0, 2, 3, 1, 2, 2, 1, 3, 1, 1, 1, 1, 2, 2, 2, 1, 2, 1, 2, 1, 2, 3, 1, 2, 3, 0, 1, 3, 1, 1, 1, 0, 1, 3, 1, 1, 1, 2, 3, 2, 1, 1, 1, 2, 2, 2, 1, 1, 1, 2, 1, 4, 1, 2, 1, 3, 1, 3, 2, 1, 2, 0, 0, 4, 1, 1, 2, 1, 2, 1, 1, 0, 1, 1, 1, 1, 1, 1, 1, 2, 5, 3, 1, 1, 1, 1, 0, 2, 1, 0, 3, 0, 1, 3, 3, 1, 1, 2, 3, 4, 1, 1, 2, 1, 0, 1, 3, 2, 2, 1, 3, 1, 2, 3, 2, 2, 1, 1, 1, 1, 1, 0, 0, 0, 2, 1, 0, 0, 3, 5, 2, 5, 0, 1, 3, 1, 2, 0, 2, 1, 2, 1, 2, 1, 0, 4, 4, 3, 1, 2, 2, 0, 3, 1, 3, 2, 2, 0, 3, 0, 5, 1, 2, 3, 1, 2, 3, 2, 2, 1, 1, 1, 1, 2, 3, 2, 1, 1, 2, 2, 0, 1, 1, 2, 1, 2, 1, 1, 1, 3, 0, 1, 3, 2, 2, 2, 1, 1, 2, 2, 2, 1, 1, 1, 2, 1, 0, 3, 2, 2, 1, 2, 3, 3, 0, 2, 3, 1, 0, 1, 1, 3, 1, 2, 1, 1, 0, 1, 2, 5, 1, 3, 0, 2, 2, 3, 2, 1, 2, 2, 2, 2, 0, 1, 1, 1, 3, 2, 2, 3, 2, 3, 2, 0, 2, 2, 2, 2, 0, 2, 0, 1, 2, 3, 4, 1, 1, 1, 1, 2, 2, 2, 2, 2, 3, 3, 0, 6, 1, 1, 5, 2, 2, 3, 3, 2, 2, 1, 2, 1, 3, 2, 2, 4, 1, 1, 2, 3, 2, 1, 1, 3, 2, 1, 1, 1, 2, 3, 1, 2, 2, 2, 3, 1, 4, 3, 2, 4, 5, 2, 2, 4, 1, 0, 5, 2, 1, 3, 1, 2, 3, 2, 0, 3, 1, 0, 0, 0, 1, 0, 3, 1, 1, 2, 3, 2, 2, 1, 2, 2, 1, 3, 2, 2, 0, 4, 1, 1, 2, 5, 2, 1, 1, 1, 2, 2, 2, 3, 1, 3, 2, 0, 2, 1, 2, 1, 3, 2, 0, 2, 1, 3, 3, 3, 2, 2, 0, 1, 1, 2, 3, 1, 4, 2, 3, 2, 2, 3, 3, 2, 2, 2, 3, 2, 4, 1, 2, 2, 3, 3, 1, 3, 1, 3, 3, 2, 2, 1, 3, 3, 3, 0, 2, 4, 2, 0, 2, 2, 1, 1, 2, 0, 1, 2, 2, 1, 1, 0, 2, 2, 2, 3, 1, 1, 1, 1, 2, 1, 2, 0, 0, 3, 4, 2, 2, 1, 3, 1, 0, 3, 0, 2, 3, 0, 0, 1, 2, 2, 0, 1, 1, 1, 1, 2, 0, 1, 3, 2, 0, 2, 1, 2, 0, 2, 4, 3, 1, 4, 3, 3, 1, 2, 1, 2, 2, 2, 1, 1, 2, 2, 2, 3, 1, 1, 0, 2, 1, 2, 3, 0, 1, 0, 0, 3, 2, 2, 0, 3, 0, 0, 1, 3, 1, 1, 3, 1, 1, 1, 2, 0, 1, 0, 1, 1, 2, 1, 1, 1, 1, 0, 3, 2, 2, 2, 0, 1, 0, 1, 1, 2, 2, 2, 0, 2, 1, 3, 2, 2, 1, 2, 0, 2, 2, 1, 3, 4, 2, 2, 1, 2, 2, 2, 3, 2, 3, 1, 2, 1, 1, 2, 4, 1, 1, 2, 1, 4, 0, 1, 1, 2, 3, 3, 1, 0, 0, 2, 1, 2, 1, 1, 2, 4, 1, 1, 1, 1, 2, 1, 2, 1, 2, 1, 0, 3, 2, 1, 2, 0, 5, 1, 0, 3, 0, 2, 1, 1, 1, 3, 1, 1, 1, 0, 1, 3, 2, 1, 1, 0, 1, 2, 2, 1, 1, 2, 2, 1, 0, 0, 2, 4, 4, 2, 0, 3, 2, 1, 3, 4, 3, 1, 0, 2, 3, 0, 1, 2, 1, 1, 1, 3, 4, 2, 2, 1, 2, 1, 3, 1, 1, 3, 1, 2, 2, 1, 0, 1, 3, 0, 0, 0, 2, 3, 2, 2, 3, 1, 1, 2, 0, 1, 3, 0, 0, 3, 2, 3, 1, 4, 1, 4, 1, 1, 1, 0, 2, 1, 2, 1, 3, 2, 1, 1, 4, 1, 2, 1, 1, 1, 1, 1, 4, 4, 0, 2, 3, 2, 4, 3, 1, 5, 1, 3, 0, 1, 1, 1, 0, 3, 3, 0, 3, 1, 0, 1, 2, 4, 1, 1, 1, 1, 1, 4, 1, 2, 1, 3, 2, 2, 2, 2, 2, 3, 2, 1, 2, 1, 1, 2, 1, 1, 5, 0, 2, 1, 2, 3, 3, 2, 1, 1, 3, 3, 0, 1, 3, 4, 1, 2, 2, 2, 0, 1, 3, 1, 2, 2, 1, 0, 3, 2, 2, 1, 2, 2, 3, 1, 1, 4, 3, 2, 1, 2, 2, 1, 3, 0, 2, 2, 2, 4, 3, 2, 3, 2, 1, 1, 2, 3, 1, 3, 1, 0, 1, 2, 2, 3, 3, 1, 2, 0, 1, 2, 1, 1, 0, 1, 1, 1, 2, 2, 0, 1, 2, 0, 4, 2, 1, 2, 0, 1, 1, 1, 1, 1, 2, 1, 2, 1, 0, 2, 1, 4, 2, 1, 1, 1, 2, 1, 2, 1, 0, 2, 1, 3, 2, 1, 1, 0, 1, 3, 2, 1, 1, 2, 0, 2, 3, 3, 0, 0, 0, 2, 0, 1, 3, 2, 1, 0, 1, 2, 1, 4, 1, 1, 2, 4, 2, 1, 0, 2, 3, 1, 2, 1, 1, 1, 2, 2, 2, 3, 3, 2, 3, 3, 4, 2, 1, 4, 4, 1, 1, 1, 2, 2, 2, 0, 3, 2, 1, 3, 1, 2, 2, 2, 2, 3, 0, 4, 4, 2, 0, 4, 2, 4, 1, 4, 1, 0, 1, 4, 2, 1, 1, 2, 5, 4, 3, 3, 0, 1, 3, 2, 1, 1, 2, 2, 1, 1, 2, 0, 1, 0, 3, 2, 1, 2, 4, 0, 1, 0, 1, 1, 3, 3, 1, 3, 1, 2, 1, 2, 1, 4, 0, 4, 1, 1, 2, 3, 0, 1, 1, 4, 0, 1, 3, 1, 2, 1, 0, 1, 1, 1, 1, 4, 1, 2, 0, 0, 2, 1, 1, 0, 0, 2, 2, 3, 2, 1, 2, 3, 3, 1, 1, 2, 1, 1, 3, 0, 4, 2, 1, 2, 0, 1, 0, 1, 2, 1, 2, 2, 2, 1, 2, 0, 0, 1, 3, 1, 2, 0, 3, 1, 2, 2, 2, 1, 0, 2, 2, 2, 3, 2, 1, 3, 0, 1, 2, 2, 1, 2, 3, 0, 3, 0, 2, 0, 3, 0, 2, 3, 1, 1, 0, 3, 2, 4, 1, 3, 0, 0, 4, 2, 2, 2, 3, 2, 1, 1, 0, 1, 0, 3, 1, 1, 2, 4, 2, 0, 1, 1, 0, 0, 2, 2, 0, 0, 1, 0, 0, 0, 1, 4, 3, 1, 1, 2, 1, 2, 0, 2, 3, 3, 1, 0, 4, 3, 1, 1, 1, 1, 1, 2, 0, 3, 3, 1, 3, 2, 3, 1, 2, 0, 1, 4, 1, 0, 2, 2, 3, 0, 2, 1, 0, 0, 0, 2, 2, 1, 4, 0, 1, 2, 1, 1, 2, 1, 3, 1, 2, 2, 2, 2, 2, 1, 0, 2, 2, 3, 1, 3, 0, 3, 2, 2, 1, 1, 1, 3, 5, 1, 1, 2, 1, 0, 1, 1, 0, 2, 0, 1, 0, 2, 0, 0, 3, 2, 4, 0, 1, 3, 1, 0, 2, 0, 0, 1, 0, 1, 0, 2, 1, 0, 2, 1, 1, 2, 1, 1, 1, 0, 1, 2, 2, 2, 3, 1, 0, 0, 0, 1, 1, 1, 0, 1, 1, 0, 0, 1, 2, 1, 0, 2, 2, 1, 2, 3, 2, 3, 2, 2, 0, 0, 0, 3, 0, 2, 4, 2, 1, 1, 0, 1, 1, 3, 2, 0, 3, 2, 2, 0, 0, 2, 1, 1, 2, 2, 2, 2, 2, 2, 2, 2, 3, 2, 1, 1, 1, 0, 0, 3, 0, 3, 1, 2, 0, 1, 0, 2, 2, 1, 1, 0, 0, 1, 1, 1, 1, 1, 1, 2, 0, 2, 2, 1, 0, 1, 1, 1, 4, 1, 0, 2, 1, 4, 3, 1, 3, 1, 3, 0, 2, 2, 3, 0, 2, 3, 2, 1, 0, 0, 1, 2, 0, 2, 1, 0, 2, 2, 2, 2, 4, 2, 2, 2, 1, 3, 3, 3, 3, 3, 0, 3, 4, 5, 1, 0, 2, 1, 3, 0, 2, 4, 1, 2, 2, 2, 3, 2, 4, 1, 1, 0, 2, 0, 0, 2, 2, 3, 2, 2, 4, 3, 3, 2, 3, 1, 0, 0, 4, 2, 3, 1, 0, 2, 2, 1, 2, 1, 2, 5, 2, 2, 2, 2, 2, 2, 3, 2, 4, 3, 3, 3, 2, 1, 2, 1, 0, 3, 2, 0, 4, 4, 1, 2, 1, 2, 0, 2, 2, 2, 2, 3, 2, 1, 3, 3, 1, 1, 0, 1, 5, 3, 1, 1, 0, 3, 2, 1, 1, 3, 2, 0, 3, 0, 2, 2, 1, 0, 3, 1, 2, 0, 2, 0, 3, 1, 1, 2, 1, 1, 3, 3, 2, 2, 2, 3, 1, 0, 1, 1, 2, 4, 2, 3, 3, 3, 1, 1, 1, 2, 0, 1, 2, 1, 1, 2, 3, 1, 3, 2, 2, 1, 1, 1, 3, 1, 2, 0, 0, 0, 3, 1, 2, 5, 0, 1, 1, 2, 1, 5, 2, 2, 2, 2, 2, 1, 1, 0, 3, 1, 3, 1, 3, 2, 2, 0, 0, 2, 1, 1, 1, 3, 1, 2, 3, 3, 1, 1, 2, 1, 3, 1, 2, 1, 3, 0, 1, 3, 0, 2, 1, 2, 4, 3, 0, 3, 0, 2, 1, 0, 3, 1, 3, 2, 4, 4, 1, 1, 2, 2, 2, 1, 3, 0, 0, 2, 1, 4, 1, 3, 0, 1, 1, 2, 1, 0, 1, 0, 1, 1, 4, 1, 1, 1, 3, 1, 1, 3, 2, 1, 0, 1, 1, 1, 0, 3, 1, 3, 2, 1, 4, 0, 3, 1, 1, 0, 2, 3, 1, 2, 3, 1, 1, 0, 0, 1, 0, 0, 1, 2, 1, 2, 0, 0, 1, 0, 1, 2, 3, 2, 2, 3, 1, 1, 1, 2, 1, 2, 0, 1, 1, 2, 2, 0, 0, 0, 2, 4, 0, 1, 2, 0, 0, 4, 0, 1, 1, 3, 2, 0, 0, 1, 1, 1, 1, 1, 1, 1, 2, 1, 1, 4, 2, 2, 2, 3, 0, 2, 1, 1, 2, 1, 0, 3, 1, 3, 2, 0, 2, 1, 1, 1, 1, 2, 1, 2, 0, 2, 4, 2, 3, 0, 0, 3, 1, 1, 3, 2, 2, 2, 2, 2, 2, 2, 1, 1, 2, 1, 3, 3, 2, 2, 1, 0, 0, 1, 1, 2, 0, 3, 0, 0, 4, 3, 1, 2, 0, 1, 1, 2, 2, 0, 1, 1, 1, 1, 2, 0, 0, 0, 1, 2, 0, 1, 1, 1, 3, 1, 1, 3, 1, 3, 1, 3, 2, 0, 1, 1, 2, 1, 0, 1, 3, 1, 3, 1, 2, 0, 1, 1, 2, 2, 3, 2, 0, 1, 0, 3, 2, 2, 2, 3, 2, 3, 1, 6, 1, 2, 2, 3, 3, 1, 2, 2, 0, 2, 0, 0, 3, 0, 0, 1, 1, 1, 3, 1, 0, 2, 0, 0, 2, 2, 1, 3, 2, 3, 1, 1, 2, 2, 0, 1, 1, 1, 1, 4, 2, 0, 1, 2, 0, 0, 1, 2, 1, 2, 1, 0, 2, 2, 0, 3, 2, 1, 2, 4, 2, 2, 1, 3, 1, 2, 2, 3, 2, 1, 1, 2, 1, 3, 1, 1, 2, 1, 4, 2, 1, 4, 2, 0, 1, 3, 1, 1, 1, 4, 1, 3, 2, 2, 4, 1, 1, 2, 1, 2, 1, 2, 5, 2, 1, 2, 2, 4, 3, 2, 0, 1, 0, 2, 1, 2, 1, 2, 2, 1, 0, 1, 4, 0, 1, 2, 2, 1, 0, 1, 2, 3, 2, 1, 3, 3, 1, 1, 1, 4, 1, 1, 1, 3, 1, 1, 2, 0, 3, 0, 2, 3, 2, 2, 2, 1, 0, 3, 2, 2, 2, 1, 1, 0, 3, 2, 2, 1, 2, 1, 6, 1, 2, 3, 3, 2, 2, 3, 2, 3, 2, 0, 1, 1, 3, 2, 1, 3, 1, 2, 5, 2, 4, 8, 0, 1, 1, 3, 3, 1, 4, 2, 1, 3, 3, 0, 3, 2, 0, 2, 3, 2, 2, 3, 2, 1, 3, 2, 1, 3, 1, 1, 3, 1, 2, 2, 2, 1, 4, 2, 0, 5, 2, 1, 5, 2, 1, 3, 4, 2, 3, 2, 2, 4, 4, 3, 2, 2, 2, 4, 4, 2, 3, 4, 1, 4, 3, 1, 5, 4, 1, 2, 1, 3, 0, 1, 2, 0, 0, 1, 0, 1, 1, 1, 2, 1, 1, 2, 1, 2, 1, 3, 1, 3, 1, 3, 2, 0, 1, 4, 0, 3, 2, 1, 3, 1, 2, 0, 1, 2, 2, 1, 2, 0, 1, 0, 1, 0, 2, 1, 1, 0, 2, 1, 0, 1, 0, 1, 0, 1, 1, 3, 0, 1, 3, 4, 1, 1, 0, 0, 1, 1, 1, 2, 1, 2, 2, 2, 2, 2, 3, 3, 3, 1, 0, 2, 2, 3, 3, 2, 0, 1, 4, 2, 4, 3, 1, 0, 0, 1, 2, 1, 3, 0, 2, 1, 1, 0, 1, 0, 0, 0, 1, 1, 0, 2, 2, 2, 5, 2, 1, 1, 3, 0, 1, 3, 0, 1, 3, 2, 1, 1, 4, 3, 3, 3, 4, 3, 2, 1, 2, 3, 2, 2, 4, 1, 2, 3, 2, 2, 2, 0, 1, 3, 3, 1, 2, 1, 4, 1, 5, 0, 1, 1, 3, 3, 1, 3, 0, 0, 1, 2, 1, 1, 1, 2, 0, 3, 3, 1, 1, 2, 1, 0, 4, 2, 1, 1, 3, 2, 1, 2, 2, 0, 4, 1, 4, 1, 2, 2, 2, 2, 1, 1, 2, 3, 0, 3, 2, 3, 2, 4, 2, 3, 0, 1, 2, 3, 0, 1, 3, 2, 1, 2, 3, 0, 2, 1, 3, 1, 2, 3, 2, 2, 3, 3, 1, 1, 1, 4, 0, 4, 3, 0, 1, 1, 1, 2, 0, 3, 2, 0, 1, 1, 2, 2, 3, 2, 1, 2, 0, 2, 4, 1, 2, 2, 1, 1, 0, 2, 3, 1, 3, 2, 2, 3, 2, 2, 2, 4, 2, 3, 3, 1, 3, 0, 2, 3, 3, 1, 1, 3, 2, 4, 1, 0, 1, 0, 3, 1, 4, 2, 3, 2, 1, 2, 2, 2, 2, 0, 0, 1, 3, 3, 2, 3, 2, 2, 1, 1, 1, 3, 0, 2, 1, 1, 4, 1, 2, 2, 2, 1, 0, 2, 3, 0, 1, 0, 1, 3, 0, 2, 1, 1, 1, 2, 1, 0, 3, 0, 2, 2, 3, 2, 3, 2, 4, 1, 2, 1, 1, 2, 2, 3, 1, 1, 7, 1, 1, 3, 3, 4, 1, 0, 1, 3, 3, 1, 3, 2, 3, 2, 2, 1, 1, 1, 1, 1, 1, 1, 2, 2, 1, 1, 0, 4, 3, 1, 3, 3, 0, 3, 1, 2, 2, 2, 1, 0, 2, 1, 3, 3, 0, 2, 1, 2, 2, 1, 2, 1, 4, 0, 1, 1, 6, 5, 4, 1, 1, 1, 0, 1, 1, 2, 1, 2, 1, 0, 2, 4, 2, 2, 3, 2, 1, 0, 2, 1, 1, 2, 0, 0, 0, 3, 3, 1, 2, 3, 2, 1, 1, 3, 2, 0, 4, 0, 2, 2, 2, 2, 4, 1, 0, 1, 1, 2, 3, 2, 0, 1, 1, 1, 1, 3, 2, 2, 1, 2, 2, 5, 1, 2, 0, 0, 3, 3, 3, 1, 3, 1, 3, 1, 0, 1, 0, 1, 1, 2, 2, 2, 2, 4, 1, 4, 1, 2, 3, 1, 2, 2, 1, 1, 2, 1, 2, 0, 1, 3, 1, 2, 2, 3, 1, 3, 1, 2, 1, 1, 3, 0, 3, 1, 1, 1, 0, 2, 2, 0, 2, 1, 3, 4, 2, 2, 3, 1, 1, 4, 1, 2, 0, 4, 1, 3, 0, 2, 1, 2, 3, 4, 1, 2, 5, 2, 2, 1, 0, 0, 3, 1, 2, 2, 3, 3, 0, 1, 3, 3, 1, 1, 2, 2, 2, 4, 2, 4, 1, 2, 1, 2, 3, 0, 1, 6, 1, 1, 4, 4, 0, 2, 1, 3, 2, 3, 2, 1, 1, 1, 0, 1, 3, 0, 3, 2, 1, 3, 3, 1, 2, 4, 2, 2, 0, 0, 3, 2, 4, 2, 2, 3, 2, 1, 1, 0, 4, 1, 3, 2, 4, 0, 1, 1, 1, 2, 2, 0, 3, 0, 2, 2, 1, 2, 1, 3, 1, 2, 4, 1, 1, 2, 1, 1, 1, 0, 2, 3, 2, 3, 4, 2, 1, 2, 1, 3, 1, 3, 1, 0, 1, 2, 2, 0, 1, 2, 2, 1, 2, 2, 3, 1, 3, 1, 2, 2, 2, 2, 0, 1, 1, 1, 4, 1, 2, 3, 0, 2, 2, 3, 1, 2, 0, 2, 2, 2, 2, 3, 3, 3, 0, 2, 2, 1, 2, 0, 1, 1, 3, 1, 1, 1, 0, 2, 4, 0, 1, 2, 3, 2, 3, 0, 2, 3, 0, 2, 1, 2, 1, 0, 1, 1, 3, 1, 0, 3, 0, 4, 1, 4, 1, 2, 1, 2, 1, 1, 3, 0, 0, 3, 1, 1, 0, 2, 0, 1, 1, 2, 1, 1, 0, 1, 2, 2, 1, 2, 1, 2, 4, 2, 3, 3, 3, 1, 0, 2, 1, 0, 2, 1, 3, 1, 1, 2, 1, 2, 2, 2, 3, 3, 0, 2, 3, 0, 2, 4, 1, 3, 3, 1, 4, 1, 0, 2, 1, 3, 2, 0, 2, 1, 2, 2, 3, 4, 6, 3, 1, 0, 1, 4, 1, 2, 2, 3, 1, 0, 2, 0, 2, 2, 3, 5, 2, 5, 3, 3, 3, 2, 4, 2, 4, 0, 1, 2, 1, 1, 3, 2, 0, 0, 1, 0, 2, 2, 2, 1, 3, 1, 2, 0, 3, 0, 0, 0, 3, 3, 1, 3, 1, 2, 4, 1, 1, 4, 1, 2, 2, 3, 3, 3, 3, 3, 1, 3, 1, 2, 2, 4, 3, 1, 3, 0, 1, 1, 1, 1, 4, 2, 1, 0, 2, 2, 2, 3, 1, 0, 1, 1, 1, 1, 2, 2, 2, 0, 0, 2, 1, 4, 2, 2, 3, 0, 1, 0, 2, 3, 0, 2, 3, 3, 2, 4, 2, 2, 3, 2, 1, 2, 0, 3, 1, 1, 2, 4, 3, 0, 2, 1, 2, 1, 2, 1, 2, 2, 3, 1, 4, 2, 1, 2, 1, 1, 1, 1, 4, 2, 4, 1, 3, 2, 0, 2, 1, 1, 2, 1, 1, 3, 1, 1, 3, 1, 1, 1, 1, 2, 1, 0, 4, 0, 4, 2, 3, 3, 1, 1, 2, 2, 2, 3, 0, 2, 3, 1, 0, 1, 2, 2, 2, 1, 3, 1, 3, 5, 0, 2, 1, 3, 1, 3, 1, 3, 2, 1, 0, 0, 3, 3, 3, 3, 2, 2, 3, 1, 0, 3, 2, 2, 2, 3, 1, 2, 1, 2, 3, 1, 1, 0, 0, 2, 1, 1, 1, 1, 2, 2, 1, 1, 2, 5, 1, 1, 2, 2, 0, 0, 2, 3, 1, 1, 2, 5, 0, 1, 2, 2, 0, 2, 4, 1, 3, 0, 2, 3, 1, 2, 1, 3, 3, 2, 2, 2, 1, 1, 3, 0, 2, 1, 0, 2, 4, 3, 0, 1, 0, 3, 3, 3, 0, 1, 1, 2, 4, 2, 0, 3, 2, 2, 0, 2, 0, 0, 1, 0, 0, 2, 1, 1, 1, 4, 1, 4, 1, 1, 2, 2, 1, 0, 0, 2, 2, 2, 0, 2, 1, 2, 1, 3, 2, 3, 0, 1, 2, 3, 4, 2, 1, 2, 2, 3, 4, 1, 1, 2, 3, 1, 0, 2, 0, 3, 2, 3, 0, 2, 1, 1, 1, 1, 1, 1, 1, 2, 0, 1, 2, 1, 0, 1, 2, 2, 4, 1, 1, 0, 5, 2, 3, 0, 1, 0, 3, 2, 1, 3, 1, 1, 2, 1, 2, 1, 2, 1, 0, 2, 4, 2, 0, 4, 2, 3, 2, 0, 1, 5, 4, 2, 1, 1, 3, 1, 0, 1, 4, 0, 3, 3, 3, 0, 1, 0, 2, 2, 2, 1, 1, 1, 2, 2, 3, 3, 1, 0, 0, 3, 1, 1, 0, 3, 2, 3, 2, 1, 0, 1, 2, 3, 2, 3, 0, 4, 2, 1, 3, 1, 3, 3, 1, 3, 1, 2, 2, 2, 2, 2, 1, 1, 2, 2, 1, 0, 2, 1, 2, 3, 1, 2, 2, 1, 2, 1, 1, 1, 3, 2, 3, 2, 3, 2, 4, 2, 3, 3, 0, 2, 1, 1, 2, 1, 2, 2, 2, 3, 1, 3, 3, 1, 0, 3, 1, 5, 2, 2, 3, 1, 0, 3, 2, 1, 1, 0, 0, 1, 2, 1, 5, 1, 3, 1, 2, 1, 3, 3, 1, 2, 3, 1, 3, 3, 3, 0, 1, 1, 0, 4, 1, 2, 3, 3, 4, 0, 0, 4, 3, 0, 2, 4, 1, 4, 0, 3, 2, 2, 2, 1, 4, 2, 0, 3, 1, 1, 2, 1, 2, 2, 2, 1, 0, 2, 1, 0, 0, 1, 1, 1, 0, 4, 3, 2, 1, 1, 3, 2, 0, 0, 0, 1, 1, 2, 2, 1, 1, 1, 1, 2, 2, 2, 0, 3, 3, 1, 2, 2, 1, 3, 4, 3, 1, 2, 1, 2, 2, 2, 3, 0, 1, 1, 1, 1, 3, 3, 1, 2, 2, 1, 3, 2, 2, 0, 0, 2, 1, 3, 1, 1, 0, 2, 2, 3, 2, 3, 0, 3, 1, 3, 1, 1, 5, 0, 1, 3, 0, 3, 3, 2, 1, 4, 2, 1, 2, 2, 1, 1, 0, 1, 2, 1, 2, 2, 2, 0, 2, 2, 0, 2, 3, 1, 3, 2, 3, 2, 3, 1, 1, 2, 1, 1, 1, 1, 0, 3, 4, 1, 1, 4, 2, 3, 1, 2, 3, 3, 3, 3, 2, 1, 3, 1, 2, 3, 4, 2, 2, 1, 2, 1, 2, 1, 1, 1, 2, 1, 2, 1, 3, 3, 4, 1, 2, 4, 1, 4, 3, 1, 3, 3, 2, 2, 0, 1, 1, 2, 1, 2, 1, 1, 5, 0, 5, 1, 2, 0, 1, 1, 0, 0, 1, 1, 2, 2, 3, 0, 3, 1, 4, 4, 4, 3, 4, 2, 5, 4, 1, 1, 2, 2, 2, 3, 2, 3, 3, 1, 4, 4, 0, 3, 1, 1, 3, 3, 3, 3, 2, 2, 2, 2, 3, 1, 3, 3, 0, 2, 1, 4, 2, 1, 2, 1, 3, 2, 1, 3, 5, 0, 5, 2, 1, 4, 2, 2, 3, 3, 2, 2, 1, 2, 2, 1, 3, 1, 2, 2, 3, 0, 2, 2, 2, 2, 3, 3, 5, 4, 3, 2, 5, 2, 2, 2, 3, 1, 2, 2, 3, 2, 1, 1, 2, 2, 2, 3, 1, 4, 2, 2, 3, 2, 2, 1, 2, 3, 3, 2, 4, 1, 4, 6, 1, 1, 1, 2, 3, 1, 2, 2, 2, 3, 6, 3, 0, 1, 3, 1, 2, 1, 3, 1, 2, 3, 1, 1, 2, 2, 3, 0, 1, 2, 1, 2, 1, 3, 4, 3, 0, 1, 2, 2, 1, 1, 3, 1, 3, 2, 2, 2, 2, 1, 2, 4, 1, 2, 2, 2, 4, 2, 1, 0, 2, 1, 2, 0, 3, 2, 1, 1, 3, 3, 1, 3, 2, 4, 3, 3, 1, 3, 3, 1, 1, 2, 2, 1, 2, 1, 1, 1, 1, 0, 3, 3, 2, 3, 2, 1, 0, 3, 1, 4, 0, 4, 1, 2, 2, 5, 2, 3, 1, 2, 1, 1, 4, 0, 2, 2, 2, 2, 2, 3, 1, 3, 3, 1, 3, 2, 2, 1, 0, 2, 2, 1, 3, 3, 3, 1, 4, 0, 3, 2, 3, 3, 3, 3, 1, 3, 1, 2, 2, 2, 4, 2, 3, 5, 1, 3, 5, 2, 3, 1, 1, 2, 1, 3, 2, 1, 1, 3, 3, 3, 3, 2, 1, 4, 2, 1, 2, 5, 1, 1, 1, 3, 1, 3, 1, 2, 2, 2, 1, 2, 2, 3, 4, 3, 2, 1, 4, 2, 3, 4, 3, 3, 1, 4, 3, 2, 4, 3, 4, 2, 3, 4, 4, 3, 2, 1, 1, 2, 1, 2, 3, 1, 2, 4, 1, 1, 3, 4, 2, 1, 2, 1, 3, 2, 2, 0, 0, 3, 2, 5, 1, 3, 2, 1, 1, 0, 3, 2, 2, 5, 1, 5, 2, 3, 2, 2, 0, 2, 1, 2, 1, 1, 4, 2, 4, 2, 0, 0, 3, 5, 2, 2, 2, 1, 0, 3, 2, 1, 0, 3, 2, 2, 3, 2, 3, 3, 0, 1, 1, 0, 1, 0, 2, 3, 1, 2, 3, 2, 3, 3, 0, 5, 2, 0, 1, 2, 3, 2, 0, 0, 3, 4, 1, 1, 1, 2, 0, 1, 3, 1, 3, 0, 2, 2, 3, 2, 0, 1, 2, 6, 1, 2, 1, 2, 1, 2, 3, 1, 2, 2, 2, 0, 4, 4, 1, 1, 1, 2, 3, 1, 1, 1, 0, 2, 1, 3, 0, 3, 0, 1, 3, 2, 1, 0, 2, 1, 1, 0, 1, 1, 0, 2, 6, 2, 1, 1, 1, 1, 3, 2, 1, 3, 3, 0, 2, 2, 2, 4, 2, 2, 4, 1, 0, 2, 5, 2, 1, 2, 2, 1, 2, 0, 1, 0, 0, 1, 2, 2, 1, 3, 1, 1, 1, 1, 3, 1, 0, 2, 1, 2, 2, 3, 2, 1, 3, 2, 1, 2, 5, 1, 3, 1, 2, 1, 0, 3, 3, 1, 0, 2, 1, 2, 0, 2, 0, 0, 4, 0, 2, 0, 0, 2, 1, 3, 2, 3, 2, 0, 2, 2, 0, 0, 3, 0, 2, 2, 0, 0, 2, 2, 1, 0, 2, 3, 0, 1, 2, 2, 1, 3, 3, 2, 1, 1, 3, 2, 4, 3, 2, 0, 4, 0, 1, 2, 1, 2, 3, 3, 1, 2, 3, 3, 2, 2, 3, 1, 1, 3, 2, 2, 1, 1, 2, 1, 1, 4, 2, 2, 1, 4, 3, 3, 1, 0, 2, 1, 5, 3, 0, 1, 2, 2, 4, 1, 3, 3, 2, 2, 2, 2, 1, 3, 2, 2, 0, 1, 4, 1, 0, 1, 3, 5, 3, 1, 1, 2, 0, 1, 1, 1, 4, 2, 1, 0, 1, 3, 1, 3, 1, 3, 3, 1, 2, 2, 4, 4, 2, 2, 1, 2, 0, 0, 1, 1, 1, 1, 2, 1, 1, 0, 0, 1, 2, 4, 4, 0, 1, 1, 3, 1, 0, 0, 0, 1, 2, 3, 1, 2, 3, 2, 3, 0, 0, 2, 2, 2, 2, 1, 4, 3, 4, 2, 0, 3, 2, 2, 1, 1, 2, 2, 4, 0, 2, 2, 1, 2, 1, 0, 0, 3, 1, 2, 2, 2, 0, 2, 3, 1, 3, 5, 1, 1, 4, 2, 3, 0, 1, 3, 2, 2, 1, 1, 1, 1, 1, 1, 0, 0, 2, 1, 2, 3, 1, 3, 0, 2, 4, 2, 0, 2, 0, 1, 1, 3, 1, 1, 1, 1, 3, 2, 3, 1, 1, 2, 2, 1, 3, 0, 1, 2, 2, 3, 0, 1, 2, 3, 1, 2, 1, 2, 1, 1, 1, 0, 1, 0, 2, 0, 1, 2, 3, 1, 1, 0, 1, 1, 3, 1, 0, 0, 0, 1, 1, 1, 1, 2, 0, 2, 1, 2, 0, 3, 1, 1, 1, 0, 1, 0, 3, 0, 0, 2, 4, 3, 1, 1, 2, 3, 3, 0, 3, 1, 3, 1, 3, 1, 1, 3, 3, 2, 3, 2, 2, 1, 2, 3, 1, 1, 3, 3, 5, 4, 2, 2, 3, 2, 1, 2, 3, 0, 2, 1, 1, 4, 1, 3, 0, 0, 1, 3, 1, 1, 2, 3, 4, 4, 1, 3, 2, 2, 1, 3, 2, 0, 0, 3, 5, 6, 2, 0, 3, 3, 3, 0, 2, 1, 2, 4, 1, 2, 3, 3, 2, 6, 1, 4, 1, 3, 4, 2, 0, 3, 1, 3, 0, 1, 0, 1, 2, 3, 3, 2, 0, 0, 1, 2, 2, 1, 2, 1, 4, 0, 3, 1, 3, 1, 1, 1, 2, 2, 1, 1, 0, 2, 3, 2, 0, 2, 3, 1, 2, 3, 2, 3, 3, 0, 0, 0, 2, 1, 3, 1, 1, 6, 2, 3, 4, 1, 4, 3, 3, 1, 1, 3, 0, 1, 0, 2, 1, 2, 2, 2, 2, 3, 2, 1, 2, 3, 1, 2, 1, 1, 0, 0, 2, 0, 1, 0, 1, 0, 3, 1, 2, 0, 1, 1, 0, 2, 4, 1, 1, 1, 2, 1, 0, 2, 1, 1, 3, 1, 1, 2, 2, 5, 0, 1, 3, 3, 0, 0, 2, 0, 2, 0, 0, 0, 0, 4, 0, 2, 1, 3, 0, 0, 1, 2, 0, 1, 0, 3, 2, 2, 4, 3, 0, 1, 0, 2, 1, 3, 2, 3, 1, 0, 0, 1, 2, 0, 2, 1, 2, 2, 0, 1, 4, 0, 3, 1, 3, 0, 1, 2, 2, 2, 2, 3, 5, 2, 1, 1, 3, 2, 1, 1, 2, 0, 1, 0, 2, 5, 4, 2, 1, 1, 3, 3, 1, 4, 1, 2, 2, 2, 1, 3, 1, 0, 0, 0, 0, 1, 2, 0, 2, 5, 2, 2, 1, 0, 2, 1, 2, 1, 0, 1, 3, 4, 3, 3, 2, 3, 2, 2, 1, 4, 1, 3, 0, 0, 1, 1, 1, 1, 3, 4, 1, 0, 2, 1, 1, 2, 0, 2, 0, 1, 1, 3, 2, 2, 1, 1, 1, 2, 1, 0, 4, 1, 1, 1, 4, 0, 2, 2, 2, 1, 1, 4, 0, 1, 2, 4, 1, 2, 0, 1, 2, 0, 3, 2, 2, 1, 0, 2, 1, 1, 0, 3, 3, 1, 1, 2, 1, 2, 1, 1, 4, 2, 1, 2, 2, 3, 2, 2, 3, 2, 0, 2, 1, 2, 1, 1, 2, 0, 2, 2, 0, 2, 1, 2, 4, 4, 1, 1, 1, 2, 0, 1, 1, 5, 3, 3, 1, 3, 0, 1, 3, 1, 2, 0, 5, 1, 2, 3, 2, 1, 2, 3, 2, 1, 2, 3, 2, 0, 3, 1, 2, 2, 1, 2, 3, 0, 0, 2, 0, 1, 1, 0, 1, 1, 1, 1, 3, 1, 1, 2, 0, 3, 1, 0, 1, 2, 0, 0, 1, 1, 1, 3, 0, 1, 2, 2, 4, 0, 3, 0, 0, 1, 3, 3, 3, 0, 2, 2, 2, 1, 1, 1, 0, 2, 1, 1, 2, 1, 2, 2, 1, 1, 2, 2, 1, 1, 3, 1, 3, 3, 1, 1, 2, 1, 2, 1, 0, 1, 2, 0, 0, 1, 2, 1, 2, 0, 3, 2, 1, 3, 2, 1, 4, 2, 2, 2, 1, 1, 1, 1, 2, 3, 0, 1, 1, 1, 0, 0, 1, 2, 2, 3, 1, 0, 1, 1, 2, 0, 1, 2, 1, 2, 1, 3, 3, 2, 1, 3, 2, 3, 0, 2, 2, 1, 0, 2, 2, 2, 2, 1, 0, 3, 1, 2, 0, 3, 1, 1, 2, 2, 1, 2, 1, 1, 2, 2, 1, 1, 1, 4, 2, 1, 3, 2, 5, 2, 2, 2, 2, 1, 5, 2, 1, 2, 1, 1, 1, 1, 1, 2, 4, 0, 1, 1, 1, 1, 2, 0, 2, 1, 1, 1, 1, 3, 1, 1, 2, 2, 1, 0, 2, 2, 3, 0, 2, 0, 2, 0, 4, 2, 0, 1, 1, 1, 3, 1, 2, 2, 3, 2, 2, 3, 1, 3, 3, 3, 0, 1, 0, 3, 1, 3, 1, 1, 2, 3, 1, 2, 2, 3, 1, 2, 3, 1, 2, 1, 1, 2, 2, 1, 2, 1, 1, 2, 2, 3, 3, 0, 4, 2, 1, 3, 3, 2, 4, 2, 0, 2, 2, 3, 1, 3, 2, 1, 1, 2, 4, 2, 1, 3, 2, 1, 2, 1, 0, 2, 3, 1, 1, 1, 1, 1, 1, 0, 2, 2, 2, 2, 2, 2, 1, 2, 1, 1, 1, 1, 1, 2, 2, 1, 0, 1, 3, 2, 3, 0, 3, 1, 0, 1, 3, 2, 4, 1, 0, 0, 2, 4, 3, 2, 0, 2, 2, 2, 3, 1, 2, 1, 1, 2, 1, 2, 2, 1, 1, 2, 2, 1, 3, 1, 4, 1, 2, 1, 1, 0, 5, 3, 2, 1, 2, 2, 0, 3, 1, 3, 2, 5, 2, 1, 1, 3, 3, 2, 1, 1, 4, 5, 2, 2, 1, 2, 1, 4, 3, 3, 2, 0, 1, 0, 2, 1, 1, 3, 2, 3, 2, 2, 4, 0, 2, 1, 1, 1, 1, 1, 1, 1, 3, 4, 1, 2, 3, 0, 2, 2, 1, 2, 2, 0, 4, 1, 1, 0, 4, 3, 2, 3, 0, 1, 2, 3, 1, 4, 3, 1, 2, 1, 0, 2, 0, 1, 3, 4, 1, 0, 1, 2, 3, 1, 1, 3, 1, 0, 0, 0, 2, 2, 1, 2, 0, 2, 0, 2, 2, 0, 3, 3, 0, 3, 5, 0, 2, 4, 0, 2, 2, 2, 1, 1, 3, 1, 4, 0, 3, 2, 0, 1, 0, 2, 1, 1, 1, 1, 3, 1, 3, 5, 3, 2, 4, 1, 3, 3, 1, 2, 2, 1, 1, 1, 2, 0, 3, 1, 0, 1, 1, 2, 2, 2, 0, 4, 1, 1, 2, 1, 4, 0, 2, 0, 2, 3, 3, 3, 1, 1, 1, 0, 2, 1, 0, 2, 3, 2, 1, 3, 3, 5, 2, 2, 2, 4, 0, 2, 2, 3, 1, 3, 2, 2, 3, 3, 1, 3, 1, 2, 3, 1, 2, 1, 3, 0, 1, 1, 1, 3, 1, 1, 1, 2, 3, 1, 0, 1, 1, 1, 1, 3, 1, 2, 0, 4, 1, 1, 4, 2, 3, 0, 2, 2, 3, 0, 1, 0, 2, 4, 2, 2, 2, 0, 2, 1, 4, 1, 1, 1, 1, 6, 4, 4, 3, 1, 2, 4, 0, 2, 1, 2, 2, 0, 1, 0, 4, 4, 2, 0, 1, 3, 3, 1, 1, 1, 1, 3, 1, 3, 2, 2, 0, 2, 2, 4, 1, 3, 2, 1, 2, 2, 1, 3, 4, 2, 5, 2, 3, 5, 3, 1, 3, 4, 2, 2, 1, 4, 2, 3, 4, 0, 0, 3, 3, 3, 3, 3, 3, 3, 3, 3, 2, 2, 1, 0, 1, 3, 4, 3, 3, 2, 1, 3, 1, 4, 2, 3, 4, 3, 0, 4, 2, 1, 2, 1, 3, 2, 2, 3, 1, 2, 2, 2, 1, 1, 2, 2, 1, 2, 2, 1, 3, 3, 4, 0, 2, 1, 1, 1, 0, 5, 3, 2, 1, 4, 2, 2, 0, 1, 4, 3, 4, 3, 2, 0, 1, 3, 3, 1, 2, 2, 1, 1, 1, 1, 2, 2, 0, 3, 4, 2, 4, 1, 0, 3, 1, 1, 2, 1, 1, 2, 1, 3, 0, 1, 2, 0, 3, 0, 0, 5, 1, 2, 0, 2, 1, 0, 2, 1, 2, 2, 1, 1, 1, 3, 3, 2, 1, 2, 2, 1, 1, 2, 3, 2, 1, 1, 1, 3, 0, 1, 1, 2, 3, 2, 2, 1, 0, 3, 3, 2, 0, 2, 2, 2, 3, 1, 1, 2, 3, 3, 1, 2, 3, 4, 1, 3, 2, 0, 1, 2, 3, 2, 1, 2, 3, 2, 1, 1, 4, 3, 3, 1, 1, 1, 2, 0, 2, 1, 2, 2, 3, 1, 3, 3, 2, 1, 3, 0, 4, 1, 2, 0, 3, 2, 2, 3, 2, 1, 0, 3, 2, 1, 3, 1, 1, 3, 4, 1, 3, 0, 3, 2, 3, 1, 3, 3, 3, 1, 3, 2, 3, 3, 4, 2, 2, 2, 1, 2, 1, 0, 2, 2, 0, 1, 5, 5, 2, 2, 2, 1, 0, 1, 4, 2, 0, 2, 4, 3, 1, 1, 2, 3, 1, 1, 2, 2, 0, 1, 1, 2, 1, 5, 4, 2, 3, 1, 2, 2, 5, 1, 4, 3, 1, 4, 1, 1, 2, 1, 4, 1, 2, 3, 4, 2, 3, 1, 3, 2, 2, 3, 1, 5, 1, 2, 3, 1, 0, 1, 1, 2, 1, 3, 2, 4, 1, 2, 2, 2, 3, 3, 1, 1, 4, 5, 3, 2, 1, 1, 3, 3, 3, 3, 2, 1, 1, 4, 3, 0, 2, 2, 1, 4, 4, 3, 3, 2, 4, 1, 3, 3, 5, 3, 1, 0, 2, 2, 0, 1, 0, 2, 1, 3, 1, 4, 1, 0, 1, 1, 2, 4, 3, 1, 2, 2, 2, 1, 3, 3, 1, 1, 2, 3, 2, 2, 2, 0, 4, 1, 3, 3, 1, 3, 3, 3, 1, 4, 2, 1, 3, 2, 1, 1, 0, 0, 3, 5, 2, 2, 3, 2, 1, 2, 3, 3, 1, 3, 2, 1, 4, 0, 0, 1, 3, 2, 2, 1, 1, 1, 2, 4, 5, 1, 3, 1, 0, 1, 2, 3, 4, 1, 2, 3, 5, 1, 2, 6, 3, 2, 1, 0, 3, 3, 2, 2, 2, 2, 1, 2, 2, 2, 2, 3, 1, 3, 0, 2, 3, 2, 3, 0, 0, 1, 3, 2, 2, 3, 1, 5, 0, 2, 2, 1, 3, 1, 2, 4, 2, 3, 1, 2, 2, 3, 2, 3, 4, 0, 2, 3, 3, 1, 3, 2, 5, 2, 4, 0, 2, 3, 0, 3, 2, 3, 3, 1, 1, 4, 1, 1, 0, 1, 1, 3, 3, 2, 0, 4, 4, 3, 2, 1, 2, 2, 3, 2, 2, 2, 2, 2, 0, 0, 1, 2, 1, 2, 1, 1, 1, 4, 0, 1, 2, 2, 1, 1, 2, 1, 2, 1, 0, 3, 3, 1, 1, 2, 3, 3, 3, 2, 0, 3, 3, 2, 2, 3, 0, 4, 1, 2, 4, 1, 1, 2, 1, 3, 2, 0, 2, 1, 2, 3, 3, 0, 0, 1, 2, 2, 0, 2, 1, 1, 2, 1, 2, 1, 1, 1, 3, 0, 2, 2, 1, 1, 2, 1, 2, 2, 1, 2, 2, 1, 6, 3, 1, 3, 1, 0, 3, 2, 1, 2, 2, 1, 3, 1, 1, 3, 2, 3, 1, 4, 1, 3, 3, 2, 3, 2, 0, 2, 1, 1, 1, 1, 1, 4, 1, 1, 2, 2, 3, 1, 2, 1, 3, 0, 1, 3, 1, 0, 0, 0, 1, 1, 3, 1, 2, 3, 0, 2, 2, 2, 3, 4, 0, 3, 2, 2, 1, 3, 2, 2, 3, 1, 4, 1, 1, 1, 2, 3, 1, 1, 2, 1, 1, 3, 2, 0, 0, 3, 1, 0, 0, 3, 1, 1, 0, 0, 2, 3, 1, 3, 3, 2, 2, 1, 5, 1, 2, 0, 2, 2, 0, 2, 2, 1, 2, 1, 3, 3, 2, 1, 0, 1, 2, 1, 0, 0, 2, 1, 1, 2, 0, 1, 1, 1, 0, 1, 2, 0, 2, 3, 4, 1, 1, 2, 3, 1, 2, 2, 2, 2, 0, 0, 2, 0, 2, 2, 4, 2, 1, 1, 1, 2, 1, 1, 1, 2, 2, 2, 2, 1, 1, 1, 1, 2, 1, 2, 1, 5, 2, 4, 0, 6, 2, 4, 6, 3, 1, 2, 2, 3, 2, 1, 1, 3, 2, 1, 4, 2, 1, 4, 4, 3, 1, 2, 1, 1, 2, 4, 2, 3, 1, 5, 5, 4, 3, 2, 1, 0, 3, 2, 1, 0, 2, 1, 3, 3, 3, 3, 3, 4, 4, 2, 1, 4, 2, 1, 1, 3, 4, 1, 6, 2, 4, 2, 2, 1, 2, 2, 3, 2, 5, 2, 3, 4, 2, 1, 1, 1, 1, 1, 3, 1, 1, 2, 3, 2, 1, 5, 3, 3, 2, 2, 2, 3, 3, 1, 2, 2, 2, 1, 2, 3, 3, 3, 2, 4, 2, 1, 4, 2, 1, 3, 2, 1, 1, 1, 3, 2, 3, 3, 1, 3, 1, 4, 5, 1, 6, 2, 2, 3, 2, 3, 4, 0, 3, 1, 1, 4, 3, 4, 2, 4, 4, 3, 0, 1, 3, 2, 3, 2, 3, 4, 4, 4, 0, 0, 3, 0, 1, 2, 5, 3, 3, 3, 4, 4, 4, 6, 2, 3, 4, 4, 2, 1, 1, 1, 2, 3, 1, 4, 3, 2, 2, 2, 3, 0, 4, 3, 3, 3, 0, 4, 1, 1, 2, 2, 4, 0, 0, 2, 1, 3, 3, 3, 1, 4, 0, 2, 2, 0, 3, 4, 5, 2, 0, 1, 2, 5, 1, 2, 1, 1, 3, 0, 3, 1, 1, 2, 2, 1, 3, 3, 1, 5, 1, 3, 0, 0, 2, 1, 1, 0, 1, 2, 3, 2, 3, 1, 2, 2, 1, 2, 0, 1, 2, 3, 2, 1, 1, 2, 1, 1, 0, 1, 2, 3, 2, 3, 2, 3, 3, 1, 0, 3, 1, 1, 1, 4, 1, 0, 2, 3, 2, 2, 0, 2, 1, 4, 1, 2, 3, 1, 2, 1, 2, 3, 1, 4, 1, 1, 0, 2, 1, 1, 2, 0, 3, 3, 2, 1, 1, 2, 4, 2, 3, 4, 2, 2, 1, 2, 1, 2, 1, 3, 3, 2, 3, 0, 1, 3, 3, 2, 3, 1, 2, 2, 6, 2, 1, 3, 3, 3, 1, 2, 3, 3, 1, 3, 2, 3, 2, 1, 4, 1, 0, 0, 0, 1, 1, 2, 2, 0, 1, 2, 1, 3, 0, 4, 2, 0, 3, 3, 1, 2, 0, 3, 4, 4, 4, 6, 4, 1, 2, 1, 1, 3, 2, 1, 5, 2, 2, 1, 1, 3, 4, 3, 2, 1, 1, 2, 3, 4, 1, 2, 4, 2, 1, 3, 2, 1, 2, 3, 3, 2, 2, 1, 1, 3, 2, 3, 4, 2, 2, 1, 3, 2, 3, 2, 0, 0, 2, 2, 2, 0, 2, 3, 2, 2, 1, 3, 2, 3, 0, 1, 5, 1, 1, 2, 0, 3, 1, 3, 3, 1, 1, 3, 1, 0, 4, 1, 3, 1, 4, 0, 2, 1, 1, 2, 4, 1, 0, 1, 2, 2, 3, 1, 2, 3, 0, 2, 2, 3, 4, 3, 4, 3, 2, 1, 4, 1, 4, 4, 2, 1, 3, 2, 1, 2, 1, 1, 2, 1, 0, 1, 1, 0, 2, 2, 1, 2, 2, 2, 3, 5, 3, 4, 0, 1, 2, 1, 1, 1, 2, 5, 2, 2, 2, 2, 0, 1, 1, 4, 3, 1, 3, 3, 4, 6, 4, 6, 1, 2, 2, 2, 2, 4, 4, 0, 3, 0, 2, 4, 1, 1, 1, 0, 4, 2, 2, 3, 3, 1, 2, 1, 1, 3, 1, 2, 3, 1, 0, 1, 4, 1, 2, 3, 2, 1, 4, 1, 1, 3, 0, 4, 3, 0, 4, 3, 3, 3, 1, 2, 2, 0, 2, 1, 1, 0, 2, 2, 3, 1, 1, 0, 3, 1, 0, 1, 1, 3, 3, 3, 2, 1, 2, 5, 4, 2, 0, 3, 0, 1, 2, 2, 1, 2, 2, 0, 0, 4, 5, 0, 2, 2, 1, 1, 1, 1, 1, 3, 1, 3, 2, 1, 1, 1, 2, 2, 2, 2, 3, 1, 3, 2, 0, 0, 0, 3, 2, 1, 3, 1, 2, 1, 2, 0, 2, 2, 1, 0, 0, 1, 2, 0, 1, 2, 3, 1, 5, 2, 2, 0, 1, 1, 2, 0, 2, 1, 1, 1, 1, 0, 1, 2, 0, 1, 2, 1, 0, 3, 1, 1, 2, 1, 1, 1, 2, 2, 0, 0, 1, 2, 2, 2, 2, 1, 1, 1, 0, 4, 2, 2, 4, 1, 3, 1, 1, 2, 1, 4, 1, 1, 0, 0, 1, 1, 1, 0, 3, 2, 2, 0, 2, 4, 2, 1, 3, 1, 0, 1, 0, 3, 1, 0, 2, 0, 2, 0, 0, 0, 0, 0, 0, 1, 2, 1, 0, 3, 1, 0, 4, 3, 2, 2, 2, 1, 3, 2, 1, 3, 1, 1, 0, 2, 2, 1, 2, 1, 0, 2, 1, 2, 2, 3, 1, 1, 2, 4, 1, 2, 1, 1, 2, 1, 2, 1, 1, 0, 2, 0, 3, 1, 2, 1, 1, 2, 2, 0, 2, 1, 0, 2, 3, 2, 1, 0, 1, 0, 3, 2, 2, 0, 2, 0, 0, 2, 3, 1, 3, 1, 3, 1, 2, 2, 0, 1, 1, 2, 3, 0, 3, 2, 1, 1, 0, 1, 2, 2, 0, 3, 3, 1, 2, 1, 1, 3, 1, 1, 2, 1, 1, 5, 2, 1, 1, 3, 3, 2, 1, 0, 1, 0, 3, 1, 2, 1, 1, 2, 2, 2, 2, 2, 1, 1, 0, 1, 2, 4, 1, 1, 2, 3, 1, 1, 0, 1, 1, 2, 2, 1, 2, 0, 3, 0, 1, 1, 1, 3, 1, 1, 0, 0, 0, 0, 0, 1, 1, 3, 2, 2, 1, 2, 1, 2, 0, 1, 3, 2, 1, 1, 1, 0, 0, 1, 2, 1, 1, 2, 1, 1, 2, 2, 0, 1, 3, 1, 1, 0, 2, 3, 0, 2, 1, 1, 0, 2, 1, 2, 2, 2, 0, 0, 3, 1, 0, 3, 2, 2, 2, 2, 3, 1, 3, 1, 0, 1, 4, 3, 1, 2, 0, 3, 2, 0, 3, 1, 1, 1, 1, 1, 3, 2, 1, 2, 0, 1, 1, 4, 1, 3, 1, 3, 1, 1, 1, 2, 0, 1, 1, 3, 3, 2, 1, 0, 3, 4, 2, 1, 0, 2, 2, 3, 2, 5, 3, 4, 1, 2, 1, 1, 2, 1, 2, 1, 4, 3, 2, 3, 1, 3, 4, 2, 0, 1, 2, 4, 2, 2, 1, 2, 4, 2, 2, 1, 0, 2, 1, 1, 0, 3, 1, 4, 2, 1, 4, 3, 0, 3, 1, 2, 2, 2, 1, 3, 2, 3, 4, 0, 1, 1, 1, 4, 3, 3, 1, 4, 2, 3, 1, 2, 1, 1, 1, 2, 2, 2, 3, 3, 0, 1, 3, 2, 1, 1, 4, 2, 2, 2, 2, 1, 3, 2, 0, 1, 1, 2, 1, 1, 3, 1, 1, 1, 1, 0, 0, 3, 2, 3, 2, 0, 2, 4, 1, 2, 0, 3, 1, 1, 1, 2, 1, 2, 3, 1, 2, 2, 2, 2, 2, 3, 3, 5, 1, 0, 1, 3, 0, 3, 2, 5, 1, 3, 2, 4, 1, 1, 3, 0, 1, 4, 1, 2, 4, 1, 2, 2, 3, 0, 1, 0, 3, 2, 1, 1, 0, 2, 3, 4, 1, 0, 2, 2, 1, 0, 1, 2, 3, 0, 3, 2, 2, 2, 2, 2, 3, 1, 1, 2, 2, 2, 3, 1, 1, 0, 2, 1, 2, 1, 1, 3, 2, 0, 4, 1, 1, 1, 1, 1, 2, 1, 1, 0, 3, 1, 2, 2, 0, 0, 1, 2, 4, 1, 2, 2, 0, 1, 1, 1, 2, 1, 3, 2, 2, 4, 1, 4, 2, 2, 1, 1, 1, 2, 1, 1, 2, 0, 0, 4, 0, 2, 4, 2, 1, 1, 0, 2, 2, 0, 1, 1, 4, 0, 2, 2, 5, 2, 1, 3, 3, 3, 1, 2, 5, 1, 2, 2, 1, 0, 3, 2, 0, 0, 1, 1, 4, 4, 5, 0, 2, 2, 3, 1, 4, 3, 2, 2, 4, 3, 1, 1, 1, 1, 1, 3, 0, 1, 1, 1, 0, 1, 4, 3, 1, 0, 2, 2, 2, 1, 4, 0, 4, 3, 1, 0, 0, 2, 1, 2, 2, 3, 3, 1, 2, 4, 3, 2, 1, 3, 2, 2, 1, 1, 2, 1, 2, 3, 2, 2, 0, 2, 2, 1, 2, 1, 1, 3, 1, 1, 1, 2, 0, 0, 2, 1, 3, 1, 1, 1, 2, 4, 0, 3, 3, 1, 1, 1, 2, 1, 2, 2, 2, 1, 3, 4, 1, 4, 2, 2, 2, 2, 3, 1, 1, 1, 1, 2, 2, 2, 2, 2, 1, 3, 3, 2, 1, 0, 2, 2, 0, 0, 3, 1, 1, 3, 2, 3, 4, 4, 1, 3, 1, 4, 2, 2, 1, 2, 4, 2, 5, 2, 3, 3, 3, 2, 2, 4, 1, 0, 3, 2, 2, 3, 2, 4, 3, 4, 2, 1, 1, 4, 3, 4, 5, 0, 4, 0, 4, 0, 4, 3, 3, 3, 1, 3, 2, 2, 0, 2, 0, 2, 2, 2, 1, 2, 1, 4, 1, 2, 1, 4, 2, 0, 1, 4, 2, 3, 3, 2, 4, 0, 1, 3, 2, 6, 3, 4, 1, 2, 0, 1, 2, 1, 2, 0, 1, 5, 3, 1, 1, 1, 4, 4, 4, 3, 4, 4, 4, 2, 4, 1, 2, 2, 1, 1, 3, 3, 2, 1, 1, 1, 2, 2, 3, 3, 3, 1, 3, 2, 3, 3, 1, 4, 2, 5, 3, 1, 3, 2, 2, 4, 4, 3, 3, 0, 2, 3, 2, 0, 3, 2, 1, 2, 2, 2, 1, 3, 5, 1, 3, 0, 4, 3, 1, 2, 3, 1, 2, 4, 1, 2, 0, 3, 2, 1, 2, 3, 1, 1, 2, 3, 0, 2, 3, 4, 2, 3, 1, 1, 3, 1, 1, 2, 2, 2, 2, 0, 3, 6, 4, 1, 4, 1, 1, 2, 3, 1, 4, 2, 4, 2, 5, 2, 3, 3, 0, 2, 2, 1, 2, 3, 1, 2, 5, 1, 2, 1, 2, 2, 3, 1, 1, 4, 2, 1, 1, 4, 3, 2, 1, 0, 2, 1, 3, 2, 2, 1, 2, 2, 2, 3, 2, 2, 1, 1, 1, 2, 0, 3, 2, 1, 1, 1, 1, 0, 1, 2, 0, 0, 3, 4, 0, 2, 1, 2, 0, 2, 4, 2, 0, 3, 1, 1, 1, 1, 0, 1, 2, 0, 1, 2, 1, 2, 1, 3, 2, 1, 3, 4, 3, 3, 1, 1, 1, 2, 3, 3, 4, 2, 0, 0, 1, 3, 0, 3, 1, 2, 2, 1, 1, 1, 1, 0, 2, 3, 2, 2, 1, 2, 5, 0, 3, 1, 1, 0, 1, 2, 1, 2, 2, 6, 2, 3, 3, 1, 0, 2, 1, 1, 1, 1, 5, 1, 1, 3, 3, 2, 4, 2, 2, 3, 2, 1, 3, 3, 2, 1, 3, 1, 3, 0, 3, 3, 2, 1, 2, 0, 1, 2, 2, 2, 1, 2, 3, 3, 1, 2, 2, 4, 3, 1, 3, 2, 4, 1, 3, 2, 1, 2, 4, 1, 3, 1, 2, 0, 2, 2, 2, 2, 4, 3, 2, 5, 0, 3, 2, 1, 1, 3, 3, 3, 0, 3, 3, 2, 3, 0, 5, 1, 0, 2, 3, 3, 1, 3, 1, 5, 3, 1, 4, 1, 2, 3, 2, 2, 3, 3, 2, 3, 3, 3, 3, 2, 2, 5, 3, 1, 1, 1, 1, 0, 1, 3, 1, 2, 1, 0, 4, 4, 2, 0, 2, 4, 2, 0, 2, 1, 2, 5, 4, 1, 2, 4, 1, 0, 2, 1, 3, 1, 2, 1, 2, 0, 3, 1, 2, 2, 1, 3, 2, 1, 1, 0, 3, 2, 3, 1, 4, 3, 2, 1, 2, 1, 4, 1, 1, 3, 1, 2, 1, 1, 4, 1, 0, 2, 1, 4, 1, 2, 2, 4, 2, 3, 2, 2, 1, 6, 1, 2, 2, 2, 2, 5, 0, 3, 1, 2, 3, 3, 3, 1, 3, 3, 1, 2, 1, 2, 0, 3, 1, 3, 1, 2, 1, 2, 3, 4, 3, 3, 3, 3, 2, 3, 2, 1, 1, 1, 0, 3, 2, 3, 2, 3, 1, 2, 1, 0, 3, 2, 2, 0, 0, 5, 0, 1, 1, 2, 1, 1, 0, 2, 0, 3, 4, 3, 3, 3, 2, 1, 2, 1, 1, 2, 0, 2, 2, 1, 2, 2, 1, 2, 3, 3, 1, 3, 2, 2, 1, 2, 2, 1, 0, 1, 3, 1, 3, 3, 0, 2, 1, 3, 1, 2, 1, 1, 1, 1, 2, 2, 1, 1, 0, 2, 1, 1, 1, 3, 1, 1, 2, 5, 2, 2, 1, 1, 1, 2, 1, 2, 2, 2, 0, 1, 3, 0, 1, 4, 1, 3, 1, 1, 0, 1, 3, 6, 1, 2, 0, 3, 1, 0, 1, 4, 0, 0, 2, 2, 2, 1, 0, 0, 0, 3, 4, 1, 0, 3, 1, 5, 1, 1, 4, 3, 1, 4, 3, 0, 0, 2, 2, 3, 2, 2, 1, 1, 2, 3, 2, 2, 4, 4, 3, 3, 2, 1, 3, 5, 0, 2, 0, 1, 3, 1, 1, 2, 1, 3, 2, 1, 2, 3, 1, 4, 1, 3, 1, 2, 1, 2, 4, 1, 1, 3, 4, 2, 3, 3, 2, 2, 2, 2, 2, 3, 0, 0, 3, 3, 4, 3, 4, 1, 2, 3, 2, 2, 0, 2, 3, 3, 2, 1, 3, 2, 2, 2, 3, 1, 1, 3, 1, 2, 1, 2, 1, 1, 1, 2, 3, 2, 2, 2, 1, 3, 4, 2, 4, 2, 1, 3, 2, 2, 1, 2, 2, 2, 1, 1, 2, 1, 2, 1, 3, 3, 1, 5, 3, 1, 3, 4, 2, 2, 4, 3, 2, 1, 1, 2, 2, 1, 3, 3, 3, 1, 4, 4, 3, 1, 0, 4, 1, 3, 4, 3, 2, 4, 3, 4, 3, 4, 1, 5, 2, 3, 1, 1, 1, 1, 3, 1, 1, 2, 1, 1, 3, 1, 1, 2, 3, 2, 1, 0, 3, 1, 3, 0, 1, 1, 2, 2, 3, 3, 1, 2, 4, 1, 5, 4, 5, 5, 2, 3, 1, 2, 5, 2, 2, 2, 2, 1, 3, 2, 2, 3, 2, 2, 4, 3, 3, 4, 3, 2, 3, 2, 1, 1, 3, 3, 4, 4, 0, 2, 2, 1, 2, 2, 2, 3, 2, 0, 3, 3, 2, 1, 3, 2, 3, 1, 3, 3, 1, 2, 1, 3, 1, 0, 1, 3, 3, 2, 2, 3, 2, 3, 2, 1, 1, 2, 1, 1, 1, 3, 3, 4, 2, 2, 4, 2, 3, 1, 1, 1, 1, 2, 3, 4, 3, 0, 1, 2, 4, 3, 2, 3, 1, 3, 2, 1, 2, 0, 1, 3, 0, 1, 4, 2, 3, 3, 1, 0, 0, 1, 1, 1, 4, 1, 4, 1, 3, 2, 0, 1, 2, 3, 0, 2, 1, 0, 2, 1, 4, 1, 2, 3, 0, 3, 3, 1, 1, 2, 1, 1, 3, 4, 2, 4, 2, 0, 2, 3, 2, 1, 0, 1, 2, 1, 2, 1, 3, 1, 1, 1, 1, 5, 0, 1, 0, 2, 3, 0, 2, 0, 1, 1, 0, 2, 3, 2, 2, 0, 3, 1, 1, 2, 2, 1, 1, 1, 1, 2, 0, 2, 1, 3, 1, 2, 1, 3, 1, 1, 4, 1, 1, 0, 3, 2, 1, 0, 2, 2, 2, 0, 1, 1, 3, 1, 2, 2, 1, 0, 2, 3, 0, 3, 4, 2, 1, 2, 1, 1, 0, 3, 3, 2, 2, 0, 3, 0, 2, 1, 1, 3, 3, 1, 1, 2, 0, 2, 2, 2, 2, 2, 1, 3, 0, 4, 3, 2, 2, 2, 0, 2, 3, 3, 3, 0, 2, 1, 0, 3, 1, 1, 2, 2, 2, 1, 3, 2, 0, 1, 2, 1, 3, 0, 1, 3, 0, 1, 1, 4, 1, 0, 0, 2, 3, 2, 1, 2, 2, 2, 1, 0, 2, 1, 1, 2, 1, 3, 1, 1, 1, 3, 1, 2, 2, 2, 0, 2, 2, 2, 0, 1, 2, 1, 3, 2, 0, 0, 4, 2, 2, 1, 4, 3, 0, 2, 0, 0, 2, 0, 3, 2, 1, 2, 0, 2, 4, 4, 2, 1, 1, 0, 3, 4, 1, 5, 1, 4, 2, 0, 0, 1, 1, 4, 1, 3, 0, 2, 1, 1, 2, 4, 3, 1, 1, 2, 1, 1, 0, 0, 3, 2, 2, 2, 3, 0, 1, 3, 4, 0, 3, 1, 1, 2, 2, 3, 1, 2, 1, 3, 1, 1, 2, 2, 0, 3, 2, 0, 2, 2, 1, 0, 1, 0, 3, 4, 3, 1, 0, 0, 1, 0, 4, 0, 2, 0, 3, 1, 0, 3, 0, 2, 0, 3, 2, 3, 2, 1, 2, 2, 0, 1, 1, 1, 1, 0, 1, 3, 2, 2, 0, 1, 2, 0, 2, 1, 0, 1, 2, 3, 4, 4, 2, 2, 0, 2, 1, 2, 1, 1, 2, 2, 0, 0, 3, 1, 2, 3, 3, 4, 1, 4, 1, 1, 2, 1, 2, 0, 3, 2, 1, 0, 2, 3, 2, 1, 0, 1, 2, 2, 1, 1, 2, 1, 2, 2, 2, 3, 2, 1, 0, 3, 3, 2, 1, 0, 3, 1, 4, 2, 0, 3, 3, 0, 0, 2, 1, 4, 2, 0, 1, 1, 1, 3, 0, 1, 1, 2, 1, 2, 4, 3, 4, 3, 2, 2, 4, 2, 2, 2, 1, 0, 2, 3, 3, 2, 1, 2, 1, 4, 1, 4, 3, 2, 1, 2, 3, 1, 1, 3, 0, 1, 3, 1, 0, 2, 2, 1, 6, 3, 2, 2, 2, 2, 0, 3, 3, 3, 2, 0, 2, 3, 0, 2, 0, 2, 1, 1, 2, 2, 0, 1, 2, 2, 0, 3, 2, 3, 1, 3, 3, 3, 2, 4, 3, 2, 2, 2, 2, 3, 3, 3, 2, 2, 1, 4, 2, 1, 3, 3, 2, 1, 3, 5, 1, 0, 3, 5, 1, 2, 3, 1, 2, 0, 0, 1, 0, 2, 3, 0, 0, 1, 2, 1, 4, 1, 4, 1, 3, 5, 3, 2, 1, 1, 1, 1, 3, 2, 1, 2, 2, 3, 3, 1, 4, 0, 0, 4, 4, 3, 1, 0, 1, 1, 0, 1, 0, 1, 2, 1, 1, 2, 0, 3, 3, 2, 2, 1, 2, 1, 2, 2, 1, 3, 0, 2, 1, 2, 3, 1, 2, 4, 2, 0, 5, 2, 2, 1, 3, 1, 2, 2, 0, 1, 3, 3, 4, 2, 2, 2, 3, 2, 2, 1, 6, 1, 1, 1, 1, 2, 0, 2, 2, 1, 2, 1, 0, 1, 1, 0, 0, 3, 2, 1, 2, 1, 2, 0, 2, 3, 4, 2, 3, 1, 3, 0, 3, 2, 1, 2, 2, 3, 3, 1, 1, 0, 0, 0, 3, 1, 3, 3, 1, 2, 2, 1, 2, 1, 5, 1, 4, 3, 0, 2, 2, 2, 3, 2, 1, 1, 2, 2, 3, 1, 0, 1, 2, 2, 2, 2, 0, 2, 1, 2, 1, 2, 2, 2, 2, 3, 1, 1, 2, 1, 0, 2, 1, 1, 2, 3, 2, 3, 1, 1, 2, 1, 0, 2, 3, 1, 1, 1, 1, 3, 2, 1, 1, 2, 2, 1, 1, 2, 3, 1, 2, 0, 4, 1, 3, 0, 0, 1, 1, 2, 0, 1, 3, 0, 1, 2, 0, 3, 1, 3, 1, 2, 2, 2, 0, 3, 1, 2, 2, 2, 2, 1, 2, 0, 2, 0, 4, 3, 0, 3, 2, 1, 2, 3, 3, 4, 3, 1, 1, 0, 3, 2, 3, 2, 2, 1, 2, 2, 1, 1, 3, 0, 1, 2, 0, 2, 1, 0, 2, 2, 2, 2, 2, 0, 1, 3, 1, 2, 3, 2, 2, 1, 1, 2, 1, 1, 1, 0, 2, 2, 1, 1, 3, 2, 3, 4, 3, 1, 1, 1, 2, 0, 2, 2, 2, 1, 0, 2, 2, 2, 3, 1, 1, 1, 4, 0, 2, 2, 1, 0, 0, 2, 2, 1, 2, 4, 0, 1, 3, 1, 1, 0, 3, 1, 0, 2, 2, 2, 1, 3, 0, 2, 4, 1, 1, 1, 2, 0, 2, 3, 1, 2, 0, 1, 1, 2, 1, 2, 4, 1, 1, 2, 2, 2, 2, 1, 3, 2, 2, 3, 2, 2, 1, 3, 0, 2, 1, 1, 2, 2, 2, 4, 2, 1, 3, 2, 1, 1, 3, 4, 2, 3, 0, 0, 4, 0, 3, 1, 2, 2, 1, 0, 2, 2, 1, 1, 4, 1, 1, 1, 1, 2, 0, 1, 1, 1, 1, 0, 4, 4, 1, 1, 5, 0, 1, 0, 1, 1, 1, 0, 3, 4, 1, 3, 1, 2, 2, 2, 1, 2, 1, 2, 0, 1, 2, 1, 3, 1, 1, 1, 3, 1, 4, 4, 2, 1, 1, 1, 2, 0, 3, 2, 3, 2, 2, 0, 2, 0, 3, 3, 2, 1, 2, 3, 2, 1, 1, 1, 2, 4, 3, 3, 1, 1, 1, 1, 1, 1, 4, 3, 4, 1, 2, 1, 3, 2, 2, 3, 2, 2, 1, 4, 3, 5, 1, 4, 3, 1, 1, 3, 1, 0, 1, 1, 1, 1, 2, 1, 1, 2, 3, 2, 1, 3, 4, 3, 3, 3, 1, 1, 3, 1, 2, 2, 2, 3, 3, 1, 2, 0, 2, 1, 0, 3, 2, 3, 0, 1, 3, 2, 2, 0, 3, 2, 1, 2, 0, 2, 1, 1, 4, 3, 3, 2, 1, 1, 1, 2, 3, 2, 2, 0, 2, 2, 0, 3, 3, 2, 1, 1, 1, 2, 1, 3, 2, 4, 4, 2, 0, 3, 0, 0, 3, 1, 1, 1, 1, 1, 3, 2, 3, 3, 3, 3, 1, 0, 1, 3, 2, 2, 3, 1, 4, 1, 4, 2, 2, 2, 3, 3, 3, 3, 4, 3, 3, 3, 0, 0, 1, 0, 2, 1, 0, 1, 2, 1, 3, 0, 2, 1, 0, 2, 1, 0, 4, 0, 1, 2, 1, 2, 1, 2, 1, 3, 3, 0, 0, 2, 1, 1, 2, 0, 0, 2, 3, 2, 2, 2, 1, 3, 2, 3, 1, 1, 1, 4, 2, 0, 1, 0, 2, 3, 0, 3, 4, 2, 3, 2, 0, 2, 2, 4, 3, 2, 2, 2, 1, 2, 1, 2, 2, 1, 3, 0, 3, 1, 1, 2, 2, 1, 2, 4, 1, 1, 0, 1, 2, 2, 1, 2, 2, 1, 3, 2, 3, 3, 0, 0, 3, 2, 2, 0, 3, 1, 3, 2, 2, 4, 2, 1, 1, 2, 2, 0, 3, 1, 3, 0, 3, 1, 3, 1, 0, 2, 1, 0, 3, 4, 1, 0, 0, 3, 1, 2, 1, 2, 2, 4, 0, 2, 2, 2, 1, 4, 2, 2, 4, 0, 2, 4, 2, 1, 0, 2, 1, 2, 0, 3, 1, 3, 2, 0, 3, 1, 2, 0, 1, 3, 0, 1, 3, 4, 1, 0, 2, 1, 2, 2, 0, 1, 1, 2, 1, 2, 1, 2, 2, 2, 1, 1, 2, 0, 1, 0, 3, 5, 1, 3, 0, 2, 1, 3, 4, 2, 0, 5, 3, 3, 1, 3, 1, 2, 0, 3, 0, 3, 2, 0, 3, 1, 2, 5, 0, 2, 1, 4, 1, 1, 2, 0, 1, 3, 2, 1, 3, 1, 1, 1, 0, 2, 4, 0, 2, 1, 2, 1, 4, 1, 2, 4, 2, 1, 2, 0, 2, 2, 3, 2, 1, 3, 4, 1, 3, 3, 2, 2, 2, 2, 1, 1, 2, 0, 2, 1, 1, 0, 3, 2, 2, 2, 1, 1, 4, 2, 2, 2, 2, 2, 1, 1, 2, 1, 0, 2, 3, 2, 2, 2, 1, 1, 2, 3, 2, 1, 3, 1, 1, 2, 0, 1, 3, 1, 1, 1, 2, 0, 3, 2, 4, 1, 2, 2, 2, 4, 3, 3, 1, 0, 1, 1, 0, 0, 4, 3, 0, 0, 2, 1, 1, 1, 2, 2, 2, 2, 3, 1, 3, 2, 2, 2, 2, 2, 2, 3, 2, 1, 1, 5, 4, 3, 0, 2, 2, 2, 0, 2, 1, 3, 3, 2, 4, 1, 3, 2, 2, 1, 4, 4, 3, 3, 2, 3, 0, 2, 2, 2, 2, 4, 1, 3, 3, 2, 1, 1, 1, 5, 2, 3, 1, 1, 0, 2, 0, 1, 2, 1, 1, 3, 1, 1, 0, 1, 2, 0, 0, 1, 1, 2, 1, 2, 1, 3, 1, 2, 2, 5, 1, 0, 2, 3, 1, 2, 1, 0, 0, 1, 2, 2, 2, 4, 2, 0, 4, 1, 1, 1, 1, 2, 4, 0, 3, 1, 3, 1, 1, 2, 2, 1, 0, 4, 2, 2, 2, 1, 3, 0, 0, 3, 1, 2, 2, 1, 3, 4, 2, 2, 1, 1, 0, 3, 2, 2, 2, 1, 2, 2, 1, 2, 3, 3, 3, 2, 0, 2, 2, 2, 0, 2, 3, 0, 1, 1, 2, 0, 2, 2, 1, 0, 0, 2, 1, 0, 2, 3, 4, 0, 4, 1, 1, 1, 1, 2, 0, 2, 2, 0, 0, 1, 2, 0, 3, 3, 2, 1, 0, 1, 4, 3, 2, 0, 2, 1, 2, 5, 2, 2, 1, 2, 2, 1, 1, 1, 2, 3, 3, 2, 2, 2, 1, 0, 3, 4, 1, 3, 2, 3, 2, 3, 1, 3, 4, 1, 1, 1, 2, 1, 2, 3, 1, 2, 0, 2, 1, 2, 2, 3, 3, 0, 0, 1, 1, 2, 3, 0, 0, 1, 2, 1, 1, 0, 1, 2, 4, 1, 1, 0, 2, 2, 4, 3, 0, 2, 0, 2, 2, 2, 2, 1, 2, 1, 0, 2, 1, 4, 0, 3, 1, 0, 2, 3, 2, 4, 1, 3, 2, 1, 1, 5, 3, 1, 0, 2, 1, 2, 1, 3, 1, 2, 3, 2, 1, 1, 3, 2, 1, 1, 2, 2, 3, 0, 1, 1, 1, 2, 4, 2, 2, 2, 0, 1, 1, 1, 2, 1, 1, 2, 2, 2, 0, 2, 2, 1, 2, 4, 2, 2, 1, 3, 2, 0, 2, 2, 1, 2, 2, 2, 3, 1, 1, 3, 2, 1, 1, 0, 2, 4, 2, 0, 1, 2, 0, 3, 1, 1, 0, 0, 2, 1, 3, 1, 1, 1, 3, 2, 2, 2, 3, 2, 3, 2, 1, 2, 2, 2, 1, 2, 4, 3, 1, 4, 0, 2, 3, 2, 3, 5, 2, 3, 0, 3, 4, 4, 5, 4, 2, 2, 4, 0, 2, 0, 0, 3, 2, 1, 1, 1, 1, 3, 1, 2, 0, 2, 0, 2, 1, 2, 2, 3, 2, 1, 2, 2, 0, 0, 1, 2, 0, 1, 1, 3, 2, 0, 2, 1, 3, 2, 3, 0, 0, 3, 0, 2, 2, 1, 2, 1, 1, 2, 1, 0, 2, 1, 2, 4, 2, 3, 2, 1, 3, 3, 1, 2, 1, 1, 3, 2, 2, 3, 1, 2, 3, 4, 3, 0, 0, 0, 2, 2, 4, 3, 2, 0, 3, 2, 2, 2, 3, 1, 1, 1, 2, 3, 4, 4, 0, 3, 2, 0, 1, 1, 3, 4, 1, 1, 4, 3, 2, 1, 4, 3, 1, 2, 1, 5, 2, 2, 5, 3, 1, 2, 2, 3, 2, 4, 2, 5, 4, 2, 1, 2, 0, 1, 0, 4, 5, 3, 3, 2, 1, 0, 5, 3, 1, 3, 2, 3, 4, 2, 1, 1, 4, 2, 0, 5, 3, 5, 3, 2, 4, 1, 0, 1, 0, 1, 1, 3, 1, 4, 0, 0, 0, 3, 1, 1, 1, 0, 1, 2, 0, 4, 0, 0, 2, 4, 0, 3, 4, 2, 3, 2, 3, 3, 0, 2, 2, 2, 2, 2, 2, 2, 2, 5, 3, 2, 2, 1, 2, 4, 1, 1, 1, 0, 2, 4, 2, 0, 2, 2, 1, 0, 1, 1, 5, 4, 3, 2, 3, 3, 1, 0, 2, 2, 0, 3, 1, 2, 1, 2, 2, 1, 0, 2, 0, 3, 2, 0, 3, 2, 1, 1, 3, 1, 1, 1, 2, 0, 1, 1, 2, 0, 0, 1, 2, 3, 0, 2, 1, 1, 0, 3, 2, 1, 2, 0, 3, 1, 1, 3, 2, 2, 1, 1, 1, 3, 1, 1, 0, 2, 1, 3, 5, 4, 2, 1, 1, 2, 2, 3, 1, 2, 0, 0, 1, 2, 1, 3, 4, 1, 0, 3, 0, 1, 3, 4, 2, 1, 2, 1, 1, 1, 3, 3, 3, 1, 1, 3, 0, 0, 1, 2, 0, 1, 1, 1, 0, 3, 2, 1, 1, 0, 2, 1, 2, 1, 1, 1, 3, 4, 1, 1, 1, 2, 1, 2, 1, 2, 2, 3, 2, 2, 2, 2, 0, 3, 1, 1, 2, 1, 1, 1, 3, 1, 3, 1, 1, 1, 1, 1, 2, 1, 1, 1, 1, 4, 1, 2, 1, 3, 1, 1, 1, 2, 3, 0, 2, 1, 0, 2, 1, 2, 5, 2, 1, 2, 1, 2, 1, 2, 0, 1, 0, 2, 3, 1, 2, 1, 1, 1, 1, 1, 1, 3, 3, 0, 1, 2, 3, 1, 1, 1, 2, 2, 0, 1, 1, 3, 1, 0, 2, 1, 4, 1, 2, 1, 3, 1, 5, 1, 0, 0, 2, 2, 2, 1, 2, 0, 1, 1, 1, 2, 0, 1, 1, 1, 1, 0, 1, 1, 0, 1, 2, 1, 1, 2, 1, 1, 1, 2, 1, 0, 2, 1, 1, 1, 2, 3, 2, 0, 2, 1, 2, 2, 5, 0, 0, 1, 1, 2, 1, 2, 1, 1, 1, 1, 2, 2, 0, 2, 1, 3, 2, 3, 3, 1, 3, 1, 2, 3, 1, 1, 1, 0, 1, 1, 0, 2, 4, 1, 3, 0, 3, 1, 0, 0, 2, 5, 0, 1, 2, 2, 3, 4, 1, 2, 1, 0, 2, 2, 1, 2, 2, 1, 1, 0, 1, 1, 1, 3, 2, 1, 2, 2, 0, 3, 3, 2, 1, 2, 2, 2, 1, 3, 1, 0, 1, 1, 2, 2, 2, 1, 1, 1, 2, 2, 0, 0, 1, 1, 0, 1, 0, 4, 2, 1, 2, 2, 1, 2, 0, 1, 1, 0, 2, 1, 2, 3, 0, 1, 1, 2, 0, 0, 2, 1, 4, 2, 1, 3, 1, 2, 1, 1, 1, 2, 1, 3, 1, 1, 1, 2, 2, 1, 2, 2, 0, 1, 3, 1, 0, 0, 2, 1, 0, 1, 2, 0, 4, 3, 1, 4, 2, 1, 1, 1, 1, 3, 3, 2, 1, 0, 1, 3, 1, 0, 2, 2, 1, 2, 1, 2, 1, 0, 1, 1, 3, 1, 2, 3, 2, 1, 2, 0, 2, 0, 2, 2, 3, 0, 1, 2, 0, 1, 1, 1, 2, 0, 1, 1, 2, 2, 0, 2, 1, 2, 2, 1, 0, 0, 3, 5, 1, 5, 2, 4, 1, 1, 1, 3, 2, 2, 2, 4, 2, 0, 1, 1, 2, 3, 0, 1, 2, 1, 1, 0, 0, 2, 3, 0, 0, 1, 2, 2, 5, 3, 1, 1, 1, 3, 1, 2, 1, 3, 3, 1, 4, 2, 2, 1, 2, 2, 2, 0, 2, 2, 2, 4, 4, 2, 3, 3, 2, 2, 3, 2, 2, 1, 1, 1, 1, 2, 4, 2, 3, 0, 1, 4, 2, 3, 0, 2, 3, 0, 2, 4, 1, 1, 2, 1, 1, 4, 1, 2, 3, 3, 0, 1, 1, 2, 0, 0, 1, 1, 2, 3, 2, 4, 3, 1, 2, 1, 2, 3, 1, 2, 2, 2, 1, 0, 2, 4, 2, 1, 3, 3, 1, 3, 2, 0, 1, 3, 2, 1, 1, 1, 4, 2, 2, 2, 3, 2, 1, 3, 3, 2, 5, 3, 5, 6, 2, 2, 3, 2, 2, 3, 2, 2, 3, 3, 2, 4, 3, 2, 1, 3, 6, 4, 3, 4, 2, 3, 2, 4, 2, 2, 1, 2, 1, 2, 3, 2, 3, 1, 1, 0, 1, 4, 1, 1, 3, 2, 5, 2, 3, 3, 0, 2, 1, 3, 2, 0, 2, 1, 2, 3, 3, 2, 0, 2, 5, 2, 2, 2, 3, 2, 3, 3, 1, 3, 4, 2, 3, 2, 2, 4, 1, 4, 5, 1, 1, 1, 2, 2, 5, 1, 1, 1, 0, 2, 3, 3, 4, 4, 2, 0, 1, 3, 0, 3, 2, 2, 0, 0, 3, 2, 4, 4, 2, 3, 4, 3, 1, 0, 0, 3, 2, 3, 2, 2, 1, 2, 3, 2, 3, 3, 1, 2, 1, 1, 2, 2, 1, 1, 2, 2, 0, 3, 2, 1, 1, 4, 3, 2, 3, 1, 2, 1, 0, 2, 5, 1, 2, 0, 2, 1, 4, 2, 3, 3, 3, 3, 4, 2, 1, 2, 2, 2, 0, 4, 2, 1, 0, 3, 2, 2, 1, 2, 2, 2, 1, 1, 3, 4, 1, 4, 2, 1, 4, 2, 3, 4, 1, 1, 3, 3, 1, 3, 3, 1, 1, 2, 2, 3, 0, 2, 4, 2, 2, 4, 0, 1, 1, 1, 2, 3, 1, 1, 4, 2, 3, 3, 1, 1, 1, 2, 1, 2, 2, 3, 1, 2, 2, 4, 1, 2, 3, 0, 2, 1, 2, 2, 4, 4, 1, 0, 0, 0, 3, 0, 2, 3, 1, 2, 1, 3, 2, 2, 2, 2, 1, 2, 4, 0, 1, 5, 3, 0, 0, 2, 2, 2, 1, 2, 1, 2, 1, 0, 0, 1, 0, 2, 0, 3, 1, 1, 3, 2, 1, 2, 1, 3, 1, 3, 0, 3, 2, 1, 2, 2, 1, 0, 5, 4, 4, 3, 3, 1, 0, 0, 3, 0, 2, 0, 3, 0, 3, 2, 3, 3, 2, 2, 2, 1, 3, 2, 1, 2, 0, 1, 1, 4, 2, 2, 3, 1, 1, 1, 0, 4, 1, 1, 1, 1, 0, 2, 3, 2, 1, 1, 4, 2, 1, 1, 1, 2, 3, 3, 0, 2, 2, 2, 1, 4, 1, 2, 4, 2, 2, 4, 2, 3, 1, 2, 2, 1, 2, 1, 1, 1, 0, 1, 1, 2, 3, 3, 2, 2, 2, 2, 3, 3, 2, 0, 3, 0, 3, 4, 2, 3, 0, 1, 4, 3, 0, 2, 0, 2, 1, 1, 0, 1, 1, 2, 1, 4, 1, 1, 1, 3, 3, 1, 1, 2, 1, 1, 2, 1, 3, 2, 0, 2, 3, 1, 3, 0, 0, 0, 1, 4, 1, 1, 0, 0, 2, 2, 2, 1, 2, 6, 0, 3, 3, 1, 1, 3, 2, 3, 2, 3, 1, 2, 1, 1, 2, 1, 3, 3, 1, 1, 2, 2, 0, 1, 2, 1, 1, 2, 2, 2, 1, 1, 1, 2, 1, 0, 2, 2, 0, 0, 1, 2, 0, 0, 0, 3, 2, 4, 2, 3, 3, 5, 3, 1, 3, 1, 2, 3, 1, 3, 1, 0, 2, 2, 2, 2, 1, 5, 3, 5, 1, 6, 1, 3, 3, 3, 2, 0, 0, 1, 1, 2, 1, 0, 4, 0, 3, 2, 2, 1, 2, 0, 1, 2, 1, 1, 1, 3, 0, 2, 1, 1, 2, 1, 1, 3, 1, 1, 0, 1, 3, 2, 0, 0, 1, 1, 2, 3, 3, 2, 3, 3, 1, 2, 1, 3, 0, 3, 2, 3, 3, 1, 1, 2, 0, 1, 3, 0, 2, 1, 1, 3, 1, 1, 0, 2, 2, 2, 0, 2, 2, 1, 2, 1, 1, 2, 3, 0, 2, 1, 3, 1, 0, 1, 1, 0, 3, 0, 2, 3, 3, 1, 1, 1, 0, 0, 4, 0, 3, 3, 1, 1, 0, 1, 3, 1, 1, 3, 0, 0, 1, 1, 1, 2, 1, 3, 1, 3, 1, 0, 2, 2, 2, 0, 2, 1, 4, 1, 1, 2, 1, 2, 2, 2, 3, 1, 2, 1, 2, 2, 3, 1, 0, 2, 1, 1, 2, 0, 4, 2, 2, 2, 2, 2, 0, 2, 2, 5, 3, 3, 2, 2, 2, 2, 0, 3, 2, 3, 3, 3, 2, 2, 0, 2, 1, 6, 3, 3, 2, 3, 1, 1, 2, 3, 3, 2, 1, 3, 3, 4, 3, 1, 1, 1, 2, 2, 3, 1, 1, 2, 3, 2, 2, 3, 2, 5, 1, 5, 0, 0, 2, 1, 1, 2, 2, 3, 4, 5, 2, 2, 4, 0, 3, 4, 1, 3, 0, 1, 1, 2, 1, 0, 4, 0, 2, 3, 1, 1, 2, 1, 3, 1, 2, 1, 2, 1, 3, 0, 1, 0, 0, 1, 2, 2, 3, 2, 1, 3, 1, 2, 0, 0, 2, 1, 2, 1, 2, 2, 1, 4, 0, 2, 0, 0, 0, 3, 1, 0, 1, 1, 0, 4, 0, 0, 2, 1, 0, 2, 1, 0, 3, 1, 0, 0, 4, 1, 3, 4, 1, 1, 4, 2, 3, 1, 0, 0, 1, 1, 3, 1, 0, 3, 1, 2, 2, 1, 1, 0, 3, 1, 5, 2, 2, 2, 2, 1, 2, 1, 4, 2, 1, 2, 2, 3, 4, 2, 4, 2, 2, 1, 1, 2, 1, 1, 4, 4, 1, 1, 0, 1, 1, 2, 3, 0, 2, 1, 4, 0, 1, 1, 2, 1, 3, 1, 3, 2, 2, 1, 1, 0, 1, 4, 5, 1, 0, 1, 3, 1, 4, 3, 2, 2, 1, 3, 5, 1, 2, 2, 2, 0, 2, 0, 4, 3, 3, 2, 4, 2, 1, 0, 0, 1, 3, 0, 4, 1, 1, 3, 2, 0, 4, 1, 3, 4, 4, 3, 3, 3, 1, 0, 2, 1, 5, 2, 5, 2, 4, 4, 4, 3, 1, 3, 3, 3, 2, 1, 1, 1, 5, 3, 1, 2, 1, 2, 1, 1, 3, 1, 0, 3, 0, 2, 1, 1, 1, 1, 1, 2, 1, 1, 2, 1, 1, 1, 2, 0, 2, 1, 0, 3, 2, 2, 4, 3, 2, 3, 1, 2, 1, 1, 1, 1, 4, 1, 0, 1, 0, 2, 1, 2, 2, 3, 0, 3, 1, 0, 1, 2, 1, 3, 1, 0, 1, 1, 0, 1, 2, 0, 2, 4, 2, 2, 1, 2, 1, 2, 1, 2, 0, 1, 3, 2, 3, 1, 2, 1, 1, 3, 1, 2, 3, 1, 2, 3, 1, 1, 4, 2, 3, 2, 3, 1, 3, 1, 2, 1, 2, 2, 1, 1, 0, 2, 2, 1, 2, 0, 4, 5, 1, 2, 4, 0, 1, 3, 1, 4, 2, 1, 2, 1, 2, 1, 3, 1, 4, 0, 3, 2, 1, 0, 0, 2, 0, 2, 2, 1, 3, 0, 0, 3, 3, 4, 1, 1, 1, 2, 1, 1, 1, 4, 0, 2, 1, 2, 2, 0, 3, 2, 3, 2, 0, 2, 1, 1, 2, 3, 1, 0, 0, 1, 0, 2, 2, 2, 3, 2, 1, 0, 3, 3, 2, 1, 2, 1, 2, 2, 1, 2, 1, 1, 1, 4, 1, 0, 2, 2, 4, 0, 3, 0, 1, 0, 1, 1, 2, 1, 1, 0, 2, 1, 2, 1, 0, 1, 2, 1, 2, 3, 2, 4, 3, 3, 2, 2, 5, 1, 2, 2, 1, 2, 4, 4, 1, 0, 2, 1, 2, 0, 1, 0, 1, 4, 2, 1, 1, 2, 1, 2, 1, 1, 3, 2, 0, 2, 1, 3, 4, 2, 1, 2, 2, 2, 1, 1, 2, 1, 3, 0, 3, 3, 2, 3, 0, 0, 4, 4, 1, 2, 1, 0, 2, 1, 1, 2, 0, 1, 1, 3, 1, 4, 3, 1, 2, 0, 1, 4, 1, 3, 3, 3, 2, 2, 3, 3, 1, 3, 0, 1, 1, 1, 3, 3, 0, 2, 0, 1, 1, 2, 4, 3, 1, 2, 4, 0, 0, 4, 3, 2, 3, 2, 2, 1, 3, 3, 1, 3, 1, 4, 1, 4, 2, 2, 2, 3, 4, 4, 2, 1, 1, 2, 2, 1, 1, 5, 0, 2, 2, 1, 3, 1, 2, 0, 2, 2, 1, 3, 2, 1, 0, 3, 0, 2, 1, 1, 2, 1, 1, 1, 1, 2, 1, 4, 0, 3, 0, 3, 1, 2, 0, 3, 3, 2, 0, 6, 0, 0, 0, 1, 2, 1, 2, 0, 3, 3, 3, 3, 1, 2, 3, 1, 0, 2, 2, 1, 3, 1, 1, 2, 3, 1, 2, 2, 1, 0, 1, 0, 2, 3, 2, 1, 1, 0, 1, 0, 0, 0, 0, 1, 0, 2, 3, 3, 1, 2, 0, 4, 3, 2, 3, 3, 2, 2, 1, 1, 2, 3, 1, 1, 1, 1, 3, 2, 2, 2, 1, 1, 1, 4, 3, 2, 1, 2, 0, 3, 2, 0, 3, 3, 1, 0, 1, 1, 1, 0, 1, 0, 2, 1, 2, 1, 3, 2, 1, 2, 2, 1, 1, 1, 2, 1, 0, 2, 1, 1, 2, 0, 2, 2, 1, 1, 1, 0, 4, 4, 1, 3, 1, 2, 3, 2, 1, 2, 1, 2, 3, 1, 2, 3, 0, 4, 1, 3, 1, 2, 2, 1, 2, 0, 3, 2, 2, 2, 1, 3, 1, 2, 3, 1, 1, 4, 2, 1, 1, 1, 0, 2, 3, 2, 3, 1, 2, 3, 1, 0, 0, 3, 2, 0, 1, 0, 0, 2, 0, 1, 1, 1, 2, 1, 1, 3, 2, 0, 2, 3, 2, 3, 1, 1, 0, 0, 1, 1, 2, 0, 3, 1, 2, 0, 1, 2, 1, 3, 1, 6, 1, 1, 2, 1, 2, 3, 1, 1, 3, 0, 2, 0, 3, 1, 1, 1, 3, 3, 1, 0, 3, 4, 1, 3, 2, 1, 2, 3, 4, 1, 2, 2, 1, 2, 4, 0, 2, 1, 3, 2, 3, 0, 1, 1, 1, 1, 0, 3, 1, 4, 2, 1, 2, 1, 3, 1, 2, 2, 1, 3, 3, 1, 4, 0, 2, 3, 1, 2, 3, 2, 1, 0, 0, 1, 0, 4, 0, 1, 1, 1, 0, 1, 2, 2, 2, 2, 0, 2, 1, 1, 0, 0, 0, 1, 0, 0, 0, 4, 1, 1, 1, 1, 3, 0, 0, 2, 1, 0, 1, 1, 1, 0, 1, 1, 4, 0, 1, 2, 1, 1, 2, 0, 2, 1, 3, 1, 0, 0, 0, 0, 3, 2, 1, 1, 1, 0, 0, 0, 2, 2, 0, 0, 0, 0, 1, 2, 0, 1, 1, 1, 0, 1, 1, 0, 2, 1, 0, 1, 3, 0, 0, 1, 0, 0, 0, 0, 3, 0, 1, 1, 0, 0, 1, 0, 1, 0, 2, 2, 1, 0, 1, 0, 1, 0, 3, 0, 0, 2, 3, 0, 0, 1, 1, 1, 0, 1, 0, 0, 0, 0, 3, 1, 2, 1, 0, 0, 1, 0, 1, 1, 1, 3, 1, 1, 1, 1, 2, 2, 2, 0, 1, 0, 2, 1, 0, 2, 0, 0, 1, 2, 0, 2, 2, 1, 3, 5, 0, 2, 3, 0, 2, 3, 2, 1, 2, 2, 0, 2, 1, 1, 2, 1, 4, 1, 4, 0, 3, 3, 1, 1, 5, 2, 1, 4, 0, 2, 0, 4, 1, 2, 1, 3, 1, 2, 3, 2, 1, 4, 1, 3, 4, 1, 1, 1, 4, 1, 1, 1, 2, 1, 1, 3, 0, 4, 1, 0, 4, 2, 0, 0, 4, 1, 2, 1, 2, 1, 3, 1, 1, 0, 4, 1, 3, 1, 2, 3, 3, 2, 1, 2, 0, 1, 2, 0, 1, 0, 1, 1, 0, 1, 0, 0, 3, 3, 2, 1, 3, 1, 2, 1, 1, 1, 2, 1, 3, 3, 1, 3, 4, 1, 0, 2, 0, 2, 3, 2, 1, 4, 2, 1, 2, 2, 2, 2, 2, 1, 3, 1, 3, 2, 0, 0, 0, 0, 1, 0, 0, 0, 1, 1, 0, 1, 0, 3, 0, 0, 1, 2, 0, 2, 2, 1, 0, 1, 1, 1, 1, 3, 0, 2, 3, 1, 1, 3, 2, 3, 2, 1, 2, 4, 0, 3, 1, 1, 4, 3, 2, 0, 1, 3, 3, 0, 2, 1, 3, 3, 1, 2, 1, 2, 3, 1, 1, 2, 2, 3, 1, 0, 3, 1, 4, 3, 3, 1, 0, 0, 3, 2, 1, 4, 2, 3, 0, 0, 2, 2, 2, 2, 1, 1, 2, 0, 1, 2, 2, 3, 1, 3, 2, 0, 1, 1, 2, 0, 0, 2, 0, 3, 3, 4, 2, 1, 2, 0, 1, 0, 3, 0, 1, 2, 0, 2, 0, 0, 3, 2, 1, 1, 3, 1, 1, 2, 4, 1, 0, 3, 0, 0, 1, 3, 0, 3, 3, 1, 1, 2, 1, 2, 1, 1, 2, 3, 2, 1, 3, 4, 4, 1, 2, 1, 1, 1, 1, 4, 3, 1, 4, 3, 1, 1, 1, 0, 2, 3, 2, 2, 3, 2, 1, 4, 3, 4, 1, 1, 1, 3, 3, 3, 0, 0, 0, 0, 1, 0, 0, 0, 1, 0, 1, 1, 1, 1, 2, 0, 2, 1, 0, 2, 0, 0, 3, 1, 0, 0, 2, 1, 0, 1, 2, 1, 1, 1, 1, 2, 1, 0, 0, 2, 1, 0, 3, 1, 1, 0, 2, 0, 1, 2, 2, 0, 2, 4, 0, 2, 3, 3, 1, 2, 2, 4, 2, 0, 4, 0, 2, 4, 2, 2, 0, 3, 2, 1, 0, 3, 0, 3, 4, 1, 0, 1, 2, 3, 2, 1, 2, 1, 3, 1, 1, 3, 2, 5, 1, 3, 1, 0, 0, 3, 2, 2, 3, 4, 0, 0, 0, 3, 0, 2, 3, 0, 2, 2, 3, 2, 1, 1, 0, 2, 2, 1, 3, 3, 5, 2, 1, 2, 3, 4, 4, 1, 0, 3, 3, 1, 0, 4, 3, 2, 1, 2, 2, 0, 1, 4, 1, 1, 2, 1, 1, 1, 2, 2, 1, 2, 1, 2, 0, 1, 1, 2, 3, 2, 1, 0, 2, 0, 2, 0, 5, 2, 2, 1, 2, 2, 1, 3, 4, 1, 1, 3, 3, 0, 0, 0, 2, 2, 2, 3, 1, 3, 3, 0, 0, 1, 3, 3, 2, 2, 3, 3, 4, 4, 3, 3, 2, 1, 0, 1, 1, 2, 2, 2, 2, 1, 2, 4, 1, 2, 1, 2, 1, 0, 2, 2, 1, 2, 5, 1, 0, 1, 3, 2, 3, 3, 2, 1, 1, 1, 4, 4, 2, 2, 1, 1, 2, 0, 1, 2, 0, 0, 1, 1, 1, 3, 0, 2, 1, 5, 2, 1, 1, 0, 3, 0, 3, 2, 2, 1, 4, 2, 1, 1, 1, 1, 2, 3, 2, 3, 2, 3, 3, 1, 0, 2, 1, 2, 2, 1, 1, 0, 2, 4, 3, 2, 4, 2, 3, 3, 2, 0, 1, 0, 2, 2, 1, 1, 2, 4, 0, 2, 1, 3, 4, 4, 1, 2, 2, 3, 2, 2, 1, 2, 2, 0, 0, 1, 3, 3, 1, 2, 2, 3, 1, 1, 1, 2, 2, 4, 3, 1, 1, 4, 4, 0, 2, 1, 2, 2, 2, 0, 2, 1, 3, 0, 0, 0, 4, 0, 1, 2, 2, 2, 0, 0, 2, 1, 3, 1, 3, 2, 2, 1, 3, 2, 2, 3, 1, 2, 2, 1, 1, 1, 3, 1, 0, 0, 1, 1, 0, 1, 1, 1, 2, 0, 2, 4, 2, 2, 1, 1, 3, 3, 2, 2, 2, 0, 1, 1, 1, 0, 4, 1, 1, 3, 1, 1, 3, 4, 2, 1, 2, 4, 2, 2, 1, 2, 2, 3, 1, 1, 2, 2, 2, 0, 0, 1, 1, 2, 1, 1, 1, 2, 1, 3, 1, 3, 1, 1, 1, 1, 3, 4, 3, 0, 1, 3, 0, 1, 3, 2, 2, 0, 0, 2, 2, 3, 0, 2, 1, 3, 1, 1, 0, 3, 2, 1, 0, 1, 4, 2, 1, 1, 2, 0, 2, 1, 3, 1, 3, 1, 1, 3, 2, 4, 3, 1, 0, 1, 0, 3, 2, 1, 5, 2, 2, 1, 1, 2, 1, 1, 2, 4, 0, 1, 3, 0, 0, 3, 1, 3, 1, 1, 2, 2, 0, 3, 1, 3, 1, 3, 2, 3, 2, 1, 2, 1, 2, 3, 3, 2, 3, 3, 4, 1, 3, 2, 1, 2, 1, 3, 2, 1, 4, 1, 3, 2, 1, 5, 5, 0, 2, 0, 1, 2, 2, 0, 3, 3, 1, 1, 1, 3, 2, 3, 1, 3, 3, 3, 1, 2, 2, 0, 2, 2, 1, 3, 4, 4, 3, 0, 2, 1, 1, 2, 2, 1, 3, 1, 2, 1, 5, 4, 3, 3, 3, 1, 1, 0, 1, 1, 2, 2, 0, 2, 3, 1, 1, 2, 1, 1, 2, 3, 3, 3, 0, 0, 2, 1, 5, 1, 4, 2, 1, 2, 4, 2, 2, 0, 1, 3, 4, 2, 0, 0, 4, 2, 3, 7, 3, 4, 3, 3, 2, 1, 4, 0, 2, 3, 2, 2, 1, 3, 1, 2, 0, 2, 3, 3, 2, 4, 1, 0, 2, 2, 3, 5, 3, 0, 3, 3, 1, 2, 1, 1, 3, 0, 4, 1, 1, 0, 0, 4, 2, 2, 2, 4, 2, 1, 2, 1, 4, 5, 2, 3, 3, 3, 4, 3, 1, 4, 2, 1, 2, 2, 2, 1, 0, 6, 2, 1, 5, 3, 2, 3, 1, 1, 3, 1, 3, 3, 3, 5, 1, 3, 4, 3, 2, 3, 1, 1, 4, 2, 4, 1, 2, 1, 2, 3, 2, 3, 3, 3, 4, 3, 2, 4, 0, 2, 4, 2, 1, 1, 0, 1, 4, 1, 1, 1, 1, 3, 3, 3, 5, 5, 4, 6, 2, 4, 2, 3, 4, 5, 2, 1, 6, 2, 2, 3, 3, 2, 5, 4, 1, 3, 2, 2, 7, 4, 3, 4, 0, 4, 3, 4, 2, 2, 1, 1, 2, 1, 2, 3, 0, 1, 3, 4, 4, 4, 5, 5, 2, 1, 4, 5, 5, 3, 4, 1, 2, 6, 3, 3, 2, 2, 2, 0, 4, 4, 3, 1, 2, 3, 4, 2, 3, 4, 1, 3, 2, 3, 5, 2, 3, 1, 2, 3, 2, 2, 1, 2, 3, 3, 6, 1, 2, 2, 2, 3, 3, 0, 3, 1, 1, 2, 5, 0, 4, 1, 2, 2, 1, 1, 2, 2, 0, 4, 5, 3, 2, 3, 5, 2, 1, 3, 2, 3, 8, 2, 1, 4, 2, 2, 1, 2, 5, 3, 1, 4, 5, 5, 3, 2, 2, 2, 6, 2, 2, 5, 1, 3, 6, 2, 2, 3, 3, 3, 2, 1, 3, 2, 4, 4, 5, 3, 3, 3, 2, 4, 2, 5, 4, 2, 1, 2, 2, 4, 1, 2, 3, 1, 2, 1, 3, 5, 2, 2, 5, 2, 0, 4, 4, 4, 5, 1, 3, 2, 1, 4, 2, 4, 4, 0, 5, 1, 3, 2, 4, 3, 6, 2, 0, 0, 2, 4, 2, 1, 3, 2, 4, 2, 5, 1, 3, 2, 4, 3, 2, 3, 2, 3, 1, 3, 5, 2, 1, 5, 2, 1, 4, 1, 4, 1, 0, 1, 3, 4, 2, 1, 4, 1, 5, 4, 2, 2, 2, 2, 2, 4, 3, 4, 1, 6, 5, 0, 3, 4, 1, 5, 2, 2, 3, 4, 1, 3, 2, 1, 2, 3, 1, 2, 4, 1, 2, 3, 1, 3, 3, 1, 3, 4, 1, 3, 1, 3, 3, 2, 3, 3, 5, 3, 3, 2, 4, 2, 2, 5, 4, 3, 3, 3, 1, 2, 3, 1, 2, 1, 1, 3, 2, 1, 3, 5, 2, 1, 2, 2, 2, 3, 1, 1, 2, 3, 3, 1, 1, 2, 2, 1, 2, 1, 1, 3, 1, 1, 2, 0, 1, 2, 3, 0, 2, 2, 2, 1, 4, 2, 1, 3, 3, 0, 1, 2, 2, 1, 1, 0, 1, 1, 2, 2, 2, 1, 2, 4, 3, 4, 4, 3, 2, 3, 1, 1, 3, 2, 0, 2, 2, 1, 2, 1, 1, 1, 1, 1, 1, 3, 2, 1, 5, 3, 2, 2, 3, 3, 1, 2, 1, 3, 2, 1, 3, 1, 3, 3, 2, 2, 0, 1, 3, 1, 0, 0, 3, 1, 4, 0, 0, 2, 1, 2, 1, 2, 0, 1, 1, 0, 1, 2, 1, 1, 1, 1, 1, 1, 1, 2, 1, 2, 1, 1, 1, 2, 2, 1, 2, 5, 1, 1, 3, 0, 2, 0, 1, 3, 3, 0, 0, 1, 0, 0, 0, 1, 2, 0, 2, 1, 3, 1, 1, 1, 0, 2, 1, 1, 4, 2, 1, 0, 4, 4, 3, 2, 4, 0, 2, 1, 4, 2, 3, 4, 5, 1, 2, 2, 2, 2, 0, 2, 2, 0, 1, 2, 3, 1, 1, 2, 2, 2, 4, 0, 2, 2, 4, 2, 2, 2, 4, 1, 1, 0, 3, 2, 2, 3, 0, 1, 2, 1, 1, 1, 1, 0, 2, 0, 2, 1, 1, 0, 0, 1, 1, 2, 0, 4, 2, 1, 1, 0, 2, 0, 0, 1, 1, 0, 1, 0, 0, 2, 3, 1, 1, 1, 1, 4, 1, 3, 1, 1, 0, 2, 1, 0, 2, 0, 3, 2, 2, 1, 1, 0, 0, 0, 0, 1, 4, 2, 2, 2, 2, 1, 1, 2, 3, 1, 1, 0, 3, 2, 2, 2, 0, 0, 1, 3, 2, 1, 2, 3, 2, 2, 1, 0, 1, 2, 2, 0, 2, 3, 1, 1, 1, 1, 3, 2, 0, 2, 3, 1, 3, 1, 1, 2, 1, 0, 3, 3, 1, 1, 2, 5, 1, 2, 2, 1, 2, 1, 2, 0, 0, 2, 1, 1, 3, 4, 3, 1, 1, 1, 2, 2, 2, 2, 2, 3, 1, 1, 1, 1, 2, 3, 4, 3, 1, 2, 3, 1, 3, 1, 1, 1, 2, 1, 1, 2, 0, 2, 4, 0, 2, 2, 1, 1, 2, 1, 2, 2, 2, 1, 1, 5, 1, 1, 1, 4, 2, 2, 3, 4, 0, 4, 1, 2, 2, 1, 0, 1, 2, 1, 2, 0, 2, 1, 2, 3, 2, 2, 2, 2, 1, 1, 2, 0, 1, 3, 1, 1, 1, 1, 3, 1, 1, 3, 2, 2, 3, 0, 3, 2, 0, 3, 2, 3, 3, 0, 3, 1, 3, 1, 1, 2, 2, 1, 2, 3, 1, 1, 1, 1, 3, 3, 2, 2, 2, 2, 1, 2, 2, 3, 4, 1, 1, 2, 3, 4, 2, 2, 2, 2, 1, 2, 2, 2, 1, 0, 3, 3, 2, 0, 3, 1, 1, 1, 2, 1, 2, 3, 5, 0, 2, 1, 2, 4, 2, 1, 0, 3, 3, 2, 1, 1, 2, 1, 2, 3, 1, 2, 1, 3, 1, 2, 3, 2, 0, 0, 2, 0, 4, 1, 4, 3, 1, 1, 3, 2, 2, 2, 3, 2, 0, 3, 2, 4, 0, 1, 1, 0, 4, 2, 4, 2, 3, 0, 1, 1, 1, 2, 4, 0, 3, 3, 3, 1, 2, 3, 2, 3, 2, 1, 3, 1, 2, 1, 0, 3, 1, 3, 4, 3, 3, 3, 3, 0, 1, 2, 1, 0, 1, 2, 1, 6, 3, 3, 4, 4, 3, 1, 3, 0, 4, 2, 2, 2, 2, 1, 2, 0, 2, 2, 0, 0, 1, 0, 1, 0, 1, 2, 2, 1, 0, 1, 1, 3, 2, 3, 0, 1, 1, 3, 3, 1, 2, 1, 2, 1, 1, 1, 2, 2, 0, 0, 0, 2, 2, 2, 1, 3, 1, 0, 0, 2, 1, 0, 2, 0, 1, 0, 3, 1, 3, 3, 4, 2, 2, 1, 2, 3, 2, 2, 3, 3, 3, 1, 0, 2, 1, 1, 0, 3, 1, 1, 3, 1, 2, 1, 2, 1, 1, 2, 1, 1, 1, 1, 1, 1, 2, 2, 1, 2, 2, 2, 2, 3, 1, 3, 2, 3, 3, 2, 2, 2, 4, 0, 3, 0, 1, 2, 1, 2, 1, 3, 0, 4, 2, 2, 2, 0, 3, 3, 4, 1, 3, 2, 2, 2, 3, 0, 3, 1, 2, 1, 5, 2, 1, 3, 4, 1, 2, 1, 1, 3, 2, 3, 1, 4, 2, 0, 2, 4, 3, 3, 3, 2, 2, 1, 0, 4, 3, 2, 0, 0, 2, 3, 2, 3, 1, 2, 1, 1, 2, 4, 3, 1, 0, 3, 1, 1, 3, 1, 0, 0, 4, 2, 2, 1, 2, 1, 1, 3, 3, 1, 2, 0, 0, 2, 2, 1, 3, 1, 2, 3, 0, 1, 0, 1, 3, 3, 1, 1, 0, 2, 2, 2, 1, 2, 1, 2, 1, 3, 1, 4, 2, 1, 5, 0, 3, 1, 1, 3, 0, 2, 5, 5, 1, 1, 3, 4, 2, 2, 1, 2, 2, 2, 0, 1, 1, 1, 1, 1, 3, 2, 1, 2, 3, 0, 1, 3, 2, 3, 2, 1, 3, 2, 1, 0, 1, 1, 3, 2, 3, 3, 3, 3, 2, 3, 2, 2, 4, 0, 0, 1, 5, 1, 1, 1, 3, 2, 2, 0, 4, 4, 3, 1, 1, 2, 2, 4, 2, 1, 2, 1, 2, 0, 2, 2, 3, 1, 2, 2, 2, 1, 1, 1, 2, 2, 0, 3, 1, 2, 2, 3, 2, 2, 1, 3, 3, 1, 2, 1, 4, 3, 3, 1, 0, 1, 1, 1, 2, 3, 2, 2, 2, 1, 3, 4, 1, 1, 4, 1, 2, 0, 1, 2, 0, 2, 1, 0, 3, 2, 2, 1, 0, 0, 1, 2, 4, 1, 1, 2, 2, 1, 0, 2, 4, 1, 2, 0, 2, 4, 3, 1, 4, 2, 2, 2, 2, 2, 0, 2, 2, 1, 2, 3, 1, 0, 2, 1, 1, 3, 1, 2, 3, 1, 2, 2, 0, 1, 1, 0, 0, 0, 1, 2, 1, 4, 1, 3, 1, 1, 2, 2, 0, 2, 1, 2, 3, 2, 1, 1, 1, 3, 3, 2, 0, 1, 1, 3, 1, 1, 1, 1, 2, 2, 1, 1, 2, 2, 3, 4, 2, 2, 1, 0, 3, 3, 2, 1, 3, 4, 2, 3, 1, 2, 3, 0, 1, 1, 0, 0, 4, 1, 3, 0, 0, 2, 2, 2, 2, 5, 3, 1, 2, 0, 1, 1, 2, 0, 2, 1, 3, 2, 3, 0, 3, 2, 1, 2, 2, 0, 3, 4, 3, 1, 4, 2, 3, 1, 3, 2, 2, 2, 3, 1, 0, 2, 3, 3, 2, 2, 3, 1, 2, 1, 4, 2, 3, 2, 1, 1, 0, 2, 2, 4, 3, 3, 1, 2, 0, 3, 2, 2, 1, 3, 1, 3, 1, 3, 0, 1, 1, 1, 2, 1, 1, 1, 2, 3, 1, 3, 0, 1, 0, 3, 1, 5, 1, 1, 0, 1, 1, 3, 1, 3, 1, 1, 2, 3, 0, 4, 1, 3, 1, 1, 1, 1, 3, 4, 3, 1, 1, 0, 3, 0, 1, 0, 1, 4, 2, 1, 2, 1, 1, 1, 1, 2, 2, 3, 2, 1, 0, 0, 1, 0, 1, 1, 1, 0, 2, 1, 0, 1, 1, 2, 2, 2, 1, 3, 3, 1, 0, 1, 1, 5, 2, 3, 3, 1, 1, 3, 3, 0, 1, 0, 2, 0, 2, 1, 2, 2, 0, 2, 1, 0, 1, 1, 1, 1, 2, 0, 5, 3, 1, 1, 0, 1, 0, 1, 2, 1, 1, 0, 0, 0, 0, 1, 1, 1, 0, 2, 3, 1, 2, 1, 0, 0, 1, 1, 0, 2, 1, 1, 1, 0, 1, 2, 2, 0, 1, 0, 0, 0, 1, 0, 4, 1, 1, 2, 3, 1, 0, 1, 5, 1, 4, 1, 2, 4, 2, 2, 2, 0, 2, 1, 1, 2, 1, 1, 2, 0, 1, 0, 0, 1, 1, 2, 3, 0, 3, 0, 4, 2, 3, 4, 4, 1, 1, 1, 2, 1, 2, 0, 3, 0, 0, 3, 1, 3, 3, 2, 3, 1, 2, 1, 3, 2, 1, 4, 1, 0, 2, 3, 2, 2, 0, 4, 4, 1, 1, 2, 3, 1, 3, 3, 2, 1, 0, 2, 1, 0, 2, 6, 1, 3, 3, 2, 1, 2, 1, 2, 1, 2, 2, 2, 3, 2, 1, 3, 1, 3, 0, 0, 3, 2, 1, 3, 3, 2, 1, 1, 1, 1, 0, 3, 2, 1, 0, 0, 2, 3, 1, 1, 1, 2, 0, 0, 0, 1, 2, 1, 0, 1, 0, 2, 0, 0, 0, 0, 1, 1, 0, 0, 1, 1, 0, 0, 1, 1, 0, 0, 0, 1, 1, 0, 2, 1, 0, 1, 1, 0, 1, 2, 1, 1, 1, 1, 0, 0, 1, 1, 1, 0, 0, 0, 0, 2, 0, 0, 2, 3, 1, 1, 1, 2, 0, 2, 0, 2, 0, 1, 1, 0, 2, 1, 2, 4, 1, 1, 1, 2, 1, 1, 2, 1, 1, 1, 2, 0, 1, 0, 0, 3, 1, 1, 0, 1, 0, 1, 0, 1, 2, 1, 1, 0, 2, 1, 1, 3, 2, 0, 1, 2, 1, 1, 1, 1, 1, 1, 2, 2, 0, 1, 2, 3, 2, 1, 1, 2, 2, 0, 1, 3, 4, 0, 2, 4, 1, 2, 1, 0, 1, 3, 2, 2, 1, 2, 2, 0, 0, 3, 3, 2, 2, 3, 1, 1, 1, 2, 2, 2, 4, 3, 0, 4, 2, 0, 0, 1, 2, 3, 0, 0, 1, 1, 2, 1, 1, 1, 1, 2, 0, 3, 1, 3, 3, 4, 1, 0, 1, 0, 3, 2, 2, 0, 0, 2, 2, 1, 1, 0, 0, 1, 0, 2, 1, 1, 2, 2, 1, 3, 1, 1, 2, 1, 2, 1, 2, 2, 2, 2, 1, 2, 1, 1, 1, 2, 0, 3, 1, 2, 0, 2, 0, 1, 2, 2, 0, 2, 1, 0, 0, 1, 1, 1, 1, 2, 3, 1, 3, 0, 0, 3, 0, 2, 2, 2, 0, 0, 1, 1, 1, 3, 3, 2, 5, 1, 2, 4, 2, 2, 3, 2, 2, 2, 3, 2, 1, 4, 2, 2, 2, 4, 2, 4, 1, 1, 5, 3, 3, 1, 2, 0, 0, 2, 1, 1, 2, 0, 1, 2, 2, 2, 3, 1, 0, 1, 3, 2, 0, 4, 2, 1, 2, 2, 1, 1, 1, 3, 1, 2, 1, 1, 1, 3, 1, 3, 3, 1, 2, 2, 1, 2, 0, 3, 0, 2, 1, 2, 4, 2, 4, 4, 3, 2, 2, 1, 1, 3, 3, 2, 1, 2, 2, 1, 2, 0, 2, 1, 3, 2, 2, 1, 2, 2, 0, 3, 1, 2, 1, 2, 2, 3, 1, 0, 2, 3, 3, 2, 0, 3, 1, 2, 3, 0, 2, 1, 1, 0, 2, 2, 2, 2, 0, 3, 1, 2, 2, 3, 2, 3, 0, 1, 1, 3, 3, 1, 0, 3, 2, 0, 1, 1, 1, 3, 1, 1, 2, 0, 2, 2, 3, 0, 3, 1, 1, 2, 2, 0, 1, 0, 1, 1, 2, 5, 2, 0, 2, 1, 1, 0, 1, 3, 2, 4, 1, 0, 4, 4, 1, 1, 0, 1, 3, 4, 2, 2, 4, 3, 2, 1, 1, 0, 2, 1, 1, 0, 2, 3, 0, 4, 1, 2, 1, 2, 1, 2, 2, 2, 0, 2, 3, 3, 1, 2, 2, 4, 1, 1, 1, 2, 3, 1, 1, 1, 2, 0, 1, 1, 1, 2, 2, 5, 1, 2, 2, 2, 2, 4, 1, 3, 3, 2, 0, 1, 1, 2, 0, 2, 0, 2, 2, 5, 3, 3, 1, 1, 2, 3, 2, 0, 1, 1, 4, 3, 2, 1, 1, 1, 3, 0, 1, 3, 2, 0, 3, 2, 1, 1, 1, 1, 2, 1, 0, 2, 4, 2, 1, 3, 2, 1, 4, 1, 0, 3, 3, 1, 2, 3, 1, 1, 4, 2, 1, 1, 1, 3, 2, 2, 1, 1, 4, 2, 2, 3, 2, 1, 3, 3, 1, 2, 1, 0, 1, 1, 3, 2, 2, 2, 1, 2, 1, 3, 1, 2, 5, 1, 3, 2, 3, 2, 2, 5, 0, 5, 2, 0, 0, 1, 1, 1, 3, 0, 2, 2, 0, 2, 3, 0, 0, 1, 2, 1, 2, 1, 1, 1, 1, 3, 3, 0, 1, 1, 2, 1, 3, 1, 2, 2, 1, 3, 1, 1, 2, 1, 0, 4, 4, 0, 1, 3, 2, 0, 2, 2, 0, 0, 2, 4, 3, 1, 1, 2, 2, 3, 1, 3, 1, 1, 1, 2, 2, 4, 1, 4, 1, 1, 1, 2, 3, 1, 2, 3, 0, 1, 2, 0, 2, 3, 2, 1, 0, 1, 0, 3, 2, 4, 5, 1, 2, 3, 4, 7, 3, 4, 3, 2, 2, 4, 3, 1, 3, 2, 3, 3, 4, 2, 2, 1, 3, 1, 0, 2, 1, 2, 3, 0, 3, 1, 1, 2, 1, 2, 0, 3, 2, 1, 3, 2, 1, 2, 1, 1, 1, 2, 0, 0, 3, 0, 3, 1, 2, 1, 1, 1, 3, 1, 2, 2, 1, 2, 1, 3, 0, 2, 0, 2, 1, 2, 1, 1, 1, 1, 1, 2, 1, 1, 1, 2, 0, 2, 1, 3, 2, 1, 1, 3, 1, 3, 0, 1, 2, 0, 1, 2, 1, 2, 1, 2, 1, 2, 0, 3, 3, 3, 1, 0, 1, 2, 1, 1, 0, 2, 2, 1, 3, 1, 3, 1, 1, 2, 2, 1, 2, 0, 4, 0, 3, 2, 1, 1, 1, 3, 1, 2, 5, 1, 2, 2, 2, 0, 1, 1, 2, 4, 2, 1, 1, 0, 2, 3, 1, 2, 1, 2, 0, 2, 3, 1, 2, 4, 4, 3, 3, 2, 3, 1, 0, 1, 0, 1, 1, 3, 4, 2, 1, 3, 4, 3, 3, 3, 2, 3, 1, 1, 2, 2, 3, 2, 3, 0, 3, 2, 3, 1, 1, 1, 4, 1, 1, 1, 3, 2, 2, 2, 1, 0, 0, 0, 0, 3, 1, 1, 0, 3, 1, 2, 3, 3, 0, 3, 2, 1, 3, 1, 1, 4, 2, 0, 2, 1, 4, 3, 2, 1, 3, 4, 3, 2, 0, 1, 0, 2, 1, 2, 0, 1, 1, 3, 2, 3, 0, 2, 0, 1, 4, 2, 3, 3, 0, 2, 1, 1, 2, 4, 3, 1, 1, 2, 1, 3, 2, 3, 2, 2, 2, 2, 1, 1, 1, 1, 3, 0, 4, 3, 2, 2, 3, 2, 1, 1, 1, 2, 3, 2, 0, 1, 3, 3, 2, 4, 1, 2, 2, 2, 0, 4, 3, 0, 1, 1, 3, 0, 2, 4, 2, 0, 2, 1, 2, 2, 1, 1, 0, 2, 1, 1, 1, 0, 2, 1, 1, 1, 1, 1, 3, 1, 0, 1, 2, 2, 1, 1, 1, 3, 1, 2, 3, 4, 3, 2, 4, 2, 0, 1, 2, 1, 3, 2, 1, 1, 2, 0, 0, 4, 2, 0, 3, 1, 0, 2, 1, 1, 1, 1, 2, 4, 1, 1, 2, 4, 4, 2, 2, 2, 0, 1, 2, 1, 2, 0, 0, 2, 2, 1, 2, 2, 0, 3, 2, 3, 3, 2, 1, 3, 2, 5, 2, 1, 1, 1, 3, 2, 2, 2, 1, 1, 2, 1, 1, 3, 2, 1, 2, 4, 3, 2, 2, 5, 3, 4, 2, 1, 3, 1, 3, 1, 1, 1, 1, 0, 3, 2, 2, 0, 0, 3, 2, 3, 2, 0, 1, 1, 2, 0, 2, 2, 2, 1, 1, 1, 2, 4, 0, 3, 2, 1, 2, 1, 2, 0, 1, 1, 2, 2, 1, 2, 0, 3, 0, 2, 3, 0, 3, 2, 3, 3, 0, 1, 2, 1, 2, 0, 2, 3, 1, 4, 1, 4, 0, 1, 0, 1, 3, 2, 2, 3, 2, 3, 2, 2, 2, 1, 3, 1, 2, 1, 3, 1, 1, 5, 1, 2, 1, 1, 1, 2, 2, 1, 0, 2, 0, 2, 5, 2, 3, 1, 4, 2, 4, 1, 2, 2, 2, 1, 2, 1, 3, 0, 1, 2, 0, 2, 0, 4, 2, 0, 0, 3, 2, 0, 3, 1, 2, 2, 2, 4, 0, 1, 2, 3, 0, 5, 0, 2, 0, 1, 3, 2, 0, 4, 4, 2, 0, 1, 0, 3, 1, 3, 3, 0, 0, 1, 2, 3, 1, 1, 2, 3, 3, 3, 3, 2, 2, 2, 3, 1, 1, 2, 1, 0, 2, 1, 3, 2, 3, 1, 2, 1, 2, 3, 5, 3, 2, 2, 1, 1, 2, 3, 0, 1, 2, 3, 1, 3, 3, 2, 5, 2, 1, 2, 2, 1, 1, 3, 1, 3, 2, 1, 1, 3, 0, 0, 2, 3, 1, 1, 4, 3, 4, 2, 4, 3, 0, 1, 3, 3, 4, 1, 2, 1, 1, 1, 2, 3, 3, 4, 2, 3, 1, 2, 3, 1, 1, 3, 1, 3, 3, 2, 3, 1, 3, 1, 2, 1, 2, 3, 2, 2, 3, 1, 1, 3, 1, 3, 4, 0, 1, 4, 2, 2, 2, 2, 1, 3, 4, 2, 4, 3, 4, 5, 1, 3, 1, 2, 2, 2, 2, 1, 3, 3, 0, 3, 2, 1, 4, 1, 2, 1, 4, 0, 3, 2, 0, 0, 2, 3, 1, 0, 1, 1, 2, 3, 2, 2, 3, 4, 0, 4, 0, 1, 1, 1, 5, 1, 3, 2, 2, 0, 1, 0, 1, 1, 3, 2, 1, 3, 1, 0, 2, 3, 3, 1, 1, 1, 0, 2, 4, 1, 2, 4, 0, 1, 2, 3, 2, 0, 1, 0, 4, 3, 4, 2, 3, 1, 2, 1, 1, 3, 3, 1, 2, 1, 2, 2, 1, 3, 1, 6, 2, 2, 1, 2, 3, 4, 1, 3, 4, 1, 3, 0, 2, 1, 1, 3, 0, 2, 2, 2, 2, 1, 4, 3, 1, 2, 0, 1, 5, 4, 2, 1, 2, 4, 4, 2, 1, 2, 2, 2, 2, 4, 1, 5, 3, 3, 4, 4, 1, 1, 4, 2, 4, 2, 0, 1, 0, 2, 2, 0, 2, 2, 3, 1, 2, 2, 1, 2, 3, 2, 3, 1, 1, 4, 3, 1, 2, 1, 3, 2, 4, 2, 0, 3, 0, 2, 1, 1, 0, 1, 1, 0, 2, 0, 1, 1, 2, 2, 0, 0, 3, 0, 2, 2, 2, 2, 1, 2, 2, 1, 1, 2, 0, 1, 3, 1, 1, 4, 0, 0, 3, 2, 4, 1, 1, 2, 2, 3, 4, 2, 2, 0, 1, 1, 1, 4, 3, 2, 3, 4, 1, 4, 3, 1, 1, 1, 2, 2, 1, 0, 2, 1, 1, 3, 0, 3, 1, 2, 3, 0, 0, 1, 2, 2, 2, 1, 3, 3, 2, 1, 1, 3, 2, 2, 1, 2, 2, 2, 1, 1, 3, 2, 2, 1, 1, 1, 0, 2, 0, 2, 3, 2, 1, 3, 1, 2, 3, 0, 3, 4, 3, 1, 1, 2, 2, 0, 1, 4, 2, 1, 1, 0, 0, 1, 1, 0, 1, 2, 1, 3, 2, 2, 1, 2, 0, 2, 1, 2, 4, 0, 2, 3, 2, 2, 1, 3, 1, 1, 2, 1, 2, 3, 1, 0, 3, 3, 1, 2, 1, 3, 2, 1, 2, 3, 3, 0, 1, 1, 3, 2, 3, 3, 1, 3, 0, 0, 2, 1, 3, 2, 1, 1, 2, 1, 0, 0, 3, 2, 1, 2, 1, 1, 3, 1, 2, 2, 1, 2, 2, 0, 1, 2, 2, 0, 1, 3, 2, 1, 3, 2, 0, 0, 1, 2, 4, 2, 4, 2, 1, 0, 2, 3, 2, 2, 1, 1, 1, 1, 1, 2, 3, 2, 1, 1, 2, 1, 2, 2, 2, 2, 1, 2, 3, 2, 2, 0, 4, 0, 4, 3, 0, 2, 3, 1, 1, 2, 4, 0, 3, 1, 3, 4, 2, 3, 0, 1, 0, 1, 1, 0, 1, 3, 2, 1, 0, 2, 1, 3, 3, 1, 2, 2, 1, 0, 5, 0, 1, 0, 3, 1, 4, 1, 3, 1, 1, 1, 2, 1, 2, 3, 1, 1, 0, 2, 2, 2, 3, 1, 3, 2, 1, 0, 1, 1, 4, 2, 1, 1, 1, 1, 0, 0, 2, 2, 1, 0, 3, 0, 0, 2, 2, 1, 2, 3, 0, 4, 0, 3, 1, 0, 0, 1, 0, 2, 1, 1, 2, 2, 1, 2, 3, 1, 1, 0, 3, 3, 2, 1, 0, 2, 3, 2, 3, 2, 3, 0, 1, 1, 0, 1, 0, 0, 1, 1, 2, 3, 0, 0, 1, 3, 1, 0, 1, 4, 0, 1, 2, 1, 0, 1, 2, 1, 2, 3, 0, 2, 0, 2, 1, 2, 2, 1, 2, 1, 3, 0, 3, 2, 2, 3, 1, 1, 1, 2, 0, 2, 3, 1, 2, 1, 2, 2, 3, 0, 2, 1, 1, 2, 2, 2, 1, 1, 0, 3, 1, 2, 2, 2, 0, 1, 3, 1, 0, 1, 1, 0, 2, 0, 4, 1, 2, 0, 1, 2, 1, 2, 1, 1, 1, 2, 1, 3, 1, 2, 3, 2, 1, 2, 1, 4, 0, 3, 2, 2, 1, 1, 0, 1, 6, 1, 2, 0, 2, 2, 1, 2, 0, 2, 2, 2, 1, 2, 1, 1, 1, 3, 2, 4, 0, 2, 0, 1, 0, 1, 0, 0, 2, 2, 2, 1, 1, 2, 2, 1, 1, 1, 4, 1, 3, 1, 2, 2, 0, 0, 2, 1, 3, 2, 1, 1, 1, 1, 2, 3, 1, 1, 1, 3, 1, 1, 0, 3, 2, 1, 1, 1, 1, 3, 2, 4, 2, 0, 3, 2, 1, 0, 1, 1, 2, 0, 4, 3, 1, 1, 3, 3, 3, 0, 2, 1, 1, 3, 1, 3, 0, 0, 3, 4, 1, 3, 4, 1, 1, 2, 3, 1, 2, 1, 2, 1, 0, 2, 1, 2, 1, 2, 1, 3, 1, 3, 1, 1, 4, 3, 5, 1, 2, 2, 2, 1, 1, 2, 1, 1, 3, 1, 4, 1, 2, 0, 1, 0, 2, 1, 2, 0, 3, 0, 4, 1, 2, 2, 2, 3, 5, 3, 2, 1, 1, 5, 4, 3, 0, 3, 0, 0, 2, 3, 1, 3, 0, 2, 2, 3, 2, 1, 1, 2, 0, 1, 2, 1, 2, 1, 2, 2, 2, 2, 3, 1, 2, 0, 4, 2, 2, 4, 2, 1, 1, 2, 1, 1, 0, 1, 2, 1, 2, 2, 3, 2, 1, 1, 2, 1, 2, 4, 1, 2, 1, 1, 1, 0, 2, 1, 2, 2, 2, 0, 0, 3, 0, 0, 2, 1, 1, 2, 4, 2, 3, 2, 0, 1, 1, 2, 3, 1, 5, 2, 2, 0, 2, 1, 1, 2, 4, 1, 1, 2, 1, 3, 1, 1, 3, 1, 1, 0, 2, 1, 0, 1, 3, 2, 0, 4, 0, 1, 1, 4, 0, 2, 1, 1, 1, 0, 3, 0, 2, 0, 1, 1, 5, 2, 1, 2, 0, 2, 1, 2, 1, 0, 1, 1, 3, 3, 4, 0, 2, 1, 5, 3, 0, 3, 1, 3, 1, 0, 1, 4, 2, 2, 2, 2, 3, 1, 3, 1, 2, 1, 2, 1, 0, 2, 2, 0, 2, 2, 0, 2, 2, 0, 2, 1, 0, 4, 0, 1, 3, 1, 0, 1, 3, 2, 1, 3, 1, 2, 2, 1, 1, 2, 1, 3, 0, 5, 1, 1, 1, 1, 1, 4, 1, 1, 2, 1, 2, 1, 1, 2, 1, 1, 0, 2, 2, 1, 0, 1, 2, 1, 1, 1, 2, 1, 2, 1, 0, 4, 3, 1, 2, 1, 0, 1, 1, 1, 0, 0, 3, 1, 1, 1, 1, 0, 0, 1, 1, 2, 2, 0, 2, 1, 1, 1, 2, 0, 2, 3, 3, 1, 2, 1, 3, 0, 1, 2, 1, 2, 2, 1, 2, 1, 2, 4, 0, 1, 5, 1, 4, 3, 1, 2, 0, 1, 2, 0, 2, 1, 1, 1, 1, 1, 0, 0, 1, 1, 1, 0, 0, 4, 3, 2, 0, 2, 1, 2, 3, 2, 1, 2, 1, 1, 0, 3, 3, 2, 2, 0, 2, 0, 2, 1, 1, 1, 2, 2, 0, 4, 2, 2, 1, 1, 1, 1, 1, 3, 3, 3, 0, 2, 3, 0, 4, 0, 0, 1, 2, 2, 1, 1, 2, 3, 3, 2, 0, 2, 1, 3, 1, 2, 1, 1, 1, 2, 2, 0, 1, 1, 2, 3, 1, 2, 1, 1, 3, 1, 7, 1, 3, 0, 2, 0, 3, 0, 1, 4, 1, 2, 1, 4, 2, 2, 2, 3, 0, 3, 2, 1, 2, 1, 4, 1, 2, 2, 0, 3, 0, 1, 1, 2, 1, 2, 2, 1, 2, 1, 2, 2, 1, 6, 1, 3, 3, 2, 2, 2, 0, 1, 1, 0, 2, 1, 3, 2, 1, 0, 1, 1, 1, 2, 2, 3, 2, 2, 1, 3, 0, 4, 2, 2, 2, 1, 3, 1, 1, 3, 3, 3, 1, 2, 1, 2, 2, 2, 3, 1, 1, 3, 1, 2, 0, 2, 1, 1, 1, 1, 1, 3, 1, 4, 1, 2, 1, 1, 3, 0, 2, 3, 4, 1, 2, 3, 4, 1, 3, 3, 1, 1, 2, 4, 2, 1, 5, 1, 0, 2, 2, 3, 1, 2, 2, 2, 5, 4, 1, 2, 4, 1, 2, 1, 3, 2, 0, 0, 4, 2, 3, 2, 1, 1, 3, 2, 0, 1, 2, 0, 0, 1, 2, 1, 1, 1, 1, 2, 0, 0, 1, 2, 2, 1, 3, 0, 2, 4, 1, 1, 2, 1, 2, 2, 0, 2, 1, 2, 2, 0, 1, 1, 0, 5, 2, 1, 0, 3, 2, 0, 2, 2, 3, 1, 1, 2, 0, 1, 2, 4, 3, 1, 0, 1, 1, 2, 3, 1, 2, 1, 2, 3, 0, 2, 4, 2, 1, 1, 0, 0, 1, 3, 1, 4, 2, 2, 1, 3, 0, 3, 1, 1, 2, 0, 1, 3, 0, 0, 1, 2, 2, 1, 3, 1, 3, 0, 3, 1, 1, 1, 2, 1, 2, 2, 2, 3, 2, 2, 1, 3, 0, 4, 2, 1, 1, 1, 3, 3, 1, 1, 2, 0, 0, 0, 1, 3, 0, 2, 2, 1, 0, 0, 1, 0, 5, 1, 3, 2, 2, 1, 3, 1, 0, 1, 0, 0, 0, 1, 1, 1, 1, 2, 2, 0, 2, 1, 0, 0, 0, 3, 0, 0, 0, 1, 1, 3, 2, 0, 2, 1, 2, 1, 2, 1, 2, 1, 3, 2, 1, 1, 2, 0, 3, 1, 3, 1, 1, 1, 0, 1, 1, 1, 2, 1, 2, 2, 1, 2, 1, 1, 0, 2, 1, 2, 7, 2, 3, 1, 3, 0, 2, 0, 3, 1, 3, 0, 3, 2, 2, 1, 1, 3, 3, 1, 2, 0, 3, 4, 4, 3, 3, 4, 1, 3, 3, 2, 1, 4, 2, 1, 5, 2, 5, 3, 1, 1, 2, 2, 2, 2, 1, 3, 1, 2, 2, 3, 4, 3, 4, 0, 1, 2, 1, 2, 1, 5, 0, 0, 2, 1, 2, 3, 3, 1, 2, 0, 1, 1, 4, 1, 1, 3, 3, 2, 2, 1, 1, 2, 5, 2, 4, 3, 3, 3, 2, 2, 1, 0, 2, 0, 1, 2, 1, 2, 4, 2, 3, 3, 4, 1, 5, 1, 4, 3, 2, 4, 0, 1, 2, 2, 0, 0, 2, 3, 1, 3, 2, 2, 0, 1, 2, 4, 4, 5, 4, 3, 3, 2, 3, 0, 1, 1, 3, 1, 3, 1, 2, 1, 0, 3, 1, 1, 1, 4, 1, 3, 1, 2, 2, 0, 1, 3, 2, 0, 4, 4, 4, 3, 4, 0, 2, 3, 4, 1, 0, 1, 2, 1, 1, 1, 1, 0, 4, 2, 2, 2, 1, 3, 2, 2, 3, 3, 4, 1, 1, 2, 2, 3, 3, 2, 3, 2, 2, 0, 2, 1, 1, 1, 1, 1, 0, 2, 3, 3, 3, 1, 1, 1, 3, 0, 1, 2, 2, 1, 2, 1, 0, 3, 1, 3, 2, 5, 1, 2, 0, 3, 1, 0, 2, 3, 2, 2, 2, 3, 2, 4, 1, 1, 1, 4, 3, 3, 1, 0, 1, 4, 2, 3, 2, 1, 4, 2, 5, 4, 2, 1, 2, 0, 2, 2, 0, 2, 5, 3, 3, 2, 3, 2, 2, 2, 3, 1, 2, 1, 1, 0, 1, 1, 1, 2, 3, 4, 2, 0, 1, 2, 1, 1, 5, 3, 2, 2, 3, 1, 2, 0, 3, 3, 2, 4, 4, 4, 0, 1, 0, 1, 1, 1, 1, 1, 1, 0, 3, 3, 1, 2, 3, 2, 1, 1, 2, 2, 2, 2, 1, 1, 2, 1, 2, 1, 2, 3, 2, 3, 0, 0, 3, 2, 2, 0, 0, 0, 2, 2, 2, 3, 6, 2, 1, 3, 3, 0, 3, 3, 4, 4, 1, 3, 2, 1, 1, 2, 1, 2, 1, 1, 1, 1, 2, 0, 2, 1, 0, 3, 2, 2, 1, 0, 2, 2, 1, 1, 3, 1, 2, 1, 0, 3, 0, 4, 1, 1, 2, 2, 2, 2, 1, 2, 2, 3, 2, 0, 1, 3, 1, 2, 0, 2, 3, 1, 0, 1, 3, 1, 3, 1, 2, 1, 1, 1, 3, 1, 0, 1, 1, 1, 5, 0, 0, 2, 2, 0, 1, 2, 2, 0, 1, 1, 2, 1, 2, 0, 0, 0, 4, 1, 0, 3, 2, 0, 3, 0, 2, 4, 1, 2, 3, 2, 3, 4, 1, 2, 2, 1, 3, 3, 4, 2, 4, 3, 2, 3, 1, 1, 2, 1, 4, 1, 4, 4, 3, 3, 3, 2, 3, 4, 1, 2, 6, 2, 1, 3, 2, 1, 5, 1, 0, 2, 0, 2, 1, 1, 2, 1, 2, 2, 0, 2, 1, 2, 1, 0, 2, 1, 1, 2, 0, 2, 1, 3, 1, 3, 2, 1, 3, 2, 1, 1, 0, 3, 1, 2, 2, 0, 2, 3, 1, 1, 2, 2, 3, 4, 1, 3, 3, 1, 0, 2, 2, 2, 0, 2, 2, 2, 0, 1, 2, 1, 2, 0, 2, 1, 2, 2, 3, 1, 1, 2, 1, 2, 3, 2, 1, 2, 3, 3, 3, 1, 2, 2, 1, 2, 3, 2, 0, 1, 2, 3, 2, 2, 5, 3, 2, 0, 1, 1, 2, 1, 3, 0, 4, 2, 1, 3, 4, 2, 1, 1, 2, 2, 2, 2, 1, 1, 1, 1, 3, 2, 2, 2, 4, 2, 1, 1, 3, 3, 3, 2, 1, 1, 0, 1, 2, 0, 2, 2, 1, 0, 0, 5, 2, 4, 2, 2, 0, 2, 0, 3, 2, 1, 3, 0, 0, 3, 3, 1, 1, 1, 4, 1, 1, 1, 2, 1, 3, 2, 2, 1, 3, 2, 2, 4, 2, 4, 3, 2, 2, 2, 4, 1, 3, 1, 0, 0, 0, 1, 0, 0, 4, 0, 1, 4, 1, 5, 2, 2, 1, 2, 2, 2, 3, 2, 3, 4, 2, 2, 3, 1, 3, 1, 2, 2, 3, 3, 1, 1, 3, 1, 1, 2, 3, 1, 1, 3, 0, 3, 3, 2, 0, 0, 0, 1, 2, 4, 3, 1, 1, 1, 2, 1, 1, 2, 3, 3, 1, 3, 1, 1, 3, 0, 1, 3, 4, 3, 2, 2, 3, 2, 3, 2, 2, 4, 0, 1, 3, 1, 2, 1, 3, 2, 2, 1, 4, 3, 3, 2, 1, 3, 3, 6, 4, 5, 1, 1, 2, 2, 1, 3, 4, 0, 1, 3, 1, 2, 3, 0, 2, 2, 2, 1, 1, 1, 3, 3, 2, 2, 4, 1, 4, 5, 1, 2, 6, 1, 3, 1, 2, 3, 2, 1, 1, 2, 2, 1, 4, 1, 1, 1, 3, 2, 3, 1, 3, 2, 3, 3, 2, 0, 3, 1, 2, 2, 1, 2, 2, 0, 2, 1, 2, 3, 3, 3, 0, 0, 0, 0, 2, 0, 0, 2, 2, 1, 4, 2, 2, 1, 2, 1, 2, 2, 0, 3, 1, 0, 3, 1, 1, 0, 0, 1, 1, 0, 1, 4, 2, 1, 4, 0, 2, 1, 2, 1, 2, 2, 2, 2, 2, 1, 4, 1, 1, 1, 3, 4, 2, 0, 1, 1, 1, 2, 1, 1, 2, 0, 2, 2, 1, 2, 2, 0, 2, 0, 0, 0, 2, 1, 1, 3, 1, 2, 0, 1, 1, 2, 1, 2, 3, 0, 2, 3, 2, 1, 1, 3, 1, 4, 3, 1, 0, 2, 3, 2, 2, 3, 1, 0, 3, 4, 4, 1, 3, 3, 3, 2, 2, 2, 1, 1, 0, 0, 2, 1, 2, 3, 2, 0, 1, 2, 1, 2, 3, 4, 4, 3, 1, 2, 3, 2, 5, 5, 1, 1, 0, 3, 4, 0, 5, 3, 2, 2, 2, 0, 2, 3, 1, 1, 2, 2, 2, 0, 2, 2, 3, 0, 2, 5, 3, 4, 4, 2, 2, 1, 1, 4, 3, 3, 1, 2, 4, 1, 4, 2, 3, 1, 1, 1, 2, 1, 2, 2, 1, 4, 1, 1, 3, 1, 3, 1, 1, 0, 1, 0, 2, 3, 0, 2, 1, 0, 1, 0, 2, 1, 3, 1, 3, 3, 2, 2, 1, 3, 1, 3, 4, 4, 1, 0, 3, 3, 1, 2, 1, 2, 0, 1, 2, 3, 2, 3, 1, 1, 0, 0, 1, 0, 4, 1, 2, 3, 1, 0, 1, 2, 2, 1, 2, 2, 3, 3, 3, 3, 0, 0, 2, 0, 1, 3, 1, 2, 0, 1, 1, 1, 2, 3, 0, 2, 1, 2, 0, 1, 3, 1, 2, 1, 2, 1, 0, 3, 0, 2, 2, 1, 2, 3, 2, 1, 2, 6, 3, 4, 6, 3, 1, 3, 1, 5, 1, 4, 1, 1, 0, 4, 0, 1, 2, 1, 1, 0, 1, 0, 3, 3, 1, 2, 0, 0, 2, 1, 1, 1, 2, 0, 2, 1, 2, 0, 2, 0, 1, 3, 0, 0, 0, 2, 1, 2, 0, 4, 3, 0, 2, 0, 4, 2, 2, 3, 1, 0, 2, 2, 1, 2, 2, 3, 2, 2, 3, 2, 2, 2, 1, 1, 0, 2, 0, 2, 2, 0, 4, 2, 1, 2, 1, 1, 3, 4, 2, 3, 5, 1, 1, 0, 4, 3, 3, 3, 1, 1, 1, 0, 1, 3, 6, 4, 3, 3, 1, 3, 3, 1, 2, 1, 0, 3, 1, 4, 1, 3, 3, 2, 1, 3, 2, 0, 2, 0, 2, 2, 4, 3, 2, 4, 2, 2, 2, 2, 1, 2, 2, 2, 2, 1, 3, 3, 2, 5, 2, 3, 1, 0, 0, 3, 4, 0, 4, 0, 0, 4, 1, 1, 1, 2, 1, 3, 0, 1, 2, 2, 2, 2, 1, 1, 2, 1, 1, 5, 1, 1, 2, 2, 2, 2, 1, 2, 0, 2, 2, 1, 2, 0, 3, 1, 3, 2, 2, 3, 1, 2, 2, 1, 2, 0, 1, 0, 2, 2, 1, 3, 3, 3, 2, 0, 0, 0, 2, 5, 2, 2, 2, 3, 1, 3, 2, 1, 2, 2, 0, 2, 2, 3, 5, 2, 4, 4, 2, 3, 3, 3, 1, 1, 2, 3, 3, 2, 1, 2, 3, 1, 2, 1, 1, 3, 1, 4, 2, 0, 1, 3, 3, 3, 4, 1, 2, 2, 0, 2, 2, 3, 1, 2, 4, 1, 1, 0, 1, 0, 2, 2, 0, 3, 2, 2, 1, 1, 0, 3, 0, 2, 2, 2, 2, 2, 3, 1, 1, 0, 2, 1, 2, 0, 3, 2, 3, 0, 1, 1, 5, 3, 3, 2, 2, 2, 2, 2, 3, 1, 2, 1, 1, 1, 2, 2, 1, 2, 4, 4, 2, 4, 2, 2, 1, 3, 3, 3, 1, 1, 2, 2, 2, 2, 2, 2, 0, 1, 3, 1, 3, 0, 2, 1, 4, 0, 3, 2, 1, 1, 2, 2, 2, 1, 1, 2, 1, 1, 1, 0, 3, 3, 3, 5, 1, 2, 1, 1, 2, 3, 4, 2, 0, 3, 0, 1, 6, 2, 5, 0, 2, 2, 2, 2, 1, 3, 2, 2, 3, 0, 1, 2, 0, 4, 2, 2, 4, 2, 1, 1, 0, 1, 3, 2, 1, 2, 0, 0, 2, 2, 2, 0, 2, 2, 0, 3, 2, 4, 2, 0, 3, 0, 2, 1, 3, 0, 1, 2, 1, 3, 2, 3, 1, 3, 3, 3, 1, 1, 2, 2, 5, 1, 1, 1, 1, 2, 1, 3, 3, 2, 4, 4, 1, 3, 3, 2, 0, 3, 1, 1, 2, 2, 2, 1, 1, 4, 1, 2, 3, 2, 0, 2, 2, 4, 2, 4, 2, 3, 3, 1, 2, 2, 1, 1, 1, 0, 3, 1, 1, 1, 3, 1, 1, 2, 1, 2, 0, 4, 2, 1, 0, 0, 4, 1, 2, 2, 1, 3, 1, 0, 2, 1, 3, 0, 2, 2, 1, 1, 2, 4, 1, 2, 5, 2, 1, 1, 0, 3, 3, 2, 2, 0, 4, 1, 2, 1, 1, 4, 2, 2, 0, 1, 2, 4, 0, 1, 5, 2, 0, 2, 2, 0, 3, 3, 3, 2, 1, 2, 1, 1, 2, 2, 0, 2, 2, 3, 1, 1, 2, 2, 0, 1, 1, 2, 4, 3, 4, 1, 1, 1, 3, 1, 1, 2, 1, 1, 1, 4, 2, 2, 2, 1, 1, 0, 1, 4, 2, 1, 1, 2, 1, 0, 0, 2, 2, 2, 2, 1, 2, 3, 2, 3, 1, 2, 0, 3, 3, 2, 2, 1, 4, 4, 0, 5, 1, 1, 2, 3, 3, 2, 0, 1, 2, 1, 2, 3, 6, 0, 0, 0, 0, 2, 2, 3, 3, 1, 2, 3, 3, 1, 1, 3, 4, 4, 1, 3, 1, 3, 3, 2, 0, 0, 3, 3, 2, 4, 3, 1, 1, 4, 1, 1, 3, 2, 2, 3, 1, 1, 3, 2, 2, 4, 0, 1, 1, 2, 4, 4, 0, 4, 1, 0, 2, 1, 3, 3, 3, 1, 1, 1, 1, 1, 1, 1, 1, 3, 1, 1, 2, 1, 1, 3, 2, 2, 0, 1, 1, 2, 2, 2, 3, 1, 2, 2, 2, 3, 3, 2, 1, 0, 3, 1, 2, 1, 4, 0, 3, 1, 0, 2, 1, 3, 1, 0, 1, 3, 1, 1, 0, 2, 4, 2, 1, 2, 2, 0, 0, 2, 1, 1, 1, 1, 1, 0, 3, 0, 2, 2, 1, 3, 1, 0, 4, 3, 2, 3, 0, 1, 1, 1, 0, 2, 2, 2, 2, 2, 1, 0, 1, 1, 0, 2, 3, 1, 2, 2, 2, 0, 1, 1, 2, 1, 2, 0, 1, 0, 0, 0, 0, 1, 2, 0, 1, 2, 2, 2, 2, 1, 0, 6, 3, 3, 1, 0, 4, 2, 0, 5, 2, 3, 2, 1, 1, 1, 2, 2, 2, 5, 2, 2, 2, 1, 2, 1, 0, 1, 4, 5, 3, 2, 2, 3, 0, 2, 3, 1, 2, 2, 3, 3, 0, 2, 0, 2, 0, 4, 1, 3, 0, 3, 1, 3, 2, 5, 3, 0, 1, 3, 2, 2, 1, 1, 2, 1, 1, 0, 2, 1, 2, 3, 3, 1, 1, 2, 0, 3, 1, 1, 4, 4, 2, 2, 3, 1, 2, 0, 2, 3, 0, 3, 2, 0, 2, 2, 1, 3, 3, 1, 4, 5, 4, 0, 2, 0, 1, 2, 2, 1, 2, 2, 0, 3, 2, 2, 0, 2, 0, 2, 1, 1, 2, 3, 2, 2, 1, 2, 1, 4, 1, 1, 4, 1, 5, 3, 2, 3, 2, 2, 3, 2, 0, 2, 2, 1, 1, 2, 1, 1, 1, 2, 1, 1, 1, 1, 1, 2, 2, 3, 3, 2, 2, 3, 1, 1, 2, 3, 0, 0, 1, 2, 2, 0, 2, 2, 1, 3, 2, 0, 1, 2, 2, 1, 2, 1, 0, 3, 0, 2, 2, 1, 1, 1, 1, 0, 1, 1, 2, 1, 1, 0, 3, 1, 0, 3, 1, 1, 3, 6, 5, 2, 1, 2, 1, 4, 3, 2, 2, 1, 0, 2, 1, 2, 2, 0, 3, 2, 0, 1, 1, 2, 1, 3, 1, 2, 2, 2, 4, 3, 3, 1, 3, 1, 0, 4, 1, 2, 2, 1, 3, 1, 3, 1, 1, 2, 3, 3, 1, 4, 1, 2, 2, 3, 3, 1, 2, 1, 3, 1, 1, 1, 2, 1, 1, 3, 1, 2, 3, 1, 3, 2, 0, 2, 5, 0, 4, 1, 3, 1, 2, 3, 1, 3, 4, 2, 4, 1, 1, 0, 0, 0, 2, 2, 4, 0, 2, 1, 1, 1, 2, 2, 5, 2, 1, 2, 0, 1, 4, 0, 2, 4, 3, 1, 2, 1, 0, 1, 2, 2, 2, 1, 2, 0, 3, 3, 4, 2, 5, 1, 4, 3, 2, 2, 3, 5, 1, 1, 1, 0, 3, 1, 3, 2, 0, 3, 2, 1, 3, 2, 1, 3, 2, 2, 4, 2, 3, 1, 2, 2, 1, 3, 2, 0, 3, 1, 1, 1, 2, 1, 1, 0, 2, 1, 4, 2, 2, 2, 2, 3, 2, 0, 2, 2, 2, 1, 3, 5, 1, 1, 0, 2, 2, 2, 2, 1, 1, 2, 3, 3, 3, 1, 2, 1, 0, 3, 0, 2, 1, 1, 5, 1, 2, 2, 2, 1, 3, 1, 2, 1, 2, 1, 3, 1, 3, 1, 3, 4, 3, 2, 4, 2, 3, 1, 2, 1, 3, 3, 0, 1, 2, 1, 2, 3, 2, 0, 2, 1, 1, 2, 2, 1, 2, 3, 0, 2, 1, 1, 1, 1, 0, 1, 3, 2, 2, 4, 2, 1, 4, 4, 4, 1, 1, 0, 2, 3, 0, 3, 0, 3, 2, 4, 3, 1, 1, 1, 2, 4, 3, 0, 1, 0, 1, 2, 3, 3, 1, 3, 2, 0, 1, 2, 1, 2, 0, 2, 1, 3, 3, 3, 0, 1, 6, 1, 2, 2, 5, 2, 3, 4, 3, 4, 3, 3, 1, 5, 2, 1, 2, 2, 2, 2, 1, 2, 0, 2, 1, 2, 3, 1, 2, 6, 3, 2, 3, 2, 0, 3, 4, 2, 2, 1, 3, 2, 2, 3, 3, 1, 0, 2, 1, 4, 1, 2, 2, 4, 0, 0, 0, 2, 2, 1, 1, 1, 1, 1, 2, 1, 0, 0, 2, 4, 3, 1, 2, 2, 0, 0, 2, 1, 1, 2, 2, 3, 0, 2, 1, 4, 2, 2, 5, 2, 3, 0, 3, 2, 2, 2, 1, 1, 3, 0, 0, 3, 2, 4, 1, 2, 1, 0, 5, 1, 2, 3, 2, 3, 0, 1, 1, 2, 2, 0, 2, 1, 1, 2, 1, 3, 0, 1, 1, 2, 1, 2, 3, 2, 2, 1, 3, 2, 0, 2, 1, 2, 2, 1, 2, 0, 2, 3, 3, 2, 0, 4, 2, 3, 3, 2, 0, 1, 3, 3, 1, 1, 1, 4, 1, 1, 1, 3, 2, 1, 1, 0, 2, 3, 2, 4, 1, 2, 2, 4, 1, 2, 3, 1, 3, 0, 0, 2, 2, 2, 3, 1, 1, 0, 5, 0, 1, 1, 3, 2, 4, 0, 2, 1, 1, 2, 2, 1, 1, 3, 2, 3, 1, 3, 3, 1, 2, 3, 1, 3, 2, 1, 2, 3, 0, 3, 4, 1, 1, 1, 2, 3, 1, 3, 1, 5, 0, 2, 1, 2, 0, 2, 3, 6, 3, 0, 2, 3, 2, 1, 1, 2, 1, 4, 2, 3, 3, 4, 0, 1, 2, 2, 0, 2, 1, 0, 1, 1, 0, 1, 1, 3, 0, 4, 2, 3, 1, 2, 2, 1, 1, 2, 2, 3, 0, 1, 1, 2, 1, 3, 4, 1, 3, 2, 3, 1, 0, 3, 3, 3, 4, 5, 5, 4, 5, 3, 3, 4, 2, 2, 4, 3, 2, 2, 3, 3, 1, 2, 2, 2, 4, 5, 3, 4, 4, 2, 1, 5, 1, 1, 2, 0, 4, 2, 1, 0, 0, 1, 1, 0, 1, 2, 0, 3, 1, 1, 1, 1, 3, 2, 1, 2, 2, 1, 2, 2, 1, 2, 3, 0, 0, 3, 1, 1, 1, 1, 2, 2, 2, 1, 0, 2, 2, 2, 1, 2, 1, 2, 1, 2, 3, 1, 1, 1, 3, 1, 1, 3, 3, 0, 1, 2, 4, 0, 0, 1, 2, 0, 4, 1, 1, 1, 4, 1, 1, 0, 1, 2, 2, 1, 0, 1, 0, 3, 2, 1, 3, 1, 1, 1, 3, 1, 2, 2, 2, 2, 0, 1, 1, 2, 2, 1, 3, 0, 2, 3, 1, 2, 2, 2, 2, 1, 0, 3, 1, 0, 3, 2, 1, 1, 2, 2, 2, 1, 1, 1, 3, 4, 1, 1, 1, 2, 3, 0, 5, 3, 3, 0, 1, 0, 1, 2, 2, 1, 5, 1, 2, 1, 2, 0, 1, 1, 2, 2, 3, 0, 1, 2, 2, 4, 0, 2, 4, 0, 2, 3, 2, 2, 2, 2, 2, 2, 2, 2, 0, 2, 3, 5, 2, 1, 1, 2, 2, 2, 0, 0, 1, 1, 2, 3, 3, 1, 3, 1, 1, 1, 4, 1, 1, 1, 4, 3, 4, 1, 1, 0, 3, 2, 2, 2, 4, 1, 2, 2, 3, 1, 4, 1, 2, 2, 3, 1, 1, 1, 1, 2, 2, 3, 0, 2, 3, 3, 1, 3, 1, 2, 2, 1, 3, 2, 1, 1, 1, 2, 1, 0, 2, 2, 2, 0, 3, 0, 2, 1, 2, 0, 2, 1, 2, 3, 4, 1, 2, 3, 3, 1, 2, 1, 2, 2, 0, 1, 2, 2, 3, 4, 1, 3, 1, 1, 2, 2, 1, 0, 3, 4, 0, 3, 3, 3, 1, 3, 4, 0, 4, 2, 1, 1, 1, 1, 4, 0, 2, 1, 3, 0, 0, 2, 5, 1, 6, 2, 1, 2, 3, 1, 2, 2, 1, 2, 1, 2, 3, 3, 0, 0, 1, 4, 2, 2, 1, 1, 4, 1, 2, 1, 3, 1, 1, 5, 0, 3, 3, 4, 1, 0, 2, 0, 1, 1, 0, 2, 2, 3, 3, 4, 2, 5, 3, 4, 2, 2, 1, 3, 5, 0, 0, 2, 1, 3, 2, 2, 3, 2, 5, 0, 1, 2, 1, 2, 1, 2, 3, 0, 1, 2, 2, 2, 2, 2, 2, 3, 2, 2, 5, 0, 1, 1, 1, 0, 2, 2, 1, 1, 2, 0, 2, 0, 1, 2, 0, 1, 1, 3, 3, 2, 0, 1, 2, 3, 1, 1, 2, 2, 1, 4, 1, 1, 3, 2, 3, 1, 1, 4, 3, 2, 1, 2, 1, 3, 4, 0, 3, 2, 0, 1, 1, 2, 2, 2, 1, 1, 2, 2, 3, 1, 3, 1, 1, 1, 2, 3, 1, 2, 4, 1, 2, 0, 2, 3, 6, 1, 1, 4, 2, 2, 6, 1, 2, 1, 6, 2, 2, 0, 0, 0, 2, 4, 0, 0, 1, 1, 1, 1, 1, 0, 1, 3, 3, 1, 1, 2, 1, 3, 0, 3, 1, 2, 2, 2, 1, 1, 2, 3, 1, 1, 5, 3, 1, 0, 1, 3, 2, 2, 2, 3, 1, 4, 0, 3, 2, 2, 2, 4, 0, 1, 2, 2, 1, 1, 2, 1, 3, 3, 1, 1, 2, 2, 1, 2, 0, 2, 2, 3, 1, 3, 0, 2, 2, 1, 1, 3, 1, 1, 3, 1, 1, 1, 5, 1, 1, 0, 1, 4, 4, 2, 1, 1, 1, 2, 1, 2, 1, 0, 1, 2, 3, 2, 6, 2, 1, 3, 0, 1, 2, 3, 1, 2, 2, 2, 1, 3, 1, 1, 3, 1, 1, 2, 6, 2, 2, 2, 1, 3, 1, 2, 3, 0, 2, 2, 1, 3, 2, 4, 2, 4, 0, 1, 3, 0, 1, 0, 1, 5, 2, 2, 4, 0, 2, 2, 3, 1, 1, 0, 0, 2, 2, 4, 2, 1, 3, 4, 3, 2, 1, 0, 1, 1, 3, 2, 2, 2, 1, 2, 0, 2, 1, 3, 3, 3, 2, 4, 1, 3, 3, 2, 1, 2, 3, 2, 1, 2, 0, 1, 0, 1, 1, 0, 1, 1, 1, 2, 2, 1, 3, 2, 0, 2, 2, 1, 3, 2, 1, 1, 2, 2, 1, 1, 4, 2, 1, 2, 1, 1, 0, 1, 2, 1, 2, 1, 2, 2, 1, 0, 2, 1, 6, 1, 0, 2, 1, 1, 2, 3, 1, 2, 1, 1, 0, 0, 1, 1, 2, 1, 1, 2, 3, 1, 0, 1, 1, 0, 1, 0, 1, 2, 6, 1, 4, 1, 4, 2, 4, 2, 4, 2, 0, 0, 1, 2, 1, 0, 2, 1, 2, 3, 0, 2, 2, 1, 1, 2, 2, 1, 3, 3, 3, 1, 2, 1, 0, 0, 0, 1, 2, 1, 5, 0, 0, 0, 0, 0, 2, 0, 2, 0, 3, 2, 1, 2, 5, 4, 1, 2, 4, 4, 3, 4, 4, 0, 3, 0, 1, 2, 3, 0, 0, 2, 1, 1, 2, 3, 0, 2, 1, 1, 1, 4, 3, 3, 0, 1, 2, 1, 3, 2, 1, 4, 1, 2, 1, 2, 1, 4, 3, 2, 1, 2, 2, 0, 3, 1, 1, 2, 1, 3, 2, 0, 1, 0, 2, 0, 1, 1, 1, 2, 1, 2, 2, 0, 1, 0, 1, 3, 0, 0, 0, 1, 1, 2, 3, 2, 1, 0, 1, 1, 1, 2, 4, 1, 1, 1, 3, 3, 1, 2, 3, 3, 0, 2, 2, 3, 2, 3, 3, 3, 1, 3, 1, 2, 2, 0, 2, 1, 0, 2, 2, 2, 1, 2, 2, 2, 2, 2, 1, 0, 0, 2, 0, 2, 1, 0, 0, 2, 1, 1, 1, 2, 2, 1, 3, 1, 1, 2, 2, 0, 0, 0, 1, 1, 2, 3, 3, 2, 1, 3, 0, 4, 2, 1, 1, 1, 1, 0, 2, 0, 0, 1, 0, 2, 0, 2, 2, 2, 1, 1, 2, 0, 1, 2, 0, 0, 0, 1, 0, 1, 2, 1, 3, 0, 0, 2, 0, 1, 3, 1, 0, 2, 2, 0, 2, 1, 2, 2, 2, 0, 1, 0, 2, 1, 2, 0, 0, 1, 0, 0, 0, 2, 2, 0, 1, 3, 0, 1, 0, 1, 2, 0, 0, 0, 1, 3, 1, 0, 2, 3, 1, 0, 1, 1, 3, 0, 0, 0, 0, 2, 0, 0, 2, 1, 1, 2, 0, 2, 1, 1, 2, 3, 0, 0, 2, 0, 4, 2, 2, 1, 0, 2, 2, 2, 2, 1, 0, 1, 2, 2, 1, 3, 3, 1, 2, 1, 2, 2, 1, 1, 1, 4, 1, 0, 1, 0, 2, 0, 0, 1, 0, 2, 3, 1, 0, 1, 1, 1, 0, 0, 5, 4, 4, 4, 2, 0, 3, 4, 3, 3, 6, 4, 3, 2, 5, 2, 2, 1, 3, 5, 2, 3, 4, 4, 4, 0, 2, 3, 2, 4, 3, 2, 1, 5, 1, 2, 2, 1, 1, 2, 3, 1, 3, 3, 2, 2, 2, 1, 2, 1, 2, 5, 1, 0, 2, 1, 1, 2, 1, 0, 1, 1, 0, 3, 2, 1, 0, 0, 1, 2, 1, 0, 1, 0, 2, 2, 2, 2, 3, 1, 2, 2, 3, 3, 1, 1, 1, 1, 2, 0, 1, 2, 2, 2, 0, 1, 2, 1, 0, 1, 0, 0, 1, 0, 2, 1, 1, 1, 1, 3, 0, 1, 2, 0, 0, 0, 1, 3, 1, 1, 2, 1, 0, 0, 2, 1, 1, 0, 0, 0, 1, 1, 0, 0, 2, 2, 0, 2, 0, 2, 1, 2, 3, 1, 0, 1, 1, 1, 3, 2, 3, 0, 0, 3, 2, 1, 2, 1, 0, 2, 3, 0, 4, 3, 1, 2, 1, 2, 1, 3, 1, 2, 2, 2, 2, 2, 2, 2, 1, 0, 2, 1, 1, 3, 2, 3, 1, 0, 2, 2, 3, 3, 2, 2, 1, 1, 2, 1, 2, 0, 1, 3, 4, 4, 4, 1, 3, 2, 2, 4, 3, 4, 2, 3, 4, 6, 6, 4, 1, 1, 4, 3, 2, 0, 0, 0, 1, 1, 0, 4, 1, 2, 2, 5, 1, 0, 0, 1, 1, 2, 1, 1, 2, 2, 1, 1, 0, 2, 2, 2, 3, 0, 2, 0, 1, 0, 2, 2, 1, 1, 1, 1, 3, 1, 0, 2, 2, 2, 1, 2, 3, 1, 2, 5, 2, 1, 1, 1, 5, 3, 2, 0, 1, 2, 0, 2, 2, 2, 3, 2, 0, 1, 2, 5, 0, 0, 1, 2, 2, 3, 3, 3, 0, 3, 3, 3, 2, 1, 0, 0, 2, 1, 1, 1, 3, 2, 1, 3, 1, 1, 2, 2, 2, 2, 2, 2, 0, 1, 1, 0, 1, 4, 1, 3, 5, 1, 2, 4, 2, 2, 2, 3, 1, 0, 1, 0, 2, 1, 3, 0, 0, 2, 1, 3, 1, 0, 1, 0, 3, 1, 1, 3, 2, 2, 2, 2, 1, 0, 2, 0, 1, 1, 3, 1, 2, 0, 1, 1, 1, 2, 1, 2, 0, 0, 1, 1, 0, 1, 1, 4, 2, 1, 2, 4, 4, 3, 2, 2, 1, 4, 3, 3, 2, 3, 2, 1, 5, 1, 3, 5, 1, 1, 0, 3, 1, 1, 2, 2, 3, 1, 0, 2, 3, 1, 4, 1, 1, 1, 0, 2, 1, 3, 1, 2, 3, 2, 2, 1, 0, 2, 0, 5, 2, 3, 1, 2, 2, 1, 0, 2, 0, 2, 1, 0, 2, 1, 1, 2, 1, 1, 7, 2, 0, 3, 2, 2, 2, 3, 4, 2, 3, 2, 3, 3, 2, 3, 2, 2, 1, 4, 3, 3, 2, 3, 2, 3, 2, 2, 1, 2, 2, 4, 3, 1, 2, 2, 0, 1, 1, 3, 3, 3, 3, 0, 2, 1, 1, 1, 1, 2, 3, 2, 4, 0, 2, 2, 1, 4, 3, 0, 3, 2, 1, 1, 2, 1, 4, 2, 1, 2, 2, 1, 1, 1, 0, 2, 1, 0, 1, 0, 1, 1, 1, 1, 3, 2, 3, 0, 4, 2, 0, 2, 2, 1, 2, 1, 1, 2, 3, 0, 1, 1, 2, 3, 0, 1, 1, 2, 1, 0, 1, 3, 2, 3, 0, 2, 5, 4, 2, 3, 1, 1, 4, 1, 3, 1, 2, 2, 2, 3, 2, 1, 1, 4, 2, 2, 0, 1, 4, 2, 2, 3, 1, 1, 1, 0, 4, 4, 1, 1, 2, 1, 0, 2, 2, 1, 2, 0, 1, 1, 3, 0, 2, 4, 0, 4, 4, 2, 2, 2, 3, 3, 4, 3, 2, 1, 0, 1, 3, 1, 2, 3, 4, 4, 3, 1, 2, 3, 1, 2, 5, 3, 4, 0, 1, 1, 2, 3, 3, 3, 4, 1, 3, 4, 1, 3, 2, 0, 2, 4, 3, 2, 2, 4, 3, 2, 3, 0, 0, 1, 3, 2, 3, 4, 2, 2, 4, 2, 3, 4, 2, 1, 4, 3, 1, 2, 3, 2, 1, 1, 0, 3, 2, 0, 3, 2, 1, 1, 2, 4, 0, 2, 1, 3, 2, 2, 0, 2, 2, 2, 0, 3, 1, 4, 2, 0, 0, 2, 1, 3, 1, 3, 2, 3, 3, 2, 2, 2, 2, 1, 2, 3, 3, 1, 3, 1, 0, 2, 2, 1, 3, 1, 2, 0, 2, 3, 2, 3, 1, 2, 3, 2, 2, 4, 2, 2, 2, 1, 0, 2, 1, 2, 1, 2, 1, 2, 1, 2, 0, 1, 2, 2, 2, 2, 3, 1, 3, 4, 3, 1, 1, 1, 1, 2, 2, 1, 0, 4, 0, 5, 2, 4, 2, 2, 2, 1, 1, 1, 3, 4, 3, 1, 0, 1, 0, 4, 1, 3, 3, 3, 2, 3, 2, 1, 3, 0, 1, 2, 0, 2, 5, 3, 3, 1, 0, 3, 2, 1, 2, 1, 2, 2, 5, 2, 1, 3, 2, 2, 1, 3, 4, 2, 3, 3, 4, 0, 2, 4, 2, 3, 4, 2, 1, 4, 2, 3, 2, 3, 0, 1, 2, 2, 0, 5, 1, 3, 3, 0, 3, 0, 2, 1, 3, 1, 2, 2, 0, 3, 2, 0, 2, 0, 0, 3, 0, 2, 0, 2, 2, 3, 3, 3, 0, 1, 1, 2, 1, 1, 4, 1, 0, 1, 2, 3, 1, 1, 2, 4, 3, 1, 1, 0, 0, 0, 3, 3, 2, 1, 2, 0, 5, 3, 4, 2, 0, 0, 1, 1, 0, 2, 1, 1, 2, 2, 2, 3, 1, 0, 2, 1, 3, 0, 0, 3, 0, 1, 2, 1, 1, 1, 1, 2, 1, 2, 1, 1, 1, 3, 5, 2, 3, 1, 0, 0, 2, 2, 3, 1, 1, 5, 1, 3, 2, 1, 1, 2, 2, 1, 3, 2, 1, 2, 1, 2, 2, 1, 0, 3, 1, 1, 2, 4, 1, 2, 1, 2, 1, 2, 1, 1, 1, 2, 1, 0, 2, 4, 3, 4, 2, 0, 2, 2, 3, 3, 4, 1, 2, 3, 2, 1, 1, 4, 3, 1, 2, 3, 1, 3, 1, 3, 3, 3, 1, 1, 3, 1, 0, 2, 3, 3, 3, 3, 2, 2, 1, 2, 5, 1, 2, 3, 1, 3, 1, 1, 1, 2, 3, 1, 2, 4, 1, 1, 1, 3, 0, 5, 1, 2, 2, 4, 4, 2, 5, 2, 4, 2, 1, 2, 1, 2, 3, 3, 0, 3, 2, 0, 4, 3, 1, 1, 0, 2, 3, 2, 1, 0, 0, 2, 1, 3, 0, 3, 4, 3, 0, 1, 0, 0, 3, 2, 1, 1, 3, 2, 2, 3, 2, 1, 1, 0, 1, 2, 1, 1, 5, 1, 2, 1, 4, 1, 2, 0, 1, 1, 2, 1, 1, 1, 2, 1, 3, 4, 1, 3, 3, 0, 1, 0, 3, 2, 1, 1, 2, 2, 0, 1, 1, 1, 2, 1, 1, 4, 4, 0, 2, 4, 1, 2, 1, 4, 2, 1, 3, 1, 0, 1, 2, 3, 3, 3, 2, 0, 1, 0, 0, 4, 0, 2, 1, 1, 3, 3, 0, 2, 1, 2, 2, 0, 2, 1, 0, 4, 2, 0, 4, 1, 3, 1, 2, 1, 1, 3, 1, 3, 1, 1, 0, 4, 2, 1, 3, 2, 0, 0, 3, 3, 2, 0, 3, 3, 1, 3, 4, 1, 2, 1, 2, 3, 2, 1, 1, 2, 2, 1, 0, 4, 2, 2, 2, 1, 0, 2, 1, 3, 0, 3, 3, 0, 2, 2, 1, 0, 2, 1, 4, 1, 2, 3, 3, 3, 0, 2, 3, 3, 5, 2, 0, 2, 0, 1, 4, 2, 1, 1, 1, 2, 2, 2, 2, 2, 2, 3, 3, 3, 3, 2, 1, 3, 0, 0, 2, 0, 0, 2, 2, 1, 1, 0, 3, 2, 1, 1, 2, 0, 1, 1, 1, 1, 2, 0, 0, 3, 1, 2, 1, 2, 2, 3, 2, 3, 3, 3, 4, 1, 3, 2, 3, 1, 4, 2, 3, 3, 3, 4, 2, 4, 2, 2, 1, 1, 2, 2, 3, 1, 0, 2, 3, 2, 2, 4, 2, 4, 5, 3, 1, 2, 0, 2, 3, 2, 2, 1, 1, 1, 0, 0, 1, 0, 1, 2, 1, 0, 1, 3, 0, 2, 0, 3, 2, 3, 0, 0, 1, 2, 1, 1, 4, 2, 2, 1, 1, 1, 3, 0, 4, 1, 1, 3, 2, 3, 2, 2, 1, 3, 3, 1, 3, 1, 4, 0, 2, 3, 2, 2, 1, 1, 1, 3, 4, 1, 2, 2, 1, 5, 2, 2, 1, 2, 2, 2, 0, 1, 3, 4, 0, 1, 2, 2, 1, 1, 4, 1, 1, 2, 2, 3, 3, 3, 6, 4, 2, 1, 2, 1, 2, 2, 3, 1, 2, 0, 3, 1, 4, 1, 3, 2, 2, 1, 1, 1, 4, 1, 2, 4, 3, 2, 2, 2, 0, 4, 0, 0, 0, 3, 3, 3, 2, 2, 1, 2, 1, 2, 2, 3, 2, 3, 1, 0, 3, 1, 3, 2, 2, 1, 1, 5, 3, 4, 2, 0, 2, 2, 3, 2, 5, 1, 2, 1, 3, 3, 0, 3, 3, 1, 4, 3, 3, 1, 2, 3, 3, 4, 3, 3, 3, 3, 3, 3, 5, 2, 3, 2, 0, 3, 4, 1, 2, 4, 2, 2, 1, 0, 2, 3, 1, 0, 2, 2, 1, 3, 1, 1, 3, 3, 2, 3, 1, 2, 2, 3, 5, 1, 1, 1, 1, 2, 3, 1, 4, 1, 1, 0, 2, 3, 3, 1, 2, 0, 0, 0, 1, 0, 1, 1, 2, 3, 1, 3, 2, 2, 1, 2, 2, 2, 5, 0, 0, 0, 1, 2, 3, 0, 1, 1, 0, 1, 1, 2, 2, 4, 2, 0, 2, 1, 1, 2, 1, 1, 2, 0, 1, 3, 1, 3, 2, 2, 4, 1, 2, 3, 2, 2, 0, 3, 2, 3, 2, 1, 0, 1, 1, 3, 4, 2, 1, 3, 5, 0, 2, 2, 3, 1, 3, 1, 3, 3, 0, 0, 2, 2, 2, 1, 4, 1, 0, 3, 3, 0, 2, 1, 1, 1, 2, 2, 3, 0, 2, 1, 3, 3, 1, 0, 2, 2, 2, 2, 3, 3, 0, 1, 3, 1, 1, 4, 4, 3, 5, 4, 1, 1, 2, 3, 1, 1, 0, 0, 0, 0, 0, 0, 2, 3, 1, 1, 1, 2, 0, 2, 2, 1, 0, 1, 0, 1, 3, 3, 1, 3, 2, 1, 2, 1, 1, 0, 5, 2, 0, 0, 2, 2, 1, 1, 0, 2, 5, 0, 1, 4, 2, 0, 4, 5, 2, 1, 0, 2, 1, 3, 2, 3, 2, 1, 1, 1, 3, 1, 1, 2, 0, 0, 4, 2, 1, 2, 2, 1, 0, 1, 1, 1, 1, 1, 1, 3, 1, 3, 2, 1, 3, 3, 2, 1, 3, 1, 1, 1, 1, 2, 1, 0, 4, 3, 0, 0, 3, 3, 1, 0, 2, 4, 1, 1, 2, 0, 2, 0, 5, 0, 2, 0, 4, 2, 0, 0, 2, 1, 3, 1, 1, 0, 0, 2, 2, 2, 2, 0, 1, 1, 2, 0, 1, 1, 2, 2, 1, 0, 1, 2, 0, 2, 0, 2, 2, 2, 2, 0, 2, 1, 3, 1, 3, 0, 1, 3, 0, 0, 2, 2, 2, 0, 1, 3, 1, 2, 1, 2, 2, 2, 2, 0, 1, 2, 3, 0, 1, 3, 1, 2, 1, 1, 2, 1, 3, 1, 1, 0, 1, 2, 1, 2, 3, 1, 1, 0, 3, 0, 4, 1, 0, 1, 3, 2, 1, 1, 2, 1, 2, 2, 5, 1, 1, 1, 1, 0, 3, 2, 0, 1, 1, 3, 2, 0, 1, 2, 1, 3, 0, 0, 0, 1, 2, 2, 3, 0, 0, 1, 0, 0, 0, 0, 3, 2, 1, 0, 1, 0, 2, 0, 0, 2, 2, 0, 3, 1, 3, 2, 4, 2, 2, 2, 2, 3, 2, 1, 1, 2, 0, 0, 0, 0, 0, 1, 2, 1, 0, 4, 0, 2, 2, 1, 2, 3, 2, 3, 3, 4, 4, 3, 4, 1, 1, 1, 3, 3, 2, 4, 3, 0, 1, 3, 2, 2, 2, 1, 1, 1, 2, 2, 0, 1, 1, 1, 1, 2, 1, 1, 3, 1, 1, 1, 4, 2, 1, 1, 2, 1, 3, 2, 1, 2, 0, 3, 1, 2, 3, 0, 1, 1, 2, 1, 4, 3, 4, 1, 1, 2, 2, 3, 1, 0, 0, 2, 1, 3, 1, 3, 0, 1, 4, 1, 0, 4, 5, 0, 2, 4, 0, 2, 3, 5, 1, 2, 2, 1, 2, 0, 3, 4, 2, 1, 2, 3, 4, 1, 2, 4, 2, 2, 2, 1, 3, 2, 2, 5, 1, 3, 2, 2, 1, 2, 0, 0, 2, 1, 2, 3, 3, 1, 5, 1, 3, 1, 1, 4, 1, 2, 3, 0, 3, 1, 3, 0, 1, 2, 2, 1, 2, 5, 2, 2, 0, 0, 0, 2, 2, 1, 0, 0, 2, 0, 2, 1, 1, 3, 0, 0, 0, 0, 1, 0, 2, 0, 3, 0, 1, 2, 1, 1, 2, 1, 2, 1, 2, 2, 1, 1, 2, 1, 1, 3, 2, 1, 0, 2, 1, 1, 0, 3, 0, 1, 2, 2, 0, 2, 0, 1, 2, 3, 3, 3, 3, 0, 0, 1, 1, 1, 3, 2, 2, 1, 1, 1, 1, 0, 4, 4, 2, 0, 0, 1, 1, 3, 1, 3, 3, 1, 0, 1, 2, 0, 2, 1, 1, 2, 0, 1, 1, 0, 0, 1, 0, 1, 0, 3, 3, 3, 1, 1, 0, 1, 1, 3, 1, 1, 1, 0, 2, 2, 2, 0, 1, 2, 2, 2, 1, 0, 2, 1, 1, 1, 0, 2, 4, 0, 3, 2, 1, 1, 0, 0, 0, 1, 0, 1, 2, 1, 0, 0, 1, 0, 0, 4, 1, 3, 2, 0, 1, 4, 1, 2, 2, 1, 4, 1, 0, 1, 3, 0, 1, 0, 1, 0, 0, 0, 2, 1, 1, 0, 2, 0, 0, 0, 1, 2, 1, 1, 4, 0, 0, 3, 1, 2, 1, 3, 1, 2, 3, 3, 2, 1, 3, 2, 4, 3, 0, 4, 0, 3, 2, 1, 3, 1, 1, 2, 2, 1, 1, 3, 1, 0, 3, 0, 1, 3, 3, 1, 3, 1, 1, 3, 1, 2, 1, 2, 3, 5, 3, 1, 3, 4, 3, 3, 3, 2, 3, 3, 2, 3, 3, 4, 6, 2, 4, 3, 3, 3, 0, 2, 0, 2, 3, 2, 2, 0, 1, 1, 1, 2, 3, 2, 3, 0, 2, 1, 1, 3, 3, 2, 3, 2, 3, 0, 2, 1, 1, 1, 1, 1, 1, 1, 2, 0, 2, 1, 2, 0, 1, 1, 0, 2, 0, 1, 2, 2, 1, 2, 2, 2, 3, 2, 1, 2, 3, 2, 4, 4, 2, 4, 2, 3, 1, 1, 3, 1, 1, 1, 2, 2, 0, 0, 2, 2, 2, 1, 2, 0, 3, 0, 1, 0, 1, 1, 3, 3, 1, 1, 2, 1, 1, 0, 0, 2, 0, 3, 1, 2, 0, 0, 3, 3, 1, 1, 2, 1, 3, 1, 5, 0, 2, 1, 0, 2, 2, 3, 2, 0, 1, 0, 4, 2, 1, 3, 1, 1, 1, 0, 5, 1, 1, 0, 4, 0, 1, 4, 2, 4, 0, 1, 1, 3, 1, 1, 2, 1, 3, 2, 5, 1, 1, 2, 0, 1, 1, 1, 3, 0, 4, 1, 1, 4, 2, 1, 1, 4, 1, 2, 1, 1, 2, 2, 2, 0, 3, 3, 3, 4, 2, 3, 0, 3, 4, 1, 4, 1, 2, 2, 2, 2, 3, 1, 6, 3, 1, 3, 3, 1, 3, 1, 0, 2, 0, 4, 1, 2, 1, 2, 3, 0, 2, 2, 1, 4, 4, 2, 1, 2, 1, 0, 2, 0, 0, 3, 3, 0, 4, 1, 3, 1, 0, 0, 0, 4, 0, 0, 2, 0, 1, 1, 0, 2, 0, 0, 0, 0, 1, 1, 3, 1, 0, 1, 2, 2, 1, 1, 1, 1, 3, 0, 1, 0, 1, 1, 1, 0, 1, 2, 2, 3, 0, 1, 0, 2, 3, 3, 1, 2, 1, 2, 0, 4, 0, 0, 1, 1, 1, 0, 1, 1, 0, 1, 0, 3, 3, 0, 0, 0, 0, 0, 2, 0, 1, 0, 0, 1, 2, 0, 1, 3, 1, 0, 0, 1, 1, 0, 2, 3, 1, 2, 2, 2, 0, 0, 2, 5, 0, 2, 2, 1, 3, 0, 1, 0, 0, 1, 2, 0, 0, 1, 1, 0, 3, 3, 0, 0, 0, 1, 0, 2, 4, 1, 1, 0, 1, 1, 1, 2, 3, 0, 0, 2, 1, 0, 1, 0, 1, 3, 1, 1, 1, 0, 0, 0, 0, 0, 1, 2, 2, 2, 0, 3, 1, 2, 1, 3, 1, 2, 3, 3, 3, 1, 1, 2, 0, 1, 3, 2, 2, 1, 1, 2, 1, 2, 2, 2, 1, 3, 2, 2, 1, 0, 1, 4, 2, 3, 2, 1, 0, 2, 0, 3, 2, 3, 0, 3, 0, 3, 2, 3, 2, 2, 1, 1, 1, 1, 2, 2, 2, 2, 1, 5, 0, 4, 2, 1, 1, 2, 2, 1, 1, 1, 4, 2, 4, 3, 2, 2, 2, 1, 2, 2, 2, 1, 0, 1, 1, 3, 0, 1, 2, 0, 1, 6, 1, 2, 1, 1, 1, 2, 2, 0, 2, 3, 2, 3, 0, 0, 4, 3, 1, 2, 0, 3, 2, 2, 2, 1, 3, 3, 1, 2, 2, 1, 2, 3, 1, 1, 2, 2, 1, 2, 3, 4, 2, 3, 2, 4, 1, 0, 2, 3, 1, 2, 4, 1, 2, 2, 4, 2, 0, 2, 2, 2, 2, 1, 2, 3, 2, 2, 2, 3, 2, 1, 1, 2, 1, 2, 2, 1, 2, 1, 1, 1, 0, 2, 3, 2, 1, 1, 0, 4, 3, 2, 2, 1, 0, 2, 3, 1, 2, 3, 1, 2, 2, 2, 3, 2, 1, 3, 1, 2, 2, 2, 0, 3, 1, 2, 2, 1, 2, 3, 3, 0, 1, 4, 1, 3, 3, 2, 1, 1, 2, 2, 1, 1, 1, 2, 2, 1, 1, 1, 4, 0, 2, 2, 2, 1, 3, 0, 3, 0, 1, 1, 3, 2, 2, 2, 2, 3, 0, 1, 3, 3, 3, 2, 0, 2, 1, 1, 1, 1, 2, 1, 2, 1, 1, 1, 1, 1, 2, 1, 4, 1, 0, 4, 3, 3, 0, 1, 3, 2, 1, 3, 2, 1, 3, 1, 0, 1, 0, 2, 2, 4, 4, 1, 1, 3, 2, 2, 2, 1, 0, 1, 2, 2, 2, 3, 0, 4, 1, 3, 2, 1, 1, 1, 2, 3, 0, 2, 2, 2, 4, 2, 2, 1, 1, 0, 2, 1, 2, 2, 1, 1, 1, 2, 2, 1, 0, 1, 2, 3, 3, 1, 3, 4, 1, 1, 2, 2, 1, 0, 1, 2, 2, 3, 2, 2, 1, 1, 1, 1, 2, 0, 2, 0, 1, 1, 5, 0, 1, 3, 1, 1, 2, 1, 3, 1, 1, 1, 2, 1, 1, 2, 2, 3, 1, 2, 1, 3, 0, 0, 4, 1, 1, 3, 1, 3, 0, 2, 1, 3, 2, 4, 2, 1, 2, 2, 4, 4, 1, 0, 0, 1, 3, 2, 4, 2, 1, 2, 1, 4, 0, 2, 2, 1, 0, 2, 3, 0, 1, 4, 1, 1, 0, 2, 2, 2, 3, 0, 2, 0, 1, 1, 4, 2, 1, 1, 2, 3, 4, 2, 2, 0, 2, 1, 4, 1, 2, 1, 2, 4, 2, 1, 3, 3, 1, 0, 2, 5, 2, 2, 3, 0, 0, 4, 4, 2, 2, 0, 0, 3, 2, 2, 1, 1, 2, 1, 1, 1, 1, 2, 1, 1, 2, 1, 3, 2, 2, 2, 0, 4, 4, 2, 1, 1, 4, 2, 4, 1, 2, 3, 1, 0, 2, 0, 1, 2, 1, 2, 4, 1, 3, 2, 1, 2, 2, 1, 0, 2, 1, 0, 2, 0, 1, 6, 2, 3, 1, 0, 1, 2, 2, 3, 2, 2, 2, 2, 1, 0, 3, 3, 3, 4, 1, 1, 1, 2, 2, 0, 1, 5, 0, 1, 0, 0, 1, 1, 2, 2, 0, 2, 2, 2, 2, 1, 3, 0, 0, 2, 2, 0, 2, 2, 0, 2, 0, 4, 3, 4, 2, 0, 0, 2, 2, 1, 4, 3, 2, 1, 3, 3, 2, 0, 3, 2, 2, 0, 0, 2, 0, 1, 1, 2, 2, 1, 2, 2, 0, 1, 3, 3, 2, 1, 1, 3, 3, 3, 2, 2, 1, 2, 2, 1, 0, 2, 3, 2, 2, 3, 3, 2, 5, 2, 0, 2, 2, 2, 2, 1, 1, 1, 1, 2, 3, 3, 1, 3, 4, 2, 3, 2, 1, 2, 0, 1, 3, 4, 1, 0, 1, 2, 2, 1, 2, 2, 0, 3, 1, 4, 2, 2, 1, 2, 2, 2, 5, 0, 1, 1, 2, 0, 0, 1, 2, 4, 0, 3, 1, 0, 0, 3, 2, 0, 1, 3, 1, 3, 2, 2, 3, 2, 0, 1, 2, 3, 3, 2, 1, 1, 2, 1, 3, 0, 2, 4, 5, 4, 4, 0, 3, 1, 2, 2, 2, 1, 0, 2, 3, 2, 2, 0, 2, 2, 2, 3, 2, 2, 3, 3, 2, 0, 1, 4, 2, 1, 1, 1, 2, 3, 2, 2, 2, 4, 0, 2, 1, 2, 3, 4, 1, 2, 0, 1, 1, 1, 2, 2, 1, 2, 2, 0, 0, 2, 2, 2, 1, 1, 1, 1, 1, 0, 1, 2, 2, 2, 3, 2, 0, 2, 3, 2, 2, 1, 2, 2, 2, 2, 2, 0, 2, 2, 2, 1, 3, 2, 3, 4, 1, 2, 1, 1, 4, 5, 2, 1, 2, 1, 3, 4, 2, 0, 2, 4, 1, 0, 3, 1, 2, 1, 1, 3, 1, 1, 2, 2, 3, 1, 3, 1, 2, 3, 3, 3, 2, 1, 3, 6, 3, 3, 2, 2, 2, 2, 3, 5, 1, 2, 2, 1, 2, 2, 3, 0, 2, 3, 1, 2, 1, 0, 4, 0, 4, 2, 3, 2, 3, 3, 2, 0, 2, 1, 1, 1, 1, 3, 1, 2, 1, 2, 1, 1, 0, 2, 2, 1, 1, 2, 3, 1, 2, 1, 4, 0, 3, 2, 3, 4, 1, 2, 2, 1, 3, 5, 0, 1, 2, 2, 0, 1, 4, 3, 3, 2, 1, 1, 3, 3, 4, 3, 3, 4, 4, 1, 0, 1, 2, 3, 1, 1, 1, 3, 1, 0, 2, 1, 1, 2, 2, 1, 2, 2, 2, 3, 0, 1, 1, 3, 4, 3, 0, 2, 3, 2, 0, 0, 1, 1, 3, 0, 4, 2, 2, 3, 3, 3, 3, 4, 0, 0, 2, 2, 1, 0, 0, 3, 3, 2, 1, 0, 2, 1, 0, 0, 0, 1, 0, 3, 3, 0, 3, 2, 0, 0, 2, 2, 2, 1, 1, 1, 2, 4, 2, 1, 1, 2, 1, 0, 0, 1, 2, 1, 3, 1, 1, 1, 2, 1, 2, 3, 0, 4, 2, 1, 0, 1, 2, 3, 4, 4, 0, 2, 3, 2, 1, 1, 2, 0, 3, 0, 0, 1, 2, 1, 0, 1, 3, 4, 0, 1, 0, 2, 3, 2, 2, 1, 2, 0, 2, 0, 2, 1, 1, 2, 2, 2, 0, 2, 1, 1, 3, 0, 2, 3, 2, 4, 0, 3, 3, 4, 3, 0, 0, 1, 2, 2, 0, 2, 1, 1, 2, 4, 1, 5, 1, 2, 3, 0, 1, 2, 2, 4, 1, 2, 2, 1, 1, 1, 2, 1, 0, 1, 0, 0, 0, 1, 0, 3, 3, 2, 2, 1, 0, 1, 1, 3, 1, 0, 0, 2, 1, 3, 2, 3, 2, 3, 4, 4, 1, 2, 4, 2, 2, 2, 3, 3, 0, 2, 2, 2, 1, 2, 0, 2, 2, 1, 2, 5, 2, 1, 4, 2, 2, 3, 1, 3, 2, 1, 3, 2, 1, 2, 1, 4, 2, 3, 2, 3, 1, 1, 0, 3, 1, 4, 1, 3, 2, 0, 2, 2, 0, 0, 1, 3, 3, 2, 2, 1, 0, 4, 3, 2, 5, 0, 2, 0, 0, 0, 4, 2, 2, 2, 1, 3, 1, 2, 1, 2, 2, 1, 2, 3, 0, 1, 1, 1, 0, 3, 1, 0, 2, 2, 3, 0, 3, 1, 3, 0, 2, 0, 3, 2, 1, 2, 1, 2, 1, 2, 0, 3, 2, 2, 2, 3, 4, 2, 1, 3, 2, 2, 3, 2, 1, 2, 3, 1, 2, 3, 1, 2, 2, 0, 1, 3, 1, 1, 1, 2, 1, 1, 4, 2, 1, 2, 2, 3, 1, 1, 4, 1, 2, 3, 1, 2, 3, 1, 3, 1, 2, 0, 1, 2, 4, 0, 1, 4, 3, 2, 2, 0, 3, 2, 2, 0, 3, 0, 1, 2, 2, 0, 3, 3, 1, 3, 3, 2, 0, 1, 4, 5, 2, 3, 2, 2, 1, 2, 4, 2, 1, 1, 4, 0, 0, 3, 1, 1, 4, 0, 0, 1, 1, 2, 2, 2, 2, 3, 0, 2, 1, 1, 1, 1, 4, 4, 3, 2, 6, 0, 5, 3, 1, 2, 2, 2, 3, 1, 1, 2, 2, 2, 3, 4, 0, 1, 0, 1, 1, 1, 2, 1, 0, 1, 3, 1, 1, 0, 1, 3, 3, 3, 2, 1, 3, 0, 1, 1, 2, 3, 2, 2, 2, 0, 2, 3, 3, 2, 1, 3, 3, 2, 1, 1, 2, 3, 0, 2, 1, 4, 2, 3, 2, 2, 1, 4, 1, 2, 3, 1, 1, 1, 1, 3, 1, 2, 1, 3, 3, 0, 1, 3, 3, 2, 2, 1, 0, 2, 3, 2, 3, 1, 0, 0, 1, 1, 1, 1, 3, 0, 0, 1, 0, 1, 3, 2, 1, 3, 2, 5, 1, 1, 1, 1, 2, 2, 4, 4, 3, 1, 1, 2, 2, 0, 3, 2, 2, 2, 1, 2, 4, 3, 2, 1, 6, 3, 1, 2, 0, 2, 3, 3, 0, 2, 3, 2, 2, 2, 2, 1, 1, 0, 1, 1, 1, 3, 2, 1, 3, 1, 1, 2, 1, 1, 3, 1, 0, 2, 1, 3, 0, 2, 1, 1, 2, 1, 3, 2, 3, 3, 2, 0, 1, 1, 2, 4, 0, 1, 1, 1, 0, 3, 0, 1, 1, 0, 0, 2, 2, 2, 1, 2, 1, 2, 1, 2, 0, 2, 0, 0, 3, 2, 1, 2, 1, 3, 2, 2, 1, 0, 2, 0, 1, 2, 1, 1, 1, 2, 0, 3, 2, 2, 0, 2, 2, 2, 0, 1, 0, 2, 2, 0, 2, 1, 3, 2, 5, 2, 1, 0, 3, 1, 1, 1, 0, 3, 3, 4, 1, 2, 3, 2, 0, 3, 2, 1, 1, 1, 3, 1, 1, 1, 1, 3, 1, 1, 2, 2, 3, 4, 4, 2, 2, 3, 4, 3, 1, 0, 1, 2, 4, 3, 1, 1, 2, 2, 1, 3, 3, 3, 4, 0, 2, 4, 3, 2, 2, 2, 2, 1, 1, 4, 2, 3, 4, 2, 2, 0, 1, 1, 2, 2, 2, 0, 2, 1, 2, 4, 1, 2, 3, 1, 3, 2, 3, 2, 1, 1, 2, 1, 2, 2, 2, 1, 1, 2, 0, 3, 2, 3, 0, 3, 2, 1, 5, 0, 2, 1, 5, 1, 1, 2, 1, 0, 2, 2, 2, 1, 1, 0, 2, 1, 4, 3, 0, 2, 3, 1, 3, 2, 1, 1, 1, 2, 1, 4, 1, 3, 1, 3, 3, 2, 2, 2, 0, 3, 1, 1, 2, 1, 1, 2, 3, 2, 4, 3, 2, 2, 0, 0, 3, 0, 3, 2, 2, 1, 3, 2, 1, 2, 3, 1, 2, 2, 1, 0, 2, 3, 2, 2, 2, 1, 3, 4, 2, 2, 2, 0, 1, 2, 2, 4, 1, 1, 1, 2, 1, 4, 4, 2, 1, 2, 3, 2, 1, 3, 0, 3, 2, 1, 2, 1, 2, 2, 2, 1, 3, 2, 1, 4, 1, 0, 2, 2, 4, 2, 1, 2, 1, 1, 0, 1, 2, 2, 1, 4, 2, 1, 1, 2, 1, 1, 0, 1, 1, 3, 1, 3, 2, 4, 2, 1, 1, 0, 0, 3, 1, 1, 1, 1, 0, 0, 1, 1, 1, 2, 3, 2, 3, 1, 2, 1, 1, 0, 2, 2, 2, 3, 1, 2, 1, 1, 2, 0, 0, 3, 4, 4, 1, 2, 2, 1, 4, 1, 0, 2, 1, 2, 1, 2, 3, 1, 1, 3, 5, 1, 1, 2, 4, 1, 1, 1, 1, 2, 3, 2, 1, 5, 2, 3, 1, 3, 1, 2, 2, 2, 2, 2, 1, 1, 0, 1, 0, 0, 0, 2, 2, 0, 2, 0, 3, 1, 1, 2, 3, 0, 4, 4, 0, 2, 0, 2, 1, 3, 1, 3, 1, 2, 2, 1, 1, 1, 3, 0, 0, 2, 0, 4, 3, 3, 2, 0, 0, 2, 1, 0, 0, 2, 2, 2, 2, 2, 2, 2, 2, 1, 0, 1, 1, 1, 2, 1, 4, 2, 2, 0, 0, 1, 2, 4, 3, 4, 3, 2, 1, 2, 4, 0, 3, 1, 1, 2, 2, 2, 1, 0, 2, 2, 0, 1, 0, 1, 1, 3, 3, 3, 1, 0, 2, 2, 1, 2, 2, 2, 3, 2, 0, 5, 4, 2, 3, 2, 1, 4, 2, 3, 1, 2, 2, 5, 3, 3, 1, 1, 2, 0, 1, 3, 2, 3, 4, 2, 3, 1, 2, 3, 3, 3, 3, 4, 6, 4, 1, 5, 7, 4, 3, 2, 1, 5, 3, 0, 5, 3, 4, 3, 4, 2, 4, 3, 2, 4, 2, 3, 0, 2, 4, 2, 1, 0, 4, 3, 0, 0, 3, 3, 0, 1, 3, 3, 1, 1, 1, 1, 3, 1, 2, 2, 2, 0, 2, 4, 2, 1, 0, 0, 1, 1, 1, 1, 2, 1, 0, 1, 1, 2, 1, 2, 2, 1, 0, 2, 0, 2, 2, 2, 3, 1, 2, 1, 3, 1, 3, 3, 4, 1, 3, 3, 3, 3, 0, 2, 4, 1, 0, 2, 0, 2, 0, 0, 3, 2, 2, 2, 2, 1, 2, 0, 2, 1, 1, 1, 4, 1, 2, 3, 2, 0, 2, 2, 1, 0, 1, 2, 2, 0, 4, 3, 1, 1, 1, 3, 0, 1, 1, 3, 2, 1, 0, 3, 2, 0, 1, 2, 1, 2, 1, 2, 4, 2, 1, 4, 1, 1, 1, 4, 3, 2, 1, 0, 2, 4, 2, 1, 0, 2, 3, 1, 1, 1, 3, 3, 1, 0, 2, 1, 2, 1, 1, 2, 0, 2, 1, 1, 3, 1, 2, 1, 1, 0, 1, 4, 1, 0, 0, 2, 2, 1, 1, 4, 1, 4, 3, 1, 2, 3, 0, 3, 5, 2, 5, 2, 1, 2, 1, 3, 0, 0, 1, 1, 2, 2, 2, 1, 4, 3, 2, 3, 2, 0, 2, 0, 2, 2, 3, 1, 3, 2, 2, 3, 2, 2, 0, 3, 1, 2, 2, 3, 2, 2, 1, 0, 0, 2, 4, 2, 2, 2, 1, 2, 2, 2, 1, 3, 2, 2, 2, 1, 2, 1, 0, 2, 0, 1, 2, 1, 1, 3, 2, 1, 2, 0, 1, 1, 2, 2, 2, 2, 1, 2, 2, 0, 1, 4, 0, 2, 1, 0, 3, 1, 3, 4, 3, 3, 2, 3, 0, 3, 0, 1, 2, 2, 3, 0, 0, 2, 3, 1, 3, 2, 3, 3, 1, 3, 1, 1, 1, 2, 1, 2, 1, 1, 3, 1, 1, 3, 2, 3, 1, 4, 2, 0, 2, 2, 2, 4, 3, 1, 2, 1, 1, 2, 1, 2, 2, 2, 2, 2, 4, 0, 1, 2, 5, 0, 2, 4, 4, 2, 2, 1, 2, 4, 1, 3, 1, 3, 2, 2, 2, 3, 1, 3, 1, 2, 3, 2, 2, 3, 2, 0, 2, 3, 3, 2, 2, 4, 1, 3, 2, 2, 2, 3, 0, 3, 0, 2, 2, 1, 1, 1, 3, 0, 4, 3, 1, 2, 1, 3, 2, 2, 2, 1, 2, 2, 1, 2, 1, 2, 2, 2, 3, 1, 3, 2, 2, 1, 3, 1, 1, 0, 3, 1, 1, 2, 3, 2, 1, 2, 1, 2, 1, 3, 0, 2, 1, 1, 4, 1, 1, 1, 1, 5, 2, 2, 4, 0, 0, 2, 3, 1, 3, 1, 3, 0, 2, 3, 2, 3, 2, 1, 2, 3, 3, 2, 4, 0, 1, 1, 2, 1, 1, 2, 2, 3, 2, 0, 4, 1, 2, 2, 1, 0, 3, 0, 1, 2, 3, 1, 3, 1, 2, 1, 3, 1, 0, 1, 1, 0, 1, 3, 4, 2, 1, 4, 3, 0, 1, 2, 1, 1, 0, 3, 2, 2, 2, 2, 1, 4, 2, 2, 2, 2, 2, 2, 3, 1, 1, 2, 0, 3, 1, 1, 0, 0, 1, 1, 1, 4, 3, 4, 3, 2, 1, 2, 2, 3, 2, 2, 1, 1, 1, 1, 0, 1, 2, 2, 2, 2, 1, 1, 2, 2, 4, 2, 1, 2, 1, 3, 2, 2, 1, 1, 1, 1, 0, 2, 1, 3, 2, 1, 2, 2, 1, 2, 0, 0, 2, 2, 1, 2, 1, 4, 1, 0, 4, 1, 2, 2, 1, 1, 1, 1, 3, 1, 2, 1, 2, 3, 1, 3, 0, 3, 1, 2, 1, 2, 3, 2, 2, 3, 1, 2, 2, 2, 1, 1, 3, 2, 1, 2, 5, 0, 1, 2, 3, 1, 1, 1, 2, 1, 2, 0, 0, 2, 2, 2, 3, 1, 1, 1, 2, 1, 2, 1, 3, 1, 2, 5, 2, 2, 1, 3, 1, 1, 2, 2, 0, 2, 0, 0, 3, 2, 1, 3, 4, 0, 3, 1, 1, 3, 2, 4, 2, 4, 1, 1, 0, 2, 0, 2, 3, 1, 1, 1, 3, 0, 0, 5, 2, 4, 1, 1, 1, 1, 2, 2, 2, 4, 3, 3, 0, 3, 3, 1, 2, 2, 1, 1, 3, 1, 1, 1, 1, 1, 3, 1, 3, 2, 2, 2, 1, 1, 3, 3, 2, 1, 3, 4, 3, 1, 2, 3, 3, 2, 1, 2, 1, 2, 0, 1, 0, 1, 2, 1, 1, 0, 2, 2, 3, 0, 1, 4, 2, 1, 2, 3, 3, 1, 2, 1, 3, 0, 3, 2, 0, 2, 4, 4, 1, 2, 1, 1, 1, 3, 3, 1, 0, 4, 4, 2, 2, 1, 2, 2, 2, 3, 1, 2, 4, 1, 2, 1, 1, 3, 1, 1, 1, 4, 3, 1, 1, 2, 2, 1, 3, 1, 2, 1, 1, 3, 2, 2, 0, 2, 1, 4, 0, 2, 1, 2, 3, 2, 1, 0, 3, 4, 2, 2, 1, 2, 1, 2, 0, 2, 1, 2, 1, 1, 2, 1, 2, 2, 3, 4, 2, 1, 0, 2, 1, 2, 2, 2, 5, 2, 1, 1, 1, 1, 3, 0, 4, 1, 3, 1, 3, 1, 3, 3, 2, 2, 1, 1, 2, 3, 4, 2, 3, 1, 3, 1, 2, 1, 3, 2, 1, 2, 2, 2, 2, 3, 1, 2, 2, 2, 2, 2, 3, 4, 2, 1, 2, 5, 0, 3, 2, 2, 0, 2, 5, 1, 2, 2, 2, 1, 1, 2, 1, 1, 2, 0, 0, 4, 3, 4, 4, 3, 2, 3, 2, 1, 1, 1, 1, 1, 3, 1, 2, 2, 1, 2, 1, 1, 0, 1, 3, 0, 2, 2, 2, 2, 2, 2, 1, 2, 2, 3, 2, 2, 1, 2, 4, 0, 1, 2, 2, 3, 2, 4, 1, 0, 0, 0, 1, 1, 1, 1, 1, 1, 2, 2, 1, 3, 3, 3, 1, 1, 1, 1, 2, 3, 1, 1, 0, 1, 1, 1, 4, 2, 1, 2, 3, 1, 1, 4, 3, 3, 2, 1, 1, 0, 2, 2, 0, 3, 2, 4, 2, 2, 2, 0, 3, 2, 1, 2, 2, 1, 1, 0, 3, 1, 3, 1, 4, 2, 3, 0, 0, 3, 2, 2, 1, 1, 3, 1, 3, 1, 1, 2, 1, 2, 1, 2, 2, 2, 1, 1, 2, 3, 3, 2, 1, 1, 2, 2, 3, 1, 3, 2, 2, 2, 0, 1, 2, 0, 1, 5, 2, 3, 1, 2, 1, 3, 0, 1, 2, 2, 1, 0, 2, 3, 2, 5, 2, 2, 2, 1, 0, 4, 3, 2, 2, 2, 1, 4, 3, 0, 2, 0, 2, 2, 2, 5, 3, 3, 1, 1, 3, 1, 1, 0, 3, 2, 1, 1, 4, 2, 4, 2, 3, 3, 2, 2, 2, 3, 3, 3, 1, 3, 2, 0, 2, 3, 4, 1, 2, 2, 3, 1, 1, 2, 1, 4, 2, 2, 0, 3, 2, 1, 3, 2, 3, 3, 0, 2, 2, 2, 1, 0, 0, 3, 3, 2, 2, 4, 2, 2, 3, 3, 2, 2, 4, 1, 3, 1, 3, 2, 1, 4, 2, 1, 1, 1, 2, 1, 2, 2, 1, 2, 3, 4, 1, 0, 3, 3, 1, 3, 2, 1, 3, 1, 3, 3, 1, 4, 3, 3, 2, 1, 0, 4, 2, 2, 1, 5, 2, 2, 1, 1, 0, 2, 1, 1, 3, 2, 1, 1, 2, 2, 2, 2, 4, 4, 3, 3, 1, 2, 2, 1, 1, 2, 2, 1, 0, 0, 2, 0, 4, 2, 1, 3, 2, 0, 3, 2, 0, 3, 5, 4, 1, 2, 3, 1, 2, 3, 1, 0, 1, 0, 2, 3, 4, 0, 1, 3, 2, 0, 2, 3, 2, 1, 0, 1, 4, 1, 1, 1, 3, 1, 1, 3, 2, 1, 3, 1, 2, 0, 1, 0, 2, 1, 2, 4, 4, 3, 1, 2, 2, 1, 2, 1, 3, 1, 0, 0, 4, 2, 2, 3, 1, 0, 0, 3, 2, 0, 2, 2, 3, 2, 1, 3, 0, 2, 3, 0, 2, 2, 0, 2, 3, 1, 3, 2, 4, 0, 1, 2, 1, 3, 1, 2, 3, 2, 1, 3, 3, 4, 2, 1, 2, 1, 0, 4, 2, 1, 3, 3, 1, 0, 1, 2, 1, 1, 2, 4, 1, 2, 1, 2, 1, 1, 2, 1, 1, 1, 1, 2, 0, 1, 1, 5, 3, 3, 3, 2, 0, 2, 1, 3, 0, 0, 2, 2, 1, 3, 2, 3, 3, 3, 0, 3, 4, 7, 4, 3, 4, 3, 1, 1, 3, 1, 1, 2, 1, 2, 3, 0, 1, 3, 2, 1, 1, 2, 1, 2, 0, 1, 2, 0, 2, 3, 1, 2, 1, 0, 1, 3, 3, 4, 1, 2, 0, 2, 2, 0, 3, 0, 2, 3, 2, 2, 1, 2, 2, 1, 2, 1, 1, 1, 1, 2, 0, 2, 1, 2, 1, 1, 1, 2, 1, 2, 1, 1, 1, 2, 1, 0, 2, 2, 0, 2, 3, 0, 1, 1, 2, 2, 0, 3, 1, 1, 1, 0, 1, 2, 2, 2, 2, 2, 3, 0, 0, 4, 0, 2, 2, 0, 1, 1, 2, 3, 2, 1, 2, 0, 2, 0, 2, 1, 2, 3, 1, 2, 0, 3, 1, 0, 2, 0, 2, 1, 3, 1, 1, 1, 1, 2, 1, 1, 2, 2, 3, 2, 1, 3, 2, 2, 1, 3, 1, 4, 2, 1, 2, 1, 5, 0, 1, 2, 1, 2, 0, 3, 0, 1, 1, 3, 0, 2, 2, 2, 3, 2, 1, 2, 3, 2, 3, 3, 3, 1, 2, 3, 0, 1, 1, 3, 4, 1, 1, 1, 2, 1, 3, 1, 0, 0, 0, 0, 2, 4, 1, 2, 1, 0, 2, 1, 1, 3, 3, 2, 2, 1, 2, 3, 2, 3, 0, 2, 3, 0, 3, 1, 3, 1, 1, 1, 1, 0, 0, 2, 2, 1, 1, 0, 3, 1, 0, 2, 2, 3, 0, 2, 1, 0, 2, 2, 0, 2, 2, 3, 1, 1, 2, 2, 4, 0, 3, 3, 1, 2, 4, 2, 2, 0, 2, 0, 1, 1, 2, 2, 0, 3, 3, 4, 4, 1, 2, 2, 1, 1, 0, 1, 1, 2, 3, 3, 3, 5, 1, 4, 4, 3, 4, 0, 3, 3, 1, 1, 2, 2, 4, 2, 3, 2, 4, 1, 2, 2, 2, 4, 3, 1, 1, 2, 2, 0, 0, 1, 3, 2, 3, 5, 3, 1, 1, 1, 0, 3, 1, 2, 4, 4, 2, 1, 4, 1, 1, 1, 2, 7, 2, 2, 3, 0, 4, 4, 2, 1, 1, 3, 6, 2, 1, 4, 2, 1, 6, 2, 1, 0, 4, 3, 1, 4, 4, 3, 5, 0, 1, 2, 2, 5, 2, 2, 2, 2, 1, 4, 4, 3, 3, 2, 2, 1, 1, 2, 2, 3, 4, 0, 4, 2, 4, 2, 2, 2, 2, 2, 1, 1, 0, 2, 2, 1, 1, 3, 0, 1, 4, 1, 4, 2, 1, 4, 2, 1, 1, 1, 2, 0, 2, 2, 2, 1, 1, 0, 2, 1, 2, 1, 2, 3, 1, 2, 0, 1, 3, 0, 2, 2, 2, 2, 0, 1, 1, 2, 2, 3, 1, 1, 0, 1, 3, 1, 2, 4, 2, 3, 0, 1, 0, 0, 1, 2, 1, 1, 2, 2, 0, 2, 1, 3, 1, 4, 0, 2, 2, 2, 1, 2, 1, 1, 3, 3, 1, 0, 1, 1, 0, 2, 2, 0, 0, 2, 2, 2, 1, 1, 1, 3, 1, 1, 3, 1, 3, 0, 0, 2, 1, 2, 4, 2, 2, 2, 2, 1, 0, 2, 1, 0, 1, 2, 2, 2, 0, 3, 1, 3, 3, 2, 1, 1, 1, 2, 3, 4, 1, 2, 2, 2, 0, 0, 1, 2, 1, 2, 2, 0, 2, 4, 0, 2, 2, 1, 1, 2, 2, 4, 1, 3, 0, 1, 0, 3, 1, 3, 0, 0, 2, 4, 0, 0, 1, 2, 4, 2, 1, 3, 0, 1, 1, 0, 1, 1, 1, 2, 0, 3, 0, 0, 3, 1, 1, 2, 0, 1, 1, 2, 1, 1, 0, 1, 2, 2, 0, 3, 0, 2, 2, 0, 1, 2, 0, 2, 2, 0, 1, 0, 2, 0, 3, 3, 0, 1, 3, 0, 2, 2, 1, 1, 3, 4, 2, 2, 1, 2, 1, 3, 2, 4, 1, 5, 0, 3, 1, 0, 2, 1, 1, 1, 0, 0, 2, 4, 2, 3, 0, 1, 0, 0, 2, 2, 0, 2, 2, 2, 1, 3, 4, 0, 1, 0, 4, 2, 2, 2, 3, 3, 3, 0, 0, 2, 2, 1, 0, 0, 2, 0, 1, 0, 1, 2, 3, 1, 1, 4, 2, 3, 2, 4, 2, 3, 2, 1, 3, 2, 3, 2, 2, 1, 3, 0, 2, 2, 2, 1, 1, 0, 2, 2, 2, 0, 4, 3, 1, 1, 2, 1, 1, 1, 1, 2, 0, 2, 1, 2, 0, 0, 2, 2, 0, 0, 1, 1, 0, 2, 0, 2, 0, 1, 1, 2, 2, 2, 0, 1, 1, 2, 3, 3, 1, 0, 2, 1, 0, 2, 0, 2, 2, 1, 0, 4, 2, 1, 4, 2, 0, 3, 2, 1, 4, 5, 1, 2, 3, 2, 3, 2, 1, 2, 0, 2, 0, 4, 3, 2, 1, 4, 2, 2, 2, 2, 3, 1, 1, 3, 2, 1, 4, 1, 2, 3, 1, 4, 3, 1, 3, 4, 0, 2, 4, 1, 2, 4, 3, 2, 2, 1, 2, 4, 0, 2, 4, 1, 2, 3, 1, 2, 5, 2, 2, 5, 2, 2, 2, 1, 3, 2, 4, 1, 2, 6, 2, 1, 6, 2, 1, 6, 2, 0, 2, 4, 1, 2, 2, 1, 3, 2, 1, 3, 3, 0, 4, 3, 1, 4, 2, 1, 5, 3, 1, 2, 3, 1, 3, 4, 2, 5, 3, 3, 4, 3, 2, 3, 3, 2, 1, 1, 0, 1, 0, 3, 0, 2, 0, 1, 0, 1, 3, 1, 1, 1, 4, 3, 1, 1, 3, 4, 0, 1, 3, 0, 2, 1, 0, 3, 0, 3, 1, 2, 4, 3, 1, 2, 0, 2, 0, 2, 2, 1, 1, 2, 2, 2, 0, 1, 0, 1, 1, 0, 1, 3, 0, 0, 2, 3, 1, 1, 2, 1, 2, 2, 0, 2, 0, 1, 3, 1, 2, 1, 1, 1, 2, 3, 1, 2, 2, 1, 4, 2, 3, 0, 1, 2, 2, 1, 3, 3, 1, 0, 3, 2, 2, 0, 1, 3, 3, 1, 1, 1, 3, 1, 4, 3, 0, 1, 3, 1, 4, 1, 0, 0, 2, 2, 1, 0, 4, 1, 1, 1, 0, 1, 1, 2, 2, 2, 2, 0, 1, 1, 2, 1, 1, 1, 2, 0, 3, 3, 1, 2, 0, 2, 2, 1, 1, 2, 1, 2, 3, 1, 2, 1, 2, 2, 2, 0, 3, 3, 2, 1, 1, 0, 3, 2, 1, 3, 0, 1, 1, 2, 2, 3, 2, 2, 2, 2, 4, 3, 1, 2, 2, 0, 3, 0, 2, 2, 0, 2, 3, 1, 3, 1, 2, 1, 0, 1, 1, 2, 1, 0, 2, 2, 2, 1, 2, 2, 2, 2, 0, 3, 1, 3, 2, 4, 0, 1, 0, 0, 0, 1, 0, 1, 2, 3, 3, 2, 0, 2, 3, 1, 0, 1, 2, 2, 1, 0, 3, 1, 0, 2, 0, 2, 3, 1, 4, 0, 0, 2, 2, 3, 0, 0, 2, 4, 3, 1, 2, 5, 4, 2, 2, 2, 1, 0, 1, 0, 1, 3, 1, 2, 0, 1, 1, 3, 0, 1, 1, 2, 3, 2, 1, 1, 1, 2, 2, 1, 0, 0, 2, 3, 4, 0, 3, 0, 1, 2, 2, 1, 1, 2, 1, 0, 2, 0, 4, 1, 1, 0, 1, 1, 2, 3, 2, 3, 0, 0, 3, 1, 1, 0, 2, 1, 0, 2, 0, 1, 3, 1, 3, 0, 4, 1, 0, 2, 1, 1, 2, 0, 1, 2, 1, 1, 1, 0, 1, 3, 1, 1, 0, 1, 2, 2, 4, 2, 2, 3, 3, 1, 2, 2, 2, 1, 3, 2, 3, 1, 1, 3, 3, 0, 2, 2, 1, 1, 1, 1, 0, 2, 0, 2, 2, 0, 2, 1, 2, 1, 3, 3, 3, 2, 2, 2, 1, 1, 3, 2, 4, 3, 2, 5, 0, 1, 5, 2, 1, 2, 1, 4, 1, 3, 4, 1, 2, 2, 1, 3, 1, 3, 3, 2, 3, 1, 1, 2, 2, 2, 2, 4, 4, 1, 1, 5, 3, 1, 0, 3, 2, 3, 1, 1, 2, 3, 2, 4, 3, 2, 0, 2, 2, 2, 4, 3, 3, 1, 4, 1, 2, 3, 1, 2, 1, 1, 4, 1, 4, 3, 0, 3, 3, 1, 4, 5, 0, 0, 0, 2, 3, 2, 2, 3, 2, 0, 2, 0, 3, 0, 1, 1, 1, 0, 2, 1, 1, 3, 3, 1, 3, 1, 2, 1, 0, 0, 3, 1, 1, 2, 0, 2, 2, 3, 2, 1, 1, 1, 2, 1, 0, 1, 0, 2, 1, 1, 2, 1, 3, 1, 2, 2, 3, 0, 3, 2, 3, 1, 3, 1, 4, 2, 1, 1, 3, 3, 1, 0, 4, 2, 1, 0, 1, 1, 0, 1, 2, 1, 3, 2, 1, 3, 0, 1, 3, 0, 2, 2, 2, 4, 5, 1, 1, 0, 2, 3, 2, 1, 1, 1, 0, 1, 0, 1, 0, 3, 1, 1, 1, 0, 1, 1, 2, 2, 1, 3, 1, 1, 0, 0, 0, 4, 0, 1, 4, 1, 1, 3, 1, 2, 1, 1, 2, 3, 1, 0, 0, 0, 3, 2, 1, 2, 2, 0, 3, 2, 2, 3, 0, 1, 1, 0, 3, 2, 3, 3, 3, 1, 1, 1, 4, 2, 1, 2, 0, 3, 2, 1, 4, 2, 1, 0, 0, 3, 2, 1, 2, 2, 2, 4, 1, 3, 3, 0, 2, 2, 2, 2, 1, 3, 3, 1, 1, 2, 2, 2, 1, 2, 1, 2, 0, 1, 1, 1, 2, 3, 4, 2, 0, 0, 1, 2, 5, 0, 4, 3, 2, 2, 0, 1, 1, 2, 2, 1, 4, 3, 1, 1, 1, 0, 2, 0, 2, 1, 1, 1, 3, 2, 1, 3, 2, 3, 1, 1, 0, 0, 2, 1, 2, 2, 0, 3, 1, 4, 2, 2, 3, 3, 0, 1, 1, 5, 0, 1, 1, 2, 2, 2, 0, 0, 1, 1, 2, 1, 2, 3, 0, 2, 3, 1, 3, 0, 2, 2, 1, 3, 1, 1, 2, 2, 4, 0, 1, 0, 1, 2, 2, 1, 3, 2, 0, 1, 3, 1, 3, 1, 2, 3, 2, 2, 2, 1, 1, 0, 2, 0, 3, 1, 2, 2, 2, 1, 2, 0, 3, 2, 1, 2, 2, 2, 2, 4, 0, 4, 2, 0, 2, 1, 1, 2, 0, 1, 3, 3, 0, 3, 2, 2, 1, 1, 1, 0, 0, 2, 1, 0, 2, 1, 1, 3, 1, 2, 2, 3, 1, 1, 3, 2, 3, 2, 2, 2, 1, 3, 2, 3, 1, 1, 1, 3, 2, 2, 2, 3, 2, 1, 2, 1, 1, 2, 0, 3, 2, 5, 4, 3, 2, 4, 1, 0, 1, 0, 2, 2, 2, 1, 1, 4, 4, 3, 3, 3, 2, 2, 3, 1, 2, 0, 3, 1, 2, 1, 3, 3, 0, 0, 1, 1, 2, 2, 2, 3, 3, 2, 2, 1, 0, 2, 0, 3, 3, 1, 0, 0, 0, 2, 1, 1, 1, 2, 1, 2, 1, 1, 0, 3, 3, 3, 3, 3, 4, 3, 2, 1, 1, 2, 4, 2, 3, 5, 1, 3, 1, 2, 3, 3, 2, 3, 3, 1, 1, 2, 0, 2, 1, 2, 4, 4, 1, 4, 1, 3, 5, 4, 1, 2, 3, 1, 2, 2, 2, 4, 3, 3, 1, 2, 3, 0, 2, 1, 2, 3, 1, 4, 3, 2, 3, 3, 3, 2, 5, 2, 2, 3, 1, 1, 2, 4, 2, 2, 2, 1, 3, 2, 2, 2, 2, 1, 3, 1, 2, 0, 2, 1, 2, 0, 0, 3, 0, 3, 1, 1, 4, 3, 1, 2, 1, 1, 2, 2, 2, 1, 2, 1, 3, 3, 3, 1, 3, 5, 1, 3, 0, 5, 5, 2, 3, 3, 4, 0, 4, 1, 1, 3, 2, 2, 6, 3, 4, 2, 5, 3, 2, 3, 0, 0, 1, 1, 0, 0, 2, 1, 1, 2, 2, 3, 4, 3, 1, 4, 4, 1, 4, 2, 0, 2, 4, 2, 3, 1, 3, 0, 2, 2, 3, 1, 0, 3, 2, 1, 2, 2, 1, 1, 3, 1, 3, 3, 3, 1, 0, 0, 2, 2, 1, 1, 1, 0, 1, 3, 1, 2, 1, 1, 4, 2, 2, 0, 0, 1, 1, 2, 4, 2, 2, 1, 1, 4, 1, 1, 3, 0, 2, 1, 1, 1, 2, 3, 0, 1, 2, 1, 3, 4, 4, 2, 0, 2, 1, 4, 0, 1, 3, 2, 0, 1, 2, 2, 4, 1, 1, 2, 1, 1, 1, 3, 2, 0, 4, 2, 1, 3, 3, 0, 1, 4, 1, 2, 4, 4, 2, 1, 2, 7, 3, 3, 1, 2, 1, 3, 1, 3, 2, 1, 3, 0, 3, 2, 1, 4, 2, 2, 2, 0, 2, 1, 3, 3, 1, 0, 3, 2, 3, 3, 1, 0, 3, 5, 1, 3, 5, 1, 5, 3, 0, 1, 0, 0, 0, 2, 3, 0, 1, 1, 3, 1, 3, 3, 1, 3, 1, 4, 2, 1, 3, 3, 5, 0, 5, 4, 4, 4, 3, 4, 2, 5, 4, 2, 3, 2, 4, 2, 5, 3, 4, 3, 0, 1, 4, 2, 4, 2, 3, 3, 1, 1, 1, 0, 3, 2, 3, 1, 2, 3, 0, 3, 1, 2, 3, 2, 2, 1, 0, 2, 2, 1, 3, 4, 2, 3, 1, 4, 1, 0, 0, 0, 2, 4, 2, 2, 0, 2, 3, 0, 3, 3, 0, 2, 2, 2, 1, 1, 1, 3, 2, 3, 3, 2, 2, 2, 2, 2, 1, 3, 1, 1, 2, 2, 2, 1, 1, 2, 1, 0, 3, 1, 4, 5, 2, 2, 2, 1, 2, 2, 2, 0, 1, 5, 1, 1, 1, 4, 2, 1, 1, 2, 2, 2, 4, 2, 1, 1, 2, 2, 1, 2, 2, 1, 3, 0, 0, 2, 1, 1, 2, 3, 2, 3, 1, 0, 2, 2, 2, 3, 1, 0, 1, 1, 1, 1, 0, 1, 3, 2, 2, 2, 7, 1, 2, 1, 3, 3, 3, 2, 3, 2, 0, 1, 3, 3, 1, 2, 3, 2, 1, 1, 3, 1, 1, 3, 2, 3, 2, 2, 2, 3, 2, 1, 1, 4, 2, 1, 0, 2, 2, 1, 0, 3, 2, 1, 1, 2, 1, 1, 0, 3, 1, 0, 2, 2, 0, 0, 1, 2, 2, 2, 1, 1, 1, 4, 1, 2, 1, 1, 4, 1, 1, 0, 1, 1, 0, 2, 0, 2, 0, 3, 0, 1, 3, 1, 1, 1, 1, 2, 2, 2, 2, 2, 1, 1, 2, 1, 0, 1, 1, 2, 1, 2, 3, 1, 4, 0, 1, 0, 2, 1, 2, 3, 1, 1, 2, 4, 1, 0, 1, 1, 1, 1, 1, 0, 2, 3, 1, 1, 3, 1, 0, 3, 1, 0, 1, 1, 3, 1, 2, 2, 1, 1, 0, 2, 2, 2, 1, 1, 2, 3, 3, 2, 2, 1, 1, 2, 4, 2, 2, 2, 1, 1, 2, 2, 2, 2, 2, 1, 5, 1, 2, 3, 1, 1, 0, 2, 1, 4, 3, 2, 3, 3, 1, 0, 4, 1, 1, 2, 0, 2, 0, 1, 3, 1, 2, 1, 1, 1, 3, 1, 1, 1, 4, 3, 3, 0, 2, 0, 3, 1, 1, 2, 2, 3, 1, 1, 2, 1, 0, 2, 0, 2, 1, 2, 0, 1, 1, 0, 0, 5, 1, 1, 1, 1, 1, 3, 2, 1, 1, 0, 0, 1, 3, 0, 3, 2, 2, 4, 4, 2, 3, 2, 0, 1, 2, 3, 0, 1, 0, 1, 0, 3, 2, 2, 2, 0, 1, 1, 1, 1, 3, 1, 0, 2, 3, 3, 2, 1, 3, 0, 2, 1, 2, 2, 1, 1, 2, 3, 1, 2, 0, 3, 0, 2, 2, 1, 4, 3, 1, 2, 1, 2, 3, 3, 4, 3, 2, 2, 4, 2, 1, 0, 2, 3, 3, 2, 2, 2, 3, 1, 1, 1, 4, 1, 3, 2, 2, 2, 2, 1, 2, 3, 2, 3, 3, 2, 1, 1, 2, 1, 2, 2, 2, 1, 2, 3, 2, 2, 0, 0, 2, 2, 1, 0, 1, 1, 4, 0, 3, 3, 2, 2, 3, 1, 2, 0, 3, 2, 3, 0, 3, 3, 0, 0, 2, 1, 2, 3, 0, 2, 2, 2, 1, 2, 1, 1, 1, 3, 4, 1, 2, 2, 1, 1, 2, 4, 2, 2, 2, 1, 3, 0, 1, 2, 3, 3, 0, 2, 2, 1, 3, 3, 1, 2, 2, 1, 2, 3, 1, 1, 1, 1, 2, 1, 0, 2, 1, 3, 1, 0, 1, 1, 1, 3, 0, 1, 0, 2, 0, 2, 3, 1, 1, 3, 1, 2, 3, 0, 1, 1, 2, 4, 3, 1, 2, 1, 1, 1, 1, 4, 1, 1, 1, 3, 3, 1, 3, 3, 2, 0, 1, 2, 2, 1, 1, 3, 0, 1, 2, 1, 4, 2, 1, 1, 4, 4, 1, 1, 2, 1, 2, 1, 3, 2, 3, 1, 2, 2, 0, 0, 0, 0, 0, 1, 3, 1, 1, 0, 0, 3, 1, 2, 3, 1, 1, 3, 3, 3, 2, 3, 1, 2, 2, 2, 3, 3, 1, 3, 3, 2, 2, 2, 3, 3, 1, 1, 1, 3, 4, 1, 2, 2, 1, 0, 1, 1, 3, 1, 0, 2, 1, 0, 1, 3, 2, 1, 2, 1, 3, 2, 1, 0, 0, 0, 1, 1, 0, 0, 0, 1, 1, 1, 2, 2, 3, 0, 0, 0, 1, 2, 1, 0, 2, 2, 1, 3, 2, 1, 1, 0, 2, 0, 1, 0, 0, 1, 3, 1, 3, 0, 4, 3, 1, 2, 0, 2, 2, 3, 3, 3, 3, 2, 0, 0, 4, 3, 2, 1, 2, 1, 0, 0, 2, 0, 3, 2, 2, 5, 3, 4, 3, 2, 0, 0, 0, 1, 0, 0, 1, 1, 1, 1, 1, 2, 1, 3, 2, 1, 1, 2, 2, 0, 0, 0, 0, 1, 3, 1, 3, 2, 1, 0, 1, 1, 2, 2, 2, 1, 2, 1, 1, 1, 1, 2, 3, 1, 1, 2, 3, 1, 1, 1, 3, 4, 3, 0, 3, 2, 2, 0, 1, 3, 1, 2, 1, 0, 0, 0, 1, 4, 4, 3, 2, 1, 2, 3, 1, 5, 5, 2, 4, 1, 1, 2, 2, 1, 2, 2, 1, 1, 1, 0, 1, 1, 0, 0, 3, 3, 2, 1, 3, 1, 0, 3, 4, 2, 1, 2, 1, 3, 3, 1, 2, 3, 2, 4, 5, 3, 4, 4, 2, 2, 2, 2, 2, 1, 2, 0, 1, 4, 4, 1, 2, 2, 1, 5, 1, 3, 2, 3, 2, 1, 3, 3, 1, 3, 2, 2, 3, 3, 3, 1, 5, 4, 2, 3, 3, 2, 1, 3, 3, 0, 2, 1, 3, 3, 0, 4, 3, 2, 4, 4, 1, 2, 3, 2, 2, 2, 1, 4, 3, 3, 3, 3, 2, 3, 2, 3, 3, 1, 0, 1, 4, 3, 4, 2, 3, 4, 1, 2, 1, 5, 1, 4, 2, 1, 3, 1, 3, 2, 1, 1, 2, 2, 4, 1, 5, 3, 1, 2, 0, 5, 1, 3, 4, 3, 2, 0, 2, 1, 2, 4, 1, 0, 1, 2, 2, 2, 3, 2, 2, 2, 1, 3, 3, 2, 2, 2, 4, 1, 1, 2, 3, 2, 2, 0, 0, 1, 1, 0, 2, 1, 2, 1, 1, 5, 0, 1, 2, 3, 2, 1, 1, 2, 2, 0, 3, 2, 0, 2, 2, 0, 2, 1, 2, 3, 1, 3, 1, 4, 1, 1, 4, 4, 3, 4, 2, 1, 2, 1, 2, 1, 3, 1, 0, 1, 1, 1, 0, 2, 1, 1, 0, 0, 2, 1, 2, 3, 2, 1, 2, 0, 4, 1, 3, 1, 1, 0, 0, 4, 2, 2, 1, 2, 1, 1, 3, 2, 2, 1, 2, 0, 1, 2, 0, 1, 0, 4, 2, 4, 3, 0, 3, 2, 2, 4, 0, 0, 1, 2, 1, 2, 1, 1, 1, 0, 2, 2, 1, 0, 2, 1, 1, 1, 0, 2, 3, 2, 3, 1, 1, 3, 2, 2, 4, 2, 2, 2, 3, 0, 1, 1, 2, 3, 5, 2, 1, 1, 0, 3, 0, 2, 2, 4, 1, 0, 2, 1, 2, 1, 1, 2, 1, 3, 4, 2, 2, 6, 3, 1, 2, 5, 2, 0, 4, 2, 2, 2, 2, 0, 2, 2, 3, 2, 3, 1, 3, 4, 3, 1, 2, 3, 2, 2, 1, 2, 2, 2, 3, 3, 1, 1, 2, 2, 1, 0, 4, 3, 3, 3, 1, 1, 1, 1, 1, 0, 0, 1, 1, 3, 0, 1, 3, 2, 0, 1, 1, 3, 1, 3, 3, 3, 2, 3, 5, 1, 1, 0, 1, 2, 1, 3, 1, 1, 1, 2, 0, 2, 2, 3, 0, 2, 1, 0, 2, 1, 1, 2, 1, 2, 1, 1, 1, 4, 3, 3, 2, 0, 0, 1, 4, 0, 2, 1, 4, 1, 2, 1, 2, 2, 1, 3, 0, 2, 4, 3, 1, 2, 1, 1, 2, 3, 1, 2, 1, 2, 3, 3, 1, 3, 3, 2, 2, 1, 2, 2, 2, 2, 3, 2, 1, 2, 3, 2, 2, 4, 1, 3, 1, 3, 1, 1, 1, 2, 2, 1, 3, 0, 2, 0, 1, 3, 1, 1, 2, 2, 1, 2, 2, 1, 2, 3, 2, 1, 1, 3, 3, 2, 2, 1, 1, 3, 2, 2, 1, 1, 2, 3, 1, 0, 2, 2, 0, 1, 1, 1, 2, 2, 0, 2, 0, 1, 1, 3, 1, 3, 3, 1, 4, 2, 2, 2, 0, 4, 1, 2, 2, 1, 1, 0, 2, 2, 3, 1, 2, 4, 1, 2, 5, 3, 1, 3, 1, 0, 3, 1, 3, 2, 1, 3, 1, 1, 1, 4, 3, 1, 1, 0, 0, 0, 0, 1, 1, 2, 0, 2, 1, 2, 3, 2, 1, 1, 2, 1, 0, 2, 2, 0, 2, 0, 2, 1, 2, 3, 1, 4, 3, 2, 1, 1, 1, 3, 2, 2, 2, 2, 1, 1, 1, 1, 1, 0, 2, 0, 1, 4, 4, 0, 2, 2, 1, 3, 1, 2, 0, 2, 2, 0, 2, 1, 2, 3, 1, 1, 1, 2, 0, 2, 1, 1, 1, 2, 1, 7, 1, 2, 2, 2, 3, 3, 2, 0, 0, 4, 0, 1, 2, 4, 2, 1, 4, 0, 0, 1, 4, 1, 3, 2, 1, 3, 2, 4, 4, 2, 2, 1, 1, 1, 1, 0, 3, 1, 1, 1, 0, 1, 2, 0, 1, 2, 3, 1, 2, 2, 1, 2, 3, 1, 3, 1, 1, 0, 0, 3, 3, 1, 3, 3, 2, 3, 0, 2, 2, 2, 1, 2, 2, 1, 0, 1, 1, 2, 0, 2, 2, 5, 2, 1, 4, 2, 1, 1, 1, 2, 4, 2, 0, 2, 2, 2, 1, 2, 2, 2, 2, 2, 0, 1, 1, 2, 2, 0, 0, 3, 1, 0, 3, 1, 5, 2, 1, 0, 1, 3, 1, 3, 3, 1, 1, 2, 2, 1, 0, 0, 2, 1, 2, 2, 1, 0, 2, 2, 2, 1, 4, 2, 0, 0, 0, 3, 1, 2, 1, 0, 1, 1, 3, 3, 0, 1, 1, 2, 0, 3, 3, 1, 0, 2, 2, 1, 2, 1, 1, 1, 1, 2, 1, 0, 3, 3, 4, 1, 0, 1, 2, 5, 3, 4, 2, 4, 1, 2, 2, 3, 2, 1, 2, 2, 3, 3, 1, 5, 2, 4, 1, 3, 3, 3, 2, 1, 3, 2, 3, 1, 3, 3, 2, 5, 1, 1, 2, 2, 2, 3, 3, 2, 3, 2, 2, 0, 1, 3, 2, 3, 3, 3, 2, 2, 2, 1, 2, 3, 3, 4, 2, 3, 3, 2, 1, 4, 1, 3, 0, 1, 2, 3, 1, 3, 5, 1, 2, 2, 3, 2, 0, 0, 3, 3, 1, 2, 1, 1, 2, 1, 1, 1, 2, 0, 1, 1, 1, 2, 3, 1, 0, 3, 1, 1, 3, 1, 4, 1, 2, 1, 5, 2, 1, 3, 4, 2, 0, 0, 1, 2, 0, 4, 2, 3, 0, 0, 0, 2, 1, 2, 0, 1, 0, 0, 2, 0, 2, 4, 2, 2, 0, 0, 1, 1, 1, 2, 4, 3, 2, 2, 1, 0, 2, 3, 2, 1, 2, 1, 4, 0, 1, 0, 1, 1, 3, 1, 2, 2, 1, 2, 3, 1, 3, 0, 2, 2, 0, 2, 1, 2, 1, 2, 0, 2, 2, 2, 4, 2, 0, 1, 2, 1, 1, 3, 1, 2, 3, 2, 1, 1, 2, 1, 2, 2, 2, 1, 1, 2, 2, 0, 2, 1, 0, 2, 3, 3, 1, 4, 0, 3, 1, 3, 1, 3, 1, 1, 1, 0, 4, 2, 0, 2, 4, 1, 1, 5, 0, 1, 1, 2, 1, 1, 2, 2, 0, 1, 3, 0, 3, 1, 1, 3, 0, 4, 1, 2, 1, 2, 1, 2, 0, 1, 0, 0, 2, 2, 1, 1, 1, 1, 4, 0, 4, 2, 2, 2, 1, 2, 3, 2, 2, 4, 2, 2, 0, 0, 2, 0, 0, 0, 1, 3, 2, 1, 2, 3, 3, 2, 0, 4, 3, 2, 2, 1, 0, 3, 1, 2, 4, 1, 0, 3, 1, 1, 1, 0, 1, 0, 5, 2, 2, 0, 2, 1, 2, 2, 2, 1, 1, 4, 1, 2, 5, 1, 1, 2, 1, 2, 4, 1, 2, 1, 4, 1, 0, 2, 2, 1, 3, 2, 1, 5, 0, 0, 1, 3, 1, 1, 1, 3, 2, 3, 1, 1, 0, 2, 2, 2, 1, 2, 1, 2, 2, 4, 2, 3, 1, 0, 1, 2, 1, 3, 1, 5, 1, 1, 0, 2, 2, 3, 1, 1, 2, 1, 3, 0, 2, 0, 2, 0, 1, 0, 3, 2, 1, 1, 2, 1, 2, 1, 2, 1, 3, 2, 3, 0, 1, 2, 3, 1, 0, 1, 2, 4, 2, 2, 1, 1, 1, 0, 2, 3, 1, 0, 0, 0, 0, 1, 0, 2, 1, 2, 2, 1, 2, 1, 2, 1, 1, 2, 0, 3, 3, 3, 1, 2, 0, 1, 1, 4, 1, 3, 0, 1, 1, 1, 2, 1, 3, 2, 2, 3, 2, 3, 2, 1, 2, 1, 3, 1, 3, 2, 3, 2, 2, 0, 2, 1, 2, 0, 2, 2, 1, 3, 1, 4, 2, 2, 1, 3, 3, 0, 3, 2, 1, 2, 0, 3, 0, 1, 3, 0, 1, 3, 3, 1, 4, 1, 2, 2, 2, 3, 0, 1, 1, 1, 5, 1, 3, 2, 2, 4, 0, 4, 2, 4, 1, 1, 2, 1, 4, 0, 0, 0, 3, 1, 2, 0, 0, 1, 3, 1, 4, 1, 1, 0, 1, 4, 4, 0, 1, 3, 1, 2, 2, 2, 1, 3, 2, 4, 1, 1, 2, 2, 2, 2, 2, 3, 1, 2, 4, 1, 1, 2, 0, 2, 3, 1, 2, 1, 0, 2, 1, 0, 3, 3, 2, 3, 2, 2, 1, 1, 3, 1, 4, 0, 2, 4, 1, 0, 4, 2, 2, 0, 4, 1, 1, 2, 1, 1, 0, 2, 2, 1, 2, 2, 4, 1, 2, 2, 2, 4, 2, 2, 0, 4, 2, 3, 1, 3, 4, 2, 2, 1, 4, 2, 2, 4, 5, 1, 3, 2, 1, 3, 2, 1, 1, 2, 1, 1, 3, 3, 1, 3, 2, 1, 3, 2, 3, 2, 3, 0, 2, 3, 3, 3, 1, 3, 1, 3, 3, 4, 3, 3, 0, 4, 3, 5, 2, 2, 3, 0, 6, 2, 1, 1, 0, 1, 2, 1, 2, 3, 2, 0, 3, 2, 2, 1, 1, 3, 1, 1, 2, 1, 1, 2, 2, 2, 1, 1, 0, 1, 3, 2, 0, 1, 3, 3, 1, 3, 3, 1, 3, 2, 1, 1, 1, 1, 3, 2, 1, 0, 1, 3, 2, 4, 2, 3, 0, 2, 2, 1, 3, 0, 4, 2, 2, 1, 1, 1, 0, 2, 2, 1, 4, 0, 0, 3, 1, 1, 2, 3, 2, 1, 0, 2, 1, 4, 2, 2, 1, 2, 0, 0, 1, 1, 1, 3, 0, 1, 3, 2, 4, 1, 1, 1, 1, 1, 6, 2, 4, 2, 4, 1, 3, 4, 2, 4, 3, 3, 3, 3, 1, 1, 2, 1, 2, 2, 2, 2, 2, 1, 3, 3, 1, 3, 2, 4, 1, 0, 4, 0, 2, 2, 2, 2, 0, 1, 3, 0, 0, 3, 4, 4, 4, 2, 3, 5, 3, 2, 2, 2, 2, 2, 1, 1, 2, 4, 2, 3, 0, 1, 2, 2, 2, 2, 3, 4, 4, 2, 0, 0, 0, 1, 0, 0, 0, 1, 1, 2, 2, 1, 3, 1, 1, 1, 1, 2, 2, 2, 1, 1, 1, 3, 1, 3, 2, 2, 3, 1, 1, 3, 3, 3, 1, 3, 2, 3, 2, 2, 2, 0, 0, 2, 2, 1, 1, 2, 0, 2, 3, 1, 2, 0, 1, 2, 0, 1, 4, 4, 0, 2, 4, 1, 2, 3, 3, 1, 3, 2, 1, 2, 1, 2, 3, 3, 2, 2, 2, 2, 4, 1, 2, 1, 2, 1, 3, 3, 0, 2, 2, 2, 0, 3, 2, 1, 1, 1, 1, 1, 2, 0, 2, 3, 1, 0, 0, 3, 3, 3, 3, 3, 0, 4, 3, 2, 1, 0, 2, 3, 0, 3, 1, 2, 3, 1, 4, 2, 1, 1, 1, 1, 2, 3, 3, 1, 3, 1, 2, 2, 1, 3, 2, 2, 1, 2, 2, 1, 1, 3, 0, 2, 1, 0, 1, 3, 1, 2, 3, 3, 5, 1, 2, 0, 3, 3, 1, 2, 2, 2, 1, 2, 0, 1, 2, 2, 2, 1, 3, 2, 1, 2, 0, 1, 3, 1, 3, 1, 1, 3, 2, 1, 1, 1, 3, 1, 1, 0, 1, 2, 1, 1, 1, 0, 2, 1, 2, 2, 1, 1, 0, 2, 1, 1, 1, 2, 1, 2, 1, 1, 1, 1, 1, 2, 2, 2, 1, 1, 2, 1, 2, 3, 2, 1, 0, 1, 2, 3, 0, 2, 1, 3, 3, 2, 3, 1, 4, 2, 3, 2, 1, 4, 3, 0, 1, 2, 3, 1, 0, 1, 1, 0, 3, 1, 2, 2, 1, 2, 4, 0, 2, 3, 4, 1, 1, 1, 1, 2, 3, 1, 1, 2, 1, 1, 1, 3, 2, 0, 2, 4, 2, 0, 1, 3, 2, 3, 2, 1, 2, 3, 2, 3, 1, 2, 3, 4, 1, 4, 2, 1, 0, 1, 0, 2, 3, 4, 1, 3, 1, 2, 2, 0, 3, 1, 1, 1, 1, 2, 1, 2, 1, 1, 3, 1, 1, 0, 0, 2, 3, 1, 0, 2, 1, 2, 0, 3, 0, 1, 2, 2, 0, 2, 1, 1, 1, 1, 3, 5, 0, 1, 0, 4, 0, 2, 2, 1, 2, 1, 2, 1, 1, 1, 4, 0, 2, 2, 2, 2, 3, 4, 1, 2, 0, 0, 1, 2, 1, 2, 1, 3, 2, 2, 3, 3, 0, 2, 3, 2, 1, 2, 5, 3, 1, 1, 3, 1, 1, 4, 1, 3, 3, 2, 3, 3, 3, 1, 0, 1, 2, 4, 0, 4, 2, 3, 0, 2, 2, 1, 1, 2, 2, 3, 4, 4, 2, 2, 2, 2, 1, 1, 4, 2, 1, 4, 2, 2, 0, 0, 3, 1, 3, 1, 2, 2, 4, 3, 2, 1, 3, 1, 1, 0, 1, 1, 2, 2, 3, 2, 3, 1, 1, 2, 1, 0, 3, 1, 2, 1, 1, 1, 4, 2, 1, 4, 3, 4, 1, 2, 2, 2, 3, 1, 1, 2, 2, 1, 2, 0, 0, 0, 1, 0, 2, 1, 3, 0, 3, 2, 3, 2, 2, 2, 6, 2, 1, 2, 2, 2, 0, 4, 1, 3, 3, 1, 3, 3, 0, 2, 3, 1, 3, 0, 1, 1, 2, 1, 1, 2, 4, 1, 4, 2, 3, 2, 4, 2, 2, 1, 2, 2, 0, 2, 3, 0, 1, 3, 0, 2, 5, 0, 2, 2, 3, 4, 1, 1, 1, 1, 0, 2, 3, 0, 3, 0, 2, 2, 1, 1, 3, 1, 2, 3, 3, 1, 2, 3, 2, 3, 1, 2, 0, 0, 2, 3, 1, 2, 0, 1, 2, 2, 2, 1, 3, 3, 1, 1, 2, 2, 1, 0, 3, 5, 4, 2, 3, 3, 2, 5, 3, 0, 1, 4, 1, 0, 2, 2, 3, 2, 3, 2, 0, 3, 2, 0, 3, 0, 2, 2, 3, 2, 1, 1, 2, 1, 1, 1, 0, 3, 2, 5, 1, 1, 2, 2, 5, 2, 2, 3, 3, 2, 1, 2, 0, 2, 2, 2, 0, 2, 2, 0, 1, 2, 3, 4, 2, 1, 2, 3, 2, 4, 1, 3, 0, 0, 3, 0, 1, 3, 3, 1, 2, 1, 2, 2, 0, 3, 2, 3, 1, 2, 3, 1, 2, 3, 2, 2, 4, 1, 2, 1, 2, 1, 5, 1, 1, 1, 2, 1, 0, 1, 2, 0, 1, 1, 0, 1, 2, 3, 4, 2, 0, 1, 1, 1, 3, 2, 2, 1, 2, 0, 1, 1, 3, 0, 0, 3, 4, 1, 2, 1, 1, 0, 4, 2, 1, 4, 2, 3, 1, 4, 2, 3, 3, 1, 1, 1, 2, 2, 2, 1, 2, 2, 1, 0, 2, 2, 3, 2, 1, 1, 5, 2, 2, 3, 0, 4, 2, 3, 0, 2, 3, 3, 1, 2, 1, 4, 2, 3, 2, 2, 0, 2, 1, 1, 3, 1, 0, 0, 0, 1, 1, 2, 2, 1, 4, 4, 0, 6, 1, 0, 1, 2, 1, 1, 2, 4, 1, 2, 1, 2, 0, 2, 0, 2, 3, 0, 2, 1, 1, 2, 3, 0, 3, 1, 2, 4, 2, 4, 1, 4, 2, 3, 2, 6, 1, 0, 1, 1, 0, 1, 0, 0, 1, 0, 1, 3, 2, 1, 2, 1, 2, 1, 0, 3, 0, 3, 1, 2, 1, 2, 2, 2, 0, 1, 1, 0, 3, 2, 2, 2, 1, 2, 0, 0, 1, 1, 0, 1, 2, 1, 2, 1, 0, 0, 2, 0, 1, 2, 1, 2, 1, 1, 0, 1, 0, 3, 2, 3, 2, 1, 3, 2, 1, 1, 2, 3, 1, 1, 0, 1, 2, 2, 2, 2, 2, 5, 0, 2, 1, 2, 3, 1, 2, 2, 3, 1, 3, 0, 3, 3, 3, 2, 4, 2, 1, 2, 2, 1, 0, 0, 0, 4, 0, 2, 1, 1, 1, 1, 2, 1, 1, 0, 1, 1, 4, 1, 0, 3, 3, 1, 2, 1, 1, 1, 0, 1, 2, 2, 2, 2, 0, 4, 1, 0, 0, 0, 1, 3, 2, 1, 5, 0, 2, 3, 1, 1, 2, 1, 1, 1, 3, 1, 1, 2, 4, 1, 3, 3, 2, 1, 2, 3, 0, 2, 2, 2, 0, 1, 1, 2, 1, 1, 4, 1, 3, 1, 2, 0, 2, 4, 2, 1, 1, 0, 2, 2, 3, 3, 2, 3, 1, 3, 1, 2, 1, 2, 0, 3, 3, 1, 3, 1, 2, 1, 3, 0, 0, 1, 1, 2, 2, 1, 1, 2, 0, 2, 3, 1, 1, 3, 3, 2, 0, 3, 4, 1, 1, 2, 3, 0, 1, 4, 1, 1, 1, 3, 0, 2, 1, 2, 1, 0, 0, 3, 2, 3, 0, 0, 2, 2, 1, 1, 1, 5, 2, 2, 0, 3, 1, 1, 3, 0, 2, 0, 0, 1, 3, 4, 3, 1, 3, 0, 3, 4, 2, 4, 3, 1, 3, 1, 2, 4, 5, 4, 2, 2, 1, 5, 3, 3, 4, 3, 2, 3, 2, 1, 4, 3, 3, 1, 2, 2, 1, 0, 2, 3, 3, 1, 2, 1, 2, 3, 0, 4, 3, 2, 0, 3, 0, 3, 3, 4, 2, 2, 2, 3, 5, 1, 0, 1, 0, 4, 2, 2, 1, 2, 0, 3, 1, 4, 1, 1, 3, 2, 0, 1, 2, 1, 3, 1, 2, 1, 2, 1, 1, 3, 2, 3, 1, 2, 1, 2, 4, 4, 2, 0, 3, 3, 3, 2, 2, 3, 1, 4, 2, 2, 4, 1, 1, 1, 4, 2, 3, 0, 1, 1, 2, 1, 2, 3, 1, 2, 1, 1, 3, 0, 0, 2, 2, 1, 1, 2, 1, 2, 2, 1, 3, 1, 1, 4, 1, 3, 2, 2, 2, 3, 2, 2, 3, 5, 0, 3, 0, 0, 1, 4, 3, 3, 2, 3, 0, 2, 2, 1, 2, 1, 3, 4, 3, 1, 2, 0, 1, 3, 0, 0, 3, 1, 2, 3, 1, 1, 2, 1, 4, 1, 1, 1, 2, 4, 1, 0, 0, 3, 3, 2, 1, 2, 2, 1, 3, 1, 1, 2, 2, 4, 1, 2, 0, 2, 2, 1, 3, 2, 1, 1, 3, 3, 3, 1, 1, 1, 2, 2, 1, 2, 3, 1, 3, 1, 2, 2, 2, 0, 4, 3, 3, 2, 4, 4, 1, 2, 0, 2, 3, 1, 0, 3, 1, 2, 3, 1, 2, 2, 3, 2, 2, 0, 3, 3, 3, 1, 1, 2, 2, 2, 1, 3, 1, 0, 1, 2, 2, 2, 3, 1, 1, 0, 3, 1, 2, 1, 0, 3, 2, 3, 1, 0, 2, 4, 3, 2, 2, 2, 1, 2, 2, 2, 1, 0, 1, 4, 2, 2, 3, 1, 2, 1, 1, 2, 2, 2, 1, 4, 1, 3, 3, 0, 3, 2, 1, 2, 1, 4, 0, 3, 1, 1, 2, 3, 1, 2, 0, 0, 1, 1, 2, 1, 1, 0, 2, 1, 2, 1, 1, 4, 4, 4, 5, 2, 2, 0, 1, 2, 1, 2, 1, 3, 2, 0, 3, 5, 2, 5, 1, 1, 3, 3, 2, 2, 2, 1, 1, 2, 1, 3, 0, 1, 2, 3, 0, 5, 1, 3, 0, 3, 1, 2, 1, 4, 2, 1, 2, 1, 2, 3, 3, 1, 3, 0, 1, 3, 3, 1, 3, 2, 3, 3, 1, 1, 5, 2, 0, 4, 1, 3, 2, 4, 1, 1, 1, 1, 4, 0, 1, 1, 3, 2, 2, 2, 3, 2, 1, 2, 1, 1, 1, 2, 1, 1, 1, 0, 2, 3, 2, 1, 2, 2, 0, 1, 2, 0, 3, 1, 1, 2, 4, 3, 1, 0, 1, 2, 1, 4, 2, 4, 2, 3, 1, 2, 1, 3, 2, 1, 2, 2, 2, 1, 2, 3, 2, 2, 2, 1, 1, 2, 0, 1, 1, 2, 2, 2, 3, 1, 2, 3, 1, 2, 1, 1, 0, 3, 1, 1, 0, 2, 2, 2, 3, 0, 2, 1, 0, 3, 3, 2, 2, 0, 2, 3, 4, 2, 2, 1, 2, 1, 5, 2, 2, 3, 3, 2, 0, 0, 1, 2, 2, 1, 1, 1, 0, 3, 2, 2, 6, 0, 0, 2, 3, 1, 2, 2, 0, 1, 1, 1, 3, 4, 1, 4, 1, 1, 1, 2, 2, 2, 0, 0, 2, 1, 2, 3, 2, 2, 1, 0, 2, 1, 3, 1, 2, 0, 2, 3, 2, 0, 3, 3, 1, 1, 3, 0, 0, 2, 6, 3, 2, 2, 1, 2, 0, 3, 4, 1, 0, 3, 2, 1, 1, 2, 2, 0, 0, 1, 1, 2, 2, 3, 1, 2, 2, 2, 3, 3, 1, 3, 2, 0, 1, 0, 3, 1, 2, 1, 0, 1, 4, 1, 3, 0, 3, 1, 3, 5, 2, 4, 1, 0, 2, 2, 1, 2, 2, 1, 1, 1, 2, 3, 0, 3, 3, 2, 0, 3, 3, 2, 1, 1, 0, 4, 2, 4, 0, 1, 1, 3, 3, 2, 3, 3, 0, 0, 3, 3, 2, 1, 1, 2, 1, 2, 2, 0, 3, 3, 1, 0, 2, 2, 1, 1, 3, 4, 2, 1, 3, 1, 1, 2, 6, 3, 2, 2, 5, 4, 3, 2, 3, 2, 3, 3, 1, 2, 1, 3, 0, 1, 3, 0, 2, 2, 2, 1, 2, 2, 1, 2, 6, 3, 3, 1, 1, 4, 2, 3, 0, 3, 3, 1, 2, 3, 2, 2, 2, 2, 1, 3, 1, 0, 1, 1, 1, 4, 3, 1, 2, 1, 3, 0, 0, 4, 1, 1, 2, 2, 3, 2, 1, 3, 2, 3, 0, 4, 3, 0, 3, 1, 2, 2, 4, 3, 3, 1, 0, 2, 3, 1, 1, 2, 2, 2, 4, 1, 0, 0, 4, 4, 2, 3, 2, 2, 1, 4, 4, 2, 2, 2, 3, 1, 2, 2, 2, 1, 1, 4, 1, 2, 1, 1, 5, 3, 0, 2, 0, 2, 2, 3, 1, 1, 3, 3, 3, 2, 3, 2, 1, 4, 2, 1, 2, 1, 3, 1, 1, 1, 2, 2, 0, 1, 0, 1, 1, 2, 3, 2, 1, 4, 5, 3, 2, 3, 3, 2, 3, 3, 1, 3, 3, 2, 3, 1, 4, 2, 3, 0, 3, 5, 2, 3, 2, 1, 2, 0, 3, 2, 1, 1, 2, 3, 2, 2, 4, 3, 2, 1, 3, 4, 1, 2, 3, 2, 1, 1, 1, 1, 3, 0, 1, 1, 3, 1, 4, 4, 3, 1, 3, 1, 0, 3, 2, 4, 1, 1, 5, 2, 4, 4, 2, 1, 0, 2, 1, 1, 2, 1, 3, 3, 1, 0, 2, 0, 1, 0, 2, 1, 1, 3, 0, 2, 2, 1, 3, 2, 3, 2, 0, 4, 2, 1, 4, 0, 3, 2, 1, 1, 3, 2, 1, 3, 1, 4, 1, 5, 4, 3, 4, 2, 1, 4, 0, 4, 2, 0, 2, 2, 3, 1, 2, 2, 0, 2, 2, 2, 3, 3, 2, 2, 3, 0, 0, 2, 2, 1, 1, 2, 1, 1, 3, 0, 1, 2, 1, 4, 2, 1, 2, 1, 5, 0, 3, 2, 1, 2, 2, 1, 2, 4, 1, 2, 1, 2, 2, 2, 1, 0, 3, 2, 3, 3, 2, 2, 2, 1, 3, 3, 2, 4, 3, 2, 3, 1, 3, 4, 3, 3, 2, 4, 3, 4, 2, 2, 2, 4, 3, 2, 1, 3, 3, 0, 3, 3, 3, 1, 2, 2, 0, 5, 3, 2, 5, 1, 2, 2, 3, 2, 2, 4, 1, 2, 1, 2, 2, 1, 2, 1, 0, 2, 1, 1, 0, 4, 1, 1, 5, 0, 0, 1, 0, 3, 0, 1, 2, 1, 0, 1, 3, 3, 1, 4, 2, 4, 4, 1, 1, 1, 1, 1, 2, 2, 3, 2, 3, 3, 3, 2, 2, 2, 2, 1, 1, 2, 1, 3, 1, 2, 3, 1, 4, 3, 3, 2, 4, 2, 2, 1, 2, 0, 2, 1, 2, 1, 3, 3, 2, 2, 2, 2, 2, 0, 2, 0, 1, 4, 3, 3, 5, 4, 0, 3, 5, 2, 0, 2, 1, 1, 2, 2, 5, 3, 2, 3, 4, 1, 2, 0, 1, 3, 2, 1, 0, 1, 0, 1, 3, 2, 2, 1, 0, 0, 2, 2, 4, 3, 1, 2, 1, 2, 4, 3, 3, 5, 1, 1, 3, 0, 3, 2, 1, 2, 1, 3, 3, 2, 2, 4, 4, 2, 0, 0, 1, 2, 1, 3, 3, 6, 2, 3, 2, 1, 2, 2, 2, 6, 1, 2, 0, 1, 3, 2, 3, 2, 3, 2, 4, 1, 2, 3, 1, 2, 2, 2, 1, 1, 1, 2, 3, 3, 5, 3, 3, 2, 2, 3, 0, 2, 3, 2, 4, 2, 3, 1, 3, 3, 3, 2, 3, 2, 3, 4, 2, 1, 2, 2, 1, 2, 4, 3, 1, 2, 3, 3, 3, 1, 3, 2, 1, 4, 3, 5, 0, 2, 3, 0, 2, 2, 2, 1, 2, 0, 2, 3, 1, 2, 2, 0, 2, 2, 0, 2, 3, 0, 3, 2, 2, 3, 3, 3, 2, 0, 1, 0, 3, 1, 2, 3, 1, 3, 2, 3, 4, 2, 6, 1, 3, 2, 1, 4, 1, 1, 1, 1, 3, 1, 2, 1, 2, 2, 2, 0, 2, 1, 0, 2, 3, 2, 3, 1, 2, 1, 2, 3, 2, 1, 5, 3, 0, 3, 0, 1, 0, 0, 3, 3, 4, 2, 1, 0, 3, 2, 3, 3, 3, 3, 2, 1, 3, 0, 1, 2, 3, 3, 1, 0, 0, 1, 1, 1, 1, 2, 4, 1, 3, 3, 1, 2, 0, 2, 0, 2, 1, 1, 3, 1, 1, 2, 1, 4, 0, 3, 1, 2, 1, 2, 2, 2, 2, 1, 3, 2, 0, 1, 2, 3, 1, 1, 4, 0, 1, 2, 4, 0, 2, 3, 1, 2, 0, 2, 2, 1, 1, 2, 4, 3, 1, 2, 3, 0, 2, 2, 2, 3, 4, 1, 2, 3, 1, 3, 2, 2, 1, 0, 0, 2, 3, 0, 2, 2, 2, 0, 1, 0, 1, 2, 2, 0, 1, 1, 0, 1, 0, 1, 3, 2, 2, 1, 0, 1, 0, 2, 4, 1, 0, 2, 2, 4, 2, 1, 2, 0, 3, 2, 2, 1, 3, 1, 3, 1, 2, 1, 1, 0, 0, 0, 0, 2, 2, 1, 2, 2, 2, 0, 3, 1, 1, 1, 0, 0, 0, 2, 2, 1, 0, 1, 0, 1, 1, 2, 0, 1, 0, 1, 4, 3, 1, 4, 2, 3, 2, 2, 1, 1, 1, 2, 1, 2, 1, 0, 1, 0, 3, 1, 1, 2, 1, 0, 1, 1, 2, 0, 0, 1, 1, 0, 0, 1, 0, 3, 2, 1, 3, 1, 4, 0, 4, 1, 0, 1, 2, 1, 3, 0, 1, 3, 3, 3, 4, 0, 4, 1, 1, 1, 1, 1, 3, 3, 1, 4, 2, 2, 0, 3, 0, 3, 2, 0, 2, 3, 2, 0, 2, 2, 2, 1, 4, 3, 1, 2, 1, 2, 2, 2, 2, 3, 2, 1, 3, 2, 0, 0, 4, 1, 0, 3, 1, 2, 4, 0, 2, 2, 4, 2, 2, 1, 4, 0, 1, 2, 1, 3, 2, 2, 2, 1, 1, 1, 0, 1, 2, 0, 1, 1, 4, 2, 3, 0, 2, 4, 4, 3, 3, 1, 1, 2, 2, 1, 1, 1, 2, 0, 1, 1, 3, 2, 1, 4, 0, 0, 2, 3, 1, 1, 0, 2, 2, 2, 2, 1, 0, 3, 0, 2, 1, 3, 2, 1, 1, 3, 0, 2, 1, 2, 2, 0, 2, 3, 0, 2, 3, 2, 3, 1, 2, 2, 1, 1, 1, 1, 1, 4, 2, 0, 2, 1, 1, 3, 2, 2, 1, 1, 0, 2, 0, 3, 0, 1, 2, 1, 0, 0, 4, 3, 3, 3, 4, 2, 2, 2, 1, 2, 2, 1, 3, 1, 2, 1, 2, 0, 1, 3, 2, 5, 0, 2, 2, 0, 2, 2, 1, 1, 1, 3, 3, 3, 1, 0, 1, 0, 1, 3, 4, 1, 2, 4, 1, 0, 1, 5, 1, 0, 0, 1, 2, 2, 4, 1, 5, 4, 3, 1, 1, 1, 1, 2, 1, 1, 3, 4, 3, 2, 0, 2, 4, 3, 1, 2, 0, 2, 4, 0, 3, 2, 2, 0, 0, 1, 1, 1, 2, 3, 1, 3, 0, 2, 5, 2, 1, 0, 4, 2, 4, 2, 1, 2, 0, 2, 1, 2, 1, 1, 3, 1, 0, 1, 2, 4, 2, 0, 1, 2, 3, 2, 1, 0, 3, 2, 2, 1, 2, 2, 0, 3, 1, 2, 1, 5, 0, 2, 4, 2, 0, 2, 4, 3, 2, 2, 1, 2, 4, 2, 2, 2, 2, 3, 3, 2, 1, 2, 1, 1, 3, 1, 1, 5, 1, 3, 4, 4, 3, 4, 4, 1, 3, 1, 2, 0, 2, 0, 2, 4, 2, 3, 2, 1, 1, 1, 2, 1, 0, 2, 1, 3, 1, 1, 3, 2, 1, 0, 3, 0, 2, 2, 1, 2, 1, 1, 0, 4, 1, 1, 0, 2, 3, 1, 2, 3, 1, 2, 2, 1, 2, 4, 2, 2, 3, 1, 5, 0, 2, 0, 3, 3, 0, 2, 1, 5, 1, 1, 2, 2, 2, 3, 0, 2, 2, 2, 3, 2, 1, 1, 0, 3, 2, 0, 2, 5, 1, 0, 1, 0, 2, 0, 3, 4, 2, 1, 1, 1, 1, 4, 1, 2, 1, 2, 1, 2, 2, 0, 2, 1, 1, 1, 1, 3, 1, 0, 0, 2, 4, 4, 1, 2, 1, 1, 2, 3, 1, 1, 2, 1, 4, 2, 0, 4, 1, 2, 4, 2, 2, 1, 2, 2, 3, 3, 2, 2, 1, 2, 2, 0, 1, 4, 0, 3, 2, 0, 5, 1, 3, 3, 2, 4, 1, 4, 0, 2, 2, 1, 2, 1, 4, 4, 3, 4, 3, 5, 1, 1, 2, 4, 3, 1, 1, 2, 3, 2, 1, 2, 0, 1, 4, 2, 1, 2, 3, 2, 3, 1, 2, 1, 1, 0, 1, 2, 1, 2, 1, 1, 2, 3, 2, 3, 1, 0, 2, 1, 2, 1, 4, 1, 1, 2, 2, 2, 2, 0, 3, 1, 3, 2, 0, 3, 1, 2, 2, 3, 1, 0, 2, 0, 2, 0, 2, 2, 1, 1, 1, 1, 3, 2, 2, 3, 1, 0, 1, 0, 1, 0, 1, 1, 2, 3, 2, 4, 2, 2, 1, 1, 2, 1, 2, 0, 2, 1, 1, 1, 2, 0, 2, 2, 2, 1, 3, 2, 2, 1, 0, 2, 1, 2, 1, 2, 0, 1, 2, 0, 2, 3, 1, 0, 2, 3, 1, 0, 1, 1, 0, 1, 2, 2, 2, 0, 2, 3, 3, 2, 3, 3, 2, 2, 4, 1, 0, 1, 1, 3, 0, 8, 1, 3, 1, 0, 1, 1, 1, 3, 1, 2, 3, 1, 2, 0, 1, 2, 3, 2, 2, 2, 1, 2, 1, 2, 1, 2, 1, 2, 0, 2, 2, 3, 2, 2, 2, 1, 0, 2, 2, 0, 1, 2, 2, 1, 1, 2, 3, 3, 1, 1, 2, 3, 1, 1, 2, 1, 2, 1, 3, 3, 1, 3, 2, 5, 1, 4, 0, 1, 3, 2, 0, 2, 2, 3, 2, 1, 4, 2, 2, 2, 3, 1, 2, 4, 1, 3, 1, 1, 1, 2, 2, 1, 1, 2, 4, 3, 3, 1, 2, 4, 2, 0, 5, 2, 2, 2, 3, 4, 2, 5, 2, 3, 1, 0, 2, 2, 1, 3, 2, 2, 0, 1, 3, 2, 1, 2, 2, 2, 4, 2, 2, 0, 1, 0, 1, 3, 1, 1, 1, 1, 3, 2, 2, 2, 2, 1, 2, 3, 2, 2, 2, 1, 1, 1, 2, 3, 3, 4, 3, 1, 1, 2, 4, 0, 1, 2, 2, 2, 3, 1, 1, 0, 3, 3, 3, 3, 1, 0, 2, 2, 2, 2, 0, 1, 2, 0, 1, 2, 4, 2, 0, 3, 1, 2, 2, 3, 2, 2, 2, 3, 1, 2, 2, 4, 1, 2, 1, 3, 3, 3, 3, 3, 1, 2, 3, 3, 2, 3, 2, 0, 4, 0, 1, 2, 4, 2, 2, 2, 2, 4, 1, 3, 4, 1, 2, 3, 4, 3, 6, 4, 3, 3, 2, 1, 1, 1, 1, 4, 2, 3, 1, 2, 4, 1, 6, 2, 2, 1, 1, 1, 3, 3, 1, 1, 1, 2, 1, 2, 2, 1, 2, 1, 4, 2, 2, 3, 3, 2, 0, 3, 1, 1, 1, 1, 0, 1, 0, 1, 3, 3, 2, 1, 1, 2, 2, 2, 1, 3, 1, 1, 5, 1, 4, 3, 3, 2, 4, 2, 2, 1, 3, 2, 1, 0, 1, 1, 3, 1, 1, 2, 1, 2, 1, 2, 5, 0, 3, 0, 1, 1, 1, 2, 0, 1, 4, 0, 0, 0, 4, 1, 1, 0, 3, 0, 1, 1, 0, 0, 3, 2, 1, 1, 0, 0, 4, 2, 2, 2, 1, 2, 2, 2, 0, 3, 2, 3, 2, 2, 3, 3, 0, 1, 0, 0, 1, 3, 1, 5, 2, 2, 1, 2, 2, 5, 1, 1, 0, 1, 0, 1, 1, 1, 0, 0, 2, 1, 1, 1, 1, 2, 4, 3, 1, 3, 3, 1, 0, 2, 5, 2, 2, 4, 2, 1, 3, 2, 4, 2, 0, 1, 4, 2, 1, 1, 2, 3, 0, 1, 1, 2, 1, 3, 2, 2, 0, 2, 1, 2, 3, 2, 2, 2, 1, 2, 1, 0, 1, 1, 2, 1, 1, 5, 0, 2, 2, 2, 4, 2, 2, 2, 2, 1, 1, 3, 5, 1, 4, 1, 2, 2, 2, 2, 3, 2, 0, 0, 1, 1, 1, 0, 1, 2, 1, 0, 1, 2, 3, 3, 3, 3, 3, 3, 5, 3, 4, 3, 3, 1, 1, 1, 3, 4, 5, 0, 1, 2, 1, 1, 0, 3, 3, 3, 3, 4, 3, 2, 3, 1, 1, 1, 2, 2, 0, 5, 1, 2, 3, 3, 1, 3, 2, 1, 0, 1, 2, 2, 4, 4, 1, 1, 1, 1, 0, 1, 2, 1, 0, 0, 1, 0, 0, 1, 1, 2, 1, 4, 1, 2, 2, 3, 0, 2, 2, 0, 1, 1, 1, 1, 1, 2, 3, 4, 2, 2, 2, 4, 4, 0, 2, 2, 1, 2, 1, 2, 3, 2, 1, 1, 2, 1, 3, 2, 2, 2, 2, 1, 4, 2, 3, 2, 0, 1, 2, 1, 1, 1, 0, 1, 3, 3, 0, 3, 2, 1, 4, 5, 5, 5, 1, 1, 2, 1, 0, 3, 1, 1, 3, 1, 0, 1, 1, 3, 2, 1, 3, 2, 1, 0, 1, 2, 2, 3, 2, 2, 3, 1, 1, 1, 2, 2, 4, 2, 3, 5, 1, 1, 5, 3, 2, 2, 1, 2, 3, 3, 4, 2, 1, 5, 2, 1, 0, 2, 4, 2, 1, 3, 2, 2, 0, 1, 2, 2, 2, 2, 1, 2, 2, 1, 0, 1, 2, 3, 4, 1, 3, 1, 4, 2, 2, 0, 3, 2, 1, 5, 2, 2, 2, 3, 1, 2, 1, 0, 0, 3, 0, 2, 2, 0, 1, 3, 0, 5, 4, 2, 3, 2, 1, 2, 2, 2, 3, 3, 3, 4, 3, 5, 1, 1, 2, 3, 1, 3, 4, 3, 2, 0, 5, 3, 3, 2, 3, 2, 3, 1, 5, 2, 1, 1, 2, 3, 0, 1, 3, 1, 2, 2, 2, 3, 2, 3, 3, 4, 0, 1, 2, 3, 2, 3, 2, 1, 1, 1, 1, 2, 1, 3, 1, 2, 3, 2, 2, 2, 1, 1, 1, 2, 1, 2, 0, 1, 2, 3, 2, 1, 2, 1, 1, 1, 0, 0, 2, 2, 0, 1, 5, 1, 2, 2, 1, 0, 1, 1, 2, 1, 2, 1, 3, 1, 1, 1, 0, 0, 1, 3, 1, 4, 2, 1, 0, 2, 1, 0, 1, 1, 1, 2, 2, 2, 0, 2, 0, 4, 1, 2, 1, 1, 1, 0, 2, 2, 3, 3, 0, 2, 1, 1, 1, 1, 3, 2, 1, 3, 0, 0, 4, 1, 5, 3, 2, 1, 4, 0, 3, 1, 3, 1, 0, 1, 0, 1, 3, 1, 3, 1, 0, 2, 2, 2, 2, 2, 1, 2, 0, 2, 0, 1, 1, 0, 2, 0, 5, 3, 1, 0, 2, 5, 1, 2, 1, 3, 1, 1, 2, 2, 3, 2, 0, 2, 3, 2, 3, 2, 1, 2, 3, 3, 1, 2, 4, 2, 2, 0, 2, 2, 2, 2, 2, 0, 1, 2, 1, 2, 2, 3, 1, 1, 3, 2, 3, 2, 1, 0, 1, 2, 2, 0, 1, 1, 0, 1, 3, 3, 4, 3, 1, 3, 1, 2, 1, 0, 2, 1, 1, 3, 1, 3, 3, 0, 2, 3, 2, 2, 1, 2, 0, 2, 2, 1, 0, 3, 4, 2, 4, 0, 1, 1, 2, 0, 3, 1, 0, 1, 1, 1, 1, 1, 2, 3, 1, 1, 1, 1, 1, 2, 3, 2, 2, 5, 2, 4, 1, 2, 1, 0, 1, 4, 2, 0, 2, 1, 2, 4, 3, 0, 2, 1, 3, 1, 2, 2, 2, 0, 2, 0, 3, 0, 1, 0, 3, 0, 2, 1, 1, 1, 3, 1, 1, 0, 2, 1, 1, 1, 2, 1, 3, 3, 1, 0, 2, 1, 2, 3, 2, 1, 1, 2, 3, 2, 0, 2, 1, 3, 3, 2, 0, 1, 2, 1, 1, 1, 1, 0, 2, 2, 0, 2, 0, 1, 1, 1, 2, 1, 1, 1, 2, 1, 1, 3, 2, 3, 2, 0, 0, 2, 2, 2, 1, 2, 1, 1, 3, 3, 0, 0, 2, 2, 2, 2, 0, 1, 1, 2, 1, 2, 0, 2, 0, 3, 1, 0, 2, 2, 0, 2, 2, 1, 2, 1, 2, 1, 1, 2, 1, 3, 1, 0, 3, 2, 2, 0, 2, 1, 1, 2, 2, 1, 1, 0, 0, 1, 1, 1, 1, 3, 2, 0, 1, 2, 1, 0, 0, 0, 2, 1, 1, 2, 0, 1, 1, 2, 0, 0, 2, 2, 3, 1, 1, 3, 2, 0, 0, 1, 2, 1, 4, 0, 3, 4, 1, 2, 1, 1, 3, 2, 5, 4, 1, 2, 3, 3, 3, 1, 0, 3, 1, 1, 1, 2, 2, 2, 4, 1, 3, 0, 1, 1, 3, 2, 3, 1, 2, 0, 3, 1, 1, 3, 1, 3, 5, 1, 1, 2, 3, 1, 3, 2, 2, 3, 2, 4, 1, 2, 3, 2, 2, 1, 2, 3, 1, 2, 1, 3, 3, 2, 3, 1, 3, 3, 1, 0, 2, 2, 2, 1, 2, 2, 3, 1, 2, 1, 2, 1, 3, 0, 2, 2, 4, 2, 1, 1, 1, 0, 1, 3, 1, 0, 3, 4, 2, 1, 3, 1, 2, 2, 2, 1, 0, 3, 1, 3, 1, 2, 3, 1, 2, 1, 0, 1, 2, 1, 3, 0, 0, 0, 2, 1, 0, 3, 4, 0, 3, 1, 2, 3, 1, 4, 1, 1, 3, 1, 2, 3, 0, 2, 3, 3, 3, 1, 2, 5, 3, 2, 3, 0, 3, 2, 2, 5, 0, 0, 1, 1, 3, 1, 1, 2, 3, 2, 1, 2, 3, 0, 1, 4, 4, 0, 2, 1, 5, 2, 1, 1, 2, 0, 2, 1, 1, 5, 1, 1, 2, 1, 2, 0, 3, 3, 2, 4, 1, 3, 0, 1, 3, 2, 1, 3, 0, 2, 2, 0, 2, 1, 1, 2, 3, 0, 0, 1, 1, 2, 2, 0, 1, 3, 3, 2, 3, 5, 3, 1, 1, 2, 1, 2, 2, 1, 1, 4, 0, 1, 3, 1, 2, 4, 0, 1, 2, 1, 2, 1, 2, 1, 3, 2, 1, 2, 1, 2, 2, 0, 2, 2, 2, 2, 3, 2, 3, 0, 3, 3, 2, 2, 1, 1, 0, 1, 2, 2, 2, 0, 1, 2, 1, 1, 4, 2, 3, 0, 3, 2, 0, 1, 1, 0, 2, 1, 2, 0, 1, 1, 2, 3, 1, 0, 1, 2, 1, 2, 1, 4, 4, 1, 0, 0, 1, 1, 2, 2, 0, 2, 2, 3, 3, 1, 6, 1, 3, 3, 0, 3, 2, 4, 1, 1, 1, 2, 1, 0, 5, 2, 0, 2, 2, 3, 1, 0, 1, 1, 2, 2, 1, 2, 0, 2, 2, 3, 1, 2, 2, 0, 0, 4, 2, 1, 0, 2, 2, 3, 3, 2, 4, 2, 3, 0, 1, 2, 0, 3, 1, 2, 2, 0, 1, 4, 2, 0, 2, 4, 2, 1, 3, 4, 3, 2, 0, 3, 2, 3, 1, 1, 2, 2, 0, 1, 2, 0, 3, 1, 3, 3, 1, 3, 0, 2, 2, 3, 1, 2, 4, 2, 2, 1, 1, 3, 2, 1, 1, 1, 1, 1, 2, 2, 4, 2, 3, 3, 1, 1, 2, 0, 2, 3, 0, 2, 1, 1, 1, 2, 2, 2, 5, 3, 3, 3, 4, 1, 5, 1, 2, 1, 0, 0, 1, 3, 0, 1, 3, 1, 2, 0, 2, 2, 1, 2, 1, 3, 1, 2, 0, 1, 2, 2, 0, 2, 4, 1, 0, 3, 2, 2, 1, 1, 2, 2, 1, 1, 2, 4, 2, 2, 2, 2, 4, 3, 0, 3, 3, 3, 1, 3, 1, 2, 2, 1, 2, 0, 2, 1, 0, 2, 3, 1, 2, 4, 1, 1, 1, 2, 3, 1, 1, 4, 2, 2, 4, 0, 2, 3, 0, 2, 2, 2, 2, 4, 0, 2, 0, 4, 0, 4, 1, 1, 1, 4, 4, 3, 1, 1, 2, 1, 0, 0, 2, 1, 2, 0, 0, 4, 1, 0, 4, 1, 3, 2, 2, 1, 0, 2, 1, 2, 2, 0, 2, 2, 2, 3, 3, 2, 2, 3, 1, 2, 2, 1, 3, 0, 2, 1, 3, 2, 2, 3, 1, 2, 1, 1, 1, 1, 0, 2, 3, 3, 1, 2, 0, 1, 3, 5, 4, 2, 3, 1, 1, 2, 2, 0, 3, 3, 2, 0, 1, 3, 3, 1, 3, 2, 4, 3, 0, 1, 2, 1, 1, 0, 1, 0, 2, 3, 3, 2, 2, 1, 2, 1, 3, 3, 1, 2, 0, 2, 2, 3, 1, 3, 4, 1, 2, 3, 1, 3, 2, 1, 0, 2, 3, 1, 2, 2, 1, 1, 1, 1, 2, 2, 2, 1, 0, 1, 2, 1, 0, 2, 2, 3, 1, 1, 3, 3, 1, 1, 1, 2, 0, 1, 0, 0, 0, 1, 0, 2, 1, 1, 0, 4, 4, 0, 4, 1, 1, 2, 4, 1, 0, 5, 0, 0, 2, 3, 3, 5, 3, 2, 1, 3, 5, 1, 3, 1, 3, 1, 5, 2, 2, 1, 0, 1, 3, 1, 2, 3, 4, 1, 2, 3, 3, 2, 2, 1, 3, 2, 1, 0, 2, 2, 2, 2, 4, 1, 1, 3, 4, 1, 0, 0, 0, 3, 2, 5, 0, 4, 2, 0, 0, 1, 2, 2, 4, 1, 2, 3, 4, 1, 2, 1, 3, 1, 2, 4, 0, 3, 3, 3, 2, 1, 1, 1, 1, 0, 4, 1, 1, 4, 0, 3, 2, 3, 4, 2, 1, 2, 2, 3, 0, 2, 1, 1, 2, 1, 2, 2, 2, 2, 0, 2, 1, 2, 1, 4, 3, 2, 0, 1, 3, 2, 3, 3, 1, 0, 2, 0, 2, 1, 0, 0, 0, 0, 1, 2, 1, 0, 3, 1, 3, 1, 2, 1, 4, 2, 3, 2, 2, 2, 1, 0, 1, 3, 2, 1, 2, 1, 2, 3, 1, 1, 1, 3, 0, 1, 3, 1, 2, 2, 1, 1, 2, 1, 1, 0, 2, 2, 3, 3, 5, 1, 1, 2, 0, 1, 1, 1, 1, 2, 2, 2, 1, 1, 0, 1, 1, 2, 1, 2, 0, 1, 2, 3, 0, 2, 0, 1, 0, 1, 1, 0, 0, 1, 2, 1, 2, 0, 1, 2, 1, 0, 1, 1, 1, 1, 4, 0, 3, 2, 2, 0, 1, 1, 4, 2, 3, 3, 0, 4, 2, 1, 2, 1, 0, 2, 1, 1, 0, 4, 1, 3, 2, 2, 0, 1, 0, 0, 2, 3, 1, 2, 1, 5, 0, 3, 1, 0, 2, 1, 0, 3, 4, 1, 0, 3, 1, 2, 1, 1, 1, 2, 4, 4, 2, 3, 0, 0, 1, 2, 1, 0, 2, 2, 1, 0, 1, 1, 1, 1, 3, 1, 0, 1, 1, 3, 1, 1, 3, 3, 4, 1, 2, 1, 0, 1, 2, 1, 1, 1, 1, 1, 0, 1, 3, 1, 4, 2, 2, 0, 0, 4, 2, 2, 1, 2, 1, 2, 1, 3, 1, 2, 4, 1, 1, 2, 2, 1, 0, 2, 0, 1, 0, 1, 1, 4, 2, 2, 3, 1, 0, 1, 2, 3, 2, 5, 5, 3, 1, 0, 2, 1, 1, 1, 1, 3, 3, 2, 2, 2, 5, 1, 1, 2, 2, 1, 2, 4, 0, 2, 1, 2, 2, 0, 1, 1, 1, 2, 1, 2, 0, 0, 2, 3, 3, 1, 1, 1, 2, 2, 1, 4, 1, 3, 1, 0, 1, 2, 2, 1, 0, 0, 2, 2, 4, 2, 3, 1, 1, 1, 1, 2, 1, 2, 0, 0, 2, 0, 0, 2, 1, 2, 2, 0, 0, 1, 1, 0, 0, 1, 0, 0, 2, 1, 0, 1, 1, 1, 1, 2, 1, 2, 1, 1, 0, 2, 0, 1, 1, 3, 1, 1, 0, 1, 1, 3, 4, 2, 1, 1, 0, 3, 1, 0, 3, 1, 1, 2, 2, 2, 2, 2, 2, 1, 1, 1, 0, 1, 0, 2, 1, 0, 2, 1, 1, 0, 3, 1, 1, 1, 2, 1, 0, 1, 0, 0, 2, 1, 3, 0, 0, 0, 1, 1, 1, 0, 1, 0, 0, 1, 2, 1, 0, 0, 1, 1, 0, 0, 1, 0, 1, 1, 1, 1, 2, 0, 0, 0, 3, 1, 1, 2, 2, 3, 2, 2, 2, 1, 0, 3, 1, 3, 2, 1, 4, 1, 0, 2, 3, 0, 0, 0, 2, 3, 2, 2, 0, 0, 0, 0, 1, 0, 1, 0, 3, 0, 2, 3, 2, 2, 2, 2, 2, 4, 2, 0, 3, 0, 2, 2, 1, 1, 1, 2, 4, 4, 2, 1, 3, 3, 3, 3, 3, 3, 2, 5, 2, 2, 0, 3, 3, 3, 2, 3, 3, 3, 1, 3, 0, 1, 3, 3, 2, 4, 1, 1, 3, 1, 1, 1, 1, 1, 4, 4, 2, 4, 3, 0, 2, 2, 3, 1, 2, 1, 3, 1, 0, 2, 2, 1, 3, 1, 2, 1, 0, 2, 1, 2, 1, 2, 3, 1, 1, 1, 3, 1, 1, 1, 0, 1, 4, 2, 1, 5, 1, 4, 5, 1, 2, 1, 1, 3, 2, 0, 2, 2, 2, 1, 3, 5, 4, 0, 2, 2, 0, 0, 1, 3, 1, 2, 3, 3, 4, 4, 2, 2, 1, 3, 1, 2, 2, 4, 2, 0, 3, 4, 1, 4, 3, 1, 2, 2, 3, 1, 3, 1, 1, 2, 2, 0, 1, 1, 4, 2, 3, 2, 2, 2, 4, 2, 2, 1, 2, 2, 0, 3, 0, 2, 1, 2, 5, 2, 2, 1, 1, 0, 1, 2, 3, 1, 1, 0, 2, 1, 1, 0, 0, 1, 1, 1, 0, 1, 1, 4, 2, 2, 2, 2, 1, 1, 3, 1, 2, 1, 1, 1, 2, 1, 2, 3, 3, 1, 2, 0, 0, 1, 1, 2, 2, 2, 2, 0, 0, 1, 2, 1, 3, 1, 0, 4, 3, 1, 1, 3, 2, 1, 2, 3, 2, 1, 3, 2, 1, 0, 3, 0, 1, 2, 2, 0, 1, 0, 4, 4, 1, 1, 6, 0, 4, 3, 1, 1, 3, 3, 0, 2, 2, 3, 2, 3, 3, 2, 2, 4, 1, 2, 1, 4, 1, 1, 2, 2, 2, 0, 3, 0, 0, 3, 2, 2, 1, 2, 4, 2, 0, 1, 1, 3, 3, 3, 2, 0, 2, 2, 1, 4, 2, 1, 2, 1, 2, 1, 1, 1, 0, 2, 0, 1, 2, 3, 2, 3, 1, 4, 2, 4, 1, 0, 2, 1, 2, 1, 0, 1, 2, 0, 1, 1, 3, 2, 3, 0, 1, 3, 3, 2, 2, 4, 2, 4, 0, 3, 1, 3, 1, 2, 1, 1, 2, 2, 5, 1, 3, 1, 1, 0, 2, 2, 2, 2, 3, 1, 2, 0, 2, 2, 5, 1, 1, 0, 2, 2, 2, 1, 1, 3, 4, 1, 3, 2, 2, 4, 3, 0, 1, 1, 1, 3, 1, 1, 1, 2, 2, 2, 1, 2, 3, 2, 3, 2, 2, 0, 2, 4, 2, 1, 2, 1, 0, 0, 0, 1, 2, 3, 1, 2, 2, 2, 1, 4, 1, 2, 1, 1, 3, 1, 3, 3, 1, 3, 2, 1, 1, 3, 0, 2, 1, 0, 0, 2, 0, 0, 1, 0, 1, 0, 2, 0, 2, 1, 5, 1, 4, 2, 4, 2, 2, 2, 2, 0, 2, 3, 1, 2, 2, 1, 0, 2, 1, 1, 2, 3, 3, 0, 1, 2, 3, 1, 3, 1, 3, 1, 1, 2, 1, 3, 0, 1, 3, 2, 0, 3, 2, 1, 2, 2, 3, 1, 2, 2, 1, 1, 2, 1, 3, 1, 0, 5, 0, 2, 2, 3, 0, 2, 1, 2, 2, 2, 3, 1, 1, 3, 1, 1, 4, 1, 3, 3, 3, 0, 3, 2, 1, 2, 1, 1, 1, 2, 1, 0, 1, 2, 3, 2, 1, 2, 2, 2, 2, 3, 1, 1, 2, 2, 2, 1, 1, 1, 3, 3, 2, 3, 3, 3, 2, 1, 2, 1, 2, 0, 2, 3, 0, 2, 2, 3, 2, 2, 2, 1, 2, 1, 2, 2, 3, 4, 2, 0, 0, 1, 1, 0, 2, 2, 0, 4, 1, 2, 1, 1, 1, 0, 0, 0, 2, 2, 1, 1, 0, 1, 4, 2, 1, 1, 1, 1, 1, 3, 2, 3, 3, 1, 1, 0, 2, 2, 1, 3, 1, 5, 2, 2, 2, 1, 4, 4, 2, 0, 1, 1, 1, 2, 2, 1, 1, 0, 1, 2, 2, 3, 0, 2, 1, 3, 4, 1, 0, 1, 1, 2, 1, 2, 2, 0, 1, 0, 1, 2, 2, 4, 2, 2, 1, 3, 2, 0, 1, 0, 0, 3, 0, 0, 2, 1, 3, 2, 2, 0, 0, 2, 1, 3, 3, 3, 2, 2, 0, 2, 0, 0, 0, 0, 1, 1, 2, 2, 1, 0, 1, 1, 1, 3, 1, 2, 1, 2, 1, 2, 0, 0, 1, 1, 2, 1, 0, 0, 1, 1, 1, 0, 1, 1, 1, 1, 1, 0, 1, 1, 0, 1, 0, 1, 4, 3, 1, 1, 2, 2, 1, 1, 2, 1, 3, 0, 1, 0, 3, 1, 0, 1, 3, 2, 0, 1, 2, 4, 1, 0, 2, 2, 0, 0, 1, 1, 0, 1, 0, 1, 2, 1, 1, 0, 2, 1, 3, 2, 1, 1, 1, 1, 0, 1, 1, 0, 0, 2, 1, 1, 0, 0, 1, 2, 1, 2, 1, 1, 2, 0, 1, 0, 1, 1, 2, 1, 2, 0, 1, 2, 1, 4, 3, 2, 1, 0, 1, 1, 0, 0, 2, 2, 0, 1, 1, 1, 3, 1, 0, 2, 1, 3, 2, 3, 1, 0, 3, 1, 1, 1, 2, 3, 0, 0, 3, 3, 0, 1, 1, 3, 2, 0, 4, 1, 1, 1, 2, 1, 3, 2, 1, 0, 1, 1, 1, 1, 0, 1, 1, 1, 0, 1, 1, 2, 0, 0, 1, 2, 3, 1, 0, 4, 3, 4, 3, 2, 0, 1, 2, 4, 4, 1, 2, 1, 1, 1, 2, 2, 0, 3, 1, 2, 1, 0, 2, 1, 2, 2, 0, 1, 2, 1, 0, 0, 1, 2, 0, 2, 3, 3, 1, 2, 1, 2, 1, 0, 3, 3, 2, 0, 3, 2, 1, 3, 1, 2, 0, 1, 1, 2, 0, 1, 1, 1, 1, 2, 3, 1, 5, 3, 2, 2, 1, 0, 1, 1, 5, 1, 3, 3, 2, 1, 2, 2, 1, 1, 1, 0, 1, 3, 3, 1, 3, 1, 1, 0, 2, 1, 5, 4, 2, 1, 3, 1, 1, 1, 2, 1, 2, 4, 3, 1, 1, 0, 1, 1, 1, 1, 2, 0, 1, 0, 0, 1, 0, 1, 1, 3, 1, 1, 4, 0, 2, 4, 1, 1, 2, 1, 1, 2, 0, 4, 3, 0, 1, 3, 0, 1, 1, 1, 2, 1, 1, 1, 1, 0, 3, 2, 3, 1, 4, 1, 1, 2, 2, 2, 2, 2, 1, 3, 1, 1, 0, 1, 0, 3, 3, 2, 2, 0, 1, 2, 2, 1, 2, 2, 1, 3, 2, 3, 2, 1, 0, 2, 1, 1, 1, 4, 4, 0, 3, 2, 2, 1, 3, 4, 3, 2, 2, 2, 3, 1, 2, 3, 1, 3, 0, 2, 3, 2, 0, 0, 0, 1, 0, 1, 1, 1, 1, 2, 1, 0, 0, 1, 2, 1, 2, 1, 1, 2, 1, 1, 3, 1, 1, 2, 1, 1, 2, 2, 3, 0, 0, 4, 1, 2, 2, 2, 0, 1, 1, 1, 0, 3, 2, 2, 4, 0, 2, 1, 2, 0, 2, 1, 1, 1, 3, 1, 3, 2, 1, 1, 0, 3, 1, 2, 2, 2, 4, 4, 2, 1, 3, 2, 2, 1, 1, 3, 3, 1, 1, 2, 1, 0, 0, 3, 3, 1, 2, 1, 0, 2, 2, 3, 2, 2, 0, 2, 2, 2, 0, 2, 1, 0, 0, 2, 1, 3, 1, 0, 0, 1, 1, 2, 0, 1, 2, 1, 0, 1, 1, 0, 2, 2, 3, 2, 2, 6, 5, 6, 2, 2, 4, 1, 1, 3, 2, 4, 2, 2, 1, 1, 2, 2, 0, 0, 4, 1, 2, 2, 1, 0, 2, 2, 4, 3, 2, 1, 3, 0, 5, 3, 1, 1, 2, 1, 1, 2, 1, 2, 0, 0, 2, 1, 3, 2, 0, 1, 2, 2, 4, 2, 1, 1, 0, 3, 2, 1, 0, 4, 2, 3, 3, 1, 1, 3, 2, 1, 2, 2, 2, 1, 4, 1, 1, 3, 0, 2, 0, 2, 1, 2, 2, 1, 1, 1, 0, 2, 0, 2, 2, 1, 0, 1, 1, 1, 2, 0, 1, 1, 2, 1, 1, 3, 0, 2, 2, 2, 1, 1, 4, 1, 3, 3, 0, 1, 2, 3, 1, 1, 3, 2, 1, 2, 2, 2, 1, 3, 2, 2, 1, 2, 1, 1, 1, 4, 2, 2, 2, 2, 1, 1, 0, 3, 1, 2, 1, 0, 3, 0, 3, 1, 5, 1, 2, 1, 0, 2, 2, 4, 1, 3, 0, 1, 2, 1, 2, 2, 4, 1, 2, 0, 2, 4, 2, 1, 0, 1, 4, 1, 4, 1, 0, 2, 1, 0, 1, 0, 1, 3, 4, 1, 2, 2, 1, 2, 3, 1, 1, 3, 0, 2, 2, 0, 1, 4, 3, 5, 3, 0, 1, 1, 1, 0, 0, 2, 0, 5, 1, 2, 2, 1, 3, 0, 1, 2, 1, 4, 2, 2, 1, 3, 0, 1, 2, 2, 1, 2, 1, 1, 1, 0, 3, 1, 1, 0, 1, 2, 2, 1, 0, 1, 2, 2, 0, 1, 4, 2, 1, 3, 2, 2, 3, 3, 1, 2, 2, 1, 1, 0, 1, 2, 2, 0, 4, 0, 1, 1, 3, 2, 0, 2, 2, 3, 1, 1, 3, 2, 2, 1, 3, 2, 2, 3, 0, 2, 2, 2, 3, 2, 3, 3, 4, 3, 3, 2, 2, 1, 5, 2, 3, 2, 1, 2, 2, 2, 3, 2, 5, 1, 0, 2, 2, 3, 0, 0, 4, 1, 1, 2, 2, 3, 0, 1, 1, 1, 3, 2, 0, 1, 2, 1, 1, 2, 2, 2, 3, 1, 1, 3, 0, 3, 0, 2, 2, 4, 0, 2, 1, 2, 1, 1, 0, 1, 2, 0, 2, 1, 1, 1, 1, 3, 6, 0, 5, 0, 2, 3, 1, 1, 0, 2, 2, 1, 0, 4, 3, 2, 2, 3, 2, 0, 3, 2, 0, 1, 1, 3, 2, 1, 0, 2, 0, 0, 2, 2, 0, 1, 3, 5, 3, 1, 1, 3, 4, 3, 3, 0, 2, 2, 0, 2, 1, 2, 1, 5, 2, 2, 0, 0, 2, 2, 2, 0, 1, 1, 2, 4, 1, 1, 3, 1, 2, 1, 4, 1, 2, 2, 2, 3, 1, 2, 0, 2, 2, 2, 1, 2, 1, 1, 1, 2, 0, 0, 1, 2, 2, 3, 0, 1, 5, 0, 1, 1, 4, 1, 2, 3, 1, 3, 3, 3, 1, 1, 0, 1, 3, 2, 1, 2, 4, 1, 2, 1, 3, 2, 5, 2, 3, 1, 2, 2, 1, 2, 3, 2, 3, 3, 2, 1, 1, 2, 3, 2, 1, 1, 3, 3, 1, 2, 3, 3, 5, 2, 2, 3, 0, 2, 0, 1, 2, 4, 2, 1, 5, 3, 1, 4, 3, 4, 1, 0, 1, 5, 1, 3, 2, 3, 2, 3, 4, 2, 5, 5, 4, 0, 1, 1, 2, 1, 0, 3, 2, 4, 2, 3, 3, 4, 3, 1, 1, 1, 3, 3, 2, 3, 2, 4, 2, 2, 2, 2, 2, 3, 1, 1, 2, 4, 0, 3, 1, 4, 3, 4, 3, 4, 2, 1, 3, 1, 5, 2, 4, 1, 3, 3, 2, 3, 2, 0, 2, 1, 3, 2, 2, 0, 3, 2, 4, 5, 2, 3, 3, 1, 2, 1, 1, 2, 2, 2, 1, 1, 1, 3, 3, 6, 5, 1, 2, 4, 2, 1, 1, 5, 1, 2, 1, 1, 1, 1, 1, 4, 3, 2, 3, 0, 4, 4, 3, 1, 2, 1, 1, 0, 1, 2, 3, 2, 3, 3, 0, 3, 2, 1, 0, 1, 2, 1, 3, 1, 4, 1, 3, 2, 1, 1, 2, 1, 2, 2, 2, 2, 2, 2, 0, 3, 0, 2, 2, 1, 0, 1, 2, 2, 3, 1, 1, 1, 3, 0, 4, 2, 5, 1, 5, 1, 2, 1, 3, 2, 1, 1, 2, 0, 0, 3, 1, 1, 1, 3, 2, 1, 1, 3, 3, 3, 2, 3, 5, 0, 2, 3, 3, 2, 0, 3, 1, 3, 2, 1, 2, 1, 3, 4, 2, 3, 1, 1, 3, 0, 2, 0, 1, 0, 3, 5, 4, 0, 2, 5, 1, 1, 1, 1, 2, 2, 1, 2, 2, 3, 2, 2, 1, 2, 1, 4, 2, 6, 1, 0, 1, 2, 3, 2, 3, 1, 4, 1, 1, 2, 4, 4, 4, 2, 2, 3, 0, 1, 2, 2, 4, 2, 2, 0, 4, 3, 4, 3, 2, 3, 1, 2, 2, 1, 1, 3, 2, 3, 1, 1, 3, 1, 1, 3, 1, 3, 3, 2, 1, 3, 2, 4, 0, 2, 2, 3, 3, 1, 2, 1, 1, 2, 3, 4, 3, 2, 1, 1, 2, 4, 1, 0, 2, 3, 2, 0, 1, 1, 2, 2, 1, 3, 2, 0, 1, 3, 1, 1, 2, 2, 3, 2, 2, 3, 3, 2, 3, 2, 2, 2, 2, 3, 1, 1, 0, 2, 3, 3, 0, 1, 1, 5, 1, 4, 2, 2, 1, 2, 1, 1, 2, 3, 1, 4, 4, 1, 3, 1, 4, 2, 3, 1, 0, 1, 1, 2, 0, 3, 1, 1, 2, 1, 3, 1, 0, 0, 2, 1, 1, 2, 3, 1, 1, 1, 2, 1, 0, 1, 1, 1, 2, 2, 1, 3, 0, 1, 0, 2, 0, 2, 3, 1, 1, 1, 3, 0, 2, 1, 1, 2, 1, 3, 0, 2, 3, 3, 2, 1, 2, 4, 3, 0, 1, 2, 2, 2, 2, 1, 1, 2, 1, 1, 1, 3, 1, 1, 0, 3, 4, 3, 3, 3, 2, 2, 2, 2, 0, 2, 0, 1, 2, 2, 1, 1, 0, 2, 2, 2, 4, 2, 2, 3, 1, 2, 1, 2, 1, 3, 2, 3, 3, 1, 2, 0, 2, 1, 1, 1, 2, 2, 4, 3, 1, 1, 1, 1, 1, 3, 2, 3, 1, 2, 1, 1, 3, 2, 1, 0, 1, 2, 1, 2, 1, 1, 3, 3, 2, 2, 1, 2, 3, 2, 2, 2, 2, 2, 3, 1, 1, 1, 2, 0, 0, 2, 0, 0, 0, 0, 2, 1, 1, 1, 3, 0, 0, 0, 1, 3, 1, 2, 3, 1, 1, 3, 2, 2, 1, 1, 0, 1, 0, 1, 1, 0, 1, 0, 0, 1, 0, 1, 0, 2, 3, 0, 5, 4, 2, 0, 0, 1, 2, 0, 3, 4, 3, 2, 1, 1, 0, 1, 3, 0, 2, 1, 0, 3, 2, 0, 1, 2, 1, 1, 0, 1, 2, 4, 2, 2, 0, 0, 4, 2, 1, 3, 2, 2, 2, 2, 2, 1, 4, 2, 2, 1, 1, 2, 1, 2, 2, 2, 2, 3, 0, 2, 1, 3, 0, 2, 2, 0, 1, 0, 2, 1, 0, 0, 2, 3, 0, 3, 2, 0, 2, 4, 2, 1, 1, 0, 1, 3, 1, 2, 1, 2, 1, 1, 0, 2, 0, 3, 1, 3, 2, 2, 2, 0, 1, 3, 1, 0, 2, 1, 2, 2, 0, 2, 1, 0, 1, 2, 2, 2, 3, 1, 1, 1, 2, 4, 3, 5, 1, 1, 2, 2, 1, 2, 3, 2, 3, 2, 1, 3, 3, 4, 3, 2, 2, 0, 1, 3, 2, 1, 1, 2, 3, 1, 2, 4, 0, 0, 1, 2, 2, 2, 3, 2, 2, 2, 3, 2, 2, 1, 2, 2, 1, 1, 0, 0, 2, 3, 1, 1, 0, 2, 1, 1, 5, 2, 0, 0, 1, 1, 1, 4, 1, 3, 1, 0, 2, 1, 0, 1, 0, 3, 1, 0, 2, 1, 3, 3, 1, 0, 2, 2, 1, 1, 2, 1, 1, 0, 0, 1, 2, 0, 1, 2, 1, 1, 1, 1, 1, 1, 4, 1, 0, 2, 2, 2, 3, 0, 1, 1, 3, 1, 0, 3, 3, 1, 3, 1, 2, 1, 3, 2, 2, 2, 1, 3, 1, 3, 1, 2, 2, 1, 1, 3, 1, 1, 0, 3, 2, 1, 0, 0, 2, 4, 1, 1, 1, 2, 3, 0, 1, 2, 4, 3, 2, 2, 2, 2, 5, 3, 1, 3, 2, 1, 4, 3, 2, 3, 3, 3, 2, 3, 2, 2, 2, 2, 0, 3, 1, 1, 1, 1, 3, 0, 2, 3, 4, 2, 2, 1, 3, 0, 4, 2, 1, 3, 3, 2, 3, 1, 2, 0, 2, 2, 3, 2, 2, 4, 1, 0, 2, 0, 5, 3, 2, 2, 2, 2, 3, 1, 2, 3, 4, 1, 1, 1, 2, 2, 1, 2, 1, 5, 0, 2, 2, 0, 2, 4, 2, 4, 2, 2, 1, 3, 1, 0, 2, 3, 3, 2, 1, 2, 0, 4, 5, 3, 1, 1, 2, 2, 4, 1, 2, 1, 1, 1, 2, 3, 3, 0, 4, 0, 1, 2, 3, 3, 1, 4, 2, 4, 1, 1, 0, 3, 1, 2, 4, 4, 0, 3, 2, 2, 2, 4, 2, 3, 3, 2, 1, 4, 3, 5, 0, 3, 3, 1, 1, 3, 1, 1, 2, 3, 1, 1, 3, 2, 1, 1, 2, 2, 2, 3, 1, 1, 2, 2, 2, 1, 3, 3, 1, 2, 1, 2, 0, 1, 2, 3, 1, 1, 1, 2, 1, 3, 2, 2, 2, 2, 3, 2, 2, 1, 2, 1, 0, 3, 0, 2, 2, 0, 0, 1, 1, 5, 2, 1, 3, 2, 2, 1, 2, 0, 1, 1, 2, 1, 1, 1, 3, 1, 2, 2, 3, 2, 3, 2, 2, 2, 2, 3, 3, 1, 2, 3, 4, 2, 2, 2, 3, 2, 2, 4, 0, 1, 3, 2, 3, 3, 1, 0, 0, 2, 3, 1, 2, 4, 2, 3, 2, 2, 1, 2, 5, 3, 2, 0, 1, 2, 3, 1, 1, 0, 2, 1, 0, 0, 3, 3, 4, 1, 3, 1, 1, 1, 2, 2, 1, 1, 5, 1, 2, 1, 1, 4, 0, 2, 2, 3, 2, 2, 3, 1, 2, 2, 1, 1, 2, 1, 2, 3, 1, 2, 4, 2, 0, 3, 3, 3, 3, 1, 3, 3, 6, 1, 4, 4, 3, 2, 6, 2, 2, 2, 2, 1, 1, 0, 1, 6, 1, 1, 2, 1, 1, 1, 2, 3, 2, 0, 4, 0, 3, 2, 2, 1, 3, 1, 5, 1, 3, 3, 0, 2, 4, 0, 2, 1, 0, 3, 1, 1, 2, 3, 3, 2, 2, 4, 1, 3, 2, 2, 2, 3, 0, 2, 1, 1, 1, 1, 3, 3, 2, 0, 3, 4, 1, 1, 4, 2, 1, 2, 2, 3, 0, 0, 4, 3, 2, 1, 3, 1, 2, 2, 4, 3, 3, 5, 1, 1, 1, 1, 3, 1, 4, 4, 3, 3, 2, 0, 2, 1, 1, 2, 3, 0, 0, 1, 3, 2, 0, 4, 1, 0, 2, 2, 2, 1, 1, 0, 1, 1, 1, 4, 3, 1, 3, 2, 2, 1, 1, 2, 2, 3, 2, 5, 2, 4, 2, 3, 3, 5, 3, 2, 0, 3, 1, 3, 1, 3, 2, 0, 0, 2, 1, 2, 2, 0, 0, 2, 1, 2, 4, 0, 3, 1, 1, 2, 2, 1, 0, 3, 4, 4, 2, 2, 2, 0, 0, 3, 0, 3, 0, 1, 0, 5, 0, 0, 0, 3, 2, 1, 2, 0, 0, 1, 1, 1, 1, 1, 1, 1, 2, 0, 2, 1, 1, 1, 4, 3, 2, 1, 1, 0, 1, 3, 2, 1, 4, 1, 1, 4, 0, 1, 1, 2, 4, 3, 3, 2, 4, 2, 5, 3, 1, 3, 2, 3, 3, 2, 1, 2, 1, 3, 3, 2, 2, 1, 1, 1, 1, 3, 2, 0, 0, 3, 1, 3, 2, 5, 4, 2, 2, 1, 2, 1, 2, 2, 4, 1, 4, 1, 3, 1, 2, 2, 1, 3, 3, 3, 3, 2, 3, 1, 4, 2, 1, 1, 4, 0, 3, 1, 3, 1, 3, 1, 1, 2, 2, 2, 0, 2, 2, 3, 5, 3, 2, 2, 2, 4, 1, 0, 4, 3, 4, 2, 5, 5, 1, 1, 2, 4, 2, 2, 5, 4, 5, 0, 0, 2, 1, 3, 2, 3, 1, 3, 2, 0, 3, 4, 2, 3, 3, 0, 4, 0, 2, 3, 2, 2, 3, 2, 4, 4, 4, 2, 2, 4, 2, 0, 2, 4, 3, 4, 2, 4, 1, 1, 2, 0, 2, 1, 4, 1, 1, 3, 0, 3, 2, 1, 1, 3, 2, 1, 0, 3, 2, 3, 1, 1, 2, 4, 3, 2, 3, 4, 5, 2, 3, 1, 2, 2, 1, 1, 3, 4, 0, 2, 0, 1, 1, 0, 1, 1, 2, 2, 2, 1, 1, 1, 1, 1, 2, 2, 0, 2, 3, 1, 2, 2, 2, 2, 1, 2, 0, 2, 1, 2, 1, 4, 2, 3, 0, 1, 0, 0, 0, 4, 0, 0, 1, 1, 2, 3, 0, 1, 1, 1, 3, 4, 3, 3, 1, 2, 0, 2, 0, 1, 3, 1, 2, 0, 0, 0, 2, 1, 2, 3, 1, 4, 2, 0, 2, 3, 3, 3, 1, 4, 1, 1, 3, 0, 3, 1, 1, 2, 1, 2, 3, 2, 2, 1, 2, 1, 2, 3, 4, 2, 2, 0, 4, 5, 1, 1, 1, 2, 2, 3, 1, 1, 1, 1, 2, 2, 0, 2, 4, 0, 1, 2, 1, 1, 1, 3, 2, 1, 1, 2, 0, 0, 3, 2, 2, 1, 0, 1, 3, 2, 2, 0, 0, 0, 2, 4, 2, 4, 1, 2, 1, 3, 2, 0, 1, 1, 4, 1, 1, 2, 2, 2, 2, 2, 1, 1, 2, 0, 2, 2, 0, 2, 1, 3, 3, 1, 2, 2, 0, 3, 2, 1, 0, 0, 3, 3, 1, 1, 1, 3, 0, 1, 3, 2, 2, 1, 3, 2, 0, 1, 1, 1, 1, 4, 3, 5, 2, 2, 1, 1, 2, 1, 3, 1, 3, 1, 2, 1, 1, 2, 2, 1, 3, 2, 2, 1, 3, 1, 3, 2, 2, 0, 0, 4, 2, 3, 4, 1, 2, 2, 1, 1, 3, 3, 1, 2, 2, 1, 2, 1, 2, 4, 1, 1, 2, 1, 1, 3, 1, 2, 1, 2, 3, 3, 2, 6, 2, 3, 2, 2, 0, 2, 3, 2, 3, 1, 3, 1, 3, 1, 2, 1, 1, 2, 0, 1, 3, 1, 1, 2, 2, 2, 1, 1, 1, 2, 0, 1, 3, 2, 2, 0, 0, 1, 1, 1, 2, 1, 2, 1, 3, 1, 2, 1, 1, 0, 1, 1, 2, 0, 3, 2, 2, 1, 0, 2, 0, 2, 1, 1, 3, 2, 3, 2, 0, 1, 4, 2, 1, 1, 4, 2, 2, 1, 1, 1, 2, 2, 2, 0, 2, 1, 0, 2, 1, 2, 4, 1, 1, 2, 2, 3, 2, 1, 3, 2, 2, 3, 2, 1, 2, 1, 5, 1, 1, 2, 2, 5, 3, 0, 1, 3, 3, 2, 3, 2, 2, 1, 1, 4, 2, 2, 0, 1, 2, 3, 2, 1, 1, 4, 0, 2, 2, 2, 3, 1, 1, 0, 2, 0, 1, 0, 1, 1, 2, 0, 1, 1, 2, 1, 1, 3, 2, 2, 4, 1, 3, 3, 3, 3, 1, 1, 3, 1, 1, 2, 3, 1, 2, 1, 0, 0, 3, 3, 3, 1, 1, 1, 3, 0, 3, 1, 2, 1, 4, 2, 2, 2, 3, 2, 1, 2, 1, 3, 1, 3, 2, 1, 3, 1, 5, 2, 2, 2, 3, 2, 4, 0, 1, 1, 5, 1, 1, 1, 2, 2, 3, 3, 0, 2, 4, 1, 3, 1, 1, 2, 1, 2, 3, 4, 0, 0, 2, 2, 2, 3, 1, 2, 0, 0, 1, 1, 1, 4, 1, 1, 1, 1, 2, 4, 1, 0, 3, 1, 0, 0, 2, 1, 5, 0, 3, 2, 1, 0, 2, 2, 1, 2, 0, 2, 3, 2, 1, 2, 3, 1, 2, 1, 3, 2, 1, 1, 2, 1, 3, 1, 2, 1, 0, 1, 1, 0, 1, 3, 1, 1, 0, 2, 2, 1, 1, 2, 1, 3, 2, 3, 2, 2, 1, 1, 2, 0, 3, 4, 2, 1, 0, 0, 2, 0, 0, 2, 1, 0, 0, 1, 2, 1, 3, 1, 4, 3, 2, 2, 1, 1, 2, 2, 3, 2, 2, 7, 2, 5, 2, 3, 1, 0, 3, 2, 1, 1, 2, 2, 3, 3, 4, 2, 0, 0, 2, 3, 1, 2, 3, 3, 3, 2, 2, 2, 2, 4, 2, 3, 3, 4, 3, 1, 0, 5, 1, 1, 2, 3, 3, 0, 2, 1, 2, 2, 4, 3, 3, 2, 1, 2, 5, 2, 3, 3, 5, 2, 0, 1, 0, 1, 2, 2, 3, 2, 2, 1, 3, 2, 3, 1, 2, 6, 3, 3, 3, 2, 2, 2, 3, 4, 2, 2, 6, 2, 2, 3, 4, 4, 1, 2, 2, 0, 2, 1, 1, 3, 3, 3, 0, 1, 3, 0, 0, 2, 3, 1, 4, 1, 0, 1, 2, 2, 1, 1, 3, 0, 1, 2, 1, 3, 2, 2, 2, 1, 3, 3, 0, 2, 2, 2, 1, 2, 2, 3, 0, 3, 2, 3, 1, 2, 2, 1, 3, 2, 3, 0, 1, 1, 2, 2, 0, 0, 2, 0, 1, 2, 1, 1, 0, 3, 0, 3, 0, 0, 2, 2, 1, 3, 1, 3, 2, 2, 4, 2, 1, 0, 0, 1, 3, 2, 2, 3, 1, 0, 1, 2, 1, 2, 3, 0, 2, 0, 1, 1, 2, 1, 4, 1, 2, 1, 2, 2, 3, 0, 1, 1, 2, 1, 2, 3, 1, 1, 2, 1, 1, 2, 1, 2, 2, 1, 3, 3, 2, 2, 0, 1, 3, 4, 2, 1, 1, 4, 1, 2, 1, 4, 2, 2, 0, 2, 2, 1, 3, 1, 3, 2, 3, 3, 2, 2, 0, 4, 1, 1, 1, 0, 4, 1, 1, 2, 1, 2, 1, 1, 2, 3, 1, 3, 3, 4, 5, 3, 3, 2, 4, 2, 0, 1, 3, 1, 1, 2, 0, 3, 1, 3, 3, 3, 1, 0, 1, 0, 3, 0, 3, 3, 0, 1, 4, 1, 1, 3, 2, 2, 0, 2, 3, 1, 1, 3, 3, 1, 1, 3, 1, 1, 1, 1, 1, 3, 1, 0, 1, 1, 2, 3, 0, 3, 4, 0, 1, 3, 1, 2, 1, 0, 1, 2, 2, 2, 1, 3, 1, 2, 1, 1, 1, 0, 1, 1, 1, 0, 3, 4, 1, 1, 3, 0, 4, 0, 4, 0, 1, 3, 0, 0, 3, 0, 2, 3, 2, 3, 0, 0, 3, 3, 2, 2, 1, 1, 0, 3, 3, 1, 3, 1, 2, 1, 2, 2, 5, 1, 1, 1, 1, 0, 2, 2, 0, 3, 1, 1, 4, 1, 2, 2, 3, 1, 1, 3, 2, 1, 1, 2, 1, 1, 0, 4, 2, 1, 3, 2, 1, 2, 0, 1, 1, 1, 1, 0, 2, 1, 2, 1, 0, 0, 1, 0, 2, 1, 1, 3, 3, 3, 3, 3, 1, 0, 0, 2, 1, 0, 1, 2, 1, 0, 3, 0, 0, 1, 1, 1, 0, 1, 1, 0, 2, 4, 2, 3, 2, 1, 1, 2, 3, 1, 1, 2, 0, 1, 1, 2, 1, 3, 2, 1, 2, 1, 1, 1, 2, 3, 3, 1, 2, 1, 0, 1, 2, 2, 2, 3, 0, 1, 1, 1, 1, 2, 1, 0, 0, 1, 0, 2, 1, 1, 0, 0, 0, 0, 1, 1, 0, 2, 1, 0, 1, 0, 2, 1, 2, 1, 1, 1, 0, 2, 1, 0, 1, 2, 1, 1, 4, 4, 3, 2, 1, 1, 4, 1, 1, 3, 4, 1, 0, 3, 1, 2, 1, 2, 0, 1, 2, 2, 1, 1, 3, 1, 2, 2, 2, 2, 3, 1, 2, 2, 1, 2, 0, 2, 1, 1, 4, 1, 0, 0, 0, 3, 1, 2, 4, 1, 1, 3, 1, 1, 0, 1, 2, 1, 2, 1, 1, 0, 1, 2, 2, 2, 3, 2, 2, 2, 2, 2, 2, 1, 1, 0, 2, 3, 1, 2, 2, 2, 0, 2, 3, 3, 3, 3, 2, 1, 2, 2, 3, 3, 2, 1, 1, 3, 1, 3, 2, 1, 1, 0, 5, 1, 2, 3, 4, 1, 0, 0, 2, 4, 2, 1, 3, 1, 0, 2, 1, 2, 3, 4, 4, 0, 1, 3, 3, 3, 2, 0, 2, 4, 0, 0, 3, 4, 1, 2, 3, 5, 0, 4, 2, 1, 5, 1, 4, 3, 1, 3, 2, 3, 2, 0, 0, 2, 3, 1, 2, 0, 1, 2, 2, 1, 1, 1, 2, 2, 0, 7, 2, 2, 2, 2, 1, 3, 3, 4, 3, 0, 1, 3, 2, 1, 1, 1, 2, 2, 2, 3, 4, 0, 4, 0, 2, 2, 0, 2, 2, 3, 2, 1, 2, 0, 3, 2, 1, 2, 1, 1, 3, 1, 0, 2, 1, 2, 2, 1, 3, 4, 4, 5, 3, 1, 2, 2, 1, 5, 1, 2, 3, 3, 3, 4, 1, 0, 1, 3, 2, 1, 1, 3, 3, 2, 3, 3, 0, 2, 1, 3, 2, 3, 2, 2, 2, 1, 2, 1, 3, 3, 1, 4, 0, 1, 3, 2, 2, 1, 4, 0, 3, 2, 3, 1, 1, 2, 0, 4, 3, 2, 3, 0, 1, 2, 1, 2, 1, 2, 2, 3, 2, 2, 1, 0, 3, 1, 2, 2, 1, 1, 2, 0, 2, 2, 3, 0, 1, 2, 1, 2, 3, 1, 0, 2, 2, 1, 2, 3, 1, 3, 1, 1, 2, 3, 0, 1, 0, 1, 1, 1, 2, 2, 1, 3, 1, 1, 1, 0, 1, 1, 1, 2, 1, 2, 2, 1, 3, 3, 2, 2, 2, 1, 3, 1, 1, 0, 1, 1, 1, 1, 2, 2, 4, 3, 3, 4, 1, 1, 5, 0, 1, 1, 2, 1, 2, 1, 4, 0, 1, 2, 3, 1, 0, 0, 3, 2, 1, 1, 3, 0, 1, 1, 2, 3, 2, 2, 2, 2, 3, 2, 1, 5, 2, 0, 0, 0, 1, 1, 1, 3, 5, 1, 1, 0, 3, 0, 2, 3, 3, 3, 0, 0, 2, 1, 1, 3, 4, 2, 3, 4, 3, 0, 1, 2, 2, 1, 2, 3, 1, 2, 1, 2, 1, 2, 1, 1, 3, 3, 1, 6, 5, 0, 2, 2, 3, 1, 1, 0, 1, 4, 1, 1, 0, 1, 4, 3, 1, 0, 2, 0, 4, 0, 2, 0, 2, 1, 2, 2, 3, 2, 1, 2, 2, 3, 1, 3, 1, 1, 0, 2, 3, 2, 1, 3, 4, 0, 3, 0, 2, 1, 3, 0, 2, 2, 1, 1, 2, 2, 1, 2, 4, 2, 2, 0, 1, 0, 1, 1, 0, 1, 4, 2, 3, 1, 3, 0, 1, 1, 1, 2, 1, 2, 5, 1, 1, 5, 3, 2, 1, 3, 2, 1, 2, 2, 0, 2, 3, 0, 3, 0, 2, 1, 1, 0, 3, 2, 2, 2, 2, 0, 4, 3, 1, 1, 2, 1, 6, 0, 1, 1, 0, 0, 3, 2, 1, 1, 1, 1, 2, 2, 4, 3, 0, 3, 2, 5, 2, 3, 1, 2, 2, 3, 2, 1, 4, 0, 2, 4, 1, 4, 2, 4, 4, 1, 1, 1, 1, 1, 1, 1, 1, 2, 2, 1, 3, 0, 2, 2, 2, 3, 2, 1, 0, 1, 1, 1, 3, 0, 0, 2, 2, 1, 1, 2, 2, 2, 2, 4, 1, 3, 2, 0, 1, 1, 3, 2, 3, 2, 3, 2, 1, 0, 2, 1, 2, 1, 2, 0, 3, 1, 0, 4, 4, 4, 3, 2, 5, 4, 1, 3, 1, 3, 2, 4, 1, 3, 4, 3, 1, 4, 1, 1, 4, 5, 1, 4, 4, 4, 2, 0, 3, 2, 0, 2, 3, 5, 1, 2, 3, 2, 2, 1, 2, 3, 1, 1, 0, 1, 2, 3, 3, 2, 0, 3, 3, 2, 2, 1, 1, 1, 2, 2, 2, 2, 0, 0, 0, 0, 1, 2, 4, 2, 1, 0, 1, 0, 2, 2, 2, 2, 1, 3, 0, 1, 1, 2, 0, 1, 2, 2, 2, 1, 1, 1, 2, 1, 1, 2, 0, 2, 0, 3, 3, 2, 1, 4, 2, 3, 0, 1, 1, 3, 5, 2, 0, 1, 3, 1, 1, 2, 2, 2, 1, 2, 2, 1, 1, 3, 0, 0, 3, 2, 3, 2, 2, 5, 1, 1, 3, 5, 2, 2, 1, 1, 2, 2, 5, 3, 2, 2, 2, 1, 1, 3, 1, 1, 1, 2, 2, 2, 2, 1, 1, 4, 2, 3, 1, 3, 1, 1, 2, 4, 1, 3, 3, 2, 2, 1, 3, 3, 2, 2, 0, 1, 4, 0, 1, 1, 3, 3, 2, 0, 1, 2, 2, 2, 2, 0, 2, 1, 1, 3, 0, 2, 3, 2, 2, 2, 4, 1, 3, 3, 4, 2, 0, 0, 2, 0, 5, 3, 2, 3, 4, 2, 2, 1, 3, 3, 2, 2, 3, 3, 0, 3, 2, 1, 3, 3, 2, 3, 3, 1, 2, 3, 2, 5, 1, 1, 1, 3, 1, 0, 3, 1, 2, 1, 2, 1, 2, 1, 4, 4, 2, 2, 2, 2, 1, 1, 1, 2, 6, 0, 1, 1, 3, 2, 2, 3, 1, 1, 4, 2, 1, 2, 1, 1, 3, 2, 2, 4, 2, 1, 2, 2, 1, 1, 0, 4, 1, 1, 5, 0, 0, 1, 5, 1, 0, 2, 3, 2, 1, 1, 0, 2, 1, 0, 2, 3, 2, 2, 0, 2, 1, 3, 1, 2, 4, 2, 2, 2, 3, 1, 1, 3, 3, 1, 1, 2, 3, 1, 3, 2, 3, 1, 3, 2, 4, 3, 2, 0, 2, 2, 2, 3, 1, 4, 2, 2, 2, 3, 2, 4, 3, 1, 1, 0, 5, 1, 3, 2, 2, 3, 1, 3, 2, 1, 3, 2, 3, 1, 2, 4, 1, 5, 1, 1, 2, 1, 2, 4, 2, 1, 2, 4, 1, 2, 2, 1, 1, 2, 3, 2, 3, 2, 1, 1, 3, 1, 2, 4, 2, 1, 5, 1, 1, 3, 1, 4, 2, 1, 2, 3, 1, 1, 1, 4, 2, 3, 1, 2, 2, 1, 1, 2, 1, 0, 0, 2, 2, 5, 3, 3, 6, 3, 2, 2, 3, 6, 5, 4, 3, 2, 2, 1, 1, 1, 1, 3, 1, 1, 2, 2, 1, 4, 0, 4, 0, 3, 2, 2, 1, 2, 3, 3, 2, 0, 1, 2, 3, 1, 2, 1, 2, 2, 2, 1, 1, 2, 2, 2, 2, 3, 0, 3, 0, 1, 0, 0, 1, 3, 4, 3, 3, 1, 3, 2, 1, 3, 3, 3, 1, 2, 1, 5, 2, 3, 1, 2, 1, 1, 2, 5, 2, 1, 1, 3, 0, 3, 4, 1, 2, 2, 0, 3, 2, 2, 4, 1, 0, 4, 1, 2, 3, 1, 2, 2, 2, 2, 3, 5, 0, 3, 1, 2, 4, 4, 3, 0, 4, 2, 2, 3, 3, 1, 3, 3, 1, 3, 2, 2, 3, 1, 4, 0, 1, 1, 2, 0, 0, 3, 3, 4, 1, 4, 2, 2, 1, 0, 2, 0, 0, 2, 2, 4, 3, 3, 0, 2, 2, 1, 2, 1, 2, 4, 1, 4, 1, 2, 3, 4, 4, 2, 2, 3, 2, 4, 0, 4, 1, 2, 1, 1, 3, 1, 6, 3, 1, 1, 1, 1, 0, 3, 1, 2, 1, 2, 3, 2, 4, 2, 2, 2, 3, 4, 2, 1, 2, 2, 3, 0, 0, 2, 4, 2, 2, 0, 3, 2, 2, 2, 2, 2, 1, 2, 2, 2, 2, 1, 3, 1, 1, 0, 0, 3, 5, 1, 2, 2, 2, 2, 2, 2, 2, 1, 3, 4, 3, 2, 1, 4, 2, 2, 4, 1, 2, 1, 3, 0, 2, 2, 3, 2, 1, 3, 2, 3, 2, 2, 1, 3, 0, 1, 1, 1, 1, 3, 2, 1, 4, 1, 2, 2, 2, 1, 1, 1, 0, 2, 3, 1, 1, 4, 2, 2, 3, 1, 2, 3, 0, 0, 1, 2, 1, 1, 1, 0, 1, 0, 3, 3, 2, 4, 2, 1, 4, 1, 3, 4, 2, 1, 3, 1, 3, 0, 2, 2, 0, 1, 3, 0, 1, 1, 1, 1, 2, 1, 3, 3, 1, 3, 4, 1, 2, 2, 3, 1, 0, 4, 3, 1, 2, 5, 3, 0, 3, 2, 1, 1, 0, 3, 1, 1, 2, 0, 3, 1, 1, 3, 0, 0, 2, 5, 1, 1, 2, 1, 2, 1, 2, 1, 3, 2, 3, 1, 1, 3, 3, 1, 2, 1, 1, 2, 2, 0, 2, 1, 1, 1, 1, 3, 2, 2, 1, 3, 2, 1, 4, 2, 2, 2, 2, 4, 1, 4, 2, 2, 2, 3, 3, 2, 0, 2, 2, 1, 2, 2, 2, 1, 2, 1, 1, 2, 4, 2, 1, 0, 1, 3, 3, 3, 0, 1, 3, 2, 1, 2, 0, 2, 1, 3, 1, 3, 0, 0, 3, 0, 1, 2, 2, 2, 1, 3, 0, 1, 3, 0, 1, 2, 2, 0, 1, 1, 2, 4, 3, 1, 1, 1, 4, 0, 2, 0, 2, 2, 0, 3, 1, 0, 1, 1, 2, 3, 1, 1, 2, 3, 2, 2, 2, 3, 2, 1, 2, 3, 1, 5, 3, 1, 0, 1, 1, 2, 3, 2, 2, 1, 0, 2, 3, 4, 1, 1, 0, 2, 2, 2, 4, 0, 3, 1, 1, 3, 0, 2, 3, 2, 2, 0, 1, 4, 1, 5, 2, 0, 1, 0, 1, 1, 1, 0, 2, 1, 1, 0, 3, 2, 2, 2, 3, 2, 2, 1, 2, 1, 2, 1, 1, 2, 2, 0, 2, 3, 1, 3, 0, 4, 1, 3, 3, 3, 1, 2, 3, 2, 1, 1, 2, 3, 3, 3, 5, 1, 2, 2, 0, 0, 2, 0, 1, 0, 4, 2, 1, 2, 1, 1, 2, 0, 2, 2, 2, 1, 3, 3, 5, 0, 1, 0, 0, 3, 2, 1, 1, 2, 3, 1, 3, 3, 3, 2, 2, 3, 3, 3, 2, 2, 1, 1, 1, 2, 3, 3, 2, 2, 2, 5, 1, 2, 3, 1, 1, 2, 1, 1, 1, 2, 2, 2, 1, 1, 2, 2, 1, 3, 2, 1, 0, 1, 4, 2, 3, 2, 1, 1, 1, 1, 1, 1, 1, 4, 1, 1, 1, 1, 0, 2, 3, 1, 3, 2, 0, 2, 2, 1, 1, 1, 1, 1, 2, 2, 2, 1, 0, 3, 3, 1, 1, 3, 0, 3, 1, 0, 0, 2, 2, 2, 1, 1, 1, 3, 3, 0, 2, 3, 0, 1, 2, 3, 0, 3, 3, 1, 4, 4, 1, 1, 1, 1, 3, 2, 2, 0, 2, 0, 1, 0, 2, 0, 0, 1, 1, 1, 3, 1, 2, 2, 3, 0, 5, 3, 2, 5, 1, 2, 4, 3, 0, 2, 1, 4, 3, 0, 2, 2, 2, 3, 1, 2, 1, 0, 2, 0, 2, 1, 0, 1, 5, 1, 4, 2, 1, 1, 3, 2, 1, 2, 2, 3, 1, 3, 2, 1, 2, 2, 1, 1, 4, 2, 3, 1, 1, 2, 4, 1, 2, 3, 4, 1, 2, 2, 3, 1, 3, 0, 3, 2, 1, 2, 0, 2, 1, 2, 0, 0, 2, 2, 1, 1, 3, 2, 3, 1, 0, 0, 3, 1, 1, 2, 1, 5, 2, 2, 2, 1, 1, 3, 1, 1, 2, 1, 1, 3, 2, 0, 1, 1, 1, 2, 2, 5, 0, 1, 1, 1, 1, 4, 0, 0, 3, 1, 3, 2, 0, 4, 2, 1, 5, 3, 2, 0, 3, 1, 2, 1, 1, 2, 1, 2, 0, 1, 1, 2, 0, 2, 3, 2, 0, 2, 1, 3, 1, 1, 2, 2, 3, 3, 0, 1, 3, 2, 2, 2, 1, 0, 1, 1, 1, 3, 2, 2, 0, 6, 2, 3, 1, 0, 3, 1, 0, 1, 0, 1, 2, 1, 1, 2, 1, 2, 1, 1, 4, 1, 2, 3, 1, 2, 2, 1, 3, 1, 1, 2, 2, 0, 0, 2, 3, 1, 0, 1, 1, 1, 1, 2, 1, 1, 1, 3, 1, 3, 2, 1, 1, 1, 1, 0, 0, 2, 2, 0, 2, 0, 0, 1, 2, 1, 1, 3, 1, 0, 0, 0, 0, 0, 2, 1, 0, 3, 1, 2, 1, 0, 2, 1, 0, 2, 1, 1, 1, 2, 2, 1, 2, 1, 2, 2, 2, 1, 1, 1, 3, 1, 3, 1, 1, 2, 1, 3, 1, 2, 2, 0, 1, 2, 2, 2, 0, 1, 3, 3, 0, 2, 3, 1, 2, 1, 1, 3, 0, 2, 1, 1, 2, 3, 1, 1, 3, 1, 4, 1, 2, 4, 1, 1, 3, 2, 1, 1, 1, 0, 2, 2, 1, 1, 1, 2, 1, 0, 0, 2, 1, 3, 2, 2, 1, 1, 0, 1, 2, 0, 2, 1, 1, 1, 0, 1, 1, 0, 3, 1, 1, 2, 2, 1, 3, 3, 0, 0, 3, 0, 1, 0, 0, 1, 0, 0, 3, 2, 0, 0, 2, 2, 0, 2, 1, 3, 4, 1, 2, 4, 0, 1, 1, 2, 3, 0, 2, 2, 2, 0, 2, 0, 3, 2, 1, 3, 1, 1, 2, 3, 0, 1, 3, 2, 1, 2, 0, 2, 2, 1, 0, 2, 1, 2, 3, 1, 1, 2, 2, 1, 1, 2, 0, 1, 2, 2, 3, 3, 1, 2, 3, 0, 1, 0, 4, 2, 2, 3, 2, 3, 2, 3, 2, 1, 1, 2, 1, 2, 4, 1, 2, 2, 3, 1, 1, 3, 4, 0, 2, 0, 2, 1, 4, 1, 2, 1, 4, 1, 1, 1, 3, 2, 3, 1, 1, 2, 3, 2, 1, 2, 0, 2, 1, 1, 1, 2, 1, 3, 3, 1, 2, 3, 1, 0, 1, 1, 3, 0, 2, 2, 4, 2, 3, 1, 5, 0, 0, 3, 4, 0, 2, 2, 1, 4, 0, 1, 2, 4, 5, 3, 1, 3, 2, 2, 3, 4, 0, 1, 2, 1, 2, 2, 1, 4, 3, 1, 1, 1, 3, 1, 0, 1, 3, 3, 0, 0, 1, 1, 3, 2, 3, 2, 1, 1, 1, 0, 3, 1, 2, 1, 2, 1, 2, 2, 2, 2, 3, 0, 1, 2, 3, 0, 2, 1, 3, 3, 0, 1, 2, 2, 1, 0, 2, 1, 3, 2, 2, 2, 2, 2, 3, 3, 1, 4, 1, 3, 5, 1, 3, 2, 0, 1, 0, 2, 2, 2, 2, 1, 1, 3, 5, 1, 1, 4, 2, 1, 5, 2, 1, 2, 1, 3, 1, 2, 1, 1, 6, 4, 0, 3, 3, 3, 0, 4, 2, 2, 2, 2, 2, 4, 3, 1, 0, 3, 1, 0, 3, 2, 1, 0, 1, 3, 1, 2, 3, 1, 2, 6, 2, 0, 2, 0, 4, 2, 2, 1, 3, 1, 3, 2, 0, 0, 0, 0, 2, 4, 3, 2, 3, 0, 3, 0, 1, 2, 2, 1, 1, 2, 4, 0, 1, 2, 2, 4, 1, 2, 3, 2, 2, 2, 0, 1, 5, 1, 1, 3, 3, 2, 4, 2, 2, 2, 0, 2, 4, 1, 4, 3, 3, 2, 1, 1, 2, 3, 1, 2, 5, 3, 0, 2, 1, 2, 3, 0, 2, 1, 0, 4, 0, 2, 3, 2, 4, 0, 1, 1, 0, 3, 1, 0, 1, 3, 0, 2, 4, 5, 0, 4, 2, 1, 0, 1, 2, 4, 0, 2, 2, 1, 3, 2, 2, 2, 2, 1, 1, 3, 2, 4, 1, 1, 1, 4, 0, 1, 2, 2, 1, 2, 1, 0, 4, 3, 2, 4, 1, 1, 0, 2, 0, 3, 2, 1, 1, 4, 1, 1, 1, 4, 2, 0, 2, 2, 4, 0, 2, 1, 1, 3, 2, 1, 1, 1, 0, 1, 1, 5, 2, 1, 0, 1, 1, 1, 4, 3, 1, 1, 2, 1, 1, 2, 1, 4, 1, 3, 2, 0, 0, 1, 0, 0, 0, 2, 1, 1, 1, 0, 1, 2, 1, 2, 3, 0, 1, 1, 2, 1, 1, 0, 2, 3, 0, 1, 1, 2, 1, 3, 1, 1, 4, 2, 1, 3, 2, 1, 2, 3, 2, 0, 0, 2, 1, 1, 2, 0, 0, 4, 1, 2, 2, 4, 1, 1, 1, 2, 1, 2, 3, 0, 4, 0, 2, 3, 0, 1, 2, 0, 0, 1, 3, 1, 2, 1, 1, 1, 3, 0, 1, 2, 2, 1, 2, 1, 2, 0, 2, 2, 2, 0, 2, 2, 1, 0, 2, 0, 0, 1, 2, 1, 2, 0, 2, 2, 0, 1, 3, 1, 2, 1, 2, 2, 2, 1, 2, 1, 1, 3, 2, 4, 2, 3, 1, 1, 2, 0, 0, 0, 5, 4, 2, 2, 2, 1, 2, 1, 1, 3, 0, 2, 1, 2, 1, 2, 0, 0, 2, 4, 0, 2, 3, 1, 2, 3, 1, 1, 3, 3, 2, 2, 0, 2, 0, 0, 0, 0, 2, 2, 1, 1, 0, 4, 1, 2, 1, 2, 0, 0, 0, 0, 3, 1, 4, 2, 1, 3, 2, 0, 4, 0, 2, 0, 1, 1, 2, 2, 2, 4, 1, 2, 2, 1, 2, 1, 1, 3, 2, 1, 0, 0, 2, 1, 2, 2, 1, 0, 0, 3, 2, 2, 1, 3, 0, 1, 2, 0, 3, 1, 0, 3, 1, 2, 2, 0, 1, 0, 1, 2, 0, 0, 2, 1, 3, 1, 2, 3, 1, 1, 1, 3, 2, 3, 1, 4, 2, 2, 1, 3, 4, 0, 0, 1, 2, 0, 0, 1, 2, 0, 2, 1, 1, 2, 1, 1, 1, 0, 4, 2, 3, 1, 4, 1, 2, 4, 2, 3, 1, 1, 1, 0, 3, 1, 1, 2, 1, 2, 2, 0, 1, 2, 2, 1, 2, 2, 1, 0, 2, 1, 2, 2, 3, 2, 1, 1, 2, 2, 1, 3, 3, 1, 1, 1, 0, 1, 2, 2, 1, 1, 2, 2, 1, 3, 0, 2, 4, 3, 0, 1, 2, 0, 2, 1, 0, 0, 2, 2, 1, 3, 2, 2, 3, 2, 5, 2, 0, 1, 2, 1, 0, 2, 2, 3, 0, 2, 1, 1, 2, 3, 4, 0, 3, 3, 1, 3, 1, 2, 2, 1, 3, 2, 2, 2, 1, 1, 3, 2, 2, 2, 2, 1, 2, 1, 2, 1, 1, 2, 2, 0, 0, 0, 0, 3, 2, 2, 1, 1, 0, 2, 2, 0, 0, 1, 3, 3, 2, 3, 2, 0, 2, 3, 3, 0, 4, 1, 3, 1, 1, 0, 3, 0, 3, 1, 3, 2, 2, 2, 1, 2, 1, 2, 1, 0, 1, 2, 1, 1, 0, 3, 2, 3, 1, 3, 1, 1, 3, 3, 1, 3, 1, 2, 1, 0, 1, 1, 3, 0, 1, 0, 1, 3, 2, 3, 0, 5, 0, 1, 1, 1, 2, 1, 2, 4, 1, 2, 2, 0, 3, 3, 1, 2, 2, 1, 5, 0, 2, 2, 2, 2, 1, 1, 2, 3, 1, 0, 2, 1, 1, 1, 3, 3, 2, 1, 1, 2, 3, 2, 2, 1, 1, 0, 1, 1, 2, 3, 2, 3, 2, 0, 1, 1, 0, 1, 3, 3, 2, 1, 3, 3, 2, 1, 0, 1, 2, 2, 2, 0, 2, 0, 4, 0, 1, 0, 1, 3, 3, 1, 1, 0, 2, 2, 3, 2, 1, 5, 1, 0, 1, 4, 3, 0, 1, 1, 3, 2, 0, 1, 1, 2, 2, 1, 0, 1, 4, 2, 1, 3, 3, 1, 2, 2, 4, 1, 1, 2, 0, 5, 1, 0, 1, 3, 1, 2, 3, 3, 2, 2, 1, 2, 3, 2, 1, 5, 5, 1, 2, 1, 1, 3, 1, 2, 2, 1, 1, 1, 0, 2, 2, 1, 0, 2, 3, 3, 3, 3, 4, 1, 1, 2, 3, 1, 1, 1, 3, 0, 1, 2, 1, 2, 1, 0, 5, 3, 1, 0, 2, 1, 1, 5, 1, 0, 2, 3, 2, 1, 3, 2, 2, 2, 1, 2, 2, 1, 1, 3, 2, 1, 3, 1, 1, 1, 1, 2, 0, 0, 1, 2, 1, 1, 1, 1, 1, 1, 2, 1, 3, 0, 4, 2, 4, 1, 3, 1, 1, 1, 2, 2, 3, 3, 2, 4, 0, 2, 4, 4, 0, 4, 2, 0, 2, 1, 3, 1, 4, 2, 3, 2, 2, 3, 3, 1, 4, 3, 1, 2, 2, 3, 1, 4, 2, 1, 3, 2, 0, 1, 3, 3, 1, 2, 0, 2, 3, 2, 0, 2, 3, 3, 0, 1, 3, 5, 1, 1, 0, 3, 2, 0, 1, 3, 2, 3, 1, 2, 1, 2, 2, 2, 1, 1, 0, 2, 4, 3, 2, 0, 2, 3, 0, 1, 1, 1, 3, 4, 1, 2, 3, 1, 3, 0, 2, 2, 0, 1, 2, 1, 1, 4, 0, 1, 1, 2, 1, 2, 0, 2, 1, 0, 1, 2, 2, 2, 2, 3, 3, 1, 1, 1, 1, 0, 0, 2, 2, 0, 2, 1, 5, 1, 3, 2, 1, 1, 3, 2, 1, 1, 0, 1, 2, 1, 3, 1, 2, 4, 2, 1, 1, 1, 4, 2, 3, 2, 0, 1, 4, 2, 3, 3, 2, 4, 1, 2, 1, 1, 3, 1, 2, 1, 5, 3, 4, 0, 0, 3, 2, 2, 2, 6, 4, 2, 3, 1, 2, 1, 2, 3, 2, 2, 2, 3, 4, 0, 3, 2, 2, 3, 3, 1, 4, 2, 0, 4, 2, 1, 3, 1, 1, 1, 1, 1, 1, 1, 1, 1, 2, 0, 0, 1, 3, 2, 2, 1, 0, 6, 1, 0, 1, 3, 1, 1, 1, 0, 1, 1, 2, 1, 2, 1, 2, 0, 1, 1, 0, 2, 0, 1, 1, 1, 2, 2, 3, 3, 2, 0, 2, 2, 1, 3, 2, 2, 2, 2, 2, 1, 1, 1, 1, 0, 0, 1, 2, 1, 0, 2, 2, 2, 3, 1, 4, 2, 0, 0, 1, 1, 4, 4, 2, 2, 3, 0, 1, 1, 4, 4, 3, 2, 1, 2, 2, 1, 1, 1, 3, 1, 1, 2, 2, 1, 3, 1, 1, 0, 3, 1, 2, 1, 0, 2, 3, 0, 1, 1, 3, 3, 0, 1, 1, 2, 2, 3, 2, 4, 1, 1, 1, 0, 1, 2, 0, 2, 3, 3, 3, 3, 3, 1, 1, 1, 1, 2, 3, 1, 5, 4, 1, 2, 3, 2, 2, 2, 1, 4, 3, 1, 4, 1, 2, 1, 3, 1, 2, 2, 4, 4, 0, 1, 3, 3, 2, 2, 1, 2, 4, 2, 2, 1, 2, 4, 3, 0, 1, 2, 1, 3, 4, 2, 2, 2, 2, 2, 3, 1, 1, 2, 4, 3, 3, 1, 0, 1, 3, 2, 1, 3, 0, 3, 3, 2, 2, 0, 2, 3, 2, 1, 2, 2, 0, 4, 2, 2, 0, 1, 0, 2, 2, 1, 0, 1, 3, 5, 3, 3, 4, 2, 1, 2, 3, 4, 2, 3, 2, 1, 0, 2, 2, 1, 1, 0, 2, 1, 0, 0, 1, 4, 3, 0, 0, 2, 1, 1, 3, 4, 2, 1, 3, 2, 1, 4, 0, 3, 2, 0, 1, 2, 0, 1, 2, 1, 0, 2, 1, 1, 3, 1, 3, 2, 0, 1, 1, 1, 2, 2, 3, 0, 2, 0, 3, 1, 2, 1, 0, 2, 1, 2, 1, 2, 2, 1, 0, 4, 2, 0, 1, 3, 3, 0, 2, 3, 1, 1, 3, 2, 0, 1, 2, 2, 2, 1, 4, 0, 0, 2, 5, 0, 1, 2, 1, 2, 0, 0, 0, 1, 2, 1, 1, 1, 1, 3, 0, 2, 2, 1, 4, 2, 2, 2, 3, 2, 2, 1, 1, 1, 0, 1, 1, 1, 1, 0, 3, 1, 3, 0, 3, 0, 0, 3, 3, 4, 0, 3, 4, 3, 1, 1, 2, 1, 0, 3, 0, 1, 4, 2, 2, 0, 1, 1, 1, 2, 1, 2, 2, 0, 2, 3, 2, 1, 2, 2, 3, 0, 3, 3, 1, 2, 2, 0, 1, 2, 1, 2, 2, 0, 2, 1, 2, 2, 0, 2, 0, 2, 2, 1, 2, 3, 2, 3, 0, 0, 1, 0, 3, 1, 2, 1, 1, 3, 0, 2, 1, 3, 2, 1, 3, 2, 3, 2, 3, 1, 1, 0, 4, 1, 3, 2, 0, 2, 2, 1, 2, 2, 2, 1, 2, 0, 4, 3, 2, 2, 2, 3, 1, 3, 0, 3, 2, 2, 1, 3, 4, 1, 1, 1, 1, 1, 2, 3, 3, 2, 0, 3, 1, 0, 2, 4, 0, 1, 1, 4, 2, 2, 3, 1, 2, 4, 2, 1, 2, 2, 1, 2, 3, 0, 1, 2, 2, 3, 5, 1, 0, 1, 1, 2, 2, 1, 1, 1, 1, 3, 0, 1, 1, 4, 1, 2, 3, 0, 1, 4, 1, 1, 1, 2, 0, 3, 3, 2, 0, 1, 3, 0, 2, 3, 1, 2, 2, 1, 4, 2, 1, 5, 2, 3, 2, 3, 2, 0, 2, 3, 0, 4, 4, 2, 1, 1, 1, 2, 4, 1, 1, 3, 1, 0, 3, 3, 3, 1, 2, 1, 1, 1, 5, 0, 2, 2, 2, 3, 3, 1, 1, 1, 1, 2, 2, 2, 2, 2, 1, 2, 0, 1, 5, 3, 1, 2, 2, 2, 2, 0, 2, 1, 2, 0, 4, 1, 0, 3, 1, 0, 2, 2, 2, 0, 2, 0, 0, 2, 3, 2, 1, 1, 2, 1, 2, 2, 1, 2, 2, 3, 3, 1, 0, 2, 2, 3, 2, 3, 3, 1, 2, 3, 1, 0, 2, 3, 0, 0, 2, 1, 3, 1, 0, 2, 0, 3, 2, 3, 1, 5, 2, 2, 2, 0, 4, 1, 2, 0, 2, 1, 0, 3, 2, 1, 1, 3, 1, 1, 2, 2, 2, 3, 2, 3, 2, 1, 3, 1, 0, 1, 1, 3, 2, 1, 2, 2, 2, 2, 3, 1, 4, 0, 1, 2, 1, 1, 3, 2, 1, 2, 3, 2, 1, 3, 1, 2, 1, 2, 0, 2, 2, 1, 1, 1, 1, 2, 0, 3, 1, 3, 2, 0, 1, 2, 5, 2, 2, 1, 0, 2, 2, 2, 1, 2, 2, 2, 1, 2, 1, 2, 1, 2, 2, 2, 1, 0, 1, 2, 1, 0, 1, 1, 2, 2, 2, 1, 1, 0, 4, 1, 2, 2, 2, 3, 3, 1, 1, 2, 3, 1, 1, 2, 3, 2, 1, 3, 1, 1, 1, 3, 3, 1, 2, 1, 2, 2, 0, 1, 1, 3, 3, 1, 0, 1, 1, 4, 2, 1, 0, 1, 1, 5, 2, 0, 1, 1, 1, 2, 4, 4, 2, 2, 2, 1, 2, 2, 3, 4, 1, 2, 2, 2, 3, 0, 0, 2, 0, 3, 1, 2, 0, 1, 1, 1, 1, 1, 1, 3, 0, 3, 3, 2, 5, 2, 2, 2, 3, 4, 2, 2, 0, 2, 4, 4, 2, 2, 0, 3, 3, 3, 2, 4, 2, 2, 1, 1, 3, 2, 1, 2, 3, 1, 4, 1, 0, 4, 0, 3, 2, 1, 1, 1, 4, 3, 2, 1, 2, 2, 4, 2, 2, 2, 1, 2, 1, 4, 2, 2, 3, 0, 3, 3, 2, 3, 4, 0, 3, 1, 1, 2, 3, 3, 0, 5, 2, 3, 3, 2, 2, 4, 1, 3, 2, 1, 3, 0, 0, 2, 1, 3, 2, 0, 1, 2, 1, 1, 0, 1, 1, 3, 1, 2, 2, 1, 1, 2, 1, 3, 2, 0, 0, 2, 1, 1, 0, 0, 2, 0, 0, 0, 0, 3, 0, 1, 0, 0, 1, 2, 1, 1, 0, 0, 0, 1, 0, 1, 0, 1, 1, 0, 2, 1, 0, 0, 1, 0, 2, 1, 0, 2, 0, 1, 2, 1, 1, 2, 2, 2, 4, 1, 2, 1, 3, 3, 2, 0, 2, 3, 1, 2, 0, 0, 0, 2, 2, 1, 1, 2, 0, 0, 2, 1, 3, 0, 4, 1, 1, 0, 3, 2, 1, 1, 5, 1, 0, 1, 1, 1, 1, 0, 2, 3, 2, 1, 1, 2, 2, 1, 3, 3, 1, 1, 1, 2, 0, 2, 0, 1, 4, 3, 1, 2, 0, 2, 1, 3, 4, 2, 1, 2, 1, 1, 0, 2, 2, 2, 1, 3, 1, 4, 2, 0, 1, 1, 1, 1, 4, 2, 3, 0, 1, 3, 2, 4, 1, 2, 2, 2, 1, 4, 1, 1, 1, 5, 3, 0, 2, 0, 2, 1, 2, 1, 5, 2, 3, 2, 2, 2, 2, 1, 0, 1, 0, 2, 3, 3, 0, 3, 1, 3, 1, 0, 2, 5, 5, 3, 3, 0, 2, 0, 2, 2, 1, 0, 2, 1, 2, 2, 2, 2, 0, 1, 3, 3, 1, 0, 3, 1, 2, 4, 0, 1, 3, 1, 1, 1, 0, 1, 3, 2, 2, 0, 1, 1, 1, 0, 2, 2, 3, 2, 2, 2, 1, 2, 2, 2, 1, 2, 3, 2, 1, 0, 3, 2, 3, 4, 1, 0, 2, 3, 0, 3, 2, 0, 3, 1, 0, 1, 2, 3, 1, 1, 1, 1, 1, 2, 2, 3, 3, 0, 1, 2, 1, 4, 4, 2, 0, 1, 1, 2, 2, 2, 3, 3, 0, 2, 0, 3, 2, 2, 2, 0, 1, 1, 0, 1, 3, 2, 2, 1, 2, 1, 0, 3, 1, 3, 3, 3, 4, 2, 1, 1, 2, 2, 1, 1, 1, 3, 0, 1, 2, 1, 3, 4, 0, 2, 2, 1, 2, 2, 0, 2, 3, 0, 2, 2, 2, 2, 2, 2, 3, 2, 5, 2, 3, 1, 5, 1, 0, 5, 0, 2, 0, 4, 1, 2, 2, 3, 0, 2, 1, 2, 2, 2, 2, 2, 1, 1, 3, 2, 1, 2, 1, 1, 2, 4, 1, 3, 5, 2, 1, 1, 3, 3, 0, 3, 2, 3, 2, 2, 3, 2, 0, 2, 3, 4, 0, 5, 1, 0, 2, 0, 4, 2, 1, 2, 0, 2, 0, 1, 0, 1, 2, 1, 3, 0, 2, 2, 4, 1, 0, 3, 2, 2, 2, 0, 3, 1, 3, 1, 1, 2, 3, 3, 2, 1, 4, 2, 1, 3, 3, 0, 3, 2, 1, 2, 4, 1, 3, 1, 1, 2, 5, 2, 2, 1, 2, 0, 1, 0, 2, 1, 1, 4, 1, 1, 1, 2, 2, 0, 2, 0, 1, 1, 1, 4, 0, 5, 0, 1, 2, 3, 3, 4, 2, 3, 3, 3, 2, 2, 2, 3, 3, 2, 2, 2, 3, 2, 1, 3, 3, 2, 2, 2, 1, 1, 1, 2, 2, 2, 3, 3, 3, 5, 2, 2, 1, 5, 1, 2, 2, 2, 3, 2, 4, 2, 2, 2, 1, 0, 4, 3, 2, 3, 2, 3, 3, 1, 4, 3, 2, 4, 1, 5, 2, 1, 1, 2, 1, 3, 4, 5, 1, 4, 4, 1, 4, 2, 2, 4, 1, 1, 3, 3, 2, 2, 3, 2, 0, 0, 2, 1, 3, 7, 2, 4, 3, 5, 2, 3, 2, 1, 0, 3, 0, 2, 1, 2, 4, 1, 3, 4, 2, 4, 1, 2, 5, 0, 1, 2, 3, 1, 1, 4, 0, 2, 0, 2, 0, 1, 1, 4, 4, 2, 1, 0, 3, 0, 1, 3, 1, 2, 1, 3, 3, 1, 2, 1, 2, 2, 4, 1, 3, 1, 0, 0, 4, 5, 5, 2, 8, 2, 1, 4, 1, 4, 2, 3, 4, 4, 4, 2, 2, 2, 2, 0, 2, 2, 2, 1, 3, 3, 2, 2, 4, 3, 3, 2, 4, 3, 1, 1, 2, 1, 1, 1, 4, 3, 0, 1, 0, 2, 1, 1, 2, 0, 0, 3, 2, 0, 4, 1, 3, 2, 6, 1, 2, 2, 1, 3, 6, 2, 2, 2, 1, 1, 2, 3, 2, 3, 5, 2, 2, 3, 1, 1, 0, 3, 1, 1, 3, 2, 5, 4, 1, 4, 1, 3, 1, 3, 1, 2, 1, 3, 1, 2, 4, 4, 4, 0, 4, 2, 4, 3, 1, 3, 2, 4, 1, 3, 5, 2, 7, 0, 2, 0, 2, 2, 2, 1, 1, 1, 2, 1, 2, 2, 2, 2, 1, 2, 2, 3, 3, 1, 0, 0, 3, 5, 3, 3, 3, 2, 4, 4, 3, 2, 2, 3, 2, 2, 1, 4, 1, 0, 0, 1, 5, 0, 7, 2, 5, 3, 3, 5, 1, 4, 1, 3, 1, 1, 0, 1, 2, 0, 2, 1, 0, 2, 3, 1, 1, 2, 1, 1, 0, 1, 3, 0, 3, 0, 1, 2, 2, 1, 2, 2, 4, 3, 3, 0, 1, 2, 4, 3, 2, 5, 4, 4, 3, 3, 2, 0, 1, 1, 1, 0, 1, 1, 1, 1, 0, 1, 3, 1, 1, 0, 1, 1, 0, 1, 1, 2, 2, 2, 0, 2, 3, 2, 2, 0, 2, 2, 2, 0, 1, 1, 4, 2, 1, 1, 4, 2, 1, 1, 0, 2, 4, 2, 1, 1, 3, 1, 1, 3, 1, 1, 2, 2, 2, 1, 0, 2, 1, 3, 1, 0, 3, 1, 2, 2, 2, 5, 1, 2, 1, 3, 1, 2, 1, 2, 5, 3, 2, 2, 3, 3, 3, 0, 3, 1, 3, 1, 2, 2, 4, 2, 2, 2, 2, 1, 4, 2, 2, 1, 1, 1, 1, 2, 1, 1, 2, 3, 2, 1, 3, 1, 1, 4, 2, 2, 1, 4, 3, 0, 1, 1, 2, 0, 1, 2, 3, 1, 3, 0, 2, 2, 3, 1, 1, 2, 2, 1, 1, 3, 3, 0, 3, 1, 2, 2, 1, 1, 1, 3, 2, 1, 2, 0, 2, 4, 2, 5, 2, 2, 0, 1, 1, 2, 1, 2, 1, 2, 0, 1, 2, 1, 2, 1, 1, 0, 3, 0, 0, 1, 2, 2, 0, 1, 3, 0, 3, 3, 1, 1, 1, 1, 1, 1, 2, 1, 1, 1, 2, 3, 3, 2, 1, 2, 1, 2, 5, 1, 1, 1, 1, 3, 2, 1, 1, 2, 5, 2, 4, 1, 2, 3, 2, 2, 2, 0, 2, 2, 0, 3, 1, 4, 1, 3, 1, 0, 2, 4, 2, 0, 1, 2, 1, 1, 5, 1, 1, 3, 5, 4, 1, 2, 0, 1, 3, 0, 1, 2, 1, 4, 4, 1, 2, 2, 1, 2, 2, 1, 2, 0, 5, 1, 0, 1, 0, 1, 2, 2, 2, 0, 2, 3, 1, 1, 1, 2, 0, 2, 0, 0, 2, 2, 2, 1, 1, 1, 2, 1, 0, 3, 1, 1, 1, 2, 2, 4, 1, 3, 1, 1, 2, 4, 0, 0, 1, 3, 3, 5, 1, 1, 5, 1, 4, 2, 0, 1, 5, 1, 1, 4, 2, 1, 3, 4, 0, 1, 0, 3, 3, 4, 1, 0, 1, 1, 1, 1, 4, 2, 2, 3, 0, 2, 1, 3, 1, 1, 1, 4, 0, 2, 3, 4, 2, 2, 1, 3, 1, 3, 0, 2, 1, 0, 3, 1, 2, 0, 0, 1, 3, 2, 1, 2, 1, 0, 3, 0, 0, 3, 1, 0, 0, 1, 0, 1, 2, 2, 2, 4, 3, 1, 3, 2, 3, 2, 1, 2, 1, 1, 2, 2, 1, 0, 3, 2, 1, 1, 3, 2, 2, 3, 2, 2, 1, 2, 2, 2, 2, 0, 2, 2, 0, 2, 2, 2, 3, 5, 0, 4, 1, 1, 2, 2, 2, 1, 4, 2, 3, 1, 0, 0, 4, 2, 1, 1, 1, 3, 1, 0, 2, 4, 3, 1, 4, 0, 2, 5, 1, 5, 1, 1, 3, 2, 2, 2, 0, 1, 1, 1, 2, 0, 2, 2, 2, 1, 1, 0, 0, 2, 1, 0, 3, 4, 1, 2, 2, 1, 2, 1, 3, 2, 1, 1, 2, 3, 2, 2, 3, 2, 3, 0, 2, 0, 2, 3, 1, 2, 2, 0, 2, 2, 0, 4, 2, 1, 4, 1, 3, 4, 4, 1, 0, 2, 2, 2, 2, 2, 3, 2, 1, 3, 2, 4, 0, 3, 2, 0, 5, 2, 2, 2, 1, 0, 1, 2, 1, 4, 0, 1, 3, 2, 3, 1, 0, 2, 1, 1, 2, 0, 2, 1, 2, 1, 0, 2, 4, 4, 3, 3, 4, 3, 1, 0, 2, 2, 3, 1, 1, 2, 2, 0, 3, 4, 4, 2, 1, 1, 3, 3, 0, 1, 3, 1, 5, 3, 0, 0, 3, 1, 1, 2, 4, 4, 1, 1, 0, 4, 1, 1, 0, 3, 4, 3, 5, 1, 1, 1, 2, 1, 3, 2, 1, 1, 2, 4, 5, 1, 3, 2, 1, 1, 3, 2, 1, 1, 1, 1, 1, 1, 4, 3, 2, 1, 2, 3, 1, 1, 4, 1, 3, 3, 3, 3, 3, 1, 2, 1, 1, 1, 3, 2, 0, 2, 3, 1, 4, 1, 1, 1, 2, 0, 1, 2, 3, 0, 2, 1, 2, 1, 1, 3, 1, 0, 1, 0, 4, 1, 0, 0, 3, 1, 2, 2, 3, 3, 2, 0, 2, 2, 5, 1, 0, 1, 1, 1, 2, 0, 3, 0, 0, 3, 1, 2, 2, 0, 0, 1, 2, 2, 1, 1, 1, 1, 2, 2, 0, 1, 1, 2, 0, 0, 2, 2, 0, 1, 2, 3, 3, 3, 2, 3, 0, 1, 3, 1, 4, 6, 4, 0, 2, 1, 2, 0, 1, 2, 0, 1, 3, 5, 1, 1, 2, 3, 0, 0, 2, 3, 0, 1, 1, 2, 4, 1, 3, 1, 1, 0, 2, 0, 1, 1, 0, 1, 2, 2, 3, 0, 5, 0, 2, 3, 3, 1, 3, 4, 3, 1, 1, 1, 5, 0, 4, 3, 1, 0, 1, 2, 2, 3, 1, 3, 2, 2, 2, 4, 2, 3, 2, 2, 1, 2, 4, 2, 0, 4, 1, 1, 4, 2, 2, 1, 2, 0, 1, 3, 1, 4, 0, 1, 2, 2, 3, 1, 3, 2, 1, 2, 1, 1, 1, 2, 2, 2, 2, 3, 3, 2, 1, 0, 2, 1, 1, 2, 4, 0, 1, 3, 2, 0, 3, 0, 2, 1, 4, 3, 1, 1, 3, 2, 1, 3, 1, 1, 2, 3, 3, 1, 1, 1, 2, 2, 2, 2, 0, 2, 1, 3, 1, 2, 1, 4, 2, 1, 2, 2, 2, 1, 0, 1, 1, 3, 1, 1, 2, 3, 3, 3, 2, 1, 5, 2, 0, 3, 0, 3, 2, 4, 2, 2, 1, 0, 1, 1, 2, 2, 3, 3, 1, 2, 2, 3, 0, 1, 4, 2, 2, 5, 1, 3, 2, 2, 3, 1, 4, 3, 2, 3, 4, 4, 3, 0, 0, 1, 5, 2, 6, 4, 8, 5, 4, 3, 2, 4, 4, 5, 4, 5, 1, 7, 3, 5, 1, 1, 3, 1, 1, 4, 2, 1, 2, 2, 3, 2, 2, 2, 2, 1, 2, 5, 2, 3, 1, 2, 4, 2, 1, 0, 1, 2, 1, 2, 1, 2, 0, 2, 3, 0, 2, 1, 1, 2, 4, 4, 1, 3, 3, 2, 0, 1, 1, 1, 3, 2, 3, 2, 2, 5, 4, 3, 2, 3, 1, 1, 2, 1, 3, 3, 1, 2, 1, 0, 3, 2, 1, 1, 0, 3, 2, 2, 1, 4, 5, 3, 2, 3, 1, 2, 0, 2, 2, 0, 0, 1, 5, 1, 1, 4, 2, 1, 2, 4, 4, 2, 3, 3, 3, 4, 1, 0, 5, 2, 3, 2, 1, 2, 0, 2, 3, 3, 2, 3, 2, 1, 2, 1, 2, 2, 4, 1, 3, 1, 2, 3, 1, 1, 4, 2, 1, 2, 2, 1, 1, 2, 0, 2, 2, 2, 2, 1, 1, 2, 4, 2, 0, 1, 2, 1, 5, 3, 0, 2, 2, 0, 4, 1, 2, 4, 3, 3, 3, 4, 3, 2, 3, 1, 2, 6, 4, 7, 7, 4, 1, 2, 3, 1, 1, 2, 2, 2, 1, 2, 3, 0, 2, 3, 2, 3, 1, 0, 2, 2, 1, 2, 3, 2, 0, 1, 0, 2, 2, 4, 3, 3, 2, 1, 1, 3, 2, 2, 3, 2, 1, 0, 1, 3, 3, 0, 2, 3, 0, 1, 2, 3, 1, 3, 2, 2, 0, 1, 2, 2, 3, 1, 6, 0, 3, 5, 1, 2, 2, 2, 2, 1, 0, 3, 0, 1, 2, 3, 3, 1, 2, 2, 0, 1, 1, 2, 2, 2, 3, 1, 1, 3, 4, 1, 4, 2, 3, 1, 3, 1, 2, 4, 1, 1, 3, 2, 0, 2, 2, 0, 1, 1, 0, 4, 1, 2, 0, 2, 2, 2, 1, 3, 3, 3, 3, 1, 0, 0, 1, 4, 3, 1, 3, 0, 2, 2, 1, 1, 2, 0, 3, 0, 0, 3, 1, 1, 1, 1, 0, 3, 2, 3, 3, 1, 2, 2, 0, 2, 3, 2, 3, 2, 3, 3, 0, 1, 2, 2, 2, 0, 1, 1, 3, 3, 1, 1, 2, 4, 3, 0, 2, 0, 1, 0, 2, 2, 1, 2, 3, 1, 1, 3, 0, 2, 1, 3, 1, 1, 1, 3, 2, 2, 1, 2, 2, 1, 2, 2, 2, 1, 0, 3, 1, 2, 3, 2, 4, 2, 3, 1, 3, 3, 2, 1, 3, 2, 3, 0, 0, 2, 2, 5, 3, 5, 2, 2, 1, 2, 3, 3, 3, 4, 2, 2, 3, 2, 3, 2, 3, 3, 0, 2, 2, 1, 2, 2, 2, 1, 3, 0, 1, 4, 0, 1, 3, 1, 1, 1, 4, 1, 2, 4, 2, 3, 2, 1, 1, 4, 3, 0, 2, 3, 2, 4, 1, 1, 2, 3, 1, 0, 2, 1, 3, 0, 2, 3, 1, 2, 1, 3, 2, 3, 3, 1, 0, 3, 2, 1, 4, 1, 2, 2, 1, 4, 0, 0, 1, 3, 1, 2, 0, 2, 3, 1, 0, 0, 3, 0, 2, 0, 3, 2, 1, 0, 1, 0, 2, 7, 6, 1, 1, 3, 4, 3, 2, 0, 2, 1, 2, 1, 4, 1, 4, 4, 1, 3, 2, 1, 1, 2, 2, 4, 1, 1, 0, 1, 2, 4, 2, 2, 3, 4, 4, 2, 2, 3, 1, 3, 1, 3, 3, 0, 1, 2, 3, 3, 3, 2, 3, 1, 1, 1, 2, 3, 2, 3, 4, 3, 3, 3, 3, 2, 2, 1, 0, 1, 2, 2, 3, 0, 5, 0, 1, 1, 1, 1, 1, 2, 1, 1, 0, 2, 0, 3, 1, 1, 5, 1, 0, 5, 3, 2, 1, 1, 2, 3, 0, 3, 1, 2, 1, 1, 1, 1, 3, 4, 3, 0, 0, 4, 3, 1, 2, 3, 1, 1, 1, 1, 3, 1, 2, 1, 1, 2, 2, 2, 0, 0, 2, 2, 1, 3, 1, 2, 2, 1, 3, 0, 1, 1, 0, 1, 2, 1, 0, 1, 3, 1, 1, 0, 1, 3, 1, 0, 4, 2, 1, 0, 2, 0, 3, 3, 0, 3, 2, 0, 0, 0, 1, 1, 2, 2, 1, 1, 1, 1, 3, 1, 1, 1, 1, 4, 0, 1, 0, 3, 1, 2, 0, 1, 1, 1, 1, 0, 1, 1, 2, 0, 0, 1, 4, 2, 1, 3, 2, 3, 1, 1, 1, 2, 3, 3, 2, 2, 3, 0, 2, 2, 2, 3, 2, 0, 1, 4, 2, 2, 0, 2, 2, 3, 1, 2, 2, 1, 3, 3, 0, 2, 2, 0, 1, 2, 3, 2, 3, 0, 1, 5, 0, 2, 0, 3, 1, 3, 3, 2, 2, 1, 1, 4, 2, 1, 1, 2, 2, 2, 1, 1, 4, 1, 4, 1, 0, 3, 1, 0, 2, 3, 1, 1, 2, 1, 3, 2, 0, 3, 2, 1, 0, 0, 0, 1, 1, 1, 2, 0, 2, 2, 1, 1, 2, 3, 2, 2, 1, 1, 2, 0, 0, 2, 1, 1, 1, 0, 1, 1, 0, 1, 3, 3, 2, 1, 1, 0, 1, 3, 3, 2, 2, 1, 0, 2, 0, 1, 0, 1, 3, 4, 3, 1, 2, 2, 3, 2, 0, 1, 1, 1, 1, 2, 1, 4, 1, 2, 1, 1, 0, 3, 0, 2, 2, 2, 2, 3, 0, 0, 1, 4, 0, 2, 3, 0, 2, 2, 4, 3, 2, 4, 2, 2, 2, 5, 3, 0, 1, 3, 1, 3, 0, 1, 4, 1, 3, 2, 2, 2, 3, 2, 1, 3, 2, 4, 5, 2, 2, 2, 1, 1, 2, 2, 3, 1, 2, 0, 1, 2, 1, 3, 1, 0, 2, 5, 2, 2, 3, 1, 1, 3, 1, 2, 3, 2, 0, 2, 0, 2, 2, 4, 3, 0, 2, 2, 0, 1, 2, 1, 2, 3, 1, 1, 3, 1, 1, 2, 2, 2, 0, 1, 0, 1, 2, 1, 0, 2, 1, 1, 2, 2, 3, 2, 2, 2, 1, 0, 0, 1, 1, 1, 3, 2, 1, 1, 2, 0, 0, 2, 2, 1, 0, 0, 2, 2, 2, 2, 1, 2, 0, 2, 1, 1, 0, 0, 3, 3, 2, 4, 2, 1, 1, 3, 2, 1, 2, 2, 1, 1, 1, 3, 2, 2, 2, 3, 0, 2, 4, 2, 2, 3, 1, 0, 3, 0, 0, 1, 1, 1, 3, 2, 2, 0, 3, 3, 3, 2, 4, 4, 3, 2, 3, 1, 1, 3, 3, 1, 1, 3, 1, 2, 4, 1, 3, 2, 1, 5, 2, 1, 3, 2, 2, 4, 5, 2, 0, 3, 0, 2, 2, 4, 0, 3, 0, 0, 3, 1, 2, 1, 1, 2, 3, 3, 2, 3, 2, 0, 2, 2, 1, 5, 1, 1, 2, 0, 1, 3, 2, 4, 1, 0, 3, 1, 1, 1, 2, 2, 1, 2, 2, 2, 2, 0, 2, 2, 1, 2, 0, 1, 1, 0, 2, 0, 1, 4, 1, 0, 1, 4, 3, 1, 2, 2, 2, 1, 1, 1, 3, 2, 1, 2, 2, 3, 4, 1, 1, 1, 3, 2, 0, 2, 1, 3, 2, 1, 2, 0, 1, 1, 2, 1, 1, 0, 3, 2, 1, 4, 1, 2, 3, 4, 2, 1, 2, 1, 1, 1, 1, 3, 2, 0, 1, 1, 0, 2, 3, 3, 2, 3, 1, 0, 4, 0, 0, 1, 2, 1, 1, 4, 2, 1, 2, 6, 2, 2, 3, 1, 2, 4, 2, 1, 3, 1, 2, 3, 1, 0, 3, 1, 2, 3, 0, 3, 4, 0, 3, 0, 2, 6, 2, 2, 3, 2, 2, 3, 3, 2, 0, 2, 1, 3, 1, 4, 2, 1, 3, 0, 3, 2, 2, 0, 1, 3, 4, 1, 3, 4, 2, 1, 3, 1, 2, 2, 2, 2, 2, 0, 1, 3, 4, 2, 3, 1, 1, 1, 1, 3, 1, 1, 4, 1, 3, 2, 2, 1, 3, 2, 2, 3, 0, 0, 2, 0, 2, 2, 1, 2, 1, 3, 3, 3, 2, 3, 1, 1, 2, 2, 0, 0, 3, 1, 1, 3, 3, 2, 1, 1, 1, 3, 2, 1, 1, 1, 0, 1, 2, 0, 4, 1, 1, 0, 1, 1, 1, 1, 1, 3, 2, 5, 0, 1, 4, 2, 1, 2, 1, 1, 1, 1, 1, 1, 5, 0, 2, 1, 1, 3, 1, 2, 1, 3, 1, 2, 1, 0, 1, 2, 3, 3, 1, 2, 1, 2, 4, 2, 3, 2, 3, 2, 2, 3, 2, 3, 2, 2, 3, 1, 1, 2, 1, 5, 0, 2, 3, 0, 1, 3, 2, 4, 1, 0, 1, 3, 0, 0, 2, 2, 1, 1, 1, 1, 2, 1, 0, 3, 2, 1, 3, 1, 2, 1, 2, 1, 3, 0, 1, 2, 2, 1, 1, 1, 1, 3, 2, 2, 1, 2, 4, 1, 0, 4, 0, 1, 5, 4, 1, 2, 1, 3, 3, 3, 2, 1, 1, 0, 0, 2, 1, 1, 1, 1, 2, 2, 0, 1, 4, 2, 2, 3, 2, 4, 1, 2, 1, 2, 1, 2, 0, 0, 2, 1, 5, 2, 2, 3, 0, 2, 1, 0, 5, 3, 2, 3, 1, 3, 0, 1, 0, 1, 2, 1, 1, 3, 1, 3, 4, 1, 2, 1, 4, 0, 0, 1, 2, 3, 5, 2, 2, 2, 3, 1, 2, 0, 2, 2, 2, 1, 2, 3, 3, 1, 2, 0, 5, 2, 2, 3, 2, 2, 2, 5, 1, 1, 3, 2, 3, 1, 2, 2, 1, 0, 2, 3, 3, 1, 3, 1, 1, 0, 1, 1, 4, 2, 1, 3, 2, 1, 2, 4, 0, 3, 2, 1, 2, 0, 3, 2, 3, 1, 3, 3, 2, 2, 3, 1, 1, 1, 0, 2, 2, 1, 1, 2, 0, 0, 1, 3, 1, 2, 1, 0, 2, 2, 0, 1, 0, 1, 2, 1, 2, 1, 1, 1, 2, 1, 3, 1, 0, 1, 2, 1, 1, 3, 0, 3, 1, 0, 1, 2, 0, 3, 1, 2, 1, 3, 3, 2, 1, 1, 2, 2, 3, 1, 2, 2, 1, 2, 2, 1, 1, 3, 3, 1, 0, 2, 2, 2, 2, 1, 5, 2, 2, 3, 2, 1, 1, 2, 1, 2, 1, 1, 1, 1, 2, 4, 1, 1, 0, 1, 1, 0, 2, 3, 1, 0, 2, 2, 2, 1, 4, 4, 0, 2, 4, 2, 3, 1, 1, 3, 3, 3, 0, 2, 3, 2, 2, 3, 0, 2, 2, 1, 1, 2, 3, 5, 0, 1, 0, 2, 1, 2, 1, 0, 1, 4, 2, 2, 3, 3, 0, 1, 0, 2, 3, 1, 0, 0, 3, 2, 2, 1, 3, 1, 2, 2, 1, 2, 4, 2, 2, 0, 1, 1, 4, 3, 0, 2, 2, 0, 1, 3, 1, 0, 2, 0, 3, 4, 2, 2, 0, 3, 1, 0, 1, 2, 0, 2, 3, 3, 2, 2, 2, 0, 2, 1, 2, 0, 1, 2, 3, 2, 2, 1, 1, 1, 0, 1, 2, 3, 1, 1, 2, 0, 1, 0, 0, 0, 2, 0, 0, 0, 3, 1, 0, 1, 1, 1, 1, 1, 0, 2, 1, 0, 1, 3, 0, 1, 0, 1, 4, 1, 0, 2, 0, 0, 1, 0, 1, 4, 1, 1, 0, 2, 1, 1, 0, 1, 2, 1, 0, 1, 3, 2, 2, 1, 3, 1, 2, 2, 2, 1, 0, 1, 0, 0, 2, 0, 1, 1, 1, 2, 1, 1, 0, 0, 1, 1, 0, 0, 2, 1, 0, 1, 1, 0, 1, 0, 2, 3, 1, 0, 0, 0, 0, 0, 0, 2, 1, 0, 0, 2, 1, 1, 1, 1, 0, 0, 2, 1, 1, 1, 2, 1, 2, 3, 0, 0, 2, 4, 2, 1, 0, 1, 2, 0, 1, 3, 1, 1, 2, 1, 2, 2, 0, 1, 0, 2, 1, 2, 2, 1, 2, 1, 1, 3, 0, 1, 2, 2, 1, 4, 3, 3, 1, 2, 3, 3, 4, 3, 2, 2, 3, 2, 3, 1, 1, 1, 1, 0, 0, 0, 1, 2, 2, 0, 2, 2, 3, 2, 3, 1, 0, 0, 2, 4, 1, 2, 0, 0, 2, 2, 1, 4, 3, 2, 2, 2, 4, 0, 2, 3, 4, 0, 2, 2, 5, 2, 1, 2, 2, 2, 3, 1, 2, 3, 3, 1, 1, 0, 3, 4, 1, 1, 4, 1, 3, 0, 5, 1, 2, 2, 3, 3, 1, 3, 2, 3, 1, 4, 2, 0, 3, 2, 0, 1, 2, 2, 2, 3, 1, 5, 1, 3, 3, 1, 2, 1, 2, 3, 1, 2, 1, 1, 2, 3, 1, 3, 2, 2, 0, 1, 3, 3, 2, 3, 4, 1, 1, 1, 1, 3, 1, 1, 1, 2, 1, 1, 1, 3, 2, 2, 2, 3, 1, 2, 2, 0, 1, 2, 3, 3, 2, 1, 2, 1, 0, 2, 3, 3, 2, 2, 0, 2, 2, 3, 2, 1, 3, 1, 1, 1, 1, 1, 1, 1, 3, 1, 1, 0, 3, 2, 0, 1, 3, 3, 2, 2, 2, 2, 0, 0, 1, 1, 2, 1, 0, 2, 3, 1, 1, 1, 1, 1, 2, 1, 4, 2, 2, 2, 2, 1, 1, 0, 1, 2, 0, 3, 0, 1, 1, 1, 2, 3, 4, 1, 1, 5, 1, 0, 3, 2, 2, 3, 3, 2, 2, 1, 4, 3, 1, 4, 2, 2, 3, 2, 4, 3, 4, 5, 0, 1, 3, 1, 2, 0, 5, 1, 3, 1, 0, 2, 1, 4, 0, 4, 2, 2, 2, 2, 1, 3, 3, 2, 1, 3, 1, 2, 0, 4, 3, 2, 3, 0, 2, 2, 1, 1, 2, 2, 0, 1, 2, 3, 1, 2, 2, 2, 2, 2, 2, 5, 2, 2, 4, 1, 3, 2, 0, 2, 2, 0, 2, 0, 1, 1, 4, 1, 0, 3, 5, 3, 0, 2, 3, 3, 0, 4, 1, 3, 3, 2, 3, 5, 3, 2, 2, 2, 1, 3, 0, 3, 2, 1, 0, 2, 2, 0, 2, 3, 1, 2, 3, 1, 2, 1, 1, 4, 1, 4, 2, 3, 2, 2, 1, 1, 1, 1, 3, 1, 1, 2, 4, 1, 2, 0, 3, 0, 0, 1, 0, 3, 1, 1, 2, 0, 5, 3, 0, 2, 1, 1, 1, 0, 1, 1, 0, 1, 1, 0, 1, 3, 3, 2, 2, 4, 1, 2, 2, 1, 0, 2, 1, 1, 2, 0, 2, 3, 1, 2, 4, 2, 1, 1, 3, 3, 1, 2, 0, 2, 1, 3, 0, 1, 0, 1, 2, 2, 0, 0, 2, 3, 0, 1, 5, 2, 1, 3, 4, 6, 5, 1, 2, 2, 0, 1, 0, 1, 3, 2, 1, 2, 3, 1, 1, 3, 1, 3, 2, 3, 0, 2, 2, 2, 2, 2, 2, 3, 1, 0, 2, 3, 1, 4, 2, 1, 2, 2, 3, 2, 0, 1, 0, 1, 2, 4, 2, 1, 4, 3, 3, 3, 2, 2, 2, 2, 2, 4, 1, 3, 3, 0, 1, 1, 2, 0, 3, 3, 0, 2, 2, 2, 0, 3, 2, 1, 2, 4, 5, 5, 0, 1, 1, 0, 3, 0, 2, 1, 1, 1, 2, 3, 1, 1, 1, 3, 1, 0, 3, 2, 2, 2, 3, 3, 3, 3, 1, 3, 3, 0, 2, 2, 2, 2, 1, 1, 2, 4, 2, 1, 3, 0, 1, 3, 1, 1, 1, 0, 4, 2, 3, 3, 2, 2, 1, 2, 2, 1, 1, 1, 1, 3, 0, 2, 4, 0, 4, 1, 3, 3, 4, 1, 2, 3, 1, 2, 2, 2, 1, 2, 3, 1, 2, 3, 3, 1, 1, 1, 5, 1, 2, 2, 1, 0, 3, 2, 1, 0, 0, 2, 2, 2, 0, 1, 1, 3, 2, 2, 4, 2, 2, 2, 1, 1, 4, 1, 2, 0, 5, 2, 2, 2, 0, 2, 2, 2, 1, 1, 1, 0, 2, 2, 1, 2, 1, 1, 1, 2, 2, 2, 1, 0, 4, 3, 1, 3, 1, 1, 4, 0, 2, 0, 1, 1, 0, 1, 1, 2, 1, 2, 2, 2, 2, 1, 1, 1, 1, 1, 1, 2, 1, 2, 3, 2, 1, 1, 0, 1, 4, 0, 2, 1, 1, 2, 2, 2, 0, 1, 2, 2, 0, 0, 3, 4, 4, 4, 0, 0, 1, 3, 4, 0, 0, 1, 3, 1, 2, 1, 0, 2, 1, 0, 2, 1, 1, 1, 2, 2, 0, 0, 1, 1, 2, 0, 1, 2, 0, 1, 1, 1, 0, 1, 1, 1, 3, 1, 3, 2, 1, 1, 2, 2, 2, 0, 1, 0, 1, 1, 2, 3, 4, 2, 1, 2, 0, 1, 1, 4, 3, 0, 1, 0, 3, 1, 2, 2, 0, 3, 2, 2, 3, 0, 2, 1, 1, 0, 0, 0, 5, 3, 1, 2, 1, 1, 0, 3, 2, 4, 2, 2, 0, 1, 3, 3, 2, 0, 2, 0, 2, 3, 2, 2, 2, 2, 1, 2, 0, 2, 4, 1, 1, 3, 1, 1, 2, 1, 1, 1, 3, 2, 0, 4, 1, 2, 1, 1, 3, 1, 1, 0, 1, 2, 1, 0, 0, 0, 2, 1, 1, 3, 0, 3, 2, 0, 2, 2, 2, 2, 1, 0, 1, 3, 2, 3, 3, 4, 5, 0, 4, 3, 0, 3, 0, 3, 2, 1, 2, 2, 2, 2, 1, 0, 2, 0, 2, 1, 1, 3, 1, 1, 2, 3, 2, 0, 4, 1, 1, 1, 0, 1, 1, 2, 1, 1, 2, 3, 1, 3, 1, 2, 3, 2, 1, 0, 1, 2, 1, 3, 2, 0, 1, 1, 2, 1, 0, 1, 1, 3, 2, 0, 2, 3, 1, 5, 4, 3, 2, 1, 4, 3, 1, 1, 0, 1, 3, 2, 0, 2, 2, 1, 1, 1, 3, 1, 2, 2, 1, 1, 2, 1, 1, 0, 2, 0, 3, 3, 0, 2, 2, 2, 1, 2, 3, 1, 2, 2, 3, 2, 1, 2, 2, 1, 2, 0, 2, 0, 1, 2, 2, 0, 3, 1, 0, 2, 1, 1, 4, 3, 1, 3, 0, 2, 2, 0, 1, 1, 2, 1, 3, 0, 2, 1, 1, 2, 1, 1, 2, 2, 0, 2, 2, 0, 2, 1, 1, 0, 3, 3, 1, 1, 0, 2, 5, 1, 1, 6, 2, 2, 2, 1, 1, 1, 1, 2, 2, 1, 2, 1, 2, 3, 2, 4, 0, 1, 1, 2, 2, 1, 2, 2, 1, 3, 2, 3, 4, 4, 1, 1, 2, 3, 0, 2, 2, 0, 2, 3, 1, 2, 3, 1, 1, 2, 4, 2, 1, 1, 1, 4, 3, 2, 1, 2, 1, 2, 2, 1, 5, 1, 1, 1, 1, 1, 2, 1, 3, 3, 4, 2, 2, 1, 1, 1, 3, 1, 1, 3, 1, 3, 1, 3, 2, 1, 3, 1, 1, 3, 1, 2, 2, 4, 1, 1, 1, 0, 2, 2, 3, 2, 2, 2, 4, 3, 3, 0, 2, 1, 1, 3, 1, 1, 1, 1, 3, 2, 4, 0, 1, 3, 1, 1, 0, 3, 1, 1, 3, 3, 1, 1, 2, 1, 2, 2, 0, 1, 1, 2, 2, 1, 4, 3, 1, 3, 2, 4, 2, 0, 2, 1, 2, 2, 0, 1, 2, 2, 2, 3, 2, 4, 3, 1, 3, 0, 3, 1, 2, 4, 0, 0, 3, 2, 3, 1, 2, 3, 2, 4, 1, 2, 2, 1, 2, 1, 1, 1, 0, 3, 2, 3, 0, 2, 0, 1, 2, 2, 3, 1, 1, 3, 3, 2, 2, 2, 1, 1, 2, 4, 2, 2, 5, 2, 2, 3, 2, 2, 3, 1, 1, 0, 1, 2, 0, 3, 0, 3, 1, 1, 3, 4, 1, 2, 2, 2, 1, 2, 4, 1, 1, 0, 2, 2, 0, 1, 4, 0, 0, 1, 1, 3, 2, 0, 4, 2, 2, 1, 1, 2, 3, 2, 0, 0, 3, 0, 3, 2, 2, 0, 3, 3, 2, 3, 3, 2, 3, 1, 1, 3, 2, 1, 2, 2, 2, 1, 2, 1, 1, 4, 2, 0, 3, 1, 3, 2, 0, 0, 3, 1, 0, 1, 2, 0, 3, 1, 0, 4, 0, 1, 1, 0, 3, 2, 0, 3, 3, 3, 0, 3, 0, 2, 2, 3, 3, 0, 2, 1, 0, 1, 1, 3, 2, 2, 0, 1, 2, 0, 2, 1, 1, 3, 1, 0, 2, 3, 2, 2, 1, 2, 0, 2, 2, 1, 1, 4, 3, 0, 2, 4, 1, 2, 0, 2, 1, 4, 2, 0, 2, 1, 1, 1, 0, 0, 4, 2, 1, 3, 1, 1, 3, 0, 2, 1, 2, 0, 0, 1, 1, 0, 1, 0, 0, 0, 2, 1, 2, 3, 3, 3, 2, 2, 2, 1, 1, 1, 1, 2, 4, 4, 1, 2, 1, 2, 3, 6, 1, 2, 5, 0, 5, 2, 4, 2, 2, 2, 0, 2, 2, 5, 2, 5, 4, 5, 1, 4, 3, 6, 3, 3, 1, 2, 3, 3, 1, 5, 3, 2, 3, 4, 1, 1, 1, 0, 3, 3, 2, 2, 4, 3, 1, 2, 1, 1, 1, 2, 2, 1, 1, 2, 1, 1, 1, 1, 3, 0, 3, 2, 2, 2, 2, 2, 1, 2, 2, 2, 2, 1, 0, 1, 2, 0, 2, 2, 1, 3, 0, 1, 2, 3, 4, 1, 1, 2, 3, 1, 2, 1, 0, 2, 2, 3, 3, 2, 3, 1, 1, 3, 0, 1, 2, 2, 1, 5, 1, 0, 3, 3, 0, 3, 2, 2, 2, 3, 2, 3, 2, 3, 2, 2, 3, 3, 5, 1, 3, 2, 2, 2, 3, 2, 2, 4, 1, 0, 4, 3, 2, 1, 1, 1, 2, 3, 4, 1, 4, 2, 6, 3, 1, 3, 1, 4, 0, 2, 2, 2, 2, 2, 3, 4, 3, 1, 1, 3, 2, 2, 3, 1, 4, 2, 1, 2, 3, 1, 3, 2, 2, 1, 5, 2, 2, 1, 1, 2, 2, 0, 4, 0, 3, 2, 3, 1, 3, 2, 0, 1, 1, 1, 3, 2, 1, 1, 2, 4, 1, 0, 1, 2, 2, 1, 3, 0, 3, 3, 1, 3, 0, 1, 1, 2, 1, 3, 0, 2, 2, 0, 3, 2, 0, 2, 2, 2, 2, 2, 2, 1, 1, 1, 4, 5, 1, 2, 0, 1, 2, 2, 1, 4, 1, 3, 1, 4, 1, 2, 4, 1, 2, 2, 2, 0, 2, 3, 0, 2, 2, 0, 0, 3, 2, 3, 1, 2, 2, 3, 0, 3, 2, 3, 0, 0, 3, 1, 0, 1, 1, 1, 3, 3, 1, 0, 1, 1, 3, 0, 4, 4, 2, 3, 2, 0, 2, 2, 1, 0, 2, 1, 2, 2, 2, 3, 1, 2, 3, 1, 1, 2, 1, 1, 3, 3, 3, 0, 2, 2, 3, 3, 2, 2, 2, 1, 1, 1, 2, 1, 4, 2, 0, 0, 1, 0, 2, 2, 2, 4, 1, 2, 1, 0, 2, 6, 2, 1, 1, 3, 0, 0, 5, 0, 2, 2, 1, 2, 1, 1, 1, 1, 3, 2, 1, 3, 1, 1, 1, 2, 2, 0, 2, 2, 1, 2, 1, 3, 3, 2, 6, 2, 4, 2, 3, 4, 2, 2, 2, 2, 1, 1, 3, 0, 1, 2, 4, 1, 3, 1, 0, 1, 1, 1, 4, 1, 3, 2, 1, 0, 0, 2, 1, 1, 2, 1, 1, 2, 1, 4, 0, 2, 3, 2, 3, 1, 3, 3, 2, 2, 1, 2, 2, 1, 3, 2, 2, 3, 2, 3, 3, 3, 2, 0, 2, 2, 2, 2, 1, 1, 1, 1, 2, 1, 2, 2, 2, 2, 3, 0, 3, 2, 1, 1, 1, 2, 2, 2, 0, 2, 2, 1, 3, 1, 2, 2, 3, 2, 1, 1, 1, 1, 2, 4, 2, 2, 2, 3, 3, 2, 1, 2, 2, 0, 0, 3, 1, 1, 1, 3, 1, 0, 1, 4, 0, 2, 3, 2, 1, 2, 1, 4, 3, 1, 2, 5, 3, 2, 2, 2, 1, 2, 3, 5, 2, 2, 1, 0, 3, 2, 1, 1, 2, 2, 2, 1, 1, 3, 2, 2, 1, 2, 3, 1, 4, 1, 1, 2, 2, 2, 4, 2, 1, 1, 1, 3, 1, 2, 2, 3, 1, 1, 1, 3, 2, 2, 2, 4, 0, 2, 5, 0, 2, 4, 1, 4, 1, 3, 1, 1, 3, 2, 1, 2, 1, 1, 3, 1, 2, 1, 3, 2, 0, 0, 0, 2, 2, 2, 3, 2, 4, 3, 1, 3, 1, 2, 1, 2, 2, 1, 2, 2, 3, 1, 2, 2, 1, 0, 0, 4, 3, 1, 3, 4, 1, 0, 1, 2, 3, 3, 2, 3, 2, 3, 3, 2, 4, 3, 2, 3, 3, 2, 1, 3, 1, 2, 1, 1, 2, 1, 2, 4, 1, 1, 4, 4, 0, 3, 1, 1, 1, 1, 2, 2, 1, 1, 1, 1, 2, 1, 1, 3, 1, 1, 4, 0, 1, 1, 2, 3, 2, 1, 1, 3, 1, 2, 1, 2, 3, 2, 2, 1, 3, 1, 2, 3, 1, 2, 1, 1, 1, 0, 2, 0, 2, 3, 2, 3, 1, 6, 0, 2, 2, 1, 1, 1, 0, 3, 3, 2, 1, 2, 1, 3, 1, 1, 3, 4, 1, 3, 1, 0, 1, 4, 2, 2, 0, 3, 0, 2, 1, 0, 0, 4, 1, 1, 1, 2, 3, 3, 2, 4, 3, 2, 3, 2, 2, 1, 3, 3, 3, 2, 1, 2, 1, 1, 2, 2, 2, 2, 2, 0, 2, 2, 0, 0, 2, 3, 2, 2, 0, 2, 1, 2, 5, 1, 2, 2, 4, 2, 2, 1, 2, 2, 1, 1, 2, 1, 3, 1, 4, 3, 2, 3, 2, 1, 2, 4, 2, 3, 2, 3, 1, 4, 1, 2, 1, 1, 2, 0, 2, 2, 1, 4, 2, 2, 2, 0, 1, 1, 2, 5, 3, 0, 0, 2, 3, 2, 4, 1, 4, 3, 1, 1, 1, 4, 2, 0, 1, 2, 2, 2, 1, 0, 3, 5, 1, 1, 3, 0, 2, 1, 2, 3, 2, 3, 0, 0, 4, 2, 2, 2, 1, 2, 0, 2, 3, 1, 0, 3, 1, 1, 2, 3, 1, 1, 1, 1, 1, 2, 3, 0, 1, 2, 2, 1, 3, 3, 1, 3, 1, 1, 1, 0, 0, 0, 2, 0, 1, 1, 1, 2, 1, 1, 2, 1, 2, 3, 4, 3, 1, 2, 4, 3, 3, 3, 0, 2, 3, 2, 3, 1, 2, 1, 2, 2, 3, 2, 2, 3, 1, 3, 2, 3, 1, 2, 2, 1, 1, 3, 3, 3, 1, 2, 2, 2, 5, 3, 2, 3, 3, 4, 2, 3, 2, 1, 3, 1, 1, 1, 0, 3, 2, 3, 3, 1, 3, 2, 2, 3, 3, 0, 1, 0, 4, 1, 1, 4, 2, 1, 4, 1, 2, 6, 3, 5, 2, 2, 2, 2, 1, 0, 3, 1, 1, 1, 1, 1, 1, 1, 0, 2, 3, 2, 2, 2, 2, 3, 3, 0, 1, 2, 2, 1, 1, 2, 3, 2, 1, 3, 2, 3, 1, 2, 1, 5, 0, 3, 1, 0, 2, 1, 1, 1, 1, 0, 1, 2, 2, 1, 3, 0, 5, 0, 0, 3, 2, 1, 2, 3, 0, 3, 2, 3, 1, 2, 1, 0, 4, 1, 2, 1, 1, 3, 3, 2, 0, 2, 2, 1, 2, 1, 0, 1, 1, 0, 1, 2, 2, 3, 0, 2, 3, 3, 6, 2, 1, 4, 2, 2, 3, 0, 1, 3, 3, 0, 2, 2, 1, 1, 3, 3, 3, 1, 2, 2, 3, 5, 2, 0, 0, 1, 0, 2, 4, 4, 2, 1, 3, 1, 2, 3, 3, 2, 2, 1, 4, 1, 2, 3, 1, 1, 0, 1, 1, 3, 3, 1, 2, 0, 1, 3, 1, 2, 0, 1, 3, 2, 0, 5, 1, 2, 4, 1, 0, 2, 1, 2, 1, 3, 3, 3, 2, 2, 2, 1, 0, 1, 1, 4, 0, 3, 2, 2, 1, 2, 3, 1, 3, 0, 1, 1, 4, 2, 0, 1, 2, 2, 0, 3, 1, 1, 1, 4, 1, 2, 2, 0, 1, 3, 3, 4, 2, 1, 3, 1, 1, 2, 3, 1, 2, 1, 1, 1, 0, 3, 1, 2, 0, 1, 1, 2, 1, 3, 2, 0, 1, 1, 1, 1, 2, 2, 0, 3, 3, 1, 2, 2, 5, 1, 2, 3, 3, 1, 4, 4, 0, 0, 1, 2, 1, 0, 0, 1, 4, 3, 1, 2, 3, 2, 2, 1, 3, 3, 4, 1, 3, 2, 0, 3, 2, 4, 1, 3, 4, 3, 0, 1, 1, 1, 4, 2, 3, 0, 2, 2, 2, 3, 3, 3, 0, 1, 0, 2, 0, 3, 2, 3, 1, 1, 1, 1, 1, 0, 3, 4, 2, 2, 2, 1, 1, 1, 2, 0, 0, 2, 3, 1, 2, 3, 3, 1, 1, 3, 2, 2, 2, 0, 0, 3, 3, 4, 4, 2, 2, 2, 1, 4, 1, 3, 2, 1, 4, 1, 1, 1, 1, 2, 2, 5, 4, 1, 2, 0, 5, 1, 2, 2, 1, 2, 3, 2, 1, 0, 2, 2, 2, 2, 2, 2, 3, 1, 4, 0, 0, 1, 2, 2, 1, 3, 4, 2, 1, 3, 2, 3, 2, 2, 1, 2, 2, 0, 4, 1, 2, 2, 1, 2, 1, 0, 1, 2, 2, 5, 2, 1, 1, 0, 2, 6, 3, 2, 3, 3, 0, 0, 2, 3, 0, 3, 2, 3, 1, 2, 1, 2, 3, 3, 1, 1, 0, 2, 1, 1, 1, 1, 2, 1, 1, 1, 1, 1, 1, 4, 5, 0, 2, 3, 3, 3, 3, 1, 2, 2, 1, 2, 1, 1, 4, 2, 1, 2, 2, 2, 0, 1, 1, 1, 2, 3, 0, 1, 2, 4, 4, 0, 4, 0, 1, 3, 2, 3, 1, 3, 1, 2, 3, 1, 4, 1, 2, 2, 2, 3, 2, 4, 2, 3, 0, 3, 1, 3, 4, 3, 2, 2, 3, 2, 4, 1, 3, 3, 5, 3, 2, 1, 2, 3, 1, 3, 1, 2, 2, 0, 0, 2, 1, 2, 2, 2, 3, 2, 2, 3, 2, 3, 1, 1, 3, 4, 2, 5, 4, 3, 2, 2, 3, 2, 2, 2, 1, 5, 1, 3, 3, 3, 3, 5, 0, 0, 2, 2, 3, 1, 0, 1, 3, 3, 0, 2, 0, 2, 3, 2, 1, 3, 2, 3, 3, 1, 0, 1, 1, 2, 0, 3, 1, 2, 2, 2, 1, 1, 3, 1, 4, 4, 2, 1, 2, 2, 2, 1, 5, 0, 4, 0, 1, 5, 1, 1, 2, 1, 2, 1, 2, 3, 1, 2, 2, 1, 3, 3, 1, 2, 1, 2, 1, 2, 3, 1, 2, 1, 1, 4, 3, 1, 1, 1, 0, 3, 3, 3, 1, 0, 4, 2, 3, 1, 0, 1, 1, 1, 2, 2, 3, 1, 4, 2, 3, 0, 3, 2, 1, 0, 2, 0, 2, 3, 4, 2, 1, 0, 4, 3, 1, 1, 1, 2, 1, 2, 4, 1, 2, 1, 2, 2, 3, 1, 2, 3, 2, 0, 4, 2, 1, 3, 3, 3, 2, 1, 2, 3, 3, 4, 4, 2, 1, 1, 1, 1, 1, 1, 4, 3, 3, 2, 2, 1, 2, 2, 3, 2, 1, 1, 2, 4, 1, 5, 1, 1, 3, 0, 2, 1, 2, 2, 1, 1, 3, 6, 2, 2, 3, 1, 1, 1, 2, 2, 1, 3, 2, 2, 0, 1, 1, 2, 5, 1, 2, 4, 1, 4, 1, 5, 1, 2, 1, 0, 5, 1, 1, 2, 1, 2, 5, 1, 2, 0, 3, 1, 1, 5, 0, 2, 3, 3, 1, 2, 0, 2, 1, 0, 2, 0, 3, 3, 3, 3, 1, 5, 1, 2, 2, 1, 1, 1, 4, 3, 2, 3, 0, 1, 3, 0, 3, 1, 3, 1, 1, 0, 4, 1, 4, 2, 2, 1, 2, 2, 1, 2, 3, 2, 0, 0, 3, 3, 2, 3, 6, 2, 3, 3, 1, 1, 2, 2, 3, 2, 0, 3, 2, 0, 0, 3, 2, 5, 1, 5, 1, 1, 2, 2, 0, 2, 1, 1, 2, 2, 0, 4, 2, 2, 0, 2, 2, 5, 2, 0, 2, 2, 0, 4, 1, 2, 0, 1, 2, 4, 2, 2, 4, 0, 0, 0, 1, 1, 0, 2, 3, 5, 2, 3, 0, 0, 4, 2, 1, 3, 2, 3, 0, 3, 3, 0, 2, 1, 3, 4, 2, 2, 3, 3, 2, 2, 1, 3, 4, 4, 3, 3, 1, 4, 2, 2, 3, 2, 3, 3, 0, 1, 1, 1, 1, 1, 0, 3, 1, 0, 1, 2, 2, 3, 2, 2, 1, 1, 4, 2, 2, 2, 2, 2, 2, 1, 2, 1, 1, 3, 3, 0, 3, 1, 3, 2, 2, 3, 4, 0, 1, 5, 1, 1, 2, 1, 2, 1, 1, 4, 1, 4, 1, 2, 3, 4, 4, 3, 1, 3, 3, 0, 3, 0, 4, 1, 0, 2, 0, 2, 5, 1, 1, 3, 2, 2, 1, 0, 1, 2, 1, 5, 0, 5, 3, 4, 4, 2, 2, 2, 3, 2, 3, 3, 3, 5, 2, 1, 3, 1, 5, 3, 0, 3, 2, 1, 3, 1, 3, 1, 3, 3, 0, 0, 3, 3, 4, 2, 1, 3, 3, 2, 5, 1, 3, 2, 2, 3, 3, 1, 0, 1, 1, 2, 2, 2, 0, 0, 5, 2, 4, 3, 1, 3, 1, 1, 0, 3, 2, 0, 0, 2, 2, 2, 1, 3, 3, 1, 2, 0, 2, 0, 1, 2, 5, 2, 0, 1, 2, 3, 0, 1, 2, 3, 1, 3, 1, 2, 2, 0, 2, 2, 3, 2, 2, 3, 2, 3, 2, 2, 3, 3, 4, 1, 0, 2, 1, 1, 2, 2, 1, 2, 0, 1, 0, 1, 3, 1, 4, 2, 0, 2, 3, 2, 3, 1, 2, 2, 1, 2, 1, 1, 2, 3, 3, 1, 3, 2, 0, 4, 0, 4, 1, 2, 2, 2, 3, 4, 4, 2, 2, 1, 2, 2, 1, 3, 1, 1, 3, 2, 2, 3, 1, 2, 4, 3, 1, 0, 0, 4, 2, 2, 4, 3, 1, 1, 2, 1, 1, 2, 2, 2, 2, 1, 2, 0, 1, 2, 3, 3, 3, 1, 3, 2, 2, 3, 1, 4, 0, 3, 0, 1, 1, 1, 3, 2, 0, 2, 4, 1, 3, 2, 2, 2, 1, 1, 3, 2, 2, 4, 2, 2, 3, 2, 3, 1, 2, 2, 5, 1, 1, 1, 2, 1, 2, 1, 2, 1, 3, 1, 1, 3, 5, 4, 2, 2, 3, 0, 2, 3, 2, 1, 2, 4, 2, 1, 4, 2, 2, 4, 1, 4, 2, 2, 2, 4, 0, 2, 1, 2, 3, 4, 0, 2, 4, 1, 2, 4, 4, 2, 1, 2, 1, 2, 2, 2, 2, 3, 1, 1, 4, 2, 2, 3, 1, 1, 2, 2, 4, 2, 2, 1, 3, 2, 5, 3, 1, 1, 0, 0, 3, 3, 4, 2, 3, 2, 2, 0, 1, 3, 2, 2, 2, 1, 1, 1, 2, 0, 1, 1, 1, 2, 1, 2, 2, 1, 2, 4, 2, 2, 0, 3, 2, 2, 2, 3, 1, 0, 2, 3, 1, 0, 5, 0, 3, 2, 1, 2, 2, 0, 1, 2, 1, 2, 2, 0, 1, 3, 2, 3, 1, 3, 0, 2, 2, 1, 1, 3, 2, 2, 4, 2, 4, 2, 4, 2, 0, 1, 1, 1, 4, 2, 4, 2, 2, 0, 0, 3, 2, 2, 1, 1, 4, 2, 6, 1, 4, 1, 0, 1, 3, 2, 2, 2, 2, 3, 2, 1, 1, 1, 2, 1, 2, 3, 1, 1, 0, 2, 1, 2, 2, 1, 2, 3, 1, 2, 3, 2, 0, 3, 0, 1, 1, 0, 2, 1, 2, 2, 2, 3, 2, 2, 1, 1, 2, 3, 0, 0, 1, 2, 3, 2, 0, 1, 3, 1, 3, 2, 2, 0, 2, 2, 0, 1, 0, 0, 1, 1, 0, 2, 2, 1, 1, 1, 4, 2, 2, 1, 1, 1, 2, 3, 3, 0, 1, 3, 0, 0, 3, 2, 0, 4, 4, 3, 4, 2, 3, 1, 4, 1, 3, 1, 1, 3, 0, 3, 3, 1, 1, 2, 2, 2, 1, 3, 2, 3, 1, 2, 4, 1, 3, 2, 2, 1, 3, 4, 1, 3, 3, 1, 2, 1, 3, 2, 0, 1, 2, 1, 4, 1, 3, 2, 1, 2, 3, 2, 5, 1, 1, 0, 3, 1, 1, 4, 2, 2, 2, 1, 2, 2, 4, 3, 4, 3, 1, 2, 0, 3, 3, 2, 0, 3, 1, 2, 2, 1, 2, 3, 3, 0, 2, 2, 2, 1, 2, 1, 2, 2, 4, 2, 3, 2, 1, 5, 2, 4, 1, 3, 2, 2, 1, 4, 1, 1, 2, 3, 3, 3, 3, 6, 1, 2, 1, 2, 1, 0, 1, 0, 1, 2, 4, 2, 1, 1, 5, 2, 2, 1, 2, 2, 2, 2, 2, 3, 2, 1, 2, 1, 3, 2, 1, 1, 2, 2, 2, 1, 3, 2, 2, 4, 2, 0, 5, 3, 1, 2, 3, 0, 1, 3, 3, 2, 2, 1, 2, 1, 1, 2, 3, 2, 2, 1, 3, 1, 2, 2, 2, 3, 3, 1, 0, 1, 1, 1, 1, 3, 1, 2, 2, 1, 2, 1, 1, 2, 3, 1, 2, 1, 2, 4, 3, 1, 2, 2, 4, 2, 2, 5, 1, 3, 3, 1, 3, 2, 2, 1, 2, 1, 0, 3, 3, 0, 0, 3, 0, 1, 3, 0, 0, 4, 2, 1, 1, 2, 3, 2, 2, 0, 0, 1, 3, 0, 1, 0, 0, 0, 2, 0, 0, 0, 0, 1, 1, 2, 1, 4, 3, 1, 0, 2, 1, 2, 2, 0, 4, 3, 3, 2, 2, 1, 1, 3, 4, 2, 2, 4, 3, 2, 2, 5, 3, 1, 3, 1, 1, 1, 2, 3, 2, 0, 1, 2, 1, 1, 1, 3, 1, 4, 3, 1, 2, 3, 3, 2, 4, 2, 2, 0, 1, 1, 3, 0, 1, 1, 1, 1, 3, 0, 1, 0, 1, 0, 2, 3, 0, 1, 0, 0, 2, 1, 3, 1, 0, 0, 1, 2, 4, 2, 0, 3, 3, 2, 2, 2, 0, 1, 1, 4, 2, 1, 1, 1, 1, 2, 2, 2, 2, 3, 2, 2, 0, 5, 1, 4, 0, 3, 0, 0, 1, 2, 1, 1, 3, 2, 3, 2, 2, 2, 2, 2, 3, 4, 3, 0, 0, 1, 3, 0, 0, 3, 5, 6, 0, 2, 2, 4, 0, 1, 1, 2, 3, 3, 2, 0, 3, 1, 0, 0, 0, 3, 3, 4, 2, 2, 0, 2, 1, 1, 3, 2, 2, 1, 2, 3, 3, 3, 2, 3, 1, 2, 2, 3, 3, 2, 5, 2, 3, 2, 2, 4, 4, 3, 2, 3, 1, 5, 1, 3, 1, 1, 0, 2, 3, 3, 3, 3, 2, 5, 2, 2, 2, 2, 3, 2, 3, 0, 5, 5, 1, 3, 2, 5, 0, 0, 2, 3, 3, 2, 3, 2, 0, 2, 1, 2, 2, 3, 0, 1, 1, 1, 4, 2, 3, 3, 4, 3, 3, 2, 4, 1, 1, 3, 0, 0, 0, 0, 2, 2, 4, 0, 2, 3, 2, 1, 5, 2, 2, 3, 3, 2, 3, 3, 3, 2, 1, 1, 1, 1, 3, 2, 2, 5, 1, 5, 3, 3, 2, 4, 3, 2, 1, 2, 1, 2, 2, 2, 2, 3, 0, 1, 0, 2, 1, 1, 0, 2, 4, 2, 0, 0, 0, 0, 2, 2, 2, 3, 1, 2, 3, 2, 3, 2, 0, 1, 2, 1, 3, 5, 2, 1, 3, 1, 0, 0, 2, 3, 2, 2, 1, 2, 1, 1, 0, 0, 1, 4, 2, 3, 1, 3, 0, 1, 1, 2, 3, 4, 2, 3, 1, 2, 3, 2, 1, 2, 1, 2, 3, 3, 2, 4, 0, 2, 2, 1, 2, 4, 1, 1, 4, 0, 3, 1, 1, 0, 1, 3, 1, 3, 2, 1, 0, 2, 1, 2, 2, 3, 2, 2, 3, 1, 0, 3, 2, 1, 2, 0, 2, 3, 2, 2, 2, 0, 2, 3, 2, 5, 1, 2, 1, 2, 0, 3, 2, 3, 1, 2, 1, 1, 0, 0, 1, 0, 2, 0, 2, 1, 2, 2, 1, 0, 0, 0, 3, 2, 1, 3, 1, 3, 1, 1, 1, 3, 2, 2, 1, 2, 1, 2, 0, 3, 3, 1, 3, 5, 2, 3, 2, 3, 1, 5, 2, 3, 2, 0, 2, 2, 2, 1, 2, 1, 2, 1, 0, 1, 3, 3, 2, 0, 5, 4, 1, 3, 2, 2, 1, 1, 2, 0, 2, 2, 3, 0, 1, 3, 2, 3, 0, 3, 2, 1, 2, 2, 1, 1, 2, 0, 1, 1, 2, 2, 0, 1, 2, 2, 2, 3, 1, 1, 2, 2, 3, 4, 2, 1, 2, 1, 3, 3, 2, 3, 2, 2, 2, 4, 3, 0, 0, 4, 2, 0, 3, 4, 0, 3, 1, 0, 3, 3, 0, 3, 1, 1, 1, 0, 2, 2, 2, 2, 2, 4, 1, 1, 2, 3, 2, 2, 0, 2, 2, 2, 3, 2, 1, 1, 0, 4, 3, 4, 2, 0, 2, 1, 0, 3, 1, 2, 2, 2, 2, 1, 0, 3, 1, 3, 1, 4, 3, 0, 1, 2, 4, 4, 2, 2, 2, 4, 2, 3, 3, 2, 1, 3, 0, 1, 0, 3, 2, 2, 3, 2, 2, 2, 1, 2, 1, 1, 0, 3, 0, 0, 2, 0, 3, 1, 2, 1, 0, 3, 3, 3, 0, 1, 2, 2, 0, 1, 2, 1, 0, 0, 3, 3, 3, 2, 1, 2, 4, 1, 2, 0, 1, 5, 2, 2, 1, 3, 3, 1, 0, 1, 1, 5, 2, 3, 1, 2, 0, 1, 1, 2, 2, 2, 2, 1, 2, 2, 0, 2, 0, 0, 1, 2, 2, 2, 1, 0, 0, 0, 2, 5, 2, 2, 1, 2, 1, 0, 2, 1, 1, 0, 2, 2, 0, 0, 2, 1, 2, 1, 2, 2, 4, 2, 1, 2, 1, 1, 2, 4, 0, 3, 3, 2, 2, 1, 1, 1, 3, 2, 1, 3, 0, 2, 1, 1, 1, 1, 2, 2, 0, 0, 1, 3, 1, 3, 2, 1, 4, 0, 1, 1, 2, 2, 0, 3, 1, 4, 1, 2, 0, 3, 2, 1, 2, 3, 0, 3, 1, 4, 2, 5, 1, 3, 0, 1, 2, 1, 3, 3, 2, 3, 0, 1, 3, 3, 4, 1, 4, 3, 2, 2, 3, 0, 3, 3, 3, 1, 2, 1, 0, 1, 3, 2, 2, 2, 1, 2, 3, 1, 2, 4, 2, 1, 0, 1, 1, 3, 2, 4, 2, 3, 0, 0, 1, 1, 2, 0, 2, 1, 1, 1, 3, 2, 2, 3, 2, 3, 1, 1, 0, 1, 1, 1, 1, 0, 2, 2, 2, 1, 1, 0, 4, 2, 0, 3, 2, 1, 1, 1, 1, 1, 1, 1, 1, 1, 3, 1, 0, 3, 2, 3, 1, 1, 3, 3, 0, 1, 0, 2, 2, 2, 0, 2, 2, 3, 1, 1, 1, 0, 0, 1, 3, 2, 2, 2, 0, 2, 4, 2, 1, 1, 2, 0, 1, 2, 1, 1, 2, 1, 1, 1, 1, 2, 3, 0, 3, 5, 0, 1, 3, 3, 1, 3, 3, 0, 1, 2, 2, 3, 3, 1, 1, 3, 0, 1, 1, 0, 1, 6, 0, 3, 0, 2, 2, 0, 3, 1, 1, 0, 1, 1, 1, 3, 3, 2, 5, 3, 2, 3, 2, 2, 3, 4, 3, 4, 2, 3, 1, 0, 1, 4, 3, 4, 4, 3, 0, 1, 1, 2, 1, 1, 3, 2, 2, 5, 2, 3, 4, 1, 2, 1, 2, 4, 0, 3, 2, 1, 0, 4, 3, 1, 5, 2, 5, 2, 2, 2, 3, 1, 4, 5, 2, 2, 1, 0, 2, 0, 2, 2, 1, 2, 2, 2, 3, 2, 2, 1, 2, 4, 0, 2, 2, 4, 1, 2, 2, 3, 3, 2, 1, 3, 3, 3, 0, 1, 4, 2, 2, 1, 1, 2, 3, 4, 2, 3, 2, 1, 0, 0, 3, 2, 2, 1, 1, 3, 2, 0, 2, 2, 0, 2, 3, 3, 1, 2, 2, 2, 1, 1, 1, 1, 3, 4, 1, 1, 3, 5, 0, 3, 1, 1, 2, 2, 1, 1, 4, 1, 2, 1, 2, 3, 1, 2, 3, 3, 5, 2, 1, 2, 0, 4, 1, 1, 2, 4, 4, 2, 5, 1, 2, 4, 3, 1, 4, 0, 2, 1, 0, 3, 4, 2, 1, 0, 5, 2, 1, 1, 2, 2, 4, 1, 2, 1, 3, 3, 3, 4, 1, 2, 1, 2, 2, 3, 1, 0, 1, 2, 2, 2, 5, 5, 1, 1, 1, 2, 1, 2, 2, 3, 1, 3, 2, 1, 3, 1, 0, 5, 4, 0, 2, 2, 2, 2, 3, 1, 1, 1, 3, 3, 2, 2, 2, 2, 2, 1, 2, 1, 3, 3, 0, 3, 0, 2, 2, 1, 2, 3, 0, 1, 2, 3, 1, 1, 1, 3, 1, 4, 0, 1, 3, 3, 0, 0, 4, 1, 1, 2, 4, 2, 1, 2, 2, 1, 2, 2, 1, 3, 5, 2, 2, 0, 2, 1, 3, 0, 1, 1, 1, 1, 2, 2, 1, 2, 0, 2, 2, 4, 0, 2, 3, 1, 1, 2, 1, 1, 2, 3, 0, 0, 1, 1, 3, 4, 4, 4, 1, 2, 2, 3, 1, 1, 5, 5, 4, 5, 3, 1, 1, 2, 4, 0, 1, 1, 4, 2, 0, 1, 2, 1, 0, 0, 1, 2, 4, 1, 2, 1, 5, 1, 0, 2, 2, 0, 1, 3, 3, 2, 2, 1, 1, 2, 1, 4, 1, 2, 2, 4, 1, 3, 4, 3, 4, 0, 1, 1, 3, 3, 0, 3, 6, 5, 0, 1, 3, 0, 1, 0, 3, 1, 4, 0, 2, 3, 4, 1, 2, 2, 2, 2, 2, 1, 2, 2, 1, 2, 3, 3, 2, 2, 4, 0, 2, 0, 0, 2, 0, 2, 1, 4, 1, 2, 1, 2, 5, 2, 3, 0, 3, 3, 0, 1, 2, 2, 2, 3, 1, 0, 2, 5, 0, 2, 1, 2, 1, 1, 0, 2, 1, 3, 2, 3, 1, 2, 1, 2, 2, 1, 2, 3, 1, 0, 2, 2, 0, 2, 3, 2, 2, 1, 1, 3, 1, 2, 2, 1, 3, 2, 1, 2, 2, 3, 3, 5, 1, 2, 1, 3, 2, 2, 1, 4, 1, 0, 1, 1, 1, 0, 2, 2, 2, 1, 2, 0, 3, 1, 0, 1, 1, 3, 1, 3, 1, 1, 1, 0, 2, 2, 3, 3, 2, 2, 2, 2, 1, 1, 1, 2, 1, 3, 2, 2, 0, 2, 2, 1, 1, 5, 0, 4, 3, 1, 5, 2, 5, 2, 2, 4, 3, 2, 2, 2, 1, 1, 2, 3, 2, 3, 2, 2, 2, 1, 1, 2, 0, 1, 4, 1, 2, 1, 0, 2, 4, 2, 0, 2, 0, 2, 1, 1, 3, 1, 0, 1, 2, 2, 2, 1, 2, 3, 1, 0, 1, 3, 1, 2, 1, 1, 1, 1, 1, 1, 1, 5, 2, 4, 6, 2, 3, 2, 0, 2, 2, 3, 1, 1, 1, 2, 0, 1, 2, 1, 1, 4, 3, 2, 2, 0, 3, 1, 2, 1, 0, 1, 1, 4, 1, 1, 5, 3, 2, 4, 3, 1, 2, 1, 2, 0, 2, 1, 1, 0, 2, 0, 1, 2, 4, 1, 1, 1, 2, 2, 1, 4, 1, 2, 1, 1, 1, 2, 2, 0, 1, 2, 3, 3, 3, 1, 1, 1, 3, 0, 0, 1, 4, 2, 2, 2, 1, 2, 2, 1, 1, 2, 0, 2, 3, 3, 1, 2, 2, 1, 2, 3, 2, 1, 3, 2, 2, 3, 2, 1, 2, 2, 3, 1, 3, 2, 0, 2, 2, 0, 2, 1, 5, 3, 2, 3, 1, 1, 3, 1, 1, 4, 2, 2, 2, 2, 0, 5, 2, 4, 0, 2, 1, 3, 2, 2, 4, 1, 4, 4, 0, 2, 3, 3, 2, 2, 2, 1, 3, 1, 3, 1, 1, 2, 1, 1, 1, 0, 2, 1, 3, 0, 0, 1, 1, 1, 1, 2, 1, 2, 0, 0, 2, 1, 0, 1, 2, 3, 0, 3, 2, 1, 3, 2, 1, 3, 1, 3, 3, 3, 2, 1, 0, 1, 0, 1, 3, 1, 1, 2, 4, 1, 1, 1, 1, 2, 0, 0, 2, 1, 2, 2, 1, 2, 1, 2, 0, 1, 2, 1, 1, 1, 0, 3, 3, 1, 1, 1, 0, 1, 1, 3, 1, 0, 1, 0, 1, 3, 2, 1, 0, 2, 0, 3, 1, 2, 1, 2, 2, 1, 1, 2, 4, 2, 1, 0, 0, 0, 2, 2, 1, 4, 2, 0, 1, 3, 3, 2, 1, 1, 2, 2, 1, 3, 1, 3, 1, 2, 2, 0, 1, 3, 1, 2, 1, 2, 2, 1, 1, 1, 2, 1, 2, 3, 1, 2, 1, 2, 2, 1, 3, 3, 3, 2, 3, 1, 1, 1, 0, 3, 3, 1, 0, 2, 2, 1, 2, 1, 1, 2, 0, 1, 2, 2, 1, 2, 0, 1, 0, 1, 1, 3, 0, 3, 1, 1, 1, 1, 3, 3, 1, 2, 3, 1, 2, 2, 1, 2, 3, 1, 2, 2, 1, 0, 2, 2, 2, 0, 3, 1, 0, 1, 1, 1, 1, 1, 0, 4, 1, 2, 1, 1, 2, 2, 2, 1, 1, 2, 2, 1, 2, 2, 2, 2, 1, 1, 2, 2, 2, 0, 3, 2, 1, 1, 4, 3, 2, 2, 2, 0, 1, 2, 2, 2, 1, 3, 1, 4, 2, 2, 2, 3, 2, 2, 4, 3, 1, 1, 2, 1, 4, 3, 1, 0, 1, 3, 1, 1, 1, 3, 1, 3, 1, 1, 2, 4, 1, 2, 0, 2, 1, 2, 0, 3, 1, 3, 1, 1, 0, 2, 1, 1, 1, 2, 1, 1, 2, 1, 1, 1, 2, 0, 1, 4, 0, 3, 1, 3, 1, 2, 3, 3, 0, 0, 1, 1, 1, 1, 0, 2, 1, 0, 2, 1, 2, 2, 0, 1, 3, 1, 1, 2, 2, 1, 4, 1, 0, 4, 1, 2, 2, 1, 1, 1, 2, 1, 1, 1, 2, 3, 1, 1, 0, 2, 2, 0, 2, 2, 3, 3, 1, 1, 5, 2, 2, 2, 1, 1, 3, 0, 2, 0, 1, 2, 0, 1, 1, 1, 1, 0, 4, 2, 1, 0, 2, 1, 0, 1, 1, 1, 2, 4, 1, 4, 2, 2, 3, 1, 2, 0, 2, 2, 1, 1, 1, 1, 1, 2, 2, 1, 0, 2, 3, 2, 2, 2, 1, 3, 0, 1, 5, 2, 1, 3, 1, 0, 2, 2, 2, 3, 1, 1, 4, 1, 0, 1, 2, 3, 0, 4, 1, 3, 0, 2, 0, 1, 3, 2, 4, 1, 2, 2, 2, 2, 0, 1, 1, 0, 1, 0, 2, 3, 1, 1, 1, 1, 0, 2, 2, 0, 3, 1, 0, 2, 2, 1, 1, 3, 1, 1, 1, 3, 1, 1, 2, 2, 1, 0, 3, 1, 0, 4, 2, 1, 4, 2, 1, 3, 0, 3, 3, 1, 2, 1, 1, 3, 4, 0, 0, 1, 2, 2, 2, 1, 4, 5, 0, 2, 1, 2, 2, 4, 1, 1, 2, 1, 1, 1, 1, 4, 0, 1, 2, 3, 2, 1, 0, 3, 1, 3, 0, 5, 1, 0, 0, 1, 4, 2, 3, 0, 2, 1, 2, 2, 2, 1, 3, 1, 3, 1, 2, 2, 0, 3, 2, 3, 1, 1, 2, 0, 2, 1, 3, 2, 1, 0, 0, 2, 1, 2, 1, 0, 3, 0, 2, 1, 3, 1, 2, 1, 0, 2, 2, 0, 2, 0, 3, 3, 1, 2, 1, 2, 2, 2, 1, 3, 2, 1, 1, 1, 1, 1, 0, 3, 1, 4, 2, 1, 2, 0, 3, 4, 1, 1, 3, 0, 2, 1, 3, 0, 1, 1, 2, 2, 1, 2, 1, 3, 1, 0, 3, 2, 1, 2, 3, 3, 0, 4, 1, 1, 2, 2, 2, 1, 0, 1, 3, 2, 3, 0, 3, 3, 1, 1, 1, 3, 2, 4, 0, 3, 1, 2, 2, 0, 3, 0, 1, 1, 1, 1, 0, 0, 3, 1, 3, 2, 1, 0, 2, 3, 1, 2, 3, 0, 2, 2, 0, 2, 0, 2, 1, 2, 1, 2, 0, 2, 2, 2, 2, 1, 1, 1, 1, 1, 1, 2, 0, 0, 1, 0, 0, 4, 2, 1, 1, 4, 2, 1, 0, 2, 4, 2, 2, 0, 2, 1, 0, 5, 2, 2, 3, 2, 1, 2, 1, 1, 3, 1, 0, 2, 0, 1, 1, 2, 0, 1, 1, 1, 2, 2, 1, 0, 1, 0, 3, 0, 1, 3, 2, 2, 4, 2, 2, 3, 1, 2, 1, 1, 2, 1, 2, 3, 1, 1, 2, 3, 2, 2, 2, 1, 1, 2, 2, 2, 1, 2, 1, 2, 1, 2, 1, 2, 2, 2, 1, 3, 3, 0, 0, 3, 5, 0, 1, 1, 1, 4, 0, 3, 0, 3, 1, 1, 0, 0, 2, 0, 5, 3, 0, 0, 2, 2, 1, 1, 2, 1, 2, 2, 0, 0, 2, 1, 1, 4, 1, 0, 4, 3, 2, 3, 4, 1, 0, 3, 1, 3, 1, 3, 0, 0, 1, 2, 1, 0, 2, 2, 3, 2, 1, 2, 3, 1, 1, 2, 1, 1, 1, 1, 1, 0, 2, 2, 1, 2, 1, 1, 4, 2, 0, 0, 4, 2, 2, 2, 1, 2, 0, 1, 3, 3, 2, 4, 2, 1, 6, 2, 3, 2, 0, 2, 0, 2, 3, 0, 2, 1, 3, 1, 1, 2, 0, 1, 3, 4, 3, 2, 1, 0, 1, 4, 1, 1, 1, 2, 0, 0, 3, 2, 1, 0, 0, 0, 2, 3, 0, 0, 2, 2, 1, 2, 1, 1, 0, 1, 2, 1, 2, 2, 0, 3, 0, 1, 2, 0, 2, 2, 3, 2, 2, 0, 2, 1, 2, 2, 2, 1, 2, 4, 3, 3, 5, 2, 3, 3, 2, 1, 4, 3, 3, 1, 0, 1, 2, 1, 1, 0, 0, 4, 2, 2, 4, 2, 2, 4, 2, 2, 2, 2, 1, 1, 2, 2, 3, 1, 2, 2, 2, 3, 1, 3, 1, 2, 2, 2, 2, 4, 1, 1, 1, 1, 1, 1, 4, 2, 1, 1, 0, 4, 1, 5, 2, 1, 1, 2, 0, 2, 1, 2, 2, 3, 1, 1, 1, 3, 2, 6, 1, 3, 3, 1, 2, 3, 0, 1, 3, 3, 2, 1, 0, 1, 2, 2, 2, 0, 2, 0, 1, 2, 2, 1, 3, 4, 3, 1, 1, 4, 1, 1, 1, 3, 2, 1, 3, 2, 4, 4, 3, 2, 4, 2, 4, 5, 4, 4, 0, 2, 2, 2, 2, 3, 2, 2, 1, 2, 3, 2, 1, 4, 2, 3, 1, 1, 0, 4, 1, 2, 1, 1, 2, 0, 0, 0, 0, 0, 0, 4, 2, 2, 2, 0, 3, 1, 1, 0, 1, 3, 1, 0, 2, 0, 2, 0, 1, 1, 2, 3, 2, 3, 1, 0, 0, 1, 2, 2, 3, 3, 1, 1, 1, 2, 1, 3, 0, 1, 2, 1, 2, 3, 1, 2, 2, 2, 1, 1, 2, 2, 3, 1, 3, 1, 2, 4, 2, 2, 2, 2, 2, 1, 1, 1, 1, 1, 3, 1, 1, 2, 2, 2, 1, 1, 4, 3, 4, 1, 0, 1, 1, 3, 0, 1, 2, 2, 3, 2, 1, 3, 3, 2, 3, 1, 1, 0, 2, 4, 0, 2, 2, 2, 0, 2, 1, 1, 1, 1, 1, 2, 0, 1, 2, 0, 3, 2, 3, 3, 2, 1, 1, 1, 1, 3, 0, 3, 2, 1, 1, 2, 2, 1, 0, 1, 2, 2, 1, 0, 1, 1, 2, 0, 1, 0, 1, 1, 0, 0, 1, 0, 1, 3, 3, 3, 1, 2, 5, 0, 2, 4, 3, 0, 0, 1, 2, 3, 1, 3, 2, 1, 3, 1, 1, 1, 1, 3, 1, 0, 3, 3, 3, 1, 0, 1, 1, 2, 5, 1, 2, 2, 3, 0, 1, 3, 1, 0, 3, 0, 3, 2, 1, 3, 3, 4, 4, 0, 1, 1, 3, 5, 3, 2, 0, 3, 4, 1, 3, 1, 1, 4, 2, 2, 2, 1, 1, 2, 2, 2, 1, 2, 4, 1, 0, 2, 1, 2, 2, 4, 3, 2, 0, 3, 3, 1, 2, 1, 0, 1, 2, 2, 1, 1, 3, 2, 1, 1, 3, 4, 0, 2, 3, 1, 2, 3, 1, 2, 3, 2, 3, 2, 2, 3, 1, 1, 3, 1, 0, 2, 0, 1, 2, 1, 2, 2, 4, 0, 1, 4, 1, 1, 1, 1, 0, 3, 0, 2, 0, 0, 1, 0, 1, 1, 3, 0, 1, 3, 0, 2, 2, 1, 1, 2, 4, 1, 0, 2, 1, 1, 0, 4, 3, 1, 2, 1, 2, 2, 1, 1, 2, 0, 1, 3, 2, 1, 2, 1, 1, 1, 1, 0, 1, 2, 1, 1, 2, 1, 1, 1, 3, 2, 0, 1, 1, 5, 1, 1, 1, 5, 2, 1, 3, 1, 0, 3, 2, 2, 2, 1, 2, 1, 4, 2, 3, 2, 2, 0, 4, 2, 2, 3, 3, 1, 4, 3, 3, 4, 1, 2, 1, 4, 3, 0, 1, 3, 1, 3, 2, 2, 1, 2, 1, 2, 1, 2, 2, 1, 1, 3, 1, 1, 2, 2, 2, 2, 1, 1, 2, 1, 1, 1, 1, 0, 0, 1, 1, 2, 0, 1, 4, 2, 1, 1, 2, 2, 0, 2, 1, 1, 2, 2, 2, 0, 3, 1, 2, 2, 2, 3, 0, 2, 1, 3, 1, 1, 1, 2, 1, 1, 1, 2, 2, 0, 4, 0, 2, 1, 0, 3, 1, 1, 0, 2, 1, 2, 1, 1, 2, 2, 2, 1, 3, 1, 2, 2, 1, 1, 4, 2, 1, 0, 2, 0, 2, 3, 1, 2, 1, 3, 3, 0, 1, 2, 1, 3, 1, 1, 1, 1, 2, 0, 0, 1, 2, 3, 3, 2, 3, 2, 1, 1, 1, 3, 2, 0, 3, 4, 4, 0, 3, 0, 2, 0, 2, 1, 4, 3, 2, 1, 1, 3, 1, 4, 3, 1, 1, 1, 2, 1, 2, 1, 1, 2, 1, 3, 0, 1, 1, 2, 2, 3, 3, 2, 1, 0, 4, 1, 3, 0, 4, 4, 2, 0, 3, 3, 2, 3, 1, 1, 2, 3, 1, 1, 4, 1, 1, 2, 4, 0, 1, 1, 1, 4, 1, 1, 1, 3, 1, 1, 2, 1, 3, 1, 1, 2, 1, 1, 2, 3, 1, 0, 2, 1, 2, 3, 3, 1, 4, 2, 1, 2, 3, 2, 2, 2, 1, 4, 2, 4, 0, 2, 3, 1, 2, 3, 1, 1, 5, 3, 1, 4, 2, 2, 1, 3, 0, 2, 1, 1, 2, 3, 2, 0, 1, 2, 2, 2, 1, 4, 1, 0, 0, 3, 2, 3, 2, 3, 3, 2, 2, 2, 2, 1, 1, 4, 3, 1, 3, 0, 4, 2, 0, 0, 2, 1, 1, 0, 1, 3, 1, 0, 3, 3, 2, 2, 0, 4, 3, 3, 1, 3, 0, 1, 4, 1, 2, 2, 1, 2, 1, 0, 3, 2, 2, 2, 2, 1, 0, 3, 4, 1, 2, 2, 3, 1, 2, 1, 1, 2, 2, 3, 1, 2, 3, 1, 1, 5, 3, 0, 1, 1, 1, 3, 2, 1, 0, 0, 5, 0, 0, 2, 2, 1, 1, 2, 2, 1, 3, 2, 4, 3, 0, 0, 2, 2, 3, 0, 1, 1, 1, 3, 2, 3, 2, 2, 2, 1, 2, 4, 3, 4, 2, 1, 3, 2, 1, 2, 0, 2, 3, 1, 0, 1, 2, 3, 2, 3, 3, 2, 3, 1, 2, 2, 5, 2, 1, 2, 1, 4, 3, 2, 2, 1, 2, 3, 1, 3, 1, 1, 1, 3, 0, 1, 1, 1, 2, 3, 1, 1, 3, 2, 0, 2, 2, 2, 1, 4, 5, 3, 2, 2, 3, 2, 4, 2, 2, 3, 3, 2, 2, 2, 2, 2, 4, 2, 3, 2, 0, 3, 4, 1, 2, 2, 2, 1, 4, 3, 3, 1, 3, 0, 1, 2, 4, 1, 1, 1, 2, 5, 1, 3, 0, 1, 1, 3, 1, 5, 4, 3, 2, 2, 3, 0, 2, 2, 2, 3, 3, 1, 1, 2, 1, 2, 1, 2, 2, 1, 4, 3, 1, 4, 0, 3, 1, 3, 4, 0, 5, 2, 0, 1, 2, 1, 0, 3, 0, 0, 2, 1, 3, 2, 1, 0, 2, 2, 0, 3, 1, 2, 3, 1, 3, 1, 1, 1, 1, 1, 0, 1, 2, 0, 1, 2, 1, 1, 1, 4, 2, 0, 0, 2, 3, 1, 2, 0, 1, 2, 0, 0, 1, 0, 2, 3, 1, 1, 2, 3, 0, 1, 0, 1, 2, 2, 0, 1, 1, 2, 0, 1, 4, 2, 0, 2, 1, 1, 0, 0, 4, 3, 2, 3, 0, 0, 1, 0, 1, 1, 0, 3, 2, 2, 1, 2, 1, 1, 0, 0, 1, 1, 1, 2, 0, 2, 1, 1, 1, 1, 0, 0, 0, 0, 1, 0, 2, 0, 2, 1, 0, 0, 0, 1, 0, 1, 1, 0, 0, 1, 1, 1, 3, 1, 1, 0, 2, 0, 1, 2, 0, 0, 2, 3, 0, 3, 2, 2, 1, 2, 3, 2, 3, 0, 3, 2, 2, 2, 0, 0, 1, 1, 0, 2, 0, 2, 2, 1, 3, 2, 0, 3, 2, 0, 2, 2, 3, 2, 4, 2, 1, 2, 4, 4, 3, 4, 4, 3, 2, 4, 7, 3, 0, 2, 1, 0, 2, 1, 2, 3, 1, 2, 0, 5, 2, 1, 1, 4, 2, 2, 2, 2, 2, 2, 3, 2, 2, 2, 1, 3, 4, 1, 1, 0, 1, 3, 2, 3, 1, 1, 1, 4, 1, 1, 0, 0, 1, 1, 2, 2, 1, 1, 1, 3, 0, 0, 2, 1, 0, 5, 2, 1, 2, 2, 3, 0, 2, 0, 4, 0, 3, 4, 3, 2, 4, 2, 4, 2, 0, 0, 1, 1, 1, 3, 1, 3, 0, 0, 3, 0, 0, 2, 2, 2, 4, 3, 1, 1, 2, 1, 2, 1, 2, 2, 0, 0, 3, 1, 3, 2, 3, 2, 1, 0, 1, 2, 3, 1, 5, 0, 1, 2, 2, 1, 0, 1, 1, 1, 1, 2, 1, 1, 0, 2, 1, 2, 4, 0, 1, 3, 1, 2, 2, 1, 1, 1, 1, 1, 0, 2, 2, 0, 0, 3, 0, 2, 1, 0, 1, 2, 1, 2, 3, 2, 2, 1, 4, 1, 0, 2, 1, 1, 1, 2, 2, 1, 3, 0, 2, 3, 2, 0, 4, 0, 1, 0, 4, 1, 0, 1, 1, 1, 3, 3, 0, 0, 1, 1, 3, 0, 2, 0, 2, 1, 3, 1, 2, 1, 3, 4, 2, 0, 2, 3, 1, 2, 3, 0, 3, 1, 1, 1, 1, 0, 2, 2, 1, 2, 0, 2, 1, 1, 0, 1, 2, 1, 1, 3, 1, 2, 1, 2, 0, 2, 0, 2, 1, 3, 2, 1, 1, 2, 0, 1, 3, 2, 2, 1, 1, 2, 0, 1, 1, 1, 2, 1, 1, 1, 3, 2, 0, 1, 3, 2, 1, 5, 4, 1, 2, 1, 4, 0, 3, 1, 1, 3, 3, 3, 2, 0, 2, 2, 1, 2, 2, 3, 0, 3, 1, 0, 4, 2, 3, 1, 4, 2, 2, 5, 2, 4, 3, 5, 2, 2, 0, 2, 2, 2, 3, 3, 1, 4, 2, 1, 1, 2, 2, 2, 3, 2, 3, 1, 3, 1, 2, 3, 2, 3, 3, 2, 2, 1, 4, 1, 1, 4, 4, 2, 3, 1, 1, 2, 2, 2, 2, 1, 1, 1, 1, 2, 5, 1, 1, 4, 1, 1, 1, 1, 1, 4, 2, 2, 4, 0, 1, 0, 2, 3, 3, 1, 1, 1, 4, 1, 1, 0, 2, 2, 1, 0, 1, 1, 0, 2, 1, 2, 2, 2, 1, 3, 1, 1, 1, 3, 1, 2, 0, 2, 1, 2, 0, 2, 2, 1, 2, 2, 0, 2, 2, 2, 2, 1, 1, 2, 1, 2, 1, 3, 0, 3, 2, 1, 4, 1, 1, 2, 0, 2, 1, 2, 1, 1, 1, 2, 1, 0, 0, 3, 1, 1, 2, 1, 2, 3, 3, 0, 1, 0, 0, 0, 2, 3, 1, 1, 1, 3, 1, 1, 2, 2, 1, 1, 3, 2, 3, 1, 1, 2, 3, 2, 1, 2, 3, 2, 2, 3, 0, 1, 1, 2, 1, 4, 0, 2, 1, 0, 2, 2, 0, 0, 1, 1, 3, 2, 2, 1, 2, 0, 2, 2, 1, 2, 0, 3, 2, 2, 2, 2, 3, 2, 1, 0, 1, 1, 1, 2, 3, 2, 1, 1, 3, 2, 0, 2, 2, 1, 2, 1, 1, 1, 1, 2, 3, 3, 0, 2, 1, 2, 2, 3, 0, 0, 3, 2, 2, 3, 1, 2, 3, 1, 2, 3, 1, 2, 2, 3, 4, 2, 1, 2, 1, 3, 1, 3, 3, 3, 1, 0, 3, 2, 1, 2, 2, 0, 3, 3, 0, 2, 1, 1, 2, 3, 3, 1, 2, 2, 4, 1, 0, 2, 2, 2, 0, 1, 2, 1, 2, 1, 2, 3, 2, 1, 2, 0, 1, 0, 2, 2, 2, 1, 2, 2, 2, 0, 1, 1, 1, 2, 3, 0, 0, 2, 2, 1, 3, 2, 2, 1, 3, 3, 2, 2, 2, 2, 3, 1, 2, 4, 3, 2, 3, 5, 0, 2, 2, 0, 0, 3, 1, 1, 0, 2, 2, 4, 1, 4, 3, 2, 3, 1, 2, 2, 2, 6, 2, 3, 2, 3, 2, 1, 1, 1, 3, 2, 2, 0, 2, 2, 1, 1, 2, 2, 1, 0, 1, 2, 1, 0, 2, 2, 2, 1, 1, 0, 2, 2, 0, 2, 3, 2, 0, 1, 2, 4, 1, 2, 3, 1, 3, 1, 2, 2, 1, 0, 3, 3, 2, 2, 6, 2, 2, 2, 2, 2, 0, 3, 2, 1, 1, 2, 1, 0, 1, 0, 1, 3, 3, 1, 2, 1, 2, 2, 0, 0, 2, 0, 3, 1, 2, 2, 2, 3, 0, 2, 4, 4, 1, 3, 1, 2, 1, 1, 2, 2, 3, 1, 3, 0, 1, 0, 0, 1, 0, 1, 1, 2, 4, 2, 0, 1, 3, 1, 4, 1, 4, 3, 2, 3, 2, 3, 2, 0, 2, 3, 1, 2, 2, 4, 4, 2, 4, 0, 1, 4, 1, 4, 3, 0, 1, 2, 2, 1, 2, 3, 2, 1, 1, 0, 1, 1, 1, 0, 3, 2, 0, 2, 2, 3, 1, 2, 3, 1, 2, 4, 1, 2, 2, 3, 2, 2, 0, 1, 1, 0, 1, 2, 2, 1, 1, 3, 2, 2, 0, 0, 4, 1, 2, 2, 1, 3, 1, 1, 0, 0, 1, 1, 2, 1, 2, 2, 1, 1, 1, 2, 0, 2, 3, 2, 2, 2, 1, 1, 2, 1, 2, 0, 3, 0, 1, 2, 2, 0, 2, 0, 1, 0, 2, 0, 1, 2, 1, 0, 1, 2, 2, 1, 3, 0, 1, 4, 2, 0, 2, 1, 2, 1, 1, 1, 2, 1, 2, 0, 2, 2, 3, 3, 1, 3, 1, 1, 0, 2, 1, 1, 3, 1, 4, 2, 1, 1, 0, 4, 1, 3, 1, 1, 3, 2, 2, 1, 4, 2, 1, 1, 4, 0, 0, 1, 1, 0, 2, 1, 0, 1, 2, 4, 4, 2, 1, 1, 1, 0, 2, 0, 2, 1, 3, 1, 1, 1, 3, 1, 0, 2, 2, 3, 1, 1, 1, 1, 1, 1, 0, 2, 4, 2, 0, 1, 3, 2, 2, 1, 1, 3, 0, 2, 2, 1, 1, 1, 3, 1, 2, 1, 3, 3, 2, 1, 2, 3, 1, 1, 2, 2, 1, 2, 2, 1, 0, 4, 0, 1, 3, 0, 2, 2, 2, 2, 4, 2, 0, 2, 1, 2, 4, 1, 0, 1, 0, 4, 3, 1, 3, 2, 1, 2, 2, 1, 2, 4, 2, 0, 2, 2, 0, 2, 2, 0, 0, 2, 1, 1, 0, 1, 1, 0, 2, 2, 2, 2, 4, 2, 3, 1, 4, 2, 1, 2, 2, 0, 2, 2, 1, 1, 2, 1, 0, 3, 3, 2, 1, 1, 2, 1, 0, 1, 2, 3, 1, 1, 1, 3, 2, 2, 1, 2, 1, 1, 4, 1, 2, 1, 0, 1, 2, 2, 1, 0, 3, 1, 3, 1, 3, 0, 2, 2, 2, 1, 3, 1, 0, 2, 1, 1, 1, 2, 1, 4, 1, 0, 2, 1, 0, 2, 3, 1, 1, 0, 0, 1, 2, 1, 0, 3, 1, 1, 3, 1, 1, 1, 1, 0, 1, 2, 0, 2, 2, 0, 1, 1, 1, 0, 3, 0, 2, 2, 3, 1, 3, 1, 1, 2, 1, 2, 2, 2, 2, 3, 2, 2, 2, 2, 2, 2, 2, 2, 1, 4, 3, 3, 3, 0, 3, 4, 3, 3, 2, 2, 1, 0, 1, 2, 4, 2, 0, 3, 1, 2, 1, 1, 2, 1, 0, 2, 3, 0, 1, 0, 2, 2, 0, 0, 1, 2, 0, 1, 1, 1, 1, 1, 0, 1, 3, 1, 1, 4, 1, 1, 1, 1, 1, 1, 2, 0, 1, 1, 2, 0, 2, 2, 1, 0, 2, 2, 3, 0, 1, 2, 1, 1, 0, 0, 0, 0, 0, 1, 2, 1, 0, 2, 0, 0, 0, 0, 1, 1, 5, 2, 4, 1, 0, 0, 1, 0, 1, 2, 3, 3, 1, 2, 3, 2, 1, 2, 1, 2, 1, 3, 1, 0, 1, 2, 1, 0, 1, 2, 1, 0, 2, 1, 1, 1, 2, 1, 2, 1, 1, 1, 1, 2, 1, 1, 3, 1, 1, 0, 1, 2, 1, 2, 2, 2, 5, 2, 3, 3, 3, 1, 2, 0, 2, 1, 2, 2, 3, 2, 1, 3, 4, 3, 1, 2, 2, 1, 2, 3, 2, 3, 2, 0, 2, 2, 2, 3, 2, 3, 2, 5, 3, 2, 5, 2, 2, 2, 1, 3, 1, 2, 2, 0, 2, 3, 2, 2, 1, 1, 2, 1, 1, 5, 1, 3, 2, 2, 3, 1, 3, 3, 1, 3, 3, 2, 3, 0, 3, 2, 2, 2, 0, 0, 1, 2, 0, 1, 1, 3, 1, 3, 3, 3, 1, 2, 1, 4, 2, 3, 4, 0, 1, 1, 3, 0, 2, 2, 2, 0, 1, 3, 2, 3, 4, 1, 2, 1, 1, 1, 2, 2, 0, 1, 1, 1, 0, 1, 2, 2, 0, 3, 4, 1, 2, 2, 1, 4, 3, 1, 2, 1, 5, 2, 1, 0, 4, 3, 1, 1, 1, 2, 1, 1, 2, 2, 4, 3, 0, 2, 1, 0, 4, 2, 2, 1, 2, 1, 2, 1, 3, 1, 1, 2, 1, 0, 2, 3, 1, 0, 1, 2, 1, 3, 1, 0, 4, 3, 2, 0, 1, 2, 1, 2, 3, 0, 2, 0, 1, 0, 2, 4, 2, 2, 0, 2, 1, 3, 1, 2, 2, 3, 4, 1, 3, 1, 0, 0, 1, 1, 0, 2, 3, 2, 1, 2, 2, 1, 0, 1, 2, 4, 1, 1, 1, 1, 1, 3, 0, 2, 1, 2, 2, 4, 2, 3, 2, 1, 3, 2, 1, 1, 1, 2, 1, 4, 0, 1, 1, 2, 3, 1, 2, 2, 3, 2, 0, 4, 1, 1, 1, 4, 3, 1, 2, 4, 3, 1, 3, 0, 2, 1, 2, 3, 0, 2, 2, 2, 3, 0, 0, 1, 4, 0, 0, 2, 4, 2, 2, 3, 2, 2, 1, 3, 3, 0, 0, 1, 2, 1, 3, 3, 2, 2, 1, 3, 1, 2, 3, 1, 2, 2, 2, 3, 0, 0, 1, 1, 2, 0, 3, 2, 0, 2, 1, 1, 4, 2, 2, 2, 3, 3, 1, 0, 2, 1, 1, 3, 2, 3, 1, 2, 1, 2, 2, 1, 0, 1, 2, 2, 3, 2, 5, 1, 3, 1, 1, 2, 2, 0, 3, 3, 0, 1, 2, 1, 1, 1, 1, 2, 2, 2, 2, 1, 2, 1, 3, 3, 3, 2, 0, 1, 2, 2, 3, 1, 1, 1, 0, 3, 2, 1, 2, 3, 3, 4, 3, 0, 3, 3, 1, 1, 3, 3, 3, 3, 1, 1, 2, 2, 1, 1, 1, 2, 2, 3, 2, 3, 2, 2, 1, 2, 3, 3, 2, 0, 4, 3, 1, 1, 2, 4, 1, 0, 2, 0, 0, 2, 1, 1, 0, 0, 2, 1, 2, 1, 2, 2, 0, 1, 4, 3, 2, 4, 3, 3, 1, 1, 3, 2, 2, 3, 2, 2, 2, 2, 1, 3, 2, 1, 4, 3, 1, 5, 1, 4, 3, 4, 2, 2, 1, 1, 1, 2, 2, 2, 0, 1, 1, 3, 3, 2, 2, 1, 2, 2, 2, 3, 3, 2, 0, 5, 5, 2, 2, 2, 0, 3, 1, 2, 1, 0, 0, 2, 1, 2, 2, 1, 3, 1, 2, 2, 2, 1, 3, 2, 2, 2, 0, 2, 2, 2, 1, 3, 2, 3, 2, 3, 2, 2, 2, 2, 1, 0, 1, 2, 3, 3, 2, 3, 1, 2, 4, 2, 3, 1, 5, 2, 2, 3, 1, 1, 0, 1, 3, 0, 4, 2, 1, 1, 1, 1, 3, 2, 1, 1, 0, 3, 2, 3, 0, 2, 1, 3, 3, 3, 3, 3, 4, 2, 2, 1, 2, 1, 1, 2, 4, 1, 1, 3, 3, 1, 1, 3, 3, 1, 1, 1, 2, 2, 3, 4, 1, 3, 2, 1, 2, 0, 2, 5, 2, 3, 2, 2, 2, 2, 1, 0, 2, 2, 1, 0, 3, 1, 1, 2, 2, 1, 2, 0, 2, 1, 2, 2, 1, 3, 1, 0, 2, 2, 5, 1, 1, 0, 2, 0, 2, 2, 0, 2, 2, 2, 2, 2, 3, 1, 1, 3, 2, 1, 3, 3, 3, 1, 2, 4, 2, 1, 1, 2, 2, 4, 1, 2, 4, 0, 2, 3, 2, 2, 2, 4, 2, 0, 1, 2, 4, 3, 0, 2, 2, 1, 0, 1, 2, 0, 2, 2, 1, 2, 0, 3, 0, 0, 4, 0, 1, 1, 3, 1, 1, 1, 3, 1, 0, 2, 3, 1, 3, 3, 0, 2, 0, 1, 2, 1, 2, 5, 0, 1, 3, 1, 1, 3, 1, 0, 0, 1, 1, 0, 2, 0, 1, 3, 0, 2, 2, 2, 3, 0, 3, 3, 1, 2, 1, 3, 4, 0, 1, 2, 2, 1, 0, 1, 1, 4, 1, 0, 3, 1, 1, 4, 4, 1, 3, 2, 3, 2, 0, 1, 1, 2, 1, 3, 2, 2, 1, 2, 2, 0, 3, 1, 1, 4, 2, 0, 1, 3, 2, 1, 1, 2, 2, 1, 2, 1, 2, 3, 2, 2, 0, 1, 3, 3, 1, 0, 1, 1, 3, 0, 2, 2, 1, 3, 1, 2, 4, 2, 0, 0, 2, 1, 3, 2, 2, 2, 2, 3, 1, 1, 1, 3, 3, 1, 2, 2, 2, 1, 1, 1, 5, 1, 2, 3, 1, 1, 2, 2, 1, 1, 2, 0, 2, 2, 0, 3, 1, 3, 2, 2, 2, 2, 1, 0, 3, 3, 3, 2, 0, 3, 3, 1, 1, 3, 1, 0, 2, 2, 2, 0, 3, 3, 3, 3, 3, 1, 0, 3, 2, 2, 2, 2, 2, 1, 4, 2, 2, 1, 1, 3, 1, 2, 2, 0, 4, 2, 1, 2, 3, 2, 1, 2, 2, 1, 1, 3, 1, 2, 2, 3, 1, 1, 2, 3, 2, 2, 1, 2, 2, 2, 2, 2, 2, 3, 1, 2, 1, 2, 2, 3, 1, 3, 2, 0, 3, 3, 1, 1, 0, 1, 2, 2, 0, 0, 2, 2, 3, 3, 1, 3, 2, 2, 2, 2, 1, 1, 1, 3, 2, 1, 0, 5, 2, 2, 1, 0, 4, 2, 1, 1, 0, 0, 1, 0, 2, 1, 2, 2, 2, 4, 0, 1, 2, 3, 1, 1, 2, 0, 1, 2, 0, 1, 1, 1, 2, 1, 3, 2, 0, 1, 3, 3, 2, 2, 0, 3, 1, 1, 2, 2, 2, 3, 1, 2, 5, 0, 2, 1, 2, 1, 0, 2, 0, 4, 2, 1, 2, 2, 0, 2, 2, 1, 5, 1, 2, 1, 3, 3, 0, 0, 2, 2, 2, 1, 1, 2, 2, 3, 1, 1, 2, 1, 0, 1, 2, 0, 3, 2, 0, 1, 3, 2, 1, 0, 2, 1, 1, 3, 2, 1, 3, 0, 4, 0, 2, 1, 2, 2, 1, 2, 2, 3, 4, 2, 1, 1, 1, 3, 1, 2, 1, 3, 3, 0, 5, 1, 3, 5, 2, 0, 1, 1, 1, 3, 3, 1, 2, 3, 3, 0, 2, 1, 1, 2, 0, 1, 1, 2, 2, 1, 2, 0, 3, 2, 3, 3, 4, 2, 1, 3, 2, 3, 1, 2, 1, 0, 0, 4, 1, 2, 2, 1, 2, 1, 2, 1, 3, 0, 2, 1, 1, 1, 1, 2, 2, 2, 0, 2, 2, 3, 2, 3, 3, 0, 1, 1, 1, 2, 1, 3, 4, 5, 0, 1, 3, 1, 2, 1, 1, 3, 1, 3, 2, 1, 2, 2, 0, 1, 1, 4, 0, 2, 3, 1, 4, 2, 0, 1, 2, 3, 2, 2, 2, 2, 2, 1, 1, 1, 1, 2, 2, 3, 1, 2, 3, 0, 0, 0, 3, 3, 2, 1, 1, 2, 2, 2, 2, 3, 1, 2, 1, 3, 1, 0, 3, 0, 2, 2, 1, 2, 0, 2, 1, 1, 2, 2, 1, 3, 2, 0, 2, 1, 1, 1, 2, 3, 1, 0, 0, 1, 2, 1, 2, 2, 1, 1, 1, 0, 1, 1, 1, 1, 2, 1, 0, 3, 1, 1, 1, 2, 1, 1, 3, 3, 1, 3, 3, 1, 3, 2, 1, 2, 1, 4, 2, 4, 4, 1, 1, 1, 1, 1, 1, 1, 2, 1, 2, 3, 2, 2, 2, 0, 0, 1, 3, 0, 0, 1, 3, 1, 2, 0, 2, 2, 1, 2, 1, 1, 2, 1, 0, 2, 1, 2, 2, 2, 2, 4, 3, 3, 0, 2, 0, 2, 2, 1, 2, 1, 1, 3, 1, 2, 3, 1, 0, 1, 0, 0, 2, 2, 2, 1, 6, 0, 2, 1, 3, 2, 0, 2, 1, 1, 0, 2, 1, 2, 0, 1, 0, 1, 1, 3, 2, 1, 0, 2, 2, 2, 1, 3, 3, 0, 2, 1, 2, 3, 3, 1, 2, 4, 1, 3, 1, 2, 1, 2, 1, 1, 1, 1, 2, 2, 5, 0, 2, 0, 2, 0, 2, 2, 2, 1, 0, 0, 3, 1, 2, 3, 2, 2, 3, 3, 1, 1, 3, 1, 3, 2, 3, 2, 2, 1, 2, 2, 4, 4, 2, 3, 3, 0, 2, 0, 0, 2, 3, 1, 1, 1, 2, 2, 3, 3, 4, 0, 3, 2, 0, 0, 4, 1, 1, 2, 1, 4, 0, 3, 3, 4, 2, 2, 1, 2, 3, 1, 5, 2, 0, 3, 1, 1, 3, 2, 2, 3, 5, 2, 3, 2, 2, 1, 0, 0, 0, 1, 3, 3, 1, 2, 2, 0, 0, 2, 2, 2, 2, 1, 3, 2, 0, 0, 1, 0, 1, 1, 1, 3, 0, 2, 1, 4, 1, 1, 1, 5, 3, 1, 3, 4, 2, 1, 2, 1, 4, 2, 4, 2, 1, 2, 5, 0, 2, 2, 4, 1, 3, 1, 1, 1, 0, 3, 2, 1, 2, 0, 1, 1, 2, 2, 1, 2, 1, 0, 1, 3, 2, 1, 1, 4, 0, 1, 1, 0, 1, 1, 2, 1, 1, 2, 2, 1, 1, 2, 1, 3, 3, 3, 1, 0, 2, 3, 3, 1, 3, 1, 2, 2, 3, 3, 3, 2, 3, 0, 2, 1, 0, 0, 0, 1, 3, 1, 3, 0, 1, 0, 2, 4, 1, 0, 1, 2, 1, 3, 2, 3, 3, 1, 2, 2, 1, 0, 0, 0, 2, 5, 1, 2, 2, 1, 1, 1, 3, 3, 1, 2, 4, 1, 1, 2, 1, 1, 2, 1, 0, 1, 1, 1, 3, 3, 0, 3, 3, 1, 3, 2, 3, 3, 1, 4, 4, 2, 1, 3, 3, 4, 1, 2, 0, 3, 0, 2, 2, 2, 3, 2, 2, 4, 3, 2, 5, 1, 2, 3, 0, 1, 2, 1, 3, 1, 6, 2, 1, 3, 1, 1, 1, 0, 2, 6, 4, 0, 1, 4, 3, 2, 3, 1, 2, 2, 2, 3, 2, 3, 1, 5, 2, 0, 3, 1, 2, 1, 1, 2, 2, 2, 0, 2, 4, 2, 2, 3, 3, 2, 3, 3, 1, 3, 1, 1, 1, 1, 3, 1, 1, 1, 5, 0, 2, 1, 2, 2, 1, 1, 4, 2, 1, 3, 2, 1, 1, 2, 1, 1, 0, 4, 4, 1, 4, 1, 1, 3, 2, 3, 3, 1, 2, 1, 2, 4, 2, 2, 0, 2, 1, 2, 2, 1, 3, 0, 3, 1, 4, 1, 3, 2, 0, 2, 1, 4, 1, 3, 1, 3, 3, 2, 4, 2, 1, 3, 1, 0, 0, 1, 0, 2, 2, 2, 5, 3, 2, 3, 1, 5, 4, 2, 1, 2, 3, 1, 1, 0, 1, 1, 2, 0, 1, 2, 1, 5, 0, 3, 1, 1, 4, 2, 2, 0, 2, 2, 0, 0, 2, 0, 1, 3, 1, 1, 4, 0, 0, 3, 1, 2, 2, 1, 4, 4, 2, 1, 3, 1, 1, 1, 2, 0, 4, 1, 1, 1, 3, 4, 4, 1, 1, 2, 2, 1, 1, 1, 3, 5, 1, 0, 0, 2, 3, 4, 2, 2, 2, 0, 1, 1, 2, 1, 3, 2, 2, 2, 1, 2, 5, 2, 5, 1, 1, 3, 3, 4, 0, 1, 6, 0, 3, 1, 2, 3, 2, 3, 1, 1, 3, 3, 1, 3, 0, 3, 1, 2, 1, 1, 2, 2, 1, 4, 1, 2, 2, 3, 1, 3, 2, 3, 0, 3, 0, 2, 7, 0, 4, 4, 1, 3, 0, 3, 3, 4, 1, 1, 2, 1, 2, 2, 2, 3, 2, 2, 2, 3, 4, 2, 0, 2, 1, 1, 0, 3, 3, 4, 0, 0, 1, 4, 1, 3, 1, 3, 0, 0, 3, 1, 2, 3, 2, 3, 4, 2, 3, 1, 1, 3, 0, 2, 1, 2, 0, 3, 1, 4, 5, 4, 5, 1, 1, 4, 1, 2, 7, 0, 2, 4, 1, 3, 0, 0, 2, 4, 3, 3, 2, 4, 1, 1, 0, 1, 1, 2, 1, 3, 2, 1, 4, 1, 4, 2, 0, 3, 4, 8, 2, 1, 2, 3, 5, 1, 2, 1, 3, 3, 2, 0, 3, 1, 2, 1, 4, 0, 2, 2, 1, 2, 1, 0, 3, 2, 4, 1, 2, 3, 3, 4, 4, 3, 1, 2, 3, 3, 5, 4, 4, 1, 2, 1, 2, 4, 3, 3, 2, 2, 3, 3, 4, 1, 2, 1, 1, 4, 2, 0, 1, 2, 2, 3, 2, 2, 0, 1, 1, 1, 2, 1, 0, 1, 2, 2, 1, 2, 1, 2, 0, 3, 3, 1, 1, 2, 1, 1, 2, 1, 2, 4, 1, 3, 1, 4, 1, 3, 2, 3, 1, 3, 1, 0, 1, 4, 1, 0, 1, 1, 1, 2, 0, 1, 1, 2, 2, 2, 1, 0, 1, 1, 2, 1, 2, 3, 3, 2, 2, 3, 1, 2, 1, 2, 1, 1, 2, 0, 2, 3, 1, 0, 2, 0, 1, 2, 1, 2, 2, 2, 2, 2, 1, 2, 3, 1, 1, 0, 2, 3, 0, 3, 1, 0, 2, 3, 1, 2, 4, 1, 1, 2, 1, 1, 2, 1, 0, 2, 0, 1, 2, 0, 1, 0, 3, 2, 0, 2, 2, 3, 1, 2, 2, 0, 3, 2, 3, 0, 3, 1, 1, 1, 1, 2, 1, 0, 1, 0, 2, 2, 3, 1, 1, 2, 1, 1, 3, 1, 3, 0, 0, 2, 1, 2, 2, 1, 1, 2, 0, 1, 1, 3, 2, 1, 0, 2, 3, 1, 2, 3, 2, 5, 4, 0, 1, 2, 4, 0, 1, 3, 0, 2, 3, 1, 2, 3, 1, 1, 4, 3, 1, 2, 4, 2, 3, 3, 2, 2, 2, 6, 3, 3, 1, 3, 0, 2, 1, 3, 2, 2, 2, 0, 2, 1, 3, 3, 1, 1, 1, 0, 2, 2, 1, 0, 3, 1, 3, 3, 3, 0, 1, 4, 1, 3, 1, 2, 3, 2, 0, 3, 2, 1, 0, 2, 0, 1, 2, 2, 2, 2, 1, 0, 3, 4, 1, 3, 4, 1, 2, 1, 3, 4, 3, 2, 0, 3, 2, 2, 2, 2, 2, 2, 1, 0, 3, 1, 3, 1, 3, 2, 1, 1, 1, 1, 1, 1, 1, 3, 0, 1, 1, 0, 0, 0, 1, 1, 1, 2, 1, 2, 2, 1, 1, 1, 0, 0, 1, 2, 1, 1, 0, 2, 1, 3, 1, 2, 2, 2, 2, 1, 2, 1, 3, 1, 1, 1, 1, 0, 0, 2, 2, 2, 1, 1, 0, 1, 1, 1, 2, 1, 1, 2, 1, 1, 3, 2, 0, 0, 6, 2, 3, 2, 3, 3, 4, 1, 5, 0, 3, 5, 1, 4, 2, 2, 0, 0, 4, 2, 2, 0, 2, 1, 1, 2, 1, 3, 0, 0, 3, 0, 2, 3, 1, 6, 0, 1, 1, 0, 2, 2, 3, 2, 2, 2, 2, 0, 0, 2, 1, 1, 0, 1, 3, 3, 3, 3, 2, 1, 0, 3, 0, 1, 2, 0, 2, 1, 2, 2, 2, 3, 1, 0, 1, 0, 1, 4, 0, 0, 2, 2, 2, 2, 0, 3, 2, 1, 3, 1, 2, 3, 2, 1, 2, 1, 2, 1, 0, 0, 2, 0, 1, 2, 1, 0, 2, 2, 1, 1, 3, 2, 1, 2, 2, 3, 1, 2, 2, 2, 0, 0, 1, 4, 1, 2, 1, 2, 1, 5, 4, 1, 1, 1, 3, 1, 2, 1, 4, 3, 1, 3, 3, 1, 3, 1, 3, 3, 2, 2, 3, 0, 2, 1, 2, 1, 2, 3, 0, 3, 1, 3, 0, 0, 2, 2, 1, 2, 1, 1, 2, 3, 1, 1, 1, 0, 2, 2, 3, 0, 0, 1, 0, 1, 2, 2, 0, 5, 2, 4, 0, 1, 4, 1, 3, 0, 2, 1, 2, 2, 1, 1, 3, 2, 2, 1, 3, 2, 0, 2, 3, 2, 4, 3, 4, 3, 2, 1, 3, 2, 1, 2, 4, 2, 3, 2, 0, 1, 1, 2, 2, 3, 3, 1, 1, 2, 3, 0, 4, 0, 4, 2, 3, 0, 1, 1, 1, 0, 4, 2, 2, 0, 2, 1, 1, 3, 1, 2, 2, 2, 2, 1, 2, 1, 0, 5, 0, 2, 1, 2, 1, 1, 2, 1, 5, 1, 2, 3, 2, 3, 1, 1, 2, 0, 3, 3, 3, 1, 2, 3, 1, 4, 2, 3, 4, 1, 0, 2, 1, 2, 0, 0, 2, 2, 4, 2, 2, 0, 3, 0, 2, 3, 1, 3, 1, 2, 2, 2, 1, 0, 1, 0, 2, 2, 0, 4, 2, 2, 2, 3, 1, 1, 1, 2, 1, 2, 3, 1, 1, 3, 1, 2, 2, 3, 1, 2, 1, 3, 1, 3, 2, 3, 5, 1, 2, 4, 0, 1, 2, 1, 2, 0, 1, 2, 0, 0, 2, 2, 2, 0, 1, 2, 2, 1, 4, 1, 1, 0, 1, 2, 3, 3, 1, 1, 2, 2, 2, 5, 3, 3, 0, 2, 1, 4, 1, 2, 1, 2, 0, 1, 2, 2, 2, 2, 4, 1, 2, 4, 0, 0, 3, 4, 1, 1, 2, 3, 3, 0, 1, 1, 1, 2, 3, 0, 2, 1, 4, 1, 3, 1, 0, 2, 1, 1, 1, 2, 1, 1, 2, 3, 3, 1, 2, 1, 2, 2, 3, 3, 3, 6, 2, 4, 1, 2, 3, 4, 1, 1, 3, 0, 4, 1, 0, 3, 2, 2, 3, 1, 0, 1, 2, 1, 3, 2, 0, 2, 3, 0, 4, 1, 0, 2, 0, 2, 1, 1, 1, 3, 0, 2, 2, 1, 2, 3, 2, 2, 2, 3, 5, 2, 1, 2, 3, 2, 2, 2, 2, 1, 1, 3, 4, 3, 3, 2, 4, 1, 3, 1, 0, 0, 4, 2, 3, 2, 2, 2, 0, 1, 4, 1, 2, 5, 2, 1, 1, 0, 1, 1, 1, 0, 2, 3, 1, 2, 0, 2, 0, 2, 1, 0, 2, 2, 3, 4, 2, 4, 1, 1, 1, 0, 0, 2, 3, 3, 0, 1, 2, 1, 3, 2, 2, 1, 0, 1, 0, 0, 2, 1, 2, 1, 0, 2, 1, 0, 2, 1, 2, 1, 2, 0, 2, 0, 0, 0, 3, 0, 2, 2, 3, 0, 0, 1, 1, 0, 2, 0, 1, 0, 2, 2, 0, 0, 1, 1, 1, 2, 0, 2, 2, 1, 0, 1, 0, 2, 2, 0, 0, 2, 2, 1, 3, 2, 1, 2, 3, 0, 0, 2, 2, 1, 2, 1, 0, 4, 2, 1, 3, 2, 1, 2, 1, 1, 1, 2, 1, 4, 2, 3, 2, 2, 1, 0, 1, 1, 1, 0, 0, 3, 1, 2, 1, 2, 1, 1, 3, 1, 3, 2, 2, 2, 3, 0, 3, 5, 2, 2, 3, 2, 2, 3, 1, 3, 1, 1, 2, 1, 1, 1, 1, 1, 1, 2, 0, 1, 1, 1, 1, 1, 1, 1, 2, 2, 1, 3, 4, 1, 2, 1, 0, 3, 2, 1, 0, 2, 0, 1, 3, 2, 1, 1, 1, 1, 3, 3, 1, 3, 1, 0, 2, 3, 0, 4, 2, 3, 0, 2, 1, 2, 0, 2, 1, 1, 3, 2, 2, 1, 1, 2, 3, 3, 1, 2, 2, 3, 2, 1, 2, 1, 4, 3, 1, 2, 3, 2, 3, 0, 1, 2, 1, 1, 2, 1, 1, 1, 2, 3, 2, 1, 0, 3, 1, 1, 1, 3, 1, 3, 1, 1, 0, 3, 1, 2, 0, 3, 4, 1, 2, 2, 0, 1, 1, 3, 1, 2, 3, 2, 2, 0, 1, 3, 3, 1, 3, 1, 2, 1, 1, 3, 0, 3, 2, 0, 1, 3, 2, 2, 2, 0, 1, 3, 2, 1, 2, 2, 0, 0, 2, 2, 2, 1, 4, 3, 3, 0, 1, 1, 3, 3, 3, 0, 1, 2, 0, 1, 4, 1, 3, 3, 1, 1, 3, 2, 0, 0, 2, 3, 0, 0, 1, 2, 0, 1, 2, 1, 1, 2, 1, 1, 3, 2, 3, 0, 2, 2, 2, 1, 1, 3, 1, 4, 1, 0, 2, 3, 1, 2, 2, 2, 1, 0, 2, 3, 2, 2, 1, 1, 0, 2, 1, 3, 2, 0, 1, 2, 2, 4, 2, 0, 1, 2, 1, 2, 1, 2, 0, 0, 2, 0, 1, 1, 2, 3, 1, 5, 2, 2, 3, 3, 2, 2, 2, 1, 1, 2, 2, 3, 0, 1, 0, 2, 1, 1, 2, 4, 0, 1, 2, 1, 4, 2, 1, 2, 1, 1, 3, 3, 2, 2, 0, 2, 3, 2, 2, 2, 3, 3, 2, 2, 1, 5, 2, 3, 2, 3, 1, 1, 2, 3, 2, 1, 2, 3, 2, 2, 3, 0, 1, 2, 1, 3, 1, 4, 1, 6, 3, 1, 1, 4, 1, 1, 1, 2, 0, 1, 1, 0, 2, 1, 1, 1, 1, 3, 1, 2, 1, 1, 3, 1, 3, 2, 4, 1, 0, 1, 2, 1, 1, 3, 2, 3, 2, 2, 1, 1, 3, 2, 2, 3, 2, 2, 1, 3, 3, 1, 3, 4, 0, 2, 3, 2, 4, 2, 2, 6, 1, 0, 2, 4, 3, 2, 2, 3, 0, 2, 0, 4, 0, 0, 1, 1, 1, 0, 1, 2, 0, 0, 1, 2, 0, 3, 2, 3, 2, 0, 1, 3, 0, 2, 2, 2, 1, 1, 2, 2, 1, 2, 1, 3, 1, 1, 1, 1, 2, 1, 2, 3, 3, 2, 0, 3, 3, 5, 1, 3, 0, 3, 2, 4, 3, 1, 0, 3, 1, 1, 1, 2, 0, 1, 0, 2, 0, 3, 1, 4, 2, 2, 6, 1, 1, 4, 1, 1, 3, 1, 3, 0, 1, 2, 2, 1, 4, 1, 2, 4, 2, 3, 3, 1, 0, 3, 2, 1, 1, 2, 3, 0, 1, 3, 2, 1, 1, 0, 3, 1, 2, 1, 1, 2, 3, 1, 4, 2, 2, 3, 2, 3, 1, 2, 1, 0, 2, 0, 1, 2, 1, 1, 0, 0, 1, 1, 0, 3, 1, 3, 2, 1, 3, 2, 3, 3, 2, 3, 2, 4, 1, 2, 1, 1, 2, 3, 2, 6, 2, 3, 1, 3, 2, 3, 3, 2, 1, 2, 2, 1, 2, 1, 2, 2, 2, 2, 2, 3, 1, 3, 0, 3, 2, 0, 1, 1, 1, 2, 2, 3, 1, 1, 4, 1, 3, 1, 2, 0, 2, 3, 1, 2, 3, 2, 3, 1, 1, 1, 0, 3, 0, 5, 2, 1, 0, 0, 4, 2, 0, 5, 2, 1, 2, 0, 3, 2, 0, 2, 3, 3, 1, 1, 0, 6, 1, 1, 2, 2, 2, 0, 2, 4, 2, 0, 2, 2, 0, 1, 3, 4, 3, 2, 3, 1, 3, 0, 1, 3, 5, 2, 2, 2, 1, 2, 4, 2, 1, 2, 2, 3, 2, 2, 1, 0, 3, 2, 0, 3, 1, 1, 3, 1, 2, 3, 2, 2, 1, 3, 2, 0, 2, 1, 4, 1, 3, 4, 3, 2, 1, 3, 2, 0, 0, 2, 0, 2, 2, 1, 4, 1, 1, 1, 1, 0, 4, 4, 4, 2, 1, 0, 3, 3, 2, 1, 4, 3, 1, 3, 2, 2, 0, 2, 2, 1, 2, 1, 2, 2, 3, 3, 2, 0, 4, 4, 4, 3, 1, 2, 2, 2, 4, 1, 0, 1, 0, 3, 1, 2, 3, 2, 1, 0, 2, 1, 2, 2, 0, 4, 3, 4, 1, 0, 1, 3, 2, 3, 2, 4, 2, 2, 2, 1, 1, 3, 1, 2, 1, 1, 1, 2, 4, 2, 1, 3, 3, 4, 6, 5, 0, 2, 1, 1, 1, 3, 0, 1, 1, 3, 2, 2, 2, 0, 1, 2, 2, 3, 0, 3, 2, 3, 0, 5, 2, 3, 0, 1, 1, 1, 1, 1, 1, 4, 2, 3, 3, 3, 3, 0, 1, 1, 2, 1, 4, 2, 3, 1, 2, 2, 2, 2, 0, 2, 0, 1, 0, 2, 2, 3, 1, 1, 0, 0, 5, 0, 2, 0, 2, 1, 2, 2, 2, 2, 1, 2, 0, 0, 2, 2, 0, 1, 2, 0, 2, 1, 2, 1, 3, 4, 0, 0, 1, 0, 1, 3, 3, 3, 0, 3, 1, 3, 3, 1, 0, 0, 3, 1, 1, 1, 2, 1, 1, 1, 3, 0, 1, 2, 1, 3, 3, 1, 0, 2, 6, 5, 1, 0, 0, 3, 1, 0, 0, 0, 1, 2, 2, 1, 2, 1, 3, 0, 1, 2, 3, 0, 2, 2, 3, 4, 0, 1, 3, 2, 1, 3, 2, 1, 5, 1, 2, 0, 2, 3, 3, 1, 1, 1, 1, 1, 1, 3, 2, 2, 3, 1, 3, 1, 1, 1, 3, 0, 4, 3, 3, 3, 1, 3, 3, 0, 0, 2, 4, 2, 1, 2, 4, 1, 2, 1, 1, 2, 0, 2, 0, 1, 1, 1, 3, 1, 2, 2, 3, 1, 1, 3, 2, 0, 1, 3, 1, 3, 0, 0, 1, 2, 3, 2, 4, 1, 1, 0, 3, 2, 2, 4, 1, 1, 3, 0, 3, 2, 2, 1, 1, 4, 3, 3, 2, 2, 2, 2, 1, 3, 2, 2, 1, 2, 1, 2, 3, 2, 1, 2, 2, 3, 2, 1, 2, 2, 1, 3, 3, 3, 1, 2, 2, 3, 3, 2, 0, 1, 1, 2, 3, 2, 0, 1, 1, 1, 3, 2, 0, 0, 0, 0, 0, 3, 1, 1, 0, 0, 0, 2, 0, 1, 1, 1, 4, 0, 1, 1, 1, 1, 0, 0, 0, 2, 0, 3, 1, 1, 3, 1, 1, 0, 1, 5, 2, 1, 2, 1, 2, 1, 1, 1, 1, 1, 1, 2, 1, 1, 2, 3, 2, 0, 0, 2, 1, 2, 2, 2, 2, 2, 1, 2, 2, 2, 2, 2, 2, 2, 2, 3, 1, 2, 2, 0, 1, 1, 2, 2, 3, 2, 1, 0, 3, 1, 1, 1, 2, 2, 2, 0, 3, 1, 1, 0, 2, 2, 1, 1, 0, 0, 2, 3, 2, 1, 0, 1, 0, 0, 2, 2, 2, 1, 2, 0, 1, 0, 3, 0, 0, 2, 0, 2, 1, 2, 0, 2, 2, 0, 0, 0, 2, 3, 4, 2, 4, 3, 0, 1, 0, 2, 1, 1, 2, 3, 2, 0, 3, 3, 1, 1, 2, 2, 1, 2, 2, 0, 1, 1, 1, 3, 1, 2, 1, 2, 2, 2, 1, 0, 3, 0, 0, 3, 3, 2, 0, 0, 2, 2, 2, 1, 1, 2, 0, 4, 2, 2, 0, 1, 2, 0, 1, 1, 2, 0, 0, 0, 2, 2, 3, 1, 1, 0, 1, 1, 3, 0, 2, 2, 2, 1, 0, 0, 3, 2, 1, 2, 2, 1, 1, 1, 2, 0, 1, 1, 1, 2, 2, 2, 2, 2, 2, 2, 1, 1, 2, 1, 0, 2, 3, 2, 2, 2, 1, 0, 1, 3, 2, 2, 1, 2, 1, 1, 2, 2, 2, 0, 0, 4, 1, 1, 2, 0, 1, 2, 1, 0, 0, 2, 1, 0, 2, 0, 0, 2, 1, 2, 2, 2, 0, 2, 2, 1, 0, 1, 2, 1, 2, 0, 1, 1, 0, 0, 3, 3, 0, 0, 1, 0, 1, 0, 0, 2, 1, 1, 0, 0, 0, 1, 2, 1, 3, 0, 1, 1, 0, 1, 0, 0, 0, 0, 0, 0, 2, 1, 1, 0, 2, 0, 2, 1, 1, 2, 0, 1, 0, 0, 0, 0, 2, 1, 0, 0, 2, 0, 2, 0, 0, 1, 0, 0, 0, 1, 1, 1, 2, 0, 2, 0, 2, 0, 1, 2, 0, 1, 0, 0, 0, 0, 1, 0, 0, 0, 2, 0, 0, 2, 0, 1, 0, 2, 2, 0, 2, 0, 0, 2, 2, 2, 4, 1, 1, 3, 2, 1, 0, 4, 1, 2, 1, 3, 2, 2, 1, 1, 1, 2, 0, 0, 3, 0, 2, 1, 1, 1, 2, 1, 2, 1, 0, 1, 1, 1, 3, 2, 1, 1, 3, 3, 1, 1, 3, 2, 2, 3, 3, 2, 3, 2, 3, 2, 2, 2, 4, 3, 4, 2, 1, 1, 2, 3, 2, 2, 3, 2, 2, 2, 1, 3, 2, 2, 2, 1, 1, 2, 1, 3, 3, 0, 2, 4, 1, 1, 3, 0, 3, 3, 1, 2, 2, 0, 0, 3, 0, 2, 2, 0, 1, 1, 1, 0, 3, 2, 3, 6, 3, 1, 2, 2, 2, 3, 6, 2, 4, 0, 1, 3, 1, 3, 3, 2, 1, 1, 1, 3, 3, 5, 0, 1, 3, 1, 1, 1, 2, 2, 0, 2, 1, 4, 2, 1, 2, 3, 2, 3, 1, 2, 4, 2, 2, 2, 1, 1, 1, 4, 2, 3, 3, 3, 1, 3, 1, 2, 2, 3, 1, 2, 2, 3, 1, 0, 0, 0, 1, 3, 2, 0, 0, 3, 2, 1, 1, 2, 0, 3, 1, 2, 4, 2, 0, 2, 1, 2, 1, 1, 3, 2, 3, 2, 2, 1, 1, 1, 1, 1, 0, 1, 2, 2, 1, 2, 1, 2, 1, 0, 2, 3, 2, 1, 2, 2, 1, 1, 2, 0, 1, 0, 2, 2, 1, 0, 1, 2, 5, 1, 1, 3, 3, 2, 2, 0, 2, 0, 1, 1, 3, 2, 2, 3, 1, 2, 1, 2, 1, 1, 2, 1, 2, 0, 1, 3, 2, 0, 3, 3, 2, 1, 1, 0, 0, 1, 0, 2, 1, 1, 0, 0, 0, 0, 1, 0, 3, 1, 1, 0, 0, 1, 1, 0, 0, 0, 0, 0, 1, 1, 0, 2, 0, 2, 1, 1, 2, 0, 1, 0, 0, 0, 0, 2, 1, 0, 0, 2, 0, 2, 0, 0, 1, 0, 0, 0, 1, 1, 1, 2, 0, 2, 0, 2, 0, 1, 2, 0, 1, 0, 0, 0, 0, 1, 0, 0, 0, 2, 0, 0, 2, 0, 1, 0, 2, 2, 0, 2, 0, 0, 2, 2, 2, 4, 1, 1, 3, 2, 1, 0, 4, 1, 2, 2, 3, 2, 2, 1, 1, 1, 2, 0, 0, 4, 0, 3, 2, 1, 1, 1, 0, 2, 3, 0, 2, 0, 1, 3, 2, 1, 1, 3, 3, 1, 1, 3, 2, 2, 3, 3, 1, 1, 2, 2, 0, 2, 0, 2, 2, 2, 2, 1, 2, 1, 2, 3, 1, 3, 3, 1, 1, 1, 0, 3, 1, 2, 3, 4, 3, 1, 3, 0, 2, 1, 1, 3, 1, 2, 2, 3, 3, 1, 2, 2, 1, 1, 2, 1, 1, 2, 0, 3, 2, 1, 2, 0, 2, 3, 1, 0, 3, 1, 0, 0, 1, 1, 2, 1, 1, 3, 1, 1, 3, 1, 1, 3, 3, 2, 2, 1, 2, 0, 1, 2, 0, 0, 1, 3, 3, 1, 1, 5, 1, 4, 1, 0, 1, 3, 1, 1, 1, 2, 1, 4, 1, 1, 3, 2, 3, 0, 3, 1, 0, 3, 2, 0, 3, 2, 0, 1, 0, 2, 0, 1, 1, 3, 0, 0, 2, 0, 0, 3, 1, 3, 0, 1, 1, 1, 1, 4, 1, 2, 0, 1, 2, 2, 1, 0, 2, 1, 2, 2, 1, 0, 1, 2, 2, 0, 2, 2, 2, 0, 2, 2, 1, 3, 0, 1, 2, 2, 0, 1, 3, 2, 3, 2, 2, 0, 2, 4, 1, 0, 0, 1, 2, 2, 1, 3, 2, 2, 1, 1, 1, 3, 2, 1, 2, 3, 2, 2, 2, 1, 1, 2, 2, 2, 0, 2, 2, 1, 0, 2, 3, 1, 3, 2, 2, 3, 1, 1, 4, 2, 2, 1, 2, 4, 3, 3, 2, 2, 1, 3, 2, 4, 2, 0, 1, 2, 3, 1, 1, 3, 5, 2, 2, 1, 5, 2, 2, 0, 3, 4, 1, 3, 2, 1, 2, 2, 3, 3, 1, 1, 1, 4, 0, 3, 0, 2, 3, 2, 0, 2, 3, 2, 2, 1, 0, 3, 1, 3, 1, 5, 3, 1, 4, 0, 2, 0, 2, 2, 2, 1, 0, 1, 3, 2, 2, 0, 2, 1, 2, 3, 3, 2, 2, 1, 1, 3, 3, 2, 2, 2, 2, 3, 1, 1, 1, 1, 0, 1, 1, 1, 1, 4, 1, 2, 1, 0, 1, 1, 1, 0, 0, 0, 1, 1, 0, 1, 2, 2, 5, 1, 1, 2, 2, 2, 1, 2, 1, 0, 2, 1, 1, 1, 1, 2, 3, 1, 4, 0, 0, 2, 1, 2, 1, 0, 2, 2, 2, 1, 1, 1, 1, 2, 1, 0, 1, 0, 2, 1, 1, 3, 1, 2, 0, 1, 0, 2, 0, 1, 1, 1, 1, 2, 1, 1, 2, 1, 3, 1, 0, 1, 1, 1, 1, 3, 0, 2, 1, 1, 3, 4, 4, 0, 2, 1, 0, 1, 1, 0, 1, 1, 1, 0, 3, 0, 2, 0, 1, 1, 2, 2, 3, 1, 0, 1, 1, 2, 0, 3, 1, 1, 0, 0, 1, 1, 1, 2, 1, 0, 0, 1, 1, 2, 0, 0, 1, 2, 2, 0, 1, 4, 0, 2, 0, 2, 2, 2, 1, 1, 1, 1, 3, 0, 1, 1, 0, 2, 1, 2, 3, 3, 2, 2, 3, 1, 0, 2, 1, 2, 0, 0, 5, 2, 3, 2, 0, 3, 4, 1, 3, 1, 4, 1, 1, 1, 1, 2, 2, 1, 3, 2, 1, 0, 1, 0, 1, 1, 4, 1, 4, 3, 0, 2, 3, 1, 2, 2, 4, 2, 1, 1, 0, 2, 1, 1, 2, 1, 3, 0, 2, 0, 0, 1, 4, 0, 2, 2, 1, 1, 2, 2, 1, 2, 1, 1, 3, 1, 1, 0, 2, 1, 1, 3, 3, 2, 2, 2, 1, 0, 3, 2, 3, 2, 0, 2, 3, 1, 3, 0, 4, 4, 1, 0, 2, 3, 2, 0, 3, 3, 4, 1, 2, 2, 4, 3, 2, 2, 1, 3, 4, 3, 1, 2, 1, 2, 1, 1, 3, 2, 1, 3, 1, 2, 1, 3, 1, 1, 3, 1, 1, 2, 0, 3, 1, 2, 1, 2, 2, 1, 2, 0, 2, 1, 1, 1, 0, 1, 1, 0, 1, 1, 0, 1, 0, 1, 3, 0, 2, 1, 1, 3, 0, 1, 2, 0, 2, 1, 1, 2, 1, 4, 1, 1, 0, 1, 3, 3, 1, 0, 2, 2, 0, 2, 3, 1, 0, 2, 3, 1, 2, 0, 1, 0, 2, 4, 1, 0, 1, 1, 1, 3, 1, 0, 3, 1, 3, 2, 0, 3, 1, 1, 1, 5, 1, 2, 1, 2, 1, 1, 1, 0, 2, 1, 1, 1, 1, 0, 1, 0, 5, 1, 2, 1, 0, 1, 1, 3, 1, 0, 1, 1, 0, 0, 1, 2, 2, 5, 2, 2, 5, 2, 3, 0, 1, 1, 3, 1, 1, 1, 0, 1, 0, 2, 2, 3, 1, 5, 1, 1, 0, 3, 0, 1, 0, 1, 1, 2, 0, 1, 0, 3, 2, 1, 2, 2, 1, 2, 2, 2, 3, 1, 1, 4, 2, 2, 1, 1, 3, 1, 4, 3, 3, 2, 3, 1, 2, 2, 1, 5, 2, 2, 1, 2, 1, 2, 2, 2, 2, 1, 1, 1, 0, 1, 1, 0, 1, 1, 0, 1, 2, 2, 1, 1, 1, 1, 1, 3, 0, 2, 2, 1, 0, 1, 1, 0, 1, 0, 1, 2, 0, 1, 2, 2, 2, 2, 2, 2, 2, 3, 0, 1, 1, 1, 1, 2, 2, 1, 1, 2, 1, 0, 0, 0, 1, 1, 1, 0, 2, 0, 1, 1, 0, 3, 1, 2, 1, 1, 1, 0, 3, 2, 2, 0, 0, 4, 1, 1, 5, 0, 2, 2, 2, 3, 2, 3, 2, 0, 0, 4, 1, 1, 1, 3, 0, 0, 3, 2, 1, 2, 4, 1, 2, 1, 6, 2, 5, 0, 5, 2, 3, 3, 2, 5, 3, 4, 3, 6, 1, 3, 3, 1, 3, 1, 1, 2, 2, 2, 3, 2, 1, 2, 1, 1, 1, 3, 2, 3, 4, 0, 0, 1, 2, 2, 2, 3, 2, 2, 1, 5, 0, 3, 3, 1, 4, 0, 2, 1, 1, 1, 1, 1, 1, 2, 2, 4, 0, 1, 0, 4, 4, 1, 2, 1, 2, 3, 3, 4, 3, 2, 3, 2, 1, 2, 1, 2, 4, 0, 2, 2, 1, 2, 1, 1, 3, 2, 2, 4, 2, 2, 3, 2, 4, 0, 1, 1, 2, 1, 2, 2, 4, 2, 2, 3, 3, 1, 0, 3, 2, 2, 1, 2, 2, 0, 0, 0, 1, 4, 2, 0, 1, 1, 2, 2, 2, 1, 2, 3, 1, 0, 3, 4, 1, 3, 2, 1, 3, 1, 2, 1, 2, 1, 0, 0, 1, 2, 1, 1, 2, 1, 3, 0, 0, 3, 3, 0, 0, 0, 1, 2, 0, 1, 3, 2, 0, 1, 2, 2, 1, 1, 2, 2, 2, 3, 1, 0, 2, 2, 0, 2, 0, 2, 1, 0, 5, 1, 1, 0, 2, 2, 3, 1, 1, 2, 1, 1, 3, 1, 1, 2, 1, 1, 1, 0, 1, 3, 4, 2, 2, 0, 2, 2, 2, 3, 0, 1, 1, 1, 1, 0, 2, 1, 0, 2, 0, 1, 2, 0, 5, 3, 2, 2, 0, 2, 1, 2, 0, 0, 3, 1, 3, 2, 0, 4, 0, 0, 1, 1, 5, 0, 2, 2, 2, 0, 2, 1, 2, 1, 2, 1, 3, 1, 2, 2, 3, 2, 1, 2, 3, 2, 0, 2, 2, 1, 0, 2, 3, 2, 2, 2, 3, 0, 3, 2, 3, 0, 0, 2, 1, 3, 0, 1, 2, 1, 1, 2, 0, 0, 1, 3, 4, 3, 2, 2, 0, 2, 3, 3, 2, 2, 1, 0, 1, 1, 1, 2, 0, 2, 3, 4, 1, 2, 0, 0, 1, 2, 1, 2, 2, 1, 3, 1, 1, 2, 2, 1, 1, 2, 2, 1, 1, 2, 1, 1, 3, 3, 2, 2, 3, 3, 3, 0, 2, 0, 1, 2, 1, 1, 1, 1, 2, 0, 1, 5, 0, 0, 2, 2, 1, 2, 1, 1, 2, 1, 2, 1, 1, 1, 0, 3, 2, 1, 2, 1, 2, 4, 1, 2, 3, 1, 1, 1, 4, 1, 1, 0, 0, 1, 1, 2, 3, 1, 2, 4, 1, 2, 1, 5, 2, 1, 0, 3, 0, 2, 2, 0, 3, 0, 2, 0, 1, 0, 1, 5, 0, 0, 4, 1, 0, 3, 4, 1, 3, 2, 0, 3, 0, 2, 1, 2, 1, 0, 0, 4, 1, 1, 1, 3, 3, 2, 3, 3, 3, 2, 1, 1, 3, 0, 2, 3, 1, 2, 0, 3, 1, 3, 3, 2, 2, 0, 3, 2, 2, 1, 3, 2, 3, 2, 1, 1, 0, 0, 2, 2, 1, 3, 1, 2, 1, 2, 1, 0, 2, 0, 1, 3, 2, 3, 1, 1, 1, 3, 2, 1, 1, 2, 1, 1, 2, 1, 1, 1, 3, 1, 0, 3, 2, 0, 2, 2, 1, 3, 4, 2, 3, 3, 1, 3, 2, 1, 1, 2, 0, 4, 1, 1, 2, 1, 3, 0, 1, 5, 0, 4, 0, 2, 1, 2, 1, 0, 2, 3, 1, 3, 1, 0, 2, 2, 3, 1, 1, 1, 1, 3, 3, 1, 1, 0, 2, 3, 0, 1, 2, 2, 0, 1, 2, 1, 2, 3, 3, 2, 1, 1, 1, 3, 1, 2, 1, 3, 2, 0, 2, 2, 2, 1, 3, 1, 0, 1, 0, 2, 1, 3, 1, 1, 2, 0, 1, 2, 3, 1, 1, 1, 1, 2, 3, 3, 5, 1, 1, 3, 5, 0, 0, 3, 1, 5, 2, 1, 3, 0, 0, 0, 1, 1, 0, 1, 1, 3, 3, 2, 1, 1, 1, 3, 4, 1, 0, 3, 4, 2, 3, 3, 1, 2, 2, 2, 3, 0, 2, 2, 3, 1, 4, 2, 3, 2, 0, 0, 2, 1, 3, 2, 3, 2, 1, 1, 1, 3, 2, 0, 2, 2, 2, 1, 1, 1, 2, 5, 2, 1, 2, 4, 0, 4, 3, 2, 1, 3, 0, 3, 2, 2, 2, 2, 2, 3, 1, 2, 4, 0, 1, 0, 1, 0, 3, 2, 3, 4, 2, 2, 2, 0, 3, 1, 3, 1, 1, 3, 1, 1, 1, 1, 4, 3, 1, 1, 2, 1, 3, 2, 3, 5, 0, 1, 1, 2, 2, 1, 1, 1, 1, 4, 3, 2, 1, 0, 2, 0, 2, 3, 4, 1, 0, 2, 2, 1, 0, 0, 4, 3, 3, 2, 2, 3, 2, 1, 3, 1, 2, 2, 0, 2, 1, 2, 2, 3, 2, 0, 2, 2, 2, 2, 2, 2, 3, 4, 2, 2, 1, 3, 0, 1, 2, 1, 1, 3, 3, 0, 0, 1, 0, 0, 0, 1, 1, 3, 2, 3, 2, 0, 1, 2, 2, 0, 1, 0, 2, 1, 1, 1, 2, 1, 1, 0, 1, 1, 1, 0, 1, 0, 1, 1, 0, 2, 0, 2, 0, 3, 0, 2, 3, 1, 0, 0, 0, 1, 0, 0, 3, 0, 2, 0, 1, 0, 2, 0, 0, 3, 0, 1, 2, 0, 0, 1, 3, 1, 1, 3, 2, 2, 2, 1, 2, 0, 1, 4, 1, 1, 2, 2, 1, 1, 0, 2, 3, 0, 2, 2, 3, 1, 0, 0, 0, 2, 1, 1, 2, 0, 2, 3, 0, 2, 1, 0, 4, 0, 2, 1, 1, 1, 5, 1, 2, 3, 1, 0, 4, 3, 2, 4, 2, 2, 2, 5, 4, 2, 3, 2, 2, 3, 1, 2, 3, 2, 2, 2, 3, 2, 3, 0, 3, 3, 2, 1, 4, 3, 2, 1, 2, 2, 4, 2, 4, 1, 2, 0, 2, 0, 4, 3, 3, 1, 1, 3, 2, 2, 5, 1, 2, 3, 0, 1, 1, 2, 1, 2, 2, 0, 1, 1, 1, 2, 2, 1, 1, 0, 2, 2, 2, 1, 1, 3, 1, 0, 2, 2, 1, 3, 4, 2, 1, 1, 2, 2, 1, 2, 0, 2, 3, 1, 2, 3, 0, 3, 5, 4, 0, 2, 2, 2, 4, 1, 2, 2, 1, 4, 1, 1, 2, 3, 2, 1, 2, 2, 3, 1, 2, 1, 3, 1, 1, 2, 1, 5, 2, 0, 1, 2, 1, 1, 2, 3, 1, 2, 1, 1, 1, 2, 3, 2, 0, 1, 2, 1, 1, 4, 1, 3, 4, 3, 3, 1, 4, 1, 3, 1, 3, 0, 2, 2, 0, 2, 2, 0, 2, 1, 3, 0, 3, 2, 1, 1, 4, 0, 1, 2, 0, 1, 2, 0, 2, 1, 1, 1, 1, 1, 2, 2, 0, 2, 2, 1, 2, 3, 3, 5, 1, 2, 3, 1, 3, 2, 2, 3, 1, 1, 2, 3, 2, 2, 1, 2, 2, 1, 1, 4, 1, 1, 2, 6, 1, 2, 2, 2, 1, 2, 3, 2, 2, 1, 0, 3, 1, 5, 1, 3, 0, 4, 0, 1, 2, 2, 2, 1, 3, 1, 1, 2, 0, 4, 2, 1, 1, 2, 2, 1, 0, 3, 4, 3, 1, 1, 2, 3, 2, 0, 2, 1, 0, 0, 2, 1, 3, 1, 3, 0, 6, 0, 1, 0, 2, 2, 1, 2, 0, 0, 0, 0, 1, 0, 2, 0, 1, 2, 2, 2, 5, 1, 0, 1, 3, 0, 1, 2, 4, 3, 0, 2, 2, 2, 2, 2, 1, 5, 1, 2, 1, 2, 2, 1, 2, 3, 2, 3, 4, 1, 1, 1, 1, 1, 3, 2, 2, 3, 2, 3, 0, 2, 1, 0, 3, 4, 0, 4, 3, 2, 3, 1, 0, 0, 3, 2, 2, 2, 2, 2, 1, 2, 1, 4, 1, 2, 2, 1, 1, 1, 2, 2, 3, 1, 2, 2, 0, 0, 3, 1, 1, 0, 0, 0, 3, 1, 2, 1, 2, 1, 0, 3, 0, 3, 2, 2, 0, 1, 3, 1, 2, 2, 2, 1, 2, 1, 2, 3, 2, 1, 2, 1, 3, 3, 0, 3, 1, 0, 1, 1, 3, 1, 3, 1, 2, 0, 0, 2, 3, 0, 2, 1, 4, 1, 1, 1, 5, 2, 1, 3, 2, 3, 1, 1, 3, 2, 3, 3, 1, 3, 1, 1, 2, 4, 3, 3, 1, 2, 4, 1, 2, 1, 0, 1, 1, 1, 0, 1, 1, 1, 1, 0, 2, 1, 2, 1, 2, 1, 1, 1, 1, 2, 0, 2, 1, 1, 2, 3, 2, 3, 3, 1, 1, 3, 2, 1, 0, 4, 2, 1, 0, 2, 1, 4, 4, 0, 1, 1, 3, 1, 0, 1, 0, 1, 2, 4, 3, 1, 0, 1, 2, 0, 2, 2, 2, 2, 3, 1, 2, 2, 0, 2, 1, 1, 3, 2, 2, 0, 2, 1, 4, 0, 1, 2, 2, 3, 2, 2, 2, 3, 0, 0, 2, 3, 2, 1, 2, 1, 0, 2, 3, 0, 1, 2, 1, 0, 1, 3, 2, 2, 1, 1, 0, 1, 2, 3, 3, 2, 0, 2, 3, 2, 2, 0, 3, 1, 0, 2, 3, 0, 0, 2, 1, 1, 0, 2, 2, 3, 5, 0, 2, 1, 2, 1, 0, 2, 3, 2, 3, 2, 1, 2, 0, 2, 1, 2, 2, 1, 3, 3, 0, 0, 4, 1, 2, 0, 2, 4, 0, 3, 2, 3, 0, 1, 2, 0, 1, 3, 2, 1, 2, 5, 1, 2, 2, 3, 2, 2, 1, 1, 2, 2, 3, 1, 3, 4, 3, 2, 2, 2, 2, 1, 1, 5, 1, 1, 1, 3, 1, 2, 2, 1, 0, 3, 3, 1, 1, 2, 3, 0, 2, 2, 4, 2, 1, 1, 1, 2, 2, 1, 2, 4, 2, 2, 1, 3, 2, 0, 3, 3, 1, 4, 1, 2, 2, 1, 1, 3, 2, 0, 0, 1, 3, 2, 5, 2, 1, 2, 2, 3, 2, 3, 2, 2, 2, 2, 2, 3, 3, 3, 1, 2, 3, 1, 2, 2, 4, 5, 1, 3, 2, 2, 1, 1, 0, 2, 5, 4, 1, 3, 2, 1, 1, 4, 3, 6, 1, 0, 3, 2, 1, 1, 2, 2, 0, 3, 3, 4, 0, 2, 3, 2, 2, 4, 2, 0, 0, 4, 3, 3, 2, 1, 1, 1, 2, 3, 2, 3, 1, 2, 0, 1, 5, 1, 3, 2, 1, 1, 4, 2, 3, 2, 1, 1, 2, 3, 3, 3, 5, 0, 4, 4, 1, 1, 2, 4, 3, 1, 3, 3, 1, 3, 2, 1, 2, 1, 1, 3, 6, 2, 2, 1, 2, 4, 1, 2, 1, 0, 2, 1, 3, 1, 1, 3, 1, 2, 2, 2, 2, 1, 0, 1, 2, 1, 2, 2, 0, 0, 0, 2, 4, 3, 0, 3, 1, 2, 1, 2, 4, 2, 2, 0, 3, 2, 2, 0, 3, 1, 4, 5, 2, 3, 0, 1, 1, 3, 2, 0, 2, 3, 2, 2, 1, 2, 2, 1, 2, 2, 0, 3, 3, 2, 3, 2, 2, 4, 5, 2, 3, 3, 1, 4, 3, 3, 1, 1, 3, 5, 2, 3, 2, 2, 5, 2, 3, 2, 0, 2, 3, 2, 3, 6, 3, 0, 1, 2, 1, 1, 1, 1, 6, 1, 3, 3, 0, 2, 1, 1, 1, 3, 0, 0, 2, 2, 1, 1, 2, 4, 0, 1, 1, 2, 2, 1, 3, 2, 3, 2, 3, 0, 1, 2, 0, 2, 0, 2, 1, 4, 2, 0, 4, 1, 6, 3, 2, 3, 3, 2, 0, 2, 1, 0, 0, 3, 2, 1, 5, 4, 1, 4, 1, 1, 3, 3, 1, 3, 3, 4, 3, 2, 2, 5, 4, 2, 2, 3, 2, 2, 1, 2, 0, 0, 5, 2, 4, 2, 4, 0, 2, 1, 0, 1, 3, 1, 0, 1, 1, 2, 0, 2, 1, 2, 1, 1, 0, 1, 1, 1, 1, 0, 1, 1, 3, 1, 2, 2, 2, 1, 0, 2, 3, 0, 2, 2, 1, 2, 0, 0, 1, 1, 1, 0, 2, 0, 0, 1, 1, 1, 0, 2, 1, 1, 1, 0, 2, 0, 1, 4, 3, 1, 2, 2, 2, 2, 1, 2, 2, 3, 1, 2, 0, 1, 1, 2, 3, 2, 1, 1, 2, 2, 2, 3, 0, 2, 1, 1, 0, 2, 4, 0, 4, 2, 2, 1, 4, 1, 1, 0, 1, 1, 0, 3, 2, 5, 4, 2, 2, 2, 2, 2, 1, 2, 1, 1, 4, 0, 1, 2, 2, 1, 1, 1, 4, 2, 1, 2, 2, 3, 2, 1, 3, 2, 3, 1, 2, 3, 2, 3, 0, 1, 1, 1, 1, 4, 0, 1, 2, 1, 2, 0, 0, 2, 2, 3, 3, 2, 1, 2, 0, 0, 0, 2, 0, 2, 3, 2, 1, 2, 4, 2, 3, 0, 1, 1, 2, 3, 3, 3, 2, 2, 2, 4, 2, 1, 2, 1, 0, 2, 4, 0, 1, 3, 1, 2, 1, 0, 1, 1, 1, 1, 3, 3, 2, 2, 3, 0, 1, 1, 2, 2, 1, 1, 4, 2, 4, 2, 5, 1, 3, 0, 2, 0, 3, 2, 0, 0, 2, 1, 1, 1, 2, 2, 3, 1, 2, 1, 2, 3, 2, 3, 2, 1, 2, 3, 2, 1, 4, 3, 1, 2, 2, 0, 2, 0, 2, 1, 2, 2, 2, 1, 1, 1, 3, 2, 1, 3, 2, 2, 1, 3, 2, 0, 1, 2, 1, 0, 2, 3, 2, 2, 0, 0, 3, 5, 0, 0, 2, 0, 3, 1, 0, 3, 1, 3, 4, 3, 0, 2, 1, 1, 2, 2, 2, 3, 2, 1, 2, 1, 3, 2, 2, 3, 4, 0, 3, 2, 1, 2, 2, 2, 2, 3, 1, 3, 0, 3, 1, 1, 0, 1, 1, 0, 2, 2, 2, 1, 0, 1, 1, 3, 1, 1, 4, 1, 2, 2, 2, 0, 2, 1, 3, 1, 1, 2, 1, 2, 2, 0, 1, 3, 2, 1, 5, 1, 1, 2, 1, 1, 4, 0, 0, 2, 2, 0, 2, 2, 0, 1, 1, 2, 3, 0, 1, 1, 3, 2, 1, 1, 1, 3, 2, 4, 2, 2, 1, 1, 2, 2, 2, 2, 3, 1, 4, 1, 1, 3, 2, 2, 1, 3, 1, 0, 1, 1, 2, 1, 4, 1, 1, 4, 3, 3, 1, 2, 1, 2, 5, 3, 1, 2, 3, 5, 5, 5, 1, 3, 3, 1, 0, 2, 2, 4, 1, 0, 1, 2, 1, 4, 4, 4, 2, 1, 1, 3, 0, 2, 5, 2, 2, 0, 1, 1, 1, 1, 2, 2, 0, 3, 4, 1, 0, 4, 0, 0, 0, 2, 3, 1, 1, 0, 3, 1, 1, 3, 2, 0, 0, 2, 4, 0, 1, 0, 0, 1, 0, 0, 0, 4, 2, 2, 2, 3, 0, 0, 2, 0, 1, 2, 2, 3, 1, 3, 1, 5, 1, 2, 1, 1, 1, 3, 3, 2, 2, 1, 3, 2, 2, 3, 0, 0, 2, 4, 2, 3, 3, 0, 1, 0, 3, 2, 1, 0, 1, 3, 4, 1, 5, 3, 2, 3, 2, 1, 4, 2, 2, 3, 0, 4, 2, 2, 0, 0, 1, 0, 5, 1, 1, 1, 2, 3, 1, 1, 2, 1, 1, 3, 3, 2, 0, 1, 1, 3, 1, 3, 3, 1, 2, 2, 2, 4, 2, 0, 0, 4, 2, 1, 2, 2, 1, 0, 1, 0, 0, 0, 4, 2, 3, 1, 1, 5, 1, 3, 3, 1, 1, 1, 1, 1, 3, 3, 1, 1, 1, 1, 2, 1, 2, 2, 3, 1, 0, 3, 2, 1, 1, 0, 4, 3, 3, 0, 1, 2, 1, 1, 1, 1, 2, 0, 1, 4, 3, 0, 1, 3, 1, 0, 2, 2, 2, 2, 0, 4, 1, 2, 1, 1, 1, 2, 2, 1, 1, 2, 2, 4, 4, 1, 1, 0, 1, 1, 3, 1, 2, 2, 0, 1, 3, 1, 1, 2, 2, 2, 0, 4, 1, 1, 0, 1, 2, 4, 2, 3, 2, 2, 1, 3, 1, 0, 1, 1, 1, 3, 2, 2, 3, 3, 2, 0, 0, 3, 2, 1, 3, 1, 1, 0, 2, 1, 1, 1, 2, 1, 0, 1, 1, 1, 3, 5, 0, 1, 3, 2, 1, 3, 1, 3, 4, 3, 1, 3, 0, 3, 2, 2, 0, 2, 2, 1, 2, 2, 2, 1, 0, 3, 4, 2, 2, 1, 2, 2, 2, 0, 0, 3, 0, 2, 2, 1, 2, 1, 0, 2, 4, 2, 0, 3, 1, 0, 2, 2, 3, 3, 4, 2, 0, 0, 3, 1, 2, 2, 1, 2, 1, 2, 4, 2, 2, 3, 2, 1, 0, 2, 4, 1, 1, 3, 2, 1, 2, 1, 4, 2, 3, 2, 1, 1, 1, 0, 0, 1, 2, 2, 2, 4, 3, 1, 1, 0, 1, 2, 4, 2, 1, 0, 2, 1, 1, 2, 0, 2, 1, 2, 4, 2, 1, 0, 3, 0, 2, 1, 3, 1, 2, 3, 4, 1, 3, 3, 1, 4, 0, 1, 1, 0, 1, 0, 3, 1, 4, 3, 2, 1, 2, 2, 2, 2, 1, 2, 1, 2, 2, 0, 2, 1, 1, 0, 0, 3, 1, 2, 1, 1, 3, 2, 0, 1, 3, 1, 3, 0, 2, 2, 0, 4, 2, 2, 0, 2, 2, 2, 2, 3, 0, 1, 0, 3, 2, 4, 1, 0, 2, 1, 1, 3, 2, 2, 3, 2, 1, 0, 1, 2, 2, 1, 1, 0, 3, 4, 0, 0, 1, 0, 3, 1, 1, 0, 1, 2, 2, 2, 1, 0, 2, 0, 2, 1, 4, 1, 3, 1, 1, 2, 0, 2, 1, 1, 1, 4, 5, 1, 1, 3, 1, 4, 4, 2, 4, 0, 1, 3, 4, 1, 2, 2, 1, 4, 2, 0, 5, 3, 3, 5, 1, 1, 1, 1, 2, 1, 2, 0, 4, 2, 0, 2, 1, 2, 0, 1, 4, 2, 3, 2, 1, 0, 4, 2, 1, 2, 1, 3, 4, 4, 4, 3, 3, 2, 2, 0, 1, 1, 3, 3, 2, 3, 3, 3, 1, 2, 1, 3, 3, 1, 1, 2, 2, 2, 3, 3, 0, 2, 3, 2, 1, 1, 1, 3, 1, 1, 2, 2, 1, 1, 3, 1, 1, 2, 2, 1, 2, 1, 2, 2, 1, 0, 0, 4, 0, 1, 1, 0, 0, 0, 2, 0, 0, 3, 2, 1, 3, 2, 1, 0, 2, 0, 0, 1, 2, 2, 0, 1, 2, 2, 1, 1, 1, 1, 3, 1, 1, 1, 2, 2, 1, 2, 3, 1, 1, 0, 0, 1, 1, 3, 2, 1, 2, 2, 0, 1, 1, 3, 0, 2, 2, 3, 4, 1, 2, 2, 2, 0, 2, 2, 2, 2, 3, 2, 3, 2, 2, 1, 2, 6, 2, 3, 1, 0, 5, 4, 2, 2, 1, 3, 4, 1, 4, 4, 2, 0, 0, 3, 1, 2, 3, 3, 2, 2, 0, 1, 1, 2, 2, 2, 2, 1, 1, 1, 0, 1, 3, 2, 0, 2, 0, 3, 1, 2, 1, 2, 1, 1, 2, 2, 2, 0, 2, 3, 4, 6, 2, 1, 5, 3, 4, 2, 1, 1, 1, 2, 2, 3, 0, 3, 4, 3, 4, 3, 5, 3, 5, 2, 4, 4, 2, 4, 3, 1, 3, 4, 1, 6, 2, 4, 3, 2, 2, 4, 4, 4, 0, 1, 2, 4, 3, 4, 6, 3, 2, 3, 1, 3, 3, 5, 0, 2, 2, 2, 3, 2, 2, 2, 2, 3, 1, 2, 4, 2, 2, 0, 3, 3, 2, 2, 5, 3, 2, 2, 3, 3, 1, 2, 2, 2, 0, 3, 5, 3, 1, 2, 4, 2, 1, 4, 3, 2, 2, 5, 1, 4, 3, 5, 4, 2, 3, 2, 2, 5, 1, 2, 2, 3, 3, 3, 3, 3, 2, 3, 2, 3, 4, 3, 0, 1, 1, 0, 3, 4, 5, 2, 1, 1, 1, 1, 0, 0, 2, 1, 1, 3, 2, 3, 3, 3, 2, 3, 3, 4, 0, 2, 1, 3, 2, 3, 2, 1, 3, 4, 1, 5, 1, 3, 2, 1, 0, 2, 2, 4, 2, 3, 2, 2, 1, 2, 1, 5, 1, 1, 2, 2, 3, 1, 1, 1, 3, 1, 1, 3, 2, 1, 1, 4, 1, 0, 3, 1, 3, 2, 4, 1, 1, 1, 2, 0, 1, 2, 0, 1, 1, 1, 0, 1, 1, 0, 1, 0, 1, 3, 0, 0, 1, 1, 0, 2, 1, 2, 3, 0, 3, 1, 1, 0, 3, 1, 2, 1, 1, 0, 0, 0, 1, 1, 1, 1, 2, 1, 0, 0, 3, 1, 2, 1, 0, 0, 2, 4, 2, 2, 0, 1, 0, 0, 2, 3, 4, 2, 1, 3, 1, 2, 4, 2, 4, 1, 2, 1, 4, 1, 2, 6, 2, 0, 0, 4, 1, 1, 3, 3, 1, 1, 2, 1, 2, 3, 1, 1, 1, 2, 0, 3, 0, 3, 1, 2, 2, 1, 1, 1, 4, 1, 1, 1, 3, 1, 3, 0, 1, 0, 1, 2, 0, 1, 3, 1, 3, 1, 1, 3, 4, 1, 2, 1, 1, 1, 2, 2, 1, 2, 0, 2, 2, 0, 2, 1, 2, 1, 2, 1, 1, 0, 4, 1, 1, 2, 1, 0, 1, 0, 1, 2, 2, 2, 2, 2, 1, 3, 1, 0, 3, 1, 1, 3, 2, 1, 2, 1, 0, 2, 1, 2, 1, 3, 2, 2, 1, 2, 3, 0, 3, 2, 1, 2, 3, 0, 3, 2, 0, 3, 3, 3, 2, 1, 2, 3, 1, 1, 1, 2, 2, 1, 3, 1, 3, 0, 2, 0, 0, 1, 2, 1, 1, 1, 1, 1, 1, 2, 1, 2, 2, 2, 2, 2, 1, 0, 2, 4, 3, 0, 1, 2, 1, 2, 1, 1, 0, 3, 1, 3, 1, 2, 3, 2, 1, 1, 2, 3, 0, 2, 3, 2, 1, 2, 1, 0, 5, 0, 4, 2, 3, 3, 1, 1, 1, 1, 2, 3, 2, 1, 0, 1, 1, 1, 0, 1, 0, 4, 0, 2, 1, 3, 0, 0, 0, 2, 2, 0, 4, 0, 2, 4, 1, 1, 1, 4, 2, 3, 2, 1, 0, 2, 3, 2, 0, 2, 1, 1, 2, 3, 2, 4, 1, 3, 1, 3, 2, 2, 2, 2, 3, 4, 0, 1, 0, 1, 1, 2, 2, 2, 2, 2, 1, 3, 2, 3, 0, 1, 3, 5, 2, 1, 1, 3, 2, 1, 1, 2, 1, 0, 2, 2, 1, 6, 1, 4, 4, 2, 0, 4, 2, 1, 2, 0, 4, 2, 2, 2, 2, 2, 2, 1, 2, 1, 0, 0, 2, 0, 1, 2, 2, 3, 1, 0, 4, 1, 0, 1, 1, 3, 3, 2, 1, 0, 1, 1, 2, 1, 1, 1, 1, 1, 0, 0, 1, 2, 1, 2, 1, 1, 0, 3, 1, 0, 1, 1, 1, 1, 0, 0, 1, 1, 1, 0, 0, 0, 1, 3, 2, 1, 0, 0, 2, 1, 1, 2, 0, 2, 3, 2, 2, 0, 1, 0, 2, 2, 0, 0, 3, 1, 1, 0, 0, 2, 2, 1, 3, 1, 6, 0, 1, 1, 0, 2, 3, 2, 1, 2, 2, 0, 2, 1, 2, 3, 4, 0, 2, 2, 0, 3, 1, 3, 0, 3, 1, 1, 2, 2, 1, 1, 5, 4, 4, 1, 4, 2, 1, 1, 1, 3, 0, 1, 2, 2, 1, 1, 1, 1, 1, 1, 2, 1, 2, 2, 0, 0, 0, 0, 1, 1, 2, 2, 4, 1, 1, 2, 3, 0, 1, 0, 3, 2, 0, 1, 2, 1, 1, 2, 2, 0, 2, 0, 2, 2, 2, 0, 2, 0, 1, 2, 1, 2, 1, 0, 3, 0, 1, 2, 1, 1, 2, 1, 1, 1, 1, 3, 2, 1, 1, 2, 1, 1, 2, 1, 2, 3, 1, 1, 3, 1, 1, 2, 5, 1, 1, 2, 0, 2, 1, 1, 2, 1, 0, 2, 3, 2, 5, 2, 1, 2, 1, 1, 2, 5, 3, 0, 4, 1, 1, 2, 1, 3, 0, 0, 0, 1, 0, 2, 3, 4, 1, 1, 2, 1, 1, 1, 2, 1, 2, 2, 0, 2, 1, 1, 2, 1, 3, 1, 3, 3, 1, 1, 2, 1, 1, 1, 1, 1, 2, 2, 2, 3, 4, 2, 2, 3, 2, 3, 2, 0, 4, 0, 0, 3, 2, 1, 4, 2, 3, 4, 2, 1, 2, 3, 0, 3, 1, 3, 1, 2, 3, 1, 4, 0, 1, 2, 1, 0, 2, 2, 2, 3, 3, 0, 1, 3, 2, 0, 2, 3, 0, 2, 3, 2, 1, 1, 0, 2, 2, 1, 4, 4, 1, 1, 0, 2, 3, 2, 2, 0, 3, 1, 0, 0, 1, 3, 2, 2, 2, 3, 1, 2, 2, 4, 6, 1, 1, 0, 3, 0, 1, 1, 0, 1, 2, 1, 0, 1, 1, 5, 2, 1, 0, 1, 3, 3, 4, 5, 4, 2, 1, 2, 4, 4, 1, 2, 0, 1, 3, 1, 3, 3, 2, 1, 4, 2, 1, 0, 0, 3, 1, 2, 2, 0, 0, 3, 2, 1, 0, 1, 2, 3, 2, 2, 4, 3, 2, 4, 1, 2, 3, 3, 0, 2, 2, 2, 1, 4, 2, 5, 4, 1, 3, 3, 4, 3, 2, 4, 0, 2, 2, 2, 0, 3, 2, 2, 1, 2, 1, 0, 1, 2, 1, 3, 4, 4, 3, 3, 2, 2, 3, 1, 3, 1, 4, 2, 1, 2, 4, 1, 1, 1, 0, 1, 1, 3, 0, 1, 1, 2, 2, 3, 0, 3, 4, 1, 0, 2, 3, 1, 4, 1, 4, 3, 1, 4, 2, 0, 3, 3, 1, 1, 2, 2, 4, 2, 0, 3, 1, 0, 3, 1, 1, 1, 3, 3, 4, 3, 4, 4, 2, 0, 2, 2, 0, 2, 4, 2, 1, 2, 4, 2, 1, 3, 3, 3, 3, 0, 1, 2, 0, 2, 0, 2, 2, 1, 2, 1, 2, 1, 3, 5, 0, 1, 0, 0, 0, 0, 2, 1, 0, 1, 3, 1, 2, 3, 2, 1, 3, 2, 4, 2, 3, 2, 0, 0, 1, 2, 4, 2, 1, 1, 1, 3, 0, 4, 3, 3, 3, 0, 2, 1, 0, 4, 4, 3, 0, 3, 2, 2, 3, 0, 5, 2, 0, 3, 4, 0, 4, 1, 4, 0, 3, 3, 2, 1, 3, 3, 0, 3, 3, 3, 4, 4, 3, 1, 1, 0, 4, 1, 2, 2, 4, 2, 3, 7, 4, 5, 5, 1, 3, 3, 6, 3, 1, 2, 3, 3, 3, 4, 2, 3, 5, 3, 2, 0, 3, 2, 3, 3, 0, 4, 1, 1, 2, 0, 2, 0, 2, 1, 2, 3, 3, 2, 4, 2, 1, 5, 1, 3, 4, 2, 1, 2, 4, 1, 4, 2, 0, 1, 2, 5, 3, 2, 5, 6, 2, 2, 3, 4, 2, 3, 3, 4, 5, 2, 1, 5, 3, 1, 3, 4, 4, 3, 4, 3, 2, 0, 2, 1, 0, 1, 1, 2, 1, 4, 1, 4, 6, 4, 2, 1, 1, 1, 2, 5, 2, 4, 1, 2, 1, 3, 1, 2, 2, 3, 2, 3, 2, 2, 0, 4, 0, 4, 3, 2, 4, 1, 2, 3, 6, 2, 6, 2, 3, 2, 3, 5, 2, 2, 1, 3, 1, 3, 2, 2, 1, 5, 2, 1, 2, 3, 3, 2, 2, 5, 5, 0, 3, 3, 3, 3, 2, 1, 4, 0, 4, 1, 2, 3, 3, 2, 4, 1, 5, 1, 3, 2, 2, 1, 1, 2, 1, 3, 5, 4, 1, 2, 5, 5, 2, 1, 2, 4, 3, 1, 0, 2, 2, 2, 1, 3, 0, 2, 2, 1, 1, 2, 2, 2, 2, 2, 5, 1, 3, 4, 1, 4, 2, 1, 2, 3, 2, 1, 3, 4, 4, 0, 4, 5, 2, 1, 5, 2, 2, 1, 4, 2, 4, 1, 2, 4, 1, 4, 4, 1, 3, 2, 3, 4, 4, 4, 3, 1, 2, 1, 1, 4, 2, 1, 0, 2, 1, 3, 3, 3, 1, 0, 2, 1, 1, 2, 3, 1, 1, 2, 1, 2, 4, 3, 0, 3, 1, 0, 3, 3, 4, 3, 2, 2, 3, 3, 1, 1, 1, 3, 1, 4, 2, 5, 3, 0, 3, 5, 2, 2, 1, 5, 0, 2, 1, 4, 3, 2, 1, 2, 0, 1, 1, 2, 3, 0, 4, 3, 3, 3, 0, 2, 0, 3, 3, 3, 1, 5, 3, 1, 2, 1, 0, 0, 3, 0, 3, 3, 3, 4, 0, 4, 0, 2, 2, 3, 1, 4, 2, 1, 1, 1, 1, 1, 3, 1, 1, 3, 3, 4, 2, 1, 4, 1, 1, 4, 2, 1, 4, 2, 2, 4, 2, 4, 6, 3, 3, 0, 1, 5, 3, 2, 1, 1, 1, 0, 1, 4, 2, 4, 1, 3, 4, 0, 2, 2, 1, 3, 2, 3, 3, 2, 4, 2, 2, 5, 2, 3, 2, 3, 1, 1, 3, 2, 1, 2, 5, 3, 2, 4, 0, 1, 2, 0, 3, 2, 1, 0, 1, 3, 3, 2, 1, 3, 4, 3, 2, 2, 1, 2, 5, 3, 1, 5, 1, 3, 0, 3, 2, 3, 1, 2, 2, 2, 5, 2, 2, 2, 0, 1, 2, 2, 4, 1, 4, 3, 0, 5, 1, 3, 2, 2, 1, 3, 1, 3, 1, 1, 2, 2, 3, 4, 1, 3, 1, 1, 2, 3, 2, 2, 1, 2, 0, 2, 3, 1, 1, 4, 4, 2, 1, 1, 4, 3, 2, 4, 3, 3, 1, 4, 2, 2, 0, 1, 0, 2, 0, 1, 2, 4, 2, 2, 1, 3, 0, 2, 0, 2, 2, 4, 1, 3, 2, 2, 3, 1, 2, 1, 0, 3, 2, 3, 2, 3, 4, 3, 2, 3, 3, 2, 2, 3, 2, 2, 3, 6, 2, 0, 1, 2, 1, 3, 4, 1, 4, 2, 2, 2, 6, 2, 3, 0, 3, 3, 5, 4, 4, 3, 4, 4, 2, 3, 2, 2, 2, 4, 4, 2, 4, 3, 4, 1, 1, 1, 1, 3, 3, 4, 2, 1, 0, 1, 1, 2, 4, 3, 3, 2, 2, 4, 1, 1, 5, 6, 3, 3, 2, 4, 3, 1, 3, 4, 4, 1, 0, 1, 1, 2, 2, 1, 1, 3, 3, 4, 2, 2, 0, 1, 4, 3, 4, 2, 3, 3, 3, 2, 3, 3, 4, 3, 3, 2, 1, 1, 3, 1, 3, 5, 2, 2, 2, 1, 3, 2, 2, 3, 3, 1, 4, 3, 3, 1, 1, 3, 1, 0, 3, 2, 1, 2, 2, 3, 3, 0, 2, 0, 2, 2, 0, 1, 0, 0, 2, 2, 3, 2, 0, 3, 2, 1, 2, 0, 2, 1, 0, 2, 0, 1, 1, 1, 1, 0, 2, 1, 0, 4, 1, 1, 4, 2, 5, 3, 1, 3, 0, 2, 2, 1, 3, 4, 2, 3, 1, 2, 0, 1, 3, 0, 2, 1, 3, 0, 0, 0, 1, 3, 0, 2, 2, 0, 2, 0, 1, 2, 0, 4, 2, 1, 1, 0, 2, 1, 2, 1, 0, 1, 2, 1, 2, 1, 1, 0, 0, 3, 1, 2, 2, 1, 0, 2, 2, 2, 2, 2, 3, 0, 2, 2, 1, 3, 2, 0, 1, 1, 1, 1, 2, 1, 2, 1, 0, 1, 2, 1, 3, 1, 0, 2, 1, 0, 1, 4, 4, 4, 0, 1, 3, 1, 1, 1, 5, 0, 1, 2, 1, 1, 2, 0, 0, 4, 0, 0, 0, 1, 2, 1, 0, 3, 3, 1, 3, 2, 0, 6, 1, 3, 3, 4, 1, 3, 2, 2, 0, 3, 4, 2, 1, 1, 2, 1, 1, 1, 3, 4, 0, 2, 1, 2, 5, 4, 2, 1, 4, 3, 2, 4, 0, 4, 3, 2, 0, 3, 2, 1, 3, 3, 2, 2, 1, 4, 3, 0, 3, 2, 0, 3, 4, 2, 1, 4, 1, 0, 2, 0, 6, 0, 4, 3, 4, 1, 2, 2, 1, 2, 1, 2, 4, 2, 3, 1, 5, 2, 2, 2, 2, 1, 1, 2, 1, 2, 3, 3, 2, 1, 3, 1, 3, 2, 4, 3, 1, 1, 3, 2, 1, 3, 4, 1, 4, 3, 3, 2, 1, 4, 1, 2, 1, 1, 2, 3, 1, 4, 2, 2, 1, 3, 1, 1, 3, 1, 3, 4, 1, 1, 1, 2, 2, 1, 1, 2, 2, 1, 1, 0, 2, 0, 2, 1, 1, 3, 3, 3, 2, 1, 2, 6, 3, 4, 2, 1, 0, 2, 0, 1, 2, 1, 3, 2, 2, 1, 3, 1, 2, 3, 2, 1, 4, 0, 3, 3, 2, 2, 2, 1, 1, 2, 1, 1, 3, 1, 2, 3, 0, 4, 2, 2, 3, 0, 1, 3, 3, 1, 0, 0, 2, 1, 2, 2, 3, 1, 1, 3, 3, 4, 3, 1, 2, 0, 2, 3, 2, 3, 2, 2, 0, 2, 4, 0, 2, 2, 0, 3, 1, 2, 3, 2, 2, 4, 4, 1, 1, 3, 3, 0, 3, 2, 1, 0, 1, 1, 4, 2, 1, 2, 3, 3, 2, 0, 2, 5, 1, 2, 3, 2, 0, 3, 2, 2, 2, 2, 2, 2, 3, 2, 4, 3, 1, 1, 2, 1, 4, 1, 0, 2, 2, 3, 4, 4, 4, 2, 3, 2, 3, 4, 3, 0, 0, 2, 2, 2, 2, 5, 1, 0, 2, 2, 1, 4, 0, 0, 4, 1, 0, 1, 0, 2, 1, 0, 4, 2, 1, 2, 3, 1, 3, 2, 2, 2, 1, 0, 2, 4, 3, 1, 3, 2, 1, 0, 2, 1, 2, 1, 2, 1, 1, 1, 2, 2, 2, 4, 1, 4, 3, 3, 1, 0, 1, 3, 1, 2, 0, 5, 1, 3, 1, 4, 2, 5, 1, 1, 1, 3, 1, 1, 1, 1, 2, 4, 2, 2, 1, 1, 2, 2, 2, 0, 0, 6, 0, 3, 3, 1, 2, 3, 2, 2, 2, 3, 0, 3, 2, 0, 1, 3, 2, 2, 3, 2, 2, 1, 1, 1, 2, 0, 2, 1, 0, 2, 2, 0, 3, 1, 1, 2, 2, 3, 2, 1, 3, 0, 4, 1, 2, 4, 2, 1, 2, 0, 1, 2, 1, 0, 5, 1, 2, 2, 1, 1, 1, 4, 3, 3, 1, 0, 1, 1, 2, 2, 0, 2, 1, 2, 3, 1, 1, 2, 2, 1, 2, 0, 4, 2, 3, 1, 2, 1, 1, 0, 1, 1, 0, 2, 2, 1, 1, 4, 4, 0, 2, 1, 1, 1, 1, 2, 1, 3, 0, 2, 0, 0, 0, 4, 4, 0, 1, 3, 1, 1, 1, 3, 0, 2, 2, 1, 1, 4, 1, 2, 4, 1, 1, 5, 1, 2, 3, 3, 2, 1, 1, 1, 2, 1, 4, 1, 3, 3, 0, 1, 3, 1, 3, 2, 2, 2, 1, 0, 2, 3, 3, 1, 3, 1, 1, 1, 2, 3, 2, 3, 1, 5, 2, 2, 2, 2, 2, 2, 1, 2, 1, 5, 3, 1, 3, 1, 3, 4, 4, 3, 3, 0, 1, 2, 1, 5, 0, 2, 1, 5, 3, 4, 1, 4, 2, 0, 2, 5, 2, 1, 1, 2, 0, 1, 2, 3, 0, 3, 1, 0, 2, 2, 0, 2, 3, 1, 2, 2, 2, 1, 1, 1, 3, 1, 2, 3, 1, 2, 0, 1, 1, 1, 1, 1, 3, 1, 2, 1, 1, 1, 1, 0, 1, 2, 1, 4, 2, 1, 2, 1, 2, 1, 2, 1, 2, 2, 3, 3, 1, 2, 4, 2, 1, 3, 2, 2, 1, 1, 2, 4, 2, 2, 4, 1, 2, 2, 2, 0, 2, 4, 4, 3, 1, 1, 4, 3, 3, 2, 1, 2, 4, 2, 1, 1, 2, 1, 1, 3, 3, 0, 3, 0, 0, 1, 4, 3, 0, 4, 3, 2, 3, 1, 4, 2, 3, 4, 4, 2, 0, 0, 2, 2, 4, 2, 2, 2, 2, 5, 5, 0, 4, 1, 1, 2, 1, 0, 1, 2, 1, 1, 4, 1, 3, 1, 0, 1, 3, 2, 1, 3, 3, 1, 3, 4, 0, 3, 3, 4, 2, 3, 4, 3, 0, 1, 0, 1, 1, 2, 0, 2, 4, 0, 2, 1, 1, 2, 1, 1, 4, 0, 1, 3, 2, 1, 2, 1, 2, 1, 1, 1, 2, 1, 1, 2, 3, 1, 3, 2, 3, 1, 1, 2, 2, 2, 1, 1, 2, 1, 1, 3, 2, 1, 0, 4, 4, 1, 1, 3, 0, 0, 3, 3, 2, 3, 1, 0, 4, 2, 1, 5, 3, 2, 3, 1, 1, 1, 0, 0, 3, 2, 4, 3, 0, 2, 1, 2, 2, 2, 1, 2, 3, 0, 5, 1, 2, 1, 1, 4, 2, 2, 2, 1, 2, 5, 0, 3, 1, 2, 2, 1, 2, 3, 1, 1, 2, 1, 3, 1, 1, 2, 2, 2, 4, 1, 1, 1, 1, 4, 3, 5, 4, 2, 0, 2, 2, 3, 2, 5, 3, 2, 1, 2, 3, 2, 2, 3, 5, 1, 2, 2, 2, 3, 3, 4, 1, 1, 2, 2, 0, 3, 1, 2, 3, 4, 4, 1, 2, 0, 2, 1, 1, 1, 3, 1, 1, 1, 4, 2, 2, 2, 1, 3, 3, 2, 2, 2, 3, 2, 3, 1, 1, 3, 4, 3, 3, 4, 2, 4, 2, 0, 0, 4, 4, 3, 2, 2, 2, 3, 3, 6, 1, 4, 3, 3, 2, 3, 1, 0, 5, 2, 2, 0, 1, 4, 2, 0, 3, 3, 2, 2, 1, 1, 1, 1, 2, 2, 2, 1, 0, 3, 1, 0, 6, 3, 2, 2, 1, 1, 4, 2, 2, 3, 1, 0, 2, 0, 1, 2, 3, 1, 0, 2, 3, 4, 0, 2, 1, 1, 4, 2, 1, 5, 2, 2, 3, 4, 4, 2, 4, 2, 2, 2, 0, 0, 2, 1, 1, 1, 3, 3, 2, 3, 2, 0, 2, 2, 2, 3, 1, 2, 0, 2, 3, 0, 3, 1, 1, 2, 2, 3, 2, 1, 2, 2, 2, 1, 5, 2, 2, 3, 1, 4, 5, 2, 1, 2, 0, 2, 1, 3, 2, 1, 3, 1, 2, 2, 2, 1, 5, 2, 2, 2, 3, 2, 2, 3, 1, 1, 3, 0, 2, 3, 3, 2, 1, 2, 1, 2, 0, 2, 3, 2, 2, 0, 1, 2, 0, 2, 4, 2, 0, 3, 3, 2, 2, 2, 2, 2, 2, 2, 1, 2, 2, 1, 1, 3, 5, 3, 3, 0, 3, 1, 1, 1, 2, 2, 3, 0, 4, 1, 1, 1, 1, 2, 4, 3, 2, 0, 4, 0, 3, 1, 1, 5, 1, 1, 4, 0, 2, 0, 2, 2, 2, 0, 1, 2, 3, 3, 1, 0, 1, 1, 4, 1, 1, 3, 2, 1, 0, 1, 2, 2, 3, 2, 3, 0, 0, 2, 1, 2, 3, 1, 1, 1, 2, 4, 2, 3, 3, 1, 2, 1, 1, 1, 2, 2, 4, 3, 2, 3, 3, 2, 3, 1, 4, 2, 0, 1, 4, 2, 5, 3, 2, 4, 0, 1, 4, 2, 2, 4, 2, 2, 4, 2, 1, 1, 2, 0, 3, 3, 1, 3, 5, 4, 0, 3, 5, 2, 2, 0, 3, 3, 1, 3, 2, 3, 2, 2, 1, 0, 0, 2, 2, 4, 2, 2, 5, 1, 2, 5, 2, 3, 0, 2, 3, 2, 4, 3, 3, 3, 3, 1, 1, 2, 4, 4, 2, 5, 4, 3, 2, 2, 0, 4, 1, 2, 3, 1, 3, 3, 2, 3, 3, 1, 0, 1, 3, 2, 2, 0, 1, 1, 3, 1, 3, 4, 0, 3, 2, 0, 3, 1, 1, 0, 2, 3, 1, 0, 1, 0, 0, 2, 1, 2, 2, 2, 0, 1, 0, 1, 4, 1, 1, 3, 1, 0, 0, 3, 2, 2, 0, 1, 1, 2, 5, 1, 4, 2, 1, 5, 0, 2, 2, 1, 2, 1, 2, 4, 2, 2, 3, 4, 1, 1, 0, 0, 4, 1, 2, 2, 1, 3, 3, 4, 1, 2, 0, 1, 0, 3, 3, 2, 2, 1, 0, 1, 1, 2, 1, 1, 1, 0, 2, 1, 1, 2, 3, 2, 3, 1, 3, 1, 3, 2, 2, 0, 0, 1, 2, 1, 5, 2, 3, 3, 1, 2, 1, 1, 0, 2, 2, 2, 2, 4, 2, 2, 2, 4, 4, 2, 4, 2, 2, 2, 1, 3, 4, 0, 1, 4, 1, 2, 2, 0, 3, 2, 2, 0, 2, 0, 2, 2, 2, 1, 2, 4, 0, 1, 0, 1, 1, 1, 1, 2, 1, 3, 3, 3, 2, 2, 4, 1, 1, 2, 1, 2, 4, 2, 2, 3, 2, 1, 1, 1, 4, 0, 1, 1, 1, 2, 2, 2, 5, 4, 2, 2, 1, 0, 2, 3, 3, 3, 1, 0, 4, 3, 2, 2, 2, 1, 1, 2, 0, 2, 4, 2, 1, 3, 3, 2, 3, 1, 3, 1, 1, 3, 3, 4, 3, 1, 1, 2, 1, 3, 3, 3, 5, 1, 3, 2, 4, 3, 3, 1, 3, 4, 4, 1, 3, 2, 1, 2, 2, 1, 1, 1, 2, 2, 2, 3, 1, 1, 4, 3, 2, 3, 1, 1, 1, 2, 6, 3, 3, 2, 2, 2, 4, 2, 0, 5, 4, 2, 1, 2, 1, 2, 2, 4, 1, 4, 2, 2, 1, 2, 4, 2, 3, 1, 1, 3, 4, 2, 3, 2, 0, 2, 2, 4, 1, 2, 3, 1, 4, 5, 3, 2, 3, 2, 4, 1, 1, 0, 1, 1, 1, 2, 1, 0, 0, 3, 2, 3, 1, 1, 3, 1, 1, 0, 0, 2, 2, 0, 0, 5, 1, 1, 2, 1, 1, 4, 1, 2, 3, 3, 5, 1, 3, 3, 0, 4, 0, 2, 2, 2, 3, 0, 1, 0, 2, 1, 1, 2, 0, 2, 2, 1, 3, 1, 1, 3, 1, 5, 2, 1, 1, 2, 1, 2, 2, 6, 1, 3, 1, 4, 0, 1, 2, 2, 4, 4, 1, 5, 0, 2, 3, 4, 2, 4, 5, 1, 2, 1, 5, 1, 0, 1, 6, 2, 2, 5, 1, 1, 0, 3, 3, 2, 3, 0, 1, 0, 1, 1, 1, 1, 2, 2, 1, 3, 3, 2, 2, 1, 2, 2, 1, 3, 2, 5, 3, 1, 2, 1, 4, 2, 1, 1, 0, 2, 1, 2, 3, 2, 4, 2, 1, 4, 2, 2, 2, 2, 5, 2, 3, 1, 1, 5, 2, 1, 2, 5, 4, 1, 1, 3, 2, 1, 2, 3, 2, 0, 2, 1, 1, 2, 3, 1, 3, 0, 2, 2, 1, 3, 1, 2, 0, 1, 3, 1, 0, 4, 1, 3, 3, 2, 1, 3, 3, 2, 1, 2, 2, 2, 3, 2, 1, 1, 2, 3, 3, 0, 1, 0, 3, 1, 2, 1, 0, 2, 2, 2, 3, 3, 3, 1, 2, 3, 5, 2, 2, 0, 2, 4, 2, 3, 0, 2, 1, 1, 1, 2, 4, 1, 3, 4, 0, 4, 2, 0, 2, 1, 3, 0, 3, 1, 2, 1, 2, 0, 1, 2, 2, 1, 1, 3, 3, 1, 1, 1, 1, 3, 3, 5, 1, 1, 3, 1, 1, 2, 1, 2, 4, 1, 3, 0, 2, 1, 1, 1, 1, 1, 2, 2, 1, 4, 1, 1, 0, 3, 2, 2, 0, 0, 3, 3, 1, 4, 5, 1, 2, 1, 2, 2, 1, 2, 2, 4, 0, 1, 2, 3, 2, 3, 0, 4, 2, 2, 1, 0, 0, 3, 2, 5, 2, 1, 2, 3, 1, 1, 0, 4, 0, 4, 2, 2, 1, 3, 0, 3, 1, 0, 1, 0, 3, 1, 1, 1, 3, 1, 2, 2, 4, 4, 3, 2, 4, 1, 0, 2, 1, 1, 3, 2, 2, 3, 1, 1, 0, 1, 1, 0, 4, 4, 2, 1, 2, 0, 2, 3, 3, 3, 1, 0, 2, 4, 3, 4, 2, 0, 0, 4, 1, 1, 1, 0, 3, 2, 3, 1, 2, 3, 1, 2, 2, 3, 1, 3, 2, 1, 2, 3, 0, 1, 3, 2, 2, 1, 2, 3, 1, 1, 3, 3, 2, 2, 2, 4, 2, 0, 2, 2, 4, 2, 1, 0, 1, 2, 3, 3, 1, 1, 1, 2, 4, 1, 2, 3, 3, 3, 3, 0, 1, 3, 1, 2, 2, 1, 1, 1, 2, 0, 2, 1, 4, 0, 3, 2, 2, 2, 2, 2, 2, 1, 1, 2, 2, 2, 3, 2, 0, 3, 3, 1, 3, 4, 5, 2, 1, 0, 1, 3, 1, 0, 2, 4, 2, 2, 0, 0, 2, 1, 3, 2, 2, 4, 1, 1, 3, 1, 1, 2, 2, 3, 3, 1, 3, 0, 3, 2, 3, 1, 4, 2, 1, 1, 2, 2, 2, 2, 3, 2, 1, 3, 3, 3, 1, 1, 6, 2, 1, 0, 2, 1, 2, 2, 2, 3, 1, 1, 0, 0, 3, 2, 1, 0, 3, 2, 3, 1, 1, 2, 3, 2, 0, 1, 6, 1, 2, 3, 2, 1, 3, 3, 1, 2, 2, 3, 1, 2, 3, 1, 1, 3, 1, 1, 1, 5, 2, 4, 2, 3, 2, 2, 2, 2, 1, 1, 2, 3, 1, 1, 3, 1, 2, 5, 0, 1, 2, 0, 1, 2, 4, 1, 2, 2, 3, 1, 1, 0, 0, 1, 1, 1, 1, 2, 1, 2, 2, 2, 3, 3, 4, 2, 2, 0, 1, 0, 0, 2, 1, 1, 2, 1, 2, 1, 2, 1, 2, 3, 4, 2, 1, 1, 1, 2, 4, 0, 1, 0, 2, 2, 2, 0, 3, 0, 2, 0, 2, 1, 3, 2, 1, 1, 2, 0, 3, 2, 1, 1, 2, 2, 2, 0, 2, 1, 1, 2, 0, 2, 1, 3, 4, 2, 5, 2, 0, 2, 2, 2, 1, 2, 2, 1, 2, 1, 2, 1, 2, 3, 2, 2, 2, 5, 3, 2, 2, 0, 3, 1, 1, 1, 2, 3, 3, 1, 1, 1, 2, 2, 2, 2, 2, 2, 1, 1, 1, 1, 2, 2, 1, 2, 3, 0, 1, 0, 1, 2, 2, 1, 4, 1, 1, 2, 2, 1, 2, 2, 0, 1, 0, 4, 1, 1, 3, 1, 2, 1, 4, 2, 0, 1, 1, 3, 2, 2, 2, 1, 1, 1, 1, 3, 2, 3, 1, 2, 1, 0, 1, 2, 3, 1, 1, 3, 2, 0, 3, 4, 2, 1, 3, 2, 0, 2, 1, 2, 1, 1, 2, 0, 2, 1, 1, 2, 1, 1, 4, 1, 3, 2, 3, 0, 1, 2, 2, 0, 2, 6, 1, 3, 3, 1, 1, 0, 3, 1, 1, 1, 0, 0, 2, 1, 2, 2, 0, 1, 2, 1, 1, 1, 0, 0, 0, 0, 2, 1, 1, 1, 0, 1, 1, 1, 4, 0, 1, 3, 0, 2, 2, 3, 0, 0, 1, 1, 3, 2, 1, 4, 2, 1, 3, 5, 3, 2, 2, 1, 0, 2, 4, 2, 4, 3, 0, 3, 2, 1, 4, 1, 3, 2, 2, 3, 0, 1, 0, 2, 2, 0, 0, 4, 2, 2, 3, 1, 1, 3, 2, 0, 1, 2, 1, 3, 2, 2, 2, 0, 3, 3, 3, 2, 2, 0, 1, 0, 2, 0, 1, 1, 5, 1, 0, 0, 2, 1, 3, 2, 1, 1, 2, 1, 3, 2, 0, 1, 2, 3, 2, 1, 3, 1, 1, 2, 3, 2, 4, 0, 3, 2, 2, 1, 3, 1, 1, 1, 3, 0, 1, 3, 1, 1, 2, 0, 0, 3, 0, 2, 0, 4, 2, 2, 0, 1, 2, 0, 1, 1, 3, 0, 0, 0, 1, 1, 1, 1, 1, 5, 0, 2, 0, 3, 2, 1, 1, 2, 3, 0, 2, 3, 2, 2, 1, 3, 1, 1, 2, 2, 0, 0, 2, 3, 1, 1, 3, 2, 1, 2, 2, 1, 1, 1, 1, 0, 2, 1, 1, 3, 1, 1, 0, 2, 2, 1, 0, 0, 2, 2, 2, 2, 2, 1, 3, 1, 3, 2, 2, 0, 0, 5, 1, 0, 5, 0, 5, 2, 3, 0, 2, 4, 1, 2, 0, 4, 1, 0, 3, 3, 3, 0, 1, 4, 1, 2, 3, 1, 1, 1, 2, 1, 1, 1, 1, 1, 1, 1, 3, 3, 3, 4, 1, 2, 1, 2, 1, 0, 2, 1, 1, 0, 1, 1, 1, 1, 1, 0, 0, 0, 2, 2, 1, 2, 3, 2, 1, 2, 1, 0, 3, 3, 1, 1, 1, 0, 1, 3, 3, 1, 3, 4, 2, 4, 2, 0, 2, 0, 4, 3, 2, 3, 3, 0, 2, 3, 5, 3, 0, 2, 1, 3, 1, 4, 2, 0, 3, 3, 3, 1, 2, 2, 1, 0, 1, 2, 2, 0, 1, 1, 1, 3, 2, 6, 4, 2, 4, 2, 3, 3, 1, 0, 0, 0, 2, 4, 4, 0, 3, 2, 2, 3, 1, 3, 2, 1, 2, 4, 4, 3, 2, 2, 2, 0, 2, 0, 2, 4, 3, 3, 4, 0, 1, 3, 0, 2, 3, 3, 1, 2, 1, 1, 3, 4, 2, 1, 2, 3, 4, 1, 2, 2, 1, 1, 1, 2, 1, 3, 3, 1, 2, 1, 2, 1, 2, 3, 4, 1, 2, 1, 2, 3, 3, 5, 1, 0, 0, 1, 0, 0, 1, 1, 2, 5, 2, 1, 2, 2, 1, 1, 2, 4, 3, 2, 4, 4, 0, 5, 1, 2, 1, 2, 2, 3, 3, 3, 2, 1, 1, 1, 2, 2, 3, 1, 3, 0, 3, 5, 1, 3, 1, 2, 0, 2, 3, 0, 2, 4, 3, 2, 2, 3, 2, 1, 1, 3, 3, 2, 2, 3, 1, 3, 2, 1, 0, 1, 3, 4, 4, 4, 1, 1, 0, 0, 1, 1, 5, 3, 1, 1, 4, 0, 4, 3, 2, 5, 0, 2, 0, 3, 5, 2, 1, 6, 1, 2, 3, 1, 3, 3, 2, 2, 2, 2, 1, 3, 1, 5, 3, 1, 1, 1, 3, 1, 2, 0, 1, 0, 1, 4, 2, 7, 0, 1, 2, 1, 2, 1, 3, 0, 2, 3, 1, 1, 1, 1, 0, 1, 2, 1, 2, 3, 2, 3, 2, 2, 3, 1, 3, 2, 2, 0, 0, 3, 3, 2, 0, 1, 2, 2, 4, 1, 4, 1, 1, 6, 2, 1, 1, 0, 1, 2, 2, 1, 1, 0, 2, 3, 1, 1, 0, 2, 1, 2, 2, 2, 4, 2, 2, 5, 1, 3, 1, 1, 0, 2, 3, 2, 3, 2, 4, 4, 5, 1, 6, 2, 4, 1, 3, 0, 5, 4, 0, 2, 4, 1, 1, 2, 2, 1, 2, 2, 1, 1, 2, 1, 1, 1, 4, 3, 1, 1, 2, 2, 0, 1, 2, 0, 2, 3, 3, 2, 3, 1, 3, 2, 2, 3, 3, 1, 3, 2, 2, 2, 2, 4, 1, 2, 1, 3, 2, 0, 3, 2, 1, 0, 2, 3, 1, 2, 0, 0, 1, 3, 2, 2, 1, 2, 1, 2, 1, 3, 3, 1, 1, 0, 2, 2, 3, 0, 0, 2, 1, 1, 0, 5, 0, 1, 0, 4, 1, 5, 1, 4, 1, 1, 1, 2, 5, 2, 3, 1, 2, 2, 0, 3, 2, 1, 2, 2, 2, 1, 1, 2, 3, 0, 2, 0, 1, 3, 1, 4, 4, 1, 1, 2, 2, 3, 0, 2, 3, 4, 3, 3, 2, 2, 1, 3, 3, 2, 2, 3, 2, 1, 2, 1, 2, 0, 3, 0, 2, 1, 3, 1, 3, 3, 2, 4, 1, 2, 4, 1, 2, 1, 3, 1, 1, 2, 2, 2, 1, 2, 5, 2, 2, 0, 2, 3, 1, 2, 2, 3, 3, 2, 4, 1, 2, 0, 2, 1, 3, 3, 1, 1, 2, 4, 0, 0, 2, 1, 1, 1, 2, 4, 2, 1, 1, 2, 4, 1, 1, 1, 2, 2, 0, 3, 4, 3, 1, 1, 3, 5, 3, 3, 3, 1, 1, 2, 3, 4, 2, 1, 3, 2, 1, 3, 2, 2, 0, 1, 2, 1, 1, 1, 1, 3, 1, 1, 0, 3, 0, 1, 1, 1, 3, 4, 3, 1, 1, 2, 2, 2, 2, 3, 3, 2, 3, 3, 1, 1, 0, 3, 0, 1, 4, 1, 0, 0, 0, 1, 4, 2, 0, 0, 0, 1, 4, 2, 3, 2, 1, 1, 1, 1, 2, 2, 1, 2, 2, 4, 0, 0, 1, 1, 4, 2, 1, 1, 2, 0, 2, 1, 0, 2, 1, 1, 2, 1, 2, 0, 3, 0, 0, 0, 3, 1, 3, 2, 2, 2, 1, 4, 2, 3, 1, 1, 3, 1, 1, 0, 0, 2, 1, 0, 3, 0, 3, 3, 5, 0, 2, 0, 1, 2, 3, 4, 0, 4, 3, 1, 1, 1, 1, 1, 3, 1, 2, 3, 1, 0, 5, 1, 1, 2, 4, 2, 2, 2, 2, 2, 3, 1, 1, 4, 1, 3, 1, 2, 1, 2, 2, 2, 1, 1, 2, 0, 1, 5, 3, 1, 2, 2, 0, 2, 0, 1, 2, 2, 1, 2, 1, 2, 1, 3, 2, 2, 3, 1, 1, 1, 1, 0, 1, 3, 2, 2, 3, 2, 3, 1, 2, 1, 3, 2, 5, 2, 5, 0, 3, 2, 1, 2, 2, 1, 2, 6, 1, 3, 4, 3, 0, 4, 2, 1, 0, 3, 4, 5, 5, 2, 3, 2, 2, 2, 2, 3, 0, 3, 2, 0, 1, 3, 1, 0, 3, 0, 2, 1, 4, 3, 1, 2, 3, 2, 1, 2, 1, 2, 1, 4, 1, 1, 2, 1, 1, 1, 2, 0, 2, 1, 2, 1, 2, 0, 2, 1, 1, 2, 1, 2, 3, 0, 1, 2, 1, 0, 2, 2, 1, 0, 1, 1, 2, 3, 2, 2, 0, 3, 1, 2, 5, 0, 3, 2, 3, 2, 2, 2, 2, 2, 2, 2, 3, 1, 1, 1, 1, 2, 2, 2, 1, 2, 3, 1, 4, 1, 1, 3, 1, 2, 3, 2, 1, 4, 2, 4, 2, 3, 1, 1, 2, 3, 1, 1, 3, 1, 1, 2, 0, 1, 2, 3, 2, 0, 1, 2, 5, 0, 2, 2, 2, 2, 1, 2, 1, 1, 5, 0, 1, 2, 2, 0, 3, 2, 0, 2, 2, 3, 5, 1, 4, 2, 3, 1, 1, 2, 2, 2, 1, 3, 1, 2, 2, 2, 0, 3, 2, 2, 3, 2, 1, 1, 1, 0, 2, 2, 5, 1, 0, 2, 3, 1, 3, 3, 4, 2, 2, 1, 2, 0, 3, 1, 1, 2, 2, 0, 3, 2, 3, 1, 3, 2, 0, 1, 4, 1, 1, 1, 2, 1, 2, 2, 1, 1, 1, 2, 1, 2, 3, 3, 2, 2, 2, 2, 2, 4, 1, 1, 3, 3, 0, 3, 4, 4, 0, 4, 2, 2, 2, 5, 4, 1, 1, 2, 2, 1, 3, 1, 1, 4, 2, 3, 0, 3, 1, 2, 2, 3, 2, 1, 3, 3, 1, 2, 3, 3, 3, 2, 2, 1, 1, 2, 4, 3, 2, 4, 3, 3, 5, 1, 4, 1, 1, 1, 1, 3, 1, 1, 3, 2, 2, 3, 1, 2, 1, 1, 1, 2, 2, 1, 1, 2, 2, 2, 1, 1, 1, 2, 3, 3, 1, 3, 3, 3, 2, 1, 2, 1, 2, 3, 1, 1, 1, 1, 1, 1, 1, 1, 1, 1, 1, 3, 1, 1, 1, 2, 1, 1, 0, 2, 1, 4, 1, 2, 1, 1, 1, 1, 1, 3, 1, 3, 1, 3, 3, 0, 1, 1, 2, 1, 4, 2, 2, 2, 3, 0, 2, 1, 2, 1, 1, 2, 2, 2, 2, 2, 0, 3, 3, 1, 1, 1, 1, 3, 1, 2, 1, 2, 3, 2, 2, 2, 5, 2, 1, 1, 0, 2, 3, 1, 3, 0, 2, 1, 2, 1, 2, 1, 2, 1, 3, 1, 2, 1, 3, 1, 2, 2, 3, 4, 2, 0, 1, 1, 1, 3, 2, 0, 1, 1, 3, 1, 1, 1, 4, 3, 0, 3, 1, 1, 3, 2, 1, 2, 1, 1, 1, 2, 1, 2, 1, 1, 0, 2, 2, 1, 1, 1, 1, 2, 0, 0, 1, 2, 2, 2, 2, 1, 2, 2, 0, 2, 0, 0, 1, 2, 1, 1, 2, 1, 1, 0, 1, 4, 0, 2, 2, 1, 6, 3, 6, 2, 1, 6, 1, 2, 0, 2, 1, 0, 2, 0, 2, 1, 2, 1, 2, 2, 0, 1, 2, 2, 3, 0, 1, 3, 0, 1, 0, 2, 3, 2, 1, 2, 1, 1, 1, 2, 1, 2, 0, 2, 1, 0, 2, 1, 1, 2, 0, 2, 0, 0, 1, 1, 1, 3, 1, 1, 2, 0, 2, 1, 0, 0, 1, 1, 1, 3, 1, 1, 3, 0, 0, 2, 1, 3, 1, 0, 1, 1, 1, 1, 2, 3, 0, 2, 0, 1, 1, 0, 2, 0, 1, 2, 1, 0, 2, 1, 1, 0, 2, 2, 0, 4, 2, 2, 2, 2, 0, 3, 1, 2, 2, 1, 4, 1, 2, 4, 2, 2, 1, 1, 3, 1, 1, 2, 3, 2, 3, 0, 3, 2, 5, 1, 2, 0, 3, 2, 3, 1, 1, 2, 2, 0, 0, 1, 1, 0, 2, 3, 3, 3, 3, 1, 4, 3, 0, 2, 3, 1, 3, 3, 2, 4, 0, 2, 5, 2, 3, 5, 2, 1, 3, 2, 3, 3, 2, 1, 5, 3, 0, 1, 3, 5, 3, 3, 2, 3, 2, 2, 4, 5, 4, 2, 1, 0, 1, 1, 1, 2, 2, 2, 2, 4, 1, 2, 3, 2, 1, 1, 1, 2, 1, 1, 2, 2, 3, 3, 0, 1, 0, 3, 1, 4, 2, 3, 1, 1, 2, 2, 2, 0, 2, 1, 1, 1, 2, 0, 1, 3, 1, 1, 4, 2, 1, 2, 0, 3, 1, 1, 1, 2, 2, 1, 1, 2, 2, 2, 2, 1, 1, 2, 1, 1, 3, 1, 2, 3, 0, 1, 3, 2, 2, 2, 4, 2, 1, 1, 2, 3, 2, 3, 2, 0, 1, 2, 2, 2, 1, 3, 1, 2, 2, 0, 1, 2, 1, 2, 4, 4, 1, 0, 1, 2, 2, 4, 3, 1, 3, 5, 2, 2, 3, 0, 2, 2, 1, 1, 4, 0, 3, 2, 1, 3, 2, 1, 2, 4, 3, 0, 2, 0, 4, 1, 2, 2, 2, 1, 3, 4, 4, 1, 1, 1, 5, 2, 1, 1, 1, 0, 2, 2, 1, 1, 2, 0, 1, 2, 3, 2, 2, 0, 1, 3, 4, 1, 1, 1, 2, 1, 1, 3, 3, 2, 4, 1, 2, 1, 0, 0, 3, 3, 2, 3, 1, 3, 2, 0, 2, 1, 3, 2, 4, 3, 2, 3, 1, 3, 1, 1, 3, 3, 1, 4, 2, 3, 1, 1, 1, 3, 1, 2, 3, 2, 4, 4, 2, 2, 0, 2, 1, 4, 2, 3, 1, 2, 2, 0, 1, 2, 5, 2, 2, 1, 2, 3, 1, 4, 3, 2, 1, 0, 2, 0, 3, 2, 1, 1, 1, 1, 1, 1, 0, 3, 3, 2, 2, 2, 2, 1, 1, 4, 0, 2, 2, 5, 2, 2, 1, 2, 2, 1, 3, 3, 1, 0, 3, 2, 5, 1, 0, 2, 3, 0, 1, 3, 3, 0, 1, 2, 2, 1, 3, 3, 0, 2, 3, 1, 1, 2, 2, 2, 1, 0, 3, 2, 2, 1, 1, 1, 2, 3, 3, 2, 0, 2, 0, 2, 0, 1, 3, 0, 4, 1, 2, 1, 0, 4, 1, 2, 4, 2, 2, 2, 3, 1, 0, 1, 2, 1, 1, 2, 3, 3, 1, 0, 2, 3, 3, 2, 2, 3, 1, 5, 2, 2, 0, 3, 3, 3, 1, 2, 1, 1, 1, 2, 3, 3, 2, 3, 4, 1, 5, 4, 1, 1, 0, 2, 3, 1, 1, 1, 1, 0, 3, 2, 3, 1, 0, 1, 3, 1, 2, 2, 2, 1, 2, 1, 2, 2, 1, 1, 0, 1, 2, 3, 1, 2, 1, 1, 2, 5, 1, 1, 2, 2, 4, 0, 4, 2, 1, 1, 3, 0, 2, 2, 3, 1, 3, 1, 0, 3, 2, 3, 4, 2, 2, 1, 1, 2, 3, 2, 2, 3, 1, 2, 2, 1, 2, 3, 1, 1, 2, 2, 1, 0, 2, 1, 1, 1, 2, 1, 1, 0, 2, 3, 1, 1, 3, 3, 1, 1, 1, 1, 4, 1, 2, 1, 3, 0, 2, 3, 2, 3, 3, 2, 4, 1, 0, 4, 2, 1, 1, 2, 1, 1, 2, 0, 2, 2, 3, 1, 0, 1, 2, 2, 1, 2, 1, 2, 2, 0, 0, 2, 2, 1, 2, 0, 2, 2, 3, 3, 3, 1, 2, 1, 2, 0, 0, 3, 1, 1, 1, 1, 1, 1, 1, 1, 1, 1, 2, 4, 1, 1, 1, 2, 3, 1, 1, 3, 2, 2, 2, 0, 1, 4, 4, 0, 2, 2, 4, 1, 3, 1, 1, 2, 0, 1, 3, 4, 1, 2, 1, 2, 0, 2, 4, 1, 1, 3, 2, 0, 2, 3, 1, 1, 0, 1, 2, 3, 3, 5, 3, 2, 1, 1, 2, 1, 1, 1, 3, 1, 1, 1, 2, 5, 2, 1, 1, 1, 3, 2, 0, 3, 1, 1, 0, 1, 2, 2, 1, 0, 3, 1, 1, 2, 1, 1, 2, 0, 2, 1, 3, 2, 0, 1, 0, 1, 2, 0, 1, 2, 0, 2, 2, 1, 2, 2, 1, 1, 2, 3, 0, 0, 2, 3, 1, 1, 3, 3, 2, 1, 2, 1, 1, 0, 2, 2, 2, 1, 1, 3, 0, 1, 3, 1, 1, 2, 1, 0, 2, 2, 4, 1, 1, 1, 0, 2, 0, 0, 2, 2, 1, 1, 2, 1, 2, 3, 2, 1, 1, 2, 2, 3, 0, 1, 0, 2, 2, 3, 2, 0, 4, 1, 2, 1, 3, 2, 2, 2, 1, 3, 2, 2, 1, 1, 2, 4, 2, 1, 0, 5, 1, 1, 2, 1, 1, 4, 3, 1, 1, 2, 1, 2, 3, 4, 1, 0, 2, 3, 2, 2, 2, 1, 1, 2, 1, 3, 2, 1, 5, 2, 1, 3, 1, 0, 1, 3, 3, 2, 1, 1, 3, 2, 2, 1, 0, 2, 1, 2, 3, 2, 2, 2, 2, 1, 1, 2, 2, 1, 1, 1, 3, 1, 1, 0, 2, 2, 3, 1, 2, 5, 1, 3, 1, 2, 3, 2, 1, 2, 1, 3, 2, 1, 4, 1, 0, 2, 2, 1, 3, 2, 1, 3, 0, 1, 3, 2, 0, 2, 3, 3, 1, 1, 4, 1, 2, 3, 3, 0, 0, 3, 1, 1, 3, 0, 2, 3, 0, 3, 2, 1, 1, 2, 1, 2, 2, 1, 3, 2, 2, 4, 1, 1, 4, 3, 2, 2, 2, 1, 4, 2, 5, 0, 3, 2, 1, 5, 2, 0, 4, 3, 2, 3, 2, 2, 2, 4, 2, 3, 3, 2, 3, 3, 2, 3, 3, 2, 1, 2, 3, 3, 3, 4, 2, 1, 4, 2, 1, 3, 2, 1, 2, 2, 2, 2, 2, 0, 2, 1, 1, 1, 2, 3, 2, 6, 3, 0, 4, 3, 0, 2, 4, 0, 3, 3, 1, 2, 5, 3, 2, 2, 4, 2, 3, 2, 2, 3, 4, 3, 3, 4, 1, 3, 3, 1, 4, 3, 1, 3, 4, 2, 3, 2, 1, 3, 4, 2, 2, 4, 2, 2, 3, 1, 3, 3, 2, 2, 3, 3, 2, 3, 2, 2, 2, 1, 2, 2, 1, 3, 1, 0, 2, 0, 1, 2, 1, 1, 1, 0, 1, 2, 1, 1, 1, 3, 1, 1, 0, 4, 2, 0, 0, 3, 1, 1, 1, 0, 1, 1, 2, 1, 2, 2, 2, 0, 1, 1, 2, 1, 2, 1, 1, 1, 1, 0, 1, 0, 1, 0, 1, 1, 0, 1, 3, 1, 0, 3, 2, 0, 0, 2, 3, 0, 1, 0, 2, 0, 3, 1, 3, 0, 3, 1, 2, 2, 1, 3, 5, 1, 3, 1, 3, 2, 0, 1, 0, 2, 2, 0, 2, 0, 3, 0, 1, 1, 2, 0, 1, 2, 1, 5, 0, 2, 3, 0, 4, 1, 3, 1, 1, 6, 1, 0, 2, 3, 0, 1, 3, 1, 2, 2, 2, 1, 4, 1, 0, 3, 4, 0, 1, 5, 2, 2, 1, 3, 2, 2, 0, 0, 2, 1, 2, 3, 2, 2, 2, 3, 2, 4, 1, 1, 1, 3, 3, 0, 2, 0, 1, 1, 1, 0, 2, 2, 3, 2, 1, 3, 2, 1, 0, 3, 2, 2, 0, 2, 2, 3, 3, 1, 0, 3, 4, 1, 3, 1, 2, 1, 1, 0, 3, 3, 2, 1, 3, 3, 3, 0, 1, 0, 1, 2, 2, 1, 1, 1, 3, 2, 2, 3, 0, 0, 1, 1, 2, 1, 5, 1, 3, 2, 0, 2, 2, 0, 2, 1, 1, 2, 2, 2, 2, 1, 2, 2, 4, 2, 3, 1, 2, 2, 2, 1, 1, 2, 0, 1, 0, 3, 1, 3, 3, 2, 0, 0, 2, 2, 1, 1, 3, 1, 2, 0, 1, 3, 1, 2, 0, 1, 2, 1, 1, 2, 2, 1, 5, 3, 1, 1, 2, 2, 3, 3, 0, 3, 0, 1, 1, 1, 0, 3, 1, 2, 1, 1, 2, 3, 2, 1, 3, 0, 1, 2, 2, 1, 4, 3, 4, 3, 1, 2, 1, 1, 3, 0, 3, 4, 2, 1, 3, 3, 1, 3, 4, 4, 2, 2, 1, 2, 3, 1, 0, 1, 0, 3, 4, 2, 1, 1, 2, 5, 2, 2, 1, 1, 1, 2, 1, 0, 2, 4, 2, 0, 1, 2, 3, 1, 2, 1, 1, 0, 1, 1, 1, 3, 1, 1, 0, 2, 2, 2, 2, 1, 4, 3, 2, 2, 2, 1, 1, 1, 2, 2, 1, 3, 2, 4, 3, 2, 0, 2, 1, 0, 2, 4, 0, 3, 3, 1, 2, 3, 0, 0, 4, 0, 3, 2, 2, 3, 5, 6, 1, 3, 1, 2, 3, 2, 1, 0, 2, 2, 2, 3, 1, 3, 4, 2, 3, 2, 1, 1, 3, 3, 2, 3, 0, 2, 2, 0, 2, 2, 2, 1, 2, 2, 2, 1, 1, 0, 2, 1, 0, 1, 1, 1, 0, 1, 1, 0, 2, 0, 2, 1, 0, 3, 4, 2, 0, 0, 3, 1, 2, 0, 1, 3, 1, 1, 0, 2, 1, 5, 2, 1, 4, 0, 2, 2, 1, 2, 1, 0, 1, 1, 1, 0, 3, 2, 2, 2, 2, 1, 1, 3, 4, 2, 1, 0, 3, 0, 1, 1, 1, 1, 0, 3, 1, 3, 2, 3, 1, 0, 3, 3, 2, 2, 0, 2, 3, 2, 1, 2, 2, 0, 4, 3, 3, 3, 3, 3, 2, 2, 3, 0, 3, 4, 3, 0, 1, 3, 2, 3, 1, 3, 3, 0, 1, 0, 2, 2, 0, 1, 4, 1, 0, 3, 3, 1, 0, 1, 3, 0, 2, 3, 1, 0, 0, 1, 3, 0, 2, 2, 1, 0, 1, 1, 1, 4, 1, 1, 2, 2, 4, 2, 2, 1, 1, 3, 2, 2, 2, 3, 2, 1, 1, 2, 2, 1, 2, 3, 1, 1, 2, 3, 3, 0, 1, 2, 0, 1, 1, 2, 2, 0, 2, 1, 2, 1, 0, 1, 3, 1, 2, 0, 4, 2, 1, 1, 2, 2, 2, 0, 1, 1, 2, 1, 3, 3, 2, 3, 2, 4, 1, 2, 0, 0, 3, 0, 5, 0, 5, 0, 1, 2, 3, 3, 1, 0, 3, 2, 2, 4, 2, 2, 2, 0, 3, 3, 1, 1, 3, 2, 2, 1, 2, 3, 2, 4, 2, 2, 1, 1, 1, 4, 3, 0, 2, 1, 2, 2, 5, 2, 3, 1, 2, 3, 2, 0, 1, 1, 0, 1, 3, 2, 4, 4, 3, 2, 2, 1, 3, 1, 1, 1, 2, 0, 1, 2, 2, 0, 2, 2, 2, 3, 2, 2, 1, 2, 1, 0, 1, 3, 4, 1, 2, 0, 2, 2, 2, 3, 5, 1, 5, 2, 7, 4, 3, 2, 0, 3, 5, 2, 3, 3, 3, 3, 4, 4, 4, 1, 1, 3, 2, 1, 1, 4, 1, 2, 4, 4, 3, 3, 2, 2, 1, 1, 2, 4, 2, 1, 2, 2, 4, 4, 4, 2, 1, 0, 1, 3, 0, 1, 6, 3, 2, 4, 0, 4, 2, 2, 2, 2, 2, 4, 2, 3, 0, 5, 3, 3, 0, 3, 1, 1, 2, 3, 2, 2, 2, 1, 1, 2, 0, 3, 2, 2, 0, 3, 2, 3, 0, 0, 1, 1, 2, 2, 2, 3, 1, 1, 1, 1, 1, 3, 1, 4, 1, 0, 1, 1, 3, 2, 2, 4, 1, 3, 1, 2, 4, 1, 1, 2, 1, 1, 2, 2, 3, 3, 2, 0, 0, 1, 2, 2, 2, 1, 2, 2, 2, 3, 3, 2, 4, 1, 1, 2, 1, 1, 2, 2, 2, 3, 2, 2, 1, 3, 4, 1, 2, 1, 1, 2, 2, 3, 1, 4, 2, 1, 0, 2, 1, 2, 1, 3, 2, 1, 2, 1, 1, 3, 0, 2, 4, 1, 3, 3, 1, 4, 2, 1, 2, 3, 2, 0, 1, 4, 1, 0, 0, 1, 2, 2, 4, 0, 2, 2, 0, 1, 3, 1, 1, 6, 4, 3, 1, 3, 3, 1, 4, 3, 5, 3, 2, 4, 4, 3, 2, 3, 2, 2, 4, 4, 3, 1, 2, 2, 2, 2, 0, 2, 1, 4, 2, 5, 4, 4, 2, 1, 4, 3, 2, 3, 3, 1, 3, 1, 5, 0, 1, 1, 2, 2, 0, 3, 4, 1, 1, 1, 2, 2, 2, 4, 1, 1, 2, 1, 0, 3, 1, 0, 1, 0, 3, 1, 1, 0, 2, 2, 1, 0, 2, 2, 2, 0, 3, 1, 2, 1, 1, 1, 0, 1, 3, 1, 2, 1, 1, 2, 2, 1, 0, 2, 4, 1, 1, 1, 3, 1, 2, 2, 1, 0, 1, 5, 3, 1, 1, 1, 2, 0, 2, 2, 3, 2, 2, 1, 2, 1, 4, 1, 2, 4, 3, 1, 1, 6, 1, 0, 3, 3, 4, 1, 3, 1, 0, 1, 2, 0, 3, 2, 3, 3, 2, 1, 2, 0, 1, 1, 3, 2, 0, 1, 2, 2, 1, 1, 3, 2, 1, 1, 2, 1, 0, 0, 3, 1, 1, 2, 1, 0, 2, 2, 2, 1, 1, 0, 2, 2, 0, 2, 3, 1, 2, 1, 3, 3, 1, 1, 1, 3, 3, 1, 1, 1, 4, 3, 0, 2, 2, 3, 3, 1, 2, 5, 2, 0, 2, 4, 1, 1, 1, 4, 2, 0, 0, 2, 3, 2, 0, 3, 2, 1, 2, 1, 2, 1, 3, 4, 1, 0, 1, 3, 4, 4, 1, 2, 2, 1, 1, 4, 0, 1, 2, 3, 2, 2, 5, 2, 1, 1, 2, 2, 1, 3, 3, 1, 2, 4, 1, 2, 2, 1, 3, 0, 2, 3, 3, 3, 1, 1, 0, 1, 2, 3, 3, 3, 5, 2, 3, 1, 0, 1, 2, 1, 2, 2, 1, 3, 1, 3, 4, 2, 1, 3, 2, 1, 1, 1, 2, 0, 3, 2, 3, 2, 1, 0, 2, 0, 3, 1, 2, 2, 0, 1, 3, 4, 1, 2, 1, 1, 4, 0, 2, 1, 2, 3, 1, 2, 3, 2, 3, 2, 2, 1, 3, 1, 4, 2, 2, 4, 2, 0, 1, 1, 3, 1, 3, 2, 1, 2, 1, 1, 4, 1, 1, 2, 3, 2, 2, 2, 1, 2, 1, 1, 0, 1, 2, 1, 2, 2, 1, 0, 3, 2, 2, 2, 2, 3, 5, 2, 1, 2, 2, 0, 5, 3, 1, 0, 1, 1, 2, 2, 1, 1, 3, 2, 1, 0, 2, 1, 2, 1, 4, 1, 2, 0, 4, 1, 3, 0, 1, 1, 3, 1, 3, 1, 1, 0, 1, 3, 0, 1, 1, 3, 2, 0, 3, 1, 1, 2, 2, 1, 3, 1, 4, 2, 2, 1, 2, 2, 3, 1, 0, 0, 2, 1, 1, 1, 1, 1, 2, 2, 1, 2, 1, 3, 3, 1, 1, 0, 3, 1, 1, 3, 1, 3, 0, 3, 2, 3, 3, 0, 0, 1, 1, 0, 3, 2, 1, 3, 1, 1, 3, 1, 4, 1, 1, 0, 3, 0, 0, 2, 0, 0, 2, 1, 2, 2, 1, 0, 0, 3, 2, 3, 0, 2, 1, 2, 2, 2, 2, 3, 2, 1, 1, 0, 2, 1, 4, 2, 1, 2, 1, 2, 0, 1, 2, 2, 2, 3, 2, 1, 2, 3, 3, 0, 0, 3, 2, 1, 2, 1, 3, 1, 0, 3, 1, 3, 0, 2, 0, 1, 1, 3, 4, 2, 3, 1, 0, 1, 2, 1, 0, 0, 3, 3, 2, 0, 2, 2, 2, 3, 0, 4, 1, 3, 0, 1, 2, 2, 3, 4, 4, 0, 1, 2, 2, 1, 2, 1, 1, 0, 1, 1, 0, 2, 1, 1, 1, 2, 1, 3, 1, 2, 3, 0, 2, 3, 3, 3, 0, 4, 0, 2, 2, 1, 3, 2, 0, 6, 1, 2, 2, 1, 2, 2, 2, 2, 1, 1, 3, 1, 1, 3, 1, 1, 3, 0, 2, 0, 1, 0, 2, 0, 3, 2, 0, 2, 1, 0, 0, 1, 1, 1, 4, 1, 2, 1, 2, 1, 2, 3, 1, 1, 0, 2, 1, 3, 3, 0, 2, 2, 1, 1, 0, 1, 1, 1, 0, 2, 2, 2, 3, 1, 0, 2, 1, 2, 1, 2, 1, 4, 1, 1, 2, 1, 1, 2, 1, 5, 2, 1, 0, 1, 1, 2, 3, 3, 0, 5, 2, 2, 2, 2, 1, 3, 2, 2, 1, 2, 3, 1, 2, 3, 2, 0, 2, 2, 2, 3, 1, 3, 1, 3, 2, 2, 2, 0, 1, 4, 3, 2, 3, 1, 3, 3, 2, 2, 3, 2, 4, 5, 1, 3, 1, 3, 2, 1, 2, 3, 1, 0, 2, 3, 1, 2, 2, 5, 1, 5, 3, 5, 4, 1, 4, 2, 1, 3, 2, 0, 4, 2, 1, 0, 2, 2, 2, 2, 1, 2, 4, 3, 2, 2, 2, 2, 2, 2, 2, 2, 3, 2, 2, 0, 2, 2, 1, 0, 1, 1, 4, 2, 0, 3, 1, 4, 2, 3, 2, 3, 2, 3, 2, 2, 5, 1, 4, 1, 4, 3, 2, 2, 2, 3, 1, 4, 2, 2, 2, 1, 4, 1, 1, 4, 2, 2, 1, 1, 2, 2, 2, 1, 2, 4, 3, 1, 0, 2, 2, 1, 3, 4, 4, 3, 3, 3, 1, 1, 3, 0, 3, 2, 3, 1, 1, 3, 1, 3, 2, 1, 1, 2, 2, 2, 0, 3, 2, 0, 1, 1, 0, 2, 1, 3, 2, 1, 2, 1, 2, 1, 3, 2, 3, 2, 0, 3, 0, 3, 1, 3, 0, 2, 0, 2, 1, 4, 1, 3, 3, 2, 1, 3, 2, 2, 2, 3, 3, 2, 3, 1, 3, 1, 1, 2, 3, 2, 3, 0, 0, 1, 4, 1, 2, 1, 1, 2, 3, 1, 1, 3, 2, 2, 1, 0, 6, 1, 3, 1, 4, 1, 5, 2, 3, 2, 2, 1, 2, 3, 1, 2, 1, 4, 2, 3, 1, 0, 5, 1, 4, 1, 1, 2, 3, 2, 0, 3, 1, 2, 2, 4, 2, 2, 1, 4, 1, 2, 2, 2, 1, 2, 2, 1, 0, 2, 1, 2, 3, 1, 2, 1, 1, 2, 0, 1, 1, 1, 2, 0, 0, 1, 0, 2, 1, 1, 3, 2, 2, 2, 1, 0, 1, 2, 3, 2, 1, 1, 0, 1, 2, 1, 0, 0, 2, 2, 1, 1, 1, 2, 3, 1, 2, 2, 1, 0, 3, 2, 2, 0, 2, 0, 1, 1, 1, 0, 1, 0, 2, 0, 1, 1, 4, 2, 2, 1, 2, 2, 1, 3, 0, 2, 1, 0, 1, 1, 1, 0, 0, 1, 1, 1, 2, 2, 1, 2, 2, 2, 2, 3, 3, 1, 2, 2, 2, 3, 4, 2, 0, 0, 1, 0, 1, 2, 4, 1, 1, 2, 1, 4, 0, 0, 0, 3, 0, 0, 1, 1, 1, 0, 2, 2, 1, 2, 3, 0, 1, 1, 1, 0, 1, 3, 5, 0, 4, 1, 0, 0, 3, 0, 0, 3, 1, 0, 1, 2, 1, 3, 2, 1, 3, 2, 1, 3, 2, 1, 2, 2, 1, 3, 0, 1, 2, 3, 0, 1, 1, 1, 4, 2, 0, 4, 2, 2, 3, 2, 1, 4, 3, 2, 0, 3, 0, 2, 2, 1, 0, 4, 1, 2, 1, 1, 0, 0, 1, 0, 1, 2, 5, 1, 1, 2, 0, 0, 1, 3, 0, 1, 4, 4, 4, 3, 3, 3, 2, 3, 2, 2, 4, 2, 2, 3, 1, 1, 2, 1, 5, 2, 1, 2, 3, 3, 6, 1, 3, 3, 2, 2, 1, 2, 2, 1, 2, 1, 2, 2, 0, 1, 3, 0, 2, 1, 3, 3, 1, 0, 1, 2, 2, 0, 2, 3, 2, 1, 3, 2, 2, 1, 1, 2, 3, 2, 3, 0, 3, 1, 4, 3, 2, 2, 2, 2, 3, 3, 2, 2, 3, 3, 2, 2, 0, 2, 2, 3, 2, 2, 0, 2, 2, 1, 1, 3, 2, 1, 2, 1, 3, 1, 0, 1, 1, 2, 2, 2, 4, 1, 1, 0, 1, 3, 1, 2, 2, 3, 2, 3, 1, 1, 3, 0, 1, 0, 2, 1, 2, 2, 3, 2, 0, 1, 3, 2, 0, 3, 1, 1, 2, 0, 2, 1, 0, 1, 2, 2, 2, 1, 5, 0, 3, 1, 2, 2, 4, 3, 1, 2, 0, 4, 0, 1, 1, 4, 1, 1, 3, 0, 3, 1, 1, 1, 0, 2, 1, 2, 2, 4, 1, 3, 2, 1, 1, 1, 1, 0, 2, 1, 1, 2, 2, 1, 3, 0, 2, 1, 1, 2, 2, 3, 2, 2, 2, 3, 0, 2, 1, 2, 2, 2, 2, 0, 0, 3, 2, 3, 1, 0, 0, 2, 1, 1, 1, 3, 1, 3, 3, 1, 2, 1, 1, 2, 0, 1, 3, 0, 1, 2, 1, 3, 1, 3, 5, 1, 1, 2, 2, 2, 4, 0, 3, 4, 3, 2, 2, 2, 0, 1, 1, 2, 0, 1, 2, 3, 1, 2, 2, 3, 3, 2, 3, 3, 0, 3, 1, 0, 3, 4, 1, 2, 1, 2, 1, 1, 3, 1, 1, 2, 3, 2, 3, 2, 0, 2, 0, 2, 2, 1, 0, 2, 2, 2, 3, 3, 1, 3, 3, 0, 1, 1, 1, 1, 2, 3, 0, 1, 2, 1, 1, 2, 0, 2, 0, 2, 4, 1, 3, 3, 0, 1, 0, 3, 1, 1, 1, 2, 2, 2, 0, 1, 0, 2, 2, 1, 1, 2, 2, 1, 0, 0, 1, 2, 1, 2, 2, 1, 1, 3, 1, 1, 2, 1, 1, 2, 2, 1, 3, 3, 1, 1, 0, 4, 2, 1, 4, 2, 2, 1, 0, 3, 2, 2, 2, 2, 2, 0, 2, 1, 2, 1, 2, 1, 2, 2, 3, 3, 4, 1, 0, 1, 2, 2, 1, 0, 0, 1, 3, 1, 1, 1, 2, 3, 2, 1, 3, 1, 3, 1, 4, 2, 1, 4, 2, 1, 2, 0, 1, 1, 1, 2, 0, 3, 0, 3, 2, 1, 2, 1, 2, 3, 2, 1, 0, 2, 3, 0, 2, 1, 4, 3, 3, 1, 2, 2, 1, 1, 3, 2, 2, 3, 2, 5, 4, 1, 5, 2, 3, 3, 2, 3, 2, 3, 6, 3, 5, 1, 4, 0, 2, 3, 3, 2, 2, 3, 3, 2, 0, 4, 2, 1, 2, 1, 1, 5, 1, 2, 2, 2, 2, 2, 3, 2, 2, 2, 2, 1, 1, 2, 2, 2, 3, 1, 1, 2, 3, 3, 1, 0, 0, 2, 4, 3, 2, 2, 1, 3, 1, 4, 3, 0, 2, 2, 2, 1, 3, 1, 3, 2, 4, 3, 2, 3, 4, 2, 1, 3, 1, 2, 1, 1, 3, 3, 1, 2, 2, 1, 0, 1, 0, 4, 2, 2, 1, 3, 1, 3, 2, 2, 2, 1, 2, 1, 1, 3, 3, 2, 0, 1, 3, 3, 4, 4, 3, 0, 1, 0, 2, 2, 2, 2, 1, 1, 1, 2, 1, 1, 1, 2, 4, 3, 3, 1, 1, 1, 2, 4, 3, 2, 1, 2, 1, 1, 1, 3, 0, 2, 1, 0, 1, 4, 2, 3, 2, 2, 3, 2, 2, 3, 1, 1, 3, 1, 4, 1, 2, 1, 5, 0, 0, 3, 1, 1, 1, 2, 1, 0, 0, 0, 1, 1, 3, 3, 1, 1, 2, 0, 2, 2, 1, 1, 3, 1, 1, 2, 1, 1, 2, 2, 1, 1, 3, 4, 2, 3, 1, 2, 1, 2, 0, 0, 1, 2, 3, 1, 0, 2, 1, 1, 1, 2, 2, 1, 3, 2, 0, 1, 1, 2, 1, 1, 0, 5, 2, 0, 1, 1, 2, 3, 1, 3, 1, 3, 0, 1, 2, 0, 2, 1, 1, 3, 1, 1, 2, 2, 2, 1, 2, 2, 3, 1, 2, 3, 1, 2, 1, 0, 2, 1, 3, 1, 1, 1, 0, 1, 2, 2, 1, 1, 2, 2, 3, 0, 2, 2, 2, 1, 1, 1, 0, 2, 2, 3, 2, 1, 3, 1, 1, 2, 3, 1, 1, 2, 1, 0, 4, 1, 2, 1, 1, 1, 5, 3, 2, 4, 2, 3, 1, 2, 2, 1, 1, 1, 3, 1, 4, 1, 5, 4, 3, 3, 3, 2, 1, 0, 3, 3, 3, 1, 1, 1, 2, 4, 2, 3, 3, 4, 0, 1, 2, 0, 5, 1, 1, 2, 4, 1, 2, 4, 3, 0, 0, 1, 3, 3, 2, 2, 1, 1, 3, 1, 0, 1, 0, 4, 2, 4, 0, 2, 5, 2, 4, 1, 2, 2, 2, 1, 0, 3, 2, 3, 1, 2, 1, 3, 2, 2, 2, 1, 3, 2, 1, 1, 2, 1, 1, 1, 3, 2, 2, 2, 3, 2, 1, 2, 2, 3, 1, 2, 1, 0, 3, 2, 1, 1, 1, 3, 3, 1, 2, 2, 2, 2, 5, 3, 2, 3, 3, 4, 1, 0, 5, 0, 0, 0, 0, 3, 0, 2, 1, 2, 0, 1, 3, 3, 2, 1, 1, 0, 1, 0, 3, 0, 0, 3, 0, 3, 1, 3, 1, 0, 3, 4, 3, 1, 2, 2, 2, 4, 2, 1, 2, 1, 2, 0, 1, 2, 2, 0, 2, 0, 2, 1, 3, 1, 3, 5, 1, 2, 1, 2, 1, 2, 1, 0, 2, 1, 2, 1, 1, 3, 0, 3, 3, 2, 1, 3, 1, 1, 3, 3, 3, 2, 2, 2, 2, 1, 4, 3, 0, 2, 1, 2, 1, 4, 4, 3, 1, 1, 0, 1, 2, 3, 2, 2, 1, 2, 1, 1, 1, 3, 3, 2, 1, 0, 1, 1, 2, 4, 3, 1, 1, 3, 3, 2, 1, 3, 2, 0, 6, 0, 3, 4, 3, 1, 2, 2, 2, 1, 1, 1, 1, 4, 1, 1, 0, 1, 1, 2, 2, 2, 1, 1, 4, 2, 1, 4, 2, 0, 4, 5, 2, 0, 0, 1, 3, 2, 1, 2, 4, 1, 2, 2, 0, 2, 2, 2, 5, 4, 1, 2, 0, 3, 2, 0, 3, 2, 1, 1, 1, 2, 1, 1, 2, 2, 3, 1, 1, 2, 1, 2, 1, 2, 3, 1, 0, 0, 4, 2, 3, 0, 3, 0, 2, 2, 0, 4, 2, 1, 1, 1, 1, 1, 5, 1, 0, 1, 2, 2, 2, 2, 2, 2, 1, 6, 1, 3, 1, 1, 0, 3, 1, 2, 0, 1, 1, 1, 1, 1, 4, 2, 3, 1, 3, 0, 2, 0, 4, 1, 2, 0, 0, 0, 3, 1, 3, 2, 0, 1, 3, 1, 2, 2, 2, 0, 3, 3, 1, 1, 3, 1, 1, 2, 1, 2, 1, 2, 2, 2, 1, 4, 2, 2, 1, 2, 1, 0, 2, 2, 1, 1, 0, 1, 2, 3, 0, 1, 2, 1, 2, 0, 3, 1, 4, 1, 1, 2, 4, 1, 3, 2, 2, 2, 0, 1, 2, 1, 0, 0, 2, 1, 1, 3, 1, 1, 3, 1, 2, 1, 4, 0, 3, 2, 3, 1, 1, 2, 0, 1, 1, 0, 2, 3, 1, 2, 4, 2, 1, 5, 0, 1, 2, 1, 0, 4, 1, 2, 1, 2, 2, 3, 1, 1, 1, 1, 0, 3, 2, 0, 3, 1, 2, 2, 2, 2, 1, 1, 4, 1, 2, 1, 3, 1, 1, 4, 1, 1, 2, 0, 1, 1, 3, 4, 1, 0, 0, 0, 0, 3, 2, 1, 0, 2, 1, 0, 1, 1, 1, 2, 0, 1, 2, 2, 2, 1, 3, 3, 2, 2, 0, 1, 2, 0, 2, 2, 1, 2, 0, 0, 3, 0, 1, 4, 1, 3, 2, 4, 1, 2, 1, 2, 0, 2, 2, 2, 1, 2, 0, 2, 1, 2, 3, 3, 2, 1, 2, 3, 2, 1, 0, 1, 0, 3, 1, 0, 4, 0, 3, 3, 2, 1, 0, 2, 3, 0, 1, 1, 2, 1, 1, 1, 2, 2, 1, 3, 2, 2, 0, 2, 2, 1, 3, 2, 1, 2, 2, 3, 1, 3, 0, 2, 2, 4, 2, 0, 2, 1, 0, 3, 2, 2, 1, 1, 0, 2, 2, 1, 1, 3, 1, 5, 0, 0, 2, 1, 1, 1, 2, 3, 1, 2, 1, 6, 2, 0, 0, 2, 2, 2, 1, 0, 3, 3, 0, 2, 0, 2, 1, 2, 1, 0, 2, 2, 2, 2, 2, 1, 1, 4, 3, 2, 0, 0, 2, 2, 3, 1, 4, 0, 1, 2, 1, 4, 0, 0, 1, 1, 3, 2, 0, 2, 2, 1, 3, 4, 2, 4, 3, 3, 4, 3, 1, 1, 3, 1, 1, 2, 2, 1, 2, 0, 2, 1, 3, 2, 0, 1, 1, 0, 1, 1, 1, 0, 2, 3, 0, 1, 1, 2, 1, 3, 4, 1, 1, 0, 4, 1, 4, 5, 2, 1, 3, 2, 2, 4, 1, 4, 3, 1, 0, 1, 0, 4, 3, 3, 2, 4, 5, 2, 3, 2, 3, 3, 1, 0, 3, 4, 0, 2, 2, 1, 1, 1, 1, 2, 1, 3, 1, 0, 0, 3, 3, 2, 1, 2, 0, 1, 1, 2, 2, 2, 2, 1, 1, 1, 1, 1, 1, 0, 1, 1, 3, 1, 3, 0, 3, 1, 3, 2, 0, 1, 4, 1, 0, 2, 1, 2, 2, 1, 2, 3, 1, 1, 3, 3, 0, 0, 1, 1, 2, 1, 4, 0, 2, 2, 2, 0, 0, 2, 2, 1, 1, 2, 2, 1, 0, 3, 2, 2, 2, 1, 0, 2, 1, 2, 0, 1, 1, 1, 2, 2, 1, 3, 2, 2, 4, 2, 1, 2, 0, 2, 2, 3, 2, 2, 2, 1, 2, 1, 1, 2, 2, 1, 3, 1, 3, 0, 1, 3, 2, 1, 0, 2, 1, 1, 2, 1, 1, 3, 3, 1, 2, 2, 2, 1, 4, 2, 0, 0, 1, 1, 3, 2, 1, 1, 2, 1, 1, 3, 3, 3, 0, 1, 4, 1, 2, 2, 4, 2, 3, 2, 1, 4, 2, 4, 2, 1, 0, 2, 1, 2, 3, 2, 1, 3, 1, 4, 4, 1, 1, 4, 3, 3, 3, 1, 3, 1, 1, 4, 0, 3, 2, 1, 3, 0, 1, 5, 0, 2, 3, 0, 2, 3, 3, 3, 3, 1, 0, 1, 1, 2, 2, 2, 0, 1, 3, 1, 5, 1, 3, 5, 3, 1, 1, 2, 1, 5, 2, 2, 3, 0, 2, 1, 3, 0, 1, 1, 2, 2, 1, 1, 0, 1, 0, 2, 1, 2, 3, 2, 2, 1, 1, 3, 3, 3, 1, 1, 3, 1, 1, 3, 1, 1, 0, 2, 0, 1, 2, 0, 3, 2, 3, 1, 1, 1, 3, 2, 3, 0, 2, 0, 3, 3, 1, 2, 1, 4, 1, 1, 1, 4, 1, 0, 2, 2, 1, 2, 1, 1, 3, 2, 1, 3, 1, 4, 3, 2, 1, 1, 2, 1, 1, 1, 1, 1, 1, 3, 1, 4, 2, 1, 1, 0, 2, 1, 0, 2, 3, 3, 6, 2, 3, 2, 1, 1, 1, 4, 1, 2, 2, 3, 3, 0, 3, 3, 1, 7, 4, 0, 1, 1, 2, 1, 2, 3, 2, 0, 2, 3, 1, 2, 1, 2, 3, 4, 2, 2, 6, 1, 2, 2, 2, 2, 0, 0, 2, 2, 2, 1, 1, 3, 3, 3, 2, 2, 2, 3, 1, 2, 3, 2, 2, 2, 0, 1, 2, 3, 2, 1, 2, 2, 2, 0, 2, 2, 2, 1, 3, 0, 1, 0, 2, 2, 1, 2, 4, 2, 2, 0, 1, 2, 2, 3, 0, 1, 2, 3, 1, 2, 2, 2, 1, 0, 2, 2, 2, 3, 2, 2, 2, 1, 4, 4, 3, 1, 2, 1, 4, 3, 1, 3, 0, 3, 0, 3, 1, 3, 1, 1, 1, 1, 2, 0, 2, 3, 2, 1, 1, 1, 2, 3, 3, 2, 2, 1, 3, 3, 0, 2, 2, 3, 1, 1, 2, 0, 2, 2, 2, 1, 1, 2, 2, 2, 1, 2, 2, 2, 1, 2, 4, 2, 3, 2, 3, 4, 1, 2, 3, 1, 2, 2, 1, 1, 4, 2, 0, 2, 2, 4, 1, 0, 2, 3, 3, 1, 1, 2, 3, 3, 1, 2, 3, 1, 0, 3, 1, 3, 0, 0, 5, 2, 2, 1, 2, 2, 0, 1, 3, 2, 2, 1, 1, 4, 1, 1, 2, 0, 3, 3, 1, 1, 2, 3, 4, 0, 3, 1, 1, 2, 2, 1, 2, 2, 2, 1, 0, 3, 2, 2, 1, 0, 2, 4, 2, 2, 2, 2, 0, 1, 2, 2, 2, 1, 3, 1, 5, 1, 2, 1, 1, 1, 1, 2, 1, 1, 2, 1, 3, 2, 0, 1, 4, 3, 0, 2, 2, 1, 3, 3, 1, 2, 0, 1, 1, 3, 3, 1, 3, 4, 1, 2, 1, 3, 3, 4, 1, 1, 0, 2, 1, 0, 3, 1, 1, 1, 0, 0, 2, 3, 2, 2, 1, 2, 2, 2, 1, 2, 4, 3, 4, 4, 1, 1, 2, 3, 2, 3, 3, 1, 1, 2, 1, 3, 3, 3, 1, 1, 3, 3, 3, 0, 1, 1, 3, 1, 2, 1, 2, 3, 4, 2, 4, 1, 0, 1, 1, 1, 1, 3, 2, 2, 0, 2, 1, 3, 1, 3, 5, 3, 2, 1, 5, 1, 0, 2, 0, 1, 0, 1, 3, 4, 4, 4, 2, 2, 2, 1, 2, 3, 3, 2, 2, 3, 2, 2, 0, 0, 1, 1, 3, 2, 2, 3, 1, 3, 4, 2, 1, 3, 3, 4, 3, 4, 2, 3, 1, 2, 0, 4, 4, 4, 5, 2, 3, 1, 4, 2, 4, 0, 2, 4, 2, 4, 2, 1, 3, 3, 1, 4, 1, 2, 2, 1, 1, 3, 1, 1, 1, 1, 3, 4, 1, 3, 1, 1, 3, 3, 1, 3, 4, 1, 1, 1, 0, 2, 1, 2, 1, 3, 2, 2, 2, 5, 2, 2, 2, 2, 2, 2, 1, 3, 2, 2, 1, 1, 3, 3, 1, 1, 1, 4, 2, 0, 2, 3, 2, 1, 0, 3, 1, 1, 1, 4, 1, 0, 3, 2, 5, 0, 2, 2, 0, 3, 2, 0, 2, 0, 2, 1, 3, 2, 2, 1, 3, 3, 2, 5, 3, 1, 3, 0, 2, 3, 1, 4, 1, 2, 2, 0, 3, 1, 2, 0, 0, 2, 1, 2, 2, 1, 1, 1, 2, 2, 0, 0, 1, 1, 3, 2, 4, 3, 1, 2, 2, 2, 2, 2, 2, 2, 3, 1, 2, 4, 2, 2, 3, 4, 5, 1, 2, 1, 1, 1, 1, 1, 0, 0, 3, 1, 2, 0, 1, 3, 2, 1, 1, 3, 0, 4, 2, 1, 1, 2, 3, 1, 1, 0, 1, 1, 2, 2, 2, 0, 1, 2, 1, 1, 0, 3, 3, 4, 2, 3, 1, 1, 2, 1, 4, 0, 4, 1, 2, 1, 0, 1, 3, 1, 1, 1, 1, 0, 3, 2, 2, 0, 1, 2, 3, 5, 0, 3, 0, 2, 3, 3, 1, 0, 2, 2, 2, 4, 2, 4, 0, 1, 2, 1, 1, 4, 1, 2, 2, 2, 3, 2, 2, 0, 3, 3, 2, 1, 2, 1, 2, 2, 5, 3, 5, 3, 2, 2, 0, 2, 1, 0, 3, 0, 2, 0, 1, 0, 2, 0, 2, 4, 3, 0, 1, 1, 2, 0, 1, 1, 2, 3, 2, 2, 2, 2, 0, 1, 1, 2, 3, 1, 2, 1, 2, 2, 1, 1, 1, 1, 2, 1, 0, 3, 2, 1, 3, 2, 1, 0, 1, 1, 1, 2, 2, 2, 4, 1, 2, 1, 1, 5, 2, 3, 2, 3, 1, 1, 1, 5, 2, 2, 4, 5, 0, 3, 3, 2, 2, 0, 0, 1, 1, 4, 0, 2, 2, 2, 2, 3, 3, 3, 3, 1, 2, 2, 2, 0, 1, 4, 2, 1, 0, 2, 3, 2, 1, 3, 1, 2, 1, 5, 2, 2, 2, 3, 2, 2, 0, 2, 3, 3, 0, 3, 2, 2, 2, 2, 1, 1, 0, 1, 4, 1, 1, 2, 1, 4, 0, 2, 1, 1, 5, 0, 1, 5, 1, 2, 0, 2, 1, 0, 2, 1, 0, 1, 0, 3, 2, 4, 2, 1, 1, 1, 1, 4, 1, 2, 2, 1, 1, 2, 2, 4, 0, 1, 5, 2, 1, 3, 2, 3, 2, 1, 2, 2, 1, 2, 2, 3, 2, 3, 6, 5, 1, 2, 3, 0, 1, 1, 1, 2, 3, 1, 3, 4, 3, 0, 3, 3, 3, 3, 2, 1, 2, 1, 2, 3, 1, 1, 1, 4, 4, 1, 2, 3, 1, 0, 2, 5, 0, 4, 2, 2, 0, 2, 1, 5, 1, 3, 1, 0, 2, 2, 5, 1, 0, 4, 4, 1, 1, 2, 1, 1, 3, 4, 2, 3, 2, 1, 1, 0, 0, 2, 1, 2, 2, 1, 3, 0, 3, 3, 2, 3, 3, 2, 2, 0, 2, 3, 3, 0, 1, 2, 0, 4, 5, 2, 2, 1, 1, 2, 2, 3, 1, 2, 0, 2, 1, 1, 1, 1, 4, 1, 3, 3, 1, 0, 2, 1, 4, 4, 1, 1, 3, 2, 1, 2, 1, 3, 2, 3, 3, 0, 0, 5, 1, 1, 2, 5, 1, 4, 2, 2, 1, 0, 1, 2, 3, 3, 3, 1, 3, 2, 1, 5, 2, 1, 1, 2, 2, 2, 2, 4, 2, 3, 3, 1, 4, 3, 2, 5, 1, 2, 2, 3, 2, 0, 2, 4, 4, 0, 2, 2, 3, 2, 1, 3, 2, 3, 3, 3, 7, 3, 4, 2, 2, 0, 6, 4, 4, 2, 4, 3, 1, 4, 1, 3, 3, 4, 3, 3, 4, 0, 1, 1, 2, 4, 3, 1, 2, 1, 3, 2, 1, 2, 1, 0, 0, 2, 1, 1, 1, 2, 1, 3, 1, 2, 1, 2, 1, 2, 0, 0, 1, 0, 0, 1, 2, 0, 0, 2, 2, 0, 0, 1, 0, 1, 1, 1, 3, 1, 1, 1, 2, 0, 4, 0, 3, 2, 1, 1, 0, 3, 2, 2, 1, 2, 0, 1, 1, 2, 1, 1, 2, 0, 2, 0, 1, 2, 0, 4, 5, 0, 0, 1, 2, 0, 3, 3, 5, 1, 2, 2, 2, 2, 1, 4, 2, 1, 1, 0, 1, 0, 1, 3, 0, 2, 2, 1, 3, 3, 2, 2, 1, 2, 2, 3, 1, 2, 1, 2, 0, 2, 0, 1, 3, 2, 1, 2, 0, 2, 2, 3, 1, 2, 1, 2, 1, 1, 2, 2, 3, 1, 5, 3, 2, 2, 1, 4, 1, 3, 2, 4, 4, 1, 1, 3, 1, 2, 1, 3, 2, 3, 3, 2, 2, 4, 1, 1, 3, 2, 2, 1, 2, 0, 4, 3, 2, 2, 3, 1, 3, 3, 3, 4, 2, 1, 2, 2, 3, 1, 1, 1, 5, 4, 2, 2, 3, 1, 0, 3, 2, 4, 2, 2, 2, 1, 3, 3, 1, 1, 1, 3, 3, 1, 3, 2, 1, 1, 1, 3, 3, 0, 3, 2, 0, 0, 2, 2, 0, 2, 1, 2, 1, 1, 3, 1, 2, 0, 1, 2, 1, 0, 3, 2, 1, 1, 0, 1, 2, 1, 0, 2, 2, 1, 0, 1, 2, 2, 0, 4, 1, 1, 2, 2, 1, 1, 0, 3, 2, 1, 0, 2, 1, 3, 2, 2, 2, 5, 2, 1, 3, 1, 2, 1, 2, 1, 1, 1, 2, 2, 3, 1, 3, 1, 3, 2, 1, 2, 1, 1, 0, 1, 3, 1, 3, 1, 1, 1, 1, 1, 2, 1, 2, 2, 2, 1, 3, 1, 2, 3, 1, 1, 0, 2, 2, 1, 3, 2, 2, 1, 0, 3, 3, 3, 1, 1, 2, 2, 3, 1, 1, 1, 2, 0, 3, 1, 2, 2, 1, 2, 2, 2, 1, 4, 3, 1, 0, 3, 2, 1, 1, 2, 2, 1, 1, 4, 2, 3, 2, 1, 2, 2, 0, 0, 3, 2, 2, 4, 0, 1, 0, 1, 3, 3, 1, 1, 1, 2, 2, 2, 2, 0, 2, 1, 2, 3, 4, 2, 2, 2, 2, 1, 1, 1, 1, 4, 2, 1, 4, 1, 2, 1, 1, 1, 2, 0, 3, 1, 3, 1, 1, 0, 2, 1, 5, 0, 2, 4, 1, 4, 3, 4, 2, 1, 5, 1, 3, 4, 2, 2, 1, 3, 4, 5, 3, 1, 3, 1, 4, 5, 1, 1, 1, 3, 1, 3, 1, 4, 1, 2, 0, 1, 2, 0, 3, 1, 2, 2, 3, 1, 3, 3, 0, 3, 1, 3, 2, 2, 2, 1, 0, 2, 2, 2, 2, 3, 4, 1, 4, 1, 1, 1, 1, 6, 1, 2, 3, 3, 4, 3, 1, 3, 1, 1, 1, 1, 4, 2, 0, 3, 4, 1, 0, 3, 0, 2, 2, 2, 3, 1, 1, 0, 2, 2, 2, 3, 1, 2, 3, 1, 1, 2, 0, 3, 3, 1, 2, 3, 3, 4, 1, 4, 1, 2, 0, 3, 1, 2, 1, 1, 0, 1, 2, 1, 1, 1, 4, 2, 1, 2, 1, 2, 2, 1, 2, 3, 1, 0, 0, 4, 2, 1, 0, 1, 1, 2, 3, 0, 3, 2, 3, 3, 2, 2, 1, 1, 3, 4, 3, 3, 3, 4, 2, 2, 2, 2, 3, 3, 4, 3, 5, 3, 2, 1, 3, 3, 1, 4, 2, 3, 1, 2, 2, 2, 1, 1, 1, 2, 3, 3, 1, 1, 0, 0, 0, 3, 1, 1, 1, 1, 1, 1, 0, 0, 0, 1, 3, 3, 2, 2, 3, 1, 1, 3, 2, 1, 2, 4, 2, 3, 3, 0, 1, 0, 0, 2, 4, 0, 1, 1, 0, 2, 2, 1, 4, 1, 1, 1, 1, 2, 0, 3, 2, 3, 1, 1, 0, 1, 2, 1, 1, 2, 2, 0, 1, 1, 4, 1, 1, 1, 0, 0, 2, 1, 2, 1, 3, 1, 1, 0, 3, 4, 1, 3, 0, 1, 2, 1, 1, 2, 2, 2, 4, 1, 3, 0, 0, 0, 0, 1, 1, 0, 0, 1, 2, 0, 2, 1, 0, 3, 3, 1, 1, 2, 2, 0, 0, 2, 0, 3, 1, 0, 0, 3, 2, 2, 1, 0, 1, 0, 0, 1, 0, 2, 0, 2, 0, 0, 1, 0, 0, 0, 1, 0, 0, 0, 0, 2, 1, 1, 4, 1, 3, 2, 1, 0, 2, 1, 0, 1, 0, 2, 0, 5, 1, 2, 2, 1, 0, 2, 0, 0, 2, 1, 1, 0, 0, 2, 0, 3, 2, 2, 1, 1, 2, 0, 2, 1, 3, 0, 1, 0, 2, 0, 3, 2, 1, 3, 2, 2, 1, 2, 4, 1, 3, 1, 1, 3, 3, 2, 1, 2, 2, 3, 1, 0, 3, 1, 4, 2, 0, 3, 1, 4, 1, 2, 0, 0, 1, 1, 1, 1, 1, 3, 0, 1, 1, 0, 0, 1, 2, 0, 1, 1, 1, 1, 1, 2, 5, 0, 0, 0, 2, 1, 2, 1, 1, 1, 0, 2, 2, 1, 1, 3, 2, 1, 3, 3, 1, 1, 1, 2, 0, 1, 1, 2, 0, 1, 2, 0, 3, 0, 4, 0, 3, 1, 1, 1, 2, 1, 0, 3, 2, 0, 0, 2, 1, 1, 0, 1, 2, 2, 1, 2, 1, 1, 0, 1, 0, 3, 1, 0, 2, 0, 1, 2, 1, 3, 0, 1, 2, 4, 2, 2, 1, 3, 2, 2, 0, 1, 2, 4, 2, 1, 4, 2, 3, 2, 2, 1, 0, 0, 0, 2, 2, 0, 1, 0, 1, 1, 1, 1, 0, 1, 5, 3, 2, 0, 1, 0, 0, 1, 2, 2, 1, 4, 1, 1, 0, 1, 1, 0, 3, 2, 1, 1, 2, 2, 1, 1, 0, 0, 0, 1, 1, 2, 1, 4, 4, 1, 2, 0, 2, 1, 0, 1, 0, 2, 0, 0, 2, 1, 1, 4, 1, 2, 4, 1, 3, 2, 1, 0, 2, 0, 1, 4, 0, 0, 2, 0, 4, 1, 5, 1, 3, 1, 2, 3, 2, 1, 2, 4, 0, 3, 3, 0, 1, 1, 1, 2, 0, 1, 1, 2, 4, 2, 1, 2, 2, 0, 1, 2, 1, 2, 2, 0, 3, 0, 0, 4, 2, 0, 1, 2, 0, 1, 1, 3, 1, 2, 2, 2, 4, 2, 4, 2, 2, 1, 2, 1, 0, 1, 2, 2, 2, 6, 0, 1, 3, 4, 2, 2, 1, 3, 3, 3, 3, 2, 0, 1, 0, 0, 2, 1, 3, 3, 2, 3, 0, 0, 1, 1, 1, 0, 2, 2, 2, 5, 1, 2, 2, 0, 4, 2, 1, 2, 3, 2, 0, 2, 2, 2, 0, 1, 1, 2, 1, 1, 3, 0, 0, 2, 0, 1, 1, 2, 3, 1, 4, 2, 1, 1, 3, 3, 2, 2, 1, 3, 1, 3, 1, 1, 1, 2, 1, 2, 3, 1, 1, 2, 4, 2, 2, 3, 2, 3, 1, 0, 3, 2, 3, 1, 2, 2, 1, 0, 3, 2, 0, 1, 0, 3, 1, 2, 1, 1, 2, 0, 2, 1, 1, 3, 1, 1, 0, 2, 1, 1, 0, 1, 1, 0, 2, 0, 2, 1, 0, 1, 1, 0, 1, 2, 1, 0, 1, 1, 4, 0, 0, 1, 2, 1, 3, 1, 0, 2, 1, 4, 1, 2, 2, 1, 2, 2, 1, 2, 1, 2, 3, 1, 1, 3, 3, 5, 2, 1, 2, 2, 2, 3, 4, 0, 4, 1, 2, 1, 1, 1, 1, 0, 0, 1, 0, 0, 2, 2, 4, 2, 4, 0, 2, 4, 1, 0, 1, 2, 1, 4, 4, 3, 1, 1, 2, 1, 0, 1, 3, 2, 1, 2, 0, 2, 5, 2, 4, 5, 1, 2, 3, 1, 2, 3, 2, 1, 1, 1, 0, 2, 1, 0, 2, 2, 1, 0, 1, 2, 0, 1, 1, 0, 1, 1, 2, 3, 0, 0, 1, 0, 1, 2, 1, 1, 1, 1, 2, 2, 1, 0, 2, 1, 1, 1, 3, 2, 0, 1, 4, 1, 3, 0, 0, 3, 1, 0, 3, 3, 1, 1, 1, 1, 3, 2, 3, 2, 3, 3, 1, 2, 3, 4, 2, 4, 4, 2, 3, 1, 4, 4, 2, 3, 3, 3, 2, 1, 1, 0, 3, 1, 1, 3, 0, 0, 2, 2, 4, 1, 2, 1, 1, 3, 2, 3, 0, 0, 1, 1, 1, 1, 3, 2, 0, 1, 1, 1, 2, 2, 3, 2, 2, 2, 2, 1, 2, 2, 4, 1, 3, 3, 2, 2, 2, 0, 2, 2, 2, 2, 0, 1, 1, 2, 0, 3, 3, 1, 2, 1, 1, 2, 1, 1, 0, 1, 0, 2, 3, 1, 6, 1, 1, 1, 1, 0, 3, 1, 2, 1, 1, 2, 1, 2, 1, 1, 1, 2, 0, 0, 2, 1, 0, 2, 1, 1, 3, 0, 3, 2, 2, 1, 2, 1, 5, 2, 1, 1, 2, 4, 1, 0, 0, 2, 4, 2, 3, 4, 1, 3, 0, 0, 0, 3, 2, 3, 1, 1, 1, 2, 1, 1, 0, 1, 2, 3, 4, 2, 4, 2, 3, 3, 2, 3, 2, 2, 0, 0, 1, 4, 1, 1, 2, 3, 1, 0, 0, 4, 2, 1, 1, 0, 2, 0, 2, 2, 1, 1, 2, 0, 1, 3, 1, 0, 1, 2, 3, 1, 1, 2, 0, 1, 0, 0, 2, 3, 4, 0, 2, 1, 2, 1, 4, 1, 2, 3, 2, 0, 2, 1, 2, 1, 2, 1, 2, 3, 3, 1, 1, 1, 3, 2, 2, 2, 0, 1, 1, 2, 1, 1, 4, 3, 3, 1, 1, 4, 2, 2, 2, 1, 1, 2, 1, 2, 1, 2, 4, 2, 3, 4, 1, 2, 2, 0, 2, 3, 3, 2, 2, 1, 3, 2, 3, 2, 0, 1, 0, 5, 2, 3, 4, 2, 0, 2, 0, 1, 2, 2, 2, 3, 1, 0, 1, 3, 2, 2, 2, 2, 0, 2, 0, 3, 1, 1, 2, 1, 2, 2, 2, 0, 2, 1, 0, 1, 2, 2, 2, 1, 3, 2, 3, 0, 1, 2, 2, 2, 1, 1, 2, 2, 1, 0, 1, 1, 2, 0, 0, 2, 1, 3, 2, 2, 1, 1, 2, 0, 2, 1, 2, 2, 2, 1, 0, 1, 2, 1, 2, 3, 1, 4, 2, 4, 2, 0, 1, 0, 3, 0, 2, 2, 3, 0, 0, 0, 1, 3, 2, 1, 1, 3, 0, 0, 3, 1, 1, 0, 2, 1, 2, 1, 2, 1, 2, 2, 2, 4, 1, 1, 1, 2, 1, 0, 3, 2, 3, 2, 2, 0, 0, 4, 2, 1, 0, 2, 2, 0, 2, 1, 1, 2, 3, 1, 1, 2, 1, 2, 1, 3, 1, 3, 2, 0, 3, 1, 0, 1, 2, 1, 2, 0, 2, 4, 1, 1, 0, 0, 1, 1, 2, 4, 0, 5, 2, 1, 1, 1, 2, 3, 1, 0, 1, 2, 0, 1, 1, 2, 1, 1, 1, 0, 1, 1, 3, 1, 2, 1, 1, 2, 2, 2, 0, 2, 2, 0, 3, 3, 2, 2, 1, 1, 1, 1, 3, 1, 4, 1, 2, 2, 2, 0, 1, 3, 3, 1, 1, 2, 1, 0, 1, 2, 2, 2, 1, 0, 2, 0, 0, 1, 1, 0, 1, 2, 2, 1, 1, 0, 2, 3, 1, 2, 3, 1, 0, 1, 2, 1, 2, 1, 2, 3, 1, 1, 0, 2, 1, 2, 2, 5, 3, 1, 1, 4, 2, 2, 2, 3, 2, 2, 0, 2, 1, 2, 1, 1, 2, 1, 4, 1, 1, 3, 1, 2, 2, 1, 1, 2, 2, 0, 2, 0, 3, 1, 0, 4, 2, 1, 3, 0, 0, 2, 2, 0, 1, 2, 1, 1, 0, 1, 2, 2, 1, 3, 2, 3, 2, 2, 1, 2, 1, 1, 1, 2, 1, 0, 2, 3, 2, 0, 1, 1, 4, 2, 1, 1, 4, 2, 2, 4, 3, 2, 4, 2, 1, 1, 2, 3, 1, 2, 2, 2, 1, 5, 2, 1, 1, 2, 1, 1, 2, 1, 2, 4, 4, 1, 2, 2, 2, 1, 2, 1, 2, 3, 0, 2, 3, 1, 1, 5, 1, 1, 1, 2, 1, 1, 2, 0, 2, 2, 3, 0, 3, 2, 0, 1, 2, 0, 0, 1, 0, 1, 2, 0, 1, 1, 2, 1, 1, 0, 3, 0, 1, 1, 1, 0, 5, 2, 3, 3, 1, 2, 0, 4, 2, 3, 1, 3, 4, 1, 2, 0, 1, 3, 2, 2, 3, 1, 0, 2, 2, 2, 1, 3, 2, 1, 1, 1, 2, 3, 2, 2, 4, 2, 2, 4, 3, 3, 1, 1, 1, 2, 1, 0, 0, 3, 0, 0, 2, 1, 3, 1, 0, 4, 0, 2, 1, 2, 0, 1, 3, 0, 4, 1, 1, 1, 1, 1, 2, 2, 2, 2, 3, 2, 2, 5, 1, 3, 1, 2, 3, 1, 1, 2, 1, 1, 1, 0, 0, 1, 1, 1, 1, 3, 0, 2, 1, 1, 1, 2, 1, 0, 3, 4, 2, 1, 0, 4, 1, 2, 0, 1, 2, 1, 0, 4, 2, 1, 1, 2, 2, 1, 1, 2, 2, 0, 2, 1, 2, 3, 1, 0, 1, 3, 1, 0, 3, 1, 2, 3, 1, 1, 2, 2, 1, 2, 1, 2, 1, 1, 1, 1, 4, 1, 1, 0, 3, 2, 5, 0, 1, 3, 2, 2, 4, 4, 3, 1, 1, 1, 0, 1, 2, 2, 1, 0, 1, 1, 2, 2, 2, 2, 4, 3, 1, 4, 3, 2, 4, 0, 2, 1, 3, 3, 1, 2, 2, 2, 4, 4, 1, 2, 2, 2, 2, 2, 2, 3, 2, 1, 0, 1, 1, 1, 0, 1, 5, 0, 0, 1, 1, 2, 1, 1, 2, 0, 2, 1, 1, 3, 0, 2, 4, 3, 1, 2, 1, 2, 2, 2, 1, 1, 2, 1, 2, 3, 3, 3, 3, 3, 0, 2, 2, 2, 1, 1, 1, 2, 3, 2, 0, 4, 2, 4, 1, 1, 3, 1, 3, 2, 3, 1, 3, 2, 1, 3, 1, 2, 4, 3, 2, 0, 2, 2, 1, 1, 1, 2, 0, 2, 0, 2, 1, 1, 2, 3, 2, 2, 1, 2, 0, 0, 1, 5, 1, 4, 3, 3, 1, 1, 2, 2, 0, 2, 3, 2, 2, 1, 2, 2, 1, 1, 4, 2, 1, 1, 0, 3, 1, 1, 3, 0, 3, 0, 1, 1, 2, 0, 0, 1, 2, 1, 1, 1, 1, 3, 2, 2, 3, 1, 2, 5, 1, 3, 2, 2, 2, 1, 2, 2, 2, 2, 0, 3, 1, 1, 2, 0, 1, 2, 2, 1, 1, 2, 1, 0, 0, 0, 2, 0, 1, 1, 0, 1, 3, 3, 0, 1, 2, 1, 0, 1, 1, 1, 0, 1, 3, 0, 1, 1, 2, 2, 1, 1, 1, 1, 2, 1, 2, 1, 1, 1, 1, 0, 2, 0, 0, 2, 2, 3, 1, 3, 2, 3, 0, 4, 2, 1, 1, 2, 2, 2, 1, 4, 3, 0, 2, 4, 1, 2, 4, 2, 4, 2, 3, 0, 2, 3, 2, 2, 1, 2, 2, 2, 2, 2, 2, 2, 3, 2, 1, 2, 0, 3, 2, 2, 2, 3, 3, 2, 4, 2, 2, 1, 0, 0, 1, 0, 3, 4, 2, 0, 2, 1, 3, 2, 0, 2, 1, 3, 5, 3, 1, 2, 1, 4, 2, 3, 3, 3, 3, 2, 2, 4, 1, 1, 2, 0, 5, 1, 2, 2, 1, 3, 1, 3, 3, 0, 3, 1, 3, 1, 0, 1, 3, 2, 1, 4, 0, 2, 1, 3, 2, 4, 0, 0, 0, 2, 2, 3, 4, 1, 3, 2, 0, 1, 2, 2, 4, 2, 2, 3, 1, 0, 2, 2, 2, 3, 1, 1, 1, 2, 0, 2, 1, 3, 1, 3, 3, 1, 4, 3, 1, 3, 3, 2, 0, 2, 1, 2, 2, 1, 2, 0, 0, 1, 0, 1, 1, 3, 1, 1, 2, 2, 3, 2, 2, 4, 1, 3, 3, 1, 0, 0, 0, 1, 2, 2, 0, 1, 0, 1, 2, 1, 4, 1, 2, 0, 1, 1, 2, 0, 2, 1, 1, 1, 1, 1, 1, 0, 1, 2, 3, 3, 1, 5, 3, 2, 1, 1, 1, 2, 3, 0, 2, 1, 1, 3, 4, 0, 0, 3, 1, 0, 4, 1, 1, 0, 1, 1, 3, 0, 1, 2, 0, 2, 0, 2, 3, 1, 1, 1, 1, 0, 3, 1, 3, 0, 0, 2, 0, 1, 2, 2, 2, 0, 2, 2, 1, 3, 0, 2, 3, 2, 1, 3, 2, 1, 3, 0, 2, 0, 2, 1, 0, 1, 0, 3, 2, 2, 1, 2, 1, 3, 2, 2, 2, 1, 1, 1, 1, 3, 1, 2, 4, 1, 4, 3, 2, 3, 3, 1, 3, 0, 4, 4, 4, 1, 3, 3, 1, 1, 2, 2, 2, 1, 2, 3, 1, 2, 1, 0, 2, 3, 2, 1, 1, 0, 3, 1, 1, 0, 2, 3, 0, 0, 1, 0, 1, 2, 0, 3, 2, 1, 0, 3, 2, 3, 1, 2, 3, 1, 2, 1, 2, 2, 1, 2, 0, 2, 2, 2, 1, 3, 1, 2, 2, 2, 0, 3, 2, 3, 2, 4, 0, 0, 1, 2, 2, 2, 0, 0, 2, 4, 1, 2, 3, 1, 2, 2, 1, 3, 1, 2, 1, 1, 1, 0, 2, 2, 2, 3, 2, 2, 1, 0, 2, 2, 2, 2, 4, 2, 1, 2, 5, 0, 3, 2, 0, 0, 2, 2, 4, 4, 4, 2, 4, 1, 2, 3, 2, 1, 4, 1, 5, 1, 2, 1, 3, 3, 2, 1, 1, 3, 1, 1, 2, 1, 1, 2, 3, 3, 1, 3, 2, 3, 0, 2, 3, 2, 1, 3, 1, 1, 3, 3, 2, 1, 1, 0, 1, 1, 1, 3, 2, 4, 0, 1, 1, 1, 0, 0, 2, 3, 1, 1, 5, 1, 3, 0, 2, 4, 2, 1, 1, 1, 3, 2, 1, 1, 0, 1, 2, 3, 1, 0, 1, 2, 1, 4, 0, 3, 4, 2, 2, 1, 2, 1, 2, 0, 1, 2, 0, 5, 2, 1, 2, 3, 1, 1, 1, 2, 2, 1, 1, 2, 1, 0, 3, 2, 2, 0, 3, 1, 1, 1, 0, 2, 1, 0, 2, 1, 1, 1, 3, 3, 3, 3, 1, 1, 1, 1, 1, 4, 1, 3, 1, 1, 2, 2, 2, 1, 0, 1, 1, 4, 2, 1, 3, 1, 2, 0, 1, 2, 1, 2, 4, 2, 2, 4, 0, 1, 2, 0, 3, 0, 2, 3, 3, 2, 2, 1, 0, 4, 1, 3, 3, 2, 4, 0, 0, 2, 2, 2, 0, 1, 1, 2, 1, 2, 1, 3, 1, 2, 0, 3, 2, 3, 1, 2, 2, 0, 2, 2, 5, 3, 2, 2, 4, 1, 3, 2, 1, 1, 1, 0, 1, 0, 1, 3, 2, 2, 1, 1, 0, 1, 1, 4, 1, 3, 0, 0, 1, 2, 3, 3, 1, 1, 1, 0, 2, 3, 1, 3, 2, 1, 1, 0, 2, 1, 1, 2, 3, 1, 0, 4, 1, 2, 3, 2, 2, 2, 1, 0, 2, 1, 1, 2, 1, 1, 0, 3, 1, 0, 3, 1, 1, 3, 1, 1, 2, 3, 1, 3, 1, 3, 2, 0, 1, 1, 2, 1, 2, 1, 1, 2, 3, 2, 2, 0, 2, 0, 1, 2, 2, 1, 4, 0, 2, 4, 3, 1, 3, 2, 1, 2, 3, 2, 2, 2, 3, 2, 2, 4, 5, 0, 3, 1, 3, 1, 2, 3, 3, 4, 2, 2, 4, 2, 2, 4, 0, 3, 1, 3, 0, 1, 0, 1, 0, 4, 3, 0, 2, 2, 0, 1, 2, 2, 4, 0, 1, 1, 3, 1, 3, 1, 0, 1, 0, 3, 2, 2, 2, 1, 0, 5, 0, 2, 5, 3, 3, 1, 2, 1, 2, 2, 2, 0, 2, 0, 1, 3, 3, 2, 2, 1, 4, 3, 2, 1, 2, 4, 4, 0, 2, 0, 2, 2, 1, 2, 2, 3, 1, 2, 4, 2, 2, 1, 0, 3, 3, 1, 0, 1, 2, 3, 4, 1, 1, 1, 1, 0, 2, 1, 1, 3, 0, 1, 3, 2, 1, 1, 2, 1, 2, 0, 0, 0, 0, 0, 1, 1, 1, 0, 1, 1, 1, 1, 4, 2, 2, 1, 1, 1, 1, 1, 0, 3, 2, 1, 0, 0, 2, 0, 0, 2, 3, 3, 2, 1, 1, 1, 5, 3, 4, 4, 4, 0, 1, 2, 4, 0, 4, 2, 2, 1, 1, 2, 0, 1, 3, 3, 3, 3, 2, 2, 0, 1, 2, 2, 1, 3, 2, 1, 2, 0, 1, 1, 3, 2, 1, 1, 2, 3, 3, 2, 1, 3, 2, 0, 1, 3, 1, 1, 2, 1, 2, 2, 3, 3, 1, 2, 1, 2, 2, 2, 2, 2, 3, 1, 1, 1, 2, 2, 3, 2, 2, 2, 3, 3, 2, 2, 3, 2, 3, 0, 1, 2, 1, 0, 2, 3, 2, 0, 3, 4, 2, 1, 1, 1, 3, 4, 1, 4, 1, 1, 0, 2, 2, 0, 3, 0, 2, 1, 3, 2, 2, 4, 1, 2, 1, 1, 1, 3, 4, 2, 3, 2, 1, 1, 3, 0, 2, 4, 0, 5, 1, 1, 0, 1, 4, 3, 1, 1, 2, 2, 2, 2, 1, 0, 1, 2, 3, 4, 1, 2, 2, 1, 1, 3, 3, 1, 2, 1, 2, 2, 0, 1, 2, 3, 4, 1, 0, 0, 3, 0, 1, 2, 3, 1, 2, 2, 5, 3, 1, 3, 1, 0, 0, 0, 0, 0, 2, 2, 0, 0, 2, 2, 1, 4, 0, 3, 3, 4, 3, 0, 2, 0, 3, 0, 0, 2, 4, 2, 1, 1, 1, 1, 0, 1, 1, 3, 1, 1, 4, 2, 4, 2, 1, 1, 1, 0, 1, 1, 1, 1, 2, 2, 1, 2, 1, 2, 2, 4, 3, 1, 1, 1, 3, 0, 1, 1, 2, 3, 2, 2, 0, 1, 2, 1, 1, 2, 3, 1, 1, 2, 3, 2, 1, 1, 5, 1, 3, 2, 0, 1, 1, 0, 0, 1, 2, 3, 1, 2, 0, 1, 2, 1, 1, 2, 2, 2, 0, 0, 2, 0, 0, 0, 0, 1, 2, 1, 1, 0, 2, 1, 1, 3, 2, 1, 2, 3, 2, 0, 1, 3, 0, 1, 4, 2, 0, 1, 0, 3, 1, 3, 4, 2, 2, 2, 1, 1, 2, 1, 1, 1, 1, 1, 1, 4, 1, 4, 2, 0, 3, 0, 1, 3, 3, 3, 1, 2, 3, 4, 3, 4, 0, 1, 0, 2, 2, 1, 1, 4, 3, 2, 2, 2, 4, 2, 1, 3, 2, 3, 3, 7, 4, 5, 1, 2, 1, 2, 1, 0, 0, 2, 1, 0, 2, 2, 3, 0, 1, 4, 1, 3, 0, 2, 3, 3, 1, 2, 2, 1, 2, 0, 0, 1, 0, 1, 1, 1, 1, 2, 2, 0, 3, 4, 1, 1, 3, 4, 1, 1, 3, 4, 1, 2, 2, 3, 1, 0, 0, 3, 1, 1, 0, 1, 0, 1, 0, 0, 0, 1, 0, 2, 0, 1, 3, 2, 1, 0, 0, 1, 2, 1, 1, 1, 0, 2, 1, 0, 0, 1, 1, 1, 0, 1, 4, 1, 1, 1, 1, 2, 1, 1, 1, 1, 1, 0, 1, 1, 2, 1, 1, 3, 0, 1, 3, 2, 1, 1, 2, 2, 2, 1, 1, 1, 2, 3, 1, 0, 2, 0, 1, 3, 0, 2, 2, 1, 1, 0, 1, 1, 1, 3, 1, 1, 2, 1, 1, 1, 2, 2, 0, 1, 4, 0, 2, 2, 1, 1, 4, 2, 0, 2, 3, 1, 4, 3, 0, 2, 3, 0, 3, 2, 2, 2, 4, 1, 2, 2, 2, 0, 0, 2, 1, 1, 1, 3, 0, 1, 1, 3, 1, 3, 2, 3, 1, 2, 1, 1, 1, 2, 1, 1, 2, 2, 3, 0, 3, 1, 0, 3, 1, 2, 1, 2, 1, 0, 2, 0, 3, 3, 1, 2, 4, 1, 1, 0, 0, 0, 2, 1, 0, 3, 2, 1, 0, 2, 0, 2, 2, 1, 3, 1, 0, 2, 2, 1, 2, 1, 0, 1, 3, 1, 0, 3, 2, 1, 1, 1, 3, 3, 2, 1, 0, 1, 1, 3, 2, 2, 3, 2, 2, 3, 2, 2, 3, 3, 3, 1, 2, 3, 2, 1, 3, 2, 2, 1, 2, 5, 3, 2, 1, 2, 3, 1, 2, 1, 3, 2, 2, 1, 2, 5, 2, 4, 3, 1, 2, 1, 2, 1, 1, 1, 2, 3, 2, 1, 2, 5, 1, 1, 2, 1, 3, 4, 1, 0, 1, 4, 1, 3, 2, 3, 1, 2, 3, 3, 2, 2, 2, 2, 1, 1, 1, 4, 1, 1, 1, 1, 5, 0, 5, 2, 5, 4, 5, 1, 3, 1, 2, 2, 5, 2, 1, 1, 0, 3, 3, 2, 1, 0, 1, 2, 0, 2, 2, 1, 3, 2, 4, 2, 2, 5, 3, 2, 1, 1, 0, 0, 1, 2, 1, 1, 1, 2, 3, 0, 2, 0, 4, 2, 4, 2, 2, 2, 4, 1, 1, 3, 2, 1, 5, 2, 3, 4, 2, 0, 4, 4, 2, 3, 1, 1, 0, 4, 1, 0, 2, 0, 3, 1, 1, 2, 4, 1, 2, 1, 3, 1, 3, 3, 1, 4, 1, 2, 2, 2, 3, 3, 3, 3, 4, 2, 3, 3, 0, 0, 2, 5, 3, 0, 2, 3, 0, 2, 2, 1, 2, 1, 0, 0, 2, 1, 1, 2, 2, 1, 1, 3, 3, 0, 3, 2, 2, 3, 1, 2, 1, 2, 1, 2, 2, 1, 2, 3, 2, 2, 2, 1, 0, 1, 5, 2, 4, 3, 2, 2, 1, 2, 1, 3, 2, 0, 1, 2, 0, 2, 3, 2, 1, 3, 1, 3, 3, 2, 0, 2, 2, 0, 1, 1, 2, 2, 0, 3, 1, 1, 3, 1, 2, 1, 2, 2, 1, 2, 4, 0, 1, 1, 4, 2, 3, 1, 2, 3, 2, 2, 1, 2, 3, 1, 3, 2, 2, 3, 1, 3, 2, 1, 3, 1, 2, 1, 1, 1, 2, 2, 2, 2, 6, 4, 3, 2, 1, 1, 3, 3, 3, 3, 3, 1, 3, 1, 2, 4, 2, 2, 2, 2, 1, 1, 1, 2, 1, 2, 4, 3, 2, 2, 3, 2, 0, 4, 4, 4, 3, 0, 1, 2, 4, 1, 4, 4, 2, 2, 3, 2, 4, 2, 1, 3, 2, 0, 2, 0, 3, 0, 2, 2, 1, 0, 0, 3, 5, 1, 2, 2, 3, 3, 1, 1, 2, 2, 1, 1, 2, 2, 4, 4, 2, 0, 1, 0, 2, 1, 2, 1, 0, 2, 2, 2, 0, 2, 1, 0, 1, 1, 0, 2, 1, 0, 1, 2, 0, 2, 1, 4, 3, 2, 0, 0, 3, 2, 1, 3, 1, 2, 0, 1, 1, 3, 1, 3, 1, 0, 2, 3, 1, 1, 2, 2, 1, 3, 2, 1, 4, 3, 4, 0, 1, 0, 3, 2, 1, 1, 4, 2, 2, 4, 0, 2, 2, 1, 2, 4, 1, 1, 3, 3, 2, 1, 2, 1, 3, 2, 1, 3, 3, 4, 2, 3, 1, 3, 2, 2, 2, 0, 4, 4, 2, 2, 2, 2, 3, 1, 3, 2, 0, 1, 3, 1, 1, 2, 3, 1, 2, 1, 2, 1, 1, 1, 1, 3, 1, 2, 6, 1, 5, 3, 3, 2, 1, 3, 2, 0, 2, 1, 3, 1, 2, 2, 2, 3, 2, 0, 1, 0, 2, 1, 4, 3, 0, 3, 3, 2, 0, 2, 2, 3, 0, 1, 1, 2, 0, 2, 2, 0, 2, 2, 2, 1, 1, 2, 3, 2, 3, 1, 2, 2, 2, 3, 2, 1, 0, 1, 0, 2, 2, 1, 1, 2, 1, 2, 2, 3, 2, 0, 1, 2, 0, 1, 1, 3, 2, 2, 1, 3, 0, 2, 1, 1, 2, 1, 2, 2, 3, 1, 1, 1, 3, 3, 1, 1, 3, 2, 1, 1, 3, 1, 1, 2, 1, 1, 2, 2, 1, 0, 3, 0, 2, 3, 0, 3, 2, 2, 1, 4, 2, 0, 2, 2, 0, 1, 1, 2, 3, 4, 2, 4, 2, 6, 1, 1, 1, 1, 2, 1, 2, 1, 1, 2, 1, 3, 2, 2, 1, 4, 1, 1, 0, 2, 3, 2, 0, 2, 3, 2, 1, 0, 1, 2, 1, 1, 1, 0, 1, 3, 2, 2, 0, 1, 2, 0, 3, 2, 1, 3, 1, 3, 1, 2, 1, 2, 2, 1, 1, 2, 3, 1, 1, 0, 3, 2, 2, 3, 1, 1, 2, 0, 1, 0, 2, 4, 5, 2, 2, 1, 2, 2, 4, 2, 2, 0, 0, 1, 2, 0, 1, 3, 2, 1, 2, 3, 0, 3, 4, 1, 2, 1, 1, 3, 2, 2, 3, 0, 1, 1, 3, 1, 1, 3, 1, 2, 0, 1, 0, 2, 1, 2, 3, 0, 1, 3, 0, 3, 1, 0, 1, 1, 3, 1, 1, 4, 2, 3, 2, 0, 3, 1, 1, 2, 1, 5, 1, 3, 3, 2, 3, 5, 1, 2, 1, 2, 0, 0, 3, 2, 1, 1, 2, 1, 2, 1, 2, 0, 2, 2, 3, 0, 1, 3, 3, 2, 2, 1, 3, 2, 1, 1, 0, 3, 2, 2, 3, 4, 2, 1, 2, 2, 0, 1, 1, 1, 3, 0, 1, 1, 2, 0, 1, 0, 0, 1, 2, 2, 2, 1, 2, 1, 3, 0, 0, 2, 1, 1, 2, 2, 3, 1, 2, 3, 2, 1, 1, 1, 2, 0, 2, 2, 1, 1, 1, 1, 2, 2, 2, 2, 2, 0, 1, 0, 1, 1, 1, 1, 1, 1, 2, 1, 0, 1, 1, 0, 0, 2, 1, 0, 0, 2, 2, 3, 0, 0, 0, 2, 4, 1, 1, 0, 2, 3, 0, 0, 0, 0, 3, 1, 2, 2, 2, 0, 3, 0, 3, 0, 0, 0, 1, 2, 2, 2, 0, 1, 2, 0, 2, 0, 2, 1, 1, 1, 1, 0, 0, 0, 1, 0, 0, 2, 2, 0, 0, 2, 2, 1, 0, 1, 2, 1, 2, 4, 1, 2, 2, 1, 2, 0, 1, 1, 1, 2, 2, 3, 1, 1, 0, 2, 2, 2, 0, 2, 0, 0, 2, 1, 2, 1, 2, 0, 0, 1, 1, 0, 0, 3, 1, 2, 0, 2, 2, 3, 0, 2, 3, 1, 1, 1, 3, 1, 1, 2, 2, 1, 2, 1, 1, 2, 0, 2, 1, 1, 2, 0, 2, 4, 2, 1, 1, 0, 2, 1, 0, 3, 1, 2, 2, 1, 2, 1, 3, 2, 1, 1, 1, 3, 2, 3, 1, 3, 5, 3, 0, 4, 2, 2, 0, 2, 2, 1, 1, 3, 4, 1, 2, 1, 1, 3, 1, 2, 4, 2, 2, 1, 0, 2, 2, 0, 0, 1, 1, 1, 1, 2, 1, 1, 3, 1, 5, 2, 2, 3, 0, 1, 2, 2, 2, 2, 0, 2, 3, 2, 2, 2, 2, 1, 0, 2, 1, 1, 3, 0, 2, 5, 1, 3, 0, 3, 1, 2, 1, 1, 2, 1, 2, 1, 2, 1, 0, 1, 1, 1, 1, 2, 5, 2, 1, 2, 2, 1, 1, 2, 1, 1, 1, 1, 6, 3, 0, 1, 1, 1, 0, 2, 1, 0, 3, 1, 1, 2, 0, 0, 3, 1, 2, 0, 3, 3, 2, 1, 0, 2, 1, 1, 0, 3, 1, 1, 1, 2, 3, 3, 0, 1, 2, 1, 1, 0, 3, 1, 1, 1, 2, 2, 0, 2, 0, 2, 0, 0, 1, 3, 1, 0, 1, 3, 1, 2, 1, 1, 2, 1, 2, 2, 1, 1, 1, 1, 1, 1, 2, 1, 1, 2, 1, 0, 2, 3, 1, 3, 1, 0, 0, 1, 1, 0, 2, 1, 1, 2, 0, 2, 4, 1, 1, 1, 2, 1, 3, 3, 1, 1, 0, 1, 2, 1, 0, 0, 2, 0, 1, 1, 1, 3, 1, 1, 2, 1, 1, 2, 1, 3, 2, 2, 3, 2, 2, 1, 2, 1, 2, 2, 1, 0, 1, 3, 3, 1, 1, 3, 1, 1, 1, 0, 2, 1, 2, 2, 2, 2, 1, 1, 0, 1, 2, 1, 4, 2, 2, 2, 0, 1, 2, 1, 1, 2, 2, 1, 1, 2, 2, 4, 1, 2, 2, 0, 2, 2, 0, 1, 2, 1, 2, 1, 1, 2, 1, 1, 0, 3, 3, 1, 3, 1, 1, 1, 2, 0, 0, 1, 1, 0, 4, 2, 1, 2, 2, 1, 2, 1, 1, 2, 1, 2, 2, 1, 2, 2, 1, 0, 3, 1, 3, 4, 2, 0, 1, 1, 1, 2, 0, 1, 1, 3, 1, 0, 2, 1, 1, 1, 1, 3, 2, 1, 2, 2, 0, 2, 1, 2, 1, 1, 3, 0, 1, 1, 2, 2, 0, 1, 5, 1, 0, 1, 3, 2, 0, 2, 0, 2, 1, 2, 1, 0, 0, 2, 1, 1, 2, 1, 2, 0, 2, 0, 4, 2, 0, 2, 1, 3, 0, 1, 0, 1, 3, 1, 1, 0, 4, 0, 1, 0, 2, 1, 2, 1, 3, 2, 0, 2, 0, 1, 2, 0, 2, 1, 2, 2, 0, 2, 0, 3, 3, 1, 1, 1, 1, 1, 2, 3, 1, 0, 0, 0, 0, 3, 1, 0, 3, 1, 3, 0, 1, 4, 2, 2, 1, 1, 2, 3, 2, 1, 0, 2, 1, 1, 1, 3, 1, 0, 2, 3, 1, 0, 5, 2, 1, 1, 3, 0, 0, 1, 1, 0, 3, 2, 2, 3, 2, 0, 2, 2, 1, 2, 2, 3, 3, 3, 1, 1, 0, 1, 3, 4, 0, 1, 1, 3, 1, 2, 1, 2, 2, 1, 2, 0, 0, 1, 1, 3, 0, 0, 0, 3, 1, 2, 1, 0, 2, 1, 3, 4, 2, 3, 1, 3, 4, 1, 1, 1, 1, 1, 0, 2, 0, 1, 0, 3, 3, 2, 0, 0, 2, 1, 0, 0, 0, 2, 4, 1, 0, 1, 2, 0, 2, 0, 2, 2, 1, 1, 1, 0, 2, 2, 0, 1, 2, 1, 1, 2, 2, 3, 0, 1, 3, 0, 0, 2, 1, 0, 1, 2, 1, 2, 3, 1, 0, 0, 1, 3, 3, 2, 1, 3, 3, 2, 2, 2, 1, 0, 3, 1, 2, 0, 1, 2, 0, 2, 1, 3, 1, 1, 1, 3, 1, 1, 3, 1, 3, 1, 1, 2, 2, 0, 0, 2, 1, 0, 0, 2, 2, 3, 1, 4, 2, 2, 1, 0, 2, 1, 1, 1, 1, 4, 2, 2, 0, 1, 4, 2, 1, 1, 2, 0, 1, 2, 0, 3, 2, 1, 3, 0, 3, 2, 1, 0, 0, 2, 1, 2, 3, 1, 1, 1, 0, 4, 0, 1, 1, 2, 1, 2, 0, 1, 2, 1, 4, 1, 1, 3, 1, 0, 2, 2, 2, 0, 2, 0, 1, 3, 3, 1, 0, 2, 1, 2, 3, 2, 2, 0, 2, 3, 1, 0, 1, 1, 2, 4, 1, 1, 0, 3, 0, 2, 1, 1, 1, 1, 3, 2, 2, 1, 0, 3, 3, 2, 0, 0, 2, 1, 1, 1, 2, 1, 1, 1, 3, 0, 2, 1, 1, 1, 0, 1, 1, 4, 2, 1, 1, 1, 3, 3, 1, 0, 0, 1, 1, 1, 1, 2, 1, 3, 0, 2, 1, 2, 2, 0, 2, 2, 2, 2, 2, 1, 1, 2, 4, 0, 2, 0, 2, 0, 2, 4, 2, 2, 2, 2, 3, 2, 2, 3, 3, 1, 3, 0, 1, 1, 1, 1, 2, 1, 2, 1, 0, 2, 0, 1, 0, 5, 1, 2, 2, 1, 2, 2, 3, 1, 1, 1, 3, 2, 2, 2, 4, 3, 1, 1, 2, 0, 1, 1, 1, 1, 1, 1, 0, 2, 2, 1, 2, 2, 1, 0, 2, 1, 3, 0, 1, 2, 1, 1, 3, 2, 1, 4, 0, 3, 2, 4, 1, 1, 2, 4, 2, 2, 3, 1, 4, 2, 3, 1, 3, 1, 0, 1, 1, 3, 2, 1, 2, 0, 4, 1, 2, 2, 1, 1, 1, 2, 2, 4, 0, 1, 2, 3, 1, 1, 1, 2, 1, 3, 2, 1, 1, 1, 2, 0, 0, 4, 3, 4, 2, 2, 0, 2, 3, 5, 1, 1, 1, 2, 0, 1, 0, 3, 1, 3, 2, 1, 2, 1, 2, 4, 2, 1, 2, 3, 1, 3, 2, 1, 1, 2, 1, 0, 2, 1, 1, 2, 2, 2, 3, 1, 3, 2, 3, 3, 1, 0, 0, 3, 2, 1, 5, 3, 4, 2, 3, 1, 2, 3, 2, 3, 1, 2, 1, 1, 2, 1, 2, 0, 1, 0, 5, 0, 1, 2, 2, 2, 2, 2, 2, 2, 0, 3, 3, 1, 2, 2, 4, 1, 1, 3, 1, 4, 2, 4, 4, 2, 0, 2, 2, 2, 3, 3, 2, 0, 2, 2, 2, 3, 1, 3, 2, 0, 2, 1, 2, 2, 2, 1, 2, 4, 1, 2, 2, 3, 4, 2, 4, 2, 1, 2, 2, 2, 2, 0, 4, 2, 0, 2, 5, 2, 1, 1, 3, 0, 3, 2, 2, 2, 1, 3, 1, 2, 1, 1, 1, 1, 0, 1, 2, 2, 2, 2, 3, 1, 0, 2, 1, 2, 4, 2, 0, 1, 3, 3, 1, 3, 1, 2, 1, 3, 1, 0, 2, 2, 3, 0, 4, 1, 4, 2, 1, 1, 0, 0, 4, 3, 0, 2, 3, 0, 1, 2, 1, 1, 1, 4, 1, 0, 2, 0, 3, 2, 1, 1, 3, 3, 1, 3, 4, 2, 1, 1, 2, 1, 2, 1, 0, 2, 0, 1, 2, 3, 0, 2, 1, 3, 2, 3, 1, 3, 0, 2, 2, 3, 2, 0, 0, 2, 3, 1, 3, 3, 2, 3, 2, 4, 1, 3, 0, 1, 3, 1, 3, 1, 2, 1, 4, 2, 1, 3, 4, 0, 0, 3, 1, 1, 3, 3, 4, 2, 0, 2, 2, 2, 0, 3, 1, 2, 1, 1, 2, 0, 2, 1, 2, 3, 3, 4, 1, 2, 2, 1, 3, 1, 0, 3, 1, 1, 1, 2, 4, 0, 3, 1, 1, 3, 3, 1, 3, 3, 2, 1, 1, 5, 1, 0, 3, 3, 2, 3, 1, 1, 2, 4, 0, 4, 1, 4, 2, 3, 3, 0, 5, 2, 1, 2, 3, 1, 3, 2, 2, 2, 1, 5, 0, 5, 4, 1, 1, 5, 1, 4, 2, 2, 1, 2, 3, 1, 1, 3, 4, 3, 0, 3, 1, 2, 2, 3, 2, 0, 3, 1, 2, 1, 1, 2, 3, 2, 2, 3, 3, 3, 0, 3, 1, 3, 2, 2, 4, 2, 3, 3, 3, 2, 0, 3, 4, 2, 3, 1, 1, 3, 1, 0, 3, 2, 1, 3, 4, 3, 3, 2, 3, 1, 0, 3, 2, 1, 3, 0, 2, 2, 2, 1, 0, 0, 3, 2, 2, 2, 4, 2, 3, 1, 4, 2, 2, 3, 2, 4, 2, 2, 3, 2, 2, 1, 4, 2, 2, 3, 4, 1, 2, 1, 4, 1, 2, 2, 1, 4, 3, 2, 2, 3, 2, 3, 4, 2, 2, 1, 1, 1, 3, 2, 3, 4, 3, 2, 1, 2, 0, 4, 1, 1, 4, 2, 3, 4, 3, 1, 2, 3, 2, 2, 3, 0, 2, 4, 4, 3, 2, 1, 1, 4, 0, 2, 2, 4, 3, 1, 5, 1, 1, 3, 1, 5, 4, 1, 3, 2, 4, 0, 1, 3, 2, 2, 2, 3, 2, 1, 4, 2, 2, 1, 1, 0, 2, 2, 5, 1, 0, 2, 4, 2, 3, 1, 3, 2, 5, 1, 0, 4, 2, 3, 1, 3, 2, 2, 2, 1, 2, 2, 1, 2, 2, 4, 1, 1, 5, 1, 1, 0, 0, 1, 3, 0, 1, 4, 4, 3, 1, 4, 3, 2, 2, 5, 2, 3, 2, 2, 1, 2, 3, 2, 1, 2, 1, 3, 4, 6, 3, 3, 0, 1, 4, 1, 5, 3, 2, 2, 3, 2, 3, 0, 2, 0, 1, 1, 1, 1, 2, 0, 1, 3, 2, 1, 2, 1, 2, 2, 1, 3, 2, 3, 2, 1, 1, 0, 2, 3, 3, 2, 1, 0, 0, 3, 3, 1, 3, 3, 3, 2, 2, 2, 4, 2, 2, 0, 1, 1, 3, 2, 3, 0, 1, 1, 0, 2, 1, 1, 2, 3, 1, 2, 5, 0, 2, 1, 1, 1, 1, 2, 2, 0, 1, 0, 4, 2, 1, 2, 0, 0, 2, 1, 3, 3, 1, 1, 0, 2, 2, 3, 2, 2, 2, 4, 3, 0, 3, 2, 1, 3, 4, 1, 3, 3, 4, 1, 1, 3, 0, 4, 2, 2, 5, 2, 1, 2, 0, 2, 4, 1, 3, 2, 0, 3, 1, 4, 4, 2, 1, 2, 1, 4, 2, 2, 2, 1, 4, 2, 2, 2, 2, 4, 2, 4, 2, 1, 4, 1, 2, 2, 0, 3, 2, 0, 1, 2, 2, 1, 0, 2, 0, 3, 1, 3, 2, 1, 2, 2, 2, 1, 1, 3, 1, 1, 1, 2, 2, 2, 2, 3, 1, 0, 2, 1, 2, 4, 1, 1, 2, 4, 2, 2, 2, 1, 1, 2, 2, 1, 2, 1, 4, 4, 1, 4, 1, 5, 2, 1, 3, 0, 0, 4, 2, 1, 2, 4, 1, 3, 3, 3, 0, 2, 2, 2, 1, 2, 1, 2, 4, 0, 3, 3, 3, 3, 0, 3, 2, 3, 2, 2, 2, 2, 2, 2, 1, 2, 2, 0, 6, 1, 1, 2, 0, 4, 3, 3, 4, 1, 2, 1, 2, 1, 2, 1, 4, 1, 1, 4, 1, 3, 4, 1, 2, 4, 3, 1, 1, 3, 3, 3, 1, 4, 1, 3, 2, 1, 3, 2, 0, 2, 3, 0, 2, 1, 1, 5, 1, 1, 3, 3, 1, 0, 3, 2, 4, 5, 1, 3, 2, 2, 4, 2, 2, 4, 2, 1, 1, 1, 2, 2, 0, 4, 0, 4, 3, 0, 5, 2, 1, 3, 1, 4, 1, 3, 2, 1, 1, 3, 2, 2, 3, 2, 2, 4, 1, 2, 2, 4, 1, 4, 2, 2, 1, 3, 4, 0, 6, 3, 1, 2, 3, 1, 3, 0, 3, 2, 2, 4, 2, 4, 1, 1, 1, 3, 2, 2, 3, 5, 1, 1, 3, 3, 2, 1, 3, 3, 2, 2, 4, 1, 3, 0, 2, 3, 3, 1, 2, 4, 2, 3, 1, 3, 1, 4, 2, 1, 1, 3, 4, 1, 3, 3, 4, 2, 2, 3, 2, 1, 1, 2, 4, 2, 2, 1, 3, 1, 0, 2, 3, 2, 1, 3, 4, 2, 4, 4, 4, 1, 1, 1, 3, 3, 3, 3, 0, 1, 2, 2, 5, 1, 3, 4, 2, 4, 3, 2, 0, 0, 4, 0, 2, 1, 2, 0, 4, 2, 1, 1, 3, 5, 1, 4, 2, 4, 1, 4, 0, 2, 1, 2, 0, 3, 2, 1, 3, 1, 0, 4, 3, 3, 1, 2, 2, 2, 3, 5, 3, 4, 3, 1, 2, 0, 1, 2, 1, 3, 3, 3, 4, 2, 1, 2, 2, 2, 1, 2, 2, 2, 4, 2, 3, 3, 1, 0, 3, 1, 1, 3, 1, 2, 2, 4, 4, 1, 1, 2, 2, 1, 3, 2, 3, 1, 4, 1, 1, 4, 2, 2, 1, 3, 3, 1, 3, 1, 2, 0, 3, 2, 2, 3, 3, 0, 1, 2, 2, 4, 3, 1, 3, 2, 3, 1, 2, 4, 0, 2, 2, 2, 1, 0, 3, 1, 2, 3, 2, 3, 2, 1, 4, 2, 2, 0, 3, 1, 2, 0, 2, 4, 2, 3, 3, 2, 1, 2, 5, 3, 3, 2, 2, 0, 3, 2, 2, 1, 4, 1, 3, 4, 7, 2, 3, 1, 0, 4, 1, 4, 2, 3, 2, 2, 3, 3, 1, 2, 3, 0, 2, 2, 3, 2, 1, 1, 4, 3, 1, 2, 3, 3, 1, 1, 1, 4, 4, 2, 1, 1, 2, 2, 3, 1, 2, 0, 0, 2, 4, 0, 4, 2, 2, 0, 2, 2, 5, 2, 1, 1, 1, 2, 2, 5, 2, 0, 2, 1, 2, 0, 2, 1, 1, 4, 1, 1, 2, 1, 1, 0, 0, 2, 2, 4, 2, 1, 1, 2, 1, 1, 0, 1, 5, 2, 2, 2, 1, 1, 2, 2, 3, 2, 0, 2, 3, 0, 3, 2, 2, 2, 5, 2, 0, 1, 0, 1, 2, 2, 1, 5, 0, 1, 1, 3, 1, 1, 2, 1, 2, 2, 3, 2, 2, 0, 5, 4, 1, 2, 2, 3, 2, 3, 1, 1, 0, 1, 3, 4, 2, 0, 2, 2, 2, 1, 2, 3, 1, 2, 0, 2, 4, 1, 2, 0, 2, 2, 0, 1, 0, 1, 2, 2, 0, 3, 0, 2, 1, 3, 3, 1, 0, 1, 1, 0, 2, 3, 0, 1, 3, 2, 3, 2, 1, 1, 3, 3, 2, 3, 1, 2, 2, 5, 3, 3, 0, 3, 1, 1, 1, 3, 4, 1, 2, 2, 1, 1, 2, 4, 0, 3, 1, 3, 3, 1, 1, 0, 3, 2, 1, 1, 1, 3, 4, 2, 3, 1, 3, 2, 2, 3, 2, 1, 0, 3, 3, 2, 0, 6, 2, 1, 2, 1, 3, 2, 4, 4, 3, 3, 2, 3, 2, 2, 1, 3, 0, 4, 4, 3, 3, 4, 1, 3, 4, 3, 3, 3, 3, 1, 4, 1, 2, 0, 3, 2, 2, 3, 1, 0, 1, 3, 1, 3, 1, 1, 4, 2, 2, 3, 3, 4, 1, 2, 3, 4, 4, 2, 2, 3, 2, 4, 1, 2, 4, 2, 2, 2, 3, 3, 3, 1, 3, 3, 3, 3, 0, 5, 2, 1, 3, 2, 1, 2, 2, 2, 1, 3, 1, 4, 4, 4, 2, 1, 2, 5, 0, 6, 2, 3, 1, 0, 0, 2, 2, 1, 1, 1, 4, 4, 1, 5, 0, 2, 1, 4, 3, 5, 1, 1, 3, 3, 3, 4, 1, 5, 2, 2, 2, 2, 3, 0, 2, 1, 3, 2, 4, 2, 0, 3, 3, 2, 0, 3, 2, 1, 3, 3, 1, 3, 2, 1, 3, 1, 3, 1, 5, 2, 1, 2, 4, 4, 3, 3, 4, 1, 3, 1, 2, 2, 4, 2, 3, 1, 3, 5, 3, 2, 0, 3, 4, 0, 2, 2, 2, 1, 2, 2, 0, 5, 1, 3, 1, 3, 2, 2, 0, 2, 1, 1, 1, 3, 3, 1, 3, 1, 1, 3, 4, 2, 0, 1, 1, 3, 0, 1, 4, 3, 5, 2, 1, 2, 3, 0, 3, 0, 2, 1, 0, 2, 1, 1, 3, 1, 1, 2, 4, 3, 2, 2, 3, 1, 2, 2, 1, 3, 4, 2, 0, 1, 2, 2, 2, 1, 1, 2, 1, 2, 1, 2, 1, 4, 2, 6, 0, 1, 0, 0, 2, 2, 5, 1, 5, 1, 4, 3, 2, 0, 0, 2, 1, 3, 0, 2, 1, 0, 1, 3, 3, 1, 3, 0, 1, 4, 1, 4, 3, 2, 0, 2, 3, 4, 1, 2, 1, 1, 1, 2, 1, 1, 1, 0, 1, 1, 2, 1, 3, 2, 2, 1, 2, 0, 0, 2, 2, 1, 1, 3, 0, 0, 4, 1, 2, 1, 2, 4, 4, 3, 0, 3, 2, 3, 3, 1, 3, 2, 2, 4, 2, 1, 0, 2, 2, 2, 0, 3, 1, 3, 1, 2, 1, 1, 2, 2, 0, 0, 4, 2, 2, 1, 2, 4, 2, 2, 2, 3, 0, 1, 1, 1, 2, 2, 1, 1, 0, 2, 4, 1, 3, 0, 4, 3, 1, 3, 1, 2, 1, 1, 1, 2, 0, 1, 3, 3, 2, 1, 3, 1, 3, 1, 4, 1, 2, 2, 3, 3, 5, 0, 1, 0, 3, 1, 6, 2, 2, 1, 1, 1, 2, 1, 0, 2, 4, 0, 1, 2, 2, 3, 1, 2, 2, 1, 2, 0, 1, 4, 2, 3, 3, 3, 0, 3, 0, 2, 1, 1, 0, 2, 1, 2, 0, 1, 2, 2, 1, 3, 1, 1, 2, 2, 1, 1, 3, 2, 1, 2, 3, 1, 1, 1, 1, 0, 3, 2, 0, 2, 2, 1, 4, 0, 0, 1, 1, 0, 1, 4, 0, 0, 2, 3, 2, 2, 3, 2, 2, 3, 2, 1, 0, 0, 3, 3, 2, 2, 1, 2, 1, 1, 1, 2, 2, 4, 3, 4, 2, 0, 2, 1, 1, 3, 0, 2, 1, 2, 4, 3, 3, 1, 3, 0, 1, 2, 2, 1, 2, 2, 1, 2, 0, 1, 2, 1, 5, 3, 2, 0, 3, 2, 5, 2, 1, 2, 1, 1, 1, 2, 0, 2, 3, 3, 1, 1, 3, 1, 2, 1, 2, 1, 1, 2, 2, 1, 1, 1, 2, 1, 1, 2, 1, 2, 1, 1, 1, 3, 0, 1, 4, 2, 1, 3, 3, 3, 4, 4, 4, 3, 2, 3, 0, 2, 2, 0, 1, 2, 1, 2, 5, 0, 1, 3, 3, 1, 3, 2, 4, 2, 2, 2, 3, 1, 2, 3, 3, 2, 1, 1, 3, 3, 2, 3, 0, 1, 4, 1, 3, 0, 1, 4, 3, 2, 2, 0, 2, 0, 4, 1, 1, 2, 1, 1, 3, 2, 2, 2, 2, 3, 2, 1, 3, 0, 2, 2, 1, 4, 2, 1, 2, 2, 2, 3, 2, 1, 2, 1, 0, 0, 2, 0, 1, 3, 2, 3, 2, 3, 3, 2, 4, 4, 1, 3, 1, 3, 1, 4, 1, 2, 4, 4, 1, 1, 3, 1, 2, 2, 2, 2, 3, 4, 4, 2, 3, 5, 4, 0, 1, 1, 4, 3, 3, 0, 2, 1, 0, 1, 0, 1, 2, 2, 4, 1, 2, 0, 1, 1, 3, 1, 0, 0, 0, 2, 0, 1, 2, 0, 2, 2, 3, 1, 2, 0, 1, 3, 3, 2, 2, 1, 3, 1, 1, 0, 1, 0, 1, 2, 1, 2, 1, 2, 1, 1, 1, 1, 0, 0, 1, 2, 0, 1, 3, 1, 1, 3, 2, 2, 2, 3, 0, 0, 0, 1, 3, 2, 0, 1, 2, 1, 1, 0, 0, 3, 1, 0, 2, 1, 1, 0, 2, 1, 0, 1, 0, 0, 1, 2, 2, 1, 0, 0, 0, 1, 2, 0, 0, 2, 1, 1, 0, 0, 1, 3, 1, 1, 3, 1, 2, 2, 2, 2, 0, 0, 0, 2, 2, 2, 3, 2, 3, 2, 2, 4, 1, 2, 4, 3, 1, 5, 2, 3, 2, 5, 3, 1, 0, 1, 0, 3, 0, 2, 1, 3, 2, 2, 1, 4, 1, 1, 1, 0, 0, 2, 2, 1, 2, 0, 3, 1, 0, 2, 2, 1, 0, 2, 4, 2, 1, 1, 3, 0, 4, 3, 1, 2, 3, 1, 2, 4, 0, 3, 1, 3, 1, 4, 1, 1, 2, 1, 1, 1, 1, 1, 2, 2, 1, 1, 0, 2, 2, 2, 1, 3, 2, 2, 2, 2, 0, 2, 0, 2, 2, 3, 3, 3, 4, 1, 2, 2, 1, 3, 4, 3, 2, 6, 0, 2, 2, 0, 2, 0, 3, 0, 3, 2, 2, 2, 0, 2, 1, 3, 1, 3, 1, 2, 1, 0, 4, 0, 1, 0, 0, 2, 3, 2, 3, 4, 4, 0, 0, 2, 2, 0, 0, 2, 2, 1, 2, 4, 1, 1, 0, 2, 2, 2, 1, 0, 0, 2, 2, 1, 1, 2, 2, 2, 0, 2, 1, 5, 1, 1, 5, 3, 5, 6, 4, 1, 4, 1, 1, 2, 2, 1, 0, 2, 1, 1, 1, 3, 1, 2, 2, 3, 1, 2, 4, 3, 2, 1, 5, 1, 1, 4, 0, 4, 3, 3, 1, 2, 2, 2, 4, 4, 2, 1, 2, 3, 2, 2, 3, 1, 1, 1, 0, 1, 2, 2, 1, 2, 1, 1, 1, 3, 1, 1, 1, 1, 3, 0, 2, 2, 2, 2, 1, 2, 3, 0, 0, 1, 1, 4, 2, 0, 4, 2, 2, 0, 3, 3, 3, 1, 2, 2, 1, 0, 0, 2, 2, 2, 2, 1, 1, 1, 0, 1, 2, 3, 0, 3, 2, 3, 3, 3, 3, 1, 4, 0, 0, 3, 2, 1, 1, 4, 4, 3, 4, 3, 1, 2, 1, 2, 2, 1, 1, 1, 0, 4, 2, 2, 3, 1, 2, 0, 2, 1, 2, 7, 2, 1, 1, 3, 3, 2, 0, 2, 2, 1, 1, 2, 1, 3, 3, 1, 3, 2, 0, 1, 3, 0, 4, 0, 5, 2, 2, 3, 2, 1, 2, 3, 2, 1, 3, 1, 4, 4, 2, 2, 4, 3, 2, 1, 1, 1, 0, 1, 1, 0, 2, 3, 0, 3, 2, 1, 2, 1, 3, 3, 3, 1, 0, 2, 1, 1, 1, 3, 1, 3, 1, 2, 2, 1, 3, 2, 1, 3, 3, 2, 2, 3, 1, 1, 2, 2, 1, 1, 1, 2, 3, 0, 3, 2, 0, 3, 1, 4, 2, 2, 3, 2, 1, 3, 4, 1, 0, 2, 3, 3, 3, 4, 3, 2, 1, 3, 0, 2, 3, 2, 2, 3, 2, 3, 2, 2, 3, 3, 5, 1, 2, 3, 0, 2, 2, 2, 2, 1, 3, 1, 1, 2, 2, 2, 3, 4, 2, 2, 1, 1, 0, 1, 1, 0, 2, 3, 3, 3, 3, 2, 2, 1, 3, 3, 3, 2, 1, 1, 2, 2, 3, 0, 1, 1, 3, 2, 1, 0, 3, 1, 0, 3, 0, 0, 5, 1, 3, 1, 3, 1, 1, 1, 3, 1, 4, 1, 0, 1, 5, 0, 1, 1, 1, 3, 2, 1, 3, 1, 2, 2, 2, 3, 1, 3, 4, 1, 3, 1, 1, 2, 4, 3, 0, 2, 4, 1, 5, 3, 2, 0, 1, 1, 1, 1, 2, 2, 2, 4, 3, 1, 0, 2, 3, 0, 1, 1, 2, 2, 1, 2, 1, 3, 1, 5, 1, 0, 3, 2, 2, 4, 2, 3, 4, 0, 1, 1, 1, 2, 1, 1, 2, 1, 0, 3, 0, 1, 1, 3, 0, 3, 0, 2, 2, 2, 2, 0, 2, 1, 2, 1, 3, 2, 1, 2, 0, 1, 2, 0, 2, 3, 1, 1, 4, 1, 2, 2, 1, 2, 1, 3, 1, 2, 2, 1, 0, 4, 4, 1, 2, 3, 1, 2, 1, 1, 2, 2, 0, 1, 2, 1, 1, 1, 5, 1, 2, 1, 2, 0, 3, 1, 2, 3, 3, 3, 1, 2, 1, 4, 0, 1, 0, 1, 1, 2, 2, 1, 1, 1, 2, 1, 0, 2, 3, 2, 0, 2, 4, 1, 2, 0, 2, 1, 3, 2, 2, 1, 2, 4, 2, 2, 1, 1, 3, 1, 1, 1, 3, 2, 2, 2, 1, 1, 3, 0, 4, 0, 2, 0, 2, 0, 1, 1, 2, 1, 2, 0, 3, 0, 1, 4, 2, 3, 2, 2, 4, 2, 0, 1, 1, 1, 2, 1, 1, 1, 4, 1, 3, 2, 1, 2, 2, 2, 2, 1, 3, 1, 1, 2, 1, 3, 2, 1, 1, 1, 0, 1, 1, 3, 3, 4, 2, 2, 2, 0, 1, 1, 4, 2, 3, 0, 3, 1, 1, 1, 1, 1, 2, 2, 2, 0, 3, 1, 0, 0, 2, 2, 2, 1, 2, 3, 1, 0, 0, 3, 3, 2, 2, 0, 4, 2, 4, 3, 5, 2, 0, 2, 2, 3, 1, 4, 1, 3, 1, 1, 4, 0, 2, 3, 1, 1, 2, 4, 1, 3, 1, 2, 3, 2, 2, 0, 4, 1, 1, 2, 0, 2, 1, 1, 1, 1, 2, 3, 2, 3, 2, 0, 0, 4, 3, 1, 1, 0, 1, 2, 1, 0, 2, 1, 2, 2, 1, 3, 0, 0, 2, 3, 1, 1, 0, 3, 2, 2, 1, 4, 1, 1, 0, 2, 2, 1, 1, 1, 3, 2, 0, 1, 1, 2, 1, 1, 2, 1, 3, 1, 3, 2, 2, 1, 1, 2, 1, 2, 3, 1, 2, 3, 3, 2, 2, 3, 0, 1, 0, 2, 3, 2, 2, 2, 1, 3, 0, 1, 4, 1, 1, 3, 0, 3, 2, 1, 2, 3, 5, 1, 1, 2, 0, 2, 2, 2, 0, 4, 1, 3, 1, 3, 2, 3, 0, 0, 2, 2, 2, 2, 2, 2, 2, 0, 2, 1, 1, 3, 3, 1, 1, 1, 2, 0, 2, 1, 2, 1, 1, 2, 4, 2, 4, 3, 1, 2, 1, 2, 2, 2, 1, 2, 2, 1, 1, 3, 2, 4, 3, 2, 2, 3, 4, 1, 0, 1, 3, 3, 0, 2, 0, 0, 3, 2, 2, 1, 2, 2, 3, 0, 2, 4, 1, 2, 2, 4, 2, 3, 2, 1, 0, 2, 1, 0, 1, 3, 3, 2, 4, 2, 0, 1, 1, 1, 3, 1, 0, 1, 2, 1, 0, 1, 4, 2, 1, 1, 2, 3, 2, 0, 1, 2, 2, 1, 1, 1, 1, 2, 3, 0, 2, 1, 2, 0, 1, 1, 6, 1, 1, 2, 1, 2, 4, 2, 2, 1, 2, 3, 1, 1, 2, 2, 2, 2, 3, 0, 2, 2, 1, 1, 2, 1, 4, 1, 1, 3, 4, 2, 4, 1, 2, 0, 2, 2, 0, 2, 2, 2, 2, 1, 4, 3, 2, 1, 1, 1, 2, 2, 2, 1, 1, 0, 2, 4, 1, 2, 4, 1, 2, 0, 4, 1, 2, 3, 1, 1, 2, 3, 1, 3, 2, 2, 4, 1, 2, 4, 2, 1, 2, 2, 2, 1, 4, 2, 0, 2, 1, 1, 1, 1, 3, 1, 3, 1, 1, 2, 1, 2, 2, 2, 1, 3, 1, 1, 1, 2, 2, 3, 1, 3, 3, 3, 1, 2, 2, 1, 2, 1, 4, 0, 1, 3, 2, 2, 2, 4, 2, 1, 2, 4, 1, 1, 2, 0, 1, 2, 2, 2, 2, 1, 2, 2, 1, 2, 1, 1, 1, 5, 1, 1, 2, 0, 1, 2, 1, 1, 2, 2, 3, 1, 2, 4, 1, 1, 4, 0, 1, 2, 1, 4, 2, 0, 1, 0, 1, 1, 2, 2, 1, 3, 2, 3, 3, 0, 2, 3, 2, 1, 3, 0, 2, 3, 2, 3, 0, 1, 2, 2, 0, 0, 2, 1, 3, 1, 0, 3, 1, 0, 2, 3, 1, 1, 1, 3, 2, 2, 1, 1, 5, 2, 3, 1, 2, 0, 2, 5, 3, 1, 3, 1, 3, 3, 1, 1, 2, 4, 0, 2, 2, 2, 0, 0, 0, 1, 1, 0, 2, 2, 0, 4, 1, 2, 2, 3, 1, 2, 1, 2, 0, 1, 1, 1, 2, 3, 1, 1, 1, 0, 0, 3, 1, 0, 1, 2, 0, 0, 1, 1, 1, 1, 1, 1, 1, 0, 2, 2, 2, 1, 5, 3, 2, 1, 1, 0, 1, 1, 2, 2, 1, 2, 2, 2, 3, 2, 1, 1, 3, 0, 1, 1, 3, 4, 2, 0, 2, 2, 1, 3, 3, 3, 5, 1, 4, 1, 1, 0, 1, 1, 4, 2, 0, 2, 0, 1, 2, 2, 1, 1, 3, 1, 2, 0, 0, 0, 0, 1, 2, 0, 2, 1, 3, 2, 2, 3, 0, 2, 3, 3, 1, 4, 3, 3, 1, 3, 1, 2, 1, 0, 1, 3, 1, 2, 5, 0, 0, 2, 1, 0, 1, 1, 3, 1, 1, 3, 1, 1, 3, 3, 3, 3, 2, 3, 3, 1, 4, 2, 1, 1, 1, 2, 1, 3, 2, 2, 2, 2, 2, 1, 1, 0, 3, 0, 1, 3, 1, 2, 2, 1, 3, 2, 2, 1, 1, 4, 1, 1, 0, 1, 2, 1, 2, 1, 0, 2, 2, 2, 0, 3, 5, 2, 2, 1, 1, 1, 1, 3, 1, 1, 3, 2, 1, 2, 1, 0, 0, 1, 3, 3, 3, 2, 1, 3, 1, 1, 2, 0, 0, 3, 2, 1, 2, 1, 4, 2, 2, 3, 2, 2, 1, 0, 3, 2, 1, 2, 0, 1, 1, 1, 2, 2, 3, 1, 1, 2, 1, 1, 3, 4, 4, 1, 4, 2, 1, 1, 2, 0, 4, 2, 3, 2, 1, 3, 0, 1, 2, 2, 2, 3, 1, 3, 1, 2, 3, 2, 2, 1, 2, 1, 0, 3, 2, 1, 3, 2, 3, 0, 3, 2, 3, 5, 0, 2, 1, 0, 0, 0, 0, 1, 2, 4, 0, 0, 2, 0, 3, 1, 3, 1, 2, 3, 0, 1, 1, 1, 2, 4, 1, 2, 0, 0, 1, 1, 3, 2, 3, 2, 1, 4, 1, 4, 3, 0, 2, 1, 3, 0, 2, 3, 1, 3, 0, 3, 2, 0, 1, 4, 2, 2, 1, 1, 3, 1, 3, 2, 2, 1, 3, 3, 2, 1, 1, 2, 3, 3, 2, 2, 3, 5, 0, 2, 4, 5, 4, 4, 3, 3, 2, 1, 1, 2, 2, 2, 1, 1, 1, 1, 2, 2, 0, 4, 4, 2, 3, 5, 3, 2, 3, 1, 0, 1, 0, 0, 0, 1, 0, 2, 3, 1, 5, 1, 1, 1, 2, 2, 2, 2, 2, 2, 0, 1, 2, 4, 4, 0, 2, 3, 1, 3, 2, 3, 3, 3, 2, 3, 3, 2, 1, 3, 3, 0, 1, 2, 2, 0, 0, 0, 1, 1, 1, 2, 1, 2, 2, 1, 0, 1, 1, 3, 0, 1, 3, 2, 3, 0, 0, 2, 0, 2, 0, 2, 1, 3, 1, 1, 2, 2, 2, 0, 1, 2, 3, 3, 0, 2, 0, 3, 0, 1, 2, 1, 1, 3, 0, 0, 2, 1, 2, 4, 1, 0, 3, 0, 4, 1, 3, 3, 1, 1, 3, 2, 0, 1, 1, 1, 1, 1, 0, 2, 1, 3, 4, 1, 5, 2, 0, 1, 3, 2, 0, 5, 0, 2, 1, 0, 3, 3, 1, 1, 1, 2, 1, 1, 1, 1, 4, 0, 2, 1, 1, 3, 3, 2, 0, 2, 4, 1, 2, 1, 1, 1, 2, 1, 1, 2, 0, 2, 0, 3, 2, 0, 1, 1, 0, 1, 2, 1, 1, 1, 3, 1, 1, 2, 0, 2, 2, 2, 1, 2, 2, 1, 0, 3, 1, 3, 0, 2, 1, 0, 2, 2, 2, 3, 0, 1, 4, 2, 2, 3, 2, 2, 0, 3, 0, 2, 0, 0, 1, 2, 4, 1, 3, 2, 1, 2, 2, 1, 1, 5, 1, 0, 0, 3, 1, 1, 4, 1, 3, 2, 2, 0, 3, 1, 1, 2, 2, 1, 1, 1, 2, 1, 1, 1, 2, 0, 2, 0, 1, 2, 1, 2, 1, 1, 2, 2, 2, 1, 2, 1, 1, 3, 2, 2, 1, 2, 2, 1, 2, 2, 2, 3, 1, 0, 2, 0, 2, 2, 2, 3, 5, 2, 2, 4, 2, 1, 4, 1, 3, 1, 2, 1, 3, 2, 2, 2, 1, 0, 2, 1, 1, 1, 0, 2, 4, 4, 0, 0, 3, 2, 2, 1, 2, 2, 2, 4, 3, 0, 0, 0, 0, 2, 2, 3, 3, 2, 1, 1, 4, 1, 1, 2, 1, 3, 0, 0, 2, 4, 2, 3, 3, 1, 0, 2, 3, 3, 1, 5, 0, 1, 1, 3, 2, 2, 1, 4, 3, 1, 1, 1, 3, 1, 2, 0, 2, 3, 3, 2, 2, 4, 1, 4, 0, 1, 5, 0, 2, 1, 2, 3, 0, 2, 3, 2, 0, 1, 1, 1, 1, 4, 2, 1, 3, 0, 1, 2, 3, 2, 1, 1, 2, 2, 2, 3, 2, 1, 0, 3, 3, 2, 1, 3, 1, 3, 3, 2, 0, 0, 3, 1, 3, 2, 1, 3, 2, 2, 3, 4, 2, 1, 1, 1, 3, 2, 0, 0, 2, 2, 3, 1, 1, 2, 2, 0, 3, 3, 3, 2, 0, 1, 3, 0, 2, 2, 2, 1, 3, 1, 1, 2, 0, 2, 1, 0, 1, 1, 3, 1, 1, 1, 0, 1, 3, 1, 3, 1, 1, 1, 1, 3, 0, 0, 2, 1, 1, 1, 1, 1, 2, 3, 1, 2, 2, 3, 2, 1, 2, 1, 0, 1, 1, 0, 1, 2, 1, 1, 2, 2, 1, 0, 2, 3, 0, 1, 1, 2, 1, 2, 2, 2, 1, 0, 1, 1, 0, 2, 2, 1, 3, 2, 1, 0, 2, 3, 1, 2, 1, 2, 2, 5, 1, 1, 2, 1, 1, 1, 2, 5, 2, 4, 0, 1, 1, 3, 1, 1, 2, 2, 0, 3, 1, 1, 3, 2, 1, 2, 4, 2, 0, 1, 2, 1, 1, 1, 1, 2, 3, 2, 2, 0, 3, 0, 0, 2, 2, 3, 4, 3, 3, 1, 1, 2, 1, 1, 3, 4, 1, 1, 2, 1, 2, 2, 2, 3, 3, 3, 4, 1, 1, 2, 1, 1, 2, 4, 2, 2, 1, 4, 2, 2, 0, 1, 3, 1, 2, 5, 0, 2, 0, 2, 1, 3, 1, 2, 0, 2, 3, 2, 0, 4, 2, 0, 4, 1, 3, 2, 3, 1, 3, 0, 0, 2, 2, 3, 1, 2, 4, 0, 3, 0, 2, 2, 1, 2, 0, 3, 1, 4, 0, 1, 0, 1, 3, 2, 2, 1, 1, 2, 5, 1, 1, 3, 0, 1, 1, 4, 1, 1, 2, 3, 2, 0, 3, 1, 1, 1, 2, 1, 3, 2, 2, 3, 3, 1, 1, 4, 2, 2, 4, 3, 4, 5, 3, 3, 4, 2, 3, 4, 2, 1, 4, 5, 4, 5, 3, 0, 2, 1, 1, 1, 3, 0, 1, 3, 2, 1, 2, 1, 2, 3, 2, 1, 1, 2, 3, 1, 1, 1, 2, 2, 3, 1, 0, 3, 2, 4, 1, 2, 1, 2, 2, 1, 2, 3, 0, 0, 2, 0, 2, 1, 1, 3, 2, 0, 2, 0, 2, 1, 3, 0, 0, 2, 3, 1, 0, 2, 3, 0, 2, 0, 1, 1, 1, 1, 1, 2, 1, 0, 2, 3, 2, 2, 1, 1, 1, 1, 2, 4, 2, 3, 1, 1, 3, 4, 2, 0, 0, 3, 1, 1, 3, 2, 1, 0, 1, 3, 1, 4, 2, 1, 0, 2, 4, 4, 1, 2, 1, 2, 1, 1, 2, 3, 1, 1, 2, 1, 1, 3, 4, 1, 2, 1, 4, 2, 0, 1, 1, 1, 2, 2, 1, 1, 2, 0, 1, 0, 3, 1, 2, 2, 1, 3, 0, 1, 3, 0, 7, 3, 2, 2, 2, 1, 0, 2, 1, 2, 2, 2, 3, 0, 2, 1, 2, 5, 2, 2, 3, 0, 3, 1, 3, 0, 2, 4, 1, 4, 1, 2, 1, 2, 2, 1, 1, 6, 1, 4, 2, 4, 1, 2, 2, 0, 2, 4, 1, 3, 2, 0, 1, 3, 4, 2, 1, 1, 1, 3, 1, 2, 3, 2, 4, 4, 1, 2, 2, 2, 2, 2, 1, 3, 1, 1, 2, 0, 2, 2, 3, 1, 3, 4, 2, 1, 2, 1, 1, 2, 1, 0, 1, 1, 4, 2, 1, 4, 3, 1, 3, 3, 0, 2, 0, 0, 1, 4, 3, 1, 2, 3, 3, 1, 1, 0, 2, 1, 1, 1, 2, 3, 4, 1, 2, 3, 2, 4, 1, 2, 2, 4, 2, 2, 3, 3, 1, 0, 2, 5, 0, 3, 3, 1, 3, 2, 0, 3, 0, 1, 1, 1, 1, 3, 2, 0, 2, 2, 4, 0, 1, 1, 1, 0, 1, 2, 4, 0, 2, 2, 2, 4, 3, 5, 1, 1, 1, 1, 2, 1, 0, 2, 0, 1, 2, 2, 2, 2, 1, 2, 2, 2, 2, 2, 1, 1, 2, 2, 1, 1, 2, 3, 1, 3, 1, 3, 2, 0, 2, 1, 3, 2, 1, 1, 1, 1, 0, 0, 3, 1, 2, 3, 2, 0, 2, 0, 2, 1, 2, 4, 0, 2, 1, 3, 1, 0, 2, 4, 1, 1, 3, 1, 1, 1, 4, 0, 2, 0, 0, 2, 3, 0, 3, 0, 3, 1, 0, 2, 1, 3, 4, 4, 2, 2, 1, 3, 2, 1, 2, 0, 3, 3, 2, 2, 0, 1, 1, 2, 2, 3, 3, 1, 1, 3, 3, 4, 3, 5, 1, 4, 3, 3, 2, 0, 4, 4, 3, 2, 2, 3, 1, 1, 4, 4, 5, 2, 2, 2, 2, 2, 2, 0, 3, 1, 3, 2, 1, 5, 0, 1, 2, 3, 3, 2, 1, 3, 0, 1, 1, 1, 3, 3, 2, 2, 1, 5, 1, 0, 0, 0, 0, 3, 2, 2, 2, 2, 2, 0, 2, 1, 3, 0, 2, 1, 1, 2, 2, 2, 1, 1, 4, 2, 1, 1, 4, 4, 2, 1, 4, 5, 4, 0, 1, 1, 3, 4, 2, 3, 2, 1, 1, 2, 0, 1, 2, 1, 1, 0, 2, 3, 1, 1, 3, 2, 3, 3, 3, 0, 3, 1, 5, 5, 3, 3, 3, 1, 0, 5, 1, 2, 2, 3, 1, 2, 2, 2, 3, 0, 2, 2, 4, 3, 2, 1, 4, 4, 3, 3, 2, 0, 0, 3, 2, 2, 1, 1, 1, 2, 3, 1, 2, 4, 2, 2, 1, 3, 1, 1, 2, 2, 2, 0, 4, 1, 1, 4, 0, 2, 2, 0, 2, 4, 2, 3, 2, 1, 2, 2, 2, 2, 2, 0, 0, 1, 1, 2, 1, 3, 2, 1, 2, 3, 5, 3, 3, 5, 1, 2, 3, 0, 3, 1, 1, 1, 1, 3, 2, 1, 5, 2, 1, 2, 3, 2, 3, 1, 1, 2, 0, 2, 1, 1, 3, 3, 3, 3, 1, 1, 1, 1, 0, 1, 2, 1, 1, 1, 0, 1, 4, 2, 3, 3, 2, 3, 2, 2, 3, 1, 0, 2, 2, 2, 2, 3, 3, 1, 1, 0, 0, 1, 4, 3, 2, 3, 1, 3, 2, 2, 0, 2, 3, 4, 3, 2, 0, 2, 0, 2, 0, 1, 2, 2, 0, 0, 0, 1, 0, 3, 5, 3, 2, 0, 0, 0, 1, 0, 4, 2, 3, 2, 1, 2, 4, 1, 1, 1, 2, 2, 1, 0, 1, 1, 1, 1, 1, 1, 0, 2, 3, 0, 1, 3, 0, 2, 1, 1, 2, 1, 1, 2, 0, 0, 2, 1, 1, 1, 1, 1, 0, 1, 0, 2, 0, 0, 3, 0, 1, 1, 3, 1, 1, 1, 2, 2, 1, 0, 1, 1, 4, 3, 3, 1, 1, 2, 2, 1, 1, 0, 1, 4, 0, 2, 1, 1, 2, 1, 0, 1, 0, 2, 0, 1, 2, 1, 3, 1, 1, 1, 0, 0, 0, 1, 1, 0, 5, 2, 1, 1, 0, 0, 1, 2, 1, 0, 1, 2, 2, 2, 1, 2, 2, 2, 3, 0, 2, 4, 1, 2, 3, 3, 3, 1, 3, 1, 0, 1, 1, 1, 0, 1, 1, 1, 1, 3, 0, 1, 3, 3, 1, 0, 1, 2, 1, 2, 1, 3, 2, 2, 1, 2, 1, 0, 0, 0, 1, 2, 1, 1, 0, 3, 3, 2, 2, 0, 4, 2, 2, 3, 3, 0, 1, 1, 0, 0, 1, 3, 1, 2, 3, 2, 1, 1, 3, 1, 2, 1, 3, 2, 0, 4, 2, 0, 1, 2, 4, 1, 4, 3, 2, 3, 4, 3, 1, 1, 2, 1, 0, 1, 0, 4, 0, 0, 3, 2, 3, 2, 1, 1, 2, 2, 0, 2, 5, 2, 2, 1, 0, 2, 0, 2, 1, 1, 1, 1, 1, 2, 2, 0, 3, 3, 3, 4, 3, 2, 1, 2, 4, 3, 2, 1, 1, 2, 1, 3, 2, 1, 1, 2, 1, 3, 1, 1, 0, 0, 3, 2, 1, 1, 2, 1, 0, 1, 1, 0, 2, 2, 2, 2, 1, 1, 2, 2, 2, 2, 2, 1, 0, 3, 6, 3, 1, 1, 2, 0, 2, 2, 0, 4, 3, 2, 1, 1, 1, 2, 2, 1, 2, 2, 4, 2, 1, 5, 2, 2, 2, 1, 2, 1, 1, 1, 2, 1, 1, 2, 3, 2, 2, 1, 0, 0, 1, 2, 0, 1, 4, 2, 1, 2, 0, 2, 1, 0, 1, 1, 1, 3, 0, 4, 1, 2, 1, 1, 1, 1, 0, 0, 1, 1, 3, 1, 2, 0, 4, 2, 2, 2, 3, 1, 2, 3, 2, 4, 3, 2, 2, 2, 3, 4, 3, 3, 1, 1, 2, 1, 3, 2, 0, 1, 1, 1, 1, 3, 1, 3, 3, 1, 2, 3, 1, 0, 2, 3, 2, 2, 1, 1, 2, 1, 0, 0, 2, 0, 1, 2, 3, 3, 1, 2, 6, 2, 3, 1, 3, 2, 2, 1, 1, 1, 2, 1, 1, 1, 3, 2, 1, 2, 1, 0, 3, 3, 2, 2, 2, 1, 1, 3, 2, 1, 1, 2, 5, 3, 3, 1, 3, 1, 2, 3, 3, 3, 2, 4, 1, 2, 3, 2, 3, 2, 3, 2, 0, 1, 3, 2, 3, 2, 2, 4, 0, 1, 0, 1, 3, 1, 0, 1, 5, 4, 1, 5, 3, 1, 4, 2, 1, 3, 4, 1, 3, 2, 2, 1, 2, 4, 3, 3, 1, 4, 2, 1, 4, 3, 3, 1, 2, 1, 1, 3, 0, 3, 1, 0, 5, 2, 1, 3, 2, 3, 2, 3, 2, 4, 2, 2, 1, 0, 0, 2, 0, 3, 1, 3, 2, 1, 1, 3, 1, 3, 2, 0, 3, 6, 6, 3, 2, 2, 2, 2, 5, 3, 3, 1, 1, 3, 0, 2, 4, 2, 2, 2, 2, 3, 1, 4, 2, 2, 0, 1, 0, 0, 3, 2, 5, 2, 5, 2, 2, 2, 2, 1, 2, 2, 1, 5, 2, 1, 1, 2, 1, 0, 1, 1, 1, 0, 2, 1, 2, 3, 3, 4, 2, 1, 3, 4, 2, 1, 1, 0, 2, 0, 0, 1, 1, 0, 2, 0, 1, 0, 1, 3, 0, 2, 0, 3, 2, 1, 3, 1, 3, 3, 0, 2, 2, 1, 1, 1, 2, 1, 3, 1, 3, 1, 2, 2, 3, 2, 1, 2, 2, 0, 2, 2, 2, 1, 4, 2, 2, 2, 1, 2, 0, 4, 1, 5, 1, 3, 1, 2, 1, 3, 1, 2, 3, 1, 1, 2, 2, 2, 2, 4, 4, 2, 1, 4, 0, 1, 2, 1, 1, 2, 2, 2, 3, 3, 2, 2, 1, 1, 0, 1, 3, 4, 1, 2, 2, 3, 5, 0, 2, 1, 2, 1, 3, 1, 1, 2, 1, 2, 3, 1, 4, 0, 2, 0, 1, 0, 4, 1, 3, 3, 2, 3, 1, 3, 1, 0, 1, 2, 4, 0, 4, 3, 3, 2, 3, 1, 2, 2, 0, 1, 0, 1, 5, 2, 0, 3, 2, 0, 1, 3, 3, 2, 0, 2, 2, 3, 2, 2, 1, 2, 1, 3, 3, 2, 1, 1, 0, 3, 1, 1, 1, 3, 2, 1, 2, 1, 3, 1, 5, 1, 1, 2, 0, 0, 2, 2, 2, 2, 1, 1, 1, 1, 0, 3, 1, 2, 3, 1, 3, 0, 1, 0, 2, 2, 1, 1, 0, 3, 2, 1, 2, 4, 0, 2, 3, 1, 0, 3, 0, 4, 2, 3, 2, 3, 1, 2, 2, 2, 1, 2, 3, 2, 2, 1, 2, 3, 2, 2, 0, 1, 1, 1, 4, 2, 2, 0, 1, 2, 1, 1, 2, 2, 3, 1, 2, 3, 0, 3, 2, 4, 2, 0, 2, 2, 1, 1, 2, 2, 1, 0, 5, 2, 1, 0, 3, 2, 2, 0, 4, 2, 1, 3, 1, 2, 1, 1, 1, 2, 1, 2, 3, 3, 2, 0, 3, 2, 1, 2, 2, 2, 2, 1, 3, 3, 1, 2, 0, 2, 2, 1, 1, 2, 2, 2, 1, 2, 1, 0, 1, 3, 2, 1, 1, 3, 1, 3, 3, 3, 2, 2, 3, 1, 3, 2, 4, 1, 0, 5, 0, 5, 1, 2, 1, 2, 4, 1, 0, 3, 0, 2, 0, 3, 0, 1, 5, 1, 2, 4, 1, 0, 0, 0, 1, 3, 2, 3, 2, 0, 1, 2, 2, 1, 2, 2, 1, 2, 0, 2, 4, 2, 1, 1, 1, 1, 1, 2, 2, 2, 1, 1, 2, 2, 2, 1, 2, 2, 0, 2, 3, 1, 1, 3, 2, 0, 3, 1, 1, 1, 0, 3, 1, 1, 2, 1, 2, 3, 2, 1, 0, 0, 4, 2, 1, 4, 1, 0, 1, 0, 3, 2, 2, 2, 1, 1, 1, 2, 2, 1, 1, 2, 0, 2, 2, 2, 1, 1, 2, 1, 2, 3, 1, 0, 1, 3, 4, 1, 3, 2, 2, 0, 1, 2, 3, 2, 0, 2, 1, 2, 2, 1, 1, 2, 3, 3, 0, 2, 2, 1, 2, 0, 1, 2, 1, 2, 2, 0, 3, 0, 0, 1, 2, 2, 2, 1, 1, 0, 2, 1, 1, 0, 1, 0, 1, 4, 0, 0, 2, 5, 3, 3, 2, 4, 1, 2, 4, 0, 2, 2, 0, 0, 1, 1, 2, 1, 1, 0, 4, 3, 4, 3, 3, 3, 1, 2, 5, 2, 2, 3, 2, 1, 2, 1, 3, 2, 1, 2, 2, 1, 3, 2, 1, 0, 1, 1, 1, 2, 1, 1, 1, 0, 3, 0, 1, 1, 2, 1, 2, 3, 3, 2, 0, 2, 2, 2, 2, 3, 1, 1, 4, 1, 1, 2, 1, 1, 4, 3, 2, 1, 2, 2, 1, 0, 4, 2, 1, 1, 2, 2, 0, 5, 1, 2, 2, 1, 0, 0, 2, 3, 2, 0, 3, 1, 5, 0, 4, 0, 4, 1, 1, 3, 2, 2, 2, 2, 1, 1, 2, 1, 3, 1, 1, 3, 0, 1, 1, 2, 2, 1, 1, 0, 1, 2, 2, 2, 2, 0, 3, 1, 1, 1, 1, 2, 2, 2, 1, 0, 2, 0, 4, 2, 3, 2, 1, 0, 1, 2, 2, 1, 2, 1, 1, 1, 4, 1, 1, 1, 1, 2, 3, 0, 3, 2, 2, 2, 2, 1, 0, 2, 3, 2, 0, 2, 1, 0, 0, 2, 2, 0, 1, 2, 4, 1, 0, 0, 1, 1, 1, 1, 0, 0, 2, 3, 1, 1, 3, 3, 2, 1, 0, 1, 3, 2, 1, 1, 1, 3, 1, 2, 2, 1, 0, 2, 0, 4, 1, 2, 3, 2, 3, 0, 2, 1, 2, 1, 1, 1, 3, 1, 1, 1, 0, 2, 3, 2, 0, 4, 0, 1, 1, 0, 1, 2, 1, 0, 1, 0, 3, 2, 1, 0, 0, 2, 2, 1, 2, 3, 1, 4, 1, 2, 1, 0, 4, 2, 2, 2, 1, 3, 2, 1, 1, 2, 0, 2, 1, 1, 0, 3, 1, 2, 2, 1, 0, 0, 4, 2, 3, 0, 0, 0, 0, 3, 2, 2, 2, 0, 3, 2, 1, 1, 1, 2, 0, 2, 2, 3, 0, 2, 3, 1, 1, 0, 2, 1, 2, 3, 0, 1, 0, 0, 2, 0, 1, 1, 1, 2, 1, 1, 1, 0, 0, 1, 1, 1, 2, 2, 3, 2, 1, 3, 2, 0, 2, 2, 1, 2, 3, 2, 2, 0, 0, 5, 0, 1, 2, 1, 3, 0, 3, 2, 2, 2, 1, 3, 3, 2, 1, 0, 3, 3, 1, 0, 2, 2, 2, 1, 1, 2, 1, 0, 3, 2, 2, 0, 1, 2, 3, 1, 2, 2, 2, 2, 0, 1, 1, 2, 1, 4, 0, 0, 3, 2, 0, 2, 2, 0, 2, 0, 1, 1, 1, 2, 2, 1, 0, 2, 1, 0, 3, 0, 1, 1, 2, 3, 1, 4, 3, 1, 0, 4, 2, 1, 1, 2, 1, 1, 1, 1, 4, 3, 1, 0, 2, 3, 0, 1, 1, 1, 1, 1, 0, 2, 2, 1, 3, 1, 1, 0, 2, 1, 2, 4, 3, 3, 1, 1, 2, 1, 3, 3, 4, 1, 3, 1, 2, 0, 3, 3, 1, 4, 1, 1, 4, 2, 1, 3, 1, 2, 3, 1, 2, 3, 2, 2, 1, 2, 3, 3, 2, 3, 3, 1, 4, 1, 2, 2, 2, 1, 1, 2, 1, 1, 1, 1, 2, 2, 3, 3, 0, 2, 1, 1, 2, 2, 0, 1, 2, 1, 0, 0, 1, 2, 2, 3, 3, 2, 1, 2, 4, 1, 3, 1, 2, 1, 1, 0, 2, 1, 3, 2, 2, 2, 3, 0, 1, 2, 0, 3, 3, 2, 0, 4, 1, 2, 2, 1, 3, 0, 0, 0, 2, 2, 0, 1, 1, 2, 2, 1, 2, 1, 0, 2, 1, 2, 3, 3, 0, 2, 2, 2, 3, 1, 3, 1, 2, 3, 1, 4, 2, 2, 2, 3, 2, 2, 1, 1, 1, 1, 4, 1, 3, 1, 1, 0, 1, 2, 0, 2, 1, 3, 0, 1, 0, 2, 3, 1, 5, 0, 2, 4, 1, 3, 2, 3, 3, 4, 2, 4, 1, 3, 2, 0, 2, 2, 2, 1, 3, 1, 3, 1, 2, 1, 6, 1, 0, 2, 0, 2, 1, 1, 2, 2, 3, 1, 0, 1, 1, 2, 1, 2, 3, 1, 0, 1, 3, 1, 1, 0, 5, 3, 1, 1, 2, 1, 1, 2, 1, 2, 3, 1, 0, 2, 0, 1, 4, 1, 2, 1, 1, 4, 2, 0, 0, 0, 2, 1, 3, 0, 2, 3, 3, 1, 0, 3, 1, 1, 2, 1, 1, 0, 1, 4, 3, 3, 2, 1, 2, 1, 2, 1, 0, 2, 2, 3, 1, 1, 3, 0, 2, 1, 0, 3, 2, 0, 1, 2, 1, 4, 1, 0, 2, 0, 3, 3, 1, 0, 1, 1, 0, 2, 1, 2, 1, 1, 1, 2, 2, 1, 1, 2, 1, 3, 3, 3, 2, 1, 3, 2, 0, 0, 4, 0, 1, 2, 2, 0, 1, 1, 2, 0, 1, 2, 1, 3, 1, 1, 1, 0, 4, 2, 2, 3, 1, 1, 1, 2, 1, 2, 2, 1, 1, 2, 1, 2, 3, 3, 1, 0, 2, 1, 2, 1, 0, 2, 0, 2, 2, 2, 1, 0, 4, 3, 1, 2, 2, 0, 1, 2, 2, 2, 1, 2, 1, 2, 0, 0, 3, 1, 2, 2, 3, 3, 1, 3, 2, 2, 0, 2, 2, 0, 2, 2, 0, 0, 1, 2, 0, 5, 1, 2, 4, 2, 1, 3, 0, 2, 1, 1, 1, 1, 3, 1, 3, 1, 3, 2, 2, 0, 2, 0, 0, 2, 3, 1, 2, 1, 4, 3, 2, 2, 3, 1, 4, 1, 5, 1, 3, 3, 1, 3, 3, 3, 2, 1, 0, 3, 0, 3, 5, 5, 1, 5, 4, 4, 1, 2, 2, 2, 3, 3, 1, 3, 2, 1, 2, 3, 6, 2, 2, 2, 2, 2, 2, 0, 1, 2, 0, 1, 0, 3, 2, 2, 1, 2, 2, 2, 2, 0, 2, 1, 3, 0, 2, 2, 0, 1, 1, 2, 1, 0, 0, 4, 0, 1, 2, 3, 2, 2, 1, 0, 1, 2, 0, 3, 0, 2, 0, 4, 2, 2, 3, 2, 1, 0, 1, 0, 4, 1, 0, 1, 1, 2, 1, 1, 0, 1, 2, 2, 0, 2, 3, 3, 2, 2, 2, 1, 4, 1, 1, 1, 1, 3, 3, 3, 2, 2, 1, 2, 1, 1, 0, 3, 1, 1, 2, 2, 1, 1, 1, 2, 0, 1, 2, 0, 3, 2, 1, 3, 1, 2, 1, 2, 2, 2, 1, 2, 1, 2, 0, 2, 3, 0, 3, 1, 4, 1, 2, 2, 1, 1, 2, 0, 0, 3, 1, 0, 3, 4, 4, 1, 3, 2, 2, 3, 2, 0, 3, 1, 3, 0, 1, 2, 3, 1, 1, 4, 0, 1, 3, 1, 0, 1, 1, 1, 2, 1, 1, 2, 2, 1, 1, 2, 0, 2, 2, 1, 2, 1, 1, 5, 0, 2, 1, 2, 3, 1, 1, 1, 4, 1, 0, 4, 1, 2, 0, 1, 1, 1, 1, 1, 1, 1, 3, 2, 0, 2, 3, 0, 3, 4, 1, 1, 0, 3, 1, 2, 1, 1, 2, 1, 3, 3, 1, 0, 3, 4, 1, 2, 1, 1, 2, 1, 1, 2, 1, 2, 1, 0, 1, 3, 1, 2, 0, 2, 0, 1, 1, 2, 1, 2, 2, 3, 2, 0, 4, 3, 2, 3, 1, 1, 0, 1, 1, 0, 1, 0, 4, 2, 2, 1, 2, 0, 0, 2, 3, 0, 1, 4, 4, 4, 2, 2, 2, 4, 2, 2, 2, 2, 3, 3, 4, 2, 2, 0, 3, 2, 1, 1, 3, 4, 0, 2, 3, 2, 3, 4, 2, 3, 2, 3, 1, 3, 3, 3, 1, 0, 1, 3, 2, 3, 0, 1, 1, 3, 0, 2, 1, 3, 1, 2, 2, 1, 2, 2, 2, 0, 4, 2, 2, 0, 0, 2, 0, 0, 2, 4, 0, 5, 3, 2, 3, 4, 2, 3, 0, 2, 2, 1, 2, 1, 3, 0, 3, 3, 2, 1, 1, 2, 1, 2, 2, 2, 2, 2, 2, 2, 0, 2, 1, 0, 4, 2, 2, 2, 3, 2, 3, 1, 2, 4, 1, 4, 5, 3, 2, 0, 2, 2, 0, 4, 1, 2, 2, 0, 1, 2, 1, 2, 5, 2, 6, 3, 2, 3, 0, 1, 1, 0, 1, 3, 0, 3, 2, 3, 3, 3, 3, 1, 1, 1, 2, 4, 2, 4, 1, 0, 0, 2, 3, 1, 3, 1, 0, 1, 2, 0, 2, 3, 3, 1, 0, 5, 2, 2, 0, 2, 1, 4, 3, 1, 0, 2, 3, 2, 4, 0, 1, 3, 4, 0, 2, 1, 3, 1, 0, 2, 2, 5, 1, 1, 2, 1, 0, 4, 4, 2, 3, 4, 1, 2, 1, 3, 3, 4, 2, 4, 1, 1, 1, 0, 3, 1, 2, 2, 2, 2, 1, 5, 1, 3, 1, 2, 4, 1, 0, 1, 3, 2, 2, 3, 0, 1, 1, 2, 2, 3, 0, 2, 4, 3, 2, 3, 2, 1, 2, 2, 3, 2, 1, 1, 3, 2, 1, 1, 4, 1, 3, 2, 2, 4, 1, 2, 1, 1, 2, 3, 4, 1, 2, 1, 0, 4, 2, 2, 1, 2, 3, 3, 0, 2, 0, 2, 2, 2, 4, 2, 1, 2, 3, 2, 1, 2, 1, 2, 3, 1, 2, 2, 3, 4, 3, 2, 1, 1, 3, 2, 4, 5, 0, 0, 0, 1, 3, 2, 6, 3, 2, 1, 3, 3, 2, 3, 2, 2, 2, 2, 0, 2, 0, 2, 1, 2, 1, 0, 0, 1, 2, 3, 1, 3, 0, 3, 3, 2, 2, 3, 2, 2, 2, 4, 1, 1, 1, 3, 3, 2, 2, 1, 2, 3, 1, 1, 1, 2, 2, 2, 1, 0, 3, 4, 2, 2, 3, 1, 5, 1, 3, 1, 4, 3, 2, 1, 1, 1, 1, 1, 2, 2, 3, 1, 1, 0, 2, 1, 0, 1, 3, 1, 2, 2, 2, 1, 3, 2, 1, 0, 1, 0, 3, 3, 0, 4, 3, 2, 1, 1, 2, 1, 0, 4, 0, 2, 3, 2, 1, 4, 2, 1, 2, 2, 1, 0, 3, 2, 2, 4, 2, 0, 4, 2, 1, 2, 1, 1, 3, 3, 2, 0, 1, 0, 3, 4, 2, 0, 2, 1, 2, 1, 0, 1, 4, 0, 3, 3, 2, 1, 1, 2, 2, 2, 1, 1, 1, 4, 2, 5, 0, 2, 2, 2, 0, 0, 3, 0, 1, 1, 4, 1, 1, 1, 2, 0, 2, 2, 3, 1, 1, 1, 0, 1, 1, 2, 1, 0, 1, 0, 2, 1, 1, 2, 2, 1, 1, 1, 2, 1, 1, 2, 2, 1, 1, 0, 5, 1, 3, 1, 1, 4, 2, 2, 2, 1, 0, 1, 3, 1, 3, 3, 1, 0, 1, 0, 1, 2, 2, 0, 3, 1, 1, 2, 0, 3, 1, 0, 0, 6, 2, 1, 2, 0, 1, 3, 2, 2, 2, 3, 1, 2, 1, 1, 1, 1, 3, 1, 3, 2, 0, 1, 2, 1, 2, 1, 2, 0, 1, 0, 4, 1, 1, 2, 3, 1, 3, 1, 3, 1, 2, 5, 1, 2, 1, 2, 0, 0, 0, 1, 1, 0, 1, 1, 0, 3, 2, 1, 1, 1, 1, 5, 3, 2, 4, 4, 1, 0, 4, 1, 2, 3, 4, 1, 3, 2, 2, 2, 2, 2, 2, 2, 1, 0, 2, 0, 1, 1, 0, 3, 1, 0, 3, 0, 3, 0, 1, 3, 4, 1, 3, 3, 4, 3, 3, 2, 2, 2, 1, 3, 1, 1, 2, 5, 2, 4, 2, 5, 3, 2, 1, 2, 2, 2, 3, 3, 2, 0, 3, 1, 4, 2, 1, 4, 0, 0, 2, 2, 2, 1, 0, 3, 2, 1, 1, 3, 2, 1, 1, 3, 0, 1, 2, 2, 4, 2, 2, 0, 3, 0, 3, 2, 3, 2, 2, 1, 0, 2, 2, 2, 4, 1, 1, 2, 1, 4, 2, 1, 3, 3, 2, 4, 2, 3, 1, 4, 0, 0, 2, 3, 1, 2, 1, 1, 2, 2, 2, 1, 2, 0, 0, 4, 4, 1, 1, 0, 2, 0, 2, 0, 1, 3, 1, 0, 2, 5, 1, 1, 1, 1, 0, 0, 1, 2, 2, 3, 4, 2, 0, 1, 2, 1, 1, 1, 1, 1, 0, 0, 1, 0, 1, 2, 2, 1, 1, 0, 1, 2, 0, 3, 1, 5, 1, 5, 1, 1, 2, 1, 0, 0, 2, 0, 1, 0, 3, 2, 1, 1, 3, 3, 2, 3, 2, 2, 0, 2, 0, 0, 2, 2, 2, 3, 0, 2, 1, 2, 1, 0, 0, 0, 2, 3, 1, 1, 2, 2, 1, 0, 0, 2, 4, 1, 0, 0, 1, 1, 1, 0, 2, 5, 2, 1, 0, 1, 2, 1, 0, 3, 1, 0, 1, 3, 2, 0, 2, 1, 1, 2, 1, 0, 2, 1, 2, 0, 2, 1, 2, 1, 4, 1, 0, 0, 4, 1, 1, 2, 2, 2, 1, 1, 4, 1, 2, 2, 1, 0, 2, 1, 1, 1, 1, 2, 0, 2, 1, 2, 3, 2, 1, 2, 0, 4, 1, 2, 1, 1, 2, 2, 2, 1, 1, 0, 1, 1, 1, 0, 3, 2, 3, 2, 3, 2, 0, 2, 1, 2, 1, 2, 2, 1, 0, 1, 2, 1, 2, 2, 1, 0, 2, 1, 1, 1, 0, 1, 3, 3, 1, 2, 2, 1, 1, 0, 2, 2, 0, 1, 2, 1, 0, 1, 3, 2, 2, 0, 1, 1, 1, 3, 0, 0, 0, 1, 2, 1, 0, 3, 4, 2, 4, 3, 3, 0, 3, 3, 0, 4, 1, 3, 1, 1, 0, 2, 1, 2, 1, 0, 2, 2, 2, 2, 2, 2, 2, 2, 1, 2, 1, 0, 1, 0, 1, 5, 1, 2, 1, 0, 1, 2, 0, 3, 0, 1, 0, 0, 0, 1, 0, 0, 2, 1, 0, 1, 1, 0, 0, 1, 0, 0, 3, 2, 0, 0, 0, 0, 0, 1, 0, 2, 1, 3, 3, 3, 1, 0, 1, 1, 2, 1, 1, 1, 2, 0, 3, 1, 2, 0, 1, 1, 0, 0, 2, 2, 0, 1, 1, 0, 1, 1, 1, 1, 0, 0, 2, 4, 1, 0, 2, 0, 0, 0, 1, 1, 2, 0, 0, 1, 1, 1, 1, 0, 2, 1, 1, 0, 1, 1, 0, 1, 2, 2, 2, 1, 1, 2, 2, 1, 1, 2, 2, 3, 1, 2, 1, 1, 0, 2, 2, 2, 3, 0, 2, 2, 3, 1, 1, 2, 2, 1, 1, 4, 3, 2, 1, 4, 1, 2, 1, 0, 3, 1, 2, 1, 2, 3, 0, 2, 1, 1, 2, 2, 4, 1, 2, 0, 1, 1, 3, 1, 3, 2, 3, 2, 1, 3, 1, 2, 5, 1, 2, 0, 2, 2, 3, 4, 4, 1, 1, 3, 3, 3, 1, 3, 0, 2, 3, 1, 1, 2, 3, 3, 1, 3, 2, 1, 3, 1, 3, 2, 0, 2, 1, 0, 2, 2, 4, 2, 1, 0, 1, 2, 2, 0, 3, 0, 0, 2, 2, 1, 3, 3, 1, 3, 0, 1, 3, 2, 1, 2, 0, 0, 1, 1, 1, 1, 1, 0, 1, 2, 1, 0, 1, 2, 2, 1, 3, 0, 3, 0, 0, 3, 4, 2, 0, 1, 1, 2, 2, 1, 0, 3, 2, 1, 0, 1, 0, 2, 1, 3, 2, 1, 1, 2, 0, 3, 0, 0, 1, 3, 1, 2, 1, 1, 2, 2, 2, 3, 4, 2, 1, 3, 3, 2, 1, 1, 2, 0, 1, 1, 2, 1, 1, 1, 2, 2, 0, 2, 1, 1, 0, 0, 2, 2, 1, 3, 1, 1, 2, 0, 1, 0, 2, 0, 2, 2, 2, 1, 1, 0, 1, 0, 5, 1, 1, 1, 2, 2, 4, 1, 3, 3, 0, 5, 2, 3, 1, 1, 3, 2, 3, 1, 0, 0, 2, 3, 2, 2, 1, 2, 2, 0, 0, 4, 0, 2, 3, 3, 3, 2, 1, 0, 2, 2, 0, 4, 2, 3, 1, 2, 2, 0, 1, 1, 0, 4, 2, 3, 4, 3, 2, 1, 1, 3, 3, 0, 1, 1, 0, 3, 1, 2, 3, 1, 1, 2, 1, 3, 0, 3, 3, 1, 1, 3, 1, 1, 1, 2, 1, 0, 2, 2, 2, 1, 1, 2, 5, 2, 2, 2, 1, 3, 1, 1, 0, 1, 0, 1, 4, 2, 2, 1, 1, 4, 2, 4, 0, 2, 3, 1, 0, 5, 0, 3, 4, 4, 2, 1, 0, 3, 2, 4, 3, 1, 1, 3, 2, 1, 3, 2, 4, 2, 2, 1, 1, 2, 1, 0, 3, 2, 2, 4, 0, 2, 2, 0, 1, 2, 2, 2, 2, 3, 1, 2, 0, 0, 1, 1, 3, 3, 1, 2, 2, 2, 1, 2, 2, 0, 1, 0, 3, 1, 1, 1, 1, 0, 2, 0, 3, 2, 3, 5, 4, 0, 0, 1, 1, 1, 2, 2, 1, 2, 1, 1, 4, 3, 5, 3, 1, 2, 1, 2, 0, 1, 1, 0, 1, 4, 3, 2, 2, 1, 0, 3, 3, 2, 0, 1, 1, 2, 2, 1, 1, 1, 2, 2, 2, 1, 0, 2, 0, 1, 2, 2, 1, 1, 4, 4, 2, 3, 0, 3, 2, 2, 3, 1, 0, 0, 1, 2, 3, 2, 5, 2, 0, 3, 2, 3, 1, 4, 3, 2, 1, 1, 1, 2, 2, 3, 1, 0, 3, 1, 2, 3, 0, 1, 1, 4, 3, 3, 0, 0, 2, 1, 1, 4, 1, 0, 1, 4, 1, 2, 0, 0, 0, 1, 3, 1, 4, 0, 3, 2, 2, 1, 3, 1, 3, 1, 4, 2, 2, 1, 4, 2, 3, 3, 1, 2, 3, 1, 3, 2, 0, 3, 0, 0, 3, 4, 1, 3, 3, 1, 1, 3, 2, 2, 0, 3, 0, 3, 1, 1, 0, 1, 1, 1, 0, 1, 3, 2, 1, 0, 1, 1, 3, 1, 2, 1, 2, 1, 1, 0, 1, 1, 1, 0, 1, 2, 1, 0, 3, 3, 2, 4, 3, 1, 2, 1, 1, 3, 4, 2, 1, 1, 1, 1, 2, 2, 2, 0, 2, 2, 2, 4, 2, 1, 2, 4, 2, 1, 1, 0, 2, 2, 2, 2, 0, 2, 1, 2, 1, 0, 4, 1, 2, 3, 0, 2, 3, 1, 2, 0, 1, 3, 2, 3, 2, 1, 3, 0, 2, 2, 2, 2, 1, 4, 3, 2, 1, 1, 1, 4, 2, 3, 3, 1, 2, 2, 1, 1, 3, 3, 2, 2, 1, 1, 3, 1, 1, 0, 2, 1, 3, 0, 1, 2, 0, 1, 3, 2, 2, 0, 2, 1, 2, 4, 0, 2, 3, 4, 0, 1, 1, 2, 2, 1, 2, 1, 3, 1, 0, 3, 2, 3, 3, 3, 3, 1, 3, 2, 0, 2, 2, 2, 1, 3, 1, 1, 1, 1, 1, 5, 1, 3, 0, 1, 2, 2, 1, 1, 2, 2, 1, 3, 0, 1, 0, 2, 3, 2, 1, 3, 0, 3, 0, 2, 2, 0, 1, 2, 1, 2, 2, 3, 3, 1, 2, 2, 1, 1, 1, 0, 1, 0, 3, 0, 0, 0, 0, 1, 0, 1, 1, 3, 2, 2, 3, 0, 0, 0, 2, 2, 0, 0, 4, 0, 1, 3, 1, 1, 0, 2, 1, 2, 3, 0, 0, 2, 0, 2, 1, 3, 3, 1, 0, 2, 2, 3, 1, 0, 1, 3, 2, 1, 2, 0, 4, 1, 1, 3, 0, 3, 1, 3, 1, 3, 2, 2, 2, 3, 2, 2, 2, 1, 3, 0, 1, 3, 1, 0, 2, 0, 1, 2, 2, 0, 1, 0, 0, 1, 1, 2, 1, 0, 1, 2, 0, 1, 1, 3, 0, 0, 0, 3, 0, 0, 0, 1, 1, 1, 1, 2, 2, 2, 1, 1, 2, 1, 0, 2, 2, 4, 1, 1, 1, 1, 2, 0, 2, 3, 0, 1, 2, 0, 2, 1, 3, 2, 1, 1, 1, 1, 1, 2, 1, 2, 1, 1, 2, 3, 0, 3, 2, 2, 1, 3, 2, 3, 1, 1, 3, 0, 2, 2, 2, 1, 2, 0, 2, 2, 1, 3, 1, 2, 0, 0, 1, 3, 2, 1, 2, 1, 1, 2, 2, 0, 2, 3, 2, 2, 3, 0, 2, 3, 0, 2, 2, 2, 1, 4, 2, 3, 2, 2, 5, 1, 0, 4, 0, 4, 2, 0, 1, 3, 1, 0, 0, 2, 0, 1, 0, 1, 0, 1, 2, 3, 4, 2, 0, 4, 4, 2, 5, 3, 4, 3, 3, 2, 1, 5, 0, 2, 0, 0, 5, 3, 3, 2, 1, 3, 3, 1, 2, 1, 2, 2, 2, 3, 2, 3, 3, 3, 3, 2, 1, 1, 2, 2, 2, 5, 2, 4, 1, 3, 3, 1, 1, 2, 2, 2, 3, 4, 1, 4, 1, 4, 2, 2, 1, 3, 1, 2, 2, 3, 2, 0, 4, 1, 1, 3, 2, 3, 3, 3, 4, 2, 2, 1, 3, 0, 3, 2, 3, 1, 3, 0, 0, 0, 2, 4, 1, 0, 1, 1, 1, 0, 2, 3, 0, 2, 1, 1, 1, 2, 1, 0, 2, 0, 1, 2, 1, 1, 3, 1, 2, 2, 3, 1, 2, 2, 3, 2, 3, 3, 4, 3, 2, 3, 2, 4, 0, 1, 3, 3, 1, 1, 1, 1, 0, 1, 2, 1, 0, 1, 3, 2, 0, 2, 3, 2, 0, 1, 3, 1, 1, 2, 2, 3, 1, 0, 2, 3, 3, 2, 1, 0, 1, 0, 4, 0, 1, 0, 1, 2, 1, 0, 0, 0, 5, 0, 1, 4, 1, 1, 1, 1, 1, 2, 4, 0, 3, 2, 1, 0, 2, 2, 2, 0, 5, 4, 4, 1, 3, 1, 2, 3, 1, 2, 1, 0, 2, 0, 2, 1, 5, 2, 1, 2, 1, 2, 2, 1, 2, 2, 1, 1, 1, 2, 2, 2, 1, 2, 0, 2, 2, 1, 3, 2, 4, 2, 3, 4, 0, 1, 1, 2, 3, 0, 1, 1, 3, 4, 5, 1, 2, 2, 4, 0, 2, 3, 2, 3, 3, 2, 3, 2, 1, 3, 2, 4, 2, 2, 2, 2, 1, 3, 1, 0, 2, 2, 3, 1, 0, 3, 5, 3, 3, 3, 3, 2, 2, 1, 1, 2, 2, 2, 2, 2, 2, 1, 4, 4, 2, 0, 2, 2, 3, 3, 4, 2, 1, 0, 2, 3, 3, 1, 1, 1, 1, 3, 1, 2, 3, 0, 3, 1, 1, 3, 6, 3, 2, 0, 3, 3, 2, 1, 2, 2, 3, 3, 3, 1, 1, 1, 1, 1, 0, 1, 1, 0, 2, 1, 2, 2, 4, 1, 2, 1, 1, 2, 2, 4, 3, 2, 2, 2, 2, 4, 2, 0, 1, 2, 0, 3, 2, 0, 2, 1, 2, 2, 1, 3, 2, 1, 2, 1, 5, 0, 1, 0, 0, 1, 2, 3, 0, 3, 2, 2, 3, 0, 0, 1, 3, 3, 0, 4, 3, 2, 2, 2, 3, 4, 2, 2, 3, 2, 2, 1, 2, 1, 2, 0, 1, 2, 2, 3, 3, 1, 2, 3, 1, 2, 0, 2, 1, 0, 4, 4, 0, 2, 4, 0, 2, 3, 2, 2, 1, 2, 2, 2, 3, 4, 1, 0, 4, 2, 1, 3, 2, 1, 3, 3, 1, 2, 2, 0, 0, 3, 2, 0, 3, 1, 0, 3, 2, 0, 1, 2, 2, 2, 1, 2, 0, 2, 2, 2, 4, 4, 1, 2, 3, 3, 3, 0, 2, 1, 4, 2, 2, 0, 1, 2, 2, 2, 2, 1, 1, 1, 1, 3, 1, 1, 2, 3, 3, 3, 3, 1, 0, 2, 1, 2, 2, 1, 1, 3, 0, 2, 2, 0, 2, 2, 3, 1, 0, 1, 3, 2, 1, 1, 0, 0, 3, 2, 2, 2, 1, 5, 3, 1, 2, 2, 1, 0, 2, 1, 0, 1, 5, 1, 2, 2, 1, 1, 2, 3, 2, 1, 2, 3, 1, 2, 1, 1, 3, 2, 1, 2, 1, 1, 3, 0, 1, 3, 3, 4, 2, 3, 1, 2, 2, 4, 2, 3, 1, 3, 1, 4, 2, 0, 1, 0, 1, 1, 1, 3, 0, 2, 0, 3, 1, 1, 1, 1, 4, 0, 3, 3, 0, 3, 3, 0, 1, 1, 0, 4, 1, 0, 3, 0, 1, 2, 2, 0, 0, 3, 2, 0, 2, 2, 2, 0, 2, 0, 1, 3, 1, 0, 1, 2, 2, 2, 1, 0, 2, 0, 2, 2, 3, 2, 5, 1, 1, 3, 3, 1, 3, 3, 3, 1, 3, 2, 2, 3, 2, 5, 1, 0, 1, 4, 2, 5, 3, 2, 1, 0, 1, 2, 2, 2, 4, 1, 1, 3, 1, 2, 3, 0, 1, 2, 1, 4, 1, 4, 2, 1, 2, 2, 1, 0, 1, 2, 4, 2, 3, 1, 5, 4, 1, 2, 0, 2, 1, 1, 5, 4, 1, 1, 4, 1, 3, 3, 2, 3, 2, 0, 2, 1, 0, 2, 2, 0, 1, 3, 3, 3, 1, 2, 1, 0, 1, 2, 4, 2, 3, 0, 1, 1, 0, 3, 4, 1, 3, 0, 1, 1, 0, 4, 3, 1, 3, 0, 1, 1, 0, 4, 4, 0, 3, 1, 0, 1, 1, 4, 3, 1, 2, 1, 0, 1, 2, 4, 2, 3, 0, 1, 1, 0, 3, 3, 1, 2, 0, 4, 1, 0, 2, 4, 0, 2, 3, 3, 1, 1, 1, 2, 4, 3, 2, 4, 3, 1, 6, 2, 1, 5, 3, 2, 2, 2, 2, 4, 3, 3, 4, 1, 2, 2, 2, 1, 4, 2, 1, 4, 3, 1, 5, 2, 0, 4, 2, 1, 3, 2, 2, 3, 4, 1, 4, 4, 2, 2, 1, 2, 3, 2, 3, 3, 2, 2, 4, 3, 3, 3, 2, 3, 3, 2, 4, 3, 2, 4, 2, 0, 4, 2, 2, 1, 1, 2, 3, 0, 1, 0, 0, 2, 2, 3, 0, 1, 1, 2, 1, 1, 0, 4, 4, 1, 1, 4, 2, 1, 0, 1, 2, 1, 1, 3, 2, 3, 1, 1, 3, 1, 0, 0, 1, 2, 1, 0, 1, 0, 1, 3, 0, 1, 2, 1, 1, 1, 1, 2, 1, 2, 3, 2, 1, 3, 3, 2, 2, 1, 1, 3, 2, 1, 2, 2, 2, 1, 2, 4, 6, 0, 3, 1, 1, 0, 2, 2, 2, 4, 0, 2, 2, 4, 0, 3, 2, 0, 3, 0, 5, 1, 3, 0, 3, 3, 3, 2, 3, 3, 6, 1, 2, 0, 3, 2, 5, 0, 3, 3, 4, 2, 0, 1, 2, 2, 1, 1, 1, 1, 3, 3, 2, 3, 3, 1, 4, 3, 0, 2, 0, 2, 3, 2, 1, 4, 3, 1, 3, 2, 3, 6, 0, 2, 2, 3, 0, 5, 4, 3, 2, 2, 1, 4, 1, 3, 3, 1, 4, 0, 5, 3, 1, 1, 3, 1, 2, 2, 1, 3, 2, 2, 1, 2, 5, 2, 2, 1, 2, 1, 1, 1, 0, 0, 3, 3, 2, 3, 3, 2, 2, 2, 2, 2, 2, 4, 2, 4, 0, 3, 2, 1, 3, 2, 2, 2, 2, 2, 3, 1, 1, 1, 2, 2, 0, 2, 3, 0, 2, 1, 3, 2, 1, 0, 1, 2, 1, 2, 2, 3, 3, 2, 3, 3, 3, 4, 3, 3, 2, 2, 4, 2, 3, 2, 3, 2, 1, 1, 0, 1, 2, 4, 2, 1, 1, 3, 2, 2, 2, 1, 3, 1, 5, 3, 0, 2, 1, 4, 2, 4, 1, 1, 4, 3, 1, 1, 1, 3, 1, 2, 2, 4, 0, 2, 3, 2, 2, 0, 3, 1, 0, 3, 3, 3, 2, 2, 2, 2, 1, 0, 0, 0, 1, 3, 0, 3, 1, 4, 1, 0, 1, 1, 1, 4, 3, 1, 5, 0, 2, 3, 5, 2, 0, 1, 0, 5, 2, 1, 0, 2, 3, 1, 1, 3, 1, 0, 2, 2, 5, 1, 0, 2, 0, 1, 6, 1, 3, 1, 3, 2, 1, 2, 2, 2, 2, 1, 4, 2, 2, 1, 2, 1, 1, 1, 1, 1, 1, 2, 3, 3, 2, 2, 2, 0, 4, 2, 4, 1, 2, 3, 1, 2, 3, 1, 0, 2, 2, 2, 1, 2, 2, 3, 4, 2, 1, 4, 2, 3, 2, 2, 4, 1, 2, 3, 2, 0, 1, 4, 1, 0, 1, 0, 0, 3, 3, 1, 2, 4, 3, 4, 1, 3, 2, 1, 1, 0, 2, 0, 4, 1, 2, 3, 5, 0, 3, 1, 3, 3, 2, 3, 4, 0, 0, 1, 2, 2, 3, 2, 3, 3, 0, 3, 3, 2, 1, 0, 2, 0, 3, 1, 3, 2, 2, 1, 1, 0, 1, 2, 1, 2, 2, 4, 1, 0, 1, 1, 2, 1, 1, 1, 3, 2, 4, 0, 1, 1, 2, 2, 1, 0, 0, 2, 4, 1, 1, 5, 2, 4, 1, 2, 0, 4, 2, 3, 2, 3, 1, 0, 2, 1, 2, 2, 2, 3, 0, 1, 1, 2, 1, 2, 3, 3, 1, 3, 0, 1, 4, 3, 1, 2, 2, 2, 3, 0, 1, 2, 2, 3, 0, 1, 2, 0, 2, 2, 1, 1, 1, 2, 2, 1, 3, 1, 2, 1, 1, 3, 0, 0, 3, 0, 1, 2, 2, 1, 2, 1, 0, 2, 2, 2, 2, 0, 4, 4, 3, 1, 1, 3, 1, 1, 4, 2, 1, 1, 0, 3, 1, 2, 1, 2, 2, 1, 2, 3, 2, 1, 1, 2, 3, 1, 1, 1, 1, 2, 4, 3, 2, 1, 2, 2, 1, 3, 2, 3, 1, 1, 2, 2, 1, 2, 3, 2, 2, 1, 1, 2, 3, 2, 3, 0, 3, 1, 1, 4, 2, 4, 3, 3, 1, 1, 1, 0, 6, 2, 2, 2, 1, 0, 1, 1, 4, 2, 1, 2, 2, 5, 0, 2, 0, 1, 0, 3, 2, 2, 1, 1, 3, 1, 2, 1, 0, 4, 2, 1, 1, 2, 1, 3, 2, 3, 3, 1, 0, 1, 3, 3, 4, 2, 2, 0, 2, 1, 3, 1, 0, 1, 3, 1, 1, 2, 3, 2, 3, 3, 1, 2, 2, 2, 1, 2, 1, 3, 1, 2, 2, 1, 2, 1, 0, 2, 4, 0, 2, 0, 3, 2, 2, 2, 2, 2, 3, 1, 1, 1, 0, 1, 1, 2, 3, 2, 1, 1, 1, 1, 2, 2, 3, 3, 2, 1, 2, 2, 1, 0, 3, 1, 4, 4, 5, 2, 1, 1, 5, 5, 2, 0, 4, 4, 3, 3, 5, 3, 2, 4, 0, 2, 5, 2, 0, 0, 3, 0, 1, 1, 1, 1, 3, 3, 2, 2, 2, 2, 4, 0, 4, 3, 3, 2, 1, 2, 3, 1, 1, 2, 0, 1, 2, 2, 1, 2, 0, 4, 2, 4, 3, 2, 2, 2, 0, 0, 1, 2, 2, 1, 3, 0, 2, 2, 1, 0, 2, 2, 1, 1, 2, 4, 2, 2, 2, 1, 3, 1, 2, 1, 3, 2, 4, 2, 1, 2, 2, 2, 1, 2, 4, 2, 1, 3, 2, 2, 2, 1, 1, 2, 1, 3, 3, 3, 4, 1, 1, 0, 5, 0, 3, 0, 1, 2, 1, 1, 1, 1, 3, 2, 3, 1, 2, 2, 2, 1, 1, 2, 2, 4, 0, 2, 2, 4, 2, 2, 1, 2, 2, 3, 1, 2, 3, 5, 2, 1, 3, 3, 0, 2, 1, 1, 1, 3, 0, 0, 1, 1, 3, 2, 1, 2, 3, 1, 3, 3, 1, 5, 1, 3, 1, 3, 4, 1, 2, 4, 2, 3, 2, 3, 3, 3, 4, 7, 3, 3, 2, 3, 2, 0, 3, 0, 3, 2, 0, 3, 1, 5, 1, 3, 1, 2, 1, 3, 3, 4, 1, 4, 4, 1, 6, 1, 4, 0, 3, 0, 1, 1, 3, 2, 3, 2, 1, 0, 1, 3, 1, 3, 2, 0, 4, 0, 2, 2, 0, 1, 1, 2, 0, 2, 2, 0, 2, 3, 2, 4, 2, 2, 5, 3, 2, 1, 4, 1, 1, 1, 0, 2, 3, 3, 5, 0, 0, 1, 2, 1, 1, 1, 5, 1, 1, 3, 3, 2, 2, 0, 2, 2, 1, 3, 0, 1, 2, 2, 0, 4, 3, 5, 2, 3, 4, 2, 2, 1, 3, 2, 1, 1, 4, 2, 4, 2, 4, 2, 7, 1, 4, 2, 1, 1, 2, 0, 1, 2, 2, 0, 1, 1, 2, 2, 2, 2, 3, 1, 1, 1, 2, 1, 3, 2, 2, 2, 1, 4, 2, 3, 1, 2, 4, 2, 1, 1, 3, 1, 3, 5, 1, 1, 2, 3, 3, 3, 1, 0, 3, 3, 1, 0, 1, 1, 3, 2, 1, 3, 2, 1, 0, 1, 4, 3, 3, 3, 0, 3, 4, 3, 1, 1, 1, 1, 2, 2, 0, 1, 1, 3, 1, 3, 1, 2, 1, 1, 1, 3, 1, 2, 3, 2, 2, 1, 2, 2, 2, 3, 2, 3, 4, 2, 0, 3, 1, 4, 0, 2, 0, 1, 1, 2, 3, 3, 1, 5, 1, 2, 1, 2, 0, 1, 1, 1, 2, 3, 3, 3, 2, 0, 3, 4, 0, 2, 1, 0, 5, 1, 1, 2, 0, 2, 0, 4, 1, 3, 2, 1, 1, 1, 2, 0, 2, 1, 0, 4, 3, 2, 3, 2, 1, 3, 0, 1, 4, 2, 5, 1, 1, 3, 4, 3, 2, 1, 2, 1, 0, 0, 1, 1, 4, 3, 2, 1, 2, 1, 2, 2, 1, 1, 2, 1, 2, 0, 2, 0, 3, 0, 0, 0, 1, 4, 0, 1, 1, 3, 2, 2, 0, 0, 2, 1, 0, 0, 3, 1, 1, 0, 0, 3, 0, 3, 0, 0, 1, 1, 0, 0, 1, 0, 0, 3, 1, 0, 3, 2, 2, 1, 0, 0, 0, 2, 1, 0, 0, 2, 0, 1, 0, 1, 2, 1, 0, 0, 0, 1, 2, 0, 0, 2, 1, 0, 1, 0, 1, 1, 0, 0, 1, 1, 0, 0, 1, 1, 1, 0, 2, 2, 0, 2, 2, 0, 0, 2, 2, 1, 4, 1, 1, 3, 3, 3, 3, 2, 4, 2, 1, 5, 0, 0, 0, 0, 2, 0, 2, 2, 1, 3, 0, 0, 1, 2, 2, 2, 3, 0, 0, 0, 1, 1, 0, 0, 0, 0, 1, 2, 0, 1, 0, 0, 1, 0, 0, 1, 2, 1, 0, 2, 0, 1, 1, 0, 0, 0, 1, 2, 2, 0, 3, 1, 1, 1, 0, 0, 1, 0, 1, 3, 1, 1, 1, 0, 0, 0, 0, 0, 3, 0, 0, 1, 1, 0, 0, 0, 2, 1, 0, 0, 0, 1, 2, 2, 1, 1, 0, 1, 0, 0, 0, 1, 0, 0, 1, 4, 2, 1, 0, 2, 0, 0, 0, 0, 3, 2, 1, 2, 1, 1, 3, 1, 0, 3, 2, 0, 1, 0, 3, 2, 1, 1, 1, 0, 2, 1, 0, 1, 1, 1, 2, 1, 0, 2, 1, 2, 0, 2, 3, 0, 2, 2, 1, 2, 1, 1, 2, 1, 2, 1, 1, 0, 2, 0, 1, 2, 2, 2, 0, 0, 3, 2, 2, 2, 2, 2, 4, 3, 2, 1, 2, 2, 2, 3, 0, 4, 2, 3, 1, 1, 2, 3, 2, 1, 3, 4, 1, 1, 4, 3, 3, 2, 2, 0, 2, 4, 1, 2, 1, 1, 3, 2, 2, 0, 1, 2, 2, 1, 1, 3, 3, 5, 2, 4, 2, 1, 2, 1, 2, 6, 3, 1, 1, 3, 4, 2, 1, 1, 1, 4, 2, 3, 0, 3, 2, 1, 3, 2, 2, 2, 3, 1, 1, 2, 0, 1, 2, 3, 2, 2, 1, 2, 3, 1, 2, 1, 2, 2, 1, 2, 2, 2, 2, 2, 1, 0, 2, 0, 2, 2, 2, 3, 3, 1, 1, 2, 1, 3, 2, 3, 1, 2, 2, 2, 2, 1, 2, 1, 3, 1, 1, 3, 0, 4, 1, 4, 4, 1, 2, 2, 2, 0, 3, 1, 4, 1, 0, 0, 1, 4, 2, 1, 0, 1, 1, 0, 2, 0, 1, 0, 2, 3, 2, 3, 1, 2, 2, 4, 1, 2, 4, 2, 0, 3, 5, 2, 4, 2, 3, 0, 2, 3, 1, 2, 3, 3, 2, 2, 1, 3, 0, 2, 2, 2, 0, 0, 2, 2, 2, 3, 1, 3, 3, 3, 3, 2, 3, 0, 0, 1, 1, 1, 2, 2, 3, 1, 0, 2, 2, 1, 4, 2, 1, 1, 1, 3, 2, 0, 3, 0, 0, 0, 0, 1, 3, 2, 2, 2, 1, 3, 3, 2, 0, 2, 3, 2, 1, 3, 1, 1, 0, 3, 2, 3, 3, 2, 3, 4, 3, 2, 3, 2, 3, 3, 1, 2, 3, 0, 0, 1, 1, 3, 1, 2, 3, 2, 2, 2, 3, 2, 0, 2, 3, 2, 1, 2, 0, 2, 3, 3, 2, 1, 2, 3, 2, 0, 5, 3, 3, 0, 2, 0, 2, 2, 0, 1, 2, 3, 2, 3, 2, 2, 3, 1, 4, 4, 4, 4, 2, 0, 2, 2, 1, 1, 3, 0, 5, 1, 1, 2, 0, 0, 2, 1, 1, 3, 1, 0, 1, 0, 1, 2, 3, 2, 2, 1, 0, 1, 3, 2, 2, 2, 2, 4, 3, 2, 2, 3, 4, 3, 3, 0, 1, 3, 3, 1, 1, 5, 0, 2, 0, 1, 3, 5, 0, 1, 5, 3, 2, 3, 2, 1, 1, 0, 1, 2, 1, 0, 4, 1, 2, 2, 3, 5, 2, 3, 1, 1, 0, 1, 0, 4, 0, 4, 2, 1, 1, 1, 1, 0, 4, 0, 5, 2, 1, 0, 1, 5, 3, 3, 2, 1, 1, 2, 0, 1, 0, 3, 0, 1, 1, 1, 2, 2, 3, 3, 2, 2, 2, 2, 0, 2, 2, 1, 3, 3, 1, 1, 0, 0, 1, 3, 0, 0, 4, 2, 1, 2, 1, 2, 1, 2, 2, 2, 2, 0, 1, 0, 2, 3, 2, 3, 2, 0, 2, 1, 0, 0, 3, 0, 1, 1, 4, 3, 4, 1, 1, 2, 1, 2, 2, 2, 2, 2, 2, 3, 1, 2, 1, 4, 1, 4, 1, 3, 1, 0, 2, 2, 1, 0, 1, 2, 0, 1, 1, 0, 1, 0, 1, 2, 3, 1, 3, 0, 0, 0, 1, 0, 2, 1, 2, 1, 3, 2, 1, 2, 0, 1, 1, 2, 1, 2, 1, 4, 1, 2, 0, 1, 1, 2, 0, 2, 2, 0, 1, 2, 0, 1, 0, 3, 1, 0, 1, 2, 1, 0, 0, 1, 1, 0, 3, 1, 1, 2, 6, 2, 0, 4, 2, 1, 1, 3, 2, 2, 3, 2, 4, 1, 3, 3, 3, 0, 2, 3, 3, 2, 0, 4, 1, 0, 0, 1, 2, 3, 1, 4, 2, 2, 1, 2, 5, 0, 4, 3, 3, 2, 1, 0, 4, 1, 2, 2, 0, 2, 0, 3, 0, 3, 4, 3, 3, 1, 2, 2, 2, 2, 0, 2, 1, 3, 4, 1, 4, 3, 4, 4, 1, 3, 2, 1, 4, 5, 2, 1, 2, 1, 2, 5, 3, 2, 2, 2, 3, 1, 3, 4, 0, 2, 2, 3, 1, 2, 4, 2, 0, 1, 2, 1, 2, 1, 2, 3, 2, 1, 2, 0, 0, 2, 2, 1, 3, 4, 0, 2, 0, 3, 2, 4, 2, 0, 2, 2, 2, 0, 2, 3, 2, 2, 3, 0, 2, 2, 0, 2, 3, 1, 3, 2, 3, 0, 1, 0, 1, 1, 1, 2, 3, 1, 1, 3, 1, 4, 3, 1, 3, 0, 0, 1, 2, 1, 1, 2, 1, 1, 3, 2, 3, 3, 1, 0, 4, 1, 3, 4, 2, 3, 0, 3, 1, 5, 1, 0, 0, 0, 2, 0, 2, 1, 4, 1, 2, 3, 1, 3, 2, 4, 1, 1, 2, 2, 0, 3, 2, 2, 2, 0, 3, 2, 1, 0, 2, 0, 0, 2, 2, 0, 2, 1, 1, 1, 2, 2, 2, 0, 0, 1, 0, 2, 0, 0, 4, 2, 1, 1, 0, 2, 2, 1, 1, 0, 0, 2, 4, 2, 1, 1, 1, 0, 1, 2, 1, 2, 2, 1, 0, 4, 1, 2, 2, 1, 1, 1, 1, 3, 0, 0, 2, 5, 0, 0, 1, 0, 0, 1, 1, 0, 2, 2, 4, 1, 0, 2, 1, 3, 1, 3, 2, 1, 3, 2, 0, 1, 1, 2, 2, 2, 3, 3, 1, 1, 4, 1, 2, 2, 2, 1, 2, 0, 2, 1, 1, 1, 2, 4, 2, 2, 1, 1, 2, 1, 0, 0, 4, 1, 0, 1, 0, 1, 0, 2, 0, 4, 0, 0, 0, 1, 1, 0, 2, 6, 0, 1, 1, 1, 1, 2, 0, 3, 0, 1, 1, 3, 1, 2, 3, 2, 2, 1, 0, 0, 2, 2, 3, 1, 0, 2, 4, 2, 1, 0, 3, 4, 2, 1, 3, 2, 2, 1, 2, 0, 2, 1, 3, 2, 4, 4, 1, 2, 2, 2, 0, 1, 2, 2, 2, 1, 3, 2, 2, 3, 3, 1, 4, 0, 4, 5, 1, 0, 2, 3, 1, 0, 0, 2, 2, 1, 3, 1, 0, 1, 4, 4, 3, 0, 1, 4, 1, 1, 0, 1, 2, 1, 0, 3, 3, 2, 2, 2, 1, 0, 1, 2, 2, 2, 2, 1, 2, 1, 2, 1, 2, 1, 1, 2, 3, 2, 2, 0, 5, 1, 3, 4, 2, 1, 3, 1, 3, 2, 1, 1, 3, 2, 1, 0, 2, 2, 2, 2, 1, 0, 2, 2, 2, 1, 2, 2, 2, 0, 4, 2, 2, 4, 1, 2, 1, 2, 0, 4, 3, 0, 1, 1, 0, 1, 2, 0, 2, 1, 1, 2, 1, 1, 2, 2, 1, 0, 1, 0, 3, 1, 0, 0, 1, 0, 2, 1, 1, 3, 2, 1, 1, 2, 3, 1, 1, 2, 1, 1, 2, 0, 3, 0, 0, 1, 1, 0, 4, 2, 5, 2, 0, 0, 5, 2, 3, 2, 4, 3, 1, 1, 2, 1, 1, 1, 2, 1, 1, 2, 1, 2, 1, 4, 1, 2, 2, 0, 3, 3, 3, 0, 1, 1, 1, 4, 3, 0, 2, 2, 3, 0, 1, 0, 2, 4, 1, 1, 3, 1, 0, 2, 3, 3, 3, 2, 0, 0, 1, 1, 1, 1, 3, 1, 1, 2, 5, 0, 2, 2, 3, 2, 3, 2, 2, 2, 1, 2, 1, 1, 3, 4, 2, 1, 2, 1, 1, 1, 2, 0, 0, 1, 2, 2, 3, 2, 1, 2, 2, 1, 2, 0, 3, 1, 0, 2, 1, 2, 1, 1, 1, 2, 2, 0, 0, 0, 1, 4, 2, 4, 2, 1, 1, 3, 2, 3, 0, 4, 1, 3, 1, 2, 4, 3, 2, 1, 1, 1, 1, 3, 2, 6, 5, 2, 3, 0, 2, 1, 0, 1, 1, 1, 2, 2, 3, 0, 5, 3, 1, 1, 1, 4, 2, 0, 2, 3, 0, 3, 1, 2, 1, 0, 1, 3, 3, 2, 3, 5, 2, 2, 2, 4, 2, 1, 3, 3, 2, 3, 3, 1, 1, 2, 1, 1, 2, 2, 0, 3, 2, 3, 2, 2, 2, 3, 2, 1, 3, 2, 1, 2, 3, 2, 1, 1, 3, 3, 0, 2, 1, 3, 1, 0, 2, 3, 2, 3, 3, 2, 1, 1, 1, 1, 2, 3, 2, 1, 2, 3, 3, 0, 2, 2, 1, 0, 3, 3, 2, 5, 1, 0, 1, 4, 1, 1, 2, 5, 1, 2, 2, 3, 0, 1, 1, 3, 1, 1, 1, 1, 0, 3, 3, 4, 3, 0, 1, 3, 1, 2, 1, 2, 3, 3, 1, 2, 2, 2, 1, 2, 2, 0, 1, 1, 2, 0, 4, 4, 2, 0, 1, 0, 1, 2, 3, 2, 1, 1, 1, 4, 1, 1, 2, 0, 2, 2, 3, 1, 1, 1, 1, 1, 1, 1, 0, 1, 3, 2, 1, 1, 1, 2, 3, 4, 0, 0, 1, 4, 4, 4, 3, 1, 3, 1, 1, 3, 1, 4, 2, 1, 2, 2, 2, 0, 1, 2, 2, 1, 1, 4, 3, 1, 3, 2, 1, 2, 2, 3, 3, 1, 2, 3, 2, 1, 1, 2, 1, 1, 2, 0, 2, 1, 1, 3, 3, 1, 2, 3, 4, 1, 1, 2, 0, 1, 3, 3, 0, 0, 3, 1, 1, 3, 0, 1, 6, 2, 5, 3, 1, 2, 1, 4, 2, 2, 4, 1, 1, 1, 2, 1, 3, 1, 1, 2, 3, 3, 3, 2, 0, 0, 3, 2, 3, 0, 3, 4, 2, 3, 3, 1, 3, 1, 2, 3, 1, 2, 2, 2, 3, 1, 1, 2, 3, 2, 2, 2, 2, 1, 4, 2, 2, 1, 0, 1, 1, 2, 2, 2, 2, 1, 1, 2, 1, 1, 1, 1, 1, 1, 0, 5, 3, 2, 1, 3, 2, 0, 0, 2, 4, 1, 1, 2, 3, 2, 0, 2, 4, 0, 1, 3, 2, 0, 2, 2, 1, 3, 0, 1, 2, 2, 4, 1, 0, 1, 2, 0, 3, 1, 0, 0, 0, 1, 2, 2, 3, 1, 2, 2, 1, 3, 0, 3, 0, 1, 4, 3, 3, 0, 2, 4, 2, 1, 1, 2, 4, 1, 1, 1, 0, 2, 1, 2, 2, 3, 1, 2, 4, 1, 1, 1, 4, 2, 2, 2, 4, 3, 1, 4, 2, 2, 5, 2, 2, 1, 1, 3, 2, 1, 2, 3, 1, 0, 3, 0, 2, 1, 1, 2, 1, 2, 3, 1, 1, 2, 0, 3, 1, 1, 1, 0, 1, 1, 3, 1, 1, 3, 1, 1, 5, 2, 3, 1, 3, 2, 2, 2, 2, 2, 1, 3, 2, 3, 1, 0, 5, 2, 2, 6, 3, 2, 1, 2, 1, 1, 4, 0, 2, 2, 2, 2, 2, 1, 5, 2, 1, 2, 2, 1, 2, 1, 2, 4, 3, 2, 2, 3, 1, 3, 3, 2, 1, 1, 2, 1, 1, 0, 3, 1, 1, 1, 2, 3, 1, 1, 3, 3, 1, 2, 1, 2, 2, 2, 1, 2, 3, 2, 2, 1, 1, 2, 2, 1, 2, 3, 1, 2, 2, 3, 1, 5, 3, 1, 1, 1, 3, 2, 1, 1, 3, 0, 3, 5, 0, 1, 1, 1, 2, 2, 2, 1, 1, 0, 2, 4, 1, 2, 3, 1, 1, 0, 2, 0, 1, 3, 5, 0, 1, 1, 1, 2, 3, 1, 0, 4, 0, 4, 2, 1, 3, 3, 4, 2, 2, 2, 2, 3, 3, 1, 1, 2, 3, 1, 4, 0, 2, 1, 0, 2, 2, 2, 4, 4, 1, 2, 0, 1, 0, 4, 1, 1, 3, 1, 2, 5, 1, 1, 3, 2, 0, 2, 2, 0, 1, 2, 1, 2, 2, 0, 2, 1, 2, 4, 5, 3, 3, 0, 1, 1, 5, 2, 0, 1, 2, 2, 1, 1, 0, 3, 1, 2, 2, 3, 3, 3, 1, 2, 1, 2, 3, 0, 2, 1, 4, 5, 2, 1, 1, 0, 3, 3, 2, 1, 2, 1, 2, 1, 1, 3, 3, 1, 0, 2, 3, 3, 0, 1, 2, 3, 2, 2, 3, 4, 2, 0, 3, 3, 1, 1, 1, 4, 3, 0, 1, 1, 0, 3, 3, 1, 3, 3, 3, 1, 2, 2, 5, 1, 2, 1, 2, 1, 1, 5, 1, 1, 3, 2, 3, 0, 1, 2, 2, 2, 4, 4, 1, 2, 2, 3, 2, 4, 0, 1, 3, 1, 3, 1, 2, 2, 1, 2, 4, 1, 1, 0, 1, 0, 1, 2, 1, 1, 2, 4, 0, 0, 0, 1, 1, 1, 1, 3, 5, 1, 3, 2, 0, 3, 2, 1, 3, 3, 3, 1, 1, 3, 0, 2, 4, 1, 0, 3, 1, 1, 2, 1, 2, 3, 0, 2, 0, 2, 3, 5, 0, 2, 0, 1, 2, 0, 0, 0, 1, 1, 0, 2, 2, 1, 0, 0, 0, 0, 1, 0, 2, 1, 1, 1, 1, 0, 0, 1, 0, 2, 2, 2, 2, 1, 1, 1, 2, 0, 2, 4, 1, 1, 2, 2, 1, 0, 1, 0, 6, 3, 0, 2, 1, 1, 2, 3, 3, 0, 1, 3, 1, 2, 3, 1, 3, 1, 2, 4, 2, 1, 1, 3, 1, 1, 2, 2, 0, 1, 2, 1, 1, 1, 0, 3, 4, 3, 3, 3, 4, 2, 0, 5, 1, 1, 0, 0, 2, 4, 1, 0, 4, 2, 2, 2, 4, 2, 2, 2, 4, 2, 3, 1, 2, 0, 3, 2, 2, 3, 1, 2, 2, 2, 0, 1, 3, 2, 0, 1, 2, 2, 2, 2, 2, 1, 1, 0, 3, 3, 2, 5, 1, 1, 1, 1, 0, 2, 2, 0, 1, 2, 1, 1, 1, 1, 1, 2, 0, 3, 2, 3, 1, 1, 1, 2, 1, 1, 1, 3, 0, 2, 2, 0, 4, 0, 3, 2, 2, 1, 0, 3, 2, 1, 1, 2, 0, 0, 3, 0, 2, 3, 2, 2, 3, 1, 2, 0, 0, 4, 2, 0, 1, 2, 0, 2, 3, 0, 1, 2, 1, 3, 3, 1, 1, 3, 0, 2, 1, 2, 1, 0, 3, 1, 1, 0, 2, 1, 3, 2, 0, 2, 1, 5, 1, 1, 1, 1, 3, 2, 2, 3, 0, 1, 2, 0, 2, 0, 1, 1, 0, 1, 2, 2, 3, 1, 2, 3, 2, 4, 3, 2, 0, 2, 2, 2, 1, 1, 2, 1, 2, 2, 4, 2, 0, 1, 1, 2, 1, 0, 1, 0, 2, 1, 2, 2, 1, 1, 2, 0, 0, 1, 3, 0, 1, 1, 1, 1, 1, 2, 2, 0, 1, 0, 2, 1, 2, 2, 3, 2, 1, 3, 2, 1, 1, 0, 3, 1, 3, 2, 2, 1, 1, 1, 2, 0, 3, 5, 2, 0, 0, 0, 3, 0, 1, 2, 3, 2, 2, 2, 0, 1, 3, 3, 1, 2, 0, 2, 3, 1, 2, 1, 3, 1, 1, 2, 0, 4, 1, 2, 0, 3, 1, 2, 1, 3, 3, 0, 3, 2, 0, 1, 2, 4, 1, 1, 3, 3, 1, 3, 1, 4, 2, 1, 2, 2, 3, 2, 4, 1, 5, 3, 1, 3, 2, 1, 2, 4, 3, 3, 1, 4, 1, 2, 0, 0, 3, 1, 3, 1, 2, 2, 2, 4, 1, 1, 4, 2, 1, 2, 3, 1, 1, 2, 0, 3, 1, 4, 1, 3, 1, 2, 2, 0, 2, 0, 2, 4, 3, 0, 2, 2, 0, 4, 4, 0, 4, 1, 2, 2, 2, 1, 1, 3, 0, 2, 1, 5, 2, 1, 1, 3, 2, 2, 1, 0, 3, 1, 1, 2, 3, 4, 3, 1, 3, 2, 2, 3, 2, 0, 1, 2, 3, 1, 3, 0, 1, 3, 3, 0, 1, 1, 4, 1, 2, 2, 0, 0, 1, 3, 2, 1, 2, 1, 0, 1, 4, 1, 1, 2, 2, 1, 0, 2, 2, 1, 1, 2, 1, 4, 1, 4, 1, 0, 2, 1, 3, 3, 1, 2, 0, 2, 4, 4, 2, 2, 2, 5, 1, 3, 1, 3, 4, 3, 2, 5, 1, 0, 1, 0, 2, 1, 4, 4, 2, 0, 1, 1, 0, 4, 1, 1, 2, 2, 1, 1, 0, 2, 2, 4, 1, 2, 1, 2, 1, 1, 2, 1, 1, 1, 3, 1, 2, 1, 5, 2, 3, 2, 0, 3, 4, 2, 2, 3, 1, 2, 5, 3, 2, 2, 2, 3, 2, 0, 1, 1, 2, 4, 3, 0, 4, 1, 5, 1, 3, 0, 0, 2, 1, 2, 1, 3, 0, 2, 3, 3, 3, 3, 1, 1, 2, 0, 2, 1, 0, 3, 1, 3, 5, 0, 2, 0, 2, 1, 1, 2, 2, 1, 2, 3, 1, 4, 3, 2, 1, 3, 3, 0, 1, 3, 0, 4, 1, 1, 5, 3, 1, 0, 0, 3, 0, 3, 3, 1, 3, 3, 1, 2, 4, 2, 2, 2, 2, 1, 2, 2, 1, 0, 2, 4, 2, 1, 1, 1, 1, 2, 0, 2, 1, 2, 1, 1, 1, 3, 3, 3, 3, 2, 1, 2, 2, 0, 2, 3, 2, 2, 1, 0, 2, 3, 3, 1, 1, 0, 0, 1, 3, 0, 2, 3, 1, 2, 2, 2, 2, 3, 1, 1, 0, 3, 2, 3, 1, 4, 3, 1, 3, 2, 1, 3, 1, 2, 1, 2, 0, 0, 1, 0, 3, 4, 1, 3, 1, 2, 1, 0, 2, 3, 2, 1, 1, 2, 2, 5, 1, 3, 2, 1, 1, 2, 1, 1, 4, 0, 2, 1, 1, 4, 1, 1, 0, 5, 2, 1, 2, 2, 1, 1, 3, 1, 3, 0, 2, 3, 1, 0, 3, 2, 2, 3, 0, 2, 0, 1, 2, 3, 3, 2, 1, 0, 2, 2, 2, 1, 3, 1, 3, 1, 1, 1, 1, 2, 3, 3, 2, 0, 2, 5, 0, 3, 0, 3, 2, 2, 0, 0, 1, 3, 2, 0, 1, 4, 1, 1, 2, 0, 1, 1, 2, 2, 2, 1, 1, 0, 2, 1, 2, 2, 4, 3, 5, 2, 2, 3, 1, 1, 1, 1, 3, 1, 1, 0, 1, 0, 1, 2, 3, 0, 3, 1, 3, 2, 3, 1, 2, 3, 2, 2, 2, 0, 2, 3, 3, 2, 0, 5, 1, 1, 1, 4, 2, 3, 4, 0, 4, 3, 1, 3, 4, 0, 3, 1, 1, 2, 3, 1, 0, 4, 1, 0, 1, 1, 4, 0, 4, 2, 0, 3, 2, 1, 2, 2, 2, 2, 0, 4, 2, 1, 1, 5, 1, 0, 3, 1, 1, 1, 1, 1, 2, 3, 2, 2, 2, 2, 3, 2, 1, 2, 0, 3, 1, 2, 2, 0, 1, 1, 4, 1, 3, 5, 1, 0, 4, 1, 0, 1, 2, 3, 1, 2, 1, 1, 3, 2, 2, 2, 1, 4, 2, 1, 2, 1, 1, 1, 3, 2, 1, 2, 4, 1, 1, 3, 1, 0, 1, 0, 2, 2, 2, 0, 2, 3, 2, 0, 1, 3, 0, 3, 2, 3, 3, 1, 0, 0, 2, 2, 3, 1, 2, 2, 0, 3, 1, 2, 3, 0, 1, 1, 2, 1, 1, 2, 3, 1, 1, 2, 1, 3, 3, 5, 5, 1, 1, 1, 1, 3, 1, 3, 2, 2, 1, 4, 2, 1, 3, 3, 1, 2, 2, 3, 2, 2, 3, 2, 3, 1, 1, 3, 0, 1, 1, 1, 2, 2, 1, 3, 0, 1, 2, 2, 2, 1, 4, 1, 5, 2, 1, 4, 6, 2, 2, 2, 2, 5, 3, 2, 2, 2, 4, 3, 2, 1, 2, 2, 1, 4, 2, 1, 2, 5, 1, 1, 3, 0, 1, 2, 4, 1, 4, 2, 1, 2, 2, 4, 2, 0, 3, 2, 0, 0, 0, 1, 0, 2, 2, 5, 1, 3, 1, 5, 2, 2, 6, 2, 1, 2, 1, 2, 0, 3, 4, 2, 1, 2, 5, 0, 0, 1, 3, 1, 2, 2, 2, 3, 2, 3, 2, 3, 3, 3, 3, 0, 1, 5, 3, 3, 1, 3, 3, 0, 3, 0, 1, 1, 2, 0, 2, 2, 0, 3, 3, 0, 3, 4, 1, 1, 2, 0, 1, 1, 1, 4, 0, 2, 1, 2, 2, 2, 2, 1, 4, 3, 2, 1, 1, 2, 1, 2, 1, 1, 0, 1, 3, 4, 1, 1, 0, 2, 1, 3, 0, 2, 1, 0, 2, 0, 3, 1, 3, 0, 2, 2, 0, 0, 3, 3, 2, 2, 4, 1, 0, 0, 1, 2, 5, 2, 1, 3, 3, 3, 1, 2, 2, 2, 0, 3, 0, 3, 3, 1, 2, 2, 1, 1, 2, 3, 3, 1, 0, 0, 0, 0, 4, 1, 2, 2, 3, 0, 4, 2, 2, 6, 1, 1, 0, 2, 2, 0, 1, 4, 1, 1, 2, 3, 0, 2, 0, 2, 0, 1, 0, 1, 2, 1, 2, 0, 1, 2, 4, 3, 3, 3, 4, 1, 3, 4, 2, 1, 1, 4, 2, 1, 3, 2, 1, 4, 0, 3, 2, 1, 1, 2, 1, 3, 1, 3, 0, 1, 3, 2, 3, 2, 2, 3, 1, 2, 2, 2, 2, 1, 0, 0, 3, 2, 2, 0, 1, 2, 2, 3, 1, 2, 2, 3, 0, 3, 3, 1, 3, 2, 3, 4, 6, 0, 2, 4, 1, 1, 1, 2, 4, 2, 2, 3, 0, 4, 1, 3, 3, 1, 3, 1, 1, 1, 0, 2, 2, 0, 3, 2, 2, 2, 1, 3, 4, 0, 2, 1, 3, 1, 3, 3, 3, 1, 2, 1, 1, 1, 3, 3, 3, 3, 1, 1, 2, 2, 4, 1, 2, 2, 1, 0, 0, 1, 0, 0, 3, 5, 2, 1, 2, 4, 3, 3, 5, 2, 1, 2, 1, 1, 2, 1, 5, 2, 2, 1, 4, 2, 0, 1, 2, 1, 3, 2, 1, 4, 2, 3, 3, 0, 1, 5, 3, 3, 1, 4, 3, 0, 3, 0, 1, 1, 2, 0, 2, 2, 0, 2, 3, 0, 3, 2, 2, 1, 3, 0, 1, 1, 3, 1, 2, 0, 3, 2, 0, 1, 2, 2, 2, 1, 3, 2, 3, 3, 1, 1, 2, 1, 1, 1, 1, 2, 0, 3, 3, 0, 5, 3, 1, 2, 2, 2, 2, 2, 4, 1, 1, 3, 1, 1, 3, 4, 1, 4, 2, 2, 1, 2, 4, 3, 5, 1, 3, 4, 0, 3, 2, 0, 1, 1, 1, 3, 1, 0, 0, 2, 1, 1, 1, 2, 1, 4, 1, 2, 1, 0, 2, 3, 1, 2, 4, 1, 0, 0, 1, 2, 0, 2, 0, 3, 2, 2, 0, 3, 2, 1, 2, 3, 1, 1, 4, 3, 1, 2, 1, 4, 0, 1, 1, 2, 1, 3, 2, 2, 0, 2, 1, 3, 3, 2, 2, 1, 2, 2, 1, 0, 1, 1, 1, 1, 1, 3, 4, 0, 2, 4, 2, 2, 2, 2, 1, 2, 1, 3, 5, 1, 4, 0, 4, 2, 2, 2, 2, 3, 0, 0, 1, 1, 1, 0, 1, 2, 1, 3, 1, 0, 2, 4, 3, 2, 1, 2, 2, 0, 2, 1, 3, 3, 3, 1, 3, 4, 1, 2, 3, 2, 0, 2, 1, 3, 1, 1, 1, 2, 3, 1, 4, 2, 2, 3, 2, 1, 0, 2, 2, 2, 3, 3, 0, 3, 1, 3, 1, 3, 2, 2, 1, 3, 2, 3, 0, 0, 2, 1, 1, 2, 1, 2, 3, 4, 1, 2, 2, 0, 2, 0, 4, 0, 2, 2, 1, 0, 0, 4, 2, 1, 2, 3, 0, 0, 2, 2, 3, 1, 3, 2, 2, 3, 2, 1, 0, 2, 1, 0, 1, 3, 2, 1, 1, 4, 2, 2, 1, 0, 4, 0, 2, 3, 1, 1, 2, 2, 0, 1, 1, 2, 3, 1, 1, 2, 1, 2, 2, 3, 1, 3, 2, 0, 2, 3, 1, 3, 2, 1, 3, 3, 1, 2, 2, 1, 1, 3, 2, 2, 2, 2, 0, 3, 0, 4, 3, 0, 2, 2, 3, 1, 3, 1, 2, 1, 4, 1, 3, 0, 6, 1, 3, 1, 1, 3, 2, 3, 3, 3, 3, 4, 1, 1, 1, 2, 2, 2, 2, 0, 0, 1, 1, 2, 3, 2, 2, 2, 2, 1, 4, 1, 3, 2, 3, 2, 2, 0, 1, 5, 6, 4, 2, 0, 3, 1, 1, 3, 2, 0, 4, 1, 1, 1, 3, 1, 3, 1, 3, 3, 2, 1, 5, 2, 2, 2, 4, 2, 3, 0, 2, 2, 2, 4, 3, 3, 2, 3, 2, 2, 1, 3, 3, 4, 1, 4, 3, 5, 1, 3, 1, 1, 2, 2, 2, 3, 3, 3, 3, 4, 3, 2, 5, 3, 2, 2, 1, 4, 1, 1, 2, 5, 1, 2, 1, 4, 1, 2, 1, 0, 0, 1, 1, 2, 1, 3, 0, 4, 0, 3, 3, 1, 3, 0, 2, 3, 1, 3, 2, 3, 2, 1, 2, 2, 3, 0, 1, 2, 2, 2, 0, 2, 2, 0, 3, 0, 0, 0, 3, 2, 0, 2, 3, 1, 2, 0, 1, 0, 0, 3, 0, 1, 1, 1, 2, 1, 1, 1, 0, 2, 1, 1, 1, 0, 3, 1, 2, 4, 1, 1, 3, 2, 1, 0, 0, 1, 1, 1, 2, 2, 3, 3, 3, 4, 3, 4, 1, 2, 1, 1, 1, 2, 2, 0, 0, 2, 0, 6, 2, 1, 2, 1, 2, 2, 2, 3, 1, 2, 1, 1, 3, 1, 3, 2, 0, 3, 2, 0, 3, 2, 3, 4, 2, 5, 1, 2, 2, 3, 3, 3, 2, 2, 4, 0, 1, 1, 1, 3, 1, 2, 3, 1, 0, 0, 2, 3, 1, 0, 2, 2, 2, 2, 0, 4, 2, 3, 2, 2, 0, 1, 1, 4, 4, 1, 2, 4, 4, 3, 3, 2, 1, 4, 2, 2, 1, 2, 4, 4, 1, 4, 3, 2, 3, 1, 0, 2, 2, 1, 0, 4, 2, 2, 2, 2, 3, 2, 1, 1, 3, 0, 2, 3, 2, 2, 3, 4, 2, 2, 3, 2, 2, 3, 3, 1, 1, 1, 1, 1, 2, 2, 0, 5, 2, 1, 3, 2, 3, 3, 2, 0, 3, 2, 2, 2, 1, 1, 1, 1, 4, 2, 1, 2, 2, 4, 4, 2, 5, 1, 2, 2, 4, 2, 1, 0, 2, 3, 2, 1, 2, 3, 2, 1, 0, 1, 1, 2, 2, 1, 2, 0, 1, 3, 2, 1, 1, 2, 2, 1, 0, 3, 2, 1, 0, 1, 0, 2, 3, 2, 3, 1, 1, 1, 0, 3, 0, 2, 3, 3, 2, 1, 1, 2, 1, 2, 3, 1, 1, 1, 4, 0, 2, 4, 1, 2, 4, 2, 1, 2, 1, 1, 1, 1, 2, 3, 0, 4, 1, 3, 2, 1, 5, 2, 0, 2, 0, 1, 0, 1, 1, 2, 3, 3, 1, 1, 1, 1, 1, 4, 0, 3, 1, 1, 2, 2, 3, 2, 2, 0, 1, 1, 4, 2, 0, 2, 1, 2, 1, 0, 1, 0, 1, 1, 3, 1, 1, 3, 1, 0, 1, 3, 0, 4, 1, 2, 2, 3, 2, 3, 1, 0, 3, 3, 1, 3, 2, 1, 2, 0, 3, 1, 1, 0, 0, 2, 2, 2, 5, 1, 3, 2, 0, 2, 1, 2, 4, 2, 1, 3, 4, 2, 1, 2, 2, 2, 4, 2, 4, 1, 1, 2, 1, 2, 0, 3, 1, 4, 4, 3, 2, 2, 0, 2, 1, 4, 1, 4, 2, 0, 1, 6, 1, 2, 2, 2, 2, 1, 1, 3, 2, 1, 1, 2, 0, 1, 3, 4, 3, 4, 1, 2, 4, 3, 0, 0, 3, 3, 0, 3, 2, 1, 2, 3, 4, 5, 2, 2, 4, 2, 5, 2, 2, 2, 3, 2, 3, 1, 1, 2, 5, 5, 3, 1, 3, 1, 5, 4, 2, 2, 0, 4, 0, 0, 1, 3, 3, 3, 3, 3, 3, 1, 1, 4, 2, 1, 3, 1, 3, 1, 1, 3, 2, 2, 2, 4, 2, 1, 3, 1, 2, 1, 0, 2, 3, 2, 1, 2, 2, 3, 3, 2, 5, 3, 1, 4, 1, 1, 2, 3, 2, 1, 2, 3, 2, 1, 2, 1, 3, 1, 4, 3, 3, 3, 5, 2, 1, 1, 2, 1, 2, 2, 2, 0, 0, 3, 1, 4, 1, 0, 2, 3, 1, 1, 3, 1, 5, 0, 2, 2, 4, 4, 1, 2, 3, 3, 3, 0, 4, 1, 1, 1, 2, 3, 2, 0, 1, 2, 1, 1, 1, 1, 2, 3, 0, 1, 1, 3, 1, 2, 2, 2, 3, 3, 0, 2, 3, 1, 4, 4, 1, 3, 2, 2, 2, 0, 2, 4, 0, 2, 3, 3, 3, 0, 2, 3, 3, 2, 0, 1, 2, 2, 5, 2, 1, 0, 1, 3, 2, 1, 1, 2, 3, 1, 5, 1, 2, 2, 2, 4, 1, 2, 2, 1, 2, 2, 2, 3, 0, 2, 2, 2, 2, 1, 1, 2, 3, 4, 2, 0, 5, 2, 2, 2, 5, 2, 1, 2, 3, 0, 0, 4, 1, 1, 2, 2, 1, 1, 0, 2, 1, 2, 1, 2, 2, 1, 1, 3, 1, 1, 1, 1, 1, 1, 3, 3, 1, 7, 1, 1, 0, 2, 1, 2, 1, 1, 3, 0, 4, 4, 1, 2, 1, 3, 3, 6, 4, 3, 3, 3, 2, 0, 2, 1, 2, 2, 2, 0, 0, 4, 3, 2, 3, 2, 1, 2, 1, 2, 2, 0, 2, 2, 1, 3, 3, 0, 0, 2, 5, 4, 3, 1, 1, 1, 2, 4, 3, 1, 0, 1, 2, 1, 1, 1, 4, 1, 4, 1, 0, 3, 0, 2, 2, 4, 4, 1, 1, 3, 0, 0, 2, 0, 1, 4, 1, 1, 2, 2, 3, 1, 3, 2, 3, 0, 4, 1, 1, 1, 1, 0, 3, 3, 3, 1, 2, 2, 3, 2, 4, 0, 3, 0, 2, 2, 2, 2, 1, 1, 2, 2, 0, 2, 2, 1, 1, 2, 2, 2, 1, 0, 0, 1, 1, 2, 3, 2, 1, 3, 0, 2, 1, 1, 2, 2, 3, 1, 1, 1, 3, 4, 2, 3, 3, 3, 1, 0, 1, 4, 1, 1, 1, 3, 3, 4, 4, 2, 3, 3, 3, 2, 3, 1, 3, 1, 1, 1, 1, 2, 0, 1, 2, 0, 0, 4, 2, 2, 3, 1, 3, 0, 1, 0, 2, 1, 2, 1, 0, 4, 1, 2, 2, 0, 3, 4, 0, 4, 1, 1, 3, 2, 1, 4, 4, 0, 3, 2, 2, 2, 2, 0, 1, 1, 2, 1, 2, 3, 4, 2, 1, 2, 1, 1, 3, 3, 0, 2, 0, 0, 0, 1, 0, 3, 1, 2, 0, 1, 3, 0, 4, 1, 2, 0, 2, 2, 0, 0, 4, 2, 3, 0, 3, 2, 0, 0, 1, 0, 4, 2, 1, 0, 2, 2, 4, 1, 0, 1, 1, 2, 1, 1, 4, 3, 2, 3, 3, 2, 2, 1, 2, 3, 4, 2, 3, 3, 2, 3, 4, 0, 3, 3, 3, 2, 0, 2, 1, 1, 1, 3, 1, 0, 0, 2, 3, 3, 2, 2, 0, 2, 3, 1, 1, 2, 2, 0, 1, 4, 2, 1, 1, 3, 0, 2, 1, 2, 1, 1, 2, 1, 0, 1, 3, 3, 0, 1, 1, 1, 0, 3, 1, 2, 1, 2, 4, 3, 0, 1, 0, 4, 5, 2, 1, 1, 2, 4, 0, 2, 3, 0, 2, 2, 2, 1, 1, 2, 1, 2, 0, 3, 0, 1, 1, 2, 0, 1, 2, 1, 3, 1, 2, 2, 3, 2, 2, 2, 1, 2, 0, 1, 2, 1, 0, 4, 1, 4, 4, 2, 1, 3, 0, 3, 1, 1, 1, 2, 2, 1, 2, 2, 4, 0, 2, 2, 1, 4, 1, 1, 2, 1, 1, 0, 1, 2, 3, 1, 0, 0, 0, 0, 4, 2, 1, 2, 0, 1, 0, 2, 1, 1, 0, 1, 3, 0, 0, 3, 2, 0, 2, 1, 2, 3, 0, 0, 3, 2, 3, 1, 0, 2, 2, 3, 0, 1, 2, 4, 2, 0, 3, 5, 4, 1, 0, 2, 2, 1, 0, 1, 2, 1, 1, 0, 2, 2, 3, 0, 3, 2, 1, 1, 1, 1, 4, 1, 2, 0, 1, 2, 2, 0, 2, 4, 1, 0, 2, 3, 2, 1, 4, 3, 2, 2, 1, 1, 2, 3, 2, 3, 2, 3, 2, 2, 3, 0, 2, 1, 3, 1, 1, 3, 3, 3, 0, 1, 1, 1, 1, 2, 1, 2, 2, 2, 3, 3, 3, 1, 0, 3, 1, 2, 4, 1, 2, 0, 4, 0, 5, 1, 3, 2, 3, 2, 2, 0, 2, 4, 2, 4, 2, 5, 3, 1, 1, 1, 2, 2, 0, 3, 1, 3, 0, 4, 2, 1, 3, 4, 2, 3, 2, 2, 0, 2, 1, 1, 0, 1, 1, 3, 2, 3, 2, 2, 4, 3, 2, 3, 3, 2, 3, 4, 2, 2, 3, 2, 4, 2, 3, 2, 1, 2, 4, 1, 3, 2, 2, 2, 3, 2, 1, 2, 0, 1, 3, 2, 2, 3, 1, 1, 2, 2, 1, 1, 4, 3, 5, 3, 2, 2, 1, 1, 2, 1, 3, 1, 5, 1, 0, 5, 2, 4, 3, 3, 5, 2, 3, 2, 1, 0, 3, 2, 4, 0, 4, 6, 2, 2, 1, 2, 4, 2, 1, 1, 1, 2, 0, 1, 5, 1, 3, 2, 2, 1, 1, 2, 2, 4, 0, 4, 1, 0, 3, 3, 1, 1, 3, 2, 1, 1, 2, 4, 1, 1, 1, 2, 3, 1, 0, 3, 2, 3, 2, 1, 1, 2, 1, 0, 3, 2, 1, 0, 0, 0, 2, 1, 2, 0, 1, 2, 0, 2, 2, 1, 2, 0, 1, 0, 1, 3, 0, 2, 2, 1, 1, 1, 2, 1, 1, 1, 1, 2, 2, 0, 2, 2, 1, 2, 2, 3, 1, 5, 1, 2, 1, 3, 3, 3, 4, 2, 3, 0, 5, 1, 3, 4, 2, 2, 5, 3, 1, 2, 0, 4, 0, 2, 1, 2, 3, 0, 1, 2, 1, 0, 1, 4, 1, 0, 1, 1, 2, 2, 1, 1, 1, 0, 2, 3, 1, 3, 1, 2, 3, 2, 1, 0, 2, 2, 3, 0, 2, 0, 1, 5, 3, 2, 1, 5, 4, 0, 0, 2, 3, 1, 1, 0, 3, 0, 3, 4, 3, 2, 3, 1, 1, 3, 1, 0, 2, 5, 1, 2, 2, 2, 1, 2, 2, 0, 2, 1, 4, 1, 3, 2, 1, 2, 2, 3, 1, 2, 3, 3, 1, 0, 0, 0, 2, 3, 1, 3, 1, 2, 0, 5, 3, 1, 3, 0, 1, 0, 1, 2, 0, 1, 4, 2, 2, 2, 3, 0, 0, 2, 0, 2, 2, 0, 0, 2, 1, 2, 3, 2, 2, 1, 0, 1, 0, 3, 2, 1, 4, 1, 2, 2, 1, 3, 2, 3, 2, 1, 0, 2, 2, 0, 0, 3, 2, 1, 3, 2, 2, 2, 0, 2, 3, 3, 1, 1, 0, 2, 1, 4, 0, 0, 1, 0, 3, 2, 3, 2, 0, 1, 1, 3, 2, 1, 3, 1, 0, 1, 3, 1, 3, 1, 3, 3, 0, 0, 3, 2, 2, 0, 2, 2, 2, 4, 2, 1, 1, 2, 2, 1, 4, 1, 2, 2, 3, 1, 3, 2, 1, 3, 3, 2, 2, 1, 3, 3, 2, 0, 0, 1, 0, 3, 0, 2, 2, 1, 1, 0, 4, 1, 4, 0, 1, 0, 1, 1, 1, 1, 3, 3, 1, 1, 2, 2, 0, 1, 2, 0, 0, 0, 1, 0, 2, 2, 2, 2, 3, 2, 2, 1, 1, 1, 2, 1, 3, 2, 0, 2, 5, 1, 1, 2, 1, 1, 0, 1, 3, 3, 1, 0, 1, 3, 2, 3, 1, 2, 1, 1, 2, 1, 2, 3, 1, 2, 1, 2, 2, 2, 1, 1, 0, 1, 2, 2, 2, 1, 2, 1, 2, 0, 1, 0, 1, 1, 1, 1, 3, 1, 0, 1, 2, 2, 4, 2, 4, 0, 1, 2, 1, 0, 4, 2, 4, 1, 3, 2, 2, 3, 1, 2, 2, 3, 2, 3, 4, 2, 1, 2, 2, 4, 3, 4, 2, 4, 3, 1, 2, 0, 3, 0, 2, 2, 2, 2, 2, 1, 2, 0, 1, 0, 1, 4, 2, 1, 2, 0, 1, 0, 3, 3, 2, 2, 2, 1, 2, 1, 1, 1, 3, 1, 2, 1, 1, 2, 2, 3, 2, 2, 3, 2, 1, 3, 2, 3, 3, 3, 3, 1, 1, 2, 3, 3, 3, 1, 3, 3, 1, 1, 1, 3, 0, 3, 2, 4, 3, 1, 0, 0, 2, 5, 3, 3, 1, 2, 2, 2, 1, 3, 3, 1, 2, 1, 5, 3, 0, 2, 4, 1, 2, 2, 0, 1, 1, 1, 2, 4, 0, 3, 2, 2, 0, 1, 1, 2, 0, 0, 3, 0, 4, 3, 0, 2, 2, 3, 0, 5, 3, 1, 0, 1, 1, 1, 2, 0, 1, 2, 2, 1, 2, 4, 4, 3, 2, 3, 3, 3, 1, 1, 2, 2, 1, 0, 2, 1, 4, 2, 1, 1, 2, 1, 0, 4, 1, 0, 1, 1, 0, 1, 3, 2, 1, 1, 1, 3, 1, 1, 0, 1, 1, 2, 2, 1, 1, 1, 2, 3, 3, 0, 4, 0, 1, 2, 0, 4, 2, 1, 1, 0, 1, 1, 1, 2, 2, 0, 0, 2, 1, 1, 1, 3, 3, 1, 2, 3, 0, 3, 1, 3, 2, 0, 1, 4, 1, 2, 1, 1, 2, 2, 2, 0, 0, 1, 1, 0, 2, 4, 0, 3, 5, 1, 2, 2, 0, 2, 2, 0, 0, 0, 0, 1, 1, 1, 2, 3, 0, 1, 0, 2, 2, 1, 2, 2, 1, 2, 1, 3, 3, 2, 2, 0, 1, 0, 1, 1, 2, 2, 1, 2, 1, 1, 4, 2, 4, 4, 2, 1, 3, 2, 4, 1, 2, 2, 6, 3, 0, 1, 1, 4, 3, 2, 5, 4, 1, 3, 2, 2, 1, 1, 2, 3, 1, 0, 3, 3, 2, 2, 1, 2, 0, 1, 0, 1, 1, 3, 1, 5, 3, 4, 3, 3, 2, 2, 1, 2, 2, 2, 1, 2, 0, 2, 2, 4, 2, 0, 4, 1, 4, 5, 2, 2, 3, 1, 3, 1, 1, 0, 2, 2, 3, 2, 1, 2, 5, 2, 3, 3, 0, 1, 4, 2, 7, 4, 3, 0, 1, 1, 2, 0, 0, 3, 1, 2, 2, 2, 4, 0, 1, 3, 4, 2, 3, 3, 2, 0, 3, 2, 4, 3, 4, 2, 1, 3, 3, 0, 2, 1, 4, 1, 0, 1, 1, 4, 3, 2, 3, 4, 4, 2, 4, 4, 0, 1, 1, 3, 5, 2, 0, 1, 1, 4, 1, 2, 3, 1, 4, 3, 3, 2, 2, 1, 2, 2, 1, 2, 2, 2, 1, 2, 2, 4, 0, 1, 1, 2, 1, 3, 2, 2, 2, 2, 2, 5, 3, 0, 1, 2, 1, 3, 2, 1, 2, 1, 3, 4, 0, 1, 4, 3, 2, 1, 2, 1, 2, 2, 3, 1, 3, 0, 1, 1, 3, 2, 2, 0, 1, 1, 2, 1, 1, 4, 2, 0, 4, 1, 2, 0, 6, 0, 2, 3, 1, 1, 2, 1, 1, 3, 1, 3, 1, 1, 3, 1, 0, 2, 3, 2, 2, 1, 3, 2, 2, 1, 2, 3, 1, 2, 1, 3, 5, 2, 4, 3, 1, 0, 1, 1, 3, 1, 1, 3, 0, 3, 3, 1, 2, 3, 2, 4, 3, 4, 4, 2, 2, 1, 1, 0, 1, 2, 2, 2, 2, 2, 2, 0, 3, 3, 2, 4, 1, 1, 1, 1, 3, 2, 1, 1, 1, 2, 3, 0, 3, 2, 1, 3, 2, 3, 2, 5, 1, 2, 2, 3, 2, 1, 2, 1, 5, 0, 3, 2, 2, 2, 3, 0, 3, 3, 2, 3, 2, 2, 4, 3, 1, 3, 2, 5, 3, 2, 2, 1, 0, 2, 2, 3, 1, 2, 3, 2, 2, 2, 1, 2, 5, 3, 1, 4, 3, 4, 3, 5, 2, 2, 1, 1, 2, 0, 1, 2, 0, 1, 0, 2, 1, 2, 1, 0, 1, 0, 1, 2, 2, 0, 1, 0, 1, 1, 1, 2, 2, 2, 3, 2, 5, 1, 2, 1, 0, 0, 4, 1, 0, 0, 2, 1, 3, 0, 1, 1, 3, 1, 2, 3, 2, 0, 1, 3, 2, 1, 4, 2, 5, 2, 5, 1, 4, 0, 2, 3, 1, 2, 4, 2, 0, 0, 2, 0, 1, 3, 2, 1, 1, 1, 2, 0, 1, 2, 0, 1, 3, 3, 1, 1, 2, 2, 1, 3, 1, 2, 1, 1, 3, 1, 0, 2, 0, 3, 0, 0, 1, 4, 1, 1, 4, 1, 2, 0, 3, 1, 3, 1, 4, 0, 0, 5, 1, 1, 0, 2, 3, 2, 2, 2, 1, 3, 0, 1, 1, 2, 0, 1, 3, 0, 4, 0, 0, 1, 4, 1, 3, 2, 2, 1, 2, 3, 0, 1, 2, 2, 1, 3, 0, 1, 1, 1, 2, 5, 1, 1, 0, 0, 3, 1, 1, 2, 0, 1, 3, 1, 2, 1, 0, 2, 1, 3, 3, 2, 0, 1, 1, 4, 1, 2, 2, 2, 1, 0, 1, 2, 1, 4, 1, 1, 1, 3, 0, 0, 0, 0, 1, 0, 0, 0, 1, 3, 0, 0, 1, 1, 0, 0, 1, 0, 2, 0, 0, 2, 0, 0, 1, 0, 0, 0, 0, 2, 2, 1, 0, 0, 0, 0, 0, 0, 1, 1, 1, 0, 0, 0, 0, 2, 0, 0, 3, 2, 0, 0, 0, 0, 2, 0, 1, 1, 1, 0, 0, 0, 1, 1, 0, 0, 2, 1, 2, 0, 2, 0, 1, 2, 1, 0, 0, 1, 2, 2, 2, 3, 0, 3, 3, 1, 0, 0, 3, 1, 2, 0, 2, 0, 1, 0, 1, 1, 2, 1, 1, 2, 2, 1, 1, 1, 2, 0, 1, 2, 0, 2, 2, 1, 1, 2, 1, 1, 2, 1, 3, 1, 2, 0, 2, 2, 1, 2, 3, 1, 0, 3, 2, 2, 2, 1, 1, 2, 0, 3, 5, 1, 1, 2, 2, 2, 1, 1, 3, 1, 1, 1, 4, 1, 2, 4, 1, 0, 3, 1, 1, 2, 3, 2, 1, 0, 3, 2, 1, 2, 0, 3, 1, 1, 0, 1, 1, 2, 4, 0, 2, 2, 0, 2, 1, 4, 0, 0, 2, 1, 1, 1, 2, 1, 1, 1, 4, 1, 3, 2, 1, 0, 4, 3, 0, 2, 4, 0, 1, 5, 0, 1, 4, 0, 3, 1, 1, 2, 2, 1, 1, 0, 4, 1, 3, 3, 2, 1, 3, 2, 1, 2, 4, 1, 1, 0, 1, 2, 0, 1, 2, 5, 2, 1, 0, 2, 1, 1, 1, 1, 2, 1, 0, 3, 1, 2, 2, 2, 1, 2, 0, 1, 2, 2, 2, 2, 1, 2, 4, 2, 3, 5, 2, 2, 2, 2, 4, 3, 2, 1, 2, 2, 2, 2, 1, 1, 1, 1, 2, 2, 1, 3, 2, 1, 1, 3, 2, 4, 3, 2, 2, 1, 1, 0, 1, 0, 3, 0, 2, 2, 1, 0, 2, 1, 2, 0, 2, 2, 3, 1, 1, 3, 2, 2, 3, 1, 3, 0, 3, 1, 3, 2, 2, 0, 0, 1, 2, 3, 2, 2, 1, 5, 1, 5, 2, 2, 0, 3, 0, 0, 2, 1, 2, 1, 1, 1, 1, 1, 0, 2, 0, 0, 2, 3, 0, 1, 2, 2, 2, 2, 4, 1, 2, 1, 1, 0, 3, 3, 0, 2, 3, 3, 2, 2, 4, 2, 1, 1, 1, 1, 0, 0, 1, 1, 3, 1, 3, 1, 3, 1, 1, 4, 2, 2, 3, 1, 0, 2, 1, 5, 0, 1, 1, 3, 3, 2, 4, 4, 3, 2, 1, 2, 1, 0, 1, 1, 1, 3, 1, 3, 2, 1, 0, 2, 1, 0, 1, 3, 0, 3, 1, 3, 3, 1, 1, 1, 4, 4, 2, 3, 0, 2, 3, 3, 1, 4, 2, 2, 2, 1, 1, 0, 3, 2, 2, 2, 2, 1, 2, 1, 4, 1, 2, 3, 0, 2, 3, 4, 1, 0, 1, 2, 1, 0, 3, 1, 3, 1, 2, 2, 2, 3, 1, 1, 3, 1, 3, 1, 1, 3, 3, 2, 2, 1, 0, 2, 3, 4, 0, 1, 1, 2, 3, 1, 0, 0, 2, 2, 2, 1, 1, 3, 0, 2, 1, 2, 1, 1, 2, 4, 2, 0, 0, 1, 4, 4, 3, 2, 1, 2, 1, 0, 2, 1, 2, 2, 0, 3, 2, 3, 0, 2, 1, 2, 2, 2, 1, 1, 1, 0, 3, 3, 3, 2, 3, 2, 4, 3, 3, 2, 1, 3, 0, 3, 1, 2, 3, 0, 2, 0, 3, 2, 3, 2, 0, 4, 2, 1, 3, 1, 0, 1, 1, 2, 3, 1, 0, 2, 3, 1, 3, 1, 2, 2, 1, 2, 1, 3, 1, 1, 2, 1, 1, 2, 0, 1, 2, 1, 1, 2, 3, 2, 1, 1, 1, 1, 3, 4, 1, 0, 1, 0, 0, 3, 1, 0, 2, 1, 1, 0, 3, 2, 1, 1, 1, 1, 1, 2, 3, 0, 0, 0, 2, 0, 1, 3, 2, 0, 1, 1, 1, 1, 1, 2, 1, 2, 2, 0, 1, 1, 1, 0, 1, 3, 6, 1, 3, 1, 1, 1, 1, 1, 3, 0, 2, 2, 1, 2, 4, 2, 1, 1, 2, 0, 2, 1, 2, 3, 1, 1, 2, 1, 1, 2, 2, 0, 2, 3, 4, 2, 2, 1, 4, 1, 0, 3, 1, 0, 1, 3, 3, 2, 2, 0, 1, 1, 2, 2, 1, 1, 2, 1, 1, 2, 3, 0, 3, 4, 2, 2, 3, 1, 1, 1, 1, 3, 1, 3, 2, 1, 0, 3, 2, 1, 3, 2, 2, 1, 2, 2, 2, 2, 1, 2, 2, 3, 4, 3, 2, 3, 2, 1, 1, 3, 4, 3, 2, 3, 1, 2, 2, 1, 1, 3, 3, 4, 6, 1, 2, 5, 4, 2, 2, 2, 2, 2, 3, 1, 2, 2, 3, 3, 5, 3, 2, 3, 2, 4, 4, 4, 3, 4, 3, 4, 3, 2, 2, 2, 1, 2, 0, 0, 3, 3, 1, 2, 0, 1, 0, 0, 0, 3, 4, 1, 2, 4, 1, 2, 0, 2, 1, 2, 1, 3, 2, 0, 2, 4, 1, 0, 2, 1, 0, 3, 3, 2, 0, 1, 2, 0, 2, 1, 1, 3, 0, 0, 2, 2, 3, 1, 0, 3, 3, 2, 1, 1, 5, 2, 0, 2, 1, 2, 3, 3, 3, 1, 0, 3, 2, 1, 1, 1, 0, 4, 2, 2, 1, 4, 0, 2, 3, 1, 2, 1, 2, 2, 3, 2, 1, 4, 2, 0, 4, 0, 3, 1, 3, 1, 1, 2, 1, 2, 1, 3, 2, 5, 4, 1, 2, 3, 1, 2, 1, 4, 2, 3, 4, 1, 5, 5, 5, 2, 4, 3, 1, 1, 3, 2, 3, 2, 2, 1, 1, 4, 1, 2, 2, 1, 1, 0, 2, 1, 2, 0, 1, 1, 3, 1, 0, 2, 1, 1, 2, 1, 2, 3, 4, 2, 5, 5, 3, 3, 2, 1, 3, 2, 2, 3, 5, 4, 0, 2, 1, 3, 0, 3, 1, 0, 1, 2, 1, 2, 4, 2, 2, 0, 2, 2, 1, 1, 2, 2, 2, 2, 1, 1, 1, 1, 2, 3, 3, 3, 2, 1, 1, 2, 5, 3, 3, 1, 1, 3, 2, 2, 1, 1, 3, 0, 3, 2, 0, 0, 2, 2, 1, 1, 1, 3, 2, 2, 2, 0, 3, 1, 0, 2, 1, 2, 3, 2, 5, 3, 1, 1, 1, 2, 1, 4, 3, 3, 2, 4, 1, 1, 3, 3, 1, 1, 2, 2, 1, 3, 2, 3, 2, 2, 0, 1, 3, 3, 1, 2, 2, 1, 0, 1, 2, 2, 1, 1, 2, 0, 0, 2, 2, 2, 0, 0, 2, 0, 1, 0, 1, 1, 3, 0, 2, 2, 1, 3, 2, 2, 2, 0, 1, 2, 1, 1, 1, 4, 1, 0, 2, 3, 1, 2, 2, 0, 5, 1, 2, 2, 4, 0, 3, 4, 2, 1, 1, 1, 2, 2, 0, 2, 2, 5, 2, 0, 1, 1, 1, 0, 1, 1, 3, 2, 2, 2, 5, 2, 3, 3, 3, 1, 1, 3, 2, 1, 1, 3, 4, 0, 3, 2, 1, 1, 0, 3, 2, 4, 3, 3, 1, 2, 1, 1, 2, 2, 3, 1, 2, 1, 1, 2, 2, 1, 2, 0, 4, 0, 3, 2, 0, 2, 1, 1, 3, 1, 0, 2, 2, 2, 2, 0, 1, 0, 2, 1, 2, 4, 3, 2, 4, 2, 3, 1, 4, 4, 2, 1, 1, 2, 1, 1, 3, 1, 0, 3, 5, 2, 1, 0, 3, 3, 1, 2, 3, 1, 2, 2, 1, 1, 0, 2, 3, 3, 3, 3, 1, 3, 2, 0, 5, 4, 1, 3, 2, 2, 2, 2, 4, 3, 0, 2, 2, 3, 1, 0, 1, 2, 1, 2, 4, 3, 3, 1, 1, 1, 0, 1, 0, 1, 0, 1, 0, 4, 2, 1, 3, 3, 4, 1, 3, 2, 0, 4, 3, 3, 1, 1, 2, 3, 1, 3, 2, 1, 2, 0, 1, 0, 2, 1, 1, 4, 0, 3, 2, 0, 1, 1, 1, 2, 4, 3, 4, 0, 1, 2, 2, 1, 3, 2, 4, 3, 1, 1, 1, 4, 3, 3, 2, 3, 2, 2, 2, 3, 2, 2, 2, 1, 5, 1, 2, 2, 0, 2, 2, 1, 3, 3, 1, 1, 4, 2, 1, 0, 1, 3, 1, 2, 0, 1, 1, 1, 2, 0, 1, 1, 2, 5, 2, 2, 1, 3, 3, 2, 1, 0, 3, 3, 0, 0, 2, 2, 1, 1, 2, 1, 2, 2, 1, 2, 2, 1, 1, 0, 3, 5, 2, 2, 3, 1, 2, 1, 1, 2, 2, 3, 2, 2, 1, 1, 1, 1, 0, 3, 2, 1, 0, 1, 1, 1, 1, 2, 3, 1, 1, 0, 4, 1, 1, 2, 2, 1, 1, 3, 1, 3, 2, 2, 2, 2, 1, 2, 0, 0, 1, 4, 0, 1, 1, 2, 3, 0, 1, 1, 0, 3, 2, 1, 1, 1, 5, 2, 1, 0, 1, 2, 3, 0, 1, 2, 1, 4, 1, 2, 0, 2, 2, 2, 2, 1, 4, 1, 1, 3, 1, 1, 1, 3, 3, 1, 0, 4, 1, 1, 1, 0, 0, 2, 2, 3, 2, 2, 1, 0, 2, 0, 2, 0, 3, 1, 4, 0, 3, 3, 1, 2, 2, 0, 0, 2, 3, 0, 4, 1, 0, 1, 2, 3, 4, 0, 0, 2, 0, 2, 2, 3, 1, 0, 3, 3, 2, 2, 3, 1, 3, 2, 2, 0, 1, 3, 2, 3, 3, 1, 3, 2, 5, 1, 3, 3, 3, 2, 2, 1, 0, 2, 3, 2, 0, 1, 1, 3, 2, 0, 1, 1, 2, 2, 3, 1, 0, 2, 2, 2, 1, 2, 2, 3, 1, 2, 1, 1, 3, 1, 0, 2, 1, 1, 2, 1, 0, 3, 2, 2, 0, 5, 0, 1, 1, 2, 0, 2, 3, 3, 0, 1, 3, 2, 3, 4, 3, 2, 2, 2, 1, 1, 1, 2, 4, 0, 3, 3, 2, 0, 2, 1, 4, 2, 3, 2, 2, 1, 1, 6, 0, 4, 2, 2, 2, 0, 1, 1, 3, 1, 2, 1, 1, 0, 3, 1, 1, 0, 1, 2, 4, 1, 1, 0, 2, 2, 0, 3, 2, 1, 1, 2, 3, 1, 4, 2, 2, 1, 1, 1, 3, 2, 3, 4, 4, 4, 2, 3, 2, 3, 1, 2, 4, 0, 2, 3, 2, 0, 2, 1, 2, 1, 2, 3, 4, 2, 1, 2, 2, 3, 2, 4, 2, 4, 1, 1, 3, 2, 1, 1, 0, 0, 3, 4, 1, 2, 2, 1, 2, 1, 2, 2, 2, 2, 1, 2, 2, 3, 1, 2, 1, 3, 2, 0, 3, 0, 0, 1, 1, 1, 2, 1, 2, 2, 1, 2, 2, 1, 2, 4, 1, 0, 2, 0, 2, 0, 1, 1, 3, 1, 1, 3, 1, 1, 1, 2, 3, 1, 2, 0, 2, 1, 2, 2, 4, 2, 3, 2, 1, 2, 2, 2, 1, 1, 2, 4, 1, 0, 1, 3, 3, 4, 3, 3, 1, 0, 3, 5, 4, 3, 0, 1, 2, 0, 2, 2, 0, 1, 3, 1, 1, 2, 1, 2, 3, 3, 3, 2, 1, 3, 2, 1, 2, 2, 0, 4, 1, 2, 3, 0, 3, 4, 0, 2, 0, 1, 4, 1, 0, 1, 3, 2, 1, 0, 2, 1, 2, 2, 4, 1, 2, 0, 2, 2, 2, 0, 2, 2, 2, 1, 1, 2, 0, 3, 3, 1, 3, 1, 1, 2, 2, 0, 2, 0, 2, 3, 0, 2, 2, 2, 1, 1, 2, 1, 2, 1, 1, 1, 2, 1, 2, 0, 2, 1, 2, 2, 3, 0, 1, 3, 1, 1, 2, 2, 1, 1, 2, 1, 2, 1, 3, 2, 2, 3, 1, 2, 3, 0, 1, 3, 2, 1, 5, 2, 2, 1, 2, 2, 2, 4, 0, 2, 2, 2, 2, 3, 0, 1, 3, 2, 2, 2, 2, 2, 2, 3, 1, 1, 0, 4, 1, 2, 1, 1, 1, 5, 2, 1, 0, 4, 1, 1, 2, 3, 2, 3, 2, 3, 2, 1, 2, 2, 1, 1, 2, 2, 1, 3, 3, 1, 1, 1, 1, 3, 1, 2, 1, 1, 1, 2, 3, 1, 4, 2, 1, 1, 1, 1, 3, 1, 0, 1, 0, 2, 2, 2, 1, 3, 2, 2, 2, 1, 1, 3, 1, 2, 1, 2, 0, 0, 1, 1, 1, 2, 0, 2, 3, 2, 2, 2, 1, 0, 1, 0, 2, 3, 1, 2, 2, 0, 2, 2, 0, 2, 2, 1, 1, 3, 2, 3, 1, 0, 1, 3, 2, 1, 1, 3, 2, 1, 3, 5, 2, 1, 2, 3, 2, 1, 2, 3, 2, 2, 4, 2, 1, 1, 4, 2, 1, 1, 2, 1, 3, 3, 3, 0, 2, 0, 0, 5, 0, 1, 0, 1, 3, 1, 0, 4, 1, 2, 2, 0, 1, 3, 4, 0, 2, 2, 3, 4, 3, 2, 2, 1, 1, 3, 1, 1, 2, 0, 1, 1, 2, 2, 3, 2, 1, 2, 3, 3, 4, 1, 1, 3, 2, 2, 1, 1, 2, 0, 0, 0, 2, 3, 2, 2, 1, 5, 1, 1, 2, 1, 2, 3, 1, 2, 2, 2, 2, 0, 1, 4, 0, 2, 0, 1, 1, 1, 3, 3, 0, 2, 1, 0, 2, 5, 0, 0, 4, 1, 3, 1, 0, 1, 2, 2, 3, 2, 1, 0, 1, 2, 2, 1, 2, 2, 3, 3, 1, 0, 1, 1, 1, 0, 0, 5, 2, 4, 3, 2, 2, 3, 1, 0, 2, 2, 0, 1, 0, 1, 2, 1, 0, 1, 2, 1, 1, 2, 1, 1, 2, 0, 0, 0, 3, 2, 2, 1, 2, 4, 2, 1, 0, 2, 2, 1, 2, 3, 2, 2, 4, 2, 4, 2, 1, 1, 3, 3, 2, 2, 3, 2, 1, 1, 1, 2, 1, 3, 0, 1, 0, 1, 2, 2, 1, 3, 0, 3, 1, 1, 3, 3, 2, 0, 2, 1, 1, 3, 3, 2, 2, 2, 5, 0, 2, 1, 1, 2, 2, 0, 2, 3, 2, 2, 2, 1, 3, 2, 0, 3, 0, 1, 3, 4, 3, 3, 1, 1, 3, 2, 3, 3, 2, 1, 4, 0, 2, 3, 1, 1, 1, 0, 2, 0, 2, 6, 2, 2, 4, 2, 2, 1, 1, 0, 1, 5, 1, 1, 4, 4, 1, 1, 2, 4, 2, 1, 3, 1, 1, 3, 2, 3, 2, 4, 2, 4, 5, 0, 3, 1, 2, 1, 1, 2, 4, 2, 2, 3, 1, 3, 4, 1, 2, 2, 1, 4, 1, 2, 3, 3, 3, 2, 0, 2, 1, 2, 0, 3, 3, 3, 0, 1, 5, 2, 1, 4, 2, 1, 3, 1, 0, 2, 2, 3, 3, 1, 3, 1, 2, 1, 2, 3, 2, 3, 2, 2, 2, 2, 0, 2, 1, 3, 1, 0, 2, 3, 1, 1, 0, 0, 3, 2, 1, 3, 1, 5, 2, 4, 3, 1, 3, 1, 1, 0, 2, 2, 1, 1, 0, 1, 3, 2, 1, 3, 2, 3, 1, 2, 2, 1, 3, 2, 1, 1, 5, 1, 2, 2, 4, 2, 1, 3, 0, 2, 2, 2, 2, 4, 2, 0, 1, 2, 1, 4, 5, 3, 2, 0, 1, 2, 0, 1, 3, 2, 0, 3, 1, 1, 0, 2, 2, 3, 3, 4, 0, 1, 1, 1, 2, 2, 4, 1, 3, 1, 1, 1, 2, 3, 2, 1, 4, 2, 2, 2, 1, 3, 2, 3, 1, 2, 2, 2, 1, 2, 5, 1, 3, 2, 2, 2, 2, 0, 1, 2, 2, 3, 0, 1, 4, 1, 1, 4, 1, 1, 5, 3, 2, 2, 2, 1, 1, 2, 4, 1, 3, 1, 1, 1, 2, 2, 1, 3, 4, 3, 0, 1, 4, 3, 3, 3, 2, 1, 2, 0, 3, 0, 2, 2, 0, 1, 0, 1, 1, 2, 1, 2, 2, 1, 1, 0, 2, 3, 1, 2, 1, 0, 2, 1, 2, 2, 0, 0, 2, 0, 3, 2, 1, 0, 1, 0, 1, 0, 3, 0, 2, 2, 1, 1, 3, 3, 1, 3, 1, 1, 2, 2, 1, 2, 1, 1, 2, 1, 2, 2, 3, 0, 2, 0, 2, 3, 2, 1, 0, 1, 2, 1, 1, 1, 1, 2, 2, 2, 3, 1, 1, 1, 0, 0, 2, 0, 0, 1, 0, 1, 0, 1, 1, 1, 2, 0, 2, 1, 1, 0, 0, 0, 1, 0, 2, 3, 1, 2, 0, 1, 1, 2, 2, 3, 0, 0, 2, 2, 1, 1, 0, 1, 1, 2, 0, 1, 1, 1, 0, 2, 1, 3, 0, 2, 3, 1, 1, 1, 0, 1, 1, 0, 2, 0, 2, 0, 1, 1, 1, 0, 2, 1, 0, 1, 2, 1, 1, 2, 4, 0, 2, 1, 2, 3, 0, 2, 3, 1, 2, 2, 2, 2, 1, 2, 2, 0, 1, 2, 3, 0, 4, 1, 1, 1, 0, 2, 0, 0, 1, 2, 4, 1, 2, 4, 2, 3, 1, 0, 1, 3, 1, 2, 2, 0, 1, 2, 2, 1, 0, 1, 2, 1, 3, 2, 3, 1, 3, 2, 3, 2, 1, 2, 5, 1, 0, 2, 2, 5, 1, 0, 1, 1, 0, 1, 4, 0, 2, 3, 2, 1, 0, 1, 0, 2, 1, 1, 0, 2, 2, 3, 0, 0, 1, 1, 2, 2, 0, 3, 1, 1, 3, 2, 2, 1, 0, 1, 2, 0, 2, 1, 0, 0, 1, 1, 0, 1, 1, 4, 2, 2, 1, 3, 2, 0, 3, 1, 3, 1, 3, 1, 2, 2, 0, 2, 3, 1, 2, 1, 2, 2, 1, 0, 3, 1, 2, 3, 4, 1, 2, 3, 2, 3, 1, 3, 1, 3, 1, 1, 1, 2, 1, 0, 1, 1, 2, 2, 1, 1, 2, 2, 1, 2, 3, 0, 0, 2, 0, 1, 2, 3, 1, 3, 2, 3, 1, 0, 1, 1, 1, 2, 2, 0, 1, 0, 3, 2, 1, 1, 2, 1, 3, 2, 2, 1, 1, 1, 1, 1, 1, 0, 0, 3, 0, 1, 1, 2, 1, 1, 1, 1, 2, 2, 0, 2, 1, 2, 2, 1, 3, 1, 1, 1, 0, 3, 2, 1, 2, 1, 2, 2, 1, 1, 2, 0, 2, 1, 1, 2, 2, 3, 1, 2, 3, 1, 1, 1, 1, 2, 0, 4, 2, 0, 2, 4, 2, 1, 2, 2, 0, 1, 1, 1, 1, 0, 2, 1, 2, 1, 2, 1, 2, 4, 2, 1, 2, 1, 1, 4, 0, 3, 1, 3, 1, 0, 2, 2, 4, 3, 2, 2, 2, 3, 1, 1, 2, 2, 0, 0, 2, 2, 1, 2, 0, 3, 0, 2, 0, 1, 1, 3, 2, 1, 0, 2, 2, 3, 1, 2, 0, 3, 0, 1, 1, 3, 1, 4, 3, 3, 1, 1, 2, 1, 2, 1, 3, 0, 1, 0, 3, 2, 1, 1, 3, 1, 1, 2, 1, 1, 1, 2, 3, 2, 3, 1, 3, 2, 0, 1, 1, 0, 2, 2, 1, 1, 0, 2, 4, 1, 1, 2, 1, 3, 1, 1, 4, 1, 4, 1, 2, 2, 1, 0, 2, 1, 1, 3, 1, 2, 2, 1, 1, 2, 0, 2, 2, 1, 5, 3, 1, 3, 2, 3, 3, 7, 1, 3, 2, 3, 3, 3, 4, 1, 3, 1, 2, 2, 0, 1, 1, 2, 0, 1, 2, 2, 1, 0, 2, 1, 2, 1, 0, 2, 2, 2, 2, 5, 3, 1, 1, 1, 1, 1, 3, 2, 1, 3, 2, 2, 3, 1, 1, 3, 2, 1, 2, 2, 0, 1, 1, 1, 1, 0, 2, 1, 1, 1, 0, 3, 0, 5, 1, 2, 1, 3, 4, 2, 1, 3, 1, 2, 4, 3, 1, 1, 1, 1, 2, 2, 2, 3, 2, 3, 3, 2, 0, 1, 3, 0, 2, 1, 2, 0, 3, 2, 1, 2, 2, 1, 2, 1, 0, 1, 1, 5, 1, 3, 2, 2, 3, 3, 2, 2, 3, 2, 2, 3, 1, 4, 2, 2, 3, 2, 2, 3, 4, 1, 3, 1, 3, 2, 1, 3, 3, 1, 0, 1, 2, 2, 2, 3, 4, 2, 3, 1, 1, 2, 1, 0, 1, 0, 0, 3, 0, 0, 4, 0, 0, 1, 2, 0, 0, 0, 0, 0, 1, 1, 0, 0, 2, 1, 1, 1, 2, 1, 0, 0, 1, 2, 0, 2, 2, 1, 2, 1, 2, 0, 3, 3, 0, 1, 0, 1, 1, 1, 1, 0, 1, 0, 4, 0, 1, 2, 2, 3, 2, 0, 0, 0, 0, 1, 0, 3, 0, 0, 0, 0, 2, 2, 1, 1, 2, 3, 1, 0, 0, 1, 1, 1, 1, 1, 2, 1, 2, 0, 0, 2, 0, 0, 4, 3, 2, 1, 2, 1, 4, 0, 2, 2, 1, 2, 1, 2, 2, 2, 1, 2, 1, 2, 1, 1, 2, 2, 2, 1, 6, 2, 1, 3, 2, 1, 0, 3, 2, 3, 4, 1, 2, 2, 1, 2, 4, 5, 2, 2, 2, 4, 4, 0, 1, 1, 1, 2, 2, 3, 2, 4, 4, 1, 0, 2, 1, 1, 3, 0, 3, 1, 3, 2, 1, 1, 1, 2, 3, 2, 2, 5, 1, 1, 0, 1, 1, 4, 1, 2, 3, 2, 1, 2, 3, 2, 2, 0, 3, 2, 3, 4, 2, 2, 2, 1, 2, 0, 3, 2, 0, 1, 1, 1, 1, 1, 2, 1, 2, 1, 2, 1, 1, 0, 3, 5, 0, 2, 1, 1, 2, 1, 2, 1, 2, 0, 1, 1, 3, 2, 2, 1, 3, 1, 2, 1, 1, 3, 0, 3, 2, 2, 2, 5, 2, 3, 0, 2, 2, 2, 0, 3, 2, 1, 2, 1, 3, 2, 0, 2, 2, 0, 2, 1, 2, 3, 5, 0, 1, 2, 2, 1, 2, 1, 2, 1, 2, 1, 0, 2, 0, 4, 1, 1, 1, 1, 1, 3, 0, 2, 2, 1, 0, 1, 0, 2, 3, 3, 2, 0, 3, 1, 2, 1, 1, 2, 2, 3, 2, 1, 2, 1, 2, 0, 3, 2, 4, 2, 2, 1, 0, 2, 1, 0, 0, 1, 1, 1, 2, 2, 3, 1, 3, 1, 1, 1, 2, 2, 1, 4, 1, 1, 1, 1, 3, 1, 1, 3, 2, 2, 1, 3, 1, 1, 2, 2, 1, 0, 0, 0, 3, 1, 2, 2, 1, 0, 2, 2, 2, 2, 3, 1, 1, 1, 3, 0, 2, 2, 1, 3, 2, 3, 2, 2, 2, 2, 2, 1, 1, 1, 0, 1, 3, 1, 0, 1, 1, 2, 2, 1, 1, 2, 3, 2, 2, 3, 2, 5, 2, 2, 2, 1, 1, 2, 1, 1, 0, 2, 3, 0, 0, 0, 2, 3, 2, 0, 1, 2, 1, 1, 2, 1, 0, 2, 2, 1, 2, 1, 3, 1, 2, 0, 0, 3, 1, 6, 3, 2, 2, 2, 1, 1, 2, 1, 0, 1, 2, 1, 1, 3, 1, 0, 2, 2, 0, 1, 1, 1, 0, 0, 0, 1, 0, 1, 0, 2, 1, 2, 2, 1, 1, 2, 3, 1, 1, 1, 0, 2, 3, 2, 1, 1, 1, 2, 1, 2, 3, 2, 2, 1, 0, 1, 2, 3, 2, 1, 1, 1, 4, 4, 1, 1, 3, 1, 1, 1, 1, 0, 1, 2, 1, 1, 0, 2, 2, 2, 2, 2, 1, 2, 0, 3, 1, 3, 0, 1, 1, 1, 0, 1, 1, 1, 2, 3, 0, 2, 3, 2, 1, 1, 5, 2, 1, 5, 3, 0, 1, 0, 1, 3, 6, 1, 2, 4, 0, 3, 1, 0, 1, 0, 3, 2, 1, 1, 3, 4, 1, 2, 5, 2, 2, 2, 3, 1, 1, 0, 0, 3, 1, 0, 2, 1, 2, 2, 1, 2, 2, 1, 2, 2, 2, 3, 1, 1, 2, 2, 1, 2, 0, 4, 2, 1, 1, 3, 1, 2, 2, 0, 5, 3, 1, 3, 2, 1, 2, 3, 1, 3, 0, 2, 1, 2, 2, 1, 1, 4, 2, 1, 2, 2, 2, 2, 2, 2, 3, 1, 1, 1, 3, 2, 2, 3, 3, 0, 2, 1, 1, 2, 5, 2, 1, 1, 1, 0, 1, 2, 1, 2, 1, 1, 2, 3, 3, 2, 2, 0, 3, 4, 2, 3, 1, 1, 0, 1, 2, 0, 2, 1, 2, 0, 2, 1, 1, 3, 2, 1, 1, 0, 0, 2, 2, 1, 1, 3, 4, 1, 2, 1, 4, 1, 2, 0, 1, 3, 2, 0, 1, 1, 1, 3, 2, 2, 3, 1, 3, 2, 2, 1, 0, 3, 3, 2, 2, 2, 3, 2, 1, 1, 2, 3, 2, 2, 3, 2, 1, 0, 1, 3, 4, 2, 2, 0, 1, 2, 3, 1, 2, 4, 1, 1, 0, 5, 2, 1, 3, 1, 2, 2, 1, 4, 1, 4, 4, 2, 1, 2, 2, 2, 3, 5, 2, 4, 2, 2, 1, 4, 3, 1, 1, 2, 3, 1, 1, 2, 0, 2, 0, 0, 2, 3, 0, 2, 1, 4, 2, 1, 2, 4, 3, 2, 0, 0, 3, 1, 2, 4, 2, 1, 3, 1, 1, 2, 0, 0, 3, 1, 1, 3, 2, 0, 1, 5, 3, 1, 2, 2, 1, 2, 2, 3, 1, 2, 3, 2, 3, 2, 2, 3, 2, 1, 1, 3, 1, 1, 1, 2, 1, 1, 3, 4, 1, 2, 3, 1, 2, 1, 2, 0, 2, 1, 2, 2, 1, 3, 2, 1, 2, 2, 1, 2, 1, 2, 2, 2, 2, 3, 0, 3, 2, 1, 1, 2, 1, 0, 3, 2, 2, 1, 2, 0, 0, 2, 0, 2, 0, 3, 2, 1, 2, 4, 2, 0, 1, 1, 2, 3, 2, 0, 1, 2, 1, 1, 0, 2, 2, 1, 0, 2, 2, 0, 4, 0, 1, 1, 1, 1, 2, 3, 1, 1, 3, 2, 2, 2, 1, 3, 2, 1, 1, 0, 1, 4, 2, 2, 3, 2, 1, 1, 2, 2, 4, 1, 1, 3, 2, 3, 2, 4, 1, 3, 1, 0, 1, 3, 5, 2, 2, 3, 3, 2, 2, 3, 3, 1, 1, 0, 1, 3, 3, 3, 2, 3, 2, 2, 0, 3, 3, 5, 5, 0, 1, 0, 4, 2, 0, 2, 1, 3, 2, 1, 1, 2, 3, 0, 1, 4, 3, 0, 1, 4, 1, 2, 1, 1, 1, 2, 2, 2, 3, 2, 1, 2, 1, 1, 4, 2, 2, 1, 3, 3, 2, 3, 2, 2, 1, 1, 1, 3, 2, 1, 2, 3, 3, 1, 1, 2, 4, 4, 1, 1, 4, 2, 2, 2, 2, 4, 2, 4, 2, 4, 1, 0, 1, 3, 2, 2, 3, 0, 1, 2, 2, 5, 2, 1, 2, 4, 3, 2, 2, 1, 1, 1, 3, 1, 4, 1, 5, 3, 4, 2, 0, 0, 2, 1, 2, 0, 3, 2, 3, 2, 3, 2, 4, 1, 3, 1, 4, 2, 1, 1, 3, 4, 1, 1, 1, 3, 4, 3, 2, 4, 3, 1, 1, 1, 2, 2, 1, 1, 3, 3, 3, 1, 3, 1, 1, 1, 2, 3, 3, 0, 3, 3, 3, 0, 1, 2, 0, 2, 4, 2, 5, 1, 1, 3, 1, 1, 4, 1, 1, 1, 2, 2, 0, 2, 1, 3, 1, 0, 2, 1, 1, 2, 4, 1, 1, 2, 0, 4, 4, 3, 1, 2, 2, 2, 3, 2, 1, 4, 1, 1, 1, 4, 2, 2, 3, 2, 1, 3, 3, 1, 1, 1, 2, 0, 2, 4, 1, 2, 2, 1, 3, 0, 0, 2, 2, 1, 2, 0, 3, 1, 2, 1, 3, 2, 2, 0, 3, 1, 2, 3, 0, 2, 0, 0, 2, 1, 1, 3, 2, 4, 2, 2, 2, 1, 2, 1, 2, 1, 1, 3, 1, 0, 1, 0, 1, 0, 1, 2, 0, 0, 3, 0, 0, 0, 1, 1, 0, 1, 0, 0, 2, 2, 0, 2, 1, 2, 4, 2, 2, 3, 0, 2, 3, 1, 0, 2, 1, 0, 2, 2, 2, 1, 3, 0, 0, 1, 1, 2, 2, 5, 1, 1, 0, 3, 0, 3, 1, 3, 3, 1, 1, 2, 1, 2, 0, 0, 0, 2, 5, 2, 0, 1, 0, 0, 2, 2, 3, 0, 0, 2, 1, 0, 0, 2, 1, 0, 0, 2, 2, 0, 2, 1, 2, 0, 3, 0, 2, 0, 0, 4, 0, 4, 1, 3, 3, 3, 4, 3, 0, 0, 3, 4, 2, 0, 2, 2, 0, 1, 0, 0, 1, 2, 2, 0, 1, 2, 3, 1, 3, 2, 2, 2, 0, 1, 1, 2, 3, 1, 0, 4, 2, 3, 2, 2, 1, 2, 1, 3, 3, 2, 3, 0, 5, 1, 2, 1, 4, 4, 2, 2, 3, 3, 2, 1, 1, 3, 3, 3, 0, 1, 2, 3, 1, 0, 2, 2, 1, 1, 0, 2, 0, 1, 1, 3, 2, 1, 2, 2, 1, 2, 1, 1, 2, 1, 2, 3, 1, 1, 2, 2, 0, 3, 2, 3, 2, 2, 0, 1, 2, 1, 1, 0, 1, 2, 3, 3, 2, 2, 0, 1, 5, 2, 2, 3, 1, 1, 1, 3, 2, 1, 1, 3, 0, 1, 3, 0, 0, 2, 2, 2, 1, 0, 1, 1, 4, 2, 2, 2, 1, 2, 2, 2, 1, 2, 3, 1, 3, 1, 2, 3, 0, 1, 3, 3, 1, 1, 1, 1, 2, 2, 1, 1, 1, 1, 3, 2, 2, 1, 0, 0, 1, 2, 2, 2, 2, 1, 1, 1, 1, 2, 0, 1, 0, 2, 0, 2, 1, 4, 0, 1, 2, 0, 0, 0, 1, 0, 2, 1, 0, 1, 3, 3, 2, 1, 1, 1, 2, 4, 2, 3, 0, 1, 1, 0, 0, 2, 0, 4, 3, 3, 0, 2, 1, 1, 1, 0, 2, 1, 3, 2, 3, 1, 0, 1, 3, 1, 2, 1, 1, 2, 1, 1, 2, 2, 2, 1, 2, 3, 2, 2, 2, 0, 1, 3, 2, 0, 0, 3, 2, 2, 4, 1, 3, 1, 1, 2, 3, 1, 4, 1, 1, 0, 1, 1, 2, 0, 2, 1, 2, 1, 3, 0, 2, 3, 4, 2, 2, 3, 1, 4, 2, 1, 2, 3, 2, 2, 0, 1, 1, 1, 1, 2, 1, 4, 3, 3, 0, 3, 0, 2, 0, 1, 0, 3, 3, 0, 0, 1, 2, 0, 3, 4, 2, 3, 2, 0, 3, 1, 1, 1, 2, 2, 1, 3, 0, 4, 1, 1, 2, 2, 4, 4, 1, 2, 2, 2, 0, 1, 2, 1, 3, 1, 1, 1, 3, 2, 1, 4, 0, 0, 4, 1, 0, 2, 2, 1, 2, 3, 3, 2, 2, 3, 1, 2, 2, 2, 2, 2, 1, 1, 1, 2, 2, 3, 3, 2, 0, 4, 3, 2, 2, 2, 3, 1, 2, 1, 0, 3, 5, 4, 3, 1, 3, 3, 3, 1, 2, 2, 1, 3, 1, 1, 1, 3, 0, 4, 3, 3, 2, 4, 1, 2, 2, 1, 2, 2, 0, 0, 1, 0, 1, 1, 3, 0, 0, 2, 1, 0, 1, 4, 1, 1, 3, 4, 0, 1, 2, 3, 2, 1, 2, 2, 3, 2, 3, 0, 2, 2, 3, 3, 2, 0, 2, 0, 4, 0, 1, 1, 3, 4, 2, 5, 2, 4, 3, 3, 3, 3, 0, 1, 1, 0, 1, 0, 0, 2, 4, 1, 2, 4, 1, 1, 1, 3, 0, 4, 1, 2, 1, 3, 1, 3, 2, 2, 1, 2, 1, 1, 2, 3, 1, 2, 2, 2, 2, 1, 2, 2, 1, 2, 3, 3, 0, 4, 1, 0, 0, 2, 1, 1, 1, 1, 2, 2, 4, 4, 3, 0, 1, 3, 2, 1, 2, 1, 0, 2, 1, 1, 3, 3, 1, 2, 2, 1, 0, 1, 3, 3, 1, 3, 2, 2, 3, 5, 3, 2, 1, 2, 2, 2, 0, 1, 2, 1, 1, 1, 3, 2, 1, 0, 3, 3, 0, 3, 3, 1, 2, 2, 2, 1, 1, 0, 3, 0, 3, 2, 3, 2, 0, 1, 2, 0, 2, 3, 4, 0, 3, 3, 1, 3, 1, 5, 1, 2, 2, 0, 1, 1, 4, 1, 3, 0, 1, 1, 1, 0, 2, 1, 2, 3, 1, 2, 1, 2, 3, 2, 2, 0, 1, 5, 2, 0, 0, 1, 0, 3, 1, 3, 0, 0, 2, 1, 3, 1, 3, 2, 5, 1, 3, 3, 1, 4, 4, 5, 1, 2, 1, 2, 3, 2, 0, 3, 3, 2, 4, 1, 1, 2, 3, 2, 0, 2, 3, 1, 1, 1, 2, 2, 1, 1, 0, 2, 1, 2, 0, 0, 2, 2, 2, 3, 3, 2, 2, 1, 2, 1, 0, 2, 2, 1, 1, 2, 1, 2, 1, 0, 3, 2, 1, 0, 1, 0, 1, 2, 1, 3, 1, 1, 2, 2, 2, 1, 1, 2, 2, 2, 2, 1, 2, 0, 1, 2, 2, 2, 2, 0, 2, 2, 1, 2, 0, 1, 2, 1, 3, 1, 3, 1, 3, 2, 1, 2, 1, 2, 3, 1, 0, 0, 1, 1, 2, 2, 1, 1, 2, 2, 2, 2, 3, 6, 2, 2, 1, 2, 0, 2, 1, 1, 3, 0, 1, 3, 2, 1, 3, 1, 0, 3, 0, 3, 0, 3, 2, 0, 3, 1, 1, 2, 0, 1, 4, 1, 1, 1, 1, 0, 0, 2, 2, 0, 1, 2, 2, 2, 1, 1, 1, 1, 3, 0, 0, 2, 0, 1, 2, 2, 0, 2, 5, 2, 1, 1, 2, 2, 1, 2, 2, 3, 1, 1, 2, 0, 3, 0, 3, 4, 2, 2, 2, 0, 1, 3, 1, 0, 2, 2, 1, 2, 0, 1, 2, 6, 1, 0, 3, 1, 3, 2, 1, 3, 3, 1, 1, 4, 1, 2, 1, 2, 1, 2, 2, 3, 5, 3, 1, 2, 3, 1, 1, 2, 2, 2, 1, 2, 2, 1, 3, 2, 3, 1, 2, 4, 1, 0, 3, 0, 2, 1, 0, 0, 2, 2, 1, 0, 3, 2, 2, 0, 1, 2, 2, 2, 2, 3, 2, 1, 1, 2, 1, 3, 3, 1, 1, 2, 2, 4, 3, 1, 1, 3, 1, 3, 2, 4, 0, 1, 1, 1, 0, 1, 1, 2, 5, 1, 2, 1, 2, 2, 1, 2, 2, 2, 0, 4, 0, 1, 2, 2, 2, 0, 3, 3, 4, 1, 2, 4, 3, 1, 1, 2, 0, 1, 2, 1, 2, 1, 1, 3, 2, 2, 0, 2, 1, 1, 1, 2, 2, 0, 3, 2, 1, 2, 0, 2, 4, 1, 2, 1, 1, 0, 0, 1, 2, 2, 1, 1, 1, 0, 1, 2, 2, 3, 2, 2, 1, 3, 3, 4, 2, 1, 2, 0, 2, 2, 0, 0, 1, 0, 3, 3, 2, 1, 1, 4, 2, 0, 2, 2, 1, 2, 1, 2, 2, 1, 4, 2, 0, 3, 0, 1, 0, 2, 0, 1, 1, 2, 2, 3, 3, 1, 2, 3, 0, 1, 0, 5, 2, 3, 1, 1, 2, 2, 2, 2, 2, 3, 1, 1, 0, 2, 0, 3, 4, 3, 0, 1, 1, 1, 1, 3, 3, 2, 3, 3, 2, 2, 4, 3, 0, 3, 2, 0, 3, 3, 1, 1, 2, 1, 2, 2, 0, 1, 0, 1, 2, 1, 4, 1, 2, 1, 2, 3, 1, 2, 0, 4, 0, 1, 2, 3, 1, 1, 0, 1, 2, 2, 1, 4, 2, 4, 1, 3, 0, 2, 1, 4, 1, 1, 1, 1, 2, 3, 1, 0, 1, 4, 3, 3, 5, 1, 3, 1, 2, 1, 2, 1, 4, 1, 1, 0, 3, 1, 1, 4, 1, 2, 1, 2, 3, 2, 1, 3, 2, 2, 2, 2, 3, 3, 3, 1, 3, 1, 2, 2, 2, 1, 1, 2, 2, 3, 2, 0, 1, 5, 4, 0, 5, 0, 0, 2, 2, 1, 1, 3, 1, 0, 1, 3, 4, 2, 1, 3, 1, 3, 2, 2, 3, 1, 1, 1, 1, 3, 1, 1, 1, 1, 3, 1, 2, 1, 2, 1, 3, 1, 0, 2, 3, 1, 2, 1, 1, 1, 0, 4, 4, 2, 2, 2, 1, 5, 0, 0, 1, 2, 4, 4, 2, 3, 2, 2, 2, 1, 2, 4, 2, 3, 2, 1, 3, 1, 0, 4, 1, 2, 1, 1, 2, 2, 3, 2, 1, 2, 1, 1, 2, 0, 2, 1, 1, 0, 2, 2, 2, 3, 5, 2, 2, 0, 2, 1, 2, 0, 3, 1, 1, 1, 0, 3, 4, 3, 2, 1, 3, 1, 2, 2, 1, 4, 1, 0, 2, 0, 2, 2, 1, 0, 3, 1, 2, 1, 1, 3, 1, 1, 0, 1, 1, 3, 1, 0, 1, 1, 3, 1, 2, 3, 1, 1, 3, 1, 1, 2, 1, 0, 0, 0, 3, 3, 1, 2, 1, 1, 2, 0, 2, 0, 3, 2, 2, 3, 1, 2, 1, 3, 1, 2, 1, 1, 4, 2, 2, 2, 0, 1, 3, 1, 4, 0, 2, 2, 1, 2, 5, 2, 3, 1, 2, 2, 4, 1, 2, 2, 1, 0, 1, 4, 5, 1, 1, 2, 2, 2, 3, 0, 3, 1, 2, 2, 2, 3, 1, 1, 1, 3, 0, 3, 3, 3, 1, 0, 3, 2, 2, 2, 0, 1, 3, 2, 0, 1, 1, 1, 4, 2, 2, 2, 1, 0, 3, 0, 2, 0, 2, 3, 3, 3, 1, 1, 3, 1, 2, 1, 2, 2, 2, 1, 1, 1, 3, 3, 1, 3, 1, 3, 3, 2, 4, 1, 2, 2, 1, 2, 0, 2, 1, 0, 1, 2, 1, 2, 1, 2, 1, 0, 1, 3, 5, 1, 0, 2, 4, 0, 2, 1, 2, 1, 3, 2, 1, 1, 0, 4, 1, 3, 1, 1, 1, 1, 0, 1, 4, 4, 1, 1, 2, 3, 3, 3, 0, 3, 2, 2, 2, 2, 0, 2, 2, 2, 1, 1, 0, 3, 1, 1, 2, 2, 2, 2, 3, 1, 0, 1, 1, 2, 0, 2, 2, 1, 1, 1, 1, 2, 2, 2, 4, 2, 2, 2, 2, 1, 1, 0, 0, 5, 1, 1, 1, 3, 3, 0, 1, 1, 0, 3, 1, 1, 3, 3, 4, 2, 2, 2, 3, 0, 0, 0, 1, 2, 2, 2, 0, 5, 0, 0, 1, 2, 1, 2, 1, 4, 2, 2, 3, 3, 1, 2, 1, 2, 5, 1, 1, 4, 2, 0, 0, 3, 1, 0, 2, 4, 3, 3, 1, 5, 2, 1, 2, 2, 2, 2, 4, 1, 3, 1, 0, 0, 3, 1, 2, 0, 3, 1, 2, 1, 1, 4, 1, 3, 1, 3, 3, 2, 0, 2, 2, 1, 1, 2, 0, 0, 1, 1, 1, 3, 1, 3, 3, 5, 3, 1, 0, 4, 2, 2, 1, 2, 2, 1, 3, 1, 4, 4, 1, 4, 0, 2, 3, 4, 4, 4, 3, 1, 2, 3, 1, 2, 3, 2, 2, 1, 2, 1, 2, 2, 3, 4, 1, 2, 1, 2, 3, 2, 4, 2, 4, 2, 1, 1, 3, 0, 1, 2, 4, 3, 1, 4, 1, 2, 1, 1, 1, 4, 3, 1, 4, 4, 1, 1, 2, 0, 4, 4, 3, 3, 4, 2, 3, 3, 3, 3, 1, 1, 1, 2, 3, 3, 2, 1, 3, 1, 1, 3, 1, 1, 3, 4, 3, 1, 1, 2, 3, 3, 2, 3, 2, 4, 3, 1, 4, 2, 1, 3, 4, 1, 5, 2, 3, 4, 2, 2, 2, 1, 3, 1, 2, 5, 1, 1, 1, 2, 2, 1, 6, 2, 2, 4, 3, 3, 1, 2, 1, 0, 1, 4, 0, 1, 4, 1, 4, 1, 1, 3, 1, 2, 2, 1, 3, 3, 2, 3, 1, 2, 2, 2, 2, 4, 3, 3, 1, 0, 0, 3, 2, 1, 2, 2, 5, 2, 3, 1, 2, 0, 0, 2, 2, 1, 2, 2, 3, 2, 2, 1, 2, 1, 3, 1, 1, 2, 2, 1, 2, 0, 1, 2, 1, 2, 1, 1, 1, 0, 1, 1, 2, 2, 1, 2, 3, 4, 2, 4, 1, 3, 1, 3, 3, 2, 2, 2, 1, 4, 0, 0, 2, 0, 1, 1, 3, 1, 2, 1, 2, 5, 0, 0, 3, 2, 2, 2, 1, 2, 3, 0, 0, 1, 2, 3, 2, 2, 3, 1, 1, 0, 3, 1, 3, 1, 0, 2, 3, 0, 2, 3, 1, 3, 3, 1, 5, 1, 2, 2, 0, 1, 1, 3, 0, 1, 3, 3, 2, 1, 2, 3, 2, 1, 0, 3, 1, 1, 1, 1, 1, 2, 1, 3, 1, 2, 2, 1, 0, 4, 0, 1, 2, 2, 3, 2, 3, 2, 1, 5, 3, 3, 3, 2, 3, 2, 1, 3, 1, 3, 1, 1, 3, 3, 3, 1, 2, 1, 0, 3, 2, 1, 3, 0, 0, 2, 2, 0, 1, 2, 2, 2, 3, 1, 1, 4, 3, 2, 2, 4, 1, 3, 3, 3, 2, 1, 2, 1, 2, 2, 1, 1, 1, 2, 1, 2, 4, 1, 1, 1, 1, 3, 1, 1, 0, 1, 1, 3, 2, 3, 2, 0, 1, 0, 1, 1, 2, 3, 3, 3, 3, 2, 1, 3, 2, 2, 2, 1, 2, 4, 3, 1, 1, 4, 3, 2, 0, 4, 2, 2, 3, 3, 2, 1, 1, 3, 2, 2, 2, 4, 1, 2, 1, 5, 3, 1, 3, 4, 4, 0, 2, 2, 2, 3, 1, 1, 3, 3, 4, 1, 2, 2, 1, 1, 2, 1, 0, 0, 2, 2, 0, 1, 1, 1, 2, 3, 0, 0, 0, 1, 1, 2, 3, 2, 2, 2, 0, 1, 2, 3, 1, 2, 5, 0, 2, 0, 0, 2, 1, 0, 5, 3, 1, 3, 2, 3, 2, 1, 3, 3, 4, 2, 0, 1, 1, 4, 3, 5, 3, 2, 2, 3, 1, 1, 2, 3, 1, 2, 3, 1, 2, 1, 3, 1, 2, 2, 0, 3, 1, 3, 2, 1, 2, 3, 1, 1, 2, 1, 3, 3, 2, 1, 1, 2, 0, 4, 1, 3, 1, 0, 3, 1, 3, 1, 1, 0, 2, 3, 0, 1, 2, 2, 0, 2, 3, 3, 0, 1, 2, 2, 1, 1, 1, 1, 1, 1, 1, 3, 1, 1, 1, 3, 3, 2, 2, 6, 1, 2, 2, 3, 4, 1, 7, 4, 1, 1, 5, 2, 1, 2, 0, 1, 3, 1, 4, 2, 2, 2, 2, 2, 3, 3, 2, 2, 3, 4, 1, 4, 1, 2, 4, 2, 4, 0, 0, 0, 2, 3, 1, 2, 1, 2, 4, 1, 4, 5, 1, 2, 3, 1, 1, 2, 2, 2, 1, 2, 2, 3, 0, 2, 1, 1, 1, 4, 0, 2, 1, 3, 2, 2, 1, 2, 3, 0, 1, 0, 2, 1, 1, 2, 2, 5, 1, 1, 1, 2, 0, 1, 3, 4, 3, 1, 1, 1, 3, 2, 0, 2, 1, 1, 2, 1, 4, 3, 0, 2, 1, 0, 1, 3, 2, 0, 0, 2, 2, 0, 1, 3, 3, 2, 2, 1, 3, 2, 1, 2, 3, 3, 2, 0, 2, 2, 5, 1, 5, 3, 3, 0, 0, 2, 2, 0, 0, 1, 2, 2, 2, 1, 4, 3, 1, 0, 1, 1, 2, 2, 2, 1, 3, 0, 1, 1, 0, 1, 1, 2, 3, 0, 3, 1, 3, 3, 1, 3, 2, 2, 3, 1, 2, 2, 0, 1, 1, 3, 2, 3, 6, 3, 2, 2, 2, 0, 0, 1, 2, 3, 0, 3, 5, 2, 2, 2, 0, 1, 2, 2, 3, 5, 3, 2, 2, 1, 1, 2, 1, 1, 1, 1, 2, 2, 1, 3, 2, 6, 2, 1, 1, 4, 1, 2, 5, 0, 2, 0, 1, 3, 0, 2, 1, 5, 2, 3, 2, 1, 2, 4, 1, 2, 0, 0, 2, 3, 1, 4, 1, 2, 2, 1, 1, 1, 3, 2, 1, 4, 2, 2, 2, 1, 2, 4, 0, 3, 3, 5, 1, 2, 2, 0, 3, 1, 1, 1, 1, 1, 2, 3, 1, 0, 3, 1, 1, 1, 1, 4, 1, 1, 4, 2, 1, 2, 2, 4, 1, 2, 2, 3, 1, 1, 3, 1, 3, 3, 3, 1, 3, 1, 4, 0, 3, 3, 1, 1, 6, 2, 3, 2, 3, 2, 1, 1, 3, 2, 1, 1, 2, 1, 1, 1, 0, 1, 2, 2, 1, 3, 0, 1, 2, 1, 3, 3, 0, 2, 3, 2, 4, 2, 2, 0, 2, 3, 2, 0, 2, 2, 2, 2, 0, 5, 2, 5, 0, 1, 1, 3, 2, 3, 3, 1, 1, 1, 2, 0, 0, 0, 2, 1, 0, 0, 1, 2, 2, 2, 1, 4, 4, 3, 4, 4, 4, 0, 3, 1, 4, 0, 5, 3, 2, 0, 4, 1, 2, 2, 3, 4, 1, 1, 3, 0, 2, 2, 3, 0, 0, 2, 4, 1, 1, 4, 2, 2, 2, 2, 2, 1, 3, 3, 3, 1, 2, 3, 0, 0, 3, 0, 3, 2, 1, 1, 1, 1, 3, 2, 1, 1, 4, 2, 2, 0, 3, 1, 2, 2, 4, 2, 3, 1, 2, 1, 2, 3, 1, 2, 5, 2, 1, 3, 0, 0, 1, 2, 2, 3, 3, 1, 5, 2, 0, 2, 3, 1, 1, 4, 1, 2, 3, 2, 1, 3, 1, 1, 0, 2, 1, 2, 1, 0, 1, 1, 1, 0, 2, 0, 2, 4, 3, 1, 2, 1, 1, 0, 0, 0, 2, 1, 0, 2, 1, 0, 3, 0, 1, 0, 1, 2, 1, 0, 1, 0, 4, 0, 1, 1, 2, 2, 1, 2, 2, 1, 2, 1, 2, 3, 0, 2, 1, 3, 1, 4, 0, 0, 4, 1, 4, 3, 1, 0, 0, 0, 1, 1, 3, 0, 3, 1, 1, 1, 0, 1, 2, 2, 2, 1, 1, 1, 2, 2, 1, 4, 3, 0, 2, 2, 0, 1, 0, 1, 1, 2, 1, 3, 1, 1, 1, 1, 0, 1, 0, 3, 1, 2, 1, 2, 0, 2, 0, 2, 2, 3, 3, 2, 3, 0, 3, 4, 1, 1, 2, 1, 2, 2, 3, 3, 2, 0, 3, 3, 3, 2, 2, 2, 2, 2, 3, 2, 3, 3, 6, 1, 1, 1, 2, 2, 1, 3, 2, 1, 1, 4, 1, 2, 0, 1, 1, 0, 5, 1, 2, 1, 1, 3, 0, 1, 3, 2, 1, 4, 2, 1, 1, 1, 2, 0, 2, 0, 2, 1, 0, 2, 2, 1, 2, 2, 4, 3, 0, 2, 1, 2, 3, 1, 2, 3, 2, 0, 0, 2, 3, 3, 1, 4, 2, 2, 4, 1, 3, 1, 3, 3, 3, 1, 2, 3, 1, 3, 0, 4, 3, 1, 3, 1, 0, 1, 4, 2, 4, 3, 2, 3, 2, 2, 2, 4, 1, 2, 1, 4, 3, 1, 3, 2, 2, 0, 1, 2, 1, 1, 1, 1, 1, 2, 1, 3, 2, 1, 0, 2, 2, 1, 2, 1, 1, 2, 0, 4, 1, 1, 1, 4, 0, 5, 3, 1, 2, 2, 3, 1, 2, 1, 2, 1, 0, 1, 2, 2, 3, 2, 1, 2, 2, 6, 0, 2, 1, 5, 2, 2, 0, 2, 4, 2, 1, 2, 2, 0, 0, 3, 2, 5, 1, 1, 3, 1, 4, 1, 2, 4, 4, 0, 0, 2, 2, 3, 4, 1, 2, 3, 4, 2, 2, 4, 1, 1, 4, 2, 1, 3, 2, 2, 2, 1, 4, 1, 0, 2, 2, 2, 1, 1, 3, 1, 2, 2, 2, 2, 0, 2, 1, 1, 1, 2, 0, 2, 2, 1, 0, 1, 1, 2, 0, 2, 2, 1, 4, 3, 0, 3, 1, 1, 3, 1, 3, 1, 5, 3, 1, 1, 2, 1, 4, 4, 5, 2, 0, 4, 1, 2, 2, 3, 2, 3, 1, 2, 1, 1, 2, 2, 3, 3, 1, 4, 3, 2, 1, 2, 2, 0, 2, 2, 2, 0, 0, 1, 3, 1, 1, 0, 2, 0, 1, 2, 3, 1, 3, 1, 1, 1, 2, 1, 4, 4, 1, 1, 2, 3, 4, 1, 3, 1, 3, 0, 1, 4, 2, 0, 2, 3, 1, 2, 1, 1, 3, 2, 1, 2, 2, 4, 3, 1, 2, 4, 2, 3, 3, 2, 1, 1, 0, 3, 1, 1, 1, 1, 1, 2, 2, 2, 3, 3, 1, 1, 2, 6, 3, 3, 0, 2, 4, 0, 1, 0, 3, 2, 1, 0, 1, 1, 2, 2, 1, 2, 0, 0, 3, 1, 2, 2, 1, 3, 0, 2, 1, 1, 2, 0, 0, 4, 1, 1, 1, 1, 3, 2, 1, 1, 3, 1, 1, 3, 3, 2, 3, 0, 3, 1, 1, 1, 1, 3, 5, 0, 2, 1, 3, 1, 0, 2, 0, 0, 1, 2, 3, 1, 2, 2, 5, 0, 4, 1, 2, 0, 2, 1, 0, 2, 2, 2, 5, 1, 3, 1, 1, 2, 5, 1, 3, 2, 1, 1, 3, 0, 3, 3, 1, 1, 1, 2, 1, 2, 0, 0, 6, 1, 2, 2, 1, 2, 1, 3, 1, 4, 2, 1, 2, 0, 3, 1, 1, 0, 3, 1, 0, 3, 2, 0, 2, 1, 2, 1, 2, 3, 3, 4, 1, 2, 3, 1, 2, 1, 1, 1, 2, 4, 1, 3, 3, 2, 2, 0, 2, 0, 1, 2, 3, 3, 1, 3, 1, 4, 3, 2, 3, 1, 1, 2, 1, 1, 3, 1, 2, 5, 1, 2, 1, 3, 2, 3, 0, 3, 1, 1, 0, 2, 0, 2, 1, 1, 3, 2, 1, 2, 0, 4, 1, 1, 2, 1, 2, 2, 0, 4, 1, 3, 1, 5, 2, 1, 2, 3, 2, 1, 0, 1, 1, 2, 2, 2, 2, 2, 1, 2, 1, 1, 2, 3, 4, 1, 2, 0, 2, 4, 5, 1, 2, 3, 1, 0, 2, 1, 3, 3, 3, 0, 2, 3, 3, 2, 3, 1, 4, 2, 1, 0, 3, 1, 1, 1, 3, 1, 0, 1, 2, 1, 2, 4, 1, 4, 1, 3, 1, 5, 0, 2, 4, 0, 2, 3, 2, 0, 0, 1, 1, 1, 0, 2, 0, 1, 2, 0, 2, 1, 3, 2, 2, 5, 4, 4, 2, 1, 1, 2, 0, 3, 4, 1, 0, 4, 2, 1, 1, 2, 2, 1, 1, 1, 1, 2, 2, 1, 1, 1, 1, 2, 4, 2, 1, 1, 1, 2, 1, 3, 0, 1, 0, 1, 0, 2, 0, 1, 0, 0, 0, 1, 4, 1, 2, 2, 2, 2, 2, 2, 2, 1, 2, 2, 3, 0, 1, 4, 2, 1, 0, 1, 0, 1, 1, 3, 3, 2, 3, 2, 3, 2, 2, 3, 2, 1, 2, 4, 3, 1, 1, 1, 1, 1, 1, 2, 0, 3, 3, 0, 2, 0, 1, 3, 3, 1, 1, 1, 0, 1, 1, 2, 0, 0, 1, 2, 1, 0, 1, 0, 0, 1, 1, 0, 2, 0, 0, 1, 0, 1, 0, 1, 0, 1, 0, 0, 0, 0, 2, 2, 2, 1, 1, 2, 2, 4, 1, 1, 2, 1, 3, 1, 0, 3, 0, 0, 2, 0, 0, 3, 1, 1, 1, 2, 1, 2, 0, 1, 3, 1, 1, 2, 1, 1, 2, 3, 0, 4, 1, 3, 4, 1, 2, 1, 1, 2, 2, 2, 2, 2, 1, 0, 1, 4, 4, 1, 2, 1, 2, 2, 2, 1, 3, 1, 2, 1, 3, 1, 1, 3, 4, 1, 3, 2, 4, 0, 2, 1, 2, 1, 1, 1, 2, 1, 2, 1, 1, 1, 2, 1, 1, 1, 1, 2, 1, 2, 0, 2, 2, 1, 2, 0, 3, 2, 1, 3, 2, 1, 2, 2, 1, 2, 1, 3, 1, 0, 1, 1, 2, 2, 0, 2, 1, 3, 2, 1, 0, 0, 2, 1, 2, 2, 2, 5, 2, 3, 1, 2, 4, 2, 3, 1, 1, 2, 1, 1, 1, 0, 2, 2, 2, 2, 2, 2, 1, 1, 0, 3, 2, 2, 3, 0, 1, 0, 3, 2, 3, 0, 3, 0, 1, 1, 2, 2, 1, 3, 2, 2, 0, 0, 3, 1, 2, 2, 0, 3, 2, 0, 4, 1, 0, 2, 1, 1, 2, 1, 2, 1, 0, 1, 4, 2, 3, 1, 1, 1, 4, 3, 2, 1, 2, 2, 4, 0, 2, 2, 2, 2, 0, 3, 1, 3, 1, 2, 3, 1, 0, 2, 2, 1, 1, 0, 3, 1, 2, 3, 0, 2, 3, 2, 1, 0, 3, 1, 1, 1, 2, 0, 0, 1, 3, 1, 0, 2, 2, 3, 2, 1, 0, 1, 1, 1, 2, 1, 3, 2, 1, 2, 1, 1, 1, 0, 2, 0, 1, 5, 1, 0, 4, 1, 3, 3, 2, 1, 1, 0, 2, 0, 1, 3, 1, 3, 2, 0, 2, 4, 1, 0, 3, 2, 2, 1, 0, 2, 2, 1, 0, 1, 1, 1, 0, 2, 0, 0, 3, 1, 1, 1, 0, 2, 2, 3, 2, 2, 1, 0, 3, 2, 1, 3, 2, 2, 2, 2, 2, 0, 2, 2, 1, 3, 3, 2, 1, 3, 4, 3, 2, 2, 1, 3, 0, 0, 1, 3, 0, 2, 1, 0, 2, 1, 0, 0, 2, 4, 0, 0, 2, 1, 2, 1, 1, 2, 2, 1, 2, 1, 1, 1, 0, 0, 2, 0, 0, 0, 2, 2, 0, 4, 3, 3, 2, 1, 0, 2, 2, 1, 1, 1, 5, 1, 2, 2, 2, 1, 0, 1, 1, 1, 3, 1, 2, 5, 1, 1, 5, 2, 6, 1, 3, 0, 1, 2, 4, 2, 5, 1, 3, 2, 4, 4, 2, 5, 4, 3, 3, 3, 2, 1, 1, 2, 2, 2, 2, 3, 4, 3, 3, 4, 3, 3, 1, 2, 3, 2, 4, 3, 5, 3, 2, 1, 2, 3, 2, 1, 2, 0, 1, 0, 1, 2, 2, 2, 3, 1, 2, 1, 2, 1, 2, 1, 2, 4, 1, 1, 1, 3, 3, 0, 2, 1, 3, 2, 3, 3, 3, 3, 2, 2, 2, 1, 3, 3, 1, 1, 2, 2, 1, 4, 2, 0, 1, 1, 2, 2, 1, 0, 3, 2, 0, 2, 1, 1, 1, 2, 2, 4, 1, 1, 4, 0, 1, 0, 2, 3, 2, 1, 4, 0, 3, 3, 3, 2, 2, 2, 1, 1, 2, 1, 3, 0, 2, 3, 2, 4, 1, 1, 0, 2, 0, 2, 0, 3, 2, 1, 1, 1, 0, 6, 1, 1, 2, 1, 2, 4, 1, 1, 0, 0, 1, 1, 1, 2, 0, 1, 2, 2, 1, 1, 1, 1, 3, 1, 2, 3, 1, 3, 3, 1, 0, 0, 2, 4, 1, 1, 0, 1, 0, 2, 2, 1, 1, 4, 3, 1, 1, 0, 3, 1, 2, 2, 3, 1, 5, 3, 2, 1, 1, 1, 2, 4, 2, 3, 3, 2, 3, 3, 6, 4, 1, 1, 3, 3, 1, 1, 1, 3, 0, 3, 1, 2, 4, 4, 2, 2, 0, 0, 1, 1, 1, 0, 1, 1, 3, 1, 2, 2, 2, 2, 1, 2, 3, 1, 5, 2, 1, 0, 0, 2, 2, 2, 0, 2, 1, 3, 0, 0, 3, 2, 2, 1, 2, 1, 4, 3, 4, 0, 3, 2, 3, 2, 1, 2, 1, 3, 0, 0, 1, 0, 1, 2, 2, 2, 1, 2, 3, 1, 3, 1, 1, 3, 1, 1, 1, 0, 3, 1, 2, 0, 1, 2, 0, 2, 2, 2, 2, 3, 0, 2, 3, 3, 2, 2, 3, 2, 2, 2, 5, 2, 3, 3, 1, 1, 2, 1, 0, 0, 1, 1, 2, 5, 1, 1, 1, 1, 2, 3, 3, 0, 2, 2, 2, 1, 2, 0, 1, 2, 1, 1, 2, 3, 2, 4, 2, 3, 1, 2, 2, 2, 3, 2, 2, 1, 1, 3, 3, 0, 1, 1, 2, 1, 3, 3, 2, 1, 2, 3, 4, 2, 3, 0, 2, 4, 3, 2, 0, 1, 4, 1, 4, 6, 0, 0, 1, 0, 6, 0, 2, 3, 4, 1, 3, 1, 3, 2, 3, 1, 1, 2, 1, 3, 0, 0, 2, 1, 2, 2, 2, 4, 2, 3, 1, 2, 0, 2, 1, 3, 0, 3, 0, 3, 2, 3, 2, 2, 3, 3, 0, 2, 3, 1, 0, 2, 2, 1, 0, 1, 2, 0, 3, 4, 0, 3, 2, 2, 2, 1, 4, 4, 4, 2, 2, 2, 3, 3, 2, 2, 2, 1, 1, 2, 1, 0, 2, 2, 2, 1, 3, 3, 3, 0, 2, 2, 1, 2, 3, 1, 3, 2, 1, 1, 3, 2, 3, 1, 2, 3, 2, 2, 2, 0, 0, 3, 1, 2, 2, 1, 1, 2, 4, 6, 0, 0, 3, 2, 2, 3, 0, 2, 0, 0, 3, 2, 1, 1, 1, 1, 2, 1, 1, 2, 3, 3, 1, 2, 2, 1, 2, 0, 2, 0, 5, 3, 2, 2, 4, 1, 2, 5, 0, 1, 2, 3, 5, 3, 3, 2, 3, 5, 3, 2, 2, 3, 1, 1, 2, 2, 1, 2, 2, 1, 2, 0, 2, 1, 0, 1, 3, 3, 2, 1, 0, 3, 3, 0, 1, 1, 2, 2, 2, 0, 0, 3, 3, 3, 3, 2, 0, 2, 1, 1, 3, 2, 2, 1, 3, 5, 2, 4, 1, 3, 1, 0, 2, 2, 2, 4, 3, 1, 2, 2, 0, 4, 1, 1, 0, 2, 1, 3, 3, 0, 0, 3, 1, 3, 2, 1, 2, 2, 1, 0, 2, 2, 3, 1, 2, 1, 1, 0, 1, 0, 4, 3, 5, 1, 1, 1, 4, 3, 1, 3, 2, 1, 4, 0, 3, 2, 3, 1, 0, 0, 1, 1, 2, 1, 4, 4, 3, 2, 0, 3, 1, 1, 3, 2, 0, 2, 2, 3, 4, 2, 2, 1, 0, 2, 1, 3, 3, 0, 1, 3, 1, 2, 2, 0, 2, 2, 1, 1, 2, 2, 2, 0, 3, 0, 3, 1, 0, 1, 1, 2, 3, 2, 1, 1, 1, 3, 2, 0, 3, 2, 4, 2, 3, 4, 0, 0, 0, 1, 0, 2, 3, 3, 4, 3, 3, 3, 2, 4, 2, 2, 0, 0, 2, 1, 3, 3, 1, 2, 3, 2, 0, 3, 1, 4, 2, 3, 1, 2, 1, 2, 1, 2, 4, 3, 5, 3, 0, 2, 1, 1, 3, 4, 4, 1, 1, 2, 0, 2, 0, 1, 1, 0, 2, 2, 0, 1, 3, 1, 1, 3, 6, 2, 2, 4, 4, 2, 1, 1, 0, 2, 1, 0, 2, 1, 0, 2, 2, 0, 3, 1, 1, 1, 1, 2, 3, 1, 2, 1, 2, 3, 1, 0, 2, 2, 2, 0, 3, 3, 0, 1, 1, 3, 1, 0, 1, 1, 1, 2, 1, 1, 4, 3, 2, 5, 3, 3, 0, 1, 3, 3, 2, 2, 4, 4, 1, 1, 2, 1, 4, 2, 3, 1, 1, 3, 0, 1, 0, 1, 1, 2, 3, 3, 3, 3, 2, 4, 3, 0, 4, 2, 2, 2, 1, 1, 2, 1, 1, 2, 1, 1, 1, 2, 1, 3, 0, 2, 1, 0, 0, 3, 2, 0, 1, 1, 3, 4, 2, 2, 2, 2, 1, 1, 3, 3, 1, 1, 2, 0, 2, 4, 2, 1, 2, 1, 1, 1, 4, 1, 1, 2, 2, 2, 1, 3, 4, 5, 1, 3, 0, 3, 2, 0, 1, 1, 2, 4, 3, 4, 1, 2, 1, 2, 3, 1, 1, 3, 3, 0, 0, 0, 1, 1, 1, 1, 2, 3, 2, 3, 2, 1, 3, 2, 3, 3, 2, 1, 3, 2, 1, 0, 1, 1, 0, 1, 2, 3, 1, 1, 3, 1, 4, 3, 2, 1, 1, 0, 2, 2, 0, 0, 3, 2, 4, 0, 1, 3, 2, 0, 2, 2, 1, 3, 4, 2, 1, 1, 0, 1, 2, 1, 2, 2, 2, 2, 0, 2, 2, 1, 1, 0, 2, 3, 4, 0, 0, 1, 1, 2, 3, 2, 2, 1, 0, 0, 1, 0, 1, 3, 0, 1, 1, 2, 2, 2, 2, 1, 0, 0, 2, 1, 1, 2, 3, 1, 2, 2, 5, 2, 5, 1, 1, 3, 6, 2, 1, 0, 2, 2, 4, 4, 1, 1, 0, 1, 1, 4, 2, 3, 1, 0, 2, 1, 1, 2, 3, 0, 2, 2, 1, 2, 1, 2, 1, 0, 1, 1, 2, 1, 0, 2, 1, 1, 2, 2, 1, 3, 3, 3, 0, 2, 1, 2, 1, 3, 0, 3, 2, 3, 1, 1, 0, 1, 2, 1, 3, 3, 4, 1, 1, 2, 2, 0, 1, 2, 2, 2, 1, 3, 4, 0, 2, 0, 1, 3, 2, 0, 0, 1, 1, 0, 3, 2, 0, 2, 2, 2, 2, 1, 1, 3, 0, 1, 2, 2, 0, 1, 1, 4, 1, 1, 0, 4, 1, 2, 1, 1, 2, 2, 3, 1, 2, 1, 2, 0, 2, 1, 2, 2, 2, 1, 1, 3, 1, 0, 1, 2, 2, 1, 3, 0, 1, 2, 3, 1, 1, 2, 0, 2, 1, 3, 2, 1, 2, 2, 1, 1, 1, 3, 0, 1, 0, 3, 5, 2, 0, 2, 2, 5, 0, 4, 2, 0, 1, 3, 2, 3, 2, 3, 0, 1, 2, 0, 3, 2, 2, 0, 3, 3, 0, 3, 3, 4, 1, 2, 3, 1, 2, 0, 2, 2, 1, 1, 0, 3, 1, 1, 3, 1, 2, 1, 2, 1, 2, 2, 1, 2, 2, 1, 1, 3, 1, 1, 1, 2, 1, 2, 2, 1, 1, 1, 2, 1, 2, 1, 2, 0, 2, 3, 0, 2, 3, 1, 2, 1, 2, 3, 1, 2, 0, 1, 3, 2, 1, 2, 2, 2, 1, 3, 4, 3, 4, 2, 1, 0, 2, 0, 0, 3, 1, 1, 3, 1, 0, 0, 3, 1, 2, 2, 1, 0, 0, 3, 1, 2, 2, 1, 1, 4, 1, 2, 2, 4, 2, 2, 2, 2, 4, 1, 1, 3, 2, 3, 3, 1, 4, 3, 2, 3, 3, 2, 4, 5, 3, 4, 3, 3, 2, 3, 2, 2, 4, 2, 3, 3, 3, 2, 3, 2, 2, 3, 1, 2, 1, 4, 1, 1, 5, 3, 0, 5, 3, 1, 4, 3, 0, 4, 2, 0, 4, 0, 5, 3, 0, 6, 4, 0, 4, 4, 1, 4, 3, 1, 4, 3, 2, 4, 3, 0, 3, 2, 2, 1, 3, 4, 0, 1, 3, 0, 5, 2, 3, 3, 2, 3, 2, 1, 2, 2, 3, 1, 0, 2, 1, 2, 3, 0, 2, 2, 3, 2, 3, 3, 2, 1, 1, 1, 2, 4, 2, 0, 1, 2, 0, 2, 2, 1, 1, 1, 1, 2, 1, 1, 2, 1, 1, 1, 2, 0, 1, 2, 1, 2, 3, 2, 3, 1, 1, 1, 2, 2, 3, 4, 1, 2, 3, 2, 1, 0, 1, 2, 3, 1, 2, 2, 3, 2, 4, 0, 1, 5, 0, 1, 2, 2, 1, 1, 3, 1, 3, 3, 1, 2, 0, 2, 2, 0, 3, 1, 1, 3, 1, 0, 5, 3, 1, 4, 4, 1, 4, 3, 1, 3, 4, 1, 3, 4, 1, 5, 4, 1, 3, 3, 0, 5, 3, 1, 4, 3, 3, 3, 2, 3, 3, 2, 2, 3, 1, 2, 1, 4, 1, 0, 6, 3, 0, 6, 3, 0, 5, 3, 0, 4, 3, 1, 3, 2, 0, 3, 3, 1, 3, 1, 2, 3, 1, 0, 0, 1, 2, 4, 0, 1, 1, 0, 1, 2, 1, 1, 2, 5, 1, 2, 0, 3, 3, 1, 1, 2, 0, 2, 1, 0, 2, 0, 1, 3, 1, 2, 0, 2, 2, 0, 1, 2, 0, 2, 0, 2, 1, 1, 2, 3, 1, 0, 1, 4, 0, 2, 3, 3, 3, 3, 3, 2, 3, 1, 1, 0, 3, 2, 3, 2, 2, 1, 4, 3, 4, 0, 5, 2, 1, 0, 1, 0, 3, 3, 5, 3, 1, 5, 2, 3, 4, 0, 1, 3, 4, 0, 0, 4, 3, 0, 2, 0, 1, 3, 2, 1, 2, 1, 0, 5, 0, 1, 0, 5, 0, 1, 3, 0, 2, 4, 0, 0, 3, 4, 0, 3, 1, 3, 2, 2, 3, 3, 0, 0, 3, 2, 4, 3, 1, 1, 2, 2, 1, 3, 3, 4, 1, 0, 2, 3, 0, 3, 2, 1, 1, 1, 2, 3, 2, 3, 4, 1, 1, 1, 3, 0, 4, 4, 3, 1, 1, 1, 0, 3, 2, 1, 3, 2, 1, 2, 4, 0, 3, 4, 0, 4, 0, 2, 1, 5, 1, 6, 1, 1, 5, 3, 1, 3, 1, 5, 3, 1, 1, 5, 4, 4, 4, 2, 2, 2, 0, 3, 1, 0, 2, 3, 1, 2, 1, 2, 1, 1, 2, 2, 1, 4, 3, 4, 2, 0, 1, 1, 0, 4, 3, 1, 2, 1, 0, 1, 1, 2, 2, 1, 1, 3, 0, 1, 1, 4, 1, 1, 2, 2, 2, 2, 1, 0, 5, 3, 1, 5, 4, 1, 4, 5, 1, 3, 2, 2, 3, 1, 1, 3, 2, 2, 3, 3, 1, 3, 1, 2, 3, 3, 1, 2, 3, 2, 2, 3, 1, 3, 2, 3, 2, 3, 2, 3, 6, 1, 3, 6, 3, 2, 3, 3, 2, 4, 3, 1, 4, 3, 3, 4, 3, 1, 3, 2, 0, 6, 2, 3, 2, 4, 2, 2, 2, 0, 1, 1, 1, 1, 2, 1, 0, 0, 0, 0, 0, 1, 1, 0, 0, 2, 1, 2, 0, 4, 3, 0, 1, 4, 2, 2, 2, 1, 1, 1, 3, 0, 1, 1, 2, 2, 2, 2, 0, 0, 1, 2, 1, 1, 1, 0, 0, 2, 0, 0, 3, 2, 1, 0, 1, 1, 0, 1, 3, 1, 2, 2, 3, 1, 3, 2, 1, 2, 4, 1, 1, 5, 3, 1, 5, 5, 2, 1, 6, 2, 2, 2, 4, 0, 2, 3, 5, 3, 2, 2, 2, 2, 4, 4, 3, 3, 0, 3, 4, 3, 2, 4, 0, 0, 2, 1, 1, 0, 2, 2, 2, 0, 1, 0, 1, 0, 1, 5, 0, 1, 2, 1, 4, 1, 2, 1, 3, 1, 3, 1, 4, 2, 3, 0, 2, 4, 1, 0, 1, 1, 3, 1, 2, 1, 2, 3, 0, 2, 1, 5, 1, 3, 1, 1, 0, 1, 2, 2, 2, 1, 1, 2, 1, 3, 0, 2, 2, 0, 3, 2, 0, 2, 1, 3, 1, 1, 2, 3, 2, 1, 2, 3, 0, 4, 1, 3, 1, 1, 2, 3, 0, 3, 2, 1, 1, 1, 1, 1, 1, 3, 1, 3, 3, 1, 1, 0, 1, 3, 1, 3, 2, 2, 3, 4, 3, 2, 1, 3, 1, 2, 1, 3, 1, 1, 1, 2, 3, 1, 1, 0, 4, 2, 1, 2, 2, 0, 1, 1, 1, 0, 2, 1, 3, 0, 1, 3, 1, 4, 1, 1, 2, 1, 3, 0, 3, 3, 2, 3, 4, 3, 3, 2, 2, 1, 1, 2, 3, 2, 2, 1, 2, 1, 2, 4, 2, 1, 2, 1, 2, 3, 0, 2, 1, 3, 2, 1, 1, 3, 0, 4, 2, 3, 2, 1, 0, 1, 4, 2, 1, 1, 2, 3, 2, 0, 3, 3, 1, 1, 2, 3, 2, 4, 5, 1, 2, 3, 3, 2, 1, 2, 6, 3, 1, 2, 2, 0, 4, 1, 0, 0, 4, 0, 3, 4, 1, 1, 3, 2, 2, 1, 1, 3, 1, 1, 2, 2, 3, 1, 3, 3, 0, 3, 3, 3, 3, 4, 3, 2, 1, 2, 1, 2, 2, 3, 2, 2, 2, 3, 0, 2, 0, 2, 3, 0, 1, 0, 3, 1, 2, 2, 3, 2, 3, 1, 1, 1, 4, 2, 2, 2, 1, 3, 7, 0, 1, 3, 1, 1, 1, 1, 1, 3, 1, 3, 1, 1, 3, 3, 2, 2, 2, 2, 2, 2, 1, 0, 0, 0, 1, 1, 0, 2, 1, 2, 0, 4, 1, 1, 3, 2, 3, 3, 1, 1, 0, 3, 3, 1, 2, 2, 3, 0, 2, 0, 3, 1, 1, 1, 2, 1, 2, 1, 3, 3, 1, 2, 1, 1, 0, 1, 1, 1, 2, 1, 4, 2, 4, 1, 3, 1, 1, 3, 1, 4, 3, 3, 2, 1, 2, 2, 2, 2, 1, 1, 2, 1, 1, 2, 0, 1, 2, 0, 1, 1, 1, 2, 2, 2, 0, 1, 1, 0, 3, 0, 1, 0, 1, 3, 3, 1, 2, 2, 1, 0, 1, 1, 2, 3, 2, 1, 2, 1, 3, 3, 0, 3, 1, 2, 3, 1, 2, 3, 3, 4, 2, 0, 3, 2, 5, 1, 2, 3, 2, 1, 1, 1, 1, 4, 1, 2, 1, 4, 3, 4, 2, 1, 2, 2, 1, 2, 2, 4, 1, 2, 1, 1, 0, 2, 3, 1, 2, 1, 0, 2, 3, 3, 3, 3, 2, 1, 2, 3, 1, 1, 1, 4, 2, 0, 2, 0, 2, 1, 1, 1, 5, 0, 2, 5, 2, 2, 2, 3, 3, 2, 3, 3, 1, 3, 0, 1, 2, 2, 3, 1, 1, 3, 2, 2, 1, 2, 3, 4, 5, 2, 2, 3, 2, 1, 1, 2, 2, 0, 0, 2, 4, 2, 3, 5, 4, 2, 2, 1, 2, 1, 1, 2, 4, 2, 0, 2, 1, 3, 3, 1, 0, 1, 2, 1, 0, 0, 0, 1, 1, 2, 1, 2, 2, 2, 1, 1, 1, 1, 1, 0, 0, 1, 2, 1, 1, 1, 1, 0, 2, 2, 1, 1, 4, 1, 0, 1, 2, 3, 1, 3, 4, 2, 1, 2, 2, 5, 3, 2, 1, 2, 0, 2, 1, 4, 2, 3, 1, 1, 3, 2, 1, 3, 1, 3, 0, 1, 4, 0, 3, 2, 3, 2, 0, 2, 1, 2, 1, 4, 2, 2, 1, 2, 0, 2, 2, 1, 5, 3, 2, 0, 2, 4, 0, 2, 1, 3, 2, 2, 2, 1, 0, 2, 5, 2, 1, 0, 3, 2, 1, 0, 4, 2, 1, 2, 2, 1, 1, 1, 3, 0, 1, 2, 2, 3, 2, 0, 1, 4, 2, 2, 3, 3, 3, 1, 3, 0, 4, 1, 2, 3, 1, 0, 2, 0, 3, 1, 1, 1, 0, 1, 3, 3, 3, 1, 2, 2, 1, 2, 5, 1, 2, 2, 1, 2, 1, 2, 1, 5, 3, 2, 0, 0, 1, 1, 2, 2, 3, 1, 2, 3, 1, 0, 0, 1, 2, 4, 2, 2, 2, 2, 0, 1, 3, 2, 2, 0, 0, 1, 1, 2, 0, 3, 2, 2, 2, 2, 2, 1, 2, 0, 1, 0, 1, 2, 2, 3, 1, 0, 0, 2, 3, 1, 0, 1, 0, 1, 2, 3, 0, 3, 2, 5, 0, 2, 0, 1, 1, 1, 2, 1, 2, 3, 3, 1, 2, 5, 1, 3, 2, 1, 5, 3, 4, 2, 3, 2, 2, 0, 3, 2, 1, 3, 0, 2, 1, 2, 2, 1, 1, 1, 2, 2, 4, 3, 0, 2, 2, 4, 2, 4, 3, 0, 1, 0, 2, 1, 1, 4, 4, 3, 4, 2, 4, 3, 3, 1, 4, 1, 2, 3, 1, 1, 2, 3, 0, 0, 2, 3, 2, 1, 0, 0, 2, 4, 1, 1, 0, 1, 1, 2, 1, 1, 0, 4, 1, 2, 3, 2, 1, 1, 1, 1, 1, 3, 3, 3, 4, 2, 0, 1, 2, 3, 2, 1, 4, 3, 1, 0, 5, 2, 1, 4, 1, 1, 2, 2, 2, 2, 3, 3, 3, 1, 0, 1, 3, 2, 3, 1, 1, 4, 1, 2, 0, 2, 3, 0, 2, 2, 1, 2, 1, 2, 2, 1, 3, 1, 4, 3, 2, 3, 4, 3, 3, 1, 3, 1, 3, 2, 1, 1, 2, 2, 0, 1, 3, 2, 4, 3, 1, 3, 1, 3, 4, 1, 1, 4, 3, 1, 2, 2, 2, 2, 3, 2, 3, 2, 2, 1, 1, 2, 3, 4, 2, 2, 2, 2, 3, 2, 1, 2, 1, 2, 2, 3, 3, 2, 0, 2, 2, 3, 1, 4, 2, 1, 2, 1, 3, 1, 4, 2, 1, 3, 3, 2, 1, 2, 3, 3, 0, 3, 2, 1, 3, 2, 3, 2, 2, 2, 1, 1, 1, 1, 1, 2, 1, 1, 2, 2, 3, 0, 1, 1, 2, 0, 4, 1, 3, 3, 1, 2, 0, 4, 0, 4, 2, 1, 2, 0, 2, 1, 0, 1, 5, 2, 3, 2, 1, 0, 2, 0, 1, 2, 2, 0, 2, 2, 3, 0, 1, 1, 1, 3, 3, 0, 1, 1, 1, 2, 0, 3, 1, 1, 0, 1, 2, 1, 2, 4, 3, 1, 1, 4, 2, 2, 1, 1, 2, 2, 2, 2, 1, 2, 0, 1, 0, 0, 2, 4, 2, 3, 0, 1, 3, 0, 1, 2, 0, 0, 0, 2, 3, 1, 1, 1, 1, 1, 1, 3, 4, 4, 1, 3, 4, 3, 0, 2, 2, 3, 0, 1, 2, 3, 3, 1, 1, 2, 2, 1, 1, 2, 1, 2, 1, 1, 2, 3, 1, 1, 2, 2, 1, 3, 2, 1, 0, 3, 1, 1, 0, 0, 2, 3, 2, 3, 1, 2, 1, 1, 1, 3, 2, 2, 1, 0, 2, 3, 0, 2, 3, 2, 0, 2, 0, 1, 1, 0, 1, 3, 2, 2, 1, 2, 0, 1, 2, 1, 1, 1, 3, 2, 3, 1, 2, 0, 2, 0, 0, 1, 1, 3, 2, 1, 2, 0, 2, 2, 3, 2, 0, 3, 0, 3, 1, 2, 2, 4, 4, 2, 1, 1, 2, 2, 1, 1, 3, 4, 2, 2, 3, 0, 0, 2, 1, 2, 2, 2, 2, 0, 1, 2, 1, 3, 0, 2, 2, 1, 1, 1, 0, 1, 2, 3, 0, 2, 0, 3, 2, 1, 4, 1, 2, 3, 1, 1, 3, 0, 1, 0, 4, 3, 0, 2, 3, 2, 2, 1, 1, 2, 3, 3, 1, 2, 1, 2, 3, 2, 3, 0, 1, 1, 1, 1, 0, 1, 1, 3, 1, 1, 1, 0, 0, 1, 2, 1, 2, 1, 1, 0, 1, 1, 1, 0, 1, 2, 1, 1, 2, 1, 1, 0, 1, 1, 2, 1, 3, 1, 1, 0, 2, 2, 2, 2, 3, 0, 1, 2, 1, 2, 0, 3, 2, 1, 2, 0, 1, 3, 2, 2, 1, 2, 1, 2, 0, 0, 0, 0, 1, 5, 4, 1, 1, 2, 3, 0, 1, 1, 3, 2, 2, 2, 2, 1, 2, 0, 4, 1, 0, 0, 2, 0, 1, 0, 3, 2, 1, 3, 2, 4, 2, 0, 2, 0, 2, 1, 2, 2, 1, 0, 3, 2, 4, 1, 1, 1, 1, 2, 1, 3, 2, 1, 2, 1, 1, 0, 2, 1, 2, 1, 2, 1, 0, 3, 0, 0, 3, 0, 0, 3, 2, 2, 0, 1, 4, 1, 2, 4, 3, 3, 1, 2, 0, 1, 1, 1, 1, 2, 1, 1, 1, 3, 1, 1, 3, 1, 2, 5, 2, 0, 0, 3, 2, 3, 0, 1, 3, 0, 0, 0, 0, 1, 1, 3, 1, 0, 1, 0, 2, 1, 2, 0, 4, 2, 2, 1, 1, 3, 1, 2, 1, 2, 2, 2, 2, 2, 2, 2, 3, 4, 1, 0, 0, 2, 5, 2, 3, 2, 1, 3, 0, 5, 2, 3, 0, 3, 1, 2, 2, 2, 1, 4, 3, 1, 2, 2, 0, 1, 1, 1, 2, 2, 1, 1, 1, 0, 0, 1, 2, 4, 2, 2, 5, 3, 2, 3, 1, 1, 2, 2, 2, 1, 2, 2, 2, 2, 0, 0, 0, 1, 0, 3, 2, 1, 1, 1, 2, 2, 5, 1, 2, 1, 3, 4, 4, 1, 1, 2, 1, 1, 1, 0, 3, 3, 2, 2, 3, 2, 3, 1, 1, 4, 2, 1, 3, 1, 5, 3, 2, 0, 0, 1, 1, 1, 2, 2, 4, 1, 0, 2, 0, 3, 2, 1, 2, 2, 2, 2, 2, 1, 1, 4, 1, 2, 0, 2, 1, 4, 2, 2, 2, 2, 3, 1, 4, 2, 0, 1, 2, 3, 1, 0, 1, 1, 1, 3, 2, 0, 1, 1, 2, 0, 2, 3, 2, 1, 1, 0, 1, 1, 2, 1, 2, 0, 3, 2, 2, 1, 1, 1, 1, 1, 0, 0, 2, 2, 2, 2, 1, 2, 2, 1, 1, 2, 3, 3, 4, 1, 3, 1, 2, 1, 0, 3, 2, 2, 2, 2, 1, 1, 1, 2, 2, 4, 1, 1, 1, 3, 2, 1, 1, 1, 1, 0, 1, 3, 3, 2, 3, 0, 1, 1, 1, 2, 1, 0, 3, 1, 0, 3, 2, 1, 1, 1, 0, 2, 2, 0, 2, 1, 6, 2, 2, 2, 1, 1, 2, 3, 1, 3, 2, 1, 2, 2, 1, 2, 0, 2, 2, 3, 2, 2, 1, 1, 1, 3, 2, 3, 2, 4, 2, 0, 2, 2, 1, 3, 3, 2, 2, 2, 0, 2, 2, 1, 2, 3, 2, 3, 1, 0, 2, 1, 2, 0, 2, 2, 3, 1, 1, 1, 1, 2, 1, 2, 1, 1, 4, 2, 2, 0, 2, 1, 4, 4, 1, 3, 0, 0, 1, 3, 1, 2, 2, 0, 0, 3, 1, 1, 0, 2, 2, 3, 2, 0, 1, 0, 0, 0, 3, 1, 1, 1, 1, 4, 2, 2, 0, 3, 1, 1, 3, 1, 0, 2, 1, 3, 0, 3, 3, 1, 0, 1, 3, 1, 3, 2, 0, 3, 1, 2, 0, 0, 3, 2, 3, 2, 0, 1, 3, 3, 3, 1, 0, 2, 5, 1, 2, 0, 1, 1, 4, 3, 3, 2, 0, 2, 1, 2, 2, 3, 2, 2, 1, 2, 2, 2, 2, 1, 1, 1, 1, 4, 3, 2, 2, 0, 1, 2, 3, 1, 1, 1, 3, 2, 2, 2, 1, 2, 2, 1, 2, 1, 1, 2, 0, 3, 2, 1, 3, 1, 1, 1, 5, 3, 3, 2, 2, 2, 2, 2, 3, 4, 0, 2, 1, 1, 2, 1, 0, 3, 2, 2, 1, 3, 0, 0, 3, 2, 1, 2, 2, 2, 0, 2, 1, 0, 0, 4, 3, 3, 3, 2, 3, 2, 0, 2, 2, 0, 3, 2, 1, 1, 1, 4, 2, 2, 4, 0, 5, 0, 2, 2, 2, 2, 1, 1, 2, 4, 2, 2, 1, 2, 0, 1, 2, 1, 0, 4, 3, 2, 1, 1, 1, 2, 3, 3, 3, 1, 2, 0, 1, 1, 2, 1, 3, 1, 3, 1, 1, 1, 3, 1, 2, 1, 3, 4, 2, 2, 2, 3, 1, 1, 1, 1, 0, 1, 1, 4, 1, 2, 2, 0, 2, 0, 2, 1, 1, 2, 1, 1, 0, 0, 3, 4, 1, 1, 3, 2, 1, 3, 1, 1, 3, 5, 2, 2, 2, 0, 2, 1, 3, 5, 0, 4, 3, 3, 1, 2, 0, 3, 2, 0, 0, 3, 2, 1, 2, 4, 2, 1, 3, 1, 1, 3, 1, 1, 1, 2, 2, 2, 1, 1, 1, 4, 3, 2, 3, 0, 3, 2, 1, 1, 2, 2, 0, 2, 5, 1, 0, 1, 5, 1, 3, 4, 1, 1, 1, 1, 3, 0, 2, 3, 2, 0, 2, 1, 1, 1, 3, 2, 2, 2, 2, 2, 0, 2, 2, 0, 0, 2, 1, 0, 0, 2, 3, 2, 2, 0, 1, 3, 1, 1, 4, 1, 3, 1, 0, 3, 2, 1, 1, 1, 3, 4, 4, 1, 3, 3, 2, 1, 2, 2, 2, 1, 3, 1, 1, 1, 1, 2, 1, 1, 6, 1, 0, 1, 4, 1, 0, 3, 1, 3, 3, 3, 2, 4, 2, 5, 3, 1, 0, 2, 2, 1, 1, 2, 3, 0, 3, 2, 1, 0, 3, 2, 2, 2, 1, 1, 3, 1, 2, 1, 0, 3, 1, 4, 2, 1, 3, 2, 4, 3, 1, 1, 3, 3, 2, 1, 2, 1, 1, 1, 0, 3, 5, 0, 2, 0, 1, 2, 2, 1, 1, 1, 2, 2, 1, 1, 3, 1, 0, 3, 1, 1, 1, 3, 2, 0, 1, 1, 1, 5, 2, 2, 2, 0, 1, 1, 2, 3, 2, 3, 1, 2, 1, 3, 4, 4, 2, 5, 2, 2, 3, 4, 0, 3, 3, 2, 3, 5, 3, 1, 0, 1, 2, 1, 2, 0, 2, 1, 1, 3, 3, 0, 1, 1, 2, 1, 2, 3, 2, 0, 2, 0, 2, 0, 1, 1, 2, 2, 1, 1, 1, 2, 1, 0, 2, 1, 3, 1, 4, 1, 2, 2, 1, 2, 0, 3, 2, 4, 2, 1, 3, 1, 3, 2, 3, 3, 1, 2, 2, 0, 3, 0, 4, 2, 3, 0, 2, 0, 3, 3, 3, 1, 0, 6, 3, 0, 3, 2, 1, 2, 3, 3, 1, 2, 1, 1, 3, 2, 0, 1, 1, 0, 2, 1, 2, 4, 3, 1, 1, 0, 1, 2, 1, 2, 1, 1, 2, 0, 1, 1, 3, 2, 2, 2, 0, 2, 4, 2, 2, 1, 1, 3, 2, 3, 2, 3, 4, 3, 2, 2, 4, 4, 1, 2, 0, 2, 2, 2, 3, 2, 3, 2, 2, 3, 4, 1, 1, 0, 0, 2, 1, 2, 1, 1, 0, 1, 2, 1, 2, 1, 1, 0, 2, 0, 1, 2, 1, 1, 1, 1, 1, 0, 2, 3, 2, 3, 3, 2, 0, 1, 1, 1, 1, 3, 1, 2, 2, 0, 4, 0, 1, 1, 2, 1, 3, 3, 2, 1, 2, 1, 3, 1, 0, 1, 1, 1, 2, 1, 1, 0, 0, 0, 1, 4, 1, 4, 2, 1, 3, 1, 3, 1, 2, 0, 0, 2, 3, 2, 3, 2, 0, 2, 4, 2, 3, 4, 0, 4, 0, 4, 1, 3, 1, 2, 1, 1, 1, 2, 0, 1, 1, 2, 1, 1, 3, 1, 0, 0, 1, 2, 0, 3, 0, 2, 1, 0, 3, 0, 0, 2, 2, 2, 2, 2, 1, 1, 2, 0, 0, 2, 2, 1, 3, 2, 4, 0, 2, 0, 3, 1, 1, 1, 2, 1, 1, 2, 2, 2, 3, 3, 2, 1, 3, 2, 2, 2, 1, 1, 0, 2, 3, 0, 2, 2, 1, 2, 2, 1, 4, 2, 3, 0, 1, 0, 1, 2, 2, 0, 0, 2, 2, 2, 0, 1, 2, 2, 2, 1, 1, 0, 2, 4, 0, 1, 2, 2, 5, 0, 2, 0, 3, 3, 2, 1, 1, 0, 1, 2, 1, 2, 3, 1, 2, 3, 1, 1, 2, 1, 2, 0, 0, 1, 1, 4, 2, 1, 2, 2, 3, 2, 4, 1, 2, 1, 1, 0, 0, 3, 2, 0, 3, 4, 1, 2, 1, 3, 2, 4, 1, 0, 3, 1, 0, 3, 1, 2, 4, 2, 3, 1, 3, 4, 2, 3, 3, 3, 3, 3, 4, 1, 3, 1, 4, 2, 4, 4, 3, 3, 3, 3, 1, 1, 2, 1, 2, 0, 1, 3, 3, 1, 4, 2, 4, 1, 2, 3, 2, 2, 4, 1, 2, 4, 2, 1, 4, 1, 2, 3, 1, 2, 2, 4, 0, 1, 1, 4, 4, 1, 0, 2, 2, 1, 2, 3, 4, 3, 2, 2, 2, 2, 3, 0, 2, 3, 1, 4, 1, 1, 3, 3, 5, 1, 2, 5, 2, 1, 4, 6, 1, 3, 1, 3, 2, 3, 1, 2, 5, 2, 4, 3, 3, 3, 0, 5, 2, 3, 2, 2, 4, 1, 4, 2, 2, 4, 1, 2, 2, 2, 2, 1, 1, 2, 3, 2, 4, 1, 4, 1, 1, 2, 2, 3, 3, 3, 2, 2, 3, 1, 3, 3, 2, 1, 1, 2, 4, 0, 2, 1, 4, 3, 0, 1, 2, 3, 1, 0, 0, 2, 0, 0, 4, 1, 0, 2, 1, 5, 1, 3, 2, 3, 3, 1, 4, 3, 2, 2, 2, 1, 2, 0, 1, 3, 0, 2, 2, 3, 1, 1, 1, 0, 1, 1, 3, 2, 4, 2, 2, 1, 2, 0, 1, 3, 2, 2, 0, 1, 1, 4, 1, 1, 3, 1, 1, 3, 1, 2, 1, 1, 3, 1, 3, 3, 1, 0, 1, 1, 2, 1, 5, 1, 2, 1, 2, 0, 0, 1, 1, 3, 1, 4, 3, 0, 2, 1, 2, 4, 3, 4, 5, 0, 1, 3, 0, 3, 2, 3, 2, 3, 0, 1, 3, 3, 2, 1, 3, 2, 1, 2, 1, 2, 2, 1, 2, 1, 2, 2, 1, 1, 2, 1, 0, 1, 3, 2, 2, 2, 1, 3, 5, 2, 1, 1, 0, 1, 0, 1, 1, 2, 2, 2, 3, 4, 0, 3, 2, 3, 1, 1, 3, 2, 3, 1, 1, 2, 1, 5, 2, 0, 2, 4, 3, 1, 2, 3, 0, 1, 0, 1, 1, 0, 2, 2, 0, 2, 0, 3, 1, 0, 3, 5, 1, 2, 3, 2, 2, 2, 2, 0, 0, 3, 3, 1, 1, 2, 4, 2, 1, 1, 3, 0, 0, 3, 1, 4, 2, 1, 3, 2, 2, 2, 2, 5, 2, 0, 1, 2, 0, 3, 1, 0, 5, 2, 2, 1, 0, 3, 2, 0, 1, 1, 2, 2, 1, 3, 1, 1, 2, 1, 2, 3, 1, 3, 4, 4, 3, 2, 0, 0, 1, 1, 0, 1, 1, 5, 2, 2, 2, 1, 0, 2, 1, 0, 2, 4, 2, 2, 2, 2, 1, 2, 5, 2, 4, 1, 1, 0, 1, 0, 2, 1, 3, 2, 1, 1, 2, 0, 2, 2, 2, 1, 1, 0, 1, 0, 0, 4, 3, 1, 3, 0, 3, 0, 2, 2, 0, 4, 1, 3, 4, 1, 2, 1, 3, 1, 2, 3, 4, 2, 3, 2, 2, 1, 1, 4, 2, 2, 2, 2, 1, 1, 4, 2, 2, 2, 3, 2, 1, 3, 2, 2, 1, 2, 2, 1, 2, 1, 3, 3, 0, 2, 5, 1, 2, 2, 1, 2, 3, 3, 2, 0, 2, 2, 0, 1, 2, 1, 2, 2, 2, 2, 1, 1, 0, 4, 2, 1, 0, 4, 0, 1, 2, 2, 2, 3, 0, 4, 1, 1, 4, 4, 2, 0, 0, 2, 2, 1, 0, 0, 2, 1, 2, 1, 0, 3, 2, 0, 2, 1, 2, 2, 3, 1, 0, 3, 2, 1, 3, 1, 1, 1, 1, 1, 1, 1, 0, 1, 1, 2, 0, 0, 0, 0, 0, 0, 2, 2, 4, 3, 1, 4, 3, 2, 2, 1, 0, 1, 1, 1, 1, 4, 2, 4, 1, 0, 0, 3, 2, 4, 1, 2, 2, 3, 1, 4, 1, 1, 3, 1, 1, 2, 4, 1, 2, 0, 1, 3, 1, 3, 2, 3, 2, 2, 3, 2, 2, 1, 3, 3, 2, 1, 3, 2, 2, 1, 2, 2, 1, 0, 4, 0, 1, 2, 2, 2, 3, 1, 0, 3, 2, 2, 2, 5, 2, 1, 2, 3, 3, 3, 3, 2, 3, 6, 3, 1, 2, 2, 1, 1, 3, 1, 2, 1, 1, 4, 2, 0, 1, 1, 2, 1, 3, 2, 1, 1, 4, 2, 3, 1, 2, 1, 1, 1, 2, 2, 2, 0, 3, 3, 4, 1, 2, 0, 2, 1, 1, 4, 1, 1, 0, 1, 3, 3, 4, 1, 1, 0, 0, 0, 3, 0, 2, 2, 1, 1, 2, 0, 3, 1, 1, 2, 6, 1, 2, 2, 2, 2, 0, 0, 3, 2, 1, 1, 2, 1, 2, 2, 0, 3, 3, 1, 2, 1, 0, 0, 1, 3, 2, 1, 1, 3, 2, 0, 4, 2, 3, 2, 1, 5, 3, 0, 1, 1, 2, 4, 1, 2, 2, 1, 2, 5, 4, 1, 2, 1, 2, 2, 2, 1, 3, 1, 3, 3, 3, 1, 2, 2, 2, 3, 3, 4, 0, 2, 0, 2, 4, 1, 3, 3, 2, 2, 2, 3, 3, 5, 3, 4, 3, 3, 2, 1, 1, 2, 1, 1, 2, 1, 1, 1, 1, 1, 3, 4, 1, 1, 2, 2, 1, 1, 1, 2, 1, 1, 4, 3, 2, 2, 0, 2, 3, 1, 0, 1, 2, 2, 2, 2, 3, 5, 4, 3, 1, 5, 1, 3, 2, 2, 2, 2, 0, 2, 0, 1, 2, 1, 3, 1, 0, 2, 3, 2, 2, 3, 3, 1, 3, 3, 3, 2, 4, 4, 1, 2, 3, 3, 2, 3, 4, 4, 2, 2, 4, 0, 3, 3, 0, 2, 3, 2, 0, 2, 2, 1, 2, 1, 1, 2, 2, 1, 1, 2, 0, 4, 3, 2, 0, 2, 6, 5, 3, 1, 2, 2, 1, 1, 3, 4, 1, 4, 1, 3, 2, 3, 1, 1, 0, 1, 4, 4, 5, 3, 2, 1, 4, 3, 1, 1, 2, 2, 2, 1, 4, 2, 1, 2, 2, 1, 2, 2, 1, 2, 4, 3, 1, 2, 4, 1, 2, 1, 1, 4, 3, 1, 2, 3, 2, 2, 0, 3, 1, 2, 1, 2, 1, 1, 1, 1, 2, 2, 2, 0, 2, 2, 2, 5, 3, 2, 1, 1, 0, 3, 1, 2, 3, 3, 0, 3, 4, 2, 4, 3, 3, 3, 1, 1, 1, 1, 1, 2, 3, 2, 3, 3, 3, 1, 3, 1, 2, 1, 1, 3, 1, 2, 4, 2, 3, 2, 4, 0, 3, 3, 1, 1, 2, 2, 0, 3, 2, 1, 2, 2, 1, 0, 1, 2, 0, 2, 1, 2, 1, 0, 3, 3, 2, 1, 2, 2, 1, 3, 1, 1, 1, 3, 2, 2, 2, 2, 1, 1, 1, 2, 1, 1, 0, 1, 2, 1, 0, 1, 1, 2, 2, 2, 0, 1, 2, 1, 0, 1, 3, 2, 2, 4, 1, 2, 1, 3, 0, 2, 1, 2, 0, 2, 3, 1, 3, 1, 2, 2, 2, 1, 0, 0, 2, 3, 3, 1, 4, 1, 3, 0, 1, 0, 1, 3, 0, 3, 1, 1, 1, 1, 1, 0, 2, 2, 3, 1, 1, 0, 3, 2, 0, 1, 0, 0, 1, 1, 2, 2, 4, 2, 2, 4, 3, 2, 3, 0, 2, 2, 2, 2, 1, 2, 1, 1, 1, 3, 0, 1, 3, 0, 2, 1, 0, 2, 1, 4, 4, 1, 0, 1, 5, 1, 4, 0, 2, 3, 2, 3, 4, 2, 0, 1, 1, 3, 3, 0, 1, 4, 1, 1, 1, 1, 3, 1, 1, 3, 2, 2, 1, 2, 2, 2, 4, 1, 0, 2, 1, 1, 0, 2, 3, 2, 1, 2, 2, 1, 2, 0, 1, 1, 3, 1, 1, 2, 1, 2, 4, 5, 2, 2, 0, 0, 3, 1, 1, 1, 1, 3, 0, 2, 1, 2, 3, 2, 1, 2, 1, 5, 0, 2, 4, 0, 1, 0, 3, 2, 1, 3, 2, 0, 3, 3, 0, 2, 0, 1, 1, 4, 1, 3, 0, 0, 3, 2, 1, 1, 2, 0, 5, 0, 2, 1, 2, 2, 1, 3, 1, 2, 0, 1, 2, 0, 2, 0, 1, 2, 0, 0, 2, 0, 2, 2, 0, 5, 1, 0, 1, 2, 1, 2, 0, 3, 2, 0, 1, 1, 1, 2, 3, 0, 2, 1, 2, 3, 3, 2, 3, 4, 1, 3, 2, 3, 3, 0, 3, 2, 0, 4, 1, 0, 1, 0, 2, 2, 0, 1, 0, 2, 1, 1, 1, 2, 1, 0, 0, 0, 0, 0, 0, 1, 0, 2, 2, 2, 3, 1, 3, 1, 0, 0, 2, 3, 0, 4, 1, 2, 3, 1, 2, 1, 1, 0, 6, 2, 1, 1, 1, 3, 1, 1, 1, 1, 2, 0, 1, 1, 1, 1, 2, 1, 2, 2, 1, 3, 0, 0, 2, 2, 3, 0, 1, 0, 1, 2, 2, 3, 3, 0, 3, 2, 2, 2, 1, 1, 3, 1, 0, 2, 2, 2, 0, 2, 0, 1, 2, 1, 2, 0, 1, 1, 1, 2, 1, 1, 1, 1, 3, 0, 3, 2, 3, 0, 1, 1, 0, 1, 2, 3, 1, 2, 1, 0, 3, 2, 1, 2, 1, 1, 1, 3, 1, 0, 2, 1, 1, 1, 4, 2, 0, 1, 1, 2, 0, 1, 3, 1, 2, 2, 2, 2, 2, 2, 1, 3, 1, 0, 0, 3, 1, 1, 2, 1, 1, 3, 1, 1, 1, 1, 1, 3, 2, 1, 4, 0, 0, 1, 2, 3, 1, 1, 0, 0, 1, 2, 3, 2, 2, 0, 1, 1, 3, 1, 1, 2, 1, 2, 3, 1, 2, 1, 3, 2, 1, 1, 2, 2, 0, 1, 2, 2, 0, 4, 1, 1, 1, 2, 1, 1, 2, 1, 2, 1, 2, 1, 0, 2, 1, 1, 3, 2, 3, 1, 3, 2, 2, 2, 2, 3, 1, 1, 1, 2, 1, 1, 3, 0, 3, 2, 2, 2, 2, 2, 2, 1, 2, 1, 1, 2, 2, 1, 4, 0, 4, 2, 4, 2, 2, 3, 4, 2, 3, 3, 1, 2, 2, 1, 3, 1, 2, 3, 1, 2, 1, 0, 2, 2, 1, 3, 2, 0, 1, 1, 1, 3, 2, 1, 1, 0, 4, 1, 2, 0, 2, 1, 0, 2, 2, 1, 2, 1, 1, 3, 1, 3, 2, 1, 2, 2, 3, 2, 2, 0, 2, 2, 1, 2, 1, 1, 1, 2, 0, 1, 3, 1, 1, 2, 0, 2, 1, 1, 3, 2, 1, 1, 3, 1, 1, 5, 1, 1, 0, 2, 1, 0, 1, 3, 3, 1, 1, 1, 4, 0, 1, 3, 1, 1, 2, 3, 1, 2, 4, 0, 1, 2, 1, 0, 2, 2, 0, 2, 1, 2, 0, 0, 2, 3, 1, 0, 1, 3, 0, 3, 0, 2, 2, 2, 1, 2, 2, 0, 2, 0, 2, 1, 2, 3, 3, 5, 2, 6, 3, 1, 1, 0, 2, 3, 0, 2, 1, 2, 0, 1, 2, 2, 0, 4, 2, 1, 3, 2, 0, 0, 1, 1, 1, 0, 0, 1, 2, 2, 2, 0, 2, 1, 1, 2, 1, 1, 2, 3, 2, 2, 2, 2, 2, 2, 3, 2, 2, 0, 1, 2, 1, 2, 0, 0, 2, 3, 0, 2, 1, 0, 1, 3, 1, 1, 1, 2, 0, 1, 2, 1, 0, 3, 2, 1, 4, 2, 1, 1, 0, 1, 3, 2, 1, 2, 3, 2, 2, 0, 1, 3, 1, 2, 3, 3, 3, 3, 1, 0, 0, 2, 4, 1, 1, 3, 0, 2, 2, 3, 1, 2, 2, 2, 1, 3, 1, 1, 2, 3, 2, 2, 1, 2, 3, 1, 1, 2, 1, 3, 2, 1, 4, 0, 2, 3, 0, 0, 1, 0, 2, 2, 3, 1, 0, 2, 1, 2, 1, 1, 3, 0, 1, 3, 1, 0, 1, 1, 1, 2, 1, 2, 2, 1, 3, 2, 1, 5, 3, 1, 1, 2, 1, 1, 2, 4, 0, 2, 2, 0, 1, 1, 1, 0, 3, 1, 1, 0, 1, 2, 2, 3, 1, 1, 1, 1, 2, 1, 2, 2, 1, 1, 2, 0, 2, 2, 3, 1, 2, 2, 2, 0, 2, 1, 3, 2, 0, 2, 2, 4, 2, 2, 4, 1, 0, 2, 2, 2, 2, 1, 2, 1, 2, 0, 1, 1, 2, 3, 1, 1, 3, 2, 1, 1, 1, 2, 3, 2, 1, 1, 1, 1, 2, 1, 5, 1, 2, 4, 4, 4, 4, 2, 2, 2, 0, 4, 4, 0, 2, 3, 3, 2, 2, 2, 2, 2, 2, 1, 4, 2, 3, 3, 2, 1, 4, 1, 4, 1, 3, 3, 3, 2, 2, 2, 2, 1, 4, 0, 0, 2, 1, 1, 1, 3, 1, 1, 0, 0, 3, 2, 2, 2, 3, 2, 2, 0, 3, 1, 1, 0, 2, 1, 2, 2, 3, 1, 0, 4, 1, 2, 3, 1, 2, 2, 2, 2, 1, 1, 4, 1, 0, 2, 2, 1, 3, 4, 1, 4, 3, 1, 1, 3, 2, 1, 2, 2, 2, 3, 3, 0, 2, 2, 2, 1, 1, 2, 4, 0, 2, 2, 0, 2, 3, 1, 2, 4, 1, 3, 2, 0, 2, 2, 1, 1, 0, 3, 0, 2, 1, 1, 2, 1, 2, 2, 2, 2, 2, 0, 1, 2, 2, 1, 1, 1, 1, 4, 1, 0, 1, 1, 3, 2, 0, 1, 1, 2, 1, 0, 1, 1, 1, 3, 3, 2, 1, 2, 1, 2, 1, 2, 2, 1, 1, 1, 1, 1, 3, 5, 1, 2, 3, 1, 2, 2, 1, 0, 2, 2, 2, 1, 1, 1, 1, 0, 1, 1, 1, 0, 2, 2, 3, 3, 2, 2, 1, 0, 1, 2, 4, 1, 0, 4, 4, 3, 2, 2, 3, 3, 1, 1, 4, 2, 2, 3, 2, 0, 1, 3, 3, 0, 3, 2, 3, 5, 1, 0, 3, 1, 1, 2, 3, 2, 1, 2, 2, 1, 1, 3, 0, 2, 2, 1, 1, 0, 1, 1, 3, 3, 1, 3, 3, 1, 2, 1, 2, 1, 2, 0, 2, 3, 0, 0, 1, 0, 3, 1, 1, 6, 2, 2, 0, 3, 1, 1, 0, 0, 3, 3, 1, 1, 3, 4, 1, 3, 2, 1, 5, 1, 2, 3, 1, 1, 1, 2, 3, 2, 1, 6, 2, 2, 1, 3, 0, 2, 2, 1, 2, 3, 0, 1, 3, 1, 3, 4, 3, 3, 0, 2, 0, 3, 3, 3, 3, 1, 2, 3, 0, 1, 1, 3, 1, 3, 1, 3, 0, 1, 1, 0, 0, 1, 2, 2, 1, 2, 0, 1, 4, 1, 5, 3, 2, 0, 1, 0, 2, 1, 1, 2, 1, 2, 2, 1, 3, 3, 1, 1, 1, 3, 4, 1, 0, 1, 2, 3, 1, 4, 4, 1, 3, 1, 2, 1, 0, 3, 0, 1, 1, 2, 2, 1, 2, 1, 2, 2, 3, 1, 2, 0, 2, 4, 3, 3, 1, 2, 2, 5, 3, 4, 2, 1, 1, 2, 2, 2, 4, 3, 2, 1, 3, 4, 2, 3, 3, 0, 2, 0, 2, 4, 2, 4, 3, 2, 2, 1, 3, 2, 3, 3, 4, 2, 2, 4, 3, 2, 4, 1, 3, 3, 3, 3, 1, 0, 0, 0, 1, 2, 3, 2, 2, 4, 0, 0, 3, 2, 3, 1, 1, 2, 2, 1, 1, 2, 2, 3, 0, 1, 3, 2, 3, 3, 3, 4, 0, 1, 4, 1, 1, 1, 2, 2, 2, 2, 2, 3, 4, 3, 2, 2, 1, 2, 3, 2, 4, 1, 2, 2, 4, 1, 2, 2, 1, 5, 3, 2, 2, 3, 2, 1, 4, 2, 0, 2, 1, 1, 1, 2, 2, 4, 2, 1, 2, 3, 5, 2, 4, 1, 2, 5, 0, 1, 3, 3, 3, 1, 4, 1, 3, 1, 3, 2, 2, 1, 2, 1, 1, 3, 3, 2, 3, 1, 3, 3, 2, 2, 1, 2, 4, 2, 2, 4, 1, 1, 3, 1, 4, 3, 3, 2, 3, 1, 2, 3, 3, 4, 3, 5, 1, 3, 5, 2, 7, 4, 3, 0, 1, 3, 1, 1, 0, 2, 4, 2, 1, 2, 2, 2, 2, 3, 2, 0, 2, 3, 1, 3, 1, 2, 1, 1, 4, 3, 2, 0, 1, 1, 1, 2, 2, 1, 2, 0, 0, 1, 1, 3, 0, 1, 3, 3, 3, 2, 2, 4, 2, 4, 0, 1, 1, 3, 2, 3, 2, 0, 1, 1, 0, 2, 1, 5, 1, 2, 2, 3, 4, 3, 1, 2, 1, 4, 2, 2, 3, 1, 2, 2, 3, 1, 3, 0, 2, 5, 3, 4, 1, 2, 1, 3, 0, 1, 2, 0, 2, 2, 3, 1, 3, 3, 2, 2, 0, 2, 2, 3, 2, 1, 3, 0, 1, 3, 0, 2, 1, 2, 0, 4, 2, 1, 0, 0, 2, 1, 3, 0, 1, 3, 1, 1, 0, 2, 3, 1, 0, 0, 0, 0, 1, 2, 1, 1, 0, 1, 1, 3, 0, 1, 0, 5, 0, 0, 1, 3, 3, 1, 0, 0, 4, 2, 2, 0, 0, 1, 3, 3, 0, 2, 1, 1, 3, 1, 2, 6, 2, 2, 2, 3, 2, 2, 1, 2, 2, 4, 2, 1, 2, 2, 1, 2, 3, 5, 1, 2, 4, 2, 3, 1, 3, 3, 3, 1, 3, 2, 2, 0, 2, 1, 3, 1, 2, 1, 1, 4, 1, 2, 1, 2, 2, 1, 2, 3, 2, 2, 2, 3, 1, 2, 4, 1, 1, 0, 4, 0, 2, 2, 2, 2, 0, 5, 2, 2, 5, 2, 2, 2, 1, 1, 4, 2, 2, 3, 2, 3, 2, 2, 1, 4, 1, 4, 2, 0, 6, 3, 0, 3, 0, 0, 2, 1, 2, 0, 0, 3, 0, 1, 1, 2, 2, 1, 0, 5, 1, 1, 3, 1, 2, 3, 1, 3, 4, 2, 1, 1, 2, 1, 1, 1, 1, 0, 3, 0, 0, 2, 1, 1, 0, 1, 1, 2, 0, 1, 0, 2, 3, 3, 1, 1, 1, 2, 2, 2, 0, 1, 1, 3, 2, 3, 1, 1, 0, 3, 1, 2, 5, 0, 3, 0, 2, 1, 2, 4, 0, 3, 2, 1, 2, 5, 3, 4, 2, 1, 0, 1, 1, 0, 3, 1, 1, 3, 1, 2, 1, 2, 3, 2, 3, 4, 1, 1, 4, 0, 2, 1, 1, 3, 1, 2, 0, 1, 1, 4, 1, 3, 2, 0, 2, 2, 2, 3, 1, 2, 1, 1, 1, 2, 2, 2, 2, 3, 1, 1, 0, 2, 3, 0, 1, 2, 0, 3, 3, 1, 1, 0, 1, 0, 3, 1, 3, 3, 4, 1, 2, 2, 2, 0, 4, 0, 1, 2, 1, 5, 1, 1, 2, 1, 4, 1, 1, 2, 1, 1, 3, 0, 1, 2, 1, 2, 2, 2, 2, 2, 3, 4, 2, 5, 2, 1, 4, 3, 2, 3, 3, 3, 2, 0, 3, 1, 1, 2, 2, 3, 2, 2, 2, 2, 2, 3, 1, 2, 3, 3, 2, 3, 2, 1, 1, 3, 2, 2, 2, 2, 3, 2, 4, 1, 3, 1, 4, 1, 0, 0, 4, 1, 1, 2, 3, 2, 1, 2, 3, 0, 2, 2, 2, 3, 3, 3, 1, 2, 2, 2, 2, 2, 2, 1, 1, 2, 2, 1, 0, 1, 2, 0, 3, 1, 1, 4, 2, 3, 1, 1, 2, 2, 3, 2, 2, 3, 1, 4, 2, 2, 3, 3, 3, 4, 0, 2, 3, 4, 4, 1, 3, 2, 0, 2, 2, 5, 2, 2, 1, 2, 0, 2, 3, 1, 3, 2, 2, 1, 0, 3, 2, 4, 0, 4, 1, 2, 3, 1, 3, 1, 2, 3, 3, 0, 1, 1, 5, 1, 4, 1, 4, 1, 1, 2, 1, 2, 2, 3, 2, 1, 4, 1, 0, 2, 2, 2, 1, 4, 2, 1, 2, 1, 2, 2, 3, 1, 1, 2, 1, 2, 0, 2, 0, 1, 3, 4, 0, 1, 1, 2, 0, 2, 3, 0, 3, 1, 3, 3, 1, 1, 3, 0, 4, 1, 1, 4, 2, 2, 0, 2, 1, 4, 0, 4, 5, 0, 2, 2, 2, 1, 3, 0, 4, 2, 2, 1, 2, 1, 0, 1, 2, 4, 2, 5, 2, 2, 1, 0, 2, 2, 0, 1, 1, 3, 3, 3, 2, 3, 1, 3, 1, 2, 3, 1, 1, 1, 4, 2, 2, 3, 1, 3, 0, 2, 0, 1, 1, 0, 1, 1, 4, 3, 5, 3, 3, 3, 1, 2, 3, 1, 2, 4, 2, 1, 3, 4, 3, 2, 4, 1, 0, 0, 0, 1, 3, 0, 2, 1, 1, 2, 4, 3, 1, 3, 3, 1, 1, 2, 4, 2, 1, 5, 3, 2, 1, 2, 1, 2, 2, 1, 0, 2, 2, 2, 1, 0, 2, 2, 1, 3, 3, 3, 2, 1, 3, 2, 0, 2, 2, 1, 2, 3, 1, 1, 5, 1, 2, 1, 3, 1, 2, 1, 1, 1, 4, 4, 2, 1, 3, 0, 0, 1, 2, 4, 2, 1, 1, 1, 1, 4, 1, 7, 5, 5, 3, 0, 2, 2, 1, 5, 1, 2, 1, 2, 2, 0, 1, 2, 0, 2, 0, 1, 1, 1, 4, 0, 1, 0, 2, 1, 5, 0, 1, 1, 1, 0, 0, 2, 2, 1, 2, 1, 1, 3, 0, 0, 2, 2, 1, 2, 1, 1, 2, 0, 2, 2, 2, 1, 1, 1, 2, 2, 0, 1, 2, 3, 2, 2, 0, 3, 2, 2, 2, 1, 3, 5, 1, 2, 2, 2, 1, 4, 0, 2, 2, 1, 3, 2, 2, 0, 5, 2, 3, 0, 2, 2, 2, 1, 1, 2, 2, 3, 5, 1, 3, 0, 3, 2, 3, 2, 4, 1, 3, 2, 1, 2, 2, 1, 2, 2, 1, 1, 3, 0, 4, 3, 2, 4, 0, 4, 2, 3, 2, 1, 2, 2, 2, 3, 3, 1, 4, 1, 2, 2, 2, 2, 0, 1, 1, 0, 1, 1, 4, 1, 4, 3, 0, 2, 3, 1, 3, 1, 1, 3, 2, 3, 1, 2, 1, 0, 3, 2, 1, 3, 0, 2, 1, 4, 2, 2, 3, 2, 1, 1, 4, 1, 2, 2, 1, 0, 1, 2, 4, 0, 1, 2, 3, 0, 2, 4, 1, 3, 1, 1, 1, 1, 0, 1, 2, 0, 2, 2, 2, 3, 0, 0, 2, 2, 2, 1, 2, 2, 3, 2, 2, 0, 4, 2, 4, 1, 2, 3, 0, 3, 0, 2, 1, 0, 1, 1, 0, 0, 1, 1, 2, 1, 2, 1, 1, 1, 1, 3, 1, 1, 2, 2, 4, 3, 1, 2, 1, 4, 1, 1, 1, 0, 3, 0, 3, 1, 1, 2, 2, 1, 1, 0, 2, 2, 2, 3, 4, 1, 4, 0, 5, 1, 2, 2, 0, 0, 0, 1, 2, 3, 3, 1, 0, 1, 2, 1, 0, 0, 3, 2, 0, 2, 4, 1, 2, 0, 0, 2, 2, 0, 1, 1, 1, 1, 1, 2, 3, 2, 2, 1, 4, 3, 0, 3, 2, 1, 1, 2, 4, 2, 5, 3, 2, 3, 0, 1, 0, 0, 2, 4, 1, 1, 3, 2, 1, 2, 2, 1, 1, 2, 1, 3, 0, 2, 1, 2, 1, 1, 2, 1, 2, 2, 3, 2, 0, 0, 2, 1, 1, 1, 2, 0, 1, 1, 2, 0, 2, 1, 0, 1, 1, 3, 4, 1, 1, 1, 0, 2, 3, 1, 4, 7, 2, 3, 3, 3, 3, 1, 0, 1, 2, 3, 0, 1, 1, 1, 2, 1, 1, 1, 4, 1, 0, 0, 2, 3, 2, 1, 1, 1, 1, 1, 0, 1, 2, 0, 1, 0, 2, 2, 2, 3, 2, 3, 1, 4, 1, 3, 1, 2, 0, 1, 4, 2, 1, 2, 2, 0, 1, 2, 2, 0, 1, 2, 2, 3, 0, 3, 4, 3, 0, 0, 0, 0, 0, 2, 0, 3, 0, 2, 2, 4, 1, 1, 1, 2, 1, 1, 1, 3, 2, 1, 1, 2, 2, 1, 1, 1, 3, 1, 1, 1, 1, 2, 1, 1, 3, 1, 1, 1, 1, 4, 2, 0, 1, 4, 2, 3, 2, 3, 1, 3, 0, 3, 1, 4, 2, 2, 1, 3, 2, 2, 1, 1, 3, 2, 3, 1, 1, 3, 1, 1, 2, 0, 1, 2, 3, 3, 3, 1, 1, 1, 1, 3, 2, 2, 2, 0, 1, 5, 4, 0, 0, 2, 3, 1, 0, 2, 0, 2, 2, 2, 0, 1, 2, 1, 2, 1, 1, 3, 2, 2, 1, 0, 4, 2, 3, 1, 3, 2, 0, 0, 0, 0, 4, 1, 2, 2, 1, 2, 1, 1, 3, 1, 1, 1, 4, 3, 1, 2, 1, 0, 2, 1, 2, 0, 3, 3, 2, 3, 0, 2, 2, 1, 4, 2, 0, 2, 2, 2, 1, 3, 2, 4, 1, 1, 2, 1, 2, 3, 2, 0, 1, 1, 2, 1, 0, 2, 2, 3, 2, 1, 2, 2, 1, 2, 3, 2, 3, 4, 0, 3, 2, 3, 3, 1, 2, 2, 0, 1, 2, 0, 3, 1, 3, 2, 1, 4, 3, 4, 2, 1, 3, 4, 1, 4, 3, 3, 4, 3, 0, 1, 1, 3, 0, 1, 1, 1, 2, 1, 3, 3, 3, 1, 2, 4, 1, 2, 1, 3, 1, 1, 1, 2, 1, 1, 3, 2, 3, 3, 0, 1, 3, 0, 0, 2, 4, 2, 2, 1, 1, 2, 2, 4, 2, 3, 1, 3, 4, 1, 1, 2, 2, 2, 2, 2, 0, 2, 3, 1, 1, 0, 3, 2, 1, 1, 2, 1, 0, 1, 2, 2, 2, 1, 1, 0, 2, 1, 3, 0, 2, 2, 1, 4, 2, 2, 0, 2, 1, 1, 2, 1, 0, 4, 0, 2, 0, 1, 2, 1, 3, 2, 2, 1, 1, 1, 4, 1, 2, 2, 2, 1, 0, 2, 1, 1, 3, 3, 2, 2, 2, 2, 0, 1, 2, 1, 3, 2, 1, 1, 1, 0, 1, 1, 2, 2, 2, 3, 0, 0, 1, 1, 3, 1, 0, 3, 1, 1, 1, 1, 1, 1, 4, 2, 1, 2, 2, 2, 0, 3, 0, 1, 0, 3, 2, 2, 1, 0, 1, 1, 4, 0, 2, 1, 1, 0, 3, 2, 3, 2, 1, 1, 4, 2, 3, 3, 3, 2, 3, 1, 1, 2, 4, 0, 0, 2, 0, 0, 2, 1, 3, 4, 3, 4, 1, 5, 1, 2, 1, 1, 0, 2, 4, 3, 5, 2, 1, 2, 1, 3, 2, 2, 2, 1, 2, 4, 1, 4, 1, 2, 3, 2, 4, 0, 4, 1, 1, 2, 0, 2, 1, 3, 2, 2, 2, 1, 3, 4, 4, 2, 1, 3, 2, 1, 3, 2, 0, 1, 2, 1, 2, 2, 0, 1, 1, 2, 0, 1, 2, 2, 2, 2, 3, 2, 1, 1, 1, 1, 2, 3, 3, 2, 1, 2, 2, 1, 3, 5, 4, 1, 1, 3, 3, 3, 5, 2, 3, 2, 2, 3, 4, 3, 2, 2, 1, 0, 4, 0, 2, 1, 1, 1, 1, 3, 2, 1, 1, 0, 1, 2, 0, 2, 2, 2, 4, 3, 1, 4, 3, 1, 2, 2, 1, 3, 2, 1, 4, 2, 4, 2, 3, 0, 2, 0, 0, 0, 0, 1, 0, 1, 1, 1, 1, 0, 2, 0, 1, 2, 2, 1, 0, 0, 1, 2, 2, 0, 0, 0, 2, 1, 2, 1, 0, 2, 2, 1, 2, 0, 1, 1, 1, 0, 3, 0, 2, 1, 1, 1, 0, 0, 1, 0, 1, 0, 1, 0, 2, 0, 2, 2, 1, 1, 1, 2, 1, 0, 0, 0, 2, 1, 3, 2, 1, 1, 1, 0, 1, 1, 0, 1, 1, 0, 5, 2, 2, 1, 0, 0, 3, 0, 1, 1, 1, 1, 3, 0, 0, 2, 1, 1, 1, 2, 0, 1, 0, 0, 3, 1, 0, 1, 0, 0, 1, 0, 0, 2, 1, 1, 1, 1, 0, 1, 3, 2, 3, 2, 3, 1, 3, 3, 2, 3, 0, 2, 4, 5, 3, 2, 5, 2, 1, 0, 2, 3, 3, 1, 4, 3, 2, 0, 1, 1, 0, 0, 1, 1, 3, 1, 1, 3, 2, 2, 1, 3, 1, 2, 3, 1, 3, 2, 1, 3, 1, 1, 1, 2, 4, 0, 1, 1, 2, 2, 4, 3, 2, 0, 3, 3, 1, 1, 2, 1, 1, 2, 2, 2, 2, 2, 3, 1, 2, 2, 1, 3, 1, 1, 0, 3, 3, 0, 1, 3, 4, 1, 2, 2, 2, 3, 3, 0, 1, 1, 2, 2, 2, 2, 1, 1, 0, 4, 1, 0, 2, 2, 2, 3, 1, 3, 2, 1, 2, 2, 1, 1, 1, 1, 2, 3, 0, 1, 4, 1, 1, 1, 0, 4, 1, 1, 1, 1, 3, 4, 1, 3, 0, 1, 2, 2, 1, 2, 3, 3, 2, 3, 2, 2, 2, 2, 1, 4, 1, 2, 4, 0, 1, 3, 3, 2, 0, 1, 1, 1, 0, 0, 2, 1, 1, 4, 3, 0, 2, 2, 2, 1, 1, 0, 1, 2, 2, 2, 2, 2, 1, 2, 2, 5, 1, 3, 2, 3, 0, 4, 2, 3, 1, 2, 2, 2, 0, 1, 2, 3, 1, 1, 2, 2, 2, 3, 0, 0, 2, 1, 1, 2, 1, 3, 3, 3, 2, 2, 2, 1, 2, 3, 1, 1, 1, 2, 1, 2, 0, 3, 2, 0, 2, 3, 2, 1, 0, 2, 2, 2, 3, 0, 1, 1, 1, 1, 3, 3, 1, 3, 0, 2, 2, 2, 2, 0, 5, 1, 1, 0, 1, 1, 1, 3, 3, 0, 1, 2, 1, 2, 2, 3, 0, 3, 1, 2, 1, 1, 2, 3, 1, 3, 3, 1, 1, 2, 3, 4, 1, 1, 4, 3, 1, 2, 2, 1, 2, 2, 2, 2, 2, 4, 0, 3, 1, 3, 1, 0, 0, 3, 2, 3, 1, 3, 1, 4, 1, 1, 2, 0, 3, 3, 1, 2, 1, 2, 1, 2, 2, 1, 1, 2, 1, 1, 0, 2, 4, 1, 3, 4, 3, 1, 1, 0, 2, 3, 2, 3, 1, 2, 2, 0, 1, 1, 2, 4, 2, 2, 1, 2, 2, 0, 1, 1, 2, 0, 1, 0, 1, 0, 3, 2, 2, 0, 2, 1, 1, 1, 0, 1, 2, 0, 0, 2, 1, 2, 1, 0, 1, 2, 1, 3, 2, 1, 1, 0, 1, 2, 0, 3, 1, 2, 1, 0, 1, 1, 3, 0, 3, 1, 2, 0, 1, 1, 1, 1, 3, 1, 2, 1, 2, 2, 0, 3, 2, 4, 5, 4, 2, 1, 3, 2, 1, 0, 3, 1, 3, 2, 0, 1, 2, 2, 1, 2, 4, 2, 1, 1, 3, 1, 2, 0, 0, 2, 1, 2, 2, 2, 0, 2, 1, 3, 0, 2, 2, 1, 0, 2, 3, 2, 0, 2, 3, 1, 2, 0, 1, 2, 3, 0, 0, 1, 3, 4, 2, 1, 1, 1, 4, 1, 1, 3, 0, 2, 2, 0, 1, 1, 1, 0, 2, 3, 1, 1, 2, 0, 3, 2, 1, 3, 2, 0, 2, 1, 3, 1, 2, 3, 3, 3, 0, 1, 0, 3, 4, 1, 2, 1, 4, 1, 2, 5, 0, 0, 3, 3, 2, 2, 2, 0, 1, 2, 1, 0, 1, 1, 2, 3, 1, 0, 3, 2, 2, 2, 1, 2, 1, 3, 2, 1, 3, 2, 1, 2, 1, 6, 0, 1, 0, 3, 3, 2, 3, 2, 1, 2, 4, 2, 1, 2, 1, 2, 1, 1, 1, 3, 0, 2, 1, 2, 0, 1, 0, 4, 2, 1, 0, 1, 1, 2, 3, 1, 2, 2, 4, 1, 1, 2, 2, 2, 1, 2, 1, 0, 3, 0, 2, 0, 1, 2, 0, 3, 1, 2, 3, 0, 0, 1, 2, 0, 1, 0, 1, 1, 1, 3, 5, 2, 1, 2, 2, 4, 4, 1, 4, 2, 2, 2, 2, 2, 0, 3, 1, 1, 2, 2, 1, 1, 5, 1, 1, 0, 2, 1, 2, 1, 3, 4, 2, 5, 1, 2, 1, 2, 3, 2, 0, 2, 3, 1, 1, 3, 4, 0, 0, 1, 1, 3, 2, 2, 0, 1, 0, 2, 4, 2, 0, 0, 1, 2, 0, 1, 4, 0, 2, 4, 0, 2, 1, 1, 2, 2, 1, 1, 1, 3, 2, 2, 1, 3, 3, 2, 3, 1, 1, 1, 1, 2, 1, 2, 5, 2, 1, 1, 1, 1, 1, 1, 0, 1, 1, 4, 2, 1, 1, 0, 2, 4, 1, 1, 0, 3, 0, 2, 1, 2, 1, 0, 2, 2, 2, 1, 2, 2, 0, 4, 4, 2, 3, 1, 0, 2, 0, 2, 1, 1, 2, 2, 1, 2, 0, 2, 2, 1, 2, 3, 0, 1, 0, 1, 2, 2, 0, 2, 1, 1, 1, 1, 2, 2, 2, 2, 1, 1, 2, 2, 0, 1, 2, 0, 2, 2, 3, 0, 1, 4, 1, 0, 1, 2, 3, 1, 2, 1, 4, 3, 2, 4, 0, 1, 3, 2, 4, 4, 3, 4, 2, 3, 1, 0, 2, 5, 1, 0, 1, 1, 2, 1, 3, 2, 0, 1, 0, 2, 3, 2, 1, 1, 2, 2, 0, 2, 2, 4, 3, 1, 3, 2, 3, 4, 1, 2, 1, 2, 4, 0, 0, 2, 0, 3, 1, 1, 2, 2, 2, 3, 2, 4, 2, 2, 2, 2, 2, 1, 2, 1, 2, 1, 5, 0, 2, 3, 1, 2, 2, 1, 1, 2, 1, 0, 0, 2, 3, 0, 2, 1, 2, 2, 0, 2, 1, 0, 3, 2, 2, 3, 1, 1, 2, 1, 3, 1, 0, 3, 2, 2, 2, 3, 2, 1, 1, 0, 1, 1, 2, 4, 4, 2, 2, 1, 1, 3, 3, 1, 0, 0, 0, 2, 2, 2, 1, 0, 2, 1, 2, 1, 2, 2, 3, 2, 3, 1, 3, 1, 1, 3, 2, 1, 3, 3, 2, 2, 2, 1, 3, 2, 1, 4, 2, 0, 1, 1, 2, 2, 3, 2, 1, 2, 2, 1, 3, 1, 1, 0, 1, 1, 1, 4, 2, 2, 2, 3, 1, 3, 3, 1, 1, 1, 2, 0, 0, 2, 1, 0, 2, 3, 5, 1, 2, 2, 3, 2, 1, 1, 4, 2, 2, 3, 2, 3, 3, 0, 1, 2, 3, 3, 2, 1, 0, 0, 3, 1, 2, 2, 3, 4, 1, 1, 3, 1, 1, 3, 4, 4, 0, 2, 2, 0, 2, 1, 0, 2, 2, 2, 1, 1, 1, 3, 1, 2, 3, 3, 1, 0, 2, 6, 4, 3, 2, 1, 1, 0, 2, 2, 1, 0, 0, 0, 1, 2, 1, 3, 1, 4, 3, 3, 2, 1, 0, 3, 1, 2, 3, 3, 1, 2, 1, 2, 2, 3, 1, 2, 2, 0, 1, 1, 2, 1, 1, 0, 4, 3, 2, 1, 1, 0, 2, 0, 3, 0, 3, 2, 3, 0, 3, 2, 3, 1, 0, 3, 0, 3, 1, 2, 3, 1, 0, 1, 1, 2, 3, 3, 1, 3, 1, 3, 4, 1, 2, 2, 0, 1, 1, 1, 1, 3, 3, 0, 3, 1, 1, 2, 3, 4, 3, 4, 2, 1, 1, 1, 2, 2, 1, 3, 1, 1, 3, 1, 2, 2, 2, 0, 2, 1, 0, 2, 1, 2, 3, 0, 1, 3, 2, 1, 0, 0, 1, 1, 1, 1, 1, 1, 1, 3, 0, 0, 2, 1, 1, 0, 2, 1, 1, 0, 2, 3, 3, 1, 1, 1, 2, 1, 2, 4, 1, 3, 3, 0, 2, 3, 2, 2, 0, 2, 1, 1, 1, 2, 2, 3, 2, 4, 4, 0, 2, 2, 1, 1, 1, 1, 2, 0, 2, 3, 2, 2, 2, 0, 2, 1, 2, 3, 2, 4, 5, 1, 2, 0, 2, 0, 2, 3, 1, 2, 1, 2, 3, 1, 3, 1, 3, 2, 2, 4, 1, 1, 1, 3, 1, 3, 4, 2, 3, 2, 2, 2, 2, 3, 1, 3, 3, 1, 1, 1, 0, 2, 4, 1, 1, 0, 1, 2, 3, 0, 1, 2, 2, 2, 2, 2, 1, 3, 1, 1, 2, 1, 4, 2, 0, 5, 3, 1, 3, 1, 2, 1, 1, 1, 1, 1, 1, 2, 1, 0, 1, 3, 2, 3, 2, 1, 3, 2, 1, 2, 1, 4, 1, 5, 1, 0, 5, 0, 4, 2, 4, 2, 0, 1, 2, 2, 1, 1, 0, 2, 1, 2, 1, 1, 2, 3, 2, 1, 1, 1, 1, 3, 1, 2, 2, 1, 4, 5, 4, 2, 2, 3, 2, 3, 1, 1, 3, 2, 2, 2, 0, 1, 3, 1, 1, 2, 1, 3, 1, 2, 2, 2, 3, 1, 2, 1, 1, 2, 2, 2, 1, 1, 4, 2, 0, 1, 3, 3, 1, 1, 3, 2, 2, 2, 1, 3, 2, 2, 2, 1, 2, 0, 4, 1, 2, 3, 2, 2, 2, 4, 2, 3, 1, 4, 2, 2, 0, 0, 3, 3, 1, 1, 5, 1, 3, 4, 1, 3, 2, 2, 5, 2, 2, 1, 0, 0, 0, 2, 0, 3, 2, 1, 2, 4, 2, 4, 2, 0, 3, 3, 1, 3, 2, 3, 1, 0, 1, 1, 0, 0, 1, 1, 1, 0, 1, 1, 3, 2, 2, 2, 2, 2, 0, 1, 0, 1, 2, 2, 1, 1, 1, 0, 2, 2, 1, 2, 3, 0, 2, 2, 3, 1, 0, 2, 4, 1, 1, 1, 1, 2, 0, 0, 1, 1, 0, 2, 2, 3, 1, 1, 5, 3, 4, 3, 2, 1, 6, 4, 4, 0, 2, 2, 1, 2, 1, 2, 2, 1, 1, 0, 1, 1, 0, 1, 2, 1, 1, 1, 1, 1, 1, 3, 0, 4, 2, 1, 1, 1, 2, 1, 2, 1, 3, 2, 2, 1, 2, 1, 1, 4, 0, 1, 2, 2, 1, 0, 2, 0, 1, 1, 0, 0, 2, 1, 3, 2, 2, 0, 1, 1, 1, 2, 1, 1, 2, 1, 2, 2, 0, 1, 1, 3, 2, 3, 2, 1, 0, 2, 5, 3, 2, 3, 0, 2, 1, 0, 1, 0, 3, 0, 1, 2, 0, 2, 3, 3, 3, 1, 3, 2, 1, 0, 2, 2, 2, 2, 3, 1, 1, 0, 0, 2, 2, 0, 0, 4, 3, 0, 2, 3, 0, 2, 1, 2, 2, 2, 0, 1, 1, 2, 3, 1, 3, 2, 1, 1, 1, 0, 1, 2, 0, 2, 0, 5, 2, 4, 1, 2, 1, 1, 2, 2, 2, 2, 2, 2, 4, 0, 2, 1, 4, 3, 2, 1, 3, 1, 0, 3, 1, 1, 0, 1, 2, 0, 1, 1, 0, 1, 0, 1, 3, 3, 0, 3, 0, 0, 0, 1, 1, 1, 1, 2, 2, 3, 1, 1, 2, 1, 1, 1, 2, 1, 1, 3, 2, 2, 1, 0, 1, 1, 2, 0, 3, 1, 0, 0, 0, 1, 1, 1, 1, 0, 1, 1, 2, 3, 0, 0, 1, 1, 2, 2, 3, 2, 5, 6, 3, 1, 2, 1, 1, 4, 5, 1, 3, 1, 1, 1, 4, 1, 2, 3, 2, 2, 1, 2, 1, 1, 1, 1, 0, 5, 1, 2, 1, 0, 2, 1, 0, 1, 3, 0, 3, 1, 2, 3, 3, 1, 1, 1, 3, 2, 1, 3, 2, 1, 1, 2, 1, 1, 1, 3, 4, 1, 3, 0, 1, 2, 2, 0, 3, 1, 2, 2, 1, 1, 1, 1, 1, 1, 1, 1, 4, 1, 3, 0, 4, 1, 2, 2, 0, 1, 2, 1, 2, 3, 2, 5, 1, 3, 0, 2, 2, 2, 0, 1, 3, 1, 2, 2, 1, 2, 0, 3, 2, 2, 1, 3, 2, 1, 2, 2, 0, 0, 2, 2, 1, 3, 2, 0, 1, 0, 2, 2, 3, 0, 2, 2, 3, 3, 1, 1, 3, 1, 1, 3, 2, 1, 1, 2, 1, 1, 0, 0, 3, 1, 0, 1, 2, 1, 2, 0, 0, 1, 2, 1, 3, 1, 1, 4, 4, 2, 3, 0, 2, 0, 0, 5, 0, 4, 2, 2, 1, 1, 3, 3, 3, 1, 2, 1, 4, 1, 1, 2, 3, 0, 2, 3, 5, 2, 1, 3, 2, 1, 3, 1, 1, 0, 1, 0, 2, 3, 0, 2, 2, 3, 0, 5, 2, 0, 3, 1, 2, 2, 3, 0, 3, 3, 1, 1, 3, 3, 1, 1, 4, 2, 4, 1, 1, 3, 2, 2, 1, 3, 1, 4, 3, 1, 2, 3, 0, 2, 3, 0, 2, 2, 2, 1, 2, 2, 1, 2, 0, 2, 1, 3, 2, 2, 2, 5, 3, 2, 1, 3, 1, 3, 1, 1, 0, 1, 2, 1, 2, 1, 3, 3, 2, 1, 1, 0, 2, 0, 5, 1, 2, 0, 1, 4, 3, 2, 1, 3, 4, 2, 0, 3, 4, 4, 2, 0, 2, 4, 2, 2, 5, 1, 3, 4, 2, 3, 3, 1, 5, 1, 2, 2, 0, 0, 1, 3, 1, 2, 1, 1, 2, 4, 2, 1, 0, 3, 2, 0, 4, 2, 0, 2, 4, 2, 4, 1, 2, 4, 0, 2, 3, 4, 1, 3, 4, 1, 2, 2, 0, 2, 3, 0, 1, 1, 2, 3, 4, 1, 2, 1, 2, 3, 3, 2, 5, 4, 4, 4, 3, 3, 1, 2, 5, 4, 2, 0, 4, 0, 3, 0, 1, 1, 1, 3, 2, 3, 5, 1, 1, 1, 0, 1, 4, 1, 2, 2, 4, 1, 2, 1, 2, 1, 1, 1, 1, 2, 2, 3, 1, 0, 2, 1, 0, 2, 0, 2, 2, 1, 3, 2, 1, 1, 3, 2, 2, 2, 2, 3, 0, 0, 0, 2, 1, 1, 2, 1, 3, 0, 2, 1, 4, 2, 2, 1, 1, 1, 0, 1, 1, 0, 1, 1, 1, 3, 1, 2, 0, 1, 1, 1, 1, 1, 0, 1, 3, 4, 4, 4, 4, 2, 3, 4, 1, 1, 3, 3, 0, 3, 2, 1, 4, 1, 3, 2, 6, 1, 4, 2, 4, 5, 3, 3, 2, 3, 2, 2, 5, 5, 4, 0, 2, 5, 1, 2, 4, 5, 3, 5, 3, 1, 4, 3, 3, 3, 3, 2, 2, 3, 2, 4, 4, 4, 6, 1, 2, 2, 1, 2, 2, 3, 2, 2, 4, 2, 4, 1, 1, 5, 3, 3, 3, 3, 2, 4, 2, 2, 2, 2, 4, 2, 4, 1, 2, 0, 3, 1, 1, 3, 0, 0, 0, 0, 3, 1, 3, 1, 3, 0, 0, 4, 1, 3, 2, 1, 1, 2, 2, 4, 3, 0, 2, 3, 1, 5, 5, 1, 2, 3, 2, 2, 2, 1, 4, 2, 3, 3, 1, 1, 0, 2, 1, 5, 1, 2, 2, 5, 3, 1, 2, 0, 3, 1, 2, 2, 1, 3, 3, 4, 2, 2, 1, 4, 4, 2, 0, 2, 3, 5, 1, 2, 1, 1, 1, 3, 3, 6, 1, 2, 3, 2, 0, 2, 1, 1, 2, 4, 2, 2, 3, 2, 1, 0, 3, 2, 2, 3, 0, 4, 5, 1, 1, 2, 1, 3, 2, 4, 3, 2, 1, 3, 1, 2, 1, 3, 3, 2, 3, 1, 3, 3, 2, 1, 4, 2, 1, 2, 3, 1, 1, 2, 0, 0, 2, 3, 4, 1, 2, 1, 3, 4, 2, 3, 4, 2, 3, 2, 3, 3, 3, 2, 4, 2, 2, 2, 0, 0, 1, 2, 2, 2, 1, 3, 4, 4, 4, 6, 2, 2, 2, 2, 5, 1, 1, 3, 1, 3, 4, 1, 1, 3, 2, 3, 2, 5, 1, 5, 2, 2, 1, 2, 2, 5, 3, 3, 2, 2, 2, 3, 1, 4, 3, 3, 2, 3, 3, 4, 2, 0, 4, 2, 1, 2, 3, 1, 2, 2, 1, 2, 3, 2, 1, 1, 2, 4, 4, 2, 3, 4, 3, 0, 2, 2, 2, 3, 4, 3, 2, 2, 2, 2, 0, 3, 3, 4, 2, 2, 3, 3, 3, 1, 1, 3, 1, 2, 2, 3, 0, 3, 0, 5, 1, 1, 1, 4, 2, 1, 4, 3, 3, 2, 1, 1, 4, 2, 2, 2, 1, 2, 4, 3, 1, 2, 2, 0, 2, 3, 3, 2, 3, 2, 3, 1, 2, 0, 2, 4, 4, 2, 1, 0, 3, 2, 1, 0, 2, 2, 5, 2, 2, 3, 2, 1, 4, 2, 4, 3, 1, 1, 3, 2, 2, 2, 1, 5, 1, 2, 2, 2, 2, 2, 1, 0, 3, 1, 3, 1, 2, 4, 0, 3, 1, 4, 2, 3, 4, 1, 2, 2, 1, 3, 1, 1, 2, 2, 1, 0, 3, 1, 0, 2, 1, 1, 2, 1, 3, 2, 1, 4, 1, 3, 3, 2, 1, 1, 3, 2, 0, 4, 0, 0, 2, 5, 0, 3, 0, 2, 0, 1, 3, 3, 1, 2, 2, 3, 4, 1, 0, 2, 0, 2, 0, 1, 2, 2, 2, 1, 0, 3, 2, 2, 2, 2, 3, 1, 1, 1, 1, 1, 2, 1, 2, 2, 4, 3, 3, 2, 4, 1, 2, 2, 0, 3, 0, 3, 5, 0, 1, 1, 0, 1, 2, 3, 2, 1, 0, 1, 2, 2, 2, 1, 0, 1, 2, 0, 2, 3, 2, 1, 2, 3, 2, 2, 2, 1, 0, 0, 2, 2, 3, 3, 1, 1, 3, 5, 1, 0, 1, 1, 1, 1, 2, 2, 0, 3, 2, 2, 0, 2, 2, 1, 1, 2, 1, 4, 1, 1, 1, 0, 2, 0, 3, 2, 1, 2, 2, 4, 3, 3, 2, 2, 0, 3, 3, 0, 2, 3, 1, 1, 2, 2, 1, 3, 0, 2, 2, 1, 3, 0, 1, 1, 2, 4, 1, 1, 2, 1, 3, 3, 0, 2, 2, 0, 1, 2, 3, 1, 3, 0, 1, 0, 1, 2, 2, 2, 3, 1, 3, 1, 2, 2, 3, 0, 0, 2, 3, 1, 2, 3, 3, 2, 0, 1, 2, 3, 2, 1, 2, 0, 2, 2, 2, 1, 2, 2, 3, 3, 0, 1, 3, 2, 3, 3, 2, 2, 4, 3, 1, 2, 3, 2, 1, 2, 0, 2, 2, 3, 1, 1, 3, 3, 1, 2, 2, 1, 3, 0, 3, 3, 0, 1, 2, 3, 0, 1, 1, 1, 3, 2, 2, 4, 1, 6, 1, 2, 3, 4, 4, 0, 4, 2, 3, 1, 4, 4, 1, 0, 2, 3, 1, 2, 2, 3, 4, 1, 1, 2, 2, 1, 2, 2, 1, 1, 1, 2, 1, 1, 1, 3, 1, 2, 1, 3, 1, 2, 2, 2, 3, 5, 2, 2, 2, 1, 1, 3, 1, 2, 2, 1, 2, 1, 0, 0, 4, 1, 3, 1, 0, 1, 1, 3, 0, 2, 1, 1, 1, 1, 1, 0, 0, 0, 3, 2, 4, 1, 0, 2, 1, 2, 0, 3, 2, 0, 0, 0, 4, 2, 1, 3, 1, 2, 2, 2, 0, 1, 1, 1, 4, 1, 2, 0, 1, 0, 1, 1, 4, 2, 0, 0, 1, 3, 1, 1, 0, 4, 1, 2, 3, 3, 2, 1, 2, 1, 4, 1, 2, 2, 3, 1, 4, 0, 1, 2, 0, 7, 3, 2, 2, 3, 2, 1, 1, 3, 1, 1, 1, 1, 0, 0, 2, 0, 3, 2, 1, 0, 3, 1, 1, 1, 4, 1, 2, 0, 3, 4, 2, 2, 0, 1, 2, 1, 1, 2, 2, 2, 2, 1, 2, 2, 0, 2, 1, 3, 1, 2, 1, 2, 0, 3, 0, 1, 2, 2, 0, 1, 4, 2, 1, 2, 1, 2, 2, 3, 3, 1, 2, 2, 3, 7, 2, 3, 2, 0, 0, 0, 2, 2, 1, 1, 1, 1, 2, 3, 2, 0, 5, 4, 1, 3, 3, 1, 3, 0, 1, 0, 2, 4, 3, 2, 2, 1, 2, 1, 4, 1, 1, 2, 1, 2, 2, 3, 2, 2, 1, 3, 1, 2, 3, 0, 2, 0, 2, 2, 2, 1, 3, 4, 2, 0, 1, 0, 3, 1, 3, 5, 2, 3, 3, 2, 0, 2, 0, 2, 1, 0, 2, 3, 2, 2, 2, 2, 4, 3, 1, 0, 1, 1, 1, 3, 5, 2, 2, 2, 0, 0, 2, 0, 0, 0, 1, 1, 1, 1, 0, 3, 1, 1, 3, 1, 5, 0, 3, 2, 1, 2, 1, 3, 1, 0, 2, 1, 1, 3, 1, 1, 1, 0, 4, 2, 3, 3, 1, 4, 0, 3, 1, 0, 1, 0, 4, 1, 3, 3, 2, 2, 2, 1, 1, 1, 1, 2, 1, 1, 1, 3, 1, 4, 2, 0, 1, 2, 1, 2, 4, 3, 2, 3, 2, 0, 1, 1, 1, 2, 1, 1, 2, 2, 3, 2, 1, 1, 3, 2, 3, 5, 0, 2, 1, 3, 1, 1, 4, 2, 3, 3, 2, 2, 1, 3, 0, 2, 2, 0, 1, 2, 1, 1, 2, 3, 3, 2, 0, 3, 1, 1, 1, 2, 1, 2, 1, 4, 0, 0, 2, 1, 2, 2, 2, 1, 0, 1, 2, 2, 0, 0, 2, 1, 1, 2, 2, 1, 2, 1, 1, 2, 0, 2, 1, 2, 2, 1, 0, 0, 0, 1, 1, 1, 3, 2, 2, 1, 1, 2, 1, 3, 0, 3, 0, 3, 1, 3, 2, 0, 2, 2, 2, 1, 2, 2, 1, 1, 2, 5, 4, 2, 3, 2, 2, 3, 3, 2, 1, 2, 2, 2, 1, 2, 2, 1, 3, 1, 2, 0, 1, 2, 1, 1, 0, 1, 2, 1, 3, 3, 2, 1, 1, 0, 1, 1, 3, 2, 4, 2, 2, 1, 1, 2, 3, 0, 0, 3, 0, 3, 1, 2, 1, 2, 2, 2, 1, 1, 1, 0, 0, 0, 3, 2, 3, 1, 0, 0, 2, 3, 2, 3, 2, 1, 1, 1, 2, 1, 1, 1, 1, 0, 2, 1, 0, 2, 1, 2, 0, 2, 1, 4, 2, 1, 2, 3, 2, 2, 4, 2, 3, 2, 3, 3, 1, 2, 3, 3, 1, 2, 2, 1, 3, 3, 2, 2, 0, 3, 3, 4, 2, 1, 1, 0, 1, 2, 3, 1, 0, 3, 3, 2, 2, 1, 1, 4, 1, 3, 1, 2, 3, 2, 2, 3, 1, 3, 1, 2, 1, 2, 1, 3, 1, 3, 0, 1, 3, 2, 1, 2, 3, 1, 2, 2, 2, 2, 2, 1, 3, 4, 2, 3, 0, 3, 1, 2, 2, 3, 2, 2, 0, 1, 1, 2, 2, 0, 2, 1, 0, 1, 1, 3, 2, 4, 1, 3, 1, 1, 2, 0, 2, 3, 2, 2, 2, 3, 1, 0, 1, 2, 2, 4, 1, 1, 2, 1, 2, 1, 1, 1, 4, 2, 2, 1, 2, 4, 3, 1, 3, 1, 1, 2, 1, 0, 2, 2, 1, 2, 0, 0, 0, 2, 0, 1, 3, 1, 1, 1, 0, 1, 2, 0, 2, 0, 1, 2, 0, 1, 2, 3, 2, 2, 1, 2, 1, 2, 1, 3, 4, 0, 2, 1, 0, 2, 3, 2, 3, 3, 0, 1, 3, 0, 1, 1, 0, 3, 0, 3, 0, 2, 2, 0, 2, 0, 0, 0, 1, 3, 1, 2, 1, 0, 1, 1, 0, 0, 2, 2, 1, 1, 4, 2, 4, 4, 4, 0, 1, 2, 4, 3, 4, 1, 0, 1, 0, 2, 1, 2, 4, 2, 4, 1, 1, 3, 4, 1, 1, 1, 2, 5, 4, 1, 2, 1, 1, 1, 0, 1, 1, 0, 1, 1, 2, 4, 3, 1, 4, 1, 2, 1, 0, 1, 2, 2, 3, 2, 2, 5, 0, 2, 3, 1, 3, 1, 2, 2, 1, 2, 2, 1, 1, 1, 2, 0, 2, 4, 1, 4, 0, 1, 1, 2, 1, 3, 2, 1, 1, 2, 3, 0, 4, 3, 4, 0, 4, 0, 2, 1, 3, 1, 3, 1, 2, 3, 3, 0, 1, 1, 2, 1, 3, 1, 1, 1, 2, 4, 3, 2, 5, 3, 4, 1, 2, 4, 0, 2, 2, 2, 2, 1, 0, 3, 2, 2, 3, 1, 0, 2, 1, 4, 4, 1, 2, 3, 1, 1, 1, 0, 2, 3, 0, 1, 4, 3, 0, 1, 0, 1, 1, 5, 2, 2, 1, 0, 2, 0, 2, 2, 3, 1, 1, 2, 2, 3, 4, 0, 2, 2, 4, 1, 1, 3, 2, 2, 1, 0, 2, 2, 1, 1, 0, 3, 3, 1, 0, 0, 4, 2, 3, 1, 1, 2, 0, 1, 1, 1, 4, 0, 2, 0, 0, 0, 0, 2, 2, 2, 1, 2, 2, 3, 1, 1, 3, 3, 1, 2, 1, 0, 0, 0, 1, 2, 1, 1, 0, 2, 0, 2, 1, 0, 0, 4, 3, 2, 3, 1, 0, 2, 3, 1, 2, 1, 1, 0, 1, 0, 3, 2, 0, 2, 3, 2, 0, 2, 2, 4, 4, 0, 1, 2, 1, 2, 1, 2, 1, 1, 1, 3, 4, 4, 2, 2, 2, 1, 1, 0, 2, 1, 1, 1, 2, 1, 1, 2, 1, 2, 0, 3, 0, 0, 2, 1, 2, 2, 1, 2, 1, 2, 1, 3, 0, 1, 0, 1, 1, 4, 0, 2, 3, 2, 2, 2, 1, 4, 3, 0, 4, 1, 2, 2, 3, 2, 1, 3, 2, 0, 4, 3, 2, 0, 2, 0, 2, 3, 1, 0, 1, 1, 3, 0, 2, 2, 0, 2, 1, 3, 2, 2, 3, 1, 2, 0, 1, 3, 1, 0, 1, 3, 3, 1, 1, 1, 1, 2, 3, 2, 2, 2, 4, 3, 3, 1, 1, 2, 2, 3, 1, 2, 3, 2, 1, 1, 3, 2, 2, 3, 0, 2, 1, 1, 1, 1, 2, 3, 1, 1, 1, 1, 1, 1, 1, 2, 0, 1, 0, 2, 3, 0, 0, 2, 1, 0, 1, 2, 1, 1, 1, 0, 2, 2, 4, 1, 3, 2, 3, 1, 4, 3, 2, 2, 1, 2, 0, 2, 3, 3, 4, 4, 1, 1, 1, 2, 2, 1, 1, 2, 1, 2, 2, 3, 0, 2, 0, 1, 1, 0, 1, 0, 1, 2, 0, 0, 2, 3, 1, 1, 1, 1, 2, 2, 0, 0, 4, 2, 1, 2, 1, 1, 0, 3, 1, 1, 1, 0, 1, 1, 2, 3, 2, 2, 3, 3, 1, 1, 1, 4, 0, 0, 1, 2, 1, 1, 2, 0, 2, 0, 2, 0, 2, 1, 3, 1, 2, 1, 1, 0, 2, 3, 1, 1, 1, 0, 1, 1, 4, 3, 0, 2, 2, 2, 4, 2, 2, 2, 0, 3, 1, 2, 2, 1, 0, 0, 3, 1, 1, 2, 1, 3, 0, 1, 0, 2, 3, 2, 0, 3, 1, 0, 1, 2, 2, 3, 2, 2, 3, 3, 2, 3, 2, 4, 2, 2, 2, 3, 0, 1, 1, 3, 1, 4, 2, 2, 3, 3, 1, 1, 2, 2, 3, 2, 2, 2, 3, 1, 4, 1, 1, 3, 2, 2, 2, 1, 1, 2, 0, 2, 4, 1, 0, 0, 1, 1, 2, 1, 2, 1, 1, 4, 1, 1, 2, 1, 1, 0, 3, 1, 1, 0, 1, 1, 1, 0, 3, 1, 0, 1, 1, 5, 2, 0, 2, 3, 1, 0, 0, 1, 1, 1, 2, 1, 1, 1, 3, 2, 1, 1, 2, 1, 1, 1, 2, 0, 2, 1, 1, 3, 2, 1, 1, 2, 1, 2, 0, 2, 0, 1, 0, 1, 1, 1, 1, 3, 1, 1, 0, 2, 2, 3, 0, 2, 2, 2, 1, 0, 2, 0, 0, 2, 2, 0, 1, 2, 3, 1, 0, 1, 1, 3, 1, 1, 1, 1, 0, 1, 2, 0, 2, 1, 1, 2, 2, 2, 1, 1, 1, 1, 3, 2, 1, 1, 1, 2, 1, 2, 1, 3, 1, 3, 0, 2, 0, 1, 0, 1, 1, 0, 1, 3, 3, 1, 2, 0, 4, 3, 4, 1, 0, 1, 0, 1, 0, 1, 2, 5, 5, 0, 0, 2, 2, 1, 2, 3, 0, 1, 1, 1, 5, 3, 1, 2, 1, 3, 3, 1, 0, 1, 0, 2, 0, 1, 0, 1, 3, 3, 2, 1, 3, 1, 1, 1, 0, 2, 2, 1, 3, 1, 0, 3, 1, 1, 2, 2, 3, 1, 3, 3, 0, 0, 2, 2, 1, 1, 3, 2, 4, 2, 1, 1, 1, 3, 1, 1, 1, 1, 2, 1, 1, 4, 1, 0, 1, 2, 1, 1, 3, 1, 1, 4, 4, 2, 1, 2, 2, 3, 2, 3, 0, 1, 5, 0, 1, 0, 2, 0, 4, 1, 3, 1, 2, 2, 1, 3, 1, 1, 0, 2, 5, 3, 2, 2, 1, 2, 3, 3, 1, 2, 4, 1, 1, 1, 4, 1, 0, 1, 3, 3, 2, 1, 2, 0, 2, 3, 1, 0, 2, 3, 1, 4, 1, 1, 2, 2, 1, 1, 3, 1, 0, 0, 0, 1, 0, 1, 2, 2, 3, 2, 5, 3, 1, 2, 1, 3, 2, 1, 1, 1, 2, 0, 0, 2, 1, 3, 1, 2, 1, 2, 3, 2, 4, 3, 2, 0, 4, 0, 2, 3, 5, 0, 0, 1, 2, 1, 3, 2, 1, 2, 4, 1, 1, 1, 2, 1, 1, 1, 3, 1, 2, 3, 0, 1, 1, 2, 2, 2, 0, 1, 2, 2, 2, 1, 2, 2, 1, 2, 1, 1, 3, 0, 2, 0, 0, 2, 0, 2, 1, 0, 3, 3, 1, 1, 2, 1, 3, 0, 3, 0, 2, 1, 2, 2, 1, 2, 2, 2, 2, 1, 2, 2, 0, 3, 2, 3, 3, 2, 3, 2, 1, 3, 2, 2, 1, 1, 1, 2, 0, 2, 2, 2, 1, 3, 4, 2, 2, 2, 2, 2, 0, 0, 2, 0, 2, 3, 2, 1, 2, 3, 1, 1, 3, 0, 2, 2, 0, 1, 2, 0, 0, 2, 1, 3, 1, 2, 2, 3, 1, 1, 1, 1, 2, 1, 2, 1, 1, 2, 1, 0, 0, 1, 1, 1, 2, 3, 3, 4, 4, 2, 1, 1, 2, 2, 1, 2, 1, 3, 2, 1, 1, 0, 3, 3, 1, 1, 3, 1, 0, 3, 3, 0, 1, 0, 2, 1, 3, 2, 0, 3, 2, 0, 0, 2, 3, 3, 2, 2, 2, 2, 0, 1, 1, 1, 1, 0, 4, 1, 3, 1, 4, 1, 3, 5, 1, 1, 1, 0, 4, 3, 1, 1, 0, 1, 2, 1, 3, 0, 1, 0, 4, 3, 1, 4, 2, 1, 1, 3, 1, 2, 1, 2, 1, 1, 1, 0, 1, 4, 1, 2, 3, 1, 2, 2, 1, 3, 2, 3, 1, 1, 5, 0, 0, 1, 1, 4, 3, 2, 0, 1, 0, 0, 3, 1, 0, 1, 2, 3, 2, 2, 1, 2, 2, 0, 3, 3, 2, 3, 2, 2, 3, 2, 2, 2, 0, 2, 3, 1, 0, 3, 0, 1, 0, 1, 3, 1, 1, 2, 2, 2, 1, 0, 3, 1, 1, 1, 1, 1, 1, 1, 2, 2, 1, 3, 5, 2, 1, 2, 2, 1, 0, 0, 1, 1, 0, 0, 2, 5, 2, 1, 3, 2, 1, 0, 1, 2, 2, 3, 1, 3, 2, 1, 0, 3, 2, 0, 0, 0, 2, 0, 2, 3, 2, 2, 0, 0, 4, 1, 1, 0, 2, 2, 1, 3, 3, 2, 2, 2, 2, 0, 3, 2, 0, 0, 1, 4, 2, 2, 1, 1, 2, 2, 2, 0, 3, 1, 2, 3, 1, 1, 4, 0, 2, 2, 0, 1, 1, 0, 3, 0, 2, 0, 1, 0, 3, 2, 1, 2, 1, 3, 2, 1, 0, 1, 0, 1, 3, 1, 0, 0, 2, 2, 2, 0, 1, 2, 2, 0, 0, 2, 1, 4, 0, 2, 2, 1, 1, 1, 2, 0, 0, 1, 1, 2, 1, 2, 0, 0, 2, 0, 1, 3, 1, 1, 3, 2, 0, 4, 2, 1, 4, 0, 1, 2, 1, 0, 2, 1, 3, 2, 1, 0, 1, 1, 1, 0, 1, 2, 1, 1, 0, 3, 0, 2, 1, 1, 1, 0, 0, 1, 2, 1, 1, 1, 2, 2, 3, 0, 1, 2, 1, 3, 1, 0, 0, 2, 1, 3, 2, 1, 2, 2, 2, 1, 0, 2, 1, 3, 3, 2, 0, 3, 2, 1, 2, 1, 0, 1, 3, 2, 2, 0, 1, 1, 0, 0, 1, 1, 0, 0, 1, 3, 2, 0, 2, 2, 3, 3, 0, 3, 2, 1, 1, 2, 3, 0, 0, 5, 1, 1, 0, 3, 2, 3, 0, 2, 1, 1, 2, 2, 2, 3, 1, 2, 1, 1, 1, 0, 1, 0, 2, 0, 2, 2, 3, 2, 0, 1, 2, 1, 3, 1, 1, 1, 0, 1, 3, 3, 1, 0, 0, 2, 1, 2, 1, 3, 2, 1, 2, 2, 3, 2, 2, 5, 4, 0, 1, 0, 2, 2, 3, 2, 2, 1, 2, 1, 3, 2, 2, 2, 2, 2, 1, 1, 1, 1, 3, 3, 4, 0, 2, 3, 2, 5, 3, 0, 2, 4, 5, 1, 1, 1, 2, 2, 1, 1, 5, 2, 0, 3, 3, 1, 3, 2, 0, 2, 2, 2, 1, 1, 3, 2, 3, 1, 1, 2, 2, 2, 3, 2, 0, 3, 0, 1, 1, 5, 2, 2, 2, 3, 3, 0, 3, 2, 2, 2, 1, 1, 1, 4, 0, 3, 0, 2, 2, 4, 2, 2, 0, 1, 2, 0, 4, 1, 1, 2, 2, 0, 0, 1, 1, 1, 0, 1, 2, 2, 2, 1, 0, 1, 1, 0, 2, 1, 3, 0, 3, 0, 1, 2, 2, 1, 3, 0, 3, 1, 2, 2, 1, 2, 2, 1, 0, 3, 0, 1, 0, 1, 1, 0, 1, 1, 1, 1, 1, 0, 0, 2, 2, 1, 0, 0, 2, 2, 2, 2, 1, 0, 0, 1, 2, 0, 1, 0, 1, 1, 3, 2, 2, 2, 1, 0, 3, 1, 1, 3, 3, 1, 0, 1, 0, 1, 2, 1, 1, 1, 1, 0, 4, 2, 3, 3, 3, 1, 1, 3, 3, 1, 1, 1, 1, 0, 1, 1, 2, 1, 1, 0, 1, 2, 1, 0, 2, 2, 0, 0, 2, 2, 2, 2, 2, 0, 3, 1, 1, 4, 5, 0, 1, 1, 1, 2, 0, 2, 2, 2, 0, 1, 1, 0, 2, 1, 1, 3, 1, 3, 0, 1, 1, 0, 0, 1, 1, 2, 1, 0, 2, 3, 1, 0, 2, 1, 1, 1, 2, 2, 0, 2, 0, 1, 4, 0, 1, 1, 1, 1, 1, 2, 1, 1, 2, 1, 1, 1, 0, 1, 0, 2, 3, 0, 1, 1, 2, 0, 2, 2, 0, 1, 0, 4, 2, 1, 1, 0, 1, 1, 2, 0, 1, 1, 0, 0, 2, 0, 1, 0, 0, 2, 1, 4, 0, 1, 1, 0, 1, 1, 0, 1, 0, 1, 2, 0, 2, 1, 0, 3, 1, 2, 2, 1, 0, 0, 1, 2, 3, 0, 0, 1, 1, 1, 1, 1, 0, 0, 2, 2, 1, 0, 1, 0, 0, 2, 3, 0, 3, 0, 2, 1, 1, 2, 0, 2, 0, 2, 0, 1, 0, 0, 1, 1, 0, 3, 0, 0, 1, 1, 0, 0, 2, 2, 1, 1, 2, 0, 2, 2, 2, 0, 3, 2, 1, 2, 1, 3, 1, 3, 1, 0, 1, 2, 2, 1, 1, 1, 1, 2, 2, 2, 1, 2, 1, 2, 2, 2, 2, 1, 2, 1, 3, 3, 1, 1, 1, 1, 3, 2, 1, 1, 0, 5, 1, 1, 3, 0, 3, 1, 0, 4, 2, 0, 1, 0, 2, 0, 0, 0, 3, 0, 0, 2, 1, 2, 1, 2, 1, 1, 0, 2, 0, 1, 2, 4, 5, 2, 3, 1, 0, 2, 2, 4, 1, 0, 2, 2, 3, 2, 2, 0, 1, 2, 2, 0, 0, 2, 0, 2, 0, 1, 1, 0, 2, 0, 0, 0, 1, 1, 2, 1, 0, 1, 0, 1, 2, 0, 0, 0, 1, 0, 0, 2, 2, 3, 2, 0, 0, 1, 0, 0, 1, 1, 0, 1, 2, 1, 1, 1, 2, 1, 3, 1, 0, 1, 2, 4, 1, 0, 3, 1, 3, 2, 1, 2, 1, 2, 2, 1, 2, 1, 1, 1, 0, 2, 0, 2, 2, 1, 4, 0, 0, 0, 1, 0, 1, 1, 1, 1, 0, 1, 0, 3, 1, 1, 1, 4, 0, 3, 3, 0, 0, 2, 0, 1, 2, 0, 0, 1, 1, 0, 1, 1, 0, 0, 2, 2, 0, 3, 1, 2, 3, 2, 1, 2, 1, 2, 1, 1, 1, 1, 3, 2, 1, 2, 0, 0, 2, 0, 1, 1, 2, 0, 2, 3, 1, 1, 1, 2, 1, 1, 2, 3, 1, 2, 1, 1, 1, 2, 3, 2, 3, 5, 2, 2, 2, 1, 2, 3, 2, 2, 1, 1, 3, 3, 2, 2, 0, 2, 3, 2, 4, 3, 1, 2, 0, 1, 3, 3, 1, 1, 0, 5, 1, 2, 1, 1, 2, 1, 1, 0, 2, 2, 2, 0, 1, 2, 4, 2, 2, 1, 0, 2, 0, 2, 1, 1, 2, 2, 0, 0, 1, 1, 1, 0, 1, 2, 2, 2, 1, 0, 1, 1, 0, 2, 1, 3, 0, 3, 0, 1, 2, 2, 1, 3, 0, 3, 1, 2, 2, 1, 2, 2, 1, 0, 3, 0, 1, 0, 1, 1, 0, 1, 1, 1, 1, 1, 0, 0, 2, 2, 1, 0, 0, 2, 2, 2, 2, 1, 0, 0, 1, 2, 0, 1, 0, 1, 3, 3, 1, 2, 2, 1, 0, 3, 1, 1, 3, 3, 1, 0, 1, 0, 1, 2, 1, 1, 1, 1, 0, 4, 2, 3, 3, 3, 1, 1, 3, 3, 1, 1, 1, 1, 0, 1, 1, 2, 1, 3, 1, 3, 3, 2, 0, 1, 3, 1, 1, 0, 1, 0, 1, 2, 1, 1, 0, 3, 0, 1, 0, 2, 0, 2, 2, 3, 3, 2, 1, 1, 1, 0, 1, 3, 1, 0, 4, 2, 0, 1, 1, 0, 2, 0, 1, 0, 3, 1, 2, 1, 1, 1, 2, 2, 2, 0, 1, 2, 2, 0, 0, 0, 1, 3, 0, 1, 1, 0, 2, 3, 1, 1, 2, 1, 2, 2, 3, 1, 3, 1, 1, 1, 0, 0, 3, 1, 0, 0, 0, 2, 1, 1, 0, 1, 0, 1, 1, 0, 0, 1, 0, 0, 2, 0, 1, 0, 3, 2, 1, 1, 0, 1, 1, 0, 1, 1, 1, 1, 5, 0, 1, 1, 1, 2, 2, 0, 3, 1, 1, 1, 1, 2, 3, 0, 0, 2, 1, 1, 2, 1, 2, 1, 2, 1, 2, 0, 1, 0, 1, 1, 2, 0, 2, 1, 1, 2, 1, 0, 2, 2, 0, 1, 2, 1, 0, 0, 1, 0, 0, 4, 0, 0, 2, 1, 1, 0, 3, 1, 2, 1, 2, 1, 2, 0, 0, 0, 0, 2, 2, 0, 1, 1, 3, 2, 1, 4, 2, 0, 2, 3, 2, 2, 2, 1, 2, 2, 2, 3, 1, 2, 2, 3, 1, 1, 2, 3, 0, 2, 1, 2, 1, 1, 3, 1, 2, 4, 0, 2, 1, 2, 0, 0, 2, 1, 2, 0, 0, 2, 1, 1, 1, 0, 1, 1, 2, 1, 2, 0, 0, 1, 1, 3, 1, 2, 2, 1, 2, 1, 1, 0, 1, 1, 2, 1, 0, 1, 0, 1, 2, 1, 1, 3, 2, 2, 3, 2, 2, 2, 0, 2, 1, 2, 0, 0, 2, 1, 1, 0, 2, 0, 0, 2, 0, 0, 0, 1, 1, 2, 1, 0, 1, 0, 1, 2, 0, 0, 0, 1, 0, 0, 3, 1, 3, 2, 0, 0, 1, 0, 0, 1, 1, 0, 1, 2, 1, 2, 0, 2, 1, 3, 1, 0, 1, 2, 5, 0, 0, 3, 1, 4, 1, 1, 2, 1, 2, 2, 1, 2, 1, 2, 0, 0, 2, 0, 2, 3, 0, 4, 0, 0, 0, 1, 0, 1, 1, 1, 1, 0, 1, 1, 2, 1, 1, 2, 3, 0, 3, 3, 0, 0, 2, 0, 1, 2, 0, 0, 1, 1, 0, 1, 1, 0, 0, 2, 2, 1, 4, 1, 2, 1, 0, 2, 1, 2, 2, 1, 1, 0, 1, 3, 3, 2, 1, 1, 1, 1, 1, 0, 1, 3, 2, 1, 1, 1, 0, 2, 3, 3, 1, 2, 2, 1, 0, 0, 1, 1, 3, 1, 0, 3, 3, 2, 3, 1, 3, 3, 3, 2, 3, 4, 1, 1, 1, 1, 3, 0, 2, 2, 2, 3, 3, 1, 3, 2, 1, 2, 1, 2, 2, 0, 1, 1, 3, 2, 4, 0, 1, 1, 1, 0, 1, 1, 2, 2, 2, 1, 4, 1, 1, 1, 2, 1, 2, 1, 2, 0, 1, 1, 1, 2, 1, 2, 1, 1, 1, 0, 1, 3, 0, 0, 1, 0, 3, 2, 1, 3, 3, 3, 0, 2, 1, 0, 3, 0, 2, 1, 0, 1, 1, 1, 2, 4, 1, 1, 2, 1, 0, 1, 1, 1, 0, 0, 3, 2, 1, 1, 4, 0, 1, 2, 1, 0, 2, 0, 1, 3, 1, 2, 1, 4, 1, 3, 2, 1, 0, 2, 1, 3, 2, 1, 1, 2, 0, 3, 1, 3, 2, 2, 1, 2, 2, 2, 0, 3, 2, 2, 2, 2, 1, 2, 3, 3, 1, 1, 3, 2, 2, 0, 4, 4, 1, 0, 3, 2, 1, 0, 1, 1, 1, 1, 2, 2, 2, 2, 2, 1, 2, 0, 1, 1, 0, 4, 2, 3, 0, 2, 2, 1, 2, 2, 2, 1, 0, 3, 1, 2, 2, 3, 2, 2, 1, 1, 2, 1, 1, 3, 3, 5, 3, 1, 2, 2, 2, 4, 3, 0, 0, 3, 0, 2, 5, 4, 1, 0, 1, 3, 0, 1, 1, 1, 2, 2, 3, 2, 4, 1, 3, 2, 1, 2, 1, 4, 1, 3, 1, 1, 4, 1, 3, 1, 4, 5, 4, 4, 1, 2, 0, 2, 1, 1, 2, 1, 0, 0, 1, 1, 2, 1, 0, 2, 1, 0, 1, 2, 0, 3, 4, 1, 1, 2, 1, 4, 3, 2, 0, 2, 2, 1, 1, 3, 1, 2, 3, 1, 2, 3, 1, 1, 3, 1, 1, 0, 3, 3, 2, 2, 2, 1, 0, 3, 0, 1, 3, 1, 2, 1, 0, 1, 0, 2, 0, 0, 0, 2, 1, 1, 6, 1, 1, 1, 1, 2, 0, 0, 1, 0, 2, 2, 0, 0, 1, 1, 2, 2, 0, 0, 1, 0, 1, 0, 0, 1, 0, 2, 1, 0, 1, 1, 0, 1, 0, 1, 1, 0, 3, 1, 1, 1, 0, 0, 0, 2, 1, 1, 0, 2, 0, 1, 1, 3, 2, 1, 0, 2, 0, 0, 0, 1, 1, 2, 1, 2, 4, 1, 1, 1, 1, 2, 0, 3, 2, 1, 4, 0, 0, 2, 0, 2, 0, 2, 0, 3, 1, 2, 1, 3, 1, 0, 0, 2, 2, 0, 0, 0, 1, 0, 1, 1, 1, 3, 0, 1, 1, 1, 1, 0, 0, 4, 0, 2, 4, 1, 0, 2, 1, 0, 2, 3, 2, 0, 1, 2, 2, 2, 2, 1, 0, 0, 2, 0, 2, 1, 0, 1, 2, 0, 3, 4, 3, 3, 2, 2, 2, 1, 2, 2, 0, 1, 0, 1, 1, 1, 1, 2, 1, 1, 1, 1, 2, 2, 2, 1, 1, 1, 3, 0, 3, 0, 0, 3, 0, 1, 1, 2, 1, 1, 1, 3, 1, 1, 2, 2, 1, 0, 1, 0, 1, 2, 1, 1, 1, 2, 1, 2, 3, 0, 2, 1, 1, 1, 1, 2, 2, 1, 2, 0, 1, 2, 1, 2, 4, 0, 0, 2, 2, 1, 3, 1, 2, 1, 0, 1, 1, 3, 2, 2, 2, 1, 2, 3, 3, 0, 3, 2, 0, 2, 1, 3, 3, 2, 1, 2, 2, 0, 3, 1, 2, 2, 0, 1, 1, 1, 0, 1, 0, 1, 3, 0, 0, 0, 1, 0, 3, 3, 2, 1, 0, 1, 1, 0, 0, 0, 1, 0, 0, 1, 2, 0, 0, 1, 1, 1, 0, 1, 2, 1, 2, 1, 1, 3, 3, 1, 1, 1, 3, 2, 2, 0, 1, 4, 1, 2, 2, 3, 3, 2, 2, 3, 1, 1, 0, 3, 2, 3, 2, 0, 2, 2, 1, 2, 1, 3, 3, 5, 2, 4, 5, 1, 4, 0, 4, 2, 1, 0, 1, 2, 2, 1, 1, 2, 1, 2, 1, 1, 1, 3, 0, 0, 2, 1, 2, 2, 2, 1, 0, 1, 2, 6, 1, 2, 2, 3, 3, 1, 1, 4, 1, 0, 4, 1, 0, 2, 5, 2, 1, 2, 1, 1, 3, 3, 2, 1, 3, 2, 3, 2, 2, 1, 1, 3, 2, 1, 1, 2, 4, 2, 4, 3, 1, 1, 3, 2, 1, 2, 4, 4, 2, 1, 2, 6, 3, 3, 3, 2, 2, 1, 2, 2, 2, 0, 0, 3, 2, 0, 2, 3, 1, 1, 1, 1, 2, 2, 3, 1, 2, 5, 2, 1, 1, 1, 0, 5, 3, 4, 2, 2, 2, 0, 3, 3, 1, 3, 3, 3, 4, 1, 1, 2, 1, 3, 1, 2, 1, 0, 1, 3, 2, 4, 3, 0, 1, 1, 1, 4, 4, 1, 1, 3, 1, 4, 1, 2, 3, 1, 0, 4, 1, 4, 5, 1, 3, 1, 3, 3, 2, 1, 1, 4, 0, 0, 1, 2, 3, 1, 1, 3, 1, 2, 0, 1, 2, 0, 0, 1, 2, 2, 0, 1, 3, 2, 1, 3, 2, 5, 2, 0, 0, 1, 3, 1, 1, 0, 3, 2, 1, 1, 2, 1, 0, 0, 2, 2, 3, 1, 1, 1, 3, 2, 2, 3, 3, 1, 0, 0, 1, 3, 2, 1, 0, 1, 2, 2, 2, 2, 0, 2, 0, 1, 3, 1, 1, 1, 2, 0, 2, 3, 0, 1, 1, 3, 1, 0, 0, 0, 2, 2, 2, 2, 2, 3, 1, 0, 1, 1, 0, 1, 1, 2, 2, 0, 1, 4, 1, 2, 3, 1, 2, 5, 4, 3, 3, 1, 5, 2, 1, 0, 1, 2, 3, 2, 3, 1, 2, 2, 2, 5, 3, 0, 0, 3, 2, 1, 2, 3, 3, 1, 3, 2, 2, 3, 3, 4, 4, 5, 3, 0, 2, 5, 3, 2, 4, 2, 0, 3, 1, 4, 2, 3, 2, 0, 5, 2, 1, 2, 3, 0, 1, 1, 1, 3, 3, 2, 6, 2, 2, 1, 2, 0, 1, 2, 3, 3, 0, 3, 1, 1, 1, 2, 0, 0, 2, 1, 1, 5, 2, 3, 1, 4, 1, 0, 4, 1, 2, 0, 2, 1, 2, 1, 2, 2, 2, 3, 2, 2, 2, 3, 1, 1, 2, 1, 2, 2, 1, 3, 1, 2, 1, 2, 0, 1, 3, 1, 2, 2, 4, 2, 1, 3, 0, 1, 1, 3, 3, 1, 4, 3, 5, 0, 1, 2, 4, 3, 1, 1, 1, 1, 2, 1, 2, 1, 3, 2, 0, 1, 5, 1, 4, 2, 4, 2, 3, 1, 2, 3, 2, 1, 0, 2, 2, 1, 1, 0, 1, 2, 2, 0, 1, 2, 2, 0, 2, 1, 0, 0, 2, 3, 1, 1, 1, 0, 0, 0, 3, 1, 0, 1, 1, 2, 0, 0, 3, 1, 2, 2, 2, 0, 0, 0, 1, 1, 3, 2, 5, 1, 0, 4, 1, 0, 0, 3, 2, 1, 1, 1, 1, 2, 3, 2, 3, 3, 2, 2, 1, 1, 1, 1, 0, 1, 1, 0, 5, 2, 5, 2, 1, 2, 3, 2, 1, 2, 3, 1, 3, 3, 2, 4, 1, 2, 3, 1, 2, 1, 0, 2, 2, 3, 1, 2, 3, 1, 2, 2, 1, 1, 3, 1, 3, 0, 2, 1, 0, 2, 0, 1, 4, 2, 2, 3, 1, 1, 0, 3, 2, 1, 1, 3, 0, 3, 2, 2, 1, 0, 2, 1, 2, 1, 3, 1, 3, 1, 1, 1, 1, 3, 4, 1, 1, 1, 4, 0, 3, 1, 3, 1, 3, 2, 1, 2, 2, 5, 0, 1, 2, 1, 3, 0, 1, 2, 0, 3, 4, 2, 0, 0, 3, 0, 1, 2, 0, 0, 0, 2, 1, 1, 3, 4, 0, 1, 2, 2, 0, 2, 1, 0, 4, 0, 2, 2, 1, 2, 2, 0, 3, 3, 2, 0, 0, 3, 0, 1, 1, 1, 3, 0, 1, 1, 1, 0, 1, 3, 1, 1, 1, 3, 2, 1, 1, 2, 3, 1, 1, 0, 2, 0, 1, 1, 2, 1, 1, 1, 3, 1, 2, 2, 1, 0, 1, 3, 1, 3, 1, 1, 1, 1, 4, 2, 1, 1, 1, 1, 2, 2, 3, 0, 2, 1, 4, 1, 2, 3, 1, 0, 3, 1, 5, 0, 2, 1, 3, 1, 2, 3, 1, 4, 1, 2, 2, 0, 1, 3, 3, 1, 0, 0, 3, 0, 1, 0, 0, 1, 0, 1, 1, 1, 2, 0, 3, 3, 1, 1, 0, 1, 2, 4, 2, 1, 1, 4, 3, 1, 1, 1, 2, 1, 3, 2, 2, 1, 1, 2, 2, 1, 1, 1, 1, 1, 2, 2, 1, 0, 0, 3, 2, 1, 1, 0, 2, 2, 0, 0, 1, 2, 0, 2, 1, 1, 1, 2, 1, 2, 0, 2, 2, 1, 1, 1, 1, 1, 2, 0, 1, 3, 2, 1, 1, 1, 1, 3, 0, 1, 1, 1, 1, 4, 2, 0, 2, 2, 1, 4, 1, 1, 3, 1, 1, 3, 0, 2, 3, 4, 1, 1, 1, 3, 2, 2, 2, 2, 2, 0, 2, 1, 1, 2, 0, 2, 3, 1, 1, 2, 0, 3, 1, 3, 2, 1, 0, 1, 2, 1, 4, 1, 2, 1, 1, 0, 2, 0, 1, 0, 2, 2, 1, 4, 1, 1, 0, 0, 3, 0, 2, 2, 2, 2, 2, 0, 2, 2, 4, 0, 2, 2, 1, 1, 5, 2, 1, 2, 2, 1, 2, 0, 1, 1, 2, 4, 3, 0, 2, 1, 0, 3, 2, 1, 0, 1, 1, 1, 1, 3, 0, 1, 2, 1, 0, 4, 2, 2, 0, 0, 2, 1, 4, 1, 0, 2, 0, 2, 3, 2, 0, 1, 0, 2, 1, 1, 1, 2, 1, 1, 1, 3, 1, 2, 1, 3, 2, 0, 1, 1, 1, 3, 1, 1, 3, 1, 0, 2, 1, 1, 2, 2, 0, 1, 1, 0, 1, 2, 0, 5, 3, 2, 1, 2, 1, 2, 3, 1, 1, 1, 2, 0, 4, 2, 1, 1, 1, 1, 0, 2, 2, 3, 3, 0, 4, 2, 1, 3, 0, 0, 3, 0, 1, 1, 3, 2, 3, 1, 3, 1, 2, 2, 0, 1, 1, 0, 2, 0, 3, 2, 2, 2, 0, 0, 1, 0, 0, 1, 2, 2, 0, 2, 3, 0, 3, 1, 4, 0, 1, 2, 3, 1, 0, 1, 1, 1, 1, 2, 5, 1, 1, 2, 1, 0, 0, 3, 2, 2, 1, 1, 2, 1, 2, 1, 2, 3, 1, 1, 3, 1, 3, 3, 1, 0, 2, 4, 2, 2, 2, 4, 1, 3, 0, 2, 0, 1, 1, 0, 1, 2, 3, 1, 2, 1, 2, 0, 2, 2, 1, 2, 0, 1, 2, 0, 0, 3, 0, 1, 1, 3, 0, 1, 3, 4, 3, 0, 1, 2, 3, 4, 1, 2, 2, 3, 1, 3, 1, 2, 2, 3, 1, 2, 1, 1, 3, 2, 3, 2, 1, 1, 2, 2, 3, 3, 2, 3, 2, 4, 3, 4, 3, 2, 1, 0, 2, 2, 3, 1, 1, 1, 0, 1, 6, 0, 2, 3, 1, 1, 2, 1, 2, 3, 1, 2, 1, 5, 5, 3, 2, 3, 1, 4, 2, 2, 1, 5, 0, 2, 2, 3, 1, 3, 2, 1, 2, 4, 1, 2, 2, 1, 2, 1, 2, 1, 3, 3, 1, 1, 0, 1, 1, 1, 1, 2, 0, 1, 1, 1, 1, 1, 1, 5, 3, 1, 4, 3, 1, 1, 3, 2, 3, 2, 2, 3, 0, 2, 1, 1, 1, 2, 5, 3, 1, 2, 3, 2, 1, 2, 1, 2, 1, 1, 0, 1, 1, 2, 2, 3, 1, 1, 3, 2, 5, 0, 1, 3, 3, 5, 2, 2, 4, 0, 0, 3, 1, 1, 1, 4, 1, 2, 1, 0, 2, 3, 1, 1, 2, 0, 3, 1, 1, 2, 1, 0, 3, 1, 2, 1, 4, 3, 1, 1, 0, 2, 1, 1, 1, 2, 2, 1, 1, 5, 2, 0, 0, 2, 1, 3, 0, 0, 2, 4, 0, 2, 3, 4, 1, 1, 2, 2, 1, 2, 3, 2, 0, 4, 2, 2, 2, 1, 2, 0, 0, 1, 2, 1, 1, 2, 1, 2, 2, 1, 0, 0, 3, 2, 2, 2, 1, 2, 1, 2, 3, 0, 3, 1, 0, 1, 1, 0, 1, 1, 1, 1, 0, 0, 3, 1, 0, 1, 3, 4, 1, 5, 2, 2, 1, 2, 3, 2, 1, 3, 1, 1, 1, 1, 1, 0, 4, 0, 1, 2, 1, 2, 4, 1, 2, 3, 2, 1, 1, 0, 1, 1, 1, 1, 1, 3, 1, 2, 1, 2, 3, 0, 0, 1, 0, 1, 1, 0, 3, 0, 1, 2, 3, 4, 0, 1, 1, 0, 2, 2, 2, 1, 3, 2, 2, 1, 0, 2, 3, 4, 1, 2, 1, 2, 3, 1, 0, 0, 3, 2, 2, 1, 2, 3, 1, 0, 1, 1, 0, 2, 2, 2, 1, 1, 3, 0, 1, 4, 1, 1, 0, 1, 4, 1, 1, 2, 3, 1, 1, 1, 1, 1, 1, 2, 3, 3, 3, 0, 3, 1, 1, 0, 2, 2, 1, 0, 3, 2, 0, 4, 0, 1, 2, 2, 3, 1, 1, 2, 1, 0, 2, 2, 3, 2, 0, 2, 1, 2, 3, 2, 2, 1, 2, 0, 1, 2, 2, 0, 1, 1, 2, 1, 1, 1, 1, 0, 2, 3, 2, 2, 0, 1, 1, 1, 1, 1, 0, 2, 1, 2, 0, 1, 1, 5, 2, 2, 3, 1, 2, 1, 1, 2, 3, 1, 2, 1, 1, 1, 2, 0, 3, 1, 3, 1, 2, 0, 1, 1, 1, 1, 0, 0, 3, 3, 1, 2, 3, 2, 1, 1, 0, 1, 1, 4, 0, 2, 1, 1, 1, 1, 3, 1, 1, 2, 1, 1, 1, 2, 2, 1, 2, 3, 4, 2, 2, 2, 0, 2, 1, 1, 3, 1, 1, 1, 0, 2, 4, 2, 1, 1, 0, 0, 0, 2, 0, 1, 2, 2, 0, 1, 1, 1, 1, 1, 3, 1, 2, 0, 2, 0, 2, 1, 1, 1, 1, 3, 2, 2, 0, 1, 0, 0, 2, 1, 2, 2, 1, 1, 3, 2, 1, 1, 3, 2, 2, 0, 0, 2, 2, 0, 0, 2, 1, 2, 1, 2, 2, 1, 1, 2, 3, 2, 0, 2, 0, 1, 2, 2, 1, 3, 0, 2, 2, 4, 2, 2, 2, 1, 3, 1, 6, 0, 3, 1, 1, 1, 2, 4, 2, 1, 1, 2, 1, 0, 2, 1, 3, 1, 1, 2, 2, 1, 1, 1, 1, 1, 1, 2, 0, 2, 1, 3, 2, 2, 1, 3, 1, 1, 1, 3, 0, 0, 0, 1, 3, 4, 0, 2, 2, 2, 0, 0, 1, 2, 2, 1, 0, 2, 1, 1, 0, 2, 0, 2, 0, 3, 2, 0, 2, 3, 1, 1, 2, 1, 2, 2, 1, 1, 3, 1, 2, 1, 2, 3, 1, 1, 0, 2, 1, 2, 1, 2, 3, 1, 2, 0, 1, 0, 0, 2, 1, 3, 1, 2, 0, 2, 1, 2, 1, 3, 3, 0, 3, 1, 1, 1, 4, 3, 1, 2, 3, 2, 3, 2, 1, 1, 2, 2, 4, 3, 1, 1, 0, 2, 0, 2, 3, 0, 2, 4, 0, 2, 5, 1, 1, 2, 3, 4, 1, 3, 0, 3, 2, 0, 2, 1, 2, 1, 2, 1, 0, 0, 1, 0, 1, 0, 2, 1, 0, 1, 4, 2, 1, 0, 1, 2, 0, 3, 1, 0, 1, 2, 1, 0, 3, 3, 1, 2, 4, 4, 3, 1, 2, 0, 2, 1, 1, 1, 3, 3, 2, 2, 2, 2, 5, 0, 1, 0, 1, 2, 1, 2, 4, 2, 0, 0, 1, 1, 1, 1, 1, 0, 1, 1, 0, 0, 1, 0, 3, 2, 2, 1, 1, 1, 0, 2, 1, 0, 3, 2, 0, 3, 0, 0, 2, 4, 1, 2, 0, 1, 1, 2, 1, 3, 3, 1, 4, 3, 3, 1, 2, 3, 2, 2, 2, 1, 3, 1, 3, 6, 1, 2, 2, 0, 0, 0, 4, 2, 0, 1, 4, 0, 2, 1, 2, 1, 1, 2, 2, 1, 5, 3, 2, 2, 2, 2, 3, 2, 5, 2, 2, 2, 2, 3, 2, 2, 3, 1, 4, 2, 1, 2, 1, 2, 4, 1, 3, 1, 4, 1, 2, 2, 3, 3, 1, 2, 1, 2, 1, 2, 3, 3, 2, 0, 1, 1, 2, 3, 1, 2, 4, 2, 1, 3, 3, 3, 2, 0, 1, 1, 3, 1, 1, 3, 4, 0, 2, 1, 0, 3, 2, 1, 0, 0, 1, 1, 3, 1, 2, 1, 4, 3, 0, 3, 2, 3, 0, 1, 0, 0, 3, 1, 2, 2, 1, 1, 2, 1, 3, 2, 1, 2, 2, 3, 4, 0, 3, 2, 1, 3, 1, 1, 5, 3, 6, 0, 3, 1, 0, 3, 3, 0, 3, 3, 5, 1, 4, 1, 0, 1, 1, 1, 2, 2, 0, 1, 0, 2, 1, 1, 2, 4, 1, 2, 1, 1, 0, 2, 1, 1, 1, 2, 1, 3, 0, 2, 0, 1, 1, 1, 3, 2, 0, 0, 2, 1, 1, 1, 2, 5, 2, 3, 2, 2, 1, 0, 1, 2, 1, 2, 1, 3, 1, 1, 0, 1, 0, 3, 3, 3, 1, 1, 1, 1, 2, 1, 2, 2, 2, 3, 2, 1, 1, 2, 0, 2, 0, 2, 2, 0, 0, 3, 2, 3, 0, 3, 0, 0, 3, 2, 1, 0, 2, 2, 1, 2, 2, 2, 1, 2, 3, 1, 4, 0, 2, 1, 1, 0, 2, 1, 2, 1, 3, 3, 2, 2, 1, 1, 2, 0, 0, 2, 2, 0, 1, 3, 2, 0, 2, 3, 0, 1, 1, 2, 2, 2, 2, 0, 2, 3, 1, 2, 1, 1, 4, 3, 1, 2, 3, 2, 1, 1, 2, 2, 2, 2, 3, 0, 1, 0, 3, 1, 2, 3, 2, 2, 2, 1, 1, 3, 1, 3, 1, 4, 1, 0, 0, 4, 4, 2, 2, 2, 0, 4, 1, 0, 2, 1, 2, 1, 1, 2, 2, 1, 0, 2, 2, 4, 3, 1, 0, 2, 1, 1, 3, 0, 6, 1, 2, 2, 1, 3, 1, 2, 3, 3, 2, 2, 2, 3, 4, 0, 1, 1, 2, 1, 0, 2, 1, 2, 2, 3, 3, 0, 4, 0, 2, 6, 1, 1, 3, 2, 3, 1, 1, 0, 3, 1, 1, 1, 0, 3, 2, 2, 3, 3, 2, 0, 1, 0, 1, 1, 3, 1, 3, 3, 3, 2, 2, 1, 0, 0, 1, 2, 1, 2, 1, 0, 1, 1, 2, 1, 1, 1, 0, 2, 1, 1, 0, 2, 2, 1, 1, 2, 2, 0, 0, 0, 1, 0, 0, 2, 3, 2, 1, 2, 4, 1, 4, 2, 0, 1, 0, 1, 0, 1, 0, 0, 0, 3, 2, 1, 1, 1, 0, 2, 2, 1, 3, 3, 1, 1, 2, 0, 1, 3, 1, 2, 3, 1, 1, 2, 0, 4, 1, 1, 2, 2, 2, 2, 2, 4, 2, 1, 1, 2, 3, 1, 1, 0, 0, 1, 1, 3, 0, 0, 5, 3, 0, 1, 1, 2, 1, 0, 1, 1, 5, 1, 1, 2, 1, 1, 2, 0, 1, 2, 1, 2, 1, 2, 2, 0, 2, 3, 0, 3, 1, 2, 1, 3, 2, 2, 2, 1, 0, 4, 0, 1, 0, 2, 3, 0, 1, 1, 1, 0, 0, 3, 2, 3, 2, 1, 3, 2, 2, 2, 1, 0, 2, 2, 1, 0, 2, 4, 2, 1, 1, 0, 1, 2, 3, 3, 1, 0, 0, 1, 1, 1, 1, 0, 1, 0, 0, 0, 1, 1, 0, 1, 2, 0, 0, 0, 1, 0, 0, 1, 1, 2, 2, 1, 0, 0, 0, 1, 1, 1, 1, 0, 1, 0, 0, 3, 1, 2, 0, 2, 2, 2, 1, 0, 0, 0, 0, 1, 0, 0, 0, 0, 1, 0, 0, 1, 2, 1, 0, 4, 1, 1, 0, 2, 1, 1, 2, 2, 1, 1, 2, 0, 0, 1, 2, 0, 1, 0, 0, 2, 0, 0, 1, 0, 1, 0, 2, 0, 2, 1, 0, 1, 1, 3, 0, 1, 1, 0, 2, 0, 1, 1, 1, 1, 1, 2, 3, 3, 1, 2, 1, 0, 4, 2, 1, 1, 2, 2, 2, 2, 1, 0, 1, 1, 2, 3, 0, 3, 2, 5, 2, 2, 0, 1, 1, 1, 0, 2, 0, 3, 0, 1, 1, 1, 0, 2, 1, 1, 1, 1, 2, 1, 1, 0, 1, 0, 1, 3, 1, 0, 2, 1, 0, 2, 1, 0, 3, 2, 1, 1, 1, 1, 1, 3, 1, 2, 0, 1, 0, 1, 1, 0, 3, 1, 2, 1, 2, 0, 1, 0, 0, 0, 1, 1, 2, 1, 1, 1, 1, 0, 0, 0, 1, 2, 2, 1, 2, 1, 1, 1, 2, 3, 3, 4, 1, 1, 2, 1, 3, 0, 3, 3, 2, 2, 0, 4, 2, 4, 1, 0, 2, 1, 2, 0, 3, 2, 2, 0, 1, 2, 3, 3, 5, 2, 0, 1, 1, 1, 1, 0, 3, 2, 2, 2, 2, 4, 0, 1, 1, 0, 1, 1, 2, 2, 3, 2, 2, 1, 1, 3, 0, 3, 0, 3, 1, 1, 2, 1, 0, 2, 3, 2, 3, 1, 2, 2, 1, 1, 2, 2, 2, 4, 1, 1, 1, 0, 1, 2, 2, 0, 2, 0, 0, 2, 1, 1, 3, 3, 1, 3, 2, 2, 1, 3, 1, 2, 2, 3, 1, 1, 2, 1, 3, 3, 1, 3, 4, 2, 4, 0, 3, 3, 1, 2, 3, 4, 0, 4, 3, 0, 2, 2, 1, 3, 3, 1, 1, 1, 1, 2, 3, 2, 0, 1, 1, 2, 1, 2, 1, 5, 1, 0, 2, 4, 0, 0, 2, 2, 2, 1, 1, 2, 4, 1, 0, 2, 2, 1, 1, 2, 1, 0, 0, 1, 2, 1, 2, 1, 2, 2, 2, 1, 1, 2, 1, 1, 1, 0, 0, 0, 2, 1, 1, 3, 2, 0, 3, 1, 3, 1, 3, 2, 2, 2, 2, 1, 1, 2, 2, 2, 1, 2, 3, 4, 1, 1, 3, 5, 0, 2, 1, 2, 4, 1, 2, 2, 0, 0, 1, 0, 4, 1, 1, 2, 2, 2, 0, 2, 2, 1, 2, 2, 1, 3, 1, 4, 0, 1, 2, 1, 4, 3, 6, 4, 2, 2, 0, 2, 4, 4, 3, 1, 2, 7, 1, 1, 3, 0, 2, 3, 2, 2, 1, 3, 3, 4, 3, 2, 4, 1, 1, 4, 1, 3, 1, 2, 3, 3, 3, 1, 2, 1, 1, 0, 2, 2, 1, 1, 2, 0, 3, 2, 0, 7, 0, 2, 1, 2, 5, 1, 1, 1, 3, 2, 2, 3, 3, 1, 5, 0, 6, 4, 4, 2, 1, 3, 2, 1, 2, 3, 0, 1, 1, 1, 2, 2, 2, 2, 1, 3, 2, 3, 1, 0, 2, 0, 2, 0, 0, 3, 0, 3, 2, 1, 2, 3, 0, 1, 2, 1, 1, 0, 2, 1, 1, 2, 2, 1, 1, 2, 0, 0, 0, 1, 4, 2, 0, 0, 2, 1, 1, 4, 3, 1, 3, 2, 2, 1, 2, 1, 2, 0, 2, 2, 3, 2, 1, 2, 4, 3, 0, 1, 1, 1, 3, 3, 0, 0, 3, 4, 2, 1, 2, 3, 3, 0, 3, 1, 3, 3, 1, 4, 0, 2, 1, 1, 1, 3, 4, 2, 1, 0, 0, 2, 1, 3, 1, 1, 2, 1, 0, 2, 1, 4, 0, 3, 1, 4, 0, 0, 2, 2, 1, 1, 0, 3, 1, 2, 2, 1, 1, 2, 2, 0, 1, 1, 0, 3, 2, 1, 2, 0, 2, 2, 3, 2, 2, 2, 3, 2, 3, 1, 1, 2, 2, 1, 3, 2, 3, 1, 0, 1, 1, 2, 2, 4, 2, 2, 3, 1, 1, 1, 2, 2, 0, 2, 3, 4, 3, 1, 1, 2, 0, 1, 1, 2, 0, 2, 1, 2, 1, 0, 1, 2, 2, 1, 0, 2, 1, 4, 1, 0, 0, 0, 0, 0, 1, 2, 2, 1, 1, 2, 3, 0, 0, 2, 0, 1, 2, 1, 2, 0, 2, 2, 2, 1, 1, 1, 2, 1, 0, 1, 3, 1, 1, 0, 1, 1, 3, 1, 1, 1, 1, 2, 2, 3, 0, 4, 3, 4, 3, 1, 1, 1, 1, 4, 2, 2, 0, 1, 2, 3, 2, 2, 2, 3, 0, 2, 1, 0, 1, 1, 1, 0, 3, 3, 2, 2, 1, 1, 1, 2, 1, 0, 0, 2, 2, 0, 2, 2, 2, 1, 4, 0, 2, 4, 0, 1, 1, 2, 1, 1, 1, 2, 2, 1, 1, 2, 0, 1, 2, 0, 3, 2, 0, 0, 1, 1, 1, 3, 2, 1, 1, 2, 0, 1, 2, 0, 3, 2, 0, 0, 1, 2, 4, 1, 1, 1, 1, 3, 2, 2, 3, 4, 2, 3, 2, 2, 3, 1, 5, 3, 3, 3, 4, 4, 2, 3, 2, 1, 1, 4, 3, 1, 2, 0, 3, 0, 1, 1, 1, 1, 0, 2, 1, 2, 3, 1, 1, 3, 1, 3, 1, 3, 2, 4, 1, 0, 3, 1, 3, 2, 2, 2, 3, 1, 2, 3, 3, 1, 2, 2, 3, 2, 0, 2, 2, 1, 0, 2, 3, 2, 2, 4, 4, 3, 2, 1, 1, 0, 2, 1, 3, 1, 4, 0, 4, 1, 1, 1, 0, 2, 2, 2, 3, 0, 1, 2, 2, 2, 2, 2, 2, 2, 3, 3, 1, 2, 4, 2, 2, 2, 1, 1, 1, 1, 2, 1, 0, 0, 2, 3, 1, 3, 1, 1, 3, 2, 0, 2, 1, 2, 1, 2, 3, 0, 2, 1, 2, 1, 2, 5, 3, 3, 2, 2, 3, 1, 1, 2, 0, 4, 1, 2, 1, 1, 1, 1, 1, 1, 1, 0, 1, 0, 3, 2, 1, 1, 2, 1, 1, 2, 1, 5, 0, 1, 2, 3, 0, 0, 0, 3, 4, 0, 0, 1, 2, 3, 0, 1, 2, 1, 0, 1, 3, 2, 1, 3, 2, 3, 3, 2, 1, 1, 2, 3, 2, 1, 3, 1, 2, 3, 5, 0, 1, 0, 2, 0, 1, 2, 3, 2, 1, 1, 2, 0, 1, 4, 1, 1, 4, 2, 2, 1, 1, 1, 3, 1, 2, 2, 1, 1, 2, 2, 0, 1, 2, 0, 1, 2, 4, 1, 1, 1, 1, 3, 1, 2, 4, 2, 1, 0, 3, 1, 0, 0, 2, 0, 2, 4, 2, 1, 2, 0, 0, 1, 1, 2, 2, 1, 2, 1, 2, 3, 4, 1, 2, 1, 3, 0, 3, 0, 2, 1, 3, 0, 3, 0, 2, 3, 1, 1, 2, 2, 1, 2, 0, 2, 1, 2, 1, 1, 1, 1, 1, 3, 3, 2, 0, 4, 1, 1, 1, 2, 2, 3, 6, 3, 3, 3, 3, 1, 0, 1, 1, 2, 1, 1, 0, 1, 2, 1, 2, 2, 0, 3, 1, 2, 2, 1, 1, 2, 1, 1, 2, 3, 2, 1, 0, 1, 1, 4, 1, 2, 6, 4, 0, 3, 2, 1, 0, 1, 1, 2, 1, 1, 0, 2, 0, 1, 2, 2, 0, 3, 1, 2, 1, 0, 1, 1, 1, 1, 1, 1, 2, 1, 0, 2, 1, 1, 0, 0, 2, 1, 0, 1, 3, 1, 1, 2, 0, 0, 1, 1, 2, 0, 3, 0, 1, 1, 2, 3, 0, 1, 1, 1, 2, 2, 1, 1, 1, 1, 3, 1, 1, 1, 3, 2, 1, 2, 3, 1, 3, 3, 3, 0, 1, 0, 1, 1, 3, 2, 1, 1, 3, 1, 3, 2, 6, 3, 2, 3, 2, 3, 0, 1, 4, 0, 1, 0, 1, 1, 2, 3, 3, 2, 2, 0, 0, 3, 1, 1, 3, 1, 1, 1, 1, 1, 0, 1, 0, 1, 2, 2, 2, 2, 0, 1, 4, 1, 3, 1, 0, 1, 1, 0, 2, 1, 2, 2, 3, 0, 1, 1, 1, 2, 0, 0, 3, 0, 2, 2, 1, 1, 1, 2, 3, 1, 3, 2, 1, 2, 1, 0, 3, 3, 3, 0, 0, 0, 3, 2, 1, 1, 1, 2, 0, 0, 1, 2, 4, 1, 1, 1, 3, 1, 3, 2, 1, 0, 1, 2, 3, 2, 3, 1, 0, 1, 2, 3, 1, 3, 0, 1, 1, 2, 3, 2, 0, 2, 0, 1, 3, 1, 3, 0, 2, 3, 2, 1, 1, 3, 0, 0, 1, 1, 1, 2, 3, 2, 2, 3, 1, 3, 0, 1, 2, 2, 2, 2, 0, 0, 3, 1, 2, 1, 2, 2, 0, 2, 2, 2, 1, 1, 1, 1, 2, 1, 1, 2, 1, 0, 0, 1, 1, 2, 2, 0, 1, 1, 2, 2, 2, 1, 2, 1, 1, 2, 1, 0, 2, 3, 2, 2, 0, 1, 1, 2, 1, 5, 2, 0, 1, 3, 2, 1, 4, 2, 2, 1, 2, 2, 2, 3, 3, 3, 2, 3, 1, 1, 1, 3, 2, 2, 5, 2, 2, 2, 2, 1, 2, 0, 1, 3, 2, 1, 5, 3, 0, 3, 1, 2, 1, 4, 2, 1, 3, 2, 2, 3, 2, 1, 5, 2, 4, 3, 2, 3, 3, 0, 1, 2, 4, 1, 3, 2, 2, 3, 2, 1, 2, 0, 0, 1, 3, 1, 1, 4, 0, 1, 2, 5, 1, 1, 2, 2, 3, 3, 1, 2, 1, 4, 2, 2, 4, 1, 3, 1, 1, 4, 2, 3, 1, 4, 2, 0, 2, 1, 0, 1, 1, 1, 0, 2, 5, 1, 2, 2, 6, 2, 1, 3, 0, 2, 1, 3, 2, 1, 2, 1, 2, 3, 2, 2, 1, 1, 2, 0, 3, 0, 0, 0, 1, 2, 0, 2, 2, 1, 4, 2, 2, 4, 3, 5, 1, 1, 2, 1, 0, 1, 0, 1, 1, 0, 1, 1, 1, 0, 0, 1, 1, 1, 1, 0, 0, 1, 4, 1, 1, 0, 2, 1, 2, 1, 1, 1, 0, 2, 0, 1, 1, 0, 2, 1, 1, 2, 3, 2, 0, 3, 0, 1, 1, 0, 1, 0, 3, 0, 0, 2, 2, 0, 1, 0, 1, 1, 0, 0, 2, 1, 2, 2, 0, 1, 3, 0, 0, 1, 0, 1, 1, 3, 1, 1, 3, 0, 2, 0, 1, 1, 1, 0, 2, 2, 2, 1, 0, 2, 1, 0, 3, 1, 0, 2, 3, 1, 1, 1, 0, 1, 3, 2, 2, 1, 1, 2, 0, 1, 2, 0, 0, 2, 1, 2, 3, 3, 3, 2, 2, 1, 4, 0, 2, 1, 1, 3, 3, 0, 2, 1, 2, 0, 0, 2, 0, 2, 3, 1, 2, 2, 0, 2, 2, 0, 2, 1, 1, 1, 1, 3, 2, 3, 1, 2, 3, 3, 2, 0, 2, 3, 2, 2, 2, 2, 2, 2, 0, 3, 0, 1, 3, 2, 3, 2, 3, 2, 0, 2, 3, 2, 1, 1, 3, 1, 0, 3, 1, 1, 0, 0, 1, 2, 3, 1, 1, 3, 2, 0, 1, 3, 3, 1, 1, 4, 3, 4, 4, 3, 1, 3, 1, 1, 3, 2, 0, 1, 1, 1, 1, 1, 3, 2, 1, 1, 3, 0, 2, 2, 2, 0, 1, 1, 3, 0, 3, 1, 1, 1, 2, 0, 1, 0, 1, 1, 0, 1, 2, 0, 2, 1, 0, 0, 4, 2, 1, 2, 0, 1, 1, 2, 1, 0, 2, 3, 0, 0, 1, 0, 0, 2, 1, 2, 2, 1, 2, 1, 1, 1, 2, 0, 1, 1, 2, 3, 4, 1, 4, 2, 3, 4, 2, 1, 2, 2, 2, 3, 0, 4, 4, 1, 2, 3, 2, 1, 0, 1, 2, 0, 6, 1, 0, 1, 1, 0, 2, 0, 3, 0, 0, 0, 1, 1, 0, 1, 2, 0, 1, 4, 3, 2, 1, 4, 2, 2, 1, 4, 2, 0, 1, 2, 2, 1, 0, 0, 1, 2, 0, 3, 4, 4, 1, 1, 2, 1, 4, 0, 2, 1, 0, 2, 1, 2, 2, 0, 0, 6, 4, 1, 2, 1, 2, 0, 0, 1, 4, 2, 2, 1, 0, 2, 2, 0, 2, 1, 3, 1, 4, 2, 2, 2, 2, 0, 0, 1, 2, 3, 1, 2, 2, 3, 1, 1, 3, 0, 1, 1, 2, 2, 1, 1, 2, 2, 0, 2, 1, 1, 3, 2, 1, 2, 0, 1, 1, 2, 1, 1, 2, 1, 0, 4, 2, 0, 0, 0, 4, 3, 4, 1, 1, 2, 0, 1, 0, 2, 1, 0, 3, 1, 2, 4, 2, 1, 1, 1, 3, 0, 1, 4, 1, 2, 1, 4, 3, 2, 0, 3, 3, 2, 1, 2, 0, 2, 1, 3, 2, 1, 1, 1, 1, 1, 1, 2, 2, 2, 2, 0, 1, 4, 3, 0, 0, 0, 3, 0, 0, 1, 1, 1, 1, 2, 1, 1, 0, 2, 2, 0, 2, 2, 1, 2, 2, 6, 4, 2, 1, 1, 1, 2, 3, 2, 3, 0, 2, 0, 4, 2, 3, 1, 0, 3, 1, 2, 0, 0, 1, 2, 1, 0, 3, 2, 0, 1, 1, 1, 1, 3, 0, 1, 2, 0, 1, 1, 0, 1, 1, 1, 1, 2, 3, 3, 0, 3, 1, 2, 2, 1, 0, 0, 0, 2, 0, 3, 1, 0, 2, 2, 1, 1, 2, 1, 0, 4, 2, 1, 1, 1, 1, 0, 2, 1, 1, 2, 0, 1, 2, 2, 2, 1, 2, 1, 2, 1, 0, 6, 3, 2, 2, 1, 1, 2, 1, 3, 1, 1, 0, 2, 1, 3, 1, 5, 4, 1, 1, 2, 0, 5, 1, 2, 1, 0, 0, 3, 1, 1, 1, 4, 0, 1, 1, 2, 0, 1, 4, 0, 1, 2, 1, 2, 3, 2, 1, 2, 3, 1, 1, 1, 2, 0, 0, 1, 3, 2, 3, 1, 2, 2, 1, 2, 0, 3, 2, 1, 3, 2, 0, 1, 1, 3, 2, 1, 1, 1, 1, 2, 1, 4, 1, 0, 2, 2, 3, 3, 0, 2, 2, 2, 1, 2, 1, 3, 3, 3, 1, 3, 2, 1, 0, 3, 1, 1, 0, 0, 0, 1, 0, 2, 1, 3, 0, 3, 0, 0, 1, 3, 1, 1, 0, 1, 1, 1, 2, 1, 1, 0, 2, 2, 1, 2, 2, 2, 2, 0, 1, 3, 2, 2, 2, 3, 2, 1, 2, 1, 2, 1, 1, 3, 1, 0, 0, 1, 2, 1, 0, 0, 0, 1, 0, 1, 0, 3, 4, 4, 1, 2, 1, 4, 2, 2, 0, 3, 3, 0, 1, 2, 1, 0, 3, 2, 2, 1, 0, 2, 3, 4, 1, 2, 1, 2, 3, 2, 3, 4, 3, 2, 2, 3, 1, 1, 2, 3, 1, 4, 1, 5, 3, 4, 2, 4, 0, 1, 0, 1, 2, 0, 1, 1, 3, 1, 2, 3, 1, 1, 1, 3, 1, 3, 4, 3, 4, 2, 2, 1, 5, 1, 5, 1, 3, 3, 2, 2, 0, 1, 3, 2, 1, 2, 1, 2, 2, 1, 1, 3, 2, 7, 0, 2, 2, 2, 2, 1, 3, 4, 3, 4, 4, 2, 2, 3, 1, 3, 4, 4, 3, 3, 0, 4, 1, 2, 2, 2, 3, 2, 3, 3, 1, 3, 3, 1, 4, 1, 3, 2, 5, 2, 1, 2, 2, 1, 2, 4, 4, 3, 4, 2, 0, 1, 1, 2, 6, 3, 3, 6, 0, 1, 5, 2, 4, 2, 2, 3, 2, 2, 1, 2, 1, 3, 0, 3, 2, 5, 3, 0, 2, 1, 0, 4, 3, 1, 1, 4, 1, 1, 3, 3, 2, 1, 1, 1, 3, 4, 3, 0, 2, 3, 1, 3, 2, 0, 1, 3, 1, 1, 2, 2, 3, 3, 2, 1, 4, 2, 3, 2, 0, 0, 1, 2, 0, 1, 1, 1, 1, 2, 0, 1, 3, 1, 3, 3, 1, 0, 1, 2, 2, 2, 2, 2, 1, 2, 2, 4, 1, 0, 1, 3, 1, 4, 0, 0, 2, 3, 1, 0, 1, 2, 1, 0, 2, 3, 0, 5, 1, 5, 2, 2, 0, 3, 1, 2, 1, 1, 0, 2, 0, 2, 6, 1, 2, 1, 1, 4, 2, 5, 1, 0, 2, 4, 2, 1, 3, 1, 5, 4, 2, 3, 1, 4, 1, 0, 2, 2, 1, 1, 2, 2, 1, 1, 1, 1, 0, 1, 2, 2, 1, 1, 1, 3, 1, 3, 1, 4, 2, 2, 0, 2, 0, 1, 3, 0, 3, 0, 3, 1, 2, 1, 1, 0, 1, 2, 4, 1, 4, 2, 3, 1, 1, 2, 2, 2, 2, 2, 3, 3, 1, 1, 1, 2, 5, 2, 2, 3, 2, 1, 2, 1, 2, 2, 1, 1, 1, 3, 4, 0, 0, 2, 2, 4, 0, 3, 0, 0, 1, 0, 4, 1, 2, 2, 1, 3, 1, 1, 3, 2, 0, 2, 0, 5, 0, 2, 3, 1, 1, 2, 1, 1, 1, 1, 1, 2, 1, 2, 1, 0, 1, 2, 2, 4, 3, 0, 0, 1, 3, 4, 1, 1, 0, 1, 2, 2, 3, 0, 0, 0, 2, 1, 1, 2, 2, 4, 1, 1, 3, 3, 2, 1, 1, 0, 1, 1, 3, 3, 2, 3, 0, 4, 2, 1, 1, 0, 4, 0, 3, 1, 3, 1, 1, 2, 2, 1, 1, 1, 1, 3, 1, 2, 4, 1, 0, 2, 3, 4, 0, 2, 4, 2, 4, 1, 4, 3, 2, 2, 2, 1, 4, 0, 0, 5, 3, 1, 4, 4, 0, 2, 0, 6, 2, 1, 3, 1, 2, 2, 4, 1, 2, 1, 0, 1, 3, 1, 1, 1, 1, 1, 1, 1, 1, 2, 0, 2, 0, 1, 3, 3, 1, 2, 4, 2, 1, 0, 3, 3, 0, 3, 1, 1, 0, 1, 3, 1, 1, 3, 1, 1, 1, 2, 2, 1, 2, 4, 1, 1, 2, 1, 3, 2, 3, 0, 3, 1, 0, 2, 0, 1, 3, 2, 0, 1, 3, 3, 4, 3, 1, 2, 2, 2, 2, 2, 2, 2, 1, 3, 1, 3, 4, 3, 4, 2, 2, 3, 1, 2, 1, 1, 1, 0, 1, 1, 1, 1, 2, 1, 3, 1, 3, 2, 1, 3, 4, 4, 4, 0, 1, 1, 1, 1, 2, 3, 3, 1, 3, 1, 3, 2, 1, 2, 2, 3, 1, 2, 0, 0, 1, 1, 1, 0, 3, 2, 3, 2, 1, 1, 1, 2, 1, 3, 2, 0, 2, 2, 3, 3, 1, 1, 1, 0, 1, 0, 1, 0, 1, 0, 0, 2, 0, 1, 1, 4, 2, 0, 0, 3, 1, 4, 2, 3, 2, 1, 2, 2, 2, 3, 1, 2, 3, 4, 2, 0, 4, 0, 0, 2, 3, 3, 3, 3, 2, 4, 2, 1, 0, 2, 1, 2, 2, 2, 1, 3, 1, 2, 4, 0, 2, 3, 2, 2, 1, 2, 1, 2, 1, 3, 3, 5, 2, 4, 0, 1, 1, 2, 6, 2, 2, 3, 1, 2, 3, 1, 2, 0, 1, 0, 2, 1, 2, 3, 0, 1, 4, 2, 2, 2, 3, 2, 2, 4, 2, 4, 2, 2, 1, 3, 1, 2, 2, 2, 3, 7, 1, 3, 3, 0, 1, 1, 3, 2, 2, 1, 2, 0, 1, 2, 1, 3, 1, 2, 3, 3, 1, 1, 3, 2, 2, 3, 0, 1, 2, 2, 3, 3, 2, 2, 1, 1, 0, 0, 2, 1, 5, 1, 1, 0, 1, 2, 1, 2, 0, 3, 3, 1, 2, 1, 0, 5, 2, 1, 2, 0, 0, 3, 1, 3, 0, 2, 1, 2, 1, 1, 2, 3, 3, 2, 1, 1, 0, 2, 1, 1, 3, 1, 2, 1, 3, 3, 2, 2, 3, 1, 2, 2, 4, 1, 2, 3, 3, 4, 1, 2, 2, 3, 2, 2, 2, 3, 5, 3, 2, 4, 0, 4, 3, 4, 3, 2, 1, 4, 2, 2, 2, 4, 3, 0, 2, 1, 2, 1, 1, 3, 3, 2, 3, 1, 4, 3, 0, 1, 1, 4, 3, 1, 3, 2, 2, 3, 1, 0, 3, 1, 1, 1, 1, 4, 0, 1, 3, 3, 1, 2, 2, 4, 1, 5, 1, 4, 2, 2, 3, 1, 1, 6, 2, 0, 3, 3, 1, 1, 0, 2, 1, 2, 3, 1, 1, 1, 3, 3, 0, 3, 2, 2, 1, 4, 4, 3, 1, 3, 2, 1, 0, 2, 2, 3, 1, 2, 2, 1, 1, 0, 4, 1, 0, 1, 1, 2, 2, 2, 2, 2, 1, 1, 2, 2, 4, 2, 3, 2, 2, 1, 2, 3, 3, 1, 1, 1, 1, 1, 3, 0, 4, 5, 3, 5, 2, 1, 2, 4, 4, 0, 1, 3, 3, 3, 0, 1, 1, 5, 1, 1, 2, 1, 2, 2, 1, 4, 3, 1, 1, 1, 2, 2, 4, 1, 2, 4, 3, 1, 1, 1, 2, 2, 1, 1, 2, 0, 2, 0, 2, 4, 0, 1, 3, 1, 2, 2, 0, 2, 3, 3, 2, 2, 3, 2, 1, 2, 1, 0, 1, 1, 1, 3, 2, 1, 1, 0, 2, 1, 0, 0, 2, 2, 1, 1, 3, 3, 0, 3, 0, 1, 2, 3, 1, 1, 2, 3, 3, 4, 1, 4, 0, 2, 2, 2, 3, 2, 0, 0, 2, 2, 2, 3, 3, 3, 1, 2, 1, 2, 0, 2, 2, 2, 2, 1, 3, 2, 1, 2, 3, 1, 1, 3, 0, 3, 1, 2, 4, 1, 1, 2, 2, 2, 3, 2, 2, 2, 1, 0, 0, 0, 3, 1, 1, 3, 0, 1, 2, 1, 2, 2, 3, 3, 1, 2, 1, 2, 2, 1, 1, 0, 1, 1, 1, 1, 1, 1, 2, 2, 1, 2, 1, 3, 1, 1, 3, 2, 3, 1, 3, 3, 0, 0, 0, 1, 1, 3, 0, 0, 3, 2, 2, 4, 2, 1, 1, 2, 1, 0, 0, 0, 5, 2, 3, 1, 2, 1, 1, 4, 0, 1, 3, 2, 2, 1, 3, 2, 3, 2, 1, 1, 2, 3, 1, 2, 1, 0, 0, 0, 3, 1, 1, 2, 2, 4, 1, 1, 1, 0, 3, 3, 1, 2, 3, 1, 0, 2, 3, 1, 1, 2, 0, 1, 1, 0, 1, 1, 2, 3, 2, 0, 3, 1, 1, 1, 2, 1, 3, 2, 2, 1, 1, 2, 1, 1, 0, 1, 3, 2, 4, 3, 2, 4, 1, 0, 2, 4, 0, 3, 2, 0, 5, 1, 3, 4, 3, 0, 2, 1, 1, 4, 1, 1, 2, 1, 0, 3, 0, 0, 2, 2, 3, 0, 0, 1, 0, 0, 2, 1, 2, 0, 0, 3, 2, 2, 0, 1, 0, 0, 1, 1, 1, 0, 0, 2, 0, 1, 1, 5, 4, 3, 1, 1, 1, 1, 3, 1, 3, 3, 0, 0, 0, 0, 1, 0, 0, 1, 0, 0, 2, 2, 1, 3, 1, 1, 1, 0, 1, 1, 3, 0, 4, 1, 1, 3, 3, 0, 0, 2, 1, 1, 2, 2, 0, 3, 4, 0, 1, 2, 3, 1, 0, 1, 2, 1, 4, 3, 1, 2, 1, 1, 1, 0, 2, 2, 1, 0, 2, 1, 1, 2, 0, 3, 3, 4, 3, 4, 2, 1, 2, 1, 2, 3, 1, 0, 1, 1, 0, 2, 1, 1, 1, 2, 2, 2, 1, 3, 4, 1, 0, 4, 2, 2, 4, 2, 1, 1, 2, 1, 2, 4, 0, 0, 2, 4, 2, 1, 1, 2, 2, 1, 4, 1, 5, 2, 0, 1, 2, 4, 1, 0, 2, 1, 3, 1, 1, 2, 0, 2, 3, 3, 3, 0, 2, 3, 2, 0, 2, 2, 4, 2, 6, 1, 0, 3, 3, 3, 1, 2, 2, 1, 1, 2, 0, 1, 1, 1, 2, 1, 3, 1, 2, 0, 0, 4, 1, 3, 3, 1, 1, 0, 0, 0, 1, 2, 2, 3, 2, 2, 1, 1, 1, 3, 2, 2, 3, 4, 3, 3, 3, 3, 3, 4, 3, 1, 3, 0, 4, 1, 2, 3, 2, 1, 4, 2, 1, 0, 3, 0, 1, 3, 1, 3, 4, 1, 5, 2, 2, 1, 3, 1, 3, 2, 0, 1, 3, 4, 1, 0, 2, 1, 2, 3, 1, 2, 1, 2, 3, 2, 3, 3, 1, 1, 1, 4, 3, 0, 3, 1, 2, 0, 3, 2, 3, 1, 6, 2, 3, 2, 1, 3, 1, 2, 3, 2, 4, 0, 3, 4, 2, 2, 5, 1, 1, 4, 2, 0, 2, 0, 2, 2, 2, 1, 4, 3, 1, 0, 2, 1, 0, 4, 2, 1, 2, 0, 1, 4, 0, 1, 2, 1, 1, 1, 3, 4, 2, 3, 2, 2, 2, 2, 4, 2, 0, 2, 0, 4, 0, 0, 3, 3, 2, 3, 0, 2, 2, 2, 0, 0, 0, 2, 0, 1, 3, 0, 3, 2, 0, 0, 3, 0, 1, 1, 1, 3, 2, 1, 2, 2, 1, 1, 1, 0, 3, 1, 2, 3, 1, 0, 2, 1, 1, 0, 0, 3, 3, 3, 1, 2, 1, 1, 2, 2, 1, 4, 1, 2, 2, 1, 1, 2, 2, 2, 0, 2, 2, 4, 2, 2, 4, 2, 2, 1, 4, 1, 2, 3, 2, 3, 1, 5, 4, 1, 0, 2, 2, 2, 4, 2, 1, 3, 0, 2, 3, 3, 1, 2, 2, 2, 5, 2, 2, 1, 2, 2, 1, 2, 0, 1, 1, 1, 2, 1, 1, 1, 4, 1, 1, 1, 2, 0, 1, 1, 1, 3, 2, 1, 0, 0, 2, 1, 1, 1, 3, 2, 2, 1, 2, 2, 2, 2, 1, 1, 3, 1, 0, 0, 4, 2, 1, 3, 4, 2, 2, 1, 2, 2, 2, 2, 0, 0, 2, 1, 2, 1, 2, 2, 1, 0, 1, 3, 2, 3, 1, 1, 4, 1, 4, 0, 0, 2, 3, 1, 2, 2, 2, 1, 0, 1, 1, 1, 1, 1, 2, 1, 0, 0, 2, 2, 1, 0, 1, 2, 3, 0, 2, 1, 2, 1, 2, 0, 1, 1, 2, 0, 3, 3, 3, 0, 1, 0, 0, 0, 1, 1, 2, 1, 1, 0, 0, 0, 0, 1, 1, 1, 1, 1, 0, 2, 0, 1, 0, 1, 1, 0, 0, 0, 1, 0, 1, 1, 0, 0, 0, 0, 1, 1, 3, 2, 0, 2, 0, 2, 1, 3, 1, 0, 0, 1, 1, 2, 0, 2, 2, 2, 1, 2, 0, 0, 1, 3, 1, 0, 1, 2, 1, 1, 0, 2, 3, 2, 3, 2, 2, 2, 1, 0, 2, 0, 1, 1, 2, 4, 4, 2, 0, 1, 2, 1, 1, 1, 2, 0, 2, 2, 1, 2, 0, 1, 2, 2, 3, 2, 2, 0, 1, 3, 0, 1, 1, 1, 1, 0, 4, 7, 1, 1, 1, 4, 1, 3, 2, 2, 1, 0, 2, 1, 1, 2, 0, 2, 2, 1, 2, 2, 1, 1, 1, 1, 2, 1, 2, 3, 1, 0, 2, 1, 6, 3, 3, 6, 3, 2, 2, 2, 2, 6, 2, 6, 0, 2, 2, 4, 2, 2, 2, 1, 1, 4, 3, 2, 1, 5, 3, 3, 3, 4, 3, 2, 4, 1, 4, 2, 3, 2, 7, 1, 1, 0, 2, 3, 1, 3, 1, 2, 4, 2, 3, 2, 4, 0, 0, 0, 1, 1, 3, 3, 1, 7, 2, 2, 4, 2, 1, 0, 3, 6, 1, 4, 2, 3, 5, 0, 3, 0, 4, 1, 3, 2, 0, 2, 0, 2, 2, 1, 4, 2, 3, 3, 2, 1, 2, 4, 2, 2, 2, 1, 4, 3, 2, 1, 2, 0, 3, 3, 1, 2, 5, 5, 4, 2, 0, 2, 1, 3, 5, 1, 2, 2, 2, 2, 0, 3, 1, 3, 0, 2, 1, 3, 2, 2, 2, 1, 2, 1, 6, 1, 2, 2, 4, 3, 2, 2, 3, 3, 2, 3, 2, 2, 0, 2, 4, 4, 1, 0, 0, 2, 2, 3, 3, 1, 3, 1, 1, 1, 0, 0, 1, 5, 1, 3, 1, 3, 2, 5, 0, 0, 2, 0, 1, 4, 0, 3, 1, 1, 1, 2, 1, 1, 2, 4, 2, 4, 1, 0, 0, 0, 1, 2, 1, 1, 1, 2, 2, 2, 1, 0, 1, 3, 0, 2, 2, 1, 2, 1, 2, 3, 1, 1, 1, 2, 2, 2, 2, 1, 0, 5, 3, 1, 3, 4, 0, 1, 2, 0, 2, 2, 3, 2, 1, 0, 2, 0, 2, 1, 2, 0, 2, 2, 2, 0, 2, 4, 2, 2, 1, 0, 1, 1, 0, 1, 3, 1, 0, 3, 1, 2, 1, 4, 0, 0, 1, 2, 1, 0, 0, 2, 4, 4, 1, 2, 2, 1, 2, 2, 2, 1, 3, 1, 2, 1, 3, 2, 1, 2, 1, 2, 1, 0, 0, 1, 1, 0, 0, 2, 4, 1, 1, 2, 1, 1, 3, 2, 2, 1, 2, 1, 4, 3, 4, 2, 0, 2, 5, 2, 3, 3, 1, 4, 1, 0, 3, 0, 1, 2, 2, 1, 1, 2, 3, 3, 4, 2, 3, 1, 1, 2, 2, 1, 1, 3, 2, 1, 2, 3, 1, 0, 2, 2, 2, 1, 2, 0, 1, 1, 4, 2, 1, 2, 3, 0, 1, 1, 1, 1, 1, 1, 2, 1, 2, 5, 0, 2, 2, 1, 1, 0, 0, 2, 3, 1, 2, 2, 1, 4, 0, 1, 2, 1, 3, 1, 2, 1, 1, 1, 1, 0, 0, 2, 2, 2, 1, 0, 1, 3, 1, 2, 0, 3, 1, 1, 2, 1, 2, 2, 1, 4, 0, 3, 2, 2, 1, 2, 2, 0, 2, 2, 2, 1, 3, 2, 0, 1, 3, 1, 1, 1, 2, 3, 2, 1, 2, 2, 1, 3, 3, 2, 4, 5, 2, 2, 1, 2, 2, 2, 2, 0, 2, 1, 1, 3, 2, 0, 1, 3, 1, 1, 1, 2, 1, 1, 1, 0, 2, 3, 2, 3, 1, 1, 0, 3, 3, 1, 2, 3, 1, 1, 3, 2, 2, 2, 1, 1, 3, 2, 0, 1, 1, 2, 1, 3, 2, 1, 0, 4, 2, 0, 1, 0, 1, 0, 1, 3, 3, 2, 0, 1, 4, 2, 1, 2, 1, 2, 1, 2, 3, 4, 1, 1, 1, 1, 3, 1, 2, 2, 1, 0, 1, 0, 1, 1, 1, 0, 2, 1, 2, 1, 3, 2, 1, 3, 2, 2, 1, 2, 1, 3, 0, 3, 1, 0, 1, 3, 1, 1, 1, 1, 1, 3, 1, 0, 3, 1, 1, 3, 1, 1, 0, 1, 3, 1, 3, 2, 3, 0, 0, 1, 1, 1, 2, 1, 2, 1, 1, 2, 4, 0, 1, 2, 1, 2, 0, 3, 1, 0, 2, 1, 1, 2, 1, 4, 3, 0, 1, 2, 1, 1, 2, 0, 2, 3, 0, 0, 2, 2, 2, 3, 1, 1, 1, 2, 2, 2, 2, 1, 0, 2, 5, 1, 1, 2, 1, 1, 1, 2, 2, 1, 0, 1, 0, 0, 4, 1, 0, 2, 1, 1, 1, 3, 2, 2, 1, 3, 2, 2, 2, 0, 2, 2, 1, 2, 2, 1, 2, 1, 1, 0, 0, 2, 2, 0, 2, 1, 6, 2, 3, 2, 1, 2, 1, 1, 2, 1, 2, 2, 0, 1, 1, 3, 1, 3, 2, 2, 1, 0, 0, 3, 1, 2, 1, 3, 1, 2, 0, 1, 1, 1, 0, 4, 2, 0, 0, 1, 0, 1, 1, 1, 1, 2, 3, 1, 2, 0, 0, 1, 1, 1, 1, 2, 2, 1, 1, 2, 2, 0, 0, 3, 1, 1, 1, 1, 3, 1, 3, 2, 0, 0, 1, 0, 2, 0, 4, 2, 1, 1, 3, 3, 0, 2, 5, 3, 1, 0, 2, 2, 0, 3, 1, 1, 2, 1, 0, 2, 1, 1, 2, 0, 0, 2, 1, 0, 2, 1, 1, 1, 0, 1, 2, 1, 2, 0, 0, 1, 1, 0, 3, 2, 3, 0, 1, 1, 2, 0, 0, 2, 3, 0, 3, 1, 2, 1, 3, 1, 3, 4, 1, 3, 4, 2, 1, 2, 1, 3, 4, 1, 2, 2, 2, 3, 4, 4, 2, 3, 1, 0, 2, 3, 5, 4, 1, 5, 1, 3, 2, 1, 0, 0, 2, 3, 0, 2, 1, 0, 1, 2, 0, 3, 2, 2, 0, 1, 4, 2, 2, 4, 3, 0, 2, 0, 0, 4, 0, 4, 2, 2, 0, 3, 1, 1, 2, 1, 1, 2, 1, 1, 2, 2, 2, 1, 0, 1, 0, 3, 2, 3, 0, 3, 4, 1, 2, 1, 1, 1, 1, 0, 1, 1, 2, 2, 1, 2, 2, 2, 2, 3, 1, 1, 2, 1, 1, 3, 2, 1, 3, 3, 1, 2, 1, 2, 1, 2, 3, 1, 3, 3, 2, 1, 2, 0, 1, 0, 0, 1, 3, 3, 2, 1, 1, 3, 0, 1, 2, 1, 2, 1, 1, 1, 3, 1, 0, 5, 0, 3, 0, 0, 0, 1, 3, 0, 0, 1, 3, 3, 3, 5, 0, 0, 6, 2, 1, 1, 1, 3, 2, 0, 2, 1, 3, 3, 1, 1, 2, 0, 1, 3, 2, 3, 1, 1, 2, 0, 0, 3, 1, 0, 2, 2, 2, 1, 1, 2, 0, 1, 2, 2, 0, 0, 0, 2, 0, 1, 1, 3, 4, 2, 1, 2, 2, 1, 2, 3, 2, 1, 1, 3, 1, 3, 3, 1, 1, 2, 1, 2, 0, 2, 0, 1, 1, 3, 1, 1, 2, 1, 2, 3, 2, 2, 3, 2, 1, 0, 1, 1, 1, 2, 2, 4, 0, 1, 1, 2, 1, 2, 2, 2, 1, 1, 1, 1, 1, 3, 2, 2, 2, 1, 3, 2, 2, 1, 5, 2, 2, 2, 1, 1, 0, 0, 1, 2, 2, 3, 0, 2, 1, 1, 2, 2, 2, 1, 0, 1, 1, 2, 2, 2, 2, 1, 2, 1, 1, 1, 2, 2, 1, 2, 2, 3, 1, 2, 0, 2, 3, 3, 4, 3, 2, 5, 2, 2, 3, 2, 0, 2, 2, 1, 1, 2, 1, 0, 1, 0, 1, 0, 2, 3, 1, 1, 2, 2, 0, 2, 1, 1, 2, 4, 2, 2, 1, 2, 2, 2, 1, 0, 0, 1, 2, 1, 0, 5, 3, 2, 2, 4, 3, 1, 1, 3, 2, 1, 1, 1, 3, 3, 0, 1, 3, 0, 2, 1, 0, 1, 1, 4, 2, 1, 0, 2, 1, 2, 3, 4, 1, 2, 2, 0, 2, 1, 3, 3, 1, 1, 4, 1, 2, 2, 3, 0, 0, 2, 1, 1, 1, 0, 3, 2, 4, 0, 0, 4, 1, 0, 2, 2, 2, 1, 2, 1, 0, 2, 0, 0, 2, 0, 2, 3, 3, 2, 2, 1, 1, 3, 2, 2, 5, 1, 3, 2, 1, 4, 2, 2, 3, 4, 3, 1, 1, 1, 0, 2, 4, 3, 3, 3, 3, 0, 2, 3, 3, 3, 2, 0, 2, 4, 2, 3, 2, 1, 1, 5, 2, 2, 2, 2, 1, 2, 1, 2, 3, 1, 5, 1, 1, 2, 3, 3, 2, 2, 2, 2, 4, 2, 2, 2, 2, 5, 2, 3, 4, 3, 2, 2, 1, 2, 1, 2, 5, 1, 2, 3, 3, 1, 2, 1, 2, 4, 3, 0, 2, 2, 3, 1, 2, 1, 4, 1, 2, 1, 2, 4, 3, 0, 2, 1, 1, 3, 3, 1, 3, 4, 1, 2, 3, 3, 3, 3, 4, 2, 3, 2, 2, 1, 1, 2, 1, 1, 0, 0, 2, 1, 3, 2, 2, 2, 1, 2, 1, 1, 2, 1, 0, 0, 3, 1, 1, 2, 3, 2, 1, 3, 0, 2, 1, 3, 3, 3, 2, 1, 1, 2, 2, 2, 1, 0, 4, 3, 0, 4, 1, 3, 2, 2, 2, 1, 0, 0, 2, 1, 2, 2, 0, 1, 4, 3, 2, 1, 1, 1, 6, 0, 0, 3, 1, 2, 3, 2, 3, 0, 4, 3, 1, 2, 1, 2, 1, 3, 6, 2, 1, 1, 2, 2, 1, 2, 1, 4, 2, 1, 1, 2, 0, 1, 0, 2, 1, 2, 2, 1, 3, 2, 1, 0, 2, 1, 2, 0, 3, 2, 2, 0, 1, 1, 0, 3, 1, 2, 2, 2, 3, 3, 0, 1, 2, 0, 0, 1, 3, 2, 3, 2, 2, 2, 1, 0, 2, 0, 2, 3, 1, 4, 3, 2, 1, 2, 3, 3, 3, 1, 1, 3, 2, 3, 2, 3, 1, 3, 1, 3, 2, 4, 1, 1, 0, 0, 2, 1, 2, 4, 0, 0, 0, 1, 0, 2, 3, 1, 1, 1, 2, 2, 1, 2, 1, 3, 5, 4, 1, 1, 3, 0, 1, 1, 3, 3, 3, 3, 2, 2, 2, 1, 2, 1, 4, 3, 3, 4, 2, 2, 3, 2, 1, 2, 3, 1, 1, 1, 1, 2, 3, 1, 2, 3, 1, 1, 4, 3, 5, 1, 4, 1, 1, 2, 3, 4, 0, 0, 2, 2, 2, 3, 2, 1, 0, 0, 3, 3, 4, 1, 5, 1, 2, 4, 1, 1, 5, 2, 4, 2, 1, 3, 2, 2, 5, 3, 2, 2, 2, 2, 2, 2, 3, 1, 2, 3, 2, 3, 2, 1, 3, 4, 2, 3, 1, 1, 4, 3, 0, 2, 1, 0, 0, 3, 1, 0, 2, 1, 0, 2, 2, 1, 2, 0, 3, 3, 2, 1, 1, 1, 1, 1, 1, 0, 1, 1, 0, 1, 1, 0, 0, 3, 1, 3, 1, 1, 0, 2, 2, 2, 1, 0, 2, 2, 1, 2, 4, 1, 3, 2, 2, 1, 2, 0, 2, 2, 2, 0, 0, 0, 1, 2, 3, 2, 1, 2, 2, 1, 2, 1, 4, 1, 3, 2, 2, 2, 2, 1, 2, 0, 3, 1, 0, 3, 1, 2, 0, 3, 2, 1, 3, 2, 1, 1, 2, 1, 3, 2, 1, 3, 2, 1, 0, 1, 3, 3, 3, 2, 1, 3, 4, 3, 3, 2, 4, 4, 3, 2, 3, 1, 0, 2, 0, 1, 4, 1, 3, 2, 0, 2, 1, 0, 4, 2, 1, 2, 2, 0, 2, 0, 2, 4, 1, 1, 2, 2, 2, 0, 2, 2, 2, 0, 1, 3, 0, 0, 1, 1, 0, 2, 2, 1, 0, 3, 4, 1, 2, 1, 1, 1, 0, 2, 3, 3, 5, 2, 0, 0, 1, 1, 4, 3, 3, 2, 3, 2, 1, 0, 2, 2, 1, 3, 3, 2, 1, 1, 3, 1, 0, 2, 1, 2, 1, 1, 1, 1, 3, 0, 1, 1, 2, 2, 1, 1, 2, 1, 1, 2, 2, 2, 3, 1, 0, 1, 2, 1, 1, 2, 0, 0, 1, 1, 1, 0, 1, 2, 1, 1, 1, 0, 1, 3, 2, 3, 2, 3, 1, 1, 2, 4, 1, 2, 2, 1, 0, 3, 0, 2, 2, 2, 2, 1, 0, 1, 3, 1, 1, 3, 1, 2, 2, 0, 3, 1, 0, 2, 3, 2, 2, 4, 0, 1, 2, 1, 1, 4, 3, 2, 0, 3, 2, 0, 2, 0, 1, 1, 2, 2, 2, 1, 4, 1, 4, 0, 3, 2, 1, 1, 1, 1, 2, 2, 2, 2, 2, 3, 1, 2, 0, 2, 2, 0, 2, 3, 1, 4, 1, 3, 2, 1, 2, 2, 1, 2, 1, 2, 2, 3, 1, 3, 2, 0, 2, 4, 4, 3, 0, 1, 0, 1, 2, 1, 1, 1, 1, 2, 1, 1, 2, 0, 3, 5, 2, 2, 1, 1, 0, 1, 1, 1, 4, 2, 1, 2, 4, 3, 3, 1, 4, 2, 2, 0, 1, 3, 2, 2, 4, 3, 2, 5, 4, 1, 3, 1, 5, 3, 4, 1, 2, 3, 1, 1, 1, 6, 4, 1, 1, 3, 3, 2, 0, 4, 5, 2, 2, 1, 1, 1, 2, 0, 1, 1, 2, 3, 1, 1, 2, 3, 1, 3, 2, 0, 1, 2, 1, 1, 2, 1, 1, 2, 0, 2, 2, 0, 2, 1, 1, 1, 2, 1, 4, 3, 1, 1, 2, 1, 2, 1, 2, 2, 1, 1, 2, 0, 1, 0, 0, 1, 2, 1, 1, 1, 3, 4, 2, 1, 3, 0, 2, 2, 2, 0, 2, 2, 0, 2, 3, 2, 5, 3, 1, 1, 3, 2, 0, 4, 3, 5, 1, 0, 0, 4, 0, 1, 3, 0, 3, 0, 3, 1, 1, 0, 4, 0, 1, 2, 1, 2, 2, 1, 0, 4, 2, 2, 1, 2, 1, 1, 1, 4, 1, 3, 1, 0, 2, 2, 1, 1, 3, 2, 3, 2, 0, 3, 0, 1, 3, 1, 3, 0, 1, 2, 0, 2, 0, 1, 2, 3, 0, 1, 0, 3, 4, 1, 3, 0, 2, 2, 1, 2, 2, 0, 2, 3, 2, 1, 0, 1, 3, 0, 0, 1, 1, 1, 0, 2, 2, 1, 3, 4, 1, 2, 3, 0, 5, 2, 0, 2, 2, 3, 1, 1, 0, 1, 1, 1, 1, 3, 5, 2, 2, 3, 0, 3, 0, 0, 1, 0, 3, 1, 6, 1, 3, 0, 1, 0, 1, 2, 2, 1, 0, 1, 0, 3, 2, 0, 1, 1, 2, 1, 1, 1, 2, 1, 0, 3, 4, 2, 1, 0, 0, 1, 0, 3, 1, 1, 2, 0, 2, 0, 1, 0, 2, 1, 0, 1, 2, 1, 2, 3, 3, 0, 2, 0, 1, 2, 2, 0, 1, 1, 1, 2, 2, 0, 2, 3, 0, 1, 3, 2, 1, 0, 0, 1, 0, 1, 1, 1, 0, 0, 0, 2, 1, 1, 2, 0, 1, 1, 0, 0, 1, 0, 1, 0, 1, 2, 0, 2, 2, 4, 2, 1, 0, 0, 0, 0, 2, 1, 1, 0, 1, 2, 1, 1, 1, 0, 0, 0, 1, 2, 1, 2, 1, 2, 1, 2, 3, 1, 1, 1, 1, 0, 1, 1, 1, 1, 1, 0, 0, 1, 0, 0, 0, 1, 0, 2, 0, 2, 4, 1, 3, 1, 1, 2, 1, 1, 3, 2, 0, 2, 0, 1, 0, 2, 2, 1, 1, 2, 4, 2, 2, 3, 0, 1, 1, 1, 0, 0, 4, 2, 0, 0, 3, 1, 2, 3, 1, 3, 3, 0, 1, 1, 1, 0, 2, 4, 2, 0, 3, 2, 0, 1, 0, 2, 2, 1, 2, 0, 1, 0, 3, 2, 1, 4, 2, 3, 2, 2, 1, 1, 2, 1, 4, 2, 3, 3, 4, 0, 1, 2, 0, 1, 0, 0, 1, 1, 0, 0, 1, 0, 2, 1, 3, 2, 1, 0, 0, 0, 2, 2, 1, 3, 0, 1, 1, 1, 3, 1, 2, 0, 0, 0, 2, 3, 1, 0, 1, 3, 0, 0, 2, 0, 1, 1, 1, 0, 1, 3, 1, 0, 3, 2, 0, 1, 2, 2, 2, 0, 2, 1, 2, 0, 0, 1, 1, 2, 4, 1, 1, 2, 1, 2, 3, 2, 0, 2, 1, 1, 1, 0, 2, 1, 2, 2, 2, 0, 1, 2, 2, 1, 0, 0, 2, 0, 2, 5, 4, 2, 0, 1, 1, 3, 2, 1, 1, 1, 4, 1, 1, 1, 1, 0, 0, 1, 1, 1, 2, 0, 2, 1, 2, 0, 1, 3, 2, 3, 2, 1, 1, 1, 2, 0, 2, 1, 0, 0, 0, 0, 1, 0, 1, 2, 0, 0, 3, 0, 1, 2, 0, 2, 1, 0, 0, 1, 1, 2, 1, 3, 0, 1, 1, 1, 2, 3, 3, 1, 4, 3, 0, 1, 0, 1, 1, 2, 0, 1, 2, 1, 1, 3, 0, 0, 0, 2, 2, 2, 4, 3, 1, 1, 1, 1, 3, 1, 2, 1, 0, 0, 0, 3, 0, 1, 0, 1, 4, 1, 1, 2, 1, 2, 2, 1, 2, 2, 0, 1, 0, 1, 1, 1, 0, 0, 1, 1, 0, 0, 2, 0, 0, 2, 1, 0, 2, 4, 0, 1, 3, 0, 2, 0, 2, 2, 2, 1, 2, 0, 0, 1, 2, 2, 0, 1, 0, 1, 2, 3, 0, 2, 0, 1, 2, 1, 1, 1, 3, 0, 0, 1, 3, 1, 2, 1, 2, 2, 0, 1, 2, 2, 2, 1, 1, 0, 0, 2, 1, 2, 1, 2, 2, 0, 2, 1, 0, 0, 3, 1, 3, 4, 2, 1, 4, 3, 0, 0, 2, 0, 0, 2, 2, 1, 1, 1, 1, 1, 1, 0, 1, 1, 5, 1, 2, 3, 0, 4, 0, 1, 1, 1, 2, 0, 3, 2, 1, 3, 2, 2, 0, 0, 2, 2, 1, 1, 1, 2, 1, 1, 2, 2, 1, 2, 2, 0, 2, 2, 2, 2, 3, 0, 1, 2, 0, 1, 3, 2, 2, 1, 2, 0, 1, 2, 3, 1, 1, 0, 2, 4, 2, 2, 2, 1, 2, 2, 0, 0, 1, 2, 2, 1, 0, 0, 2, 2, 2, 0, 2, 3, 2, 1, 1, 3, 0, 0, 1, 4, 1, 0, 1, 2, 1, 1, 3, 0, 2, 1, 2, 4, 3, 1, 1, 2, 1, 2, 2, 0, 2, 0, 4, 2, 2, 2, 2, 1, 1, 1, 2, 3, 1, 1, 0, 0, 1, 4, 3, 0, 2, 3, 0, 1, 0, 1, 2, 0, 0, 1, 4, 1, 1, 2, 1, 1, 0, 0, 0, 0, 0, 1, 1, 3, 0, 0, 0, 0, 1, 1, 2, 1, 1, 3, 1, 2, 0, 2, 2, 2, 2, 1, 2, 0, 1, 2, 0, 0, 2, 3, 3, 1, 1, 0, 0, 2, 1, 3, 2, 1, 2, 0, 3, 1, 2, 3, 3, 2, 1, 1, 2, 1, 2, 1, 1, 0, 0, 1, 1, 2, 0, 2, 4, 2, 0, 1, 2, 2, 0, 2, 0, 1, 2, 0, 2, 1, 0, 3, 2, 1, 4, 2, 0, 2, 5, 0, 2, 2, 0, 2, 1, 2, 2, 0, 1, 1, 3, 0, 1, 1, 1, 2, 2, 2, 2, 2, 2, 1, 3, 0, 0, 2, 0, 1, 1, 2, 2, 2, 1, 1, 2, 1, 2, 1, 1, 0, 2, 2, 0, 1, 1, 1, 2, 3, 2, 4, 1, 2, 1, 1, 1, 0, 0, 2, 0, 0, 2, 2, 0, 2, 0, 1, 2, 1, 0, 3, 1, 0, 1, 2, 1, 1, 2, 2, 1, 2, 1, 0, 2, 1, 0, 0, 2, 0, 1, 3, 2, 2, 1, 1, 1, 1, 0, 1, 5, 0, 2, 0, 2, 1, 1, 0, 0, 0, 1, 2, 1, 0, 3, 3, 0, 1, 0, 1, 2, 1, 2, 4, 2, 3, 2, 0, 0, 2, 1, 1, 1, 3, 2, 0, 4, 1, 3, 2, 1, 3, 0, 1, 1, 1, 2, 0, 1, 1, 3, 0, 0, 4, 0, 0, 2, 3, 1, 3, 0, 1, 1, 1, 2, 3, 0, 1, 3, 0, 3, 1, 1, 4, 2, 2, 3, 1, 0, 1, 0, 0, 4, 0, 1, 2, 1, 1, 1, 3, 0, 1, 1, 0, 1, 2, 1, 0, 1, 0, 2, 3, 5, 3, 3, 2, 0, 2, 2, 2, 2, 1, 0, 3, 2, 2, 0, 3, 3, 2, 1, 4, 1, 2, 2, 1, 1, 1, 0, 3, 1, 0, 0, 0, 3, 2, 1, 1, 1, 0, 1, 1, 1, 2, 1, 1, 1, 3, 2, 1, 0, 4, 0, 1, 1, 0, 2, 1, 2, 0, 2, 3, 1, 2, 4, 2, 2, 1, 0, 1, 0, 2, 0, 0, 0, 1, 0, 3, 1, 1, 1, 1, 1, 2, 1, 0, 2, 0, 1, 1, 3, 1, 1, 2, 0, 1, 0, 0, 0, 3, 0, 0, 1, 2, 2, 2, 1, 1, 3, 1, 1, 1, 1, 1, 3, 1, 0, 0, 1, 1, 0, 5, 1, 2, 0, 0, 1, 1, 1, 0, 0, 1, 1, 2, 2, 0, 2, 3, 1, 4, 1, 0, 2, 0, 1, 1, 2, 2, 1, 1, 1, 4, 2, 4, 2, 2, 3, 3, 2, 0, 2, 3, 1, 1, 0, 1, 1, 2, 1, 0, 2, 2, 1, 2, 3, 2, 3, 1, 1, 2, 2, 1, 1, 3, 0, 1, 2, 1, 2, 3, 0, 1, 1, 1, 0, 1, 1, 2, 0, 2, 0, 0, 2, 1, 2, 0, 0, 0, 1, 2, 5, 2, 0, 2, 3, 0, 1, 0, 0, 0, 0, 3, 1, 2, 1, 2, 2, 0, 0, 0, 1, 4, 2, 1, 0, 2, 2, 0, 0, 3, 1, 3, 4, 0, 0, 1, 1, 0, 2, 0, 0, 2, 1, 0, 0, 1, 0, 0, 0, 1, 1, 0, 0, 0, 3, 1, 2, 1, 2, 0, 1, 2, 1, 1, 2, 4, 2, 0, 2, 3, 0, 0, 4, 1, 2, 1, 0, 3, 2, 4, 1, 3, 2, 1, 1, 2, 0, 2, 3, 1, 1, 3, 2, 0, 1, 0, 2, 0, 2, 2, 1, 1, 2, 1, 2, 2, 2, 1, 1, 1, 1, 1, 2, 1, 1, 1, 3, 3, 2, 2, 5, 2, 0, 2, 2, 1, 4, 0, 0, 2, 0, 3, 0, 0, 2, 0, 4, 2, 1, 3, 0, 1, 0, 3, 2, 2, 2, 1, 3, 3, 1, 2, 2, 1, 0, 5, 1, 3, 3, 0, 1, 1, 3, 1, 3, 0, 2, 2, 2, 0, 2, 1, 4, 3, 2, 1, 4, 2, 1, 3, 3, 2, 2, 2, 2, 1, 2, 2, 2, 2, 1, 2, 0, 1, 2, 2, 1, 3, 3, 2, 1, 1, 2, 3, 2, 2, 2, 1, 2, 1, 3, 0, 2, 2, 2, 2, 1, 0, 5, 0, 1, 0, 2, 3, 2, 2, 2, 3, 4, 1, 1, 4, 0, 1, 2, 3, 4, 2, 2, 3, 3, 1, 1, 1, 3, 3, 2, 0, 2, 3, 1, 3, 0, 1, 2, 0, 2, 2, 0, 3, 0, 2, 1, 5, 1, 3, 1, 1, 1, 0, 1, 2, 4, 4, 0, 3, 5, 2, 2, 2, 1, 2, 1, 5, 4, 2, 1, 3, 1, 2, 2, 1, 4, 2, 1, 2, 2, 4, 0, 1, 0, 3, 1, 4, 1, 1, 1, 3, 2, 0, 0, 1, 1, 2, 1, 1, 1, 2, 2, 1, 5, 3, 3, 5, 3, 2, 2, 2, 0, 0, 2, 2, 1, 1, 1, 1, 2, 0, 1, 2, 3, 1, 2, 1, 2, 0, 1, 0, 3, 0, 0, 0, 1, 4, 2, 1, 1, 0, 1, 0, 2, 0, 1, 1, 2, 2, 1, 3, 2, 0, 1, 0, 0, 2, 3, 0, 1, 0, 3, 0, 3, 3, 2, 1, 2, 3, 1, 2, 2, 1, 2, 3, 2, 1, 1, 1, 0, 2, 3, 2, 5, 1, 2, 2, 3, 2, 1, 1, 2, 2, 0, 1, 0, 2, 3, 1, 2, 1, 0, 2, 1, 1, 3, 4, 2, 2, 3, 5, 0, 1, 2, 4, 1, 0, 1, 1, 3, 1, 1, 0, 3, 3, 2, 1, 3, 2, 2, 5, 2, 3, 2, 4, 3, 2, 2, 3, 0, 2, 1, 4, 2, 3, 2, 2, 1, 2, 2, 1, 0, 1, 2, 0, 4, 4, 2, 0, 1, 1, 1, 0, 0, 1, 3, 3, 1, 2, 4, 2, 0, 0, 2, 2, 0, 3, 1, 5, 1, 1, 1, 0, 3, 1, 2, 2, 3, 3, 3, 1, 2, 2, 3, 2, 1, 1, 1, 2, 1, 1, 2, 3, 1, 2, 1, 1, 2, 2, 1, 2, 1, 0, 1, 2, 2, 1, 0, 1, 1, 2, 0, 2, 1, 1, 2, 2, 3, 1, 2, 2, 1, 1, 2, 1, 1, 2, 2, 1, 3, 3, 0, 1, 2, 1, 1, 2, 1, 3, 0, 1, 4, 2, 2, 3, 0, 5, 6, 4, 2, 1, 3, 1, 1, 3, 2, 1, 2, 1, 3, 2, 4, 2, 2, 1, 3, 3, 2, 3, 0, 2, 0, 1, 2, 5, 3, 1, 1, 2, 0, 1, 4, 3, 3, 1, 1, 2, 2, 1, 1, 1, 3, 2, 2, 3, 4, 2, 0, 2, 1, 1, 1, 2, 1, 1, 1, 1, 3, 0, 1, 1, 2, 3, 1, 0, 0, 1, 2, 3, 4, 2, 0, 3, 2, 2, 0, 3, 1, 0, 1, 1, 2, 0, 2, 1, 0, 1, 0, 3, 2, 2, 5, 0, 0, 1, 2, 0, 1, 0, 2, 0, 0, 2, 3, 3, 2, 3, 1, 4, 1, 2, 3, 2, 2, 1, 3, 0, 2, 2, 3, 2, 2, 4, 0, 0, 1, 1, 1, 1, 0, 3, 3, 2, 1, 3, 1, 2, 3, 3, 1, 2, 1, 3, 3, 1, 2, 0, 3, 1, 2, 1, 1, 1, 1, 1, 0, 0, 0, 1, 1, 1, 1, 2, 2, 1, 1, 1, 2, 3, 0, 3, 2, 2, 1, 4, 3, 3, 1, 2, 0, 2, 2, 1, 0, 4, 0, 1, 1, 1, 3, 4, 1, 2, 2, 1, 2, 2, 2, 2, 0, 2, 1, 2, 1, 2, 2, 2, 1, 1, 0, 1, 2, 3, 4, 3, 1, 2, 2, 2, 2, 2, 2, 0, 0, 0, 1, 2, 3, 1, 3, 2, 0, 2, 1, 5, 6, 1, 2, 2, 1, 1, 3, 0, 2, 2, 0, 3, 3, 0, 3, 1, 2, 3, 0, 1, 1, 2, 1, 2, 1, 0, 4, 1, 2, 1, 2, 2, 2, 1, 2, 3, 1, 1, 2, 2, 0, 2, 2, 1, 2, 2, 1, 2, 0, 1, 2, 4, 0, 1, 2, 1, 3, 1, 0, 3, 1, 3, 1, 2, 1, 3, 2, 3, 1, 2, 2, 0, 1, 3, 4, 1, 1, 1, 1, 2, 2, 3, 1, 4, 0, 3, 2, 2, 1, 1, 2, 0, 2, 1, 1, 3, 2, 0, 2, 2, 1, 1, 1, 2, 2, 2, 2, 1, 1, 4, 2, 2, 2, 3, 1, 4, 2, 1, 4, 2, 1, 1, 2, 2, 3, 2, 3, 2, 2, 1, 3, 2, 2, 3, 3, 1, 1, 1, 1, 1, 2, 0, 0, 1, 1, 0, 4, 1, 5, 2, 0, 3, 1, 0, 1, 2, 1, 1, 0, 2, 1, 0, 1, 2, 1, 1, 4, 0, 1, 1, 2, 1, 1, 4, 3, 0, 1, 3, 4, 1, 2, 1, 4, 5, 2, 2, 1, 2, 2, 2, 0, 0, 0, 2, 1, 1, 1, 1, 2, 2, 3, 1, 2, 1, 3, 2, 2, 1, 0, 2, 2, 2, 2, 0, 2, 2, 1, 1, 2, 2, 1, 1, 2, 1, 3, 0, 0, 2, 1, 4, 1, 2, 4, 1, 3, 4, 1, 0, 2, 1, 1, 2, 2, 1, 2, 1, 2, 3, 2, 1, 4, 1, 2, 2, 1, 0, 0, 1, 1, 0, 2, 1, 1, 0, 1, 2, 2, 1, 2, 2, 2, 1, 5, 1, 4, 2, 4, 4, 2, 0, 0, 3, 1, 2, 1, 0, 1, 1, 2, 3, 4, 2, 1, 4, 5, 2, 4, 3, 3, 1, 2, 0, 2, 1, 2, 3, 2, 3, 3, 1, 4, 1, 3, 1, 4, 3, 2, 2, 2, 1, 2, 1, 1, 4, 5, 2, 3, 1, 3, 1, 4, 4, 2, 3, 2, 3, 1, 1, 0, 2, 3, 2, 3, 3, 1, 1, 3, 3, 2, 2, 1, 3, 2, 3, 2, 1, 1, 2, 6, 4, 3, 1, 0, 1, 3, 0, 3, 4, 4, 2, 3, 2, 2, 1, 2, 2, 2, 2, 0, 1, 2, 0, 3, 4, 3, 1, 2, 3, 3, 2, 4, 2, 0, 1, 1, 3, 3, 4, 1, 2, 4, 1, 2, 2, 0, 1, 1, 2, 4, 4, 0, 1, 5, 3, 2, 1, 2, 4, 4, 0, 1, 1, 2, 1, 2, 0, 1, 2, 2, 1, 3, 1, 1, 2, 1, 1, 1, 2, 3, 1, 2, 2, 0, 3, 1, 3, 1, 1, 0, 0, 1, 2, 2, 2, 1, 0, 1, 1, 3, 3, 1, 1, 2, 0, 2, 2, 1, 2, 5, 2, 0, 2, 2, 1, 0, 2, 2, 1, 3, 1, 0, 1, 2, 3, 1, 1, 2, 4, 1, 1, 4, 3, 1, 3, 2, 1, 2, 1, 0, 0, 5, 3, 1, 1, 3, 2, 1, 2, 3, 1, 3, 2, 1, 3, 2, 1, 3, 2, 0, 2, 3, 3, 1, 3, 2, 3, 1, 3, 1, 3, 0, 2, 2, 3, 5, 2, 0, 2, 1, 3, 3, 3, 2, 1, 4, 2, 2, 3, 3, 1, 1, 1, 2, 1, 2, 1, 1, 2, 3, 0, 1, 1, 1, 3, 2, 0, 2, 1, 2, 1, 2, 0, 2, 2, 1, 0, 1, 2, 1, 3, 2, 0, 2, 4, 3, 3, 1, 3, 1, 1, 1, 2, 1, 1, 0, 3, 1, 2, 3, 1, 1, 0, 1, 3, 3, 4, 3, 2, 1, 3, 2, 3, 1, 6, 2, 2, 2, 1, 2, 1, 1, 2, 3, 1, 2, 6, 0, 1, 2, 1, 2, 1, 2, 1, 0, 1, 1, 2, 4, 0, 2, 3, 4, 1, 0, 0, 2, 0, 0, 1, 3, 2, 0, 1, 1, 2, 2, 0, 2, 3, 3, 1, 2, 2, 1, 2, 1, 3, 1, 2, 1, 2, 2, 2, 5, 2, 1, 0, 0, 2, 2, 1, 0, 2, 3, 1, 3, 1, 0, 1, 0, 2, 1, 2, 2, 0, 0, 2, 1, 4, 0, 0, 2, 0, 0, 5, 1, 0, 1, 7, 2, 2, 1, 1, 0, 1, 3, 2, 2, 3, 0, 3, 3, 1, 2, 3, 2, 3, 1, 3, 0, 2, 1, 3, 1, 2, 3, 1, 2, 4, 2, 2, 3, 1, 4, 1, 1, 2, 4, 3, 1, 0, 5, 1, 2, 1, 2, 4, 2, 0, 3, 1, 2, 1, 4, 2, 1, 3, 1, 3, 4, 2, 1, 1, 3, 0, 4, 4, 2, 3, 1, 1, 1, 1, 3, 0, 2, 0, 1, 2, 3, 1, 1, 0, 1, 0, 3, 1, 3, 0, 0, 3, 0, 1, 2, 3, 1, 0, 2, 2, 2, 2, 1, 2, 2, 1, 2, 1, 1, 1, 2, 3, 4, 4, 1, 1, 0, 4, 1, 2, 2, 2, 1, 1, 2, 1, 1, 1, 1, 3, 1, 1, 2, 3, 2, 0, 0, 3, 3, 2, 3, 2, 4, 2, 0, 3, 2, 2, 3, 2, 0, 1, 3, 2, 0, 2, 2, 1, 2, 1, 1, 1, 2, 1, 2, 1, 2, 1, 2, 2, 0, 3, 1, 0, 2, 2, 2, 3, 2, 2, 1, 2, 0, 0, 2, 2, 1, 1, 1, 4, 3, 2, 4, 0, 2, 3, 3, 3, 3, 1, 0, 2, 0, 2, 1, 4, 2, 0, 3, 2, 0, 2, 3, 1, 3, 2, 1, 0, 2, 4, 0, 5, 1, 2, 0, 1, 0, 1, 0, 0, 1, 0, 1, 4, 0, 0, 1, 1, 2, 4, 0, 2, 2, 0, 1, 2, 2, 0, 1, 0, 2, 2, 4, 2, 1, 2, 3, 0, 0, 1, 2, 4, 4, 1, 2, 1, 1, 1, 0, 1, 3, 0, 4, 2, 1, 0, 1, 1, 2, 1, 1, 1, 0, 0, 0, 0, 3, 2, 1, 1, 1, 3, 2, 1, 1, 1, 2, 4, 1, 2, 0, 2, 1, 4, 3, 3, 1, 3, 2, 4, 0, 3, 2, 4, 1, 3, 1, 3, 4, 3, 1, 2, 3, 3, 1, 3, 3, 3, 1, 2, 2, 3, 2, 1, 3, 1, 1, 2, 1, 2, 3, 3, 3, 2, 3, 1, 2, 5, 2, 4, 2, 3, 3, 0, 1, 2, 3, 1, 2, 1, 6, 4, 1, 1, 1, 2, 3, 2, 4, 2, 2, 2, 1, 2, 1, 1, 2, 0, 1, 1, 4, 1, 2, 3, 1, 5, 0, 2, 2, 2, 0, 3, 3, 3, 4, 3, 3, 3, 3, 1, 4, 3, 2, 1, 3, 2, 2, 2, 1, 3, 1, 0, 3, 2, 1, 4, 2, 2, 4, 1, 2, 1, 1, 2, 1, 0, 1, 1, 3, 3, 3, 4, 1, 1, 2, 4, 1, 3, 2, 0, 3, 3, 2, 2, 3, 0, 1, 1, 3, 0, 2, 1, 4, 0, 3, 3, 1, 1, 1, 2, 1, 3, 4, 1, 0, 4, 2, 2, 1, 0, 3, 1, 2, 3, 2, 1, 1, 1, 3, 3, 2, 4, 3, 0, 1, 1, 1, 2, 0, 4, 1, 0, 2, 4, 5, 0, 1, 0, 2, 3, 2, 2, 2, 1, 3, 2, 2, 2, 1, 1, 3, 1, 3, 4, 2, 3, 4, 1, 2, 0, 2, 3, 1, 3, 3, 1, 1, 2, 2, 1, 2, 2, 2, 0, 0, 2, 3, 1, 1, 1, 0, 0, 2, 2, 2, 2, 1, 2, 1, 2, 1, 4, 1, 3, 0, 2, 1, 1, 1, 1, 1, 0, 2, 3, 0, 1, 2, 1, 1, 2, 2, 1, 2, 2, 2, 1, 3, 1, 2, 0, 1, 2, 2, 1, 0, 1, 2, 2, 2, 1, 2, 2, 2, 1, 1, 3, 4, 3, 2, 1, 3, 0, 1, 0, 1, 1, 0, 2, 1, 1, 1, 1, 4, 1, 2, 1, 2, 1, 2, 1, 2, 1, 0, 3, 0, 2, 2, 0, 2, 1, 1, 2, 2, 1, 1, 0, 2, 1, 0, 4, 2, 2, 1, 2, 2, 1, 1, 0, 2, 0, 1, 1, 3, 1, 0, 2, 1, 0, 1, 1, 1, 3, 1, 2, 0, 2, 1, 0, 4, 1, 2, 2, 1, 1, 2, 1, 6, 3, 1, 3, 2, 4, 2, 1, 1, 1, 2, 2, 2, 0, 4, 2, 1, 3, 2, 2, 3, 2, 2, 4, 2, 3, 2, 4, 2, 3, 3, 4, 2, 3, 3, 2, 4, 2, 2, 3, 4, 4, 2, 5, 0, 1, 3, 1, 2, 0, 3, 2, 3, 2, 0, 2, 3, 4, 1, 7, 0, 3, 4, 2, 1, 1, 2, 3, 1, 3, 1, 1, 2, 3, 2, 1, 1, 5, 1, 3, 2, 2, 0, 1, 2, 1, 0, 2, 1, 3, 3, 4, 3, 1, 1, 0, 0, 0, 1, 4, 1, 1, 4, 0, 0, 0, 1, 4, 3, 3, 0, 4, 0, 1, 3, 2, 2, 1, 4, 2, 2, 2, 2, 0, 2, 2, 4, 4, 1, 1, 5, 2, 2, 2, 3, 4, 3, 1, 1, 2, 1, 4, 2, 1, 5, 0, 1, 2, 2, 1, 1, 2, 1, 3, 1, 2, 0, 2, 0, 1, 1, 1, 1, 1, 3, 1, 0, 1, 2, 2, 2, 2, 1, 1, 2, 1, 4, 3, 4, 1, 2, 3, 1, 2, 2, 1, 3, 3, 3, 1, 4, 1, 2, 2, 0, 0, 0, 1, 3, 0, 1, 1, 2, 0, 2, 1, 1, 2, 3, 2, 1, 2, 0, 2, 1, 1, 4, 3, 2, 2, 2, 1, 1, 2, 2, 3, 1, 2, 1, 2, 1, 1, 3, 1, 4, 2, 0, 1, 2, 0, 3, 3, 2, 0, 4, 1, 0, 4, 0, 2, 1, 3, 1, 0, 2, 1, 3, 0, 3, 3, 2, 2, 1, 0, 0, 2, 2, 2, 2, 2, 1, 1, 3, 2, 2, 1, 3, 2, 2, 0, 1, 1, 1, 2, 2, 3, 2, 1, 1, 2, 2, 1, 1, 1, 2, 3, 1, 1, 1, 3, 1, 1, 0, 2, 2, 0, 1, 1, 2, 1, 4, 3, 3, 1, 2, 2, 0, 2, 0, 1, 2, 1, 1, 2, 0, 2, 2, 2, 3, 1, 1, 2, 1, 1, 2, 4, 1, 1, 0, 2, 0, 1, 1, 3, 3, 0, 0, 2, 1, 2, 2, 1, 1, 1, 1, 3, 1, 3, 0, 0, 0, 0, 4, 1, 1, 2, 2, 1, 0, 1, 2, 2, 2, 0, 2, 0, 0, 0, 1, 0, 3, 3, 2, 1, 1, 2, 1, 2, 1, 1, 0, 2, 1, 2, 3, 2, 3, 2, 0, 0, 1, 2, 1, 2, 3, 2, 0, 3, 1, 3, 1, 1, 1, 3, 5, 3, 0, 3, 1, 0, 0, 1, 1, 2, 1, 2, 1, 1, 2, 2, 2, 0, 0, 0, 1, 2, 2, 1, 2, 2, 1, 0, 1, 0, 3, 1, 1, 1, 1, 2, 2, 0, 2, 2, 1, 3, 2, 3, 0, 1, 2, 1, 0, 2, 1, 1, 2, 2, 0, 1, 2, 3, 0, 1, 2, 2, 1, 1, 1, 2, 1, 0, 2, 0, 1, 0, 2, 1, 0, 1, 1, 2, 2, 2, 2, 0, 0, 2, 0, 0, 1, 0, 0, 1, 1, 2, 1, 2, 0, 0, 2, 1, 1, 2, 3, 2, 2, 1, 1, 2, 0, 1, 1, 1, 2, 2, 1, 1, 1, 1, 1, 0, 0, 1, 1, 1, 2, 1, 1, 1, 1, 1, 1, 0, 0, 0, 1, 0, 0, 1, 0, 1, 0, 2, 1, 1, 2, 1, 3, 2, 2, 2, 5, 3, 3, 1, 2, 1, 1, 4, 2, 2, 4, 2, 0, 3, 4, 1, 2, 2, 2, 2, 1, 2, 2, 1, 3, 0, 4, 2, 1, 3, 1, 2, 4, 3, 1, 1, 4, 3, 2, 1, 4, 2, 1, 4, 1, 2, 1, 2, 0, 0, 2, 0, 2, 2, 1, 1, 3, 3, 5, 1, 1, 2, 5, 2, 1, 3, 1, 2, 2, 4, 5, 2, 5, 1, 1, 0, 2, 1, 1, 0, 0, 0, 2, 1, 1, 2, 1, 4, 1, 1, 1, 1, 1, 2, 2, 1, 0, 2, 1, 4, 2, 2, 4, 4, 2, 2, 0, 3, 1, 1, 1, 5, 1, 2, 1, 1, 2, 4, 1, 0, 1, 0, 1, 2, 2, 3, 1, 1, 0, 1, 0, 1, 1, 1, 2, 1, 4, 1, 1, 1, 1, 2, 3, 1, 3, 1, 1, 2, 5, 2, 2, 2, 1, 4, 3, 0, 1, 3, 0, 4, 1, 1, 2, 0, 1, 3, 1, 3, 1, 0, 0, 1, 1, 2, 1, 2, 1, 1, 2, 1, 4, 1, 0, 1, 2, 1, 0, 2, 3, 1, 2, 3, 0, 2, 1, 3, 0, 0, 1, 3, 1, 3, 3, 0, 1, 3, 2, 2, 1, 2, 2, 2, 3, 2, 1, 4, 3, 1, 0, 2, 2, 2, 0, 0, 2, 1, 1, 2, 1, 2, 0, 1, 2, 2, 0, 1, 0, 1, 2, 0, 3, 2, 1, 0, 3, 2, 0, 3, 1, 2, 1, 1, 3, 1, 2, 1, 1, 3, 0, 0, 0, 2, 3, 0, 2, 0, 0, 3, 4, 1, 0, 2, 2, 0, 1, 2, 1, 2, 2, 0, 3, 2, 0, 2, 2, 1, 1, 1, 0, 1, 2, 1, 2, 2, 1, 0, 1, 3, 0, 4, 1, 0, 2, 0, 2, 2, 2, 1, 0, 2, 1, 0, 1, 0, 0, 2, 3, 1, 2, 1, 0, 1, 1, 4, 1, 0, 2, 3, 3, 2, 2, 2, 1, 0, 0, 1, 2, 1, 1, 2, 0, 2, 1, 1, 2, 0, 2, 1, 1, 2, 0, 0, 1, 1, 1, 1, 1, 2, 0, 2, 1, 0, 0, 3, 3, 0, 0, 1, 2, 3, 3, 2, 1, 1, 2, 1, 1, 1, 2, 1, 1, 3, 1, 4, 1, 0, 2, 0, 3, 4, 1, 1, 0, 3, 2, 1, 1, 0, 3, 4, 0, 1, 0, 2, 0, 3, 2, 0, 0, 2, 2, 1, 0, 0, 3, 3, 1, 2, 1, 4, 2, 4, 1, 3, 1, 4, 1, 2, 2, 3, 3, 5, 4, 4, 6, 1, 0, 2, 0, 1, 3, 1, 2, 4, 4, 1, 4, 0, 0, 4, 1, 4, 4, 3, 5, 1, 2, 3, 0, 1, 1, 1, 5, 1, 3, 1, 1, 4, 4, 2, 1, 4, 0, 1, 4, 3, 4, 3, 3, 3, 5, 1, 1, 1, 1, 3, 1, 2, 2, 2, 1, 1, 2, 1, 4, 3, 1, 3, 3, 1, 1, 1, 2, 3, 1, 2, 3, 4, 2, 1, 1, 0, 2, 2, 0, 4, 2, 1, 1, 0, 0, 1, 3, 0, 1, 2, 1, 2, 1, 2, 1, 2, 2, 1, 1, 0, 4, 2, 3, 2, 0, 3, 2, 0, 2, 1, 2, 1, 2, 1, 2, 1, 4, 0, 1, 4, 1, 0, 0, 4, 2, 1, 0, 3, 2, 2, 1, 3, 2, 2, 0, 1, 2, 2, 0, 1, 0, 2, 1, 0, 0, 1, 1, 1, 0, 1, 2, 1, 3, 0, 4, 1, 1, 1, 1, 0, 0, 2, 3, 5, 2, 3, 4, 4, 4, 2, 1, 0, 4, 3, 2, 1, 5, 4, 2, 1, 4, 4, 1, 4, 1, 2, 1, 1, 2, 1, 2, 1, 1, 1, 2, 3, 2, 3, 2, 4, 3, 2, 1, 3, 0, 0, 2, 2, 2, 1, 0, 4, 0, 0, 0, 3, 1, 2, 1, 1, 6, 1, 0, 1, 1, 2, 1, 3, 1, 4, 1, 1, 2, 1, 0, 3, 2, 5, 2, 4, 4, 3, 1, 1, 3, 3, 2, 3, 4, 2, 2, 0, 2, 2, 1, 2, 2, 4, 1, 1, 3, 0, 2, 2, 1, 3, 1, 0, 1, 2, 1, 3, 1, 3, 1, 5, 2, 3, 3, 4, 1, 4, 6, 3, 2, 1, 4, 1, 2, 2, 2, 2, 4, 2, 4, 1, 2, 4, 2, 2, 2, 4, 2, 2, 0, 1, 4, 5, 2, 3, 4, 3, 2, 2, 3, 1, 3, 2, 3, 1, 2, 4, 3, 0, 4, 2, 1, 7, 1, 3, 3, 2, 5, 1, 2, 0, 0, 1, 2, 2, 3, 3, 5, 2, 4, 3, 1, 2, 2, 2, 1, 2, 1, 1, 4, 2, 2, 2, 1, 4, 3, 2, 2, 2, 2, 5, 3, 1, 3, 3, 1, 1, 3, 0, 2, 1, 1, 2, 5, 3, 1, 2, 3, 3, 4, 1, 3, 2, 4, 2, 5, 2, 4, 2, 1, 3, 1, 0, 2, 1, 2, 2, 2, 1, 1, 1, 2, 2, 1, 1, 1, 1, 2, 3, 5, 1, 1, 1, 0, 0, 1, 2, 1, 0, 3, 1, 1, 0, 1, 0, 0, 1, 0, 0, 1, 0, 0, 1, 0, 2, 1, 0, 1, 2, 2, 1, 1, 0, 2, 2, 2, 0, 2, 1, 1, 1, 2, 1, 2, 1, 1, 2, 1, 1, 2, 3, 1, 1, 3, 1, 2, 1, 1, 1, 2, 1, 2, 1, 0, 2, 1, 1, 2, 1, 1, 3, 3, 2, 1, 2, 0, 0, 1, 0, 0, 1, 1, 2, 1, 3, 0, 2, 4, 1, 4, 3, 3, 1, 3, 4, 2, 4, 0, 1, 1, 1, 3, 1, 2, 2, 4, 3, 0, 2, 1, 3, 1, 3, 1, 3, 1, 2, 2, 1, 3, 2, 0, 4, 1, 2, 1, 3, 4, 2, 3, 2, 2, 1, 2, 3, 5, 0, 1, 3, 1, 5, 3, 1, 0, 0, 0, 3, 0, 0, 0, 2, 2, 1, 4, 3, 2, 2, 1, 1, 2, 2, 2, 2, 3, 2, 2, 4, 0, 0, 3, 1, 2, 3, 3, 4, 2, 1, 2, 5, 3, 2, 0, 4, 2, 2, 1, 6, 1, 1, 0, 0, 2, 3, 3, 3, 3, 1, 4, 0, 4, 1, 0, 1, 1, 1, 0, 0, 1, 1, 0, 1, 1, 2, 1, 4, 2, 4, 2, 3, 1, 1, 0, 1, 1, 1, 1, 0, 2, 1, 1, 1, 1, 1, 1, 0, 0, 1, 3, 3, 2, 2, 0, 2, 2, 2, 1, 1, 3, 0, 4, 4, 3, 2, 3, 3, 0, 3, 2, 3, 2, 1, 1, 4, 5, 3, 2, 5, 1, 2, 3, 1, 0, 3, 2, 2, 4, 3, 0, 0, 3, 3, 2, 3, 3, 2, 4, 0, 0, 3, 4, 4, 2, 1, 3, 1, 3, 2, 5, 4, 1, 4, 1, 3, 2, 3, 3, 4, 1, 1, 1, 2, 1, 2, 1, 2, 3, 1, 2, 5, 4, 1, 0, 1, 2, 0, 1, 0, 3, 3, 3, 2, 1, 1, 2, 1, 2, 1, 1, 3, 1, 1, 0, 1, 1, 2, 2, 0, 1, 3, 3, 3, 1, 2, 1, 0, 2, 2, 2, 1, 0, 0, 1, 0, 1, 1, 0, 2, 2, 0, 1, 1, 1, 2, 3, 2, 3, 0, 2, 1, 1, 1, 0, 4, 1, 1, 1, 1, 2, 1, 4, 2, 2, 3, 1, 1, 2, 0, 1, 3, 3, 2, 3, 2, 1, 0, 2, 2, 0, 2, 2, 2, 0, 2, 2, 3, 4, 1, 0, 5, 1, 3, 3, 3, 0, 0, 2, 1, 2, 4, 3, 0, 2, 2, 1, 3, 1, 0, 2, 2, 2, 3, 2, 0, 2, 2, 5, 3, 1, 1, 0, 2, 1, 2, 2, 1, 2, 2, 2, 4, 2, 1, 2, 1, 1, 2, 2, 3, 2, 2, 1, 3, 1, 2, 1, 2, 1, 2, 1, 4, 1, 2, 0, 4, 5, 0, 0, 2, 4, 0, 1, 3, 2, 1, 4, 3, 2, 1, 2, 2, 1, 1, 1, 2, 1, 2, 1, 2, 1, 4, 1, 1, 2, 1, 1, 2, 1, 1, 2, 2, 1, 1, 3, 2, 2, 2, 1, 1, 2, 2, 3, 1, 4, 2, 1, 1, 1, 1, 1, 1, 4, 0, 2, 1, 2, 2, 3, 1, 2, 2, 2, 2, 1, 4, 1, 4, 1, 1, 0, 0, 2, 3, 5, 1, 4, 1, 1, 1, 1, 4, 1, 1, 1, 1, 0, 3, 3, 1, 1, 0, 1, 1, 1, 2, 1, 1, 1, 3, 1, 4, 2, 0, 0, 0, 1, 1, 2, 1, 1, 0, 1, 1, 3, 4, 0, 2, 2, 4, 1, 2, 2, 1, 3, 2, 2, 1, 2, 1, 4, 3, 1, 2, 1, 4, 1, 2, 1, 0, 0, 2, 3, 1, 2, 3, 2, 1, 3, 0, 1, 5, 2, 1, 1, 3, 2, 2, 2, 1, 2, 2, 2, 2, 2, 2, 2, 1, 1, 1, 1, 1, 1, 2, 2, 0, 2, 2, 2, 1, 3, 3, 2, 1, 1, 3, 2, 2, 1, 2, 4, 3, 4, 5, 1, 0, 3, 1, 3, 2, 1, 4, 2, 1, 0, 4, 2, 1, 1, 1, 1, 1, 2, 0, 0, 1, 2, 0, 1, 1, 1, 0, 2, 0, 0, 1, 1, 2, 0, 3, 0, 0, 3, 4, 1, 3, 2, 3, 1, 0, 0, 2, 1, 0, 2, 2, 1, 0, 2, 3, 3, 2, 1, 0, 2, 2, 1, 2, 1, 3, 1, 2, 3, 2, 2, 4, 1, 2, 0, 0, 2, 1, 5, 2, 4, 3, 4, 0, 3, 5, 2, 1, 0, 3, 3, 2, 5, 3, 2, 1, 2, 2, 1, 2, 0, 3, 3, 1, 2, 3, 1, 0, 1, 1, 0, 3, 3, 0, 4, 0, 3, 2, 3, 2, 3, 4, 4, 4, 1, 1, 4, 1, 3, 3, 2, 2, 2, 3, 1, 2, 0, 1, 3, 1, 0, 0, 2, 2, 1, 1, 0, 3, 1, 0, 2, 2, 0, 0, 1, 2, 3, 2, 2, 1, 2, 1, 2, 3, 3, 2, 2, 0, 0, 0, 1, 0, 1, 1, 0, 1, 3, 1, 0, 3, 1, 2, 3, 0, 2, 2, 1, 3, 1, 2, 1, 2, 1, 0, 1, 3, 2, 2, 1, 0, 1, 0, 1, 1, 1, 4, 0, 2, 1, 0, 0, 1, 1, 1, 2, 1, 0, 2, 4, 0, 0, 3, 1, 1, 1, 0, 3, 0, 2, 2, 1, 1, 1, 1, 0, 2, 2, 1, 1, 0, 2, 0, 2, 2, 1, 4, 1, 3, 0, 2, 0, 2, 0, 1, 3, 2, 0, 1, 0, 1, 1, 1, 3, 3, 0, 2, 1, 1, 0, 0, 0, 0, 2, 0, 0, 1, 2, 0, 0, 1, 2, 2, 0, 0, 0, 0, 1, 0, 2, 0, 2, 1, 0, 1, 2, 3, 1, 2, 3, 2, 3, 4, 5, 1, 5, 3, 4, 3, 3, 1, 4, 2, 3, 1, 3, 0, 1, 5, 0, 2, 1, 2, 0, 1, 1, 3, 0, 3, 2, 2, 1, 0, 1, 1, 3, 2, 1, 1, 0, 0, 1, 1, 0, 2, 2, 4, 3, 0, 2, 2, 0, 3, 3, 3, 1, 2, 1, 1, 1, 2, 1, 0, 2, 2, 0, 2, 1, 1, 1, 2, 1, 1, 0, 2, 0, 2, 0, 0, 1, 0, 1, 3, 0, 4, 1, 2, 1, 0, 5, 1, 1, 1, 4, 1, 1, 2, 1, 1, 1, 4, 2, 1, 3, 2, 0, 3, 2, 3, 0, 1, 2, 2, 2, 0, 3, 3, 0, 2, 1, 3, 0, 0, 2, 1, 1, 3, 2, 1, 0, 1, 5, 1, 1, 3, 3, 0, 2, 2, 2, 0, 0, 2, 4, 1, 4, 2, 1, 1, 0, 2, 1, 1, 2, 1, 2, 1, 2, 1, 2, 1, 3, 2, 2, 3, 2, 2, 2, 2, 2, 2, 1, 2, 2, 1, 2, 1, 4, 3, 2, 2, 1, 2, 2, 1, 4, 1, 2, 3, 3, 0, 1, 1, 2, 0, 2, 1, 3, 3, 2, 1, 2, 1, 4, 1, 0, 1, 3, 2, 2, 2, 1, 2, 0, 1, 3, 2, 3, 0, 1, 2, 2, 3, 1, 3, 2, 1, 2, 2, 3, 4, 1, 3, 4, 1, 2, 3, 0, 3, 3, 0, 3, 1, 2, 2, 2, 3, 1, 2, 2, 4, 3, 3, 3, 3, 4, 0, 1, 2, 1, 2, 0, 4, 2, 2, 3, 1, 7, 0, 1, 3, 2, 2, 1, 2, 3, 1, 1, 2, 1, 2, 1, 3, 4, 2, 1, 1, 2, 4, 1, 2, 4, 1, 4, 1, 4, 1, 1, 1, 4, 3, 1, 1, 4, 3, 2, 5, 2, 1, 4, 1, 1, 2, 2, 5, 2, 4, 3, 2, 1, 3, 3, 2, 1, 1, 3, 3, 2, 2, 3, 2, 0, 4, 2, 1, 2, 3, 2, 2, 1, 0, 3, 3, 2, 1, 2, 3, 2, 0, 2, 3, 4, 1, 2, 1, 2, 0, 2, 0, 0, 2, 1, 0, 2, 2, 3, 0, 2, 2, 2, 1, 2, 0, 1, 0, 2, 0, 1, 0, 1, 1, 1, 2, 1, 2, 2, 2, 2, 3, 1, 1, 4, 1, 1, 0, 2, 1, 0, 2, 2, 3, 3, 4, 2, 3, 1, 2, 1, 1, 3, 0, 0, 2, 0, 1, 1, 0, 4, 2, 4, 2, 1, 0, 3, 3, 2, 1, 0, 3, 2, 1, 0, 1, 3, 0, 1, 1, 2, 1, 0, 1, 4, 1, 0, 2, 1, 1, 1, 2, 0, 0, 4, 2, 1, 3, 0, 3, 1, 0, 0, 1, 2, 1, 1, 1, 1, 3, 2, 2, 2, 1, 1, 2, 1, 2, 3, 0, 3, 1, 3, 5, 1, 1, 3, 1, 2, 2, 1, 3, 0, 3, 4, 1, 4, 0, 1, 1, 3, 4, 0, 0, 2, 2, 0, 1, 5, 4, 1, 3, 1, 1, 1, 1, 2, 2, 2, 1, 0, 0, 0, 0, 1, 0, 0, 2, 2, 0, 0, 3, 0, 0, 1, 1, 2, 1, 2, 1, 4, 2, 1, 0, 1, 1, 1, 1, 1, 0, 2, 2, 2, 2, 2, 0, 0, 1, 1, 2, 4, 2, 0, 2, 1, 2, 0, 1, 1, 4, 1, 1, 3, 0, 1, 3, 1, 2, 3, 2, 2, 2, 2, 1, 4, 2, 1, 1, 3, 2, 1, 0, 1, 3, 2, 1, 0, 2, 3, 2, 3, 0, 1, 1, 1, 1, 1, 3, 3, 3, 2, 1, 2, 2, 3, 2, 4, 2, 1, 1, 1, 0, 3, 2, 3, 3, 1, 1, 0, 4, 1, 3, 3, 0, 3, 0, 1, 4, 0, 1, 4, 2, 1, 2, 2, 0, 1, 1, 2, 2, 2, 1, 3, 2, 1, 2, 0, 1, 2, 1, 1, 1, 0, 2, 1, 2, 2, 2, 2, 1, 2, 1, 0, 4, 3, 1, 1, 2, 4, 3, 2, 2, 1, 0, 2, 2, 2, 1, 2, 2, 2, 4, 0, 3, 3, 0, 2, 1, 4, 2, 0, 1, 2, 4, 2, 3, 2, 2, 1, 2, 2, 0, 1, 1, 1, 3, 1, 2, 1, 3, 3, 1, 3, 1, 1, 2, 1, 0, 2, 4, 1, 0, 4, 2, 1, 2, 2, 2, 4, 2, 2, 0, 1, 3, 1, 3, 0, 2, 1, 1, 1, 0, 1, 2, 1, 3, 2, 2, 1, 0, 1, 1, 2, 1, 1, 1, 2, 2, 1, 3, 2, 1, 1, 3, 1, 2, 2, 0, 0, 1, 1, 3, 2, 0, 2, 1, 1, 1, 0, 3, 1, 2, 2, 3, 0, 3, 3, 2, 3, 0, 1, 2, 3, 2, 2, 0, 2, 4, 2, 1, 0, 0, 2, 3, 1, 3, 2, 1, 1, 2, 1, 1, 1, 2, 2, 2, 1, 3, 2, 1, 1, 1, 0, 0, 2, 2, 1, 2, 0, 1, 3, 1, 2, 1, 2, 2, 3, 1, 1, 1, 1, 3, 0, 2, 1, 2, 1, 1, 1, 2, 1, 3, 2, 1, 2, 2, 2, 3, 4, 3, 2, 3, 1, 2, 0, 1, 1, 2, 0, 2, 0, 3, 2, 1, 1, 0, 0, 2, 2, 2, 0, 2, 1, 0, 1, 3, 2, 1, 3, 7, 0, 2, 3, 1, 2, 1, 4, 1, 2, 4, 3, 1, 2, 2, 4, 0, 2, 2, 0, 3, 0, 1, 3, 3, 2, 1, 1, 1, 1, 2, 2, 1, 1, 1, 0, 2, 0, 2, 0, 2, 1, 2, 0, 2, 4, 1, 1, 3, 1, 2, 1, 2, 1, 1, 2, 1, 2, 1, 3, 3, 3, 3, 2, 0, 0, 2, 3, 0, 1, 2, 1, 0, 2, 1, 1, 3, 1, 1, 2, 0, 2, 2, 1, 3, 2, 0, 0, 1, 4, 1, 1, 3, 2, 1, 2, 2, 0, 2, 0, 4, 1, 3, 1, 1, 2, 3, 2, 2, 3, 0, 1, 0, 0, 1, 1, 0, 3, 1, 3, 2, 2, 0, 0, 1, 3, 2, 3, 0, 1, 0, 3, 0, 2, 0, 0, 2, 1, 1, 1, 2, 1, 2, 1, 3, 2, 2, 1, 0, 4, 1, 2, 0, 0, 1, 2, 0, 1, 1, 1, 4, 2, 1, 1, 2, 1, 6, 1, 1, 1, 4, 1, 1, 0, 1, 2, 2, 0, 0, 1, 1, 4, 1, 2, 3, 2, 2, 1, 3, 1, 1, 0, 2, 1, 3, 2, 2, 1, 1, 2, 2, 0, 1, 1, 1, 3, 0, 1, 2, 0, 3, 2, 0, 1, 2, 1, 4, 0, 1, 0, 0, 1, 1, 1, 0, 0, 1, 1, 1, 2, 1, 3, 1, 2, 0, 3, 3, 1, 4, 2, 2, 2, 1, 0, 2, 2, 4, 2, 0, 1, 1, 2, 2, 2, 1, 0, 0, 0, 1, 0, 0, 0, 1, 0, 1, 0, 1, 1, 2, 2, 0, 2, 1, 0, 3, 1, 2, 1, 1, 0, 0, 0, 0, 0, 0, 1, 1, 3, 1, 0, 0, 3, 1, 0, 4, 0, 1, 1, 2, 1, 2, 0, 0, 2, 2, 1, 4, 3, 2, 2, 2, 1, 2, 0, 1, 2, 0, 3, 2, 0, 3, 2, 0, 3, 2, 1, 2, 1, 2, 1, 0, 3, 2, 1, 2, 0, 4, 2, 2, 0, 2, 1, 1, 2, 2, 0, 2, 2, 3, 3, 3, 2, 0, 1, 3, 1, 1, 1, 1, 4, 2, 3, 1, 4, 3, 3, 1, 0, 0, 3, 1, 1, 2, 2, 1, 2, 1, 1, 2, 2, 2, 2, 1, 2, 3, 1, 0, 1, 2, 1, 1, 2, 3, 0, 2, 1, 0, 2, 1, 0, 5, 2, 3, 0, 0, 0, 1, 3, 0, 3, 2, 2, 1, 2, 4, 1, 1, 0, 4, 2, 1, 1, 3, 2, 1, 1, 3, 0, 2, 2, 0, 3, 1, 1, 4, 2, 1, 4, 2, 2, 4, 1, 1, 1, 3, 2, 2, 1, 1, 0, 1, 3, 1, 2, 1, 3, 3, 3, 2, 1, 2, 1, 1, 1, 1, 1, 1, 0, 0, 5, 0, 2, 0, 1, 0, 2, 1, 2, 0, 1, 1, 1, 3, 2, 2, 1, 2, 4, 2, 2, 3, 2, 1, 1, 0, 3, 1, 0, 1, 1, 3, 1, 1, 3, 2, 6, 3, 1, 2, 2, 1, 3, 1, 1, 2, 1, 1, 2, 2, 1, 3, 1, 2, 1, 3, 3, 1, 2, 2, 1, 0, 1, 0, 2, 0, 1, 1, 1, 2, 0, 2, 1, 1, 3, 2, 0, 2, 2, 2, 0, 4, 2, 0, 0, 1, 0, 1, 1, 1, 3, 1, 1, 1, 2, 1, 2, 1, 1, 2, 1, 2, 3, 2, 0, 1, 3, 1, 2, 1, 2, 2, 2, 1, 3, 0, 4, 2, 0, 2, 0, 3, 1, 1, 1, 1, 2, 1, 2, 2, 2, 1, 1, 1, 2, 0, 4, 3, 0, 3, 3, 0, 4, 3, 0, 2, 1, 1, 3, 1, 5, 3, 2, 1, 1, 0, 1, 1, 3, 0, 0, 3, 2, 1, 1, 1, 3, 4, 5, 2, 2, 3, 1, 3, 3, 2, 3, 2, 4, 3, 0, 1, 2, 0, 0, 1, 1, 1, 1, 1, 1, 0, 1, 2, 1, 2, 4, 1, 0, 2, 2, 0, 0, 2, 1, 3, 3, 1, 2, 1, 2, 1, 2, 1, 2, 1, 1, 2, 3, 1, 2, 0, 1, 1, 1, 0, 2, 1, 2, 0, 2, 2, 0, 2, 1, 0, 1, 0, 0, 1, 0, 0, 1, 0, 1, 1, 3, 0, 0, 0, 1, 0, 1, 2, 0, 2, 0, 1, 1, 2, 0, 0, 1, 0, 2, 1, 3, 1, 1, 4, 1, 1, 2, 3, 2, 3, 1, 1, 0, 2, 1, 2, 2, 1, 2, 2, 2, 1, 1, 3, 1, 0, 3, 2, 0, 3, 2, 4, 2, 2, 4, 2, 3, 4, 1, 4, 2, 3, 3, 1, 3, 4, 1, 1, 2, 0, 2, 5, 2, 2, 2, 1, 0, 1, 0, 3, 2, 0, 3, 0, 3, 6, 3, 1, 1, 3, 1, 3, 1, 0, 0, 1, 0, 2, 0, 4, 1, 0, 2, 1, 2, 2, 2, 3, 0, 1, 0, 0, 2, 4, 2, 0, 3, 2, 2, 1, 0, 1, 3, 1, 2, 1, 3, 2, 2, 0, 3, 0, 4, 2, 1, 3, 3, 0, 3, 2, 1, 2, 1, 4, 0, 2, 3, 0, 2, 2, 1, 0, 0, 3, 0, 2, 2, 4, 2, 1, 2, 1, 1, 0, 1, 3, 1, 0, 2, 1, 2, 3, 2, 0, 2, 0, 3, 1, 2, 4, 0, 1, 1, 1, 2, 3, 2, 3, 4, 2, 0, 4, 0, 4, 4, 1, 0, 0, 1, 3, 2, 3, 1, 0, 3, 2, 0, 6, 1, 1, 2, 2, 1, 4, 2, 4, 0, 2, 0, 2, 2, 2, 3, 1, 2, 3, 2, 4, 1, 0, 2, 1, 1, 2, 3, 0, 0, 2, 1, 1, 1, 2, 1, 1, 0, 2, 2, 3, 2, 1, 3, 2, 1, 3, 2, 1, 3, 6, 1, 0, 1, 2, 3, 2, 0, 1, 1, 1, 5, 2, 2, 1, 1, 2, 1, 2, 2, 3, 3, 2, 0, 1, 2, 1, 3, 1, 1, 2, 2, 0, 1, 2, 3, 1, 3, 1, 1, 1, 2, 1, 1, 0, 1, 1, 1, 0, 3, 1, 2, 1, 1, 0, 0, 1, 1, 1, 0, 1, 1, 1, 1, 1, 0, 2, 1, 2, 1, 0, 0, 2, 1, 2, 1, 3, 2, 0, 1, 2, 1, 0, 2, 2, 2, 1, 2, 3, 1, 2, 1, 1, 1, 1, 2, 1, 1, 1, 1, 0, 5, 0, 5, 2, 2, 1, 0, 0, 1, 3, 2, 1, 1, 2, 3, 3, 5, 0, 4, 5, 1, 0, 4, 1, 2, 0, 0, 3, 3, 1, 2, 2, 2, 3, 1, 1, 1, 4, 2, 2, 2, 0, 2, 1, 1, 2, 1, 1, 3, 1, 2, 1, 1, 4, 0, 1, 1, 1, 1, 2, 1, 3, 1, 1, 1, 2, 1, 3, 1, 3, 1, 2, 3, 1, 2, 3, 1, 1, 2, 1, 0, 2, 0, 0, 3, 1, 2, 1, 1, 2, 2, 2, 4, 0, 3, 1, 0, 2, 1, 2, 0, 0, 0, 1, 1, 1, 1, 1, 4, 1, 1, 0, 2, 2, 4, 2, 0, 1, 3, 1, 1, 1, 3, 1, 3, 1, 3, 1, 1, 1, 0, 0, 0, 0, 3, 0, 2, 3, 3, 3, 1, 0, 1, 1, 1, 0, 1, 3, 2, 1, 1, 1, 0, 3, 0, 1, 2, 2, 4, 0, 1, 1, 2, 1, 3, 1, 1, 3, 2, 4, 1, 4, 1, 1, 2, 1, 1, 2, 1, 1, 2, 2, 2, 2, 3, 3, 4, 2, 0, 2, 3, 1, 0, 0, 3, 2, 1, 3, 1, 1, 3, 3, 0, 2, 2, 0, 1, 2, 1, 2, 3, 3, 2, 3, 2, 1, 1, 3, 2, 2, 2, 1, 3, 1, 3, 3, 0, 2, 3, 1, 0, 3, 2, 4, 1, 4, 2, 1, 0, 2, 3, 1, 4, 2, 1, 3, 1, 2, 2, 1, 1, 3, 2, 2, 0, 2, 1, 2, 1, 4, 1, 0, 2, 3, 1, 1, 1, 0, 1, 3, 1, 2, 3, 1, 1, 1, 1, 2, 1, 3, 0, 1, 2, 1, 3, 1, 3, 1, 1, 2, 0, 3, 0, 1, 5, 1, 1, 5, 2, 2, 4, 2, 4, 0, 2, 0, 1, 1, 2, 0, 2, 1, 1, 3, 1, 1, 3, 1, 4, 1, 2, 1, 1, 2, 2, 1, 3, 1, 1, 1, 0, 1, 2, 1, 0, 1, 0, 2, 2, 1, 1, 1, 3, 0, 2, 2, 1, 0, 2, 3, 4, 3, 1, 3, 1, 1, 1, 1, 1, 1, 2, 3, 2, 2, 2, 3, 2, 1, 2, 2, 3, 1, 1, 3, 1, 2, 0, 0, 0, 2, 3, 2, 1, 5, 4, 3, 2, 1, 1, 1, 2, 2, 2, 1, 2, 3, 4, 3, 3, 1, 3, 1, 1, 3, 1, 1, 2, 1, 2, 3, 2, 0, 3, 2, 1, 2, 2, 0, 0, 2, 2, 1, 1, 1, 2, 3, 1, 1, 2, 0, 1, 2, 2, 2, 2, 0, 1, 4, 2, 4, 1, 0, 1, 2, 4, 2, 2, 3, 4, 0, 0, 3, 0, 4, 1, 0, 2, 1, 0, 0, 0, 1, 2, 1, 3, 1, 2, 1, 3, 5, 1, 2, 1, 2, 3, 1, 3, 3, 2, 2, 3, 2, 0, 1, 2, 1, 3, 1, 3, 2, 1, 1, 0, 1, 4, 1, 0, 1, 1, 1, 3, 2, 3, 0, 4, 3, 2, 1, 2, 3, 0, 1, 5, 1, 1, 4, 0, 1, 3, 2, 1, 2, 3, 3, 1, 3, 1, 3, 1, 1, 3, 2, 2, 4, 0, 1, 3, 1, 3, 1, 0, 4, 1, 3, 2, 2, 3, 1, 2, 3, 1, 1, 3, 0, 3, 2, 0, 2, 2, 1, 4, 1, 0, 2, 3, 2, 2, 0, 4, 4, 0, 2, 5, 4, 0, 3, 2, 1, 1, 3, 3, 1, 0, 0, 1, 0, 1, 4, 2, 3, 0, 1, 2, 2, 2, 2, 2, 4, 0, 1, 0, 1, 2, 2, 1, 2, 1, 1, 5, 3, 1, 2, 1, 2, 2, 1, 0, 1, 0, 0, 0, 1, 1, 2, 2, 1, 1, 2, 0, 2, 0, 1, 1, 1, 3, 1, 2, 1, 3, 1, 0, 1, 1, 0, 2, 1, 2, 2, 1, 1, 2, 3, 0, 1, 2, 2, 2, 1, 0, 2, 1, 2, 1, 0, 0, 2, 2, 3, 3, 2, 3, 2, 1, 4, 1, 1, 1, 1, 2, 2, 2, 3, 0, 2, 1, 2, 3, 1, 0, 2, 1, 2, 1, 0, 1, 1, 0, 2, 3, 1, 4, 1, 1, 0, 1, 0, 1, 1, 0, 2, 2, 3, 0, 3, 1, 2, 3, 2, 2, 2, 1, 2, 1, 3, 2, 2, 1, 2, 1, 3, 1, 0, 2, 0, 2, 1, 1, 1, 1, 2, 0, 4, 0, 1, 2, 3, 0, 1, 2, 3, 0, 0, 0, 1, 2, 0, 3, 3, 2, 2, 0, 1, 3, 2, 1, 1, 1, 2, 2, 1, 2, 0, 3, 2, 2, 3, 2, 2, 0, 1, 3, 1, 4, 0, 1, 1, 3, 2, 1, 2, 0, 0, 1, 3, 2, 1, 2, 2, 1, 0, 4, 3, 3, 0, 0, 1, 1, 1, 1, 0, 1, 2, 2, 2, 2, 2, 2, 2, 3, 1, 0, 1, 4, 1, 1, 0, 3, 0, 0, 0, 3, 1, 0, 0, 1, 2, 1, 2, 2, 4, 2, 2, 2, 1, 1, 1, 0, 3, 0, 1, 3, 0, 2, 1, 2, 2, 0, 1, 1, 1, 1, 2, 1, 1, 2, 1, 1, 2, 1, 1, 1, 2, 2, 2, 2, 0, 0, 2, 0, 2, 1, 3, 2, 1, 2, 1, 1, 1, 1, 3, 2, 2, 3, 1, 3, 2, 2, 3, 1, 0, 3, 1, 1, 1, 1, 1, 1, 2, 0, 1, 0, 1, 3, 3, 1, 4, 3, 2, 2, 1, 3, 1, 1, 2, 1, 1, 0, 0, 0, 0, 0, 0, 3, 1, 0, 3, 0, 2, 2, 1, 2, 2, 2, 1, 2, 1, 2, 1, 0, 0, 2, 3, 2, 0, 2, 1, 2, 1, 1, 1, 0, 2, 0, 2, 2, 3, 2, 0, 1, 0, 2, 1, 2, 2, 1, 1, 0, 2, 0, 4, 4, 4, 2, 3, 1, 1, 3, 2, 4, 1, 1, 7, 4, 1, 3, 2, 2, 4, 3, 2, 2, 2, 1, 0, 0, 2, 0, 1, 1, 2, 2, 1, 2, 1, 0, 4, 3, 1, 1, 1, 1, 2, 1, 2, 2, 2, 1, 0, 1, 2, 0, 4, 2, 3, 1, 0, 3, 4, 2, 2, 2, 2, 2, 2, 1, 1, 1, 1, 0, 4, 2, 3, 0, 1, 2, 3, 0, 1, 1, 3, 3, 4, 3, 1, 1, 1, 0, 5, 1, 1, 1, 2, 2, 1, 6, 1, 1, 2, 2, 3, 1, 4, 5, 0, 3, 3, 2, 3, 2, 2, 5, 1, 1, 1, 2, 2, 1, 2, 2, 0, 1, 0, 2, 3, 3, 0, 1, 3, 2, 2, 0, 0, 2, 3, 0, 3, 3, 0, 2, 3, 2, 1, 1, 0, 3, 2, 1, 1, 2, 1, 2, 1, 2, 0, 1, 0, 1, 0, 0, 1, 3, 0, 2, 1, 3, 1, 3, 0, 2, 3, 0, 1, 2, 3, 3, 2, 1, 2, 0, 2, 3, 2, 4, 0, 1, 4, 2, 0, 1, 2, 2, 2, 4, 0, 3, 1, 3, 0, 2, 4, 1, 1, 2, 3, 3, 2, 1, 4, 0, 2, 2, 0, 2, 1, 2, 1, 3, 4, 2, 3, 0, 2, 2, 1, 3, 0, 2, 1, 2, 1, 1, 3, 0, 1, 1, 4, 2, 1, 2, 2, 2, 3, 4, 3, 3, 3, 1, 1, 1, 0, 2, 1, 4, 1, 2, 2, 1, 3, 3, 2, 2, 3, 1, 4, 3, 1, 0, 2, 2, 1, 2, 1, 1, 2, 1, 2, 2, 3, 4, 1, 3, 1, 1, 1, 2, 2, 1, 4, 1, 4, 1, 4, 4, 4, 3, 1, 3, 0, 0, 0, 1, 2, 1, 0, 4, 1, 2, 2, 1, 2, 3, 2, 2, 3, 1, 0, 1, 1, 0, 0, 0, 1, 1, 0, 1, 1, 1, 0, 1, 2, 4, 3, 1, 1, 2, 0, 2, 2, 3, 0, 1, 1, 1, 2, 1, 2, 1, 2, 1, 2, 1, 1, 1, 1, 2, 1, 2, 2, 1, 1, 0, 4, 1, 2, 3, 1, 1, 1, 1, 1, 2, 1, 0, 0, 2, 3, 1, 0, 2, 1, 1, 5, 0, 2, 1, 1, 2, 1, 1, 2, 1, 1, 1, 1, 2, 1, 0, 1, 1, 0, 1, 2, 2, 1, 1, 3, 3, 1, 1, 0, 1, 0, 1, 1, 0, 2, 0, 3, 4, 4, 3, 1, 3, 1, 1, 1, 0, 3, 1, 1, 1, 0, 2, 0, 0, 0, 1, 3, 3, 1, 2, 1, 0, 2, 0, 1, 1, 0, 5, 1, 0, 1, 2, 2, 1, 1, 0, 2, 1, 1, 2, 2, 1, 0, 4, 2, 0, 2, 1, 3, 0, 3, 1, 2, 2, 1, 2, 2, 0, 3, 0, 5, 1, 2, 0, 0, 3, 3, 3, 0, 3, 2, 3, 1, 1, 0, 1, 0, 2, 2, 2, 1, 0, 1, 2, 2, 0, 2, 3, 1, 2, 2, 0, 1, 0, 4, 0, 1, 1, 1, 2, 2, 1, 2, 1, 2, 3, 2, 2, 3, 3, 1, 1, 0, 3, 1, 1, 1, 2, 1, 3, 2, 1, 0, 4, 2, 1, 5, 2, 0, 3, 2, 2, 2, 2, 2, 1, 2, 1, 1, 3, 1, 2, 1, 3, 2, 0, 2, 2, 1, 0, 1, 4, 2, 1, 1, 3, 1, 2, 2, 3, 1, 0, 4, 2, 2, 2, 1, 0, 1, 2, 1, 0, 2, 1, 1, 4, 3, 1, 1, 1, 2, 2, 1, 2, 1, 1, 1, 2, 1, 2, 1, 1, 1, 1, 2, 1, 0, 3, 2, 2, 2, 1, 1, 2, 2, 1, 0, 0, 2, 2, 2, 2, 2, 0, 2, 0, 2, 1, 1, 1, 1, 4, 1, 0, 1, 0, 1, 2, 2, 1, 2, 2, 1, 2, 1, 2, 1, 2, 3, 2, 5, 1, 3, 1, 1, 2, 2, 2, 1, 2, 1, 1, 2, 2, 0, 1, 2, 1, 1, 0, 1, 1, 0, 4, 2, 1, 3, 1, 1, 1, 2, 3, 1, 1, 3, 2, 2, 2, 2, 4, 2, 1, 1, 2, 2, 0, 2, 2, 3, 1, 2, 3, 3, 3, 5, 2, 1, 1, 1, 1, 0, 4, 1, 2, 1, 3, 1, 2, 0, 1, 1, 1, 2, 2, 2, 2, 0, 3, 3, 3, 1, 1, 2, 3, 0, 2, 1, 1, 2, 1, 1, 2, 1, 1, 0, 3, 2, 2, 3, 1, 1, 2, 2, 3, 4, 0, 0, 3, 2, 3, 2, 4, 2, 4, 3, 1, 3, 4, 1, 0, 0, 1, 0, 1, 1, 1, 2, 0, 1, 1, 1, 1, 0, 0, 0, 1, 2, 1, 1, 2, 2, 2, 1, 0, 1, 0, 1, 0, 3, 1, 1, 0, 1, 0, 0, 0, 1, 0, 2, 1, 3, 2, 2, 1, 1, 0, 2, 2, 4, 2, 0, 0, 1, 0, 0, 2, 5, 0, 1, 1, 0, 1, 1, 0, 0, 1, 1, 3, 1, 3, 1, 0, 2, 1, 2, 1, 0, 1, 1, 2, 0, 0, 0, 1, 1, 0, 2, 3, 3, 0, 0, 1, 4, 1, 1, 0, 1, 0, 3, 2, 1, 1, 1, 3, 5, 2, 2, 1, 1, 2, 3, 0, 5, 0, 4, 1, 2, 3, 2, 1, 0, 2, 3, 0, 0, 2, 1, 1, 1, 2, 1, 2, 0, 3, 1, 2, 2, 2, 3, 2, 4, 3, 1, 3, 2, 2, 0, 2, 0, 2, 1, 1, 2, 0, 1, 3, 1, 4, 1, 1, 1, 3, 2, 4, 2, 2, 1, 2, 4, 2, 2, 2, 2, 3, 0, 1, 4, 5, 3, 0, 3, 2, 6, 3, 3, 4, 0, 0, 4, 0, 2, 1, 0, 3, 1, 3, 2, 0, 3, 4, 1, 3, 2, 2, 1, 2, 1, 1, 3, 2, 3, 0, 3, 2, 2, 3, 2, 0, 1, 2, 0, 0, 1, 1, 1, 0, 4, 0, 3, 1, 1, 1, 2, 0, 2, 1, 0, 2, 1, 3, 1, 4, 0, 3, 1, 1, 2, 1, 4, 1, 2, 1, 1, 1, 0, 3, 2, 4, 2, 0, 2, 1, 4, 2, 2, 1, 2, 2, 1, 0, 0, 2, 3, 1, 1, 3, 3, 1, 1, 2, 3, 2, 1, 4, 3, 1, 3, 1, 2, 1, 1, 2, 1, 2, 1, 3, 1, 1, 2, 1, 2, 2, 1, 2, 0, 0, 2, 4, 3, 2, 2, 3, 1, 3, 5, 1, 3, 4, 3, 3, 3, 2, 0, 1, 4, 1, 2, 2, 3, 1, 1, 0, 1, 0, 4, 5, 5, 1, 1, 3, 2, 1, 4, 0, 1, 4, 1, 2, 0, 1, 2, 1, 5, 1, 1, 3, 3, 3, 0, 2, 4, 2, 4, 0, 1, 2, 4, 3, 2, 2, 2, 0, 0, 0, 1, 1, 3, 2, 2, 2, 2, 2, 0, 1, 0, 1, 2, 1, 1, 0, 2, 2, 3, 1, 1, 2, 3, 0, 1, 2, 0, 1, 1, 2, 0, 0, 1, 1, 3, 3, 0, 2, 1, 0, 0, 3, 1, 3, 4, 3, 0, 2, 4, 2, 2, 1, 0, 4, 3, 0, 0, 2, 2, 2, 3, 1, 1, 3, 0, 1, 3, 2, 2, 2, 2, 1, 2, 2, 3, 1, 2, 3, 4, 2, 2, 1, 0, 3, 2, 2, 2, 0, 3, 2, 0, 1, 2, 0, 2, 3, 2, 1, 2, 4, 1, 4, 2, 1, 1, 2, 4, 1, 1, 2, 3, 6, 0, 1, 0, 2, 1, 1, 2, 4, 3, 2, 1, 1, 0, 2, 1, 5, 1, 2, 2, 2, 1, 3, 0, 1, 3, 4, 0, 3, 2, 0, 1, 2, 4, 0, 0, 2, 1, 1, 3, 0, 2, 1, 2, 1, 1, 0, 1, 2, 1, 1, 1, 3, 1, 1, 1, 1, 2, 4, 0, 3, 0, 2, 3, 1, 1, 1, 2, 3, 1, 1, 3, 2, 0, 1, 2, 1, 2, 1, 2, 0, 1, 1, 2, 2, 2, 1, 1, 2, 2, 0, 3, 3, 3, 3, 1, 2, 3, 0, 3, 1, 1, 2, 0, 1, 2, 3, 1, 2, 1, 0, 3, 5, 4, 3, 0, 4, 0, 1, 2, 3, 0, 0, 1, 2, 0, 2, 4, 0, 1, 3, 1, 2, 2, 2, 1, 2, 0, 1, 5, 3, 0, 2, 0, 2, 1, 2, 3, 2, 0, 0, 0, 2, 2, 1, 1, 0, 2, 1, 2, 2, 2, 2, 1, 1, 1, 1, 0, 1, 1, 2, 1, 2, 1, 3, 2, 1, 1, 1, 1, 2, 2, 2, 4, 1, 1, 3, 0, 1, 3, 3, 2, 1, 1, 2, 0, 1, 1, 2, 0, 1, 1, 1, 0, 3, 3, 2, 3, 3, 1, 3, 2, 1, 2, 2, 3, 2, 2, 2, 1, 0, 4, 0, 5, 2, 1, 0, 2, 2, 1, 4, 2, 0, 2, 2, 1, 3, 1, 1, 2, 0, 2, 2, 3, 2, 3, 2, 1, 2, 2, 4, 1, 1, 2, 1, 1, 0, 1, 0, 1, 2, 2, 0, 1, 3, 0, 3, 0, 0, 3, 1, 1, 2, 0, 0, 0, 2, 0, 1, 1, 1, 1, 2, 2, 2, 2, 1, 2, 2, 2, 1, 2, 0, 2, 0, 1, 1, 2, 1, 1, 0, 1, 2, 4, 0, 2, 1, 2, 2, 2, 1, 1, 2, 1, 3, 3, 2, 3, 2, 5, 1, 1, 1, 3, 0, 1, 0, 4, 3, 1, 2, 2, 1, 1, 1, 4, 2, 1, 1, 0, 1, 1, 1, 1, 1, 2, 1, 2, 6, 4, 1, 2, 5, 0, 3, 4, 2, 5, 1, 2, 0, 3, 2, 3, 0, 1, 2, 1, 3, 3, 0, 1, 1, 0, 1, 4, 1, 2, 1, 0, 3, 0, 3, 1, 1, 1, 2, 3, 0, 1, 1, 0, 1, 1, 0, 0, 4, 1, 0, 2, 2, 2, 2, 0, 0, 2, 1, 2, 2, 0, 0, 1, 2, 2, 2, 2, 1, 2, 3, 0, 1, 0, 0, 3, 0, 1, 1, 1, 1, 3, 0, 2, 2, 1, 0, 1, 2, 2, 1, 3, 0, 2, 2, 1, 1, 1, 1, 2, 1, 0, 1, 4, 3, 3, 1, 3, 2, 3, 2, 2, 1, 2, 1, 1, 2, 2, 2, 3, 2, 2, 0, 1, 2, 0, 1, 3, 2, 4, 1, 1, 0, 1, 2, 2, 1, 1, 3, 1, 2, 2, 3, 1, 4, 2, 2, 1, 1, 2, 1, 1, 4, 0, 1, 1, 3, 1, 3, 1, 2, 2, 0, 1, 2, 2, 2, 1, 3, 2, 1, 0, 2, 2, 4, 1, 3, 0, 3, 2, 2, 0, 2, 1, 3, 2, 1, 2, 3, 1, 1, 2, 3, 3, 1, 0, 2, 3, 0, 3, 2, 0, 1, 2, 3, 2, 2, 0, 1, 1, 2, 0, 4, 2, 1, 4, 0, 0, 1, 0, 3, 3, 2, 2, 5, 0, 2, 3, 2, 2, 2, 3, 0, 2, 0, 0, 2, 0, 0, 2, 3, 1, 2, 2, 1, 2, 2, 2, 2, 2, 1, 2, 1, 1, 1, 1, 3, 1, 2, 2, 2, 1, 4, 0, 4, 2, 3, 1, 1, 1, 1, 2, 1, 2, 1, 1, 1, 3, 2, 3, 2, 2, 0, 1, 0, 2, 5, 0, 2, 2, 3, 2, 1, 3, 2, 3, 1, 1, 2, 1, 2, 2, 2, 1, 2, 1, 1, 2, 4, 1, 3, 0, 4, 2, 2, 2, 2, 1, 1, 2, 0, 1, 2, 0, 1, 1, 3, 1, 0, 2, 1, 4, 0, 2, 1, 1, 1, 2, 2, 2, 4, 0, 0, 2, 2, 0, 1, 5, 0, 4, 2, 0, 0, 1, 2, 2, 1, 2, 2, 2, 0, 0, 1, 2, 2, 2, 0, 1, 2, 0, 0, 2, 0, 1, 2, 0, 0, 2, 2, 2, 1, 1, 2, 4, 3, 1, 2, 2, 2, 2, 4, 2, 1, 0, 3, 2, 4, 2, 1, 1, 3, 1, 2, 0, 2, 2, 0, 3, 1, 1, 4, 2, 2, 1, 3, 1, 2, 1, 0, 3, 1, 3, 0, 2, 1, 1, 1, 2, 1, 2, 1, 2, 3, 3, 1, 3, 1, 1, 3, 1, 2, 2, 2, 3, 3, 0, 1, 2, 1, 3, 0, 3, 1, 2, 1, 0, 2, 2, 1, 0, 1, 2, 2, 0, 2, 1, 2, 5, 1, 3, 1, 0, 1, 1, 2, 2, 2, 2, 2, 2, 1, 2, 2, 2, 1, 3, 2, 3, 1, 3, 0, 2, 2, 1, 0, 1, 3, 2, 4, 2, 3, 2, 3, 2, 2, 2, 1, 3, 2, 1, 2, 2, 1, 1, 1, 3, 2, 2, 3, 1, 0, 3, 1, 1, 2, 0, 2, 1, 0, 1, 2, 1, 1, 1, 1, 2, 3, 1, 0, 2, 1, 1, 1, 0, 0, 1, 4, 1, 0, 1, 1, 2, 4, 2, 1, 3, 0, 3, 1, 2, 1, 3, 0, 2, 1, 3, 1, 1, 2, 0, 3, 4, 2, 0, 1, 2, 3, 5, 1, 1, 3, 0, 4, 2, 0, 3, 3, 2, 1, 1, 4, 0, 2, 1, 3, 2, 0, 2, 2, 2, 0, 1, 1, 1, 2, 2, 3, 1, 2, 0, 2, 0, 3, 2, 0, 1, 1, 2, 3, 1, 2, 3, 1, 1, 3, 1, 3, 1, 2, 1, 2, 0, 0, 2, 0, 1, 1, 2, 3, 4, 2, 0, 1, 1, 0, 1, 2, 1, 2, 1, 1, 2, 3, 2, 1, 2, 1, 2, 1, 1, 1, 3, 2, 0, 3, 3, 1, 2, 2, 0, 2, 3, 0, 2, 1, 1, 0, 1, 1, 1, 0, 3, 1, 2, 1, 2, 2, 2, 2, 2, 3, 4, 3, 0, 2, 0, 2, 2, 0, 2, 1, 0, 2, 2, 1, 1, 3, 2, 1, 3, 3, 0, 5, 0, 3, 2, 1, 4, 1, 2, 1, 2, 0, 2, 1, 3, 0, 3, 2, 1, 2, 2, 1, 1, 3, 0, 0, 3, 0, 0, 1, 1, 3, 1, 1, 2, 2, 1, 2, 1, 0, 1, 1, 3, 3, 0, 1, 1, 1, 1, 1, 1, 2, 1, 1, 1, 1, 1, 0, 0, 0, 3, 2, 0, 1, 2, 1, 1, 4, 3, 2, 1, 1, 2, 2, 0, 1, 2, 2, 1, 2, 4, 0, 1, 1, 2, 1, 2, 2, 2, 1, 1, 2, 1, 0, 3, 1, 1, 2, 3, 4, 1, 0, 2, 2, 1, 3, 2, 0, 2, 1, 1, 1, 1, 2, 0, 1, 1, 3, 1, 3, 2, 1, 2, 2, 2, 0, 1, 2, 3, 3, 2, 0, 1, 2, 3, 1, 2, 2, 0, 3, 1, 0, 1, 2, 2, 1, 1, 1, 1, 1, 2, 3, 3, 3, 3, 2, 0, 3, 2, 1, 1, 0, 4, 2, 4, 2, 2, 1, 0, 1, 1, 1, 3, 0, 1, 1, 2, 4, 0, 1, 2, 0, 1, 2, 0, 2, 1, 0, 4, 0, 0, 1, 3, 3, 0, 3, 4, 1, 3, 3, 2, 3, 1, 3, 2, 2, 2, 2, 1, 1, 2, 0, 0, 3, 2, 3, 2, 2, 2, 1, 2, 2, 0, 3, 3, 1, 4, 3, 2, 2, 3, 1, 1, 1, 1, 2, 1, 3, 1, 2, 1, 3, 2, 1, 4, 3, 2, 1, 1, 0, 0, 4, 2, 0, 2, 0, 1, 0, 1, 4, 2, 2, 0, 0, 0, 0, 3, 0, 2, 1, 0, 1, 2, 0, 4, 4, 0, 2, 1, 0, 3, 1, 1, 1, 1, 2, 1, 1, 3, 3, 2, 1, 4, 3, 2, 0, 2, 2, 0, 1, 2, 1, 1, 0, 3, 2, 1, 1, 2, 3, 4, 1, 1, 1, 3, 0, 4, 0, 1, 2, 1, 1, 2, 2, 0, 2, 0, 1, 2, 2, 2, 2, 0, 0, 3, 1, 0, 2, 2, 1, 3, 1, 3, 0, 4, 3, 1, 1, 0, 4, 0, 1, 1, 5, 1, 2, 1, 2, 1, 2, 3, 2, 2, 3, 1, 0, 2, 0, 4, 2, 1, 2, 3, 2, 3, 0, 2, 1, 2, 3, 1, 0, 5, 1, 1, 1, 2, 1, 3, 2, 3, 2, 4, 2, 2, 1, 0, 1, 2, 2, 3, 0, 3, 2, 2, 1, 2, 4, 0, 1, 2, 3, 0, 3, 2, 0, 2, 0, 1, 3, 2, 1, 1, 1, 0, 2, 0, 3, 4, 0, 0, 1, 0, 2, 0, 3, 2, 1, 5, 1, 2, 0, 2, 1, 2, 2, 2, 1, 2, 2, 2, 0, 3, 0, 2, 1, 2, 2, 3, 3, 1, 2, 2, 1, 2, 3, 3, 1, 1, 1, 0, 1, 0, 1, 1, 2, 3, 0, 1, 1, 1, 0, 0, 1, 0, 1, 0, 1, 3, 0, 1, 2, 2, 1, 3, 2, 1, 0, 0, 6, 1, 1, 1, 1, 2, 1, 1, 1, 3, 0, 1, 4, 1, 3, 2, 2, 1, 0, 0, 3, 0, 1, 3, 0, 3, 1, 4, 3, 1, 0, 4, 2, 0, 1, 2, 1, 1, 3, 2, 2, 1, 2, 2, 1, 1, 0, 2, 2, 2, 0, 0, 1, 2, 1, 1, 2, 1, 1, 2, 1, 2, 1, 2, 3, 2, 2, 0, 2, 3, 2, 2, 1, 2, 2, 3, 2, 1, 4, 1, 0, 0, 2, 2, 1, 0, 2, 1, 1, 0, 3, 0, 4, 3, 0, 1, 1, 0, 1, 2, 0, 2, 4, 1, 4, 4, 0, 3, 2, 0, 1, 3, 5, 6, 5, 5, 2, 4, 4, 3, 2, 1, 1, 1, 0, 2, 1, 0, 1, 2, 1, 1, 3, 1, 2, 3, 2, 1, 5, 3, 0, 3, 1, 1, 1, 1, 1, 2, 1, 3, 1, 1, 1, 0, 1, 1, 1, 0, 0, 1, 2, 1, 2, 1, 2, 1, 1, 2, 2, 1, 2, 3, 1, 0, 1, 2, 1, 3, 0, 1, 1, 1, 2, 2, 2, 1, 2, 0, 3, 0, 0, 2, 2, 1, 2, 1, 0, 0, 0, 2, 1, 2, 3, 1, 5, 2, 2, 1, 3, 0, 1, 2, 2, 0, 1, 1, 0, 2, 3, 1, 3, 2, 0, 5, 3, 3, 3, 0, 1, 0, 4, 1, 1, 2, 3, 1, 2, 1, 3, 2, 3, 1, 3, 0, 2, 1, 1, 1, 2, 2, 1, 1, 3, 0, 1, 1, 1, 1, 1, 1, 0, 1, 1, 1, 1, 3, 3, 1, 4, 1, 2, 0, 1, 6, 1, 0, 3, 1, 3, 0, 2, 0, 1, 2, 1, 4, 2, 2, 2, 1, 1, 3, 1, 2, 3, 1, 2, 2, 2, 2, 1, 1, 2, 1, 2, 3, 4, 2, 3, 2, 4, 3, 1, 2, 2, 3, 4, 2, 1, 2, 3, 4, 3, 0, 3, 2, 4, 3, 1, 3, 1, 3, 4, 2, 1, 1, 2, 2, 2, 1, 3, 0, 1, 3, 3, 2, 0, 1, 2, 1, 3, 1, 1, 1, 1, 5, 1, 0, 2, 1, 2, 1, 1, 4, 2, 2, 1, 1, 0, 2, 2, 3, 1, 1, 0, 2, 2, 2, 3, 2, 2, 1, 2, 2, 1, 2, 2, 2, 1, 1, 1, 0, 1, 2, 1, 3, 1, 1, 2, 1, 2, 1, 1, 2, 2, 0, 1, 0, 3, 1, 1, 3, 0, 3, 1, 0, 1, 3, 1, 1, 4, 4, 0, 2, 1, 3, 5, 1, 3, 2, 3, 0, 2, 2, 4, 1, 1, 5, 1, 1, 1, 2, 2, 0, 5, 3, 4, 1, 2, 0, 3, 1, 3, 0, 3, 1, 2, 5, 0, 1, 3, 1, 0, 3, 3, 0, 0, 2, 1, 0, 2, 3, 1, 2, 2, 1, 2, 3, 2, 2, 2, 2, 2, 0, 2, 3, 3, 1, 1, 1, 2, 3, 1, 1, 1, 3, 2, 3, 2, 1, 2, 1, 1, 0, 0, 1, 2, 1, 2, 3, 1, 0, 2, 2, 3, 0, 2, 1, 3, 2, 1, 1, 0, 0, 1, 1, 2, 1, 1, 1, 3, 1, 2, 2, 2, 0, 0, 2, 0, 2, 1, 1, 2, 2, 0, 1, 1, 1, 3, 1, 3, 1, 0, 0, 1, 2, 2, 3, 1, 2, 2, 0, 0, 1, 4, 2, 2, 2, 0, 0, 3, 0, 1, 3, 1, 3, 0, 2, 3, 2, 1, 2, 1, 0, 2, 1, 0, 2, 2, 3, 4, 0, 1, 2, 0, 2, 2, 1, 1, 3, 2, 0, 1, 0, 0, 0, 1, 1, 0, 2, 0, 0, 2, 0, 1, 3, 2, 0, 3, 0, 0, 1, 2, 3, 1, 0, 0, 2, 0, 3, 0, 1, 0, 0, 2, 2, 0, 1, 0, 0, 0, 0, 0, 1, 1, 1, 3, 1, 1, 2, 0, 1, 1, 0, 1, 1, 0, 0, 0, 0, 0, 1, 0, 1, 1, 3, 1, 0, 1, 2, 2, 2, 0, 1, 1, 0, 2, 3, 2, 2, 3, 1, 3, 0, 1, 3, 1, 2, 1, 2, 2, 1, 0, 1, 1, 2, 1, 2, 1, 3, 3, 1, 2, 2, 1, 1, 3, 0, 2, 0, 3, 1, 3, 2, 2, 2, 1, 2, 3, 0, 0, 5, 2, 0, 1, 2, 2, 2, 1, 2, 2, 1, 5, 1, 1, 0, 1, 2, 2, 2, 2, 1, 1, 2, 0, 1, 1, 3, 2, 3, 4, 1, 1, 2, 3, 0, 0, 3, 2, 1, 1, 2, 1, 2, 0, 0, 1, 3, 2, 1, 2, 2, 1, 2, 1, 3, 1, 2, 2, 1, 2, 1, 2, 1, 2, 1, 2, 0, 1, 2, 2, 3, 2, 4, 3, 0, 2, 0, 0, 2, 2, 1, 3, 1, 1, 1, 1, 3, 0, 2, 1, 2, 2, 1, 0, 0, 0, 2, 2, 1, 1, 2, 2, 1, 2, 3, 1, 0, 3, 0, 2, 2, 2, 0, 1, 0, 1, 0, 2, 1, 1, 2, 3, 2, 1, 0, 0, 3, 0, 2, 0, 1, 2, 2, 4, 0, 0, 2, 2, 2, 1, 5, 1, 2, 1, 3, 3, 3, 1, 1, 2, 2, 3, 0, 5, 4, 1, 4, 1, 1, 2, 0, 2, 3, 2, 1, 2, 1, 2, 1, 0, 2, 2, 1, 3, 1, 1, 1, 1, 2, 1, 2, 2, 1, 1, 2, 2, 1, 3, 0, 0, 2, 2, 0, 1, 2, 3, 0, 0, 2, 1, 1, 2, 1, 2, 1, 0, 1, 2, 2, 3, 1, 2, 3, 2, 1, 0, 3, 1, 3, 3, 2, 0, 4, 1, 1, 3, 3, 2, 2, 1, 2, 2, 4, 4, 2, 1, 3, 2, 0, 3, 2, 2, 0, 1, 1, 1, 2, 1, 1, 4, 1, 2, 2, 3, 2, 1, 2, 1, 2, 2, 3, 2, 3, 1, 4, 1, 0, 3, 1, 3, 3, 2, 2, 4, 0, 3, 1, 4, 1, 2, 2, 2, 1, 2, 3, 2, 2, 1, 4, 1, 2, 1, 2, 4, 1, 2, 2, 3, 1, 1, 2, 0, 1, 2, 1, 1, 1, 3, 1, 1, 2, 3, 2, 2, 1, 3, 0, 3, 1, 1, 4, 4, 2, 1, 1, 2, 4, 3, 2, 1, 1, 3, 3, 2, 1, 4, 3, 4, 4, 1, 2, 1, 2, 3, 1, 1, 2, 2, 4, 2, 0, 4, 3, 5, 3, 4, 1, 2, 3, 4, 0, 2, 1, 1, 2, 2, 0, 0, 2, 2, 1, 1, 0, 2, 3, 2, 1, 5, 2, 3, 3, 4, 1, 2, 0, 1, 1, 0, 2, 2, 3, 0, 0, 1, 2, 1, 1, 2, 2, 4, 0, 0, 3, 1, 1, 2, 1, 0, 2, 3, 3, 4, 2, 2, 2, 2, 2, 0, 5, 1, 1, 4, 1, 2, 1, 2, 3, 2, 4, 3, 1, 1, 0, 2, 3, 3, 2, 1, 2, 3, 1, 2, 2, 1, 1, 1, 3, 3, 2, 2, 0, 3, 1, 2, 1, 5, 2, 2, 1, 5, 1, 4, 2, 2, 1, 3, 3, 3, 1, 1, 1, 0, 1, 2, 0, 2, 1, 0, 3, 1, 5, 3, 2, 0, 0, 2, 2, 2, 2, 0, 3, 3, 1, 0, 2, 2, 1, 4, 0, 1, 4, 0, 1, 1, 3, 5, 0, 1, 2, 2, 3, 0, 1, 5, 2, 3, 2, 1, 1, 2, 2, 1, 1, 2, 0, 0, 4, 4, 1, 1, 4, 1, 2, 2, 2, 3, 3, 3, 1, 2, 1, 1, 2, 2, 4, 1, 0, 2, 1, 3, 0, 3, 1, 2, 2, 0, 3, 0, 0, 1, 3, 3, 1, 3, 2, 2, 1, 2, 4, 5, 4, 2, 4, 0, 1, 2, 1, 3, 1, 3, 1, 2, 2, 3, 2, 3, 3, 4, 3, 2, 0, 4, 1, 4, 2, 3, 2, 2, 4, 1, 3, 2, 3, 2, 2, 2, 2, 4, 4, 3, 1, 1, 2, 0, 4, 4, 3, 2, 3, 3, 2, 2, 2, 2, 0, 2, 0, 4, 2, 2, 3, 4, 3, 1, 3, 1, 2, 2, 2, 3, 1, 2, 2, 0, 3, 2, 1, 1, 3, 1, 3, 2, 1, 3, 1, 0, 3, 1, 2, 1, 2, 1, 2, 1, 1, 0, 2, 0, 1, 1, 1, 0, 1, 3, 0, 1, 1, 1, 2, 5, 1, 1, 4, 4, 2, 1, 2, 1, 2, 0, 2, 0, 1, 2, 1, 1, 3, 2, 2, 2, 1, 1, 1, 2, 1, 2, 3, 2, 5, 2, 2, 2, 1, 4, 1, 2, 4, 1, 1, 3, 3, 3, 1, 0, 0, 2, 3, 2, 3, 1, 2, 3, 1, 3, 1, 2, 1, 1, 1, 0, 1, 1, 1, 3, 3, 0, 0, 2, 3, 0, 3, 1, 2, 1, 1, 2, 2, 0, 3, 2, 1, 2, 0, 1, 2, 4, 2, 1, 2, 0, 0, 1, 1, 1, 2, 3, 1, 1, 3, 2, 3, 3, 2, 0, 2, 3, 1, 1, 1, 2, 2, 4, 1, 1, 1, 2, 1, 3, 1, 1, 2, 4, 1, 3, 1, 1, 0, 1, 0, 3, 2, 0, 2, 1, 0, 1, 1, 1, 2, 3, 1, 1, 1, 2, 0, 2, 4, 1, 3, 2, 2, 2, 2, 0, 3, 0, 1, 2, 3, 1, 0, 1, 1, 3, 0, 1, 3, 2, 4, 1, 2, 1, 2, 3, 0, 2, 2, 4, 1, 4, 6, 1, 3, 1, 5, 2, 1, 2, 2, 2, 2, 2, 2, 0, 1, 0, 3, 0, 1, 0, 1, 4, 1, 2, 1, 2, 1, 1, 5, 0, 2, 3, 2, 2, 2, 4, 2, 4, 3, 1, 2, 0, 2, 4, 2, 2, 0, 1, 0, 6, 1, 1, 3, 1, 2, 0, 4, 2, 0, 3, 4, 3, 3, 1, 3, 2, 1, 0, 2, 3, 1, 1, 1, 3, 2, 0, 2, 3, 1, 1, 2, 1, 1, 1, 1, 1, 1, 1, 1, 4, 3, 3, 4, 1, 3, 3, 2, 4, 1, 0, 3, 1, 1, 3, 2, 3, 3, 1, 0, 2, 1, 4, 0, 3, 1, 1, 3, 0, 2, 3, 1, 1, 0, 3, 3, 4, 2, 1, 3, 1, 1, 1, 1, 3, 0, 2, 1, 4, 2, 2, 3, 1, 1, 2, 0, 1, 1, 0, 2, 0, 4, 3, 3, 2, 0, 0, 1, 2, 1, 3, 2, 4, 3, 0, 3, 0, 1, 2, 0, 3, 0, 3, 5, 3, 2, 2, 0, 0, 0, 2, 4, 3, 2, 2, 0, 4, 2, 4, 4, 0, 0, 2, 1, 1, 1, 2, 1, 2, 3, 1, 0, 2, 1, 4, 1, 0, 2, 4, 1, 1, 2, 1, 3, 4, 0, 3, 1, 1, 2, 2, 2, 2, 1, 2, 2, 2, 0, 1, 1, 1, 1, 0, 0, 3, 1, 4, 1, 1, 0, 4, 2, 2, 3, 1, 1, 5, 2, 0, 5, 0, 2, 4, 2, 5, 4, 2, 3, 1, 2, 3, 1, 0, 1, 1, 1, 1, 1, 1, 1, 1, 4, 2, 3, 0, 1, 2, 2, 1, 0, 2, 2, 2, 3, 1, 2, 0, 2, 1, 2, 4, 0, 4, 1, 3, 2, 5, 1, 2, 1, 3, 1, 1, 1, 1, 4, 2, 0, 1, 3, 2, 4, 2, 3, 1, 2, 0, 2, 1, 2, 1, 3, 3, 2, 2, 3, 4, 0, 1, 1, 1, 3, 2, 1, 1, 0, 1, 2, 1, 0, 2, 3, 0, 1, 2, 3, 0, 2, 1, 2, 1, 2, 3, 2, 0, 0, 4, 4, 4, 2, 1, 0, 2, 2, 2, 3, 0, 1, 2, 2, 1, 1, 2, 2, 3, 1, 3, 4, 2, 1, 3, 1, 3, 1, 2, 4, 0, 2, 1, 2, 2, 4, 1, 2, 1, 1, 1, 3, 0, 3, 3, 0, 3, 2, 1, 1, 1, 0, 2, 2, 0, 5, 2, 2, 0, 2, 3, 1, 1, 3, 1, 4, 0, 2, 1, 2, 3, 3, 1, 1, 2, 2, 1, 3, 2, 0, 4, 1, 2, 1, 2, 1, 2, 1, 1, 2, 2, 3, 0, 2, 1, 5, 1, 3, 4, 0, 2, 2, 3, 1, 1, 1, 3, 1, 0, 3, 3, 2, 2, 1, 2, 2, 1, 4, 3, 1, 2, 1, 3, 2, 2, 1, 3, 3, 3, 0, 0, 3, 1, 1, 1, 2, 4, 1, 3, 1, 1, 4, 3, 1, 3, 2, 0, 2, 3, 3, 3, 3, 3, 0, 2, 2, 1, 1, 0, 3, 1, 2, 1, 1, 4, 1, 4, 1, 1, 1, 2, 2, 2, 0, 1, 1, 1, 1, 0, 1, 3, 2, 5, 1, 1, 1, 2, 1, 1, 1, 3, 0, 2, 2, 0, 2, 1, 2, 2, 5, 2, 0, 4, 0, 1, 1, 0, 2, 0, 1, 1, 0, 1, 2, 1, 2, 2, 1, 1, 3, 1, 1, 1, 4, 2, 1, 2, 1, 1, 2, 1, 2, 1, 1, 1, 2, 3, 1, 2, 1, 2, 0, 1, 2, 1, 2, 3, 2, 1, 2, 0, 1, 2, 1, 1, 3, 1, 1, 3, 2, 2, 2, 0, 2, 2, 2, 2, 1, 1, 1, 2, 2, 3, 2, 1, 3, 2, 2, 2, 1, 1, 5, 4, 0, 1, 3, 2, 2, 3, 2, 1, 3, 1, 0, 2, 0, 3, 0, 1, 1, 1, 2, 2, 2, 1, 2, 0, 1, 1, 2, 0, 1, 2, 1, 1, 0, 2, 4, 3, 3, 2, 1, 1, 0, 4, 2, 1, 1, 2, 2, 3, 0, 2, 3, 2, 1, 0, 0, 1, 1, 1, 2, 1, 3, 2, 2, 3, 2, 2, 2, 2, 5, 3, 3, 1, 2, 2, 1, 1, 1, 0, 1, 4, 1, 3, 0, 0, 2, 1, 1, 2, 4, 2, 6, 4, 3, 2, 1, 0, 4, 1, 2, 4, 3, 1, 2, 4, 1, 0, 3, 0, 4, 3, 1, 2, 0, 1, 1, 1, 5, 2, 1, 2, 3, 2, 2, 2, 5, 2, 2, 2, 1, 2, 2, 1, 2, 1, 1, 1, 2, 2, 2, 3, 4, 3, 2, 3, 3, 2, 1, 3, 0, 0, 2, 1, 1, 0, 0, 2, 1, 1, 3, 1, 0, 1, 0, 4, 0, 2, 3, 1, 1, 1, 2, 2, 1, 3, 2, 1, 4, 3, 3, 2, 3, 2, 2, 4, 2, 2, 3, 3, 4, 2, 1, 4, 5, 3, 2, 4, 3, 2, 0, 3, 1, 2, 2, 3, 0, 2, 0, 2, 2, 2, 4, 2, 5, 1, 1, 2, 1, 1, 2, 3, 3, 1, 2, 2, 3, 3, 4, 1, 3, 2, 1, 1, 2, 2, 3, 2, 2, 2, 3, 3, 2, 4, 1, 1, 1, 1, 1, 0, 2, 3, 2, 0, 3, 1, 4, 2, 2, 0, 1, 0, 2, 1, 2, 2, 1, 1, 1, 3, 1, 2, 1, 0, 0, 0, 2, 2, 2, 4, 1, 3, 0, 3, 1, 4, 1, 1, 2, 1, 3, 1, 3, 0, 0, 3, 1, 1, 3, 0, 4, 2, 3, 1, 2, 2, 4, 2, 2, 1, 1, 1, 0, 2, 1, 4, 4, 1, 3, 2, 1, 0, 2, 2, 2, 0, 2, 1, 1, 2, 2, 2, 1, 2, 2, 1, 2, 5, 1, 2, 0, 1, 2, 1, 2, 2, 1, 1, 3, 1, 4, 1, 2, 2, 1, 2, 0, 2, 2, 1, 1, 0, 0, 0, 1, 2, 1, 0, 2, 2, 1, 2, 1, 3, 1, 2, 3, 2, 1, 3, 1, 1, 1, 2, 1, 0, 3, 4, 5, 4, 3, 2, 1, 1, 4, 0, 1, 1, 2, 3, 3, 1, 2, 2, 1, 1, 1, 2, 1, 1, 0, 2, 2, 0, 2, 0, 1, 2, 2, 2, 1, 2, 1, 0, 1, 3, 2, 3, 0, 3, 3, 1, 1, 0, 0, 2, 2, 1, 3, 2, 1, 0, 1, 1, 2, 1, 2, 1, 1, 1, 2, 3, 2, 1, 2, 2, 1, 1, 2, 2, 0, 1, 0, 4, 3, 3, 2, 1, 2, 3, 1, 2, 0, 1, 2, 2, 1, 3, 1, 5, 2, 0, 4, 1, 1, 4, 1, 1, 1, 2, 4, 1, 3, 3, 1, 0, 2, 2, 1, 2, 0, 1, 0, 3, 4, 3, 2, 5, 2, 1, 4, 1, 0, 1, 1, 3, 4, 1, 0, 3, 2, 2, 1, 3, 4, 2, 0, 2, 2, 1, 1, 2, 3, 3, 1, 1, 2, 2, 3, 2, 1, 2, 2, 2, 1, 3, 4, 0, 1, 3, 2, 2, 2, 1, 0, 1, 0, 2, 2, 2, 3, 0, 0, 1, 3, 1, 1, 2, 3, 0, 2, 1, 0, 3, 1, 1, 2, 1, 2, 2, 1, 0, 1, 1, 3, 3, 2, 1, 2, 1, 0, 1, 2, 3, 0, 1, 1, 4, 1, 1, 1, 2, 1, 3, 0, 0, 2, 2, 3, 2, 3, 3, 2, 0, 1, 3, 3, 2, 4, 3, 1, 6, 0, 3, 5, 4, 3, 2, 2, 2, 1, 2, 5, 1, 3, 1, 2, 0, 2, 1, 2, 1, 0, 1, 1, 1, 1, 2, 1, 0, 2, 3, 2, 2, 1, 2, 1, 2, 3, 3, 3, 3, 2, 0, 2, 1, 2, 0, 1, 1, 0, 1, 3, 1, 0, 2, 0, 3, 1, 3, 2, 2, 1, 1, 2, 1, 2, 0, 2, 3, 2, 2, 2, 2, 0, 5, 0, 1, 1, 1, 1, 2, 4, 2, 3, 2, 1, 3, 3, 2, 1, 1, 3, 0, 1, 1, 2, 2, 3, 2, 1, 3, 3, 3, 1, 1, 2, 3, 1, 2, 2, 2, 1, 1, 4, 2, 5, 2, 2, 2, 1, 2, 2, 4, 3, 4, 4, 3, 3, 2, 2, 5, 1, 6, 1, 0, 3, 2, 2, 4, 3, 4, 0, 3, 1, 1, 2, 0, 3, 3, 1, 1, 1, 1, 2, 1, 2, 0, 2, 0, 2, 4, 1, 1, 2, 1, 1, 3, 3, 3, 2, 2, 1, 4, 1, 1, 2, 0, 3, 3, 2, 4, 3, 2, 3, 5, 2, 2, 3, 2, 3, 1, 4, 2, 3, 1, 4, 5, 2, 0, 2, 0, 0, 1, 2, 1, 3, 3, 1, 2, 0, 3, 1, 2, 0, 1, 3, 2, 2, 3, 0, 4, 1, 1, 1, 2, 2, 1, 4, 3, 5, 2, 2, 4, 1, 3, 1, 1, 0, 2, 1, 1, 0, 2, 2, 1, 2, 1, 2, 1, 1, 1, 3, 1, 1, 1, 1, 2, 1, 3, 2, 0, 1, 2, 0, 2, 3, 1, 0, 3, 1, 3, 0, 1, 0, 2, 0, 6, 3, 3, 3, 4, 1, 0, 1, 3, 2, 2, 3, 1, 3, 0, 1, 0, 1, 0, 1, 1, 2, 2, 1, 1, 0, 1, 2, 3, 1, 0, 1, 0, 3, 4, 3, 2, 2, 3, 2, 0, 1, 1, 1, 3, 1, 3, 3, 2, 2, 3, 2, 2, 3, 1, 5, 3, 4, 4, 2, 1, 1, 1, 3, 2, 2, 3, 2, 1, 3, 1, 3, 1, 0, 1, 2, 3, 4, 0, 1, 2, 2, 3, 1, 2, 2, 3, 3, 2, 2, 1, 3, 2, 2, 1, 1, 1, 3, 3, 0, 3, 4, 1, 0, 2, 2, 0, 3, 1, 2, 1, 0, 1, 2, 0, 0, 4, 5, 1, 2, 6, 1, 1, 3, 1, 2, 3, 1, 2, 2, 1, 2, 1, 0, 3, 1, 2, 0, 3, 1, 1, 3, 2, 1, 1, 0, 2, 1, 1, 2, 2, 2, 3, 2, 0, 2, 6, 3, 2, 1, 2, 2, 2, 1, 0, 1, 2, 0, 2, 1, 1, 2, 2, 3, 3, 3, 1, 2, 2, 0, 1, 1, 3, 2, 1, 2, 1, 2, 3, 3, 2, 2, 1, 2, 2, 0, 6, 1, 1, 3, 0, 0, 2, 2, 1, 1, 2, 1, 3, 2, 2, 2, 0, 4, 2, 2, 2, 3, 2, 2, 0, 1, 0, 1, 2, 3, 2, 5, 0, 2, 0, 1, 3, 3, 1, 3, 1, 1, 3, 2, 1, 2, 2, 3, 0, 4, 1, 2, 3, 0, 2, 2, 4, 1, 2, 3, 2, 2, 1, 3, 2, 3, 2, 2, 1, 2, 2, 0, 3, 3, 0, 4, 2, 3, 1, 0, 1, 1, 1, 1, 2, 0, 2, 1, 1, 3, 2, 1, 2, 2, 5, 2, 4, 1, 1, 2, 2, 1, 2, 3, 0, 1, 3, 0, 3, 5, 1, 1, 1, 2, 1, 2, 0, 3, 0, 2, 4, 4, 0, 2, 1, 2, 0, 3, 3, 1, 5, 1, 3, 0, 0, 0, 1, 1, 1, 1, 1, 3, 4, 3, 1, 2, 2, 4, 1, 2, 1, 0, 2, 1, 2, 1, 1, 0, 0, 2, 2, 4, 2, 1, 0, 0, 0, 0, 1, 0, 0, 4, 1, 4, 2, 4, 3, 4, 2, 5, 1, 0, 5, 7, 4, 3, 5, 1, 0, 2, 2, 4, 1, 3, 3, 2, 2, 1, 1, 3, 2, 2, 1, 1, 1, 0, 2, 1, 0, 5, 2, 1, 3, 1, 1, 2, 2, 0, 3, 1, 2, 1, 4, 2, 1, 2, 0, 3, 2, 2, 3, 3, 0, 3, 2, 3, 3, 4, 3, 0, 2, 1, 0, 2, 2, 1, 3, 3, 1, 0, 2, 3, 1, 1, 1, 0, 1, 1, 0, 4, 3, 2, 2, 4, 0, 4, 3, 1, 1, 3, 3, 1, 2, 1, 1, 3, 0, 1, 2, 1, 1, 1, 3, 0, 2, 2, 2, 2, 2, 1, 3, 2, 1, 3, 2, 1, 3, 2, 3, 1, 3, 1, 1, 1, 3, 3, 0, 3, 1, 2, 4, 4, 2, 1, 3, 2, 1, 4, 1, 2, 2, 1, 1, 1, 1, 1, 2, 4, 1, 3, 1, 0, 0, 3, 0, 2, 1, 4, 4, 1, 3, 1, 1, 2, 1, 1, 1, 3, 1, 0, 0, 2, 3, 0, 1, 1, 4, 2, 2, 1, 2, 1, 2, 1, 2, 1, 2, 1, 2, 2, 4, 3, 1, 3, 1, 2, 2, 1, 2, 1, 1, 2, 2, 1, 1, 3, 2, 0, 4, 1, 0, 2, 1, 2, 2, 1, 2, 0, 1, 4, 2, 1, 1, 3, 2, 2, 3, 3, 3, 1, 1, 1, 2, 3, 3, 1, 1, 1, 4, 0, 2, 2, 2, 3, 3, 2, 0, 2, 1, 2, 0, 1, 3, 2, 0, 4, 2, 3, 2, 0, 3, 0, 4, 1, 0, 2, 1, 2, 2, 2, 3, 3, 2, 3, 2, 3, 3, 2, 1, 1, 2, 1, 4, 0, 0, 2, 4, 3, 3, 3, 2, 3, 2, 1, 2, 1, 2, 3, 0, 2, 0, 2, 3, 1, 1, 1, 0, 1, 1, 1, 4, 4, 2, 2, 0, 2, 2, 1, 1, 0, 1, 2, 1, 0, 1, 2, 2, 1, 0, 1, 1, 1, 2, 2, 2, 2, 2, 2, 2, 2, 1, 2, 2, 0, 1, 2, 2, 1, 1, 2, 4, 2, 1, 1, 0, 2, 1, 2, 1, 2, 3, 1, 1, 0, 3, 3, 3, 1, 4, 4, 3, 1, 3, 0, 0, 0, 2, 1, 3, 1, 1, 1, 2, 2, 4, 0, 1, 2, 3, 1, 2, 0, 1, 0, 3, 1, 3, 1, 1, 1, 3, 2, 3, 2, 2, 1, 0, 2, 1, 2, 1, 4, 1, 2, 0, 4, 0, 1, 0, 3, 1, 4, 3, 1, 1, 0, 1, 2, 2, 3, 1, 0, 2, 4, 1, 2, 2, 2, 0, 3, 3, 1, 0, 2, 0, 2, 2, 4, 1, 2, 3, 2, 1, 2, 2, 1, 2, 2, 2, 2, 2, 2, 2, 1, 1, 1, 2, 3, 1, 2, 0, 1, 2, 3, 1, 3, 1, 3, 1, 3, 1, 2, 0, 1, 1, 0, 3, 3, 2, 1, 3, 1, 3, 2, 1, 2, 1, 1, 2, 1, 2, 1, 2, 3, 3, 5, 3, 2, 3, 0, 1, 2, 3, 3, 1, 2, 0, 2, 0, 3, 1, 2, 1, 2, 1, 1, 3, 2, 3, 1, 1, 5, 2, 1, 4, 3, 2, 2, 1, 2, 3, 1, 2, 2, 1, 1, 3, 2, 2, 2, 3, 4, 2, 2, 3, 3, 3, 3, 1, 4, 3, 2, 0, 1, 2, 4, 2, 4, 2, 2, 1, 3, 1, 2, 4, 1, 4, 1, 1, 4, 3, 3, 1, 2, 2, 1, 2, 1, 2, 2, 2, 1, 3, 2, 1, 2, 1, 1, 1, 0, 3, 1, 3, 2, 2, 2, 1, 5, 3, 4, 1, 5, 1, 3, 2, 6, 2, 3, 2, 4, 2, 1, 2, 2, 0, 2, 6, 2, 3, 3, 3, 3, 3, 3, 1, 1, 2, 1, 3, 3, 1, 3, 1, 2, 3, 2, 3, 1, 1, 1, 1, 4, 0, 4, 1, 2, 1, 2, 2, 1, 2, 1, 2, 3, 1, 3, 5, 3, 2, 3, 1, 5, 1, 1, 4, 1, 3, 1, 1, 4, 1, 2, 1, 2, 2, 2, 2, 3, 4, 1, 2, 3, 1, 1, 2, 2, 1, 2, 2, 2, 2, 2, 2, 3, 2, 4, 3, 4, 0, 5, 1, 0, 0, 2, 1, 2, 1, 0, 1, 1, 1, 1, 2, 1, 0, 2, 1, 3, 2, 1, 2, 2, 2, 1, 2, 3, 2, 0, 1, 1, 2, 1, 2, 1, 2, 2, 2, 2, 2, 2, 1, 2, 4, 0, 4, 1, 0, 1, 2, 0, 2, 2, 1, 1, 2, 3, 0, 2, 1, 2, 3, 2, 3, 1, 4, 1, 2, 3, 1, 1, 4, 2, 1, 1, 2, 2, 0, 2, 2, 4, 2, 2, 1, 0, 2, 3, 4, 3, 1, 1, 2, 1, 1, 1, 3, 2, 0, 2, 1, 3, 1, 2, 1, 3, 1, 1, 1, 3, 0, 1, 2, 1, 2, 2, 1, 3, 1, 1, 3, 1, 2, 2, 2, 2, 1, 2, 3, 1, 3, 1, 2, 1, 1, 2, 3, 0, 2, 1, 1, 1, 0, 1, 4, 2, 1, 2, 3, 1, 2, 1, 4, 5, 1, 0, 1, 2, 3, 0, 2, 0, 2, 3, 0, 0, 2, 2, 2, 2, 1, 1, 4, 2, 0, 2, 1, 1, 2, 0, 0, 1, 1, 0, 1, 1, 3, 2, 2, 3, 0, 2, 2, 2, 3, 0, 0, 3, 2, 1, 3, 1, 2, 4, 4, 3, 1, 1, 1, 1, 3, 1, 2, 3, 4, 1, 2, 0, 1, 3, 3, 1, 0, 2, 2, 1, 2, 2, 2, 2, 1, 0, 2, 3, 1, 1, 1, 3, 0, 1, 0, 2, 1, 2, 1, 1, 2, 0, 1, 3, 0, 0, 2, 1, 1, 1, 4, 2, 2, 1, 2, 3, 5, 3, 1, 1, 2, 3, 4, 1, 1, 1, 3, 1, 2, 1, 0, 2, 2, 0, 2, 3, 1, 0, 1, 3, 1, 1, 2, 2, 1, 1, 3, 2, 3, 2, 0, 1, 2, 3, 2, 3, 3, 4, 2, 1, 4, 2, 2, 0, 3, 3, 0, 1, 1, 1, 1, 1, 2, 3, 0, 2, 3, 1, 0, 1, 2, 3, 1, 2, 0, 1, 1, 0, 2, 1, 2, 3, 3, 2, 3, 0, 0, 1, 1, 1, 2, 0, 3, 1, 1, 1, 1, 2, 1, 0, 0, 0, 1, 1, 1, 1, 2, 1, 4, 2, 4, 3, 1, 2, 4, 1, 3, 1, 1, 0, 2, 2, 0, 1, 2, 3, 0, 2, 1, 2, 1, 3, 5, 1, 2, 0, 4, 2, 1, 1, 2, 3, 0, 2, 1, 5, 3, 1, 1, 1, 2, 2, 0, 2, 1, 1, 3, 3, 0, 1, 1, 0, 0, 1, 2, 0, 3, 2, 2, 0, 1, 3, 1, 0, 1, 2, 1, 3, 2, 0, 2, 2, 3, 1, 3, 0, 2, 3, 3, 2, 3, 1, 1, 2, 0, 2, 1, 2, 1, 1, 3, 2, 1, 2, 2, 2, 4, 3, 3, 1, 5, 1, 1, 3, 1, 0, 1, 4, 1, 1, 3, 2, 3, 1, 1, 3, 0, 1, 0, 3, 1, 2, 2, 1, 1, 1, 0, 0, 3, 1, 3, 5, 3, 4, 1, 2, 1, 2, 3, 1, 1, 2, 5, 1, 2, 3, 2, 0, 1, 3, 2, 4, 1, 4, 0, 1, 0, 4, 1, 2, 2, 0, 3, 2, 3, 1, 3, 2, 3, 2, 4, 2, 4, 3, 1, 4, 1, 2, 1, 3, 4, 2, 2, 2, 2, 2, 2, 1, 2, 0, 1, 2, 1, 2, 0, 1, 0, 3, 2, 2, 2, 1, 1, 2, 0, 4, 3, 1, 0, 2, 3, 1, 0, 2, 1, 3, 1, 1, 0, 2, 2, 1, 3, 0, 0, 0, 2, 1, 0, 1, 2, 1, 2, 0, 0, 0, 2, 1, 1, 1, 2, 0, 2, 0, 1, 2, 0, 2, 1, 2, 0, 0, 1, 0, 1, 1, 1, 4, 0, 0, 1, 2, 1, 0, 2, 7, 0, 1, 0, 0, 1, 0, 1, 2, 2, 1, 2, 1, 0, 1, 0, 1, 3, 2, 1, 1, 1, 0, 3, 0, 2, 1, 2, 0, 1, 0, 0, 0, 2, 0, 2, 1, 1, 1, 4, 1, 2, 2, 1, 1, 1, 2, 1, 2, 3, 3, 1, 0, 1, 1, 1, 0, 1, 0, 0, 0, 1, 2, 4, 2, 2, 0, 2, 1, 0, 3, 1, 1, 3, 3, 0, 4, 1, 4, 3, 2, 1, 0, 1, 0, 1, 1, 0, 1, 2, 0, 2, 0, 1, 4, 4, 3, 6, 3, 1, 1, 0, 3, 1, 2, 1, 1, 2, 0, 2, 3, 2, 3, 4, 3, 1, 1, 0, 1, 2, 3, 3, 3, 1, 4, 0, 3, 2, 3, 2, 3, 6, 5, 3, 4, 1, 4, 1, 2, 2, 1, 4, 0, 3, 5, 0, 2, 3, 1, 3, 4, 1, 1, 3, 1, 2, 2, 1, 1, 1, 0, 1, 3, 4, 0, 2, 2, 2, 1, 1, 1, 1, 1, 2, 2, 3, 2, 4, 3, 2, 2, 3, 1, 1, 0, 1, 0, 2, 1, 3, 4, 2, 2, 2, 2, 2, 2, 2, 1, 0, 1, 2, 1, 1, 1, 2, 0, 2, 3, 2, 2, 4, 1, 0, 2, 1, 1, 2, 2, 3, 2, 2, 4, 1, 1, 2, 0, 4, 1, 2, 2, 3, 3, 2, 1, 1, 1, 2, 3, 1, 1, 3, 3, 0, 2, 1, 3, 4, 1, 2, 1, 1, 1, 0, 3, 1, 2, 2, 0, 2, 1, 2, 0, 2, 2, 3, 2, 3, 4, 3, 1, 0, 3, 1, 1, 1, 2, 1, 3, 1, 3, 1, 2, 0, 1, 1, 1, 1, 4, 2, 1, 3, 1, 1, 2, 1, 1, 2, 0, 3, 4, 0, 1, 3, 0, 1, 2, 1, 2, 2, 2, 1, 2, 1, 2, 1, 0, 1, 1, 1, 4, 3, 1, 2, 3, 0, 1, 0, 3, 2, 2, 1, 4, 2, 4, 1, 2, 2, 2, 1, 3, 1, 1, 0, 3, 1, 2, 2, 2, 2, 2, 3, 2, 2, 0, 3, 2, 0, 2, 1, 4, 2, 3, 2, 2, 1, 2, 2, 3, 3, 0, 2, 1, 1, 1, 4, 2, 0, 2, 1, 2, 2, 3, 2, 1, 1, 1, 0, 2, 1, 3, 3, 1, 1, 4, 2, 2, 2, 2, 1, 2, 2, 1, 2, 1, 2, 2, 0, 4, 3, 0, 1, 3, 4, 3, 1, 4, 4, 1, 0, 4, 2, 1, 3, 2, 0, 0, 1, 2, 4, 0, 2, 3, 1, 3, 1, 1, 0, 1, 2, 2, 3, 4, 1, 1, 1, 3, 1, 3, 2, 4, 5, 4, 2, 1, 2, 1, 3, 3, 1, 0, 2, 1, 2, 1, 0, 1, 4, 2, 2, 4, 3, 2, 2, 2, 2, 3, 1, 1, 2, 4, 1, 0, 1, 1, 2, 0, 0, 2, 0, 3, 1, 3, 1, 0, 2, 0, 2, 0, 0, 3, 3, 2, 3, 0, 1, 1, 1, 2, 1, 4, 0, 0, 1, 2, 0, 2, 0, 1, 4, 2, 1, 4, 0, 2, 0, 1, 3, 2, 3, 1, 1, 6, 2, 1, 1, 2, 1, 0, 2, 2, 0, 3, 1, 1, 2, 2, 0, 1, 2, 1, 0, 1, 1, 0, 0, 2, 2, 1, 0, 3, 1, 0, 1, 1, 3, 0, 0, 2, 2, 0, 1, 2, 2, 0, 0, 3, 1, 3, 2, 1, 2, 1, 3, 3, 2, 3, 0, 4, 1, 5, 2, 3, 2, 0, 2, 2, 2, 1, 4, 2, 0, 2, 1, 1, 2, 2, 3, 1, 1, 0, 2, 0, 4, 2, 1, 0, 1, 1, 2, 3, 3, 2, 3, 2, 1, 1, 3, 3, 0, 2, 2, 0, 2, 4, 1, 2, 2, 1, 2, 2, 0, 2, 2, 0, 1, 2, 2, 2, 2, 1, 1, 1, 1, 0, 3, 1, 2, 3, 2, 1, 0, 1, 5, 2, 3, 2, 2, 1, 0, 1, 1, 1, 1, 2, 3, 1, 4, 1, 0, 2, 3, 1, 2, 1, 0, 1, 2, 1, 3, 1, 0, 2, 1, 1, 1, 0, 3, 0, 1, 5, 1, 2, 0, 4, 0, 3, 0, 0, 1, 3, 0, 0, 3, 2, 0, 3, 2, 2, 1, 2, 1, 1, 0, 3, 1, 1, 1, 0, 0, 2, 0, 1, 1, 1, 0, 2, 0, 0, 2, 2, 2, 1, 2, 1, 1, 1, 2, 3, 1, 3, 2, 2, 1, 2, 5, 2, 2, 2, 3, 1, 1, 1, 1, 2, 2, 2, 1, 1, 2, 1, 3, 1, 0, 3, 3, 0, 2, 3, 1, 2, 2, 1, 2, 2, 4, 4, 1, 3, 3, 0, 1, 0, 0, 2, 1, 1, 2, 1, 2, 0, 1, 2, 1, 1, 0, 2, 3, 1, 1, 4, 0, 1, 3, 0, 1, 1, 1, 2, 1, 3, 1, 1, 1, 4, 4, 1, 3, 0, 1, 1, 2, 1, 2, 1, 1, 0, 2, 1, 2, 1, 1, 0, 2, 3, 2, 0, 1, 1, 0, 1, 1, 0, 0, 1, 2, 0, 0, 3, 1, 2, 3, 3, 1, 4, 2, 0, 3, 4, 1, 3, 1, 1, 4, 2, 3, 2, 2, 3, 3, 2, 0, 0, 1, 1, 1, 1, 2, 4, 2, 1, 0, 2, 3, 2, 4, 1, 1, 2, 1, 2, 1, 1, 3, 2, 3, 3, 1, 3, 2, 1, 2, 3, 2, 1, 4, 2, 2, 2, 2, 2, 1, 1, 1, 1, 2, 0, 1, 2, 2, 1, 4, 1, 0, 2, 2, 3, 1, 1, 1, 5, 1, 2, 1, 2, 1, 4, 3, 3, 3, 3, 2, 2, 1, 1, 2, 3, 0, 2, 1, 2, 4, 1, 2, 0, 1, 1, 3, 2, 0, 1, 1, 0, 0, 4, 2, 2, 1, 3, 3, 2, 2, 3, 1, 1, 2, 0, 4, 0, 0, 2, 3, 1, 4, 1, 2, 1, 3, 0, 1, 3, 1, 0, 2, 1, 1, 1, 1, 2, 0, 1, 2, 2, 2, 2, 3, 3, 1, 2, 1, 1, 0, 2, 1, 1, 1, 4, 2, 3, 1, 1, 4, 1, 0, 1, 2, 3, 0, 2, 4, 5, 2, 4, 2, 1, 3, 1, 2, 2, 2, 3, 2, 3, 2, 4, 2, 1, 2, 2, 1, 2, 1, 0, 3, 3, 2, 3, 2, 3, 2, 2, 0, 1, 3, 1, 2, 1, 3, 5, 2, 2, 2, 5, 5, 3, 2, 2, 0, 0, 1, 1, 3, 2, 3, 1, 5, 3, 2, 0, 4, 2, 2, 1, 0, 2, 1, 1, 3, 1, 0, 3, 3, 4, 3, 2, 2, 4, 1, 3, 2, 2, 3, 2, 1, 2, 2, 6, 3, 4, 1, 2, 2, 3, 0, 1, 1, 2, 4, 0, 2, 3, 1, 3, 1, 5, 2, 2, 3, 2, 4, 5, 1, 4, 0, 3, 3, 3, 1, 1, 3, 4, 4, 4, 2, 5, 1, 4, 1, 4, 1, 1, 3, 3, 3, 1, 1, 1, 3, 3, 2, 2, 4, 2, 0, 3, 2, 1, 2, 2, 1, 3, 0, 1, 3, 3, 4, 1, 2, 4, 3, 1, 0, 2, 1, 4, 2, 3, 2, 3, 2, 1, 1, 2, 3, 0, 3, 2, 4, 2, 1, 2, 1, 3, 3, 3, 1, 2, 0, 1, 4, 2, 2, 2, 1, 3, 2, 1, 0, 3, 3, 2, 4, 1, 1, 2, 4, 2, 2, 2, 0, 1, 3, 1, 1, 2, 3, 2, 1, 0, 0, 3, 2, 1, 1, 0, 2, 4, 2, 1, 4, 0, 2, 3, 1, 2, 3, 3, 0, 1, 1, 0, 0, 4, 4, 2, 2, 3, 1, 3, 2, 2, 2, 3, 2, 0, 1, 2, 4, 3, 2, 1, 3, 2, 2, 0, 2, 1, 1, 1, 4, 1, 4, 3, 2, 3, 4, 3, 1, 2, 0, 2, 0, 1, 3, 1, 3, 3, 0, 1, 0, 2, 0, 3, 2, 3, 0, 2, 4, 1, 0, 3, 1, 0, 1, 2, 2, 1, 1, 1, 3, 2, 1, 3, 2, 6, 3, 4, 1, 2, 0, 2, 2, 1, 2, 0, 3, 1, 1, 1, 1, 2, 1, 0, 2, 1, 2, 2, 1, 1, 2, 1, 1, 0, 2, 1, 0, 0, 1, 0, 1, 4, 1, 1, 0, 2, 2, 3, 2, 2, 2, 1, 2, 0, 2, 0, 3, 1, 0, 2, 2, 2, 2, 3, 2, 0, 2, 2, 1, 1, 1, 2, 2, 3, 3, 0, 2, 2, 0, 2, 0, 2, 2, 2, 0, 0, 1, 1, 2, 2, 2, 1, 1, 1, 0, 1, 2, 1, 2, 2, 2, 0, 2, 1, 2, 3, 2, 3, 2, 0, 0, 1, 1, 2, 2, 2, 2, 1, 0, 0, 3, 2, 2, 3, 2, 1, 5, 2, 2, 1, 1, 0, 1, 1, 1, 1, 1, 4, 3, 2, 1, 1, 3, 1, 1, 0, 1, 1, 2, 3, 2, 1, 3, 1, 0, 3, 2, 2, 2, 2, 1, 0, 2, 1, 2, 0, 3, 0, 1, 1, 3, 2, 2, 4, 1, 0, 2, 1, 3, 1, 0, 1, 1, 3, 2, 0, 1, 0, 2, 2, 0, 1, 1, 1, 1, 0, 3, 1, 0, 2, 3, 0, 2, 2, 1, 3, 2, 1, 0, 1, 0, 3, 2, 3, 3, 1, 2, 1, 0, 1, 3, 2, 1, 0, 0, 4, 3, 1, 0, 4, 3, 0, 4, 1, 1, 0, 0, 1, 2, 1, 2, 2, 1, 3, 2, 1, 0, 2, 0, 2, 1, 3, 1, 0, 3, 1, 1, 0, 0, 4, 1, 3, 0, 2, 0, 2, 0, 4, 2, 2, 4, 0, 2, 1, 2, 1, 2, 1, 1, 4, 4, 1, 1, 1, 1, 1, 2, 1, 1, 1, 1, 3, 3, 5, 3, 1, 0, 3, 1, 2, 1, 3, 2, 3, 2, 4, 1, 0, 0, 1, 2, 0, 2, 3, 2, 2, 2, 2, 2, 1, 1, 1, 1, 2, 2, 1, 1, 0, 0, 4, 2, 3, 3, 2, 1, 5, 4, 1, 2, 0, 2, 2, 0, 1, 1, 2, 0, 1, 0, 3, 1, 2, 1, 1, 1, 1, 1, 0, 4, 2, 1, 2, 3, 2, 0, 2, 2, 2, 1, 0, 0, 0, 3, 2, 4, 1, 0, 3, 1, 1, 4, 2, 2, 2, 0, 2, 2, 2, 3, 0, 0, 1, 2, 1, 3, 3, 1, 1, 3, 2, 1, 3, 2, 3, 2, 3, 1, 2, 3, 3, 0, 0, 3, 1, 1, 2, 1, 1, 0, 2, 2, 4, 5, 1, 3, 6, 3, 4, 3, 4, 4, 1, 1, 1, 1, 1, 1, 1, 1, 2, 2, 1, 5, 1, 1, 1, 1, 2, 2, 2, 0, 2, 0, 3, 4, 0, 3, 3, 1, 3, 2, 0, 2, 1, 2, 2, 3, 2, 1, 1, 1, 2, 0, 1, 3, 2, 1, 4, 1, 1, 2, 2, 1, 2, 0, 0, 3, 0, 2, 0, 2, 1, 1, 2, 1, 1, 2, 2, 0, 0, 1, 3, 4, 1, 2, 2, 1, 2, 3, 1, 2, 1, 1, 1, 2, 3, 0, 2, 1, 1, 2, 1, 1, 2, 2, 3, 0, 0, 2, 3, 2, 0, 0, 0, 2, 1, 1, 0, 0, 2, 1, 3, 4, 0, 1, 0, 0, 2, 0, 2, 1, 2, 0, 1, 1, 1, 1, 1, 1, 0, 1, 0, 1, 3, 0, 0, 1, 2, 2, 1, 1, 1, 0, 4, 1, 2, 1, 1, 1, 1, 1, 1, 3, 0, 4, 3, 1, 0, 2, 1, 1, 1, 1, 2, 2, 1, 1, 0, 0, 3, 0, 1, 2, 0, 1, 2, 0, 1, 0, 0, 1, 1, 3, 3, 0, 1, 0, 1, 0, 3, 1, 2, 1, 3, 1, 2, 0, 1, 0, 1, 3, 0, 2, 2, 2, 1, 2, 1, 2, 2, 2, 1, 3, 0, 4, 1, 3, 1, 4, 1, 2, 0, 2, 2, 1, 0, 1, 3, 4, 2, 2, 1, 2, 4, 3, 3, 1, 1, 2, 0, 0, 2, 3, 2, 3, 1, 1, 1, 1, 0, 2, 0, 2, 4, 0, 2, 2, 0, 1, 2, 0, 0, 2, 1, 1, 4, 1, 1, 1, 2, 1, 1, 1, 2, 0, 3, 2, 4, 2, 3, 2, 0, 2, 1, 3, 0, 1, 2, 1, 0, 1, 1, 4, 2, 5, 1, 3, 1, 0, 0, 1, 1, 3, 3, 0, 0, 3, 1, 3, 1, 2, 3, 0, 1, 2, 4, 3, 2, 1, 1, 1, 1, 0, 1, 1, 0, 2, 0, 4, 3, 0, 2, 2, 1, 0, 1, 1, 1, 1, 0, 0, 2, 0, 1, 1, 0, 0, 0, 1, 2, 0, 1, 1, 2, 1, 0, 3, 0, 0, 3, 3, 1, 0, 0, 3, 2, 2, 1, 2, 1, 0, 1, 0, 1, 1, 4, 2, 1, 1, 1, 2, 1, 0, 2, 1, 0, 1, 2, 2, 2, 1, 0, 2, 1, 3, 0, 0, 0, 2, 1, 0, 3, 1, 0, 1, 2, 1, 2, 0, 3, 2, 3, 1, 2, 0, 0, 0, 2, 2, 0, 4, 2, 1, 0, 2, 2, 3, 3, 1, 2, 1, 1, 2, 2, 0, 2, 4, 3, 3, 2, 2, 1, 2, 3, 3, 1, 2, 3, 2, 2, 3, 0, 0, 0, 4, 1, 2, 2, 4, 1, 2, 3, 0, 3, 2, 3, 3, 2, 1, 2, 0, 0, 3, 1, 1, 3, 0, 1, 1, 1, 1, 1, 1, 3, 0, 2, 1, 1, 2, 2, 2, 0, 2, 3, 2, 0, 2, 2, 0, 1, 1, 1, 0, 4, 1, 1, 4, 3, 3, 4, 0, 5, 0, 1, 2, 3, 3, 5, 1, 2, 3, 2, 0, 4, 2, 2, 3, 5, 4, 1, 3, 3, 2, 3, 3, 1, 4, 3, 4, 2, 1, 1, 3, 3, 1, 2, 2, 2, 4, 0, 4, 2, 2, 1, 2, 2, 4, 1, 3, 1, 3, 1, 1, 2, 3, 2, 3, 2, 2, 0, 1, 2, 2, 3, 4, 1, 0, 1, 2, 1, 2, 2, 2, 1, 3, 2, 0, 0, 0, 3, 2, 2, 2, 3, 2, 1, 1, 2, 4, 1, 2, 1, 0, 0, 1, 1, 1, 2, 2, 3, 2, 1, 0, 2, 1, 2, 2, 2, 0, 1, 1, 0, 0, 0, 1, 2, 0, 4, 0, 4, 1, 0, 0, 2, 1, 1, 0, 1, 2, 0, 1, 0, 3, 1, 4, 4, 1, 2, 2, 0, 2, 1, 2, 1, 3, 0, 2, 1, 2, 1, 2, 0, 2, 3, 2, 3, 2, 2, 1, 1, 0, 1, 1, 1, 1, 3, 1, 2, 2, 1, 2, 1, 1, 1, 1, 0, 1, 2, 0, 4, 2, 2, 2, 1, 0, 1, 1, 1, 1, 0, 3, 2, 4, 2, 3, 1, 3, 2, 0, 1, 0, 1, 2, 2, 3, 3, 5, 2, 1, 1, 1, 3, 3, 4, 2, 2, 3, 2, 1, 3, 2, 1, 2, 2, 4, 1, 0, 4, 2, 3, 1, 1, 3, 3, 2, 1, 2, 1, 3, 2, 4, 1, 3, 2, 3, 2, 3, 0, 3, 1, 1, 3, 1, 3, 4, 1, 1, 3, 3, 3, 3, 1, 1, 1, 2, 2, 2, 3, 3, 2, 5, 2, 0, 0, 0, 2, 1, 1, 2, 0, 2, 1, 2, 1, 3, 5, 1, 3, 1, 1, 5, 1, 3, 1, 1, 2, 0, 2, 0, 2, 1, 3, 0, 1, 1, 3, 2, 1, 3, 4, 1, 2, 2, 3, 2, 1, 3, 1, 2, 3, 4, 4, 0, 2, 2, 2, 4, 4, 2, 2, 1, 0, 2, 3, 2, 2, 0, 3, 1, 4, 0, 2, 3, 1, 1, 1, 1, 3, 3, 3, 1, 2, 2, 0, 1, 1, 3, 2, 1, 1, 1, 1, 1, 2, 0, 3, 2, 1, 1, 2, 2, 1, 1, 2, 1, 2, 2, 2, 0, 1, 1, 3, 2, 1, 0, 2, 3, 2, 1, 0, 4, 1, 1, 3, 3, 1, 3, 2, 3, 0, 2, 1, 3, 1, 0, 5, 1, 0, 1, 2, 3, 0, 2, 3, 1, 2, 3, 2, 3, 2, 2, 3, 0, 1, 1, 2, 4, 2, 1, 2, 3, 3, 1, 0, 1, 2, 3, 3, 1, 5, 3, 4, 2, 0, 0, 2, 1, 3, 3, 2, 0, 4, 1, 2, 3, 2, 2, 2, 3, 0, 1, 2, 1, 2, 1, 1, 1, 2, 2, 0, 5, 1, 2, 2, 2, 0, 1, 2, 2, 2, 0, 2, 2, 3, 2, 2, 2, 2, 1, 2, 0, 5, 2, 1, 1, 1, 2, 2, 1, 3, 0, 1, 3, 0, 2, 2, 1, 5, 1, 2, 4, 3, 1, 2, 1, 2, 0, 1, 1, 3, 3, 2, 2, 1, 1, 3, 1, 1, 2, 0, 1, 2, 2, 1, 3, 1, 2, 2, 4, 2, 2, 1, 1, 0, 0, 1, 3, 0, 0, 4, 2, 2, 1, 2, 2, 1, 1, 2, 3, 3, 2, 1, 1, 1, 1, 2, 2, 0, 0, 0, 0, 2, 1, 2, 2, 1, 1, 0, 2, 2, 2, 0, 1, 0, 0, 0, 1, 2, 2, 1, 1, 1, 0, 1, 3, 0, 1, 1, 1, 0, 1, 2, 1, 3, 0, 3, 3, 0, 2, 0, 1, 2, 1, 3, 1, 2, 2, 4, 2, 0, 0, 0, 2, 2, 2, 1, 2, 3, 1, 0, 1, 0, 1, 1, 1, 3, 2, 1, 1, 1, 1, 3, 2, 0, 2, 0, 2, 1, 3, 2, 1, 2, 2, 4, 0, 1, 0, 3, 0, 1, 1, 1, 1, 2, 0, 1, 2, 0, 2, 1, 0, 2, 1, 1, 1, 2, 2, 0, 1, 2, 0, 3, 1, 2, 2, 1, 2, 0, 2, 1, 2, 3, 2, 4, 2, 2, 2, 0, 1, 3, 2, 2, 1, 0, 1, 2, 2, 1, 1, 2, 2, 2, 1, 2, 4, 1, 2, 4, 6, 3, 1, 3, 1, 1, 4, 1, 0, 1, 3, 1, 1, 1, 2, 2, 2, 1, 1, 3, 1, 2, 1, 1, 1, 2, 1, 1, 1, 2, 1, 5, 0, 1, 2, 2, 2, 0, 3, 1, 2, 2, 1, 1, 1, 4, 0, 2, 2, 1, 3, 0, 4, 2, 2, 3, 1, 2, 2, 1, 1, 1, 3, 1, 2, 0, 1, 2, 0, 2, 1, 1, 2, 2, 1, 1, 1, 2, 0, 1, 3, 1, 1, 3, 3, 0, 1, 1, 2, 1, 2, 2, 1, 3, 1, 1, 1, 1, 0, 4, 3, 0, 1, 4, 0, 0, 1, 3, 2, 2, 3, 1, 3, 2, 2, 2, 0, 1, 0, 1, 1, 2, 4, 1, 2, 1, 1, 3, 1, 1, 1, 1, 3, 2, 4, 1, 2, 3, 3, 0, 3, 0, 1, 1, 3, 1, 2, 2, 2, 1, 2, 2, 1, 0, 3, 2, 0, 1, 1, 3, 1, 0, 3, 1, 2, 0, 1, 0, 5, 1, 3, 1, 4, 1, 1, 1, 0, 0, 2, 0, 2, 0, 3, 2, 1, 1, 4, 0, 1, 2, 1, 2, 2, 3, 0, 4, 3, 0, 1, 1, 3, 3, 2, 2, 2, 3, 0, 3, 4, 3, 0, 1, 2, 3, 3, 2, 4, 2, 3, 2, 2, 2, 4, 2, 2, 3, 1, 1, 3, 2, 5, 0, 2, 1, 3, 1, 3, 2, 1, 2, 3, 1, 3, 4, 1, 0, 3, 1, 1, 3, 1, 3, 3, 2, 1, 2, 3, 1, 1, 0, 2, 3, 2, 1, 1, 0, 1, 2, 4, 3, 2, 4, 0, 2, 1, 1, 4, 1, 2, 1, 2, 3, 2, 2, 2, 4, 1, 6, 1, 0, 4, 3, 2, 1, 3, 5, 3, 2, 3, 1, 2, 2, 3, 5, 2, 2, 5, 4, 1, 1, 1, 0, 2, 2, 3, 2, 4, 4, 1, 3, 1, 2, 3, 2, 1, 2, 0, 2, 4, 2, 2, 0, 1, 2, 2, 2, 3, 1, 1, 1, 3, 1, 1, 2, 0, 2, 2, 2, 0, 0, 0, 0, 3, 1, 3, 1, 1, 0, 1, 0, 1, 2, 1, 1, 1, 1, 0, 1, 2, 1, 0, 1, 0, 1, 1, 2, 1, 0, 2, 2, 1, 2, 0, 4, 4, 1, 1, 3, 2, 2, 5, 2, 2, 3, 2, 2, 0, 2, 2, 1, 1, 0, 3, 3, 2, 3, 3, 2, 2, 2, 0, 3, 1, 1, 4, 1, 0, 4, 2, 1, 1, 2, 2, 1, 2, 1, 0, 1, 4, 2, 3, 1, 0, 1, 0, 2, 1, 2, 0, 0, 3, 2, 0, 1, 3, 3, 3, 1, 3, 2, 4, 1, 3, 3, 3, 1, 3, 2, 5, 0, 2, 4, 2, 3, 1, 2, 3, 2, 2, 1, 1, 2, 0, 3, 1, 0, 1, 0, 1, 1, 5, 2, 3, 0, 2, 4, 3, 1, 3, 4, 1, 2, 1, 3, 2, 0, 2, 0, 1, 1, 3, 4, 1, 0, 4, 1, 2, 2, 3, 1, 5, 3, 2, 2, 4, 4, 2, 3, 4, 1, 3, 1, 2, 4, 4, 1, 3, 4, 4, 2, 2, 2, 0, 2, 1, 3, 4, 4, 3, 2, 1, 3, 2, 6, 1, 1, 1, 2, 3, 0, 2, 2, 5, 3, 1, 2, 2, 1, 2, 3, 2, 2, 1, 4, 1, 1, 3, 2, 2, 4, 2, 0, 1, 3, 2, 1, 2, 2, 1, 1, 3, 3, 3, 1, 1, 0, 2, 3, 2, 0, 1, 3, 3, 2, 2, 3, 2, 2, 1, 4, 4, 1, 1, 0, 1, 3, 2, 2, 0, 1, 2, 1, 2, 2, 1, 1, 1, 2, 2, 4, 4, 4, 5, 1, 5, 1, 1, 1, 2, 1, 2, 2, 1, 3, 3, 2, 3, 2, 1, 1, 1, 3, 2, 2, 2, 2, 2, 4, 2, 1, 1, 1, 2, 3, 4, 0, 2, 1, 3, 1, 3, 2, 0, 1, 3, 0, 4, 1, 1, 1, 2, 2, 3, 2, 4, 4, 3, 0, 5, 3, 5, 1, 1, 5, 3, 2, 3, 6, 3, 2, 3, 1, 3, 3, 2, 0, 2, 1, 5, 2, 0, 2, 4, 1, 1, 3, 5, 1, 4, 1, 3, 2, 4, 1, 2, 0, 3, 1, 4, 1, 1, 0, 2, 3, 2, 1, 3, 1, 3, 2, 3, 2, 0, 3, 2, 2, 2, 1, 1, 0, 3, 1, 1, 3, 1, 1, 1, 3, 1, 1, 2, 2, 1, 2, 0, 1, 2, 4, 3, 3, 1, 1, 2, 1, 1, 4, 1, 2, 3, 3, 2, 3, 1, 2, 2, 0, 1, 2, 1, 1, 3, 3, 2, 3, 5, 2, 3, 4, 1, 4, 2, 1, 1, 3, 2, 1, 2, 1, 2, 3, 1, 2, 1, 1, 4, 2, 2, 1, 2, 2, 1, 2, 2, 0, 1, 5, 3, 3, 2, 1, 3, 6, 2, 1, 6, 0, 1, 2, 3, 1, 1, 0, 2, 1, 1, 4, 2, 1, 1, 2, 2, 3, 4, 2, 3, 6, 4, 1, 4, 3, 3, 5, 3, 3, 3, 3, 4, 2, 3, 2, 4, 5, 2, 3, 5, 2, 2, 1, 3, 1, 2, 0, 2, 2, 3, 4, 2, 2, 1, 3, 1, 1, 3, 5, 2, 4, 1, 2, 2, 4, 2, 2, 1, 1, 0, 0, 1, 2, 2, 4, 3, 2, 1, 3, 1, 0, 2, 1, 4, 1, 0, 0, 3, 1, 1, 1, 3, 3, 3, 1, 0, 5, 2, 0, 2, 0, 3, 1, 1, 0, 2, 2, 3, 3, 2, 3, 2, 3, 1, 2, 1, 2, 0, 1, 2, 1, 3, 1, 1, 3, 0, 1, 0, 0, 0, 1, 1, 0, 0, 2, 1, 2, 1, 1, 0, 3, 1, 0, 3, 1, 2, 2, 1, 0, 1, 1, 0, 3, 2, 0, 1, 1, 1, 2, 3, 1, 1, 2, 2, 2, 2, 3, 1, 0, 0, 0, 2, 2, 1, 3, 3, 1, 4, 0, 2, 2, 1, 1, 3, 2, 2, 1, 2, 3, 1, 0, 0, 1, 2, 0, 1, 2, 0, 2, 0, 2, 2, 1, 0, 2, 0, 2, 1, 1, 3, 3, 2, 1, 3, 3, 1, 1, 2, 2, 2, 2, 2, 1, 2, 1, 2, 0, 1, 3, 1, 3, 1, 2, 0, 2, 2, 6, 1, 1, 3, 2, 2, 1, 3, 0, 1, 2, 1, 2, 1, 0, 4, 0, 0, 0, 2, 1, 1, 1, 1, 4, 0, 3, 2, 1, 2, 1, 1, 2, 3, 1, 1, 4, 1, 2, 0, 2, 2, 4, 1, 1, 4, 0, 3, 4, 2, 0, 0, 0, 1, 1, 1, 1, 0, 4, 1, 2, 0, 2, 1, 2, 1, 1, 3, 3, 3, 0, 3, 1, 1, 1, 3, 2, 3, 2, 1, 3, 2, 1, 2, 2, 2, 1, 1, 0, 1, 0, 1, 3, 4, 1, 2, 3, 1, 2, 1, 2, 1, 1, 1, 2, 2, 1, 2, 4, 3, 3, 2, 0, 0, 1, 1, 2, 1, 1, 1, 2, 1, 1, 3, 2, 4, 1, 1, 0, 3, 1, 0, 0, 2, 1, 2, 3, 2, 1, 2, 1, 0, 4, 3, 2, 2, 3, 3, 2, 0, 2, 0, 0, 2, 3, 2, 3, 0, 3, 0, 3, 4, 1, 2, 1, 1, 1, 1, 2, 0, 2, 2, 2, 1, 1, 0, 1, 1, 4, 3, 0, 2, 2, 1, 3, 0, 2, 1, 2, 2, 2, 2, 6, 2, 0, 2, 2, 0, 0, 1, 3, 1, 5, 2, 2, 0, 0, 2, 2, 2, 2, 1, 1, 1, 4, 1, 0, 1, 4, 1, 2, 1, 0, 1, 2, 3, 2, 0, 0, 2, 1, 3, 0, 2, 3, 2, 1, 2, 2, 0, 0, 2, 1, 2, 3, 1, 1, 4, 2, 3, 2, 1, 4, 2, 3, 4, 3, 2, 2, 1, 0, 1, 1, 1, 0, 1, 2, 1, 1, 1, 1, 3, 1, 3, 6, 2, 0, 0, 1, 2, 1, 2, 3, 1, 1, 3, 1, 1, 1, 2, 0, 2, 2, 1, 2, 2, 3, 2, 1, 1, 1, 2, 4, 2, 2, 1, 0, 1, 2, 2, 1, 2, 4, 0, 2, 1, 1, 1, 2, 2, 1, 1, 3, 2, 1, 1, 3, 3, 1, 2, 3, 1, 3, 1, 2, 0, 0, 2, 3, 0, 2, 2, 0, 1, 2, 2, 3, 2, 3, 2, 2, 1, 3, 2, 1, 2, 1, 1, 0, 1, 0, 0, 3, 1, 0, 1, 2, 2, 1, 1, 3, 1, 0, 0, 0, 0, 3, 1, 0, 2, 2, 0, 4, 0, 0, 4, 0, 2, 2, 1, 2, 1, 2, 2, 1, 0, 2, 1, 3, 3, 1, 3, 1, 1, 1, 4, 1, 0, 4, 0, 4, 3, 4, 2, 1, 3, 3, 0, 3, 3, 0, 4, 2, 1, 3, 1, 2, 2, 0, 1, 3, 2, 2, 2, 1, 2, 2, 1, 4, 2, 1, 2, 0, 1, 1, 2, 2, 0, 2, 4, 1, 2, 2, 2, 3, 1, 2, 1, 1, 2, 0, 4, 2, 4, 2, 3, 3, 1, 2, 1, 0, 4, 2, 1, 1, 2, 2, 1, 1, 2, 2, 1, 3, 3, 3, 2, 2, 0, 0, 2, 3, 2, 2, 1, 2, 5, 1, 2, 1, 1, 1, 3, 0, 1, 1, 0, 2, 1, 1, 3, 2, 5, 2, 3, 3, 2, 4, 0, 0, 0, 1, 0, 1, 2, 2, 1, 2, 2, 3, 3, 1, 1, 0, 1, 2, 2, 0, 0, 3, 1, 0, 3, 2, 1, 3, 0, 0, 0, 2, 2, 3, 0, 1, 2, 0, 2, 2, 4, 0, 3, 2, 2, 1, 1, 1, 1, 1, 3, 1, 2, 1, 2, 0, 1, 2, 2, 1, 2, 0, 1, 0, 3, 2, 1, 1, 0, 2, 1, 0, 1, 1, 2, 2, 1, 1, 0, 0, 1, 0, 0, 1, 2, 1, 0, 2, 0, 0, 3, 3, 2, 2, 1, 2, 1, 0, 0, 2, 3, 1, 3, 1, 2, 2, 1, 0, 1, 0, 1, 0, 1, 0, 1, 1, 0, 2, 1, 2, 1, 1, 2, 1, 1, 1, 2, 0, 1, 2, 3, 2, 1, 0, 3, 2, 3, 3, 0, 2, 0, 4, 0, 3, 0, 0, 2, 2, 2, 3, 3, 2, 2, 1, 1, 5, 5, 0, 4, 1, 3, 3, 3, 0, 3, 2, 0, 0, 1, 0, 1, 1, 3, 1, 1, 1, 2, 1, 1, 4, 3, 4, 5, 3, 2, 3, 2, 3, 2, 4, 5, 1, 1, 1, 3, 3, 1, 4, 2, 2, 2, 2, 0, 3, 2, 1, 1, 2, 3, 1, 0, 2, 2, 3, 3, 3, 5, 3, 2, 5, 3, 4, 1, 0, 0, 3, 1, 2, 3, 0, 1, 1, 4, 1, 1, 4, 1, 3, 1, 2, 3, 1, 2, 2, 2, 1, 2, 0, 2, 3, 1, 1, 1, 0, 2, 1, 3, 0, 1, 0, 0, 3, 2, 2, 1, 2, 1, 0, 2, 2, 1, 2, 7, 3, 1, 1, 3, 1, 2, 3, 1, 1, 2, 0, 3, 2, 4, 1, 1, 4, 0, 2, 0, 3, 3, 0, 3, 2, 1, 0, 3, 2, 2, 1, 2, 2, 0, 2, 3, 1, 4, 2, 1, 0, 2, 1, 0, 0, 1, 4, 0, 3, 3, 3, 3, 2, 1, 1, 3, 1, 3, 2, 2, 5, 0, 2, 1, 4, 2, 0, 1, 2, 3, 1, 0, 1, 1, 5, 2, 1, 1, 1, 1, 1, 3, 4, 1, 3, 1, 3, 1, 2, 4, 3, 1, 3, 3, 1, 2, 3, 2, 3, 0, 3, 3, 2, 2, 2, 2, 0, 1, 2, 2, 2, 2, 3, 2, 2, 1, 3, 0, 1, 1, 1, 2, 3, 1, 1, 4, 3, 1, 2, 1, 4, 1, 2, 2, 1, 4, 3, 3, 1, 2, 1, 1, 1, 2, 4, 2, 2, 3, 2, 0, 0, 4, 2, 1, 2, 1, 1, 2, 1, 2, 2, 3, 1, 3, 4, 4, 1, 2, 2, 1, 1, 2, 5, 2, 2, 1, 3, 3, 3, 2, 2, 1, 2, 2, 2, 3, 3, 1, 2, 1, 3, 1, 1, 3, 0, 0, 1, 2, 4, 2, 2, 2, 2, 1, 0, 0, 0, 1, 1, 0, 1, 2, 2, 1, 1, 2, 1, 1, 2, 4, 2, 4, 1, 2, 1, 2, 2, 0, 2, 1, 3, 0, 0, 0, 4, 6, 1, 1, 2, 2, 0, 2, 2, 2, 4, 0, 3, 3, 2, 2, 6, 2, 1, 3, 3, 2, 3, 2, 4, 2, 0, 2, 2, 1, 3, 2, 2, 0, 0, 2, 1, 2, 2, 2, 1, 2, 2, 2, 1, 1, 1, 0, 5, 2, 2, 2, 3, 2, 4, 0, 0, 3, 1, 2, 0, 1, 4, 2, 1, 1, 1, 3, 1, 1, 2, 3, 3, 2, 1, 4, 2, 1, 1, 4, 4, 0, 1, 0, 2, 3, 1, 2, 4, 2, 2, 1, 2, 1, 3, 4, 1, 2, 2, 3, 5, 2, 0, 2, 2, 3, 1, 1, 2, 1, 3, 1, 1, 2, 4, 3, 2, 0, 2, 1, 2, 2, 2, 2, 2, 1, 0, 3, 4, 3, 1, 2, 3, 1, 1, 1, 3, 0, 0, 2, 3, 3, 2, 1, 0, 2, 2, 0, 0, 0, 1, 0, 2, 4, 1, 2, 2, 1, 2, 2, 0, 4, 2, 2, 5, 0, 2, 1, 1, 1, 0, 1, 3, 1, 3, 1, 2, 3, 2, 0, 1, 2, 2, 0, 3, 2, 1, 1, 4, 2, 4, 1, 4, 3, 2, 2, 5, 2, 1, 3, 0, 2, 2, 2, 1, 3, 2, 1, 2, 2, 0, 2, 2, 2, 1, 3, 3, 3, 2, 1, 3, 2, 2, 0, 5, 0, 2, 2, 1, 3, 2, 2, 0, 3, 1, 1, 1, 1, 2, 3, 4, 2, 0, 2, 4, 2, 2, 2, 4, 1, 3, 3, 2, 0, 1, 4, 2, 1, 2, 1, 2, 4, 2, 2, 2, 2, 3, 4, 2, 3, 2, 1, 2, 0, 2, 4, 2, 0, 3, 0, 2, 2, 0, 2, 4, 3, 1, 1, 4, 3, 1, 4, 2, 2, 2, 2, 3, 0, 3, 2, 5, 2, 0, 2, 3, 2, 4, 3, 1, 1, 2, 6, 2, 5, 2, 1, 3, 4, 3, 1, 2, 3, 2, 2, 1, 0, 2, 2, 4, 3, 1, 0, 3, 1, 1, 1, 4, 3, 2, 3, 3, 1, 0, 3, 1, 1, 1, 1, 2, 2, 0, 1, 1, 1, 3, 0, 2, 1, 0, 1, 2, 2, 1, 1, 1, 1, 0, 1, 1, 1, 0, 2, 0, 1, 0, 2, 1, 1, 0, 1, 1, 1, 1, 1, 1, 0, 1, 0, 1, 3, 3, 1, 2, 2, 1, 1, 1, 1, 1, 0, 0, 1, 0, 0, 1, 2, 0, 0, 1, 2, 1, 1, 0, 1, 0, 1, 3, 0, 0, 2, 1, 1, 1, 3, 2, 1, 2, 3, 3, 1, 0, 1, 2, 0, 2, 0, 1, 1, 1, 1, 1, 1, 1, 0, 1, 0, 1, 0, 0, 0, 0, 1, 1, 0, 1, 0, 1, 0, 1, 0, 0, 2, 3, 1, 0, 2, 1, 0, 1, 1, 0, 2, 1, 0, 3, 2, 3, 1, 3, 2, 0, 0, 3, 0, 3, 1, 3, 1, 1, 4, 3, 1, 4, 3, 3, 4, 0, 2, 2, 2, 0, 0, 0, 1, 2, 1, 3, 1, 0, 1, 2, 2, 1, 4, 3, 1, 5, 3, 1, 4, 4, 4, 0, 1, 1, 3, 3, 3, 3, 3, 2, 1, 1, 0, 4, 0, 2, 2, 3, 1, 1, 2, 2, 2, 2, 1, 1, 3, 2, 1, 1, 3, 0, 0, 2, 3, 0, 0, 1, 1, 4, 0, 2, 0, 2, 2, 2, 1, 0, 1, 1, 1, 1, 1, 0, 1, 1, 1, 0, 2, 1, 1, 0, 0, 1, 1, 2, 1, 1, 0, 1, 0, 0, 3, 3, 1, 3, 1, 2, 1, 1, 1, 1, 0, 0, 1, 0, 0, 1, 1, 1, 0, 1, 1, 2, 1, 0, 1, 0, 1, 1, 2, 0, 2, 1, 0, 2, 2, 2, 2, 1, 4, 2, 2, 0, 0, 3, 0, 1, 1, 1, 1, 1, 1, 1, 1, 0, 1, 1, 0, 1, 0, 0, 0, 0, 1, 1, 0, 0, 1, 1, 0, 1, 0, 0, 2, 2, 2, 0, 1, 2, 0, 0, 2, 1, 2, 0, 0, 2, 1, 1, 4, 5, 3, 1, 2, 1, 0, 1, 3, 1, 0, 0, 1, 2, 1, 4, 2, 2, 1, 1, 2, 0, 1, 0, 3, 1, 2, 2, 3, 1, 2, 0, 2, 2, 2, 0, 3, 0, 2, 1, 3, 1, 2, 1, 4, 1, 3, 3, 2, 2, 3, 1, 4, 4, 1, 2, 3, 1, 3, 1, 3, 0, 3, 2, 0, 2, 4, 1, 2, 2, 2, 2, 4, 3, 2, 2, 2, 1, 2, 2, 2, 2, 2, 2, 6, 2, 2, 4, 1, 3, 1, 2, 2, 4, 2, 3, 3, 2, 3, 2, 2, 2, 2, 2, 1, 3, 2, 2, 3, 3, 1, 2, 2, 1, 5, 3, 3, 2, 2, 3, 5, 2, 3, 2, 4, 5, 3, 2, 3, 3, 2, 3, 3, 2, 3, 4, 1, 4, 2, 2, 3, 3, 3, 3, 2, 2, 2, 4, 3, 3, 3, 2, 4, 2, 1, 2, 3, 1, 0, 1, 3, 1, 3, 2, 3, 0, 0, 2, 1, 0, 1, 1, 1, 1, 1, 2, 3, 1, 1, 3, 0, 2, 1, 1, 2, 0, 1, 1, 1, 0, 0, 3, 0, 0, 0, 0, 1, 0, 1, 0, 1, 1, 0, 0, 1, 0, 1, 0, 1, 1, 0, 1, 0, 0, 1, 2, 2, 0, 2, 1, 3, 4, 0, 2, 0, 0, 1, 2, 4, 0, 2, 2, 3, 1, 3, 3, 4, 3, 3, 3, 2, 2, 0, 0, 0, 1, 1, 3, 1, 3, 2, 5, 1, 2, 1, 3, 2, 1, 4, 2, 1, 1, 0, 1, 0, 1, 3, 0, 2, 2, 1, 4, 1, 2, 2, 2, 1, 3, 3, 1, 2, 0, 1, 2, 1, 0, 1, 1, 1, 0, 0, 1, 2, 1, 2, 1, 2, 2, 2, 3, 1, 2, 3, 0, 4, 4, 4, 0, 4, 2, 0, 2, 2, 0, 4, 4, 0, 3, 0, 4, 0, 3, 2, 0, 3, 3, 1, 1, 4, 2, 1, 5, 2, 1, 4, 3, 1, 3, 2, 1, 3, 3, 1, 3, 2, 1, 5, 1, 1, 5, 1, 1, 5, 3, 1, 6, 2, 1, 3, 2, 1, 4, 2, 1, 6, 3, 1, 4, 3, 2, 2, 2, 1, 4, 4, 3, 2, 2, 3, 2, 3, 2, 2, 2, 2, 2, 3, 5, 2, 1, 4, 2, 2, 4, 3, 1, 4, 3, 2, 4, 2, 2, 4, 2, 2, 3, 2, 1, 3, 2, 2, 3, 2, 2, 2, 2, 2, 1, 2, 3, 1, 2, 1, 0, 0, 2, 1, 0, 0, 1, 2, 1, 1, 2, 3, 1, 1, 2, 1, 2, 1, 0, 3, 0, 1, 1, 0, 1, 0, 3, 0, 0, 0, 0, 1, 0, 0, 1, 0, 1, 1, 0, 1, 0, 1, 0, 1, 1, 0, 0, 1, 0, 0, 1, 4, 0, 2, 1, 2, 2, 3, 0, 2, 0, 1, 0, 0, 0, 1, 2, 0, 3, 2, 0, 2, 2, 1, 3, 2, 1, 1, 4, 1, 2, 0, 1, 3, 1, 1, 0, 3, 3, 4, 2, 1, 2, 2, 1, 0, 1, 1, 0, 2, 1, 4, 2, 3, 3, 3, 1, 2, 1, 1, 2, 1, 2, 4, 3, 1, 0, 2, 2, 2, 4, 2, 2, 3, 1, 3, 3, 2, 3, 3, 4, 1, 3, 1, 1, 3, 2, 2, 3, 4, 1, 1, 3, 3, 1, 2, 2, 3, 2, 3, 3, 2, 4, 2, 3, 2, 1, 2, 2, 2, 2, 3, 2, 3, 4, 2, 2, 2, 4, 1, 2, 2, 1, 4, 3, 2, 2, 2, 5, 1, 1, 1, 2, 0, 1, 0, 2, 3, 1, 1, 1, 1, 3, 7, 1, 1, 2, 3, 2, 2, 1, 1, 3, 3, 2, 1, 1, 3, 2, 0, 0, 1, 0, 3, 2, 2, 4, 4, 3, 3, 2, 2, 3, 3, 1, 3, 2, 1, 0, 2, 1, 1, 1, 2, 2, 1, 2, 0, 2, 1, 1, 3, 0, 2, 3, 3, 2, 2, 2, 1, 1, 3, 1, 3, 0, 2, 0, 1, 3, 2, 1, 1, 4, 1, 1, 1, 2, 2, 2, 0, 2, 3, 1, 5, 0, 1, 1, 0, 2, 2, 1, 2, 3, 2, 1, 0, 2, 2, 2, 1, 2, 2, 3, 1, 2, 1, 1, 1, 1, 4, 1, 1, 3, 2, 1, 1, 1, 0, 0, 2, 1, 2, 0, 2, 0, 1, 1, 1, 2, 2, 0, 2, 0, 3, 1, 2, 2, 2, 3, 0, 2, 0, 4, 4, 1, 1, 3, 4, 3, 2, 3, 1, 1, 2, 1, 2, 2, 1, 0, 2, 1, 1, 3, 2, 1, 2, 1, 2, 2, 1, 0, 1, 4, 0, 1, 2, 1, 4, 3, 3, 1, 1, 3, 2, 1, 0, 2, 2, 2, 1, 4, 2, 3, 1, 1, 3, 1, 5, 3, 3, 1, 4, 4, 5, 3, 0, 4, 1, 1, 2, 0, 1, 6, 3, 1, 1, 2, 1, 2, 1, 4, 2, 1, 1, 3, 3, 0, 3, 1, 3, 3, 1, 2, 1, 2, 2, 1, 3, 1, 4, 0, 4, 3, 0, 2, 1, 1, 0, 1, 2, 1, 3, 0, 1, 3, 2, 3, 1, 3, 2, 0, 2, 2, 2, 1, 0, 4, 3, 3, 2, 0, 2, 1, 2, 1, 1, 2, 1, 2, 1, 1, 2, 0, 2, 1, 1, 2, 1, 1, 0, 2, 2, 0, 2, 0, 2, 0, 1, 3, 0, 0, 1, 1, 0, 1, 1, 2, 3, 2, 2, 2, 1, 3, 1, 0, 2, 2, 2, 2, 2, 2, 1, 0, 4, 2, 3, 0, 0, 2, 2, 1, 3, 3, 1, 0, 2, 1, 4, 1, 1, 2, 2, 2, 3, 4, 2, 3, 2, 1, 1, 2, 2, 0, 2, 2, 3, 1, 3, 0, 2, 3, 2, 2, 0, 0, 1, 0, 0, 2, 3, 1, 1, 3, 1, 2, 2, 2, 1, 3, 1, 1, 1, 2, 1, 5, 1, 2, 0, 2, 0, 2, 0, 2, 2, 0, 1, 3, 1, 2, 0, 1, 1, 1, 2, 1, 1, 3, 1, 2, 1, 1, 2, 2, 1, 3, 1, 1, 0, 0, 1, 2, 4, 1, 2, 3, 2, 3, 3, 2, 2, 3, 0, 1, 1, 2, 3, 1, 1, 4, 3, 4, 1, 2, 1, 1, 1, 2, 2, 2, 1, 3, 2, 1, 0, 0, 1, 2, 3, 3, 2, 0, 0, 1, 3, 2, 2, 1, 2, 1, 2, 2, 2, 2, 2, 2, 3, 2, 3, 1, 0, 2, 3, 2, 1, 2, 0, 1, 2, 1, 1, 4, 2, 4, 2, 1, 1, 3, 4, 3, 0, 2, 0, 1, 2, 3, 4, 2, 0, 3, 3, 1, 2, 3, 0, 1, 2, 0, 1, 2, 1, 2, 3, 2, 2, 2, 0, 1, 1, 2, 2, 2, 1, 0, 2, 3, 3, 1, 1, 7, 3, 4, 2, 2, 3, 1, 1, 2, 2, 1, 2, 1, 2, 1, 1, 3, 3, 2, 1, 0, 1, 2, 2, 3, 2, 1, 2, 4, 1, 3, 3, 0, 3, 3, 3, 0, 0, 0, 3, 3, 3, 1, 1, 5, 4, 2, 3, 3, 2, 2, 1, 1, 2, 1, 2, 0, 0, 1, 1, 1, 0, 0, 1, 2, 0, 0, 0, 2, 1, 1, 0, 1, 1, 1, 1, 3, 2, 3, 1, 3, 3, 1, 2, 1, 1, 3, 2, 2, 2, 0, 2, 2, 0, 0, 3, 0, 0, 3, 2, 2, 1, 1, 4, 0, 1, 2, 2, 2, 2, 3, 2, 2, 3, 1, 4, 0, 2, 3, 0, 4, 1, 4, 1, 1, 3, 0, 1, 1, 2, 2, 3, 1, 2, 4, 1, 1, 3, 3, 2, 2, 2, 1, 4, 4, 4, 2, 3, 1, 1, 3, 1, 1, 2, 2, 0, 1, 2, 3, 1, 3, 0, 2, 0, 2, 2, 0, 1, 2, 0, 1, 0, 1, 2, 4, 0, 2, 1, 0, 1, 2, 0, 1, 2, 3, 1, 0, 1, 3, 2, 0, 2, 1, 1, 3, 0, 0, 2, 3, 1, 0, 3, 1, 1, 0, 1, 2, 0, 3, 1, 2, 5, 0, 3, 3, 3, 2, 2, 2, 2, 2, 1, 6, 4, 2, 1, 1, 2, 1, 3, 1, 1, 1, 1, 2, 0, 2, 2, 2, 1, 0, 2, 2, 2, 2, 0, 2, 3, 2, 1, 1, 1, 2, 3, 3, 1, 1, 4, 2, 2, 4, 2, 3, 2, 2, 0, 0, 0, 1, 1, 1, 2, 2, 2, 0, 2, 1, 3, 2, 3, 4, 2, 0, 0, 0, 1, 3, 3, 0, 3, 0, 1, 5, 2, 4, 2, 1, 3, 3, 2, 1, 1, 2, 1, 3, 2, 3, 2, 1, 3, 3, 4, 1, 1, 2, 2, 1, 4, 1, 5, 1, 3, 1, 4, 2, 0, 2, 4, 2, 2, 4, 4, 2, 3, 0, 3, 2, 2, 3, 2, 1, 2, 3, 1, 2, 1, 3, 1, 3, 1, 1, 0, 2, 1, 2, 1, 3, 0, 5, 0, 1, 1, 1, 3, 2, 3, 1, 1, 1, 1, 2, 4, 5, 3, 2, 1, 4, 5, 1, 1, 0, 0, 1, 2, 3, 3, 3, 3, 0, 1, 2, 2, 2, 1, 1, 2, 0, 1, 2, 1, 1, 1, 3, 2, 3, 3, 1, 4, 1, 1, 2, 1, 4, 1, 2, 3, 3, 2, 3, 3, 3, 0, 2, 6, 3, 3, 2, 1, 3, 1, 3, 2, 2, 5, 2, 3, 1, 0, 4, 0, 1, 3, 1, 2, 0, 4, 3, 0, 2, 3, 1, 4, 3, 2, 2, 1, 1, 1, 1, 2, 2, 0, 1, 3, 5, 4, 3, 2, 1, 3, 2, 3, 2, 4, 1, 1, 3, 1, 4, 1, 3, 4, 4, 1, 0, 3, 2, 0, 1, 2, 5, 2, 2, 3, 2, 2, 5, 1, 1, 2, 2, 0, 1, 2, 1, 3, 3, 3, 2, 1, 2, 2, 2, 3, 1, 1, 2, 1, 1, 3, 3, 1, 1, 5, 3, 3, 1, 4, 1, 2, 3, 4, 2, 3, 4, 4, 2, 3, 2, 4, 3, 2, 0, 0, 2, 2, 4, 2, 4, 3, 0, 4, 1, 2, 2, 2, 1, 0, 0, 0, 2, 0, 3, 1, 4, 3, 3, 2, 1, 0, 0, 0, 2, 0, 1, 3, 1, 2, 2, 3, 3, 1, 2, 0, 1, 0, 3, 1, 1, 0, 0, 2, 0, 2, 2, 2, 0, 1, 2, 0, 3, 2, 3, 0, 0, 0, 4, 2, 2, 1, 1, 0, 1, 2, 0, 0, 1, 0, 3, 0, 3, 0, 1, 1, 1, 3, 2, 2, 3, 4, 1, 1, 1, 0, 1, 1, 0, 0, 2, 1, 0, 0, 1, 0, 2, 1, 1, 1, 4, 2, 0, 2, 2, 2, 1, 2, 2, 1, 3, 0, 2, 0, 2, 1, 1, 1, 2, 1, 3, 4, 1, 0, 2, 1, 1, 3, 1, 3, 0, 2, 2, 2, 3, 2, 1, 2, 2, 0, 1, 1, 1, 2, 3, 0, 2, 3, 2, 1, 1, 0, 1, 1, 1, 2, 0, 2, 3, 1, 1, 1, 3, 2, 1, 0, 0, 1, 1, 2, 0, 2, 3, 0, 1, 2, 1, 3, 3, 1, 1, 2, 1, 4, 3, 3, 1, 3, 1, 0, 0, 1, 1, 0, 0, 0, 1, 1, 0, 0, 2, 0, 2, 1, 1, 3, 3, 1, 2, 4, 6, 1, 2, 3, 2, 0, 3, 3, 3, 3, 3, 0, 3, 1, 5, 3, 4, 3, 2, 1, 1, 3, 0, 2, 1, 0, 2, 3, 2, 1, 0, 2, 2, 2, 1, 1, 1, 3, 2, 3, 1, 3, 3, 0, 0, 2, 2, 5, 1, 0, 1, 4, 3, 0, 2, 3, 2, 1, 2, 0, 1, 1, 0, 2, 1, 0, 1, 4, 2, 1, 4, 2, 3, 2, 2, 2, 2, 0, 3, 1, 0, 2, 2, 1, 1, 3, 2, 0, 2, 1, 1, 0, 1, 2, 2, 1, 2, 1, 1, 4, 1, 1, 2, 4, 1, 1, 4, 3, 4, 0, 4, 2, 0, 3, 3, 3, 1, 3, 2, 1, 1, 1, 1, 3, 2, 2, 5, 1, 6, 3, 1, 3, 2, 2, 2, 1, 2, 3, 3, 2, 1, 2, 2, 1, 1, 2, 3, 2, 3, 0, 2, 2, 1, 3, 1, 3, 1, 4, 4, 1, 2, 0, 3, 2, 0, 2, 1, 1, 1, 3, 2, 0, 1, 1, 1, 1, 3, 1, 2, 1, 2, 1, 3, 3, 1, 0, 2, 0, 1, 1, 0, 3, 3, 0, 1, 2, 4, 4, 1, 2, 1, 1, 1, 4, 2, 1, 3, 2, 1, 1, 1, 1, 1, 1, 0, 3, 2, 0, 2, 1, 0, 2, 0, 2, 1, 4, 5, 5, 5, 3, 5, 2, 1, 1, 4, 2, 2, 2, 1, 3, 1, 3, 5, 1, 0, 3, 1, 0, 2, 0, 0, 4, 5, 0, 1, 4, 1, 4, 3, 6, 5, 1, 1, 0, 1, 0, 3, 0, 2, 1, 1, 2, 1, 3, 2, 2, 2, 2, 1, 1, 1, 2, 3, 2, 0, 1, 1, 1, 3, 2, 3, 2, 3, 1, 3, 0, 1, 0, 2, 2, 1, 3, 1, 1, 3, 0, 1, 3, 1, 1, 2, 1, 3, 2, 1, 3, 1, 2, 2, 1, 3, 2, 2, 1, 1, 1, 3, 2, 1, 2, 2, 0, 3, 2, 4, 0, 3, 1, 2, 3, 1, 1, 1, 2, 1, 3, 2, 2, 1, 3, 1, 2, 0, 2, 2, 1, 1, 2, 2, 2, 4, 3, 1, 0, 1, 1, 5, 2, 2, 2, 1, 1, 2, 1, 2, 2, 1, 2, 0, 3, 0, 2, 1, 0, 2, 5, 2, 1, 2, 2, 2, 0, 2, 1, 2, 0, 1, 0, 0, 3, 1, 3, 2, 2, 2, 2, 0, 2, 1, 1, 3, 1, 3, 2, 2, 1, 1, 1, 2, 2, 1, 2, 2, 1, 2, 1, 1, 3, 3, 3, 1, 1, 2, 1, 5, 2, 2, 1, 1, 1, 1, 2, 2, 0, 1, 2, 1, 3, 2, 1, 2, 1, 0, 1, 2, 1, 1, 2, 2, 1, 0, 2, 4, 2, 1, 0, 0, 1, 3, 0, 1, 2, 1, 1, 1, 0, 3, 0, 0, 1, 1, 2, 0, 2, 1, 1, 3, 0, 2, 6, 3, 0, 2, 1, 0, 3, 1, 0, 1, 2, 3, 1, 2, 4, 0, 2, 2, 4, 1, 2, 1, 3, 2, 1, 2, 2, 2, 2, 1, 1, 1, 0, 1, 0, 1, 3, 2, 0, 2, 4, 3, 0, 1, 1, 4, 2, 3, 3, 2, 4, 4, 2, 2, 2, 1, 2, 2, 0, 2, 1, 2, 3, 2, 2, 1, 1, 1, 1, 1, 1, 3, 1, 2, 1, 0, 3, 3, 1, 1, 2, 0, 0, 3, 3, 1, 4, 0, 0, 2, 0, 1, 2, 0, 2, 0, 1, 0, 1, 2, 2, 1, 2, 1, 2, 0, 2, 3, 1, 3, 1, 2, 2, 3, 2, 0, 2, 0, 0, 0, 1, 3, 2, 1, 2, 4, 0, 3, 2, 1, 2, 3, 2, 1, 1, 0, 1, 1, 1, 1, 2, 0, 1, 0, 0, 3, 3, 0, 1, 2, 3, 2, 1, 2, 1, 2, 2, 1, 3, 2, 0, 0, 3, 0, 3, 1, 1, 1, 1, 1, 2, 2, 0, 1, 1, 0, 0, 0, 2, 2, 0, 1, 1, 2, 1, 3, 1, 1, 1, 2, 2, 1, 2, 1, 2, 1, 1, 3, 2, 1, 2, 0, 1, 1, 2, 0, 1, 3, 2, 0, 1, 2, 2, 2, 1, 1, 1, 1, 2, 0, 1, 3, 2, 0, 1, 3, 2, 2, 2, 1, 1, 3, 1, 3, 1, 3, 2, 2, 1, 1, 0, 1, 3, 1, 4, 1, 3, 1, 1, 1, 1, 1, 2, 2, 3, 2, 3, 0, 1, 1, 2, 3, 1, 3, 1, 1, 2, 1, 1, 2, 2, 2, 2, 1, 3, 0, 1, 2, 1, 1, 0, 1, 1, 0, 1, 0, 1, 2, 3, 1, 1, 3, 3, 1, 1, 2, 1, 0, 3, 1, 1, 2, 1, 0, 1, 3, 3, 1, 3, 2, 0, 3, 2, 0, 1, 1, 1, 1, 1, 1, 2, 2, 1, 1, 2, 1, 2, 3, 1, 3, 1, 1, 2, 1, 2, 1, 2, 2, 3, 2, 3, 3, 2, 2, 2, 0, 1, 1, 1, 1, 3, 2, 0, 1, 1, 3, 2, 1, 3, 1, 1, 1, 1, 0, 4, 2, 1, 1, 2, 2, 4, 1, 2, 3, 1, 3, 1, 0, 2, 1, 1, 2, 2, 0, 0, 0, 2, 1, 1, 0, 3, 2, 1, 2, 1, 2, 1, 4, 1, 2, 1, 3, 1, 1, 0, 2, 2, 2, 2, 2, 2, 1, 3, 0, 2, 2, 2, 3, 1, 1, 2, 1, 3, 4, 5, 1, 1, 1, 2, 0, 3, 1, 2, 1, 3, 2, 2, 2, 1, 1, 3, 1, 2, 3, 1, 2, 3, 2, 0, 0, 1, 2, 2, 2, 0, 2, 1, 2, 2, 1, 4, 1, 0, 2, 1, 1, 0, 0, 1, 3, 1, 0, 2, 2, 2, 1, 2, 1, 1, 3, 2, 0, 1, 3, 2, 1, 2, 2, 0, 0, 2, 3, 0, 0, 3, 2, 0, 1, 4, 1, 2, 5, 3, 0, 1, 0, 0, 1, 1, 4, 1, 2, 2, 1, 3, 1, 2, 0, 4, 0, 2, 0, 5, 2, 1, 3, 1, 3, 1, 1, 3, 1, 0, 2, 1, 4, 1, 1, 3, 2, 0, 1, 2, 0, 2, 3, 1, 1, 0, 2, 2, 0, 1, 2, 0, 2, 2, 1, 2, 2, 2, 0, 5, 2, 2, 2, 1, 0, 4, 1, 0, 1, 2, 0, 2, 1, 1, 2, 1, 2, 1, 1, 0, 1, 2, 1, 3, 2, 3, 2, 3, 1, 1, 2, 3, 0, 1, 2, 0, 2, 1, 2, 1, 0, 4, 2, 2, 4, 1, 1, 1, 2, 1, 4, 4, 1, 1, 2, 1, 3, 3, 3, 3, 3, 1, 2, 2, 3, 1, 2, 1, 2, 1, 2, 0, 0, 1, 0, 2, 3, 2, 0, 3, 2, 2, 2, 2, 0, 1, 2, 1, 1, 2, 1, 2, 3, 4, 2, 1, 1, 2, 0, 3, 2, 1, 3, 2, 4, 1, 3, 2, 3, 2, 1, 3, 0, 4, 1, 1, 2, 3, 2, 1, 0, 2, 0, 2, 1, 4, 1, 2, 3, 3, 1, 1, 2, 3, 3, 4, 2, 0, 2, 2, 4, 2, 2, 2, 2, 1, 1, 1, 1, 3, 0, 1, 3, 0, 3, 0, 2, 4, 0, 3, 1, 4, 0, 0, 3, 1, 0, 4, 2, 2, 2, 2, 3, 1, 1, 1, 1, 2, 1, 2, 4, 1, 3, 4, 1, 1, 3, 1, 1, 2, 3, 0, 3, 2, 2, 4, 1, 2, 0, 0, 4, 2, 1, 0, 0, 2, 1, 5, 2, 0, 2, 0, 1, 0, 1, 1, 2, 1, 2, 2, 2, 1, 3, 2, 3, 2, 0, 4, 1, 1, 2, 2, 2, 1, 0, 2, 2, 1, 0, 4, 1, 0, 3, 2, 0, 1, 2, 1, 1, 0, 2, 2, 2, 5, 0, 1, 2, 1, 3, 0, 3, 2, 1, 1, 3, 1, 1, 3, 2, 0, 4, 1, 1, 2, 1, 2, 0, 3, 1, 3, 0, 1, 1, 0, 2, 2, 0, 2, 4, 1, 4, 4, 2, 3, 4, 1, 2, 2, 2, 0, 1, 6, 3, 1, 2, 1, 1, 2, 3, 1, 2, 0, 2, 1, 1, 3, 3, 2, 3, 4, 1, 2, 1, 0, 2, 1, 3, 2, 3, 1, 2, 1, 0, 2, 2, 2, 2, 2, 2, 3, 0, 2, 1, 1, 2, 1, 1, 1, 2, 0, 1, 0, 2, 1, 0, 2, 2, 0, 2, 3, 0, 1, 1, 1, 2, 2, 1, 0, 2, 2, 2, 2, 4, 0, 1, 2, 6, 1, 2, 1, 1, 0, 2, 2, 1, 2, 2, 0, 1, 1, 1, 1, 2, 0, 1, 2, 1, 4, 1, 1, 2, 1, 2, 1, 0, 2, 0, 1, 2, 4, 3, 3, 2, 0, 1, 0, 2, 2, 1, 1, 1, 2, 1, 3, 1, 0, 1, 1, 0, 1, 4, 1, 1, 2, 1, 2, 2, 2, 3, 4, 0, 1, 1, 1, 2, 0, 2, 1, 2, 1, 3, 0, 1, 2, 1, 0, 2, 1, 1, 2, 2, 0, 1, 1, 1, 1, 3, 0, 1, 1, 1, 0, 0, 1, 2, 3, 2, 0, 1, 2, 2, 2, 2, 2, 1, 0, 2, 4, 2, 1, 2, 1, 3, 1, 3, 3, 3, 1, 4, 1, 2, 3, 0, 1, 1, 1, 1, 3, 1, 3, 1, 0, 1, 2, 2, 0, 2, 1, 2, 3, 1, 0, 1, 0, 2, 0, 0, 1, 1, 4, 1, 3, 1, 2, 3, 0, 0, 2, 0, 1, 1, 4, 2, 2, 3, 1, 2, 1, 1, 0, 1, 1, 2, 3, 1, 1, 1, 0, 2, 0, 0, 1, 0, 0, 1, 2, 1, 0, 1, 2, 1, 0, 1, 0, 4, 1, 2, 2, 1, 1, 2, 1, 1, 3, 2, 1, 0, 1, 3, 2, 1, 1, 1, 0, 2, 1, 2, 4, 2, 0, 1, 1, 1, 1, 4, 0, 4, 2, 3, 3, 2, 1, 2, 1, 2, 1, 0, 1, 1, 4, 3, 0, 1, 0, 3, 2, 2, 2, 0, 2, 3, 1, 1, 1, 2, 1, 1, 3, 2, 1, 2, 2, 2, 1, 1, 0, 1, 2, 1, 0, 1, 2, 2, 2, 2, 1, 2, 2, 3, 1, 1, 2, 0, 0, 2, 1, 1, 2, 2, 0, 0, 2, 1, 0, 1, 3, 0, 1, 1, 2, 3, 1, 3, 1, 2, 0, 1, 2, 0, 3, 3, 3, 2, 2, 0, 3, 2, 1, 2, 1, 2, 3, 1, 1, 4, 4, 3, 1, 1, 1, 2, 1, 2, 4, 0, 3, 2, 3, 1, 2, 1, 0, 4, 1, 2, 0, 3, 3, 1, 2, 1, 0, 2, 3, 2, 2, 3, 2, 1, 3, 1, 2, 2, 1, 2, 2, 0, 2, 3, 2, 1, 1, 1, 2, 1, 2, 1, 0, 1, 1, 0, 1, 1, 2, 1, 1, 0, 2, 2, 1, 0, 2, 1, 1, 1, 2, 3, 1, 2, 1, 2, 1, 2, 3, 4, 0, 1, 0, 2, 0, 0, 4, 1, 2, 3, 3, 2, 2, 0, 2, 4, 5, 2, 1, 3, 3, 2, 1, 1, 1, 2, 2, 1, 1, 1, 1, 0, 2, 0, 1, 0, 3, 0, 3, 0, 2, 1, 1, 1, 2, 2, 3, 0, 2, 0, 0, 1, 4, 3, 1, 2, 2, 1, 2, 1, 1, 3, 2, 0, 2, 0, 0, 1, 0, 1, 1, 0, 1, 2, 2, 2, 2, 3, 2, 0, 2, 2, 1, 1, 2, 1, 3, 0, 2, 1, 1, 0, 2, 0, 1, 1, 1, 3, 1, 0, 4, 0, 2, 1, 1, 2, 3, 2, 2, 3, 2, 0, 1, 3, 1, 0, 1, 1, 0, 1, 0, 0, 2, 1, 1, 1, 2, 3, 3, 0, 1, 1, 3, 1, 2, 0, 0, 2, 1, 2, 1, 0, 2, 2, 1, 3, 3, 1, 2, 1, 4, 2, 1, 1, 0, 3, 0, 3, 0, 0, 1, 1, 0, 2, 1, 0, 3, 1, 1, 1, 1, 2, 1, 1, 0, 1, 0, 4, 4, 0, 1, 2, 1, 0, 0, 1, 2, 3, 2, 1, 0, 1, 3, 2, 0, 2, 2, 1, 1, 2, 0, 2, 1, 1, 1, 2, 0, 0, 3, 3, 1, 2, 1, 1, 1, 2, 0, 2, 2, 1, 1, 2, 2, 2, 4, 1, 1, 0, 1, 2, 1, 2, 1, 2, 0, 0, 3, 2, 1, 3, 1, 0, 1, 1, 2, 0, 1, 1, 1, 2, 2, 1, 0, 2, 0, 1, 0, 2, 0, 2, 2, 0, 1, 0, 2, 3, 1, 1, 1, 3, 0, 1, 0, 1, 2, 1, 1, 2, 2, 1, 3, 2, 3, 3, 1, 2, 2, 0, 1, 1, 3, 1, 3, 1, 2, 2, 2, 1, 3, 1, 2, 4, 2, 0, 2, 1, 1, 1, 2, 1, 1, 0, 2, 2, 1, 0, 2, 0, 1, 0, 2, 1, 1, 2, 1, 1, 3, 3, 0, 2, 2, 0, 1, 4, 1, 2, 1, 1, 1, 0, 2, 2, 4, 1, 2, 1, 2, 0, 0, 2, 2, 1, 2, 1, 1, 0, 1, 2, 1, 2, 1, 1, 2, 2, 2, 6, 4, 1, 2, 0, 3, 1, 0, 1, 0, 1, 2, 4, 2, 1, 2, 0, 4, 0, 2, 3, 0, 2, 1, 1, 2, 1, 1, 2, 1, 0, 0, 1, 1, 1, 1, 2, 1, 3, 2, 5, 2, 1, 3, 2, 0, 2, 2, 1, 0, 3, 2, 2, 2, 1, 3, 2, 1, 3, 2, 1, 4, 1, 2, 0, 2, 0, 1, 1, 3, 2, 1, 1, 3, 0, 3, 1, 0, 3, 2, 1, 4, 2, 1, 3, 1, 2, 1, 1, 3, 1, 0, 2, 1, 0, 3, 2, 3, 1, 2, 3, 1, 1, 3, 4, 1, 1, 1, 1, 1, 0, 1, 4, 0, 3, 2, 0, 1, 1, 0, 2, 0, 2, 1, 2, 1, 0, 3, 1, 1, 2, 5, 0, 1, 3, 3, 0, 2, 0, 0, 4, 0, 3, 3, 0, 1, 1, 0, 2, 2, 3, 1, 2, 3, 1, 2, 5, 2, 4, 2, 2, 2, 2, 1, 0, 2, 2, 0, 1, 1, 1, 1, 2, 1, 1, 1, 3, 3, 3, 3, 2, 1, 3, 1, 1, 2, 4, 1, 2, 0, 1, 3, 1, 1, 2, 2, 2, 0, 2, 3, 1, 1, 1, 4, 0, 1, 1, 1, 3, 2, 2, 3, 1, 0, 2, 4, 2, 2, 4, 3, 0, 4, 0, 1, 1, 4, 1, 3, 0, 3, 2, 1, 2, 2, 2, 1, 1, 1, 6, 2, 2, 3, 1, 2, 1, 3, 1, 1, 3, 3, 2, 0, 1, 4, 0, 1, 1, 2, 1, 2, 1, 1, 2, 1, 2, 2, 3, 2, 4, 1, 1, 0, 1, 4, 3, 1, 1, 2, 3, 1, 2, 3, 4, 3, 2, 3, 5, 1, 0, 1, 0, 3, 1, 0, 2, 1, 1, 0, 1, 1, 2, 1, 1, 4, 2, 2, 0, 2, 1, 2, 2, 3, 2, 2, 1, 1, 2, 2, 1, 3, 3, 3, 0, 2, 2, 6, 4, 3, 0, 3, 0, 0, 1, 1, 2, 2, 0, 1, 3, 1, 2, 1, 0, 1, 4, 0, 2, 0, 2, 2, 0, 1, 4, 0, 4, 1, 0, 0, 2, 1, 1, 1, 2, 1, 2, 2, 2, 1, 1, 3, 4, 2, 2, 0, 1, 2, 1, 1, 2, 2, 0, 0, 4, 2, 1, 2, 1, 0, 2, 2, 2, 1, 2, 4, 2, 1, 0, 2, 1, 2, 3, 1, 2, 0, 2, 1, 2, 1, 1, 1, 1, 2, 2, 1, 3, 2, 4, 0, 2, 2, 2, 1, 3, 1, 0, 0, 0, 0, 1, 4, 2, 3, 0, 1, 2, 3, 1, 0, 2, 3, 4, 2, 3, 3, 3, 3, 1, 2, 1, 2, 2, 1, 4, 3, 1, 1, 3, 0, 1, 4, 1, 0, 1, 1, 2, 1, 1, 3, 1, 2, 0, 2, 2, 2, 0, 0, 3, 2, 2, 2, 0, 5, 4, 4, 2, 2, 4, 0, 2, 2, 3, 3, 2, 3, 2, 6, 5, 3, 4, 2, 4, 3, 1, 4, 3, 2, 0, 1, 1, 2, 2, 4, 4, 3, 4, 2, 4, 1, 1, 2, 0, 1, 3, 2, 1, 3, 3, 1, 2, 2, 2, 4, 2, 2, 2, 4, 1, 1, 1, 1, 1, 0, 1, 2, 0, 0, 0, 1, 1, 0, 0, 1, 3, 2, 0, 3, 1, 1, 0, 2, 4, 3, 2, 3, 2, 5, 1, 3, 2, 1, 2, 0, 3, 3, 2, 4, 6, 1, 2, 3, 2, 1, 3, 6, 2, 2, 3, 3, 2, 1, 3, 2, 0, 3, 4, 2, 2, 3, 1, 2, 1, 1, 2, 2, 4, 4, 1, 2, 2, 2, 2, 2, 2, 2, 3, 1, 0, 1, 1, 1, 1, 2, 2, 2, 0, 2, 3, 1, 0, 2, 0, 2, 3, 2, 1, 2, 0, 1, 1, 3, 2, 4, 3, 2, 2, 1, 1, 0, 1, 2, 3, 1, 1, 1, 2, 1, 0, 0, 1, 2, 1, 2, 1, 1, 0, 0, 2, 2, 1, 0, 2, 1, 1, 1, 2, 2, 2, 2, 3, 3, 1, 3, 1, 0, 0, 1, 3, 1, 0, 2, 0, 2, 0, 2, 1, 1, 3, 2, 3, 1, 0, 2, 2, 1, 1, 0, 2, 0, 2, 2, 2, 2, 2, 1, 0, 0, 2, 0, 1, 4, 2, 1, 1, 0, 2, 0, 3, 1, 0, 2, 2, 2, 2, 2, 1, 1, 2, 1, 3, 1, 1, 2, 1, 2, 1, 1, 3, 2, 3, 0, 3, 5, 4, 3, 3, 1, 0, 0, 3, 2, 3, 1, 3, 3, 1, 1, 4, 2, 2, 3, 3, 2, 0, 0, 2, 2, 2, 2, 2, 2, 2, 0, 2, 2, 2, 3, 0, 2, 4, 3, 2, 3, 2, 4, 2, 3, 1, 3, 4, 4, 0, 1, 2, 2, 1, 2, 2, 3, 6, 2, 1, 3, 4, 3, 2, 2, 2, 2, 2, 2, 0, 4, 4, 0, 1, 1, 0, 0, 0, 0, 3, 2, 0, 3, 2, 2, 3, 1, 0, 4, 2, 2, 3, 1, 4, 5, 3, 3, 2, 2, 2, 1, 3, 3, 5, 4, 1, 3, 2, 1, 1, 3, 0, 0, 2, 1, 3, 1, 1, 2, 4, 2, 1, 1, 3, 0, 2, 1, 3, 2, 1, 2, 0, 1, 2, 1, 1, 1, 2, 0, 1, 1, 0, 1, 1, 1, 2, 0, 3, 1, 1, 1, 4, 2, 1, 1, 0, 2, 1, 1, 1, 4, 2, 1, 2, 1, 1, 2, 1, 2, 1, 3, 0, 2, 2, 1, 3, 1, 3, 2, 0, 2, 1, 3, 2, 1, 2, 2, 1, 1, 2, 3, 0, 2, 2, 1, 2, 2, 1, 1, 1, 3, 2, 0, 1, 3, 2, 2, 1, 1, 1, 3, 2, 1, 1, 3, 3, 2, 1, 0, 2, 4, 1, 2, 2, 1, 2, 2, 2, 0, 1, 2, 1, 1, 1, 1, 2, 1, 0, 2, 2, 1, 2, 1, 1, 3, 1, 2, 3, 1, 3, 3, 2, 1, 2, 2, 1, 3, 1, 5, 3, 2, 2, 0, 4, 1, 2, 1, 2, 2, 1, 2, 1, 2, 3, 1, 2, 2, 0, 1, 2, 2, 2, 1, 2, 2, 1, 1, 1, 1, 2, 2, 2, 1, 1, 2, 2, 1, 0, 2, 0, 1, 0, 2, 1, 1, 1, 0, 0, 4, 0, 2, 1, 0, 1, 1, 1, 2, 5, 1, 3, 3, 1, 1, 1, 6, 2, 3, 2, 0, 2, 3, 2, 3, 2, 1, 0, 2, 0, 4, 0, 3, 2, 3, 1, 2, 2, 2, 1, 2, 0, 1, 2, 3, 2, 3, 1, 1, 0, 2, 3, 1, 4, 3, 1, 3, 3, 1, 0, 0, 0, 1, 1, 0, 3, 2, 0, 1, 0, 2, 0, 1, 0, 1, 1, 1, 3, 0, 1, 1, 3, 0, 1, 1, 0, 2, 1, 1, 0, 2, 3, 3, 1, 2, 2, 2, 2, 1, 3, 2, 2, 2, 2, 1, 3, 1, 1, 3, 2, 3, 2, 1, 1, 5, 0, 2, 3, 2, 2, 1, 1, 2, 1, 0, 1, 1, 4, 0, 3, 1, 2, 1, 2, 2, 2, 2, 2, 3, 1, 1, 1, 1, 1, 1, 2, 2, 2, 0, 2, 1, 4, 3, 1, 4, 5, 2, 2, 2, 4, 1, 3, 1, 1, 1, 2, 2, 0, 0, 1, 3, 1, 1, 0, 1, 1, 1, 2, 2, 0, 1, 2, 2, 3, 1, 1, 2, 1, 1, 4, 0, 2, 1, 3, 4, 0, 2, 1, 1, 1, 0, 1, 3, 1, 1, 0, 0, 1, 2, 1, 2, 2, 2, 0, 0, 1, 3, 1, 2, 4, 1, 1, 2, 1, 1, 0, 1, 4, 2, 0, 0, 1, 0, 2, 2, 1, 1, 2, 3, 2, 2, 0, 1, 1, 0, 3, 3, 2, 1, 0, 3, 2, 1, 2, 2, 2, 1, 2, 2, 3, 1, 0, 2, 1, 1, 3, 2, 0, 1, 2, 1, 3, 5, 2, 1, 1, 3, 3, 0, 2, 1, 1, 0, 0, 2, 1, 0, 2, 1, 1, 4, 1, 1, 2, 2, 4, 2, 2, 4, 0, 4, 0, 1, 2, 2, 1, 1, 0, 3, 2, 4, 2, 0, 3, 2, 3, 2, 3, 3, 3, 2, 4, 1, 3, 2, 3, 1, 1, 2, 1, 1, 3, 3, 2, 1, 1, 2, 4, 1, 3, 1, 0, 2, 0, 0, 0, 2, 2, 2, 0, 0, 0, 2, 5, 2, 5, 4, 2, 2, 2, 3, 2, 2, 1, 2, 1, 2, 4, 5, 0, 3, 1, 4, 2, 3, 1, 3, 2, 4, 2, 1, 5, 1, 1, 2, 3, 5, 1, 3, 2, 4, 1, 1, 3, 2, 3, 4, 2, 2, 1, 2, 0, 2, 3, 2, 1, 1, 1, 2, 2, 1, 0, 2, 2, 2, 2, 3, 2, 3, 1, 3, 3, 3, 2, 5, 2, 3, 3, 3, 4, 3, 1, 0, 1, 0, 2, 1, 5, 1, 3, 0, 3, 1, 4, 2, 3, 2, 0, 2, 1, 0, 2, 0, 1, 2, 2, 5, 4, 1, 3, 3, 0, 2, 0, 1, 0, 4, 4, 3, 3, 3, 2, 3, 1, 2, 2, 4, 2, 4, 1, 3, 1, 2, 2, 2, 4, 4, 2, 4, 1, 2, 0, 2, 1, 1, 2, 3, 3, 2, 2, 2, 2, 3, 2, 0, 0, 2, 0, 2, 2, 0, 5, 2, 3, 3, 2, 2, 2, 0, 1, 0, 3, 1, 3, 3, 2, 2, 2, 2, 2, 3, 2, 3, 1, 0, 2, 3, 0, 4, 1, 2, 5, 2, 1, 0, 2, 1, 4, 2, 1, 4, 2, 3, 2, 1, 2, 1, 0, 1, 1, 4, 1, 2, 1, 4, 2, 3, 3, 2, 1, 1, 0, 1, 2, 2, 0, 2, 1, 2, 2, 0, 0, 2, 0, 1, 0, 1, 2, 5, 1, 2, 0, 0, 2, 2, 2, 1, 3, 1, 1, 2, 1, 1, 0, 2, 3, 2, 1, 2, 3, 2, 3, 1, 0, 0, 3, 1, 1, 1, 1, 1, 3, 1, 4, 1, 3, 2, 2, 1, 4, 2, 3, 4, 1, 5, 4, 0, 1, 2, 3, 3, 1, 0, 1, 0, 2, 0, 1, 1, 3, 3, 1, 2, 1, 1, 3, 3, 3, 1, 2, 1, 0, 2, 3, 2, 2, 2, 1, 3, 1, 2, 1, 0, 0, 0, 0, 4, 0, 0, 2, 0, 0, 1, 0, 0, 4, 0, 1, 1, 2, 1, 1, 1, 3, 0, 0, 0, 1, 1, 0, 2, 4, 0, 0, 0, 1, 0, 0, 2, 1, 2, 0, 3, 1, 1, 0, 1, 2, 1, 0, 0, 1, 1, 0, 2, 0, 1, 0, 1, 0, 2, 1, 0, 1, 4, 1, 1, 1, 2, 5, 0, 1, 1, 0, 3, 2, 4, 2, 2, 0, 1, 1, 1, 0, 3, 1, 1, 2, 1, 2, 1, 1, 2, 1, 1, 0, 1, 0, 1, 1, 1, 1, 0, 4, 0, 3, 0, 0, 3, 1, 0, 1, 2, 2, 2, 1, 3, 3, 1, 2, 1, 2, 3, 1, 2, 2, 2, 0, 0, 3, 3, 1, 2, 0, 1, 1, 1, 1, 4, 0, 3, 1, 3, 1, 1, 3, 2, 4, 2, 3, 2, 2, 1, 4, 1, 3, 1, 1, 2, 0, 2, 3, 4, 2, 3, 2, 1, 3, 0, 1, 2, 0, 2, 1, 3, 1, 2, 4, 0, 2, 5, 4, 2, 2, 1, 2, 2, 1, 0, 1, 1, 1, 1, 1, 2, 1, 1, 4, 3, 2, 2, 0, 3, 2, 2, 2, 1, 1, 0, 3, 3, 0, 1, 0, 4, 1, 4, 2, 2, 1, 1, 2, 2, 0, 2, 2, 3, 0, 0, 1, 1, 0, 1, 1, 0, 2, 2, 2, 0, 2, 1, 2, 2, 2, 1, 1, 1, 2, 3, 1, 2, 2, 0, 2, 1, 2, 0, 1, 1, 0, 1, 1, 0, 2, 2, 4, 0, 0, 2, 0, 1, 1, 2, 1, 2, 4, 2, 2, 2, 3, 1, 0, 1, 0, 2, 0, 0, 1, 1, 1, 0, 1, 4, 2, 0, 1, 3, 4, 0, 1, 0, 0, 2, 0, 0, 2, 4, 0, 3, 3, 2, 1, 1, 1, 0, 3, 2, 2, 2, 0, 0, 1, 0, 3, 2, 3, 2, 1, 1, 1, 0, 0, 0, 1, 1, 0, 0, 1, 0, 2, 0, 0, 0, 0, 0, 1, 2, 1, 3, 1, 3, 4, 1, 3, 2, 1, 0, 2, 2, 2, 0, 1, 1, 1, 0, 1, 1, 3, 3, 3, 3, 2, 3, 2, 1, 4, 3, 2, 2, 2, 2, 2, 3, 4, 2, 2, 1, 2, 2, 0, 3, 3, 3, 3, 2, 5, 1, 5, 1, 1, 4, 0, 1, 2, 2, 1, 1, 3, 6, 2, 0, 1, 0, 1, 3, 2, 4, 2, 2, 0, 4, 0, 3, 3, 1, 0, 2, 0, 3, 2, 1, 3, 2, 1, 1, 2, 1, 0, 4, 1, 2, 0, 2, 1, 0, 1, 2, 0, 0, 3, 0, 2, 2, 2, 1, 2, 3, 3, 2, 1, 0, 2, 2, 2, 1, 0, 2, 0, 3, 0, 0, 1, 0, 1, 2, 1, 1, 3, 2, 1, 2, 1, 1, 0, 1, 1, 1, 2, 2, 2, 0, 0, 3, 0, 1, 1, 1, 1, 0, 2, 1, 0, 1, 0, 1, 1, 1, 3, 1, 1, 0, 3, 2, 1, 0, 0, 1, 1, 1, 1, 0, 2, 0, 1, 3, 3, 2, 0, 1, 0, 1, 2, 0, 0, 1, 2, 0, 4, 3, 1, 3, 1, 2, 4, 2, 2, 3, 3, 3, 2, 1, 3, 2, 1, 0, 6, 1, 4, 3, 1, 2, 3, 0, 1, 2, 3, 0, 3, 2, 2, 1, 0, 0, 2, 0, 4, 1, 2, 2, 3, 1, 2, 2, 2, 2, 1, 2, 1, 0, 0, 0, 1, 1, 1, 2, 0, 0, 1, 1, 2, 3, 1, 0, 0, 1, 0, 2, 0, 2, 2, 1, 2, 1, 2, 0, 2, 2, 2, 0, 2, 0, 2, 0, 0, 1, 3, 3, 1, 3, 3, 1, 2, 0, 5, 3, 2, 0, 0, 2, 3, 1, 1, 2, 1, 4, 1, 2, 1, 1, 1, 0, 2, 3, 3, 4, 1, 0, 1, 2, 2, 1, 1, 2, 1, 1, 2, 0, 2, 2, 3, 2, 2, 1, 1, 0, 1, 1, 1, 1, 0, 3, 1, 1, 3, 1, 1, 3, 3, 3, 2, 1, 0, 1, 2, 1, 1, 1, 3, 2, 1, 2, 1, 2, 2, 5, 3, 2, 2, 1, 1, 1, 6, 0, 4, 0, 2, 0, 2, 2, 2, 1, 2, 2, 3, 0, 0, 2, 3, 0, 2, 3, 0, 1, 2, 1, 4, 3, 1, 4, 3, 3, 3, 1, 4, 0, 2, 2, 1, 1, 1, 2, 1, 0, 1, 1, 2, 2, 0, 2, 2, 0, 2, 3, 0, 1, 2, 3, 4, 1, 1, 2, 1, 0, 0, 2, 2, 2, 1, 2, 0, 4, 1, 1, 3, 2, 0, 1, 0, 2, 3, 3, 0, 0, 1, 1, 3, 2, 0, 1, 2, 2, 1, 1, 2, 1, 4, 4, 1, 0, 0, 0, 0, 4, 5, 3, 2, 1, 0, 3, 1, 1, 4, 5, 5, 2, 5, 3, 1, 2, 2, 2, 4, 1, 5, 2, 1, 1, 2, 2, 5, 3, 5, 1, 4, 2, 1, 1, 2, 2, 2, 1, 3, 2, 2, 2, 1, 4, 1, 2, 2, 2, 2, 2, 0, 3, 1, 0, 1, 2, 3, 2, 1, 5, 0, 2, 4, 1, 1, 3, 3, 3, 4, 1, 3, 2, 1, 1, 1, 2, 4, 0, 0, 0, 0, 0, 4, 2, 1, 3, 3, 1, 3, 1, 1, 1, 2, 3, 2, 1, 2, 0, 0, 2, 2, 3, 1, 2, 3, 1, 0, 1, 3, 2, 1, 1, 3, 1, 3, 2, 2, 3, 0, 2, 1, 4, 1, 3, 1, 2, 2, 0, 2, 2, 1, 2, 4, 0, 1, 1, 1, 4, 1, 2, 1, 1, 5, 1, 2, 2, 1, 2, 2, 2, 2, 1, 0, 1, 1, 2, 2, 2, 2, 2, 2, 4, 0, 1, 3, 4, 3, 2, 2, 3, 1, 2, 1, 2, 1, 1, 4, 3, 2, 3, 3, 0, 5, 1, 3, 3, 1, 3, 2, 1, 1, 2, 2, 4, 1, 1, 1, 2, 3, 1, 4, 2, 2, 2, 0, 2, 1, 1, 1, 2, 0, 2, 0, 2, 1, 0, 2, 0, 0, 4, 1, 1, 1, 2, 3, 2, 0, 0, 0, 3, 1, 0, 5, 4, 1, 1, 1, 2, 3, 3, 1, 0, 2, 1, 3, 0, 2, 0, 3, 2, 3, 0, 2, 2, 1, 0, 0, 2, 0, 1, 1, 1, 0, 0, 1, 0, 1, 0, 1, 0, 1, 1, 2, 3, 2, 2, 4, 1, 3, 2, 2, 4, 3, 0, 1, 4, 2, 4, 3, 5, 1, 2, 4, 0, 0, 1, 4, 1, 1, 2, 1, 2, 2, 0, 2, 1, 3, 2, 4, 0, 2, 1, 4, 2, 3, 3, 1, 3, 0, 0, 2, 2, 2, 2, 2, 1, 2, 0, 1, 1, 1, 2, 1, 1, 2, 1, 2, 1, 3, 1, 2, 4, 2, 2, 3, 1, 1, 1, 3, 2, 1, 1, 1, 1, 2, 3, 2, 0, 0, 0, 1, 3, 3, 2, 0, 0, 1, 1, 2, 1, 1, 1, 1, 1, 1, 2, 0, 0, 1, 1, 2, 0, 1, 2, 1, 3, 0, 1, 1, 0, 1, 0, 2, 1, 2, 0, 4, 0, 2, 1, 1, 3, 0, 2, 1, 1, 0, 2, 2, 4, 2, 1, 0, 3, 2, 0, 3, 1, 2, 1, 3, 3, 1, 1, 3, 2, 3, 4, 1, 1, 0, 3, 3, 0, 2, 0, 1, 1, 2, 5, 0, 2, 1, 1, 2, 1, 1, 1, 2, 0, 0, 0, 2, 3, 1, 0, 0, 1, 2, 0, 1, 0, 1, 0, 0, 0, 2, 0, 2, 1, 2, 2, 1, 1, 2, 1, 2, 1, 3, 2, 2, 2, 1, 3, 4, 5, 3, 3, 1, 1, 1, 2, 2, 4, 1, 2, 3, 1, 0, 3, 1, 1, 1, 2, 2, 4, 1, 0, 2, 2, 3, 2, 0, 0, 1, 3, 4, 2, 1, 1, 2, 2, 2, 2, 3, 1, 3, 1, 4, 0, 1, 3, 0, 1, 3, 2, 2, 1, 1, 2, 2, 1, 1, 4, 3, 3, 1, 0, 1, 5, 2, 1, 2, 3, 1, 2, 3, 4, 2, 2, 2, 0, 0, 2, 2, 2, 2, 1, 2, 0, 2, 2, 0, 3, 2, 4, 1, 4, 2, 1, 3, 3, 1, 5, 2, 1, 0, 0, 2, 2, 0, 1, 1, 1, 3, 1, 0, 1, 0, 2, 1, 1, 0, 3, 1, 1, 1, 2, 2, 1, 1, 0, 1, 1, 1, 2, 0, 3, 3, 1, 4, 3, 1, 3, 3, 2, 6, 1, 2, 1, 0, 4, 2, 1, 1, 1, 3, 1, 1, 0, 0, 2, 2, 2, 3, 0, 2, 2, 1, 2, 1, 3, 3, 1, 1, 4, 5, 4, 5, 3, 1, 2, 2, 1, 0, 3, 0, 1, 0, 0, 0, 4, 0, 3, 2, 1, 0, 2, 0, 0, 4, 3, 0, 1, 1, 1, 3, 1, 1, 4, 1, 2, 2, 5, 1, 2, 1, 2, 1, 1, 2, 2, 2, 1, 1, 5, 2, 1, 3, 2, 3, 3, 3, 2, 3, 3, 2, 3, 2, 0, 2, 0, 3, 0, 0, 1, 1, 1, 2, 2, 2, 1, 2, 3, 3, 4, 1, 1, 2, 2, 0, 3, 1, 3, 0, 1, 1, 3, 2, 2, 0, 1, 2, 1, 1, 1, 2, 0, 2, 3, 2, 0, 0, 4, 0, 1, 2, 2, 1, 3, 2, 1, 2, 2, 2, 1, 0, 1, 1, 3, 2, 3, 2, 2, 2, 2, 2, 2, 1, 1, 1, 0, 2, 0, 2, 2, 1, 0, 1, 4, 1, 0, 2, 4, 1, 1, 2, 4, 1, 1, 3, 2, 2, 2, 1, 1, 5, 3, 2, 3, 3, 2, 0, 6, 0, 2, 2, 1, 0, 2, 1, 2, 0, 0, 0, 1, 0, 2, 3, 3, 3, 1, 1, 0, 0, 2, 1, 1, 0, 0, 2, 0, 0, 2, 0, 1, 2, 1, 2, 1, 1, 1, 2, 1, 2, 0, 4, 3, 1, 2, 1, 2, 0, 3, 5, 0, 1, 3, 0, 2, 1, 0, 2, 3, 0, 1, 1, 1, 2, 0, 2, 1, 2, 3, 2, 1, 4, 2, 2, 0, 2, 3, 0, 2, 0, 2, 1, 1, 1, 2, 3, 1, 0, 2, 2, 2, 3, 1, 1, 1, 1, 3, 3, 0, 1, 1, 1, 0, 1, 2, 1, 3, 1, 0, 0, 3, 1, 1, 2, 2, 1, 0, 3, 1, 2, 2, 0, 1, 0, 3, 4, 2, 1, 2, 2, 2, 1, 0, 0, 0, 2, 0, 5, 1, 0, 0, 1, 1, 1, 0, 1, 1, 0, 1, 0, 0, 1, 0, 2, 1, 1, 1, 0, 0, 0, 1, 1, 1, 1, 0, 2, 0, 1, 1, 0, 2, 1, 0, 1, 1, 2, 1, 1, 1, 0, 1, 1, 1, 0, 2, 0, 1, 0, 0, 1, 1, 2, 0, 1, 0, 1, 2, 0, 2, 1, 1, 1, 0, 0, 0, 2, 1, 0, 0, 2, 2, 0, 3, 0, 1, 2, 2, 1, 2, 0, 1, 3, 0, 1, 0, 2, 2, 0, 2, 0, 1, 1, 2, 1, 2, 0, 2, 0, 2, 2, 1, 1, 1, 1, 1, 4, 1, 2, 1, 0, 0, 2, 2, 2, 0, 2, 1, 3, 1, 1, 0, 1, 0, 1, 0, 1, 1, 1, 1, 0, 0, 1, 0, 0, 0, 2, 1, 1, 1, 1, 1, 0, 1, 1, 0, 2, 1, 1, 2, 3, 0, 1, 2, 1, 2, 2, 3, 0, 2, 1, 1, 0, 2, 2, 3, 1, 4, 3, 3, 3, 2, 1, 1, 0, 1, 1, 2, 1, 0, 3, 1, 1, 3, 2, 2, 2, 0, 3, 1, 0, 1, 2, 2, 0, 1, 0, 1, 0, 2, 1, 3, 0, 2, 3, 3, 2, 2, 2, 1, 0, 1, 1, 0, 0, 2, 4, 1, 1, 2, 0, 0, 3, 2, 4, 2, 3, 4, 2, 3, 1, 3, 0, 0, 4, 1, 5, 1, 2, 0, 0, 0, 2, 3, 2, 2, 1, 3, 2, 0, 1, 0, 0, 2, 2, 1, 2, 2, 1, 2, 0, 2, 2, 1, 0, 0, 2, 0, 1, 1, 1, 2, 1, 2, 2, 0, 2, 0, 4, 2, 2, 1, 1, 2, 1, 2, 2, 5, 1, 2, 1, 1, 3, 0, 1, 2, 1, 1, 3, 1, 1, 2, 3, 1, 1, 1, 2, 2, 2, 2, 3, 2, 4, 3, 1, 1, 0, 1, 3, 2, 3, 1, 3, 2, 1, 1, 2, 1, 2, 2, 3, 3, 2, 0, 2, 0, 1, 2, 2, 2, 1, 3, 2, 1, 2, 0, 2, 1, 0, 2, 3, 2, 0, 1, 2, 1, 2, 1, 1, 2, 2, 2, 1, 0, 0, 2, 0, 1, 1, 0, 2, 1, 2, 1, 1, 1, 0, 1, 0, 3, 0, 1, 3, 1, 3, 1, 1, 1, 1, 3, 1, 2, 1, 3, 1, 1, 4, 1, 2, 1, 2, 0, 2, 1, 2, 2, 3, 1, 1, 1, 1, 1, 0, 2, 2, 1, 1, 1, 0, 0, 3, 2, 1, 1, 0, 1, 1, 1, 2, 2, 3, 1, 1, 4, 3, 0, 2, 1, 1, 2, 2, 1, 3, 1, 0, 2, 2, 0, 1, 2, 2, 1, 1, 1, 0, 1, 0, 3, 1, 1, 2, 2, 1, 1, 0, 2, 1, 1, 2, 0, 3, 1, 1, 0, 3, 3, 3, 4, 1, 1, 1, 2, 0, 2, 3, 1, 1, 1, 2, 0, 1, 2, 0, 1, 2, 4, 2, 0, 3, 3, 3, 2, 1, 3, 2, 2, 3, 3, 1, 4, 3, 4, 2, 2, 2, 4, 3, 2, 1, 1, 2, 3, 3, 1, 1, 2, 2, 3, 2, 4, 3, 1, 1, 0, 1, 1, 2, 1, 1, 1, 0, 2, 2, 0, 3, 0, 2, 2, 1, 1, 2, 0, 1, 3, 0, 1, 1, 1, 3, 3, 2, 3, 1, 2, 0, 1, 2, 0, 1, 1, 1, 1, 1, 2, 0, 2, 1, 2, 2, 0, 1, 2, 2, 3, 0, 1, 1, 2, 0, 0, 1, 2, 0, 1, 2, 0, 4, 1, 1, 0, 2, 1, 4, 1, 1, 2, 0, 0, 1, 3, 2, 2, 1, 4, 1, 2, 0, 1, 2, 2, 3, 1, 1, 2, 2, 1, 1, 2, 1, 3, 3, 1, 2, 2, 4, 4, 1, 1, 4, 0, 3, 2, 0, 1, 0, 1, 3, 3, 3, 1, 3, 1, 1, 1, 1, 0, 1, 3, 5, 2, 3, 1, 3, 1, 0, 3, 1, 1, 1, 2, 2, 0, 0, 2, 4, 2, 2, 2, 1, 3, 0, 1, 1, 2, 1, 1, 2, 1, 0, 2, 1, 2, 1, 0, 2, 1, 3, 1, 2, 4, 3, 1, 1, 0, 2, 1, 2, 1, 3, 1, 2, 1, 2, 1, 2, 2, 4, 2, 1, 2, 1, 2, 2, 1, 4, 2, 0, 2, 4, 2, 1, 3, 2, 1, 2, 0, 2, 2, 2, 1, 2, 1, 2, 3, 4, 2, 2, 1, 1, 2, 1, 4, 3, 4, 5, 3, 2, 2, 0, 3, 1, 2, 1, 1, 2, 1, 1, 1, 2, 2, 1, 2, 1, 2, 0, 2, 3, 1, 2, 1, 4, 0, 1, 1, 3, 2, 0, 3, 1, 3, 1, 1, 1, 0, 3, 3, 1, 1, 2, 0, 0, 2, 1, 2, 1, 2, 3, 0, 1, 1, 0, 2, 2, 5, 2, 0, 4, 2, 3, 4, 2, 1, 2, 0, 1, 4, 2, 1, 2, 1, 1, 2, 2, 1, 5, 2, 4, 1, 5, 1, 2, 1, 1, 1, 3, 4, 0, 1, 3, 1, 1, 1, 1, 1, 1, 1, 4, 0, 2, 2, 0, 1, 2, 2, 2, 0, 1, 3, 0, 1, 2, 1, 2, 3, 1, 2, 2, 2, 2, 4, 1, 2, 3, 3, 2, 3, 0, 1, 4, 2, 1, 3, 3, 3, 3, 1, 1, 0, 3, 0, 3, 2, 0, 4, 0, 4, 2, 1, 3, 0, 1, 1, 0, 3, 1, 3, 3, 0, 3, 1, 3, 4, 0, 2, 0, 1, 3, 2, 3, 1, 1, 0, 1, 3, 3, 4, 3, 2, 1, 3, 2, 3, 1, 6, 2, 2, 2, 1, 2, 1, 1, 2, 3, 1, 2, 6, 0, 1, 2, 1, 2, 1, 2, 1, 0, 1, 1, 2, 4, 0, 2, 3, 4, 1, 0, 0, 2, 0, 0, 1, 3, 2, 0, 1, 1, 2, 2, 0, 2, 3, 3, 1, 2, 2, 1, 2, 1, 3, 1, 2, 1, 2, 2, 2, 1, 0, 0, 3, 2, 1, 0, 3, 0, 2, 3, 3, 2, 1, 2, 2, 2, 2, 1, 1, 4, 0, 1, 0, 2, 1, 1, 1, 4, 1, 4, 1, 2, 1, 2, 0, 2, 0, 2, 6, 1, 1, 1, 3, 1, 3, 2, 3, 3, 3, 0, 2, 0, 4, 2, 1, 2, 2, 1, 2, 2, 4, 1, 0, 1, 0, 3, 1, 1, 2, 2, 2, 1, 0, 2, 3, 2, 3, 0, 3, 2, 3, 0, 0, 1, 2, 2, 1, 2, 0, 0, 1, 0, 2, 0, 4, 1, 1, 1, 3, 1, 3, 2, 0, 0, 0, 1, 1, 0, 0, 2, 2, 0, 1, 3, 2, 3, 2, 2, 3, 2, 3, 2, 3, 1, 6, 0, 4, 4, 3, 2, 1, 0, 3, 3, 1, 3, 3, 0, 0, 1, 4, 2, 1, 3, 0, 4, 1, 6, 1, 0, 2, 2, 1, 0, 1, 4, 3, 0, 1, 0, 1, 2, 3, 2, 0, 0, 2, 0, 2, 0, 2, 0, 1, 3, 0, 2, 0, 2, 1, 1, 1, 1, 0, 1, 1, 3, 2, 3, 3, 4, 0, 1, 0, 3, 3, 1, 1, 1, 3, 2, 4, 2, 0, 2, 2, 1, 2, 1, 2, 1, 2, 1, 2, 2, 0, 2, 2, 1, 3, 0, 0, 2, 1, 2, 1, 1, 1, 0, 3, 4, 4, 2, 1, 2, 1, 1, 1, 3, 1, 5, 2, 2, 1, 1, 4, 3, 2, 1, 1, 3, 0, 1, 2, 0, 0, 4, 0, 2, 0, 2, 1, 0, 2, 2, 1, 2, 0, 1, 2, 0, 1, 1, 1, 4, 1, 4, 1, 0, 2, 2, 2, 3, 3, 2, 1, 4, 2, 3, 0, 3, 2, 2, 3, 1, 1, 4, 3, 1, 3, 2, 5, 2, 5, 2, 1, 1, 0, 2, 1, 2, 2, 2, 2, 1, 2, 0, 1, 3, 2, 1, 2, 2, 1, 1, 4, 1, 1, 2, 3, 1, 3, 0, 4, 1, 2, 1, 1, 1, 2, 1, 0, 2, 2, 2, 0, 1, 1, 1, 0, 1, 1, 0, 4, 2, 1, 1, 2, 3, 1, 1, 3, 1, 3, 0, 0, 2, 1, 2, 2, 0, 2, 1, 1, 2, 0, 2, 3, 2, 1, 1, 2, 1, 2, 3, 2, 3, 1, 2, 1, 1, 4, 2, 1, 0, 0, 0, 2, 4, 1, 1, 2, 3, 1, 2, 2, 0, 1, 0, 2, 3, 3, 3, 1, 3, 3, 0, 2, 3, 0, 1, 1, 2, 0, 1, 2, 2, 3, 0, 2, 3, 0, 1, 1, 1, 0, 3, 1, 3, 1, 2, 2, 1, 2, 1, 1, 2, 1, 2, 0, 2, 1, 1, 4, 2, 2, 2, 3, 0, 0, 0, 1, 3, 1, 3, 4, 4, 1, 2, 2, 1, 4, 4, 1, 3, 3, 2, 2, 1, 3, 2, 2, 0, 0, 3, 2, 1, 0, 2, 7, 0, 4, 3, 1, 2, 2, 2, 0, 2, 3, 2, 2, 4, 1, 1, 2, 2, 3, 1, 1, 0, 3, 1, 1, 4, 2, 0, 3, 2, 2, 1, 2, 2, 2, 2, 1, 2, 1, 0, 1, 1, 2, 3, 2, 2, 2, 2, 1, 1, 1, 1, 2, 2, 0, 2, 1, 1, 2, 0, 1, 3, 3, 1, 0, 4, 0, 1, 0, 2, 2, 4, 1, 4, 1, 1, 1, 1, 2, 2, 0, 2, 5, 2, 1, 2, 4, 0, 1, 3, 1, 3, 2, 0, 4, 2, 1, 1, 1, 1, 4, 1, 3, 1, 0, 3, 1, 2, 1, 2, 1, 0, 4, 3, 3, 1, 5, 3, 2, 2, 1, 5, 2, 3, 4, 3, 0, 3, 3, 2, 2, 3, 3, 1, 0, 2, 1, 3, 2, 2, 1, 1, 1, 2, 2, 2, 3, 2, 1, 1, 0, 2, 0, 4, 3, 2, 3, 2, 6, 5, 2, 3, 3, 3, 5, 1, 3, 2, 2, 1, 2, 0, 0, 3, 5, 2, 1, 2, 1, 1, 0, 2, 2, 1, 4, 2, 2, 2, 1, 1, 4, 2, 1, 2, 2, 0, 1, 2, 3, 3, 1, 2, 2, 2, 3, 0, 3, 1, 2, 1, 0, 0, 1, 3, 2, 2, 3, 1, 1, 0, 2, 1, 3, 2, 0, 2, 1, 0, 3, 2, 2, 2, 2, 2, 1, 0, 2, 1, 0, 3, 2, 2, 0, 3, 1, 1, 3, 3, 2, 2, 4, 3, 1, 1, 0, 0, 1, 1, 0, 1, 3, 2, 2, 1, 1, 1, 3, 1, 1, 1, 2, 1, 2, 0, 2, 1, 2, 2, 1, 2, 0, 2, 3, 1, 4, 5, 2, 1, 2, 1, 4, 2, 2, 1, 2, 2, 3, 0, 1, 3, 1, 0, 4, 3, 1, 1, 3, 2, 1, 1, 2, 1, 0, 2, 3, 2, 1, 1, 1, 3, 2, 1, 0, 1, 1, 2, 1, 3, 2, 3, 1, 1, 0, 2, 3, 3, 2, 2, 3, 2, 2, 3, 0, 2, 2, 1, 3, 2, 3, 1, 2, 3, 3, 1, 0, 4, 1, 1, 3, 3, 2, 3, 1, 2, 1, 2, 3, 3, 3, 1, 2, 1, 0, 2, 3, 1, 1, 2, 1, 1, 0, 0, 2, 1, 2, 1, 0, 1, 1, 3, 2, 2, 1, 2, 2, 0, 0, 1, 3, 0, 2, 1, 3, 2, 0, 0, 1, 4, 2, 2, 2, 3, 4, 3, 1, 2, 1, 2, 0, 2, 2, 3, 2, 2, 3, 3, 1, 1, 2, 1, 2, 3, 1, 2, 3, 2, 4, 1, 1, 2, 1, 3, 0, 3, 3, 2, 1, 3, 3, 3, 1, 3, 1, 2, 3, 2, 3, 0, 1, 3, 2, 2, 3, 0, 2, 1, 3, 4, 2, 1, 3, 0, 2, 0, 4, 3, 3, 1, 1, 2, 2, 2, 2, 6, 3, 3, 5, 4, 3, 2, 2, 4, 2, 3, 5, 2, 3, 4, 1, 2, 0, 2, 2, 0, 1, 2, 2, 0, 2, 0, 0, 2, 4, 1, 1, 2, 2, 1, 3, 2, 3, 2, 3, 3, 1, 3, 1, 1, 2, 1, 4, 2, 2, 2, 4, 3, 4, 0, 1, 1, 2, 0, 4, 2, 1, 4, 2, 3, 6, 3, 0, 0, 5, 1, 2, 0, 1, 2, 2, 2, 3, 2, 2, 0, 4, 1, 4, 1, 1, 4, 1, 4, 2, 3, 2, 1, 3, 1, 4, 1, 4, 3, 0, 2, 2, 1, 3, 2, 3, 3, 2, 3, 1, 0, 3, 4, 2, 2, 4, 6, 3, 3, 3, 3, 1, 2, 1, 0, 1, 1, 3, 2, 3, 1, 4, 1, 3, 2, 1, 2, 4, 1, 2, 2, 1, 0, 2, 1, 1, 3, 2, 0, 0, 2, 3, 4, 3, 3, 1, 2, 1, 2, 4, 2, 2, 2, 0, 2, 1, 4, 0, 0, 1, 1, 3, 3, 2, 3, 2, 3, 4, 3, 1, 2, 2, 3, 2, 2, 0, 0, 2, 2, 0, 1, 1, 1, 1, 1, 1, 1, 4, 1, 0, 1, 3, 1, 1, 3, 0, 1, 2, 1, 1, 2, 2, 2, 1, 4, 2, 0, 1, 3, 2, 0, 0, 0, 1, 0, 1, 3, 3, 1, 0, 1, 1, 0, 3, 1, 1, 0, 2, 3, 1, 0, 3, 1, 2, 2, 2, 1, 3, 3, 4, 3, 1, 0, 1, 1, 4, 2, 0, 1, 3, 2, 2, 2, 1, 1, 1, 1, 3, 2, 3, 1, 2, 1, 3, 0, 1, 2, 0, 3, 2, 3, 2, 1, 1, 1, 2, 1, 2, 2, 4, 1, 1, 0, 2, 1, 0, 2, 2, 1, 0, 2, 0, 2, 1, 3, 6, 3, 1, 3, 0, 1, 3, 1, 1, 3, 3, 2, 4, 3, 2, 3, 0, 3, 1, 3, 3, 4, 2, 0, 1, 2, 1, 3, 3, 1, 1, 0, 3, 0, 4, 2, 2, 2, 3, 4, 3, 2, 3, 4, 4, 1, 3, 1, 1, 3, 1, 2, 1, 1, 3, 2, 3, 3, 1, 3, 1, 3, 2, 0, 1, 0, 0, 1, 3, 2, 2, 2, 1, 1, 2, 1, 3, 2, 2, 4, 0, 2, 1, 3, 1, 0, 3, 1, 2, 1, 1, 2, 1, 3, 3, 3, 1, 3, 3, 2, 1, 2, 3, 1, 0, 1, 2, 2, 3, 2, 4, 2, 1, 3, 0, 2, 1, 1, 3, 2, 2, 1, 2, 1, 3, 2, 4, 2, 2, 3, 2, 0, 3, 4, 1, 0, 1, 4, 6, 2, 2, 0, 0, 3, 0, 2, 2, 2, 1, 2, 1, 1, 2, 2, 0, 3, 1, 4, 3, 2, 4, 2, 0, 0, 2, 1, 3, 2, 1, 2, 2, 3, 2, 3, 2, 1, 1, 0, 3, 1, 1, 4, 2, 1, 1, 3, 3, 2, 1, 3, 2, 0, 2, 0, 0, 0, 0, 2, 0, 3, 1, 2, 1, 0, 1, 1, 1, 2, 2, 2, 0, 3, 0, 1, 1, 1, 1, 2, 1, 2, 2, 2, 1, 3, 2, 1, 0, 1, 1, 3, 3, 2, 0, 0, 2, 1, 3, 1, 1, 2, 0, 3, 3, 2, 0, 2, 0, 1, 3, 0, 2, 1, 2, 1, 2, 4, 0, 0, 2, 1, 3, 5, 3, 1, 0, 1, 2, 1, 2, 2, 1, 2, 1, 2, 2, 1, 3, 0, 2, 2, 3, 2, 1, 1, 3, 2, 4, 2, 1, 3, 4, 4, 0, 2, 1, 0, 1, 2, 1, 0, 2, 1, 2, 0, 2, 1, 1, 2, 1, 0, 0, 2, 0, 2, 2, 0, 0, 2, 2, 3, 1, 0, 0, 0, 0, 1, 0, 1, 1, 1, 0, 1, 1, 0, 0, 2, 1, 1, 2, 1, 0, 2, 0, 1, 2, 2, 3, 3, 1, 2, 0, 1, 0, 1, 1, 3, 1, 4, 1, 5, 3, 0, 1, 1, 2, 3, 3, 1, 3, 1, 1, 1, 1, 0, 2, 1, 1, 1, 3, 1, 4, 0, 0, 2, 1, 0, 1, 1, 3, 1, 1, 1, 0, 2, 1, 2, 2, 2, 0, 1, 3, 1, 4, 2, 2, 1, 3, 1, 0, 6, 0, 2, 0, 1, 1, 3, 2, 2, 2, 1, 2, 0, 3, 2, 0, 1, 1, 1, 4, 3, 3, 1, 0, 1, 1, 2, 2, 2, 1, 1, 1, 1, 0, 2, 2, 3, 0, 1, 5, 2, 1, 0, 0, 2, 2, 1, 1, 1, 5, 2, 0, 1, 1, 1, 2, 2, 1, 5, 1, 2, 2, 1, 1, 1, 2, 0, 3, 0, 1, 0, 1, 1, 0, 1, 2, 1, 0, 2, 1, 1, 2, 5, 0, 1, 0, 3, 0, 0, 1, 3, 3, 2, 3, 3, 1, 1, 1, 0, 2, 0, 1, 2, 1, 0, 1, 1, 3, 2, 3, 3, 3, 0, 1, 4, 2, 2, 1, 1, 1, 1, 4, 1, 0, 2, 0, 4, 0, 2, 4, 1, 0, 2, 2, 3, 1, 0, 0, 3, 3, 2, 5, 2, 3, 1, 0, 2, 1, 2, 3, 4, 2, 0, 3, 0, 3, 0, 2, 1, 4, 1, 2, 2, 1, 1, 2, 1, 1, 2, 1, 2, 4, 4, 4, 1, 3, 1, 3, 2, 5, 4, 5, 2, 3, 4, 0, 2, 2, 1, 3, 3, 1, 0, 0, 2, 3, 2, 4, 3, 1, 4, 3, 3, 3, 2, 4, 4, 3, 3, 2, 0, 1, 4, 0, 1, 2, 2, 1, 2, 2, 1, 2, 0, 1, 1, 0, 1, 3, 2, 1, 1, 2, 3, 2, 2, 2, 2, 3, 1, 1, 2, 2, 1, 4, 0, 0, 1, 4, 5, 2, 2, 3, 0, 1, 1, 2, 3, 3, 2, 1, 5, 2, 2, 2, 0, 1, 1, 4, 4, 3, 2, 2, 4, 1, 2, 3, 2, 2, 1, 2, 0, 2, 1, 3, 2, 2, 3, 2, 1, 2, 5, 2, 4, 1, 1, 1, 2, 2, 1, 4, 2, 3, 3, 2, 3, 1, 3, 2, 2, 1, 3, 3, 2, 4, 5, 2, 3, 3, 4, 4, 3, 2, 3, 4, 2, 2, 2, 2, 1, 3, 1, 1, 3, 1, 4, 2, 4, 2, 4, 1, 1, 3, 1, 1, 4, 3, 1, 1, 2, 2, 1, 1, 2, 1, 2, 2, 4, 2, 2, 3, 2, 1, 1, 4, 2, 1, 3, 0, 3, 3, 2, 2, 2, 1, 0, 0, 0, 1, 1, 4, 2, 2, 3, 0, 0, 0, 2, 1, 1, 1, 2, 1, 1, 3, 2, 1, 4, 3, 2, 4, 1, 3, 3, 2, 2, 3, 2, 4, 4, 3, 2, 3, 2, 2, 2, 2, 2, 1, 3, 1, 0, 0, 2, 2, 3, 0, 1, 2, 3, 3, 2, 6, 3, 0, 1, 3, 1, 1, 1, 1, 1, 2, 1, 2, 3, 3, 2, 2, 0, 1, 1, 2, 2, 0, 2, 0, 1, 3, 1, 3, 1, 1, 2, 1, 1, 2, 4, 5, 3, 2, 1, 4, 3, 2, 4, 2, 1, 1, 0, 2, 4, 2, 3, 1, 2, 0, 2, 1, 2, 4, 1, 2, 2, 5, 4, 2, 0, 1, 2, 2, 2, 2, 1, 5, 0, 0, 3, 6, 3, 3, 3, 1, 2, 2, 5, 1, 1, 2, 1, 0, 1, 4, 1, 4, 2, 2, 1, 0, 1, 1, 0, 2, 1, 3, 2, 3, 1, 2, 3, 2, 4, 0, 1, 2, 3, 1, 3, 0, 2, 1, 1, 2, 3, 2, 2, 0, 0, 1, 2, 2, 2, 2, 3, 0, 2, 1, 1, 1, 1, 1, 1, 2, 1, 0, 1, 1, 2, 2, 2, 2, 3, 3, 0, 2, 2, 3, 0, 2, 2, 3, 2, 1, 1, 4, 1, 2, 1, 0, 2, 1, 4, 2, 3, 4, 3, 3, 2, 3, 2, 5, 0, 3, 2, 2, 1, 2, 1, 0, 0, 1, 2, 3, 3, 2, 2, 2, 1, 3, 2, 2, 2, 0, 0, 3, 1, 3, 3, 3, 1, 3, 1, 2, 1, 0, 1, 2, 1, 1, 1, 1, 1, 3, 1, 1, 2, 0, 3, 2, 3, 2, 3, 2, 3, 4, 3, 1, 3, 4, 1, 2, 2, 0, 3, 2, 4, 3, 4, 2, 2, 1, 1, 2, 1, 1, 1, 2, 3, 5, 1, 2, 2, 2, 2, 2, 3, 3, 2, 0, 1, 0, 1, 0, 3, 1, 2, 1, 1, 3, 3, 1, 3, 0, 1, 2, 0, 2, 1, 3, 2, 1, 0, 2, 1, 1, 5, 4, 3, 1, 2, 2, 1, 2, 3, 2, 4, 1, 4, 2, 3, 2, 3, 1, 2, 2, 1, 3, 1, 1, 0, 1, 2, 0, 0, 0, 1, 1, 0, 0, 2, 1, 2, 2, 3, 1, 2, 0, 0, 1, 0, 0, 0, 2, 3, 0, 2, 1, 1, 2, 3, 1, 1, 1, 3, 1, 1, 0, 2, 0, 3, 3, 2, 0, 2, 1, 1, 2, 2, 1, 3, 1, 2, 1, 0, 0, 2, 0, 2, 2, 1, 0, 2, 1, 2, 3, 1, 0, 1, 2, 1, 4, 1, 0, 3, 2, 1, 2, 2, 0, 2, 0, 0, 1, 2, 1, 0, 1, 0, 0, 3, 4, 1, 1, 3, 0, 1, 3, 1, 2, 2, 1, 3, 0, 1, 0, 2, 1, 3, 1, 1, 2, 0, 1, 2, 3, 1, 1, 2, 2, 2, 3, 2, 1, 3, 3, 2, 1, 1, 2, 0, 1, 0, 2, 1, 3, 1, 2, 1, 2, 2, 0, 3, 2, 2, 1, 3, 2, 3, 1, 3, 3, 2, 1, 1, 1, 1, 1, 4, 1, 3, 2, 2, 0, 2, 2, 2, 2, 2, 2, 2, 3, 0, 2, 2, 0, 2, 1, 0, 3, 4, 0, 2, 3, 4, 1, 1, 3, 2, 3, 0, 3, 2, 1, 2, 3, 1, 4, 1, 0, 3, 2, 1, 1, 4, 0, 1, 0, 1, 1, 2, 0, 1, 1, 3, 2, 1, 2, 3, 1, 2, 2, 0, 3, 3, 5, 2, 1, 2, 0, 2, 1, 2, 2, 0, 2, 1, 1, 1, 0, 2, 0, 1, 4, 2, 4, 3, 1, 3, 1, 2, 1, 1, 3, 1, 1, 2, 3, 2, 1, 2, 4, 1, 2, 0, 3, 1, 3, 3, 2, 0, 1, 2, 1, 1, 0, 1, 0, 1, 3, 1, 2, 4, 3, 3, 2, 1, 1, 2, 0, 1, 1, 2, 2, 0, 1, 4, 1, 0, 3, 1, 3, 2, 4, 3, 1, 1, 0, 0, 1, 1, 3, 2, 2, 4, 0, 3, 2, 2, 1, 1, 2, 1, 2, 3, 0, 2, 2, 2, 2, 2, 1, 3, 2, 0, 1, 1, 2, 1, 3, 2, 3, 3, 4, 1, 0, 2, 0, 2, 2, 2, 3, 2, 2, 3, 1, 2, 0, 3, 4, 1, 5, 0, 3, 1, 3, 1, 1, 2, 1, 2, 1, 2, 2, 1, 3, 1, 2, 2, 1, 3, 2, 1, 1, 1, 3, 3, 2, 1, 2, 0, 2, 1, 2, 1, 2, 3, 0, 0, 4, 1, 2, 1, 2, 2, 1, 0, 3, 2, 3, 1, 0, 6, 4, 0, 3, 2, 2, 1, 2, 1, 2, 2, 2, 1, 3, 4, 1, 2, 2, 2, 0, 2, 3, 3, 1, 1, 2, 4, 2, 1, 1, 2, 2, 1, 2, 2, 2, 2, 1, 0, 2, 1, 3, 1, 0, 0, 1, 1, 2, 2, 0, 2, 3, 2, 0, 1, 0, 3, 1, 4, 1, 1, 1, 5, 3, 3, 1, 1, 1, 1, 3, 1, 3, 0, 2, 1, 0, 3, 0, 0, 1, 0, 2, 2, 5, 0, 1, 1, 2, 1, 2, 3, 2, 2, 0, 2, 0, 0, 0, 2, 2, 3, 1, 2, 3, 2, 0, 3, 2, 1, 2, 3, 0, 2, 1, 0, 4, 2, 2, 3, 3, 1, 2, 1, 2, 1, 2, 2, 2, 3, 3, 3, 2, 1, 3, 1, 1, 0, 0, 2, 1, 2, 1, 0, 3, 1, 0, 2, 1, 2, 2, 2, 0, 2, 2, 0, 1, 2, 0, 3, 3, 0, 1, 1, 4, 1, 1, 3, 2, 1, 0, 2, 2, 4, 6, 2, 0, 0, 0, 2, 0, 3, 1, 3, 2, 1, 0, 2, 1, 1, 1, 2, 3, 3, 3, 1, 2, 3, 2, 0, 0, 3, 0, 1, 0, 1, 2, 1, 1, 2, 1, 1, 0, 3, 0, 1, 1, 4, 1, 3, 1, 3, 1, 1, 1, 2, 2, 4, 6, 1, 0, 0, 3, 1, 3, 3, 1, 3, 0, 2, 2, 1, 1, 2, 1, 2, 1, 1, 3, 5, 5, 3, 0, 1, 2, 5, 2, 1, 3, 1, 1, 1, 6, 1, 5, 3, 4, 1, 2, 1, 4, 0, 4, 2, 2, 3, 1, 2, 0, 2, 1, 1, 2, 2, 2, 3, 2, 4, 2, 0, 3, 1, 2, 2, 2, 2, 1, 2, 0, 0, 3, 2, 0, 1, 4, 5, 0, 3, 0, 2, 2, 3, 2, 3, 1, 2, 3, 1, 2, 1, 2, 1, 1, 5, 0, 2, 1, 1, 2, 0, 4, 1, 0, 2, 3, 0, 1, 4, 2, 2, 1, 0, 0, 1, 0, 0, 1, 0, 0, 2, 0, 0, 1, 3, 1, 0, 0, 1, 1, 3, 2, 2, 0, 4, 1, 2, 3, 0, 0, 2, 1, 1, 2, 2, 2, 1, 2, 1, 0, 3, 2, 0, 2, 3, 3, 2, 0, 3, 4, 0, 0, 1, 2, 2, 2, 3, 2, 3, 2, 1, 2, 3, 2, 0, 2, 1, 3, 2, 3, 1, 0, 3, 2, 2, 2, 0, 2, 0, 2, 3, 2, 1, 0, 3, 0, 0, 2, 2, 1, 2, 4, 2, 2, 3, 4, 2, 4, 1, 3, 3, 1, 2, 2, 1, 2, 1, 1, 2, 0, 1, 2, 0, 2, 1, 4, 2, 1, 1, 3, 1, 3, 0, 2, 3, 4, 2, 1, 0, 1, 3, 4, 3, 2, 2, 2, 3, 2, 1, 1, 2, 1, 3, 3, 1, 4, 2, 1, 2, 0, 6, 2, 2, 1, 1, 0, 3, 0, 2, 3, 2, 1, 3, 1, 1, 2, 1, 2, 1, 1, 2, 0, 3, 1, 2, 3, 1, 0, 2, 2, 2, 1, 0, 2, 2, 3, 1, 2, 4, 2, 1, 2, 4, 2, 1, 2, 2, 1, 3, 1, 1, 1, 3, 1, 2, 1, 3, 2, 3, 1, 3, 2, 2, 2, 2, 0, 1, 3, 1, 1, 1, 2, 1, 0, 0, 2, 2, 1, 1, 2, 4, 2, 1, 0, 3, 1, 2, 2, 1, 2, 2, 3, 3, 2, 0, 1, 0, 1, 2, 4, 1, 2, 6, 3, 2, 1, 2, 2, 0, 0, 1, 0, 2, 1, 2, 3, 1, 1, 2, 3, 1, 3, 3, 2, 2, 2, 1, 5, 0, 4, 2, 3, 1, 2, 0, 0, 6, 1, 4, 1, 2, 0, 3, 2, 2, 2, 1, 1, 4, 1, 4, 4, 2, 3, 2, 1, 2, 3, 3, 2, 1, 1, 1, 2, 3, 3, 2, 1, 1, 1, 3, 2, 3, 1, 2, 2, 2, 1, 4, 1, 2, 1, 3, 3, 1, 1, 2, 2, 1, 2, 2, 3, 5, 1, 1, 3, 3, 1, 0, 0, 5, 1, 4, 5, 2, 3, 3, 1, 0, 1, 1, 1, 0, 5, 3, 2, 0, 0, 2, 3, 1, 1, 0, 0, 0, 2, 2, 0, 1, 0, 2, 0, 2, 4, 0, 4, 2, 4, 3, 1, 0, 1, 1, 2, 1, 0, 2, 2, 2, 0, 1, 0, 0, 4, 0, 2, 1, 1, 1, 1, 1, 0, 2, 5, 3, 0, 1, 0, 3, 1, 0, 0, 1, 3, 2, 1, 1, 1, 1, 2, 1, 3, 2, 1, 2, 0, 2, 1, 0, 0, 0, 1, 1, 0, 1, 2, 3, 3, 3, 0, 1, 0, 2, 0, 0, 1, 2, 1, 1, 1, 0, 1, 1, 1, 0, 0, 2, 2, 1, 1, 2, 1, 1, 0, 1, 1, 3, 3, 1, 2, 1, 1, 1, 1, 2, 0, 1, 1, 1, 1, 2, 1, 4, 1, 0, 3, 3, 2, 2, 5, 1, 3, 2, 2, 2, 0, 5, 1, 0, 1, 2, 2, 3, 2, 2, 1, 3, 0, 3, 2, 4, 1, 3, 4, 3, 1, 0, 0, 3, 1, 3, 2, 2, 1, 4, 2, 2, 1, 0, 2, 1, 3, 3, 0, 1, 1, 3, 4, 3, 3, 2, 1, 0, 2, 3, 2, 2, 1, 1, 2, 4, 3, 4, 2, 3, 3, 3, 3, 1, 4, 2, 3, 1, 2, 1, 2, 1, 2, 2, 2, 1, 3, 1, 2, 3, 3, 1, 2, 1, 3, 2, 4, 3, 0, 3, 3, 3, 2, 1, 2, 2, 2, 3, 3, 2, 4, 4, 2, 2, 2, 0, 1, 5, 6, 2, 1, 2, 2, 2, 3, 2, 4, 4, 2, 3, 1, 3, 0, 2, 1, 2, 4, 3, 3, 3, 1, 1, 0, 2, 4, 2, 1, 0, 1, 0, 0, 1, 2, 3, 3, 4, 2, 1, 1, 1, 1, 2, 4, 1, 2, 1, 1, 2, 4, 1, 2, 1, 2, 2, 2, 1, 2, 1, 2, 1, 1, 1, 1, 3, 3, 2, 1, 0, 2, 2, 2, 2, 1, 4, 2, 1, 3, 1, 3, 1, 1, 2, 0, 3, 1, 3, 2, 1, 1, 1, 0, 1, 3, 1, 2, 2, 2, 2, 0, 3, 3, 2, 0, 1, 3, 1, 2, 2, 1, 2, 4, 3, 2, 1, 2, 0, 2, 2, 1, 4, 1, 1, 0, 0, 1, 4, 3, 2, 3, 5, 0, 1, 2, 3, 0, 1, 3, 0, 1, 2, 1, 1, 1, 3, 1, 3, 4, 2, 3, 3, 1, 4, 0, 2, 1, 2, 1, 1, 3, 3, 2, 2, 0, 7, 1, 5, 4, 4, 2, 3, 3, 2, 3, 1, 4, 3, 3, 3, 2, 1, 1, 2, 2, 2, 3, 0, 2, 2, 3, 1, 4, 2, 3, 3, 2, 3, 1, 1, 2, 2, 1, 3, 1, 3, 2, 1, 2, 1, 3, 2, 3, 3, 4, 4, 0, 3, 3, 3, 2, 3, 3, 4, 4, 5, 3, 4, 0, 3, 2, 2, 2, 5, 1, 2, 1, 3, 1, 2, 2, 2, 3, 1, 4, 5, 2, 1, 2, 4, 1, 4, 0, 1, 3, 3, 1, 3, 1, 1, 2, 2, 2, 4, 3, 1, 3, 4, 1, 1, 0, 3, 2, 3, 2, 2, 1, 1, 4, 0, 1, 1, 1, 3, 0, 4, 1, 3, 0, 3, 1, 5, 2, 2, 0, 2, 3, 1, 2, 1, 3, 3, 5, 2, 3, 2, 1, 0, 0, 0, 2, 3, 2, 2, 2, 2, 4, 3, 2, 3, 5, 2, 2, 4, 0, 4, 2, 2, 2, 3, 1, 2, 2, 0, 2, 1, 2, 1, 2, 3, 0, 0, 0, 1, 2, 2, 2, 4, 2, 1, 1, 0, 4, 4, 1, 1, 1, 2, 3, 2, 2, 1, 1, 4, 2, 5, 4, 0, 3, 1, 1, 2, 2, 4, 3, 5, 3, 1, 3, 1, 3, 2, 1, 1, 2, 2, 2, 2, 3, 1, 6, 3, 2, 2, 2, 1, 1, 1, 2, 1, 1, 3, 3, 1, 1, 1, 1, 2, 2, 1, 1, 3, 2, 2, 1, 2, 3, 4, 4, 0, 1, 2, 2, 3, 3, 0, 2, 1, 2, 1, 2, 1, 2, 3, 3, 1, 5, 4, 3, 1, 1, 4, 1, 1, 2, 3, 2, 5, 1, 0, 2, 3, 2, 1, 0, 2, 2, 4, 4, 3, 1, 2, 2, 1, 1, 1, 2, 4, 2, 1, 2, 4, 1, 2, 3, 3, 2, 2, 1, 2, 1, 4, 5, 1, 2, 0, 1, 3, 1, 2, 4, 2, 1, 2, 3, 2, 2, 0, 2, 3, 2, 4, 3, 2, 2, 1, 3, 1, 3, 3, 2, 2, 3, 3, 3, 3, 1, 2, 3, 2, 1, 3, 1, 1, 1, 0, 2, 1, 1, 0, 2, 2, 3, 3, 3, 1, 2, 1, 0, 0, 1, 2, 1, 2, 2, 2, 2, 4, 1, 1, 2, 1, 3, 2, 2, 3, 2, 5, 2, 3, 1, 2, 1, 2, 2, 1, 4, 2, 2, 1, 3, 3, 2, 0, 0, 4, 3, 2, 2, 2, 1, 1, 3, 1, 2, 2, 3, 5, 3, 1, 2, 1, 4, 2, 1, 2, 1, 1, 2, 2, 0, 0, 2, 3, 0, 2, 3, 5, 2, 2, 2, 2, 2, 2, 4, 1, 2, 3, 1, 3, 3, 0, 1, 2, 2, 2, 2, 2, 0, 2, 5, 0, 1, 2, 2, 3, 3, 1, 1, 1, 1, 0, 1, 3, 1, 1, 3, 2, 2, 3, 2, 1, 2, 2, 1, 1, 1, 3, 1, 1, 0, 1, 1, 3, 5, 1, 1, 1, 1, 1, 1, 2, 5, 1, 3, 1, 2, 2, 2, 2, 2, 1, 4, 1, 1, 2, 4, 1, 2, 1, 1, 1, 1, 1, 1, 5, 3, 0, 1, 1, 2, 2, 3, 0, 2, 2, 1, 3, 2, 1, 1, 1, 2, 2, 2, 2, 2, 1, 1, 3, 3, 0, 2, 0, 4, 2, 1, 4, 3, 1, 2, 2, 3, 0, 0, 1, 2, 2, 2, 1, 3, 1, 1, 2, 1, 0, 2, 1, 2, 2, 0, 1, 1, 1, 2, 1, 2, 1, 4, 0, 3, 1, 0, 3, 1, 2, 3, 1, 1, 1, 3, 1, 1, 3, 2, 0, 4, 2, 1, 2, 3, 1, 1, 2, 2, 1, 2, 1, 1, 2, 2, 1, 0, 2, 3, 1, 2, 0, 3, 2, 2, 3, 2, 0, 2, 0, 1, 2, 4, 1, 0, 0, 2, 0, 1, 1, 1, 0, 0, 1, 1, 1, 2, 1, 1, 0, 0, 2, 4, 2, 2, 3, 3, 3, 1, 1, 3, 2, 1, 2, 1, 3, 4, 2, 0, 2, 1, 0, 0, 4, 2, 3, 1, 1, 1, 1, 1, 2, 1, 2, 3, 2, 0, 2, 2, 5, 2, 3, 3, 2, 2, 1, 1, 3, 1, 0, 0, 1, 3, 0, 2, 1, 4, 1, 2, 2, 1, 3, 1, 1, 1, 1, 2, 3, 1, 2, 0, 0, 2, 3, 1, 2, 1, 2, 5, 1, 3, 3, 2, 1, 0, 1, 2, 2, 4, 3, 4, 2, 3, 1, 3, 1, 2, 1, 1, 2, 2, 3, 3, 2, 6, 3, 2, 3, 2, 2, 3, 1, 1, 1, 0, 1, 1, 2, 2, 3, 1, 4, 1, 2, 0, 0, 0, 3, 2, 2, 3, 1, 0, 1, 0, 3, 1, 3, 3, 1, 1, 0, 3, 0, 4, 1, 0, 2, 2, 1, 0, 1, 1, 2, 2, 0, 3, 1, 0, 4, 0, 3, 1, 1, 4, 3, 0, 3, 3, 0, 0, 3, 3, 0, 1, 4, 1, 0, 2, 2, 1, 0, 1, 2, 1, 1, 4, 3, 1, 1, 1, 2, 0, 2, 4, 1, 2, 2, 1, 2, 0, 4, 1, 3, 2, 2, 1, 4, 2, 0, 1, 1, 4, 2, 2, 1, 2, 1, 0, 2, 1, 4, 2, 1, 2, 4, 1, 3, 3, 2, 0, 2, 2, 3, 1, 3, 2, 1, 1, 1, 1, 1, 2, 3, 1, 1, 1, 2, 3, 2, 1, 4, 2, 3, 2, 3, 3, 3, 2, 1, 0, 4, 0, 2, 1, 1, 2, 3, 1, 2, 3, 0, 1, 0, 1, 3, 2, 2, 4, 2, 1, 2, 0, 3, 2, 2, 2, 5, 0, 4, 1, 1, 4, 2, 1, 1, 1, 1, 1, 1, 2, 2, 1, 2, 1, 1, 4, 3, 1, 0, 1, 1, 3, 0, 2, 4, 0, 1, 1, 2, 0, 4, 0, 1, 2, 2, 4, 4, 4, 1, 2, 1, 3, 1, 2, 3, 2, 1, 1, 2, 1, 0, 1, 0, 0, 1, 1, 1, 0, 1, 0, 0, 2, 2, 2, 1, 1, 1, 1, 0, 2, 2, 0, 2, 2, 1, 3, 1, 2, 1, 1, 2, 4, 2, 2, 0, 1, 1, 2, 2, 1, 2, 2, 0, 1, 3, 1, 2, 1, 1, 2, 2, 1, 1, 3, 2, 0, 1, 1, 1, 2, 2, 3, 1, 0, 0, 0, 1, 0, 2, 1, 3, 3, 0, 0, 3, 1, 2, 2, 0, 2, 1, 1, 1, 2, 0, 3, 2, 0, 2, 1, 2, 2, 2, 0, 2, 3, 0, 1, 2, 2, 1, 2, 1, 1, 3, 2, 2, 1, 2, 1, 1, 3, 1, 4, 2, 2, 2, 1, 0, 0, 1, 0, 1, 3, 1, 2, 1, 3, 1, 2, 0, 2, 2, 1, 1, 2, 0, 0, 1, 2, 2, 2, 3, 0, 0, 3, 1, 1, 1, 2, 2, 2, 1, 0, 2, 1, 2, 0, 1, 0, 1, 2, 0, 2, 2, 2, 0, 4, 1, 2, 2, 1, 1, 1, 1, 3, 1, 0, 2, 3, 2, 4, 2, 1, 2, 2, 2, 0, 2, 1, 1, 1, 4, 1, 3, 1, 2, 2, 1, 2, 1, 3, 0, 2, 1, 1, 1, 2, 1, 5, 1, 0, 2, 2, 5, 2, 0, 2, 2, 1, 2, 0, 2, 4, 2, 0, 2, 0, 0, 2, 2, 3, 3, 1, 2, 2, 3, 2, 1, 2, 1, 2, 5, 1, 2, 3, 4, 1, 0, 2, 1, 2, 2, 0, 2, 1, 2, 3, 3, 2, 2, 0, 1, 1, 2, 2, 1, 2, 2, 2, 1, 3, 0, 1, 2, 1, 2, 2, 2, 2, 2, 0, 1, 1, 2, 0, 2, 4, 0, 3, 1, 0, 5, 3, 0, 1, 1, 1, 4, 0, 1, 1, 0, 0, 3, 4, 0, 1, 1, 0, 3, 2, 2, 3, 1, 3, 2, 0, 1, 1, 1, 1, 2, 1, 1, 2, 0, 2, 2, 1, 2, 1, 1, 1, 3, 0, 1, 3, 0, 2, 3, 4, 0, 2, 1, 0, 2, 1, 1, 0, 1, 1, 3, 0, 3, 0, 1, 1, 1, 2, 2, 2, 4, 1, 1, 3, 2, 1, 2, 1, 1, 0, 1, 2, 3, 2, 2, 2, 4, 1, 3, 1, 1, 1, 0, 2, 1, 7, 4, 3, 1, 3, 0, 2, 1, 1, 4, 1, 3, 2, 1, 2, 2, 1, 2, 0, 2, 2, 1, 1, 3, 2, 3, 1, 2, 2, 0, 4, 2, 2, 1, 2, 3, 2, 1, 1, 0, 3, 3, 0, 0, 4, 0, 1, 2, 0, 0, 1, 4, 2, 1, 1, 1, 3, 1, 3, 1, 1, 1, 1, 1, 3, 1, 1, 3, 1, 0, 1, 2, 2, 4, 0, 2, 0, 3, 0, 2, 2, 1, 1, 2, 2, 3, 1, 3, 4, 2, 3, 3, 0, 1, 1, 0, 2, 3, 0, 2, 0, 2, 0, 2, 2, 0, 1, 0, 3, 1, 1, 3, 0, 3, 2, 0, 2, 2, 2, 2, 1, 2, 2, 4, 1, 4, 2, 2, 0, 0, 3, 3, 1, 1, 2, 1, 0, 1, 2, 0, 1, 0, 0, 2, 1, 2, 5, 2, 0, 2, 1, 0, 2, 0, 1, 2, 3, 1, 1, 0, 2, 3, 0, 1, 1, 1, 2, 2, 1, 1, 0, 0, 2, 2, 1, 1, 3, 1, 2, 0, 2, 1, 2, 1, 0, 1, 3, 1, 2, 0, 2, 1, 1, 1, 1, 2, 1, 1, 0, 1, 0, 2, 2, 2, 3, 2, 0, 4, 2, 1, 1, 1, 2, 2, 2, 2, 1, 1, 0, 3, 3, 1, 1, 2, 4, 0, 2, 1, 2, 2, 3, 0, 2, 3, 2, 3, 3, 3, 2, 0, 1, 0, 1, 3, 3, 3, 2, 0, 0, 2, 3, 1, 3, 2, 1, 0, 2, 3, 5, 3, 2, 1, 1, 0, 1, 2, 2, 1, 0, 1, 3, 1, 2, 1, 1, 2, 1, 2, 1, 3, 2, 2, 3, 2, 1, 1, 1, 3, 1, 1, 3, 5, 3, 2, 1, 1, 3, 2, 1, 4, 1, 0, 1, 3, 1, 1, 1, 2, 2, 2, 2, 2, 1, 2, 0, 2, 1, 2, 1, 2, 2, 2, 1, 2, 2, 3, 2, 2, 2, 2, 2, 1, 2, 1, 1, 1, 0, 3, 3, 2, 5, 0, 3, 2, 2, 1, 1, 1, 0, 5, 0, 4, 2, 1, 1, 4, 3, 0, 1, 2, 2, 4, 4, 3, 2, 2, 4, 1, 4, 4, 2, 1, 1, 4, 3, 3, 1, 0, 3, 4, 1, 1, 2, 0, 2, 2, 2, 3, 2, 4, 1, 3, 1, 2, 2, 3, 3, 1, 2, 1, 0, 1, 3, 1, 1, 1, 2, 1, 0, 2, 1, 6, 2, 0, 2, 2, 3, 1, 0, 2, 2, 0, 0, 3, 1, 2, 2, 1, 2, 3, 3, 1, 2, 3, 1, 3, 3, 2, 3, 4, 2, 0, 2, 1, 5, 0, 1, 1, 0, 1, 2, 3, 2, 1, 5, 1, 1, 2, 2, 1, 2, 2, 3, 3, 2, 0, 1, 2, 2, 1, 1, 1, 2, 0, 2, 0, 2, 0, 1, 4, 3, 2, 2, 3, 1, 1, 0, 0, 1, 2, 2, 0, 1, 3, 0, 2, 2, 3, 3, 2, 0, 1, 2, 3, 1, 2, 0, 0, 2, 2, 1, 3, 0, 0, 2, 3, 1, 0, 0, 2, 1, 0, 1, 4, 1, 3, 3, 0, 1, 3, 1, 0, 2, 1, 1, 3, 2, 3, 1, 2, 1, 2, 1, 1, 1, 0, 3, 1, 3, 2, 0, 1, 1, 2, 2, 1, 4, 1, 2, 1, 0, 0, 2, 1, 4, 0, 2, 2, 3, 1, 2, 2, 1, 5, 1, 0, 2, 2, 2, 0, 0, 1, 1, 2, 3, 1, 2, 3, 2, 0, 0, 4, 0, 3, 1, 2, 2, 3, 1, 2, 3, 1, 1, 4, 1, 2, 3, 2, 0, 1, 1, 1, 0, 1, 3, 1, 1, 2, 1, 2, 1, 1, 3, 1, 2, 3, 3, 2, 1, 0, 1, 3, 1, 3, 1, 0, 1, 1, 2, 3, 1, 1, 2, 1, 1, 2, 0, 4, 3, 0, 1, 0, 1, 2, 2, 1, 1, 2, 1, 0, 3, 0, 2, 3, 2, 1, 0, 4, 3, 1, 2, 2, 2, 1, 2, 1, 1, 1, 1, 5, 0, 1, 2, 1, 1, 2, 3, 2, 2, 2, 2, 0, 2, 1, 2, 1, 1, 2, 1, 2, 1, 0, 0, 2, 1, 0, 3, 0, 1, 2, 1, 1, 1, 1, 2, 2, 3, 2, 1, 3, 3, 3, 1, 2, 2, 2, 2, 3, 1, 3, 3, 1, 1, 4, 4, 2, 2, 2, 1, 1, 2, 3, 2, 2, 1, 1, 2, 5, 2, 2, 1, 2, 4, 2, 1, 3, 1, 1, 2, 1, 0, 2, 0, 3, 1, 2, 3, 4, 1, 2, 4, 1, 2, 4, 1, 0, 5, 3, 2, 1, 1, 1, 5, 1, 3, 1, 1, 2, 2, 1, 2, 2, 2, 2, 3, 2, 3, 1, 4, 4, 2, 2, 1, 3, 0, 1, 4, 0, 2, 3, 2, 1, 3, 0, 2, 3, 1, 4, 3, 2, 3, 1, 4, 3, 2, 0, 0, 3, 3, 3, 3, 2, 1, 6, 2, 3, 3, 1, 1, 1, 3, 3, 1, 2, 1, 1, 2, 2, 2, 3, 3, 4, 2, 0, 4, 0, 3, 0, 1, 1, 4, 2, 0, 0, 2, 3, 1, 1, 3, 3, 2, 4, 2, 3, 2, 3, 3, 1, 5, 2, 4, 2, 1, 5, 1, 5, 1, 1, 1, 1, 4, 3, 1, 1, 3, 1, 1, 1, 2, 2, 1, 2, 4, 1, 3, 5, 2, 2, 3, 5, 4, 1, 2, 0, 1, 1, 2, 0, 3, 3, 1, 1, 1, 2, 1, 0, 1, 1, 1, 2, 2, 2, 3, 1, 1, 1, 1, 2, 0, 2, 2, 4, 3, 1, 2, 2, 2, 0, 1, 2, 3, 1, 2, 1, 2, 1, 3, 0, 2, 4, 3, 1, 3, 2, 1, 4, 4, 5, 4, 3, 2, 3, 1, 2, 2, 3, 0, 3, 1, 1, 3, 1, 3, 4, 2, 3, 1, 0, 2, 3, 1, 1, 2, 1, 3, 3, 2, 0, 1, 1, 1, 0, 0, 2, 3, 1, 5, 4, 3, 3, 0, 1, 2, 3, 0, 2, 1, 0, 1, 2, 1, 1, 0, 0, 2, 2, 2, 5, 1, 2, 2, 2, 3, 1, 0, 0, 2, 1, 0, 2, 2, 3, 0, 2, 3, 2, 2, 1, 2, 2, 0, 6, 4, 1, 2, 2, 2, 0, 2, 4, 3, 3, 2, 0, 3, 3, 2, 1, 4, 2, 0, 3, 1, 0, 3, 2, 1, 2, 0, 2, 4, 0, 2, 1, 0, 1, 2, 1, 2, 1, 1, 2, 3, 0, 1, 2, 1, 3, 2, 4, 0, 2, 3, 2, 4, 3, 0, 2, 1, 2, 2, 0, 2, 0, 0, 3, 3, 1, 1, 2, 1, 2, 2, 1, 2, 2, 3, 2, 1, 1, 2, 2, 1, 0, 2, 0, 2, 3, 1, 6, 2, 2, 3, 2, 2, 1, 2, 1, 0, 1, 1, 2, 2, 1, 2, 2, 3, 1, 2, 2, 1, 2, 1, 2, 1, 3, 4, 1, 3, 3, 0, 3, 3, 1, 2, 4, 2, 1, 1, 1, 3, 2, 1, 1, 3, 2, 0, 4, 1, 3, 1, 3, 3, 1, 2, 2, 4, 4, 3, 1, 2, 0, 2, 1, 0, 3, 2, 1, 3, 2, 1, 1, 2, 1, 0, 1, 2, 0, 1, 3, 3, 3, 0, 1, 1, 0, 2, 2, 2, 3, 3, 3, 1, 1, 1, 1, 1, 2, 2, 0, 6, 1, 5, 0, 0, 1, 1, 2, 3, 2, 3, 2, 2, 2, 1, 0, 0, 3, 1, 2, 2, 2, 1, 0, 1, 2, 2, 0, 1, 0, 1, 2, 2, 2, 1, 2, 1, 1, 0, 3, 2, 3, 3, 2, 2, 0, 2, 3, 1, 1, 0, 4, 1, 1, 1, 4, 2, 3, 2, 1, 3, 2, 4, 4, 2, 6, 2, 2, 3, 2, 4, 4, 0, 5, 2, 1, 6, 2, 3, 1, 0, 1, 1, 2, 2, 1, 1, 1, 2, 2, 1, 0, 1, 1, 4, 3, 0, 2, 3, 1, 2, 2, 2, 0, 5, 2, 3, 1, 2, 2, 2, 2, 2, 3, 2, 0, 2, 2, 1, 2, 1, 3, 2, 5, 0, 3, 0, 1, 1, 3, 3, 1, 1, 1, 7, 2, 2, 2, 0, 1, 2, 2, 0, 1, 1, 2, 0, 0, 3, 0, 2, 1, 1, 0, 5, 1, 1, 2, 1, 5, 3, 3, 1, 1, 2, 2, 2, 5, 3, 2, 1, 1, 4, 0, 3, 1, 2, 3, 4, 4, 3, 4, 1, 1, 3, 1, 1, 1, 1, 1, 0, 4, 2, 2, 2, 1, 2, 4, 2, 0, 0, 3, 2, 3, 2, 4, 0, 2, 1, 0, 2, 1, 3, 1, 1, 0, 2, 1, 0, 2, 1, 2, 1, 1, 1, 2, 1, 3, 3, 2, 0, 1, 1, 3, 2, 0, 1, 0, 0, 4, 0, 2, 1, 4, 1, 3, 1, 1, 0, 2, 2, 1, 0, 2, 2, 4, 0, 3, 2, 2, 3, 1, 1, 2, 1, 1, 1, 1, 1, 4, 2, 1, 4, 1, 5, 0, 3, 0, 1, 2, 3, 0, 2, 0, 2, 1, 2, 1, 1, 2, 0, 0, 1, 3, 1, 3, 3, 1, 1, 3, 2, 2, 0, 2, 2, 3, 1, 1, 1, 1, 1, 2, 0, 1, 1, 0, 1, 0, 2, 3, 1, 2, 2, 2, 3, 1, 2, 2, 2, 3, 2, 0, 1, 2, 2, 1, 2, 2, 1, 2, 0, 3, 0, 2, 1, 1, 2, 2, 0, 0, 2, 2, 2, 0, 0, 1, 1, 3, 0, 1, 2, 3, 1, 2, 1, 3, 1, 1, 1, 4, 1, 3, 0, 2, 1, 1, 1, 1, 0, 2, 1, 3, 1, 2, 2, 0, 1, 0, 2, 1, 2, 1, 2, 0, 1, 0, 1, 3, 2, 0, 2, 1, 0, 2, 0, 2, 2, 1, 0, 2, 2, 1, 1, 2, 2, 1, 1, 1, 1, 0, 1, 2, 1, 4, 2, 0, 0, 3, 1, 1, 2, 1, 3, 1, 2, 1, 2, 4, 4, 3, 2, 2, 1, 2, 3, 2, 1, 3, 0, 0, 1, 0, 0, 4, 1, 2, 2, 3, 0, 4, 1, 2, 1, 2, 5, 2, 1, 2, 2, 1, 2, 3, 4, 0, 1, 1, 0, 0, 2, 0, 3, 3, 0, 2, 2, 2, 1, 1, 3, 2, 1, 1, 4, 1, 2, 1, 1, 1, 0, 3, 2, 1, 2, 0, 1, 4, 0, 2, 0, 1, 0, 2, 0, 1, 2, 0, 0, 3, 2, 1, 2, 2, 0, 0, 1, 2, 2, 0, 2, 0, 4, 1, 2, 5, 3, 2, 2, 2, 4, 2, 2, 3, 0, 3, 2, 2, 3, 1, 3, 2, 3, 2, 1, 2, 2, 2, 2, 4, 1, 1, 3, 0, 2, 1, 3, 2, 0, 4, 1, 0, 0, 1, 2, 2, 2, 0, 0, 1, 2, 1, 0, 3, 1, 2, 0, 2, 0, 4, 2, 4, 2, 5, 1, 1, 0, 2, 2, 3, 2, 1, 0, 4, 2, 1, 2, 1, 2, 1, 2, 1, 1, 6, 4, 0, 3, 2, 2, 2, 2, 1, 1, 0, 0, 1, 2, 0, 1, 0, 2, 2, 1, 0, 4, 0, 2, 1, 2, 4, 1, 1, 1, 4, 2, 1, 2, 4, 1, 0, 4, 0, 2, 3, 1, 3, 0, 1, 0, 1, 0, 1, 3, 0, 0, 2, 1, 1, 1, 1, 0, 1, 0, 1, 1, 3, 1, 1, 0, 0, 1, 0, 2, 4, 3, 1, 0, 1, 4, 1, 3, 0, 2, 1, 0, 1, 0, 2, 2, 2, 2, 1, 2, 0, 1, 0, 0, 1, 0, 2, 0, 0, 0, 4, 1, 1, 1, 1, 0, 0, 1, 0, 2, 2, 2, 0, 0, 2, 0, 1, 0, 0, 3, 1, 2, 0, 4, 2, 3, 1, 2, 2, 1, 1, 1, 1, 0, 0, 2, 2, 0, 0, 2, 2, 1, 0, 1, 2, 0, 1, 1, 2, 3, 0, 1, 1, 1, 1, 1, 2, 1, 1, 2, 1, 2, 2, 0, 0, 1, 1, 0, 3, 1, 2, 1, 1, 1, 1, 2, 1, 1, 4, 1, 2, 2, 2, 0, 1, 2, 3, 0, 1, 0, 1, 0, 2, 2, 0, 2, 1, 1, 2, 2, 0, 2, 0, 0, 1, 0, 2, 3, 0, 2, 2, 1, 0, 2, 2, 0, 0, 1, 2, 1, 3, 1, 0, 2, 2, 0, 2, 0, 3, 1, 0, 1, 2, 2, 1, 3, 2, 1, 1, 0, 1, 3, 0, 1, 3, 1, 2, 1, 1, 3, 1, 2, 1, 1, 1, 1, 2, 2, 2, 0, 2, 4, 1, 3, 0, 4, 2, 1, 2, 2, 0, 2, 3, 2, 1, 1, 2, 0, 6, 2, 1, 1, 3, 3, 0, 3, 3, 1, 3, 1, 3, 2, 4, 0, 2, 3, 4, 2, 1, 2, 2, 1, 1, 1, 1, 0, 0, 2, 3, 1, 1, 1, 2, 1, 2, 1, 0, 2, 1, 2, 1, 3, 2, 2, 0, 1, 1, 2, 1, 2, 2, 2, 0, 4, 2, 4, 1, 1, 1, 3, 2, 2, 1, 0, 1, 0, 0, 0, 1, 1, 3, 3, 0, 2, 1, 2, 1, 1, 0, 3, 2, 2, 1, 1, 0, 2, 3, 2, 0, 0, 2, 1, 2, 2, 3, 2, 0, 1, 2, 0, 1, 1, 1, 0, 3, 0, 0, 1, 1, 1, 3, 0, 0, 1, 0, 1, 3, 2, 2, 2, 3, 2, 0, 3, 1, 1, 1, 1, 0, 4, 1, 0, 0, 3, 0, 0, 1, 2, 0, 1, 2, 3, 1, 1, 3, 3, 3, 2, 1, 0, 1, 0, 1, 3, 1, 1, 1, 2, 3, 2, 2, 1, 3, 2, 3, 0, 4, 1, 1, 2, 1, 1, 1, 2, 2, 1, 0, 1, 1, 2, 1, 2, 1, 1, 3, 0, 2, 1, 0, 2, 2, 4, 0, 0, 1, 3, 1, 2, 1, 3, 0, 3, 3, 2, 1, 2, 1, 2, 1, 0, 2, 1, 1, 2, 2, 2, 1, 0, 1, 0, 1, 2, 3, 1, 1, 2, 1, 2, 1, 2, 0, 0, 1, 0, 1, 2, 2, 1, 2, 1, 1, 3, 1, 4, 0, 1, 1, 4, 0, 2, 3, 0, 0, 2, 0, 1, 3, 1, 0, 3, 2, 1, 2, 1, 2, 2, 1, 2, 3, 1, 1, 3, 1, 2, 1, 1, 0, 3, 2, 2, 2, 1, 3, 2, 0, 2, 0, 1, 0, 1, 1, 0, 1, 3, 3, 0, 1, 1, 3, 3, 3, 3, 2, 0, 2, 2, 1, 1, 2, 2, 1, 3, 1, 2, 0, 4, 3, 1, 1, 2, 2, 3, 2, 3, 3, 3, 4, 3, 1, 1, 1, 3, 2, 4, 1, 2, 0, 0, 2, 1, 2, 1, 1, 1, 4, 1, 2, 1, 1, 2, 1, 1, 0, 2, 0, 0, 2, 0, 1, 3, 3, 4, 2, 2, 1, 2, 2, 0, 0, 2, 2, 0, 1, 0, 1, 0, 1, 1, 1, 1, 1, 2, 0, 0, 0, 1, 1, 2, 0, 2, 0, 0, 2, 2, 1, 2, 1, 3, 1, 2, 1, 2, 0, 0, 3, 2, 1, 2, 1, 0, 1, 2, 1, 2, 2, 1, 2, 0, 2, 1, 0, 1, 1, 1, 3, 0, 1, 0, 3, 0, 1, 1, 1, 1, 2, 5, 2, 2, 0, 0, 1, 1, 1, 2, 3, 0, 0, 2, 0, 2, 1, 3, 2, 0, 0, 0, 3, 1, 2, 3, 1, 0, 2, 0, 0, 1, 0, 2, 1, 2, 1, 2, 0, 0, 0, 0, 2, 1, 1, 1, 1, 2, 1, 1, 2, 1, 3, 0, 1, 0, 2, 2, 1, 1, 1, 1, 2, 1, 1, 1, 0, 2, 2, 1, 1, 2, 4, 1, 2, 3, 2, 0, 0, 1, 1, 2, 1, 0, 2, 1, 2, 0, 0, 1, 1, 0, 2, 1, 1, 1, 0, 1, 2, 0, 0, 1, 0, 1, 1, 3, 2, 1, 1, 0, 2, 0, 2, 0, 1, 0, 0, 0, 0, 0, 1, 2, 2, 3, 0, 2, 0, 2, 2, 0, 1, 2, 0, 1, 1, 2, 3, 0, 0, 3, 2, 2, 2, 1, 2, 2, 1, 1, 2, 2, 0, 1, 1, 1, 1, 1, 2, 1, 2, 1, 0, 1, 0, 2, 1, 1, 0, 1, 0, 1, 0, 0, 1, 3, 1, 1, 2, 0, 2, 0, 2, 0, 0, 2, 1, 1, 0, 0, 1, 0, 0, 1, 1, 1, 2, 2, 1, 1, 0, 0, 0, 0, 2, 3, 4, 2, 1, 1, 3, 2, 2, 0, 2, 0, 1, 0, 2, 0, 2, 2, 1, 1, 2, 2, 2, 3, 1, 1, 2, 0, 0, 2, 1, 1, 1, 0, 3, 2, 1, 1, 2, 0, 0, 0, 1, 1, 1, 1, 1, 0, 0, 1, 0, 2, 2, 1, 1, 2, 2, 2, 0, 2, 0, 0, 1, 1, 0, 0, 0, 3, 2, 1, 1, 1, 3, 1, 0, 2, 1, 0, 1, 1, 1, 2, 1, 0, 2, 2, 3, 2, 1, 3, 0, 2, 0, 0, 0, 0, 1, 0, 1, 1, 0, 1, 0, 2, 1, 1, 1, 0, 0, 0, 2, 0, 2, 1, 0, 0, 0, 3, 0, 2, 0, 1, 1, 0, 5, 1, 0, 0, 0, 0, 0, 0, 0, 2, 0, 1, 2, 0, 0, 2, 1, 1, 0, 2, 0, 0, 2, 1, 2, 0, 1, 0, 1, 0, 2, 0, 0, 0, 0, 0, 2, 0, 2, 0, 0, 0, 1, 0, 0, 1, 2, 2, 0, 0, 0, 1, 1, 0, 0, 1, 0, 2, 2, 1, 0, 1, 1, 2, 1, 1, 2, 3, 2, 1, 1, 1, 2, 3, 2, 1, 2, 1, 3, 0, 3, 2, 2, 2, 0, 1, 1, 1, 0, 4, 1, 1, 1, 1, 1, 1, 2, 3, 1, 3, 2, 2, 0, 1, 2, 2, 3, 3, 0, 1, 2, 6, 0, 2, 1, 3, 0, 1, 0, 2, 2, 5, 4, 1, 1, 1, 3, 0, 1, 0, 2, 2, 4, 4, 0, 3, 4, 2, 3, 1, 3, 0, 0, 2, 0, 0, 1, 1, 2, 4, 1, 3, 4, 1, 3, 2, 3, 2, 1, 0, 3, 2, 2, 1, 2, 2, 0, 4, 2, 0, 3, 2, 3, 4, 2, 4, 3, 3, 1, 3, 1, 1, 2, 2, 2, 1, 4, 1, 1, 1, 2, 4, 1, 4, 3, 0, 1, 5, 0, 1, 3, 4, 2, 2, 1, 2, 3, 2, 2, 1, 2, 1, 1, 4, 3, 5, 0, 2, 2, 2, 4, 3, 2, 3, 2, 1, 1, 4, 3, 2, 2, 3, 3, 1, 1, 2, 0, 3, 5, 1, 4, 0, 1, 4, 2, 2, 2, 3, 3, 4, 5, 3, 3, 1, 4, 2, 3, 2, 1, 1, 6, 2, 3, 2, 1, 3, 0, 4, 3, 4, 4, 3, 2, 2, 3, 1, 2, 3, 1, 3, 1, 1, 4, 2, 2, 1, 3, 2, 2, 1, 3, 0, 2, 4, 2, 1, 3, 1, 1, 1, 2, 2, 0, 1, 2, 2, 2, 1, 2, 1, 3, 2, 2, 0, 1, 4, 0, 2, 2, 1, 1, 3, 1, 1, 2, 2, 1, 2, 2, 1, 0, 4, 2, 2, 4, 3, 4, 1, 1, 3, 0, 1, 2, 2, 4, 1, 0, 0, 3, 2, 1, 1, 1, 1, 2, 1, 2, 1, 2, 1, 1, 2, 0, 2, 2, 1, 1, 0, 2, 1, 0, 3, 3, 1, 2, 1, 1, 2, 1, 1, 2, 2, 2, 3, 3, 0, 3, 5, 2, 1, 1, 1, 1, 0, 1, 2, 3, 2, 1, 3, 3, 5, 2, 0, 1, 2, 2, 0, 1, 0, 2, 2, 2, 4, 2, 3, 5, 3, 1, 1, 0, 1, 1, 1, 0, 1, 2, 0, 0, 2, 1, 1, 3, 3, 1, 0, 4, 5, 1, 2, 0, 1, 3, 3, 1, 1, 3, 2, 2, 2, 2, 2, 1, 1, 1, 4, 2, 2, 1, 4, 3, 0, 1, 1, 4, 2, 1, 0, 2, 3, 2, 1, 2, 1, 1, 1, 4, 1, 1, 3, 0, 0, 1, 3, 4, 2, 0, 1, 1, 2, 2, 0, 2, 1, 2, 2, 0, 0, 3, 1, 4, 3, 3, 0, 2, 4, 2, 2, 1, 1, 1, 3, 1, 2, 1, 2, 4, 2, 1, 0, 2, 0, 2, 2, 0, 2, 2, 1, 2, 2, 3, 1, 0, 1, 1, 2, 1, 2, 3, 2, 3, 0, 1, 2, 4, 0, 1, 1, 3, 2, 1, 2, 1, 2, 2, 2, 1, 0, 1, 2, 0, 2, 1, 2, 1, 3, 2, 2, 3, 2, 0, 3, 1, 2, 5, 1, 3, 2, 0, 3, 2, 2, 3, 2, 2, 2, 1, 1, 2, 1, 4, 1, 4, 1, 2, 2, 4, 2, 1, 2, 0, 3, 2, 3, 2, 3, 0, 2, 2, 2, 1, 0, 1, 2, 1, 1, 4, 1, 2, 1, 4, 2, 1, 3, 2, 2, 5, 2, 0, 3, 0, 2, 3, 2, 2, 1, 0, 2, 2, 2, 1, 0, 2, 2, 1, 2, 2, 4, 0, 3, 0, 0, 2, 1, 2, 2, 4, 0, 4, 2, 0, 1, 3, 0, 2, 1, 1, 3, 3, 2, 1, 3, 1, 3, 1, 2, 3, 1, 2, 0, 2, 2, 1, 1, 2, 1, 2, 3, 1, 2, 1, 3, 4, 1, 3, 1, 1, 1, 1, 3, 0, 2, 1, 1, 4, 2, 2, 1, 1, 1, 2, 2, 3, 3, 1, 1, 4, 2, 1, 2, 2, 0, 3, 0, 0, 0, 3, 3, 3, 0, 2, 3, 1, 1, 0, 3, 4, 1, 1, 3, 2, 0, 0, 0, 1, 1, 2, 1, 2, 0, 2, 0, 2, 3, 1, 3, 1, 3, 0, 0, 2, 0, 2, 0, 2, 2, 3, 2, 2, 2, 1, 2, 2, 1, 2, 1, 3, 1, 2, 2, 0, 3, 1, 2, 1, 2, 0, 2, 2, 1, 0, 0, 0, 1, 3, 4, 5, 1, 1, 0, 1, 4, 2, 3, 2, 0, 4, 4, 1, 3, 3, 1, 3, 0, 1, 2, 1, 2, 1, 0, 2, 1, 2, 1, 1, 1, 1, 0, 2, 3, 4, 2, 2, 2, 2, 0, 3, 2, 3, 2, 3, 2, 3, 3, 0, 1, 2, 3, 1, 5, 1, 1, 2, 3, 3, 2, 2, 3, 1, 2, 4, 2, 3, 3, 2, 2, 1, 4, 1, 4, 3, 0, 4, 2, 3, 1, 1, 2, 3, 1, 2, 2, 0, 2, 4, 3, 1, 1, 1, 1, 2, 2, 1, 2, 2, 1, 1, 3, 0, 2, 3, 2, 2, 4, 2, 2, 3, 1, 2, 3, 5, 1, 4, 1, 1, 1, 4, 2, 3, 4, 3, 3, 2, 1, 3, 1, 2, 2, 0, 0, 0, 2, 1, 6, 3, 1, 2, 0, 0, 2, 2, 3, 2, 3, 0, 1, 1, 2, 2, 0, 0, 3, 3, 4, 2, 3, 5, 1, 0, 1, 1, 2, 4, 4, 3, 1, 5, 4, 3, 4, 2, 5, 2, 0, 2, 1, 0, 1, 4, 4, 0, 1, 1, 1, 2, 1, 1, 1, 2, 0, 0, 2, 4, 2, 1, 1, 2, 2, 1, 2, 2, 0, 4, 3, 4, 1, 2, 2, 2, 1, 2, 0, 1, 2, 1, 2, 1, 2, 0, 1, 0, 1, 2, 0, 1, 1, 1, 2, 0, 1, 1, 3, 1, 3, 0, 2, 0, 0, 2, 3, 1, 1, 1, 1, 3, 2, 1, 2, 2, 2, 2, 1, 2, 1, 0, 0, 2, 0, 0, 1, 2, 2, 1, 2, 1, 1, 6, 0, 4, 0, 1, 1, 2, 2, 2, 3, 1, 5, 1, 2, 1, 1, 1, 1, 2, 0, 3, 0, 1, 3, 1, 1, 2, 3, 2, 1, 2, 1, 2, 2, 1, 3, 3, 0, 1, 1, 3, 0, 3, 0, 1, 1, 0, 4, 1, 3, 0, 4, 0, 2, 0, 1, 2, 1, 0, 0, 1, 0, 3, 2, 3, 2, 1, 0, 0, 0, 2, 1, 3, 0, 1, 2, 2, 1, 1, 2, 3, 3, 2, 0, 0, 2, 1, 1, 2, 2, 0, 2, 0, 2, 0, 2, 2, 3, 2, 2, 0, 1, 2, 1, 0, 0, 1, 4, 2, 3, 1, 2, 2, 3, 5, 2, 2, 3, 2, 2, 1, 1, 1, 1, 0, 2, 1, 1, 2, 1, 0, 1, 1, 4, 0, 2, 1, 3, 0, 0, 1, 3, 3, 2, 3, 0, 1, 4, 0, 1, 6, 1, 2, 3, 2, 1, 3, 2, 0, 2, 1, 1, 3, 4, 3, 3, 2, 1, 2, 2, 0, 1, 1, 2, 2, 3, 0, 1, 2, 2, 2, 1, 1, 1, 3, 1, 3, 1, 1, 1, 2, 1, 2, 1, 3, 0, 1, 2, 1, 2, 3, 1, 0, 1, 0, 0, 2, 2, 3, 4, 1, 2, 1, 2, 2, 0, 1, 1, 1, 4, 0, 2, 2, 4, 2, 2, 3, 3, 1, 1, 2, 1, 3, 1, 3, 2, 0, 0, 1, 1, 1, 1, 2, 0, 2, 2, 3, 4, 0, 0, 4, 4, 0, 2, 1, 1, 4, 2, 2, 1, 0, 3, 3, 2, 0, 1, 2, 1, 0, 2, 3, 1, 1, 1, 1, 2, 4, 1, 3, 4, 2, 2, 2, 2, 0, 3, 3, 2, 3, 2, 1, 1, 1, 2, 0, 3, 1, 1, 1, 0, 3, 3, 3, 2, 2, 1, 0, 1, 3, 1, 1, 1, 4, 2, 1, 3, 2, 3, 1, 1, 3, 2, 0, 3, 2, 4, 3, 2, 1, 1, 0, 3, 2, 2, 1, 2, 2, 3, 2, 1, 4, 1, 2, 3, 1, 1, 2, 2, 1, 1, 2, 1, 3, 2, 0, 0, 1, 1, 0, 1, 2, 1, 3, 2, 2, 0, 1, 2, 1, 3, 1, 1, 0, 6, 1, 1, 1, 5, 3, 1, 1, 2, 4, 4, 2, 2, 1, 3, 2, 0, 1, 0, 2, 4, 1, 1, 0, 4, 1, 4, 4, 4, 2, 2, 1, 2, 4, 1, 2, 4, 4, 5, 1, 2, 2, 1, 1, 4, 1, 2, 1, 2, 3, 3, 4, 0, 4, 4, 1, 1, 2, 2, 3, 2, 3, 1, 3, 0, 4, 1, 1, 1, 2, 2, 3, 1, 2, 2, 4, 3, 1, 1, 2, 2, 0, 0, 2, 1, 2, 3, 2, 0, 1, 2, 2, 1, 2, 1, 5, 2, 1, 2, 2, 3, 2, 0, 0, 2, 1, 3, 3, 1, 1, 1, 2, 1, 2, 3, 1, 1, 1, 0, 1, 1, 2, 1, 5, 1, 2, 0, 1, 4, 3, 1, 0, 3, 4, 3, 2, 3, 4, 1, 5, 3, 3, 1, 3, 0, 2, 0, 1, 1, 3, 2, 1, 1, 1, 1, 2, 3, 2, 1, 1, 1, 2, 3, 1, 2, 4, 1, 2, 2, 1, 1, 3, 1, 1, 0, 1, 0, 1, 2, 1, 4, 3, 0, 2, 3, 3, 1, 2, 2, 2, 2, 2, 0, 2, 2, 3, 2, 2, 3, 1, 4, 3, 2, 4, 3, 1, 2, 3, 1, 2, 0, 1, 0, 1, 2, 2, 0, 4, 1, 2, 3, 3, 1, 1, 1, 1, 1, 2, 2, 1, 3, 3, 2, 2, 3, 1, 1, 1, 2, 2, 2, 5, 3, 0, 2, 1, 1, 1, 1, 1, 2, 0, 2, 3, 2, 1, 1, 0, 1, 1, 3, 2, 1, 2, 0, 0, 1, 1, 2, 1, 1, 2, 3, 4, 1, 2, 2, 0, 0, 2, 2, 2, 2, 0, 4, 3, 1, 0, 2, 1, 0, 2, 1, 2, 2, 2, 3, 3, 0, 0, 2, 0, 0, 1, 1, 2, 1, 0, 2, 1, 2, 0, 0, 0, 4, 2, 1, 4, 3, 2, 4, 1, 1, 1, 2, 1, 1, 1, 0, 0, 1, 0, 0, 1, 1, 1, 1, 1, 4, 1, 0, 1, 2, 2, 2, 0, 3, 2, 0, 3, 2, 3, 2, 2, 1, 2, 2, 1, 3, 0, 0, 4, 1, 1, 2, 2, 1, 1, 1, 1, 2, 1, 0, 0, 1, 1, 1, 0, 0, 0, 0, 3, 1, 0, 3, 2, 2, 1, 1, 0, 1, 0, 0, 0, 2, 1, 1, 0, 2, 2, 1, 3, 2, 1, 0, 0, 0, 2, 0, 2, 2, 2, 2, 1, 0, 1, 1, 2, 1, 1, 2, 1, 1, 3, 2, 2, 0, 1, 1, 0, 3, 1, 1, 0, 0, 0, 0, 3, 3, 2, 2, 0, 1, 2, 1, 2, 0, 1, 1, 0, 0, 1, 2, 2, 2, 3, 1, 2, 1, 1, 0, 0, 1, 2, 1, 2, 1, 1, 1, 1, 0, 1, 1, 0, 0, 0, 2, 0, 0, 1, 1, 1, 1, 0, 3, 0, 2, 2, 2, 1, 1, 1, 0, 1, 1, 0, 4, 2, 7, 2, 1, 1, 1, 3, 4, 1, 1, 0, 1, 3, 2, 1, 1, 0, 1, 0, 3, 0, 1, 3, 2, 1, 1, 2, 1, 2, 1, 1, 1, 1, 1, 3, 2, 1, 2, 1, 3, 2, 0, 3, 2, 1, 4, 3, 2, 0, 0, 6, 3, 2, 2, 1, 2, 0, 3, 2, 3, 2, 1, 2, 2, 0, 2, 1, 2, 2, 1, 2, 4, 2, 0, 2, 2, 2, 1, 3, 3, 1, 2, 1, 1, 2, 2, 5, 2, 1, 2, 1, 1, 1, 3, 2, 4, 3, 1, 5, 3, 0, 2, 0, 1, 2, 2, 0, 3, 2, 1, 2, 3, 0, 3, 4, 2, 1, 3, 2, 1, 3, 0, 3, 2, 1, 1, 3, 1, 1, 3, 2, 1, 1, 1, 1, 1, 2, 5, 2, 3, 1, 4, 1, 0, 3, 2, 1, 3, 2, 2, 1, 0, 2, 1, 3, 3, 1, 2, 2, 1, 2, 0, 3, 3, 2, 0, 1, 1, 1, 1, 1, 0, 2, 1, 2, 0, 3, 0, 2, 3, 1, 3, 2, 4, 0, 1, 1, 1, 0, 3, 4, 2, 3, 2, 1, 3, 0, 4, 1, 2, 1, 4, 3, 0, 3, 1, 1, 2, 0, 0, 1, 0, 1, 1, 0, 2, 5, 0, 4, 1, 0, 0, 3, 1, 2, 0, 1, 3, 2, 4, 4, 1, 0, 2, 2, 1, 2, 2, 2, 1, 1, 1, 3, 2, 1, 1, 0, 1, 2, 2, 2, 3, 0, 0, 2, 2, 2, 1, 3, 2, 1, 4, 1, 2, 2, 1, 2, 3, 1, 3, 0, 1, 2, 3, 1, 2, 2, 1, 1, 2, 0, 1, 3, 1, 1, 0, 1, 1, 1, 0, 3, 1, 1, 5, 2, 2, 2, 2, 1, 2, 4, 0, 1, 0, 1, 2, 1, 3, 1, 3, 0, 3, 1, 1, 1, 3, 0, 0, 2, 0, 2, 2, 2, 2, 0, 1, 3, 4, 1, 4, 3, 2, 3, 0, 0, 5, 1, 5, 0, 3, 3, 4, 3, 2, 1, 1, 1, 1, 1, 2, 2, 2, 2, 2, 3, 5, 1, 2, 2, 4, 3, 4, 4, 2, 2, 1, 1, 3, 1, 3, 2, 3, 3, 2, 2, 1, 2, 2, 4, 1, 0, 1, 1, 0, 1, 3, 1, 1, 2, 0, 0, 1, 3, 3, 2, 3, 3, 3, 4, 4, 4, 4, 3, 2, 1, 1, 1, 4, 3, 5, 0, 1, 2, 1, 1, 1, 2, 4, 2, 3, 4, 3, 2, 2, 1, 1, 1, 3, 1, 1, 4, 1, 2, 3, 3, 1, 3, 2, 1, 0, 2, 2, 2, 3, 4, 1, 1, 1, 1, 0, 1, 2, 1, 0, 0, 1, 0, 0, 1, 1, 2, 2, 3, 2, 2, 1, 3, 0, 2, 2, 0, 1, 2, 0, 1, 1, 2, 3, 4, 2, 2, 3, 3, 4, 1, 1, 3, 1, 1, 1, 2, 3, 2, 1, 1, 2, 2, 2, 2, 2, 2, 2, 2, 4, 1, 4, 1, 0, 1, 2, 1, 1, 1, 0, 1, 3, 3, 1, 2, 2, 1, 5, 5, 5, 4, 1, 1, 2, 1, 0, 3, 1, 1, 2, 2, 0, 3, 4, 2, 3, 2, 1, 3, 1, 2, 1, 2, 2, 3, 0, 3, 2, 2, 1, 2, 0, 1, 1, 2, 1, 1, 3, 1, 2, 2, 1, 4, 3, 0, 0, 3, 1, 2, 1, 1, 3, 2, 1, 5, 1, 2, 3, 1, 1, 0, 0, 2, 3, 3, 2, 1, 2, 2, 0, 1, 1, 5, 4, 2, 1, 0, 1, 2, 1, 1, 1, 2, 0, 0, 0, 3, 1, 4, 2, 0, 4, 2, 1, 2, 1, 2, 1, 2, 2, 1, 2, 0, 0, 2, 2, 2, 3, 2, 0, 1, 1, 1, 5, 3, 3, 1, 3, 3, 1, 0, 1, 3, 1, 3, 1, 2, 1, 3, 3, 0, 3, 1, 2, 3, 1, 3, 2, 1, 2, 2, 2, 0, 1, 1, 1, 1, 3, 3, 1, 0, 2, 2, 3, 2, 2, 3, 2, 1, 5, 1, 1, 2, 0, 3, 2, 3, 1, 2, 1, 2, 3, 1, 2, 1, 2, 1, 2, 3, 0, 1, 1, 1, 0, 2, 2, 0, 3, 1, 1, 1, 1, 1, 1, 3, 1, 2, 3, 2, 1, 1, 3, 0, 1, 2, 0, 0, 2, 3, 1, 3, 1, 1, 3, 1, 2, 1, 0, 2, 2, 0, 3, 3, 0, 1, 0, 3, 2, 3, 2, 1, 2, 1, 0, 3, 2, 1, 2, 1, 5, 0, 3, 0, 3, 0, 2, 2, 2, 1, 2, 0, 0, 1, 3, 2, 1, 3, 1, 1, 0, 2, 0, 3, 1, 2, 1, 0, 0, 2, 0, 1, 3, 1, 0, 3, 1, 4, 0, 3, 0, 1, 2, 3, 2, 2, 1, 2, 3, 1, 1, 0, 4, 0, 2, 4, 1, 0, 2, 3, 2, 1, 5, 3, 2, 3, 2, 3, 4, 2, 2, 0, 6, 3, 0, 3, 2, 1, 1, 0, 2, 2, 2, 1, 3, 2, 1, 1, 1, 1, 2, 0, 1, 3, 3, 2, 0, 2, 2, 1, 1, 3, 1, 1, 3, 4, 1, 3, 3, 1, 1, 3, 1, 2, 0, 2, 2, 3, 1, 2, 1, 2, 2, 3, 1, 2, 2, 0, 3, 3, 5, 2, 4, 3, 2, 1, 4, 1, 3, 2, 3, 3, 0, 2, 3, 1, 3, 2, 2, 4, 2, 4, 4, 3, 3, 2, 3, 2, 0, 3, 3, 3, 4, 2, 3, 3, 2, 1, 1, 3, 0, 3, 2, 4, 1, 0, 4, 1, 3, 1, 3, 2, 1, 3, 3, 3, 4, 3, 2, 3, 1, 2, 2, 2, 1, 1, 1, 3, 1, 2, 2, 3, 1, 3, 3, 1, 4, 3, 0, 0, 2, 0, 2, 3, 1, 2, 4, 2, 1, 2, 3, 4, 1, 2, 4, 1, 5, 1, 2, 3, 3, 0, 5, 4, 2, 2, 2, 2, 4, 2, 3, 1, 1, 3, 1, 2, 2, 3, 0, 3, 3, 1, 1, 3, 4, 4, 0, 1, 5, 2, 0, 1, 1, 1, 2, 2, 1, 1, 3, 1, 1, 1, 1, 2, 3, 3, 2, 2, 1, 2, 1, 1, 4, 3, 0, 1, 1, 0, 2, 1, 0, 2, 1, 2, 1, 1, 3, 2, 3, 1, 1, 1, 2, 1, 2, 2, 2, 3, 1, 2, 3, 3, 2, 2, 1, 2, 4, 3, 0, 3, 3, 2, 3, 0, 4, 4, 2, 2, 3, 2, 4, 1, 2, 1, 1, 3, 3, 0, 4, 1, 5, 1, 2, 3, 1, 1, 1, 1, 0, 0, 4, 2, 2, 3, 0, 2, 4, 4, 2, 2, 0, 1, 2, 1, 0, 0, 0, 3, 1, 0, 2, 0, 3, 1, 2, 2, 3, 3, 3, 0, 2, 1, 2, 0, 2, 2, 0, 3, 3, 1, 3, 3, 2, 1, 0, 1, 1, 0, 3, 0, 2, 0, 1, 1, 1, 3, 2, 1, 0, 0, 0, 1, 2, 3, 0, 1, 0, 4, 1, 2, 3, 2, 4, 0, 2, 3, 0, 3, 3, 3, 2, 1, 2, 3, 4, 1, 2, 2, 1, 3, 2, 1, 1, 3, 3, 1, 2, 2, 4, 0, 3, 0, 2, 1, 3, 3, 0, 2, 1, 3, 1, 1, 3, 1, 3, 0, 1, 2, 1, 1, 2, 3, 1, 0, 2, 3, 4, 2, 0, 2, 4, 0, 0, 2, 0, 5, 3, 0, 3, 2, 0, 0, 2, 0, 1, 2, 3, 2, 4, 1, 2, 2, 4, 1, 3, 1, 0, 2, 3, 1, 2, 1, 3, 2, 4, 2, 3, 4, 4, 0, 0, 1, 1, 2, 3, 0, 2, 5, 1, 2, 1, 1, 2, 2, 4, 3, 4, 4, 1, 3, 3, 2, 1, 2, 1, 2, 1, 1, 1, 0, 3, 1, 1, 2, 1, 1, 1, 5, 1, 1, 1, 1, 6, 2, 3, 1, 2, 3, 1, 0, 2, 3, 1, 3, 4, 1, 3, 1, 2, 0, 3, 1, 2, 2, 3, 1, 2, 2, 1, 0, 2, 2, 2, 2, 2, 0, 3, 2, 0, 1, 5, 2, 3, 4, 1, 2, 1, 0, 1, 1, 1, 3, 3, 0, 1, 0, 1, 1, 2, 2, 2, 1, 2, 1, 0, 1, 1, 2, 1, 2, 1, 1, 4, 0, 1, 3, 1, 3, 2, 3, 3, 0, 1, 1, 3, 3, 1, 1, 2, 1, 1, 1, 5, 0, 2, 3, 2, 0, 1, 1, 1, 0, 0, 2, 2, 1, 1, 2, 1, 1, 2, 2, 4, 1, 2, 1, 2, 0, 0, 1, 3, 4, 0, 1, 1, 2, 2, 1, 2, 3, 2, 1, 1, 1, 2, 0, 2, 1, 1, 3, 2, 0, 1, 0, 1, 1, 0, 2, 1, 2, 1, 1, 1, 1, 2, 1, 3, 0, 3, 1, 2, 0, 0, 1, 1, 1, 1, 1, 4, 3, 4, 1, 1, 1, 0, 4, 2, 1, 3, 1, 2, 1, 1, 1, 3, 1, 3, 3, 0, 1, 0, 1, 3, 3, 0, 0, 1, 0, 4, 1, 1, 1, 2, 2, 2, 2, 1, 1, 2, 0, 2, 1, 3, 1, 1, 3, 1, 2, 0, 1, 1, 0, 0, 3, 1, 0, 1, 1, 2, 0, 2, 2, 1, 0, 2, 1, 2, 1, 3, 0, 1, 3, 0, 1, 0, 1, 0, 1, 0, 3, 2, 1, 1, 1, 1, 0, 1, 0, 2, 1, 3, 2, 0, 2, 0, 1, 0, 3, 1, 3, 2, 1, 3, 0, 3, 0, 2, 2, 3, 1, 0, 1, 0, 1, 2, 2, 4, 3, 1, 5, 1, 2, 0, 2, 0, 0, 4, 0, 0, 0, 0, 2, 1, 1, 1, 0, 0, 1, 0, 1, 0, 2, 2, 2, 0, 2, 1, 2, 3, 0, 2, 2, 2, 2, 2, 2, 2, 0, 0, 4, 0, 4, 3, 0, 1, 1, 1, 2, 2, 2, 1, 1, 3, 3, 2, 5, 1, 2, 3, 3, 1, 1, 3, 2, 2, 1, 2, 1, 0, 0, 2, 3, 1, 1, 1, 3, 2, 1, 1, 3, 0, 0, 4, 2, 2, 2, 2, 2, 2, 0, 2, 3, 1, 0, 2, 0, 0, 4, 0, 0, 0, 2, 2, 2, 2, 1, 1, 2, 2, 1, 3, 3, 4, 1, 2, 3, 1, 2, 1, 0, 0, 5, 2, 1, 2, 1, 3, 0, 1, 1, 2, 2, 2, 1, 1, 0, 0, 1, 0, 3, 1, 1, 3, 2, 0, 3, 2, 1, 1, 3, 1, 0, 2, 3, 1, 0, 2, 3, 2, 2, 1, 1, 4, 1, 1, 1, 2, 1, 1, 0, 2, 1, 1, 0, 4, 1, 1, 1, 2, 0, 1, 0, 2, 2, 2, 1, 2, 0, 3, 3, 1, 1, 1, 0, 1, 0, 1, 2, 5, 3, 0, 4, 4, 3, 0, 2, 1, 3, 0, 0, 1, 2, 2, 1, 1, 2, 3, 2, 2, 1, 0, 0, 1, 2, 1, 1, 2, 0, 4, 1, 1, 1, 2, 2, 0, 4, 1, 2, 1, 0, 1, 1, 1, 2, 3, 1, 2, 2, 1, 1, 2, 4, 1, 1, 0, 2, 2, 1, 2, 2, 0, 2, 2, 1, 1, 0, 0, 0, 1, 5, 2, 1, 2, 1, 1, 0, 1, 1, 0, 1, 1, 3, 1, 1, 0, 2, 2, 0, 2, 1, 1, 1, 3, 1, 1, 3, 3, 2, 0, 2, 1, 1, 4, 2, 1, 1, 4, 2, 3, 1, 1, 2, 1, 1, 3, 0, 1, 3, 0, 1, 3, 2, 4, 4, 3, 0, 1, 1, 2, 0, 2, 0, 0, 0, 0, 2, 1, 2, 0, 4, 2, 2, 3, 0, 1, 1, 4, 3, 3, 3, 4, 1, 0, 3, 2, 2, 2, 0, 1, 2, 1, 3, 1, 1, 3, 1, 1, 1, 2, 1, 2, 2, 2, 2, 0, 1, 4, 2, 2, 0, 2, 2, 1, 2, 2, 1, 1, 0, 2, 0, 1, 1, 2, 0, 1, 1, 1, 1, 2, 1, 1, 2, 1, 3, 0, 4, 2, 2, 3, 1, 0, 1, 2, 3, 0, 1, 3, 0, 2, 1, 3, 2, 1, 2, 2, 4, 1, 0, 3, 0, 1, 1, 2, 4, 2, 1, 0, 2, 1, 2, 2, 1, 3, 1, 2, 3, 3, 1, 1, 1, 2, 3, 2, 2, 2, 0, 2, 2, 5, 1, 2, 3, 1, 1, 1, 2, 0, 0, 2, 3, 3, 1, 1, 2, 0, 1, 0, 1, 0, 1, 1, 2, 2, 2, 0, 2, 1, 1, 0, 0, 3, 3, 2, 0, 0, 2, 1, 3, 0, 0, 3, 2, 0, 1, 1, 1, 1, 1, 2, 2, 1, 1, 1, 0, 0, 1, 3, 4, 2, 2, 2, 1, 1, 0, 2, 1, 1, 2, 1, 2, 1, 2, 0, 1, 0, 1, 3, 2, 1, 1, 1, 3, 0, 2, 1, 2, 3, 0, 1, 2, 0, 1, 1, 2, 3, 2, 1, 1, 3, 1, 3, 1, 0, 1, 1, 2, 2, 1, 3, 1, 5, 2, 3, 1, 2, 2, 2, 0, 1, 2, 0, 1, 1, 0, 0, 1, 3, 0, 2, 3, 3, 1, 1, 3, 2, 2, 1, 1, 1, 2, 1, 3, 0, 2, 0, 2, 2, 1, 3, 1, 2, 1, 1, 1, 2, 2, 1, 0, 1, 3, 2, 1, 2, 3, 1, 3, 2, 1, 3, 1, 1, 1, 1, 0, 2, 3, 3, 2, 1, 1, 2, 2, 1, 3, 3, 1, 4, 1, 0, 2, 1, 1, 0, 2, 4, 4, 0, 2, 1, 2, 4, 2, 4, 2, 1, 3, 1, 4, 3, 1, 1, 2, 2, 1, 2, 0, 1, 2, 3, 2, 0, 1, 3, 1, 2, 1, 2, 2, 2, 0, 0, 2, 2, 3, 2, 2, 0, 3, 2, 3, 2, 3, 2, 3, 1, 3, 1, 2, 1, 1, 1, 3, 1, 1, 3, 1, 1, 2, 2, 1, 1, 3, 3, 2, 4, 2, 0, 1, 1, 2, 0, 4, 2, 2, 0, 1, 1, 1, 3, 2, 2, 0, 2, 2, 0, 1, 1, 1, 3, 0, 1, 1, 1, 1, 1, 3, 2, 0, 2, 0, 1, 1, 3, 1, 5, 1, 2, 0, 1, 1, 2, 0, 3, 2, 1, 1, 2, 1, 0, 1, 0, 5, 2, 6, 3, 1, 1, 1, 2, 2, 0, 2, 1, 1, 1, 1, 2, 1, 1, 2, 3, 1, 1, 1, 2, 0, 0, 2, 1, 1, 0, 2, 1, 2, 2, 0, 3, 1, 0, 1, 2, 2, 0, 1, 3, 0, 0, 0, 2, 3, 1, 1, 2, 2, 1, 1, 1, 2, 2, 0, 3, 0, 2, 5, 1, 1, 4, 1, 2, 1, 1, 1, 1, 1, 2, 2, 2, 1, 0, 4, 2, 4, 4, 2, 4, 1, 1, 2, 1, 1, 0, 3, 5, 1, 2, 0, 1, 3, 3, 2, 3, 3, 4, 3, 2, 3, 1, 2, 1, 4, 2, 2, 3, 3, 2, 1, 7, 4, 3, 2, 1, 0, 0, 2, 2, 2, 1, 1, 2, 5, 0, 1, 0, 2, 2, 2, 5, 1, 0, 3, 4, 2, 1, 2, 4, 0, 4, 1, 0, 3, 1, 5, 3, 1, 3, 1, 1, 2, 2, 5, 4, 4, 2, 2, 2, 0, 1, 1, 2, 2, 1, 0, 1, 2, 4, 2, 3, 2, 2, 1, 2, 3, 1, 0, 1, 1, 2, 0, 1, 3, 1, 0, 2, 1, 0, 1, 0, 0, 0, 0, 1, 0, 3, 1, 0, 2, 1, 0, 3, 4, 2, 2, 0, 2, 1, 2, 1, 2, 1, 3, 3, 1, 1, 2, 0, 1, 1, 2, 3, 3, 2, 2, 2, 0, 2, 1, 1, 1, 3, 2, 1, 2, 1, 3, 1, 0, 0, 3, 3, 0, 3, 2, 2, 1, 2, 2, 4, 1, 1, 2, 3, 1, 1, 0, 2, 1, 1, 2, 1, 0, 0, 0, 2, 2, 1, 1, 2, 2, 1, 1, 4, 1, 1, 2, 0, 0, 2, 1, 3, 1, 4, 3, 2, 1, 0, 2, 2, 3, 0, 4, 2, 2, 1, 1, 2, 1, 2, 4, 0, 3, 0, 3, 1, 1, 4, 1, 4, 2, 1, 3, 2, 0, 4, 1, 2, 1, 3, 2, 1, 1, 1, 1, 0, 2, 3, 3, 3, 1, 0, 1, 4, 0, 3, 1, 0, 2, 3, 3, 2, 4, 1, 3, 0, 2, 4, 2, 1, 1, 3, 1, 1, 2, 2, 2, 2, 1, 2, 4, 2, 2, 3, 0, 2, 2, 2, 2, 1, 3, 2, 3, 5, 1, 2, 1, 0, 2, 1, 3, 2, 2, 2, 1, 1, 2, 1, 3, 1, 2, 3, 3, 1, 2, 3, 0, 2, 1, 2, 2, 5, 1, 1, 1, 3, 1, 3, 2, 2, 3, 1, 2, 3, 1, 4, 1, 1, 5, 1, 3, 0, 2, 3, 1, 1, 1, 0, 2, 0, 1, 0, 2, 1, 2, 2, 1, 2, 3, 1, 0, 2, 1, 1, 1, 1, 1, 4, 1, 1, 0, 2, 0, 1, 1, 0, 2, 1, 0, 1, 2, 1, 2, 2, 1, 3, 3, 2, 3, 3, 1, 2, 3, 2, 0, 2, 1, 3, 2, 0, 4, 1, 2, 0, 4, 2, 1, 1, 1, 2, 2, 1, 0, 1, 2, 0, 0, 1, 2, 1, 0, 5, 0, 0, 1, 1, 0, 0, 1, 1, 2, 1, 1, 2, 2, 0, 0, 1, 1, 2, 1, 2, 1, 1, 2, 5, 2, 1, 1, 2, 1, 0, 3, 0, 2, 3, 3, 0, 1, 2, 2, 4, 1, 5, 0, 1, 1, 2, 2, 2, 3, 1, 0, 4, 1, 0, 0, 1, 1, 1, 2, 1, 1, 1, 2, 0, 1, 2, 1, 1, 3, 1, 3, 0, 1, 0, 1, 2, 1, 3, 1, 1, 1, 2, 2, 1, 1, 2, 0, 2, 1, 2, 2, 3, 4, 1, 3, 2, 1, 2, 2, 2, 0, 2, 3, 0, 1, 3, 2, 2, 1, 0, 2, 2, 1, 1, 0, 2, 2, 0, 1, 1, 2, 1, 3, 0, 2, 4, 2, 3, 2, 2, 3, 2, 3, 3, 1, 2, 2, 3, 0, 2, 1, 0, 1, 1, 2, 2, 1, 2, 0, 1, 3, 3, 5, 1, 1, 4, 1, 2, 1, 0, 1, 0, 3, 3, 1, 0, 0, 3, 2, 3, 2, 0, 2, 0, 3, 0, 1, 2, 3, 2, 3, 2, 3, 1, 1, 2, 3, 2, 1, 0, 1, 2, 2, 1, 2, 1, 3, 6, 3, 2, 3, 2, 2, 3, 2, 1, 1, 1, 3, 0, 4, 1, 1, 2, 2, 1, 0, 1, 2, 2, 0, 4, 4, 0, 1, 1, 3, 1, 1, 4, 2, 1, 0, 3, 2, 2, 2, 2, 1, 1, 4, 2, 2, 3, 1, 1, 3, 2, 2, 0, 4, 0, 2, 1, 2, 2, 0, 5, 2, 3, 2, 2, 1, 2, 2, 0, 1, 1, 1, 1, 2, 4, 2, 2, 0, 3, 1, 3, 1, 1, 1, 2, 2, 0, 4, 1, 0, 3, 1, 2, 2, 2, 1, 1, 2, 3, 3, 2, 1, 1, 1, 5, 2, 5, 1, 4, 3, 1, 4, 4, 3, 1, 1, 1, 3, 3, 3, 1, 2, 3, 3, 3, 0, 0, 1, 2, 0, 1, 1, 1, 2, 4, 0, 3, 2, 3, 1, 2, 2, 3, 2, 2, 2, 1, 3, 1, 1, 3, 1, 3, 3, 3, 2, 1, 2, 1, 0, 1, 2, 2, 2, 2, 1, 4, 2, 0, 2, 2, 2, 1, 1, 2, 1, 0, 2, 1, 2, 5, 2, 2, 2, 1, 1, 3, 3, 1, 1, 2, 2, 1, 3, 1, 1, 3, 1, 2, 2, 1, 2, 2, 0, 4, 2, 1, 1, 1, 2, 2, 2, 2, 2, 0, 0, 1, 1, 4, 4, 3, 4, 1, 2, 1, 2, 1, 2, 3, 2, 2, 2, 3, 0, 0, 1, 1, 1, 2, 1, 0, 2, 1, 2, 1, 1, 3, 1, 2, 2, 1, 3, 2, 0, 0, 2, 2, 1, 2, 0, 0, 0, 1, 0, 0, 1, 1, 1, 0, 2, 0, 2, 1, 1, 2, 0, 2, 1, 3, 1, 2, 1, 1, 1, 1, 1, 1, 1, 0, 1, 1, 1, 2, 4, 1, 3, 1, 1, 3, 0, 4, 2, 0, 2, 1, 2, 1, 1, 0, 2, 1, 3, 2, 3, 2, 2, 1, 2, 1, 7, 4, 1, 2, 3, 2, 2, 2, 1, 2, 1, 3, 2, 1, 1, 3, 2, 1, 1, 2, 0, 2, 0, 1, 2, 3, 4, 1, 1, 2, 2, 2, 2, 2, 2, 2, 4, 2, 0, 5, 2, 0, 2, 4, 2, 4, 1, 3, 0, 4, 2, 2, 3, 1, 5, 1, 2, 2, 3, 4, 1, 1, 3, 2, 0, 1, 1, 2, 0, 1, 2, 2, 1, 3, 3, 1, 2, 1, 3, 1, 1, 2, 1, 0, 1, 0, 1, 3, 1, 2, 4, 1, 2, 0, 3, 2, 1, 0, 2, 3, 1, 0, 2, 2, 1, 2, 1, 3, 1, 1, 2, 1, 2, 2, 3, 0, 0, 1, 1, 2, 2, 2, 0, 2, 4, 1, 3, 1, 1, 5, 1, 0, 1, 2, 1, 2, 3, 0, 1, 0, 1, 1, 1, 3, 2, 1, 2, 1, 1, 1, 2, 0, 3, 1, 2, 2, 5, 2, 2, 0, 3, 4, 4, 2, 2, 3, 2, 2, 3, 2, 3, 1, 4, 3, 1, 3, 1, 3, 2, 3, 5, 1, 3, 3, 0, 0, 0, 1, 0, 2, 2, 2, 2, 1, 1, 3, 5, 1, 2, 1, 1, 2, 2, 2, 6, 2, 1, 2, 2, 1, 0, 1, 2, 1, 0, 0, 5, 2, 0, 1, 1, 1, 1, 0, 1, 2, 0, 2, 0, 1, 0, 3, 0, 0, 0, 0, 2, 1, 2, 2, 1, 1, 2, 0, 1, 2, 2, 1, 1, 2, 2, 2, 2, 1, 1, 1, 1, 3, 0, 3, 2, 1, 2, 2, 1, 4, 3, 2, 2, 1, 2, 1, 2, 3, 1, 1, 0, 0, 2, 4, 2, 4, 0, 2, 2, 0, 2, 2, 2, 2, 0, 0, 0, 6, 1, 3, 1, 1, 3, 1, 0, 2, 2, 1, 2, 0, 1, 1, 0, 0, 0, 1, 3, 1, 2, 4, 3, 3, 1, 6, 1, 1, 3, 1, 2, 0, 1, 2, 1, 3, 2, 1, 2, 2, 2, 1, 4, 2, 3, 1, 1, 0, 2, 0, 4, 2, 3, 3, 0, 2, 1, 2, 2, 0, 1, 0, 0, 2, 0, 1, 1, 3, 3, 0, 2, 1, 1, 2, 2, 3, 1, 2, 1, 3, 4, 2, 2, 2, 2, 2, 1, 3, 1, 1, 1, 2, 1, 2, 1, 2, 3, 2, 1, 1, 2, 0, 0, 3, 3, 3, 0, 1, 3, 1, 4, 2, 1, 1, 1, 2, 1, 1, 3, 1, 2, 0, 0, 1, 1, 0, 0, 3, 1, 0, 3, 2, 2, 2, 2, 2, 2, 3, 1, 3, 0, 0, 2, 1, 3, 0, 0, 1, 3, 4, 0, 1, 3, 1, 2, 3, 3, 1, 1, 5, 0, 0, 0, 3, 0, 0, 0, 1, 3, 1, 2, 1, 1, 0, 1, 3, 1, 0, 2, 3, 2, 0, 3, 0, 1, 2, 3, 1, 0, 2, 2, 2, 3, 2, 1, 0, 3, 2, 2, 0, 0, 0, 1, 0, 1, 4, 3, 4, 3, 1, 3, 2, 1, 2, 3, 0, 0, 3, 0, 2, 1, 1, 0, 2, 2, 1, 0, 1, 1, 2, 0, 1, 2, 4, 1, 2, 0, 1, 2, 2, 1, 1, 1, 1, 4, 3, 3, 3, 1, 1, 2, 2, 1, 1, 2, 2, 1, 0, 1, 2, 2, 1, 1, 1, 2, 0, 1, 2, 2, 0, 3, 2, 0, 1, 0, 2, 2, 2, 1, 2, 2, 2, 0, 1, 1, 4, 1, 1, 1, 0, 3, 1, 1, 5, 0, 1, 1, 1, 1, 0, 2, 1, 0, 1, 0, 1, 0, 0, 0, 2, 1, 0, 3, 2, 2, 1, 1, 4, 1, 0, 1, 1, 1, 2, 1, 3, 0, 1, 0, 0, 1, 1, 2, 2, 2, 1, 1, 1, 0, 1, 0, 1, 2, 1, 0, 3, 2, 3, 0, 2, 1, 0, 2, 0, 0, 4, 2, 1, 1, 2, 0, 1, 0, 2, 3, 1, 1, 0, 2, 1, 3, 0, 0, 0, 3, 1, 1, 1, 2, 1, 2, 1, 0, 1, 1, 1, 1, 1, 1, 4, 4, 0, 0, 2, 1, 1, 3, 1, 3, 1, 2, 0, 2, 1, 0, 2, 0, 2, 0, 2, 3, 1, 2, 2, 1, 3, 1, 2, 1, 1, 2, 5, 2, 1, 1, 1, 4, 3, 3, 2, 3, 1, 3, 2, 3, 2, 3, 1, 1, 1, 2, 4, 0, 2, 2, 1, 1, 1, 1, 1, 2, 0, 1, 1, 1, 1, 2, 0, 3, 2, 0, 2, 2, 1, 0, 1, 1, 1, 1, 1, 1, 3, 1, 2, 0, 1, 1, 3, 1, 1, 2, 1, 3, 1, 3, 2, 1, 2, 1, 0, 1, 2, 1, 1, 1, 0, 1, 0, 2, 1, 2, 0, 2, 1, 2, 2, 0, 2, 1, 2, 0, 1, 2, 2, 3, 2, 2, 2, 1, 0, 2, 1, 5, 1, 0, 2, 0, 3, 2, 2, 2, 2, 4, 5, 2, 1, 1, 0, 2, 0, 1, 3, 0, 2, 1, 1, 2, 3, 2, 1, 3, 2, 1, 1, 1, 0, 2, 1, 1, 2, 0, 0, 1, 1, 1, 2, 1, 1, 2, 1, 0, 1, 3, 2, 1, 2, 0, 1, 6, 3, 2, 2, 3, 3, 0, 1, 1, 2, 4, 1, 1, 1, 1, 2, 2, 3, 2, 1, 7, 2, 2, 1, 1, 0, 2, 1, 2, 1, 2, 1, 1, 1, 2, 2, 2, 2, 2, 1, 0, 1, 1, 1, 2, 1, 0, 2, 0, 1, 0, 2, 1, 1, 1, 1, 2, 2, 2, 3, 4, 2, 2, 1, 1, 2, 3, 3, 0, 4, 2, 1, 0, 3, 0, 4, 3, 0, 1, 1, 1, 3, 1, 2, 3, 1, 7, 1, 2, 0, 1, 1, 2, 1, 1, 0, 4, 2, 2, 3, 0, 1, 2, 0, 5, 0, 2, 4, 3, 5, 4, 2, 1, 2, 3, 0, 1, 1, 1, 2, 3, 1, 2, 1, 1, 2, 1, 2, 1, 3, 1, 2, 4, 1, 1, 1, 0, 2, 3, 3, 1, 2, 1, 3, 3, 1, 2, 1, 0, 3, 2, 2, 2, 1, 2, 2, 2, 2, 1, 2, 3, 2, 0, 3, 3, 2, 2, 1, 1, 1, 2, 1, 3, 2, 1, 3, 4, 2, 2, 0, 2, 3, 1, 1, 2, 2, 0, 3, 2, 1, 1, 1, 0, 3, 0, 2, 1, 2, 2, 1, 3, 2, 2, 2, 1, 1, 2, 0, 2, 1, 2, 1, 1, 2, 2, 2, 2, 1, 1, 4, 2, 2, 2, 2, 1, 1, 2, 1, 2, 1, 2, 2, 3, 1, 2, 2, 2, 3, 2, 2, 1, 2, 3, 3, 3, 2, 3, 0, 1, 3, 3, 3, 2, 4, 3, 2, 5, 0, 4, 1, 3, 3, 1, 1, 1, 2, 2, 0, 1, 0, 4, 1, 1, 1, 2, 2, 3, 4, 1, 1, 1, 2, 1, 1, 1, 2, 2, 1, 1, 3, 4, 1, 1, 2, 1, 5, 6, 1, 2, 1, 2, 3, 2, 2, 3, 3, 4, 1, 1, 1, 2, 0, 1, 0, 2, 3, 0, 3, 2, 3, 1, 3, 2, 1, 2, 1, 0, 2, 3, 5, 1, 1, 1, 2, 1, 0, 1, 2, 1, 2, 2, 1, 2, 1, 3, 0, 2, 4, 3, 3, 3, 2, 2, 4, 2, 1, 3, 2, 5, 1, 3, 2, 1, 1, 1, 1, 1, 2, 4, 0, 2, 3, 3, 1, 3, 3, 2, 2, 0, 2, 1, 2, 1, 1, 0, 2, 3, 3, 1, 4, 1, 4, 3, 2, 0, 0, 0, 1, 1, 1, 1, 0, 2, 1, 1, 0, 0, 0, 1, 0, 1, 0, 1, 3, 0, 1, 0, 1, 1, 0, 0, 0, 0, 0, 0, 1, 0, 1, 2, 1, 2, 0, 1, 1, 0, 1, 1, 2, 0, 2, 2, 1, 1, 2, 1, 2, 2, 1, 1, 1, 0, 0, 2, 2, 2, 0, 1, 1, 1, 1, 3, 1, 2, 0, 1, 2, 0, 1, 0, 2, 1, 0, 3, 2, 1, 3, 2, 0, 0, 2, 0, 0, 2, 0, 0, 0, 3, 4, 0, 2, 1, 2, 1, 1, 2, 1, 0, 2, 2, 0, 1, 1, 0, 0, 1, 3, 2, 3, 0, 1, 1, 1, 0, 2, 0, 1, 5, 4, 2, 0, 6, 1, 3, 3, 3, 2, 2, 2, 2, 1, 2, 2, 0, 1, 0, 2, 0, 2, 4, 2, 1, 3, 2, 1, 1, 3, 2, 2, 4, 2, 2, 1, 2, 4, 4, 0, 0, 3, 0, 0, 5, 1, 4, 2, 1, 2, 1, 3, 1, 4, 1, 2, 2, 2, 1, 2, 0, 0, 1, 3, 3, 0, 1, 0, 2, 2, 1, 1, 1, 2, 2, 5, 3, 3, 1, 4, 2, 2, 2, 1, 0, 0, 4, 2, 1, 2, 2, 3, 1, 2, 1, 2, 3, 2, 1, 2, 2, 2, 5, 0, 4, 1, 2, 2, 1, 0, 0, 0, 1, 1, 0, 1, 5, 2, 1, 2, 2, 3, 3, 1, 1, 1, 2, 2, 3, 1, 2, 1, 3, 3, 2, 2, 2, 0, 1, 0, 3, 2, 2, 1, 0, 1, 1, 1, 3, 4, 0, 2, 1, 0, 1, 1, 2, 0, 1, 2, 1, 1, 3, 1, 1, 2, 1, 1, 0, 2, 2, 1, 2, 2, 1, 1, 3, 1, 0, 2, 2, 1, 0, 2, 5, 1, 2, 2, 0, 2, 0, 5, 3, 2, 2, 1, 1, 1, 3, 4, 1, 0, 2, 2, 2, 1, 0, 2, 2, 2, 1, 2, 1, 1, 2, 2, 0, 2, 2, 5, 0, 1, 3, 0, 3, 1, 3, 0, 1, 1, 2, 1, 1, 1, 1, 0, 1, 1, 2, 1, 3, 3, 1, 2, 0, 2, 1, 3, 2, 1, 1, 1, 5, 3, 2, 1, 3, 1, 4, 3, 2, 3, 1, 2, 1, 2, 2, 2, 2, 0, 3, 1, 2, 2, 2, 0, 0, 1, 2, 3, 2, 2, 3, 1, 4, 4, 2, 0, 2, 1, 3, 3, 2, 1, 3, 1, 2, 2, 1, 3, 1, 1, 0, 2, 1, 1, 2, 0, 3, 2, 1, 1, 2, 1, 2, 4, 0, 3, 0, 2, 2, 0, 5, 1, 3, 2, 2, 1, 3, 2, 1, 1, 2, 4, 3, 1, 1, 1, 1, 2, 3, 0, 2, 2, 1, 3, 1, 3, 1, 2, 1, 1, 1, 2, 1, 0, 0, 1, 3, 1, 1, 2, 1, 3, 3, 1, 4, 3, 2, 0, 1, 2, 1, 2, 3, 3, 3, 0, 2, 1, 3, 4, 0, 2, 4, 4, 2, 4, 1, 2, 2, 4, 1, 1, 2, 1, 3, 3, 0, 1, 2, 3, 2, 1, 3, 0, 1, 2, 2, 3, 2, 2, 5, 1, 1, 1, 3, 1, 3, 1, 4, 1, 2, 2, 3, 2, 3, 3, 2, 2, 4, 2, 1, 2, 1, 0, 2, 2, 0, 3, 2, 0, 2, 2, 2, 2, 2, 4, 3, 5, 4, 4, 2, 3, 3, 2, 0, 2, 3, 1, 1, 0, 5, 2, 1, 3, 1, 1, 0, 1, 0, 0, 2, 1, 2, 1, 2, 2, 0, 0, 2, 3, 0, 2, 2, 1, 1, 2, 0, 3, 1, 0, 2, 2, 0, 2, 1, 3, 1, 2, 0, 1, 3, 3, 2, 1, 0, 4, 1, 0, 1, 1, 2, 2, 2, 3, 2, 1, 2, 2, 5, 1, 1, 3, 2, 5, 1, 1, 1, 2, 0, 2, 0, 1, 1, 2, 3, 0, 1, 1, 1, 2, 1, 0, 3, 1, 2, 0, 2, 2, 2, 3, 1, 1, 3, 0, 4, 1, 0, 4, 2, 3, 1, 0, 2, 1, 2, 1, 0, 2, 3, 2, 1, 1, 3, 1, 1, 0, 1, 0, 4, 1, 2, 2, 1, 2, 4, 2, 0, 1, 0, 1, 3, 1, 2, 2, 2, 3, 3, 3, 3, 2, 2, 3, 4, 0, 2, 1, 1, 2, 1, 1, 1, 1, 0, 3, 2, 2, 1, 2, 2, 1, 1, 2, 1, 2, 1, 2, 2, 3, 2, 3, 2, 3, 0, 3, 0, 2, 3, 3, 2, 1, 0, 0, 1, 0, 1, 2, 2, 1, 3, 1, 3, 1, 2, 3, 0, 1, 5, 3, 0, 1, 1, 3, 0, 1, 3, 1, 2, 4, 0, 1, 3, 5, 2, 2, 0, 2, 1, 1, 0, 2, 4, 3, 0, 2, 3, 3, 2, 2, 1, 2, 3, 1, 2, 1, 1, 1, 0, 3, 2, 2, 0, 1, 2, 0, 1, 2, 1, 1, 0, 4, 1, 2, 3, 2, 1, 4, 0, 4, 2, 1, 1, 2, 3, 1, 0, 1, 1, 1, 1, 2, 1, 1, 0, 3, 3, 1, 3, 1, 1, 1, 0, 1, 0, 2, 3, 0, 0, 3, 0, 1, 5, 3, 2, 2, 2, 2, 1, 4, 3, 1, 3, 0, 1, 1, 1, 1, 1, 3, 3, 0, 2, 0, 0, 1, 0, 0, 0, 3, 2, 1, 0, 1, 1, 0, 1, 1, 3, 0, 1, 1, 2, 1, 1, 0, 2, 0, 2, 2, 4, 3, 5, 1, 2, 1, 2, 0, 1, 1, 1, 0, 0, 1, 2, 0, 1, 1, 0, 1, 0, 3, 1, 0, 0, 2, 0, 1, 2, 2, 2, 4, 1, 3, 3, 2, 1, 2, 3, 2, 3, 2, 0, 1, 4, 2, 2, 1, 1, 3, 2, 2, 0, 2, 4, 2, 4, 3, 2, 3, 1, 4, 0, 1, 2, 4, 2, 2, 2, 3, 2, 4, 3, 5, 2, 5, 2, 2, 5, 2, 3, 2, 0, 2, 1, 2, 4, 3, 1, 3, 1, 5, 3, 3, 1, 2, 2, 1, 3, 3, 1, 0, 1, 1, 1, 2, 0, 1, 3, 2, 3, 1, 3, 1, 2, 4, 2, 2, 1, 3, 2, 2, 4, 2, 4, 2, 2, 1, 0, 0, 2, 3, 0, 0, 2, 1, 1, 3, 1, 2, 1, 2, 2, 4, 2, 2, 2, 2, 0, 1, 1, 1, 3, 3, 1, 1, 2, 1, 3, 4, 0, 2, 3, 0, 1, 2, 0, 1, 0, 2, 3, 1, 1, 2, 3, 1, 1, 1, 1, 2, 3, 4, 1, 2, 2, 3, 4, 2, 1, 2, 1, 1, 1, 3, 1, 1, 2, 1, 1, 1, 1, 3, 3, 2, 3, 1, 3, 5, 1, 3, 2, 1, 0, 0, 2, 3, 3, 2, 2, 0, 2, 1, 1, 0, 0, 5, 3, 0, 4, 4, 5, 3, 1, 1, 3, 2, 2, 4, 3, 2, 2, 4, 0, 2, 3, 3, 2, 0, 2, 3, 2, 1, 1, 4, 2, 3, 1, 1, 2, 0, 1, 1, 2, 0, 0, 1, 2, 1, 1, 1, 2, 1, 1, 2, 2, 3, 2, 2, 1, 1, 2, 4, 0, 1, 3, 0, 1, 3, 1, 1, 1, 2, 2, 1, 3, 2, 3, 2, 1, 4, 4, 3, 4, 2, 4, 3, 2, 3, 3, 2, 1, 3, 1, 1, 3, 2, 3, 2, 4, 3, 4, 3, 2, 4, 1, 1, 3, 3, 1, 1, 2, 2, 3, 1, 2, 1, 3, 3, 3, 1, 1, 1, 3, 1, 2, 4, 2, 1, 0, 5, 1, 2, 1, 2, 4, 2, 1, 0, 2, 2, 1, 4, 2, 3, 2, 1, 3, 1, 1, 1, 1, 1, 2, 2, 2, 1, 0, 2, 0, 1, 1, 1, 1, 3, 2, 0, 1, 3, 2, 2, 2, 1, 2, 3, 0, 1, 2, 2, 3, 1, 2, 1, 0, 2, 0, 4, 1, 2, 3, 3, 2, 3, 2, 1, 2, 1, 1, 3, 2, 5, 1, 1, 2, 0, 1, 3, 1, 2, 3, 1, 2, 1, 2, 3, 0, 2, 3, 1, 0, 2, 1, 1, 2, 3, 2, 2, 3, 2, 5, 1, 2, 2, 3, 1, 2, 2, 4, 2, 2, 1, 0, 3, 0, 0, 2, 1, 1, 2, 2, 2, 0, 1, 1, 1, 1, 1, 5, 1, 0, 4, 3, 2, 4, 0, 3, 3, 1, 2, 1, 2, 1, 1, 2, 1, 3, 1, 2, 2, 1, 2, 1, 2, 1, 2, 1, 0, 2, 1, 3, 1, 0, 1, 1, 4, 2, 1, 2, 2, 1, 1, 3, 1, 2, 1, 2, 0, 2, 4, 1, 0, 2, 1, 2, 0, 3, 3, 2, 1, 4, 2, 1, 2, 3, 1, 3, 3, 3, 2, 1, 2, 3, 2, 1, 2, 2, 1, 1, 3, 4, 1, 0, 3, 4, 1, 2, 3, 2, 2, 0, 2, 0, 3, 0, 1, 2, 2, 1, 1, 3, 2, 4, 2, 2, 1, 5, 2, 2, 1, 3, 1, 2, 1, 3, 2, 2, 1, 1, 3, 2, 3, 1, 3, 1, 1, 4, 1, 2, 2, 3, 2, 3, 0, 2, 4, 1, 1, 1, 2, 2, 3, 1, 1, 2, 3, 2, 1, 2, 3, 2, 3, 1, 2, 1, 3, 0, 2, 1, 1, 1, 2, 1, 1, 1, 2, 4, 2, 1, 3, 0, 2, 3, 2, 2, 3, 0, 1, 2, 1, 2, 1, 2, 2, 0, 1, 4, 4, 2, 1, 4, 3, 1, 3, 2, 5, 2, 1, 2, 1, 1, 1, 2, 3, 1, 0, 2, 0, 1, 2, 2, 1, 1, 2, 4, 1, 1, 1, 3, 1, 2, 1, 3, 1, 2, 1, 3, 3, 3, 2, 2, 3, 3, 2, 1, 1, 1, 0, 2, 1, 1, 2, 1, 2, 1, 2, 2, 1, 2, 1, 0, 0, 1, 1, 1, 3, 2, 1, 1, 2, 2, 1, 2, 3, 1, 1, 2, 0, 2, 1, 0, 4, 2, 1, 1, 0, 0, 0, 1, 1, 2, 2, 0, 2, 1, 2, 1, 2, 1, 4, 2, 0, 2, 0, 3, 1, 0, 0, 1, 1, 2, 1, 2, 1, 3, 0, 1, 2, 2, 1, 1, 1, 2, 1, 1, 0, 0, 0, 2, 2, 1, 3, 3, 1, 0, 0, 1, 1, 1, 2, 4, 2, 0, 2, 3, 2, 0, 3, 1, 2, 2, 2, 0, 0, 2, 1, 1, 2, 1, 2, 2, 5, 0, 1, 3, 3, 1, 0, 0, 2, 2, 1, 0, 1, 1, 1, 0, 3, 1, 2, 5, 0, 1, 3, 0, 1, 1, 2, 1, 0, 0, 0, 3, 1, 1, 2, 0, 2, 5, 2, 0, 4, 5, 2, 2, 1, 0, 2, 0, 2, 2, 2, 2, 2, 2, 0, 1, 1, 1, 2, 1, 0, 1, 3, 1, 2, 0, 0, 3, 1, 2, 1, 2, 2, 3, 2, 3, 3, 1, 0, 2, 0, 3, 5, 2, 5, 1, 1, 1, 1, 2, 2, 3, 2, 2, 1, 3, 2, 2, 0, 2, 1, 1, 0, 0, 3, 2, 2, 1, 2, 0, 2, 3, 1, 3, 2, 0, 2, 3, 2, 1, 0, 1, 2, 1, 3, 2, 1, 3, 2, 2, 2, 0, 1, 1, 1, 0, 0, 2, 0, 2, 1, 2, 1, 0, 2, 2, 0, 2, 2, 2, 2, 1, 3, 1, 2, 1, 2, 0, 1, 3, 1, 0, 1, 3, 1, 1, 0, 1, 1, 1, 1, 1, 1, 3, 2, 0, 2, 1, 1, 0, 1, 3, 0, 2, 1, 2, 3, 2, 2, 3, 1, 4, 3, 2, 1, 2, 1, 2, 2, 4, 1, 2, 2, 2, 0, 5, 2, 2, 2, 4, 1, 1, 1, 1, 3, 1, 3, 2, 3, 1, 0, 0, 2, 1, 2, 2, 2, 0, 3, 2, 2, 2, 3, 2, 2, 4, 2, 0, 3, 0, 3, 3, 1, 2, 5, 1, 2, 1, 3, 2, 2, 4, 2, 0, 1, 2, 1, 1, 1, 3, 3, 2, 1, 1, 2, 1, 3, 1, 0, 1, 2, 4, 3, 2, 0, 4, 1, 4, 1, 3, 2, 2, 2, 0, 2, 3, 0, 1, 5, 1, 1, 4, 1, 3, 2, 1, 3, 1, 2, 3, 2, 1, 3, 0, 2, 1, 2, 3, 0, 0, 1, 2, 2, 3, 4, 2, 0, 0, 2, 3, 0, 2, 3, 0, 1, 2, 2, 2, 1, 2, 0, 1, 2, 0, 2, 2, 2, 4, 2, 0, 6, 2, 1, 2, 1, 1, 1, 2, 2, 2, 1, 1, 0, 2, 0, 3, 2, 1, 1, 4, 1, 1, 2, 2, 2, 1, 2, 1, 2, 3, 2, 1, 0, 0, 2, 1, 3, 2, 5, 0, 2, 3, 2, 3, 3, 0, 2, 4, 1, 0, 2, 2, 3, 2, 2, 1, 1, 1, 0, 2, 2, 1, 2, 1, 1, 3, 2, 1, 2, 3, 2, 1, 2, 1, 1, 1, 2, 2, 1, 1, 2, 1, 2, 4, 0, 0, 1, 3, 2, 2, 3, 0, 0, 4, 4, 1, 0, 1, 2, 1, 0, 1, 1, 3, 2, 1, 2, 2, 3, 1, 1, 2, 2, 0, 2, 2, 2, 1, 2, 3, 0, 4, 1, 2, 3, 2, 1, 1, 2, 2, 2, 2, 1, 4, 1, 3, 4, 3, 3, 2, 2, 0, 2, 2, 1, 1, 3, 3, 1, 2, 3, 1, 0, 3, 3, 2, 1, 1, 1, 2, 1, 2, 2, 3, 2, 1, 2, 1, 1, 0, 0, 1, 0, 3, 1, 1, 3, 2, 1, 3, 0, 1, 1, 4, 3, 3, 2, 0, 4, 0, 0, 3, 1, 4, 2, 0, 1, 2, 1, 0, 1, 3, 2, 4, 0, 2, 1, 1, 0, 2, 1, 1, 2, 3, 2, 0, 3, 3, 3, 0, 2, 3, 1, 1, 2, 0, 3, 1, 2, 0, 4, 2, 1, 2, 2, 1, 0, 1, 2, 0, 3, 0, 0, 1, 2, 3, 2, 3, 2, 2, 3, 2, 2, 1, 1, 2, 2, 1, 0, 2, 1, 1, 2, 1, 2, 3, 5, 2, 1, 0, 1, 3, 1, 3, 2, 0, 2, 2, 2, 0, 1, 2, 1, 2, 1, 3, 2, 1, 0, 1, 3, 2, 1, 1, 1, 0, 1, 1, 1, 1, 3, 2, 1, 4, 2, 0, 4, 1, 3, 2, 2, 1, 3, 1, 3, 1, 2, 0, 2, 4, 2, 2, 0, 2, 4, 3, 1, 3, 0, 4, 1, 2, 2, 2, 0, 2, 3, 2, 1, 2, 1, 1, 1, 2, 3, 0, 2, 1, 0, 1, 1, 3, 2, 1, 1, 1, 1, 0, 3, 0, 2, 3, 3, 1, 2, 1, 1, 3, 3, 1, 2, 0, 1, 0, 1, 1, 1, 0, 2, 1, 0, 1, 0, 2, 2, 1, 0, 0, 0, 4, 2, 2, 1, 0, 0, 1, 0, 1, 2, 0, 1, 0, 1, 0, 1, 4, 2, 0, 3, 1, 0, 1, 1, 3, 2, 2, 0, 0, 3, 2, 0, 1, 2, 0, 1, 2, 0, 2, 6, 2, 2, 0, 4, 2, 2, 3, 3, 4, 2, 1, 2, 1, 0, 3, 1, 1, 3, 0, 1, 2, 0, 3, 1, 1, 1, 1, 4, 2, 3, 1, 0, 4, 1, 2, 0, 2, 3, 2, 2, 0, 3, 3, 2, 5, 1, 2, 1, 0, 0, 1, 1, 3, 1, 0, 1, 1, 1, 2, 0, 3, 1, 0, 1, 3, 0, 0, 2, 3, 1, 2, 2, 2, 5, 0, 1, 3, 0, 2, 1, 3, 1, 2, 1, 1, 0, 1, 0, 2, 1, 2, 2, 2, 2, 1, 0, 4, 2, 2, 2, 2, 1, 2, 2, 1, 2, 3, 1, 3, 2, 2, 3, 2, 3, 1, 2, 2, 0, 4, 3, 0, 2, 2, 2, 2, 1, 1, 1, 0, 2, 1, 2, 2, 4, 1, 1, 0, 0, 2, 1, 1, 1, 1, 2, 3, 2, 1, 3, 1, 0, 2, 1, 1, 3, 2, 3, 2, 4, 2, 0, 1, 2, 0, 2, 0, 3, 2, 0, 3, 1, 1, 2, 1, 1, 0, 0, 3, 1, 3, 1, 1, 1, 1, 2, 2, 3, 2, 0, 2, 3, 3, 1, 2, 3, 1, 2, 1, 2, 1, 3, 4, 0, 1, 1, 1, 0, 2, 2, 1, 2, 2, 2, 3, 2, 1, 0, 2, 1, 2, 1, 2, 1, 2, 1, 1, 4, 2, 2, 4, 2, 0, 2, 2, 1, 3, 1, 0, 2, 2, 1, 1, 1, 2, 0, 1, 3, 1, 4, 3, 1, 3, 0, 1, 3, 3, 2, 1, 1, 2, 1, 2, 2, 2, 1, 1, 2, 1, 0, 1, 3, 2, 3, 0, 0, 1, 1, 3, 2, 1, 1, 1, 4, 3, 3, 1, 2, 1, 2, 3, 1, 2, 0, 3, 2, 0, 1, 1, 2, 2, 1, 2, 0, 1, 2, 2, 1, 2, 4, 3, 2, 4, 2, 0, 3, 0, 3, 1, 3, 2, 1, 1, 0, 0, 4, 2, 3, 1, 4, 2, 2, 2, 2, 1, 3, 3, 1, 3, 1, 2, 1, 1, 2, 1, 2, 1, 2, 3, 3, 3, 2, 1, 2, 2, 0, 1, 3, 1, 1, 1, 1, 3, 2, 1, 2, 2, 2, 2, 0, 1, 3, 1, 1, 0, 1, 3, 2, 0, 3, 2, 3, 2, 4, 1, 2, 3, 2, 1, 2, 2, 2, 1, 1, 2, 1, 1, 2, 2, 1, 3, 1, 1, 0, 4, 1, 2, 1, 1, 0, 1, 1, 1, 0, 0, 1, 1, 1, 0, 3, 3, 1, 1, 1, 4, 1, 2, 1, 1, 1, 2, 1, 1, 2, 2, 2, 2, 0, 2, 1, 2, 3, 3, 0, 1, 1, 3, 3, 4, 2, 1, 2, 2, 2, 3, 3, 2, 3, 2, 1, 0, 2, 1, 1, 1, 0, 2, 2, 1, 3, 1, 3, 0, 2, 2, 1, 0, 3, 0, 2, 1, 3, 3, 2, 2, 3, 3, 1, 2, 0, 3, 3, 3, 1, 1, 2, 1, 2, 0, 3, 0, 2, 3, 1, 0, 4, 2, 0, 1, 3, 0, 3, 3, 2, 1, 2, 3, 2, 1, 1, 3, 2, 1, 1, 2, 1, 2, 2, 3, 0, 2, 2, 1, 2, 1, 1, 1, 2, 2, 1, 1, 2, 0, 0, 2, 1, 2, 4, 2, 2, 1, 1, 1, 1, 3, 2, 2, 2, 4, 3, 2, 4, 1, 0, 2, 2, 4, 0, 1, 2, 1, 1, 0, 2, 1, 3, 2, 4, 2, 1, 1, 2, 4, 0, 2, 3, 1, 4, 0, 2, 2, 3, 0, 1, 1, 1, 1, 2, 2, 3, 2, 2, 0, 0, 2, 1, 2, 3, 1, 2, 3, 0, 1, 2, 1, 1, 1, 0, 2, 0, 2, 1, 1, 2, 2, 1, 0, 2, 2, 2, 2, 1, 5, 1, 1, 4, 2, 2, 3, 0, 4, 3, 3, 1, 0, 2, 1, 3, 2, 2, 1, 2, 4, 0, 1, 1, 2, 1, 3, 2, 0, 2, 0, 4, 2, 2, 1, 2, 2, 2, 1, 3, 1, 3, 0, 0, 1, 1, 0, 1, 2, 1, 1, 2, 2, 3, 1, 4, 0, 1, 1, 1, 1, 3, 0, 1, 4, 1, 2, 1, 1, 0, 0, 2, 2, 2, 1, 1, 1, 3, 1, 2, 0, 2, 1, 1, 1, 2, 3, 2, 1, 1, 0, 1, 1, 0, 5, 1, 2, 2, 3, 2, 2, 0, 1, 1, 1, 2, 2, 0, 2, 2, 3, 3, 2, 2, 3, 1, 1, 1, 1, 0, 2, 1, 2, 2, 0, 2, 3, 4, 4, 1, 1, 1, 3, 3, 0, 0, 3, 3, 1, 0, 2, 1, 1, 3, 0, 2, 4, 0, 2, 5, 1, 3, 1, 1, 2, 3, 2, 1, 1, 0, 3, 1, 4, 4, 2, 2, 1, 3, 2, 1, 3, 2, 1, 1, 1, 3, 2, 1, 1, 1, 1, 4, 3, 2, 1, 2, 2, 3, 2, 1, 2, 0, 1, 2, 3, 0, 1, 2, 2, 2, 2, 0, 2, 3, 1, 2, 0, 1, 4, 0, 1, 1, 2, 3, 1, 0, 2, 1, 5, 0, 1, 1, 2, 2, 2, 0, 2, 1, 2, 0, 2, 0, 1, 1, 2, 3, 0, 2, 0, 3, 1, 2, 4, 2, 4, 2, 0, 1, 2, 1, 1, 4, 2, 1, 1, 0, 4, 0, 2, 0, 3, 2, 4, 1, 2, 2, 1, 0, 0, 0, 1, 3, 1, 1, 1, 0, 2, 0, 1, 2, 1, 0, 1, 0, 2, 3, 1, 0, 2, 0, 1, 0, 2, 2, 1, 2, 0, 2, 1, 2, 1, 2, 4, 1, 1, 3, 1, 1, 2, 0, 3, 3, 1, 2, 0, 0, 2, 2, 4, 1, 2, 2, 1, 4, 2, 0, 2, 2, 2, 2, 2, 4, 0, 1, 0, 0, 2, 2, 1, 1, 1, 2, 2, 3, 1, 1, 2, 0, 1, 2, 0, 1, 3, 1, 0, 1, 1, 1, 1, 1, 2, 4, 1, 3, 0, 0, 2, 2, 2, 3, 2, 0, 0, 1, 1, 1, 1, 2, 2, 1, 2, 1, 2, 0, 2, 1, 3, 3, 0, 1, 3, 0, 4, 1, 1, 1, 1, 1, 2, 1, 3, 1, 5, 4, 1, 0, 0, 2, 4, 3, 1, 1, 4, 3, 1, 4, 1, 0, 1, 2, 0, 2, 2, 2, 1, 2, 0, 3, 3, 0, 4, 3, 1, 0, 1, 5, 1, 1, 2, 1, 1, 3, 1, 0, 3, 0, 0, 2, 2, 4, 1, 1, 0, 1, 2, 1, 0, 4, 4, 2, 1, 0, 1, 0, 1, 0, 0, 4, 3, 2, 3, 2, 2, 3, 2, 0, 0, 1, 0, 2, 0, 0, 1, 1, 2, 1, 1, 2, 1, 0, 1, 3, 0, 1, 0, 1, 1, 2, 0, 3, 2, 1, 2, 5, 2, 0, 5, 1, 2, 2, 3, 3, 1, 1, 0, 1, 3, 1, 0, 2, 0, 2, 1, 3, 1, 1, 0, 2, 0, 5, 2, 2, 1, 3, 1, 0, 1, 1, 1, 1, 1, 0, 0, 1, 2, 3, 2, 1, 0, 1, 1, 2, 4, 1, 0, 1, 1, 2, 3, 2, 2, 1, 3, 1, 2, 3, 1, 1, 2, 0, 3, 4, 1, 2, 0, 1, 3, 2, 1, 0, 0, 1, 2, 2, 3, 1, 3, 2, 2, 0, 1, 1, 2, 0, 2, 3, 1, 0, 0, 0, 3, 2, 1, 1, 2, 2, 4, 2, 1, 0, 1, 4, 1, 2, 2, 2, 2, 2, 0, 1, 3, 1, 0, 1, 1, 1, 3, 2, 2, 3, 1, 3, 4, 0, 1, 2, 0, 2, 2, 2, 2, 5, 4, 1, 0, 3, 1, 1, 4, 1, 1, 1, 2, 2, 2, 2, 1, 3, 2, 2, 2, 1, 1, 3, 1, 1, 3, 2, 1, 1, 2, 3, 5, 1, 1, 3, 3, 2, 2, 2, 3, 0, 3, 2, 2, 3, 2, 3, 1, 2, 1, 1, 1, 1, 4, 1, 0, 3, 2, 2, 3, 4, 2, 3, 1, 2, 4, 1, 3, 3, 2, 3, 0, 0, 0, 2, 4, 3, 1, 1, 2, 3, 1, 1, 1, 3, 2, 2, 3, 1, 1, 2, 4, 1, 4, 0, 1, 2, 4, 3, 2, 1, 0, 3, 2, 1, 2, 3, 2, 1, 2, 3, 3, 0, 1, 3, 2, 1, 2, 1, 3, 1, 1, 2, 4, 2, 2, 2, 1, 3, 2, 1, 1, 0, 4, 2, 2, 1, 0, 0, 2, 4, 2, 1, 2, 1, 0, 2, 1, 2, 2, 2, 3, 2, 2, 1, 2, 1, 1, 0, 1, 2, 1, 0, 2, 0, 1, 2, 2, 2, 2, 3, 0, 0, 2, 1, 2, 1, 3, 4, 1, 0, 2, 2, 0, 2, 1, 1, 0, 0, 1, 1, 1, 1, 2, 2, 2, 3, 1, 2, 3, 0, 1, 1, 1, 0, 1, 3, 1, 1, 1, 1, 1, 1, 2, 4, 0, 2, 2, 2, 2, 1, 2, 1, 0, 2, 2, 3, 3, 4, 3, 2, 2, 0, 1, 3, 1, 2, 4, 1, 5, 1, 2, 2, 1, 3, 1, 0, 1, 1, 1, 1, 0, 3, 2, 4, 1, 6, 2, 3, 2, 1, 2, 2, 1, 2, 1, 5, 1, 3, 3, 1, 1, 2, 0, 1, 3, 2, 0, 3, 2, 1, 1, 0, 1, 1, 0, 2, 2, 1, 2, 2, 1, 0, 3, 0, 1, 2, 1, 0, 0, 4, 1, 4, 1, 3, 0, 3, 2, 2, 2, 2, 0, 1, 2, 4, 3, 3, 1, 2, 3, 3, 1, 3, 0, 0, 2, 2, 4, 1, 0, 3, 3, 1, 2, 3, 1, 4, 1, 4, 2, 1, 3, 2, 2, 1, 1, 1, 3, 1, 1, 1, 2, 4, 2, 3, 2, 2, 1, 1, 0, 2, 0, 2, 2, 1, 2, 1, 2, 3, 1, 1, 0, 2, 2, 2, 1, 2, 0, 2, 1, 1, 0, 1, 5, 3, 0, 2, 3, 0, 1, 1, 3, 0, 2, 1, 0, 3, 0, 0, 1, 0, 4, 1, 2, 0, 1, 0, 3, 1, 0, 2, 2, 3, 0, 4, 1, 2, 2, 3, 2, 0, 2, 3, 1, 3, 2, 1, 1, 1, 0, 3, 2, 2, 2, 0, 4, 1, 0, 0, 1, 0, 0, 2, 4, 1, 4, 3, 2, 1, 2, 2, 3, 3, 3, 1, 3, 0, 2, 1, 1, 3, 0, 1, 0, 2, 1, 3, 2, 3, 2, 2, 1, 0, 0, 1, 3, 4, 0, 2, 1, 2, 4, 2, 4, 0, 2, 1, 2, 4, 2, 1, 3, 0, 0, 1, 1, 2, 1, 3, 2, 3, 1, 0, 2, 3, 2, 1, 0, 2, 1, 1, 1, 0, 1, 2, 0, 2, 1, 1, 2, 2, 4, 3, 2, 0, 3, 2, 2, 2, 3, 3, 4, 2, 2, 1, 1, 3, 2, 1, 3, 3, 0, 3, 1, 0, 1, 0, 1, 3, 0, 1, 2, 2, 1, 0, 0, 1, 2, 2, 2, 0, 1, 0, 0, 3, 5, 3, 0, 1, 2, 2, 1, 1, 2, 4, 3, 0, 1, 2, 0, 1, 1, 1, 3, 0, 1, 0, 1, 1, 1, 1, 0, 1, 3, 3, 1, 0, 3, 2, 1, 2, 2, 1, 2, 3, 1, 3, 3, 1, 2, 1, 3, 2, 2, 1, 3, 1, 2, 1, 2, 2, 1, 5, 3, 2, 1, 1, 3, 3, 1, 1, 4, 2, 2, 3, 1, 3, 1, 4, 5, 2, 5, 2, 1, 3, 2, 1, 0, 0, 1, 2, 3, 1, 2, 1, 1, 3, 0, 2, 1, 2, 1, 3, 2, 1, 4, 2, 1, 2, 1, 1, 3, 3, 2, 3, 1, 2, 3, 0, 1, 1, 2, 1, 5, 2, 2, 1, 1, 2, 2, 2, 1, 2, 3, 3, 3, 0, 1, 2, 1, 0, 1, 1, 0, 1, 5, 3, 5, 1, 1, 2, 1, 0, 4, 1, 3, 2, 2, 1, 2, 3, 2, 4, 3, 3, 2, 2, 2, 2, 1, 1, 2, 4, 1, 2, 2, 2, 3, 1, 1, 2, 4, 2, 1, 0, 2, 1, 1, 0, 0, 3, 4, 5, 2, 1, 1, 1, 2, 2, 3, 0, 2, 1, 3, 2, 0, 1, 3, 1, 1, 2, 1, 2, 1, 1, 0, 2, 4, 1, 4, 0, 1, 1, 2, 2, 3, 1, 1, 2, 1, 3, 1, 1, 3, 2, 3, 1, 2, 1, 1, 2, 2, 0, 5, 3, 0, 1, 2, 1, 1, 1, 3, 1, 1, 1, 1, 1, 2, 1, 3, 2, 2, 2, 3, 2, 2, 2, 2, 2, 0, 1, 2, 1, 0, 2, 2, 1, 0, 6, 0, 3, 3, 3, 0, 5, 1, 1, 3, 1, 3, 1, 0, 2, 1, 2, 1, 1, 4, 1, 0, 2, 0, 1, 1, 2, 1, 2, 1, 1, 1, 1, 1, 0, 2, 1, 2, 1, 1, 1, 2, 1, 2, 3, 1, 0, 0, 1, 1, 0, 0, 5, 2, 3, 2, 2, 1, 1, 2, 2, 3, 3, 1, 2, 0, 3, 1, 2, 1, 3, 5, 6, 3, 4, 0, 1, 3, 3, 1, 2, 2, 1, 1, 2, 0, 2, 0, 1, 1, 1, 0, 3, 1, 4, 1, 2, 1, 1, 2, 2, 0, 0, 3, 1, 2, 2, 2, 0, 2, 2, 1, 1, 0, 3, 4, 1, 1, 2, 2, 2, 3, 2, 1, 1, 2, 2, 0, 2, 0, 3, 1, 2, 2, 0, 2, 5, 0, 2, 0, 1, 1, 2, 2, 1, 3, 1, 0, 1, 2, 0, 1, 2, 4, 2, 0, 0, 3, 1, 4, 1, 2, 2, 2, 2, 3, 2, 1, 1, 3, 3, 1, 3, 1, 2, 3, 1, 2, 0, 5, 1, 3, 3, 2, 1, 2, 1, 1, 1, 1, 1, 0, 2, 4, 2, 2, 2, 2, 1, 3, 1, 4, 3, 1, 0, 3, 1, 1, 2, 1, 2, 2, 3, 1, 1, 0, 3, 0, 3, 2, 0, 2, 3, 0, 3, 0, 2, 1, 2, 3, 0, 2, 2, 2, 3, 1, 3, 0, 2, 3, 2, 1, 1, 2, 4, 0, 4, 2, 2, 2, 2, 1, 0, 1, 2, 2, 4, 0, 2, 1, 2, 1, 1, 2, 3, 1, 2, 3, 1, 2, 1, 1, 1, 1, 3, 2, 1, 4, 2, 2, 1, 2, 1, 3, 2, 4, 2, 1, 3, 2, 4, 1, 1, 1, 0, 1, 0, 1, 2, 2, 2, 1, 0, 1, 3, 2, 2, 0, 1, 0, 1, 2, 1, 2, 4, 2, 3, 1, 2, 1, 3, 1, 1, 0, 1, 2, 1, 3, 2, 1, 2, 1, 2, 0, 0, 2, 1, 1, 1, 1, 3, 0, 2, 2, 2, 3, 0, 0, 4, 2, 0, 1, 2, 2, 1, 1, 0, 2, 1, 1, 0, 1, 1, 1, 0, 1, 1, 2, 1, 1, 2, 3, 2, 2, 2, 1, 2, 3, 1, 3, 1, 1, 4, 3, 1, 1, 0, 3, 2, 3, 3, 2, 1, 2, 4, 2, 1, 1, 1, 3, 2, 2, 1, 3, 1, 1, 2, 2, 2, 4, 1, 0, 3, 3, 1, 1, 1, 2, 1, 2, 1, 1, 2, 0, 2, 1, 2, 2, 1, 2, 3, 2, 0, 1, 0, 2, 3, 1, 1, 1, 0, 1, 2, 4, 1, 3, 2, 2, 3, 4, 1, 2, 0, 2, 2, 2, 1, 0, 1, 2, 1, 0, 2, 2, 3, 3, 2, 2, 1, 3, 2, 2, 2, 1, 3, 0, 2, 0, 2, 4, 2, 1, 3, 2, 2, 1, 1, 0, 1, 3, 4, 0, 3, 0, 1, 0, 3, 1, 1, 2, 1, 1, 1, 0, 1, 2, 1, 1, 0, 2, 1, 1, 0, 0, 3, 1, 0, 1, 5, 2, 1, 0, 0, 6, 1, 0, 1, 1, 1, 0, 0, 1, 6, 1, 2, 0, 0, 0, 2, 0, 0, 5, 1, 2, 2, 1, 2, 1, 1, 1, 0, 3, 0, 1, 1, 2, 1, 0, 1, 1, 3, 1, 3, 1, 2, 0, 0, 0, 0, 1, 2, 0, 0, 3, 1, 1, 1, 2, 0, 0, 2, 1, 1, 1, 0, 4, 3, 1, 1, 2, 5, 2, 0, 0, 1, 2, 0, 0, 3, 1, 3, 4, 2, 0, 1, 1, 0, 1, 5, 0, 0, 2, 2, 2, 0, 4, 1, 2, 2, 0, 1, 0, 1, 1, 0, 3, 1, 2, 2, 0, 0, 1, 0, 0, 2, 0, 1, 2, 0, 2, 3, 1, 2, 2, 2, 0, 2, 0, 0, 2, 2, 1, 0, 3, 1, 1, 2, 1, 0, 1, 1, 3, 2, 1, 1, 0, 1, 0, 2, 1, 0, 1, 2, 0, 3, 1, 1, 3, 1, 3, 0, 2, 3, 1, 3, 2, 1, 1, 2, 0, 1, 0, 0, 1, 3, 1, 2, 0, 0, 3, 2, 5, 2, 2, 3, 0, 1, 3, 1, 0, 3, 3, 1, 1, 1, 2, 2, 2, 0, 0, 1, 3, 4, 0, 3, 2, 4, 0, 0, 1, 1, 0, 3, 2, 1, 1, 3, 3, 1, 2, 2, 1, 1, 0, 3, 1, 1, 2, 0, 2, 0, 0, 0, 1, 2, 3, 1, 1, 2, 2, 2, 2, 1, 3, 1, 1, 4, 2, 0, 2, 1, 1, 1, 1, 0, 2, 3, 3, 1, 3, 4, 1, 2, 1, 2, 0, 2, 0, 1, 1, 3, 4, 1, 4, 2, 3, 2, 2, 1, 3, 3, 1, 1, 3, 0, 1, 1, 2, 2, 3, 0, 3, 1, 2, 2, 2, 2, 1, 1, 0, 2, 1, 2, 1, 1, 1, 2, 0, 2, 1, 1, 0, 2, 3, 2, 3, 2, 1, 0, 2, 2, 4, 2, 1, 2, 3, 2, 2, 2, 2, 0, 2, 1, 1, 2, 0, 2, 3, 3, 2, 0, 2, 2, 2, 1, 2, 1, 1, 1, 3, 2, 1, 0, 1, 1, 2, 3, 0, 2, 5, 2, 0, 4, 3, 1, 3, 2, 1, 2, 3, 2, 2, 1, 2, 1, 1, 3, 2, 1, 0, 3, 1, 1, 1, 3, 2, 3, 1, 3, 5, 3, 0, 2, 2, 1, 0, 3, 0, 1, 3, 1, 3, 2, 1, 2, 1, 0, 1, 3, 2, 3, 3, 4, 1, 5, 2, 0, 0, 0, 0, 2, 2, 2, 1, 1, 0, 3, 2, 3, 2, 4, 1, 4, 1, 3, 0, 1, 2, 0, 2, 2, 3, 1, 3, 1, 1, 1, 4, 0, 1, 2, 0, 0, 1, 2, 2, 1, 2, 0, 3, 4, 1, 1, 1, 1, 2, 1, 1, 2, 1, 2, 1, 3, 2, 1, 3, 2, 3, 2, 0, 1, 0, 1, 0, 1, 2, 2, 3, 1, 3, 1, 3, 0, 0, 2, 1, 1, 1, 2, 0, 0, 3, 1, 2, 1, 0, 2, 5, 2, 1, 1, 0, 1, 3, 2, 3, 1, 0, 2, 0, 2, 1, 3, 3, 2, 2, 2, 5, 2, 1, 3, 3, 3, 1, 2, 0, 3, 1, 0, 1, 2, 1, 0, 1, 1, 2, 2, 2, 1, 0, 3, 2, 2, 0, 2, 3, 3, 3, 2, 1, 2, 0, 2, 1, 1, 0, 3, 1, 4, 1, 2, 3, 2, 3, 4, 1, 3, 3, 3, 3, 1, 2, 5, 0, 0, 4, 1, 3, 3, 1, 2, 1, 2, 1, 2, 2, 3, 2, 1, 3, 2, 1, 3, 1, 1, 2, 3, 2, 3, 1, 2, 3, 2, 0, 0, 1, 3, 1, 2, 1, 1, 3, 3, 3, 1, 1, 0, 2, 2, 2, 2, 1, 2, 2, 3, 0, 3, 2, 2, 2, 3, 0, 3, 3, 2, 1, 2, 5, 0, 2, 2, 1, 2, 4, 0, 1, 0, 1, 1, 1, 2, 2, 2, 2, 3, 2, 3, 2, 1, 2, 2, 1, 4, 4, 2, 1, 2, 3, 1, 1, 2, 2, 3, 2, 0, 0, 2, 2, 1, 1, 1, 2, 0, 2, 3, 3, 3, 0, 2, 0, 3, 2, 1, 3, 3, 1, 1, 1, 1, 1, 2, 1, 1, 2, 1, 1, 1, 2, 1, 1, 3, 0, 3, 0, 1, 3, 1, 2, 2, 2, 3, 4, 2, 2, 0, 1, 1, 3, 0, 3, 1, 3, 3, 2, 2, 1, 2, 1, 2, 3, 1, 2, 1, 1, 1, 2, 3, 1, 2, 0, 5, 1, 0, 3, 1, 1, 4, 1, 1, 1, 2, 3, 0, 2, 0, 0, 2, 1, 1, 3, 2, 1, 3, 2, 2, 1, 0, 1, 2, 1, 3, 3, 0, 1, 1, 0, 3, 3, 2, 1, 0, 1, 3, 2, 1, 1, 2, 1, 4, 1, 2, 5, 1, 0, 1, 2, 1, 0, 4, 2, 1, 3, 3, 1, 2, 2, 1, 0, 1, 2, 3, 1, 3, 0, 3, 2, 1, 4, 1, 0, 4, 2, 5, 2, 3, 3, 1, 2, 1, 2, 2, 1, 0, 2, 3, 0, 2, 1, 3, 3, 2, 5, 1, 2, 4, 1, 1, 1, 2, 2, 2, 3, 3, 1, 0, 2, 1, 2, 2, 3, 2, 2, 0, 1, 4, 2, 4, 1, 3, 1, 0, 1, 2, 3, 1, 1, 1, 4, 2, 2, 0, 2, 2, 3, 3, 0, 2, 0, 2, 3, 5, 1, 4, 4, 2, 3, 1, 0, 0, 1, 6, 0, 3, 0, 1, 5, 4, 2, 1, 3, 4, 6, 2, 2, 3, 1, 0, 0, 1, 3, 1, 5, 2, 0, 3, 0, 3, 1, 3, 1, 1, 0, 1, 2, 0, 0, 1, 2, 1, 1, 1, 0, 3, 0, 3, 2, 2, 2, 2, 2, 3, 0, 1, 1, 1, 3, 0, 2, 0, 1, 1, 0, 1, 1, 1, 1, 4, 2, 1, 1, 1, 3, 0, 2, 1, 2, 0, 2, 3, 0, 0, 2, 0, 2, 1, 0, 2, 2, 1, 1, 1, 3, 1, 1, 1, 0, 2, 1, 2, 0, 2, 1, 2, 2, 2, 1, 3, 4, 0, 3, 2, 1, 2, 2, 1, 1, 0, 3, 2, 0, 1, 0, 1, 3, 1, 0, 2, 3, 2, 1, 0, 1, 4, 3, 3, 3, 0, 3, 4, 2, 3, 2, 1, 1, 3, 0, 2, 4, 0, 1, 2, 2, 1, 1, 0, 1, 2, 0, 3, 0, 3, 2, 2, 4, 3, 1, 5, 0, 3, 2, 3, 1, 1, 0, 3, 3, 1, 1, 0, 2, 1, 2, 2, 3, 0, 2, 0, 3, 0, 0, 1, 3, 1, 1, 2, 1, 2, 2, 0, 2, 2, 2, 5, 2, 2, 2, 2, 1, 1, 2, 4, 2, 3, 1, 2, 2, 2, 2, 2, 2, 1, 0, 1, 5, 3, 2, 1, 1, 3, 2, 2, 2, 1, 2, 3, 1, 2, 1, 2, 3, 3, 0, 1, 2, 0, 3, 2, 0, 1, 1, 2, 2, 2, 2, 2, 1, 2, 2, 3, 2, 2, 5, 1, 2, 0, 3, 1, 1, 2, 3, 2, 1, 0, 2, 0, 3, 1, 2, 2, 1, 0, 2, 2, 3, 1, 2, 2, 3, 1, 0, 2, 1, 2, 2, 0, 3, 4, 2, 1, 4, 3, 2, 0, 1, 2, 1, 3, 2, 2, 1, 0, 2, 0, 3, 4, 1, 0, 2, 2, 1, 1, 3, 2, 1, 1, 3, 0, 1, 1, 1, 2, 1, 4, 1, 0, 1, 1, 2, 1, 2, 3, 2, 1, 3, 1, 3, 1, 3, 2, 2, 1, 1, 1, 1, 1, 1, 0, 1, 4, 4, 1, 2, 3, 1, 2, 1, 2, 2, 0, 3, 1, 3, 1, 2, 1, 2, 2, 1, 0, 3, 3, 0, 1, 0, 0, 1, 2, 0, 1, 3, 2, 0, 1, 2, 1, 3, 0, 1, 0, 2, 2, 0, 1, 4, 2, 1, 1, 2, 2, 3, 1, 2, 2, 1, 1, 2, 1, 1, 2, 0, 3, 1, 0, 2, 2, 0, 3, 0, 3, 2, 1, 0, 3, 1, 0, 4, 1, 0, 2, 3, 0, 2, 1, 3, 2, 3, 1, 2, 1, 4, 1, 5, 2, 2, 2, 3, 1, 1, 2, 2, 1, 0, 2, 3, 1, 1, 2, 3, 2, 1, 2, 2, 5, 3, 1, 0, 3, 4, 5, 1, 5, 3, 0, 1, 1, 2, 3, 1, 2, 1, 5, 0, 1, 2, 4, 3, 4, 3, 1, 3, 3, 1, 2, 3, 0, 3, 2, 3, 3, 0, 2, 2, 2, 3, 4, 1, 0, 1, 2, 4, 3, 1, 0, 1, 1, 1, 2, 1, 1, 1, 1, 5, 1, 1, 1, 2, 0, 1, 4, 0, 1, 3, 0, 3, 2, 1, 0, 1, 4, 1, 1, 2, 2, 3, 1, 1, 0, 2, 1, 4, 1, 2, 2, 2, 2, 3, 0, 0, 5, 1, 0, 1, 1, 2, 1, 1, 2, 1, 0, 2, 2, 0, 0, 3, 1, 0, 1, 0, 2, 1, 2, 2, 3, 2, 2, 0, 1, 1, 2, 1, 1, 4, 0, 0, 2, 1, 2, 1, 0, 2, 1, 0, 3, 4, 1, 0, 1, 2, 0, 2, 0, 1, 2, 1, 1, 1, 2, 1, 1, 1, 2, 3, 3, 2, 0, 0, 0, 1, 0, 2, 1, 3, 0, 1, 3, 3, 1, 0, 2, 0, 2, 1, 1, 3, 1, 2, 1, 1, 2, 1, 1, 1, 1, 0, 1, 2, 0, 1, 2, 1, 1, 2, 3, 1, 1, 2, 3, 2, 2, 0, 1, 0, 1, 1, 2, 1, 2, 2, 1, 2, 1, 0, 1, 3, 2, 0, 3, 2, 1, 1, 1, 1, 1, 3, 1, 2, 2, 1, 2, 0, 1, 4, 2, 1, 1, 2, 2, 2, 4, 1, 1, 3, 1, 1, 2, 3, 3, 1, 1, 5, 3, 1, 0, 0, 2, 2, 1, 0, 2, 1, 1, 0, 1, 1, 1, 2, 2, 1, 1, 0, 2, 1, 2, 1, 5, 2, 2, 2, 2, 1, 1, 3, 1, 2, 2, 1, 2, 2, 1, 3, 0, 2, 0, 1, 0, 3, 1, 2, 1, 1, 1, 2, 0, 2, 1, 2, 1, 1, 3, 3, 1, 1, 1, 1, 0, 2, 3, 2, 1, 2, 5, 2, 1, 2, 2, 0, 2, 3, 2, 0, 0, 0, 0, 2, 2, 1, 2, 1, 4, 2, 0, 1, 1, 2, 0, 1, 1, 1, 0, 0, 4, 2, 1, 0, 2, 2, 3, 1, 2, 1, 1, 1, 2, 1, 1, 2, 3, 3, 1, 2, 3, 1, 2, 2, 2, 2, 1, 2, 1, 0, 1, 0, 0, 0, 1, 0, 1, 2, 2, 3, 1, 0, 1, 1, 4, 1, 2, 1, 1, 1, 2, 2, 2, 0, 0, 1, 3, 1, 1, 0, 1, 1, 1, 1, 2, 0, 0, 0, 2, 1, 1, 1, 0, 2, 2, 1, 1, 0, 2, 2, 2, 0, 0, 2, 4, 0, 2, 0, 2, 1, 2, 1, 3, 3, 1, 1, 1, 2, 1, 0, 2, 3, 2, 1, 0, 5, 1, 4, 1, 2, 2, 3, 2, 1, 1, 2, 2, 2, 2, 1, 2, 0, 2, 2, 2, 2, 1, 1, 2, 3, 3, 1, 4, 1, 2, 2, 1, 1, 3, 3, 1, 3, 2, 0, 4, 3, 2, 3, 1, 1, 0, 2, 2, 4, 1, 1, 0, 1, 1, 0, 1, 5, 3, 4, 2, 3, 2, 0, 1, 4, 2, 3, 2, 1, 1, 1, 0, 0, 0, 3, 2, 0, 2, 1, 1, 2, 1, 3, 2, 1, 2, 2, 2, 2, 3, 0, 4, 2, 3, 1, 0, 2, 1, 2, 0, 1, 2, 3, 2, 0, 3, 4, 2, 2, 2, 1, 1, 0, 0, 2, 3, 1, 2, 2, 2, 0, 2, 0, 3, 2, 1, 1, 0, 3, 1, 0, 1, 2, 3, 3, 3, 3, 0, 3, 3, 3, 0, 2, 2, 2, 2, 1, 4, 3, 2, 1, 4, 1, 3, 2, 1, 2, 1, 1, 3, 1, 2, 1, 2, 2, 1, 4, 2, 2, 2, 2, 2, 3, 3, 5, 1, 0, 2, 2, 2, 5, 2, 1, 1, 1, 1, 2, 4, 2, 1, 2, 3, 3, 2, 4, 2, 3, 0, 4, 3, 1, 1, 4, 2, 4, 1, 2, 1, 1, 2, 2, 2, 3, 1, 3, 1, 3, 1, 2, 1, 2, 2, 3, 0, 4, 2, 0, 2, 2, 2, 0, 2, 1, 1, 2, 0, 2, 1, 0, 4, 1, 1, 1, 3, 1, 3, 2, 3, 1, 2, 1, 1, 1, 1, 5, 2, 2, 1, 1, 3, 2, 0, 3, 2, 0, 1, 2, 2, 0, 1, 1, 1, 0, 2, 2, 2, 3, 1, 2, 3, 2, 1, 0, 2, 1, 0, 1, 2, 1, 0, 3, 4, 2, 2, 2, 3, 1, 0, 1, 2, 2, 0, 1, 1, 2, 2, 3, 1, 1, 3, 1, 0, 0, 2, 1, 2, 2, 0, 2, 2, 0, 0, 1, 1, 1, 1, 2, 3, 3, 2, 2, 1, 1, 3, 2, 3, 0, 2, 3, 1, 2, 2, 2, 1, 1, 0, 1, 1, 0, 1, 2, 2, 1, 1, 3, 1, 2, 0, 2, 1, 0, 1, 2, 1, 1, 1, 1, 2, 1, 0, 0, 1, 1, 0, 2, 2, 0, 2, 2, 3, 2, 1, 2, 1, 1, 4, 1, 3, 3, 2, 1, 3, 2, 2, 0, 4, 1, 2, 3, 3, 1, 0, 3, 2, 2, 1, 2, 0, 3, 4, 1, 2, 0, 3, 2, 2, 1, 2, 1, 3, 1, 1, 2, 2, 5, 2, 2, 1, 0, 0, 3, 2, 2, 3, 4, 0, 0, 0, 3, 0, 2, 1, 2, 1, 0, 2, 3, 1, 3, 2, 1, 1, 3, 2, 2, 2, 0, 0, 1, 1, 2, 2, 1, 0, 4, 0, 2, 3, 0, 1, 1, 1, 1, 3, 4, 3, 3, 1, 5, 2, 1, 2, 2, 3, 3, 0, 2, 3, 1, 3, 3, 6, 2, 1, 0, 0, 1, 1, 3, 1, 2, 1, 1, 2, 2, 2, 1, 0, 1, 0, 1, 0, 3, 1, 1, 3, 1, 0, 1, 1, 1, 1, 0, 3, 1, 2, 3, 1, 2, 2, 1, 4, 2, 1, 3, 2, 1, 0, 2, 1, 2, 2, 3, 3, 1, 4, 3, 3, 3, 0, 4, 4, 3, 4, 6, 3, 2, 0, 4, 1, 1, 2, 2, 2, 3, 3, 2, 1, 0, 1, 1, 0, 2, 3, 2, 2, 1, 1, 1, 1, 0, 0, 3, 0, 1, 3, 0, 2, 2, 2, 2, 2, 0, 1, 2, 1, 2, 0, 1, 0, 0, 0, 1, 1, 3, 2, 3, 0, 1, 2, 1, 3, 2, 1, 0, 1, 3, 2, 1, 1, 1, 0, 3, 1, 0, 5, 2, 4, 0, 2, 1, 2, 3, 1, 2, 1, 2, 1, 2, 1, 3, 1, 1, 2, 2, 1, 1, 4, 1, 1, 1, 2, 2, 2, 2, 2, 2, 5, 2, 4, 0, 2, 3, 1, 4, 3, 2, 0, 0, 4, 1, 3, 1, 0, 1, 1, 3, 2, 1, 1, 1, 0, 0, 0, 1, 1, 0, 1, 1, 0, 1, 3, 0, 0, 1, 2, 3, 0, 2, 2, 1, 1, 1, 0, 1, 2, 1, 2, 2, 2, 0, 3, 0, 1, 2, 1, 4, 1, 2, 2, 0, 2, 3, 2, 1, 0, 3, 3, 1, 1, 1, 1, 1, 3, 3, 1, 0, 3, 0, 0, 0, 1, 3, 0, 1, 2, 0, 1, 3, 2, 0, 1, 0, 1, 0, 1, 2, 1, 3, 1, 3, 1, 2, 1, 2, 1, 0, 1, 0, 0, 2, 2, 3, 1, 2, 2, 2, 4, 0, 3, 1, 3, 1, 2, 0, 4, 2, 0, 1, 2, 1, 1, 3, 0, 2, 1, 1, 1, 0, 2, 1, 1, 0, 3, 0, 2, 1, 1, 0, 2, 3, 0, 1, 1, 1, 3, 0, 2, 2, 2, 1, 0, 1, 2, 0, 2, 1, 2, 2, 2, 1, 0, 1, 1, 2, 1, 2, 2, 2, 2, 3, 1, 3, 3, 2, 5, 0, 2, 1, 3, 2, 1, 3, 2, 1, 4, 1, 2, 2, 2, 2, 2, 0, 4, 3, 1, 3, 1, 2, 1, 3, 2, 1, 1, 0, 1, 0, 2, 1, 5, 3, 2, 2, 0, 3, 2, 1, 2, 3, 2, 2, 1, 1, 2, 1, 2, 1, 1, 1, 1, 2, 2, 3, 2, 1, 2, 2, 2, 3, 2, 0, 4, 4, 2, 1, 1, 3, 3, 2, 1, 3, 2, 2, 2, 1, 0, 4, 2, 3, 1, 1, 2, 1, 1, 2, 1, 1, 4, 1, 2, 1, 3, 0, 2, 2, 2, 2, 1, 1, 3, 1, 0, 2, 1, 1, 3, 0, 0, 1, 3, 2, 2, 2, 0, 3, 1, 3, 2, 0, 0, 2, 0, 3, 0, 1, 1, 1, 2, 2, 3, 1, 0, 3, 3, 1, 1, 2, 2, 1, 4, 1, 2, 2, 1, 2, 3, 2, 2, 3, 0, 4, 3, 1, 2, 3, 2, 5, 1, 0, 2, 3, 3, 1, 2, 1, 2, 0, 2, 2, 2, 0, 1, 0, 4, 4, 2, 1, 1, 2, 3, 2, 1, 3, 1, 3, 4, 1, 0, 2, 3, 0, 1, 2, 1, 2, 3, 6, 3, 1, 4, 2, 1, 2, 3, 3, 2, 2, 1, 2, 0, 2, 2, 0, 3, 1, 1, 0, 2, 2, 1, 4, 1, 2, 1, 2, 2, 3, 1, 1, 1, 1, 1, 2, 2, 1, 2, 2, 1, 2, 3, 3, 1, 3, 2, 1, 0, 1, 2, 3, 2, 0, 1, 1, 1, 0, 0, 0, 2, 1, 0, 0, 1, 0, 1, 2, 1, 1, 0, 0, 1, 0, 2, 0, 2, 1, 0, 2, 1, 1, 0, 2, 0, 2, 0, 2, 0, 1, 2, 4, 2, 0, 1, 0, 1, 2, 1, 0, 1, 1, 1, 0, 1, 1, 0, 1, 1, 1, 1, 2, 1, 1, 1, 1, 1, 2, 1, 0, 2, 2, 2, 2, 4, 1, 2, 2, 1, 1, 3, 2, 1, 2, 2, 3, 2, 2, 3, 1, 0, 3, 4, 3, 3, 4, 2, 3, 1, 1, 2, 4, 0, 3, 3, 2, 1, 2, 2, 1, 0, 4, 3, 1, 3, 4, 0, 2, 4, 2, 3, 3, 2, 4, 3, 1, 2, 1, 4, 1, 1, 2, 1, 2, 4, 4, 1, 1, 3, 5, 1, 2, 2, 0, 3, 1, 2, 1, 1, 1, 4, 0, 0, 0, 2, 0, 3, 3, 2, 2, 2, 2, 1, 0, 1, 1, 4, 1, 3, 0, 1, 0, 2, 2, 3, 1, 1, 1, 1, 2, 0, 1, 2, 2, 2, 4, 2, 0, 4, 2, 1, 2, 2, 0, 1, 2, 1, 1, 3, 2, 3, 2, 4, 1, 1, 0, 3, 1, 0, 1, 2, 3, 1, 2, 0, 1, 2, 1, 3, 3, 0, 2, 0, 3, 2, 1, 4, 0, 2, 2, 0, 2, 0, 3, 1, 4, 2, 0, 1, 0, 3, 3, 0, 0, 2, 2, 1, 3, 4, 1, 3, 2, 1, 1, 2, 2, 1, 3, 4, 0, 2, 2, 1, 2, 2, 3, 2, 1, 3, 3, 1, 4, 1, 4, 0, 3, 2, 2, 1, 2, 2, 4, 3, 2, 2, 1, 1, 2, 2, 1, 1, 1, 1, 3, 2, 2, 1, 1, 1, 2, 3, 0, 4, 2, 2, 0, 4, 1, 3, 1, 0, 1, 3, 3, 1, 2, 3, 1, 1, 0, 1, 1, 4, 2, 0, 1, 2, 2, 0, 1, 4, 3, 1, 2, 2, 1, 1, 1, 3, 2, 0, 2, 3, 1, 2, 0, 0, 3, 2, 2, 4, 3, 0, 2, 3, 1, 2, 1, 2, 2, 2, 4, 3, 1, 2, 2, 2, 2, 4, 3, 3, 0, 1, 1, 1, 2, 1, 3, 1, 4, 2, 3, 2, 5, 1, 1, 3, 3, 2, 1, 3, 1, 2, 3, 1, 2, 0, 0, 2, 2, 3, 0, 3, 4, 3, 0, 4, 1, 0, 2, 1, 2, 0, 0, 2, 1, 1, 3, 1, 1, 2, 0, 1, 2, 3, 0, 2, 3, 4, 3, 3, 2, 1, 3, 3, 3, 0, 3, 1, 2, 1, 3, 1, 1, 1, 1, 1, 2, 0, 1, 2, 1, 1, 2, 2, 0, 4, 2, 2, 0, 4, 2, 1, 2, 2, 1, 0, 2, 1, 2, 1, 2, 1, 1, 2, 3, 0, 1, 2, 0, 2, 3, 3, 1, 1, 2, 1, 1, 2, 1, 2, 1, 4, 1, 1, 2, 1, 2, 2, 2, 2, 3, 0, 1, 3, 2, 4, 0, 1, 2, 2, 1, 2, 1, 0, 5, 2, 1, 1, 2, 3, 2, 0, 2, 1, 2, 1, 3, 1, 0, 3, 1, 2, 2, 3, 2, 0, 2, 1, 1, 1, 3, 2, 1, 7, 1, 2, 2, 3, 2, 2, 1, 2, 1, 4, 2, 1, 2, 1, 5, 1, 1, 3, 2, 4, 3, 2, 1, 1, 3, 0, 1, 1, 4, 2, 4, 1, 1, 3, 2, 2, 2, 2, 3, 3, 1, 5, 1, 1, 1, 2, 4, 1, 3, 5, 1, 4, 1, 0, 1, 2, 2, 2, 2, 0, 1, 3, 1, 0, 1, 2, 2, 4, 0, 2, 2, 1, 0, 3, 0, 1, 1, 1, 2, 1, 3, 0, 3, 1, 2, 2, 2, 1, 2, 2, 3, 0, 1, 2, 2, 2, 1, 1, 1, 2, 1, 4, 3, 1, 1, 3, 1, 0, 1, 0, 2, 0, 3, 4, 0, 2, 3, 2, 1, 1, 2, 1, 2, 3, 0, 1, 1, 1, 1, 1, 1, 1, 2, 2, 2, 4, 1, 0, 6, 1, 2, 2, 1, 0, 0, 2, 0, 1, 3, 2, 3, 2, 0, 1, 1, 1, 1, 2, 1, 1, 5, 3, 2, 2, 2, 1, 2, 4, 1, 1, 3, 4, 1, 1, 3, 1, 0, 1, 3, 2, 2, 1, 1, 0, 2, 2, 0, 2, 2, 4, 2, 4, 4, 2, 4, 2, 3, 4, 1, 2, 2, 3, 2, 2, 2, 2, 4, 0, 2, 1, 3, 2, 4, 2, 3, 1, 2, 1, 4, 1, 2, 2, 2, 2, 3, 3, 2, 2, 1, 2, 5, 1, 1, 1, 1, 2, 1, 2, 2, 5, 1, 0, 2, 3, 1, 3, 2, 3, 1, 3, 3, 1, 3, 2, 2, 3, 4, 3, 5, 4, 3, 1, 1, 1, 3, 2, 3, 0, 3, 0, 2, 1, 0, 3, 0, 0, 0, 1, 2, 3, 2, 2, 2, 2, 4, 1, 1, 2, 2, 0, 3, 2, 1, 1, 0, 0, 2, 0, 2, 1, 1, 2, 2, 1, 0, 2, 2, 1, 0, 2, 1, 1, 1, 2, 0, 1, 1, 0, 1, 1, 1, 3, 1, 2, 0, 2, 0, 1, 1, 1, 0, 0, 0, 1, 0, 2, 0, 1, 1, 1, 0, 0, 0, 3, 1, 1, 2, 1, 0, 0, 0, 0, 1, 1, 0, 1, 3, 1, 2, 2, 1, 2, 0, 2, 3, 1, 2, 0, 2, 3, 2, 2, 0, 0, 1, 2, 1, 1, 1, 0, 3, 3, 0, 0, 0, 2, 1, 1, 2, 2, 3, 1, 0, 1, 0, 1, 0, 0, 2, 3, 4, 4, 3, 2, 3, 1, 2, 4, 0, 2, 0, 0, 1, 3, 2, 0, 1, 0, 0, 1, 1, 1, 1, 0, 2, 0, 0, 0, 0, 3, 1, 0, 1, 1, 0, 0, 1, 2, 2, 0, 0, 0, 0, 3, 0, 0, 1, 0, 2, 0, 0, 0, 0, 2, 1, 0, 1, 0, 1, 1, 0, 1, 2, 1, 0, 0, 0, 0, 1, 3, 1, 3, 1, 0, 1, 1, 1, 2, 2, 0, 0, 0, 2, 2, 2, 1, 0, 1, 2, 1, 2, 0, 2, 1, 3, 0, 3, 1, 2, 0, 1, 1, 4, 1, 0, 1, 2, 1, 0, 2, 1, 1, 3, 2, 3, 1, 1, 4, 0, 2, 2, 2, 0, 2, 1, 2, 0, 3, 1, 0, 3, 1, 4, 0, 2, 2, 2, 1, 3, 2, 2, 3, 0, 1, 1, 0, 1, 2, 1, 0, 2, 4, 2, 2, 1, 3, 1, 0, 1, 3, 3, 3, 3, 3, 3, 6, 1, 2, 2, 1, 2, 1, 1, 0, 3, 2, 0, 3, 2, 3, 1, 2, 0, 2, 1, 3, 2, 2, 2, 5, 2, 3, 1, 2, 1, 1, 1, 1, 1, 0, 2, 0, 1, 2, 2, 0, 1, 1, 2, 2, 2, 1, 3, 2, 4, 3, 1, 2, 3, 2, 1, 1, 2, 3, 2, 1, 1, 2, 0, 3, 2, 0, 0, 2, 4, 3, 2, 2, 2, 3, 2, 2, 1, 2, 2, 2, 3, 3, 2, 1, 1, 2, 1, 2, 2, 2, 3, 1, 3, 4, 1, 1, 1, 2, 3, 3, 4, 1, 1, 4, 3, 3, 3, 0, 2, 2, 1, 3, 1, 0, 3, 0, 2, 4, 1, 1, 2, 4, 2, 3, 1, 2, 4, 0, 2, 1, 1, 1, 0, 1, 1, 2, 2, 1, 2, 2, 3, 2, 3, 4, 3, 3, 1, 1, 2, 3, 1, 2, 1, 2, 1, 1, 2, 1, 0, 1, 1, 0, 2, 3, 0, 2, 0, 3, 4, 0, 0, 1, 1, 2, 2, 4, 2, 3, 1, 0, 3, 1, 2, 2, 1, 1, 1, 2, 1, 3, 1, 2, 1, 1, 2, 2, 1, 0, 1, 0, 2, 0, 1, 3, 1, 4, 2, 3, 2, 1, 2, 1, 1, 1, 1, 2, 1, 1, 0, 2, 1, 0, 1, 1, 0, 0, 1, 0, 0, 2, 2, 1, 1, 0, 2, 1, 0, 3, 1, 1, 0, 2, 0, 1, 2, 0, 3, 1, 2, 1, 1, 0, 3, 1, 1, 3, 2, 3, 1, 2, 2, 1, 3, 3, 1, 2, 1, 1, 0, 3, 1, 2, 2, 2, 1, 2, 3, 0, 1, 2, 4, 2, 0, 2, 0, 1, 2, 1, 0, 0, 0, 3, 0, 2, 1, 2, 3, 2, 3, 3, 4, 3, 1, 3, 2, 3, 1, 2, 0, 4, 2, 2, 0, 0, 1, 2, 2, 2, 4, 1, 0, 2, 2, 3, 1, 1, 2, 2, 0, 2, 0, 1, 6, 0, 2, 1, 1, 1, 4, 2, 1, 2, 2, 0, 0, 0, 3, 1, 2, 1, 2, 1, 3, 0, 0, 1, 2, 1, 2, 1, 3, 4, 5, 5, 2, 3, 1, 3, 1, 1, 2, 1, 1, 2, 1, 1, 3, 2, 3, 1, 0, 3, 3, 1, 1, 3, 3, 2, 0, 4, 2, 2, 3, 2, 1, 3, 2, 2, 2, 0, 1, 1, 1, 0, 0, 2, 2, 2, 4, 2, 2, 1, 2, 3, 1, 1, 2, 1, 4, 1, 3, 3, 3, 2, 1, 1, 1, 1, 3, 3, 2, 2, 3, 3, 3, 2, 2, 1, 3, 2, 2, 3, 3, 1, 1, 1, 1, 4, 2, 4, 3, 1, 4, 4, 2, 2, 0, 1, 2, 1, 3, 4, 2, 1, 3, 1, 0, 0, 3, 3, 1, 2, 2, 5, 3, 6, 1, 2, 0, 1, 2, 2, 3, 3, 3, 1, 2, 1, 3, 0, 1, 2, 0, 3, 1, 2, 1, 1, 1, 1, 1, 3, 2, 3, 5, 2, 0, 2, 0, 1, 0, 4, 4, 0, 2, 1, 3, 2, 1, 2, 2, 0, 2, 1, 2, 1, 2, 2, 1, 3, 0, 2, 1, 2, 2, 2, 4, 3, 1, 2, 1, 0, 3, 3, 0, 1, 1, 2, 2, 0, 1, 3, 3, 1, 2, 2, 4, 2, 1, 1, 5, 2, 3, 2, 2, 3, 1, 3, 2, 5, 4, 4, 0, 1, 2, 2, 1, 1, 1, 3, 3, 1, 4, 0, 2, 2, 0, 1, 1, 3, 3, 2, 0, 2, 0, 1, 0, 3, 0, 0, 3, 1, 4, 1, 3, 4, 1, 2, 3, 1, 1, 0, 1, 1, 2, 1, 1, 1, 0, 4, 2, 2, 1, 4, 5, 1, 2, 3, 2, 0, 0, 1, 2, 2, 3, 3, 2, 2, 0, 2, 2, 3, 1, 4, 0, 4, 1, 3, 0, 1, 1, 2, 3, 3, 2, 1, 3, 0, 3, 2, 2, 2, 1, 3, 0, 3, 0, 0, 1, 1, 3, 1, 1, 3, 3, 1, 2, 1, 2, 3, 2, 3, 3, 0, 4, 2, 2, 3, 3, 1, 2, 2, 3, 2, 2, 1, 2, 2, 1, 1, 1, 3, 3, 2, 0, 3, 0, 3, 0, 4, 2, 1, 3, 1, 6, 2, 3, 1, 2, 1, 1, 2, 3, 0, 0, 4, 0, 0, 0, 2, 0, 1, 1, 0, 2, 0, 0, 2, 1, 1, 1, 3, 2, 3, 1, 1, 3, 0, 5, 0, 2, 0, 3, 0, 3, 1, 0, 1, 2, 1, 1, 0, 1, 1, 0, 1, 0, 2, 0, 0, 3, 2, 0, 2, 3, 0, 2, 1, 2, 3, 1, 1, 0, 1, 0, 1, 2, 0, 2, 2, 1, 1, 0, 2, 1, 2, 0, 1, 0, 1, 1, 2, 1, 1, 1, 0, 2, 2, 4, 3, 1, 1, 3, 2, 2, 1, 0, 0, 1, 1, 1, 0, 2, 3, 1, 1, 1, 0, 0, 1, 2, 3, 3, 1, 2, 3, 2, 2, 2, 0, 2, 2, 0, 1, 0, 2, 2, 2, 1, 1, 1, 1, 1, 1, 2, 2, 3, 2, 2, 1, 1, 1, 1, 0, 1, 2, 4, 2, 1, 0, 4, 0, 1, 2, 2, 1, 2, 1, 1, 2, 0, 1, 1, 2, 3, 2, 2, 1, 1, 0, 0, 0, 0, 1, 2, 5, 2, 1, 1, 1, 0, 2, 0, 3, 0, 1, 2, 0, 0, 2, 2, 4, 1, 1, 1, 0, 3, 0, 2, 2, 4, 2, 2, 2, 0, 2, 2, 3, 1, 1, 2, 1, 3, 0, 2, 2, 3, 2, 1, 3, 5, 6, 1, 0, 3, 1, 1, 0, 3, 6, 2, 0, 0, 1, 2, 3, 1, 2, 1, 1, 1, 0, 2, 3, 2, 0, 1, 1, 1, 2, 3, 3, 0, 2, 3, 0, 3, 3, 1, 5, 1, 1, 1, 4, 0, 5, 1, 2, 2, 2, 1, 4, 0, 0, 2, 1, 1, 3, 1, 2, 2, 2, 1, 2, 2, 1, 0, 1, 2, 2, 0, 2, 1, 1, 3, 1, 1, 0, 2, 1, 2, 2, 1, 3, 2, 1, 2, 1, 1, 3, 1, 2, 1, 4, 1, 1, 1, 0, 1, 0, 2, 3, 2, 0, 1, 0, 2, 2, 3, 0, 2, 3, 0, 2, 3, 0, 1, 1, 1, 1, 3, 2, 0, 1, 1, 0, 3, 1, 1, 2, 1, 2, 1, 0, 1, 1, 0, 0, 4, 0, 1, 1, 3, 3, 1, 2, 1, 2, 1, 1, 5, 1, 3, 4, 3, 2, 5, 4, 2, 2, 1, 3, 1, 1, 2, 0, 2, 0, 1, 1, 1, 0, 1, 1, 3, 1, 1, 0, 1, 0, 3, 2, 2, 2, 3, 0, 0, 3, 1, 0, 1, 2, 2, 0, 4, 1, 2, 0, 0, 3, 1, 1, 1, 3, 1, 1, 2, 1, 0, 2, 0, 3, 2, 1, 0, 0, 4, 1, 2, 2, 0, 1, 1, 2, 1, 4, 0, 2, 2, 2, 3, 2, 0, 0, 2, 2, 2, 2, 0, 1, 2, 0, 0, 1, 2, 1, 3, 2, 3, 3, 2, 2, 0, 1, 0, 3, 3, 2, 1, 0, 3, 3, 0, 2, 1, 1, 1, 2, 0, 1, 0, 0, 3, 1, 0, 1, 4, 1, 4, 4, 1, 2, 0, 3, 0, 2, 1, 2, 3, 1, 0, 2, 5, 6, 3, 2, 2, 1, 3, 1, 1, 3, 2, 0, 3, 4, 5, 2, 2, 2, 2, 1, 3, 1, 1, 1, 0, 3, 0, 2, 2, 1, 3, 4, 3, 3, 4, 2, 4, 3, 2, 1, 4, 1, 1, 1, 0, 1, 0, 0, 1, 1, 0, 1, 1, 1, 1, 1, 0, 0, 1, 1, 0, 2, 0, 1, 1, 2, 1, 1, 1, 1, 0, 3, 3, 2, 4, 1, 0, 0, 3, 3, 0, 2, 1, 1, 3, 3, 2, 2, 0, 1, 0, 0, 4, 2, 5, 0, 1, 2, 2, 1, 4, 3, 3, 2, 1, 3, 1, 0, 1, 1, 1, 1, 3, 3, 1, 4, 1, 2, 2, 2, 0, 2, 3, 3, 4, 5, 2, 4, 1, 0, 2, 0, 1, 1, 2, 1, 1, 2, 2, 2, 2, 1, 3, 2, 2, 0, 1, 2, 4, 2, 1, 1, 3, 2, 1, 0, 1, 1, 4, 3, 2, 0, 0, 3, 1, 3, 3, 5, 5, 0, 2, 3, 1, 0, 1, 0, 1, 3, 3, 0, 1, 3, 3, 3, 0, 3, 0, 3, 2, 2, 1, 1, 2, 3, 4, 2, 0, 1, 4, 2, 0, 1, 2, 2, 2, 2, 1, 2, 2, 0, 2, 1, 2, 1, 0, 1, 1, 3, 1, 1, 2, 1, 1, 1, 1, 3, 3, 2, 0, 1, 1, 2, 0, 2, 3, 0, 0, 0, 2, 2, 3, 2, 2, 2, 2, 1, 0, 2, 0, 1, 2, 2, 0, 0, 1, 2, 1, 2, 2, 2, 2, 3, 2, 3, 2, 0, 2, 1, 5, 1, 1, 1, 0, 1, 0, 3, 3, 0, 3, 2, 2, 4, 3, 2, 2, 3, 3, 1, 1, 1, 3, 2, 4, 1, 3, 3, 2, 4, 2, 3, 3, 2, 1, 4, 1, 2, 3, 3, 2, 4, 1, 2, 4, 2, 5, 1, 4, 2, 2, 1, 1, 4, 2, 3, 2, 2, 1, 0, 2, 2, 2, 2, 4, 3, 1, 1, 2, 3, 3, 1, 0, 1, 3, 4, 4, 2, 3, 3, 2, 2, 5, 3, 3, 0, 0, 0, 1, 2, 5, 2, 3, 1, 1, 1, 1, 2, 1, 5, 4, 2, 1, 4, 1, 1, 1, 1, 3, 2, 1, 3, 2, 2, 2, 2, 2, 2, 1, 0, 1, 3, 3, 1, 1, 4, 3, 2, 2, 4, 3, 3, 2, 1, 1, 4, 1, 1, 4, 3, 1, 2, 3, 4, 5, 1, 1, 1, 3, 2, 2, 2, 1, 5, 3, 3, 4, 2, 1, 1, 2, 1, 4, 2, 4, 4, 2, 5, 1, 2, 1, 2, 3, 2, 2, 3, 2, 3, 2, 3, 2, 0, 4, 3, 0, 1, 0, 2, 1, 2, 4, 2, 0, 3, 4, 1, 0, 0, 0, 1, 2, 1, 3, 1, 3, 1, 2, 1, 1, 1, 1, 2, 1, 1, 1, 0, 1, 0, 1, 0, 2, 2, 2, 2, 1, 2, 2, 2, 2, 2, 2, 1, 2, 1, 2, 0, 0, 3, 1, 2, 3, 0, 1, 1, 1, 2, 6, 2, 1, 1, 1, 3, 1, 1, 1, 2, 5, 3, 2, 4, 1, 1, 0, 1, 1, 2, 0, 2, 2, 1, 2, 4, 0, 0, 4, 3, 0, 0, 3, 1, 1, 3, 3, 2, 1, 0, 3, 1, 1, 0, 0, 1, 1, 2, 0, 1, 2, 2, 2, 1, 0, 1, 2, 1, 1, 2, 2, 0, 0, 1, 1, 1, 2, 0, 0, 2, 1, 2, 5, 2, 7, 2, 0, 1, 1, 1, 0, 1, 3, 5, 6, 4, 5, 4, 4, 4, 3, 0, 4, 1, 2, 2, 2, 0, 2, 3, 0, 0, 2, 1, 2, 1, 1, 2, 3, 0, 2, 2, 2, 2, 0, 3, 1, 1, 3, 1, 0, 1, 0, 3, 2, 2, 1, 2, 2, 2, 3, 3, 0, 2, 1, 1, 4, 4, 0, 4, 1, 0, 3, 1, 3, 2, 3, 1, 2, 0, 1, 1, 2, 0, 1, 4, 1, 1, 1, 1, 1, 4, 1, 2, 0, 1, 1, 2, 2, 3, 2, 1, 2, 3, 1, 4, 2, 2, 1, 1, 3, 0, 2, 2, 3, 0, 3, 1, 0, 2, 3, 1, 1, 1, 1, 2, 2, 0, 1, 3, 2, 2, 2, 1, 2, 0, 1, 1, 1, 1, 1, 1, 1, 1, 1, 2, 2, 4, 1, 0, 1, 2, 1, 2, 1, 0, 3, 1, 2, 0, 2, 2, 3, 3, 1, 1, 2, 3, 1, 1, 0, 0, 3, 0, 1, 2, 2, 3, 0, 0, 2, 0, 0, 0, 1, 1, 5, 3, 0, 1, 4, 0, 2, 1, 1, 2, 1, 0, 2, 2, 0, 2, 1, 2, 3, 0, 2, 1, 2, 2, 1, 1, 4, 1, 0, 0, 2, 1, 2, 0, 1, 1, 0, 2, 0, 3, 0, 3, 1, 1, 0, 1, 1, 3, 2, 3, 0, 2, 1, 1, 1, 1, 1, 0, 3, 0, 2, 2, 1, 2, 1, 3, 2, 1, 1, 2, 2, 0, 2, 1, 1, 5, 1, 5, 1, 3, 1, 0, 1, 3, 1, 2, 0, 2, 2, 3, 1, 1, 4, 3, 0, 0, 2, 3, 2, 1, 0, 1, 2, 1, 0, 3, 1, 1, 0, 3, 2, 2, 2, 2, 3, 0, 2, 1, 0, 5, 2, 3, 0, 2, 3, 2, 4, 0, 1, 3, 2, 1, 1, 1, 3, 2, 0, 0, 3, 3, 2, 0, 3, 1, 1, 2, 3, 4, 1, 0, 1, 1, 6, 2, 1, 4, 3, 2, 0, 0, 2, 1, 1, 0, 0, 5, 2, 1, 0, 1, 3, 3, 1, 2, 1, 1, 2, 1, 1, 1, 1, 2, 0, 1, 1, 3, 2, 2, 2, 3, 4, 2, 2, 0, 1, 3, 4, 1, 0, 1, 0, 0, 1, 4, 2, 1, 3, 1, 4, 1, 2, 0, 0, 2, 1, 2, 3, 2, 1, 2, 3, 0, 1, 4, 0, 2, 0, 0, 2, 1, 5, 1, 1, 1, 2, 0, 0, 4, 1, 2, 1, 2, 1, 0, 3, 0, 0, 3, 1, 2, 0, 2, 1, 3, 2, 2, 2, 3, 1, 1, 1, 3, 3, 1, 1, 3, 2, 1, 3, 2, 2, 1, 2, 1, 1, 0, 1, 4, 4, 2, 3, 2, 1, 2, 2, 2, 3, 0, 0, 0, 2, 1, 2, 2, 3, 2, 2, 1, 3, 1, 1, 1, 0, 1, 2, 2, 1, 1, 2, 2, 3, 1, 2, 3, 0, 2, 3, 2, 2, 2, 3, 1, 2, 1, 2, 0, 2, 1, 2, 3, 1, 3, 1, 2, 1, 2, 2, 0, 1, 2, 2, 3, 2, 2, 1, 3, 2, 2, 2, 2, 2, 0, 2, 2, 0, 0, 0, 0, 1, 1, 0, 2, 2, 2, 2, 3, 1, 0, 2, 1, 2, 1, 2, 1, 1, 2, 1, 1, 0, 0, 4, 1, 1, 2, 2, 3, 0, 3, 1, 3, 1, 1, 2, 1, 1, 4, 0, 3, 2, 1, 2, 2, 3, 0, 0, 1, 1, 1, 1, 0, 2, 2, 2, 2, 2, 3, 2, 0, 2, 1, 2, 1, 2, 2, 3, 3, 0, 0, 1, 0, 1, 3, 2, 2, 2, 2, 0, 1, 3, 1, 2, 0, 2, 2, 1, 2, 2, 1, 2, 0, 2, 1, 1, 1, 4, 2, 0, 1, 1, 3, 3, 1, 1, 0, 1, 2, 3, 2, 2, 1, 1, 3, 2, 1, 1, 0, 1, 2, 4, 2, 1, 1, 1, 0, 1, 0, 0, 2, 2, 2, 1, 3, 2, 2, 2, 1, 2, 0, 3, 4, 0, 1, 2, 2, 2, 1, 1, 5, 2, 1, 0, 0, 2, 2, 1, 3, 2, 1, 3, 0, 1, 3, 2, 2, 2, 1, 3, 2, 2, 1, 3, 1, 3, 2, 2, 3, 3, 5, 1, 2, 1, 3, 4, 2, 2, 1, 3, 3, 3, 1, 1, 3, 1, 3, 4, 5, 3, 1, 2, 2, 1, 2, 3, 2, 2, 5, 3, 0, 2, 2, 4, 2, 2, 1, 3, 1, 5, 1, 4, 0, 3, 2, 2, 3, 2, 2, 4, 3, 2, 3, 3, 4, 2, 1, 4, 3, 2, 4, 4, 3, 2, 2, 3, 3, 4, 4, 1, 2, 1, 2, 3, 4, 2, 4, 2, 1, 2, 2, 2, 4, 5, 3, 5, 4, 0, 0, 1, 3, 1, 1, 0, 2, 0, 0, 1, 1, 1, 2, 0, 0, 1, 1, 3, 0, 0, 1, 1, 1, 2, 0, 2, 1, 2, 1, 0, 4, 2, 0, 2, 2, 0, 0, 2, 1, 2, 4, 0, 3, 2, 2, 4, 1, 2, 1, 2, 3, 1, 3, 1, 0, 2, 2, 2, 0, 0, 4, 4, 2, 2, 2, 2, 4, 2, 3, 2, 3, 2, 1, 2, 1, 2, 0, 0, 3, 0, 1, 2, 2, 3, 1, 2, 1, 3, 3, 2, 3, 1, 0, 1, 2, 1, 1, 1, 5, 1, 3, 2, 2, 1, 0, 1, 3, 1, 3, 2, 1, 2, 0, 2, 2, 1, 2, 1, 2, 3, 0, 2, 0, 2, 1, 4, 2, 2, 1, 1, 1, 2, 1, 0, 3, 1, 1, 2, 1, 1, 1, 2, 3, 1, 1, 2, 2, 1, 2, 0, 1, 1, 3, 2, 1, 1, 1, 3, 2, 1, 1, 1, 4, 0, 0, 3, 2, 3, 1, 3, 1, 2, 2, 1, 2, 0, 1, 2, 2, 0, 0, 5, 4, 0, 1, 1, 1, 1, 2, 1, 2, 2, 1, 2, 2, 1, 2, 0, 1, 1, 0, 2, 5, 2, 1, 3, 2, 1, 0, 1, 1, 2, 1, 2, 3, 1, 3, 2, 2, 2, 2, 0, 0, 0, 1, 2, 1, 0, 2, 0, 1, 1, 1, 2, 2, 1, 0, 1, 1, 0, 1, 2, 1, 3, 1, 1, 3, 0, 0, 0, 1, 1, 3, 2, 3, 2, 2, 0, 0, 1, 1, 0, 0, 0, 1, 2, 0, 3, 1, 1, 0, 0, 0, 2, 1, 0, 4, 0, 2, 1, 1, 1, 1, 0, 1, 2, 1, 0, 0, 2, 0, 1, 2, 2, 1, 0, 1, 0, 0, 2, 0, 2, 2, 1, 0, 3, 1, 0, 1, 1, 2, 1, 0, 3, 1, 3, 1, 1, 0, 1, 0, 2, 1, 1, 3, 1, 1, 3, 1, 0, 1, 1, 2, 0, 1, 1, 4, 2, 2, 1, 2, 2, 1, 3, 1, 1, 1, 2, 1, 2, 1, 0, 2, 2, 1, 0, 1, 4, 1, 2, 2, 0, 1, 1, 2, 1, 2, 0, 0, 0, 1, 4, 1, 0, 0, 2, 1, 1, 0, 2, 1, 2, 1, 1, 2, 1, 1, 2, 2, 0, 0, 2, 1, 2, 2, 0, 0, 2, 3, 0, 4, 0, 2, 2, 2, 2, 1, 1, 2, 3, 2, 2, 1, 1, 1, 0, 0, 1, 1, 1, 0, 1, 2, 4, 3, 3, 1, 1, 1, 1, 1, 2, 1, 0, 1, 2, 0, 2, 2, 2, 1, 3, 1, 2, 0, 3, 1, 1, 2, 0, 2, 0, 0, 3, 1, 1, 1, 1, 1, 3, 2, 0, 1, 2, 1, 3, 2, 1, 2, 0, 2, 2, 2, 2, 1, 2, 1, 1, 2, 2, 2, 1, 3, 2, 1, 5, 0, 4, 1, 1, 1, 1, 2, 0, 3, 2, 2, 3, 2, 0, 2, 5, 2, 3, 1, 0, 2, 1, 1, 1, 1, 2, 2, 3, 0, 2, 3, 1, 1, 0, 3, 4, 1, 2, 1, 1, 0, 2, 0, 1, 1, 1, 4, 3, 3, 1, 2, 3, 4, 1, 1, 0, 0, 0, 2, 1, 0, 1, 2, 2, 2, 2, 2, 3, 1, 1, 1, 0, 2, 1, 1, 0, 1, 2, 1, 1, 0, 1, 2, 1, 1, 0, 1, 2, 1, 1, 0, 1, 1, 2, 0, 3, 1, 1, 2, 1, 2, 2, 0, 2, 2, 2, 1, 1, 2, 2, 2, 2, 1, 4, 1, 2, 1, 3, 2, 3, 1, 2, 1, 2, 1, 3, 2, 1, 0, 1, 1, 2, 1, 2, 2, 0, 1, 1, 2, 1, 0, 2, 2, 3, 2, 0, 1, 1, 1, 2, 1, 2, 2, 0, 3, 0, 1, 2, 1, 1, 3, 3, 2, 2, 1, 1, 0, 3, 0, 1, 4, 1, 3, 2, 0, 1, 2, 1, 1, 2, 2, 1, 2, 1, 2, 2, 2, 3, 2, 1, 2, 0, 2, 1, 3, 2, 2, 2, 3, 2, 0, 1, 1, 1, 2, 2, 2, 2, 3, 0, 2, 2, 0, 2, 1, 2, 3, 2, 0, 0, 0, 1, 2, 2, 1, 1, 1, 3, 1, 1, 0, 1, 1, 2, 3, 2, 1, 1, 2, 4, 3, 0, 1, 1, 3, 1, 0, 0, 1, 1, 0, 0, 1, 1, 0, 0, 2, 0, 1, 2, 1, 1, 2, 3, 2, 4, 1, 2, 3, 2, 2, 2, 0, 0, 2, 2, 2, 1, 2, 1, 0, 2, 4, 3, 2, 1, 1, 0, 0, 2, 0, 3, 1, 1, 3, 1, 2, 2, 1, 0, 3, 0, 0, 1, 0, 2, 4, 2, 2, 2, 2, 1, 0, 0, 2, 1, 2, 3, 2, 0, 2, 0, 1, 1, 3, 1, 0, 1, 1, 1, 4, 2, 3, 1, 1, 2, 2, 2, 2, 2, 2, 1, 1, 1, 1, 3, 4, 1, 2, 1, 1, 2, 3, 0, 3, 3, 2, 1, 2, 0, 1, 1, 0, 2, 4, 1, 1, 2, 1, 0, 2, 0, 1, 2, 2, 4, 2, 2, 1, 1, 1, 3, 4, 1, 1, 3, 2, 3, 0, 2, 2, 2, 1, 1, 0, 1, 1, 1, 2, 1, 3, 0, 2, 1, 0, 4, 2, 2, 1, 0, 0, 0, 1, 2, 2, 1, 1, 1, 2, 0, 3, 2, 3, 2, 2, 1, 2, 3, 1, 1, 1, 1, 0, 3, 2, 2, 2, 1, 1, 1, 2, 1, 3, 2, 1, 0, 2, 2, 3, 3, 1, 4, 2, 3, 2, 2, 1, 2, 0, 3, 1, 2, 1, 1, 3, 2, 2, 0, 2, 1, 2, 1, 1, 3, 4, 2, 0, 2, 1, 1, 0, 4, 2, 0, 2, 1, 4, 2, 3, 2, 0, 2, 3, 2, 2, 1, 2, 2, 3, 1, 2, 2, 2, 3, 3, 0, 1, 3, 2, 2, 4, 2, 1, 4, 2, 2, 0, 1, 2, 0, 1, 4, 2, 2, 1, 0, 2, 2, 1, 1, 3, 2, 1, 3, 1, 2, 3, 2, 3, 2, 2, 3, 3, 3, 2, 0, 3, 0, 1, 3, 2, 1, 6, 0, 2, 2, 7, 2, 4, 2, 0, 3, 1, 2, 0, 1, 1, 4, 4, 2, 2, 4, 1, 5, 1, 3, 3, 2, 1, 4, 1, 4, 2, 1, 3, 1, 2, 1, 2, 2, 3, 3, 2, 4, 3, 3, 1, 4, 2, 1, 2, 3, 1, 2, 0, 2, 3, 2, 4, 3, 2, 2, 1, 5, 2, 2, 2, 3, 2, 3, 2, 1, 5, 2, 6, 1, 2, 3, 2, 0, 1, 0, 4, 2, 3, 2, 2, 3, 2, 2, 1, 2, 2, 2, 1, 0, 1, 2, 2, 2, 1, 1, 0, 2, 3, 0, 1, 4, 3, 0, 2, 1, 2, 2, 3, 4, 6, 1, 5, 1, 1, 0, 1, 1, 2, 2, 2, 2, 3, 3, 2, 1, 0, 2, 1, 3, 0, 3, 1, 4, 0, 3, 2, 6, 3, 3, 3, 0, 3, 2, 4, 0, 0, 3, 3, 3, 2, 1, 2, 1, 5, 1, 3, 4, 1, 3, 5, 1, 4, 2, 0, 2, 0, 2, 1, 1, 2, 4, 1, 1, 4, 2, 3, 3, 2, 2, 0, 2, 3, 1, 1, 1, 3, 2, 4, 5, 3, 3, 2, 1, 4, 2, 2, 3, 3, 1, 3, 1, 1, 5, 2, 4, 1, 2, 3, 1, 0, 1, 0, 3, 2, 5, 2, 2, 2, 1, 2, 1, 2, 2, 1, 1, 0, 4, 1, 1, 2, 1, 1, 0, 4, 2, 1, 1, 4, 3, 0, 2, 2, 4, 2, 3, 4, 3, 1, 1, 3, 0, 0, 1, 3, 0, 1, 0, 2, 2, 1, 2, 2, 1, 0, 4, 2, 0, 0, 1, 1, 0, 1, 4, 4, 1, 0, 1, 0, 1, 1, 2, 0, 2, 2, 2, 1, 3, 1, 1, 1, 0, 0, 2, 1, 3, 2, 2, 0, 0, 0, 3, 1, 1, 2, 3, 1, 2, 0, 3, 0, 1, 2, 2, 2, 1, 0, 2, 2, 4, 0, 0, 1, 1, 4, 0, 4, 1, 1, 2, 0, 1, 2, 1, 1, 1, 0, 3, 0, 0, 0, 2, 2, 2, 0, 2, 0, 0, 2, 1, 0, 1, 1, 0, 1, 0, 1, 2, 1, 0, 1, 1, 1, 2, 0, 0, 1, 1, 4, 2, 0, 1, 1, 2, 2, 3, 1, 0, 0, 3, 1, 1, 2, 0, 1, 1, 1, 2, 0, 1, 3, 1, 2, 1, 0, 1, 3, 2, 1, 2, 1, 3, 3, 2, 3, 1, 1, 1, 2, 1, 3, 1, 2, 1, 0, 1, 5, 2, 2, 2, 1, 0, 1, 2, 2, 3, 2, 1, 2, 2, 4, 3, 2, 1, 2, 1, 1, 3, 2, 1, 2, 3, 3, 1, 3, 1, 0, 1, 2, 1, 1, 0, 1, 3, 4, 4, 2, 0, 2, 3, 1, 2, 4, 1, 2, 1, 1, 3, 2, 2, 1, 1, 3, 0, 2, 1, 1, 3, 1, 1, 0, 2, 2, 2, 1, 2, 3, 4, 2, 1, 2, 1, 1, 2, 3, 2, 2, 0, 2, 3, 2, 0, 0, 2, 1, 3, 3, 1, 1, 2, 1, 1, 3, 3, 2, 1, 2, 0, 1, 1, 4, 1, 0, 1, 1, 0, 2, 2, 1, 0, 3, 0, 0, 1, 2, 1, 0, 1, 1, 0, 2, 1, 2, 1, 0, 0, 0, 1, 1, 2, 1, 1, 2, 2, 0, 2, 1, 2, 0, 1, 1, 3, 1, 1, 3, 4, 2, 1, 0, 1, 3, 1, 1, 3, 1, 1, 2, 1, 1, 1, 3, 1, 3, 1, 1, 2, 1, 2, 0, 1, 1, 3, 1, 2, 2, 3, 1, 3, 2, 1, 0, 1, 0, 1, 1, 0, 2, 0, 2, 2, 2, 1, 2, 1, 2, 1, 1, 0, 1, 2, 1, 2, 1, 1, 3, 3, 0, 2, 2, 4, 3, 1, 2, 1, 2, 5, 2, 1, 1, 3, 4, 3, 0, 2, 2, 2, 0, 3, 4, 1, 3, 0, 1, 1, 1, 0, 2, 2, 3, 3, 0, 1, 2, 2, 2, 3, 2, 3, 1, 2, 2, 0, 3, 2, 3, 2, 0, 4, 2, 2, 3, 1, 1, 3, 1, 1, 1, 2, 0, 3, 1, 4, 3, 3, 1, 3, 3, 2, 4, 1, 2, 1, 3, 1, 4, 1, 1, 1, 0, 3, 0, 1, 0, 1, 3, 0, 2, 1, 2, 2, 1, 1, 2, 2, 1, 0, 0, 1, 0, 2, 2, 1, 1, 2, 1, 3, 0, 0, 0, 2, 3, 0, 2, 1, 1, 0, 1, 0, 2, 2, 5, 2, 0, 2, 2, 2, 1, 3, 0, 3, 2, 1, 2, 1, 3, 3, 4, 0, 3, 2, 1, 0, 0, 0, 0, 0, 0, 3, 3, 3, 1, 0, 2, 1, 0, 0, 2, 2, 2, 2, 0, 2, 0, 2, 2, 2, 0, 0, 4, 1, 1, 3, 0, 2, 0, 1, 2, 2, 0, 0, 1, 4, 2, 1, 0, 2, 3, 2, 0, 0, 0, 1, 1, 1, 0, 0, 1, 3, 1, 2, 2, 0, 0, 3, 1, 2, 2, 0, 1, 0, 2, 3, 0, 1, 2, 2, 3, 3, 1, 2, 0, 3, 1, 0, 0, 3, 4, 2, 1, 3, 0, 2, 2, 2, 2, 0, 3, 1, 3, 1, 3, 2, 3, 2, 1, 0, 2, 3, 1, 3, 2, 0, 3, 2, 1, 4, 0, 3, 1, 1, 2, 3, 1, 2, 2, 0, 0, 2, 2, 2, 1, 3, 2, 0, 2, 1, 1, 4, 3, 2, 4, 0, 2, 0, 4, 2, 2, 0, 0, 3, 1, 2, 1, 2, 3, 0, 2, 2, 0, 2, 0, 2, 1, 0, 1, 1, 0, 4, 2, 1, 2, 3, 3, 2, 1, 0, 1, 3, 2, 0, 3, 2, 1, 1, 1, 3, 1, 2, 2, 0, 3, 2, 1, 1, 3, 3, 1, 2, 2, 2, 0, 1, 1, 2, 1, 1, 2, 2, 1, 2, 0, 1, 0, 4, 3, 0, 0, 2, 2, 3, 1, 2, 1, 3, 2, 0, 2, 0, 2, 3, 3, 1, 0, 1, 1, 2, 1, 1, 3, 3, 3, 1, 0, 1, 1, 1, 0, 0, 1, 1, 1, 1, 1, 2, 1, 1, 2, 0, 1, 1, 1, 2, 2, 1, 1, 1, 1, 0, 0, 2, 0, 0, 1, 2, 0, 1, 0, 1, 0, 1, 2, 1, 1, 1, 1, 1, 2, 4, 0, 2, 2, 2, 4, 4, 3, 4, 3, 0, 0, 1, 3, 2, 2, 0, 1, 3, 1, 2, 0, 2, 4, 2, 1, 1, 2, 1, 2, 2, 2, 2, 4, 1, 3, 3, 1, 1, 2, 1, 3, 1, 4, 4, 1, 3, 2, 1, 3, 2, 2, 2, 1, 1, 2, 3, 3, 2, 4, 1, 0, 2, 4, 1, 0, 1, 2, 3, 3, 2, 2, 1, 0, 0, 4, 2, 1, 1, 1, 2, 1, 2, 1, 3, 0, 3, 1, 0, 2, 0, 2, 2, 0, 1, 3, 3, 1, 1, 2, 3, 1, 3, 0, 3, 0, 1, 1, 1, 2, 1, 2, 2, 2, 1, 3, 2, 1, 2, 1, 0, 1, 2, 2, 2, 2, 3, 5, 0, 2, 4, 2, 4, 1, 3, 3, 1, 0, 4, 3, 2, 1, 3, 1, 1, 4, 2, 1, 3, 2, 1, 3, 1, 0, 2, 4, 2, 0, 5, 1, 1, 1, 2, 1, 2, 0, 1, 1, 1, 3, 1, 5, 3, 1, 2, 1, 1, 1, 0, 1, 3, 0, 3, 4, 1, 2, 1, 2, 1, 0, 4, 1, 2, 1, 4, 1, 1, 2, 2, 2, 1, 1, 1, 1, 0, 0, 1, 2, 3, 2, 2, 4, 1, 0, 1, 3, 1, 3, 1, 1, 3, 3, 4, 4, 1, 1, 2, 1, 2, 2, 4, 2, 1, 2, 1, 1, 1, 2, 0, 2, 0, 1, 1, 2, 2, 2, 2, 2, 1, 2, 3, 2, 2, 1, 3, 1, 3, 0, 1, 0, 1, 0, 1, 0, 0, 2, 0, 1, 2, 3, 2, 1, 2, 1, 0, 1, 0, 1, 2, 0, 3, 2, 1, 1, 1, 1, 3, 3, 2, 5, 1, 3, 4, 2, 2, 1, 3, 4, 1, 1, 3, 2, 3, 0, 2, 1, 2, 0, 2, 2, 2, 1, 0, 3, 1, 1, 1, 4, 1, 2, 4, 4, 0, 1, 2, 4, 0, 1, 3, 2, 2, 1, 2, 2, 5, 1, 4, 0, 1, 3, 3, 3, 0, 4, 0, 1, 2, 1, 4, 2, 0, 1, 3, 4, 3, 2, 2, 3, 0, 3, 3, 3, 2, 3, 3, 2, 1, 1, 3, 3, 4, 4, 4, 4, 1, 2, 5, 2, 2, 2, 1, 0, 2, 3, 3, 1, 1, 3, 0, 3, 0, 0, 3, 4, 3, 3, 3, 4, 0, 2, 0, 2, 1, 0, 1, 2, 2, 1, 1, 2, 1, 0, 2, 1, 0, 0, 2, 2, 2, 2, 0, 0, 3, 0, 2, 0, 3, 1, 0, 2, 3, 1, 2, 1, 0, 3, 3, 1, 2, 0, 1, 2, 2, 0, 0, 2, 2, 1, 0, 3, 2, 1, 2, 4, 1, 1, 3, 0, 0, 0, 0, 4, 0, 0, 1, 1, 1, 1, 1, 3, 2, 0, 2, 1, 0, 1, 1, 0, 1, 1, 4, 2, 0, 1, 1, 1, 2, 1, 0, 3, 2, 3, 0, 1, 1, 1, 1, 0, 1, 1, 2, 1, 1, 2, 2, 2, 2, 0, 2, 2, 2, 0, 2, 1, 2, 1, 1, 1, 1, 4, 1, 1, 2, 3, 0, 2, 1, 1, 1, 0, 0, 1, 2, 2, 0, 2, 4, 2, 2, 2, 1, 2, 1, 1, 2, 0, 4, 2, 2, 2, 1, 0, 1, 1, 0, 2, 3, 1, 1, 0, 4, 0, 2, 1, 2, 0, 1, 3, 0, 2, 2, 3, 2, 1, 2, 3, 2, 0, 2, 2, 1, 0, 2, 1, 1, 2, 1, 2, 1, 1, 0, 0, 3, 4, 2, 1, 2, 1, 2, 1, 2, 3, 1, 0, 0, 3, 0, 1, 2, 1, 1, 3, 1, 2, 2, 3, 0, 1, 0, 2, 2, 0, 2, 1, 0, 3, 2, 3, 1, 1, 3, 2, 2, 3, 2, 0, 1, 2, 3, 1, 2, 1, 5, 0, 0, 2, 0, 4, 0, 0, 1, 1, 0, 1, 2, 1, 0, 0, 0, 2, 2, 0, 1, 0, 2, 0, 1, 1, 0, 1, 0, 0, 1, 0, 1, 0, 0, 0, 1, 0, 1, 0, 2, 1, 2, 1, 1, 0, 2, 1, 1, 3, 0, 1, 0, 1, 1, 0, 1, 1, 1, 0, 1, 0, 2, 0, 0, 3, 4, 1, 1, 2, 0, 1, 1, 2, 2, 1, 2, 2, 0, 1, 1, 1, 3, 0, 2, 2, 0, 2, 0, 1, 4, 0, 1, 1, 2, 1, 5, 1, 1, 0, 5, 2, 0, 2, 1, 2, 2, 1, 3, 2, 4, 0, 1, 1, 0, 2, 1, 2, 2, 1, 2, 2, 1, 0, 0, 1, 1, 1, 2, 1, 1, 1, 3, 1, 0, 0, 5, 1, 0, 3, 1, 5, 2, 2, 3, 2, 1, 1, 2, 4, 0, 0, 2, 1, 3, 0, 1, 2, 2, 3, 1, 1, 2, 2, 1, 0, 1, 0, 3, 1, 3, 2, 2, 2, 1, 2, 2, 2, 0, 1, 2, 1, 2, 1, 3, 0, 1, 2, 2, 3, 3, 3, 1, 1, 2, 2, 3, 1, 3, 2, 1, 3, 1, 1, 2, 2, 2, 0, 0, 1, 2, 0, 1, 0, 2, 1, 1, 1, 1, 1, 0, 2, 1, 2, 0, 1, 1, 2, 1, 2, 2, 3, 4, 1, 2, 3, 1, 2, 1, 1, 2, 2, 2, 3, 0, 2, 1, 0, 0, 0, 0, 2, 2, 0, 1, 2, 2, 2, 0, 2, 2, 2, 0, 2, 2, 5, 1, 0, 0, 2, 2, 2, 0, 1, 2, 1, 1, 4, 3, 3, 1, 0, 0, 2, 2, 4, 1, 1, 4, 1, 5, 3, 4, 2, 3, 2, 3, 4, 0, 2, 2, 2, 1, 5, 2, 2, 2, 1, 2, 0, 1, 2, 5, 3, 2, 2, 3, 2, 2, 0, 1, 1, 0, 5, 5, 3, 5, 2, 1, 3, 1, 1, 1, 2, 2, 2, 1, 5, 2, 3, 3, 1, 2, 1, 2, 2, 3, 3, 3, 2, 4, 2, 1, 2, 1, 1, 2, 7, 5, 3, 3, 1, 1, 1, 1, 0, 1, 1, 3, 1, 1, 1, 4, 0, 1, 1, 1, 3, 4, 2, 3, 0, 0, 2, 1, 1, 0, 1, 2, 1, 3, 7, 2, 4, 4, 1, 2, 3, 3, 4, 3, 3, 3, 1, 1, 2, 2, 2, 1, 3, 4, 2, 2, 2, 1, 2, 3, 2, 3, 1, 1, 3, 2, 3, 1, 3, 2, 1, 0, 4, 3, 1, 3, 2, 4, 1, 0, 0, 0, 3, 0, 2, 2, 0, 1, 0, 0, 1, 0, 2, 2, 4, 2, 3, 1, 3, 4, 3, 3, 1, 2, 3, 1, 4, 3, 1, 1, 2, 2, 1, 0, 0, 2, 4, 0, 1, 2, 3, 1, 2, 1, 2, 1, 1, 2, 2, 3, 0, 1, 0, 1, 1, 3, 0, 0, 2, 1, 3, 2, 1, 1, 3, 3, 0, 2, 2, 1, 3, 2, 3, 2, 3, 0, 1, 1, 0, 1, 2, 3, 1, 1, 1, 1, 2, 1, 1, 1, 1, 3, 1, 2, 1, 1, 3, 2, 1, 1, 4, 2, 0, 2, 1, 1, 3, 1, 2, 2, 1, 1, 2, 3, 1, 0, 2, 1, 3, 3, 3, 1, 2, 2, 1, 0, 2, 2, 2, 2, 1, 2, 0, 1, 2, 0, 4, 1, 2, 2, 2, 1, 5, 1, 2, 2, 1, 1, 1, 2, 0, 1, 0, 1, 2, 1, 2, 3, 2, 1, 1, 0, 2, 2, 0, 1, 2, 4, 2, 1, 2, 1, 1, 2, 1, 1, 3, 0, 1, 2, 1, 2, 3, 0, 0, 0, 2, 3, 1, 2, 2, 2, 1, 2, 2, 1, 1, 2, 0, 1, 1, 0, 1, 3, 1, 1, 1, 1, 1, 2, 2, 1, 3, 0, 1, 2, 4, 3, 2, 2, 2, 3, 0, 2, 2, 2, 1, 1, 0, 1, 0, 1, 0, 2, 0, 0, 1, 2, 0, 1, 1, 1, 3, 0, 1, 2, 0, 2, 0, 0, 3, 1, 2, 0, 0, 4, 2, 1, 1, 2, 3, 1, 5, 0, 1, 0, 2, 1, 1, 1, 1, 2, 1, 1, 0, 1, 2, 1, 1, 1, 0, 1, 2, 2, 1, 2, 1, 0, 0, 1, 4, 2, 2, 3, 1, 1, 1, 1, 3, 1, 1, 2, 2, 1, 1, 2, 1, 0, 5, 0, 1, 1, 1, 3, 4, 3, 4, 3, 1, 1, 2, 1, 1, 4, 1, 3, 4, 5, 2, 2, 3, 2, 0, 0, 1, 1, 2, 2, 1, 2, 1, 2, 1, 1, 3, 3, 2, 1, 1, 1, 1, 1, 1, 2, 1, 1, 1, 2, 1, 2, 2, 3, 2, 3, 0, 2, 1, 0, 0, 1, 2, 2, 1, 0, 1, 4, 0, 3, 1, 3, 2, 3, 3, 1, 3, 1, 4, 3, 1, 2, 0, 2, 3, 1, 1, 3, 1, 2, 3, 1, 1, 3, 2, 1, 1, 0, 2, 1, 3, 1, 0, 1, 1, 1, 1, 0, 4, 3, 0, 1, 3, 1, 4, 2, 1, 1, 1, 1, 2, 0, 1, 2, 3, 6, 2, 2, 0, 2, 1, 2, 1, 2, 1, 0, 1, 2, 2, 3, 2, 2, 3, 4, 0, 1, 2, 0, 3, 0, 2, 2, 3, 2, 2, 1, 1, 2, 1, 1, 2, 2, 1, 3, 1, 3, 2, 0, 1, 1, 1, 4, 3, 0, 2, 4, 4, 4, 1, 2, 1, 0, 0, 2, 1, 0, 2, 0, 1, 3, 2, 2, 3, 1, 4, 2, 4, 2, 1, 2, 0, 1, 1, 2, 3, 2, 2, 2, 1, 5, 1, 3, 2, 3, 3, 1, 1, 3, 3, 3, 1, 1, 3, 2, 2, 2, 1, 2, 1, 1, 2, 1, 1, 3, 0, 3, 4, 3, 1, 2, 2, 3, 1, 1, 2, 3, 2, 2, 1, 2, 0, 2, 1, 0, 4, 2, 2, 0, 1, 0, 1, 1, 0, 3, 1, 2, 2, 3, 1, 3, 1, 1, 1, 1, 2, 4, 2, 0, 1, 0, 1, 0, 0, 1, 0, 2, 1, 0, 3, 1, 1, 2, 2, 1, 3, 2, 3, 0, 5, 1, 2, 2, 2, 1, 1, 2, 3, 3, 0, 1, 1, 3, 4, 0, 1, 3, 2, 1, 2, 3, 0, 2, 3, 3, 2, 2, 2, 2, 0, 2, 5, 3, 1, 2, 3, 2, 3, 1, 1, 2, 2, 1, 2, 1, 3, 4, 1, 0, 3, 2, 1, 2, 1, 2, 2, 3, 2, 2, 2, 1, 3, 2, 2, 1, 2, 1, 3, 3, 3, 4, 1, 2, 3, 2, 1, 1, 1, 0, 3, 2, 1, 1, 1, 0, 4, 1, 2, 0, 2, 1, 4, 3, 2, 2, 2, 5, 5, 2, 2, 3, 2, 1, 1, 0, 0, 1, 2, 0, 4, 3, 1, 0, 1, 2, 1, 3, 0, 1, 3, 1, 0, 2, 2, 1, 2, 1, 3, 1, 1, 1, 2, 1, 4, 4, 0, 0, 3, 1, 3, 1, 1, 3, 0, 4, 2, 1, 0, 1, 1, 4, 1, 2, 1, 1, 3, 1, 1, 3, 1, 3, 2, 1, 2, 1, 2, 0, 2, 3, 0, 2, 1, 2, 2, 1, 1, 3, 4, 1, 1, 2, 3, 3, 1, 2, 2, 4, 3, 2, 2, 0, 1, 1, 2, 1, 3, 1, 3, 4, 1, 3, 2, 3, 3, 0, 3, 2, 0, 1, 1, 1, 0, 2, 2, 2, 0, 1, 1, 2, 2, 4, 1, 1, 2, 1, 1, 0, 1, 1, 1, 2, 1, 1, 0, 2, 3, 0, 0, 2, 3, 1, 2, 2, 3, 0, 0, 3, 5, 2, 1, 3, 1, 2, 3, 3, 2, 1, 0, 2, 4, 2, 2, 1, 1, 1, 1, 4, 4, 2, 1, 2, 3, 1, 2, 2, 3, 2, 2, 1, 4, 0, 2, 0, 2, 1, 1, 3, 3, 2, 1, 2, 2, 0, 0, 2, 2, 3, 0, 2, 0, 2, 1, 0, 2, 2, 1, 0, 2, 0, 0, 1, 1, 0, 3, 2, 1, 1, 2, 0, 1, 1, 1, 2, 1, 0, 2, 0, 2, 2, 2, 1, 4, 3, 1, 3, 3, 3, 4, 2, 4, 2, 0, 1, 0, 5, 0, 2, 0, 3, 1, 0, 2, 4, 5, 1, 4, 2, 0, 2, 1, 2, 0, 3, 2, 1, 0, 4, 2, 2, 1, 2, 1, 1, 2, 3, 3, 1, 1, 1, 2, 1, 0, 1, 2, 1, 1, 1, 1, 1, 2, 1, 5, 2, 1, 1, 2, 2, 3, 1, 2, 2, 3, 2, 3, 3, 0, 2, 3, 2, 1, 0, 1, 3, 2, 0, 3, 0, 1, 5, 0, 2, 2, 0, 1, 2, 2, 1, 4, 2, 2, 2, 3, 3, 4, 1, 2, 3, 2, 2, 2, 1, 2, 3, 2, 4, 2, 1, 2, 0, 1, 3, 2, 1, 4, 2, 1, 0, 2, 1, 1, 1, 2, 2, 1, 2, 1, 1, 2, 1, 1, 2, 2, 0, 3, 2, 3, 4, 0, 3, 0, 2, 3, 0, 2, 1, 0, 0, 1, 2, 1, 0, 2, 2, 0, 3, 1, 2, 2, 1, 3, 1, 1, 3, 1, 2, 0, 1, 0, 1, 0, 0, 0, 1, 1, 4, 2, 1, 3, 4, 1, 1, 0, 3, 1, 4, 6, 2, 2, 2, 4, 1, 2, 2, 0, 2, 2, 3, 0, 2, 0, 0, 2, 2, 2, 1, 1, 2, 0, 1, 5, 1, 1, 2, 1, 2, 2, 4, 2, 3, 1, 2, 0, 2, 2, 2, 2, 4, 0, 1, 1, 1, 3, 1, 2, 2, 2, 2, 0, 2, 3, 3, 1, 2, 4, 1, 2, 5, 0, 0, 0, 1, 3, 2, 0, 0, 3, 1, 1, 3, 0, 2, 2, 1, 0, 4, 2, 2, 2, 0, 5, 1, 1, 4, 1, 1, 3, 1, 0, 2, 2, 4, 0, 3, 2, 3, 0, 3, 2, 1, 0, 1, 0, 1, 1, 0, 1, 2, 3, 3, 2, 1, 2, 1, 1, 2, 2, 1, 5, 1, 3, 1, 2, 1, 3, 1, 1, 2, 3, 1, 3, 1, 0, 3, 3, 0, 1, 2, 1, 2, 3, 3, 2, 3, 2, 4, 3, 1, 2, 2, 1, 3, 2, 2, 4, 1, 4, 2, 1, 4, 3, 1, 2, 1, 4, 5, 2, 3, 3, 0, 4, 4, 4, 1, 2, 4, 1, 2, 2, 5, 3, 4, 1, 1, 0, 1, 0, 1, 2, 3, 1, 4, 1, 1, 2, 4, 0, 2, 3, 4, 2, 2, 4, 4, 3, 4, 1, 3, 4, 0, 5, 2, 2, 5, 2, 2, 5, 4, 3, 4, 2, 3, 2, 0, 4, 1, 1, 1, 1, 1, 3, 3, 4, 0, 4, 1, 0, 0, 1, 2, 1, 2, 2, 1, 0, 4, 1, 2, 1, 2, 1, 1, 0, 1, 2, 2, 1, 0, 2, 1, 2, 2, 0, 0, 6, 3, 2, 3, 2, 2, 0, 3, 3, 1, 1, 1, 3, 2, 4, 3, 1, 3, 3, 0, 3, 4, 2, 0, 3, 2, 0, 4, 2, 1, 1, 3, 4, 3, 1, 3, 0, 2, 2, 4, 3, 2, 2, 2, 1, 4, 0, 2, 1, 3, 1, 4, 1, 2, 2, 2, 0, 1, 2, 5, 2, 1, 3, 3, 4, 4, 3, 2, 4, 1, 3, 3, 2, 2, 2, 3, 2, 2, 1, 2, 4, 1, 1, 0, 5, 0, 1, 3, 2, 3, 4, 1, 3, 0, 3, 0, 1, 4, 1, 0, 1, 5, 5, 3, 1, 1, 0, 2, 1, 4, 2, 3, 3, 2, 2, 0, 4, 1, 0, 3, 1, 0, 0, 1, 2, 1, 3, 3, 0, 1, 1, 1, 1, 3, 1, 4, 4, 1, 1, 0, 1, 2, 2, 1, 1, 1, 1, 1, 2, 2, 0, 0, 0, 1, 2, 2, 2, 4, 1, 1, 1, 3, 2, 1, 1, 3, 1, 2, 2, 1, 2, 1, 2, 1, 1, 2, 1, 0, 2, 1, 2, 1, 1, 3, 3, 0, 3, 0, 1, 2, 1, 2, 4, 1, 1, 3, 0, 2, 2, 5, 2, 2, 3, 1, 2, 3, 4, 1, 0, 0, 1, 0, 1, 2, 1, 0, 0, 4, 1, 1, 4, 3, 2, 2, 1, 2, 3, 1, 4, 1, 1, 2, 2, 2, 1, 1, 3, 3, 1, 3, 1, 3, 2, 3, 1, 2, 2, 1, 2, 3, 1, 2, 1, 0, 1, 1, 2, 1, 2, 1, 0, 0, 3, 2, 1, 3, 1, 2, 1, 4, 2, 2, 1, 1, 4, 2, 1, 2, 3, 1, 2, 1, 1, 0, 1, 2, 2, 1, 1, 1, 3, 1, 0, 0, 0, 1, 1, 2, 1, 3, 1, 0, 1, 2, 2, 2, 1, 1, 1, 0, 2, 1, 1, 2, 0, 3, 1, 0, 1, 1, 1, 1, 4, 3, 1, 2, 1, 2, 2, 2, 1, 1, 2, 1, 1, 2, 1, 1, 2, 2, 1, 3, 3, 2, 0, 1, 2, 2, 2, 1, 1, 1, 0, 2, 2, 0, 1, 0, 2, 1, 0, 4, 2, 2, 3, 2, 2, 3, 1, 0, 2, 2, 2, 1, 1, 1, 3, 0, 1, 2, 1, 1, 3, 0, 3, 1, 1, 3, 2, 0, 1, 2, 0, 2, 2, 3, 1, 2, 2, 0, 2, 4, 2, 0, 3, 0, 1, 1, 1, 1, 3, 1, 0, 1, 3, 2, 1, 2, 2, 1, 1, 1, 0, 3, 2, 2, 1, 2, 0, 3, 1, 0, 0, 1, 2, 3, 0, 2, 0, 4, 2, 1, 4, 1, 1, 1, 3, 2, 2, 2, 1, 4, 1, 1, 0, 1, 1, 2, 1, 3, 1, 2, 0, 1, 2, 2, 2, 3, 2, 1, 0, 2, 0, 2, 0, 1, 1, 1, 2, 0, 2, 1, 2, 0, 1, 3, 1, 2, 1, 2, 3, 2, 2, 1, 1, 2, 2, 3, 2, 0, 2, 0, 2, 1, 2, 0, 2, 2, 0, 2, 0, 1, 1, 1, 2, 0, 2, 2, 3, 0, 1, 0, 1, 1, 1, 2, 0, 0, 1, 2, 0, 1, 2, 2, 2, 1, 0, 2, 2, 1, 2, 1, 0, 1, 2, 0, 2, 2, 1, 1, 1, 1, 1, 0, 0, 2, 1, 1, 2, 0, 1, 1, 3, 0, 2, 0, 1, 2, 1, 1, 2, 1, 2, 2, 1, 2, 2, 2, 2, 2, 0, 0, 0, 0, 1, 1, 0, 0, 0, 0, 0, 1, 1, 1, 2, 1, 1, 0, 1, 1, 2, 1, 3, 1, 1, 0, 2, 1, 1, 0, 2, 1, 2, 1, 1, 1, 0, 1, 1, 1, 1, 5, 2, 1, 2, 2, 1, 0, 0, 2, 2, 2, 2, 1, 1, 2, 3, 4, 4, 3, 0, 2, 2, 0, 4, 3, 3, 3, 1, 3, 3, 3, 1, 1, 2, 2, 4, 1, 2, 1, 2, 2, 3, 1, 0, 3, 2, 0, 1, 0, 2, 1, 3, 1, 5, 4, 1, 0, 2, 0, 2, 2, 1, 1, 2, 1, 1, 1, 0, 1, 3, 0, 1, 1, 0, 1, 0, 1, 1, 2, 1, 1, 2, 3, 0, 2, 2, 1, 2, 3, 0, 1, 3, 3, 2, 2, 1, 3, 2, 1, 0, 1, 1, 1, 1, 2, 2, 3, 1, 1, 2, 3, 1, 2, 1, 0, 1, 0, 1, 1, 0, 1, 0, 1, 1, 2, 1, 3, 1, 3, 0, 2, 2, 2, 0, 3, 0, 3, 2, 1, 2, 0, 0, 4, 0, 4, 1, 0, 1, 2, 1, 1, 0, 1, 1, 2, 3, 0, 5, 1, 1, 0, 0, 2, 1, 0, 2, 0, 1, 0, 1, 1, 2, 1, 1, 2, 0, 0, 1, 1, 1, 1, 0, 2, 1, 0, 0, 2, 0, 3, 0, 0, 1, 0, 0, 0, 0, 1, 1, 0, 2, 0, 2, 2, 3, 1, 4, 2, 2, 4, 2, 0, 2, 1, 2, 1, 1, 1, 2, 2, 1, 1, 1, 1, 0, 2, 1, 0, 2, 1, 0, 0, 0, 1, 0, 1, 0, 0, 0, 1, 0, 0, 1, 2, 1, 1, 2, 2, 1, 0, 0, 2, 0, 1, 2, 3, 1, 3, 2, 0, 2, 2, 4, 3, 2, 2, 1, 0, 1, 0, 0, 1, 3, 0, 2, 1, 1, 2, 1, 3, 3, 3, 0, 1, 1, 1, 1, 0, 2, 1, 4, 2, 1, 1, 1, 0, 2, 2, 5, 1, 2, 4, 0, 3, 3, 2, 2, 2, 3, 2, 0, 0, 1, 1, 2, 4, 0, 1, 3, 2, 1, 0, 2, 2, 1, 1, 1, 1, 2, 2, 2, 0, 2, 2, 2, 3, 3, 2, 1, 0, 2, 3, 0, 1, 1, 2, 1, 1, 0, 3, 4, 1, 2, 3, 0, 1, 2, 2, 2, 1, 0, 1, 2, 4, 0, 1, 1, 2, 1, 0, 3, 1, 3, 1, 5, 0, 1, 1, 3, 2, 1, 1, 1, 1, 5, 1, 0, 3, 3, 3, 0, 2, 3, 3, 4, 0, 3, 0, 2, 1, 2, 1, 2, 0, 1, 2, 4, 2, 1, 2, 2, 0, 0, 2, 0, 2, 1, 1, 2, 1, 1, 0, 3, 2, 2, 0, 1, 2, 2, 1, 1, 1, 2, 3, 1, 3, 3, 3, 1, 3, 1, 3, 1, 1, 1, 1, 4, 2, 1, 1, 1, 1, 1, 3, 2, 2, 3, 0, 1, 2, 2, 2, 0, 2, 3, 2, 2, 2, 3, 0, 2, 3, 1, 4, 1, 4, 2, 4, 1, 0, 2, 3, 0, 2, 3, 1, 2, 3, 3, 1, 2, 3, 2, 1, 0, 4, 2, 3, 1, 2, 3, 5, 2, 2, 4, 1, 2, 2, 4, 3, 3, 4, 3, 1, 0, 3, 2, 3, 2, 4, 3, 1, 1, 1, 1, 3, 0, 2, 2, 2, 3, 1, 2, 2, 2, 5, 4, 4, 3, 4, 2, 3, 2, 3, 1, 2, 1, 3, 5, 3, 2, 2, 4, 3, 2, 1, 4, 1, 0, 4, 1, 3, 3, 2, 3, 2, 2, 2, 4, 1, 2, 2, 2, 4, 4, 3, 0, 3, 5, 2, 2, 4, 0, 1, 0, 3, 4, 4, 3, 1, 1, 2, 0, 1, 1, 2, 2, 1, 0, 1, 3, 3, 1, 2, 4, 3, 5, 1, 2, 3, 2, 3, 3, 0, 1, 3, 6, 2, 4, 2, 4, 1, 2, 0, 2, 1, 1, 2, 0, 1, 1, 1, 3, 2, 2, 1, 1, 2, 3, 2, 1, 1, 1, 3, 2, 2, 2, 0, 3, 5, 2, 1, 4, 2, 2, 0, 0, 2, 2, 4, 1, 3, 1, 1, 2, 1, 0, 1, 2, 3, 1, 0, 1, 3, 3, 0, 1, 6, 6, 3, 1, 3, 2, 3, 3, 1, 3, 1, 0, 3, 2, 1, 2, 2, 3, 3, 2, 2, 2, 2, 1, 2, 1, 3, 2, 2, 2, 2, 3, 1, 3, 2, 3, 4, 1, 1, 1, 1, 1, 1, 4, 1, 1, 1, 2, 2, 1, 1, 3, 1, 3, 2, 3, 3, 0, 2, 4, 2, 0, 0, 1, 2, 2, 3, 2, 1, 2, 5, 2, 2, 2, 4, 3, 2, 1, 0, 0, 3, 3, 3, 3, 0, 2, 3, 1, 4, 0, 1, 2, 1, 3, 0, 3, 4, 2, 2, 2, 1, 1, 3, 2, 1, 2, 1, 1, 0, 2, 2, 3, 1, 3, 3, 3, 0, 2, 3, 1, 0, 2, 1, 2, 2, 1, 2, 3, 3, 1, 0, 4, 3, 3, 0, 1, 1, 1, 1, 4, 0, 0, 1, 3, 2, 1, 3, 1, 2, 2, 3, 2, 1, 3, 2, 4, 2, 3, 0, 4, 3, 2, 1, 1, 1, 3, 3, 4, 0, 2, 4, 2, 3, 2, 3, 1, 5, 1, 2, 1, 1, 2, 3, 2, 0, 0, 1, 2, 1, 0, 3, 2, 4, 2, 2, 0, 3, 0, 5, 2, 1, 2, 1, 0, 1, 2, 1, 1, 3, 1, 4, 2, 0, 0, 1, 3, 2, 2, 1, 1, 2, 1, 2, 3, 4, 2, 1, 4, 1, 4, 3, 3, 5, 2, 3, 2, 0, 2, 2, 2, 1, 3, 3, 1, 2, 2, 2, 1, 1, 1, 2, 2, 2, 1, 2, 2, 1, 2, 1, 4, 1, 3, 3, 1, 1, 2, 3, 2, 1, 2, 2, 0, 1, 1, 1, 3, 1, 1, 1, 2, 1, 0, 1, 1, 1, 2, 2, 0, 1, 1, 0, 0, 2, 0, 1, 0, 1, 0, 1, 1, 0, 3, 0, 1, 1, 1, 1, 2, 2, 2, 2, 0, 1, 0, 1, 2, 2, 0, 1, 1, 2, 2, 0, 0, 0, 2, 2, 0, 0, 1, 2, 1, 1, 1, 2, 2, 1, 0, 0, 1, 0, 1, 2, 2, 0, 0, 1, 1, 0, 1, 1, 1, 0, 1, 1, 2, 0, 1, 0, 0, 1, 1, 3, 0, 1, 2, 1, 2, 1, 2, 1, 3, 2, 1, 3, 2, 0, 2, 1, 1, 2, 0, 2, 1, 2, 1, 2, 1, 2, 1, 1, 2, 1, 0, 2, 2, 1, 3, 1, 0, 1, 1, 1, 1, 0, 0, 1, 2, 0, 1, 2, 1, 1, 0, 0, 0, 4, 2, 1, 1, 2, 1, 1, 1, 3, 3, 3, 1, 0, 3, 1, 1, 2, 2, 1, 0, 1, 1, 0, 3, 1, 3, 3, 3, 2, 1, 2, 3, 3, 3, 3, 1, 3, 2, 1, 2, 2, 1, 2, 1, 2, 0, 1, 4, 2, 0, 1, 2, 1, 2, 2, 2, 3, 2, 4, 0, 2, 4, 2, 6, 1, 4, 1, 1, 2, 2, 1, 1, 1, 1, 2, 0, 2, 2, 2, 3, 1, 2, 2, 1, 4, 4, 2, 0, 4, 2, 0, 1, 2, 4, 2, 2, 1, 1, 1, 0, 1, 0, 0, 1, 3, 1, 1, 1, 1, 1, 0, 3, 3, 0, 1, 1, 0, 0, 0, 0, 3, 1, 0, 1, 2, 5, 2, 1, 0, 1, 3, 0, 1, 0, 1, 0, 1, 0, 1, 2, 3, 1, 0, 0, 4, 0, 1, 1, 3, 1, 1, 2, 3, 1, 0, 1, 3, 0, 0, 2, 3, 3, 0, 0, 1, 3, 1, 1, 0, 4, 1, 0, 0, 0, 0, 0, 1, 2, 1, 0, 0, 1, 1, 2, 1, 0, 2, 0, 0, 0, 3, 1, 1, 2, 0, 2, 0, 1, 3, 1, 2, 3, 0, 1, 1, 1, 2, 0, 0, 1, 2, 1, 3, 0, 1, 2, 0, 1, 0, 1, 2, 2, 2, 1, 2, 2, 1, 1, 2, 0, 3, 0, 1, 1, 1, 0, 0, 2, 3, 4, 1, 4, 1, 2, 4, 1, 2, 2, 1, 4, 1, 2, 1, 1, 0, 1, 2, 4, 0, 2, 1, 2, 2, 0, 2, 2, 2, 2, 3, 3, 3, 1, 2, 3, 2, 4, 5, 4, 1, 2, 1, 2, 3, 1, 1, 0, 0, 2, 3, 1, 0, 0, 1, 1, 1, 2, 0, 0, 2, 1, 2, 4, 0, 0, 2, 0, 3, 1, 6, 1, 2, 2, 2, 2, 1, 0, 2, 0, 2, 1, 1, 1, 2, 2, 2, 3, 1, 1, 1, 1, 0, 2, 0, 0, 2, 0, 2, 0, 2, 0, 1, 1, 0, 1, 2, 1, 2, 2, 2, 0, 1, 0, 0, 1, 0, 1, 2, 0, 1, 0, 0, 0, 2, 3, 6, 1, 1, 2, 1, 0, 0, 1, 3, 1, 2, 2, 2, 2, 0, 2, 3, 1, 2, 0, 2, 2, 2, 3, 1, 3, 1, 2, 1, 1, 2, 2, 1, 3, 2, 3, 2, 2, 3, 1, 2, 1, 2, 3, 3, 2, 3, 3, 4, 1, 4, 2, 4, 2, 1, 3, 3, 3, 3, 1, 2, 1, 2, 5, 3, 2, 1, 2, 1, 2, 3, 4, 2, 4, 2, 3, 3, 3, 3, 1, 4, 4, 2, 4, 3, 2, 3, 3, 1, 3, 3, 2, 2, 2, 6, 2, 3, 2, 4, 2, 2, 1, 3, 1, 0, 2, 0, 0, 1, 3, 2, 2, 4, 0, 1, 1, 2, 2, 2, 0, 0, 1, 2, 1, 2, 3, 1, 2, 1, 1, 1, 1, 1, 1, 2, 0, 1, 1, 0, 1, 4, 2, 2, 1, 1, 4, 2, 2, 1, 2, 1, 2, 1, 2, 1, 1, 1, 1, 0, 1, 1, 2, 1, 2, 3, 1, 1, 1, 1, 1, 2, 2, 3, 1, 0, 1, 1, 2, 0, 4, 2, 1, 0, 4, 3, 1, 1, 2, 2, 3, 1, 1, 0, 2, 1, 0, 0, 1, 0, 1, 3, 3, 0, 4, 3, 1, 0, 1, 3, 2, 4, 5, 1, 1, 2, 2, 0, 1, 2, 1, 2, 2, 3, 1, 3, 3, 2, 4, 0, 2, 2, 3, 3, 4, 3, 1, 2, 1, 1, 2, 0, 3, 2, 1, 3, 1, 5, 3, 4, 0, 2, 1, 1, 1, 2, 3, 3, 1, 3, 2, 1, 2, 1, 3, 3, 0, 1, 4, 0, 4, 4, 1, 1, 1, 1, 2, 2, 2, 1, 2, 3, 1, 2, 2, 1, 3, 0, 2, 1, 2, 1, 1, 2, 1, 1, 3, 2, 2, 2, 4, 2, 2, 4, 4, 2, 1, 3, 3, 1, 1, 3, 1, 1, 1, 1, 5, 0, 2, 1, 3, 1, 0, 0, 3, 3, 1, 1, 1, 1, 2, 0, 4, 2, 2, 2, 0, 3, 1, 2, 1, 2, 1, 2, 1, 2, 1, 3, 3, 3, 0, 2, 3, 3, 2, 0, 0, 4, 2, 3, 2, 3, 2, 2, 4, 2, 2, 3, 2, 0, 1, 2, 4, 0, 1, 0, 3, 3, 1, 3, 4, 0, 1, 3, 1, 3, 2, 0, 3, 4, 2, 1, 2, 2, 1, 2, 1, 1, 4, 1, 4, 2, 1, 3, 1, 1, 1, 1, 1, 3, 2, 1, 2, 3, 2, 4, 1, 2, 1, 2, 1, 2, 2, 5, 0, 3, 0, 2, 3, 2, 2, 1, 0, 2, 1, 0, 4, 1, 2, 2, 2, 2, 2, 1, 2, 4, 1, 1, 1, 1, 2, 3, 2, 0, 1, 1, 1, 0, 2, 1, 0, 1, 1, 0, 0, 1, 2, 0, 1, 0, 0, 2, 0, 1, 1, 2, 2, 0, 0, 0, 1, 1, 1, 1, 1, 0, 0, 1, 1, 1, 0, 0, 0, 3, 1, 2, 2, 1, 0, 1, 2, 2, 0, 1, 1, 1, 0, 2, 1, 2, 3, 1, 5, 1, 2, 0, 1, 3, 4, 1, 0, 4, 1, 2, 2, 2, 1, 2, 3, 3, 3, 2, 2, 2, 0, 0, 2, 1, 2, 2, 1, 2, 1, 1, 2, 1, 2, 0, 3, 2, 0, 2, 5, 1, 1, 1, 1, 0, 2, 4, 0, 2, 0, 2, 1, 2, 0, 0, 2, 1, 1, 1, 3, 0, 2, 0, 2, 1, 0, 2, 4, 1, 1, 5, 0, 1, 1, 2, 0, 1, 1, 0, 3, 2, 3, 1, 2, 2, 3, 2, 2, 2, 0, 1, 3, 1, 1, 3, 2, 1, 2, 0, 2, 5, 1, 1, 2, 2, 1, 3, 0, 1, 3, 1, 1, 1, 2, 3, 4, 2, 1, 2, 4, 2, 2, 1, 0, 2, 2, 2, 0, 1, 2, 2, 0, 3, 1, 3, 1, 3, 2, 2, 2, 0, 2, 4, 1, 0, 1, 2, 0, 3, 4, 2, 2, 1, 1, 4, 6, 1, 2, 2, 2, 2, 3, 1, 1, 1, 1, 4, 1, 2, 2, 2, 1, 2, 3, 1, 2, 0, 1, 2, 2, 2, 5, 4, 3, 2, 2, 0, 2, 1, 5, 2, 2, 2, 1, 0, 2, 1, 0, 2, 4, 1, 4, 0, 3, 0, 2, 2, 1, 4, 3, 0, 3, 2, 3, 1, 0, 0, 3, 2, 0, 1, 1, 3, 2, 1, 2, 2, 1, 2, 1, 4, 2, 1, 0, 3, 1, 3, 1, 2, 3, 2, 1, 2, 4, 0, 2, 2, 0, 2, 2, 1, 0, 0, 1, 1, 3, 1, 1, 1, 3, 0, 0, 3, 2, 1, 1, 3, 2, 4, 1, 1, 4, 0, 2, 2, 2, 1, 2, 1, 1, 1, 1, 2, 3, 3, 2, 3, 2, 2, 1, 3, 1, 0, 2, 1, 2, 3, 0, 2, 0, 2, 3, 3, 2, 1, 4, 1, 2, 2, 2, 1, 3, 3, 1, 1, 0, 1, 2, 2, 4, 1, 2, 0, 2, 2, 1, 1, 2, 4, 2, 0, 2, 4, 0, 1, 2, 0, 2, 2, 1, 2, 3, 3, 2, 3, 2, 1, 1, 1, 3, 2, 1, 1, 3, 1, 1, 1, 4, 2, 4, 0, 3, 0, 2, 1, 2, 1, 2, 3, 2, 0, 4, 1, 3, 2, 1, 1, 3, 0, 0, 2, 2, 2, 1, 4, 3, 3, 1, 0, 0, 1, 1, 3, 3, 3, 3, 2, 0, 0, 2, 1, 3, 2, 1, 1, 1, 2, 0, 2, 1, 0, 2, 2, 0, 4, 2, 3, 0, 0, 2, 1, 1, 2, 2, 1, 1, 0, 2, 2, 2, 2, 2, 3, 2, 4, 3, 2, 3, 0, 2, 2, 1, 0, 3, 1, 1, 2, 1, 2, 1, 1, 3, 2, 0, 1, 1, 2, 0, 3, 3, 1, 1, 0, 1, 2, 0, 3, 4, 3, 1, 2, 0, 1, 2, 1, 2, 0, 3, 0, 2, 2, 2, 2, 1, 2, 1, 2, 3, 2, 3, 0, 5, 0, 1, 3, 1, 2, 2, 1, 2, 1, 0, 0, 1, 2, 2, 3, 1, 3, 2, 2, 0, 3, 1, 4, 3, 0, 0, 2, 3, 1, 4, 1, 4, 2, 2, 2, 1, 1, 3, 1, 2, 2, 0, 0, 4, 2, 1, 2, 1, 2, 2, 2, 1, 3, 1, 3, 0, 2, 3, 2, 2, 2, 4, 2, 3, 0, 1, 0, 2, 2, 1, 2, 0, 4, 3, 0, 1, 1, 3, 0, 1, 2, 2, 1, 0, 1, 1, 2, 2, 1, 1, 2, 4, 1, 1, 1, 3, 1, 2, 3, 2, 2, 1, 3, 3, 1, 2, 0, 1, 2, 1, 1, 2, 2, 1, 2, 3, 2, 1, 1, 3, 1, 0, 2, 3, 1, 2, 2, 4, 3, 0, 3, 2, 1, 2, 1, 1, 1, 3, 3, 3, 2, 1, 1, 1, 2, 3, 2, 1, 2, 0, 3, 5, 0, 2, 0, 2, 2, 2, 4, 1, 1, 2, 2, 2, 0, 1, 2, 4, 2, 5, 0, 0, 3, 1, 2, 1, 1, 1, 2, 1, 3, 2, 2, 2, 2, 0, 1, 2, 2, 3, 4, 4, 0, 0, 1, 5, 1, 5, 2, 3, 2, 3, 2, 1, 2, 2, 0, 5, 3, 2, 3, 2, 3, 4, 2, 3, 2, 4, 3, 3, 1, 1, 1, 1, 1, 1, 2, 2, 1, 1, 1, 4, 0, 2, 3, 2, 1, 1, 2, 2, 0, 4, 2, 1, 2, 4, 5, 1, 1, 4, 4, 2, 3, 2, 3, 3, 0, 3, 6, 3, 2, 1, 0, 1, 3, 2, 3, 4, 3, 4, 1, 1, 3, 3, 2, 1, 2, 0, 2, 5, 1, 0, 3, 2, 3, 4, 3, 1, 2, 4, 2, 5, 3, 1, 1, 1, 2, 1, 1, 2, 2, 1, 3, 3, 1, 3, 4, 2, 3, 2, 0, 3, 3, 0, 3, 3, 5, 3, 0, 2, 3, 3, 1, 2, 3, 3, 0, 1, 1, 3, 0, 1, 3, 2, 2, 0, 1, 2, 4, 1, 3, 4, 2, 2, 4, 2, 4, 3, 2, 3, 0, 2, 0, 0, 1, 6, 5, 2, 2, 0, 3, 3, 3, 0, 2, 3, 2, 2, 4, 1, 1, 2, 3, 2, 0, 1, 1, 1, 3, 2, 2, 1, 1, 2, 1, 1, 2, 2, 2, 3, 3, 0, 2, 2, 1, 1, 2, 2, 3, 2, 3, 1, 3, 1, 2, 1, 1, 1, 3, 0, 2, 2, 3, 2, 2, 3, 3, 2, 2, 2, 0, 1, 3, 2, 1, 0, 1, 1, 4, 2, 1, 2, 0, 2, 6, 2, 2, 0, 1, 3, 1, 0, 1, 1, 2, 2, 3, 0, 2, 2, 2, 1, 1, 0, 1, 3, 4, 2, 2, 2, 3, 1, 3, 0, 0, 2, 1, 0, 2, 1, 3, 1, 4, 2, 4, 5, 0, 1, 0, 4, 4, 0, 1, 1, 2, 1, 2, 3, 2, 1, 3, 2, 1, 1, 1, 0, 1, 2, 2, 2, 2, 4, 1, 3, 2, 1, 0, 1, 2, 0, 2, 2, 1, 2, 2, 1, 2, 2, 4, 4, 0, 3, 1, 2, 1, 1, 1, 0, 1, 0, 3, 2, 3, 3, 1, 1, 1, 2, 2, 2, 2, 2, 2, 5, 5, 1, 3, 4, 0, 2, 1, 1, 1, 1, 0, 1, 1, 0, 1, 1, 4, 1, 0, 1, 1, 5, 1, 0, 3, 0, 2, 1, 3, 1, 2, 2, 2, 3, 1, 1, 0, 2, 1, 1, 0, 1, 1, 2, 0, 1, 2, 2, 0, 1, 0, 2, 3, 1, 1, 1, 0, 3, 0, 4, 0, 1, 2, 0, 2, 2, 3, 2, 0, 3, 2, 1, 2, 2, 3, 0, 1, 2, 3, 1, 4, 0, 0, 3, 1, 2, 1, 3, 2, 2, 2, 2, 0, 2, 0, 1, 4, 1, 0, 2, 2, 4, 3, 1, 5, 1, 2, 1, 4, 2, 5, 1, 4, 3, 3, 2, 4, 2, 1, 2, 2, 3, 4, 2, 1, 2, 1, 0, 1, 3, 1, 2, 3, 0, 1, 2, 3, 1, 1, 1, 1, 1, 0, 2, 3, 2, 1, 1, 2, 1, 1, 1, 4, 2, 1, 1, 3, 2, 2, 3, 4, 2, 2, 3, 1, 3, 0, 0, 3, 3, 4, 4, 0, 0, 2, 3, 0, 3, 1, 2, 4, 3, 0, 1, 3, 3, 1, 1, 1, 0, 0, 1, 0, 1, 0, 0, 0, 1, 1, 1, 1, 1, 0, 0, 2, 1, 2, 4, 3, 1, 2, 5, 1, 2, 2, 1, 1, 2, 3, 5, 2, 1, 1, 4, 1, 2, 1, 0, 6, 2, 1, 1, 2, 3, 3, 0, 1, 1, 4, 3, 1, 2, 3, 1, 2, 1, 3, 0, 4, 0, 0, 3, 1, 0, 3, 0, 0, 3, 0, 1, 1, 1, 1, 1, 2, 0, 2, 1, 5, 0, 0, 2, 1, 2, 1, 1, 0, 1, 3, 3, 4, 4, 1, 0, 2, 3, 1, 1, 1, 1, 3, 1, 2, 3, 0, 1, 0, 3, 3, 0, 1, 2, 1, 3, 4, 2, 2, 1, 0, 2, 2, 2, 2, 2, 0, 3, 3, 1, 2, 0, 1, 2, 1, 2, 0, 4, 2, 3, 4, 2, 0, 3, 1, 3, 0, 2, 1, 1, 1, 1, 1, 3, 3, 0, 3, 1, 1, 3, 3, 3, 3, 0, 2, 1, 0, 3, 1, 1, 0, 1, 2, 2, 3, 2, 1, 1, 1, 3, 1, 2, 1, 4, 1, 2, 2, 5, 4, 3, 1, 0, 2, 0, 2, 2, 1, 0, 1, 3, 3, 2, 2, 0, 3, 2, 2, 2, 5, 0, 2, 3, 3, 2, 3, 1, 2, 3, 4, 0, 1, 1, 3, 1, 0, 1, 2, 2, 3, 1, 2, 1, 2, 1, 1, 2, 1, 1, 1, 1, 1, 4, 1, 3, 0, 1, 2, 1, 1, 1, 2, 1, 3, 0, 0, 2, 2, 2, 0, 1, 0, 0, 0, 1, 1, 1, 0, 1, 3, 0, 2, 1, 1, 1, 3, 3, 0, 2, 1, 3, 2, 0, 4, 2, 3, 1, 2, 2, 3, 3, 2, 1, 2, 0, 2, 2, 3, 2, 0, 3, 2, 1, 1, 1, 0, 3, 2, 2, 2, 1, 0, 0, 2, 2, 3, 3, 2, 2, 2, 6, 0, 3, 1, 0, 3, 1, 0, 2, 1, 0, 0, 3, 1, 2, 2, 1, 1, 1, 1, 1, 0, 3, 3, 2, 1, 2, 3, 1, 2, 1, 1, 2, 0, 3, 3, 4, 2, 1, 6, 4, 5, 3, 4, 1, 1, 0, 2, 2, 2, 3, 2, 0, 2, 1, 0, 1, 1, 1, 2, 1, 1, 2, 3, 2, 4, 0, 1, 1, 2, 1, 0, 1, 0, 0, 2, 0, 1, 1, 1, 1, 2, 0, 3, 0, 1, 1, 1, 0, 2, 0, 4, 3, 3, 0, 2, 1, 2, 1, 0, 0, 3, 2, 2, 1, 0, 3, 3, 1, 3, 2, 2, 2, 0, 2, 4, 1, 1, 2, 1, 0, 3, 1, 1, 4, 0, 1, 3, 3, 2, 4, 3, 0, 2, 4, 3, 2, 2, 6, 2, 1, 1, 1, 0, 2, 4, 4, 0, 3, 5, 1, 2, 0, 1, 0, 2, 2, 0, 2, 1, 4, 3, 1, 3, 1, 3, 3, 2, 0, 3, 1, 2, 1, 2, 2, 2, 1, 2, 0, 2, 1, 1, 2, 0, 0, 2, 1, 2, 2, 1, 0, 2, 1, 1, 1, 1, 2, 1, 4, 1, 1, 2, 0, 1, 3, 0, 2, 2, 1, 1, 2, 1, 0, 1, 1, 2, 3, 0, 1, 1, 2, 0, 3, 1, 2, 3, 2, 2, 3, 1, 1, 2, 0, 3, 3, 2, 2, 1, 4, 2, 4, 2, 1, 3, 1, 1, 1, 3, 0, 1, 2, 0, 2, 1, 1, 1, 1, 1, 1, 1, 2, 2, 2, 0, 0, 3, 2, 3, 0, 0, 2, 0, 2, 2, 1, 2, 1, 3, 5, 2, 2, 3, 1, 4, 1, 1, 1, 1, 1, 2, 3, 1, 2, 2, 3, 3, 2, 2, 2, 2, 0, 4, 1, 2, 3, 3, 3, 0, 0, 3, 0, 2, 1, 3, 1, 2, 3, 1, 2, 1, 3, 1, 1, 2, 1, 3, 2, 0, 1, 3, 2, 1, 2, 1, 0, 2, 2, 2, 1, 1, 1, 0, 1, 3, 1, 1, 3, 3, 3, 0, 1, 3, 0, 2, 0, 2, 4, 2, 0, 0, 2, 3, 0, 0, 1, 2, 3, 3, 0, 2, 1, 0, 2, 1, 1, 1, 0, 0, 0, 0, 3, 0, 0, 1, 1, 1, 1, 4, 1, 2, 2, 3, 2, 2, 1, 1, 2, 1, 0, 0, 1, 2, 3, 2, 2, 2, 0, 3, 1, 0, 1, 2, 2, 0, 0, 3, 2, 2, 4, 1, 3, 1, 1, 1, 3, 3, 2, 1, 1, 1, 3, 2, 0, 2, 3, 2, 4, 4, 0, 5, 2, 1, 2, 0, 3, 4, 1, 3, 1, 2, 2, 2, 3, 3, 1, 1, 1, 2, 2, 0, 1, 2, 5, 1, 1, 3, 1, 1, 1, 0, 1, 1, 1, 5, 2, 1, 3, 2, 3, 1, 3, 0, 2, 2, 2, 0, 0, 0, 0, 1, 1, 1, 1, 2, 2, 1, 0, 1, 3, 1, 1, 1, 0, 1, 0, 1, 1, 1, 1, 1, 0, 3, 5, 1, 0, 4, 0, 2, 3, 1, 3, 1, 3, 3, 2, 1, 2, 2, 3, 1, 3, 3, 0, 1, 2, 3, 2, 1, 3, 3, 2, 3, 3, 2, 5, 0, 2, 2, 2, 0, 2, 2, 3, 4, 0, 0, 3, 0, 3, 2, 3, 1, 3, 2, 2, 4, 2, 0, 2, 2, 0, 1, 0, 1, 4, 3, 1, 1, 1, 2, 3, 0, 2, 2, 3, 1, 2, 0, 2, 1, 2, 1, 2, 1, 1, 0, 3, 2, 1, 4, 1, 1, 3, 0, 1, 1, 2, 0, 3, 0, 1, 3, 1, 0, 1, 2, 1, 3, 0, 1, 2, 3, 3, 0, 2, 2, 1, 1, 0, 2, 0, 1, 2, 3, 2, 2, 2, 3, 0, 1, 3, 2, 3, 1, 0, 1, 2, 0, 1, 3, 0, 0, 1, 1, 1, 0, 1, 1, 3, 0, 3, 0, 1, 2, 0, 1, 2, 2, 0, 2, 1, 1, 2, 1, 1, 4, 1, 3, 2, 2, 2, 0, 0, 2, 0, 0, 1, 1, 3, 2, 0, 0, 0, 0, 1, 3, 1, 4, 1, 2, 1, 1, 1, 1, 1, 1, 2, 1, 1, 0, 4, 2, 3, 3, 4, 1, 2, 1, 2, 1, 1, 3, 1, 1, 4, 2, 1, 3, 1, 4, 1, 1, 1, 4, 1, 4, 3, 1, 2, 2, 0, 2, 2, 2, 2, 3, 2, 4, 2, 3, 2, 1, 2, 0, 2, 2, 2, 2, 2, 3, 4, 2, 3, 1, 1, 3, 0, 2, 1, 2, 2, 3, 1, 1, 3, 2, 2, 1, 3, 3, 3, 0, 2, 1, 1, 2, 2, 1, 1, 3, 3, 3, 2, 2, 2, 3, 2, 1, 2, 1, 3, 0, 4, 1, 4, 1, 2, 3, 4, 2, 2, 2, 1, 0, 1, 2, 3, 0, 4, 1, 3, 2, 2, 1, 1, 0, 1, 2, 2, 2, 1, 6, 0, 1, 2, 4, 2, 1, 3, 0, 2, 2, 2, 2, 3, 2, 2, 0, 2, 2, 2, 1, 3, 1, 0, 2, 1, 3, 2, 1, 6, 0, 0, 4, 0, 1, 3, 0, 1, 2, 4, 1, 3, 2, 3, 1, 2, 2, 1, 0, 0, 3, 2, 1, 1, 0, 0, 2, 2, 1, 2, 4, 3, 2, 1, 3, 3, 2, 1, 3, 0, 3, 5, 3, 3, 0, 4, 3, 3, 5, 1, 3, 1, 3, 3, 0, 0, 3, 1, 1, 1, 2, 2, 2, 1, 1, 2, 2, 1, 0, 2, 0, 2, 3, 4, 1, 1, 1, 1, 0, 5, 5, 3, 3, 1, 6, 0, 3, 1, 1, 0, 2, 3, 1, 1, 1, 3, 2, 1, 0, 3, 2, 1, 0, 3, 1, 0, 1, 1, 0, 1, 4, 2, 1, 2, 1, 3, 1, 3, 2, 1, 2, 1, 4, 1, 2, 0, 2, 4, 3, 2, 2, 3, 2, 0, 4, 1, 1, 0, 2, 1, 5, 2, 1, 2, 1, 2, 0, 2, 3, 2, 2, 1, 2, 1, 2, 2, 1, 3, 1, 1, 3, 0, 1, 3, 2, 2, 1, 1, 1, 2, 1, 3, 1, 1, 5, 2, 2, 0, 2, 4, 3, 1, 0, 2, 1, 4, 0, 2, 0, 1, 1, 3, 4, 0, 2, 3, 3, 1, 1, 1, 2, 0, 0, 2, 1, 1, 0, 2, 2, 1, 3, 2, 2, 2, 2, 1, 0, 1, 1, 1, 1, 0, 2, 2, 1, 1, 1, 1, 1, 0, 1, 1, 0, 2, 3, 1, 3, 2, 1, 2, 4, 1, 3, 3, 2, 1, 1, 2, 2, 2, 2, 0, 0, 3, 1, 2, 0, 0, 0, 2, 0, 0, 2, 1, 0, 1, 2, 0, 1, 3, 0, 0, 1, 0, 4, 2, 3, 2, 5, 3, 0, 0, 2, 2, 0, 3, 2, 2, 3, 4, 2, 4, 3, 1, 1, 2, 2, 1, 0, 1, 2, 3, 2, 2, 2, 2, 2, 1, 1, 2, 0, 1, 0, 2, 1, 1, 1, 0, 2, 2, 0, 1, 0, 2, 1, 1, 1, 1, 2, 0, 5, 1, 2, 1, 3, 0, 3, 0, 3, 0, 0, 2, 0, 0, 3, 2, 0, 1, 3, 0, 2, 3, 2, 0, 2, 2, 0, 2, 0, 0, 2, 1, 2, 2, 3, 1, 3, 1, 2, 0, 2, 1, 1, 0, 2, 1, 2, 2, 3, 4, 2, 1, 2, 2, 0, 2, 2, 2, 1, 0, 1, 3, 1, 0, 0, 0, 1, 2, 2, 0, 1, 1, 0, 0, 3, 1, 2, 1, 3, 1, 1, 3, 4, 3, 1, 3, 2, 2, 2, 3, 3, 4, 0, 1, 0, 1, 1, 4, 2, 1, 1, 2, 2, 3, 5, 2, 1, 2, 0, 2, 4, 2, 2, 3, 3, 3, 3, 1, 4, 2, 3, 0, 2, 4, 3, 2, 2, 2, 1, 3, 3, 0, 1, 2, 4, 1, 1, 4, 0, 3, 2, 3, 0, 3, 1, 1, 1, 1, 4, 3, 0, 2, 0, 2, 0, 2, 1, 0, 1, 1, 2, 1, 1, 2, 2, 2, 0, 0, 1, 2, 2, 2, 0, 1, 2, 0, 3, 3, 3, 3, 0, 4, 3, 3, 3, 1, 4, 2, 1, 1, 0, 1, 1, 2, 2, 1, 2, 2, 2, 1, 5, 0, 0, 5, 1, 3, 1, 1, 6, 2, 2, 4, 2, 0, 2, 1, 0, 2, 3, 2, 0, 2, 3, 3, 1, 2, 2, 0, 1, 3, 0, 0, 4, 2, 2, 1, 4, 2, 2, 3, 1, 2, 0, 2, 0, 3, 2, 0, 1, 2, 0, 1, 0, 0, 1, 1, 1, 2, 3, 1, 2, 2, 3, 4, 0, 1, 0, 1, 1, 2, 2, 1, 1, 0, 1, 0, 2, 3, 1, 0, 4, 5, 3, 2, 1, 4, 2, 0, 0, 1, 2, 1, 2, 2, 3, 2, 3, 2, 4, 1, 2, 3, 4, 4, 2, 1, 2, 0, 2, 1, 2, 2, 1, 1, 1, 0, 1, 0, 1, 1, 4, 3, 2, 0, 3, 1, 4, 0, 1, 4, 0, 2, 2, 4, 1, 2, 0, 2, 1, 0, 3, 2, 0, 2, 2, 1, 4, 2, 2, 1, 0, 3, 0, 2, 4, 2, 1, 1, 3, 1, 5, 2, 2, 2, 2, 1, 3, 3, 0, 2, 2, 1, 2, 3, 1, 1, 3, 1, 4, 2, 2, 0, 1, 0, 2, 0, 1, 0, 1, 0, 2, 2, 1, 3, 4, 1, 0, 0, 2, 1, 3, 3, 4, 2, 2, 3, 2, 3, 3, 3, 1, 0, 7, 4, 1, 3, 2, 3, 3, 0, 0, 0, 3, 3, 1, 1, 0, 1, 1, 0, 1, 1, 1, 2, 2, 1, 1, 2, 4, 1, 1, 1, 2, 2, 2, 2, 2, 1, 2, 1, 3, 0, 2, 1, 0, 2, 1, 0, 1, 1, 1, 1, 2, 0, 3, 0, 1, 1, 1, 1, 1, 1, 3, 0, 2, 1, 2, 1, 1, 4, 4, 0, 3, 0, 0, 1, 1, 3, 1, 4, 3, 1, 1, 2, 2, 2, 1, 2, 3, 3, 1, 0, 3, 3, 1, 2, 2, 1, 3, 1, 2, 2, 2, 0, 1, 0, 2, 2, 3, 1, 1, 1, 2, 2, 2, 3, 1, 1, 1, 1, 2, 0, 2, 3, 0, 1, 1, 0, 1, 1, 0, 0, 2, 2, 1, 1, 3, 3, 3, 2, 2, 3, 3, 1, 4, 1, 2, 1, 1, 1, 3, 1, 0, 3, 3, 4, 0, 5, 2, 2, 1, 2, 0, 1, 1, 3, 2, 1, 4, 3, 2, 1, 2, 1, 3, 0, 1, 1, 0, 2, 0, 0, 2, 3, 3, 1, 3, 4, 1, 4, 0, 1, 2, 2, 1, 2, 1, 2, 2, 4, 2, 2, 1, 1, 3, 2, 2, 1, 2, 0, 1, 2, 0, 2, 0, 0, 1, 1, 3, 3, 0, 2, 3, 0, 0, 2, 1, 1, 3, 2, 0, 0, 0, 3, 3, 2, 2, 3, 5, 0, 2, 1, 2, 1, 1, 1, 3, 2, 2, 1, 2, 3, 1, 0, 1, 5, 1, 1, 1, 2, 2, 0, 2, 3, 2, 1, 4, 0, 2, 1, 2, 1, 3, 4, 1, 1, 3, 3, 2, 5, 2, 1, 2, 2, 3, 2, 1, 4, 3, 4, 3, 1, 1, 5, 0, 0, 2, 2, 6, 3, 2, 1, 3, 4, 2, 0, 2, 3, 1, 1, 2, 1, 1, 2, 1, 2, 2, 2, 3, 2, 3, 1, 0, 1, 3, 5, 2, 0, 4, 2, 1, 3, 2, 1, 1, 1, 2, 0, 3, 0, 1, 3, 1, 2, 1, 1, 1, 4, 0, 1, 2, 0, 2, 3, 2, 1, 1, 1, 1, 1, 2, 4, 1, 1, 2, 1, 1, 1, 0, 1, 0, 2, 3, 0, 0, 1, 4, 0, 2, 4, 1, 2, 2, 2, 1, 2, 3, 2, 1, 0, 3, 0, 0, 4, 1, 3, 1, 2, 4, 4, 3, 1, 2, 0, 3, 4, 3, 1, 3, 2, 1, 2, 3, 2, 2, 1, 1, 2, 1, 1, 3, 1, 1, 4, 4, 1, 2, 4, 3, 1, 6, 2, 2, 3, 3, 0, 2, 4, 1, 1, 5, 1, 1, 0, 2, 2, 1, 2, 1, 0, 1, 1, 3, 1, 1, 2, 4, 3, 2, 0, 2, 0, 0, 2, 2, 1, 1, 3, 0, 2, 2, 2, 4, 3, 4, 2, 2, 3, 1, 0, 3, 2, 1, 4, 2, 0, 4, 1, 1, 3, 0, 1, 0, 2, 3, 0, 2, 0, 1, 2, 0, 2, 4, 4, 1, 2, 3, 1, 1, 0, 2, 2, 2, 2, 3, 3, 2, 4, 2, 1, 1, 3, 2, 2, 2, 2, 2, 2, 4, 1, 0, 1, 5, 1, 3, 1, 2, 0, 2, 2, 0, 1, 1, 3, 0, 3, 1, 1, 5, 3, 1, 1, 0, 1, 1, 4, 1, 2, 3, 2, 1, 3, 2, 3, 3, 3, 4, 1, 1, 1, 3, 2, 3, 0, 1, 4, 2, 2, 0, 0, 2, 1, 4, 1, 4, 1, 3, 4, 2, 3, 4, 3, 6, 3, 1, 2, 5, 5, 1, 0, 1, 0, 1, 3, 2, 3, 0, 2, 1, 0, 2, 4, 0, 0, 1, 1, 2, 1, 1, 2, 4, 4, 1, 3, 2, 1, 1, 4, 2, 1, 3, 3, 2, 1, 3, 2, 2, 3, 2, 1, 4, 4, 0, 2, 4, 2, 3, 4, 2, 5, 2, 2, 3, 2, 3, 4, 2, 0, 0, 3, 2, 2, 1, 0, 3, 3, 2, 3, 2, 2, 1, 2, 3, 1, 4, 1, 1, 4, 1, 1, 2, 3, 2, 3, 1, 1, 0, 2, 0, 0, 0, 3, 2, 1, 2, 1, 3, 2, 3, 2, 2, 3, 1, 0, 5, 2, 1, 4, 1, 1, 1, 3, 2, 2, 3, 3, 0, 1, 2, 0, 0, 1, 1, 1, 3, 3, 1, 0, 2, 2, 2, 2, 0, 0, 4, 1, 1, 4, 1, 2, 1, 1, 2, 1, 2, 2, 2, 3, 5, 0, 4, 2, 5, 3, 2, 2, 1, 2, 1, 3, 1, 0, 2, 3, 3, 4, 3, 0, 0, 4, 2, 2, 2, 4, 1, 3, 3, 0, 1, 1, 2, 1, 2, 0, 2, 1, 2, 4, 1, 3, 0, 1, 2, 3, 2, 1, 1, 1, 4, 2, 3, 1, 1, 1, 2, 0, 2, 2, 0, 1, 4, 1, 2, 2, 0, 3, 1, 2, 1, 1, 3, 3, 2, 1, 0, 2, 1, 4, 1, 2, 1, 0, 3, 2, 1, 1, 2, 0, 0, 1, 1, 1, 0, 3, 0, 2, 6, 1, 1, 1, 1, 1, 2, 2, 1, 1, 2, 2, 2, 2, 1, 3, 1, 1, 1, 2, 1, 3, 0, 0, 2, 0, 2, 1, 0, 2, 1, 1, 1, 0, 2, 0, 2, 1, 1, 1, 0, 2, 2, 0, 2, 1, 3, 2, 0, 1, 0, 2, 1, 1, 1, 1, 2, 2, 2, 2, 3, 2, 1, 1, 1, 2, 2, 2, 1, 0, 1, 1, 3, 1, 0, 2, 1, 1, 2, 2, 3, 2, 1, 2, 3, 2, 3, 1, 1, 3, 1, 0, 3, 3, 2, 0, 2, 1, 2, 0, 1, 1, 0, 1, 3, 2, 4, 2, 1, 3, 1, 1, 2, 0, 1, 3, 0, 1, 1, 2, 0, 1, 2, 4, 3, 2, 0, 3, 1, 2, 5, 2, 2, 2, 0, 3, 2, 1, 0, 3, 0, 2, 2, 3, 1, 0, 2, 1, 1, 0, 2, 1, 1, 1, 4, 2, 1, 0, 2, 1, 1, 1, 3, 3, 1, 3, 1, 1, 1, 2, 1, 2, 2, 1, 0, 0, 1, 3, 1, 3, 2, 1, 3, 2, 2, 1, 3, 1, 3, 1, 1, 0, 3, 0, 1, 1, 2, 0, 2, 2, 3, 3, 0, 2, 3, 1, 4, 2, 0, 3, 1, 1, 1, 2, 1, 3, 2, 3, 0, 1, 2, 0, 2, 2, 1, 2, 1, 3, 3, 1, 4, 4, 1, 2, 2, 1, 2, 0, 4, 1, 2, 2, 1, 2, 3, 3, 1, 2, 2, 3, 2, 3, 0, 3, 0, 1, 0, 2, 4, 1, 0, 2, 1, 1, 2, 3, 2, 3, 1, 1, 2, 0, 3, 3, 2, 2, 1, 1, 1, 2, 0, 2, 0, 0, 3, 1, 5, 2, 1, 2, 1, 4, 3, 2, 2, 2, 0, 4, 3, 1, 1, 1, 3, 3, 4, 0, 1, 3, 3, 2, 1, 3, 2, 2, 2, 1, 4, 3, 2, 1, 2, 4, 1, 0, 1, 3, 2, 0, 3, 3, 1, 2, 2, 2, 3, 1, 2, 0, 2, 2, 1, 1, 0, 0, 1, 1, 2, 3, 0, 2, 0, 2, 0, 0, 4, 0, 1, 3, 2, 1, 1, 1, 0, 2, 2, 2, 1, 1, 1, 1, 2, 1, 2, 1, 1, 0, 0, 4, 2, 2, 2, 2, 0, 1, 3, 1, 1, 1, 2, 3, 1, 2, 0, 1, 1, 1, 2, 1, 4, 2, 1, 1, 0, 3, 2, 3, 1, 1, 3, 2, 2, 1, 2, 1, 2, 3, 3, 1, 1, 3, 1, 0, 2, 0, 1, 1, 2, 3, 0, 0, 2, 5, 2, 2, 3, 2, 1, 2, 2, 0, 1, 2, 2, 2, 0, 2, 2, 4, 0, 1, 4, 3, 1, 2, 0, 2, 1, 3, 2, 2, 1, 1, 0, 1, 1, 2, 3, 1, 2, 1, 3, 2, 2, 2, 5, 1, 1, 2, 1, 1, 0, 3, 2, 2, 0, 2, 1, 2, 2, 2, 2, 0, 0, 3, 2, 2, 1, 4, 1, 2, 2, 2, 1, 1, 0, 2, 2, 1, 1, 1, 2, 2, 3, 1, 2, 0, 0, 2, 0, 1, 1, 1, 1, 2, 2, 1, 2, 2, 2, 1, 1, 3, 4, 1, 0, 1, 1, 2, 2, 2, 1, 1, 3, 1, 2, 2, 3, 1, 5, 2, 2, 4, 1, 1, 2, 1, 2, 3, 5, 0, 3, 1, 0, 0, 3, 2, 2, 2, 2, 0, 4, 1, 1, 1, 0, 0, 2, 1, 0, 2, 1, 2, 0, 0, 4, 1, 2, 2, 3, 1, 0, 0, 2, 2, 2, 2, 1, 3, 1, 1, 0, 1, 1, 0, 1, 2, 1, 1, 5, 4, 3, 1, 2, 1, 5, 2, 1, 2, 1, 1, 0, 2, 2, 5, 2, 3, 1, 1, 0, 1, 1, 2, 1, 3, 2, 0, 1, 2, 2, 1, 1, 2, 1, 0, 1, 2, 3, 1, 2, 5, 5, 3, 0, 3, 3, 1, 2, 2, 3, 2, 0, 0, 2, 2, 1, 3, 2, 1, 3, 4, 1, 3, 1, 1, 1, 2, 0, 3, 2, 1, 4, 3, 1, 5, 0, 1, 1, 1, 1, 0, 1, 0, 2, 3, 0, 2, 1, 3, 3, 0, 1, 3, 1, 3, 2, 2, 2, 2, 1, 4, 0, 2, 1, 0, 3, 1, 3, 0, 2, 0, 1, 1, 4, 2, 1, 0, 1, 1, 3, 1, 1, 1, 2, 0, 1, 2, 1, 2, 1, 2, 0, 3, 1, 0, 0, 2, 4, 0, 2, 0, 1, 2, 4, 0, 1, 2, 1, 2, 2, 1, 1, 3, 4, 1, 0, 1, 2, 1, 2, 1, 2, 2, 1, 1, 1, 2, 2, 2, 5, 2, 1, 0, 2, 0, 1, 1, 4, 1, 2, 2, 2, 2, 0, 0, 1, 1, 1, 2, 1, 1, 1, 2, 2, 3, 2, 2, 1, 2, 1, 1, 2, 5, 2, 3, 1, 2, 1, 1, 1, 3, 4, 0, 2, 0, 1, 3, 1, 3, 0, 3, 4, 2, 1, 2, 2, 1, 1, 1, 3, 2, 2, 2, 3, 4, 3, 2, 0, 2, 1, 0, 3, 4, 3, 1, 2, 1, 2, 2, 3, 2, 2, 4, 2, 0, 1, 3, 2, 1, 3, 1, 1, 3, 1, 3, 0, 0, 1, 3, 1, 0, 3, 2, 1, 1, 1, 1, 0, 2, 1, 1, 3, 1, 4, 1, 2, 1, 0, 2, 0, 5, 1, 1, 1, 2, 3, 2, 1, 0, 0, 1, 2, 1, 1, 0, 0, 2, 1, 0, 1, 1, 2, 1, 0, 1, 3, 2, 1, 0, 2, 0, 2, 0, 2, 1, 2, 2, 2, 0, 1, 1, 2, 2, 2, 1, 0, 0, 1, 4, 3, 2, 3, 1, 1, 2, 1, 0, 0, 1, 2, 0, 2, 1, 0, 1, 1, 3, 2, 2, 1, 0, 1, 3, 0, 2, 1, 1, 0, 3, 0, 2, 2, 1, 1, 2, 4, 1, 3, 2, 3, 3, 0, 2, 0, 1, 2, 3, 3, 1, 1, 3, 0, 2, 1, 3, 3, 1, 0, 1, 3, 1, 0, 2, 2, 0, 2, 3, 0, 0, 2, 2, 5, 1, 1, 2, 1, 0, 2, 4, 0, 3, 3, 2, 1, 1, 2, 0, 0, 0, 2, 3, 2, 1, 0, 2, 2, 4, 3, 2, 1, 1, 0, 3, 1, 0, 3, 1, 4, 1, 2, 1, 1, 1, 2, 2, 4, 2, 2, 2, 3, 6, 2, 0, 3, 3, 1, 1, 1, 0, 3, 2, 0, 0, 1, 3, 2, 1, 0, 2, 2, 3, 2, 2, 3, 3, 3, 3, 2, 2, 2, 1, 3, 0, 1, 1, 1, 1, 1, 5, 0, 1, 1, 0, 1, 3, 3, 3, 3, 5, 3, 1, 1, 3, 0, 4, 2, 2, 2, 0, 2, 1, 2, 2, 1, 2, 0, 1, 2, 1, 2, 0, 0, 1, 1, 3, 5, 2, 1, 1, 2, 2, 2, 2, 2, 1, 1, 1, 0, 1, 0, 1, 2, 1, 1, 3, 3, 3, 1, 2, 4, 2, 3, 1, 4, 1, 1, 1, 2, 1, 0, 2, 1, 0, 1, 2, 1, 1, 3, 4, 1, 3, 1, 1, 2, 1, 2, 0, 3, 2, 1, 3, 2, 1, 1, 1, 0, 3, 1, 1, 2, 2, 5, 2, 1, 3, 2, 1, 1, 1, 2, 1, 0, 0, 3, 1, 3, 0, 4, 2, 0, 2, 1, 4, 3, 2, 3, 0, 2, 0, 2, 0, 3, 0, 1, 1, 1, 4, 1, 2, 0, 3, 0, 2, 1, 1, 2, 2, 0, 0, 1, 1, 2, 2, 2, 2, 1, 1, 1, 3, 0, 2, 3, 2, 2, 3, 4, 1, 3, 4, 2, 3, 1, 1, 2, 1, 2, 1, 1, 1, 2, 3, 5, 0, 2, 1, 3, 2, 4, 2, 0, 0, 0, 3, 3, 2, 3, 3, 5, 3, 3, 1, 2, 3, 1, 3, 3, 2, 1, 1, 2, 0, 3, 2, 1, 2, 1, 1, 1, 1, 2, 1, 2, 3, 1, 2, 3, 0, 3, 0, 3, 1, 2, 1, 1, 1, 3, 4, 1, 2, 5, 1, 1, 1, 2, 2, 2, 1, 5, 3, 2, 2, 2, 1, 2, 3, 3, 4, 2, 1, 3, 4, 3, 2, 2, 2, 1, 1, 0, 2, 4, 4, 0, 2, 1, 1, 2, 1, 8, 2, 1, 3, 3, 1, 3, 3, 1, 2, 3, 1, 2, 2, 2, 1, 1, 2, 4, 2, 1, 1, 2, 2, 1, 2, 3, 2, 1, 2, 3, 4, 2, 1, 0, 2, 2, 1, 0, 2, 2, 1, 2, 0, 1, 2, 3, 2, 2, 3, 4, 1, 2, 2, 2, 2, 2, 3, 1, 1, 1, 5, 2, 2, 1, 2, 3, 2, 1, 2, 0, 2, 2, 1, 3, 3, 5, 1, 0, 1, 2, 0, 1, 0, 1, 5, 3, 3, 1, 2, 0, 1, 1, 3, 0, 3, 0, 2, 0, 2, 1, 1, 2, 2, 0, 1, 1, 0, 2, 2, 1, 0, 0, 1, 1, 2, 3, 1, 1, 0, 2, 2, 0, 1, 1, 2, 2, 0, 2, 1, 3, 3, 2, 3, 4, 2, 4, 1, 2, 1, 1, 1, 1, 1, 1, 1, 3, 2, 2, 3, 5, 1, 2, 3, 4, 1, 0, 1, 2, 2, 1, 4, 1, 0, 2, 2, 4, 2, 3, 3, 1, 4, 1, 2, 0, 1, 2, 0, 2, 0, 1, 3, 1, 0, 1, 1, 2, 1, 1, 1, 1, 3, 3, 5, 1, 1, 1, 1, 2, 3, 1, 1, 0, 0, 0, 0, 1, 2, 2, 0, 1, 1, 1, 1, 1, 2, 1, 2, 0, 0, 2, 3, 3, 5, 3, 2, 0, 3, 0, 0, 1, 2, 2, 0, 3, 0, 1, 1, 1, 1, 1, 1, 1, 3, 0, 2, 1, 1, 2, 1, 1, 0, 1, 0, 1, 0, 0, 0, 3, 1, 1, 3, 1, 2, 3, 2, 2, 2, 3, 1, 1, 1, 1, 2, 2, 1, 3, 1, 1, 0, 2, 0, 2, 0, 3, 2, 1, 3, 0, 1, 1, 1, 1, 2, 2, 0, 2, 1, 0, 1, 1, 1, 0, 0, 0, 2, 1, 4, 1, 2, 1, 3, 2, 1, 1, 2, 5, 2, 5, 2, 0, 0, 0, 5, 2, 6, 2, 1, 3, 3, 2, 5, 2, 5, 2, 1, 3, 2, 3, 3, 4, 4, 2, 1, 1, 4, 4, 2, 5, 0, 2, 3, 2, 3, 3, 4, 3, 2, 0, 2, 4, 3, 4, 2, 1, 3, 1, 3, 3, 4, 4, 1, 2, 3, 2, 4, 3, 4, 2, 2, 1, 1, 3, 3, 4, 2, 1, 2, 2, 3, 3, 4, 4, 2, 1, 5, 2, 4, 2, 5, 2, 1, 3, 2, 3, 3, 4, 2, 3, 0, 3, 4, 2, 5, 2, 1, 0, 0, 2, 4, 3, 5, 2, 4, 2, 5, 4, 2, 5, 2, 5, 4, 0, 3, 3, 4, 2, 2, 1, 1, 3, 3, 4, 3, 2, 1, 2, 3, 4, 2, 5, 2, 1, 3, 2, 4, 2, 1, 2, 1, 4, 1, 2, 4, 2, 1, 2, 1, 1, 2, 3, 1, 0, 1, 2, 2, 2, 3, 2, 5, 3, 3, 4, 3, 1, 0, 4, 1, 2, 1, 4, 2, 3, 3, 4, 2, 5, 2, 3, 2, 1, 2, 1, 0, 2, 1, 2, 0, 1, 2, 1, 3, 1, 3, 3, 0, 1, 1, 2, 1, 3, 4, 1, 1, 3, 2, 2, 3, 2, 2, 3, 3, 1, 1, 2, 1, 4, 4, 1, 1, 2, 4, 3, 2, 1, 1, 3, 2, 1, 0, 1, 2, 2, 2, 2, 3, 1, 1, 0, 3, 2, 4, 2, 3, 1, 2, 4, 3, 1, 1, 2, 0, 2, 2, 0, 1, 1, 3, 1, 3, 2, 2, 0, 1, 1, 3, 1, 2, 4, 1, 2, 1, 2, 6, 1, 0, 2, 1, 5, 2, 5, 2, 4, 3, 2, 1, 4, 3, 5, 1, 2, 2, 2, 3, 4, 4, 2, 4, 3, 1, 3, 4, 2, 5, 1, 1, 0, 2, 4, 3, 4, 2, 2, 0, 2, 4, 3, 4, 3, 1, 1, 0, 4, 4, 2, 6, 1, 3, 1, 2, 5, 2, 5, 2, 3, 4, 3, 3, 4, 2, 0, 2, 0, 2, 4, 2, 6, 1, 0, 2, 2, 4, 2, 5, 2, 1, 1, 2, 4, 2, 5, 3, 1, 2, 1, 3, 3, 4, 2, 1, 2, 0, 3, 4, 2, 5, 2, 2, 3, 1, 6, 3, 4, 2, 3, 3, 3, 2, 4, 0, 2, 2, 1, 3, 2, 1, 6, 2, 4, 1, 2, 2, 3, 3, 2, 3, 3, 1, 0, 3, 1, 0, 4, 4, 2, 3, 3, 2, 4, 1, 3, 2, 1, 4, 2, 3, 2, 0, 1, 3, 0, 5, 1, 2, 3, 2, 4, 2, 4, 3, 0, 2, 4, 2, 0, 2, 5, 1, 1, 1, 2, 3, 3, 0, 3, 2, 2, 3, 3, 1, 2, 4, 2, 2, 6, 0, 1, 2, 2, 1, 1, 1, 1, 2, 1, 1, 3, 4, 2, 3, 0, 1, 1, 1, 4, 3, 1, 2, 3, 1, 4, 3, 2, 4, 0, 0, 3, 3, 1, 0, 3, 3, 1, 3, 3, 1, 3, 2, 2, 1, 5, 0, 1, 2, 3, 2, 2, 3, 1, 1, 1, 1, 1, 1, 3, 2, 2, 3, 2, 3, 3, 2, 2, 4, 0, 3, 5, 0, 3, 3, 3, 2, 4, 3, 1, 3, 3, 0, 2, 3, 1, 1, 4, 1, 4, 3, 3, 0, 3, 5, 3, 1, 2, 2, 2, 5, 0, 1, 4, 1, 3, 2, 3, 3, 0, 4, 1, 4, 2, 2, 3, 3, 2, 3, 1, 1, 3, 4, 0, 2, 2, 2, 3, 1, 3, 2, 1, 0, 1, 1, 2, 1, 5, 4, 3, 3, 2, 2, 2, 3, 0, 5, 1, 2, 1, 4, 0, 2, 1, 2, 2, 4, 1, 2, 1, 2, 0, 1, 2, 2, 3, 2, 3, 0, 3, 1, 1, 3, 3, 1, 1, 3, 3, 1, 3, 1, 1, 2, 3, 0, 3, 3, 2, 1, 3, 5, 4, 3, 2, 1, 3, 4, 3, 2, 2, 2, 4, 3, 3, 2, 1, 1, 2, 2, 2, 2, 4, 1, 3, 0, 3, 3, 1, 1, 0, 1, 3, 0, 1, 4, 0, 2, 0, 1, 3, 4, 4, 1, 4, 3, 2, 3, 1, 3, 3, 1, 2, 3, 3, 1, 4, 2, 3, 2, 0, 2, 4, 0, 2, 2, 4, 1, 1, 2, 3, 2, 3, 3, 5, 2, 1, 1, 2, 2, 3, 3, 3, 1, 2, 5, 4, 1, 3, 2, 3, 2, 3, 3, 3, 1, 4, 1, 1, 2, 4, 3, 2, 1, 0, 0, 3, 2, 4, 1, 2, 1, 1, 3, 2, 2, 2, 2, 2, 1, 0, 3, 3, 3, 2, 3, 1, 2, 2, 1, 1, 2, 3, 2, 3, 2, 2, 2, 2, 1, 4, 3, 2, 2, 3, 0, 2, 2, 3, 1, 2, 1, 0, 1, 1, 1, 1, 2, 6, 4, 3, 1, 1, 5, 0, 5, 2, 1, 1, 1, 0, 4, 3, 4, 3, 0, 2, 2, 2, 0, 1, 2, 1, 0, 2, 1, 1, 2, 2, 1, 2, 0, 3, 1, 2, 2, 2, 2, 0, 4, 5, 0, 1, 1, 1, 4, 3, 2, 2, 1, 2, 2, 2, 1, 3, 3, 2, 0, 3, 3, 1, 1, 2, 0, 2, 1, 4, 2, 4, 2, 4, 4, 2, 3, 1, 3, 6, 3, 1, 1, 3, 4, 0, 1, 3, 3, 4, 4, 2, 3, 0, 3, 2, 2, 2, 2, 1, 0, 3, 1, 0, 1, 2, 1, 2, 3, 5, 2, 4, 4, 5, 2, 5, 2, 4, 0, 1, 1, 4, 2, 3, 5, 2, 3, 3, 1, 1, 0, 2, 5, 1, 1, 4, 2, 1, 3, 2, 0, 4, 2, 5, 5, 1, 3, 5, 4, 2, 3, 4, 2, 3, 1, 5, 4, 3, 3, 3, 1, 1, 3, 3, 1, 2, 2, 4, 4, 2, 3, 3, 1, 3, 4, 2, 3, 3, 3, 3, 2, 0, 2, 1, 1, 4, 2, 2, 3, 2, 1, 2, 3, 1, 1, 1, 4, 4, 1, 1, 2, 2, 1, 0, 2, 0, 3, 2, 0, 2, 2, 3, 1, 3, 3, 0, 1, 0, 1, 3, 4, 4, 2, 2, 2, 3, 1, 0, 0, 3, 2, 2, 2, 3, 1, 0, 1, 1, 2, 5, 2, 4, 3, 3, 2, 1, 3, 0, 0, 4, 1, 2, 0, 3, 2, 1, 2, 1, 4, 2, 2, 3, 1, 3, 4, 2, 2, 4, 2, 3, 1, 4, 3, 2, 1, 2, 0, 4, 2, 4, 1, 3, 0, 2, 2, 1, 4, 1, 3, 2, 3, 3, 1, 3, 1, 1, 1, 4, 1, 0, 1, 3, 2, 3, 1, 1, 3, 0, 1, 4, 2, 2, 2, 2, 5, 3, 3, 3, 3, 3, 3, 4, 2, 0, 1, 2, 2, 2, 1, 1, 1, 0, 2, 2, 1, 1, 2, 3, 1, 6, 3, 1, 4, 3, 1, 4, 3, 2, 2, 1, 3, 1, 3, 2, 1, 2, 2, 1, 2, 3, 2, 1, 4, 2, 2, 1, 0, 3, 1, 0, 3, 3, 2, 1, 0, 3, 2, 3, 2, 2, 0, 5, 0, 1, 3, 1, 0, 1, 4, 2, 1, 3, 3, 3, 3, 6, 2, 1, 1, 2, 4, 3, 1, 0, 0, 3, 2, 0, 1, 1, 1, 0, 0, 0, 0, 0, 0, 1, 2, 1, 1, 4, 2, 3, 1, 2, 0, 1, 2, 2, 3, 2, 1, 2, 2, 1, 1, 3, 3, 2, 2, 3, 2, 1, 0, 0, 4, 1, 3, 3, 2, 4, 1, 3, 0, 3, 3, 0, 3, 2, 1, 3, 0, 2, 1, 1, 2, 1, 2, 2, 1, 4, 2, 3, 0, 1, 3, 2, 3, 1, 2, 1, 2, 1, 2, 4, 1, 0, 3, 1, 3, 1, 0, 1, 2, 3, 1, 2, 0, 0, 2, 1, 1, 1, 1, 1, 1, 0, 1, 0, 2, 1, 1, 1, 1, 2, 0, 2, 1, 0, 1, 1, 0, 2, 4, 1, 1, 0, 2, 2, 3, 1, 2, 2, 1, 3, 1, 1, 2, 3, 0, 1, 2, 0, 2, 2, 1, 0, 2, 1, 3, 1, 2, 0, 2, 1, 1, 1, 3, 2, 1, 0, 2, 1, 0, 2, 1, 2, 4, 2, 4, 2, 2, 2, 3, 2, 5, 0, 3, 1, 4, 3, 1, 1, 0, 1, 2, 1, 0, 2, 3, 1, 3, 0, 3, 1, 2, 1, 2, 2, 1, 0, 1, 1, 2, 3, 1, 0, 3, 2, 1, 2, 1, 2, 0, 0, 2, 4, 0, 3, 3, 1, 0, 1, 4, 2, 4, 0, 2, 0, 3, 2, 2, 1, 1, 0, 1, 1, 1, 2, 2, 2, 1, 1, 2, 4, 1, 1, 0, 2, 1, 1, 2, 1, 2, 2, 0, 2, 2, 2, 4, 0, 3, 1, 2, 1, 2, 1, 1, 2, 2, 0, 1, 0, 1, 1, 2, 1, 1, 1, 1, 3, 0, 2, 1, 2, 3, 1, 3, 4, 0, 2, 3, 0, 2, 2, 1, 2, 0, 2, 2, 2, 0, 3, 0, 1, 0, 0, 3, 2, 4, 2, 1, 1, 1, 0, 0, 0, 0, 3, 2, 1, 0, 2, 2, 1, 3, 0, 2, 2, 2, 2, 2, 1, 1, 0, 4, 0, 0, 2, 2, 1, 0, 2, 4, 2, 0, 1, 2, 1, 2, 1, 3, 2, 3, 4, 1, 1, 0, 1, 0, 2, 1, 1, 1, 4, 0, 4, 3, 3, 1, 4, 2, 3, 2, 2, 1, 3, 1, 2, 0, 0, 2, 0, 0, 1, 1, 2, 1, 1, 3, 1, 1, 2, 1, 1, 1, 0, 1, 0, 3, 0, 1, 1, 1, 2, 2, 1, 0, 1, 1, 0, 0, 1, 2, 1, 1, 1, 1, 3, 2, 2, 3, 1, 0, 4, 1, 1, 3, 1, 0, 1, 2, 1, 2, 1, 1, 1, 1, 1, 3, 1, 2, 2, 1, 1, 0, 2, 3, 1, 1, 0, 2, 0, 1, 2, 1, 0, 1, 2, 2, 1, 1, 1, 1, 1, 3, 2, 2, 0, 2, 1, 2, 0, 3, 3, 2, 1, 1, 1, 3, 2, 1, 4, 0, 3, 2, 2, 1, 1, 0, 0, 1, 0, 1, 2, 1, 2, 1, 0, 1, 3, 5, 0, 1, 1, 0, 2, 3, 2, 2, 1, 2, 0, 1, 2, 1, 2, 2, 1, 3, 3, 0, 1, 1, 2, 1, 2, 0, 1, 4, 3, 3, 1, 3, 0, 5, 2, 4, 5, 2, 3, 3, 2, 1, 3, 0, 1, 2, 0, 1, 2, 1, 2, 4, 2, 0, 1, 2, 2, 1, 4, 1, 1, 1, 0, 2, 1, 1, 1, 2, 1, 1, 0, 2, 3, 2, 2, 0, 2, 0, 2, 1, 2, 3, 0, 2, 1, 1, 1, 3, 0, 2, 2, 1, 1, 2, 0, 1, 2, 1, 0, 1, 3, 2, 1, 2, 0, 3, 1, 1, 3, 1, 1, 0, 2, 0, 1, 2, 1, 0, 2, 2, 1, 1, 1, 2, 2, 2, 2, 2, 1, 1, 1, 0, 1, 2, 1, 1, 1, 1, 1, 3, 2, 1, 1, 2, 1, 2, 2, 1, 1, 0, 0, 1, 1, 2, 1, 1, 1, 0, 2, 3, 1, 1, 2, 2, 2, 1, 3, 2, 4, 0, 1, 3, 2, 3, 1, 3, 0, 2, 3, 2, 1, 2, 2, 2, 1, 0, 1, 1, 0, 2, 0, 2, 3, 2, 1, 2, 2, 0, 2, 1, 3, 0, 3, 1, 4, 1, 3, 1, 1, 0, 2, 2, 2, 1, 3, 2, 0, 2, 2, 0, 0, 0, 2, 2, 3, 2, 1, 1, 2, 1, 3, 1, 2, 3, 1, 2, 5, 4, 3, 2, 1, 3, 0, 2, 1, 0, 1, 5, 3, 2, 1, 0, 3, 2, 3, 2, 1, 1, 1, 4, 2, 4, 3, 2, 2, 4, 4, 2, 2, 0, 1, 0, 2, 1, 1, 0, 2, 1, 2, 0, 2, 0, 2, 2, 3, 3, 1, 2, 2, 3, 2, 2, 1, 3, 4, 2, 0, 3, 2, 1, 2, 2, 1, 1, 0, 3, 0, 2, 2, 3, 2, 1, 2, 4, 2, 1, 1, 1, 1, 3, 2, 1, 2, 4, 2, 0, 2, 1, 1, 1, 1, 2, 1, 1, 3, 1, 5, 2, 4, 2, 3, 0, 2, 2, 1, 3, 1, 2, 2, 1, 2, 2, 0, 0, 1, 1, 0, 0, 0, 3, 2, 3, 3, 0, 2, 5, 1, 1, 1, 1, 0, 2, 0, 3, 1, 2, 1, 2, 2, 4, 1, 0, 4, 5, 1, 1, 1, 1, 1, 0, 1, 1, 1, 1, 2, 2, 0, 3, 1, 2, 0, 0, 2, 2, 1, 2, 2, 3, 2, 3, 1, 2, 0, 1, 0, 0, 0, 1, 0, 3, 0, 1, 2, 2, 1, 2, 2, 3, 3, 0, 0, 3, 2, 3, 2, 1, 0, 0, 2, 0, 1, 1, 2, 1, 2, 1, 2, 2, 2, 0, 0, 3, 1, 1, 2, 1, 2, 2, 3, 2, 1, 1, 3, 2, 1, 3, 2, 0, 2, 1, 0, 1, 0, 1, 4, 1, 2, 1, 1, 1, 1, 2, 4, 2, 3, 0, 1, 2, 1, 0, 1, 3, 1, 2, 0, 1, 0, 0, 1, 0, 1, 3, 1, 2, 1, 0, 0, 1, 0, 1, 2, 2, 2, 1, 2, 4, 1, 1, 1, 2, 1, 0, 4, 0, 1, 1, 2, 0, 0, 1, 1, 4, 1, 3, 1, 1, 3, 5, 3, 0, 2, 1, 1, 2, 1, 1, 0, 2, 1, 2, 0, 2, 1, 1, 0, 1, 0, 0, 0, 0, 1, 2, 1, 1, 0, 1, 1, 2, 1, 2, 1, 0, 1, 2, 3, 1, 0, 1, 1, 2, 1, 0, 1, 1, 2, 1, 1, 0, 0, 1, 2, 1, 0, 0, 1, 1, 1, 0, 1, 0, 0, 1, 2, 1, 1, 1, 3, 0, 1, 0, 0, 2, 0, 0, 0, 1, 2, 0, 2, 0, 0, 1, 0, 0, 0, 0, 1, 1, 2, 1, 0, 2, 0, 1, 1, 2, 0, 0, 2, 1, 1, 0, 2, 2, 0, 0, 0, 0, 3, 3, 0, 2, 1, 0, 2, 2, 0, 2, 0, 0, 2, 0, 1, 1, 0, 2, 0, 1, 1, 0, 0, 1, 2, 0, 1, 2, 1, 0, 0, 0, 3, 2, 2, 0, 1, 0, 0, 0, 3, 2, 1, 1, 3, 2, 0, 5, 2, 2, 4, 3, 0, 1, 3, 0, 1, 0, 1, 1, 0, 0, 1, 1, 1, 3, 3, 1, 3, 3, 0, 1, 0, 1, 0, 3, 0, 2, 1, 2, 4, 1, 2, 1, 3, 1, 2, 3, 0, 3, 3, 2, 1, 2, 2, 0, 1, 2, 2, 1, 1, 2, 0, 1, 0, 0, 1, 2, 0, 3, 2, 1, 1, 1, 1, 3, 2, 1, 1, 1, 0, 0, 0, 1, 0, 0, 1, 4, 2, 2, 3, 1, 2, 1, 3, 4, 1, 1, 2, 2, 2, 2, 0, 3, 0, 1, 1, 0, 0, 3, 1, 3, 2, 2, 2, 0, 1, 2, 1, 3, 2, 0, 0, 3, 3, 2, 3, 2, 2, 2, 2, 3, 1, 1, 5, 3, 0, 1, 4, 0, 1, 1, 1, 5, 1, 2, 2, 4, 2, 2, 1, 1, 2, 2, 3, 0, 1, 3, 3, 1, 1, 3, 1, 1, 0, 1, 2, 0, 0, 2, 1, 5, 3, 1, 0, 4, 2, 3, 2, 2, 2, 1, 2, 4, 1, 2, 1, 1, 2, 4, 3, 0, 2, 0, 2, 2, 2, 3, 1, 1, 3, 3, 3, 4, 2, 2, 2, 3, 1, 0, 4, 1, 1, 3, 2, 2, 0, 3, 0, 1, 2, 0, 0, 1, 3, 4, 1, 0, 2, 0, 1, 0, 2, 0, 2, 0, 1, 2, 1, 3, 2, 3, 1, 1, 1, 2, 1, 4, 3, 2, 1, 2, 4, 1, 4, 1, 3, 1, 3, 5, 1, 1, 1, 2, 3, 3, 1, 3, 0, 1, 3, 2, 0, 2, 2, 1, 2, 2, 2, 2, 1, 1, 3, 2, 1, 1, 4, 3, 0, 4, 2, 1, 1, 0, 2, 2, 3, 2, 1, 2, 3, 3, 1, 3, 5, 1, 1, 3, 1, 2, 2, 2, 1, 0, 2, 5, 2, 1, 1, 0, 4, 3, 0, 0, 0, 3, 3, 3, 3, 1, 0, 0, 0, 0, 1, 0, 0, 0, 0, 2, 0, 0, 0, 3, 1, 0, 0, 0, 1, 1, 1, 1, 0, 1, 1, 2, 0, 1, 0, 1, 0, 0, 1, 1, 2, 0, 4, 0, 2, 2, 0, 0, 1, 1, 2, 1, 2, 1, 1, 3, 2, 0, 1, 2, 1, 3, 2, 3, 1, 3, 2, 3, 1, 3, 3, 3, 1, 2, 0, 1, 2, 2, 4, 3, 2, 0, 4, 3, 4, 2, 1, 4, 2, 3, 1, 2, 1, 5, 3, 3, 2, 5, 4, 5, 3, 2, 1, 2, 2, 2, 1, 1, 2, 0, 5, 1, 1, 1, 0, 1, 4, 1, 3, 2, 1, 1, 2, 0, 4, 0, 1, 1, 3, 2, 0, 1, 2, 3, 1, 0, 2, 4, 1, 1, 2, 1, 2, 3, 0, 0, 1, 3, 0, 1, 0, 3, 5, 2, 2, 1, 0, 0, 3, 1, 0, 2, 0, 2, 0, 3, 3, 4, 2, 2, 3, 2, 1, 1, 2, 2, 2, 0, 3, 1, 1, 0, 2, 2, 2, 2, 2, 0, 3, 1, 2, 1, 2, 2, 1, 2, 3, 3, 2, 1, 1, 1, 4, 2, 0, 0, 2, 2, 3, 0, 3, 1, 2, 2, 3, 2, 2, 3, 2, 1, 0, 4, 2, 2, 3, 3, 1, 0, 4, 2, 2, 3, 3, 3, 1, 0, 6, 2, 2, 2, 2, 1, 2, 4, 2, 1, 0, 2, 1, 3, 0, 1, 2, 2, 3, 0, 2, 1, 3, 1, 1, 0, 2, 1, 2, 2, 1, 2, 1, 1, 5, 1, 2, 1, 1, 1, 3, 3, 1, 0, 2, 1, 3, 2, 1, 1, 2, 1, 0, 2, 3, 3, 0, 2, 1, 3, 2, 1, 2, 2, 5, 3, 1, 0, 1, 2, 0, 1, 1, 1, 2, 1, 3, 2, 3, 2, 5, 3, 4, 0, 2, 1, 2, 0, 3, 1, 1, 2, 2, 2, 0, 0, 1, 2, 2, 0, 2, 1, 0, 2, 0, 2, 2, 2, 1, 2, 1, 1, 0, 1, 3, 0, 1, 1, 1, 0, 0, 3, 3, 2, 0, 1, 2, 1, 1, 3, 3, 2, 2, 3, 3, 2, 2, 2, 0, 1, 1, 1, 0, 0, 3, 3, 0, 3, 2, 2, 2, 3, 5, 2, 0, 0, 1, 3, 2, 1, 1, 1, 3, 1, 1, 0, 1, 1, 1, 0, 1, 3, 1, 1, 3, 2, 2, 1, 1, 1, 2, 1, 1, 3, 0, 2, 1, 3, 1, 0, 1, 2, 1, 1, 1, 1, 0, 0, 1, 1, 3, 4, 0, 2, 2, 1, 0, 2, 0, 1, 1, 3, 3, 1, 1, 1, 0, 0, 3, 3, 0, 0, 0, 2, 2, 0, 3, 1, 1, 2, 5, 2, 2, 3, 1, 1, 0, 1, 2, 2, 2, 2, 3, 1, 0, 0, 1, 3, 2, 2, 3, 1, 1, 4, 1, 3, 2, 2, 2, 2, 3, 1, 1, 3, 0, 6, 1, 1, 2, 2, 3, 2, 5, 3, 3, 1, 1, 1, 3, 0, 2, 3, 3, 1, 1, 1, 2, 1, 1, 1, 2, 2, 0, 1, 2, 2, 0, 3, 1, 1, 1, 1, 1, 3, 2, 2, 2, 2, 2, 1, 2, 1, 4, 1, 0, 1, 0, 2, 5, 4, 1, 2, 3, 2, 3, 1, 4, 1, 2, 2, 3, 0, 2, 4, 3, 3, 1, 0, 1, 4, 1, 4, 2, 4, 2, 1, 1, 2, 0, 0, 2, 1, 4, 2, 2, 2, 1, 0, 2, 2, 0, 3, 0, 0, 2, 0, 4, 3, 0, 3, 1, 5, 2, 1, 2, 2, 1, 1, 2, 1, 0, 1, 3, 1, 1, 3, 3, 1, 1, 2, 1, 2, 1, 0, 0, 2, 1, 3, 1, 2, 0, 1, 1, 0, 2, 1, 0, 2, 2, 1, 1, 2, 1, 1, 1, 2, 2, 1, 0, 1, 0, 1, 3, 1, 1, 1, 1, 2, 3, 1, 1, 2, 1, 0, 1, 2, 1, 2, 1, 0, 3, 1, 2, 0, 0, 0, 0, 3, 2, 4, 1, 0, 0, 2, 1, 2, 2, 3, 7, 4, 1, 1, 2, 1, 2, 0, 1, 2, 2, 0, 1, 1, 2, 0, 1, 2, 3, 1, 1, 0, 2, 1, 0, 1, 1, 1, 2, 0, 0, 2, 1, 1, 2, 2, 3, 0, 0, 1, 1, 1, 2, 1, 1, 2, 5, 3, 1, 2, 3, 1, 1, 2, 1, 1, 0, 2, 3, 2, 2, 1, 0, 1, 2, 2, 3, 0, 5, 2, 2, 3, 5, 5, 0, 1, 1, 1, 2, 2, 0, 3, 2, 1, 0, 4, 3, 3, 1, 2, 2, 3, 1, 1, 3, 1, 0, 3, 1, 2, 3, 2, 1, 1, 1, 3, 2, 2, 1, 1, 1, 2, 2, 1, 2, 1, 1, 5, 0, 0, 1, 3, 0, 3, 3, 1, 3, 2, 1, 1, 3, 3, 3, 1, 1, 1, 1, 0, 2, 0, 0, 1, 3, 1, 0, 0, 2, 1, 2, 2, 2, 1, 2, 1, 0, 2, 0, 0, 0, 3, 1, 1, 1, 2, 0, 2, 1, 1, 1, 1, 3, 1, 1, 1, 2, 2, 0, 4, 2, 0, 2, 1, 2, 1, 1, 1, 1, 1, 0, 3, 1, 1, 1, 4, 0, 2, 1, 0, 0, 1, 1, 2, 0, 0, 1, 1, 1, 1, 0, 1, 1, 1, 1, 0, 0, 1, 3, 2, 1, 3, 4, 2, 3, 3, 2, 0, 0, 3, 1, 2, 1, 1, 2, 2, 2, 3, 2, 1, 3, 2, 3, 3, 2, 1, 1, 0, 1, 1, 1, 3, 2, 1, 0, 1, 2, 3, 1, 0, 2, 1, 0, 2, 4, 0, 4, 1, 1, 2, 1, 0, 2, 1, 4, 1, 1, 2, 0, 2, 3, 1, 2, 1, 1, 3, 1, 2, 1, 2, 1, 2, 0, 1, 1, 1, 0, 3, 0, 1, 2, 1, 0, 4, 2, 3, 3, 0, 0, 2, 2, 1, 4, 1, 2, 1, 1, 4, 1, 1, 1, 2, 2, 1, 1, 0, 0, 1, 1, 1, 0, 0, 2, 0, 1, 2, 2, 1, 2, 0, 1, 1, 2, 2, 1, 0, 2, 1, 2, 3, 0, 2, 1, 1, 2, 2, 3, 1, 0, 0, 1, 2, 3, 3, 1, 2, 4, 3, 2, 0, 1, 2, 2, 2, 2, 1, 1, 2, 2, 0, 3, 2, 2, 2, 3, 1, 1, 1, 1, 0, 1, 2, 2, 3, 0, 1, 3, 2, 1, 3, 1, 2, 0, 2, 5, 3, 1, 1, 1, 2, 0, 2, 1, 7, 2, 3, 2, 3, 0, 2, 3, 1, 3, 3, 4, 2, 0, 1, 2, 2, 2, 0, 0, 1, 3, 0, 2, 3, 1, 0, 1, 0, 0, 3, 0, 1, 1, 1, 1, 0, 1, 2, 3, 2, 0, 1, 1, 3, 2, 1, 1, 2, 0, 1, 2, 3, 1, 1, 3, 3, 1, 0, 1, 1, 2, 0, 2, 1, 1, 2, 2, 2, 0, 2, 0, 0, 1, 1, 0, 1, 1, 3, 2, 2, 0, 1, 2, 0, 1, 1, 0, 0, 1, 2, 3, 1, 0, 1, 0, 0, 2, 2, 0, 4, 2, 4, 2, 4, 2, 0, 2, 2, 2, 0, 2, 2, 2, 3, 1, 0, 1, 3, 1, 3, 2, 1, 0, 1, 1, 1, 1, 2, 1, 0, 1, 0, 4, 0, 3, 1, 1, 1, 2, 1, 2, 1, 1, 3, 1, 2, 1, 3, 2, 1, 1, 1, 1, 2, 2, 4, 1, 0, 2, 2, 3, 2, 2, 1, 1, 2, 2, 2, 3, 0, 1, 0, 1, 1, 2, 1, 2, 0, 1, 3, 0, 1, 2, 2, 1, 0, 0, 1, 3, 4, 1, 0, 2, 1, 0, 0, 2, 1, 1, 2, 1, 2, 0, 1, 1, 2, 1, 3, 0, 2, 2, 2, 2, 2, 2, 1, 1, 0, 2, 3, 1, 4, 0, 1, 3, 1, 4, 1, 2, 3, 3, 1, 3, 0, 2, 2, 2, 3, 0, 2, 2, 2, 0, 4, 1, 1, 3, 1, 2, 0, 2, 3, 1, 1, 3, 3, 2, 2, 0, 4, 1, 0, 3, 4, 0, 3, 2, 4, 1, 2, 1, 1, 0, 2, 2, 2, 1, 2, 1, 2, 4, 1, 2, 2, 3, 1, 3, 1, 2, 1, 3, 0, 2, 4, 2, 2, 0, 0, 3, 2, 0, 2, 3, 3, 2, 1, 1, 0, 4, 0, 2, 0, 0, 0, 0, 5, 1, 1, 2, 0, 0, 1, 0, 3, 5, 4, 0, 2, 0, 0, 3, 4, 4, 1, 3, 2, 2, 2, 2, 2, 0, 2, 4, 1, 6, 0, 1, 2, 1, 2, 1, 0, 3, 1, 0, 3, 2, 2, 1, 2, 0, 4, 1, 2, 1, 1, 2, 1, 2, 1, 2, 4, 2, 1, 2, 3, 2, 4, 3, 1, 4, 4, 2, 1, 1, 4, 1, 3, 2, 2, 2, 3, 3, 0, 0, 2, 2, 1, 1, 4, 2, 2, 4, 3, 1, 3, 3, 2, 2, 1, 2, 0, 0, 2, 0, 3, 1, 2, 2, 3, 4, 2, 5, 3, 3, 0, 3, 2, 2, 1, 2, 1, 3, 2, 0, 2, 1, 3, 1, 1, 1, 1, 0, 5, 4, 2, 0, 3, 1, 0, 2, 3, 2, 3, 0, 2, 3, 2, 1, 0, 0, 0, 4, 0, 2, 1, 0, 0, 0, 2, 1, 0, 0, 3, 1, 1, 0, 4, 0, 0, 1, 1, 2, 0, 0, 1, 1, 3, 1, 0, 1, 1, 1, 1, 1, 0, 1, 1, 3, 2, 0, 1, 1, 1, 0, 1, 0, 1, 1, 2, 3, 2, 5, 0, 0, 0, 0, 2, 0, 1, 1, 3, 3, 2, 0, 2, 0, 0, 3, 2, 0, 1, 2, 1, 1, 1, 0, 1, 2, 1, 1, 2, 0, 0, 2, 0, 2, 1, 1, 0, 0, 1, 1, 1, 1, 0, 1, 0, 0, 1, 1, 1, 3, 1, 1, 4, 0, 1, 1, 2, 0, 1, 1, 1, 0, 1, 2, 1, 1, 1, 0, 2, 1, 2, 0, 1, 1, 0, 3, 1, 1, 0, 1, 2, 1, 2, 0, 1, 2, 1, 1, 2, 2, 2, 0, 0, 1, 2, 2, 1, 2, 2, 3, 3, 1, 3, 1, 0, 3, 1, 1, 1, 0, 0, 1, 0, 2, 2, 1, 5, 1, 3, 1, 4, 4, 1, 1, 1, 0, 2, 1, 2, 1, 1, 3, 2, 0, 1, 4, 1, 0, 4, 3, 2, 0, 1, 0, 2, 3, 2, 3, 0, 2, 2, 3, 2, 2, 0, 2, 0, 1, 3, 1, 2, 2, 2, 1, 1, 4, 2, 4, 1, 1, 3, 1, 3, 1, 5, 1, 1, 0, 1, 0, 4, 1, 2, 1, 2, 0, 2, 1, 0, 6, 2, 0, 3, 2, 4, 2, 1, 0, 2, 2, 1, 2, 1, 1, 3, 1, 1, 3, 2, 0, 1, 1, 2, 1, 3, 2, 1, 4, 0, 1, 1, 3, 2, 1, 1, 1, 3, 3, 1, 2, 1, 2, 2, 1, 2, 0, 3, 2, 1, 4, 1, 1, 2, 2, 1, 1, 3, 1, 2, 2, 1, 2, 2, 2, 1, 3, 2, 2, 2, 6, 2, 2, 3, 1, 3, 3, 2, 2, 1, 1, 2, 1, 2, 1, 0, 2, 2, 2, 2, 1, 4, 0, 2, 1, 2, 0, 4, 0, 3, 1, 2, 1, 5, 2, 3, 4, 2, 0, 1, 1, 4, 1, 1, 3, 0, 2, 2, 3, 2, 2, 2, 1, 1, 4, 2, 2, 3, 2, 1, 1, 2, 2, 0, 3, 2, 2, 2, 3, 1, 3, 3, 2, 0, 1, 2, 3, 1, 2, 1, 3, 2, 0, 2, 3, 2, 3, 1, 3, 2, 1, 1, 1, 0, 2, 1, 1, 1, 2, 2, 4, 3, 3, 4, 2, 3, 1, 1, 2, 2, 2, 1, 1, 3, 2, 0, 1, 1, 0, 2, 0, 2, 3, 6, 2, 2, 3, 2, 2, 2, 2, 1, 2, 2, 1, 4, 3, 2, 5, 2, 3, 3, 2, 4, 1, 1, 0, 1, 2, 0, 3, 3, 2, 2, 2, 3, 1, 7, 4, 0, 1, 4, 1, 1, 1, 3, 3, 2, 4, 2, 3, 1, 4, 4, 2, 3, 1, 2, 2, 1, 3, 1, 5, 2, 2, 2, 3, 1, 3, 3, 1, 2, 3, 2, 4, 1, 3, 3, 1, 2, 1, 0, 2, 1, 2, 1, 1, 1, 0, 2, 2, 3, 2, 0, 1, 3, 0, 2, 2, 1, 1, 1, 1, 1, 0, 2, 4, 0, 1, 1, 1, 0, 3, 1, 2, 3, 2, 1, 2, 2, 1, 2, 2, 0, 3, 2, 0, 1, 2, 2, 2, 3, 2, 3, 4, 1, 2, 2, 2, 0, 1, 1, 0, 0, 3, 2, 0, 3, 4, 1, 0, 1, 4, 2, 2, 2, 2, 1, 2, 2, 1, 1, 2, 1, 2, 0, 1, 3, 3, 2, 1, 1, 3, 1, 0, 1, 1, 2, 4, 1, 2, 4, 0, 0, 2, 2, 2, 1, 2, 1, 3, 2, 2, 2, 1, 0, 1, 3, 3, 0, 2, 0, 0, 2, 3, 4, 2, 1, 5, 4, 2, 2, 4, 2, 2, 4, 3, 0, 3, 2, 3, 0, 2, 3, 0, 1, 2, 0, 2, 2, 1, 0, 1, 1, 3, 0, 0, 3, 2, 3, 1, 4, 5, 1, 1, 2, 0, 2, 1, 1, 2, 1, 3, 2, 2, 0, 0, 0, 3, 2, 0, 2, 3, 2, 2, 2, 2, 0, 3, 2, 2, 3, 2, 3, 1, 0, 1, 0, 0, 2, 1, 3, 2, 1, 1, 2, 2, 1, 2, 2, 1, 2, 2, 2, 2, 2, 1, 1, 3, 0, 2, 1, 1, 2, 3, 3, 2, 2, 5, 0, 1, 2, 3, 1, 3, 2, 2, 1, 0, 4, 0, 1, 4, 1, 0, 1, 3, 1, 2, 3, 2, 0, 0, 1, 1, 1, 3, 2, 0, 3, 3, 1, 0, 2, 1, 2, 2, 0, 1, 1, 3, 0, 3, 2, 2, 2, 2, 2, 1, 1, 0, 1, 1, 1, 2, 1, 2, 2, 3, 2, 1, 3, 1, 5, 3, 3, 3, 1, 2, 2, 0, 2, 2, 2, 2, 1, 2, 2, 2, 3, 1, 1, 1, 1, 2, 3, 3, 1, 2, 2, 0, 2, 2, 1, 1, 2, 1, 2, 2, 2, 2, 0, 2, 2, 0, 1, 1, 1, 0, 1, 2, 0, 1, 2, 2, 2, 2, 2, 1, 1, 2, 1, 0, 3, 1, 0, 1, 0, 3, 3, 1, 1, 2, 0, 2, 2, 1, 0, 1, 1, 1, 0, 0, 1, 1, 1, 0, 0, 1, 1, 1, 2, 3, 2, 1, 2, 1, 2, 3, 1, 2, 1, 0, 2, 0, 1, 1, 1, 2, 3, 2, 1, 1, 0, 3, 1, 1, 0, 2, 3, 0, 2, 1, 5, 0, 0, 2, 2, 0, 1, 2, 2, 3, 4, 1, 1, 2, 1, 1, 1, 1, 2, 2, 2, 0, 2, 0, 1, 3, 4, 4, 4, 2, 4, 2, 5, 3, 3, 4, 1, 2, 1, 3, 2, 4, 3, 2, 0, 1, 1, 1, 1, 1, 3, 2, 5, 1, 1, 2, 1, 2, 2, 1, 2, 2, 1, 1, 2, 1, 1, 1, 0, 3, 0, 1, 1, 2, 1, 1, 1, 2, 3, 1, 2, 2, 1, 3, 2, 0, 2, 1, 1, 3, 2, 0, 5, 0, 2, 2, 1, 2, 1, 1, 2, 1, 0, 0, 1, 3, 1, 2, 3, 1, 2, 2, 0, 0, 1, 0, 2, 2, 6, 3, 2, 1, 2, 2, 1, 4, 2, 3, 4, 1, 2, 3, 3, 2, 2, 3, 2, 2, 3, 1, 3, 0, 3, 2, 2, 1, 2, 3, 2, 2, 2, 1, 0, 1, 4, 1, 4, 1, 1, 3, 2, 1, 1, 4, 1, 2, 1, 4, 2, 3, 1, 3, 2, 3, 1, 2, 1, 3, 3, 1, 3, 4, 1, 4, 3, 0, 2, 1, 1, 1, 1, 3, 3, 3, 0, 3, 2, 3, 3, 1, 2, 1, 1, 0, 0, 2, 2, 2, 4, 0, 2, 2, 1, 0, 4, 0, 1, 1, 1, 3, 3, 3, 2, 1, 2, 2, 1, 2, 1, 2, 0, 3, 3, 0, 0, 2, 3, 2, 0, 0, 1, 2, 2, 3, 0, 1, 1, 0, 2, 1, 1, 0, 2, 3, 0, 1, 1, 3, 4, 0, 1, 3, 4, 3, 1, 0, 2, 1, 3, 2, 3, 2, 0, 3, 1, 4, 0, 1, 3, 5, 0, 1, 1, 0, 2, 2, 3, 0, 2, 0, 1, 1, 0, 3, 5, 0, 0, 1, 2, 2, 3, 2, 1, 1, 4, 2, 5, 2, 1, 3, 1, 3, 1, 0, 3, 1, 1, 3, 2, 2, 1, 1, 3, 3, 1, 2, 1, 1, 1, 1, 0, 2, 0, 3, 3, 1, 2, 1, 2, 1, 2, 2, 3, 0, 3, 2, 2, 2, 0, 0, 2, 0, 2, 2, 3, 2, 2, 0, 1, 1, 1, 1, 1, 1, 2, 2, 3, 1, 0, 4, 3, 1, 2, 0, 2, 5, 3, 3, 1, 0, 2, 1, 3, 1, 1, 1, 0, 1, 3, 1, 2, 2, 2, 0, 1, 3, 2, 2, 2, 0, 2, 0, 1, 2, 1, 4, 1, 1, 1, 0, 1, 3, 2, 3, 2, 0, 2, 1, 1, 1, 1, 4, 2, 2, 2, 1, 1, 1, 3, 1, 2, 2, 2, 2, 2, 3, 3, 4, 0, 2, 1, 0, 2, 2, 0, 1, 6, 1, 0, 3, 3, 0, 5, 2, 0, 4, 1, 1, 3, 1, 1, 1, 0, 4, 2, 1, 1, 2, 2, 2, 2, 3, 2, 1, 0, 2, 1, 1, 1, 1, 3, 1, 0, 2, 2, 2, 0, 2, 1, 4, 3, 3, 2, 1, 1, 3, 1, 3, 3, 2, 3, 2, 1, 1, 3, 3, 1, 2, 1, 1, 0, 2, 2, 3, 4, 1, 1, 2, 0, 2, 2, 0, 2, 1, 1, 0, 0, 1, 2, 6, 4, 4, 3, 2, 0, 0, 0, 2, 2, 1, 0, 2, 1, 2, 1, 2, 0, 0, 0, 1, 0, 1, 2, 2, 3, 1, 2, 3, 3, 3, 2, 1, 3, 1, 3, 0, 2, 0, 1, 3, 1, 1, 3, 2, 2, 0, 2, 2, 0, 3, 0, 1, 1, 2, 1, 0, 2, 2, 3, 0, 1, 2, 0, 2, 2, 4, 3, 0, 2, 0, 2, 2, 2, 1, 1, 3, 2, 0, 2, 3, 1, 2, 1, 1, 1, 2, 0, 3, 1, 1, 1, 1, 3, 2, 2, 1, 3, 1, 1, 1, 0, 1, 3, 1, 2, 0, 2, 4, 3, 2, 3, 2, 2, 0, 2, 1, 1, 2, 3, 1, 2, 0, 2, 2, 2, 1, 0, 2, 4, 1, 2, 1, 2, 0, 3, 1, 1, 1, 1, 1, 2, 0, 3, 2, 3, 3, 2, 0, 1, 1, 0, 1, 0, 2, 1, 2, 1, 2, 0, 2, 3, 2, 1, 3, 1, 2, 1, 4, 1, 1, 0, 1, 1, 1, 1, 1, 1, 1, 3, 1, 2, 2, 1, 1, 2, 0, 2, 1, 2, 1, 2, 3, 3, 0, 1, 2, 3, 2, 0, 1, 0, 2, 1, 0, 1, 2, 1, 4, 1, 2, 1, 4, 1, 1, 3, 1, 3, 3, 0, 3, 2, 3, 3, 3, 3, 1, 3, 4, 0, 1, 2, 2, 2, 0, 1, 0, 1, 1, 2, 3, 2, 3, 0, 0, 1, 1, 0, 2, 2, 2, 4, 1, 0, 0, 3, 2, 0, 0, 0, 4, 1, 0, 2, 1, 3, 1, 1, 1, 1, 2, 4, 4, 2, 2, 1, 1, 0, 1, 1, 4, 4, 3, 2, 2, 2, 2, 0, 1, 2, 0, 2, 5, 2, 0, 1, 2, 1, 2, 3, 2, 2, 3, 2, 0, 2, 2, 0, 1, 2, 1, 3, 4, 3, 4, 4, 3, 0, 2, 1, 2, 2, 1, 0, 1, 1, 2, 1, 2, 4, 3, 1, 3, 1, 2, 2, 0, 0, 2, 0, 4, 2, 1, 2, 0, 3, 3, 0, 1, 2, 0, 0, 3, 1, 2, 1, 0, 0, 2, 2, 1, 2, 1, 3, 2, 1, 1, 0, 3, 1, 0, 2, 2, 1, 1, 2, 1, 1, 0, 0, 0, 1, 2, 1, 1, 3, 1, 4, 3, 2, 2, 2, 1, 1, 3, 1, 1, 2, 1, 2, 2, 1, 2, 0, 0, 1, 2, 3, 3, 2, 3, 2, 3, 1, 2, 0, 1, 2, 0, 3, 2, 1, 1, 2, 3, 3, 2, 3, 3, 1, 1, 2, 0, 2, 2, 4, 0, 1, 1, 0, 1, 4, 1, 0, 2, 3, 0, 2, 0, 1, 1, 2, 2, 4, 2, 2, 1, 3, 3, 0, 2, 1, 2, 0, 2, 2, 2, 2, 2, 1, 2, 2, 1, 0, 1, 0, 2, 6, 2, 1, 2, 1, 1, 1, 0, 1, 2, 2, 1, 2, 1, 0, 1, 0, 1, 1, 4, 1, 2, 2, 2, 2, 2, 2, 1, 2, 2, 1, 1, 4, 2, 4, 0, 3, 3, 1, 2, 0, 2, 3, 1, 0, 0, 1, 1, 2, 2, 1, 0, 1, 3, 1, 1, 1, 0, 0, 0, 0, 6, 0, 0, 3, 0, 2, 0, 0, 2, 1, 4, 0, 1, 3, 2, 1, 1, 3, 0, 4, 2, 3, 0, 3, 0, 0, 2, 1, 3, 2, 1, 2, 2, 0, 0, 1, 0, 3, 3, 4, 1, 3, 0, 1, 2, 2, 1, 3, 4, 3, 2, 2, 1, 3, 2, 1, 0, 3, 2, 2, 3, 1, 3, 1, 0, 3, 1, 2, 1, 2, 3, 1, 2, 1, 2, 2, 4, 3, 4, 1, 1, 0, 2, 5, 1, 1, 2, 2, 2, 3, 3, 0, 3, 0, 0, 1, 1, 2, 0, 1, 3, 0, 3, 4, 2, 3, 0, 2, 1, 1, 1, 1, 2, 0, 5, 3, 2, 3, 1, 3, 0, 2, 3, 0, 2, 0, 0, 1, 3, 1, 0, 1, 1, 3, 3, 4, 0, 2, 0, 0, 0, 2, 0, 2, 0, 3, 3, 1, 0, 1, 2, 1, 1, 2, 2, 0, 3, 2, 3, 1, 1, 4, 1, 0, 2, 3, 0, 2, 1, 2, 2, 1, 2, 2, 1, 2, 0, 1, 1, 1, 2, 1, 2, 0, 2, 1, 4, 2, 2, 0, 3, 3, 2, 1, 2, 1, 0, 2, 4, 2, 3, 2, 3, 1, 1, 0, 1, 0, 3, 3, 1, 0, 1, 1, 1, 1, 2, 0, 2, 2, 0, 0, 3, 1, 2, 2, 1, 2, 1, 1, 2, 0, 2, 2, 1, 3, 1, 2, 1, 1, 2, 3, 2, 4, 2, 3, 1, 3, 1, 1, 2, 4, 1, 1, 0, 2, 3, 3, 3, 1, 2, 2, 3, 3, 5, 1, 1, 1, 1, 0, 2, 0, 3, 2, 1, 2, 4, 4, 2, 2, 3, 4, 2, 0, 2, 2, 3, 1, 3, 3, 3, 2, 3, 3, 1, 2, 3, 2, 2, 4, 3, 0, 4, 3, 1, 2, 2, 2, 1, 3, 1, 5, 4, 1, 1, 2, 4, 0, 2, 1, 3, 2, 2, 5, 2, 1, 2, 3, 1, 1, 1, 0, 1, 3, 1, 1, 0, 4, 0, 0, 2, 1, 2, 1, 2, 0, 0, 2, 3, 1, 4, 5, 3, 3, 0, 1, 4, 2, 1, 4, 2, 1, 1, 3, 1, 1, 0, 2, 3, 3, 1, 2, 1, 2, 2, 3, 2, 1, 1, 2, 2, 1, 2, 3, 2, 0, 2, 0, 0, 0, 2, 0, 3, 3, 1, 2, 1, 1, 1, 2, 4, 3, 0, 3, 1, 2, 2, 2, 0, 1, 3, 2, 2, 4, 1, 1, 2, 0, 0, 2, 0, 1, 2, 1, 2, 2, 1, 0, 5, 4, 2, 3, 0, 1, 3, 1, 0, 1, 1, 1, 1, 1, 2, 3, 0, 1, 3, 3, 0, 1, 2, 1, 1, 1, 1, 2, 2, 0, 2, 1, 1, 2, 2, 2, 2, 1, 2, 1, 2, 3, 0, 1, 3, 1, 1, 1, 3, 2, 2, 2, 1, 0, 1, 1, 2, 0, 1, 2, 1, 2, 1, 4, 3, 1, 1, 4, 2, 2, 3, 0, 0, 0, 2, 2, 3, 2, 2, 0, 2, 1, 2, 2, 1, 1, 2, 2, 2, 1, 1, 2, 3, 3, 4, 2, 0, 1, 2, 4, 3, 3, 5, 1, 2, 0, 3, 0, 3, 1, 1, 0, 1, 0, 0, 0, 0, 0, 2, 3, 0, 2, 0, 1, 1, 3, 0, 1, 2, 1, 1, 1, 0, 0, 3, 1, 2, 2, 0, 1, 1, 0, 0, 1, 0, 1, 3, 1, 0, 0, 2, 0, 0, 3, 0, 1, 3, 2, 0, 3, 0, 0, 2, 1, 2, 0, 0, 1, 0, 1, 2, 2, 1, 1, 2, 1, 1, 1, 0, 1, 2, 1, 2, 1, 0, 2, 1, 0, 1, 1, 1, 2, 0, 0, 0, 2, 2, 2, 0, 0, 2, 2, 1, 4, 2, 2, 1, 1, 2, 3, 0, 2, 3, 3, 4, 3, 2, 1, 1, 1, 2, 1, 2, 2, 2, 3, 2, 0, 1, 0, 2, 2, 3, 0, 1, 4, 1, 3, 1, 3, 2, 1, 0, 1, 1, 1, 3, 0, 1, 1, 5, 5, 4, 2, 3, 2, 1, 1, 2, 1, 3, 2, 2, 0, 2, 2, 3, 3, 1, 1, 1, 2, 1, 3, 2, 3, 1, 3, 3, 2, 1, 2, 2, 2, 2, 2, 0, 1, 3, 1, 1, 3, 3, 1, 3, 1, 1, 3, 1, 1, 4, 1, 4, 3, 1, 2, 1, 0, 1, 0, 1, 3, 0, 1, 1, 0, 1, 0, 0, 2, 2, 1, 3, 1, 1, 1, 2, 1, 2, 0, 0, 1, 3, 1, 3, 2, 2, 0, 0, 1, 1, 1, 3, 1, 1, 2, 2, 1, 1, 4, 2, 2, 1, 1, 2, 2, 2, 0, 0, 4, 1, 1, 2, 3, 3, 0, 0, 1, 0, 1, 1, 2, 0, 0, 2, 1, 1, 3, 2, 3, 2, 2, 0, 0, 3, 1, 1, 1, 1, 3, 3, 4, 1, 2, 0, 2, 0, 0, 2, 3, 1, 1, 3, 4, 0, 0, 1, 2, 3, 2, 2, 2, 0, 1, 1, 1, 2, 1, 1, 4, 1, 2, 0, 1, 0, 0, 1, 1, 4, 1, 1, 1, 3, 2, 1, 2, 1, 0, 1, 0, 0, 1, 0, 1, 1, 1, 2, 2, 1, 1, 2, 1, 0, 1, 0, 0, 0, 2, 2, 0, 2, 1, 0, 3, 1, 5, 0, 2, 3, 1, 5, 3, 5, 1, 1, 3, 7, 1, 4, 4, 3, 4, 5, 0, 3, 1, 4, 2, 4, 3, 3, 0, 3, 4, 4, 3, 2, 5, 2, 0, 1, 3, 3, 2, 2, 4, 1, 3, 3, 4, 1, 1, 4, 2, 2, 1, 3, 3, 1, 2, 0, 3, 2, 2, 0, 5, 5, 1, 2, 3, 2, 3, 3, 1, 2, 1, 3, 3, 2, 0, 2, 4, 2, 3, 0, 1, 3, 2, 3, 3, 0, 3, 2, 2, 1, 1, 4, 1, 1, 3, 0, 1, 2, 2, 2, 2, 1, 2, 1, 3, 1, 1, 2, 0, 2, 4, 1, 0, 1, 1, 2, 3, 0, 0, 3, 1, 2, 3, 2, 3, 3, 3, 1, 4, 1, 4, 2, 2, 2, 2, 1, 2, 1, 0, 2, 0, 1, 2, 1, 1, 1, 1, 1, 3, 2, 1, 1, 1, 0, 1, 2, 2, 0, 1, 3, 3, 1, 2, 0, 1, 3, 2, 1, 1, 4, 0, 0, 0, 1, 3, 3, 1, 2, 4, 3, 1, 1, 2, 1, 1, 0, 1, 3, 4, 3, 6, 2, 3, 3, 1, 3, 2, 0, 1, 0, 1, 0, 3, 2, 1, 1, 2, 1, 2, 0, 3, 5, 1, 4, 1, 3, 3, 4, 0, 0, 1, 4, 1, 1, 1, 1, 2, 4, 0, 1, 2, 0, 2, 1, 3, 5, 3, 1, 2, 2, 2, 3, 3, 3, 2, 4, 1, 1, 0, 1, 2, 3, 4, 2, 0, 1, 2, 3, 2, 3, 5, 4, 1, 4, 1, 2, 3, 2, 0, 0, 4, 1, 2, 1, 0, 3, 3, 3, 1, 4, 4, 1, 3, 5, 1, 4, 1, 1, 4, 1, 1, 0, 3, 2, 3, 1, 2, 2, 1, 2, 0, 1, 4, 2, 1, 2, 1, 5, 2, 3, 2, 2, 3, 1, 0, 3, 2, 2, 3, 2, 1, 1, 0, 0, 1, 2, 4, 1, 2, 2, 0, 0, 1, 2, 0, 0, 3, 2, 0, 2, 1, 2, 2, 0, 1, 3, 1, 1, 4, 3, 1, 1, 1, 2, 1, 2, 0, 2, 3, 4, 0, 6, 1, 2, 2, 2, 2, 0, 2, 2, 3, 2, 1, 2, 2, 4, 4, 3, 0, 0, 2, 3, 0, 3, 4, 1, 3, 3, 0, 1, 1, 3, 2, 3, 0, 1, 1, 3, 1, 2, 2, 1, 0, 0, 2, 0, 4, 0, 3, 2, 3, 1, 2, 2, 0, 1, 1, 1, 2, 1, 0, 1, 4, 2, 1, 1, 1, 1, 1, 0, 3, 2, 2, 3, 1, 1, 3, 2, 3, 1, 0, 0, 1, 0, 1, 3, 1, 1, 1, 0, 0, 0, 1, 1, 2, 1, 0, 5, 3, 0, 0, 0, 0, 1, 2, 1, 0, 1, 3, 3, 1, 2, 1, 1, 1, 3, 2, 4, 1, 0, 1, 0, 1, 3, 2, 2, 4, 3, 2, 1, 3, 2, 2, 1, 3, 2, 2, 2, 4, 2, 4, 1, 2, 2, 0, 1, 0, 2, 2, 2, 2, 0, 3, 2, 3, 3, 1, 1, 0, 1, 1, 1, 2, 1, 1, 2, 1, 1, 2, 2, 1, 2, 4, 1, 0, 3, 3, 1, 1, 1, 1, 2, 1, 1, 2, 1, 1, 1, 3, 2, 0, 2, 1, 4, 1, 2, 1, 2, 2, 1, 3, 0, 1, 1, 1, 2, 0, 1, 2, 2, 0, 4, 1, 1, 2, 2, 1, 2, 0, 1, 1, 1, 2, 2, 2, 3, 4, 1, 1, 3, 1, 3, 1, 0, 3, 2, 3, 2, 2, 0, 2, 2, 1, 2, 1, 3, 2, 1, 2, 0, 2, 2, 0, 0, 2, 0, 2, 1, 1, 1, 3, 1, 0, 1, 1, 1, 0, 4, 3, 2, 1, 3, 0, 1, 2, 4, 0, 0, 1, 2, 4, 0, 3, 2, 2, 1, 2, 3, 4, 1, 2, 2, 2, 1, 2, 1, 1, 0, 3, 2, 2, 1, 1, 2, 1, 3, 1, 0, 2, 0, 2, 2, 1, 1, 1, 1, 1, 2, 0, 1, 3, 6, 1, 2, 0, 3, 2, 0, 3, 1, 2, 3, 3, 2, 3, 1, 4, 2, 0, 1, 0, 3, 0, 1, 2, 1, 2, 0, 1, 1, 2, 3, 2, 1, 0, 2, 3, 2, 1, 3, 3, 2, 3, 1, 1, 3, 1, 2, 1, 3, 4, 1, 3, 3, 1, 3, 0, 1, 1, 2, 2, 2, 3, 1, 3, 2, 3, 2, 2, 1, 1, 2, 3, 1, 2, 4, 3, 4, 5, 1, 2, 2, 2, 4, 2, 2, 0, 4, 2, 1, 2, 3, 1, 1, 1, 1, 0, 1, 2, 0, 1, 4, 3, 2, 2, 3, 2, 2, 1, 3, 1, 2, 6, 2, 1, 1, 3, 1, 1, 3, 5, 2, 3, 5, 1, 1, 3, 2, 2, 2, 3, 3, 2, 1, 3, 1, 1, 3, 0, 2, 5, 2, 0, 1, 1, 4, 2, 4, 1, 3, 3, 3, 3, 1, 4, 3, 1, 2, 2, 2, 3, 3, 2, 4, 3, 4, 2, 0, 3, 1, 0, 1, 0, 0, 0, 4, 1, 0, 1, 1, 0, 2, 1, 3, 2, 4, 1, 0, 3, 0, 1, 2, 0, 2, 1, 3, 0, 4, 4, 4, 0, 1, 1, 2, 1, 0, 2, 2, 1, 3, 0, 2, 1, 1, 3, 0, 1, 3, 2, 0, 4, 1, 2, 1, 1, 1, 2, 2, 1, 2, 1, 0, 1, 0, 3, 1, 2, 2, 2, 3, 2, 1, 2, 1, 1, 1, 2, 0, 5, 0, 1, 2, 2, 1, 0, 4, 1, 1, 2, 0, 1, 3, 1, 1, 1, 1, 0, 3, 0, 2, 2, 5, 2, 1, 2, 1, 0, 1, 2, 1, 0, 3, 2, 0, 2, 0, 1, 1, 3, 0, 3, 3, 2, 2, 0, 3, 4, 1, 2, 1, 3, 2, 1, 2, 2, 3, 0, 2, 1, 1, 2, 1, 0, 0, 3, 1, 1, 2, 3, 0, 2, 1, 3, 2, 3, 2, 1, 3, 1, 3, 0, 0, 2, 0, 0, 2, 0, 3, 0, 3, 1, 4, 1, 1, 1, 1, 0, 1, 1, 1, 1, 2, 0, 1, 0, 2, 2, 0, 0, 2, 1, 2, 2, 4, 0, 1, 0, 3, 0, 2, 2, 0, 2, 3, 1, 4, 2, 2, 2, 0, 2, 1, 3, 3, 4, 4, 1, 1, 4, 3, 0, 5, 0, 6, 0, 3, 1, 3, 1, 3, 2, 0, 0, 2, 2, 2, 2, 2, 2, 1, 4, 2, 2, 0, 1, 2, 2, 0, 3, 3, 1, 3, 5, 0, 0, 1, 1, 0, 4, 0, 4, 1, 1, 1, 2, 0, 2, 2, 0, 1, 1, 2, 4, 0, 1, 2, 1, 3, 2, 0, 3, 0, 3, 0, 1, 2, 1, 1, 3, 0, 1, 2, 1, 2, 2, 1, 0, 0, 3, 2, 0, 1, 1, 3, 0, 3, 2, 1, 2, 3, 0, 0, 0, 1, 2, 1, 1, 2, 5, 2, 0, 1, 2, 0, 4, 3, 3, 1, 1, 2, 1, 2, 2, 2, 0, 2, 1, 0, 0, 3, 2, 1, 2, 1, 1, 1, 2, 1, 2, 1, 1, 2, 2, 0, 3, 1, 3, 1, 0, 0, 0, 1, 2, 0, 1, 0, 1, 2, 1, 1, 3, 4, 0, 0, 3, 3, 1, 1, 1, 2, 1, 2, 1, 1, 1, 4, 2, 1, 0, 3, 0, 0, 1, 2, 2, 1, 0, 1, 0, 1, 3, 1, 0, 2, 0, 2, 0, 0, 0, 3, 2, 2, 0, 0, 4, 1, 0, 2, 1, 1, 4, 2, 2, 1, 1, 2, 1, 1, 2, 1, 4, 2, 2, 1, 2, 5, 5, 2, 2, 1, 1, 1, 3, 1, 3, 2, 1, 3, 2, 2, 2, 2, 0, 3, 1, 1, 2, 1, 1, 1, 0, 2, 2, 1, 1, 3, 1, 2, 3, 2, 1, 2, 0, 1, 3, 1, 1, 1, 2, 1, 0, 2, 3, 1, 0, 0, 2, 2, 2, 1, 1, 1, 1, 3, 0, 2, 1, 1, 3, 0, 0, 1, 3, 0, 4, 2, 2, 2, 1, 1, 1, 2, 1, 2, 1, 1, 2, 2, 3, 0, 2, 1, 1, 2, 1, 0, 3, 0, 1, 1, 1, 2, 1, 1, 0, 0, 2, 3, 0, 0, 2, 4, 3, 2, 1, 0, 3, 1, 2, 1, 3, 1, 1, 1, 1, 1, 1, 2, 0, 1, 0, 1, 0, 3, 1, 0, 2, 1, 1, 0, 2, 2, 1, 0, 1, 3, 0, 3, 3, 0, 1, 2, 2, 1, 1, 2, 1, 1, 0, 3, 0, 0, 1, 2, 0, 1, 2, 1, 1, 2, 0, 2, 3, 0, 0, 0, 0, 1, 2, 1, 1, 0, 0, 3, 2, 1, 0, 2, 2, 2, 5, 1, 3, 1, 2, 1, 1, 1, 0, 1, 0, 1, 2, 0, 1, 0, 1, 3, 3, 3, 1, 0, 3, 3, 0, 1, 1, 0, 2, 1, 2, 1, 1, 0, 1, 2, 2, 0, 1, 4, 1, 2, 3, 1, 0, 0, 2, 1, 2, 0, 0, 0, 3, 2, 1, 0, 3, 1, 4, 1, 1, 4, 0, 0, 2, 1, 2, 1, 0, 1, 1, 4, 2, 3, 2, 2, 2, 2, 0, 1, 2, 1, 1, 1, 0, 0, 3, 1, 0, 2, 2, 1, 0, 1, 2, 1, 2, 0, 0, 1, 1, 6, 1, 1, 2, 1, 0, 1, 2, 2, 1, 1, 1, 2, 2, 2, 0, 1, 1, 3, 1, 0, 2, 2, 2, 2, 1, 0, 0, 4, 1, 0, 0, 0, 2, 1, 1, 3, 2, 2, 7, 0, 0, 1, 2, 3, 2, 0, 0, 2, 1, 4, 3, 0, 1, 2, 1, 1, 1, 0, 1, 3, 5, 2, 1, 0, 0, 0, 1, 2, 2, 2, 2, 4, 1, 1, 2, 0, 3, 2, 0, 0, 0, 2, 2, 1, 1, 1, 2, 3, 0, 2, 1, 1, 2, 1, 2, 2, 1, 3, 2, 1, 2, 1, 1, 5, 3, 1, 2, 0, 2, 2, 2, 0, 3, 1, 2, 1, 2, 0, 4, 4, 2, 3, 1, 2, 0, 0, 1, 4, 0, 2, 4, 3, 2, 4, 0, 0, 2, 1, 0, 0, 0, 1, 0, 1, 1, 5, 1, 0, 1, 0, 1, 3, 1, 1, 3, 3, 1, 2, 1, 1, 1, 1, 1, 3, 2, 2, 3, 1, 3, 1, 1, 1, 2, 2, 1, 1, 2, 1, 1, 3, 1, 2, 2, 0, 1, 2, 3, 2, 3, 1, 1, 2, 3, 1, 2, 0, 2, 2, 3, 1, 3, 1, 2, 2, 2, 0, 3, 2, 2, 3, 0, 3, 1, 3, 2, 2, 2, 3, 2, 3, 0, 2, 3, 1, 2, 1, 2, 0, 5, 4, 1, 2, 2, 1, 1, 1, 2, 3, 3, 0, 1, 2, 2, 2, 3, 4, 3, 3, 2, 0, 0, 1, 2, 2, 4, 3, 2, 1, 1, 2, 2, 1, 5, 2, 0, 1, 1, 4, 3, 2, 1, 2, 0, 0, 2, 2, 2, 3, 1, 1, 1, 1, 3, 0, 5, 2, 2, 2, 1, 1, 1, 1, 2, 4, 3, 1, 1, 0, 2, 2, 1, 2, 2, 1, 1, 1, 1, 2, 2, 2, 2, 1, 2, 0, 2, 4, 1, 2, 4, 3, 0, 0, 0, 4, 1, 0, 3, 2, 1, 3, 2, 1, 1, 2, 1, 1, 1, 2, 3, 2, 3, 0, 2, 1, 2, 1, 3, 0, 1, 1, 3, 1, 1, 1, 1, 2, 1, 2, 2, 1, 2, 2, 3, 4, 1, 1, 2, 2, 2, 4, 3, 0, 2, 3, 5, 1, 2, 2, 1, 2, 4, 3, 2, 0, 2, 3, 1, 3, 2, 0, 2, 0, 4, 2, 3, 0, 1, 2, 3, 2, 2, 1, 2, 3, 1, 0, 2, 1, 2, 3, 2, 1, 1, 0, 1, 2, 3, 3, 3, 3, 1, 2, 1, 2, 0, 2, 2, 3, 0, 0, 1, 2, 2, 1, 2, 0, 1, 3, 0, 3, 3, 1, 1, 0, 1, 2, 2, 0, 1, 0, 4, 2, 2, 1, 1, 6, 4, 4, 1, 1, 3, 1, 3, 0, 1, 1, 1, 2, 3, 2, 4, 1, 2, 4, 2, 1, 4, 4, 0, 3, 5, 4, 3, 3, 4, 2, 3, 1, 2, 2, 1, 2, 3, 3, 4, 2, 3, 1, 3, 1, 2, 3, 1, 1, 2, 2, 1, 2, 0, 2, 2, 3, 2, 1, 2, 1, 1, 1, 3, 1, 0, 1, 2, 1, 0, 1, 2, 0, 2, 1, 0, 0, 0, 3, 3, 1, 1, 1, 1, 1, 1, 1, 1, 2, 2, 3, 4, 2, 0, 4, 0, 0, 0, 0, 0, 0, 3, 0, 0, 1, 1, 1, 2, 0, 4, 1, 1, 5, 2, 2, 3, 2, 0, 0, 0, 1, 3, 3, 0, 1, 2, 3, 0, 1, 1, 2, 3, 1, 0, 1, 0, 2, 0, 3, 1, 3, 1, 4, 3, 2, 1, 2, 2, 3, 1, 2, 2, 3, 0, 1, 2, 1, 0, 3, 1, 3, 2, 1, 1, 2, 3, 0, 2, 4, 3, 0, 1, 1, 4, 2, 2, 0, 1, 2, 1, 1, 0, 1, 2, 3, 0, 4, 3, 2, 3, 1, 2, 1, 2, 1, 2, 0, 2, 1, 2, 1, 4, 2, 2, 0, 3, 2, 2, 1, 5, 3, 5, 2, 2, 2, 1, 1, 1, 4, 2, 1, 3, 0, 3, 2, 2, 2, 1, 1, 1, 2, 2, 3, 3, 1, 5, 2, 0, 3, 0, 3, 1, 4, 2, 3, 2, 1, 1, 2, 1, 3, 4, 2, 0, 0, 0, 1, 4, 1, 2, 1, 2, 3, 1, 0, 2, 3, 3, 1, 2, 1, 2, 0, 2, 1, 1, 4, 3, 1, 0, 1, 1, 3, 3, 2, 4, 2, 0, 1, 2, 0, 4, 1, 1, 0, 2, 2, 1, 2, 1, 1, 3, 2, 1, 0, 1, 1, 1, 2, 3, 2, 3, 0, 2, 2, 2, 3, 1, 4, 0, 0, 4, 0, 3, 3, 2, 2, 1, 3, 1, 1, 3, 1, 2, 2, 1, 0, 2, 1, 1, 2, 2, 3, 1, 1, 2, 1, 2, 1, 1, 1, 1, 2, 1, 4, 0, 2, 1, 4, 1, 2, 3, 2, 0, 2, 3, 2, 0, 0, 1, 1, 1, 4, 0, 3, 2, 1, 0, 0, 2, 2, 3, 3, 1, 2, 1, 3, 1, 1, 3, 0, 2, 2, 1, 2, 1, 1, 1, 2, 1, 1, 3, 2, 3, 2, 0, 1, 0, 3, 0, 1, 0, 3, 1, 4, 2, 1, 1, 2, 4, 0, 0, 3, 2, 1, 2, 1, 0, 1, 2, 3, 4, 2, 0, 2, 3, 0, 2, 2, 2, 2, 1, 2, 3, 0, 3, 2, 1, 1, 1, 1, 2, 2, 3, 2, 1, 2, 2, 2, 1, 2, 0, 0, 2, 2, 1, 1, 2, 2, 1, 1, 1, 2, 1, 2, 3, 3, 2, 1, 2, 1, 1, 1, 3, 2, 1, 0, 0, 2, 4, 2, 1, 1, 1, 2, 1, 1, 1, 2, 2, 2, 1, 1, 3, 0, 1, 2, 2, 3, 1, 1, 1, 1, 1, 2, 2, 1, 1, 2, 4, 1, 3, 0, 4, 2, 2, 3, 1, 1, 1, 1, 1, 4, 3, 2, 2, 0, 2, 2, 1, 2, 2, 5, 2, 6, 3, 2, 1, 0, 2, 1, 3, 3, 2, 1, 1, 2, 3, 2, 3, 2, 2, 1, 0, 2, 1, 4, 2, 5, 3, 2, 2, 2, 1, 1, 0, 2, 2, 3, 1, 5, 2, 2, 5, 2, 1, 1, 1, 5, 3, 0, 0, 0, 2, 1, 3, 1, 2, 3, 1, 4, 3, 5, 1, 2, 1, 1, 3, 1, 1, 3, 1, 0, 3, 1, 0, 2, 1, 0, 2, 3, 1, 3, 1, 4, 4, 2, 2, 1, 3, 1, 1, 2, 2, 2, 2, 2, 2, 3, 1, 3, 2, 2, 0, 1, 0, 0, 1, 1, 3, 2, 1, 2, 0, 3, 2, 2, 1, 2, 1, 0, 2, 2, 1, 2, 1, 2, 3, 0, 1, 1, 0, 2, 3, 2, 2, 1, 2, 2, 0, 1, 2, 1, 0, 1, 1, 1, 5, 1, 0, 2, 2, 1, 2, 1, 0, 1, 1, 1, 0, 2, 0, 1, 1, 0, 4, 2, 1, 4, 1, 0, 2, 2, 1, 2, 1, 1, 2, 0, 1, 1, 0, 1, 3, 1, 0, 2, 2, 2, 2, 0, 3, 2, 3, 3, 2, 0, 2, 2, 0, 1, 2, 5, 5, 2, 1, 1, 2, 1, 4, 3, 1, 1, 1, 1, 4, 1, 1, 3, 2, 0, 0, 2, 3, 3, 2, 2, 4, 4, 0, 2, 1, 3, 0, 3, 2, 0, 0, 1, 4, 4, 3, 2, 0, 3, 1, 2, 4, 1, 0, 1, 1, 3, 1, 1, 1, 3, 3, 1, 1, 5, 2, 3, 2, 0, 1, 1, 0, 1, 2, 4, 1, 2, 1, 1, 2, 0, 1, 1, 4, 2, 1, 2, 1, 3, 1, 4, 2, 2, 1, 1, 1, 1, 2, 1, 2, 1, 2, 1, 3, 1, 3, 4, 0, 2, 1, 3, 1, 1, 2, 1, 2, 4, 3, 3, 1, 3, 2, 4, 0, 1, 1, 1, 2, 3, 3, 1, 3, 2, 1, 3, 1, 1, 2, 2, 1, 0, 2, 1, 3, 3, 1, 1, 2, 1, 1, 2, 1, 2, 0, 2, 2, 1, 4, 0, 1, 2, 0, 3, 1, 0, 4, 2, 2, 3, 1, 0, 0, 3, 2, 2, 2, 1, 1, 2, 1, 1, 1, 0, 0, 2, 3, 2, 1, 1, 2, 1, 3, 4, 1, 3, 1, 3, 1, 1, 1, 2, 0, 2, 2, 0, 3, 4, 1, 1, 4, 0, 1, 1, 2, 1, 1, 2, 3, 1, 2, 1, 2, 1, 1, 0, 1, 1, 3, 3, 1, 0, 2, 1, 1, 2, 2, 0, 1, 1, 1, 2, 1, 3, 1, 2, 2, 3, 3, 3, 3, 1, 2, 2, 6, 1, 3, 2, 2, 1, 0, 4, 1, 2, 4, 2, 2, 4, 1, 1, 1, 2, 0, 2, 2, 4, 5, 2, 3, 0, 2, 3, 1, 2, 3, 2, 2, 0, 1, 2, 2, 2, 1, 1, 1, 3, 3, 4, 2, 2, 2, 2, 1, 0, 3, 1, 3, 2, 4, 3, 4, 3, 2, 1, 1, 2, 1, 1, 1, 1, 2, 2, 4, 2, 2, 0, 0, 1, 1, 0, 2, 1, 2, 2, 2, 3, 0, 0, 1, 2, 0, 2, 1, 1, 0, 6, 1, 1, 1, 2, 1, 3, 0, 2, 1, 0, 3, 1, 2, 4, 1, 1, 1, 1, 2, 0, 0, 2, 1, 0, 2, 2, 2, 1, 1, 0, 2, 2, 0, 3, 1, 1, 0, 2, 2, 3, 2, 1, 2, 2, 3, 2, 2, 3, 1, 1, 2, 2, 1, 2, 1, 1, 0, 0, 3, 2, 2, 3, 2, 1, 2, 1, 2, 2, 2, 0, 3, 2, 1, 4, 1, 0, 2, 1, 1, 3, 1, 1, 1, 1, 0, 2, 1, 1, 2, 2, 2, 0, 0, 1, 2, 0, 2, 2, 0, 1, 2, 1, 1, 3, 1, 0, 1, 1, 0, 1, 2, 2, 2, 2, 2, 3, 3, 1, 2, 1, 1, 0, 0, 1, 2, 2, 1, 3, 1, 2, 1, 5, 2, 0, 2, 2, 1, 4, 1, 2, 3, 2, 1, 1, 2, 1, 1, 1, 4, 1, 3, 2, 0, 1, 4, 2, 0, 2, 1, 1, 2, 1, 3, 4, 0, 1, 3, 2, 2, 1, 1, 4, 2, 2, 1, 1, 0, 0, 3, 3, 1, 4, 2, 4, 1, 1, 1, 0, 1, 1, 3, 1, 4, 2, 1, 3, 3, 0, 1, 1, 0, 1, 4, 2, 1, 1, 1, 5, 2, 3, 1, 1, 0, 2, 3, 3, 1, 1, 0, 1, 0, 1, 4, 1, 1, 4, 5, 3, 4, 6, 1, 4, 2, 2, 1, 1, 3, 2, 1, 3, 1, 1, 2, 1, 0, 4, 4, 3, 2, 1, 2, 1, 6, 2, 1, 4, 0, 1, 2, 1, 3, 1, 3, 2, 1, 1, 3, 2, 4, 2, 2, 3, 2, 1, 1, 2, 2, 1, 2, 3, 2, 0, 2, 3, 0, 1, 0, 2, 3, 0, 1, 1, 0, 2, 1, 2, 2, 0, 2, 3, 2, 1, 1, 3, 2, 2, 2, 1, 3, 1, 0, 0, 0, 1, 1, 0, 1, 0, 1, 1, 1, 3, 0, 3, 0, 1, 5, 1, 0, 3, 3, 2, 1, 1, 1, 3, 0, 1, 3, 3, 4, 3, 2, 3, 2, 2, 1, 2, 4, 3, 0, 1, 3, 0, 2, 2, 3, 2, 2, 2, 1, 0, 2, 1, 1, 1, 3, 0, 0, 4, 3, 1, 1, 1, 2, 1, 1, 2, 0, 3, 4, 0, 3, 1, 0, 3, 1, 1, 3, 1, 2, 3, 2, 0, 3, 1, 0, 4, 1, 3, 1, 3, 1, 1, 3, 2, 1, 3, 0, 2, 1, 2, 0, 5, 2, 1, 1, 1, 2, 3, 1, 3, 2, 1, 1, 0, 4, 2, 1, 0, 1, 1, 1, 3, 0, 3, 1, 3, 0, 2, 3, 0, 1, 4, 2, 1, 2, 2, 2, 2, 4, 3, 0, 1, 0, 1, 1, 0, 3, 0, 1, 1, 0, 1, 2, 1, 1, 1, 2, 1, 0, 3, 2, 0, 3, 1, 2, 0, 0, 4, 0, 2, 2, 3, 0, 3, 2, 3, 2, 1, 3, 4, 0, 1, 5, 0, 3, 3, 0, 1, 3, 2, 2, 3, 1, 3, 1, 2, 0, 1, 1, 3, 1, 0, 0, 0, 3, 2, 1, 2, 3, 3, 3, 0, 0, 0, 1, 2, 2, 1, 1, 2, 0, 1, 0, 3, 0, 0, 1, 2, 3, 1, 1, 1, 1, 4, 0, 0, 2, 1, 1, 3, 1, 2, 0, 2, 1, 3, 1, 2, 2, 3, 0, 3, 1, 1, 1, 3, 1, 2, 2, 1, 0, 1, 2, 3, 2, 1, 1, 1, 0, 0, 0, 2, 2, 2, 1, 2, 0, 1, 1, 1, 0, 2, 0, 1, 1, 3, 3, 1, 2, 2, 0, 2, 1, 0, 0, 2, 0, 4, 1, 3, 0, 2, 2, 0, 0, 3, 2, 1, 3, 2, 3, 1, 3, 1, 1, 1, 2, 3, 2, 2, 1, 1, 0, 2, 2, 3, 0, 1, 3, 1, 1, 2, 2, 1, 1, 1, 5, 4, 2, 3, 1, 2, 1, 2, 1, 0, 1, 1, 2, 2, 1, 3, 3, 2, 1, 0, 1, 1, 1, 1, 1, 2, 2, 2, 3, 1, 1, 1, 3, 0, 0, 2, 3, 2, 2, 0, 0, 3, 3, 2, 1, 1, 1, 1, 1, 1, 2, 1, 0, 1, 1, 3, 3, 0, 3, 2, 1, 1, 4, 0, 0, 1, 1, 2, 1, 2, 2, 2, 1, 2, 1, 2, 0, 1, 3, 1, 1, 2, 0, 2, 2, 1, 2, 1, 0, 1, 2, 2, 2, 1, 1, 2, 1, 0, 3, 2, 2, 1, 0, 0, 5, 3, 1, 2, 2, 2, 1, 1, 1, 2, 2, 2, 2, 1, 3, 2, 2, 3, 2, 1, 4, 0, 1, 2, 0, 2, 3, 1, 1, 2, 0, 1, 0, 0, 2, 2, 1, 3, 4, 0, 3, 1, 1, 1, 1, 3, 1, 1, 1, 3, 1, 4, 3, 2, 3, 4, 1, 4, 2, 2, 3, 0, 3, 2, 1, 2, 3, 1, 1, 2, 3, 2, 1, 2, 2, 2, 3, 0, 2, 3, 3, 3, 4, 2, 1, 2, 4, 2, 1, 3, 2, 5, 1, 5, 2, 3, 2, 3, 1, 0, 1, 0, 2, 3, 2, 3, 3, 3, 2, 2, 3, 2, 2, 3, 1, 1, 0, 4, 1, 1, 1, 2, 1, 2, 2, 2, 0, 0, 2, 0, 1, 0, 2, 1, 4, 2, 0, 0, 0, 1, 0, 2, 0, 1, 1, 1, 1, 0, 2, 4, 1, 1, 0, 1, 2, 3, 1, 0, 2, 2, 4, 1, 0, 0, 0, 1, 3, 1, 1, 0, 5, 1, 1, 0, 2, 2, 1, 1, 2, 4, 1, 2, 0, 2, 1, 1, 1, 1, 0, 0, 0, 2, 1, 1, 0, 3, 1, 2, 0, 1, 1, 2, 1, 3, 2, 0, 2, 3, 1, 4, 2, 3, 2, 0, 2, 1, 0, 1, 2, 3, 5, 1, 2, 1, 2, 0, 2, 0, 1, 1, 2, 1, 1, 2, 3, 3, 1, 2, 2, 1, 2, 1, 4, 2, 2, 4, 3, 3, 2, 3, 1, 0, 0, 1, 1, 2, 0, 0, 1, 1, 1, 1, 0, 0, 1, 1, 1, 1, 0, 0, 1, 1, 2, 0, 0, 1, 1, 1, 1, 0, 0, 1, 1, 2, 0, 0, 1, 1, 1, 1, 1, 2, 0, 2, 2, 0, 2, 2, 3, 0, 3, 2, 4, 1, 2, 2, 0, 3, 1, 4, 2, 0, 2, 1, 1, 2, 3, 2, 1, 4, 0, 4, 0, 2, 1, 3, 1, 1, 1, 2, 0, 1, 0, 2, 3, 0, 1, 1, 1, 1, 2, 1, 2, 2, 5, 3, 0, 0, 1, 2, 0, 2, 2, 4, 2, 2, 0, 2, 1, 3, 1, 1, 0, 1, 1, 1, 1, 2, 3, 3, 1, 1, 1, 0, 3, 2, 1, 3, 1, 2, 2, 1, 2, 3, 2, 1, 3, 2, 2, 1, 2, 1, 1, 3, 2, 1, 3, 2, 2, 2, 2, 1, 0, 1, 0, 2, 1, 0, 1, 1, 0, 1, 1, 1, 2, 2, 2, 3, 3, 0, 2, 2, 2, 2, 2, 1, 2, 4, 3, 2, 1, 3, 4, 3, 3, 3, 3, 1, 1, 2, 2, 1, 3, 2, 1, 0, 1, 1, 1, 3, 0, 0, 3, 4, 0, 3, 2, 3, 2, 1, 3, 0, 1, 1, 2, 3, 1, 3, 1, 2, 1, 0, 3, 0, 4, 3, 0, 4, 1, 2, 1, 2, 1, 1, 1, 3, 2, 1, 1, 1, 1, 2, 2, 3, 2, 2, 3, 2, 3, 2, 1, 2, 3, 2, 3, 1, 1, 2, 2, 1, 4, 1, 1, 4, 1, 1, 1, 2, 2, 1, 2, 1, 1, 0, 0, 2, 0, 1, 1, 3, 2, 2, 0, 3, 1, 0, 1, 0, 2, 3, 1, 0, 3, 1, 1, 0, 3, 2, 2, 1, 4, 3, 1, 4, 3, 3, 2, 4, 3, 1, 2, 5, 0, 2, 0, 3, 1, 3, 4, 0, 3, 1, 1, 2, 1, 0, 4, 0, 1, 1, 2, 4, 2, 2, 2, 2, 1, 0, 1, 1, 1, 2, 2, 0, 3, 4, 0, 0, 2, 1, 1, 2, 2, 1, 1, 1, 1, 2, 2, 1, 1, 0, 1, 5, 2, 1, 1, 1, 1, 1, 0, 0, 3, 1, 3, 2, 1, 1, 1, 3, 0, 3, 2, 1, 2, 1, 1, 3, 1, 3, 1, 2, 1, 0, 1, 4, 1, 2, 4, 1, 1, 4, 2, 2, 2, 3, 1, 1, 3, 3, 0, 3, 1, 0, 2, 1, 2, 0, 2, 2, 0, 1, 2, 1, 2, 0, 1, 2, 5, 0, 2, 3, 3, 4, 3, 1, 2, 3, 1, 3, 1, 2, 2, 0, 0, 3, 2, 1, 2, 1, 1, 2, 1, 0, 1, 3, 1, 1, 1, 4, 2, 3, 1, 0, 1, 1, 3, 1, 1, 1, 2, 3, 1, 3, 1, 2, 1, 5, 1, 6, 3, 2, 2, 2, 0, 2, 1, 3, 4, 1, 2, 1, 2, 1, 3, 1, 2, 5, 4, 1, 2, 4, 1, 4, 2, 3, 4, 2, 2, 0, 0, 1, 2, 5, 0, 4, 2, 1, 0, 1, 5, 1, 1, 1, 2, 1, 2, 0, 2, 3, 3, 1, 2, 2, 1, 3, 2, 1, 3, 0, 3, 2, 1, 3, 0, 1, 0, 1, 2, 2, 2, 1, 1, 1, 0, 1, 1, 1, 1, 1, 1, 1, 2, 2, 3, 0, 1, 1, 3, 0, 3, 4, 1, 1, 3, 3, 1, 3, 1, 1, 2, 3, 1, 0, 2, 2, 2, 1, 3, 2, 2, 1, 2, 0, 1, 2, 3, 1, 1, 1, 4, 5, 1, 5, 1, 0, 0, 1, 3, 3, 0, 4, 0, 2, 1, 0, 3, 2, 2, 0, 4, 2, 2, 0, 2, 1, 4, 1, 1, 1, 3, 2, 2, 1, 1, 0, 3, 1, 1, 4, 0, 2, 2, 4, 0, 2, 1, 4, 3, 0, 4, 1, 1, 1, 1, 1, 0, 2, 1, 2, 0, 1, 3, 1, 1, 3, 0, 1, 1, 0, 0, 2, 2, 1, 2, 2, 2, 3, 2, 2, 1, 3, 3, 1, 1, 1, 1, 1, 0, 2, 1, 3, 1, 2, 0, 1, 2, 1, 3, 1, 0, 0, 2, 1, 3, 0, 0, 1, 2, 2, 1, 0, 1, 0, 1, 2, 1, 2, 1, 0, 1, 0, 1, 2, 1, 3, 0, 0, 1, 0, 0, 0, 2, 3, 1, 4, 3, 3, 3, 0, 2, 4, 8, 0, 2, 4, 2, 0, 3, 5, 1, 1, 2, 0, 2, 2, 2, 3, 2, 1, 0, 1, 0, 1, 1, 4, 3, 2, 0, 3, 1, 2, 3, 2, 2, 1, 1, 0, 2, 1, 1, 1, 4, 1, 3, 2, 1, 1, 1, 3, 2, 1, 0, 1, 4, 0, 4, 2, 2, 1, 2, 1, 1, 1, 3, 2, 2, 4, 2, 1, 2, 2, 2, 4, 2, 2, 0, 1, 0, 1, 0, 0, 2, 0, 3, 2, 2, 4, 1, 4, 3, 3, 2, 1, 3, 2, 0, 0, 1, 1, 1, 0, 2, 0, 2, 1, 1, 1, 1, 2, 2, 1, 2, 3, 2, 2, 2, 0, 3, 2, 0, 3, 1, 3, 1, 2, 0, 1, 2, 2, 2, 3, 2, 3, 2, 2, 2, 2, 0, 0, 1, 3, 4, 2, 3, 3, 3, 2, 2, 2, 0, 3, 2, 0, 4, 1, 4, 4, 1, 5, 3, 5, 1, 3, 1, 1, 4, 3, 2, 2, 2, 1, 3, 3, 3, 2, 1, 3, 1, 2, 1, 4, 2, 3, 0, 2, 2, 4, 1, 2, 2, 2, 2, 1, 4, 3, 1, 1, 0, 1, 2, 2, 4, 2, 3, 2, 2, 0, 3, 3, 5, 2, 5, 4, 2, 3, 0, 6, 0, 1, 1, 2, 2, 3, 1, 2, 3, 3, 1, 1, 3, 2, 0, 3, 2, 1, 1, 0, 0, 1, 6, 1, 0, 2, 5, 2, 2, 1, 4, 1, 1, 4, 2, 3, 1, 2, 4, 2, 2, 1, 5, 2, 1, 4, 1, 3, 1, 2, 4, 4, 2, 2, 2, 1, 4, 2, 4, 2, 2, 2, 5, 2, 5, 1, 2, 1, 3, 3, 0, 3, 4, 5, 1, 3, 0, 2, 1, 1, 3, 4, 3, 4, 1, 3, 2, 1, 0, 2, 2, 4, 3, 1, 2, 0, 2, 1, 2, 4, 3, 2, 1, 2, 2, 0, 1, 1, 0, 2, 2, 1, 3, 4, 1, 1, 1, 0, 0, 3, 5, 2, 2, 1, 1, 0, 0, 0, 2, 2, 0, 1, 0, 2, 4, 4, 1, 0, 2, 4, 3, 1, 2, 4, 1, 2, 1, 1, 2, 3, 3, 2, 3, 1, 2, 2, 2, 1, 0, 2, 0, 2, 1, 1, 3, 4, 1, 0, 1, 2, 3, 1, 1, 3, 3, 3, 2, 3, 4, 1, 3, 2, 2, 4, 0, 4, 4, 1, 3, 4, 4, 1, 4, 1, 4, 3, 2, 2, 3, 3, 3, 1, 0, 0, 1, 4, 4, 5, 1, 1, 5, 1, 0, 4, 2, 1, 1, 3, 2, 4, 2, 2, 3, 3, 1, 1, 4, 2, 5, 2, 4, 3, 2, 0, 3, 1, 7, 1, 1, 3, 1, 2, 4, 3, 2, 2, 2, 0, 2, 1, 2, 2, 2, 2, 2, 2, 2, 2, 2, 0, 2, 2, 0, 5, 1, 0, 0, 2, 4, 1, 0, 2, 0, 3, 0, 3, 1, 2, 3, 1, 1, 3, 2, 2, 3, 1, 3, 3, 0, 0, 3, 1, 2, 0, 0, 2, 0, 2, 4, 4, 2, 1, 3, 1, 1, 0, 1, 1, 1, 1, 1, 1, 1, 1, 3, 2, 1, 1, 2, 2, 2, 2, 1, 3, 1, 1, 5, 3, 4, 1, 0, 2, 2, 2, 0, 2, 2, 2, 1, 2, 2, 2, 2, 2, 3, 1, 1, 3, 2, 2, 1, 2, 2, 2, 2, 2, 2, 3, 1, 1, 2, 1, 0, 1, 1, 2, 1, 1, 1, 2, 3, 4, 4, 0, 3, 6, 2, 2, 1, 1, 2, 0, 1, 0, 1, 2, 4, 2, 3, 0, 4, 2, 0, 1, 0, 3, 2, 2, 0, 1, 1, 1, 0, 4, 2, 1, 2, 3, 2, 4, 1, 1, 3, 0, 5, 4, 0, 2, 1, 3, 4, 2, 1, 2, 1, 2, 1, 4, 5, 2, 5, 1, 3, 0, 3, 3, 0, 4, 0, 2, 3, 2, 1, 0, 2, 4, 4, 1, 0, 1, 2, 0, 1, 2, 2, 0, 1, 1, 2, 0, 0, 3, 1, 0, 2, 3, 0, 3, 3, 4, 0, 2, 1, 2, 2, 2, 3, 1, 2, 1, 2, 0, 5, 2, 2, 2, 2, 0, 1, 1, 4, 4, 1, 1, 2, 0, 1, 1, 2, 2, 2, 2, 2, 1, 1, 2, 2, 1, 1, 3, 1, 1, 1, 1, 2, 1, 2, 1, 1, 3, 1, 0, 0, 2, 1, 1, 1, 4, 1, 3, 2, 2, 3, 1, 2, 1, 2, 5, 0, 6, 1, 2, 1, 3, 2, 3, 2, 2, 2, 5, 1, 1, 2, 2, 1, 1, 1, 1, 1, 2, 0, 2, 3, 1, 1, 2, 1, 1, 3, 3, 1, 3, 3, 0, 2, 0, 1, 4, 1, 0, 3, 2, 2, 1, 1, 4, 1, 3, 1, 2, 0, 1, 3, 1, 2, 1, 2, 1, 1, 0, 4, 1, 2, 1, 0, 1, 3, 1, 2, 0, 2, 2, 1, 1, 1, 1, 0, 1, 3, 1, 0, 1, 0, 0, 0, 1, 1, 1, 0, 3, 1, 1, 4, 1, 0, 2, 0, 1, 2, 2, 2, 0, 2, 0, 1, 3, 2, 2, 3, 4, 3, 2, 2, 2, 3, 3, 2, 2, 2, 2, 1, 1, 1, 2, 1, 1, 1, 3, 2, 3, 3, 0, 2, 1, 0, 0, 2, 3, 1, 2, 1, 2, 4, 2, 3, 0, 1, 3, 3, 1, 1, 2, 3, 0, 2, 2, 2, 3, 2, 1, 2, 2, 2, 1, 2, 1, 1, 0, 2, 3, 1, 1, 3, 2, 3, 2, 4, 3, 0, 1, 1, 2, 3, 3, 2, 1, 0, 2, 0, 0, 1, 1, 2, 2, 0, 3, 1, 1, 0, 3, 3, 1, 4, 2, 3, 1, 0, 3, 2, 2, 2, 2, 2, 1, 1, 2, 2, 2, 2, 1, 1, 4, 3, 3, 0, 1, 2, 3, 2, 2, 2, 0, 3, 2, 1, 4, 2, 2, 1, 3, 2, 0, 3, 1, 0, 3, 0, 2, 3, 3, 1, 1, 3, 3, 0, 2, 1, 1, 1, 1, 1, 1, 1, 1, 3, 1, 1, 1, 1, 3, 0, 1, 0, 1, 2, 2, 1, 3, 1, 1, 2, 3, 1, 1, 1, 3, 1, 4, 3, 2, 3, 2, 2, 1, 3, 2, 1, 0, 1, 1, 2, 2, 1, 2, 0, 2, 1, 1, 3, 2, 2, 2, 3, 2, 1, 2, 2, 1, 1, 2, 2, 3, 1, 3, 0, 2, 1, 2, 2, 1, 2, 1, 1, 1, 3, 3, 4, 2, 1, 1, 4, 4, 2, 3, 1, 2, 2, 2, 1, 3, 0, 3, 3, 1, 4, 4, 2, 1, 1, 1, 3, 3, 3, 2, 0, 1, 1, 2, 3, 2, 2, 3, 2, 3, 2, 1, 4, 4, 1, 2, 2, 1, 1, 4, 0, 1, 0, 1, 1, 4, 1, 2, 4, 2, 0, 1, 0, 2, 3, 1, 2, 1, 2, 1, 0, 3, 3, 3, 3, 2, 1, 1, 1, 1, 1, 2, 3, 3, 3, 1, 1, 2, 4, 3, 3, 2, 1, 2, 2, 2, 4, 0, 1, 4, 3, 2, 2, 2, 1, 3, 2, 0, 3, 2, 1, 1, 0, 3, 2, 2, 0, 2, 1, 1, 0, 3, 2, 3, 2, 1, 3, 1, 1, 2, 0, 3, 1, 2, 0, 1, 3, 1, 2, 2, 0, 1, 3, 1, 1, 1, 2, 4, 2, 2, 2, 4, 3, 1, 1, 0, 0, 2, 3, 2, 0, 3, 1, 1, 3, 0, 0, 2, 4, 1, 0, 1, 0, 2, 2, 1, 1, 3, 1, 1, 1, 0, 2, 2, 1, 1, 1, 1, 0, 1, 2, 0, 2, 0, 4, 2, 1, 1, 2, 4, 0, 3, 1, 1, 4, 1, 3, 1, 2, 0, 3, 1, 3, 2, 2, 3, 2, 2, 1, 3, 1, 2, 0, 2, 1, 1, 2, 1, 0, 3, 3, 0, 2, 2, 2, 1, 2, 1, 2, 2, 1, 1, 1, 0, 3, 2, 1, 1, 3, 3, 1, 1, 2, 1, 1, 3, 2, 0, 1, 3, 1, 2, 0, 3, 0, 1, 1, 1, 2, 3, 1, 0, 1, 3, 1, 1, 1, 2, 2, 0, 0, 1, 3, 2, 2, 3, 1, 2, 2, 0, 1, 1, 2, 0, 1, 0, 1, 0, 2, 0, 0, 0, 1, 3, 2, 1, 1, 2, 2, 1, 1, 1, 1, 0, 0, 3, 1, 2, 1, 1, 3, 1, 2, 1, 0, 1, 2, 1, 2, 3, 1, 2, 2, 4, 1, 4, 0, 1, 2, 0, 4, 0, 5, 1, 0, 2, 0, 1, 2, 3, 2, 2, 2, 2, 2, 2, 3, 1, 1, 3, 1, 1, 1, 3, 1, 2, 1, 0, 3, 1, 3, 0, 2, 2, 1, 1, 2, 1, 2, 1, 2, 1, 1, 2, 3, 1, 2, 2, 1, 1, 1, 2, 3, 0, 1, 2, 3, 3, 0, 2, 1, 1, 1, 4, 2, 4, 2, 2, 1, 2, 7, 4, 3, 4, 2, 1, 2, 1, 2, 1, 2, 0, 3, 2, 2, 2, 0, 2, 1, 1, 2, 1, 1, 2, 2, 1, 1, 4, 1, 4, 1, 1, 2, 2, 3, 0, 1, 0, 2, 3, 2, 0, 0, 5, 2, 2, 1, 2, 0, 2, 1, 4, 2, 2, 2, 2, 3, 1, 4, 1, 5, 2, 3, 2, 1, 3, 2, 2, 1, 0, 0, 2, 1, 2, 2, 3, 1, 1, 0, 1, 2, 0, 1, 4, 0, 2, 1, 0, 1, 3, 2, 2, 1, 0, 5, 4, 0, 2, 2, 1, 0, 3, 3, 1, 2, 0, 4, 2, 1, 3, 4, 3, 0, 1, 0, 3, 4, 2, 1, 1, 0, 2, 1, 4, 3, 1, 3, 1, 1, 3, 2, 1, 1, 2, 0, 2, 2, 0, 2, 1, 3, 4, 1, 2, 1, 0, 2, 4, 0, 5, 0, 3, 2, 2, 1, 1, 3, 1, 3, 0, 1, 4, 1, 1, 1, 2, 3, 3, 1, 1, 0, 3, 0, 0, 3, 1, 3, 2, 1, 3, 1, 2, 2, 1, 3, 2, 4, 1, 3, 5, 2, 2, 2, 0, 2, 2, 1, 2, 1, 2, 5, 1, 1, 1, 2, 2, 1, 4, 0, 2, 0, 4, 2, 2, 1, 2, 1, 1, 1, 0, 0, 3, 2, 4, 0, 1, 1, 3, 2, 1, 0, 2, 2, 1, 1, 1, 2, 1, 2, 1, 2, 2, 1, 2, 0, 2, 0, 2, 1, 4, 1, 2, 1, 0, 2, 0, 3, 1, 1, 4, 1, 5, 1, 1, 2, 3, 1, 2, 2, 2, 2, 3, 1, 1, 3, 2, 1, 1, 1, 1, 1, 2, 1, 2, 2, 1, 1, 3, 1, 1, 2, 2, 1, 2, 3, 0, 4, 0, 4, 2, 1, 0, 2, 2, 1, 1, 0, 2, 1, 3, 2, 2, 0, 1, 3, 1, 1, 4, 2, 2, 1, 0, 1, 3, 0, 3, 0, 1, 3, 1, 2, 1, 1, 1, 2, 2, 3, 2, 0, 1, 3, 1, 0, 0, 1, 1, 0, 1, 1, 1, 0, 2, 1, 2, 0, 0, 4, 3, 0, 1, 3, 0, 2, 4, 2, 2, 4, 2, 1, 2, 1, 0, 2, 1, 2, 2, 1, 3, 3, 0, 4, 1, 0, 1, 1, 1, 1, 3, 0, 0, 2, 1, 2, 1, 0, 1, 1, 1, 2, 1, 2, 1, 0, 0, 3, 2, 2, 1, 2, 1, 1, 1, 2, 4, 1, 3, 4, 1, 0, 0, 2, 0, 0, 2, 2, 4, 2, 3, 3, 2, 0, 3, 3, 0, 2, 1, 3, 0, 1, 3, 3, 1, 3, 1, 0, 1, 4, 3, 0, 1, 0, 2, 4, 2, 0, 2, 1, 3, 1, 1, 1, 2, 0, 1, 1, 0, 2, 4, 3, 0, 1, 1, 1, 3, 0, 2, 2, 1, 1, 2, 0, 2, 2, 2, 2, 1, 3, 0, 2, 1, 3, 4, 3, 1, 3, 0, 1, 2, 0, 4, 2, 1, 2, 1, 3, 2, 0, 1, 3, 0, 1, 2, 2, 2, 1, 2, 2, 0, 2, 2, 1, 0, 1, 1, 4, 0, 3, 2, 1, 3, 1, 1, 2, 1, 3, 1, 2, 2, 2, 1, 4, 1, 2, 2, 1, 4, 2, 1, 0, 0, 3, 3, 1, 3, 1, 2, 0, 3, 2, 3, 1, 3, 1, 1, 2, 2, 0, 1, 3, 3, 2, 1, 4, 1, 2, 1, 3, 3, 4, 0, 2, 1, 3, 1, 3, 1, 2, 1, 2, 2, 1, 3, 3, 2, 2, 1, 1, 2, 1, 2, 1, 1, 4, 3, 1, 1, 2, 4, 1, 0, 4, 1, 0, 1, 2, 2, 3, 0, 2, 2, 3, 4, 2, 2, 2, 1, 4, 1, 0, 1, 2, 1, 1, 2, 2, 1, 0, 0, 2, 1, 0, 3, 1, 1, 4, 0, 4, 1, 3, 2, 1, 1, 1, 4, 0, 1, 3, 3, 1, 2, 1, 1, 0, 2, 1, 2, 2, 2, 2, 2, 1, 2, 0, 4, 2, 2, 0, 2, 1, 2, 1, 0, 4, 1, 1, 4, 3, 1, 4, 1, 2, 0, 1, 0, 2, 2, 1, 0, 0, 1, 2, 1, 2, 2, 2, 1, 1, 1, 2, 2, 3, 2, 1, 2, 3, 4, 1, 1, 2, 2, 1, 1, 0, 1, 4, 0, 2, 1, 4, 4, 0, 1, 1, 2, 2, 0, 1, 1, 0, 1, 2, 2, 2, 1, 1, 3, 1, 5, 2, 1, 4, 2, 1, 1, 2, 2, 2, 2, 2, 3, 2, 1, 2, 6, 2, 2, 5, 2, 1, 2, 0, 2, 3, 2, 2, 2, 2, 3, 1, 2, 4, 2, 2, 3, 0, 1, 2, 0, 2, 1, 1, 5, 3, 2, 2, 4, 3, 3, 3, 2, 3, 0, 3, 1, 2, 4, 1, 2, 2, 2, 1, 2, 0, 2, 2, 1, 2, 2, 2, 1, 0, 3, 2, 2, 3, 2, 1, 0, 1, 2, 2, 1, 4, 2, 2, 2, 0, 2, 1, 3, 2, 2, 3, 0, 0, 3, 2, 1, 1, 0, 2, 4, 1, 2, 1, 2, 4, 1, 0, 2, 0, 4, 0, 1, 1, 1, 1, 4, 2, 0, 1, 2, 0, 1, 0, 1, 5, 2, 1, 0, 2, 0, 2, 3, 0, 0, 1, 1, 2, 0, 0, 2, 2, 1, 0, 3, 1, 0, 1, 3, 2, 1, 2, 5, 4, 2, 2, 1, 3, 0, 2, 1, 1, 4, 2, 6, 1, 3, 0, 2, 1, 1, 3, 3, 1, 3, 3, 3, 3, 1, 2, 2, 2, 2, 0, 2, 2, 1, 3, 2, 0, 2, 2, 1, 0, 3, 2, 2, 2, 1, 1, 1, 0, 1, 2, 1, 0, 2, 2, 1, 2, 2, 3, 2, 2, 3, 1, 1, 3, 3, 0, 1, 1, 4, 1, 0, 3, 1, 0, 2, 2, 2, 1, 2, 1, 1, 1, 1, 3, 1, 1, 1, 4, 1, 1, 3, 1, 1, 3, 1, 1, 1, 4, 3, 2, 1, 0, 2, 1, 1, 0, 3, 2, 0, 4, 2, 1, 3, 2, 0, 2, 3, 0, 1, 0, 1, 0, 3, 2, 1, 3, 0, 1, 2, 2, 0, 3, 3, 1, 1, 3, 0, 2, 1, 2, 0, 0, 1, 0, 2, 2, 5, 1, 0, 2, 2, 2, 2, 2, 2, 1, 2, 0, 1, 2, 1, 4, 3, 1, 2, 0, 1, 1, 2, 3, 2, 2, 1, 2, 3, 1, 2, 0, 0, 2, 3, 0, 1, 1, 2, 3, 2, 2, 2, 0, 4, 1, 0, 1, 2, 1, 0, 0, 4, 2, 1, 1, 0, 2, 0, 3, 2, 1, 1, 2, 0, 2, 3, 1, 1, 0, 2, 4, 2, 3, 1, 1, 0, 2, 2, 3, 2, 2, 0, 1, 4, 0, 3, 2, 0, 0, 4, 1, 2, 3, 0, 1, 2, 3, 0, 1, 1, 1, 1, 2, 2, 3, 0, 2, 2, 1, 2, 2, 2, 1, 2, 2, 1, 2, 3, 3, 2, 0, 2, 2, 1, 1, 2, 1, 1, 1, 4, 1, 2, 1, 1, 2, 2, 1, 2, 1, 1, 1, 4, 3, 1, 1, 1, 0, 2, 1, 1, 2, 2, 4, 3, 4, 3, 0, 2, 1, 1, 3, 0, 2, 0, 3, 2, 2, 1, 3, 3, 2, 2, 1, 2, 5, 0, 1, 3, 2, 1, 2, 2, 2, 3, 1, 2, 1, 2, 1, 0, 2, 1, 0, 0, 1, 3, 2, 2, 2, 2, 1, 3, 0, 2, 2, 4, 2, 0, 0, 4, 0, 2, 2, 3, 2, 2, 1, 2, 2, 2, 1, 3, 0, 0, 0, 0, 1, 1, 2, 1, 2, 1, 1, 2, 1, 3, 0, 4, 3, 2, 1, 3, 2, 0, 1, 1, 0, 2, 3, 1, 4, 1, 2, 4, 2, 1, 2, 1, 3, 3, 3, 1, 0, 1, 2, 2, 2, 1, 1, 3, 3, 1, 1, 3, 1, 2, 4, 3, 1, 4, 3, 2, 1, 1, 1, 3, 3, 2, 3, 2, 2, 1, 3, 1, 3, 1, 3, 3, 2, 2, 2, 3, 1, 0, 3, 2, 3, 2, 1, 1, 0, 2, 2, 2, 0, 1, 2, 1, 0, 1, 3, 1, 2, 3, 2, 3, 1, 0, 2, 3, 1, 1, 3, 1, 2, 5, 2, 2, 1, 3, 2, 2, 1, 5, 0, 1, 1, 1, 0, 3, 1, 3, 1, 1, 2, 2, 2, 4, 2, 1, 1, 3, 0, 1, 3, 0, 1, 3, 3, 0, 1, 1, 0, 1, 1, 0, 2, 1, 2, 0, 0, 2, 2, 0, 0, 2, 0, 0, 5, 1, 1, 1, 1, 0, 1, 4, 6, 0, 1, 2, 1, 2, 2, 1, 2, 1, 2, 0, 3, 2, 2, 0, 3, 3, 1, 4, 2, 1, 3, 3, 1, 2, 1, 1, 1, 1, 3, 1, 1, 2, 1, 4, 1, 2, 2, 3, 2, 1, 1, 2, 2, 2, 4, 1, 0, 2, 1, 3, 1, 3, 1, 0, 3, 1, 3, 2, 2, 3, 2, 1, 2, 1, 2, 2, 1, 2, 1, 2, 1, 3, 1, 2, 2, 2, 2, 3, 1, 2, 2, 1, 1, 1, 4, 0, 2, 0, 4, 2, 1, 3, 2, 1, 1, 1, 3, 2, 5, 2, 2, 2, 2, 1, 1, 0, 1, 1, 3, 0, 2, 0, 1, 2, 1, 3, 2, 2, 2, 3, 3, 2, 4, 2, 1, 0, 2, 1, 3, 1, 2, 1, 1, 3, 1, 2, 0, 0, 2, 0, 4, 1, 2, 0, 4, 2, 2, 2, 1, 3, 2, 2, 0, 2, 2, 1, 3, 0, 1, 2, 3, 1, 1, 2, 0, 0, 2, 3, 1, 3, 1, 0, 2, 4, 0, 1, 4, 3, 2, 1, 2, 2, 1, 1, 3, 1, 1, 1, 1, 1, 2, 3, 1, 1, 1, 2, 3, 2, 1, 4, 2, 1, 1, 1, 0, 2, 2, 2, 1, 1, 0, 2, 2, 2, 2, 1, 2, 1, 3, 2, 1, 0, 3, 1, 2, 1, 3, 2, 1, 2, 1, 2, 1, 1, 3, 3, 1, 3, 2, 4, 0, 2, 2, 0, 3, 3, 2, 1, 1, 3, 3, 1, 3, 0, 2, 0, 3, 3, 4, 3, 4, 1, 1, 0, 0, 1, 3, 1, 2, 1, 0, 0, 0, 2, 0, 0, 3, 2, 2, 1, 2, 0, 3, 2, 2, 1, 2, 2, 2, 4, 1, 2, 2, 0, 0, 2, 4, 1, 1, 1, 2, 3, 5, 0, 2, 3, 1, 1, 1, 3, 1, 5, 5, 2, 1, 0, 0, 2, 2, 3, 0, 1, 2, 1, 1, 1, 3, 2, 1, 4, 0, 2, 0, 2, 4, 2, 2, 2, 4, 1, 2, 1, 2, 3, 2, 3, 0, 1, 1, 0, 3, 2, 1, 2, 3, 1, 3, 3, 0, 2, 1, 2, 1, 1, 3, 2, 0, 1, 1, 1, 4, 1, 2, 4, 1, 1, 3, 2, 3, 1, 0, 2, 0, 3, 1, 2, 0, 3, 0, 4, 3, 2, 2, 1, 2, 1, 3, 4, 5, 2, 2, 4, 1, 1, 1, 2, 2, 3, 1, 4, 1, 4, 0, 3, 2, 3, 4, 1, 2, 3, 2, 3, 3, 3, 3, 4, 3, 4, 3, 3, 4, 5, 3, 2, 5, 1, 3, 2, 0, 2, 2, 4, 5, 3, 4, 3, 4, 2, 4, 2, 2, 3, 1, 2, 1, 0, 2, 3, 3, 2, 5, 5, 2, 4, 6, 1, 2, 1, 1, 2, 3, 1, 1, 4, 2, 4, 0, 4, 1, 4, 3, 2, 4, 4, 4, 4, 2, 5, 0, 2, 3, 3, 1, 1, 3, 4, 3, 0, 3, 3, 3, 2, 1, 2, 3, 1, 3, 2, 5, 3, 3, 4, 3, 2, 2, 4, 2, 3, 1, 3, 2, 3, 0, 5, 2, 2, 2, 5, 3, 2, 3, 3, 3, 1, 2, 1, 1, 4, 3, 4, 2, 3, 1, 3, 3, 3, 3, 0, 1, 1, 1, 2, 2, 3, 4, 4, 2, 0, 3, 1, 5, 3, 2, 4, 3, 2, 3, 3, 0, 2, 2, 1, 0, 4, 2, 2, 3, 4, 0, 0, 2, 0, 1, 1, 3, 4, 2, 1, 0, 3, 2, 2, 3, 1, 3, 4, 1, 1, 2, 0, 1, 0, 3, 2, 1, 2, 0, 3, 4, 4, 4, 2, 1, 0, 2, 3, 1, 3, 2, 3, 1, 2, 2, 1, 3, 1, 1, 3, 1, 1, 0, 3, 4, 1, 4, 4, 1, 0, 3, 1, 3, 3, 1, 1, 3, 2, 2, 3, 3, 4, 1, 3, 1, 1, 2, 1, 6, 1, 5, 1, 0, 1, 2, 1, 7, 2, 2, 4, 4, 0, 3, 2, 1, 0, 2, 2, 4, 2, 3, 2, 2, 1, 1, 2, 1, 2, 1, 3, 1, 1, 2, 1, 3, 2, 2, 0, 2, 3, 1, 2, 1, 2, 2, 0, 4, 4, 2, 2, 3, 3, 2, 3, 0, 2, 2, 2, 2, 1, 2, 2, 0, 1, 2, 3, 0, 2, 4, 3, 1, 2, 3, 0, 2, 1, 1, 1, 2, 2, 2, 0, 2, 1, 3, 3, 3, 1, 1, 1, 0, 0, 2, 0, 1, 1, 1, 2, 1, 1, 1, 0, 2, 0, 0, 1, 1, 2, 3, 1, 2, 1, 3, 3, 3, 3, 0, 1, 0, 0, 1, 1, 1, 2, 3, 3, 1, 2, 0, 1, 4, 3, 2, 2, 1, 1, 0, 2, 0, 0, 0, 1, 3, 1, 1, 3, 1, 2, 1, 2, 1, 3, 3, 5, 1, 1, 1, 2, 3, 2, 2, 3, 1, 1, 0, 2, 1, 1, 2, 2, 1, 0, 0, 3, 2, 2, 3, 1, 0, 1, 2, 0, 3, 1, 2, 2, 1, 3, 1, 1, 3, 1, 2, 2, 2, 2, 1, 3, 2, 2, 2, 0, 1, 2, 4, 2, 2, 3, 1, 2, 1, 2, 3, 1, 0, 1, 3, 1, 1, 1, 1, 0, 1, 2, 3, 0, 1, 1, 1, 2, 3, 2, 1, 1, 1, 4, 2, 2, 3, 0, 2, 1, 3, 4, 1, 1, 1, 3, 1, 1, 4, 0, 2, 0, 2, 2, 2, 4, 2, 2, 0, 2, 5, 2, 2, 1, 4, 2, 1, 0, 2, 3, 4, 2, 5, 4, 1, 0, 1, 3, 2, 2, 1, 3, 0, 1, 3, 1, 0, 2, 1, 0, 2, 4, 1, 4, 2, 1, 0, 3, 3, 1, 2, 2, 1, 2, 2, 2, 3, 2, 1, 1, 1, 3, 1, 2, 2, 2, 2, 2, 3, 2, 0, 0, 2, 2, 2, 1, 2, 3, 3, 2, 1, 2, 2, 0, 1, 0, 0, 1, 2, 0, 0, 1, 1, 1, 3, 2, 1, 0, 1, 0, 2, 1, 2, 2, 0, 0, 1, 1, 2, 2, 2, 2, 1, 2, 2, 0, 4, 0, 0, 2, 4, 2, 3, 3, 0, 2, 1, 2, 3, 1, 3, 2, 1, 3, 0, 1, 0, 2, 1, 0, 2, 2, 3, 0, 1, 1, 1, 2, 3, 1, 1, 1, 2, 1, 3, 5, 2, 3, 1, 1, 0, 1, 0, 1, 2, 0, 1, 2, 0, 1, 0, 3, 1, 0, 1, 3, 2, 2, 2, 1, 1, 0, 2, 2, 1, 0, 2, 3, 2, 1, 1, 2, 1, 1, 2, 2, 2, 2, 0, 2, 2, 3, 1, 1, 0, 1, 2, 2, 1, 1, 3, 1, 2, 2, 0, 0, 4, 1, 2, 4, 2, 2, 1, 0, 3, 3, 0, 1, 1, 1, 1, 0, 1, 1, 2, 0, 1, 4, 3, 0, 1, 1, 1, 6, 1, 3, 3, 2, 1, 3, 2, 2, 2, 1, 3, 2, 2, 1, 2, 0, 0, 3, 2, 1, 1, 2, 1, 1, 1, 2, 0, 1, 1, 0, 0, 2, 1, 1, 4, 2, 4, 1, 2, 2, 1, 2, 0, 1, 2, 2, 1, 4, 3, 2, 3, 1, 0, 0, 3, 5, 2, 1, 2, 0, 2, 1, 2, 2, 1, 0, 1, 1, 4, 1, 1, 2, 2, 6, 1, 0, 1, 1, 0, 3, 2, 2, 2, 2, 0, 3, 1, 0, 0, 1, 2, 1, 2, 3, 2, 3, 1, 0, 3, 1, 1, 3, 0, 1, 1, 1, 1, 2, 1, 2, 1, 1, 1, 1, 1, 0, 0, 1, 3, 2, 0, 1, 1, 0, 2, 2, 2, 2, 2, 1, 3, 2, 2, 2, 0, 3, 2, 3, 2, 1, 1, 0, 0, 1, 2, 2, 3, 1, 2, 2, 3, 3, 0, 2, 0, 2, 0, 0, 0, 1, 2, 3, 2, 1, 2, 2, 1, 0, 3, 2, 3, 0, 2, 1, 0, 2, 4, 3, 3, 3, 0, 2, 3, 1, 1, 2, 3, 2, 1, 0, 1, 2, 0, 1, 2, 1, 3, 0, 3, 1, 1, 3, 3, 2, 2, 2, 3, 3, 2, 0, 2, 3, 2, 1, 3, 2, 5, 1, 1, 4, 2, 0, 0, 1, 2, 3, 1, 0, 2, 1, 3, 1, 0, 0, 1, 1, 1, 2, 2, 4, 3, 2, 3, 1, 1, 5, 3, 1, 2, 1, 3, 3, 0, 3, 1, 3, 2, 2, 4, 1, 2, 3, 3, 2, 1, 2, 4, 0, 3, 3, 3, 4, 1, 4, 3, 1, 2, 3, 0, 1, 4, 3, 4, 2, 3, 2, 1, 3, 4, 2, 1, 0, 3, 3, 2, 5, 1, 4, 3, 1, 2, 2, 3, 3, 2, 4, 2, 3, 4, 1, 2, 1, 4, 0, 2, 3, 3, 4, 1, 3, 4, 0, 0, 1, 1, 1, 2, 2, 1, 1, 1, 2, 3, 3, 2, 2, 3, 1, 0, 3, 0, 1, 0, 3, 2, 4, 1, 1, 0, 2, 3, 4, 1, 2, 3, 1, 3, 0, 1, 3, 0, 2, 4, 0, 1, 2, 0, 3, 2, 0, 4, 0, 3, 2, 2, 4, 2, 3, 4, 0, 1, 1, 1, 1, 1, 1, 3, 1, 0, 2, 3, 1, 2, 1, 2, 2, 2, 2, 4, 2, 3, 2, 5, 2, 3, 0, 1, 0, 3, 2, 3, 2, 3, 1, 2, 4, 4, 2, 1, 1, 0, 1, 1, 1, 1, 4, 1, 2, 2, 4, 3, 0, 0, 0, 2, 1, 0, 0, 2, 3, 0, 2, 3, 3, 0, 2, 0, 3, 0, 3, 0, 0, 3, 2, 3, 1, 1, 0, 1, 1, 3, 1, 0, 1, 2, 2, 2, 3, 1, 2, 1, 2, 1, 1, 2, 1, 0, 2, 2, 3, 3, 1, 3, 0, 2, 2, 3, 3, 2, 1, 1, 2, 2, 7, 1, 2, 1, 1, 1, 1, 2, 1, 2, 1, 0, 2, 2, 2, 3, 1, 3, 0, 1, 2, 1, 5, 4, 3, 3, 2, 3, 1, 2, 0, 1, 1, 3, 2, 5, 2, 0, 2, 3, 3, 1, 3, 0, 0, 0, 3, 1, 3, 4, 2, 1, 0, 2, 1, 1, 3, 2, 2, 2, 1, 2, 1, 1, 3, 0, 1, 2, 0, 4, 1, 2, 3, 2, 1, 1, 1, 1, 2, 1, 0, 1, 3, 1, 0, 1, 0, 3, 1, 1, 4, 2, 1, 3, 1, 1, 3, 2, 1, 1, 3, 0, 2, 2, 1, 4, 0, 2, 2, 1, 1, 4, 1, 1, 0, 2, 0, 2, 3, 1, 3, 1, 2, 2, 1, 1, 1, 2, 4, 1, 0, 4, 4, 1, 3, 0, 1, 1, 0, 2, 1, 1, 2, 1, 1, 2, 1, 2, 4, 3, 4, 2, 2, 2, 2, 2, 3, 3, 4, 1, 3, 3, 1, 2, 1, 3, 5, 2, 3, 2, 4, 1, 3, 0, 1, 1, 1, 1, 2, 2, 2, 3, 2, 4, 2, 3, 2, 3, 5, 2, 3, 1, 3, 0, 1, 2, 2, 1, 2, 1, 1, 0, 3, 4, 3, 2, 2, 1, 3, 4, 4, 1, 1, 3, 2, 2, 3, 1, 2, 1, 0, 4, 3, 2, 1, 0, 2, 1, 0, 2, 1, 1, 1, 1, 1, 0, 3, 1, 3, 2, 2, 2, 3, 2, 1, 2, 4, 4, 4, 1, 1, 0, 2, 3, 2, 3, 0, 0, 3, 2, 3, 2, 3, 3, 1, 2, 2, 3, 1, 3, 1, 0, 2, 0, 3, 4, 1, 2, 3, 2, 1, 2, 1, 1, 3, 3, 1, 1, 3, 1, 1, 0, 3, 2, 1, 6, 1, 3, 2, 0, 0, 3, 3, 3, 2, 4, 2, 2, 1, 2, 2, 2, 2, 1, 5, 1, 1, 1, 0, 3, 2, 3, 0, 1, 3, 1, 0, 0, 3, 0, 2, 5, 1, 4, 1, 3, 1, 2, 2, 0, 0, 4, 1, 1, 1, 2, 2, 1, 0, 3, 2, 1, 3, 3, 1, 2, 3, 1, 3, 1, 1, 5, 1, 2, 0, 2, 2, 2, 1, 2, 2, 1, 3, 1, 3, 1, 2, 1, 2, 1, 2, 2, 2, 0, 0, 3, 2, 3, 1, 3, 1, 3, 2, 1, 0, 1, 1, 1, 2, 2, 0, 3, 1, 1, 2, 1, 3, 2, 4, 3, 0, 1, 2, 4, 1, 2, 6, 1, 0, 3, 2, 2, 2, 2, 3, 1, 1, 1, 1, 1, 2, 1, 2, 3, 3, 2, 2, 5, 0, 2, 4, 3, 2, 2, 2, 2, 2, 1, 4, 1, 3, 2, 2, 2, 2, 1, 1, 1, 1, 1, 0, 0, 1, 0, 2, 5, 2, 1, 5, 2, 2, 3, 1, 2, 2, 2, 4, 4, 2, 1, 2, 3, 1, 1, 2, 1, 2, 4, 1, 3, 1, 1, 3, 5, 3, 4, 3, 3, 2, 0, 2, 0, 1, 3, 2, 1, 3, 2, 3, 4, 3, 0, 2, 4, 2, 3, 2, 0, 2, 3, 0, 4, 4, 2, 1, 2, 5, 2, 3, 0, 1, 1, 1, 3, 2, 3, 1, 2, 0, 1, 0, 0, 1, 5, 5, 2, 4, 1, 1, 3, 2, 2, 2, 2, 2, 2, 0, 2, 2, 1, 3, 1, 1, 2, 2, 2, 1, 2, 2, 2, 2, 3, 2, 1, 1, 2, 2, 2, 2, 4, 3, 1, 3, 1, 1, 4, 1, 2, 1, 1, 2, 0, 1, 3, 3, 0, 4, 0, 2, 2, 2, 4, 2, 0, 1, 0, 0, 1, 2, 1, 1, 1, 1, 2, 1, 2, 2, 1, 1, 1, 2, 2, 2, 2, 1, 3, 0, 3, 0, 2, 1, 0, 1, 3, 3, 1, 0, 1, 2, 0, 1, 2, 3, 3, 1, 2, 0, 3, 3, 1, 3, 1, 0, 2, 0, 2, 1, 0, 1, 1, 1, 0, 2, 1, 2, 1, 2, 2, 1, 1, 0, 1, 1, 1, 0, 0, 1, 1, 2, 1, 1, 0, 3, 1, 3, 1, 2, 0, 0, 1, 2, 1, 2, 2, 1, 1, 3, 2, 1, 1, 0, 2, 3, 1, 3, 2, 3, 2, 0, 1, 0, 1, 1, 1, 0, 1, 1, 1, 3, 2, 2, 2, 4, 1, 0, 3, 2, 1, 1, 1, 0, 1, 1, 1, 1, 1, 2, 4, 2, 1, 1, 0, 0, 2, 0, 2, 1, 3, 1, 0, 0, 1, 2, 0, 2, 2, 2, 0, 2, 0, 2, 1, 2, 0, 2, 1, 0, 0, 1, 3, 3, 0, 2, 2, 1, 0, 1, 1, 2, 1, 0, 0, 1, 1, 0, 1, 2, 1, 1, 0, 3, 1, 1, 4, 1, 1, 0, 0, 3, 2, 0, 1, 1, 1, 1, 0, 1, 1, 2, 2, 0, 0, 3, 0, 3, 0, 2, 2, 0, 1, 0, 1, 2, 0, 1, 1, 1, 1, 2, 0, 1, 0, 4, 3, 1, 0, 1, 0, 2, 1, 1, 1, 0, 0, 1, 0, 1, 0, 0, 3, 3, 3, 2, 0, 1, 1, 0, 2, 3, 0, 1, 1, 2, 1, 0, 1, 1, 0, 2, 1, 1, 2, 2, 2, 1, 0, 2, 2, 0, 1, 2, 2, 1, 3, 1, 0, 1, 3, 0, 1, 1, 0, 2, 1, 0, 4, 0, 2, 0, 2, 0, 0, 0, 2, 2, 0, 2, 0, 1, 1, 2, 1, 0, 0, 3, 0, 0, 1, 1, 1, 1, 2, 1, 2, 0, 1, 0, 0, 1, 1, 2, 0, 0, 1, 2, 2, 1, 2, 0, 2, 1, 1, 2, 2, 2, 1, 2, 2, 0, 0, 2, 1, 1, 1, 0, 2, 2, 0, 2, 2, 0, 0, 2, 2, 1, 1, 1, 1, 1, 1, 0, 2, 3, 1, 1, 2, 2, 1, 1, 1, 1, 3, 1, 0, 1, 1, 2, 0, 0, 1, 1, 1, 1, 0, 2, 1, 1, 1, 1, 0, 1, 1, 0, 1, 2, 3, 1, 1, 2, 0, 1, 1, 2, 1, 2, 0, 2, 1, 1, 2, 1, 0, 2, 1, 2, 0, 0, 1, 0, 0, 2, 2, 2, 1, 2, 0, 1, 0, 2, 2, 3, 1, 2, 1, 1, 2, 1, 1, 1, 0, 3, 3, 0, 2, 2, 3, 1, 3, 3, 0, 0, 0, 1, 1, 2, 1, 0, 2, 1, 1, 2, 1, 1, 2, 1, 4, 0, 0, 3, 3, 4, 0, 1, 2, 2, 2, 1, 3, 2, 2, 2, 2, 2, 2, 0, 2, 1, 3, 1, 2, 1, 2, 3, 2, 0, 0, 1, 0, 2, 1, 0, 1, 0, 2, 0, 2, 1, 1, 1, 0, 0, 1, 1, 1, 0, 1, 1, 1, 1, 2, 0, 0, 3, 0, 1, 2, 0, 1, 3, 2, 1, 2, 2, 3, 2, 1, 2, 1, 0, 0, 2, 2, 1, 1, 1, 2, 2, 3, 1, 0, 1, 1, 3, 1, 3, 5, 1, 2, 3, 1, 1, 2, 0, 1, 0, 1, 2, 1, 0, 1, 2, 0, 4, 4, 2, 1, 3, 1, 5, 2, 4, 3, 3, 2, 3, 4, 3, 2, 3, 4, 1, 2, 2, 1, 1, 2, 0, 1, 0, 4, 2, 0, 3, 4, 4, 2, 1, 3, 0, 4, 2, 0, 3, 2, 2, 2, 2, 2, 1, 1, 1, 3, 2, 4, 1, 1, 1, 2, 0, 3, 4, 1, 1, 1, 1, 4, 0, 1, 1, 1, 4, 2, 3, 1, 2, 0, 1, 2, 2, 4, 4, 2, 0, 3, 3, 2, 1, 1, 1, 2, 3, 1, 2, 2, 1, 2, 2, 0, 2, 1, 2, 2, 0, 1, 4, 2, 2, 2, 2, 2, 3, 1, 1, 1, 3, 1, 2, 2, 3, 0, 1, 3, 2, 2, 1, 2, 0, 2, 3, 1, 2, 1, 2, 1, 2, 1, 3, 2, 2, 2, 1, 2, 1, 2, 1, 1, 1, 1, 1, 0, 1, 1, 3, 1, 3, 1, 1, 1, 3, 3, 3, 1, 2, 1, 2, 0, 4, 1, 2, 2, 1, 4, 1, 3, 1, 1, 2, 1, 2, 2, 2, 1, 3, 2, 1, 4, 1, 1, 1, 3, 2, 0, 1, 1, 1, 1, 1, 4, 1, 2, 2, 3, 1, 1, 0, 0, 2, 1, 1, 0, 1, 2, 2, 3, 2, 1, 3, 3, 2, 1, 0, 2, 2, 2, 1, 1, 4, 5, 1, 1, 2, 3, 1, 4, 2, 2, 4, 2, 1, 2, 2, 1, 1, 1, 4, 4, 1, 0, 3, 0, 4, 4, 4, 2, 2, 1, 5, 3, 5, 0, 2, 1, 1, 2, 4, 4, 3, 2, 0, 0, 3, 3, 3, 2, 2, 3, 3, 3, 1, 3, 2, 3, 3, 3, 3, 3, 5, 1, 2, 5, 2, 4, 2, 2, 3, 3, 2, 0, 2, 3, 1, 0, 1, 1, 0, 3, 2, 2, 3, 2, 6, 3, 2, 3, 4, 2, 5, 2, 1, 0, 1, 4, 3, 4, 2, 3, 0, 3, 1, 2, 3, 1, 2, 1, 2, 1, 0, 1, 0, 2, 3, 2, 1, 3, 2, 3, 1, 2, 3, 4, 1, 2, 0, 3, 2, 2, 4, 2, 1, 1, 3, 0, 3, 2, 1, 1, 2, 1, 1, 3, 3, 1, 1, 1, 1, 4, 2, 2, 1, 2, 1, 3, 4, 2, 2, 2, 2, 3, 4, 4, 1, 1, 1, 2, 1, 4, 4, 1, 2, 1, 3, 0, 1, 2, 4, 2, 2, 4, 3, 4, 2, 0, 0, 1, 3, 4, 3, 1, 2, 2, 2, 1, 1, 1, 1, 2, 0, 3, 3, 3, 0, 3, 1, 2, 2, 4, 3, 3, 1, 0, 1, 1, 1, 2, 3, 1, 2, 1, 2, 3, 3, 1, 2, 3, 1, 4, 0, 3, 3, 3, 1, 3, 1, 4, 1, 1, 2, 3, 3, 3, 3, 1, 3, 2, 1, 2, 3, 5, 4, 2, 0, 2, 3, 2, 1, 4, 2, 1, 4, 2, 1, 1, 0, 2, 2, 2, 1, 2, 2, 0, 2, 3, 2, 3, 2, 4, 0, 2, 2, 4, 1, 1, 0, 2, 1, 2, 0, 2, 1, 1, 1, 0, 2, 0, 1, 3, 2, 2, 1, 2, 3, 2, 3, 1, 1, 1, 1, 1, 1, 2, 3, 1, 2, 4, 0, 3, 0, 2, 2, 3, 1, 3, 1, 1, 3, 4, 2, 3, 3, 2, 4, 0, 2, 1, 4, 4, 3, 3, 0, 2, 4, 1, 0, 2, 1, 2, 2, 2, 3, 2, 3, 3, 0, 1, 3, 2, 1, 1, 2, 1, 3, 1, 1, 1, 2, 2, 1, 1, 1, 2, 3, 2, 1, 1, 4, 2, 2, 2, 4, 2, 1, 1, 4, 0, 4, 1, 2, 4, 2, 1, 3, 1, 2, 1, 1, 2, 3, 2, 1, 1, 0, 1, 0, 3, 2, 5, 3, 1, 3, 3, 3, 1, 0, 2, 2, 1, 1, 2, 0, 2, 1, 1, 1, 0, 1, 0, 1, 3, 3, 3, 2, 2, 1, 3, 1, 2, 1, 3, 1, 2, 2, 6, 1, 3, 4, 3, 3, 1, 2, 0, 2, 1, 3, 3, 3, 0, 2, 2, 3, 3, 1, 1, 2, 1, 0, 0, 3, 0, 0, 3, 0, 2, 3, 0, 3, 1, 2, 2, 1, 2, 0, 4, 0, 1, 4, 3, 1, 1, 2, 3, 5, 2, 2, 2, 4, 3, 3, 2, 1, 3, 1, 0, 2, 1, 1, 2, 1, 2, 1, 1, 1, 1, 2, 1, 2, 3, 3, 3, 2, 3, 0, 2, 2, 1, 2, 4, 1, 2, 4, 1, 1, 1, 3, 5, 0, 3, 1, 1, 1, 1, 1, 3, 1, 1, 1, 4, 0, 1, 3, 0, 2, 2, 1, 0, 3, 1, 1, 2, 2, 2, 0, 0, 2, 2, 5, 1, 3, 1, 0, 0, 2, 2, 4, 3, 3, 4, 2, 2, 0, 4, 0, 3, 5, 1, 2, 2, 3, 1, 1, 0, 1, 2, 1, 1, 0, 0, 3, 1, 5, 1, 3, 2, 3, 0, 4, 4, 2, 3, 2, 1, 3, 2, 2, 2, 2, 1, 3, 1, 1, 1, 3, 1, 4, 1, 3, 1, 0, 1, 0, 0, 1, 3, 1, 0, 1, 1, 3, 1, 1, 1, 4, 1, 3, 2, 2, 1, 1, 2, 1, 2, 3, 1, 1, 2, 1, 2, 1, 0, 4, 1, 2, 5, 2, 3, 1, 2, 0, 3, 3, 1, 1, 2, 1, 2, 0, 0, 0, 1, 2, 4, 0, 2, 2, 1, 2, 3, 3, 3, 3, 0, 0, 1, 3, 2, 1, 2, 1, 3, 2, 3, 0, 2, 1, 1, 1, 0, 2, 1, 2, 2, 4, 3, 2, 2, 3, 3, 2, 2, 2, 3, 1, 1, 2, 1, 1, 3, 1, 1, 1, 4, 1, 1, 3, 0, 3, 2, 2, 3, 1, 1, 1, 1, 1, 1, 1, 2, 3, 2, 0, 3, 1, 2, 1, 0, 0, 0, 0, 2, 0, 0, 4, 2, 1, 2, 2, 3, 1, 2, 1, 3, 1, 2, 2, 3, 2, 0, 3, 0, 1, 0, 1, 0, 1, 1, 2, 3, 0, 1, 0, 1, 2, 2, 1, 3, 3, 3, 1, 2, 0, 2, 1, 0, 1, 2, 3, 2, 2, 1, 2, 0, 2, 0, 2, 0, 4, 2, 2, 1, 3, 0, 1, 2, 3, 2, 1, 1, 1, 0, 2, 1, 1, 0, 0, 1, 0, 0, 3, 1, 3, 2, 2, 1, 3, 2, 2, 2, 2, 1, 0, 1, 3, 0, 3, 0, 1, 3, 2, 2, 1, 3, 1, 1, 2, 2, 2, 0, 4, 4, 3, 3, 2, 4, 1, 3, 2, 4, 1, 3, 1, 2, 3, 5, 2, 1, 1, 1, 0, 2, 4, 2, 2, 4, 2, 1, 2, 4, 1, 2, 4, 2, 3, 0, 1, 5, 2, 2, 3, 1, 3, 1, 2, 3, 3, 3, 2, 2, 5, 3, 3, 1, 1, 1, 2, 3, 2, 2, 4, 2, 3, 3, 3, 4, 4, 2, 4, 6, 2, 3, 2, 3, 3, 3, 3, 1, 0, 0, 1, 2, 1, 2, 1, 2, 1, 0, 2, 1, 5, 2, 3, 2, 4, 1, 2, 1, 3, 3, 1, 1, 1, 1, 4, 1, 1, 4, 1, 0, 2, 1, 1, 1, 3, 5, 0, 2, 1, 1, 1, 4, 0, 2, 3, 3, 1, 4, 1, 3, 3, 3, 2, 1, 4, 1, 2, 3, 1, 2, 2, 3, 4, 3, 2, 1, 3, 2, 2, 2, 1, 2, 5, 1, 2, 1, 2, 4, 2, 1, 2, 2, 1, 6, 0, 2, 1, 2, 3, 2, 4, 0, 3, 0, 3, 3, 2, 4, 2, 5, 4, 2, 2, 3, 1, 3, 3, 1, 3, 2, 2, 1, 2, 2, 3, 2, 2, 2, 4, 4, 1, 1, 3, 1, 3, 1, 2, 3, 0, 3, 3, 1, 2, 2, 1, 0, 3, 1, 2, 4, 0, 5, 1, 2, 0, 0, 2, 3, 3, 4, 1, 0, 0, 2, 2, 2, 1, 0, 1, 2, 1, 1, 2, 2, 4, 1, 1, 2, 2, 0, 2, 1, 5, 1, 1, 3, 2, 1, 1, 3, 3, 0, 1, 3, 2, 4, 1, 2, 2, 3, 2, 1, 1, 1, 1, 2, 2, 0, 1, 1, 1, 1, 2, 1, 0, 1, 2, 0, 0, 2, 3, 1, 2, 2, 2, 0, 2, 1, 2, 3, 3, 4, 2, 3, 3, 2, 1, 4, 1, 2, 2, 3, 1, 0, 4, 0, 1, 2, 2, 1, 0, 0, 1, 1, 1, 1, 3, 1, 1, 3, 1, 2, 2, 1, 2, 5, 1, 3, 1, 0, 1, 2, 1, 2, 5, 0, 3, 2, 2, 1, 4, 3, 2, 5, 4, 4, 2, 3, 1, 0, 2, 3, 4, 2, 2, 1, 1, 5, 1, 4, 2, 3, 2, 2, 7, 3, 5, 1, 2, 3, 0, 4, 1, 3, 4, 4, 2, 3, 2, 3, 3, 1, 1, 1, 2, 1, 3, 2, 4, 3, 2, 3, 3, 3, 3, 3, 2, 6, 2, 3, 1, 2, 1, 1, 3, 3, 1, 3, 1, 2, 3, 2, 2, 4, 4, 3, 2, 2, 1, 2, 3, 2, 2, 3, 1, 3, 2, 1, 0, 3, 4, 0, 0, 2, 2, 3, 0, 4, 1, 3, 2, 1, 1, 2, 1, 3, 0, 0, 3, 0, 2, 0, 3, 2, 1, 1, 1, 1, 1, 1, 0, 0, 0, 1, 1, 0, 1, 2, 2, 3, 1, 1, 1, 0, 0, 1, 2, 2, 0, 0, 1, 1, 2, 2, 2, 0, 0, 2, 1, 1, 2, 1, 2, 1, 0, 2, 0, 1, 2, 1, 3, 6, 2, 2, 2, 0, 3, 1, 3, 2, 1, 3, 1, 1, 1, 4, 1, 2, 1, 1, 4, 1, 2, 0, 1, 1, 3, 3, 2, 1, 0, 0, 2, 2, 3, 0, 0, 0, 1, 2, 0, 2, 2, 3, 0, 1, 2, 1, 1, 1, 2, 4, 1, 2, 2, 2, 1, 2, 3, 0, 0, 0, 3, 2, 3, 1, 2, 1, 3, 2, 1, 2, 1, 1, 1, 2, 1, 1, 0, 2, 1, 2, 1, 0, 3, 1, 0, 2, 1, 3, 1, 3, 1, 1, 1, 1, 1, 1, 2, 1, 1, 2, 2, 2, 1, 2, 2, 1, 2, 3, 2, 0, 1, 4, 1, 1, 3, 2, 1, 0, 1, 1, 2, 2, 1, 1, 1, 1, 2, 3, 2, 2, 2, 1, 1, 1, 1, 0, 1, 1, 1, 2, 2, 1, 3, 1, 2, 4, 1, 1, 1, 1, 1, 2, 1, 1, 1, 2, 2, 2, 3, 3, 2, 2, 2, 2, 2, 1, 1, 2, 1, 1, 3, 3, 2, 4, 4, 0, 2, 3, 2, 3, 2, 3, 2, 3, 2, 2, 2, 3, 2, 5, 3, 5, 2, 2, 0, 0, 0, 2, 1, 1, 3, 1, 1, 4, 4, 0, 4, 3, 4, 3, 2, 3, 2, 2, 3, 2, 3, 1, 7, 2, 2, 2, 3, 1, 2, 7, 4, 1, 2, 3, 0, 3, 2, 4, 2, 3, 2, 3, 4, 0, 4, 2, 3, 3, 2, 4, 5, 1, 3, 0, 1, 2, 2, 2, 1, 3, 5, 1, 4, 3, 1, 3, 2, 2, 1, 1, 1, 0, 2, 1, 0, 2, 0, 0, 3, 2, 3, 0, 1, 0, 0, 3, 0, 2, 0, 3, 3, 3, 0, 3, 1, 3, 0, 0, 6, 0, 1, 0, 4, 0, 5, 2, 0, 2, 0, 2, 2, 2, 2, 3, 0, 1, 3, 1, 1, 3, 5, 1, 1, 2, 4, 3, 3, 1, 1, 4, 3, 3, 1, 2, 0, 3, 3, 2, 4, 2, 2, 2, 3, 2, 1, 2, 4, 4, 2, 0, 1, 0, 1, 2, 0, 2, 3, 0, 2, 1, 4, 0, 2, 3, 2, 1, 1, 3, 3, 1, 2, 2, 0, 5, 2, 2, 2, 5, 3, 1, 3, 2, 1, 1, 1, 1, 2, 1, 2, 3, 1, 3, 1, 3, 0, 1, 1, 0, 0, 2, 1, 1, 1, 4, 0, 1, 1, 2, 0, 2, 2, 2, 0, 3, 4, 1, 5, 1, 2, 1, 2, 1, 4, 0, 1, 0, 1, 2, 1, 1, 0, 4, 3, 0, 0, 2, 0, 1, 4, 2, 1, 3, 3, 1, 2, 1, 1, 1, 0, 0, 2, 2, 1, 1, 3, 3, 2, 1, 1, 2, 0, 4, 3, 2, 1, 3, 0, 2, 0, 2, 4, 1, 0, 2, 1, 1, 1, 5, 5, 2, 4, 2, 1, 2, 2, 1, 1, 1, 1, 1, 2, 1, 4, 3, 2, 2, 1, 4, 2, 1, 2, 2, 2, 3, 1, 2, 2, 1, 1, 3, 2, 3, 1, 0, 0, 2, 2, 1, 3, 0, 2, 2, 3, 1, 1, 1, 1, 0, 2, 1, 1, 3, 1, 3, 1, 2, 1, 2, 2, 1, 1, 1, 1, 0, 0, 0, 1, 0, 2, 3, 1, 1, 3, 0, 0, 1, 1, 0, 0, 1, 1, 0, 2, 1, 3, 2, 0, 3, 4, 2, 1, 1, 0, 2, 2, 2, 1, 1, 2, 3, 0, 1, 2, 1, 4, 1, 1, 1, 2, 3, 0, 1, 2, 1, 2, 0, 2, 2, 2, 0, 1, 1, 0, 2, 5, 2, 2, 4, 0, 1, 0, 1, 1, 1, 3, 2, 3, 1, 0, 3, 1, 1, 1, 2, 2, 3, 2, 3, 2, 1, 1, 1, 2, 4, 2, 1, 2, 1, 3, 2, 3, 4, 6, 1, 2, 3, 3, 1, 1, 3, 1, 2, 2, 0, 0, 1, 2, 0, 1, 1, 0, 2, 2, 2, 2, 1, 3, 1, 1, 0, 1, 2, 3, 2, 1, 2, 1, 3, 4, 3, 0, 4, 1, 3, 1, 3, 2, 1, 0, 1, 1, 4, 2, 2, 0, 0, 0, 3, 3, 0, 1, 1, 2, 3, 0, 1, 1, 0, 1, 2, 1, 1, 4, 2, 1, 1, 0, 1, 3, 0, 1, 4, 1, 1, 1, 3, 3, 3, 2, 3, 2, 1, 2, 3, 3, 4, 2, 2, 1, 4, 2, 2, 2, 2, 5, 2, 1, 3, 2, 1, 3, 1, 2, 3, 3, 2, 2, 1, 3, 0, 2, 1, 1, 0, 1, 2, 1, 1, 1, 3, 2, 2, 2, 2, 3, 0, 1, 0, 1, 2, 3, 4, 0, 2, 1, 1, 4, 2, 2, 1, 4, 1, 1, 3, 3, 1, 0, 1, 2, 2, 2, 0, 2, 2, 2, 0, 4, 1, 1, 2, 0, 1, 2, 1, 1, 2, 2, 1, 5, 1, 3, 1, 0, 1, 0, 2, 2, 0, 3, 3, 1, 3, 1, 3, 2, 2, 3, 1, 1, 2, 1, 3, 3, 3, 1, 2, 3, 2, 2, 1, 2, 0, 2, 2, 0, 1, 4, 1, 2, 0, 1, 4, 1, 2, 2, 2, 2, 3, 1, 2, 3, 3, 3, 1, 2, 0, 3, 1, 3, 1, 2, 0, 1, 0, 1, 2, 0, 1, 0, 2, 1, 0, 1, 0, 2, 0, 1, 3, 1, 2, 2, 0, 2, 0, 1, 1, 4, 1, 1, 2, 0, 1, 2, 1, 2, 2, 2, 2, 3, 2, 2, 3, 2, 1, 2, 2, 1, 0, 2, 1, 2, 2, 2, 3, 3, 2, 2, 1, 1, 1, 4, 0, 1, 1, 3, 1, 1, 3, 4, 1, 1, 0, 0, 3, 0, 1, 2, 0, 2, 3, 2, 0, 0, 1, 0, 2, 1, 3, 0, 0, 1, 1, 1, 0, 2, 0, 1, 4, 0, 2, 2, 3, 2, 1, 2, 3, 2, 1, 1, 0, 1, 1, 0, 0, 1, 1, 2, 1, 2, 2, 1, 1, 1, 1, 6, 3, 0, 1, 3, 4, 0, 2, 3, 0, 1, 5, 4, 4, 1, 2, 0, 2, 3, 2, 1, 3, 1, 3, 3, 1, 0, 1, 4, 0, 1, 1, 1, 5, 3, 1, 3, 1, 0, 2, 2, 2, 1, 2, 0, 1, 2, 0, 3, 4, 2, 2, 2, 2, 1, 0, 5, 2, 2, 1, 0, 0, 2, 1, 2, 0, 2, 2, 2, 2, 5, 2, 3, 3, 4, 3, 1, 0, 3, 0, 1, 1, 2, 0, 1, 4, 0, 2, 1, 2, 1, 1, 1, 2, 1, 0, 3, 4, 3, 2, 0, 1, 0, 0, 2, 0, 0, 1, 2, 2, 4, 2, 2, 3, 1, 1, 2, 3, 2, 2, 1, 1, 1, 2, 2, 1, 1, 0, 2, 2, 0, 0, 0, 1, 1, 3, 1, 1, 3, 0, 1, 1, 2, 2, 3, 1, 1, 0, 3, 2, 1, 0, 2, 0, 1, 1, 2, 0, 2, 2, 3, 2, 2, 2, 1, 3, 2, 0, 2, 3, 0, 1, 1, 1, 2, 2, 3, 2, 2, 0, 3, 2, 1, 1, 2, 2, 2, 2, 1, 4, 1, 2, 1, 4, 2, 2, 3, 0, 1, 2, 2, 4, 2, 0, 1, 1, 2, 0, 3, 1, 4, 0, 3, 2, 1, 3, 1, 3, 3, 3, 3, 2, 2, 1, 2, 2, 5, 3, 0, 3, 1, 4, 1, 2, 2, 1, 0, 3, 1, 1, 2, 3, 1, 3, 0, 2, 1, 3, 2, 1, 2, 1, 1, 1, 2, 2, 1, 3, 1, 0, 3, 2, 1, 2, 2, 2, 2, 4, 3, 0, 2, 2, 1, 4, 0, 1, 2, 2, 2, 1, 3, 1, 3, 1, 1, 1, 2, 1, 1, 0, 2, 2, 2, 1, 2, 0, 2, 1, 2, 0, 2, 2, 3, 1, 3, 1, 0, 1, 3, 4, 2, 1, 3, 1, 1, 1, 2, 1, 2, 0, 2, 2, 2, 3, 2, 2, 1, 2, 0, 2, 1, 3, 2, 1, 0, 3, 3, 0, 4, 2, 3, 1, 4, 4, 1, 2, 1, 2, 3, 2, 1, 2, 1, 0, 3, 2, 2, 1, 2, 1, 5, 1, 1, 1, 2, 3, 3, 3, 2, 2, 2, 2, 3, 1, 4, 1, 1, 2, 2, 3, 3, 1, 0, 1, 3, 1, 0, 2, 2, 1, 2, 2, 0, 0, 1, 1, 3, 4, 4, 3, 3, 2, 1, 1, 3, 5, 2, 1, 1, 5, 3, 1, 0, 4, 2, 2, 2, 3, 4, 1, 0, 3, 1, 0, 1, 2, 0, 1, 0, 3, 1, 1, 1, 3, 2, 1, 2, 2, 2, 1, 2, 2, 0, 2, 0, 0, 2, 4, 0, 3, 0, 2, 1, 0, 0, 2, 2, 1, 2, 3, 3, 1, 0, 2, 0, 3, 2, 0, 1, 3, 2, 3, 2, 1, 1, 1, 4, 1, 2, 1, 2, 1, 2, 1, 2, 2, 0, 4, 1, 2, 3, 1, 2, 2, 2, 0, 2, 2, 1, 4, 0, 6, 2, 2, 2, 0, 5, 1, 2, 1, 1, 1, 2, 4, 2, 2, 0, 2, 1, 2, 1, 1, 4, 2, 2, 2, 1, 1, 1, 1, 1, 2, 2, 0, 1, 1, 2, 3, 0, 2, 2, 2, 0, 1, 1, 2, 2, 1, 1, 4, 1, 1, 3, 2, 3, 2, 1, 2, 1, 1, 1, 3, 2, 2, 6, 1, 1, 1, 2, 2, 2, 2, 2, 4, 2, 5, 1, 1, 1, 2, 2, 3, 2, 1, 3, 4, 2, 3, 3, 1, 3, 2, 0, 2, 3, 5, 5, 1, 3, 2, 3, 2, 3, 1, 1, 0, 2, 2, 1, 2, 1, 2, 2, 2, 1, 0, 2, 2, 1, 1, 1, 1, 3, 1, 1, 3, 3, 3, 0, 2, 3, 1, 2, 1, 2, 0, 1, 1, 0, 2, 1, 2, 1, 1, 2, 1, 1, 5, 1, 2, 0, 0, 2, 2, 2, 0, 2, 0, 1, 2, 1, 1, 1, 1, 1, 0, 4, 1, 2, 1, 1, 3, 0, 1, 2, 2, 2, 2, 1, 0, 1, 1, 0, 2, 0, 0, 1, 0, 1, 2, 0, 1, 2, 1, 1, 2, 0, 3, 3, 1, 2, 0, 1, 1, 5, 1, 2, 1, 2, 1, 2, 2, 2, 2, 2, 0, 2, 1, 1, 1, 2, 1, 0, 0, 1, 1, 1, 1, 3, 5, 1, 0, 1, 1, 0, 2, 2, 1, 0, 0, 3, 1, 0, 1, 1, 0, 0, 0, 3, 0, 1, 0, 1, 2, 2, 1, 1, 1, 2, 3, 0, 0, 0, 0, 4, 1, 3, 3, 1, 1, 1, 3, 2, 1, 2, 2, 3, 3, 2, 1, 2, 0, 1, 1, 1, 1, 2, 1, 1, 0, 1, 1, 1, 1, 2, 0, 3, 1, 3, 4, 0, 3, 3, 1, 2, 1, 1, 3, 2, 1, 3, 3, 0, 2, 3, 1, 0, 1, 1, 3, 1, 1, 0, 1, 3, 3, 0, 1, 1, 1, 1, 1, 1, 2, 1, 2, 2, 1, 0, 0, 2, 1, 1, 2, 2, 0, 3, 1, 1, 1, 0, 1, 0, 1, 3, 2, 2, 1, 2, 2, 1, 3, 0, 2, 1, 2, 1, 1, 1, 4, 3, 1, 0, 2, 0, 1, 0, 3, 2, 3, 1, 2, 1, 1, 0, 3, 1, 2, 1, 1, 1, 2, 2, 1, 0, 0, 1, 2, 1, 3, 4, 1, 1, 1, 5, 2, 2, 1, 2, 3, 0, 1, 1, 1, 1, 0, 0, 0, 1, 3, 2, 0, 2, 0, 2, 1, 2, 0, 0, 2, 0, 2, 2, 1, 1, 1, 4, 0, 0, 1, 1, 1, 1, 0, 2, 4, 2, 1, 0, 0, 1, 0, 0, 2, 0, 0, 1, 2, 1, 0, 1, 2, 0, 1, 1, 2, 3, 0, 2, 0, 2, 2, 0, 1, 0, 2, 2, 3, 3, 1, 3, 1, 1, 4, 2, 1, 1, 1, 0, 1, 1, 1, 2, 2, 0, 2, 1, 1, 2, 1, 3, 5, 2, 2, 2, 4, 2, 4, 3, 1, 0, 3, 2, 2, 0, 1, 2, 5, 2, 3, 1, 2, 2, 2, 3, 4, 2, 3, 1, 4, 0, 1, 0, 0, 1, 5, 1, 0, 1, 1, 1, 0, 0, 5, 1, 3, 3, 1, 1, 3, 3, 1, 2, 2, 2, 1, 2, 2, 2, 1, 4, 0, 0, 2, 1, 0, 2, 4, 2, 2, 1, 1, 0, 1, 0, 0, 2, 3, 1, 0, 1, 1, 3, 0, 2, 1, 2, 2, 2, 4, 2, 1, 1, 2, 1, 2, 2, 2, 2, 2, 5, 1, 0, 3, 3, 0, 3, 2, 1, 1, 2, 5, 2, 0, 1, 4, 1, 3, 3, 3, 0, 3, 3, 1, 2, 2, 4, 1, 4, 2, 1, 1, 2, 3, 2, 1, 2, 1, 1, 3, 1, 3, 1, 0, 2, 5, 1, 4, 0, 1, 3, 3, 0, 3, 1, 2, 2, 1, 1, 2, 2, 0, 1, 2, 1, 2, 1, 1, 2, 4, 0, 1, 3, 2, 4, 1, 1, 1, 1, 4, 2, 0, 2, 2, 2, 1, 3, 1, 1, 2, 1, 0, 0, 1, 1, 1, 2, 1, 4, 5, 0, 2, 1, 0, 1, 1, 2, 1, 3, 3, 3, 1, 1, 3, 2, 0, 1, 2, 1, 1, 0, 1, 0, 3, 0, 1, 2, 2, 4, 0, 0, 1, 4, 1, 1, 1, 1, 2, 2, 1, 2, 0, 1, 1, 1, 1, 0, 0, 5, 3, 0, 2, 4, 1, 3, 2, 4, 0, 0, 0, 3, 1, 1, 3, 2, 2, 0, 1, 3, 3, 1, 1, 1, 1, 2, 1, 2, 0, 1, 2, 2, 0, 1, 0, 1, 2, 2, 0, 1, 0, 1, 2, 2, 0, 1, 0, 1, 2, 2, 0, 2, 0, 2, 2, 1, 0, 1, 1, 1, 2, 0, 0, 3, 3, 1, 2, 1, 1, 1, 2, 3, 2, 5, 2, 2, 1, 2, 0, 1, 1, 1, 1, 2, 2, 3, 1, 3, 3, 3, 2, 2, 2, 1, 0, 2, 2, 3, 2, 3, 2, 1, 2, 1, 3, 2, 0, 0, 1, 2, 1, 1, 1, 1, 3, 1, 0, 3, 2, 2, 0, 1, 0, 1, 1, 4, 2, 4, 1, 0, 0, 1, 1, 2, 3, 2, 1, 2, 0, 1, 1, 1, 0, 0, 1, 1, 0, 1, 2, 4, 1, 3, 3, 1, 3, 1, 1, 2, 1, 1, 1, 2, 2, 0, 1, 2, 3, 0, 0, 0, 1, 3, 2, 1, 1, 1, 1, 4, 2, 1, 3, 3, 0, 2, 3, 0, 4, 1, 1, 2, 4, 2, 0, 2, 1, 2, 1, 2, 1, 3, 0, 2, 3, 0, 2, 1, 1, 1, 0, 1, 2, 1, 1, 2, 1, 2, 2, 3, 1, 2, 0, 2, 4, 1, 2, 1, 4, 0, 3, 1, 1, 0, 2, 0, 1, 1, 3, 2, 3, 1, 1, 1, 1, 2, 3, 1, 2, 3, 1, 1, 1, 0, 1, 2, 2, 1, 1, 2, 0, 3, 2, 2, 3, 1, 1, 3, 3, 5, 1, 2, 0, 2, 1, 1, 2, 1, 1, 1, 1, 5, 1, 1, 2, 3, 1, 1, 0, 2, 1, 3, 1, 2, 3, 0, 0, 4, 2, 2, 1, 0, 1, 4, 1, 1, 3, 2, 2, 0, 4, 2, 5, 0, 0, 1, 1, 1, 2, 0, 1, 1, 0, 2, 1, 2, 1, 4, 1, 3, 2, 1, 0, 2, 1, 1, 2, 2, 0, 3, 3, 1, 2, 1, 2, 0, 3, 2, 1, 1, 2, 1, 1, 0, 1, 1, 0, 1, 3, 0, 0, 1, 1, 0, 0, 2, 2, 0, 2, 2, 1, 1, 2, 1, 0, 3, 1, 2, 0, 1, 0, 2, 2, 2, 1, 3, 3, 0, 4, 1, 2, 3, 0, 4, 4, 2, 3, 3, 1, 0, 1, 4, 1, 2, 0, 1, 1, 1, 1, 1, 3, 3, 2, 1, 2, 2, 2, 3, 1, 3, 4, 1, 3, 1, 2, 1, 3, 3, 4, 1, 2, 1, 0, 3, 1, 1, 1, 3, 2, 1, 1, 0, 0, 1, 3, 2, 1, 4, 5, 2, 2, 2, 3, 1, 3, 2, 0, 2, 1, 1, 0, 4, 1, 2, 1, 0, 4, 3, 1, 2, 4, 1, 2, 3, 3, 3, 0, 2, 3, 2, 1, 2, 0, 0, 3, 1, 2, 3, 3, 4, 1, 3, 0, 0, 2, 1, 2, 1, 1, 2, 2, 0, 0, 2, 2, 1, 2, 0, 2, 0, 1, 1, 3, 2, 1, 1, 2, 2, 1, 1, 2, 2, 2, 0, 1, 1, 3, 1, 2, 2, 2, 4, 2, 1, 4, 4, 1, 1, 1, 2, 1, 1, 1, 1, 0, 1, 1, 3, 4, 2, 3, 1, 1, 2, 3, 2, 1, 2, 3, 1, 2, 4, 3, 1, 2, 4, 1, 4, 0, 2, 1, 1, 3, 2, 0, 1, 1, 4, 2, 1, 2, 1, 0, 1, 1, 1, 1, 1, 3, 0, 1, 2, 3, 2, 1, 0, 1, 3, 2, 3, 1, 1, 1, 2, 2, 2, 2, 1, 2, 1, 2, 3, 2, 2, 1, 1, 1, 0, 1, 1, 2, 1, 0, 2, 2, 2, 1, 4, 1, 2, 1, 0, 3, 0, 2, 2, 3, 2, 1, 3, 1, 2, 3, 1, 0, 2, 3, 1, 0, 1, 2, 0, 1, 0, 2, 1, 2, 2, 2, 4, 1, 2, 0, 1, 1, 2, 1, 0, 1, 2, 0, 0, 0, 2, 2, 1, 3, 0, 3, 2, 3, 1, 2, 0, 2, 0, 2, 5, 1, 3, 0, 2, 1, 1, 1, 2, 4, 1, 2, 5, 4, 0, 2, 4, 2, 1, 3, 5, 2, 1, 2, 3, 3, 3, 4, 3, 3, 2, 5, 2, 4, 2, 3, 3, 0, 3, 4, 4, 4, 3, 3, 5, 1, 0, 2, 4, 0, 1, 0, 5, 0, 0, 1, 3, 5, 1, 2, 1, 0, 3, 0, 2, 3, 4, 1, 3, 2, 1, 2, 1, 1, 5, 2, 3, 5, 1, 1, 5, 1, 1, 3, 2, 2, 1, 3, 0, 5, 3, 2, 1, 1, 3, 1, 2, 3, 3, 1, 2, 3, 1, 1, 2, 3, 2, 3, 2, 2, 0, 2, 4, 0, 4, 2, 5, 2, 4, 1, 3, 2, 2, 4, 1, 0, 2, 2, 1, 2, 1, 1, 2, 2, 0, 3, 1, 2, 0, 0, 1, 1, 3, 1, 1, 0, 1, 1, 3, 2, 0, 3, 3, 2, 0, 1, 1, 2, 4, 2, 4, 4, 1, 2, 1, 1, 1, 1, 3, 0, 1, 2, 4, 1, 1, 0, 2, 3, 1, 1, 2, 1, 2, 2, 2, 2, 1, 2, 1, 1, 1, 2, 0, 2, 0, 4, 2, 1, 0, 1, 2, 3, 1, 3, 2, 3, 2, 2, 4, 2, 0, 1, 2, 4, 1, 1, 0, 2, 2, 1, 1, 1, 2, 2, 2, 1, 3, 0, 0, 2, 4, 1, 0, 2, 3, 3, 2, 3, 2, 2, 3, 2, 1, 1, 3, 1, 3, 2, 1, 0, 3, 2, 2, 0, 3, 0, 3, 1, 2, 0, 1, 3, 4, 0, 4, 1, 1, 3, 1, 2, 3, 3, 1, 3, 3, 1, 2, 2, 1, 2, 3, 1, 4, 2, 2, 0, 0, 0, 1, 1, 2, 2, 2, 3, 1, 0, 2, 2, 2, 4, 3, 1, 2, 2, 5, 4, 2, 3, 1, 4, 4, 1, 4, 1, 2, 2, 1, 3, 1, 3, 0, 1, 1, 1, 1, 2, 2, 0, 2, 2, 1, 1, 2, 2, 2, 1, 3, 1, 0, 1, 3, 0, 2, 2, 2, 1, 3, 1, 1, 3, 1, 0, 4, 0, 0, 0, 3, 3, 0, 1, 2, 1, 0, 1, 1, 1, 2, 1, 0, 3, 3, 2, 1, 1, 0, 2, 1, 2, 1, 0, 2, 4, 3, 1, 4, 1, 3, 3, 2, 0, 4, 1, 3, 0, 2, 3, 1, 3, 4, 1, 2, 1, 1, 2, 0, 1, 0, 2, 2, 2, 2, 0, 1, 0, 3, 5, 4, 3, 3, 1, 1, 1, 2, 1, 1, 0, 2, 1, 3, 0, 2, 2, 2, 1, 2, 2, 2, 1, 1, 2, 0, 3, 1, 1, 1, 2, 1, 4, 1, 3, 1, 1, 1, 4, 3, 2, 1, 1, 3, 1, 1, 3, 4, 1, 4, 3, 1, 1, 2, 2, 0, 2, 2, 1, 0, 3, 4, 1, 4, 3, 2, 1, 1, 0, 3, 3, 5, 0, 2, 1, 1, 0, 3, 1, 2, 0, 2, 2, 2, 3, 1, 1, 1, 1, 0, 2, 3, 3, 0, 3, 0, 1, 1, 1, 1, 4, 2, 1, 1, 1, 3, 2, 2, 0, 1, 2, 2, 1, 1, 1, 1, 1, 2, 1, 3, 2, 1, 2, 1, 1, 3, 2, 1, 1, 0, 1, 3, 2, 5, 2, 3, 3, 0, 2, 0, 2, 1, 0, 1, 1, 2, 4, 1, 2, 2, 1, 4, 2, 2, 2, 1, 3, 1, 2, 2, 0, 2, 0, 1, 0, 3, 1, 1, 2, 0, 1, 3, 0, 1, 3, 3, 0, 3, 3, 1, 1, 2, 2, 3, 0, 1, 0, 3, 3, 2, 2, 3, 3, 2, 1, 1, 1, 2, 1, 0, 2, 1, 3, 3, 2, 1, 2, 1, 1, 3, 2, 3, 4, 0, 3, 1, 1, 1, 2, 1, 3, 2, 0, 1, 2, 3, 0, 2, 2, 1, 3, 4, 2, 0, 3, 3, 2, 1, 3, 2, 1, 1, 1, 2, 0, 2, 4, 2, 2, 2, 2, 2, 1, 2, 0, 1, 0, 1, 2, 2, 2, 0, 1, 1, 1, 1, 2, 2, 3, 2, 3, 0, 1, 3, 3, 1, 2, 0, 1, 1, 3, 2, 1, 1, 1, 1, 2, 1, 0, 1, 0, 4, 3, 3, 3, 1, 1, 2, 1, 2, 1, 0, 1, 3, 1, 1, 2, 3, 3, 4, 2, 3, 2, 3, 2, 2, 2, 1, 2, 2, 2, 1, 3, 3, 1, 3, 2, 1, 4, 2, 2, 2, 1, 1, 1, 2, 0, 0, 3, 3, 2, 1, 4, 1, 3, 2, 1, 4, 1, 1, 2, 1, 1, 2, 1, 3, 1, 3, 3, 2, 3, 3, 2, 1, 0, 4, 2, 5, 0, 3, 2, 0, 1, 0, 1, 2, 1, 2, 2, 1, 3, 1, 2, 2, 0, 2, 2, 3, 3, 1, 1, 2, 0, 1, 1, 1, 0, 2, 1, 0, 1, 1, 1, 2, 1, 2, 2, 3, 1, 2, 2, 2, 3, 2, 1, 6, 3, 4, 1, 2, 0, 3, 2, 3, 2, 2, 2, 3, 4, 2, 0, 3, 2, 1, 0, 1, 3, 4, 3, 5, 3, 1, 3, 0, 1, 4, 2, 0, 2, 2, 0, 3, 2, 2, 2, 1, 1, 0, 5, 2, 3, 1, 2, 3, 0, 1, 1, 0, 1, 3, 3, 2, 1, 3, 3, 0, 2, 5, 3, 1, 2, 1, 4, 2, 2, 2, 1, 1, 2, 2, 2, 2, 2, 1, 2, 5, 1, 1, 3, 2, 3, 3, 3, 1, 1, 1, 1, 1, 2, 1, 2, 1, 2, 0, 2, 5, 1, 1, 1, 3, 4, 1, 2, 3, 2, 2, 1, 0, 3, 2, 1, 3, 1, 1, 1, 1, 0, 4, 1, 1, 0, 2, 2, 2, 1, 1, 2, 1, 1, 2, 3, 3, 0, 1, 1, 1, 3, 1, 3, 2, 1, 1, 4, 2, 2, 2, 1, 2, 2, 2, 1, 1, 1, 2, 5, 2, 3, 1, 1, 1, 0, 0, 3, 3, 1, 3, 1, 1, 2, 3, 2, 1, 1, 1, 2, 1, 0, 1, 0, 4, 3, 0, 1, 1, 0, 2, 1, 1, 1, 3, 2, 0, 1, 1, 2, 0, 1, 4, 3, 0, 1, 3, 2, 2, 2, 1, 2, 3, 2, 1, 1, 3, 1, 1, 1, 2, 3, 1, 1, 1, 2, 3, 1, 4, 0, 1, 2, 2, 1, 2, 3, 3, 1, 2, 2, 2, 4, 2, 1, 1, 1, 1, 0, 1, 1, 3, 3, 2, 2, 1, 2, 2, 2, 2, 3, 0, 0, 0, 0, 3, 1, 1, 1, 0, 2, 1, 0, 0, 2, 1, 0, 4, 1, 2, 1, 2, 1, 0, 2, 2, 0, 3, 1, 0, 3, 1, 2, 0, 3, 3, 1, 0, 0, 1, 3, 1, 2, 0, 0, 3, 1, 5, 1, 4, 1, 3, 5, 1, 2, 0, 2, 0, 3, 1, 0, 1, 2, 1, 0, 1, 1, 1, 1, 0, 1, 3, 3, 0, 2, 3, 0, 1, 2, 1, 0, 0, 2, 2, 3, 3, 0, 0, 1, 2, 3, 0, 0, 3, 2, 0, 2, 2, 1, 0, 3, 0, 1, 4, 1, 0, 2, 2, 0, 3, 4, 1, 0, 1, 3, 4, 1, 2, 1, 0, 1, 3, 1, 1, 2, 1, 2, 0, 0, 2, 3, 4, 2, 2, 3, 4, 5, 2, 1, 1, 2, 1, 1, 1, 0, 1, 2, 2, 1, 1, 1, 1, 2, 3, 1, 2, 4, 1, 4, 3, 2, 3, 2, 1, 1, 2, 1, 1, 4, 2, 0, 3, 3, 3, 0, 3, 1, 3, 1, 3, 0, 1, 2, 2, 1, 3, 1, 2, 0, 2, 4, 0, 1, 4, 0, 3, 2, 2, 2, 4, 1, 3, 2, 1, 3, 1, 1, 2, 1, 1, 1, 0, 1, 0, 1, 3, 2, 1, 0, 1, 0, 3, 3, 1, 2, 1, 0, 1, 2, 2, 2, 3, 1, 1, 0, 1, 0, 2, 2, 1, 1, 1, 1, 0, 4, 0, 2, 4, 3, 1, 0, 2, 2, 3, 3, 0, 3, 1, 3, 2, 1, 2, 3, 2, 0, 0, 0, 2, 2, 1, 3, 1, 5, 1, 2, 3, 3, 2, 2, 3, 2, 1, 2, 2, 4, 2, 2, 2, 3, 4, 1, 1, 1, 1, 2, 2, 2, 2, 2, 2, 3, 2, 1, 3, 0, 5, 1, 0, 1, 2, 1, 3, 2, 3, 3, 2, 2, 1, 1, 1, 4, 2, 0, 2, 2, 5, 0, 2, 3, 2, 1, 3, 1, 3, 3, 1, 3, 1, 4, 4, 2, 4, 1, 1, 2, 2, 2, 1, 3, 1, 0, 0, 1, 1, 2, 2, 2, 1, 4, 5, 1, 2, 1, 1, 2, 1, 1, 0, 2, 2, 1, 0, 3, 1, 3, 1, 0, 0, 2, 2, 0, 2, 1, 1, 1, 1, 0, 2, 1, 1, 3, 3, 2, 1, 3, 2, 2, 1, 0, 2, 1, 3, 0, 2, 2, 2, 3, 0, 1, 3, 0, 2, 1, 3, 2, 1, 1, 0, 3, 1, 1, 0, 0, 1, 2, 1, 2, 0, 0, 3, 3, 1, 0, 2, 1, 1, 3, 1, 3, 3, 1, 1, 1, 5, 1, 2, 2, 2, 0, 3, 1, 1, 1, 1, 4, 3, 1, 1, 1, 1, 2, 1, 2, 3, 1, 2, 3, 3, 2, 5, 1, 2, 0, 2, 1, 3, 2, 2, 1, 1, 1, 2, 3, 1, 2, 1, 4, 2, 2, 3, 4, 2, 3, 1, 4, 1, 3, 3, 0, 1, 2, 1, 2, 3, 1, 2, 2, 1, 2, 3, 1, 1, 3, 3, 3, 2, 4, 1, 1, 2, 2, 3, 3, 0, 1, 3, 1, 2, 4, 0, 4, 1, 2, 3, 1, 1, 3, 2, 4, 3, 3, 0, 1, 2, 3, 2, 4, 0, 4, 5, 3, 3, 1, 0, 1, 1, 0, 1, 1, 1, 1, 2, 2, 2, 1, 2, 3, 1, 2, 1, 5, 1, 3, 4, 0, 4, 5, 1, 1, 3, 1, 4, 1, 2, 3, 2, 1, 1, 1, 2, 2, 2, 1, 1, 2, 2, 3, 1, 2, 2, 1, 2, 2, 2, 2, 2, 0, 4, 1, 4, 5, 3, 2, 1, 1, 4, 0, 0, 2, 2, 2, 0, 2, 1, 1, 1, 2, 1, 1, 1, 2, 1, 2, 3, 0, 1, 2, 4, 4, 2, 1, 2, 1, 1, 3, 1, 2, 1, 4, 3, 0, 3, 0, 1, 1, 2, 1, 2, 2, 1, 2, 2, 2, 3, 2, 4, 1, 5, 2, 3, 2, 0, 0, 2, 2, 3, 1, 1, 0, 4, 2, 2, 1, 2, 2, 3, 0, 4, 3, 2, 1, 4, 1, 3, 1, 3, 2, 4, 3, 5, 4, 2, 3, 0, 2, 2, 4, 2, 0, 2, 2, 0, 0, 0, 0, 5, 0, 2, 3, 2, 3, 3, 1, 1, 0, 4, 4, 0, 1, 2, 1, 2, 1, 1, 3, 3, 2, 2, 3, 0, 0, 1, 3, 1, 2, 2, 1, 3, 1, 1, 3, 1, 2, 5, 0, 3, 2, 1, 2, 4, 1, 2, 1, 2, 0, 3, 1, 1, 1, 1, 1, 2, 3, 4, 2, 1, 3, 0, 0, 1, 2, 3, 3, 3, 1, 3, 2, 1, 3, 2, 2, 1, 4, 1, 3, 1, 3, 2, 3, 1, 1, 3, 3, 2, 2, 2, 4, 0, 3, 1, 2, 1, 1, 2, 1, 0, 1, 2, 1, 4, 2, 1, 0, 2, 1, 2, 1, 1, 3, 1, 1, 0, 1, 2, 1, 2, 1, 2, 4, 4, 2, 2, 0, 2, 1, 2, 3, 1, 0, 0, 1, 2, 0, 1, 2, 0, 3, 4, 3, 1, 3, 1, 2, 0, 1, 2, 0, 3, 2, 0, 3, 2, 0, 3, 0, 1, 2, 1, 1, 3, 1, 1, 5, 1, 2, 0, 0, 1, 1, 1, 3, 1, 2, 1, 2, 3, 2, 1, 4, 2, 4, 4, 3, 4, 3, 5, 4, 3, 4, 1, 1, 1, 2, 3, 3, 3, 0, 0, 3, 1, 3, 4, 2, 3, 1, 2, 2, 4, 1, 1, 2, 4, 3, 1, 1, 1, 2, 2, 1, 3, 2, 1, 3, 3, 2, 3, 2, 2, 1, 5, 2, 3, 3, 1, 1, 1, 1, 2, 0, 2, 1, 1, 2, 2, 0, 1, 2, 2, 2, 3, 1, 0, 1, 1, 2, 2, 0, 3, 2, 1, 1, 1, 0, 2, 2, 1, 0, 1, 1, 0, 2, 0, 1, 3, 4, 2, 1, 0, 3, 1, 0, 3, 0, 0, 0, 1, 0, 1, 0, 2, 1, 1, 3, 2, 2, 3, 1, 1, 1, 1, 3, 2, 0, 0, 2, 0, 3, 1, 1, 2, 3, 4, 1, 1, 1, 2, 1, 1, 2, 3, 2, 0, 1, 2, 1, 4, 1, 2, 2, 2, 3, 1, 1, 1, 2, 1, 2, 2, 3, 3, 3, 3, 2, 4, 2, 1, 2, 2, 0, 0, 2, 1, 1, 1, 1, 2, 3, 3, 1, 4, 1, 2, 2, 2, 1, 2, 3, 2, 0, 1, 0, 1, 1, 1, 2, 3, 2, 1, 1, 3, 0, 4, 1, 0, 2, 1, 2, 1, 3, 0, 1, 2, 3, 2, 3, 4, 1, 2, 2, 2, 1, 0, 2, 1, 1, 0, 2, 1, 2, 1, 2, 3, 0, 4, 1, 1, 2, 1, 3, 2, 3, 0, 1, 0, 0, 3, 2, 1, 3, 2, 3, 2, 0, 0, 2, 1, 1, 4, 2, 0, 1, 2, 1, 2, 2, 3, 2, 1, 2, 1, 1, 0, 3, 2, 2, 2, 2, 0, 2, 1, 0, 0, 1, 4, 4, 1, 2, 0, 0, 1, 2, 2, 2, 2, 3, 3, 2, 1, 3, 2, 3, 2, 1, 1, 3, 1, 0, 2, 1, 1, 2, 2, 2, 1, 0, 2, 3, 0, 0, 0, 4, 2, 4, 1, 2, 2, 1, 1, 2, 2, 1, 1, 3, 0, 2, 1, 4, 1, 1, 0, 2, 4, 0, 2, 1, 2, 2, 2, 2, 2, 3, 4, 3, 1, 2, 1, 2, 0, 1, 1, 2, 1, 3, 1, 2, 1, 2, 0, 3, 0, 1, 4, 3, 2, 3, 4, 2, 3, 3, 1, 3, 2, 3, 1, 2, 2, 2, 2, 3, 0, 4, 0, 1, 2, 0, 1, 1, 2, 2, 1, 2, 0, 0, 1, 2, 2, 2, 3, 2, 2, 3, 2, 0, 1, 3, 2, 2, 1, 3, 1, 2, 1, 3, 3, 1, 0, 1, 3, 2, 2, 2, 1, 0, 2, 1, 2, 2, 1, 2, 2, 2, 1, 0, 2, 0, 4, 1, 3, 2, 0, 2, 2, 0, 2, 2, 3, 3, 0, 1, 2, 2, 3, 2, 1, 1, 1, 2, 3, 1, 2, 5, 0, 3, 0, 2, 1, 2, 0, 2, 2, 1, 2, 1, 1, 3, 3, 0, 2, 3, 3, 1, 1, 1, 2, 1, 2, 3, 3, 1, 2, 2, 5, 3, 1, 0, 2, 2, 3, 2, 3, 2, 4, 3, 2, 3, 2, 0, 3, 1, 2, 2, 2, 2, 1, 1, 1, 2, 0, 0, 1, 4, 3, 0, 2, 3, 0, 2, 1, 3, 3, 2, 6, 2, 3, 1, 2, 3, 1, 3, 2, 3, 3, 4, 4, 1, 5, 0, 0, 3, 2, 1, 1, 1, 2, 0, 0, 0, 0, 1, 5, 1, 3, 0, 4, 1, 2, 1, 1, 1, 0, 4, 2, 1, 3, 0, 2, 1, 4, 1, 0, 0, 3, 2, 3, 3, 1, 0, 2, 1, 1, 3, 1, 1, 2, 1, 2, 2, 2, 1, 1, 2, 1, 2, 4, 3, 1, 1, 3, 2, 1, 1, 1, 3, 0, 3, 2, 1, 2, 1, 1, 3, 1, 4, 2, 1, 3, 0, 0, 2, 1, 2, 2, 1, 2, 2, 3, 2, 2, 1, 2, 1, 2, 3, 4, 5, 0, 0, 5, 1, 1, 2, 1, 1, 2, 4, 2, 4, 0, 3, 2, 1, 1, 2, 1, 3, 3, 4, 0, 3, 0, 3, 1, 0, 2, 2, 0, 1, 2, 1, 1, 2, 2, 3, 1, 1, 0, 1, 0, 0, 2, 5, 1, 2, 1, 1, 1, 0, 2, 1, 1, 4, 0, 1, 1, 0, 1, 1, 2, 0, 2, 1, 1, 2, 3, 0, 2, 2, 0, 1, 1, 1, 1, 2, 3, 4, 2, 2, 0, 2, 3, 2, 1, 0, 1, 2, 2, 2, 2, 0, 1, 2, 0, 3, 1, 1, 2, 1, 2, 1, 2, 1, 2, 2, 1, 0, 0, 2, 2, 2, 0, 0, 1, 0, 1, 0, 1, 2, 1, 1, 2, 1, 2, 2, 1, 0, 1, 1, 0, 0, 1, 1, 4, 1, 2, 0, 2, 0, 3, 1, 1, 0, 0, 1, 0, 1, 3, 2, 1, 1, 4, 1, 1, 4, 3, 2, 0, 0, 2, 2, 1, 2, 5, 2, 2, 3, 3, 0, 0, 0, 1, 2, 3, 2, 0, 1, 1, 1, 2, 3, 2, 3, 0, 3, 0, 4, 3, 1, 1, 2, 3, 4, 2, 0, 1, 1, 1, 2, 2, 0, 3, 1, 2, 3, 4, 1, 2, 1, 3, 2, 2, 2, 2, 2, 4, 0, 1, 1, 2, 2, 0, 1, 2, 0, 1, 0, 3, 3, 3, 4, 4, 3, 0, 1, 3, 1, 3, 0, 3, 3, 0, 2, 1, 3, 1, 1, 0, 3, 1, 1, 2, 1, 0, 3, 0, 1, 3, 2, 1, 0, 2, 3, 0, 2, 2, 3, 3, 0, 2, 1, 1, 0, 2, 1, 2, 0, 1, 0, 2, 1, 1, 2, 2, 3, 0, 2, 1, 0, 3, 2, 2, 4, 2, 2, 1, 4, 2, 1, 1, 0, 2, 1, 5, 1, 1, 2, 2, 2, 0, 1, 4, 4, 2, 0, 4, 4, 0, 2, 0, 2, 3, 1, 1, 1, 1, 1, 2, 2, 2, 3, 0, 0, 3, 3, 1, 0, 2, 1, 1, 1, 0, 3, 0, 2, 1, 2, 0, 1, 1, 1, 0, 0, 1, 2, 4, 1, 3, 2, 3, 4, 1, 1, 2, 1, 1, 2, 3, 1, 0, 2, 1, 3, 2, 2, 0, 3, 0, 0, 2, 2, 3, 3, 0, 1, 1, 3, 3, 2, 2, 1, 1, 1, 1, 3, 2, 1, 2, 4, 2, 2, 2, 1, 2, 2, 0, 2, 1, 2, 2, 2, 3, 2, 4, 1, 0, 1, 0, 2, 1, 4, 0, 4, 2, 3, 1, 3, 1, 0, 3, 3, 2, 1, 1, 1, 3, 1, 0, 2, 1, 2, 0, 0, 1, 5, 1, 1, 2, 2, 2, 2, 2, 2, 2, 0, 1, 1, 1, 1, 2, 1, 2, 2, 2, 2, 2, 2, 1, 0, 2, 2, 0, 0, 4, 1, 3, 2, 1, 2, 0, 2, 2, 3, 1, 4, 2, 1, 2, 0, 0, 2, 2, 1, 3, 1, 2, 1, 3, 2, 2, 1, 2, 3, 1, 2, 2, 0, 1, 3, 2, 3, 1, 1, 3, 3, 1, 1, 1, 0, 1, 1, 1, 2, 0, 1, 2, 1, 0, 0, 2, 0, 0, 4, 2, 1, 1, 0, 2, 1, 1, 0, 2, 1, 3, 2, 2, 3, 2, 0, 2, 3, 2, 1, 1, 2, 2, 2, 1, 0, 1, 2, 0, 0, 0, 2, 1, 2, 2, 0, 1, 0, 2, 0, 1, 1, 3, 1, 2, 1, 1, 2, 1, 2, 0, 0, 1, 2, 3, 3, 2, 1, 2, 0, 1, 2, 0, 3, 1, 1, 1, 1, 1, 1, 1, 2, 1, 1, 0, 1, 2, 1, 1, 2, 2, 1, 0, 4, 2, 1, 3, 3, 1, 2, 1, 2, 2, 2, 4, 2, 2, 1, 2, 2, 4, 1, 1, 3, 3, 3, 2, 1, 1, 2, 2, 1, 2, 2, 3, 0, 1, 3, 3, 1, 5, 1, 3, 2, 0, 1, 4, 0, 2, 1, 0, 3, 1, 2, 1, 1, 1, 4, 2, 0, 3, 1, 2, 2, 2, 1, 4, 3, 2, 3, 2, 1, 1, 2, 2, 2, 1, 2, 2, 4, 3, 2, 2, 3, 3, 3, 1, 1, 1, 1, 0, 0, 3, 3, 1, 2, 2, 2, 3, 0, 1, 0, 2, 4, 1, 3, 2, 3, 0, 0, 3, 2, 0, 4, 2, 2, 3, 2, 1, 4, 1, 2, 5, 1, 5, 4, 4, 3, 1, 2, 1, 1, 0, 1, 0, 1, 1, 0, 2, 1, 1, 1, 0, 3, 1, 0, 0, 1, 0, 0, 2, 1, 0, 0, 1, 0, 0, 1, 0, 0, 0, 0, 0, 1, 0, 0, 1, 0, 1, 0, 2, 3, 2, 3, 3, 2, 1, 2, 0, 3, 1, 1, 2, 1, 2, 3, 5, 1, 1, 3, 0, 2, 0, 0, 0, 2, 2, 1, 0, 2, 1, 3, 3, 3, 1, 0, 3, 3, 2, 0, 0, 4, 3, 3, 1, 1, 2, 2, 2, 1, 0, 0, 1, 2, 0, 1, 1, 2, 4, 1, 2, 2, 1, 1, 2, 2, 1, 2, 0, 0, 0, 2, 1, 1, 3, 0, 2, 1, 2, 1, 4, 2, 2, 2, 4, 1, 2, 2, 3, 1, 2, 2, 1, 2, 0, 1, 2, 2, 2, 1, 3, 2, 2, 1, 1, 1, 1, 2, 3, 1, 1, 2, 0, 2, 0, 2, 3, 2, 1, 2, 3, 2, 2, 1, 1, 1, 3, 1, 0, 1, 3, 2, 1, 2, 0, 0, 0, 0, 0, 2, 2, 2, 3, 1, 3, 0, 1, 3, 3, 3, 3, 2, 2, 3, 2, 0, 1, 0, 0, 2, 0, 3, 3, 5, 2, 4, 2, 4, 2, 1, 4, 2, 3, 2, 1, 4, 0, 0, 2, 2, 1, 1, 1, 2, 3, 2, 4, 1, 2, 0, 3, 2, 1, 1, 2, 0, 1, 1, 2, 0, 2, 2, 0, 1, 1, 0, 2, 1, 0, 0, 0, 2, 2, 1, 3, 1, 0, 1, 0, 0, 2, 1, 1, 0, 0, 1, 0, 0, 2, 0, 2, 1, 1, 1, 2, 1, 1, 2, 0, 1, 1, 0, 2, 0, 5, 1, 2, 4, 4, 4, 2, 2, 1, 0, 3, 1, 2, 0, 0, 0, 0, 2, 1, 1, 1, 0, 3, 1, 0, 2, 1, 0, 3, 1, 3, 2, 0, 3, 3, 2, 2, 1, 2, 2, 3, 2, 3, 2, 2, 1, 0, 3, 2, 1, 2, 1, 2, 1, 2, 3, 4, 1, 3, 3, 3, 3, 3, 0, 1, 1, 1, 1, 4, 2, 3, 2, 0, 0, 1, 1, 1, 3, 1, 1, 3, 1, 3, 1, 2, 1, 1, 2, 2, 1, 2, 4, 3, 3, 2, 2, 0, 1, 0, 1, 1, 1, 0, 1, 2, 0, 1, 1, 1, 2, 1, 0, 0, 1, 0, 1, 1, 1, 0, 1, 0, 0, 0, 1, 0, 0, 0, 0, 0, 0, 1, 0, 0, 0, 0, 0, 0, 1, 1, 3, 2, 3, 2, 0, 4, 0, 1, 1, 1, 1, 3, 2, 0, 1, 3, 2, 2, 0, 2, 5, 3, 3, 3, 3, 2, 4, 1, 4, 2, 1, 4, 2, 3, 2, 1, 4, 0, 0, 2, 2, 1, 1, 1, 2, 3, 2, 4, 1, 2, 0, 3, 2, 1, 1, 2, 0, 1, 1, 2, 0, 2, 2, 0, 1, 1, 0, 2, 1, 0, 0, 0, 2, 2, 1, 3, 1, 0, 1, 0, 0, 2, 1, 1, 0, 0, 1, 0, 0, 2, 0, 1, 1, 2, 0, 0, 1, 2, 1, 2, 3, 1, 0, 2, 1, 0, 0, 2, 0, 2, 0, 2, 1, 0, 1, 1, 1, 2, 1, 4, 1, 0, 3, 0, 4, 2, 3, 4, 1, 5, 3, 3, 5, 3, 3, 2, 2, 2, 3, 3, 0, 1, 0, 2, 1, 3, 2, 0, 1, 1, 0, 2, 2, 3, 4, 1, 4, 2, 4, 6, 3, 3, 3, 2, 2, 0, 2, 3, 4, 4, 1, 0, 2, 1, 1, 1, 3, 3, 3, 3, 3, 3, 4, 1, 1, 1, 2, 2, 1, 3, 2, 2, 2, 2, 3, 2, 3, 1, 1, 0, 2, 2, 3, 3, 3, 1, 1, 1, 1, 0, 1, 3, 0, 0, 0, 1, 0, 0, 2, 1, 2, 2, 2, 3, 1, 2, 1, 0, 2, 2, 1, 0, 2, 1, 0, 1, 2, 3, 4, 2, 4, 3, 1, 4, 1, 1, 3, 1, 1, 2, 2, 3, 2, 0, 2, 2, 2, 1, 3, 1, 3, 1, 3, 3, 2, 3, 1, 0, 2, 1, 1, 2, 0, 0, 2, 2, 3, 1, 2, 2, 3, 4, 4, 5, 4, 1, 1, 2, 1, 1, 2, 1, 2, 2, 3, 3, 2, 1, 2, 1, 1, 1, 2, 1, 2, 2, 1, 2, 0, 0, 1, 1, 1, 2, 2, 2, 3, 2, 0, 2, 1, 1, 1, 0, 2, 3, 2, 2, 2, 2, 2, 2, 0, 2, 0, 1, 3, 2, 1, 2, 0, 1, 1, 0, 0, 2, 0, 4, 1, 2, 3, 4, 2, 0, 0, 1, 3, 3, 1, 1, 1, 2, 0, 1, 4, 2, 0, 0, 0, 2, 1, 2, 0, 1, 0, 2, 3, 2, 2, 3, 1, 0, 3, 3, 5, 2, 2, 1, 1, 1, 1, 2, 4, 0, 1, 1, 1, 1, 3, 1, 2, 2, 0, 0, 1, 2, 1, 3, 2, 1, 0, 2, 0, 1, 0, 2, 2, 2, 0, 2, 1, 1, 2, 1, 2, 1, 2, 1, 3, 4, 1, 1, 2, 1, 1, 3, 1, 2, 1, 2, 3, 1, 1, 1, 0, 1, 5, 2, 1, 2, 3, 1, 2, 2, 2, 2, 0, 2, 1, 1, 0, 0, 2, 2, 2, 2, 0, 1, 1, 2, 1, 2, 3, 0, 3, 1, 4, 2, 3, 4, 1, 1, 2, 3, 2, 1, 1, 1, 1, 1, 1, 5, 0, 3, 1, 4, 2, 2, 1, 2, 1, 2, 3, 3, 4, 0, 2, 1, 1, 3, 2, 2, 1, 0, 1, 2, 2, 2, 1, 1, 2, 2, 2, 2, 1, 1, 3, 0, 0, 1, 0, 0, 2, 2, 1, 2, 1, 1, 2, 1, 1, 1, 1, 0, 3, 2, 1, 1, 0, 1, 1, 0, 0, 2, 1, 0, 1, 2, 2, 3, 2, 0, 1, 3, 1, 1, 0, 1, 1, 2, 1, 2, 0, 0, 3, 0, 1, 1, 0, 2, 1, 0, 1, 2, 3, 3, 0, 4, 2, 2, 0, 0, 0, 1, 1, 0, 2, 0, 1, 2, 2, 1, 1, 0, 0, 2, 2, 2, 1, 1, 1, 1, 0, 1, 1, 0, 0, 1, 1, 1, 1, 2, 0, 1, 4, 0, 2, 3, 3, 0, 1, 2, 3, 3, 3, 0, 1, 1, 2, 1, 0, 2, 1, 1, 2, 1, 1, 2, 2, 0, 1, 2, 1, 0, 3, 2, 0, 0, 2, 4, 2, 2, 2, 3, 2, 2, 1, 1, 0, 1, 2, 1, 0, 2, 0, 1, 0, 2, 3, 3, 1, 1, 1, 2, 0, 2, 3, 0, 2, 3, 1, 1, 2, 0, 1, 3, 2, 1, 1, 1, 3, 2, 1, 1, 3, 2, 1, 5, 2, 1, 2, 1, 1, 2, 3, 3, 2, 1, 4, 1, 0, 0, 3, 5, 2, 0, 3, 2, 2, 2, 2, 2, 0, 2, 2, 2, 5, 2, 4, 2, 1, 3, 0, 1, 2, 1, 3, 2, 1, 2, 1, 2, 0, 0, 0, 1, 1, 1, 3, 1, 0, 0, 3, 2, 1, 0, 2, 2, 3, 1, 2, 1, 2, 0, 1, 2, 1, 2, 2, 3, 2, 1, 0, 3, 1, 4, 1, 1, 0, 1, 1, 2, 3, 1, 3, 0, 0, 1, 0, 1, 2, 5, 1, 1, 4, 0, 2, 1, 0, 1, 0, 0, 3, 0, 1, 3, 3, 3, 3, 1, 2, 2, 4, 6, 1, 5, 6, 0, 2, 4, 2, 3, 3, 3, 3, 1, 1, 1, 2, 2, 2, 2, 1, 2, 6, 2, 4, 0, 1, 5, 3, 2, 1, 1, 2, 3, 2, 4, 1, 3, 2, 2, 0, 2, 2, 0, 0, 3, 4, 1, 2, 3, 0, 0, 3, 2, 1, 3, 4, 2, 1, 1, 3, 2, 1, 1, 2, 2, 2, 3, 3, 3, 2, 3, 3, 1, 1, 1, 2, 2, 3, 2, 2, 3, 2, 3, 5, 2, 0, 1, 2, 1, 4, 1, 5, 3, 2, 1, 2, 2, 2, 2, 0, 2, 2, 2, 1, 3, 3, 3, 3, 2, 0, 0, 2, 1, 4, 1, 0, 1, 3, 2, 3, 1, 2, 1, 1, 0, 2, 1, 2, 1, 2, 2, 2, 2, 1, 1, 2, 2, 2, 1, 1, 3, 0, 2, 3, 3, 2, 3, 2, 3, 1, 1, 3, 4, 0, 2, 3, 1, 1, 2, 1, 1, 3, 4, 1, 4, 2, 5, 1, 1, 1, 0, 3, 0, 2, 1, 1, 1, 0, 1, 1, 2, 2, 1, 2, 1, 4, 1, 3, 1, 0, 2, 4, 3, 2, 2, 0, 2, 0, 4, 2, 1, 2, 3, 1, 0, 0, 3, 2, 2, 0, 1, 3, 2, 2, 2, 1, 0, 1, 2, 2, 2, 3, 1, 2, 3, 3, 2, 1, 2, 1, 1, 0, 2, 2, 0, 2, 2, 2, 2, 2, 0, 3, 1, 1, 2, 2, 0, 1, 1, 2, 0, 2, 1, 1, 3, 2, 2, 0, 1, 1, 0, 3, 3, 2, 2, 3, 1, 1, 0, 1, 3, 1, 1, 0, 1, 2, 1, 0, 2, 1, 1, 2, 4, 3, 2, 3, 1, 1, 0, 2, 2, 3, 2, 2, 1, 1, 3, 3, 2, 1, 1, 2, 2, 1, 3, 0, 5, 0, 2, 2, 1, 3, 1, 2, 1, 2, 1, 1, 1, 1, 2, 3, 3, 1, 2, 2, 1, 4, 1, 0, 2, 3, 1, 0, 1, 1, 0, 0, 0, 1, 1, 1, 3, 1, 2, 1, 1, 0, 0, 2, 4, 2, 1, 2, 1, 2, 3, 1, 1, 3, 4, 3, 0, 1, 2, 2, 0, 2, 2, 0, 2, 3, 2, 1, 2, 1, 1, 3, 2, 0, 2, 3, 1, 2, 2, 1, 2, 4, 2, 4, 2, 1, 2, 3, 2, 2, 1, 2, 3, 3, 3, 2, 1, 1, 3, 1, 1, 2, 3, 0, 3, 0, 0, 0, 3, 3, 2, 0, 1, 1, 1, 1, 1, 1, 1, 0, 1, 4, 1, 0, 2, 2, 1, 1, 2, 3, 0, 1, 1, 1, 4, 2, 0, 0, 2, 1, 3, 1, 3, 0, 4, 0, 1, 1, 2, 2, 1, 0, 0, 0, 1, 3, 1, 1, 0, 2, 1, 1, 0, 1, 3, 1, 3, 2, 1, 2, 1, 0, 0, 3, 3, 2, 3, 2, 4, 0, 1, 1, 3, 1, 2, 3, 1, 3, 1, 1, 2, 1, 1, 2, 2, 1, 2, 1, 3, 3, 1, 1, 3, 2, 1, 3, 0, 2, 1, 3, 0, 2, 0, 2, 1, 1, 0, 4, 1, 3, 3, 2, 3, 3, 2, 3, 1, 1, 3, 2, 3, 1, 1, 3, 1, 5, 2, 1, 2, 0, 1, 1, 1, 0, 0, 2, 1, 2, 1, 1, 2, 2, 0, 3, 1, 3, 1, 2, 3, 1, 0, 2, 2, 2, 2, 0, 2, 2, 2, 1, 0, 3, 1, 0, 2, 3, 3, 2, 2, 5, 2, 0, 2, 2, 1, 3, 2, 3, 1, 2, 4, 1, 2, 4, 2, 0, 2, 1, 2, 0, 4, 3, 0, 0, 3, 2, 0, 1, 0, 1, 3, 0, 2, 2, 2, 1, 1, 4, 4, 2, 3, 3, 2, 2, 1, 2, 1, 4, 2, 3, 3, 0, 3, 0, 2, 1, 6, 2, 0, 2, 3, 4, 3, 2, 0, 1, 3, 3, 2, 1, 1, 1, 1, 1, 2, 3, 1, 2, 2, 2, 1, 2, 1, 0, 4, 2, 3, 3, 4, 2, 2, 2, 0, 2, 0, 0, 2, 0, 0, 1, 1, 2, 2, 1, 0, 0, 0, 0, 0, 2, 2, 3, 1, 0, 2, 2, 2, 5, 3, 3, 2, 0, 1, 1, 2, 1, 1, 2, 2, 2, 1, 2, 1, 3, 2, 1, 0, 1, 1, 0, 0, 1, 1, 1, 2, 2, 2, 2, 1, 1, 1, 3, 0, 0, 4, 2, 0, 0, 2, 3, 1, 2, 2, 2, 2, 3, 0, 3, 3, 1, 1, 1, 2, 1, 4, 1, 2, 2, 1, 4, 2, 1, 2, 2, 2, 2, 1, 0, 2, 0, 0, 2, 0, 4, 2, 2, 2, 1, 0, 1, 2, 1, 2, 2, 1, 2, 1, 1, 3, 1, 2, 2, 0, 2, 1, 0, 1, 2, 4, 1, 0, 1, 3, 2, 0, 1, 2, 1, 2, 0, 1, 2, 3, 1, 1, 1, 3, 2, 1, 0, 6, 4, 1, 0, 1, 3, 0, 2, 4, 1, 0, 2, 0, 1, 3, 3, 1, 1, 1, 3, 0, 0, 1, 1, 2, 2, 3, 3, 2, 1, 1, 2, 0, 2, 2, 1, 3, 3, 2, 0, 2, 2, 2, 2, 3, 3, 1, 2, 2, 3, 1, 2, 1, 1, 5, 2, 5, 2, 1, 1, 2, 1, 4, 4, 1, 3, 2, 2, 2, 4, 0, 2, 2, 1, 1, 0, 1, 0, 0, 0, 0, 2, 2, 2, 4, 1, 2, 2, 1, 1, 1, 1, 0, 2, 2, 0, 1, 2, 0, 3, 0, 1, 1, 2, 0, 1, 3, 1, 1, 1, 1, 1, 2, 1, 0, 0, 1, 1, 3, 2, 0, 1, 3, 1, 0, 1, 1, 4, 0, 0, 2, 3, 5, 1, 2, 1, 2, 0, 0, 2, 2, 1, 2, 3, 1, 0, 2, 4, 0, 2, 1, 1, 2, 0, 2, 2, 1, 2, 1, 2, 0, 1, 2, 1, 0, 3, 2, 1, 2, 1, 1, 3, 0, 1, 1, 0, 2, 2, 2, 1, 1, 1, 1, 2, 2, 2, 2, 3, 0, 2, 1, 3, 0, 0, 3, 0, 1, 0, 0, 2, 1, 2, 1, 2, 0, 0, 3, 2, 1, 2, 2, 1, 1, 2, 3, 3, 2, 1, 0, 3, 0, 3, 2, 0, 0, 0, 1, 2, 1, 0, 1, 1, 3, 3, 2, 3, 1, 2, 2, 3, 1, 1, 0, 1, 2, 4, 1, 1, 3, 3, 0, 2, 2, 1, 1, 2, 1, 0, 0, 3, 1, 0, 2, 2, 1, 1, 1, 1, 3, 2, 1, 1, 3, 1, 3, 1, 3, 1, 2, 1, 0, 2, 2, 1, 2, 2, 2, 1, 2, 2, 1, 1, 1, 1, 2, 2, 3, 4, 3, 3, 1, 2, 3, 1, 2, 2, 3, 2, 3, 3, 3, 1, 0, 3, 1, 2, 0, 2, 1, 1, 1, 1, 2, 2, 3, 0, 1, 1, 1, 0, 2, 2, 0, 4, 0, 1, 2, 0, 1, 3, 3, 0, 1, 2, 1, 2, 0, 3, 3, 3, 2, 1, 1, 1, 0, 2, 2, 1, 3, 0, 1, 2, 1, 2, 2, 3, 2, 3, 0, 4, 1, 2, 1, 2, 2, 1, 2, 2, 2, 3, 1, 1, 1, 2, 1, 1, 2, 1, 3, 0, 2, 1, 2, 3, 2, 2, 3, 3, 1, 2, 3, 2, 0, 1, 2, 1, 3, 1, 0, 2, 1, 1, 2, 0, 1, 4, 3, 1, 3, 0, 1, 3, 1, 3, 1, 2, 1, 2, 0, 4, 2, 0, 1, 2, 0, 2, 1, 1, 4, 2, 2, 0, 1, 2, 2, 0, 0, 2, 2, 1, 1, 1, 0, 1, 0, 1, 2, 2, 1, 0, 2, 1, 1, 1, 1, 0, 2, 1, 1, 1, 1, 3, 1, 2, 1, 4, 3, 2, 1, 1, 3, 1, 2, 2, 1, 3, 1, 1, 0, 0, 1, 0, 2, 0, 3, 2, 1, 0, 2, 1, 1, 0, 4, 1, 1, 2, 1, 2, 4, 0, 1, 3, 2, 3, 3, 2, 2, 2, 2, 2, 2, 2, 1, 0, 2, 0, 1, 1, 2, 1, 0, 1, 0, 1, 2, 0, 2, 0, 0, 0, 2, 1, 1, 3, 2, 0, 1, 3, 2, 1, 0, 1, 2, 2, 2, 2, 1, 1, 3, 0, 3, 2, 0, 2, 3, 0, 1, 1, 2, 1, 1, 0, 2, 2, 1, 1, 1, 2, 3, 3, 0, 2, 4, 1, 0, 3, 1, 2, 2, 0, 4, 1, 1, 0, 1, 2, 3, 3, 0, 2, 2, 1, 2, 0, 0, 0, 0, 1, 2, 1, 2, 3, 1, 3, 1, 0, 1, 1, 1, 1, 1, 2, 2, 2, 1, 1, 2, 2, 2, 2, 1, 1, 4, 0, 2, 1, 2, 3, 2, 2, 1, 1, 0, 0, 1, 1, 2, 1, 3, 2, 1, 3, 1, 1, 2, 1, 1, 3, 2, 3, 3, 2, 2, 0, 2, 1, 1, 1, 2, 0, 0, 0, 1, 1, 4, 2, 2, 2, 1, 1, 2, 3, 1, 2, 2, 2, 3, 1, 1, 1, 2, 1, 3, 1, 2, 0, 2, 3, 3, 0, 1, 1, 2, 3, 0, 3, 1, 2, 1, 2, 1, 2, 3, 2, 0, 1, 0, 1, 2, 2, 1, 2, 2, 2, 1, 2, 1, 1, 2, 1, 2, 1, 3, 2, 0, 3, 1, 2, 0, 1, 2, 1, 2, 1, 3, 2, 1, 1, 0, 2, 0, 1, 1, 0, 2, 3, 3, 3, 1, 3, 3, 0, 2, 2, 0, 0, 2, 2, 2, 0, 0, 1, 2, 2, 1, 3, 0, 2, 1, 0, 0, 3, 2, 0, 1, 1, 1, 2, 3, 2, 2, 0, 1, 1, 0, 2, 2, 2, 3, 2, 1, 3, 1, 1, 2, 4, 0, 2, 0, 1, 2, 1, 0, 2, 2, 2, 1, 1, 0, 2, 1, 2, 1, 0, 0, 2, 0, 2, 2, 0, 2, 0, 1, 2, 0, 3, 3, 2, 3, 2, 1, 1, 2, 1, 0, 1, 0, 3, 1, 2, 5, 3, 3, 2, 3, 1, 1, 1, 4, 1, 2, 2, 2, 1, 0, 0, 3, 3, 2, 1, 2, 2, 2, 1, 1, 1, 3, 1, 1, 1, 3, 1, 2, 2, 4, 2, 1, 1, 4, 1, 1, 2, 2, 1, 0, 1, 2, 0, 0, 3, 1, 0, 1, 0, 0, 1, 1, 2, 1, 0, 2, 3, 1, 2, 2, 2, 2, 0, 2, 2, 3, 3, 1, 3, 3, 1, 1, 2, 1, 2, 4, 3, 0, 4, 1, 1, 4, 0, 0, 2, 2, 3, 0, 2, 1, 2, 2, 0, 1, 1, 0, 3, 2, 1, 1, 2, 0, 2, 2, 1, 1, 2, 2, 1, 2, 0, 0, 2, 2, 1, 2, 3, 3, 0, 0, 1, 3, 1, 2, 0, 1, 4, 1, 2, 0, 3, 1, 4, 3, 1, 2, 1, 1, 4, 1, 3, 0, 2, 2, 3, 1, 1, 1, 0, 2, 0, 0, 2, 2, 2, 3, 2, 1, 1, 2, 3, 1, 1, 2, 1, 2, 1, 0, 2, 6, 2, 2, 2, 0, 2, 1, 0, 3, 2, 0, 0, 1, 0, 3, 1, 3, 1, 3, 2, 2, 2, 2, 2, 2, 1, 0, 2, 2, 1, 2, 2, 0, 1, 2, 3, 1, 1, 3, 1, 2, 0, 0, 2, 1, 3, 2, 2, 3, 1, 2, 3, 0, 2, 3, 0, 2, 2, 2, 1, 1, 2, 1, 0, 2, 5, 0, 1, 1, 3, 2, 1, 1, 1, 2, 3, 2, 3, 1, 2, 3, 1, 1, 0, 1, 1, 1, 4, 4, 2, 3, 1, 2, 3, 1, 1, 0, 4, 1, 1, 3, 2, 2, 1, 0, 1, 0, 1, 2, 0, 0, 1, 1, 4, 1, 2, 4, 1, 3, 2, 2, 2, 1, 1, 1, 2, 3, 2, 0, 1, 4, 5, 2, 3, 3, 2, 1, 0, 4, 2, 2, 2, 1, 0, 1, 2, 1, 1, 2, 2, 1, 4, 2, 0, 3, 2, 0, 2, 1, 0, 3, 1, 2, 1, 2, 4, 2, 1, 2, 4, 1, 2, 2, 1, 2, 1, 2, 2, 3, 2, 3, 4, 2, 0, 4, 2, 2, 3, 2, 2, 2, 1, 1, 2, 4, 3, 0, 1, 2, 4, 0, 1, 2, 2, 4, 3, 4, 2, 2, 3, 2, 4, 4, 2, 2, 3, 3, 1, 3, 0, 1, 3, 2, 2, 2, 2, 1, 3, 3, 2, 2, 1, 1, 1, 2, 1, 2, 2, 2, 2, 1, 3, 2, 5, 2, 0, 3, 2, 1, 1, 3, 4, 1, 1, 4, 1, 2, 2, 1, 1, 1, 3, 2, 2, 0, 5, 3, 1, 1, 2, 2, 3, 0, 3, 2, 1, 3, 4, 3, 4, 2, 4, 4, 1, 2, 0, 3, 2, 1, 2, 1, 1, 4, 4, 2, 4, 2, 1, 1, 2, 2, 1, 1, 1, 2, 2, 3, 2, 0, 3, 3, 3, 1, 0, 3, 0, 1, 3, 2, 3, 2, 0, 2, 2, 4, 1, 2, 4, 2, 1, 3, 3, 0, 0, 3, 2, 2, 2, 2, 2, 1, 3, 2, 2, 3, 2, 1, 2, 2, 2, 1, 1, 2, 2, 3, 2, 2, 4, 3, 0, 3, 2, 3, 2, 1, 2, 1, 2, 3, 3, 4, 2, 4, 3, 3, 2, 1, 2, 1, 1, 1, 1, 1, 0, 0, 5, 1, 0, 1, 3, 2, 1, 2, 2, 2, 1, 1, 2, 2, 3, 2, 1, 0, 2, 2, 2, 0, 2, 0, 1, 1, 3, 1, 2, 0, 4, 2, 1, 2, 3, 0, 3, 2, 4, 2, 3, 0, 4, 3, 1, 1, 1, 2, 0, 3, 2, 1, 2, 4, 2, 4, 4, 2, 1, 1, 3, 1, 2, 1, 2, 3, 2, 2, 2, 2, 6, 0, 5, 2, 0, 2, 1, 3, 4, 3, 2, 0, 1, 1, 4, 2, 4, 1, 1, 2, 1, 1, 3, 3, 0, 2, 1, 2, 2, 0, 3, 1, 1, 1, 2, 1, 3, 2, 5, 2, 1, 3, 2, 3, 2, 2, 3, 2, 0, 2, 3, 2, 3, 1, 2, 1, 2, 2, 0, 1, 2, 1, 2, 1, 4, 2, 2, 4, 1, 3, 3, 2, 0, 2, 0, 1, 5, 4, 2, 2, 1, 4, 1, 3, 2, 3, 1, 2, 2, 2, 1, 0, 5, 3, 0, 0, 1, 5, 1, 2, 0, 1, 2, 1, 2, 2, 2, 4, 1, 3, 4, 2, 2, 4, 1, 1, 3, 2, 1, 3, 5, 2, 4, 3, 3, 5, 0, 2, 2, 5, 2, 2, 2, 1, 3, 3, 1, 1, 1, 5, 3, 2, 3, 0, 3, 3, 1, 1, 2, 3, 4, 2, 4, 2, 2, 3, 1, 2, 2, 3, 3, 1, 2, 1, 2, 4, 3, 3, 2, 2, 1, 3, 4, 1, 2, 4, 4, 0, 4, 4, 2, 0, 2, 3, 1, 1, 4, 3, 1, 2, 4, 4, 1, 3, 1, 3, 2, 1, 4, 3, 4, 3, 3, 2, 3, 1, 2, 1, 1, 3, 5, 3, 2, 3, 4, 2, 2, 0, 1, 2, 1, 1, 5, 2, 1, 3, 1, 1, 4, 3, 3, 4, 2, 2, 3, 2, 1, 0, 2, 2, 2, 1, 2, 3, 1, 2, 5, 3, 2, 3, 1, 1, 0, 3, 1, 3, 2, 3, 4, 0, 1, 1, 3, 3, 2, 2, 1, 2, 3, 1, 1, 2, 0, 2, 1, 2, 1, 3, 1, 5, 2, 4, 0, 1, 1, 5, 2, 2, 3, 1, 2, 2, 4, 2, 2, 4, 4, 1, 5, 2, 2, 3, 3, 3, 3, 3, 2, 3, 2, 4, 0, 1, 1, 1, 2, 2, 2, 6, 2, 0, 1, 1, 3, 3, 2, 1, 4, 1, 1, 1, 1, 4, 1, 1, 1, 4, 5, 0, 5, 2, 1, 0, 2, 1, 1, 2, 3, 2, 1, 2, 1, 2, 3, 2, 3, 1, 1, 1, 2, 1, 5, 5, 1, 1, 1, 2, 2, 0, 2, 3, 0, 4, 1, 1, 2, 3, 2, 4, 2, 3, 2, 2, 3, 0, 4, 1, 2, 3, 3, 2, 2, 1, 2, 5, 2, 0, 3, 2, 1, 2, 1, 1, 3, 2, 2, 3, 2, 2, 1, 2, 0, 1, 4, 5, 3, 2, 2, 0, 2, 2, 0, 3, 2, 1, 1, 1, 2, 1, 0, 2, 3, 1, 1, 1, 1, 1, 1, 2, 1, 1, 2, 3, 0, 4, 1, 1, 2, 2, 3, 2, 1, 1, 0, 1, 3, 2, 1, 2, 1, 5, 1, 2, 5, 1, 0, 2, 0, 1, 1, 0, 3, 4, 5, 1, 0, 2, 2, 1, 2, 1, 2, 2, 0, 2, 1, 4, 4, 3, 3, 4, 5, 3, 0, 1, 5, 2, 3, 1, 0, 3, 5, 1, 1, 0, 0, 2, 3, 1, 1, 1, 1, 1, 1, 2, 2, 0, 5, 2, 1, 3, 4, 1, 0, 1, 5, 0, 1, 2, 1, 2, 3, 1, 4, 1, 3, 0, 1, 0, 0, 3, 1, 4, 3, 0, 0, 2, 1, 2, 2, 4, 0, 1, 1, 1, 1, 1, 1, 2, 2, 3, 0, 1, 2, 2, 5, 2, 2, 0, 2, 3, 2, 2, 0, 1, 3, 3, 0, 3, 0, 3, 0, 1, 1, 4, 1, 1, 1, 1, 5, 1, 1, 3, 1, 2, 2, 1, 0, 2, 0, 1, 5, 0, 5, 3, 1, 0, 1, 3, 0, 3, 2, 2, 2, 2, 2, 2, 2, 1, 1, 2, 1, 3, 2, 2, 4, 3, 1, 2, 3, 0, 1, 2, 2, 2, 1, 1, 3, 1, 2, 2, 1, 2, 1, 1, 4, 1, 1, 1, 1, 3, 0, 1, 2, 0, 2, 2, 0, 4, 3, 2, 3, 2, 2, 2, 0, 1, 0, 3, 0, 2, 0, 1, 2, 2, 1, 3, 2, 2, 1, 2, 2, 1, 6, 1, 4, 1, 3, 2, 1, 2, 2, 2, 2, 2, 2, 2, 3, 0, 0, 1, 1, 1, 0, 2, 0, 4, 2, 1, 0, 0, 0, 2, 1, 0, 1, 1, 2, 3, 2, 3, 2, 2, 3, 2, 1, 0, 3, 2, 3, 1, 3, 1, 1, 3, 1, 2, 1, 1, 1, 1, 3, 1, 2, 2, 1, 2, 0, 1, 1, 1, 1, 2, 1, 2, 3, 2, 2, 1, 1, 1, 2, 2, 3, 0, 1, 2, 3, 0, 1, 3, 0, 1, 1, 1, 3, 1, 1, 3, 2, 2, 2, 2, 0, 4, 1, 2, 2, 2, 3, 3, 2, 0, 3, 3, 0, 2, 3, 2, 2, 2, 0, 3, 4, 4, 2, 2, 0, 4, 2, 1, 0, 2, 1, 1, 2, 1, 3, 3, 0, 2, 2, 1, 2, 0, 5, 2, 2, 5, 2, 3, 2, 1, 2, 2, 1, 5, 0, 1, 1, 1, 1, 3, 0, 3, 3, 3, 1, 4, 2, 1, 2, 1, 0, 0, 1, 2, 1, 2, 3, 2, 2, 1, 5, 2, 1, 4, 1, 3, 2, 1, 1, 2, 2, 0, 2, 1, 3, 2, 2, 3, 3, 0, 3, 2, 1, 3, 1, 2, 1, 2, 2, 1, 3, 0, 5, 2, 1, 3, 2, 4, 1, 0, 1, 2, 1, 2, 2, 1, 2, 1, 2, 2, 1, 0, 2, 3, 1, 0, 1, 0, 2, 4, 0, 0, 3, 0, 2, 4, 5, 0, 2, 1, 1, 2, 0, 1, 1, 0, 1, 2, 1, 2, 2, 2, 2, 2, 3, 1, 2, 1, 1, 2, 2, 2, 0, 2, 1, 3, 1, 2, 1, 2, 3, 0, 0, 0, 4, 2, 0, 2, 2, 3, 3, 1, 1, 2, 2, 2, 2, 0, 2, 2, 2, 1, 3, 1, 3, 3, 1, 1, 1, 2, 0, 3, 0, 3, 2, 0, 2, 2, 3, 1, 3, 4, 2, 4, 3, 1, 2, 2, 2, 2, 2, 2, 3, 0, 2, 1, 1, 3, 3, 2, 2, 3, 2, 1, 1, 2, 3, 2, 4, 2, 4, 1, 1, 0, 1, 0, 0, 2, 0, 1, 1, 3, 1, 5, 2, 2, 1, 2, 2, 0, 2, 2, 2, 3, 1, 2, 1, 1, 0, 2, 4, 3, 0, 1, 1, 1, 0, 3, 0, 3, 2, 3, 0, 2, 2, 2, 3, 1, 1, 2, 0, 2, 3, 1, 1, 1, 2, 0, 2, 3, 3, 0, 2, 0, 2, 2, 2, 3, 5, 2, 0, 4, 1, 3, 2, 2, 3, 4, 2, 0, 0, 1, 2, 3, 2, 1, 1, 1, 2, 2, 3, 1, 0, 1, 1, 3, 2, 0, 2, 1, 0, 3, 0, 1, 0, 2, 1, 3, 3, 0, 2, 2, 4, 4, 1, 1, 0, 2, 5, 3, 1, 1, 3, 2, 3, 4, 2, 2, 2, 1, 6, 2, 1, 2, 0, 0, 1, 3, 0, 3, 2, 4, 3, 0, 0, 2, 0, 1, 2, 2, 3, 1, 1, 0, 4, 1, 2, 1, 4, 2, 2, 0, 2, 1, 1, 3, 2, 1, 2, 1, 0, 2, 2, 2, 2, 4, 1, 2, 4, 3, 4, 2, 0, 1, 1, 4, 3, 3, 0, 1, 2, 2, 1, 1, 2, 3, 2, 1, 1, 1, 1, 2, 2, 1, 0, 2, 1, 1, 1, 3, 3, 4, 4, 1, 1, 3, 0, 1, 1, 2, 3, 0, 3, 0, 1, 1, 3, 2, 2, 4, 1, 1, 2, 2, 2, 1, 2, 0, 2, 1, 1, 2, 3, 3, 3, 0, 1, 0, 2, 2, 3, 4, 1, 2, 1, 0, 2, 2, 1, 5, 4, 1, 2, 3, 0, 1, 1, 2, 2, 4, 1, 4, 4, 2, 3, 2, 2, 0, 3, 1, 2, 1, 4, 2, 1, 0, 0, 1, 2, 1, 3, 3, 4, 3, 3, 1, 1, 0, 3, 1, 2, 1, 1, 1, 2, 1, 1, 1, 1, 0, 1, 2, 2, 1, 2, 2, 3, 3, 1, 0, 0, 0, 1, 3, 3, 0, 1, 1, 1, 0, 3, 3, 3, 1, 2, 3, 3, 1, 2, 1, 0, 1, 0, 2, 0, 2, 1, 2, 3, 1, 2, 0, 1, 2, 4, 1, 2, 1, 1, 2, 0, 0, 1, 0, 2, 1, 1, 2, 2, 3, 0, 2, 3, 0, 1, 3, 4, 3, 1, 1, 1, 1, 0, 1, 3, 1, 0, 1, 2, 3, 1, 0, 1, 3, 0, 1, 1, 2, 0, 2, 2, 0, 0, 1, 3, 2, 2, 2, 1, 0, 1, 3, 3, 4, 2, 0, 3, 0, 3, 2, 0, 2, 2, 2, 2, 2, 1, 2, 1, 1, 2, 2, 0, 1, 2, 4, 2, 1, 1, 3, 1, 3, 1, 0, 2, 1, 2, 3, 1, 3, 2, 0, 1, 3, 4, 0, 1, 7, 2, 1, 1, 0, 2, 2, 0, 1, 0, 1, 1, 1, 1, 0, 2, 0, 2, 2, 1, 1, 2, 0, 1, 3, 1, 0, 4, 2, 0, 2, 0, 0, 3, 0, 1, 2, 1, 2, 1, 2, 2, 1, 1, 2, 0, 1, 3, 1, 2, 3, 3, 0, 3, 5, 3, 2, 2, 3, 0, 1, 1, 1, 2, 1, 1, 2, 1, 1, 3, 1, 0, 2, 0, 1, 4, 1, 1, 2, 1, 1, 4, 2, 2, 0, 0, 3, 3, 1, 1, 4, 2, 2, 1, 1, 2, 0, 3, 2, 1, 2, 3, 0, 2, 2, 1, 2, 1, 1, 5, 1, 2, 0, 0, 0, 2, 1, 4, 0, 3, 0, 1, 1, 3, 1, 0, 1, 1, 1, 3, 1, 1, 0, 2, 1, 1, 1, 1, 2, 1, 2, 2, 3, 0, 6, 2, 2, 3, 2, 4, 0, 1, 3, 2, 1, 3, 4, 3, 2, 3, 1, 1, 0, 2, 0, 2, 0, 1, 3, 2, 1, 1, 3, 2, 1, 4, 0, 5, 1, 2, 3, 2, 4, 3, 1, 2, 3, 1, 1, 1, 1, 3, 4, 3, 2, 3, 2, 1, 1, 3, 2, 2, 2, 4, 3, 4, 0, 3, 5, 1, 4, 3, 4, 2, 3, 1, 4, 2, 4, 4, 2, 4, 2, 3, 2, 1, 2, 3, 2, 3, 2, 4, 2, 1, 2, 2, 1, 1, 2, 5, 5, 2, 1, 3, 2, 4, 0, 1, 1, 1, 2, 1, 2, 3, 2, 3, 0, 2, 2, 3, 1, 2, 0, 0, 1, 1, 4, 1, 1, 1, 0, 1, 0, 3, 0, 1, 3, 1, 2, 3, 2, 1, 4, 3, 5, 4, 2, 1, 0, 0, 5, 2, 3, 2, 2, 1, 2, 2, 3, 4, 2, 1, 3, 2, 2, 1, 3, 3, 2, 4, 2, 2, 3, 2, 0, 2, 3, 3, 3, 3, 1, 2, 3, 3, 4, 3, 2, 1, 0, 0, 2, 1, 1, 1, 2, 2, 1, 3, 4, 4, 5, 1, 3, 1, 2, 1, 2, 1, 1, 4, 1, 4, 0, 2, 3, 0, 3, 1, 1, 2, 2, 0, 1, 2, 1, 2, 0, 0, 0, 5, 1, 2, 3, 2, 1, 3, 1, 3, 2, 1, 2, 3, 2, 1, 2, 1, 1, 2, 2, 3, 2, 1, 4, 1, 1, 0, 0, 1, 1, 4, 2, 0, 1, 3, 3, 1, 2, 1, 0, 0, 1, 3, 1, 1, 1, 1, 0, 3, 2, 1, 0, 1, 3, 0, 0, 2, 1, 0, 0, 0, 1, 4, 1, 3, 0, 1, 5, 2, 3, 2, 1, 5, 4, 3, 1, 3, 4, 4, 3, 1, 1, 2, 0, 3, 3, 2, 3, 4, 3, 4, 3, 1, 1, 2, 3, 2, 2, 3, 4, 3, 3, 3, 3, 3, 3, 3, 1, 3, 1, 0, 1, 1, 0, 2, 0, 2, 1, 2, 1, 2, 0, 3, 1, 3, 3, 1, 0, 1, 0, 1, 3, 1, 1, 0, 1, 1, 1, 2, 1, 1, 2, 3, 1, 2, 1, 2, 2, 2, 3, 1, 2, 0, 1, 5, 1, 2, 3, 1, 1, 2, 2, 1, 2, 0, 1, 2, 1, 0, 1, 1, 0, 2, 2, 0, 2, 1, 2, 2, 1, 2, 2, 1, 1, 3, 3, 2, 0, 1, 0, 0, 1, 1, 1, 0, 1, 1, 1, 3, 3, 2, 2, 2, 1, 2, 1, 2, 2, 1, 1, 2, 3, 1, 2, 0, 3, 3, 3, 3, 2, 1, 2, 2, 1, 1, 1, 3, 2, 1, 2, 2, 1, 0, 2, 1, 1, 1, 1, 2, 3, 1, 3, 1, 1, 4, 3, 1, 0, 0, 3, 3, 1, 0, 2, 2, 4, 2, 1, 2, 2, 0, 1, 4, 2, 1, 1, 1, 2, 0, 3, 1, 1, 1, 2, 0, 2, 4, 3, 2, 2, 2, 0, 3, 0, 1, 1, 1, 4, 1, 2, 1, 1, 1, 2, 1, 3, 1, 0, 0, 3, 4, 0, 3, 3, 2, 2, 3, 2, 3, 2, 3, 2, 2, 3, 0, 2, 2, 2, 4, 2, 2, 2, 1, 2, 2, 2, 1, 2, 2, 1, 1, 1, 0, 2, 1, 2, 2, 2, 2, 3, 2, 1, 0, 2, 1, 0, 4, 2, 4, 1, 2, 2, 3, 4, 1, 2, 1, 2, 1, 2, 1, 4, 2, 3, 1, 3, 1, 0, 2, 1, 2, 1, 3, 0, 3, 1, 0, 3, 0, 3, 2, 2, 4, 3, 3, 1, 2, 1, 2, 2, 2, 3, 2, 1, 1, 2, 3, 2, 2, 2, 2, 3, 1, 1, 2, 0, 1, 1, 3, 2, 5, 0, 3, 1, 1, 1, 1, 0, 2, 2, 2, 2, 3, 5, 1, 3, 2, 3, 3, 0, 3, 1, 4, 2, 1, 2, 3, 3, 2, 3, 2, 3, 1, 2, 3, 1, 2, 1, 1, 2, 2, 4, 3, 3, 6, 2, 2, 1, 4, 1, 2, 1, 0, 4, 2, 3, 0, 3, 0, 3, 1, 4, 3, 0, 2, 0, 4, 2, 4, 3, 3, 1, 2, 2, 2, 1, 2, 4, 0, 2, 0, 3, 2, 3, 4, 2, 0, 3, 1, 3, 0, 4, 2, 3, 0, 1, 1, 2, 2, 2, 2, 1, 0, 2, 1, 1, 1, 0, 2, 1, 0, 1, 1, 2, 0, 3, 0, 2, 2, 5, 2, 2, 2, 2, 0, 1, 0, 4, 0, 4, 3, 3, 1, 2, 1, 2, 1, 1, 2, 2, 2, 0, 4, 0, 1, 0, 1, 2, 1, 3, 0, 1, 2, 1, 3, 2, 2, 0, 1, 1, 2, 4, 1, 1, 4, 2, 2, 1, 3, 0, 2, 2, 2, 2, 1, 2, 2, 2, 3, 1, 1, 0, 1, 1, 2, 2, 1, 3, 1, 2, 0, 2, 4, 0, 1, 2, 3, 1, 1, 2, 1, 1, 2, 1, 2, 0, 2, 1, 0, 4, 1, 2, 3, 2, 3, 1, 2, 2, 1, 1, 4, 1, 1, 2, 2, 1, 1, 5, 2, 4, 1, 0, 2, 0, 0, 1, 1, 2, 1, 2, 1, 1, 1, 1, 1, 1, 3, 0, 1, 2, 0, 0, 1, 1, 1, 2, 2, 2, 1, 1, 3, 2, 2, 0, 1, 2, 2, 1, 1, 1, 3, 1, 2, 3, 3, 1, 3, 1, 2, 3, 1, 5, 3, 2, 0, 4, 3, 1, 2, 0, 2, 2, 5, 0, 0, 3, 3, 2, 2, 2, 1, 0, 3, 3, 4, 1, 3, 2, 1, 1, 2, 1, 2, 2, 1, 1, 0, 0, 2, 0, 0, 1, 2, 1, 2, 1, 3, 1, 2, 0, 2, 3, 5, 1, 1, 1, 1, 2, 1, 3, 0, 3, 2, 0, 3, 4, 0, 2, 1, 2, 1, 1, 2, 1, 2, 0, 0, 1, 2, 2, 0, 3, 1, 4, 0, 4, 2, 0, 0, 1, 1, 1, 1, 2, 1, 0, 1, 1, 2, 3, 1, 3, 0, 0, 3, 3, 1, 1, 3, 1, 0, 1, 1, 2, 3, 0, 4, 1, 2, 2, 2, 3, 2, 2, 2, 1, 1, 1, 1, 0, 0, 0, 2, 1, 2, 0, 1, 1, 2, 1, 0, 2, 2, 1, 1, 0, 1, 2, 1, 2, 2, 2, 1, 3, 3, 1, 2, 4, 1, 3, 1, 1, 3, 1, 1, 1, 2, 2, 1, 1, 4, 0, 5, 0, 2, 2, 3, 0, 3, 2, 1, 0, 3, 2, 2, 2, 2, 1, 0, 0, 2, 0, 2, 3, 2, 2, 1, 1, 0, 1, 2, 2, 4, 0, 3, 1, 1, 4, 3, 3, 2, 2, 2, 1, 2, 1, 2, 1, 2, 2, 1, 3, 2, 0, 3, 0, 6, 1, 2, 2, 2, 1, 1, 1, 2, 2, 1, 1, 1, 1, 0, 1, 5, 3, 3, 4, 5, 3, 4, 3, 1, 2, 2, 1, 1, 4, 2, 2, 1, 1, 0, 1, 2, 2, 6, 3, 1, 2, 4, 1, 0, 2, 0, 2, 0, 2, 3, 2, 0, 2, 1, 1, 1, 1, 1, 1, 2, 1, 3, 2, 1, 1, 1, 2, 3, 1, 1, 1, 2, 1, 2, 0, 2, 1, 4, 1, 1, 1, 2, 1, 2, 1, 2, 4, 0, 3, 2, 2, 3, 1, 0, 4, 2, 2, 1, 0, 1, 3, 3, 2, 0, 1, 3, 4, 1, 2, 1, 2, 1, 2, 0, 1, 1, 0, 2, 1, 1, 3, 0, 2, 3, 2, 0, 1, 2, 3, 2, 2, 3, 2, 1, 1, 0, 1, 1, 4, 2, 3, 0, 4, 2, 2, 1, 1, 1, 1, 0, 0, 2, 0, 0, 2, 1, 2, 2, 3, 0, 2, 0, 1, 3, 1, 1, 1, 1, 1, 0, 1, 3, 2, 1, 3, 1, 1, 1, 4, 1, 1, 3, 3, 0, 0, 1, 1, 2, 4, 1, 2, 1, 2, 1, 1, 4, 2, 1, 3, 2, 1, 2, 1, 3, 2, 1, 1, 0, 4, 1, 2, 2, 2, 1, 1, 1, 2, 3, 2, 1, 1, 1, 2, 3, 2, 0, 1, 2, 2, 0, 1, 2, 1, 1, 2, 2, 1, 1, 2, 0, 1, 1, 2, 3, 0, 3, 1, 0, 2, 3, 1, 1, 3, 1, 3, 3, 3, 4, 1, 4, 3, 3, 3, 2, 0, 1, 2, 1, 2, 4, 3, 3, 1, 2, 1, 3, 2, 5, 1, 2, 1, 1, 1, 2, 2, 0, 0, 0, 0, 4, 7, 3, 2, 3, 3, 3, 2, 1, 1, 2, 1, 3, 2, 2, 2, 1, 0, 2, 2, 2, 4, 2, 1, 1, 1, 1, 0, 1, 0, 2, 2, 2, 2, 1, 1, 3, 0, 1, 1, 4, 2, 2, 2, 3, 2, 3, 2, 4, 1, 2, 2, 0, 1, 3, 4, 0, 0, 0, 1, 1, 1, 1, 3, 2, 2, 1, 2, 1, 3, 2, 0, 0, 1, 3, 3, 2, 1, 2, 3, 3, 2, 0, 1, 2, 1, 1, 2, 2, 2, 0, 3, 4, 4, 2, 1, 1, 2, 1, 1, 1, 2, 2, 2, 2, 3, 3, 2, 1, 4, 4, 1, 1, 2, 2, 0, 0, 2, 3, 2, 0, 0, 1, 2, 4, 2, 5, 1, 2, 1, 0, 1, 1, 1, 4, 3, 0, 0, 1, 3, 1, 1, 1, 3, 2, 0, 2, 1, 2, 1, 1, 1, 3, 1, 0, 1, 3, 2, 0, 0, 1, 1, 2, 1, 2, 3, 1, 2, 3, 1, 0, 2, 1, 1, 5, 1, 1, 2, 2, 1, 1, 0, 3, 1, 1, 0, 4, 2, 1, 2, 1, 2, 1, 0, 2, 1, 1, 3, 1, 0, 3, 2, 0, 1, 2, 1, 2, 1, 2, 1, 1, 2, 3, 2, 4, 5, 2, 4, 2, 1, 0, 1, 2, 2, 3, 3, 0, 1, 2, 2, 1, 2, 0, 2, 1, 3, 1, 3, 4, 1, 1, 3, 2, 2, 2, 0, 0, 1, 3, 1, 2, 3, 2, 2, 4, 3, 2, 2, 1, 1, 3, 0, 0, 0, 0, 0, 2, 2, 1, 2, 1, 0, 3, 0, 3, 1, 0, 3, 4, 1, 1, 0, 0, 2, 2, 2, 3, 1, 0, 3, 2, 1, 2, 1, 2, 5, 5, 1, 1, 1, 2, 4, 1, 1, 1, 0, 1, 1, 1, 1, 5, 4, 3, 0, 1, 1, 3, 1, 5, 1, 1, 2, 0, 1, 1, 2, 1, 1, 1, 0, 4, 2, 1, 1, 1, 2, 1, 2, 1, 2, 1, 0, 3, 1, 2, 2, 1, 2, 2, 0, 2, 1, 2, 1, 1, 1, 3, 2, 1, 2, 1, 1, 2, 2, 1, 1, 0, 1, 1, 1, 1, 4, 2, 1, 0, 1, 1, 2, 0, 3, 3, 2, 2, 3, 3, 2, 2, 1, 1, 2, 1, 2, 1, 2, 1, 1, 1, 2, 4, 2, 2, 0, 0, 0, 1, 3, 1, 0, 1, 2, 1, 3, 1, 3, 3, 0, 1, 1, 1, 0, 1, 2, 4, 1, 2, 1, 3, 1, 2, 1, 3, 2, 2, 2, 1, 3, 1, 2, 0, 2, 1, 0, 3, 0, 0, 1, 2, 3, 4, 2, 1, 2, 1, 1, 2, 1, 2, 3, 1, 2, 1, 0, 1, 2, 1, 0, 1, 2, 1, 1, 2, 1, 1, 0, 1, 1, 6, 3, 0, 1, 1, 3, 3, 1, 2, 2, 6, 1, 2, 2, 1, 3, 3, 2, 4, 1, 2, 2, 0, 3, 2, 2, 0, 4, 1, 1, 2, 4, 0, 3, 1, 1, 3, 0, 1, 3, 2, 3, 0, 3, 2, 2, 2, 2, 4, 2, 2, 3, 2, 3, 0, 2, 1, 3, 1, 1, 1, 4, 3, 3, 0, 2, 2, 3, 0, 2, 2, 2, 3, 1, 0, 2, 3, 4, 0, 1, 1, 3, 2, 1, 1, 1, 0, 0, 2, 4, 3, 2, 1, 4, 1, 3, 3, 1, 1, 3, 2, 1, 0, 2, 2, 2, 0, 3, 2, 1, 2, 2, 2, 3, 2, 1, 1, 0, 1, 4, 2, 3, 2, 3, 1, 0, 0, 0, 1, 3, 2, 3, 5, 1, 5, 2, 2, 1, 2, 1, 1, 1, 1, 0, 3, 1, 3, 2, 0, 0, 1, 1, 1, 1, 3, 3, 2, 1, 3, 2, 1, 2, 2, 3, 1, 1, 1, 2, 1, 1, 0, 3, 1, 1, 1, 0, 2, 1, 2, 1, 1, 2, 1, 0, 1, 2, 5, 1, 2, 0, 0, 1, 1, 2, 2, 3, 1, 1, 2, 3, 2, 2, 2, 2, 2, 2, 1, 3, 3, 1, 2, 1, 2, 1, 2, 1, 2, 0, 1, 1, 4, 1, 4, 2, 4, 2, 2, 1, 2, 0, 2, 2, 0, 2, 1, 2, 2, 1, 1, 1, 3, 1, 1, 0, 0, 1, 3, 3, 1, 2, 2, 2, 2, 3, 0, 2, 1, 0, 5, 0, 3, 1, 0, 4, 2, 2, 0, 1, 2, 1, 3, 4, 1, 1, 3, 1, 3, 3, 4, 0, 1, 1, 2, 1, 1, 2, 3, 2, 1, 1, 2, 2, 1, 2, 1, 3, 1, 3, 3, 1, 1, 2, 2, 2, 1, 2, 1, 1, 2, 1, 2, 2, 1, 3, 1, 1, 1, 1, 3, 3, 0, 3, 2, 1, 2, 2, 1, 1, 3, 1, 1, 1, 1, 1, 1, 1, 4, 2, 1, 3, 0, 2, 1, 1, 2, 3, 0, 1, 2, 1, 2, 3, 0, 0, 1, 2, 1, 2, 2, 4, 1, 4, 1, 3, 2, 2, 1, 0, 0, 2, 2, 1, 3, 1, 0, 1, 0, 3, 1, 2, 1, 1, 1, 0, 1, 1, 1, 2, 0, 0, 3, 1, 2, 2, 3, 0, 1, 1, 2, 3, 2, 1, 2, 2, 1, 0, 1, 3, 1, 3, 1, 0, 1, 2, 5, 2, 1, 2, 2, 1, 3, 2, 1, 2, 1, 2, 0, 2, 2, 1, 0, 3, 0, 2, 2, 2, 2, 2, 4, 0, 0, 2, 0, 1, 1, 1, 0, 2, 3, 1, 2, 1, 1, 1, 2, 3, 0, 2, 3, 2, 1, 1, 2, 1, 1, 1, 1, 1, 1, 1, 1, 2, 2, 2, 1, 1, 1, 1, 2, 2, 1, 2, 3, 2, 0, 4, 3, 1, 1, 2, 3, 3, 1, 0, 1, 2, 1, 2, 1, 1, 2, 2, 2, 2, 1, 0, 1, 1, 0, 0, 2, 4, 1, 2, 1, 1, 2, 1, 0, 1, 2, 1, 2, 2, 2, 4, 1, 2, 1, 5, 1, 1, 3, 0, 1, 0, 4, 0, 2, 3, 2, 1, 1, 3, 1, 2, 2, 2, 2, 3, 2, 2, 0, 2, 2, 1, 1, 1, 1, 3, 2, 2, 3, 1, 0, 2, 1, 2, 2, 0, 5, 2, 3, 1, 3, 2, 0, 2, 3, 2, 1, 2, 1, 3, 1, 3, 0, 2, 1, 0, 2, 2, 1, 1, 1, 0, 2, 3, 2, 4, 0, 1, 2, 1, 2, 0, 0, 1, 2, 0, 0, 4, 1, 0, 3, 0, 2, 0, 3, 1, 0, 1, 3, 0, 4, 0, 1, 4, 3, 2, 2, 2, 2, 0, 3, 2, 0, 2, 1, 1, 2, 0, 2, 2, 2, 2, 1, 0, 2, 1, 2, 3, 3, 0, 1, 1, 2, 2, 0, 2, 1, 0, 3, 0, 3, 3, 3, 0, 2, 2, 2, 2, 2, 1, 1, 3, 0, 2, 3, 1, 2, 1, 1, 2, 2, 1, 1, 1, 2, 2, 2, 1, 2, 2, 3, 0, 1, 3, 1, 0, 1, 1, 1, 3, 1, 2, 1, 0, 2, 3, 2, 2, 0, 0, 1, 2, 1, 0, 3, 2, 0, 4, 3, 1, 2, 1, 2, 1, 5, 4, 1, 4, 2, 3, 1, 2, 1, 1, 1, 0, 0, 2, 2, 3, 1, 1, 1, 1, 1, 0, 0, 2, 0, 1, 1, 2, 1, 3, 1, 1, 0, 2, 2, 2, 2, 1, 1, 3, 1, 1, 5, 1, 1, 1, 2, 3, 2, 3, 2, 1, 2, 1, 3, 2, 1, 2, 0, 1, 0, 1, 1, 3, 3, 4, 1, 0, 1, 1, 3, 0, 1, 3, 2, 3, 0, 0, 2, 2, 2, 2, 2, 1, 1, 2, 2, 2, 1, 2, 2, 2, 3, 2, 1, 2, 2, 2, 1, 1, 2, 2, 1, 2, 0, 2, 2, 4, 0, 1, 2, 2, 0, 0, 0, 1, 1, 1, 1, 1, 2, 1, 0, 4, 0, 0, 3, 1, 1, 1, 3, 0, 4, 0, 1, 0, 1, 3, 1, 1, 1, 0, 2, 2, 3, 0, 2, 1, 0, 1, 2, 3, 2, 2, 1, 1, 1, 1, 2, 1, 1, 2, 3, 0, 0, 0, 0, 1, 1, 1, 3, 2, 1, 1, 2, 2, 1, 4, 1, 0, 2, 3, 1, 3, 2, 2, 0, 3, 2, 1, 2, 2, 0, 1, 1, 1, 2, 1, 2, 0, 0, 1, 1, 1, 1, 3, 2, 0, 2, 1, 2, 1, 2, 1, 1, 1, 1, 2, 1, 1, 0, 4, 1, 2, 5, 4, 0, 2, 2, 1, 1, 1, 4, 2, 0, 4, 1, 1, 2, 1, 0, 1, 1, 2, 2, 1, 2, 0, 0, 2, 1, 4, 3, 1, 0, 1, 3, 1, 3, 2, 2, 1, 2, 1, 2, 3, 2, 2, 3, 2, 1, 3, 1, 3, 2, 3, 1, 3, 2, 1, 3, 2, 1, 2, 1, 2, 4, 1, 1, 1, 3, 1, 1, 2, 3, 2, 1, 2, 1, 1, 0, 1, 1, 2, 2, 1, 2, 0, 0, 3, 1, 3, 2, 1, 0, 3, 2, 2, 1, 1, 2, 5, 1, 1, 4, 1, 2, 0, 2, 3, 2, 1, 3, 2, 1, 1, 0, 4, 0, 1, 0, 3, 1, 1, 2, 0, 4, 1, 0, 0, 2, 2, 1, 2, 1, 2, 0, 1, 0, 1, 1, 1, 0, 3, 1, 1, 1, 1, 3, 5, 4, 3, 1, 4, 2, 1, 0, 2, 2, 3, 0, 3, 1, 4, 1, 2, 2, 2, 1, 1, 2, 1, 1, 1, 2, 1, 1, 1, 2, 2, 1, 4, 2, 2, 2, 3, 0, 1, 1, 2, 3, 1, 3, 1, 2, 2, 2, 0, 3, 1, 4, 4, 1, 1, 1, 2, 1, 2, 4, 1, 1, 2, 2, 2, 1, 0, 2, 3, 2, 2, 2, 0, 3, 2, 3, 1, 2, 0, 1, 2, 3, 4, 3, 1, 3, 3, 2, 1, 0, 0, 2, 1, 0, 7, 4, 3, 2, 2, 3, 2, 1, 2, 2, 0, 2, 1, 3, 2, 1, 2, 0, 1, 2, 1, 2, 1, 1, 2, 1, 1, 3, 1, 2, 1, 2, 1, 3, 1, 3, 2, 1, 0, 3, 2, 2, 0, 2, 0, 1, 3, 4, 2, 2, 0, 0, 1, 1, 0, 2, 1, 0, 1, 0, 1, 2, 2, 0, 3, 1, 2, 1, 1, 3, 1, 1, 2, 1, 1, 2, 1, 3, 2, 2, 2, 0, 1, 2, 2, 1, 0, 2, 0, 2, 0, 3, 1, 1, 1, 1, 2, 2, 1, 1, 3, 3, 1, 2, 0, 0, 1, 1, 2, 1, 2, 2, 2, 2, 1, 1, 1, 1, 0, 2, 2, 0, 2, 3, 0, 2, 1, 1, 1, 1, 2, 2, 0, 2, 3, 1, 2, 0, 1, 3, 4, 2, 1, 2, 2, 2, 1, 1, 2, 1, 2, 0, 0, 2, 2, 2, 2, 3, 2, 1, 0, 3, 2, 3, 4, 2, 0, 3, 2, 2, 1, 3, 3, 3, 3, 2, 2, 1, 2, 3, 2, 2, 3, 0, 0, 1, 3, 3, 3, 2, 2, 0, 0, 2, 2, 3, 0, 2, 1, 0, 1, 3, 1, 1, 1, 0, 3, 4, 3, 2, 0, 3, 3, 0, 2, 2, 1, 1, 2, 2, 2, 2, 1, 0, 1, 3, 0, 1, 2, 2, 2, 1, 1, 0, 0, 0, 1, 1, 2, 2, 2, 0, 3, 1, 0, 2, 1, 0, 2, 0, 1, 1, 2, 1, 1, 0, 2, 1, 0, 0, 2, 3, 1, 1, 1, 2, 1, 3, 0, 1, 2, 1, 1, 3, 1, 0, 1, 2, 0, 3, 0, 2, 4, 0, 1, 1, 1, 1, 1, 0, 2, 1, 3, 1, 3, 2, 2, 1, 0, 3, 1, 1, 1, 1, 0, 4, 2, 2, 0, 1, 1, 0, 2, 1, 0, 1, 4, 0, 2, 5, 1, 2, 2, 3, 1, 3, 2, 2, 2, 0, 1, 3, 0, 1, 0, 2, 1, 0, 2, 2, 1, 4, 4, 1, 1, 1, 1, 0, 0, 3, 1, 0, 1, 1, 1, 0, 1, 2, 0, 1, 2, 1, 1, 1, 1, 1, 0, 1, 1, 3, 1, 0, 1, 2, 1, 1, 2, 0, 0, 1, 0, 0, 0, 3, 1, 0, 0, 1, 2, 2, 2, 0, 2, 1, 0, 2, 2, 0, 1, 3, 1, 4, 0, 2, 1, 3, 3, 1, 2, 1, 1, 1, 1, 1, 1, 0, 1, 0, 2, 0, 0, 0, 1, 3, 2, 4, 1, 1, 0, 3, 3, 1, 0, 2, 0, 1, 3, 2, 1, 1, 2, 4, 1, 1, 2, 0, 2, 2, 4, 1, 2, 2, 0, 2, 4, 2, 0, 2, 2, 1, 2, 2, 0, 1, 3, 1, 2, 2, 1, 3, 2, 0, 0, 1, 2, 2, 1, 2, 1, 1, 5, 0, 1, 3, 0, 2, 0, 1, 0, 1, 1, 0, 3, 2, 0, 1, 0, 2, 0, 3, 1, 1, 2, 2, 2, 5, 0, 1, 3, 0, 0, 3, 4, 1, 0, 1, 0, 1, 1, 1, 0, 0, 0, 0, 4, 1, 1, 0, 2, 2, 0, 2, 1, 0, 1, 0, 1, 1, 1, 1, 1, 0, 1, 1, 3, 0, 2, 3, 2, 0, 4, 1, 3, 6, 2, 2, 2, 3, 2, 4, 3, 3, 2, 3, 3, 2, 1, 1, 2, 2, 1, 5, 1, 4, 3, 2, 0, 4, 0, 3, 2, 2, 6, 3, 3, 1, 0, 2, 0, 2, 2, 3, 3, 1, 3, 0, 1, 1, 1, 0, 0, 3, 2, 0, 1, 2, 1, 2, 1, 3, 3, 1, 4, 3, 0, 1, 0, 3, 0, 5, 3, 1, 2, 3, 0, 2, 0, 0, 0, 1, 1, 1, 3, 0, 3, 2, 2, 1, 1, 3, 1, 1, 1, 1, 2, 3, 2, 4, 1, 3, 0, 3, 0, 3, 2, 1, 1, 4, 4, 3, 1, 0, 1, 0, 2, 1, 2, 2, 2, 1, 2, 2, 2, 3, 3, 0, 3, 3, 3, 0, 1, 3, 1, 0, 1, 1, 2, 3, 1, 2, 2, 2, 3, 2, 1, 0, 1, 2, 1, 2, 2, 2, 0, 2, 2, 2, 2, 3, 1, 2, 0, 2, 2, 3, 0, 4, 3, 4, 1, 4, 2, 3, 1, 0, 3, 3, 1, 0, 2, 2, 2, 1, 1, 1, 3, 1, 1, 2, 0, 2, 2, 1, 1, 1, 1, 5, 2, 0, 0, 2, 3, 3, 1, 1, 1, 3, 4, 0, 5, 1, 0, 1, 2, 2, 0, 1, 1, 3, 2, 1, 3, 2, 1, 0, 0, 1, 4, 2, 4, 0, 2, 1, 1, 1, 2, 3, 3, 2, 1, 2, 1, 3, 2, 2, 2, 1, 3, 1, 3, 1, 2, 1, 0, 2, 3, 2, 1, 3, 2, 2, 4, 2, 1, 2, 1, 2, 0, 0, 4, 1, 2, 5, 3, 3, 0, 1, 3, 0, 2, 1, 1, 2, 2, 1, 0, 2, 1, 0, 1, 4, 3, 1, 3, 1, 4, 0, 2, 1, 1, 2, 3, 1, 2, 0, 3, 3, 2, 1, 0, 1, 2, 2, 2, 3, 0, 2, 1, 0, 1, 3, 0, 2, 0, 1, 0, 1, 1, 2, 2, 2, 1, 3, 0, 2, 4, 2, 2, 0, 1, 3, 1, 1, 2, 0, 3, 0, 3, 1, 1, 0, 3, 2, 4, 3, 3, 3, 3, 0, 3, 2, 0, 2, 1, 0, 0, 2, 0, 3, 0, 3, 1, 1, 2, 0, 4, 0, 4, 0, 3, 2, 1, 0, 0, 1, 3, 0, 3, 3, 2, 1, 0, 3, 2, 2, 1, 1, 3, 2, 1, 5, 1, 2, 2, 2, 1, 1, 1, 5, 2, 2, 1, 1, 3, 1, 1, 2, 3, 3, 3, 3, 3, 2, 1, 1, 2, 5, 1, 0, 2, 3, 3, 1, 0, 4, 1, 3, 0, 2, 3, 3, 4, 2, 3, 3, 1, 5, 1, 1, 2, 3, 2, 0, 3, 2, 0, 2, 3, 1, 2, 3, 0, 4, 2, 2, 1, 2, 0, 1, 2, 2, 2, 1, 0, 2, 0, 2, 0, 2, 0, 1, 1, 0, 2, 3, 1, 1, 2, 3, 1, 0, 2, 2, 1, 0, 2, 4, 2, 2, 2, 1, 2, 0, 3, 3, 3, 1, 3, 1, 3, 0, 1, 0, 4, 1, 1, 3, 2, 2, 0, 2, 5, 2, 1, 2, 2, 2, 2, 1, 0, 3, 2, 2, 2, 1, 1, 0, 0, 1, 3, 3, 0, 3, 2, 2, 3, 3, 3, 1, 1, 2, 1, 1, 3, 4, 2, 3, 0, 3, 4, 1, 0, 0, 2, 3, 2, 3, 1, 1, 5, 1, 4, 2, 3, 3, 2, 1, 3, 2, 1, 0, 3, 1, 3, 3, 0, 1, 3, 3, 3, 4, 1, 1, 0, 2, 2, 1, 2, 2, 0, 1, 0, 0, 2, 2, 2, 3, 4, 2, 3, 2, 0, 1, 1, 1, 1, 1, 2, 1, 2, 1, 1, 1, 3, 2, 2, 2, 3, 1, 1, 2, 0, 0, 3, 1, 0, 1, 4, 4, 1, 1, 3, 2, 4, 2, 4, 2, 0, 2, 1, 3, 2, 2, 3, 2, 2, 1, 3, 4, 4, 3, 2, 2, 2, 1, 4, 1, 2, 1, 2, 2, 0, 0, 1, 1, 1, 2, 2, 3, 3, 0, 2, 3, 0, 2, 2, 1, 4, 1, 1, 1, 2, 1, 3, 3, 2, 1, 2, 3, 3, 3, 3, 2, 4, 2, 1, 0, 2, 0, 1, 4, 0, 3, 2, 2, 0, 2, 2, 2, 2, 4, 2, 1, 3, 2, 4, 0, 2, 0, 2, 2, 2, 2, 4, 2, 1, 2, 2, 1, 1, 2, 2, 0, 1, 1, 4, 4, 3, 0, 1, 5, 3, 2, 2, 1, 2, 2, 1, 1, 3, 3, 2, 0, 1, 2, 4, 2, 1, 0, 1, 0, 0, 3, 3, 1, 3, 3, 1, 3, 3, 4, 0, 3, 1, 0, 1, 1, 1, 2, 3, 4, 1, 0, 0, 1, 2, 1, 1, 0, 5, 3, 3, 2, 4, 0, 1, 2, 1, 1, 1, 0, 1, 2, 2, 2, 1, 1, 3, 3, 1, 1, 2, 2, 0, 2, 2, 3, 2, 1, 1, 2, 2, 0, 1, 2, 2, 4, 3, 1, 2, 1, 3, 0, 3, 1, 3, 1, 2, 2, 1, 2, 3, 2, 1, 2, 2, 0, 0, 0, 0, 0, 0, 0, 2, 2, 0, 2, 1, 1, 1, 1, 5, 1, 0, 4, 1, 1, 1, 2, 1, 0, 0, 2, 1, 1, 2, 2, 3, 0, 3, 4, 2, 2, 2, 4, 2, 1, 2, 2, 3, 0, 2, 2, 2, 3, 4, 1, 1, 4, 0, 2, 2, 2, 2, 3, 4, 3, 2, 1, 5, 3, 4, 3, 1, 1, 3, 1, 3, 3, 2, 1, 1, 1, 2, 2, 3, 3, 0, 3, 1, 3, 2, 3, 2, 0, 3, 2, 1, 1, 2, 1, 4, 3, 3, 2, 1, 4, 3, 1, 2, 3, 1, 2, 0, 0, 2, 1, 3, 2, 1, 2, 2, 1, 2, 2, 1, 1, 0, 3, 0, 2, 1, 1, 2, 2, 1, 3, 2, 2, 1, 3, 1, 2, 3, 3, 2, 1, 2, 0, 2, 2, 1, 2, 3, 1, 0, 3, 2, 2, 3, 0, 1, 2, 2, 0, 0, 1, 3, 4, 2, 1, 3, 2, 3, 1, 0, 1, 2, 2, 3, 2, 2, 1, 1, 1, 2, 1, 2, 0, 2, 4, 2, 2, 1, 0, 2, 1, 3, 1, 2, 3, 1, 2, 1, 2, 4, 2, 1, 2, 2, 3, 0, 3, 2, 1, 2, 3, 2, 2, 1, 2, 3, 3, 0, 2, 3, 1, 1, 1, 2, 4, 1, 1, 2, 3, 1, 1, 2, 0, 1, 2, 1, 2, 3, 0, 0, 0, 4, 4, 3, 1, 0, 1, 3, 0, 3, 0, 1, 0, 0, 0, 2, 3, 2, 1, 1, 1, 2, 0, 1, 1, 1, 0, 2, 2, 1, 0, 2, 0, 0, 1, 2, 3, 1, 0, 1, 3, 2, 1, 1, 1, 0, 2, 2, 2, 3, 0, 0, 1, 1, 2, 1, 3, 3, 2, 0, 2, 2, 1, 2, 1, 0, 1, 1, 2, 1, 1, 1, 3, 2, 2, 2, 0, 4, 2, 1, 0, 1, 2, 1, 1, 2, 2, 2, 2, 3, 1, 1, 2, 2, 2, 2, 1, 5, 3, 1, 0, 4, 2, 0, 0, 3, 5, 3, 5, 1, 3, 1, 3, 2, 1, 0, 3, 2, 1, 0, 0, 1, 2, 1, 1, 0, 2, 1, 1, 2, 1, 0, 2, 0, 1, 2, 3, 1, 1, 3, 1, 1, 0, 2, 1, 2, 0, 2, 1, 2, 2, 2, 3, 2, 2, 1, 1, 0, 1, 0, 1, 2, 3, 1, 3, 1, 0, 2, 0, 1, 3, 0, 3, 1, 1, 2, 1, 0, 1, 0, 3, 1, 1, 1, 2, 2, 2, 2, 1, 2, 2, 3, 2, 4, 0, 2, 1, 3, 0, 1, 1, 1, 0, 1, 1, 2, 2, 1, 1, 1, 4, 3, 1, 2, 2, 0, 1, 4, 3, 2, 1, 0, 0, 1, 1, 1, 1, 1, 1, 0, 0, 2, 3, 2, 2, 1, 4, 3, 3, 1, 2, 1, 1, 1, 3, 2, 5, 2, 1, 0, 3, 0, 3, 3, 3, 2, 3, 4, 4, 2, 2, 0, 2, 1, 1, 1, 3, 1, 2, 3, 1, 1, 1, 2, 1, 3, 2, 6, 3, 3, 2, 2, 2, 1, 2, 1, 2, 3, 3, 1, 2, 2, 2, 1, 4, 4, 3, 2, 6, 0, 2, 2, 3, 3, 1, 3, 6, 4, 2, 3, 1, 2, 3, 1, 2, 1, 1, 3, 3, 1, 0, 4, 2, 1, 1, 2, 3, 4, 2, 2, 1, 3, 1, 2, 2, 2, 2, 1, 1, 2, 2, 2, 2, 3, 3, 3, 1, 5, 2, 0, 2, 1, 4, 0, 3, 2, 2, 3, 3, 2, 0, 3, 2, 3, 3, 1, 2, 1, 4, 2, 1, 4, 5, 2, 2, 1, 2, 1, 3, 1, 1, 1, 1, 0, 2, 1, 0, 4, 2, 2, 2, 1, 0, 1, 1, 3, 1, 2, 1, 1, 1, 0, 1, 2, 0, 3, 0, 2, 1, 2, 1, 2, 1, 4, 1, 4, 1, 3, 4, 3, 2, 1, 3, 2, 3, 1, 3, 2, 0, 3, 1, 3, 3, 2, 3, 2, 1, 1, 2, 2, 2, 2, 1, 3, 2, 1, 5, 1, 2, 2, 3, 3, 3, 2, 2, 1, 1, 2, 0, 2, 5, 2, 2, 3, 2, 2, 1, 1, 3, 0, 2, 1, 1, 2, 4, 2, 3, 2, 2, 1, 4, 3, 0, 1, 3, 2, 5, 3, 2, 3, 3, 3, 6, 3, 3, 2, 1, 1, 2, 2, 3, 4, 1, 2, 3, 3, 2, 1, 3, 2, 3, 2, 2, 3, 1, 1, 1, 1, 3, 2, 3, 2, 2, 1, 1, 1, 2, 2, 1, 3, 3, 3, 1, 1, 2, 3, 2, 2, 2, 3, 1, 2, 2, 1, 5, 1, 2, 4, 2, 1, 3, 2, 3, 1, 2, 2, 2, 2, 0, 1, 4, 4, 1, 3, 3, 1, 2, 3, 2, 1, 0, 1, 2, 2, 2, 3, 2, 2, 4, 0, 2, 1, 3, 4, 2, 1, 1, 2, 2, 4, 3, 0, 2, 1, 3, 1, 2, 0, 3, 2, 1, 1, 2, 1, 2, 1, 1, 1, 3, 4, 2, 3, 2, 3, 3, 3, 1, 1, 2, 1, 2, 4, 2, 2, 1, 2, 0, 2, 1, 4, 1, 1, 4, 4, 1, 3, 3, 1, 2, 2, 3, 4, 0, 5, 1, 0, 1, 1, 2, 3, 2, 3, 0, 3, 2, 2, 1, 2, 2, 2, 2, 4, 0, 1, 1, 2, 4, 4, 0, 4, 1, 0, 2, 2, 2, 3, 3, 1, 2, 0, 1, 1, 1, 1, 1, 4, 1, 0, 2, 1, 1, 4, 1, 2, 0, 1, 1, 2, 2, 2, 3, 1, 2, 2, 2, 4, 2, 2, 1, 1, 3, 0, 2, 2, 3, 0, 3, 1, 0, 2, 2, 2, 1, 1, 1, 2, 2, 0, 0, 3, 3, 2, 2, 1, 2, 0, 1, 1, 1, 1, 1, 1, 1, 1, 2, 0, 2, 2, 2, 2, 1, 0, 5, 2, 3, 2, 0, 2, 0, 1, 0, 2, 3, 1, 2, 3, 0, 0, 1, 1, 0, 2, 3, 1, 2, 2, 2, 0, 2, 0, 2, 2, 1, 0, 1, 0, 0, 0, 0, 1, 2, 0, 1, 2, 2, 2, 2, 0, 3, 3, 1, 2, 1, 2, 1, 1, 2, 3, 0, 1, 1, 5, 1, 2, 4, 4, 2, 2, 1, 3, 1, 2, 2, 3, 2, 1, 1, 2, 0, 1, 1, 2, 2, 1, 1, 1, 5, 1, 5, 0, 2, 1, 3, 2, 2, 2, 4, 2, 2, 2, 4, 0, 4, 4, 1, 0, 3, 3, 2, 2, 2, 3, 2, 2, 3, 2, 1, 3, 3, 3, 1, 2, 2, 1, 2, 3, 1, 1, 4, 1, 2, 1, 2, 3, 4, 2, 0, 1, 5, 2, 0, 2, 1, 2, 4, 0, 2, 0, 1, 2, 1, 4, 2, 2, 0, 2, 1, 1, 1, 2, 2, 1, 1, 4, 5, 0, 2, 2, 2, 3, 2, 2, 2, 0, 4, 3, 0, 2, 2, 3, 1, 3, 0, 2, 1, 4, 0, 3, 3, 1, 1, 1, 3, 0, 4, 1, 3, 4, 2, 1, 3, 0, 1, 1, 2, 0, 1, 2, 1, 1, 1, 4, 0, 2, 2, 1, 2, 2, 3, 1, 1, 1, 0, 0, 2, 2, 2, 1, 0, 0, 3, 2, 2, 2, 1, 0, 2, 2, 1, 2, 2, 4, 3, 0, 1, 1, 2, 2, 2, 1, 2, 4, 2, 0, 3, 1, 1, 1, 1, 2, 1, 1, 1, 3, 2, 2, 1, 2, 1, 3, 4, 1, 2, 1, 1, 0, 2, 1, 1, 1, 1, 3, 1, 4, 2, 2, 2, 4, 3, 1, 2, 2, 2, 0, 2, 6, 1, 1, 1, 3, 5, 1, 2, 3, 4, 2, 2, 0, 2, 4, 0, 3, 2, 2, 4, 2, 1, 3, 0, 5, 4, 0, 4, 0, 3, 2, 2, 2, 3, 1, 2, 0, 4, 0, 2, 1, 1, 3, 3, 2, 3, 1, 1, 3, 2, 1, 1, 1, 1, 2, 4, 1, 4, 2, 0, 2, 1, 3, 1, 4, 1, 1, 5, 4, 4, 1, 4, 2, 2, 2, 2, 1, 1, 3, 1, 1, 4, 0, 1, 3, 2, 3, 2, 3, 1, 1, 1, 3, 2, 4, 3, 3, 3, 2, 1, 2, 0, 1, 1, 2, 1, 2, 2, 3, 2, 2, 1, 3, 2, 2, 3, 2, 4, 1, 3, 2, 2, 0, 2, 1, 1, 2, 1, 3, 3, 1, 0, 2, 2, 1, 3, 1, 3, 0, 2, 3, 4, 1, 2, 3, 1, 0, 2, 3, 3, 3, 4, 2, 0, 0, 2, 1, 2, 3, 1, 3, 1, 2, 2, 1, 0, 3, 1, 3, 2, 2, 2, 1, 0, 2, 0, 2, 3, 3, 0, 1, 2, 2, 3, 2, 0, 1, 2, 3, 1, 0, 1, 1, 2, 2, 3, 2, 1, 1, 2, 1, 2, 0, 3, 2, 1, 2, 3, 2, 4, 1, 3, 2, 3, 3, 2, 2, 0, 3, 3, 3, 1, 3, 1, 4, 2, 1, 2, 4, 3, 2, 3, 2, 3, 4, 2, 3, 3, 0, 5, 1, 1, 3, 2, 3, 3, 1, 1, 1, 5, 1, 0, 3, 2, 3, 1, 0, 1, 1, 3, 1, 0, 0, 2, 1, 0, 3, 2, 2, 3, 2, 3, 2, 1, 0, 2, 4, 2, 0, 1, 2, 2, 1, 3, 2, 6, 2, 1, 0, 1, 2, 2, 0, 2, 3, 0, 3, 1, 2, 2, 1, 3, 2, 1, 1, 1, 4, 1, 0, 1, 2, 1, 1, 1, 2, 3, 2, 2, 2, 1, 2, 0, 0, 0, 0, 0, 0, 2, 1, 0, 2, 1, 3, 2, 2, 3, 2, 1, 3, 2, 1, 2, 2, 2, 0, 0, 1, 2, 2, 3, 3, 0, 2, 2, 3, 1, 3, 1, 1, 1, 3, 1, 2, 0, 1, 3, 1, 1, 1, 1, 0, 1, 1, 2, 2, 1, 1, 2, 2, 1, 0, 2, 2, 1, 3, 1, 2, 2, 2, 1, 2, 1, 3, 3, 3, 5, 2, 2, 3, 4, 2, 1, 0, 1, 2, 3, 1, 5, 4, 1, 2, 1, 3, 2, 3, 0, 1, 0, 0, 4, 0, 4, 1, 5, 0, 1, 4, 3, 1, 2, 0, 2, 1, 1, 2, 4, 2, 1, 1, 2, 2, 1, 1, 0, 1, 3, 3, 1, 1, 4, 1, 5, 0, 3, 4, 1, 3, 3, 1, 1, 2, 2, 5, 1, 4, 4, 2, 1, 2, 1, 7, 4, 0, 2, 3, 2, 1, 2, 1, 0, 4, 3, 3, 2, 3, 4, 3, 2, 2, 2, 1, 2, 2, 2, 0, 4, 0, 2, 2, 4, 2, 1, 3, 1, 2, 4, 0, 2, 1, 0, 3, 3, 4, 1, 2, 2, 5, 0, 1, 2, 0, 2, 1, 2, 2, 2, 2, 2, 1, 1, 2, 0, 1, 1, 4, 1, 3, 0, 0, 2, 1, 2, 0, 1, 1, 2, 2, 1, 1, 1, 1, 1, 1, 1, 2, 1, 2, 1, 0, 3, 3, 0, 0, 1, 2, 3, 2, 3, 1, 2, 0, 1, 3, 0, 1, 2, 2, 1, 1, 1, 0, 1, 1, 2, 1, 1, 1, 1, 1, 1, 1, 1, 3, 1, 1, 1, 2, 2, 2, 2, 2, 4, 0, 3, 1, 0, 2, 1, 2, 1, 1, 1, 1, 1, 1, 2, 0, 2, 1, 0, 1, 1, 0, 1, 2, 0, 1, 1, 1, 1, 2, 0, 0, 0, 1, 1, 0, 4, 0, 0, 1, 0, 1, 0, 3, 3, 2, 2, 2, 1, 2, 0, 3, 0, 2, 1, 4, 4, 0, 2, 2, 3, 1, 3, 1, 0, 0, 3, 1, 1, 1, 2, 1, 1, 2, 1, 1, 0, 1, 3, 1, 1, 0, 5, 1, 4, 1, 2, 2, 3, 2, 1, 3, 1, 2, 0, 3, 1, 1, 1, 3, 3, 0, 1, 1, 1, 2, 3, 2, 3, 2, 0, 1, 3, 3, 0, 1, 2, 3, 3, 1, 0, 0, 2, 1, 1, 5, 1, 2, 4, 1, 1, 0, 4, 4, 1, 0, 3, 1, 2, 1, 2, 2, 1, 4, 3, 2, 2, 2, 1, 1, 3, 2, 2, 2, 1, 1, 3, 1, 4, 2, 1, 0, 2, 2, 2, 3, 2, 1, 2, 3, 3, 1, 3, 1, 1, 0, 1, 3, 1, 2, 2, 0, 0, 1, 3, 2, 0, 2, 2, 1, 2, 3, 3, 3, 4, 1, 3, 2, 2, 6, 2, 1, 4, 4, 1, 2, 3, 3, 2, 2, 0, 2, 1, 1, 3, 2, 1, 1, 2, 2, 4, 2, 3, 3, 2, 3, 0, 3, 3, 2, 3, 0, 6, 3, 2, 7, 2, 1, 2, 3, 1, 2, 3, 1, 4, 2, 3, 2, 1, 3, 2, 1, 4, 1, 1, 3, 2, 3, 1, 4, 1, 1, 2, 1, 1, 2, 1, 1, 4, 1, 3, 4, 0, 5, 4, 3, 2, 2, 2, 1, 2, 1, 1, 1, 1, 2, 2, 1, 0, 3, 1, 0, 0, 2, 2, 3, 2, 3, 1, 2, 0, 1, 2, 1, 0, 3, 2, 2, 2, 1, 2, 3, 2, 3, 3, 1, 2, 1, 3, 1, 3, 1, 4, 0, 4, 4, 3, 2, 2, 2, 4, 1, 2, 1, 2, 2, 3, 5, 1, 4, 4, 1, 2, 4, 0, 5, 2, 1, 4, 0, 1, 1, 2, 3, 1, 2, 0, 1, 0, 3, 1, 1, 2, 3, 2, 1, 2, 3, 0, 0, 4, 1, 1, 1, 1, 2, 2, 4, 0, 1, 5, 1, 1, 3, 3, 1, 1, 2, 2, 1, 2, 3, 1, 2, 1, 2, 3, 2, 0, 4, 1, 1, 0, 1, 0, 3, 0, 2, 2, 4, 3, 3, 2, 1, 1, 1, 1, 5, 1, 2, 2, 2, 4, 2, 2, 1, 2, 0, 2, 1, 2, 2, 4, 2, 0, 4, 2, 3, 3, 1, 1, 4, 1, 2, 3, 0, 0, 2, 1, 2, 2, 1, 2, 1, 1, 3, 2, 1, 0, 3, 2, 3, 4, 2, 5, 1, 1, 2, 2, 2, 2, 4, 1, 4, 2, 1, 1, 1, 1, 0, 2, 2, 3, 4, 0, 1, 1, 0, 2, 2, 4, 1, 0, 1, 1, 1, 1, 2, 1, 2, 2, 1, 1, 0, 3, 1, 4, 3, 0, 3, 5, 2, 2, 2, 4, 2, 2, 1, 2, 0, 3, 2, 3, 1, 1, 4, 1, 3, 0, 1, 2, 1, 1, 2, 2, 1, 2, 0, 1, 3, 0, 3, 4, 2, 2, 1, 1, 4, 3, 3, 2, 4, 2, 1, 1, 3, 1, 2, 2, 1, 4, 1, 2, 2, 1, 0, 1, 3, 2, 1, 3, 1, 0, 2, 2, 2, 1, 1, 3, 4, 1, 0, 3, 1, 4, 1, 3, 2, 0, 1, 1, 1, 2, 2, 3, 2, 3, 1, 0, 2, 1, 0, 2, 1, 0, 1, 5, 0, 2, 2, 1, 1, 1, 0, 2, 3, 0, 1, 3, 3, 1, 1, 2, 0, 2, 3, 1, 2, 0, 3, 1, 3, 1, 1, 3, 1, 3, 2, 2, 3, 2, 0, 3, 3, 1, 4, 1, 2, 3, 1, 3, 2, 0, 2, 1, 2, 1, 0, 3, 1, 1, 2, 1, 4, 0, 2, 3, 2, 3, 4, 3, 3, 3, 1, 4, 3, 4, 0, 1, 1, 0, 2, 3, 1, 2, 2, 2, 2, 3, 1, 2, 0, 2, 0, 3, 5, 1, 1, 3, 0, 1, 3, 0, 0, 1, 1, 3, 2, 2, 1, 1, 2, 1, 0, 0, 3, 1, 0, 3, 3, 1, 1, 1, 3, 0, 1, 1, 3, 1, 0, 0, 2, 2, 1, 2, 2, 2, 1, 3, 2, 2, 1, 1, 0, 1, 2, 3, 2, 5, 2, 2, 2, 1, 1, 0, 2, 2, 0, 1, 1, 1, 2, 3, 4, 0, 2, 3, 2, 1, 3, 3, 2, 2, 2, 2, 2, 1, 1, 2, 2, 2, 3, 1, 2, 1, 1, 1, 1, 1, 3, 2, 1, 2, 1, 2, 2, 2, 1, 6, 0, 4, 3, 1, 1, 3, 1, 2, 3, 1, 2, 0, 5, 5, 1, 3, 3, 4, 2, 0, 2, 3, 2, 2, 4, 0, 2, 1, 0, 3, 1, 0, 4, 0, 3, 4, 3, 3, 0, 3, 2, 2, 2, 1, 1, 1, 1, 0, 3, 3, 0, 1, 2, 0, 1, 2, 0, 1, 2, 1, 1, 1, 0, 0, 4, 0, 3, 0, 1, 2, 3, 2, 2, 1, 3, 1, 2, 3, 0, 1, 5, 0, 1, 1, 1, 1, 1, 1, 2, 0, 3, 1, 1, 3, 3, 3, 1, 0, 1, 1, 2, 2, 0, 3, 1, 1, 1, 4, 1, 1, 1, 1, 0, 1, 0, 0, 1, 1, 0, 1, 0, 3, 3, 1, 1, 2, 5, 2, 2, 2, 2, 0, 2, 2, 1, 0, 2, 2, 2, 0, 5, 1, 1, 0, 3, 2, 2, 1, 1, 1, 2, 4, 1, 3, 2, 4, 0, 3, 2, 2, 2, 4, 1, 0, 1, 2, 3, 1, 3, 1, 2, 2, 1, 3, 2, 1, 1, 2, 4, 0, 4, 1, 2, 3, 0, 2, 3, 1, 2, 2, 2, 2, 0, 2, 2, 2, 1, 0, 1, 2, 1, 1, 3, 0, 2, 3, 1, 2, 2, 1, 2, 1, 2, 2, 1, 0, 2, 2, 5, 0, 2, 1, 2, 1, 3, 3, 1, 1, 2, 1, 2, 3, 1, 3, 1, 1, 0, 3, 3, 1, 4, 1, 1, 2, 1, 4, 3, 0, 0, 0, 1, 0, 3, 1, 1, 1, 2, 0, 2, 3, 0, 4, 1, 1, 0, 1, 2, 0, 1, 3, 1, 1, 2, 3, 0, 0, 0, 1, 1, 1, 0, 2, 4, 1, 1, 1, 2, 4, 2, 4, 3, 3, 1, 2, 3, 5, 1, 0, 1, 4, 1, 1, 1, 1, 3, 4, 1, 1, 4, 2, 1, 1, 0, 2, 2, 1, 3, 2, 1, 1, 1, 3, 2, 1, 1, 1, 0, 1, 2, 2, 0, 1, 3, 1, 3, 2, 0, 1, 0, 1, 2, 1, 4, 4, 1, 0, 4, 1, 2, 1, 2, 2, 3, 1, 3, 2, 2, 2, 2, 2, 1, 1, 1, 2, 0, 1, 0, 2, 1, 3, 0, 2, 1, 2, 2, 4, 1, 2, 0, 1, 2, 1, 1, 2, 0, 4, 3, 1, 1, 2, 3, 1, 3, 0, 3, 1, 1, 1, 2, 0, 1, 0, 2, 1, 2, 2, 1, 2, 1, 1, 3, 1, 3, 3, 2, 3, 2, 3, 2, 1, 2, 0, 0, 3, 2, 2, 2, 4, 2, 3, 3, 5, 3, 1, 3, 2, 3, 2, 2, 3, 4, 4, 2, 1, 3, 0, 3, 3, 1, 3, 1, 1, 1, 1, 0, 0, 2, 2, 2, 2, 1, 1, 2, 0, 1, 3, 0, 1, 1, 1, 3, 2, 1, 2, 1, 5, 1, 4, 1, 2, 2, 3, 3, 1, 1, 4, 2, 2, 3, 1, 2, 3, 1, 3, 1, 2, 2, 0, 1, 0, 2, 2, 2, 2, 0, 4, 2, 2, 1, 0, 1, 2, 1, 4, 0, 3, 2, 0, 2, 2, 1, 4, 4, 2, 2, 1, 2, 0, 3, 3, 2, 2, 1, 0, 2, 2, 1, 1, 2, 4, 2, 2, 2, 0, 1, 2, 0, 1, 2, 1, 4, 1, 2, 2, 2, 1, 0, 4, 3, 2, 3, 0, 1, 1, 3, 3, 0, 0, 1, 1, 3, 3, 2, 2, 2, 3, 2, 2, 2, 1, 3, 0, 3, 2, 1, 0, 1, 0, 2, 1, 0, 1, 2, 2, 3, 0, 3, 2, 1, 2, 2, 1, 4, 1, 0, 3, 1, 1, 0, 1, 1, 2, 3, 1, 0, 3, 1, 2, 2, 0, 0, 0, 1, 2, 1, 0, 3, 1, 1, 2, 2, 1, 1, 3, 1, 3, 1, 2, 2, 1, 2, 1, 2, 1, 1, 2, 2, 2, 1, 2, 0, 3, 1, 1, 1, 0, 3, 1, 2, 3, 0, 1, 6, 1, 0, 2, 4, 1, 1, 1, 1, 3, 0, 2, 3, 2, 3, 0, 1, 0, 1, 2, 3, 2, 2, 2, 3, 2, 2, 3, 1, 3, 0, 3, 1, 4, 1, 1, 1, 3, 1, 1, 1, 2, 2, 1, 0, 3, 1, 1, 1, 3, 0, 1, 1, 2, 2, 1, 2, 0, 6, 1, 2, 2, 3, 1, 1, 2, 1, 2, 1, 2, 0, 2, 1, 2, 1, 2, 5, 0, 3, 3, 2, 2, 0, 0, 0, 2, 1, 2, 0, 1, 3, 3, 2, 2, 1, 2, 0, 1, 1, 2, 1, 1, 2, 2, 2, 0, 1, 1, 2, 0, 5, 2, 0, 2, 2, 1, 3, 1, 4, 2, 2, 1, 1, 2, 2, 3, 3, 3, 0, 2, 1, 2, 1, 1, 3, 2, 2, 0, 3, 1, 2, 1, 1, 3, 2, 1, 3, 0, 1, 0, 0, 3, 1, 1, 2, 3, 1, 0, 1, 1, 1, 1, 0, 1, 1, 1, 3, 1, 3, 1, 2, 1, 1, 2, 3, 0, 1, 3, 1, 4, 2, 2, 1, 1, 0, 4, 2, 5, 1, 2, 1, 2, 2, 2, 1, 1, 2, 1, 0, 1, 3, 1, 2, 2, 2, 1, 3, 0, 2, 2, 1, 3, 1, 1, 2, 1, 3, 2, 1, 1, 2, 3, 3, 1, 1, 3, 0, 4, 1, 4, 1, 1, 1, 1, 3, 0, 1, 1, 3, 0, 2, 2, 2, 0, 0, 2, 1, 2, 3, 2, 1, 1, 0, 3, 3, 1, 0, 4, 2, 3, 0, 5, 3, 0, 3, 1, 3, 2, 4, 2, 1, 2, 1, 1, 2, 1, 2, 1, 3, 1, 2, 1, 1, 3, 2, 0, 1, 2, 2, 1, 1, 1, 2, 5, 3, 2, 2, 2, 1, 3, 0, 2, 5, 3, 2, 1, 2, 3, 2, 1, 2, 3, 1, 2, 2, 1, 0, 3, 3, 4, 1, 2, 4, 0, 3, 2, 1, 5, 3, 0, 1, 2, 1, 2, 2, 4, 4, 5, 4, 3, 3, 0, 3, 2, 2, 1, 2, 2, 1, 1, 3, 2, 1, 0, 2, 1, 2, 1, 3, 3, 2, 1, 3, 2, 0, 3, 2, 1, 0, 1, 1, 1, 2, 2, 3, 1, 1, 2, 1, 1, 1, 1, 1, 3, 1, 4, 1, 1, 0, 2, 0, 2, 3, 3, 6, 1, 3, 3, 0, 1, 3, 2, 2, 4, 1, 4, 3, 0, 3, 2, 1, 2, 2, 2, 2, 2, 3, 3, 2, 2, 1, 1, 2, 2, 3, 0, 3, 1, 2, 0, 0, 1, 1, 0, 2, 2, 0, 2, 1, 0, 4, 2, 1, 1, 1, 1, 1, 1, 0, 2, 2, 1, 2, 1, 2, 1, 1, 2, 1, 1, 0, 0, 2, 1, 0, 2, 2, 1, 1, 1, 1, 2, 2, 1, 1, 3, 0, 4, 1, 2, 2, 0, 0, 1, 2, 2, 1, 2, 0, 1, 1, 1, 1, 0, 2, 1, 1, 1, 0, 1, 0, 3, 1, 3, 1, 1, 0, 1, 2, 2, 1, 4, 0, 1, 1, 4, 3, 1, 2, 0, 2, 1, 2, 3, 2, 2, 3, 2, 1, 4, 2, 0, 0, 4, 2, 2, 1, 1, 2, 2, 4, 3, 0, 2, 1, 1, 0, 1, 1, 2, 2, 3, 2, 2, 1, 2, 3, 3, 2, 1, 2, 1, 1, 2, 1, 1, 1, 2, 0, 0, 3, 2, 2, 5, 3, 4, 4, 1, 2, 2, 2, 3, 3, 2, 4, 3, 2, 1, 2, 2, 2, 0, 1, 3, 2, 1, 3, 1, 2, 2, 3, 3, 2, 0, 2, 3, 2, 3, 1, 0, 3, 2, 1, 1, 1, 1, 3, 1, 1, 4, 3, 2, 4, 2, 2, 1, 6, 1, 3, 1, 0, 3, 1, 2, 1, 2, 3, 1, 2, 0, 0, 4, 0, 2, 2, 1, 0, 0, 0, 1, 0, 3, 1, 3, 2, 1, 3, 3, 1, 3, 0, 1, 2, 3, 1, 1, 1, 1, 2, 1, 2, 2, 2, 2, 1, 2, 1, 1, 0, 4, 3, 3, 1, 1, 1, 2, 2, 2, 1, 1, 3, 3, 1, 2, 3, 4, 1, 1, 0, 3, 3, 3, 1, 1, 2, 2, 1, 0, 1, 2, 2, 1, 1, 0, 0, 1, 2, 1, 2, 0, 2, 2, 1, 1, 1, 0, 2, 1, 3, 0, 2, 1, 4, 2, 1, 2, 1, 1, 2, 1, 1, 1, 2, 1, 3, 3, 2, 5, 1, 2, 1, 2, 2, 1, 1, 3, 3, 1, 3, 4, 2, 1, 2, 2, 4, 2, 0, 3, 3, 1, 4, 0, 2, 1, 0, 2, 0, 1, 1, 2, 1, 1, 2, 0, 2, 0, 1, 2, 2, 2, 2, 1, 3, 3, 1, 0, 2, 1, 2, 4, 1, 3, 1, 3, 2, 2, 2, 2, 3, 2, 0, 3, 1, 2, 0, 2, 0, 2, 0, 1, 3, 2, 2, 2, 2, 1, 1, 1, 2, 2, 2, 2, 2, 1, 0, 2, 1, 4, 1, 2, 2, 0, 2, 4, 1, 2, 2, 1, 1, 1, 3, 2, 0, 0, 3, 2, 1, 3, 1, 2, 1, 0, 2, 2, 1, 3, 3, 2, 2, 2, 2, 4, 1, 2, 0, 2, 2, 3, 1, 0, 2, 3, 1, 2, 2, 0, 3, 1, 2, 1, 0, 2, 4, 1, 1, 1, 2, 3, 2, 4, 0, 1, 1, 2, 2, 0, 0, 0, 2, 2, 2, 2, 1, 1, 0, 1, 0, 1, 2, 0, 1, 0, 0, 1, 0, 2, 1, 1, 1, 2, 1, 3, 1, 2, 2, 2, 2, 0, 2, 2, 2, 2, 0, 3, 0, 4, 1, 0, 0, 0, 3, 1, 1, 2, 1, 4, 1, 3, 1, 3, 1, 1, 2, 4, 1, 2, 3, 1, 1, 2, 2, 1, 1, 4, 2, 3, 0, 1, 2, 0, 3, 1, 0, 0, 1, 2, 2, 4, 1, 1, 2, 2, 2, 2, 2, 3, 1, 2, 2, 5, 1, 1, 1, 0, 3, 1, 3, 1, 1, 0, 4, 0, 2, 1, 1, 3, 2, 1, 3, 1, 2, 1, 3, 0, 3, 1, 1, 3, 1, 2, 1, 1, 3, 2, 2, 1, 1, 1, 2, 3, 5, 3, 3, 3, 1, 1, 4, 1, 2, 2, 1, 1, 3, 0, 3, 1, 1, 1, 0, 2, 1, 2, 1, 1, 2, 1, 2, 3, 1, 2, 1, 3, 1, 2, 1, 1, 3, 0, 0, 3, 1, 0, 3, 0, 2, 2, 0, 2, 3, 2, 2, 3, 1, 2, 1, 0, 3, 0, 5, 0, 3, 0, 3, 1, 2, 2, 3, 1, 3, 1, 1, 3, 2, 0, 1, 4, 1, 3, 4, 0, 3, 1, 1, 1, 2, 1, 5, 2, 2, 1, 2, 0, 1, 0, 2, 1, 1, 1, 1, 1, 1, 3, 0, 1, 2, 2, 1, 0, 2, 1, 2, 2, 0, 1, 0, 0, 3, 1, 1, 1, 1, 2, 3, 0, 3, 0, 1, 0, 3, 1, 0, 2, 3, 3, 2, 4, 3, 0, 1, 5, 3, 0, 1, 1, 3, 3, 2, 1, 2, 2, 2, 2, 0, 3, 1, 1, 2, 0, 2, 2, 2, 1, 3, 1, 1, 1, 3, 2, 0, 0, 1, 0, 2, 3, 1, 1, 1, 1, 2, 3, 2, 2, 0, 1, 1, 1, 2, 3, 2, 1, 2, 0, 2, 2, 2, 3, 2, 1, 1, 0, 4, 1, 0, 0, 3, 2, 2, 2, 1, 0, 2, 2, 1, 3, 0, 3, 3, 1, 0, 1, 1, 3, 0, 2, 1, 0, 0, 1, 2, 2, 2, 2, 1, 0, 3, 1, 0, 2, 2, 1, 1, 1, 0, 2, 1, 2, 3, 2, 1, 2, 3, 2, 1, 1, 1, 2, 2, 1, 2, 2, 2, 2, 1, 1, 1, 0, 5, 2, 1, 1, 1, 2, 0, 3, 1, 1, 5, 4, 2, 2, 1, 2, 1, 2, 0, 2, 0, 1, 2, 2, 1, 1, 1, 2, 6, 3, 4, 3, 2, 5, 4, 2, 5, 0, 2, 1, 3, 4, 2, 2, 3, 2, 3, 1, 2, 2, 1, 1, 3, 2, 1, 4, 3, 3, 2, 1, 2, 0, 4, 4, 5, 4, 5, 4, 1, 0, 5, 0, 1, 2, 1, 3, 4, 4, 1, 3, 3, 3, 0, 5, 3, 2, 2, 1, 0, 2, 3, 3, 2, 6, 6, 1, 2, 2, 2, 2, 2, 4, 3, 3, 2, 2, 2, 1, 2, 1, 5, 3, 3, 3, 4, 2, 1, 1, 1, 0, 0, 1, 3, 0, 2, 1, 1, 2, 3, 2, 0, 1, 2, 2, 2, 1, 3, 1, 3, 3, 4, 1, 0, 2, 1, 1, 1, 2, 1, 2, 1, 2, 4, 1, 1, 2, 2, 1, 0, 4, 0, 1, 2, 4, 4, 3, 5, 1, 0, 2, 4, 1, 0, 0, 3, 0, 2, 2, 1, 0, 1, 1, 1, 3, 2, 0, 2, 2, 0, 2, 1, 2, 4, 2, 1, 1, 4, 3, 3, 1, 4, 2, 2, 2, 4, 2, 3, 4, 1, 3, 5, 2, 4, 1, 4, 5, 3, 3, 1, 2, 1, 0, 1, 2, 4, 3, 2, 1, 1, 4, 1, 1, 0, 1, 2, 7, 3, 3, 2, 4, 2, 1, 3, 0, 3, 0, 0, 2, 2, 1, 0, 1, 1, 2, 0, 3, 1, 1, 5, 3, 2, 1, 0, 1, 1, 0, 3, 3, 3, 1, 4, 5, 4, 1, 3, 2, 0, 5, 3, 2, 3, 2, 4, 2, 2, 1, 2, 4, 3, 1, 3, 1, 3, 5, 1, 2, 0, 3, 1, 1, 2, 3, 2, 3, 1, 2, 3, 3, 0, 2, 1, 3, 1, 2, 1, 3, 1, 2, 2, 1, 2, 3, 1, 1, 3, 1, 4, 3, 4, 3, 2, 3, 5, 2, 0, 0, 5, 3, 5, 2, 3, 2, 3, 4, 2, 2, 3, 5, 4, 1, 1, 0, 1, 3, 2, 0, 2, 6, 3, 3, 4, 2, 2, 0, 1, 2, 3, 5, 2, 1, 2, 1, 3, 1, 0, 2, 2, 0, 2, 2, 6, 1, 2, 1, 0, 2, 3, 1, 5, 2, 1, 0, 2, 1, 3, 1, 3, 1, 2, 1, 3, 4, 2, 5, 1, 4, 1, 3, 1, 0, 3, 3, 0, 2, 2, 3, 3, 3, 2, 3, 3, 2, 1, 2, 1, 2, 2, 1, 2, 1, 4, 2, 2, 4, 2, 0, 1, 0, 2, 1, 5, 1, 5, 2, 2, 2, 3, 1, 4, 2, 1, 1, 2, 1, 2, 3, 2, 2, 2, 0, 1, 3, 3, 1, 0, 2, 2, 2, 3, 2, 3, 0, 2, 1, 2, 3, 1, 2, 2, 2, 1, 1, 2, 3, 3, 2, 3, 1, 3, 3, 2, 2, 3, 3, 1, 3, 3, 1, 1, 1, 4, 2, 3, 3, 2, 2, 0, 2, 3, 2, 2, 2, 2, 4, 1, 3, 5, 2, 4, 3, 1, 0, 2, 2, 0, 1, 0, 1, 4, 1, 0, 1, 2, 3, 2, 3, 3, 2, 3, 4, 4, 3, 2, 4, 2, 0, 1, 2, 4, 2, 4, 4, 1, 3, 4, 1, 2, 2, 3, 2, 1, 1, 0, 3, 2, 5, 3, 3, 2, 3, 2, 1, 1, 1, 1, 3, 2, 1, 2, 3, 2, 5, 1, 4, 3, 2, 2, 3, 1, 2, 0, 2, 3, 2, 3, 4, 1, 4, 0, 0, 3, 2, 1, 1, 4, 2, 5, 0, 1, 2, 2, 1, 1, 1, 4, 2, 2, 1, 2, 3, 5, 2, 3, 3, 1, 3, 2, 2, 5, 3, 1, 2, 1, 0, 1, 3, 1, 3, 3, 3, 4, 2, 2, 3, 1, 1, 1, 1, 2, 1, 0, 2, 2, 0, 0, 2, 1, 1, 4, 2, 4, 6, 1, 3, 3, 1, 2, 1, 2, 2, 2, 2, 3, 1, 3, 2, 1, 1, 2, 1, 5, 1, 3, 2, 4, 1, 0, 2, 0, 1, 2, 2, 4, 2, 3, 1, 2, 0, 0, 0, 2, 3, 3, 1, 4, 3, 1, 4, 4, 2, 2, 4, 3, 1, 2, 1, 1, 4, 1, 4, 5, 2, 4, 0, 1, 2, 3, 3, 0, 2, 2, 1, 3, 2, 3, 1, 3, 3, 3, 0, 1, 3, 0, 1, 2, 3, 3, 3, 1, 2, 1, 2, 3, 2, 1, 1, 1, 1, 3, 4, 1, 4, 3, 2, 2, 4, 2, 5, 2, 2, 3, 4, 3, 0, 1, 2, 1, 3, 1, 2, 3, 2, 4, 4, 2, 3, 3, 1, 4, 2, 2, 1, 3, 2, 2, 1, 4, 2, 3, 4, 1, 1, 1, 0, 2, 2, 2, 2, 3, 1, 1, 2, 0, 2, 2, 3, 1, 0, 3, 3, 0, 3, 3, 1, 3, 2, 3, 2, 3, 1, 1, 3, 0, 2, 3, 5, 1, 3, 3, 0, 3, 2, 2, 3, 2, 1, 2, 1, 2, 3, 1, 1, 4, 1, 3, 4, 1, 3, 3, 1, 2, 3, 2, 2, 2, 0, 2, 4, 2, 3, 3, 0, 3, 4, 1, 3, 4, 1, 3, 4, 2, 2, 4, 2, 2, 5, 2, 2, 3, 1, 2, 1, 3, 1, 1, 6, 4, 0, 5, 5, 1, 2, 4, 1, 2, 3, 0, 5, 4, 1, 3, 3, 2, 3, 4, 1, 4, 3, 1, 5, 4, 1, 3, 4, 1, 4, 3, 2, 4, 3, 1, 4, 3, 0, 2, 3, 1, 0, 1, 1, 1, 1, 2, 1, 0, 1, 2, 1, 1, 0, 5, 2, 0, 1, 3, 2, 0, 1, 2, 2, 1, 2, 0, 1, 1, 2, 1, 0, 0, 0, 0, 1, 0, 1, 0, 1, 1, 0, 1, 0, 0, 1, 0, 1, 1, 1, 0, 1, 1, 2, 2, 0, 4, 0, 2, 0, 1, 2, 2, 1, 2, 1, 2, 3, 2, 4, 2, 0, 2, 1, 2, 2, 2, 2, 2, 1, 2, 2, 1, 0, 4, 3, 0, 3, 3, 0, 3, 3, 2, 1, 3, 3, 3, 3, 1, 4, 2, 0, 3, 4, 1, 2, 2, 5, 0, 3, 2, 2, 2, 3, 0, 0, 2, 2, 2, 3, 2, 3, 3, 3, 1, 4, 2, 1, 3, 2, 0, 2, 3, 1, 3, 1, 1, 4, 3, 2, 2, 1, 5, 2, 2, 2, 2, 2, 2, 2, 2, 2, 2, 1, 3, 2, 2, 5, 2, 2, 3, 2, 1, 2, 2, 0, 5, 4, 2, 4, 2, 2, 4, 2, 3, 2, 0, 3, 4, 1, 3, 3, 1, 3, 2, 3, 2, 1, 4, 4, 2, 5, 3, 1, 2, 3, 1, 4, 3, 0, 3, 2, 1, 2, 3, 0, 3, 3, 1, 2, 1, 2, 1, 0, 2, 0, 1, 2, 0, 0, 2, 2, 0, 0, 1, 2, 1, 1, 0, 5, 2, 0, 1, 3, 2, 0, 1, 3, 1, 1, 2, 0, 1, 1, 2, 1, 0, 0, 0, 0, 1, 0, 1, 0, 1, 1, 0, 1, 0, 0, 1, 0, 1, 1, 1, 0, 1, 1, 3, 1, 1, 3, 1, 2, 1, 2, 1, 3, 3, 2, 0, 1, 2, 3, 4, 1, 1, 1, 3, 1, 1, 3, 2, 3, 1, 3, 1, 1, 2, 1, 3, 1, 2, 0, 1, 1, 1, 1, 3, 1, 2, 3, 2, 0, 3, 2, 2, 0, 4, 1, 2, 1, 1, 1, 2, 3, 0, 3, 0, 1, 3, 0, 1, 1, 0, 0, 2, 3, 4, 2, 2, 1, 2, 2, 2, 1, 1, 1, 0, 2, 3, 0, 2, 1, 2, 2, 1, 1, 2, 1, 1, 4, 2, 2, 2, 0, 1, 1, 1, 3, 4, 1, 2, 4, 2, 1, 2, 1, 0, 2, 4, 1, 0, 1, 2, 0, 3, 1, 1, 6, 3, 1, 4, 2, 1, 1, 0, 2, 1, 1, 0, 1, 3, 1, 1, 4, 5, 0, 4, 2, 1, 1, 3, 0, 1, 4, 2, 1, 4, 1, 3, 1, 3, 1, 1, 0, 2, 4, 2, 2, 1, 1, 1, 1, 3, 2, 2, 0, 3, 1, 1, 1, 1, 2, 1, 1, 1, 1, 2, 2, 3, 3, 0, 1, 2, 3, 2, 1, 3, 0, 2, 1, 4, 2, 3, 3, 1, 4, 3, 2, 4, 2, 3, 0, 0, 0, 3, 0, 1, 2, 0, 1, 0, 2, 1, 1, 0, 1, 0, 1, 1, 1, 0, 2, 1, 0, 0, 1, 1, 1, 1, 1, 0, 1, 1, 0, 0, 2, 0, 0, 0, 2, 0, 0, 3, 1, 0, 1, 1, 2, 1, 2, 2, 0, 2, 0, 3, 1, 1, 0, 1, 2, 3, 1, 1, 1, 0, 3, 2, 1, 2, 0, 1, 3, 2, 0, 1, 2, 1, 1, 2, 1, 0, 1, 5, 3, 0, 1, 1, 2, 1, 2, 1, 2, 0, 1, 1, 3, 3, 1, 0, 1, 3, 2, 0, 3, 3, 0, 1, 2, 3, 2, 0, 2, 2, 1, 2, 2, 2, 3, 0, 1, 2, 1, 1, 4, 1, 2, 2, 0, 3, 1, 3, 1, 0, 1, 0, 1, 1, 2, 0, 3, 2, 2, 2, 3, 0, 2, 2, 1, 4, 1, 2, 3, 3, 2, 2, 2, 1, 0, 2, 1, 0, 0, 1, 1, 0, 1, 1, 1, 2, 1, 4, 0, 2, 4, 2, 2, 2, 1, 3, 2, 0, 1, 1, 1, 3, 1, 1, 3, 1, 1, 3, 4, 2, 2, 0, 0, 1, 1, 3, 1, 0, 1, 2, 3, 0, 2, 2, 2, 2, 2, 1, 2, 1, 3, 2, 0, 2, 0, 3, 3, 1, 2, 1, 1, 3, 1, 4, 4, 3, 1, 2, 3, 6, 2, 2, 1, 3, 2, 4, 1, 4, 1, 3, 1, 0, 2, 1, 3, 2, 1, 0, 2, 3, 2, 0, 0, 1, 2, 2, 1, 3, 1, 0, 1, 3, 1, 2, 1, 5, 0, 2, 2, 1, 3, 4, 4, 3, 5, 1, 0, 3, 3, 3, 4, 2, 3, 0, 2, 1, 0, 5, 3, 3, 2, 2, 0, 2, 2, 2, 0, 4, 3, 0, 1, 1, 2, 1, 3, 2, 1, 2, 0, 0, 0, 0, 1, 3, 0, 2, 1, 1, 1, 5, 2, 3, 2, 1, 1, 1, 3, 3, 2, 1, 0, 1, 1, 1, 1, 2, 1, 2, 2, 2, 0, 1, 2, 2, 1, 3, 4, 0, 2, 2, 2, 0, 3, 0, 0, 2, 2, 1, 2, 3, 2, 1, 0, 1, 2, 2, 1, 2, 5, 3, 1, 2, 1, 2, 3, 2, 0, 2, 0, 1, 2, 1, 0, 3, 1, 0, 2, 2, 0, 2, 1, 1, 0, 2, 2, 1, 2, 1, 1, 1, 1, 1, 0, 1, 2, 0, 1, 0, 1, 0, 1, 1, 5, 1, 3, 1, 1, 3, 2, 1, 4, 3, 4, 1, 1, 0, 1, 1, 1, 5, 0, 2, 3, 1, 1, 2, 1, 2, 2, 1, 2, 1, 1, 1, 0, 2, 0, 0, 3, 3, 3, 1, 1, 0, 1, 2, 1, 2, 4, 1, 1, 1, 1, 0, 1, 2, 4, 1, 1, 3, 2, 2, 0, 2, 2, 2, 2, 1, 1, 2, 1, 0, 0, 3, 0, 5, 2, 2, 3, 0, 3, 0, 1, 1, 1, 1, 1, 1, 3, 3, 3, 1, 0, 2, 1, 2, 2, 1, 4, 1, 0, 2, 0, 2, 1, 0, 1, 3, 4, 1, 3, 2, 1, 2, 1, 2, 1, 1, 2, 6, 2, 1, 2, 2, 2, 2, 3, 0, 0, 1, 0, 1, 2, 3, 2, 0, 5, 1, 0, 1, 1, 3, 3, 3, 1, 2, 2, 1, 4, 1, 1, 1, 0, 3, 2, 1, 1, 3, 3, 2, 2, 2, 2, 1, 2, 5, 0, 4, 3, 2, 4, 1, 2, 2, 1, 2, 1, 3, 3, 5, 2, 3, 4, 1, 0, 3, 1, 0, 3, 5, 1, 2, 5, 1, 1, 2, 1, 2, 3, 1, 1, 2, 2, 1, 4, 0, 0, 4, 2, 3, 2, 2, 2, 3, 1, 1, 2, 4, 2, 1, 1, 2, 1, 2, 1, 3, 2, 1, 1, 3, 1, 3, 1, 1, 3, 1, 2, 1, 2, 1, 0, 3, 0, 2, 1, 2, 0, 2, 1, 1, 0, 0, 0, 2, 3, 4, 4, 2, 2, 3, 0, 2, 2, 1, 2, 1, 1, 2, 1, 2, 1, 1, 0, 1, 0, 0, 2, 2, 2, 1, 2, 2, 2, 2, 2, 1, 3, 0, 1, 2, 2, 0, 3, 1, 2, 2, 0, 1, 2, 5, 0, 1, 0, 3, 2, 2, 1, 4, 2, 2, 3, 1, 3, 0, 0, 0, 1, 0, 0, 3, 2, 0, 2, 5, 2, 2, 1, 0, 1, 1, 2, 3, 1, 1, 3, 2, 1, 1, 2, 3, 0, 2, 2, 1, 1, 0, 0, 1, 2, 1, 1, 2, 1, 3, 2, 1, 4, 2, 2, 2, 1, 2, 0, 2, 2, 1, 3, 3, 2, 1, 2, 2, 2, 3, 2, 3, 0, 2, 0, 1, 2, 2, 1, 2, 0, 0, 1, 0, 1, 2, 1, 2, 1, 0, 2, 2, 2, 0, 4, 3, 0, 2, 3, 1, 1, 2, 1, 2, 1, 1, 1, 2, 3, 1, 2, 2, 1, 4, 2, 2, 0, 2, 4, 3, 2, 2, 1, 0, 3, 4, 4, 0, 1, 5, 4, 3, 2, 1, 1, 1, 2, 1, 3, 2, 2, 3, 1, 0, 1, 4, 1, 2, 1, 1, 1, 3, 2, 1, 1, 2, 0, 4, 4, 2, 2, 0, 2, 0, 2, 1, 2, 3, 3, 2, 1, 2, 1, 1, 4, 1, 3, 3, 0, 0, 1, 2, 2, 3, 2, 1, 0, 1, 2, 2, 1, 1, 0, 3, 1, 0, 0, 1, 1, 2, 3, 1, 2, 4, 0, 2, 3, 2, 1, 1, 2, 2, 0, 0, 1, 1, 1, 2, 0, 3, 2, 1, 2, 1, 2, 1, 2, 0, 3, 3, 1, 0, 1, 2, 1, 1, 1, 3, 2, 0, 1, 2, 1, 3, 2, 3, 3, 1, 2, 2, 2, 2, 2, 2, 4, 2, 2, 2, 1, 3, 1, 3, 4, 1, 3, 3, 1, 2, 1, 2, 2, 3, 2, 1, 2, 2, 3, 1, 2, 1, 0, 4, 2, 3, 4, 2, 2, 2, 3, 2, 3, 3, 1, 2, 3, 3, 3, 5, 0, 2, 3, 0, 2, 2, 1, 1, 2, 1, 2, 3, 2, 0, 3, 2, 2, 1, 1, 1, 1, 2, 0, 1, 1, 3, 1, 2, 3, 0, 1, 5, 4, 1, 2, 2, 1, 1, 3, 1, 2, 1, 4, 1, 1, 2, 3, 4, 3, 2, 2, 0, 2, 1, 2, 2, 3, 3, 1, 4, 3, 1, 3, 2, 2, 2, 1, 1, 0, 1, 4, 4, 1, 3, 2, 3, 2, 3, 0, 2, 4, 3, 3, 1, 2, 1, 0, 1, 2, 3, 2, 1, 3, 1, 1, 3, 1, 3, 2, 1, 2, 1, 2, 1, 3, 2, 2, 2, 3, 0, 1, 2, 1, 3, 1, 2, 2, 1, 1, 2, 4, 3, 3, 3, 2, 2, 2, 0, 2, 3, 0, 2, 3, 2, 2, 1, 3, 0, 2, 3, 1, 2, 2, 0, 2, 1, 1, 2, 3, 1, 2, 3, 2, 2, 2, 2, 1, 4, 1, 1, 2, 1, 2, 1, 3, 5, 1, 1, 2, 2, 2, 0, 1, 1, 1, 0, 1, 2, 3, 2, 0, 2, 1, 1, 1, 2, 3, 0, 1, 2, 0, 2, 1, 1, 0, 1, 0, 4, 0, 1, 0, 1, 1, 0, 0, 0, 1, 3, 1, 2, 2, 3, 3, 1, 2, 2, 4, 2, 0, 2, 1, 0, 2, 1, 1, 1, 2, 1, 1, 1, 0, 5, 2, 0, 1, 2, 2, 1, 2, 2, 1, 1, 3, 2, 1, 0, 3, 0, 2, 2, 2, 3, 3, 3, 3, 1, 1, 1, 1, 2, 3, 1, 0, 2, 1, 1, 5, 1, 0, 1, 1, 4, 2, 3, 2, 0, 1, 0, 0, 2, 1, 1, 2, 3, 1, 1, 1, 1, 0, 1, 1, 1, 2, 1, 1, 0, 0, 3, 1, 2, 1, 4, 4, 1, 0, 2, 0, 3, 3, 1, 1, 4, 1, 1, 1, 2, 3, 3, 1, 0, 1, 1, 1, 1, 1, 3, 2, 1, 1, 0, 0, 1, 3, 2, 4, 3, 3, 0, 0, 0, 1, 2, 1, 2, 0, 2, 1, 2, 3, 1, 1, 2, 0, 4, 2, 3, 2, 1, 1, 1, 1, 2, 0, 3, 2, 1, 2, 1, 2, 1, 2, 4, 2, 3, 2, 0, 2, 1, 2, 2, 1, 1, 0, 3, 1, 0, 2, 0, 1, 3, 1, 2, 2, 0, 2, 3, 1, 1, 2, 2, 2, 3, 3, 3, 1, 1, 5, 2, 3, 4, 1, 3, 1, 1, 0, 1, 1, 0, 0, 3, 0, 6, 1, 3, 1, 5, 3, 1, 3, 1, 2, 1, 1, 3, 2, 2, 2, 0, 1, 1, 1, 3, 3, 3, 3, 4, 5, 3, 1, 1, 0, 3, 2, 2, 0, 3, 1, 5, 1, 1, 0, 4, 1, 2, 4, 0, 1, 0, 3, 1, 0, 1, 3, 1, 3, 1, 2, 1, 1, 3, 1, 2, 2, 1, 1, 1, 3, 2, 1, 0, 2, 2, 0, 3, 0, 4, 1, 4, 3, 3, 1, 0, 0, 4, 2, 3, 2, 0, 3, 1, 0, 2, 3, 1, 1, 1, 3, 0, 1, 1, 2, 4, 1, 3, 4, 2, 2, 0, 3, 1, 1, 0, 3, 2, 1, 2, 1, 0, 2, 0, 2, 2, 4, 1, 1, 3, 4, 1, 2, 2, 2, 2, 2, 2, 3, 1, 1, 0, 2, 0, 2, 1, 1, 3, 1, 2, 0, 3, 2, 2, 2, 1, 1, 0, 0, 4, 0, 2, 1, 4, 4, 1, 3, 2, 2, 2, 3, 1, 2, 1, 3, 0, 3, 0, 2, 4, 0, 2, 1, 2, 0, 4, 3, 0, 1, 1, 1, 3, 2, 2, 3, 2, 2, 1, 1, 2, 1, 0, 2, 1, 5, 0, 2, 1, 1, 2, 2, 2, 1, 4, 4, 2, 2, 1, 2, 2, 2, 1, 4, 3, 0, 2, 2, 2, 1, 1, 4, 4, 1, 1, 1, 1, 3, 0, 4, 1, 1, 3, 2, 1, 2, 0, 2, 4, 1, 3, 1, 3, 1, 2, 2, 3, 4, 1, 2, 3, 2, 2, 2, 1, 0, 1, 3, 2, 2, 3, 3, 0, 1, 1, 3, 3, 1, 1, 1, 1, 1, 1, 3, 2, 2, 1, 1, 0, 2, 1, 1, 4, 4, 2, 3, 2, 2, 2, 1, 1, 1, 2, 3, 3, 0, 1, 1, 0, 0, 2, 2, 2, 2, 2, 0, 3, 3, 4, 0, 1, 5, 0, 2, 3, 1, 1, 2, 4, 3, 3, 1, 2, 1, 6, 2, 3, 2, 3, 2, 4, 1, 3, 2, 1, 2, 3, 2, 3, 3, 1, 2, 2, 2, 2, 0, 1, 1, 2, 1, 0, 2, 0, 2, 3, 2, 4, 2, 1, 4, 1, 0, 1, 2, 0, 1, 3, 1, 2, 2, 1, 1, 0, 2, 2, 2, 1, 0, 2, 1, 2, 1, 2, 2, 1, 2, 3, 2, 3, 1, 0, 3, 1, 1, 3, 4, 2, 1, 1, 2, 1, 1, 2, 1, 1, 0, 4, 2, 3, 1, 2, 0, 1, 2, 2, 0, 2, 1, 1, 1, 1, 3, 2, 2, 1, 4, 2, 1, 2, 3, 2, 1, 0, 2, 2, 1, 2, 1, 4, 2, 2, 5, 3, 2, 0, 3, 1, 0, 1, 1, 3, 2, 0, 1, 4, 2, 3, 2, 3, 1, 4, 1, 2, 4, 3, 1, 1, 2, 3, 2, 0, 3, 3, 3, 1, 0, 0, 2, 3, 3, 2, 2, 2, 1, 5, 1, 2, 2, 1, 2, 1, 2, 0, 2, 1, 4, 1, 1, 0, 1, 4, 2, 0, 2, 2, 1, 1, 1, 1, 3, 1, 1, 2, 0, 2, 1, 1, 3, 1, 1, 1, 2, 1, 0, 2, 2, 1, 1, 0, 1, 1, 1, 2, 3, 3, 1, 0, 2, 1, 1, 3, 1, 1, 2, 3, 2, 2, 1, 2, 2, 2, 2, 0, 4, 3, 1, 4, 3, 2, 2, 1, 1, 2, 3, 1, 2, 1, 3, 3, 1, 4, 2, 3, 1, 4, 2, 2, 3, 3, 4, 5, 3, 0, 1, 1, 2, 3, 2, 1, 3, 2, 2, 1, 2, 2, 4, 2, 4, 2, 1, 1, 1, 2, 0, 1, 2, 2, 2, 1, 2, 2, 2, 1, 2, 0, 1, 2, 1, 2, 3, 3, 3, 2, 2, 2, 0, 2, 0, 2, 2, 2, 2, 0, 2, 3, 2, 3, 1, 0, 0, 1, 2, 0, 1, 3, 1, 0, 2, 2, 0, 2, 2, 0, 2, 2, 2, 4, 1, 3, 2, 2, 2, 1, 3, 0, 2, 2, 2, 3, 2, 1, 0, 1, 1, 2, 2, 0, 1, 3, 3, 4, 1, 1, 1, 2, 1, 1, 2, 3, 0, 1, 2, 4, 1, 1, 0, 1, 2, 2, 0, 4, 3, 2, 3, 3, 2, 2, 1, 1, 1, 1, 2, 3, 2, 1, 4, 3, 2, 1, 3, 3, 2, 2, 2, 3, 3, 1, 1, 3, 4, 6, 1, 4, 1, 6, 1, 1, 3, 1, 1, 2, 3, 3, 3, 2, 3, 2, 4, 1, 2, 4, 2, 2, 1, 3, 3, 0, 3, 5, 2, 1, 2, 1, 3, 2, 1, 2, 3, 3, 3, 2, 1, 2, 1, 3, 3, 1, 4, 4, 1, 0, 3, 3, 2, 2, 1, 1, 4, 2, 4, 3, 0, 1, 4, 3, 4, 2, 1, 3, 3, 1, 5, 3, 1, 1, 3, 2, 2, 4, 2, 0, 0, 2, 2, 3, 1, 4, 2, 1, 2, 1, 1, 2, 2, 2, 2, 1, 3, 2, 2, 1, 2, 4, 3, 2, 0, 3, 1, 1, 2, 3, 2, 2, 1, 2, 2, 1, 1, 0, 1, 1, 3, 1, 3, 1, 2, 3, 4, 5, 2, 2, 1, 3, 4, 4, 1, 1, 1, 2, 2, 1, 1, 1, 3, 0, 1, 2, 2, 1, 2, 0, 1, 3, 1, 1, 1, 1, 3, 1, 3, 2, 3, 1, 2, 2, 3, 2, 4, 1, 3, 0, 1, 4, 1, 3, 3, 2, 2, 1, 2, 2, 2, 5, 3, 1, 2, 3, 2, 3, 4, 1, 4, 4, 1, 1, 1, 1, 1, 2, 3, 3, 2, 2, 1, 1, 1, 4, 2, 1, 2, 2, 1, 1, 4, 1, 2, 0, 5, 1, 4, 1, 1, 1, 1, 3, 1, 1, 0, 0, 1, 0, 4, 1, 0, 2, 3, 1, 3, 3, 1, 4, 2, 1, 2, 4, 2, 1, 3, 2, 0, 2, 1, 4, 4, 1, 1, 2, 0, 3, 1, 2, 1, 3, 1, 1, 2, 2, 3, 3, 0, 1, 3, 3, 1, 2, 4, 0, 1, 0, 2, 1, 4, 2, 3, 4, 2, 2, 1, 1, 0, 1, 2, 3, 2, 0, 4, 1, 1, 1, 1, 4, 0, 1, 2, 2, 6, 1, 2, 2, 2, 2, 1, 2, 3, 3, 2, 1, 2, 3, 0, 3, 2, 2, 2, 3, 1, 5, 3, 5, 2, 2, 1, 1, 2, 1, 0, 1, 1, 1, 2, 2, 4, 2, 1, 1, 3, 1, 1, 0, 3, 1, 1, 0, 0, 1, 3, 1, 1, 0, 2, 1, 0, 0, 3, 1, 2, 0, 2, 1, 2, 3, 3, 2, 1, 1, 2, 4, 2, 2, 1, 3, 2, 1, 2, 1, 2, 1, 0, 1, 2, 1, 0, 1, 2, 1, 2, 3, 2, 1, 2, 2, 0, 3, 3, 0, 2, 1, 3, 0, 2, 2, 1, 4, 1, 3, 0, 2, 1, 0, 3, 2, 2, 2, 1, 3, 2, 2, 2, 2, 1, 3, 4, 0, 1, 2, 1, 4, 1, 0, 2, 1, 1, 1, 3, 1, 0, 2, 2, 0, 1, 0, 0, 1, 1, 3, 2, 3, 3, 0, 2, 1, 4, 3, 2, 1, 1, 1, 4, 2, 0, 1, 4, 0, 3, 1, 1, 0, 0, 1, 2, 2, 0, 3, 1, 2, 3, 1, 2, 0, 0, 1, 1, 1, 2, 3, 4, 1, 1, 1, 1, 2, 2, 2, 1, 1, 0, 1, 2, 1, 6, 2, 1, 2, 1, 3, 4, 2, 2, 2, 2, 3, 2, 1, 2, 2, 2, 2, 5, 2, 3, 3, 4, 6, 1, 2, 3, 2, 3, 0, 1, 3, 1, 1, 4, 3, 1, 3, 2, 1, 2, 1, 2, 4, 3, 0, 2, 2, 4, 5, 2, 2, 3, 1, 2, 4, 2, 3, 1, 1, 3, 2, 0, 1, 2, 4, 2, 2, 1, 3, 3, 1, 3, 2, 0, 1, 1, 3, 1, 5, 1, 2, 3, 1, 2, 1, 1, 0, 1, 3, 4, 5, 4, 4, 4, 3, 1, 3, 1, 3, 0, 2, 2, 1, 1, 1, 2, 2, 1, 2, 4, 3, 3, 1, 3, 1, 2, 3, 2, 3, 3, 4, 1, 4, 0, 2, 2, 3, 1, 2, 2, 2, 4, 2, 2, 1, 3, 2, 3, 2, 1, 2, 2, 2, 2, 3, 2, 1, 3, 2, 4, 3, 4, 5, 4, 3, 3, 1, 0, 1, 0, 0, 1, 1, 1, 1, 0, 1, 1, 1, 2, 2, 1, 4, 1, 1, 2, 2, 1, 2, 1, 2, 2, 1, 1, 1, 0, 1, 1, 2, 1, 2, 1, 2, 1, 1, 2, 2, 1, 1, 1, 0, 1, 2, 1, 1, 1, 2, 1, 3, 1, 0, 1, 2, 2, 0, 1, 1, 1, 3, 2, 0, 1, 1, 0, 0, 1, 0, 0, 0, 2, 2, 2, 1, 1, 0, 2, 2, 0, 0, 1, 1, 3, 1, 2, 4, 3, 0, 3, 2, 5, 3, 4, 2, 2, 1, 0, 1, 1, 1, 1, 2, 1, 2, 2, 2, 2, 2, 2, 3, 3, 0, 1, 1, 0, 4, 2, 2, 3, 1, 2, 1, 1, 1, 2, 3, 0, 2, 1, 0, 2, 2, 0, 0, 1, 3, 0, 3, 5, 2, 3, 1, 4, 1, 3, 2, 4, 4, 1, 2, 2, 2, 1, 2, 1, 3, 2, 2, 0, 3, 4, 2, 0, 2, 1, 2, 2, 6, 4, 2, 1, 1, 2, 5, 0, 0, 2, 2, 2, 1, 4, 2, 2, 3, 2, 1, 4, 2, 2, 2, 1, 0, 2, 0, 0, 2, 0, 1, 3, 3, 1, 1, 1, 3, 2, 2, 3, 3, 2, 2, 2, 5, 3, 0, 1, 2, 1, 1, 2, 1, 3, 2, 2, 2, 1, 2, 2, 1, 3, 1, 1, 0, 1, 2, 2, 1, 2, 4, 1, 0, 1, 1, 2, 1, 3, 1, 1, 1, 1, 2, 1, 1, 3, 1, 3, 1, 2, 2, 3, 0, 0, 1, 3, 3, 1, 4, 2, 1, 1, 3, 2, 2, 3, 1, 1, 1, 1, 2, 3, 1, 0, 3, 3, 1, 1, 3, 2, 2, 2, 1, 2, 1, 2, 2, 1, 1, 3, 2, 1, 1, 2, 0, 3, 0, 0, 1, 2, 1, 2, 2, 1, 3, 1, 2, 1, 1, 1, 0, 1, 0, 1, 4, 2, 1, 1, 0, 2, 1, 0, 2, 0, 2, 0, 2, 1, 2, 0, 4, 3, 0, 2, 0, 2, 0, 0, 0, 1, 1, 3, 2, 4, 3, 2, 2, 1, 5, 4, 3, 2, 1, 2, 2, 2, 3, 3, 1, 2, 3, 2, 2, 1, 2, 2, 0, 1, 4, 1, 2, 2, 3, 2, 1, 0, 1, 3, 1, 2, 1, 3, 2, 1, 3, 1, 1, 0, 1, 2, 1, 4, 3, 4, 1, 2, 2, 1, 4, 2, 3, 1, 1, 3, 1, 3, 3, 2, 0, 1, 1, 1, 1, 2, 0, 4, 0, 1, 2, 1, 1, 2, 0, 1, 2, 0, 4, 2, 4, 1, 1, 1, 8, 3, 2, 3, 2, 3, 1, 2, 2, 3, 2, 3, 4, 4, 3, 1, 1, 4, 4, 4, 3, 2, 4, 1, 0, 3, 3, 4, 0, 2, 0, 4, 1, 0, 3, 2, 3, 2, 0, 1, 1, 1, 3, 1, 1, 1, 1, 2, 2, 1, 1, 1, 5, 2, 1, 2, 1, 2, 2, 2, 1, 1, 1, 1, 1, 0, 1, 2, 1, 1, 1, 1, 2, 3, 0, 3, 1, 1, 2, 1, 1, 1, 3, 0, 1, 1, 1, 1, 3, 1, 1, 1, 2, 1, 2, 1, 2, 1, 0, 2, 1, 0, 2, 2, 2, 0, 3, 1, 2, 2, 2, 1, 0, 3, 2, 2, 3, 0, 1, 3, 0, 1, 5, 1, 1, 2, 3, 2, 0, 3, 2, 2, 1, 1, 2, 2, 1, 3, 0, 2, 2, 1, 2, 2, 1, 4, 1, 2, 2, 2, 1, 3, 1, 0, 2, 0, 3, 2, 3, 1, 3, 1, 2, 2, 1, 2, 3, 0, 4, 1, 0, 1, 2, 1, 2, 1, 3, 2, 3, 3, 0, 0, 2, 1, 0, 2, 1, 1, 4, 2, 0, 2, 1, 1, 1, 0, 5, 3, 3, 2, 2, 4, 5, 3, 3, 1, 2, 1, 2, 3, 3, 3, 2, 1, 3, 2, 2, 1, 2, 1, 2, 4, 2, 2, 0, 0, 3, 4, 0, 3, 2, 2, 1, 2, 1, 1, 3, 1, 1, 3, 3, 3, 1, 3, 0, 1, 2, 5, 2, 1, 1, 1, 2, 2, 2, 1, 4, 1, 1, 5, 3, 1, 2, 1, 2, 2, 2, 1, 1, 0, 3, 5, 1, 1, 1, 2, 2, 1, 2, 1, 2, 0, 3, 1, 0, 2, 1, 1, 2, 3, 1, 2, 3, 4, 2, 1, 2, 1, 2, 0, 1, 3, 2, 2, 1, 1, 1, 2, 0, 2, 0, 2, 1, 1, 3, 1, 0, 3, 2, 1, 1, 3, 1, 2, 0, 1, 0, 3, 2, 2, 0, 3, 4, 2, 1, 1, 2, 1, 2, 3, 3, 3, 2, 2, 2, 1, 2, 2, 1, 1, 2, 2, 1, 0, 1, 1, 3, 1, 0, 0, 1, 3, 1, 2, 2, 1, 0, 1, 0, 2, 0, 0, 1, 4, 3, 0, 3, 1, 0, 0, 2, 1, 4, 1, 0, 3, 2, 0, 5, 1, 2, 1, 2, 2, 1, 2, 1, 4, 0, 3, 1, 2, 1, 1, 3, 1, 1, 2, 3, 1, 1, 3, 1, 3, 0, 0, 3, 1, 1, 3, 1, 1, 1, 1, 1, 2, 0, 0, 2, 1, 1, 1, 3, 1, 3, 0, 1, 1, 1, 0, 2, 3, 3, 2, 0, 0, 1, 1, 3, 3, 0, 3, 3, 1, 4, 1, 1, 2, 1, 1, 2, 0, 0, 2, 2, 3, 2, 2, 3, 3, 4, 3, 1, 0, 3, 1, 1, 1, 0, 3, 3, 0, 3, 2, 1, 2, 1, 0, 1, 2, 1, 3, 4, 2, 2, 2, 1, 1, 1, 4, 1, 1, 0, 1, 2, 1, 2, 3, 2, 1, 2, 1, 1, 2, 0, 1, 2, 1, 1, 1, 4, 2, 0, 2, 2, 1, 0, 1, 2, 1, 0, 0, 2, 1, 1, 1, 1, 3, 2, 2, 1, 1, 4, 2, 1, 4, 2, 2, 1, 1, 3, 4, 2, 0, 1, 3, 3, 1, 2, 0, 1, 0, 1, 1, 2, 4, 1, 1, 0, 2, 0, 2, 1, 1, 1, 1, 0, 3, 2, 1, 1, 0, 0, 4, 1, 2, 4, 0, 2, 0, 1, 2, 2, 1, 2, 0, 3, 2, 1, 1, 1, 2, 0, 2, 1, 0, 1, 2, 3, 0, 1, 2, 2, 3, 1, 3, 1, 0, 2, 0, 2, 0, 1, 3, 4, 1, 2, 4, 2, 1, 1, 1, 2, 2, 2, 2, 1, 1, 2, 3, 1, 1, 1, 2, 0, 3, 0, 3, 2, 2, 1, 4, 3, 1, 2, 3, 3, 2, 4, 1, 5, 2, 2, 0, 1, 1, 3, 1, 4, 2, 1, 3, 2, 1, 1, 2, 1, 1, 2, 1, 2, 2, 1, 1, 0, 0, 0, 2, 1, 1, 4, 0, 0, 1, 2, 4, 1, 0, 1, 1, 1, 2, 1, 0, 2, 1, 2, 0, 2, 2, 1, 1, 2, 1, 2, 2, 1, 0, 2, 2, 0, 2, 0, 1, 2, 1, 1, 3, 3, 1, 1, 1, 1, 1, 0, 2, 4, 1, 1, 1, 0, 2, 2, 1, 2, 1, 1, 2, 2, 1, 2, 1, 3, 1, 2, 0, 2, 3, 1, 1, 1, 0, 1, 1, 2, 2, 1, 1, 1, 1, 2, 2, 2, 0, 1, 0, 3, 3, 2, 1, 1, 0, 0, 2, 1, 0, 1, 1, 3, 2, 4, 1, 0, 2, 1, 1, 0, 1, 4, 3, 2, 1, 4, 1, 2, 0, 1, 2, 1, 1, 2, 2, 0, 1, 3, 3, 2, 5, 1, 2, 2, 1, 0, 1, 0, 3, 1, 1, 2, 1, 1, 0, 2, 0, 3, 2, 1, 2, 1, 0, 2, 0, 3, 1, 1, 1, 0, 1, 2, 1, 3, 0, 1, 1, 3, 0, 1, 0, 1, 1, 0, 1, 2, 1, 1, 0, 1, 2, 0, 1, 2, 1, 1, 2, 3, 0, 3, 2, 1, 3, 0, 3, 2, 2, 0, 0, 1, 0, 1, 1, 1, 0, 2, 1, 0, 1, 1, 2, 1, 0, 2, 2, 0, 2, 1, 1, 3, 0, 1, 2, 3, 2, 2, 2, 2, 3, 2, 0, 0, 1, 1, 0, 0, 0, 0, 1, 2, 2, 2, 2, 1, 2, 0, 1, 2, 1, 2, 2, 1, 0, 2, 2, 1, 1, 0, 2, 0, 0, 0, 2, 2, 5, 1, 1, 1, 2, 2, 1, 1, 0, 3, 2, 3, 2, 1, 1, 0, 1, 3, 1, 1, 2, 1, 2, 0, 1, 0, 3, 3, 0, 2, 2, 1, 1, 0, 2, 0, 4, 1, 2, 1, 2, 1, 3, 1, 3, 2, 1, 2, 2, 0, 2, 3, 0, 0, 1, 1, 0, 1, 0, 0, 1, 2, 2, 1, 1, 3, 2, 0, 0, 4, 5, 1, 1, 0, 1, 2, 1, 2, 0, 2, 2, 2, 3, 1, 4, 1, 2, 0, 0, 1, 1, 3, 1, 1, 2, 1, 0, 3, 2, 2, 2, 6, 0, 0, 4, 1, 0, 2, 0, 1, 1, 2, 1, 3, 2, 4, 3, 5, 2, 1, 0, 3, 1, 0, 2, 6, 1, 2, 1, 3, 1, 3, 2, 2, 2, 2, 1, 1, 3, 1, 1, 1, 0, 3, 0, 4, 2, 1, 2, 1, 0, 1, 4, 3, 1, 0, 2, 3, 2, 1, 1, 4, 0, 3, 1, 1, 1, 1, 1, 3, 0, 4, 1, 2, 2, 0, 0, 1, 1, 0, 0, 0, 1, 1, 2, 2, 1, 2, 0, 1, 2, 0, 2, 2, 1, 0, 0, 2, 0, 2, 0, 1, 1, 3, 3, 1, 2, 0, 1, 3, 0, 3, 1, 2, 4, 0, 3, 1, 3, 2, 3, 0, 1, 1, 2, 1, 0, 1, 2, 3, 1, 2, 3, 2, 0, 0, 3, 0, 2, 0, 2, 1, 2, 2, 2, 2, 0, 1, 0, 0, 1, 1, 1, 1, 2, 0, 1, 3, 2, 2, 2, 1, 2, 1, 1, 1, 0, 2, 1, 1, 2, 1, 1, 1, 0, 0, 2, 0, 0, 0, 0, 0, 0, 2, 2, 0, 1, 2, 1, 1, 3, 2, 0, 0, 1, 2, 2, 3, 0, 2, 2, 2, 1, 0, 1, 1, 2, 0, 1, 2, 1, 1, 1, 1, 0, 2, 3, 1, 1, 1, 1, 0, 2, 3, 3, 1, 1, 0, 2, 2, 1, 1, 1, 2, 1, 0, 2, 0, 0, 0, 1, 3, 1, 2, 3, 0, 0, 3, 1, 1, 2, 1, 3, 1, 1, 2, 0, 1, 1, 2, 2, 3, 0, 3, 2, 2, 2, 0, 1, 2, 2, 1, 2, 2, 1, 3, 0, 1, 2, 0, 2, 1, 1, 2, 1, 0, 1, 2, 1, 1, 1, 2, 3, 1, 0, 0, 0, 0, 0, 1, 3, 1, 2, 2, 1, 2, 1, 0, 2, 2, 1, 2, 1, 1, 0, 2, 1, 5, 0, 2, 1, 1, 0, 0, 0, 2, 2, 3, 1, 1, 1, 1, 1, 2, 3, 3, 1, 1, 0, 2, 1, 1, 1, 2, 2, 2, 2, 0, 3, 2, 1, 1, 1, 2, 1, 2, 1, 1, 3, 2, 2, 3, 2, 0, 0, 2, 4, 0, 3, 1, 1, 2, 2, 3, 1, 0, 0, 0, 2, 1, 2, 0, 1, 2, 2, 2, 4, 1, 3, 2, 1, 1, 2, 1, 0, 3, 2, 2, 1, 2, 1, 1, 1, 4, 3, 1, 2, 0, 2, 1, 2, 1, 2, 1, 0, 2, 2, 2, 2, 1, 2, 1, 2, 3, 3, 3, 3, 3, 2, 1, 2, 1, 0, 1, 2, 4, 0, 4, 2, 2, 1, 3, 2, 3, 3, 1, 1, 1, 0, 3, 2, 2, 2, 1, 0, 2, 1, 1, 2, 1, 2, 0, 1, 0, 0, 1, 1, 2, 3, 1, 1, 1, 2, 3, 1, 4, 4, 0, 2, 3, 2, 2, 1, 1, 1, 1, 2, 2, 2, 1, 1, 2, 0, 2, 2, 2, 4, 3, 0, 0, 2, 2, 1, 0, 3, 0, 1, 1, 2, 0, 1, 1, 2, 0, 0, 0, 3, 1, 1, 1, 2, 0, 0, 3, 1, 0, 1, 1, 1, 2, 3, 1, 4, 3, 3, 2, 2, 4, 0, 1, 3, 1, 1, 4, 1, 1, 0, 4, 0, 3, 2, 0, 2, 2, 4, 3, 3, 2, 1, 1, 3, 2, 1, 1, 1, 2, 2, 3, 1, 1, 0, 4, 1, 4, 3, 4, 2, 3, 3, 2, 0, 0, 4, 3, 3, 2, 2, 1, 0, 2, 1, 1, 1, 0, 1, 2, 3, 0, 1, 2, 1, 2, 1, 1, 1, 2, 0, 3, 1, 2, 3, 2, 3, 2, 1, 3, 0, 4, 0, 3, 1, 2, 1, 2, 1, 1, 2, 2, 3, 1, 2, 2, 1, 0, 1, 2, 1, 0, 2, 2, 4, 3, 1, 2, 2, 2, 2, 3, 1, 2, 2, 2, 1, 4, 3, 3, 2, 2, 1, 2, 5, 2, 2, 1, 2, 4, 3, 1, 3, 2, 3, 1, 3, 2, 1, 4, 2, 1, 2, 1, 4, 3, 1, 3, 2, 1, 1, 3, 1, 2, 2, 0, 3, 2, 2, 1, 0, 3, 0, 1, 4, 3, 1, 2, 3, 2, 4, 2, 3, 1, 3, 3, 2, 3, 2, 3, 3, 3, 1, 2, 0, 3, 1, 2, 1, 1, 0, 3, 1, 0, 2, 1, 1, 1, 1, 2, 0, 2, 3, 2, 2, 1, 2, 0, 1, 0, 2, 0, 1, 5, 3, 2, 0, 3, 1, 1, 0, 1, 1, 1, 2, 4, 0, 1, 4, 1, 1, 1, 1, 1, 0, 2, 2, 2, 4, 0, 1, 2, 2, 4, 3, 2, 2, 0, 1, 2, 1, 1, 0, 2, 0, 0, 2, 0, 2, 5, 2, 4, 2, 1, 1, 2, 1, 1, 5, 5, 2, 4, 4, 1, 2, 2, 2, 1, 1, 0, 3, 1, 4, 3, 0, 2, 4, 0, 3, 1, 0, 2, 1, 2, 3, 2, 2, 1, 0, 2, 2, 3, 1, 2, 2, 0, 3, 1, 1, 2, 2, 3, 1, 3, 2, 2, 1, 1, 0, 0, 2, 1, 2, 2, 3, 1, 1, 2, 1, 2, 0, 3, 5, 2, 2, 1, 1, 2, 2, 4, 1, 4, 3, 2, 0, 2, 1, 2, 3, 0, 0, 1, 0, 2, 1, 2, 2, 2, 3, 1, 1, 1, 1, 2, 1, 3, 0, 4, 1, 1, 2, 2, 3, 2, 1, 3, 1, 1, 1, 3, 0, 0, 3, 1, 0, 0, 1, 2, 2, 1, 0, 1, 1, 0, 2, 1, 0, 0, 1, 3, 0, 2, 1, 2, 1, 1, 3, 3, 2, 1, 2, 2, 3, 1, 4, 1, 1, 2, 1, 3, 3, 3, 2, 1, 3, 0, 3, 1, 3, 3, 1, 2, 4, 3, 2, 0, 1, 2, 1, 0, 2, 3, 0, 2, 3, 1, 0, 0, 2, 4, 2, 1, 2, 0, 2, 2, 0, 0, 2, 1, 1, 3, 1, 0, 2, 3, 2, 2, 3, 1, 6, 2, 3, 1, 1, 1, 2, 1, 3, 2, 1, 2, 3, 1, 1, 2, 2, 1, 2, 1, 0, 4, 1, 1, 1, 3, 1, 2, 1, 1, 3, 1, 1, 2, 1, 3, 3, 4, 2, 0, 3, 3, 1, 3, 0, 2, 2, 2, 1, 0, 0, 0, 1, 0, 3, 2, 1, 2, 3, 2, 1, 2, 2, 1, 0, 5, 1, 2, 1, 1, 1, 0, 1, 3, 4, 2, 1, 1, 0, 2, 1, 3, 1, 2, 3, 1, 1, 1, 1, 0, 0, 2, 0, 4, 3, 0, 1, 1, 1, 0, 3, 0, 3, 2, 0, 2, 1, 4, 2, 0, 2, 4, 2, 1, 2, 1, 1, 7, 1, 0, 3, 0, 4, 0, 3, 0, 3, 2, 0, 4, 1, 2, 3, 1, 2, 2, 0, 4, 0, 0, 1, 2, 0, 3, 2, 2, 1, 1, 1, 3, 1, 2, 3, 1, 0, 2, 2, 2, 3, 0, 1, 2, 2, 1, 0, 1, 2, 2, 1, 2, 2, 1, 2, 1, 1, 2, 3, 2, 1, 0, 2, 0, 1, 0, 1, 1, 0, 0, 1, 0, 1, 0, 1, 0, 0, 1, 2, 0, 1, 1, 1, 2, 4, 3, 1, 0, 1, 2, 0, 0, 0, 2, 1, 1, 1, 2, 0, 1, 1, 1, 2, 2, 3, 3, 0, 0, 1, 0, 3, 0, 1, 1, 2, 2, 0, 0, 2, 3, 1, 2, 0, 1, 0, 1, 3, 2, 0, 4, 2, 3, 1, 4, 0, 3, 1, 3, 1, 0, 0, 2, 1, 7, 0, 4, 0, 1, 2, 3, 2, 2, 1, 2, 1, 1, 1, 2, 1, 1, 2, 3, 2, 1, 2, 5, 0, 0, 1, 2, 1, 1, 2, 1, 4, 1, 1, 3, 1, 0, 1, 2, 0, 3, 1, 1, 2, 2, 1, 1, 3, 0, 4, 3, 1, 0, 3, 1, 1, 1, 2, 2, 2, 2, 1, 4, 1, 1, 3, 2, 0, 1, 2, 4, 1, 3, 1, 2, 4, 3, 2, 0, 1, 2, 3, 5, 2, 1, 2, 1, 4, 4, 1, 1, 1, 3, 4, 1, 0, 1, 1, 1, 1, 0, 2, 3, 1, 0, 3, 3, 2, 1, 1, 0, 4, 4, 1, 1, 1, 0, 1, 3, 0, 3, 1, 2, 1, 0, 0, 3, 1, 1, 3, 3, 1, 2, 1, 2, 1, 2, 2, 1, 4, 2, 1, 2, 2, 2, 0, 4, 4, 0, 1, 2, 2, 0, 1, 4, 1, 0, 2, 3, 1, 4, 1, 2, 2, 2, 0, 0, 2, 3, 4, 0, 3, 3, 2, 3, 0, 3, 1, 4, 2, 0, 4, 1, 0, 3, 1, 0, 2, 1, 1, 0, 2, 3, 2, 2, 3, 3, 1, 2, 2, 2, 2, 3, 2, 1, 4, 2, 2, 1, 1, 3, 2, 1, 1, 1, 1, 2, 1, 1, 2, 2, 4, 3, 3, 1, 2, 2, 2, 0, 3, 1, 2, 2, 2, 2, 2, 3, 2, 1, 1, 0, 2, 1, 2, 2, 0, 3, 0, 1, 2, 1, 0, 3, 1, 4, 2, 3, 1, 2, 2, 3, 0, 2, 1, 1, 1, 1, 2, 1, 2, 1, 0, 3, 2, 2, 2, 1, 1, 1, 3, 0, 4, 3, 1, 2, 3, 2, 2, 0, 0, 2, 0, 3, 2, 1, 3, 3, 1, 0, 0, 1, 0, 1, 2, 0, 0, 4, 1, 2, 1, 1, 2, 0, 2, 0, 4, 2, 1, 1, 2, 1, 3, 3, 1, 3, 1, 1, 1, 1, 1, 3, 1, 4, 1, 0, 3, 4, 1, 3, 2, 2, 1, 2, 2, 0, 3, 0, 2, 1, 2, 3, 1, 2, 1, 1, 1, 2, 2, 2, 3, 1, 3, 0, 2, 4, 3, 1, 1, 3, 3, 1, 4, 5, 2, 1, 3, 2, 5, 3, 0, 2, 3, 2, 1, 1, 1, 3, 3, 3, 2, 3, 1, 0, 0, 4, 3, 0, 3, 1, 2, 0, 1, 0, 1, 1, 0, 3, 1, 1, 2, 1, 1, 0, 1, 0, 0, 0, 2, 1, 1, 2, 0, 1, 2, 2, 2, 2, 1, 0, 0, 0, 0, 1, 1, 1, 0, 1, 0, 2, 1, 1, 2, 0, 2, 3, 0, 0, 2, 1, 3, 2, 0, 2, 1, 2, 3, 0, 0, 2, 2, 4, 2, 3, 1, 0, 0, 1, 1, 1, 2, 3, 0, 0, 1, 1, 1, 0, 2, 3, 2, 1, 2, 1, 1, 0, 1, 1, 3, 2, 1, 2, 2, 3, 1, 1, 1, 3, 1, 0, 1, 1, 3, 1, 2, 2, 2, 0, 2, 1, 0, 0, 2, 3, 3, 1, 2, 3, 0, 4, 2, 1, 2, 4, 5, 2, 3, 0, 1, 2, 1, 3, 1, 3, 1, 2, 1, 3, 3, 0, 2, 2, 2, 1, 3, 2, 1, 1, 2, 1, 2, 1, 2, 3, 1, 3, 0, 1, 2, 0, 4, 1, 2, 1, 3, 2, 2, 1, 2, 1, 2, 3, 4, 3, 1, 3, 2, 2, 3, 3, 2, 0, 2, 2, 2, 1, 4, 0, 3, 1, 2, 4, 1, 2, 2, 2, 2, 3, 2, 1, 2, 2, 0, 2, 1, 1, 0, 1, 1, 0, 1, 2, 4, 3, 0, 2, 3, 1, 2, 1, 1, 2, 1, 2, 2, 1, 1, 3, 0, 1, 2, 2, 3, 1, 2, 0, 3, 1, 0, 2, 2, 1, 2, 1, 1, 3, 2, 3, 2, 1, 1, 1, 1, 3, 2, 2, 1, 4, 2, 2, 2, 3, 2, 1, 2, 0, 1, 1, 2, 2, 1, 3, 1, 0, 0, 2, 6, 1, 4, 2, 4, 2, 1, 3, 2, 3, 0, 2, 1, 0, 1, 1, 0, 2, 2, 4, 0, 2, 4, 2, 1, 2, 0, 3, 2, 2, 2, 2, 2, 3, 1, 1, 1, 1, 2, 0, 2, 1, 1, 2, 2, 1, 0, 3, 1, 2, 1, 3, 1, 4, 2, 0, 2, 0, 1, 3, 2, 3, 5, 0, 3, 0, 1, 0, 1, 3, 1, 2, 2, 1, 3, 2, 0, 0, 2, 0, 3, 0, 1, 1, 1, 1, 2, 1, 0, 4, 1, 2, 2, 2, 3, 1, 1, 2, 1, 1, 3, 2, 2, 1, 4, 2, 0, 1, 5, 3, 2, 2, 2, 2, 2, 2, 1, 4, 3, 3, 3, 2, 4, 1, 1, 0, 2, 2, 0, 1, 2, 0, 2, 1, 1, 3, 1, 1, 1, 1, 0, 0, 3, 1, 1, 2, 3, 2, 1, 1, 1, 2, 2, 3, 2, 4, 1, 2, 0, 1, 2, 2, 3, 3, 1, 1, 2, 2, 1, 1, 4, 1, 2, 4, 2, 2, 5, 3, 2, 2, 3, 0, 2, 3, 2, 4, 3, 0, 1, 0, 0, 0, 1, 0, 0, 3, 3, 1, 1, 2, 1, 2, 3, 0, 1, 3, 2, 0, 0, 2, 1, 0, 0, 0, 0, 2, 1, 4, 3, 1, 1, 2, 0, 1, 2, 2, 2, 2, 1, 2, 1, 3, 1, 0, 2, 2, 0, 2, 1, 1, 2, 2, 3, 3, 3, 2, 2, 1, 1, 3, 2, 4, 4, 0, 4, 3, 0, 1, 2, 2, 2, 4, 2, 2, 3, 5, 4, 4, 4, 1, 2, 3, 1, 1, 1, 3, 3, 2, 1, 2, 2, 0, 3, 0, 2, 1, 1, 4, 3, 0, 1, 0, 3, 2, 5, 2, 5, 2, 0, 0, 1, 1, 2, 1, 2, 2, 2, 2, 1, 1, 2, 2, 2, 0, 1, 3, 2, 3, 3, 2, 1, 2, 2, 1, 3, 0, 4, 2, 2, 3, 1, 0, 0, 2, 3, 0, 1, 1, 3, 0, 1, 0, 0, 2, 3, 0, 2, 2, 0, 2, 2, 3, 2, 2, 2, 2, 2, 3, 2, 1, 2, 1, 2, 3, 2, 1, 1, 3, 1, 2, 1, 1, 2, 2, 1, 2, 2, 1, 0, 2, 2, 1, 2, 0, 1, 2, 0, 1, 1, 2, 0, 2, 2, 0, 1, 1, 2, 2, 2, 1, 5, 2, 1, 1, 3, 1, 0, 2, 1, 0, 2, 3, 0, 1, 3, 1, 4, 0, 1, 1, 1, 1, 1, 0, 3, 1, 3, 1, 1, 2, 3, 3, 1, 2, 0, 3, 1, 1, 3, 1, 3, 1, 2, 1, 2, 1, 1, 1, 2, 4, 2, 1, 1, 2, 0, 2, 2, 0, 0, 1, 0, 2, 1, 2, 2, 0, 1, 2, 1, 3, 3, 2, 1, 1, 1, 1, 1, 3, 0, 2, 2, 3, 0, 1, 2, 3, 0, 2, 0, 1, 2, 1, 3, 1, 1, 3, 1, 1, 3, 0, 1, 0, 0, 1, 1, 0, 2, 2, 1, 0, 4, 1, 3, 0, 2, 0, 2, 2, 4, 2, 0, 2, 2, 2, 3, 0, 0, 3, 3, 2, 4, 2, 3, 1, 4, 2, 0, 0, 0, 1, 1, 3, 3, 3, 1, 3, 2, 1, 1, 2, 1, 1, 2, 2, 1, 1, 2, 0, 3, 4, 2, 3, 0, 0, 1, 3, 1, 4, 2, 2, 1, 1, 2, 2, 1, 1, 2, 1, 2, 3, 2, 2, 0, 2, 2, 3, 1, 0, 0, 2, 1, 2, 2, 1, 1, 1, 2, 3, 1, 1, 1, 4, 4, 1, 2, 1, 2, 0, 0, 2, 1, 3, 2, 4, 0, 1, 3, 1, 1, 3, 2, 1, 1, 2, 2, 0, 1, 0, 2, 1, 0, 5, 1, 2, 1, 2, 2, 1, 0, 5, 1, 0, 1, 3, 2, 2, 3, 2, 0, 3, 0, 2, 1, 0, 2, 2, 3, 0, 3, 3, 2, 4, 2, 0, 3, 3, 5, 1, 2, 1, 1, 4, 3, 1, 0, 0, 2, 1, 0, 0, 1, 2, 2, 2, 0, 2, 1, 1, 0, 1, 2, 1, 0, 2, 1, 1, 2, 2, 3, 2, 0, 1, 0, 2, 4, 1, 5, 2, 2, 2, 2, 1, 1, 0, 1, 3, 1, 2, 1, 1, 4, 2, 1, 1, 1, 2, 2, 3, 2, 3, 3, 1, 2, 1, 3, 2, 1, 1, 2, 0, 2, 1, 1, 2, 1, 1, 1, 1, 1, 1, 5, 1, 1, 1, 1, 2, 2, 0, 3, 4, 2, 3, 4, 4, 1, 1, 1, 4, 2, 1, 2, 1, 1, 2, 2, 2, 2, 2, 0, 0, 2, 0, 2, 1, 1, 0, 4, 0, 2, 2, 1, 1, 2, 0, 3, 2, 1, 1, 1, 0, 2, 3, 1, 2, 0, 2, 0, 0, 0, 0, 1, 2, 0, 1, 2, 2, 1, 1, 0, 1, 0, 0, 3, 1, 1, 3, 1, 1, 1, 1, 1, 0, 2, 1, 2, 2, 2, 0, 1, 2, 0, 2, 1, 1, 0, 1, 2, 0, 3, 2, 1, 0, 1, 1, 2, 1, 1, 3, 2, 0, 1, 2, 1, 2, 2, 1, 1, 4, 2, 2, 0, 2, 2, 3, 1, 3, 5, 1, 2, 3, 1, 0, 1, 2, 2, 3, 2, 3, 3, 0, 4, 3, 2, 1, 4, 4, 1, 0, 2, 1, 1, 1, 1, 3, 3, 1, 0, 0, 2, 2, 2, 2, 2, 1, 3, 2, 3, 2, 3, 1, 0, 1, 4, 0, 2, 1, 0, 0, 0, 2, 2, 3, 3, 2, 4, 0, 2, 1, 4, 1, 0, 4, 3, 2, 1, 0, 3, 3, 1, 2, 3, 3, 2, 2, 0, 2, 4, 1, 3, 1, 3, 3, 4, 5, 1, 1, 1, 2, 2, 1, 2, 3, 1, 2, 0, 1, 0, 1, 3, 1, 3, 3, 0, 4, 2, 1, 4, 2, 2, 1, 1, 1, 4, 0, 4, 4, 1, 2, 1, 2, 3, 1, 4, 6, 2, 3, 2, 2, 3, 1, 2, 2, 4, 2, 2, 3, 3, 5, 3, 1, 1, 1, 1, 2, 1, 0, 1, 2, 2, 1, 2, 2, 3, 3, 1, 3, 1, 5, 2, 1, 2, 3, 3, 3, 2, 2, 3, 4, 3, 3, 3, 0, 1, 0, 2, 2, 2, 1, 1, 2, 2, 1, 1, 1, 1, 1, 1, 1, 1, 2, 1, 1, 4, 1, 2, 1, 0, 4, 1, 2, 2, 1, 1, 3, 3, 1, 0, 2, 2, 1, 2, 2, 1, 1, 2, 0, 1, 2, 0, 1, 0, 2, 2, 1, 2, 3, 4, 0, 3, 2, 2, 0, 1, 1, 0, 3, 2, 1, 0, 2, 4, 0, 2, 0, 2, 2, 2, 1, 1, 1, 1, 1, 0, 1, 0, 2, 3, 3, 1, 0, 4, 1, 3, 3, 1, 1, 2, 0, 3, 1, 3, 1, 2, 1, 3, 1, 1, 2, 0, 2, 3, 3, 3, 6, 2, 3, 3, 1, 1, 2, 3, 3, 0, 2, 0, 2, 1, 1, 5, 1, 2, 2, 1, 1, 3, 1, 1, 2, 1, 1, 0, 3, 2, 2, 4, 0, 1, 2, 1, 2, 2, 1, 0, 2, 2, 1, 2, 1, 0, 1, 1, 1, 2, 3, 1, 1, 2, 1, 3, 0, 1, 1, 1, 2, 1, 2, 1, 2, 2, 3, 2, 0, 2, 3, 0, 1, 5, 4, 3, 3, 1, 2, 2, 6, 2, 2, 1, 1, 3, 3, 4, 2, 1, 2, 2, 3, 4, 1, 3, 3, 1, 3, 2, 3, 1, 2, 2, 3, 2, 1, 1, 2, 1, 3, 1, 3, 0, 1, 3, 3, 1, 3, 2, 1, 2, 1, 1, 1, 3, 2, 4, 2, 2, 2, 2, 1, 0, 1, 2, 3, 4, 2, 2, 3, 1, 3, 0, 3, 4, 2, 1, 3, 3, 2, 2, 2, 1, 1, 1, 2, 4, 0, 1, 2, 2, 2, 2, 2, 3, 2, 1, 4, 1, 0, 3, 3, 1, 3, 3, 2, 2, 2, 1, 2, 0, 1, 2, 2, 0, 2, 3, 1, 1, 4, 2, 2, 0, 3, 1, 1, 0, 3, 2, 1, 3, 3, 2, 0, 1, 1, 2, 2, 1, 2, 1, 1, 1, 2, 2, 1, 1, 3, 2, 0, 2, 2, 1, 2, 2, 2, 1, 2, 2, 2, 2, 2, 2, 0, 1, 4, 1, 0, 1, 0, 0, 2, 3, 0, 4, 0, 1, 2, 2, 2, 1, 3, 2, 3, 2, 3, 4, 1, 3, 1, 4, 0, 0, 2, 3, 3, 1, 0, 0, 3, 2, 3, 1, 1, 2, 4, 4, 1, 3, 2, 4, 1, 3, 1, 0, 1, 0, 3, 3, 4, 1, 2, 0, 1, 2, 5, 3, 1, 2, 1, 2, 2, 1, 0, 3, 2, 0, 1, 3, 2, 2, 3, 3, 1, 3, 3, 1, 1, 2, 2, 1, 0, 1, 1, 2, 0, 0, 1, 1, 1, 0, 0, 1, 1, 1, 2, 0, 3, 1, 2, 2, 0, 1, 1, 2, 1, 2, 2, 1, 0, 0, 1, 1, 2, 0, 0, 0, 1, 2, 2, 1, 2, 1, 1, 1, 0, 3, 2, 2, 1, 0, 3, 2, 0, 0, 2, 2, 1, 1, 1, 1, 0, 1, 0, 2, 1, 1, 0, 1, 1, 0, 2, 1, 1, 1, 3, 2, 0, 1, 1, 1, 4, 0, 2, 0, 2, 1, 1, 1, 3, 2, 2, 1, 0, 0, 1, 1, 0, 1, 2, 0, 3, 2, 2, 0, 2, 1, 0, 0, 0, 1, 2, 1, 1, 3, 0, 0, 1, 1, 3, 0, 0, 3, 2, 0, 2, 0, 1, 1, 2, 0, 1, 1, 0, 0, 0, 3, 1, 1, 0, 2, 2, 2, 0, 1, 0, 0, 1, 1, 1, 1, 0, 1, 3, 0, 0, 1, 1, 2, 2, 0, 0, 0, 1, 0, 1, 1, 4, 3, 3, 1, 3, 1, 2, 2, 1, 1, 0, 3, 1, 1, 0, 2, 1, 1, 1, 1, 0, 4, 2, 0, 2, 2, 2, 2, 0, 2, 1, 4, 1, 1, 3, 2, 1, 1, 0, 2, 1, 2, 2, 2, 2, 0, 0, 4, 2, 3, 1, 1, 1, 3, 3, 2, 0, 1, 1, 2, 4, 0, 2, 3, 1, 0, 3, 1, 0, 1, 3, 1, 0, 1, 2, 2, 1, 1, 1, 3, 4, 0, 1, 2, 2, 3, 2, 2, 1, 0, 0, 0, 0, 1, 1, 1, 3, 2, 1, 0, 1, 2, 3, 1, 1, 1, 3, 3, 2, 3, 0, 0, 2, 1, 1, 1, 3, 3, 1, 1, 1, 1, 0, 2, 1, 2, 3, 3, 4, 1, 2, 3, 2, 1, 2, 2, 3, 1, 0, 2, 1, 3, 1, 0, 2, 3, 1, 1, 2, 1, 2, 4, 1, 3, 3, 3, 3, 0, 0, 1, 2, 2, 1, 2, 1, 3, 1, 2, 1, 3, 2, 1, 0, 0, 2, 2, 2, 1, 0, 1, 1, 4, 2, 1, 1, 4, 1, 2, 1, 1, 0, 3, 3, 1, 4, 2, 3, 2, 1, 0, 1, 3, 0, 2, 1, 2, 2, 1, 0, 0, 0, 1, 1, 1, 1, 2, 4, 2, 2, 1, 2, 3, 1, 2, 1, 0, 1, 0, 0, 0, 4, 3, 0, 3, 0, 0, 1, 2, 0, 3, 3, 2, 1, 1, 1, 1, 0, 0, 1, 0, 1, 0, 2, 2, 0, 1, 1, 2, 2, 1, 2, 3, 0, 1, 2, 2, 4, 1, 4, 1, 1, 0, 1, 2, 1, 1, 0, 5, 3, 1, 1, 1, 2, 1, 3, 1, 1, 2, 2, 2, 2, 1, 1, 1, 2, 0, 2, 0, 3, 0, 1, 2, 1, 1, 1, 2, 2, 4, 1, 0, 0, 1, 1, 2, 0, 2, 1, 3, 2, 2, 0, 0, 1, 2, 1, 1, 2, 2, 1, 1, 2, 1, 0, 2, 2, 0, 0, 1, 1, 1, 1, 1, 0, 0, 1, 1, 1, 0, 0, 0, 0, 0, 1, 1, 1, 2, 3, 1, 2, 2, 0, 1, 1, 2, 0, 1, 0, 1, 1, 0, 2, 0, 1, 1, 0, 1, 1, 1, 2, 0, 1, 2, 0, 0, 1, 1, 0, 2, 1, 3, 1, 1, 1, 2, 0, 0, 1, 0, 1, 0, 2, 0, 0, 2, 0, 1, 1, 1, 0, 2, 0, 2, 0, 1, 2, 0, 0, 1, 1, 0, 2, 2, 1, 1, 0, 1, 0, 4, 2, 1, 2, 2, 0, 3, 0, 4, 3, 0, 0, 1, 0, 0, 1, 0, 3, 2, 1, 2, 1, 0, 2, 3, 2, 1, 2, 1, 3, 3, 3, 1, 3, 2, 1, 1, 0, 1, 3, 2, 2, 2, 1, 1, 1, 1, 2, 0, 3, 3, 4, 0, 1, 3, 1, 1, 1, 2, 3, 0, 0, 0, 1, 3, 0, 2, 5, 2, 1, 3, 2, 2, 1, 2, 0, 2, 3, 3, 4, 2, 3, 2, 2, 3, 1, 1, 4, 4, 1, 2, 3, 3, 1, 2, 3, 2, 4, 2, 1, 2, 1, 5, 1, 1, 3, 2, 3, 1, 1, 3, 1, 2, 3, 5, 2, 1, 2, 3, 4, 2, 4, 4, 1, 5, 2, 2, 3, 2, 4, 2, 1, 3, 1, 2, 2, 0, 3, 0, 1, 1, 1, 1, 0, 3, 2, 2, 2, 1, 0, 3, 4, 4, 4, 3, 2, 1, 3, 2, 1, 1, 2, 2, 2, 2, 0, 3, 0, 4, 1, 0, 0, 1, 3, 4, 4, 3, 2, 2, 2, 1, 2, 2, 2, 1, 3, 2, 2, 0, 4, 2, 5, 1, 4, 2, 4, 2, 0, 4, 3, 1, 2, 2, 1, 4, 1, 3, 3, 2, 3, 4, 3, 3, 2, 3, 2, 1, 0, 3, 1, 2, 1, 4, 2, 4, 2, 4, 2, 0, 3, 3, 2, 4, 2, 2, 2, 1, 4, 3, 2, 5, 0, 0, 3, 2, 1, 0, 2, 1, 3, 2, 2, 1, 3, 1, 2, 2, 4, 1, 1, 5, 2, 3, 3, 1, 3, 3, 1, 1, 0, 1, 1, 3, 3, 3, 2, 2, 2, 2, 1, 0, 2, 4, 3, 2, 2, 1, 1, 1, 1, 2, 0, 1, 0, 1, 1, 2, 6, 4, 0, 3, 5, 2, 2, 4, 2, 1, 2, 4, 2, 1, 2, 0, 2, 3, 2, 4, 2, 2, 2, 0, 1, 0, 1, 3, 1, 1, 1, 4, 3, 0, 3, 2, 2, 2, 1, 2, 6, 2, 0, 2, 0, 3, 3, 4, 2, 3, 1, 1, 1, 1, 4, 3, 2, 2, 0, 5, 1, 2, 1, 2, 1, 1, 1, 0, 3, 1, 3, 2, 3, 3, 1, 3, 1, 1, 3, 2, 1, 2, 3, 3, 1, 4, 5, 0, 3, 1, 3, 2, 6, 2, 1, 2, 2, 0, 1, 2, 2, 1, 0, 3, 3, 2, 4, 1, 1, 3, 4, 2, 3, 2, 2, 2, 5, 4, 3, 1, 2, 0, 0, 0, 0, 1, 0, 1, 1, 2, 4, 0, 4, 1, 0, 0, 3, 2, 0, 1, 1, 2, 1, 0, 1, 3, 1, 0, 1, 2, 1, 1, 0, 3, 0, 2, 4, 1, 0, 2, 1, 0, 1, 1, 1, 5, 1, 1, 0, 1, 0, 2, 1, 1, 2, 1, 0, 1, 0, 1, 0, 0, 2, 0, 1, 1, 2, 1, 3, 1, 1, 0, 1, 1, 3, 3, 3, 0, 3, 1, 0, 1, 2, 1, 3, 0, 2, 1, 2, 2, 1, 2, 3, 3, 1, 1, 3, 3, 1, 2, 1, 1, 0, 0, 1, 2, 1, 1, 3, 1, 3, 1, 0, 1, 1, 0, 0, 2, 2, 0, 2, 2, 2, 2, 0, 1, 1, 0, 3, 1, 2, 2, 1, 2, 1, 5, 1, 2, 2, 1, 1, 2, 1, 1, 1, 1, 0, 2, 0, 2, 0, 1, 2, 1, 3, 1, 3, 1, 0, 1, 1, 1, 0, 1, 2, 1, 4, 0, 2, 2, 0, 1, 3, 1, 2, 3, 0, 1, 2, 4, 1, 1, 2, 2, 3, 2, 0, 0, 0, 0, 0, 2, 1, 2, 2, 0, 2, 1, 1, 2, 1, 3, 2, 0, 1, 2, 1, 2, 1, 3, 2, 2, 2, 0, 2, 0, 1, 2, 1, 1, 1, 1, 0, 1, 1, 0, 1, 0, 1, 3, 0, 3, 2, 0, 0, 3, 3, 1, 3, 1, 0, 1, 0, 2, 1, 2, 1, 2, 2, 1, 3, 1, 3, 1, 2, 3, 3, 3, 2, 3, 3, 1, 1, 2, 4, 1, 1, 0, 2, 0, 2, 1, 2, 1, 3, 0, 2, 2, 1, 1, 1, 1, 3, 1, 2, 5, 5, 2, 1, 2, 1, 2, 1, 3, 2, 1, 2, 1, 2, 1, 0, 2, 2, 1, 3, 4, 1, 2, 1, 1, 2, 2, 2, 2, 0, 2, 2, 2, 3, 1, 1, 2, 4, 2, 0, 2, 3, 2, 2, 1, 0, 1, 0, 2, 2, 1, 2, 2, 3, 5, 2, 3, 3, 2, 2, 1, 4, 1, 4, 1, 0, 1, 0, 1, 2, 1, 2, 1, 2, 2, 0, 1, 1, 1, 1, 0, 1, 4, 0, 0, 2, 1, 2, 3, 1, 1, 6, 2, 3, 3, 1, 3, 1, 1, 3, 0, 1, 2, 2, 1, 2, 2, 4, 2, 1, 1, 0, 2, 2, 1, 2, 3, 2, 2, 2, 0, 2, 1, 4, 2, 1, 2, 1, 3, 2, 1, 2, 2, 2, 3, 1, 2, 4, 0, 1, 4, 0, 2, 2, 2, 2, 1, 0, 0, 1, 0, 1, 0, 1, 1, 1, 2, 1, 4, 2, 0, 3, 3, 0, 1, 2, 1, 0, 3, 2, 3, 1, 2, 0, 2, 1, 2, 1, 0, 1, 1, 0, 1, 0, 0, 1, 5, 3, 1, 2, 2, 3, 2, 2, 2, 2, 3, 1, 4, 1, 3, 3, 0, 0, 1, 2, 1, 0, 1, 1, 0, 2, 1, 1, 3, 0, 0, 1, 1, 1, 1, 3, 2, 4, 0, 1, 3, 2, 1, 1, 3, 3, 5, 0, 2, 2, 2, 3, 1, 3, 1, 2, 1, 2, 1, 0, 3, 2, 2, 3, 3, 2, 4, 2, 1, 2, 4, 2, 0, 0, 1, 4, 3, 3, 1, 1, 0, 3, 4, 2, 1, 1, 0, 0, 2, 3, 1, 2, 1, 1, 0, 1, 3, 1, 2, 2, 0, 2, 2, 1, 2, 1, 5, 3, 2, 1, 1, 0, 6, 3, 2, 2, 2, 1, 2, 1, 1, 0, 0, 2, 0, 2, 0, 3, 2, 4, 3, 0, 2, 0, 2, 1, 1, 0, 1, 3, 0, 3, 3, 1, 2, 1, 6, 0, 2, 2, 1, 2, 1, 1, 1, 3, 0, 1, 0, 2, 1, 1, 3, 1, 2, 2, 0, 3, 0, 2, 2, 2, 0, 3, 1, 3, 1, 1, 3, 0, 3, 0, 0, 3, 4, 1, 6, 2, 1, 2, 2, 3, 2, 0, 3, 4, 4, 1, 1, 2, 1, 4, 3, 1, 4, 3, 5, 1, 3, 4, 2, 3, 0, 2, 2, 2, 1, 1, 1, 2, 1, 1, 3, 2, 2, 1, 1, 3, 4, 3, 2, 3, 4, 3, 2, 7, 1, 2, 3, 1, 2, 2, 1, 3, 2, 2, 3, 0, 2, 3, 1, 2, 2, 1, 2, 2, 2, 1, 4, 1, 2, 4, 5, 3, 2, 4, 0, 1, 0, 3, 0, 2, 3, 2, 2, 4, 4, 4, 1, 2, 2, 2, 2, 3, 0, 0, 4, 2, 0, 2, 1, 2, 4, 3, 1, 2, 2, 1, 3, 2, 2, 0, 2, 2, 2, 0, 0, 2, 2, 3, 0, 2, 0, 2, 3, 2, 2, 1, 1, 2, 2, 2, 1, 1, 0, 4, 1, 5, 1, 2, 1, 4, 3, 1, 1, 6, 3, 2, 4, 5, 1, 1, 3, 2, 4, 2, 2, 0, 1, 3, 2, 0, 4, 3, 1, 3, 1, 1, 2, 0, 1, 0, 4, 4, 0, 2, 0, 0, 0, 3, 2, 3, 2, 3, 0, 1, 1, 2, 1, 0, 1, 0, 3, 3, 2, 2, 3, 3, 0, 2, 1, 2, 2, 4, 2, 2, 0, 1, 2, 1, 1, 1, 2, 0, 1, 0, 1, 3, 2, 1, 2, 2, 1, 2, 1, 3, 1, 1, 2, 3, 1, 1, 2, 0, 3, 1, 3, 0, 5, 4, 4, 5, 3, 1, 1, 0, 2, 4, 2, 1, 3, 3, 2, 3, 0, 1, 1, 2, 1, 3, 1, 1, 2, 3, 2, 1, 2, 4, 0, 1, 1, 3, 2, 2, 0, 2, 4, 1, 2, 3, 4, 2, 1, 3, 2, 4, 0, 1, 2, 4, 2, 3, 3, 2, 2, 1, 2, 2, 1, 0, 0, 1, 0, 1, 2, 1, 3, 2, 2, 1, 0, 2, 2, 0, 0, 2, 0, 1, 2, 0, 1, 3, 0, 2, 4, 2, 2, 2, 2, 2, 1, 3, 3, 4, 4, 0, 0, 0, 0, 2, 1, 1, 0, 3, 2, 2, 0, 1, 2, 3, 2, 3, 5, 1, 3, 1, 3, 1, 2, 0, 1, 1, 2, 0, 1, 1, 2, 2, 1, 1, 1, 1, 1, 1, 4, 2, 3, 0, 2, 1, 3, 4, 1, 2, 2, 3, 1, 6, 3, 2, 5, 0, 3, 1, 3, 3, 1, 1, 0, 2, 2, 1, 1, 1, 1, 2, 2, 0, 1, 1, 1, 0, 2, 1, 2, 1, 1, 0, 1, 1, 2, 3, 3, 2, 0, 2, 0, 0, 1, 1, 0, 3, 2, 0, 1, 1, 0, 2, 1, 2, 1, 0, 1, 2, 1, 2, 1, 2, 2, 1, 1, 4, 2, 0, 1, 1, 1, 0, 0, 2, 2, 2, 5, 2, 1, 1, 1, 1, 1, 0, 2, 3, 3, 1, 0, 3, 0, 3, 3, 1, 2, 2, 2, 0, 0, 0, 2, 3, 0, 2, 4, 0, 2, 1, 1, 0, 2, 1, 2, 3, 1, 1, 2, 3, 0, 1, 2, 1, 2, 0, 1, 1, 1, 2, 1, 1, 1, 1, 0, 0, 1, 1, 2, 1, 3, 1, 1, 4, 0, 1, 0, 1, 1, 3, 0, 3, 3, 3, 3, 3, 1, 1, 3, 4, 1, 3, 2, 1, 1, 0, 2, 2, 1, 3, 1, 4, 2, 4, 1, 2, 0, 0, 2, 0, 2, 3, 0, 2, 3, 2, 2, 1, 1, 3, 0, 5, 1, 2, 1, 2, 0, 3, 1, 0, 2, 1, 2, 2, 2, 2, 2, 2, 0, 0, 3, 3, 3, 0, 1, 2, 2, 4, 0, 1, 1, 5, 1, 2, 0, 1, 2, 2, 2, 3, 1, 1, 3, 1, 1, 2, 2, 3, 0, 3, 2, 2, 0, 3, 1, 2, 1, 1, 2, 1, 0, 2, 3, 5, 0, 2, 1, 3, 1, 2, 3, 1, 3, 2, 1, 2, 1, 1, 1, 0, 3, 0, 1, 2, 0, 1, 3, 2, 1, 4, 0, 1, 2, 2, 2, 3, 3, 0, 1, 4, 4, 3, 4, 2, 2, 2, 3, 2, 3, 3, 1, 2, 0, 1, 1, 3, 2, 1, 1, 2, 0, 1, 2, 1, 2, 1, 1, 2, 2, 3, 1, 1, 2, 2, 1, 1, 1, 3, 2, 0, 1, 1, 0, 2, 1, 1, 0, 1, 2, 3, 1, 3, 3, 3, 0, 0, 2, 2, 0, 2, 0, 2, 2, 0, 0, 2, 2, 2, 4, 2, 4, 0, 3, 1, 1, 0, 2, 2, 3, 2, 0, 1, 1, 2, 2, 1, 2, 0, 0, 3, 1, 1, 1, 1, 0, 3, 4, 2, 3, 1, 1, 3, 2, 2, 2, 1, 2, 2, 2, 0, 2, 0, 2, 0, 0, 1, 2, 0, 2, 3, 2, 1, 1, 2, 1, 3, 1, 0, 0, 3, 2, 1, 2, 1, 1, 2, 3, 2, 1, 1, 1, 1, 0, 1, 1, 1, 2, 0, 2, 1, 0, 0, 2, 0, 0, 0, 2, 1, 4, 2, 1, 1, 1, 0, 1, 2, 1, 4, 1, 1, 1, 0, 3, 2, 1, 0, 0, 2, 3, 1, 2, 3, 1, 2, 2, 0, 2, 3, 3, 0, 0, 1, 0, 2, 0, 2, 0, 0, 3, 0, 3, 0, 0, 1, 1, 0, 0, 1, 2, 1, 1, 0, 0, 1, 1, 1, 0, 2, 1, 1, 3, 0, 1, 1, 1, 1, 1, 3, 1, 1, 2, 0, 2, 0, 1, 1, 2, 3, 2, 0, 3, 2, 4, 1, 3, 2, 1, 1, 1, 3, 0, 1, 5, 2, 2, 2, 2, 1, 3, 2, 2, 3, 1, 0, 1, 1, 4, 2, 3, 2, 2, 2, 3, 0, 1, 1, 2, 1, 1, 2, 1, 3, 1, 2, 2, 4, 1, 0, 1, 0, 1, 1, 0, 3, 4, 1, 3, 3, 0, 2, 1, 0, 3, 1, 0, 2, 1, 1, 1, 2, 2, 1, 2, 1, 4, 2, 2, 2, 0, 2, 2, 0, 0, 2, 3, 1, 0, 0, 1, 2, 1, 0, 2, 2, 2, 2, 3, 2, 1, 2, 2, 2, 1, 4, 0, 4, 4, 1, 3, 2, 1, 1, 0, 2, 2, 0, 1, 1, 2, 0, 1, 0, 2, 2, 2, 2, 2, 2, 0, 1, 2, 1, 3, 2, 1, 2, 3, 1, 0, 1, 1, 2, 5, 3, 1, 1, 0, 1, 2, 1, 2, 1, 1, 2, 0, 1, 0, 0, 1, 2, 0, 2, 1, 1, 3, 3, 0, 1, 1, 1, 0, 2, 3, 1, 0, 1, 2, 1, 2, 1, 0, 2, 1, 1, 0, 2, 1, 1, 2, 2, 1, 0, 0, 3, 0, 3, 0, 0, 0, 2, 2, 4, 1, 3, 1, 2, 2, 1, 1, 1, 0, 1, 1, 1, 1, 1, 0, 3, 2, 1, 1, 1, 1, 2, 1, 2, 1, 0, 1, 3, 0, 2, 1, 1, 2, 1, 1, 1, 0, 5, 2, 2, 0, 0, 3, 3, 3, 1, 2, 2, 2, 1, 1, 3, 1, 0, 3, 3, 0, 3, 0, 1, 1, 2, 2, 1, 1, 1, 4, 3, 1, 3, 0, 3, 3, 1, 2, 4, 2, 2, 2, 0, 1, 2, 1, 3, 3, 1, 4, 2, 3, 1, 3, 2, 3, 2, 4, 4, 4, 2, 2, 3, 3, 0, 0, 1, 2, 3, 2, 1, 2, 3, 4, 4, 3, 6, 1, 2, 3, 3, 2, 1, 3, 3, 3, 1, 1, 3, 2, 2, 1, 4, 3, 1, 0, 1, 3, 1, 2, 1, 3, 2, 2, 3, 1, 0, 1, 1, 2, 1, 2, 2, 1, 3, 1, 2, 2, 1, 2, 1, 2, 1, 2, 2, 0, 3, 1, 2, 0, 4, 0, 1, 0, 5, 2, 2, 1, 1, 4, 4, 2, 1, 0, 2, 0, 2, 2, 3, 2, 2, 2, 2, 2, 0, 0, 3, 2, 1, 2, 1, 2, 6, 2, 1, 2, 1, 1, 0, 2, 3, 1, 1, 2, 2, 2, 2, 1, 0, 2, 2, 3, 1, 3, 0, 2, 2, 2, 2, 1, 3, 2, 0, 1, 1, 1, 2, 4, 1, 3, 0, 3, 1, 0, 0, 2, 2, 1, 3, 1, 0, 3, 2, 3, 0, 1, 1, 2, 2, 2, 3, 1, 2, 0, 1, 2, 1, 3, 1, 1, 0, 1, 1, 1, 3, 2, 3, 0, 2, 4, 1, 1, 1, 0, 3, 1, 0, 1, 3, 3, 1, 1, 1, 1, 0, 4, 1, 1, 2, 0, 3, 1, 3, 2, 2, 1, 2, 1, 1, 0, 1, 0, 4, 1, 1, 1, 2, 1, 2, 3, 2, 1, 1, 1, 0, 4, 0, 3, 2, 1, 0, 2, 0, 0, 1, 3, 1, 1, 3, 2, 1, 3, 2, 2, 4, 2, 1, 1, 2, 2, 1, 3, 0, 3, 1, 1, 4, 3, 3, 2, 1, 1, 2, 1, 2, 1, 2, 3, 3, 1, 3, 0, 2, 2, 3, 0, 4, 1, 3, 3, 0, 4, 0, 2, 3, 2, 0, 1, 2, 1, 2, 3, 3, 4, 4, 2, 0, 2, 1, 1, 2, 0, 2, 3, 3, 0, 2, 1, 2, 2, 1, 2, 0, 2, 3, 0, 1, 2, 2, 1, 6, 1, 1, 1, 3, 0, 2, 2, 2, 0, 2, 3, 2, 1, 1, 2, 3, 3, 0, 2, 0, 2, 2, 4, 2, 0, 1, 4, 2, 1, 4, 2, 3, 2, 3, 4, 2, 2, 2, 1, 1, 2, 1, 1, 2, 2, 1, 2, 1, 1, 3, 1, 3, 1, 1, 3, 1, 1, 3, 2, 0, 4, 2, 1, 1, 2, 1, 4, 2, 1, 2, 2, 2, 3, 0, 1, 2, 0, 2, 3, 2, 1, 1, 1, 2, 3, 0, 2, 2, 2, 4, 2, 3, 0, 2, 1, 0, 2, 1, 1, 1, 2, 2, 3, 0, 4, 2, 1, 2, 3, 3, 0, 1, 2, 1, 0, 2, 4, 3, 0, 1, 2, 2, 3, 2, 3, 1, 3, 0, 2, 1, 0, 2, 1, 1, 1, 1, 2, 2, 1, 1, 1, 2, 0, 0, 1, 2, 1, 1, 1, 2, 1, 1, 1, 1, 1, 2, 1, 1, 0, 2, 0, 3, 1, 3, 0, 1, 1, 0, 1, 1, 2, 1, 1, 0, 1, 0, 1, 1, 3, 2, 2, 2, 2, 4, 1, 1, 0, 2, 1, 1, 2, 2, 4, 1, 1, 4, 1, 4, 2, 1, 3, 2, 1, 1, 1, 1, 2, 2, 4, 2, 2, 1, 0, 3, 1, 3, 3, 0, 3, 1, 0, 3, 4, 3, 1, 1, 2, 2, 4, 1, 2, 2, 1, 1, 2, 0, 1, 2, 3, 0, 1, 2, 2, 0, 1, 3, 3, 1, 3, 5, 2, 2, 1, 2, 0, 2, 1, 0, 0, 0, 3, 1, 4, 5, 1, 2, 1, 2, 4, 1, 1, 1, 0, 3, 1, 1, 4, 2, 3, 1, 1, 0, 1, 0, 0, 0, 3, 1, 3, 2, 2, 0, 0, 2, 1, 2, 2, 0, 1, 1, 2, 0, 0, 0, 0, 3, 2, 1, 2, 3, 1, 2, 2, 1, 2, 2, 2, 2, 3, 2, 2, 0, 2, 2, 1, 1, 2, 4, 0, 1, 2, 0, 0, 2, 1, 1, 2, 0, 2, 2, 2, 2, 4, 2, 1, 1, 2, 1, 1, 0, 3, 0, 2, 0, 0, 1, 2, 0, 3, 2, 2, 2, 0, 0, 3, 1, 1, 0, 1, 0, 1, 1, 2, 2, 2, 1, 2, 0, 1, 0, 3, 1, 2, 1, 1, 1, 1, 1, 1, 4, 1, 1, 4, 2, 1, 1, 1, 2, 3, 1, 2, 0, 0, 1, 2, 3, 1, 2, 4, 1, 3, 0, 3, 2, 3, 1, 1, 3, 1, 1, 2, 2, 1, 2, 2, 1, 1, 2, 5, 1, 5, 2, 0, 3, 0, 2, 2, 4, 2, 4, 4, 1, 4, 1, 2, 3, 1, 2, 4, 0, 3, 2, 2, 0, 0, 3, 4, 1, 1, 0, 2, 0, 3, 1, 0, 0, 1, 3, 1, 0, 1, 3, 1, 3, 1, 3, 1, 2, 0, 0, 0, 2, 1, 1, 0, 0, 0, 3, 1, 2, 2, 1, 1, 2, 4, 3, 1, 1, 2, 1, 3, 3, 4, 1, 0, 2, 1, 4, 0, 3, 0, 2, 2, 1, 3, 0, 3, 1, 1, 1, 2, 1, 1, 4, 2, 2, 4, 2, 1, 2, 3, 1, 2, 1, 0, 1, 2, 2, 2, 2, 2, 1, 0, 0, 2, 0, 0, 2, 0, 2, 2, 2, 3, 1, 3, 2, 0, 0, 2, 1, 0, 0, 1, 1, 1, 2, 2, 2, 2, 2, 3, 1, 1, 1, 2, 2, 3, 0, 2, 2, 0, 1, 1, 3, 1, 1, 2, 0, 1, 1, 2, 2, 1, 0, 3, 2, 1, 2, 2, 2, 1, 0, 3, 1, 0, 0, 2, 3, 2, 0, 5, 3, 2, 1, 3, 1, 3, 1, 2, 0, 2, 0, 1, 1, 4, 3, 1, 1, 1, 2, 1, 2, 0, 3, 0, 1, 3, 3, 1, 2, 1, 0, 3, 1, 3, 2, 1, 2, 2, 2, 2, 2, 3, 2, 1, 2, 2, 0, 1, 3, 0, 1, 1, 1, 5, 3, 4, 2, 1, 3, 0, 1, 1, 4, 2, 0, 2, 2, 1, 2, 2, 0, 1, 2, 2, 1, 2, 0, 0, 0, 1, 2, 2, 1, 2, 0, 2, 1, 1, 0, 1, 2, 2, 2, 0, 2, 2, 3, 2, 1, 1, 2, 0, 3, 1, 1, 2, 3, 3, 0, 0, 2, 1, 0, 1, 2, 1, 1, 1, 0, 2, 3, 1, 3, 2, 2, 2, 2, 0, 0, 1, 4, 3, 4, 1, 2, 2, 0, 1, 3, 1, 1, 2, 2, 1, 5, 2, 2, 3, 1, 0, 2, 2, 0, 0, 2, 2, 3, 1, 0, 2, 1, 2, 2, 2, 1, 2, 1, 2, 1, 2, 2, 0, 2, 2, 1, 1, 3, 2, 2, 1, 1, 0, 2, 3, 1, 1, 1, 1, 1, 3, 2, 3, 4, 2, 3, 1, 1, 1, 6, 1, 2, 2, 0, 1, 1, 0, 2, 2, 1, 1, 1, 1, 3, 0, 3, 0, 2, 4, 2, 2, 1, 3, 1, 1, 3, 1, 2, 1, 0, 2, 0, 1, 3, 1, 2, 1, 1, 2, 4, 1, 2, 2, 1, 2, 1, 0, 1, 2, 1, 2, 2, 1, 2, 0, 2, 1, 1, 2, 4, 0, 0, 2, 2, 1, 4, 0, 2, 1, 1, 1, 0, 3, 2, 1, 0, 1, 0, 3, 1, 2, 1, 1, 2, 1, 1, 2, 2, 1, 1, 3, 1, 2, 2, 0, 3, 0, 3, 2, 1, 1, 3, 2, 2, 3, 1, 2, 0, 1, 1, 2, 0, 1, 1, 1, 2, 2, 0, 2, 0, 0, 1, 1, 4, 1, 1, 1, 1, 4, 0, 0, 1, 1, 2, 2, 2, 2, 1, 2, 2, 1, 1, 0, 1, 2, 2, 1, 1, 2, 0, 1, 1, 2, 0, 0, 1, 1, 2, 0, 1, 2, 1, 1, 0, 0, 2, 3, 2, 0, 1, 3, 3, 3, 3, 2, 0, 1, 1, 1, 4, 1, 0, 1, 1, 0, 0, 2, 3, 6, 0, 1, 1, 2, 2, 2, 2, 0, 1, 1, 2, 3, 0, 2, 4, 2, 1, 2, 1, 0, 0, 2, 1, 1, 4, 3, 1, 1, 1, 4, 3, 0, 3, 1, 2, 0, 0, 0, 3, 1, 0, 1, 1, 1, 1, 4, 2, 0, 2, 1, 2, 2, 0, 1, 1, 2, 2, 2, 1, 1, 3, 2, 1, 0, 1, 0, 0, 1, 3, 1, 3, 0, 3, 2, 3, 1, 2, 3, 1, 3, 1, 3, 1, 2, 1, 2, 4, 1, 0, 1, 3, 1, 2, 2, 2, 1, 1, 4, 0, 2, 2, 0, 1, 2, 0, 1, 2, 2, 1, 0, 1, 5, 1, 2, 2, 1, 1, 1, 1, 1, 1, 3, 3, 2, 2, 5, 5, 4, 2, 2, 1, 2, 3, 1, 1, 3, 2, 1, 3, 0, 2, 3, 1, 2, 3, 4, 2, 1, 2, 4, 2, 1, 1, 1, 3, 1, 2, 2, 2, 2, 5, 3, 1, 1, 2, 2, 2, 1, 2, 2, 2, 3, 4, 2, 1, 4, 0, 3, 0, 3, 3, 2, 0, 2, 2, 2, 4, 2, 2, 0, 3, 2, 1, 3, 3, 2, 1, 4, 1, 2, 2, 0, 2, 1, 1, 0, 3, 3, 1, 2, 3, 1, 1, 0, 1, 2, 2, 3, 5, 3, 2, 3, 0, 1, 3, 3, 2, 1, 2, 2, 2, 4, 1, 4, 5, 3, 1, 2, 2, 4, 4, 2, 1, 1, 1, 1, 1, 3, 1, 4, 2, 1, 3, 1, 1, 3, 1, 1, 2, 3, 2, 2, 0, 0, 2, 2, 1, 1, 0, 0, 0, 4, 3, 3, 2, 0, 0, 2, 3, 1, 2, 1, 2, 2, 1, 2, 2, 3, 3, 1, 3, 2, 0, 0, 3, 1, 1, 1, 1, 3, 1, 2, 1, 2, 4, 2, 4, 3, 1, 1, 0, 1, 2, 3, 1, 2, 3, 1, 0, 0, 3, 0, 1, 2, 3, 2, 1, 1, 2, 1, 4, 2, 4, 3, 0, 2, 2, 2, 1, 0, 1, 1, 1, 0, 2, 3, 3, 3, 4, 2, 1, 1, 3, 1, 0, 3, 3, 2, 1, 0, 2, 1, 1, 1, 2, 0, 1, 1, 1, 3, 2, 2, 1, 3, 1, 3, 4, 2, 1, 1, 1, 1, 2, 1, 2, 1, 3, 1, 2, 2, 1, 3, 1, 3, 3, 1, 6, 1, 1, 4, 3, 0, 3, 1, 2, 1, 2, 3, 2, 2, 2, 3, 2, 3, 1, 1, 2, 1, 3, 2, 1, 2, 0, 2, 4, 1, 1, 2, 2, 2, 1, 0, 1, 3, 2, 2, 1, 1, 3, 2, 2, 0, 2, 2, 3, 2, 2, 2, 1, 5, 0, 2, 4, 5, 2, 1, 1, 2, 2, 3, 3, 3, 3, 1, 2, 3, 1, 1, 2, 1, 1, 2, 2, 2, 0, 1, 2, 1, 1, 0, 0, 4, 0, 1, 2, 1, 0, 1, 1, 0, 1, 1, 0, 2, 2, 1, 0, 1, 2, 2, 1, 0, 1, 2, 1, 0, 1, 1, 3, 2, 1, 0, 1, 2, 1, 3, 3, 1, 1, 3, 1, 3, 3, 0, 1, 2, 1, 2, 1, 1, 2, 2, 2, 2, 3, 1, 1, 2, 1, 2, 2, 1, 1, 0, 3, 1, 0, 3, 1, 1, 0, 3, 3, 0, 3, 1, 4, 1, 3, 0, 2, 2, 1, 0, 0, 3, 1, 2, 1, 2, 0, 0, 1, 1, 2, 3, 0, 0, 1, 0, 1, 1, 0, 2, 2, 0, 1, 2, 1, 1, 1, 2, 0, 2, 0, 3, 1, 1, 1, 4, 2, 4, 1, 0, 2, 1, 1, 4, 2, 1, 1, 2, 1, 3, 2, 2, 3, 2, 1, 0, 0, 0, 3, 1, 2, 2, 1, 2, 2, 1, 2, 1, 2, 2, 1, 0, 1, 1, 1, 1, 2, 0, 4, 2, 1, 2, 0, 3, 5, 5, 4, 3, 5, 4, 1, 2, 2, 2, 0, 2, 4, 2, 1, 3, 2, 3, 2, 3, 0, 1, 2, 2, 2, 3, 2, 3, 0, 1, 0, 2, 6, 2, 2, 2, 3, 5, 2, 2, 1, 3, 1, 1, 4, 4, 3, 2, 4, 4, 1, 3, 2, 0, 1, 1, 2, 1, 3, 2, 1, 2, 1, 2, 2, 0, 2, 2, 2, 1, 1, 3, 1, 1, 1, 3, 2, 3, 2, 2, 1, 2, 2, 1, 3, 3, 3, 2, 1, 1, 1, 2, 1, 4, 1, 1, 1, 0, 1, 1, 2, 3, 3, 2, 4, 1, 0, 0, 1, 0, 0, 2, 3, 2, 0, 2, 0, 3, 3, 2, 5, 0, 1, 2, 2, 1, 1, 2, 1, 0, 3, 2, 1, 2, 0, 1, 0, 2, 1, 2, 0, 5, 2, 3, 2, 1, 2, 2, 3, 1, 2, 1, 2, 3, 2, 3, 1, 1, 1, 1, 1, 3, 0, 1, 2, 2, 3, 1, 1, 1, 0, 0, 1, 0, 2, 1, 0, 0, 3, 1, 1, 0, 1, 0, 4, 1, 0, 3, 1, 0, 1, 3, 3, 1, 2, 1, 0, 3, 1, 3, 1, 1, 2, 0, 2, 2, 1, 2, 1, 2, 3, 1, 1, 1, 1, 0, 1, 1, 0, 2, 1, 2, 1, 1, 1, 1, 3, 3, 2, 4, 1, 1, 0, 2, 3, 0, 1, 2, 1, 1, 1, 4, 0, 4, 0, 3, 1, 2, 1, 2, 0, 3, 1, 2, 1, 1, 3, 3, 2, 3, 2, 2, 1, 5, 1, 1, 2, 1, 2, 4, 2, 0, 4, 0, 2, 1, 1, 1, 1, 0, 1, 2, 1, 1, 0, 2, 3, 2, 2, 1, 0, 1, 0, 0, 1, 1, 0, 3, 2, 2, 0, 2, 2, 1, 2, 3, 1, 2, 1, 2, 2, 1, 1, 3, 0, 2, 2, 2, 1, 1, 3, 2, 4, 3, 2, 2, 2, 0, 1, 2, 0, 3, 1, 0, 1, 3, 0, 1, 3, 3, 1, 2, 2, 1, 1, 2, 1, 1, 4, 0, 1, 0, 0, 2, 1, 1, 1, 2, 1, 1, 1, 1, 2, 3, 1, 1, 2, 1, 1, 1, 1, 1, 3, 1, 1, 3, 0, 1, 1, 0, 1, 2, 0, 1, 1, 1, 0, 1, 3, 1, 0, 2, 0, 1, 2, 0, 2, 0, 1, 2, 0, 1, 3, 2, 2, 3, 0, 0, 0, 2, 1, 3, 3, 2, 2, 1, 1, 1, 2, 2, 2, 1, 4, 3, 1, 3, 1, 2, 2, 1, 1, 2, 3, 1, 0, 1, 1, 0, 3, 2, 4, 4, 4, 1, 2, 0, 2, 0, 1, 2, 0, 2, 1, 4, 2, 0, 3, 2, 1, 3, 2, 3, 2, 3, 1, 2, 2, 3, 2, 2, 2, 1, 2, 3, 3, 3, 3, 1, 2, 2, 1, 1, 0, 0, 3, 1, 1, 3, 2, 2, 1, 3, 1, 1, 2, 3, 1, 1, 1, 2, 1, 4, 2, 3, 1, 1, 1, 1, 1, 1, 1, 2, 3, 0, 1, 1, 4, 1, 3, 1, 4, 3, 4, 1, 2, 0, 3, 1, 0, 2, 1, 1, 3, 2, 1, 1, 2, 2, 2, 1, 2, 3, 1, 0, 1, 3, 0, 1, 1, 1, 1, 3, 0, 1, 3, 0, 2, 3, 3, 0, 1, 4, 2, 1, 4, 2, 2, 0, 2, 2, 1, 1, 1, 3, 0, 0, 3, 2, 0, 1, 1, 3, 2, 1, 1, 2, 4, 1, 1, 3, 1, 3, 1, 1, 3, 5, 1, 1, 1, 4, 0, 0, 0, 3, 2, 1, 0, 0, 4, 1, 3, 3, 3, 1, 3, 2, 2, 1, 1, 0, 2, 1, 1, 0, 4, 0, 3, 4, 0, 1, 0, 2, 1, 2, 3, 4, 2, 1, 1, 2, 0, 1, 1, 2, 0, 1, 3, 1, 2, 1, 1, 2, 4, 1, 1, 1, 0, 1, 1, 3, 1, 2, 2, 0, 4, 0, 1, 2, 0, 1, 2, 1, 0, 2, 2, 1, 0, 2, 2, 2, 1, 1, 0, 0, 1, 1, 1, 2, 3, 1, 0, 2, 1, 3, 3, 0, 1, 1, 1, 0, 3, 0, 2, 1, 1, 2, 0, 2, 2, 2, 1, 1, 3, 0, 2, 0, 2, 3, 2, 4, 3, 1, 2, 1, 0, 1, 3, 3, 1, 0, 2, 1, 0, 0, 3, 1, 0, 1, 3, 0, 1, 2, 1, 2, 2, 2, 2, 1, 3, 2, 2, 2, 0, 1, 0, 1, 2, 2, 1, 3, 2, 3, 1, 2, 0, 5, 2, 1, 2, 1, 3, 0, 2, 0, 1, 3, 1, 1, 3, 2, 2, 3, 2, 1, 3, 0, 0, 1, 0, 1, 1, 1, 2, 2, 3, 1, 1, 1, 2, 3, 1, 1, 1, 2, 1, 1, 1, 0, 1, 2, 1, 1, 2, 2, 2, 3, 0, 1, 3, 1, 1, 5, 2, 1, 1, 3, 2, 1, 0, 1, 3, 3, 1, 1, 3, 3, 2, 2, 2, 1, 3, 1, 0, 3, 2, 1, 1, 2, 0, 0, 1, 2, 2, 1, 4, 0, 2, 1, 3, 3, 1, 3, 0, 0, 1, 4, 0, 2, 0, 0, 2, 2, 2, 1, 0, 3, 0, 1, 4, 1, 3, 1, 0, 1, 2, 1, 4, 2, 1, 0, 1, 3, 1, 1, 2, 1, 2, 1, 2, 2, 2, 1, 1, 2, 1, 2, 2, 0, 1, 5, 3, 0, 1, 1, 0, 1, 2, 1, 2, 0, 2, 2, 2, 0, 1, 0, 3, 0, 3, 0, 2, 2, 2, 2, 1, 1, 3, 2, 3, 4, 3, 2, 3, 3, 1, 3, 3, 3, 2, 2, 0, 1, 3, 2, 2, 1, 2, 3, 2, 1, 5, 1, 2, 0, 1, 1, 1, 1, 2, 3, 1, 0, 1, 0, 0, 2, 0, 2, 1, 1, 0, 2, 2, 2, 2, 2, 4, 4, 4, 2, 2, 1, 2, 3, 2, 5, 3, 1, 1, 0, 1, 2, 1, 2, 1, 1, 0, 1, 1, 3, 1, 1, 1, 0, 0, 1, 0, 0, 2, 0, 0, 2, 2, 1, 2, 1, 0, 0, 0, 1, 1, 3, 2, 1, 1, 3, 2, 2, 4, 1, 3, 1, 1, 2, 1, 3, 2, 1, 1, 3, 0, 1, 2, 1, 2, 2, 2, 1, 1, 0, 1, 1, 1, 0, 3, 0, 3, 2, 1, 1, 3, 1, 1, 1, 3, 1, 4, 2, 0, 3, 2, 0, 1, 2, 4, 2, 2, 1, 2, 3, 2, 1, 2, 4, 1, 2, 2, 1, 1, 1, 1, 1, 2, 3, 0, 2, 1, 3, 0, 2, 2, 1, 1, 2, 1, 1, 3, 1, 3, 1, 4, 4, 0, 3, 1, 1, 1, 3, 0, 2, 3, 3, 4, 1, 3, 2, 0, 2, 1, 0, 1, 0, 2, 0, 1, 1, 3, 5, 0, 4, 1, 2, 1, 2, 2, 0, 2, 2, 1, 3, 1, 2, 0, 2, 3, 1, 1, 2, 2, 2, 5, 2, 0, 2, 1, 2, 3, 3, 6, 1, 5, 4, 2, 3, 3, 3, 2, 3, 3, 2, 1, 0, 0, 1, 4, 0, 2, 2, 5, 0, 2, 3, 1, 2, 0, 1, 0, 3, 2, 3, 0, 1, 0, 3, 0, 0, 2, 2, 1, 2, 2, 0, 2, 3, 3, 1, 2, 1, 1, 1, 2, 1, 2, 0, 3, 2, 2, 1, 2, 2, 2, 3, 1, 0, 1, 3, 1, 0, 1, 1, 0, 2, 1, 3, 3, 2, 2, 2, 2, 3, 2, 3, 2, 1, 0, 4, 3, 2, 2, 3, 1, 1, 1, 3, 1, 3, 3, 0, 1, 1, 2, 0, 3, 1, 1, 5, 0, 1, 3, 3, 2, 1, 3, 2, 1, 3, 1, 2, 3, 2, 1, 1, 2, 1, 1, 0, 3, 3, 4, 1, 0, 4, 0, 2, 1, 2, 3, 1, 2, 1, 0, 1, 1, 0, 1, 2, 4, 1, 2, 1, 3, 1, 2, 1, 3, 3, 2, 1, 3, 2, 1, 1, 0, 2, 2, 3, 1, 2, 1, 3, 2, 0, 1, 2, 2, 1, 2, 1, 1, 2, 0, 0, 1, 1, 0, 4, 1, 0, 0, 1, 0, 1, 3, 0, 0, 1, 2, 1, 2, 0, 1, 2, 1, 1, 1, 0, 1, 2, 2, 4, 3, 2, 0, 2, 1, 1, 2, 2, 2, 2, 2, 3, 2, 1, 1, 3, 1, 2, 2, 2, 1, 1, 3, 0, 3, 0, 1, 4, 0, 2, 2, 0, 3, 4, 2, 2, 1, 1, 1, 2, 3, 2, 0, 3, 1, 1, 2, 1, 3, 0, 1, 1, 1, 3, 2, 2, 2, 2, 2, 1, 2, 1, 1, 2, 1, 1, 2, 1, 0, 0, 1, 2, 2, 2, 1, 3, 2, 2, 1, 2, 0, 2, 3, 3, 1, 0, 2, 1, 0, 5, 3, 1, 1, 3, 1, 2, 2, 1, 1, 1, 4, 0, 0, 0, 2, 1, 1, 1, 0, 2, 1, 2, 1, 3, 1, 3, 2, 1, 4, 1, 3, 5, 3, 1, 1, 0, 2, 1, 0, 2, 3, 2, 2, 0, 1, 4, 2, 2, 3, 1, 2, 5, 1, 1, 5, 2, 4, 2, 2, 2, 2, 2, 4, 2, 2, 3, 3, 2, 2, 2, 2, 2, 0, 1, 1, 2, 4, 0, 3, 2, 2, 2, 2, 1, 2, 1, 1, 4, 2, 1, 4, 1, 2, 2, 0, 2, 3, 2, 1, 3, 1, 4, 4, 0, 1, 1, 4, 2, 4, 2, 3, 1, 2, 1, 0, 0, 0, 2, 1, 3, 3, 4, 1, 0, 3, 0, 1, 4, 0, 4, 2, 2, 2, 1, 1, 2, 3, 4, 0, 4, 1, 1, 0, 2, 0, 0, 2, 3, 1, 1, 3, 2, 0, 0, 1, 2, 2, 1, 4, 1, 0, 1, 1, 3, 1, 1, 2, 2, 0, 1, 2, 2, 2, 4, 3, 2, 1, 1, 2, 2, 1, 2, 2, 1, 2, 2, 1, 0, 2, 3, 5, 3, 2, 3, 2, 1, 2, 1, 3, 2, 1, 0, 0, 1, 1, 0, 3, 1, 1, 1, 3, 2, 3, 2, 3, 0, 0, 4, 3, 2, 1, 1, 2, 1, 1, 1, 1, 1, 1, 2, 2, 0, 2, 2, 0, 1, 2, 1, 7, 4, 0, 2, 2, 2, 1, 4, 0, 0, 1, 3, 1, 2, 1, 0, 2, 1, 3, 1, 2, 2, 1, 3, 0, 0, 3, 2, 2, 1, 2, 1, 2, 2, 2, 2, 2, 2, 3, 2, 1, 2, 1, 2, 1, 2, 1, 0, 2, 0, 1, 2, 2, 0, 2, 0, 2, 1, 0, 3, 1, 0, 1, 2, 2, 1, 2, 1, 4, 1, 1, 1, 1, 2, 2, 1, 3, 2, 3, 1, 2, 2, 1, 3, 2, 1, 1, 1, 3, 0, 1, 2, 3, 1, 2, 1, 1, 2, 1, 3, 1, 3, 1, 1, 3, 1, 3, 2, 0, 1, 0, 1, 2, 0, 3, 4, 2, 2, 1, 1, 1, 2, 3, 1, 3, 2, 1, 1, 1, 1, 3, 0, 0, 4, 1, 1, 0, 1, 1, 1, 1, 1, 1, 2, 3, 6, 2, 0, 2, 2, 0, 1, 2, 0, 5, 3, 1, 3, 2, 4, 3, 1, 1, 2, 0, 1, 3, 0, 1, 0, 3, 1, 2, 1, 0, 1, 5, 2, 1, 2, 0, 3, 3, 2, 2, 0, 3, 1, 0, 1, 2, 0, 0, 3, 1, 1, 3, 3, 1, 2, 3, 1, 4, 2, 1, 1, 2, 0, 0, 5, 1, 5, 2, 4, 0, 2, 0, 0, 2, 1, 2, 2, 1, 2, 3, 2, 1, 1, 2, 0, 2, 0, 2, 3, 3, 1, 1, 1, 0, 1, 2, 2, 0, 1, 5, 0, 2, 3, 1, 1, 2, 2, 1, 1, 2, 1, 1, 2, 1, 0, 2, 1, 0, 3, 3, 1, 2, 1, 1, 2, 1, 2, 0, 1, 1, 2, 3, 3, 1, 1, 1, 0, 1, 1, 3, 1, 3, 0, 2, 1, 2, 2, 1, 1, 2, 2, 2, 1, 3, 2, 1, 1, 1, 2, 2, 2, 1, 2, 0, 1, 2, 0, 2, 1, 0, 3, 1, 1, 5, 2, 0, 1, 1, 2, 3, 3, 1, 1, 2, 1, 1, 0, 2, 1, 0, 1, 1, 2, 0, 0, 1, 1, 2, 1, 2, 1, 1, 2, 1, 3, 1, 2, 2, 2, 1, 2, 2, 3, 2, 1, 2, 4, 3, 1, 3, 1, 1, 3, 2, 1, 0, 1, 3, 1, 0, 2, 2, 1, 2, 1, 0, 0, 2, 4, 1, 4, 1, 1, 3, 3, 1, 0, 1, 1, 2, 0, 2, 4, 0, 1, 2, 0, 1, 1, 2, 2, 1, 3, 1, 1, 0, 2, 0, 2, 2, 1, 3, 2, 1, 3, 2, 1, 1, 3, 0, 4, 0, 1, 4, 2, 1, 1, 0, 2, 2, 4, 1, 0, 1, 2, 2, 3, 2, 0, 0, 2, 2, 3, 2, 0, 1, 2, 2, 0, 1, 2, 1, 2, 1, 3, 4, 1, 3, 1, 1, 0, 2, 0, 1, 3, 2, 3, 1, 1, 0, 3, 1, 0, 2, 1, 3, 1, 0, 4, 1, 1, 1, 1, 2, 1, 1, 1, 3, 1, 1, 2, 2, 3, 1, 1, 3, 4, 2, 2, 0, 2, 2, 3, 2, 1, 1, 1, 1, 1, 0, 1, 1, 2, 1, 0, 0, 2, 0, 2, 4, 0, 0, 2, 2, 0, 1, 0, 0, 2, 1, 2, 1, 2, 2, 1, 0, 2, 2, 3, 0, 0, 2, 1, 1, 1, 1, 5, 2, 1, 1, 1, 0, 2, 2, 3, 1, 1, 2, 0, 1, 0, 2, 2, 0, 1, 2, 2, 2, 2, 0, 0, 1, 1, 2, 1, 2, 3, 1, 0, 2, 2, 3, 1, 2, 3, 2, 2, 2, 2, 1, 3, 2, 1, 1, 2, 3, 1, 1, 0, 2, 2, 2, 2, 1, 0, 0, 2, 2, 1, 1, 2, 1, 1, 2, 3, 0, 3, 2, 4, 1, 1, 2, 2, 1, 1, 1, 2, 3, 1, 0, 1, 1, 5, 1, 4, 1, 2, 0, 1, 2, 0, 0, 3, 3, 1, 2, 1, 4, 2, 5, 1, 3, 3, 1, 3, 2, 1, 1, 3, 2, 0, 3, 0, 0, 5, 1, 3, 3, 3, 3, 2, 2, 1, 3, 4, 2, 1, 3, 1, 1, 1, 2, 2, 2, 1, 2, 1, 0, 1, 1, 1, 2, 4, 1, 3, 2, 1, 1, 2, 2, 1, 2, 5, 2, 2, 2, 2, 1, 4, 1, 4, 2, 3, 2, 0, 4, 1, 3, 1, 0, 3, 4, 0, 1, 2, 0, 5, 2, 2, 1, 1, 4, 1, 3, 2, 5, 4, 2, 1, 2, 3, 3, 4, 3, 2, 1, 3, 1, 3, 3, 1, 1, 3, 3, 2, 2, 1, 2, 2, 3, 3, 3, 3, 1, 1, 0, 2, 1, 0, 3, 0, 2, 3, 2, 2, 1, 2, 2, 1, 1, 2, 1, 1, 1, 1, 0, 0, 2, 2, 1, 1, 0, 1, 1, 4, 3, 1, 1, 3, 0, 3, 1, 1, 2, 1, 3, 2, 0, 1, 1, 1, 3, 0, 0, 1, 1, 1, 4, 2, 3, 0, 2, 1, 1, 1, 5, 1, 1, 2, 4, 2, 1, 2, 0, 2, 4, 0, 4, 2, 1, 2, 1, 0, 0, 1, 0, 1, 0, 0, 0, 0, 3, 2, 1, 2, 3, 0, 1, 5, 3, 1, 3, 2, 1, 3, 0, 0, 5, 2, 1, 5, 0, 1, 2, 3, 1, 1, 2, 2, 1, 2, 2, 1, 1, 3, 2, 0, 4, 1, 2, 3, 0, 2, 2, 2, 2, 2, 2, 2, 1, 2, 2, 1, 1, 1, 2, 1, 1, 0, 0, 0, 1, 3, 1, 0, 3, 2, 1, 2, 1, 0, 2, 1, 1, 1, 3, 0, 0, 2, 2, 0, 2, 2, 3, 2, 3, 2, 1, 0, 2, 1, 2, 0, 0, 1, 2, 1, 2, 1, 2, 0, 0, 2, 2, 0, 0, 1, 0, 2, 1, 2, 1, 0, 2, 2, 4, 2, 1, 1, 1, 2, 2, 0, 1, 0, 3, 0, 1, 2, 4, 1, 2, 2, 3, 2, 3, 3, 1, 2, 5, 2, 2, 2, 2, 2, 3, 0, 3, 3, 4, 2, 0, 1, 3, 3, 1, 3, 1, 0, 3, 0, 2, 5, 2, 2, 2, 3, 4, 1, 2, 1, 3, 4, 1, 2, 3, 1, 3, 3, 1, 3, 3, 2, 4, 1, 1, 2, 1, 0, 3, 2, 2, 1, 2, 0, 2, 1, 2, 2, 1, 1, 2, 0, 4, 1, 3, 2, 0, 0, 1, 1, 1, 1, 3, 2, 1, 2, 2, 0, 1, 1, 2, 3, 2, 3, 1, 2, 1, 2, 2, 1, 1, 1, 1, 2, 0, 3, 3, 1, 2, 0, 3, 3, 0, 0, 2, 1, 2, 2, 2, 5, 0, 1, 0, 0, 3, 0, 3, 5, 0, 0, 1, 2, 2, 2, 1, 2, 1, 3, 2, 3, 1, 1, 3, 4, 3, 3, 1, 1, 3, 1, 2, 2, 2, 0, 1, 2, 1, 1, 4, 1, 4, 1, 1, 2, 1, 1, 1, 3, 0, 1, 1, 2, 1, 2, 0, 1, 1, 1, 2, 2, 2, 3, 2, 1, 1, 2, 2, 0, 1, 2, 1, 3, 0, 2, 1, 1, 2, 0, 4, 0, 0, 2, 2, 2, 2, 3, 1, 0, 3, 2, 0, 1, 3, 1, 1, 1, 1, 1, 1, 1, 1, 1, 2, 1, 1, 3, 3, 2, 0, 3, 0, 0, 1, 2, 3, 3, 1, 4, 3, 3, 1, 4, 3, 3, 2, 2, 1, 1, 3, 0, 2, 2, 2, 3, 3, 2, 1, 1, 2, 1, 0, 1, 1, 0, 3, 1, 2, 3, 2, 3, 1, 2, 0, 1, 3, 0, 0, 3, 1, 1, 2, 1, 2, 0, 3, 1, 3, 0, 0, 1, 1, 1, 2, 1, 1, 1, 3, 1, 1, 2, 0, 4, 0, 3, 2, 1, 2, 3, 0, 0, 2, 2, 4, 1, 2, 1, 3, 0, 2, 2, 1, 3, 1, 0, 2, 3, 1, 1, 0, 1, 2, 1, 2, 1, 2, 1, 2, 0, 1, 1, 1, 1, 3, 2, 1, 2, 3, 0, 2, 2, 1, 1, 1, 2, 1, 3, 2, 0, 3, 3, 1, 3, 2, 3, 1, 1, 2, 1, 1, 3, 1, 2, 1, 1, 1, 2, 4, 4, 3, 0, 2, 1, 0, 1, 2, 0, 3, 1, 0, 1, 0, 1, 1, 1, 0, 1, 0, 1, 1, 1, 0, 1, 0, 1, 3, 0, 0, 2, 0, 2, 3, 2, 1, 2, 2, 1, 1, 1, 1, 1, 2, 2, 2, 1, 1, 2, 2, 0, 2, 5, 2, 1, 0, 2, 1, 3, 1, 1, 2, 2, 2, 0, 3, 4, 4, 1, 2, 1, 4, 2, 2, 1, 1, 3, 4, 1, 1, 0, 4, 3, 0, 2, 2, 4, 1, 0, 1, 3, 2, 3, 1, 3, 0, 1, 1, 0, 2, 1, 2, 0, 3, 0, 1, 2, 2, 2, 4, 3, 0, 0, 3, 3, 1, 2, 1, 2, 2, 1, 2, 2, 1, 0, 4, 1, 2, 3, 0, 0, 4, 2, 1, 0, 0, 1, 1, 1, 2, 2, 2, 0, 2, 5, 1, 2, 2, 0, 2, 2, 2, 0, 1, 0, 0, 1, 2, 1, 3, 1, 1, 0, 1, 1, 2, 0, 1, 2, 2, 1, 2, 2, 1, 1, 2, 1, 2, 0, 2, 2, 1, 2, 2, 1, 3, 1, 2, 0, 3, 4, 0, 2, 3, 0, 0, 4, 1, 3, 1, 2, 0, 3, 0, 1, 2, 2, 0, 2, 2, 1, 0, 2, 0, 1, 1, 2, 1, 1, 1, 2, 0, 3, 3, 2, 1, 2, 1, 1, 0, 3, 1, 1, 1, 4, 2, 1, 5, 3, 0, 0, 0, 2, 3, 1, 2, 1, 2, 2, 1, 3, 1, 1, 2, 3, 1, 3, 2, 1, 1, 1, 2, 2, 1, 1, 4, 1, 1, 1, 2, 1, 3, 0, 2, 0, 2, 1, 2, 2, 0, 2, 1, 0, 1, 2, 1, 1, 1, 0, 2, 3, 2, 1, 1, 2, 1, 1, 2, 1, 1, 1, 1, 3, 2, 0, 1, 2, 3, 0, 2, 2, 1, 1, 1, 0, 3, 1, 2, 2, 3, 3, 0, 1, 1, 3, 2, 1, 1, 1, 0, 1, 2, 1, 1, 2, 2, 3, 2, 3, 1, 2, 0, 1, 4, 0, 1, 1, 3, 2, 1, 3, 1, 2, 0, 2, 2, 3, 1, 0, 3, 2, 0, 2, 2, 1, 2, 2, 2, 1, 2, 2, 3, 1, 2, 1, 1, 1, 1, 0, 2, 1, 1, 0, 1, 3, 1, 2, 2, 1, 1, 0, 1, 2, 3, 3, 0, 1, 1, 0, 2, 0, 2, 1, 2, 2, 3, 1, 1, 2, 0, 0, 0, 2, 0, 1, 2, 1, 2, 2, 0, 1, 0, 2, 3, 1, 2, 1, 2, 3, 2, 3, 1, 1, 2, 2, 0, 3, 4, 3, 3, 1, 1, 3, 1, 0, 2, 1, 1, 0, 0, 3, 2, 2, 2, 1, 1, 1, 0, 1, 1, 1, 1, 0, 3, 2, 3, 1, 1, 3, 2, 1, 1, 2, 1, 1, 2, 3, 2, 1, 2, 1, 2, 3, 0, 0, 0, 2, 2, 1, 1, 2, 2, 2, 1, 1, 3, 2, 2, 2, 2, 4, 3, 0, 1, 0, 2, 1, 3, 2, 1, 1, 2, 1, 2, 4, 0, 1, 1, 3, 1, 1, 2, 0, 2, 0, 1, 4, 3, 1, 1, 3, 1, 1, 1, 2, 3, 2, 1, 1, 1, 1, 2, 0, 1, 1, 3, 1, 2, 2, 1, 0, 4, 1, 3, 1, 1, 4, 2, 2, 2, 1, 1, 1, 2, 3, 1, 3, 1, 1, 1, 1, 0, 2, 3, 3, 1, 1, 3, 3, 0, 5, 0, 0, 2, 2, 1, 0, 2, 2, 1, 2, 1, 1, 3, 1, 1, 1, 3, 4, 0, 0, 1, 1, 1, 2, 1, 0, 0, 1, 4, 0, 2, 1, 1, 2, 1, 1, 3, 1, 1, 1, 0, 4, 3, 2, 1, 1, 2, 1, 2, 3, 2, 3, 1, 2, 2, 1, 1, 3, 1, 2, 2, 1, 1, 3, 2, 4, 1, 4, 3, 2, 1, 2, 2, 2, 2, 3, 0, 1, 2, 2, 3, 3, 1, 1, 1, 2, 0, 0, 2, 3, 1, 4, 0, 2, 0, 1, 4, 3, 2, 3, 2, 2, 2, 3, 1, 1, 0, 3, 3, 1, 2, 4, 4, 0, 2, 1, 4, 4, 0, 1, 1, 1, 1, 1, 2, 2, 1, 0, 3, 3, 0, 0, 1, 1, 4, 1, 0, 2, 1, 1, 3, 2, 2, 1, 3, 2, 1, 4, 1, 2, 4, 3, 3, 2, 3, 2, 1, 3, 2, 1, 1, 3, 0, 2, 3, 3, 2, 3, 0, 1, 1, 1, 1, 0, 0, 2, 1, 2, 4, 1, 2, 0, 2, 1, 3, 2, 2, 3, 1, 2, 4, 1, 2, 3, 1, 2, 0, 1, 3, 3, 1, 1, 2, 1, 2, 0, 2, 2, 1, 2, 0, 0, 1, 0, 1, 0, 0, 1, 0, 0, 1, 4, 1, 3, 3, 1, 2, 1, 1, 4, 4, 2, 4, 1, 2, 5, 1, 2, 4, 1, 1, 3, 1, 1, 0, 0, 2, 4, 0, 4, 3, 2, 3, 0, 2, 1, 2, 2, 2, 2, 0, 1, 1, 0, 1, 2, 5, 1, 1, 0, 2, 2, 2, 2, 3, 2, 1, 1, 0, 1, 2, 2, 0, 1, 1, 5, 2, 3, 1, 2, 1, 2, 3, 1, 1, 1, 1, 2, 1, 1, 0, 2, 2, 3, 1, 2, 2, 2, 1, 0, 4, 1, 3, 0, 0, 1, 0, 5, 0, 0, 0, 1, 1, 1, 1, 1, 2, 2, 3, 1, 2, 0, 1, 2, 1, 0, 2, 1, 1, 0, 2, 1, 1, 0, 1, 1, 3, 2, 1, 1, 2, 3, 1, 0, 1, 0, 1, 2, 2, 2, 1, 3, 2, 1, 1, 1, 1, 3, 1, 1, 2, 1, 0, 3, 1, 3, 1, 2, 1, 1, 2, 1, 1, 0, 1, 0, 3, 2, 3, 2, 2, 3, 4, 2, 2, 1, 5, 3, 1, 1, 1, 2, 2, 2, 0, 4, 3, 2, 1, 2, 0, 0, 0, 1, 1, 2, 2, 2, 2, 2, 2, 2, 2, 3, 2, 1, 1, 1, 2, 1, 2, 2, 1, 0, 0, 1, 1, 1, 1, 0, 3, 1, 2, 1, 1, 3, 2, 4, 2, 1, 0, 3, 5, 1, 2, 1, 3, 3, 1, 1, 2, 0, 2, 4, 2, 2, 2, 4, 3, 0, 0, 2, 2, 3, 0, 2, 3, 1, 1, 4, 1, 1, 1, 1, 1, 4, 1, 1, 1, 0, 1, 2, 1, 0, 2, 2, 2, 2, 3, 2, 3, 1, 1, 2, 1, 3, 1, 1, 3, 1, 3, 1, 1, 1, 3, 1, 2, 1, 0, 2, 1, 2, 0, 3, 1, 0, 2, 1, 0, 3, 2, 1, 1, 2, 1, 2, 2, 2, 0, 3, 1, 2, 1, 3, 1, 3, 1, 2, 1, 0, 1, 3, 2, 1, 4, 1, 1, 2, 1, 2, 1, 2, 2, 0, 2, 0, 1, 2, 2, 1, 1, 1, 0, 2, 0, 2, 2, 0, 1, 1, 2, 1, 2, 2, 4, 0, 4, 1, 1, 3, 1, 2, 0, 0, 3, 2, 2, 1, 1, 1, 2, 1, 1, 1, 1, 1, 0, 2, 1, 2, 2, 0, 3, 2, 1, 0, 1, 2, 3, 2, 1, 2, 1, 0, 3, 1, 0, 1, 5, 3, 1, 2, 1, 3, 1, 2, 2, 1, 0, 1, 1, 2, 0, 3, 3, 1, 3, 3, 1, 2, 1, 1, 1, 0, 0, 1, 2, 5, 0, 4, 2, 2, 2, 1, 0, 1, 2, 3, 1, 1, 1, 1, 1, 4, 0, 3, 2, 2, 1, 0, 1, 4, 2, 1, 2, 1, 2, 2, 0, 1, 1, 0, 1, 3, 2, 2, 1, 1, 1, 1, 2, 1, 0, 0, 0, 2, 0, 1, 1, 1, 1, 5, 3, 0, 2, 1, 0, 0, 1, 2, 3, 4, 0, 4, 1, 2, 2, 1, 1, 1, 1, 1, 1, 3, 0, 2, 3, 2, 4, 5, 4, 1, 1, 1, 1, 0, 2, 2, 2, 4, 3, 1, 1, 7, 5, 3, 1, 2, 0, 1, 2, 1, 2, 2, 2, 1, 6, 1, 2, 4, 5, 1, 2, 2, 4, 1, 6, 4, 0, 3, 2, 2, 2, 1, 0, 2, 0, 1, 1, 1, 1, 2, 3, 4, 4, 5, 5, 1, 3, 4, 1, 3, 3, 4, 1, 1, 3, 2, 6, 2, 1, 0, 2, 3, 1, 0, 3, 2, 4, 4, 4, 2, 2, 4, 0, 3, 0, 1, 1, 2, 0, 1, 3, 1, 3, 2, 1, 2, 2, 2, 1, 3, 1, 1, 1, 1, 1, 2, 2, 2, 1, 0, 0, 1, 1, 2, 0, 2, 2, 1, 0, 3, 0, 1, 3, 1, 1, 2, 1, 3, 0, 0, 1, 2, 0, 0, 0, 1, 2, 1, 0, 4, 2, 2, 1, 3, 2, 4, 4, 4, 1, 1, 1, 2, 1, 2, 5, 0, 3, 0, 1, 3, 1, 0, 1, 1, 4, 0, 4, 1, 3, 4, 1, 2, 5, 1, 0, 0, 2, 1, 4, 1, 1, 2, 0, 2, 2, 3, 1, 0, 1, 2, 2, 2, 0, 2, 1, 1, 2, 2, 2, 1, 2, 2, 2, 2, 1, 1, 1, 1, 0, 3, 3, 1, 2, 3, 0, 1, 2, 4, 3, 2, 1, 2, 2, 3, 2, 0, 1, 3, 1, 3, 0, 1, 2, 1, 1, 1, 1, 2, 0, 1, 1, 1, 1, 2, 2, 0, 2, 0, 2, 2, 5, 2, 1, 2, 4, 1, 1, 0, 2, 0, 2, 1, 2, 1, 2, 0, 1, 2, 4, 2, 1, 2, 0, 2, 2, 1, 3, 2, 1, 0, 3, 1, 2, 1, 0, 2, 0, 1, 3, 4, 1, 2, 4, 1, 2, 1, 2, 2, 3, 3, 1, 2, 1, 1, 3, 3, 0, 1, 3, 1, 1, 2, 0, 3, 1, 4, 1, 1, 3, 0, 0, 0, 1, 0, 1, 0, 2, 3, 1, 1, 4, 0, 3, 0, 2, 2, 3, 0, 0, 1, 2, 1, 2, 1, 2, 2, 1, 2, 1, 1, 1, 3, 2, 2, 0, 1, 0, 5, 4, 3, 1, 3, 2, 5, 0, 1, 2, 2, 1, 2, 0, 1, 2, 4, 2, 0, 3, 3, 2, 1, 2, 2, 2, 0, 2, 2, 3, 1, 3, 1, 3, 3, 0, 1, 3, 2, 1, 3, 2, 1, 1, 2, 1, 2, 1, 3, 1, 1, 3, 1, 1, 2, 1, 3, 1, 2, 5, 3, 1, 1, 2, 4, 2, 4, 0, 3, 2, 2, 2, 3, 2, 0, 2, 1, 3, 2, 4, 1, 1, 0, 3, 1, 1, 1, 2, 0, 3, 2, 2, 2, 0, 1, 3, 2, 3, 2, 1, 1, 1, 2, 1, 2, 0, 3, 1, 1, 1, 0, 2, 2, 1, 1, 2, 1, 1, 1, 3, 0, 1, 3, 2, 1, 0, 2, 1, 2, 1, 1, 1, 2, 1, 0, 0, 1, 0, 4, 2, 2, 3, 0, 3, 2, 2, 1, 1, 2, 4, 2, 5, 2, 1, 1, 0, 1, 0, 1, 1, 1, 3, 2, 1, 1, 3, 4, 3, 2, 1, 2, 2, 3, 4, 4, 4, 1, 1, 1, 1, 2, 4, 2, 1, 2, 1, 1, 1, 2, 1, 3, 2, 3, 4, 2, 2, 2, 1, 2, 4, 3, 2, 2, 3, 4, 2, 2, 2, 1, 2, 2, 3, 3, 0, 4, 2, 2, 2, 1, 5, 3, 4, 3, 1, 4, 3, 1, 3, 1, 1, 2, 2, 2, 1, 1, 1, 2, 1, 2, 1, 1, 1, 2, 3, 2, 2, 3, 2, 3, 2, 3, 1, 4, 0, 1, 1, 1, 2, 1, 2, 4, 2, 1, 3, 3, 2, 3, 3, 2, 1, 2, 1, 1, 2, 2, 0, 3, 2, 2, 4, 4, 1, 3, 4, 3, 1, 2, 1, 4, 1, 1, 1, 2, 3, 1, 1, 0, 2, 4, 2, 3, 3, 3, 4, 4, 2, 2, 1, 1, 1, 0, 3, 4, 2, 3, 3, 0, 0, 4, 2, 5, 1, 2, 0, 1, 2, 3, 1, 0, 2, 3, 1, 2, 1, 2, 1, 2, 2, 3, 1, 2, 5, 2, 4, 0, 3, 1, 1, 5, 2, 2, 4, 3, 2, 3, 0, 4, 3, 2, 4, 2, 2, 1, 4, 2, 0, 3, 3, 0, 1, 3, 4, 3, 2, 5, 1, 1, 2, 3, 1, 4, 4, 2, 0, 4, 2, 3, 2, 3, 3, 2, 2, 1, 3, 2, 2, 3, 1, 2, 1, 5, 0, 1, 0, 2, 1, 2, 0, 4, 1, 0, 2, 1, 2, 3, 3, 0, 1, 1, 3, 2, 3, 2, 1, 2, 3, 0, 0, 1, 0, 1, 2, 3, 2, 0, 1, 1, 1, 3, 1, 2, 5, 3, 2, 5, 2, 2, 3, 0, 1, 1, 3, 0, 0, 4, 1, 1, 2, 3, 1, 3, 2, 0, 1, 2, 3, 1, 1, 1, 3, 3, 1, 2, 3, 4, 3, 1, 1, 3, 1, 0, 2, 2, 1, 3, 3, 2, 2, 3, 2, 0, 2, 2, 4, 3, 2, 3, 2, 2, 0, 1, 0, 4, 3, 4, 3, 0, 2, 3, 1, 2, 1, 3, 3, 3, 3, 1, 1, 1, 5, 0, 4, 1, 2, 0, 2, 3, 4, 2, 3, 4, 1, 1, 2, 1, 2, 1, 4, 1, 2, 2, 3, 2, 1, 2, 4, 1, 2, 2, 2, 0, 1, 2, 0, 1, 2, 1, 1, 1, 1, 2, 1, 3, 1, 2, 1, 2, 0, 1, 0, 2, 3, 3, 3, 1, 2, 1, 1, 2, 4, 1, 3, 2, 2, 1, 3, 1, 1, 0, 1, 1, 2, 1, 3, 2, 1, 2, 3, 1, 3, 0, 3, 1, 1, 0, 1, 2, 1, 2, 4, 2, 2, 2, 2, 0, 1, 3, 1, 2, 0, 0, 3, 2, 2, 2, 2, 1, 2, 1, 0, 0, 1, 2, 1, 2, 0, 2, 0, 1, 1, 2, 1, 3, 2, 1, 3, 2, 1, 1, 2, 0, 1, 1, 4, 4, 1, 0, 0, 3, 1, 4, 3, 6, 1, 3, 2, 2, 4, 3, 4, 4, 2, 4, 4, 3, 1, 1, 0, 4, 1, 3, 3, 1, 0, 1, 2, 0, 3, 4, 1, 1, 4, 0, 2, 1, 1, 1, 0, 0, 3, 1, 2, 2, 3, 1, 2, 2, 1, 2, 0, 2, 1, 2, 0, 1, 1, 2, 2, 2, 0, 3, 1, 1, 0, 1, 2, 5, 1, 5, 0, 2, 2, 2, 3, 1, 0, 1, 2, 0, 1, 1, 1, 2, 1, 1, 1, 2, 1, 1, 1, 1, 1, 1, 0, 3, 2, 1, 1, 2, 0, 1, 2, 1, 2, 2, 2, 3, 0, 0, 2, 1, 0, 1, 1, 2, 1, 1, 0, 2, 1, 0, 0, 0, 2, 1, 1, 3, 1, 1, 1, 0, 0, 2, 2, 4, 1, 1, 3, 1, 1, 1, 1, 1, 3, 3, 1, 2, 2, 2, 1, 2, 2, 2, 2, 2, 0, 1, 1, 2, 3, 3, 1, 3, 2, 2, 2, 1, 2, 1, 1, 2, 2, 2, 0, 1, 1, 1, 0, 3, 0, 1, 1, 2, 1, 2, 3, 1, 1, 2, 2, 1, 2, 3, 2, 2, 1, 4, 0, 3, 3, 2, 0, 3, 1, 4, 1, 1, 2, 1, 0, 2, 2, 2, 3, 0, 0, 2, 0, 2, 2, 2, 0, 3, 2, 3, 1, 2, 1, 0, 2, 1, 1, 1, 1, 3, 1, 2, 1, 2, 2, 0, 1, 0, 3, 1, 3, 0, 0, 2, 0, 1, 1, 1, 1, 0, 3, 0, 0, 2, 1, 1, 2, 1, 2, 2, 1, 2, 2, 1, 1, 1, 1, 1, 4, 1, 1, 2, 2, 1, 2, 2, 1, 3, 2, 2, 2, 3, 1, 2, 0, 0, 5, 2, 1, 1, 2, 1, 1, 3, 0, 2, 3, 2, 4, 3, 0, 1, 0, 0, 1, 4, 2, 2, 1, 1, 1, 1, 0, 1, 6, 0, 0, 1, 2, 1, 3, 0, 0, 2, 3, 2, 0, 0, 2, 1, 4, 2, 1, 0, 3, 0, 4, 2, 1, 2, 1, 2, 1, 2, 1, 1, 2, 4, 1, 1, 1, 1, 4, 1, 3, 1, 4, 1, 4, 2, 2, 4, 2, 2, 1, 2, 1, 2, 2, 1, 1, 4, 2, 0, 3, 0, 4, 2, 2, 1, 2, 3, 0, 2, 2, 2, 1, 1, 2, 1, 2, 1, 1, 5, 2, 1, 0, 2, 1, 0, 2, 2, 4, 0, 3, 0, 0, 2, 2, 3, 0, 2, 1, 2, 2, 0, 1, 5, 5, 1, 0, 3, 0, 3, 1, 3, 4, 4, 0, 4, 1, 4, 1, 0, 1, 1, 1, 2, 0, 3, 2, 1, 1, 2, 1, 1, 0, 2, 2, 1, 0, 0, 2, 1, 2, 1, 0, 2, 1, 0, 0, 2, 2, 2, 2, 1, 2, 1, 0, 1, 0, 1, 1, 2, 1, 2, 2, 2, 0, 2, 1, 1, 1, 1, 3, 1, 1, 0, 1, 1, 1, 1, 1, 3, 3, 2, 1, 3, 1, 1, 2, 2, 0, 2, 2, 0, 3, 2, 1, 0, 2, 0, 2, 1, 0, 0, 2, 3, 0, 1, 1, 0, 2, 3, 0, 0, 1, 2, 1, 3, 0, 1, 0, 1, 0, 2, 0, 2, 3, 2, 1, 5, 3, 2, 1, 0, 1, 3, 3, 4, 0, 2, 3, 1, 2, 2, 1, 2, 2, 2, 2, 0, 2, 0, 0, 1, 2, 1, 2, 1, 1, 1, 2, 1, 1, 3, 2, 3, 2, 5, 0, 3, 1, 2, 1, 2, 1, 0, 2, 2, 1, 0, 3, 3, 1, 3, 2, 2, 2, 3, 3, 3, 2, 3, 3, 3, 2, 0, 2, 4, 2, 1, 2, 3, 3, 3, 2, 2, 1, 3, 0, 1, 3, 5, 2, 1, 4, 0, 1, 2, 1, 0, 2, 1, 2, 1, 0, 2, 1, 1, 3, 2, 3, 3, 2, 2, 1, 3, 2, 3, 3, 4, 3, 1, 2, 1, 2, 4, 5, 2, 2, 2, 3, 2, 1, 2, 3, 2, 2, 1, 4, 2, 3, 4, 3, 3, 3, 3, 0, 3, 2, 2, 2, 2, 1, 1, 3, 3, 3, 2, 1, 4, 3, 3, 3, 3, 3, 0, 0, 2, 2, 1, 1, 0, 1, 0, 1, 2, 1, 2, 2, 0, 2, 1, 4, 2, 1, 1, 0, 2, 3, 2, 5, 2, 0, 3, 0, 0, 1, 1, 4, 0, 1, 2, 2, 0, 4, 1, 3, 1, 1, 1, 3, 1, 1, 1, 0, 0, 2, 1, 1, 3, 0, 1, 2, 2, 2, 1, 1, 3, 0, 4, 2, 1, 1, 0, 1, 1, 1, 3, 1, 1, 1, 1, 3, 2, 1, 2, 1, 2, 0, 2, 2, 2, 1, 3, 0, 1, 1, 1, 3, 1, 2, 1, 2, 2, 2, 0, 1, 3, 2, 2, 2, 1, 2, 1, 1, 2, 0, 2, 1, 1, 1, 2, 3, 4, 3, 1, 3, 1, 2, 2, 1, 2, 1, 2, 2, 3, 1, 1, 2, 1, 1, 2, 3, 0, 1, 2, 1, 1, 2, 1, 1, 1, 2, 2, 2, 0, 0, 1, 1, 0, 1, 0, 1, 2, 0, 3, 1, 2, 1, 1, 2, 2, 0, 1, 1, 4, 1, 0, 1, 0, 1, 3, 1, 1, 4, 0, 1, 2, 2, 2, 0, 2, 4, 2, 2, 1, 4, 4, 1, 3, 2, 2, 4, 0, 1, 1, 5, 3, 2, 2, 3, 1, 4, 2, 2, 2, 1, 1, 3, 6, 0, 1, 5, 1, 2, 2, 2, 1, 1, 0, 1, 2, 2, 4, 4, 2, 1, 4, 1, 3, 4, 3, 1, 5, 0, 3, 0, 2, 2, 1, 0, 0, 1, 2, 3, 2, 3, 1, 1, 2, 3, 0, 1, 0, 3, 5, 4, 4, 0, 3, 2, 1, 2, 1, 2, 3, 3, 4, 1, 1, 2, 1, 2, 0, 0, 3, 1, 2, 1, 1, 2, 2, 1, 3, 3, 3, 0, 1, 2, 1, 3, 0, 0, 1, 1, 2, 1, 1, 1, 2, 2, 2, 2, 2, 3, 0, 0, 3, 4, 0, 2, 1, 1, 2, 2, 2, 1, 4, 0, 1, 1, 1, 0, 1, 1, 0, 0, 0, 1, 1, 3, 1, 3, 1, 0, 1, 0, 1, 0, 1, 0, 2, 1, 0, 1, 0, 1, 3, 1, 2, 3, 3, 1, 2, 0, 1, 2, 1, 1, 1, 2, 4, 1, 0, 3, 2, 1, 2, 2, 0, 0, 1, 1, 0, 2, 1, 3, 2, 2, 0, 1, 2, 2, 2, 0, 0, 1, 0, 1, 1, 2, 3, 2, 0, 3, 3, 1, 0, 2, 0, 0, 1, 1, 1, 2, 2, 3, 1, 0, 3, 2, 4, 2, 1, 0, 1, 1, 2, 4, 2, 3, 4, 0, 2, 6, 2, 2, 2, 0, 3, 2, 1, 3, 2, 3, 1, 2, 4, 3, 0, 5, 1, 2, 2, 1, 2, 3, 5, 2, 4, 5, 3, 2, 1, 0, 1, 4, 2, 1, 1, 2, 3, 0, 1, 3, 1, 1, 2, 1, 1, 3, 1, 3, 4, 2, 1, 1, 0, 0, 2, 1, 4, 1, 1, 1, 2, 3, 1, 2, 1, 2, 2, 2, 2, 0, 1, 4, 0, 2, 0, 2, 1, 1, 2, 0, 1, 1, 3, 2, 3, 2, 1, 1, 3, 1, 1, 5, 3, 2, 3, 0, 3, 2, 5, 1, 1, 1, 1, 1, 4, 1, 1, 0, 1, 1, 5, 2, 1, 0, 1, 2, 1, 2, 3, 2, 2, 1, 1, 1, 2, 0, 2, 2, 3, 2, 4, 0, 3, 1, 4, 0, 3, 2, 2, 2, 0, 0, 1, 2, 2, 0, 1, 5, 3, 1, 2, 1, 2, 1, 2, 3, 0, 2, 1, 3, 3, 2, 0, 2, 1, 2, 5, 1, 1, 3, 2, 2, 1, 2, 2, 0, 1, 3, 2, 4, 3, 3, 3, 4, 2, 1, 4, 3, 2, 1, 2, 4, 3, 2, 1, 1, 3, 2, 3, 2, 2, 3, 1, 1, 1, 5, 4, 2, 3, 1, 2, 2, 3, 3, 2, 1, 1, 1, 2, 2, 2, 2, 4, 1, 2, 3, 0, 3, 1, 3, 1, 2, 3, 5, 1, 3, 4, 2, 2, 6, 1, 2, 5, 1, 0, 0, 2, 4, 4, 0, 1, 2, 2, 2, 2, 1, 1, 3, 2, 3, 4, 2, 2, 1, 1, 3, 1, 1, 2, 2, 2, 3, 1, 4, 3, 0, 5, 4, 1, 2, 2, 3, 1, 5, 3, 1, 3, 3, 1, 3, 2, 2, 2, 1, 2, 4, 3, 1, 3, 2, 1, 3, 5, 3, 2, 3, 1, 0, 1, 1, 2, 2, 4, 3, 2, 2, 3, 2, 1, 2, 1, 1, 1, 2, 1, 3, 2, 0, 1, 1, 1, 0, 2, 0, 1, 1, 2, 3, 0, 2, 1, 2, 0, 2, 3, 2, 2, 0, 0, 3, 3, 1, 2, 1, 0, 2, 1, 1, 2, 1, 5, 0, 0, 4, 2, 0, 2, 2, 2, 1, 3, 3, 1, 2, 3, 2, 2, 1, 0, 1, 0, 4, 2, 0, 2, 1, 3, 1, 1, 3, 2, 1, 1, 2, 2, 0, 3, 2, 2, 0, 2, 2, 2, 2, 2, 1, 3, 0, 1, 1, 3, 2, 2, 2, 2, 2, 2, 3, 2, 4, 1, 2, 2, 1, 1, 0, 1, 3, 0, 4, 2, 2, 2, 2, 0, 1, 0, 1, 4, 2, 1, 0, 3, 2, 1, 1, 2, 2, 3, 1, 2, 1, 0, 1, 1, 1, 4, 3, 2, 2, 2, 2, 3, 2, 0, 1, 3, 3, 2, 3, 1, 1, 0, 1, 3, 2, 1, 1, 2, 4, 1, 1, 3, 0, 3, 3, 1, 1, 2, 0, 0, 1, 1, 1, 1, 2, 1, 2, 3, 1, 2, 0, 3, 0, 2, 1, 4, 3, 2, 0, 2, 1, 1, 1, 2, 2, 0, 1, 3, 1, 2, 2, 3, 2, 0, 1, 0, 1, 1, 0, 1, 1, 0, 0, 0, 2, 1, 2, 1, 1, 1, 2, 0, 0, 1, 0, 2, 3, 1, 0, 4, 2, 1, 4, 0, 1, 1, 0, 2, 2, 1, 2, 2, 2, 1, 2, 1, 1, 2, 1, 1, 2, 3, 0, 4, 0, 1, 3, 1, 3, 2, 2, 2, 1, 3, 4, 2, 1, 0, 3, 0, 2, 2, 0, 2, 1, 0, 1, 1, 1, 2, 3, 1, 2, 2, 3, 0, 2, 1, 2, 2, 1, 2, 4, 1, 3, 0, 2, 1, 4, 0, 2, 2, 0, 1, 2, 2, 3, 0, 2, 1, 1, 2, 2, 1, 2, 3, 0, 3, 3, 2, 3, 1, 1, 1, 1, 2, 1, 2, 1, 1, 2, 3, 2, 2, 1, 3, 2, 2, 2, 1, 2, 0, 1, 1, 1, 3, 2, 0, 3, 2, 1, 2, 0, 1, 1, 3, 0, 1, 3, 0, 0, 0, 3, 0, 0, 4, 1, 0, 1, 3, 0, 2, 1, 3, 3, 2, 0, 1, 0, 0, 0, 3, 4, 1, 2, 1, 1, 3, 1, 3, 2, 4, 4, 1, 1, 1, 1, 3, 3, 1, 3, 2, 1, 2, 3, 1, 3, 1, 2, 1, 1, 2, 3, 2, 1, 2, 1, 2, 1, 1, 1, 2, 3, 1, 2, 3, 0, 3, 0, 1, 3, 3, 2, 4, 0, 1, 2, 0, 2, 4, 1, 2, 2, 2, 2, 3, 3, 2, 2, 2, 2, 2, 2, 3, 3, 2, 2, 1, 2, 1, 2, 2, 3, 3, 2, 1, 2, 2, 1, 2, 2, 1, 2, 3, 0, 3, 2, 1, 2, 2, 2, 3, 1, 2, 3, 1, 2, 3, 1, 0, 2, 2, 2, 0, 2, 3, 2, 2, 3, 1, 2, 3, 1, 4, 2, 0, 2, 2, 0, 2, 1, 1, 1, 0, 0, 1, 0, 3, 1, 1, 1, 2, 3, 0, 1, 4, 2, 1, 1, 1, 2, 1, 2, 0, 1, 0, 0, 1, 1, 0, 0, 1, 1, 0, 1, 0, 1, 1, 0, 1, 0, 0, 1, 0, 2, 0, 0, 0, 0, 4, 2, 3, 2, 2, 0, 4, 2, 3, 2, 3, 0, 0, 1, 2, 2, 3, 1, 3, 0, 2, 3, 2, 1, 1, 1, 1, 3, 0, 2, 2, 2, 0, 1, 3, 0, 0, 0, 2, 1, 2, 1, 0, 1, 0, 1, 0, 0, 2, 0, 1, 1, 2, 1, 1, 0, 2, 0, 1, 0, 0, 0, 3, 1, 3, 1, 1, 1, 2, 1, 1, 4, 0, 0, 0, 0, 1, 3, 1, 2, 0, 2, 2, 2, 2, 3, 0, 2, 2, 0, 2, 0, 2, 1, 1, 2, 0, 3, 1, 2, 0, 2, 0, 0, 2, 3, 0, 2, 2, 1, 2, 0, 1, 1, 3, 0, 0, 2, 1, 1, 1, 1, 0, 2, 1, 0, 1, 2, 2, 2, 3, 2, 0, 2, 0, 1, 0, 1, 2, 3, 1, 2, 0, 2, 0, 2, 0, 2, 0, 0, 2, 0, 2, 0, 3, 2, 0, 0, 2, 0, 0, 2, 1, 2, 2, 1, 1, 1, 1, 2, 0, 0, 0, 0, 4, 2, 2, 2, 1, 1, 2, 1, 1, 0, 1, 0, 2, 2, 2, 2, 1, 3, 1, 1, 1, 3, 2, 0, 2, 1, 1, 3, 2, 0, 2, 0, 0, 2, 0, 0, 2, 1, 2, 0, 0, 3, 5, 3, 2, 0, 1, 0, 2, 1, 2, 0, 1, 0, 2, 1, 2, 2, 0, 1, 3, 2, 0, 2, 0, 3, 2, 0, 1, 2, 0, 2, 0, 2, 0, 3, 1, 0, 1, 3, 2, 2, 1, 1, 0, 0, 0, 1, 0, 0, 1, 1, 0, 0, 1, 0, 2, 0, 2, 0, 3, 0, 1, 0, 0, 0, 2, 2, 1, 3, 2, 2, 1, 1, 1, 3, 1, 1, 3, 2, 1, 3, 2, 0, 1, 4, 4, 0, 2, 3, 2, 1, 1, 1, 3, 1, 2, 0, 2, 0, 1, 2, 3, 4, 2, 2, 1, 3, 0, 1, 1, 2, 2, 3, 0, 3, 0, 1, 0, 1, 2, 1, 2, 1, 2, 0, 2, 0, 3, 3, 1, 2, 1, 2, 0, 2, 2, 2, 1, 3, 2, 1, 2, 2, 3, 0, 1, 0, 2, 2, 0, 2, 2, 1, 1, 2, 3, 2, 2, 2, 2, 0, 3, 3, 1, 3, 1, 1, 0, 3, 1, 2, 2, 2, 1, 0, 3, 0, 0, 2, 1, 2, 0, 4, 1, 2, 0, 3, 2, 2, 1, 2, 2, 0, 3, 0, 2, 0, 2, 2, 1, 1, 2, 2, 0, 1, 1, 2, 1, 1, 2, 1, 0, 1, 0, 1, 2, 2, 1, 1, 0, 1, 1, 4, 0, 1, 0, 2, 1, 2, 1, 4, 1, 0, 3, 2, 3, 2, 1, 1, 1, 0, 0, 3, 0, 1, 2, 0, 3, 3, 1, 1, 1, 2, 2, 1, 1, 0, 0, 0, 0, 2, 1, 2, 0, 4, 1, 1, 2, 1, 0, 0, 0, 2, 1, 0, 2, 2, 3, 2, 2, 0, 0, 0, 0, 0, 2, 1, 2, 2, 2, 1, 0, 3, 1, 0, 0, 3, 0, 0, 0, 2, 0, 2, 1, 0, 0, 4, 0, 1, 0, 0, 0, 0, 2, 0, 0, 0, 2, 0, 1, 3, 0, 0, 0, 2, 0, 1, 2, 0, 0, 3, 3, 0, 4, 1, 2, 2, 2, 2, 0, 1, 1, 2, 1, 1, 2, 3, 1, 0, 1, 2, 0, 1, 2, 1, 2, 2, 1, 2, 1, 0, 1, 1, 1, 3, 1, 1, 1, 2, 0, 0, 2, 1, 3, 0, 4, 2, 3, 2, 1, 2, 2, 3, 5, 3, 0, 0, 3, 3, 2, 2, 3, 2, 1, 0, 0, 0, 3, 4, 3, 2, 0, 2, 1, 0, 1, 3, 1, 1, 3, 2, 1, 1, 2, 2, 3, 0, 0, 3, 0, 0, 0, 1, 1, 0, 0, 2, 1, 1, 1, 0, 1, 2, 1, 1, 3, 0, 0, 2, 4, 1, 1, 1, 2, 3, 3, 2, 6, 1, 2, 1, 1, 0, 2, 1, 3, 2, 0, 2, 1, 0, 1, 1, 3, 0, 2, 0, 2, 3, 1, 0, 3, 1, 1, 2, 0, 0, 1, 3, 0, 1, 2, 0, 0, 2, 1, 0, 3, 2, 2, 0, 1, 1, 1, 3, 3, 1, 2, 1, 1, 2, 0, 0, 2, 1, 1, 2, 1, 1, 0, 3, 2, 2, 1, 3, 3, 3, 2, 3, 2, 1, 2, 1, 1, 1, 4, 1, 3, 3, 2, 1, 2, 1, 2, 2, 2, 1, 2, 1, 2, 2, 3, 2, 2, 1, 0, 1, 3, 1, 2, 2, 2, 0, 0, 1, 1, 0, 1, 3, 1, 3, 3, 2, 2, 3, 2, 2, 3, 3, 2, 3, 3, 2, 3, 2, 3, 2, 3, 2, 1, 2, 1, 1, 2, 3, 3, 2, 1, 2, 2, 2, 3, 2, 2, 2, 2, 1, 3, 2, 1, 4, 2, 2, 3, 1, 2, 2, 1, 2, 3, 1, 0, 0, 2, 2, 2, 2, 2, 1, 2, 2, 2, 3, 2, 2, 2, 2, 3, 2, 2, 2, 2, 3, 3, 4, 2, 0, 0, 2, 2, 0, 0, 1, 2, 4, 1, 0, 2, 1, 2, 2, 1, 1, 2, 3, 0, 3, 2, 0, 0, 1, 2, 0, 2, 3, 1, 2, 3, 2, 1, 3, 2, 2, 1, 2, 2, 1, 0, 3, 0, 2, 1, 0, 2, 3, 0, 1, 2, 4, 0, 3, 2, 2, 1, 1, 2, 3, 2, 2, 1, 2, 4, 1, 2, 1, 2, 1, 2, 5, 0, 0, 2, 2, 1, 2, 0, 1, 0, 2, 3, 2, 2, 3, 2, 1, 2, 2, 3, 0, 1, 0, 0, 2, 1, 3, 1, 2, 2, 3, 3, 1, 3, 2, 1, 2, 2, 3, 3, 2, 3, 3, 2, 2, 3, 2, 3, 3, 1, 2, 2, 0, 2, 2, 2, 4, 3, 1, 2, 3, 1, 2, 3, 1, 2, 3, 0, 2, 1, 5, 1, 1, 4, 4, 0, 3, 3, 0, 3, 3, 0, 3, 1, 0, 2, 0, 3, 3, 0, 4, 3, 1, 3, 2, 0, 3, 2, 0, 5, 1, 0, 4, 3, 2, 0, 0, 2, 2, 0, 0, 1, 0, 4, 1, 2, 2, 0, 2, 3, 0, 0, 0, 1, 3, 2, 0, 2, 0, 0, 2, 0, 1, 2, 1, 1, 1, 2, 3, 1, 3, 2, 1, 2, 0, 3, 2, 0, 2, 2, 4, 3, 0, 1, 0, 0, 2, 2, 3, 4, 2, 2, 3, 1, 4, 1, 3, 2, 2, 1, 2, 3, 2, 1, 3, 2, 0, 2, 0, 0, 1, 1, 4, 1, 3, 1, 1, 1, 5, 2, 1, 2, 2, 1, 3, 3, 2, 1, 2, 3, 2, 2, 4, 3, 2, 4, 3, 0, 1, 2, 1, 3, 2, 2, 2, 3, 3, 2, 3, 2, 2, 3, 2, 2, 4, 2, 3, 3, 2, 2, 2, 2, 1, 3, 3, 3, 3, 2, 1, 3, 3, 2, 2, 2, 1, 1, 2, 0, 4, 2, 1, 4, 2, 2, 3, 1, 2, 4, 1, 2, 3, 1, 0, 2, 0, 3, 2, 0, 3, 2, 0, 3, 2, 0, 3, 3, 0, 3, 2, 0, 3, 3, 2, 3, 2, 1, 2, 2, 2, 1, 0, 2, 1, 1, 1, 1, 2, 2, 1, 0, 0, 3, 2, 2, 1, 1, 1, 2, 1, 1, 1, 1, 3, 0, 0, 2, 1, 0, 3, 0, 0, 2, 2, 0, 2, 2, 4, 2, 2, 2, 1, 3, 3, 1, 2, 1, 1, 1, 3, 4, 0, 3, 2, 3, 3, 2, 2, 3, 3, 0, 1, 2, 1, 2, 4, 2, 2, 5, 1, 1, 3, 3, 3, 1, 3, 2, 2, 3, 1, 0, 2, 1, 1, 1, 2, 3, 1, 2, 0, 5, 2, 1, 1, 3, 2, 2, 1, 3, 2, 2, 3, 2, 0, 1, 3, 1, 3, 2, 1, 2, 3, 1, 3, 4, 1, 4, 2, 1, 4, 2, 2, 4, 1, 1, 3, 3, 1, 2, 3, 2, 3, 2, 1, 2, 2, 1, 2, 2, 1, 3, 1, 1, 2, 4, 1, 1, 5, 3, 1, 2, 3, 0, 3, 2, 1, 2, 0, 0, 2, 0, 3, 3, 0, 2, 2, 0, 3, 3, 0, 3, 2, 0, 4, 1, 0, 4, 3, 3, 0, 0, 2, 2, 1, 0, 1, 0, 3, 1, 0, 2, 0, 1, 2, 0, 0, 1, 2, 3, 1, 0, 2, 0, 1, 2, 0, 0, 4, 1, 1, 3, 3, 1, 1, 1, 2, 2, 3, 1, 2, 2, 4, 2, 0, 1, 1, 2, 2, 1, 1, 1, 4, 3, 2, 3, 2, 3, 1, 2, 5, 4, 3, 3, 3, 1, 6, 3, 3, 0, 0, 0, 4, 3, 0, 2, 2, 1, 3, 2, 0, 1, 2, 0, 0, 4, 4, 1, 1, 3, 1, 1, 2, 1, 1, 2, 2, 0, 0, 3, 0, 2, 3, 1, 1, 4, 2, 2, 5, 3, 1, 4, 2, 1, 5, 2, 2, 4, 2, 1, 2, 2, 1, 2, 2, 1, 4, 2, 1, 3, 2, 1, 3, 2, 0, 4, 3, 1, 1, 3, 2, 3, 3, 3, 3, 0, 3, 3, 2, 2, 3, 1, 0, 0, 2, 2, 3, 2, 2, 1, 2, 3, 0, 3, 2, 2, 2, 3, 2, 2, 2, 2, 3, 1, 2, 0, 0, 1, 1, 1, 0, 0, 0, 2, 1, 1, 1, 3, 1, 1, 2, 2, 2, 0, 1, 3, 0, 1, 1, 0, 1, 0, 1, 0, 0, 2, 0, 0, 1, 0, 1, 0, 1, 1, 0, 2, 0, 0, 2, 0, 1, 0, 1, 1, 1, 1, 4, 1, 1, 2, 3, 1, 3, 3, 1, 2, 2, 1, 3, 2, 2, 3, 2, 2, 4, 5, 4, 2, 2, 2, 1, 1, 4, 4, 1, 2, 3, 5, 1, 3, 3, 2, 1, 3, 2, 2, 1, 0, 2, 1, 3, 3, 0, 2, 2, 3, 2, 0, 2, 2, 2, 4, 1, 3, 0, 2, 0, 2, 1, 1, 0, 2, 1, 1, 2, 2, 2, 2, 3, 4, 1, 1, 1, 1, 2, 2, 1, 0, 3, 2, 2, 2, 1, 2, 0, 2, 1, 2, 1, 1, 2, 3, 0, 2, 2, 1, 1, 2, 3, 2, 2, 1, 2, 2, 3, 4, 1, 3, 2, 2, 3, 0, 2, 2, 2, 2, 0, 2, 1, 1, 1, 1, 0, 0, 1, 0, 2, 2, 1, 1, 2, 2, 2, 1, 1, 3, 2, 0, 6, 2, 3, 2, 2, 2, 2, 0, 2, 2, 1, 1, 1, 1, 1, 5, 1, 1, 1, 1, 3, 4, 2, 5, 2, 1, 0, 3, 2, 3, 0, 2, 1, 0, 1, 3, 1, 2, 2, 2, 2, 0, 2, 1, 0, 2, 1, 4, 1, 2, 2, 1, 0, 2, 2, 1, 2, 1, 1, 2, 1, 0, 3, 1, 6, 2, 3, 0, 1, 2, 2, 2, 0, 2, 1, 1, 1, 1, 0, 1, 3, 2, 0, 2, 0, 2, 2, 2, 1, 3, 4, 0, 6, 1, 4, 1, 5, 2, 3, 4, 1, 0, 0, 1, 2, 3, 0, 2, 2, 1, 2, 1, 1, 3, 0, 3, 3, 4, 2, 2, 0, 1, 1, 1, 1, 2, 2, 1, 1, 2, 2, 4, 0, 2, 0, 1, 1, 4, 2, 0, 1, 1, 2, 2, 0, 0, 1, 0, 4, 1, 0, 2, 1, 2, 2, 0, 0, 1, 3, 1, 1, 3, 1, 0, 2, 2, 0, 2, 2, 0, 0, 1, 2, 2, 3, 2, 1, 1, 1, 2, 1, 2, 0, 0, 2, 1, 2, 0, 2, 0, 2, 2, 2, 1, 2, 0, 2, 0, 3, 2, 2, 1, 1, 2, 1, 2, 3, 3, 2, 2, 3, 1, 1, 2, 3, 2, 1, 1, 0, 3, 0, 3, 1, 1, 0, 0, 1, 3, 0, 2, 1, 1, 1, 0, 0, 2, 0, 0, 3, 0, 3, 3, 1, 1, 4, 2, 1, 4, 2, 1, 4, 2, 1, 4, 2, 2, 4, 2, 1, 3, 2, 1, 3, 3, 1, 3, 2, 0, 3, 3, 0, 2, 2, 0, 2, 3, 1, 3, 2, 1, 3, 2, 2, 3, 0, 2, 3, 1, 2, 2, 0, 0, 1, 2, 3, 1, 3, 2, 0, 4, 2, 1, 2, 2, 1, 2, 2, 2, 2, 3, 1, 2, 0, 0, 0, 3, 2, 1, 0, 1, 2, 4, 1, 0, 2, 1, 1, 2, 0, 0, 1, 3, 1, 1, 1, 1, 1, 0, 2, 0, 2, 4, 1, 1, 4, 2, 1, 1, 1, 1, 2, 2, 2, 0, 1, 2, 1, 1, 1, 0, 2, 2, 1, 1, 2, 3, 1, 2, 1, 1, 2, 4, 1, 0, 2, 1, 1, 1, 2, 3, 3, 3, 3, 3, 3, 0, 3, 5, 1, 1, 1, 0, 1, 2, 3, 3, 2, 3, 2, 2, 3, 2, 2, 0, 1, 0, 1, 1, 2, 2, 1, 2, 1, 1, 3, 0, 2, 3, 1, 1, 2, 2, 2, 4, 3, 1, 4, 2, 1, 4, 2, 2, 4, 2, 1, 3, 2, 1, 3, 3, 2, 3, 2, 1, 3, 2, 1, 3, 2, 1, 2, 2, 1, 1, 3, 1, 3, 1, 3, 3, 1, 2, 3, 1, 2, 3, 0, 0, 1, 2, 3, 1, 2, 2, 1, 2, 2, 2, 2, 2, 1, 2, 2, 2, 1, 3, 1, 4, 1, 0, 0, 2, 2, 0, 0, 1, 0, 5, 1, 0, 2, 0, 1, 2, 1, 0, 1, 1, 2, 2, 0, 3, 0, 0, 2, 0, 1, 4, 1, 1, 2, 3, 2, 2, 1, 1, 1, 3, 0, 3, 1, 0, 4, 1, 3, 2, 0, 1, 0, 2, 3, 1, 3, 3, 2, 1, 4, 2, 2, 1, 3, 3, 0, 2, 2, 1, 1, 2, 3, 1, 2, 2, 2, 1, 2, 3, 4, 3, 1, 1, 2, 4, 3, 3, 1, 1, 2, 3, 3, 2, 0, 2, 3, 3, 1, 4, 4, 1, 1, 3, 1, 0, 3, 1, 0, 4, 3, 0, 4, 4, 0, 5, 3, 0, 3, 3, 0, 3, 3, 1, 4, 2, 0, 4, 3, 0, 2, 2, 2, 2, 2, 2, 2, 2, 3, 1, 2, 2, 1, 2, 2, 2, 1, 2, 3, 3, 1, 2, 2, 0, 2, 2, 0, 2, 0, 1, 2, 1, 2, 3, 0, 3, 2, 0, 3, 2, 0, 5, 2, 0, 3, 2, 0, 2, 2, 0, 2, 2, 3, 1, 2, 3, 1, 1, 1, 2, 2, 0, 3, 2, 1, 1, 2, 1, 4, 0, 1, 3, 0, 0, 3, 0, 2, 1, 0, 3, 0, 0, 2, 1, 1, 2, 1, 0, 3, 2, 0, 2, 2, 3, 1, 3, 1, 1, 2, 3, 2, 2, 0, 2, 2, 3, 2, 0, 2, 2, 2, 2, 2, 1, 2, 1, 1, 0, 3, 3, 3, 2, 0, 1, 2, 1, 3, 2, 2, 2, 2, 5, 0, 3, 1, 0, 1, 3, 3, 1, 2, 1, 3, 2, 2, 1, 2, 2, 2, 1, 2, 2, 3, 2, 2, 0, 1, 2, 1, 3, 2, 1, 3, 1, 5, 3, 0, 5, 2, 0, 5, 2, 1, 4, 2, 1, 5, 2, 0, 3, 4, 1, 4, 2, 1, 3, 3, 0, 3, 2, 1, 4, 2, 0, 3, 2, 0, 4, 1, 3, 3, 0, 2, 2, 3, 3, 2, 0, 0, 0, 2, 1, 1, 3, 1, 2, 2, 1, 2, 3, 1, 2, 2, 2, 1, 1, 2, 2, 3, 1, 3, 0, 2, 2, 1, 0, 1, 2, 5, 0, 1, 2, 0, 2, 2, 1, 1, 2, 2, 2, 1, 0, 2, 1, 0, 3, 0, 2, 4, 0, 0, 2, 2, 2, 2, 2, 1, 2, 1, 1, 1, 1, 0, 2, 0, 0, 1, 0, 1, 3, 2, 1, 3, 1, 3, 0, 1, 3, 4, 2, 3, 2, 2, 1, 1, 5, 0, 0, 2, 3, 2, 2, 1, 0, 2, 0, 1, 1, 4, 1, 3, 3, 1, 1, 3, 2, 0, 1, 2, 3, 0, 1, 1, 0, 0, 2, 1, 2, 2, 0, 0, 2, 0, 0, 5, 2, 0, 1, 3, 0, 4, 3, 0, 4, 2, 0, 5, 2, 1, 5, 3, 1, 2, 3, 0, 2, 5, 1, 3, 2, 1, 2, 3, 0, 2, 3, 0, 3, 3, 0, 2, 2, 0, 3, 2, 3, 2, 1, 3, 2, 4, 2, 1, 1, 0, 1, 2, 0, 3, 3, 0, 3, 2, 0, 3, 3, 0, 3, 3, 1, 4, 2, 0, 2, 1, 3, 0, 0, 2, 2, 1, 0, 2, 0, 4, 1, 2, 2, 0, 1, 2, 0, 0, 0, 2, 2, 1, 0, 2, 0, 0, 2, 1, 0, 5, 1, 0, 2, 2, 2, 2, 0, 1, 2, 3, 1, 2, 2, 3, 1, 1, 0, 2, 2, 2, 2, 1, 0, 3, 2, 2, 2, 1, 3, 4, 3, 4, 2, 3, 1, 2, 1, 3, 3, 4, 6, 3, 1, 2, 2, 5, 0, 4, 2, 2, 4, 1, 0, 1, 2, 0, 2, 3, 3, 2, 1, 2, 3, 1, 3, 0, 3, 1, 0, 0, 1, 2, 0, 3, 3, 1, 2, 3, 2, 3, 4, 3, 2, 1, 2, 2, 3, 2, 3, 3, 2, 2, 3, 2, 1, 2, 2, 2, 4, 2, 1, 2, 2, 1, 2, 2, 2, 2, 2, 1, 2, 3, 0, 4, 2, 2, 3, 0, 3, 4, 1, 2, 3, 0, 0, 0, 2, 2, 2, 2, 2, 1, 2, 3, 0, 2, 2, 0, 2, 3, 2, 2, 2, 1, 2, 1, 1, 0, 1, 1, 1, 1, 0, 0, 0, 2, 1, 1, 1, 2, 2, 1, 1, 3, 2, 0, 0, 2, 0, 1, 1, 0, 1, 0, 0, 1, 0, 1, 0, 0, 1, 0, 1, 0, 1, 1, 0, 2, 0, 0, 2, 0, 1, 0, 0, 1, 1, 1, 4, 2, 0, 2, 4, 0, 1, 0, 1, 2, 2, 4, 2, 0, 3, 2, 2, 3, 0, 1, 4, 0, 0, 3, 2, 3, 1, 2, 0, 1, 0, 1, 1, 4, 3, 2, 4, 1, 2, 2, 3, 3, 1, 3, 0, 2, 0, 1, 3, 3, 2, 0, 3, 2, 3, 2, 1, 2, 3, 1, 2, 3, 2, 0, 3, 2, 3, 4, 2, 1, 2, 4, 1, 1, 0, 1, 1, 3, 0, 0, 2, 0, 0, 1, 4, 0, 3, 0, 4, 2, 1, 1, 1, 3, 0, 2, 2, 0, 5, 2, 3, 0, 3, 1, 0, 0, 1, 1, 3, 2, 1, 0, 2, 1, 0, 3, 0, 1, 0, 1, 0, 2, 1, 1, 3, 2, 2, 0, 0, 0, 3, 1, 1, 1, 0, 1, 2, 2, 0, 2, 1, 0, 1, 0, 1, 1, 2, 2, 0, 3, 1, 2, 1, 4, 3, 1, 1, 0, 1, 2, 1, 1, 3, 0, 1, 4, 1, 1, 2, 3, 0, 1, 2, 2, 4, 2, 4, 2, 2, 0, 1, 3, 1, 1, 3, 0, 3, 0, 1, 1, 0, 2, 1, 0, 4, 1, 1, 1, 0, 4, 4, 2, 1, 2, 2, 1, 2, 1, 2, 1, 3, 1, 1, 0, 1, 2, 1, 2, 1, 2, 1, 1, 2, 2, 2, 0, 4, 1, 3, 0, 2, 1, 1, 3, 3, 3, 3, 1, 0, 1, 1, 1, 2, 2, 2, 2, 1, 3, 2, 1, 1, 2, 2, 3, 0, 0, 3, 0, 0, 0, 1, 1, 0, 0, 2, 0, 0, 1, 0, 1, 1, 1, 0, 2, 2, 1, 3, 0, 1, 0, 0, 3, 1, 1, 2, 1, 1, 3, 1, 3, 0, 0, 2, 2, 0, 0, 2, 1, 1, 1, 2, 1, 2, 3, 1, 0, 0, 1, 0, 1, 1, 1, 3, 0, 1, 1, 1, 0, 1, 0, 2, 2, 1, 3, 1, 1, 4, 3, 0, 1, 3, 1, 4, 4, 4, 1, 4, 0, 1, 3, 2, 1, 3, 1, 1, 2, 0, 2, 1, 0, 2, 0, 3, 1, 3, 3, 1, 2, 0, 3, 2, 2, 0, 1, 1, 3, 3, 4, 3, 3, 1, 2, 0, 0, 5, 1, 2, 1, 2, 1, 1, 3, 1, 1, 1, 3, 3, 0, 1, 2, 2, 2, 1, 3, 4, 1, 1, 1, 1, 3, 2, 2, 5, 2, 1, 1, 3, 1, 3, 3, 1, 0, 1, 4, 3, 1, 0, 1, 3, 0, 1, 2, 1, 5, 2, 3, 2, 3, 1, 1, 1, 2, 1, 2, 2, 2, 0, 2, 1, 3, 1, 3, 1, 0, 1, 1, 4, 2, 0, 0, 1, 2, 1, 2, 1, 0, 1, 0, 1, 1, 0, 1, 1, 0, 2, 3, 3, 3, 2, 0, 0, 3, 1, 1, 1, 1, 2, 1, 4, 2, 2, 4, 3, 1, 2, 4, 2, 0, 2, 4, 1, 1, 1, 1, 1, 1, 2, 1, 1, 1, 1, 1, 0, 1, 2, 0, 3, 2, 5, 0, 2, 2, 2, 1, 2, 1, 3, 3, 2, 2, 4, 2, 4, 1, 2, 4, 1, 0, 2, 1, 2, 3, 2, 2, 0, 3, 1, 0, 1, 2, 2, 3, 3, 1, 4, 1, 2, 3, 1, 1, 3, 1, 4, 0, 2, 3, 0, 4, 2, 1, 2, 2, 3, 1, 2, 0, 4, 4, 1, 2, 1, 2, 3, 3, 1, 3, 1, 2, 3, 1, 2, 1, 4, 2, 2, 0, 1, 3, 2, 0, 2, 2, 2, 1, 2, 2, 0, 1, 0, 2, 2, 0, 0, 1, 1, 2, 0, 2, 1, 1, 1, 2, 0, 1, 2, 2, 3, 1, 1, 2, 1, 3, 0, 2, 2, 1, 0, 0, 0, 2, 1, 4, 2, 3, 2, 1, 1, 5, 2, 1, 3, 2, 2, 2, 2, 2, 2, 3, 1, 2, 4, 0, 0, 1, 4, 1, 3, 1, 2, 3, 1, 3, 1, 1, 1, 2, 2, 3, 3, 0, 3, 2, 1, 2, 1, 1, 0, 2, 0, 2, 1, 0, 1, 1, 2, 2, 1, 1, 2, 2, 3, 2, 2, 1, 1, 2, 3, 0, 3, 0, 2, 3, 1, 1, 4, 1, 2, 3, 1, 3, 4, 3, 2, 2, 2, 1, 1, 1, 1, 0, 0, 1, 0, 3, 0, 2, 2, 3, 3, 0, 0, 1, 2, 0, 1, 2, 2, 1, 3, 0, 1, 4, 0, 2, 0, 1, 2, 2, 3, 2, 1, 0, 0, 3, 1, 1, 5, 0, 1, 2, 2, 0, 0, 1, 1, 1, 1, 4, 3, 1, 0, 1, 1, 1, 1, 0, 2, 1, 2, 0, 5, 4, 2, 2, 1, 1, 0, 3, 1, 1, 2, 0, 1, 1, 2, 2, 3, 1, 2, 2, 0, 0, 1, 2, 0, 2, 2, 2, 1, 1, 0, 2, 2, 2, 2, 2, 1, 2, 1, 2, 2, 1, 1, 3, 0, 1, 4, 2, 4, 3, 3, 2, 4, 1, 2, 1, 1, 2, 1, 0, 1, 2, 1, 0, 2, 1, 2, 0, 3, 1, 3, 2, 2, 1, 1, 1, 2, 4, 1, 0, 1, 2, 0, 0, 1, 2, 2, 1, 1, 0, 3, 1, 2, 2, 1, 2, 1, 3, 2, 0, 2, 2, 1, 3, 2, 1, 1, 1, 1, 1, 2, 2, 1, 3, 1, 2, 2, 0, 2, 2, 2, 0, 2, 3, 0, 1, 1, 1, 2, 2, 3, 4, 1, 2, 1, 1, 1, 2, 4, 1, 3, 1, 0, 2, 2, 1, 1, 4, 3, 1, 2, 2, 0, 1, 2, 3, 2, 0, 2, 1, 0, 1, 0, 1, 1, 1, 0, 1, 2, 1, 2, 3, 3, 2, 4, 2, 2, 3, 3, 2, 4, 1, 1, 2, 3, 4, 3, 4, 1, 0, 2, 0, 3, 1, 1, 2, 2, 2, 0, 1, 3, 4, 0, 1, 1, 2, 5, 3, 0, 1, 4, 1, 0, 2, 1, 0, 3, 2, 1, 1, 2, 4, 0, 3, 3, 1, 2, 4, 1, 6, 1, 3, 2, 0, 1, 1, 5, 3, 3, 0, 0, 2, 2, 1, 2, 1, 2, 0, 1, 4, 1, 2, 0, 0, 3, 3, 2, 0, 2, 0, 0, 2, 1, 2, 1, 0, 3, 1, 0, 2, 4, 4, 1, 0, 0, 2, 1, 2, 0, 2, 2, 2, 0, 0, 0, 3, 2, 3, 5, 3, 1, 0, 1, 1, 1, 3, 2, 3, 2, 0, 1, 1, 1, 3, 3, 2, 1, 1, 1, 3, 2, 0, 4, 1, 1, 4, 3, 0, 1, 0, 3, 1, 1, 2, 2, 1, 4, 0, 1, 2, 2, 3, 0, 3, 1, 0, 2, 0, 2, 1, 0, 0, 1, 0, 1, 1, 1, 1, 2, 2, 2, 1, 1, 2, 0, 0, 2, 0, 0, 3, 3, 0, 2, 3, 2, 4, 2, 4, 1, 4, 5, 2, 1, 2, 1, 2, 4, 2, 1, 0, 0, 2, 1, 0, 2, 2, 5, 2, 1, 1, 0, 2, 4, 3, 1, 2, 1, 0, 1, 3, 2, 0, 2, 2, 4, 0, 2, 0, 0, 2, 4, 0, 1, 0, 0, 1, 0, 0, 3, 1, 2, 1, 0, 1, 0, 4, 0, 0, 1, 2, 1, 1, 1, 1, 1, 2, 1, 0, 0, 2, 0, 2, 1, 0, 2, 0, 2, 0, 2, 1, 1, 0, 2, 1, 1, 0, 0, 1, 1, 1, 0, 0, 0, 1, 2, 1, 0, 0, 1, 4, 1, 0, 1, 1, 0, 1, 0, 1, 2, 1, 2, 1, 1, 1, 1, 0, 1, 3, 0, 1, 1, 0, 1, 1, 0, 0, 0, 0, 0, 1, 1, 0, 0, 4, 1, 0, 0, 0, 2, 1, 2, 1, 0, 0, 0, 2, 2, 1, 0, 2, 2, 0, 0, 1, 1, 1, 1, 3, 0, 1, 2, 1, 1, 0, 1, 0, 0, 0, 2, 0, 0, 0, 1, 2, 2, 0, 0, 3, 2, 2, 2, 0, 2, 2, 4, 2, 0, 3, 5, 1, 1, 3, 3, 1, 2, 1, 0, 0, 1, 1, 0, 1, 0, 0, 1, 3, 3, 1, 0, 1, 4, 2, 1, 0, 2, 2, 1, 2, 0, 2, 2, 1, 2, 5, 3, 1, 1, 2, 2, 1, 1, 1, 3, 2, 2, 2, 2, 0, 3, 2, 0, 3, 2, 3, 1, 2, 1, 3, 2, 3, 3, 1, 1, 2, 3, 5, 0, 1, 4, 1, 1, 1, 1, 1, 2, 1, 0, 3, 1, 0, 2, 2, 1, 1, 2, 1, 1, 3, 0, 2, 0, 2, 0, 2, 0, 1, 1, 1, 2, 1, 3, 2, 4, 1, 2, 1, 0, 0, 1, 3, 0, 3, 3, 3, 1, 0, 2, 2, 2, 0, 1, 2, 2, 4, 3, 1, 2, 2, 2, 0, 1, 1, 1, 2, 1, 0, 2, 1, 1, 3, 1, 1, 1, 0, 2, 2, 0, 2, 0, 1, 1, 1, 0, 0, 1, 0, 1, 0, 1, 2, 1, 0, 1, 2, 0, 1, 4, 2, 3, 1, 0, 1, 0, 0, 3, 3, 2, 1, 2, 1, 0, 1, 1, 1, 1, 1, 1, 0, 0, 1, 3, 0, 1, 0, 2, 3, 0, 2, 1, 5, 2, 3, 0, 1, 2, 1, 0, 1, 3, 3, 1, 1, 2, 0, 0, 1, 2, 3, 0, 1, 4, 1, 2, 3, 1, 2, 1, 2, 1, 2, 0, 1, 1, 2, 1, 2, 1, 2, 2, 1, 0, 1, 1, 2, 1, 1, 1, 2, 3, 1, 4, 2, 0, 1, 2, 3, 2, 1, 5, 2, 3, 1, 2, 0, 2, 1, 2, 1, 2, 1, 2, 3, 2, 2, 2, 2, 1, 3, 3, 2, 2, 0, 0, 2, 0, 1, 3, 2, 1, 2, 4, 3, 2, 4, 3, 3, 3, 2, 0, 1, 1, 3, 0, 1, 1, 1, 1, 1, 2, 1, 5, 0, 3, 1, 1, 1, 3, 4, 3, 2, 1, 2, 1, 2, 0, 1, 0, 3, 2, 1, 1, 0, 1, 2, 0, 1, 1, 1, 1, 0, 1, 2, 1, 0, 0, 0, 1, 0, 0, 2, 1, 0, 2, 1, 1, 2, 0, 0, 1, 0, 5, 1, 2, 3, 2, 1, 2, 1, 0, 1, 0, 1, 2, 1, 3, 1, 3, 0, 3, 1, 2, 3, 3, 1, 0, 2, 0, 3, 0, 0, 1, 1, 1, 1, 1, 2, 0, 1, 3, 2, 0, 0, 2, 3, 0, 0, 0, 2, 2, 2, 1, 2, 1, 1, 2, 0, 2, 1, 2, 0, 2, 2, 1, 1, 0, 1, 4, 2, 3, 1, 3, 0, 3, 2, 5, 2, 2, 4, 2, 4, 4, 4, 1, 3, 2, 0, 2, 3, 1, 2, 5, 1, 1, 0, 2, 2, 2, 1, 1, 1, 3, 1, 3, 3, 3, 0, 3, 3, 1, 1, 1, 2, 0, 1, 2, 2, 1, 2, 0, 2, 3, 1, 1, 1, 4, 1, 3, 2, 0, 2, 2, 1, 1, 3, 5, 2, 2, 1, 1, 2, 2, 2, 1, 2, 0, 2, 1, 1, 0, 1, 1, 1, 2, 1, 2, 2, 1, 0, 2, 1, 2, 3, 1, 0, 0, 3, 1, 1, 1, 3, 3, 1, 1, 2, 1, 1, 0, 2, 1, 3, 3, 4, 2, 2, 3, 0, 2, 1, 1, 0, 2, 2, 1, 2, 1, 1, 1, 1, 2, 2, 4, 1, 3, 1, 1, 2, 2, 3, 2, 2, 2, 4, 2, 2, 3, 1, 0, 0, 3, 0, 1, 1, 3, 2, 1, 3, 2, 1, 2, 1, 2, 2, 2, 0, 2, 1, 3, 0, 4, 2, 3, 1, 2, 1, 2, 3, 1, 1, 0, 1, 4, 3, 0, 2, 3, 0, 1, 1, 1, 2, 0, 2, 1, 2, 1, 1, 2, 0, 3, 4, 0, 3, 3, 0, 2, 1, 2, 3, 0, 3, 2, 1, 1, 1, 3, 2, 2, 2, 4, 0, 0, 0, 0, 1, 2, 0, 2, 0, 4, 3, 2, 2, 2, 2, 0, 0, 1, 1, 1, 0, 3, 1, 0, 2, 3, 3, 0, 1, 4, 4, 2, 2, 2, 3, 0, 1, 3, 3, 1, 5, 2, 0, 1, 0, 4, 2, 0, 3, 1, 2, 2, 2, 1, 1, 0, 2, 1, 0, 2, 5, 1, 2, 0, 2, 1, 2, 1, 2, 3, 3, 2, 5, 1, 1, 1, 0, 2, 1, 1, 1, 2, 1, 1, 2, 3, 1, 0, 1, 4, 1, 1, 4, 2, 1, 0, 1, 2, 2, 1, 2, 1, 2, 1, 2, 1, 2, 1, 1, 3, 1, 0, 0, 1, 1, 3, 2, 1, 2, 2, 1, 2, 2, 1, 2, 3, 0, 2, 2, 1, 1, 2, 0, 1, 2, 1, 3, 5, 1, 3, 0, 2, 3, 2, 1, 2, 0, 2, 3, 1, 2, 1, 2, 1, 0, 1, 1, 2, 4, 1, 0, 1, 1, 2, 0, 3, 3, 1, 2, 3, 1, 0, 2, 2, 1, 2, 0, 2, 1, 1, 1, 2, 2, 1, 3, 2, 2, 0, 1, 1, 0, 1, 3, 1, 2, 3, 2, 0, 0, 1, 5, 2, 1, 3, 2, 0, 2, 2, 1, 1, 3, 2, 1, 2, 1, 1, 2, 1, 2, 0, 3, 3, 2, 0, 4, 2, 2, 1, 1, 1, 2, 2, 2, 1, 1, 1, 2, 1, 4, 3, 1, 3, 3, 0, 2, 2, 3, 2, 2, 2, 1, 4, 0, 1, 2, 2, 1, 2, 2, 2, 2, 2, 2, 1, 1, 1, 1, 1, 0, 1, 2, 1, 1, 1, 2, 2, 1, 2, 2, 2, 4, 1, 3, 1, 2, 1, 1, 1, 1, 1, 0, 2, 0, 3, 2, 2, 1, 0, 0, 1, 4, 1, 2, 4, 0, 3, 1, 3, 0, 2, 1, 0, 2, 2, 1, 2, 4, 3, 3, 1, 2, 2, 5, 2, 3, 3, 1, 1, 2, 1, 3, 1, 1, 2, 2, 3, 2, 2, 2, 3, 2, 1, 2, 1, 1, 2, 2, 2, 2, 1, 2, 0, 1, 2, 4, 0, 4, 0, 4, 2, 1, 2, 4, 2, 1, 1, 2, 1, 1, 2, 2, 5, 1, 1, 2, 1, 1, 3, 2, 1, 1, 3, 3, 3, 1, 1, 1, 0, 1, 0, 5, 3, 0, 3, 2, 3, 0, 4, 2, 0, 4, 3, 1, 0, 3, 0, 2, 4, 1, 2, 3, 5, 3, 1, 1, 1, 3, 3, 1, 2, 2, 4, 1, 3, 3, 2, 2, 3, 0, 2, 5, 3, 3, 3, 4, 2, 3, 0, 1, 4, 1, 3, 2, 1, 3, 4, 2, 1, 2, 0, 2, 3, 3, 3, 4, 1, 1, 1, 4, 2, 3, 1, 2, 2, 3, 0, 3, 1, 3, 4, 0, 0, 3, 3, 3, 0, 4, 4, 2, 2, 2, 3, 3, 4, 3, 2, 0, 3, 3, 1, 3, 6, 5, 4, 4, 2, 1, 1, 3, 2, 0, 1, 2, 2, 3, 0, 6, 4, 3, 0, 1, 4, 1, 6, 2, 1, 5, 1, 3, 1, 1, 4, 0, 2, 1, 1, 2, 2, 0, 4, 2, 1, 2, 2, 3, 2, 3, 4, 1, 3, 2, 2, 0, 4, 0, 0, 3, 2, 5, 3, 2, 1, 3, 3, 1, 2, 3, 2, 3, 4, 3, 1, 2, 6, 2, 0, 2, 1, 2, 2, 3, 2, 4, 3, 3, 3, 4, 2, 2, 0, 1, 3, 0, 3, 5, 3, 4, 2, 3, 1, 2, 1, 7, 3, 0, 2, 7, 0, 4, 3, 1, 2, 2, 4, 1, 2, 2, 3, 4, 3, 1, 3, 4, 0, 3, 3, 3, 3, 0, 2, 1, 1, 3, 1, 3, 3, 1, 2, 6, 2, 5, 4, 1, 3, 2, 3, 4, 4, 5, 2, 1, 3, 1, 2, 2, 2, 2, 3, 2, 2, 2, 3, 1, 2, 2, 3, 1, 2, 0, 2, 2, 2, 3, 2, 1, 4, 1, 1, 2, 3, 1, 0, 2, 1, 4, 1, 1, 3, 3, 3, 0, 3, 0, 1, 2, 1, 4, 1, 1, 1, 1, 0, 0, 1, 2, 2, 1, 2, 1, 1, 1, 1, 2, 3, 0, 1, 2, 0, 3, 0, 1, 1, 3, 3, 1, 1, 2, 1, 1, 1, 1, 1, 1, 2, 2, 3, 2, 2, 2, 3, 1, 2, 1, 1, 3, 3, 3, 1, 2, 3, 1, 1, 1, 4, 1, 2, 4, 1, 2, 2, 4, 2, 1, 2, 4, 3, 0, 1, 2, 2, 3, 1, 1, 0, 4, 2, 0, 1, 1, 1, 2, 3, 1, 4, 1, 1, 1, 1, 3, 2, 3, 3, 1, 2, 1, 1, 4, 1, 3, 3, 2, 2, 3, 2, 1, 2, 3, 1, 1, 1, 1, 5, 2, 2, 0, 2, 4, 2, 1, 1, 3, 1, 3, 3, 4, 1, 3, 1, 3, 2, 2, 2, 2, 2, 2, 1, 1, 1, 1, 2, 0, 2, 3, 1, 2, 1, 3, 1, 1, 2, 2, 0, 1, 2, 1, 3, 2, 4, 2, 4, 2, 1, 1, 0, 2, 3, 3, 3, 2, 3, 2, 2, 1, 1, 3, 4, 0, 0, 3, 4, 2, 1, 2, 0, 1, 2, 4, 1, 1, 1, 2, 2, 0, 0, 1, 0, 0, 0, 1, 3, 2, 1, 2, 1, 0, 4, 3, 2, 1, 2, 2, 2, 3, 2, 0, 0, 0, 1, 2, 2, 2, 1, 1, 2, 1, 3, 1, 2, 1, 1, 2, 1, 4, 1, 2, 0, 2, 0, 2, 3, 4, 1, 3, 2, 1, 3, 2, 0, 3, 3, 1, 2, 3, 1, 1, 2, 2, 2, 0, 2, 1, 0, 3, 4, 1, 1, 0, 1, 3, 0, 2, 2, 4, 3, 1, 2, 2, 1, 1, 2, 4, 0, 2, 2, 2, 1, 1, 2, 1, 0, 1, 2, 2, 1, 2, 3, 1, 4, 1, 0, 0, 2, 1, 0, 0, 1, 0, 3, 2, 2, 2, 2, 2, 2, 1, 1, 3, 1, 0, 1, 2, 3, 3, 1, 1, 0, 2, 2, 4, 1, 1, 5, 1, 1, 5, 2, 2, 4, 1, 4, 1, 0, 3, 3, 4, 3, 0, 2, 1, 1, 1, 4, 1, 3, 3, 2, 4, 4, 4, 2, 1, 1, 2, 1, 3, 5, 1, 4, 1, 4, 2, 4, 3, 1, 2, 3, 2, 0, 1, 2, 0, 0, 2, 0, 0, 3, 2, 1, 0, 3, 4, 3, 1, 2, 4, 4, 2, 0, 0, 3, 3, 3, 3, 1, 0, 1, 2, 2, 2, 3, 1, 1, 0, 1, 2, 2, 1, 2, 0, 0, 1, 3, 0, 2, 0, 1, 3, 4, 1, 1, 1, 0, 2, 1, 1, 1, 1, 3, 0, 3, 0, 2, 2, 2, 1, 0, 1, 1, 1, 1, 2, 1, 2, 2, 3, 1, 3, 1, 0, 0, 0, 1, 4, 2, 2, 0, 2, 1, 0, 0, 4, 3, 1, 2, 2, 1, 4, 2, 5, 1, 1, 5, 4, 2, 1, 2, 4, 2, 3, 5, 1, 4, 2, 1, 2, 1, 1, 2, 2, 3, 5, 4, 4, 1, 2, 2, 3, 4, 4, 4, 3, 3, 2, 3, 2, 3, 3, 2, 2, 0, 3, 1, 2, 2, 1, 2, 1, 0, 3, 0, 2, 0, 2, 2, 2, 1, 2, 1, 2, 1, 1, 0, 1, 1, 3, 0, 2, 3, 0, 0, 1, 3, 1, 1, 1, 0, 1, 1, 3, 0, 2, 1, 0, 2, 0, 3, 1, 1, 1, 1, 1, 1, 2, 1, 2, 2, 1, 2, 0, 2, 1, 3, 0, 2, 1, 3, 1, 1, 0, 1, 2, 1, 1, 0, 0, 1, 2, 1, 2, 2, 1, 2, 1, 1, 0, 0, 1, 1, 2, 0, 2, 1, 0, 2, 0, 2, 0, 1, 1, 1, 1, 3, 1, 2, 1, 1, 0, 0, 0, 1, 0, 2, 2, 5, 4, 1, 4, 1, 0, 1, 3, 1, 2, 2, 1, 5, 1, 2, 0, 3, 1, 1, 1, 0, 0, 1, 2, 0, 2, 2, 3, 2, 0, 2, 1, 1, 3, 3, 1, 1, 3, 0, 0, 2, 2, 1, 0, 3, 0, 2, 0, 0, 0, 0, 1, 3, 0, 3, 0, 1, 0, 0, 3, 0, 0, 0, 0, 1, 0, 1, 2, 0, 1, 0, 0, 2, 0, 0, 1, 2, 0, 0, 1, 1, 4, 0, 0, 0, 0, 3, 6, 1, 0, 1, 1, 2, 0, 0, 1, 0, 0, 0, 0, 0, 1, 1, 2, 1, 0, 0, 0, 2, 1, 1, 0, 0, 0, 1, 2, 0, 1, 0, 1, 0, 2, 0, 1, 0, 2, 3, 0, 0, 0, 0, 1, 0, 3, 1, 0, 0, 2, 0, 0, 0, 0, 0, 2, 0, 0, 0, 0, 3, 1, 0, 0, 0, 0, 1, 1, 0, 0, 0, 0, 2, 0, 0, 0, 0, 0, 0, 1, 0, 0, 0, 1, 3, 0, 0, 0, 0, 0, 0, 0, 0, 1, 1, 0, 0, 0, 3, 1, 0, 0, 0, 1, 3, 4, 0, 1, 1, 0, 1, 1, 3, 1, 2, 0, 0, 0, 2, 1, 1, 0, 3, 0, 2, 1, 1, 3, 1, 0, 0, 1, 0, 3, 0, 1, 1, 1, 0, 1, 0, 0, 0, 1, 0, 1, 4, 2, 5, 2, 1, 2, 0, 2, 0, 1, 1, 1, 1, 0, 2, 1, 1, 2, 0, 3, 0, 3, 2, 0, 1, 0, 0, 2, 0, 2, 2, 0, 2, 1, 2, 3, 0, 2, 2, 2, 2, 3, 1, 2, 1, 1, 1, 1, 1, 0, 2, 3, 0, 2, 1, 0, 0, 5, 1, 4, 2, 2, 2, 2, 0, 1, 2, 2, 0, 2, 3, 3, 0, 0, 2, 1, 3, 3, 4, 2, 2, 1, 0, 2, 2, 2, 1, 2, 2, 3, 3, 1, 3, 2, 2, 2, 2, 0, 2, 1, 1, 1, 3, 2, 0, 3, 1, 1, 0, 3, 4, 0, 1, 0, 2, 1, 2, 1, 0, 0, 1, 2, 1, 2, 4, 2, 0, 0, 2, 1, 1, 3, 3, 1, 1, 2, 0, 2, 2, 3, 1, 1, 3, 3, 2, 0, 4, 2, 1, 2, 0, 1, 3, 2, 2, 3, 2, 0, 2, 2, 1, 1, 2, 2, 0, 1, 2, 1, 2, 3, 2, 2, 1, 2, 1, 4, 1, 4, 0, 3, 3, 0, 0, 3, 2, 3, 2, 1, 1, 2, 1, 3, 2, 2, 0, 2, 2, 2, 3, 1, 1, 0, 0, 2, 1, 2, 4, 3, 2, 1, 1, 1, 2, 1, 1, 2, 2, 2, 1, 2, 1, 2, 2, 2, 4, 0, 1, 1, 2, 4, 2, 2, 3, 2, 3, 2, 0, 3, 3, 0, 3, 1, 0, 1, 6, 0, 1, 1, 2, 1, 0, 1, 2, 1, 4, 2, 0, 0, 2, 1, 0, 3, 2, 3, 2, 2, 1, 0, 2, 0, 3, 2, 1, 2, 3, 0, 1, 1, 1, 2, 1, 2, 2, 1, 1, 2, 0, 1, 4, 0, 0, 3, 1, 1, 2, 0, 3, 1, 3, 1, 1, 2, 3, 2, 2, 0, 2, 2, 2, 1, 1, 1, 2, 3, 1, 3, 2, 2, 2, 1, 3, 0, 1, 1, 2, 3, 0, 1, 2, 3, 1, 1, 3, 1, 3, 1, 3, 1, 1, 1, 1, 0, 2, 1, 2, 0, 2, 3, 1, 0, 2, 2, 2, 1, 4, 3, 2, 1, 3, 0, 0, 1, 1, 0, 1, 1, 2, 2, 2, 4, 3, 2, 3, 4, 1, 1, 2, 4, 2, 3, 2, 3, 4, 1, 0, 2, 4, 2, 2, 3, 2, 3, 2, 2, 1, 0, 2, 2, 3, 0, 1, 1, 3, 5, 1, 2, 2, 1, 1, 1, 1, 1, 2, 1, 3, 2, 1, 2, 2, 2, 0, 3, 4, 3, 1, 2, 4, 5, 1, 2, 5, 2, 2, 1, 0, 1, 3, 2, 3, 0, 4, 2, 3, 3, 2, 1, 3, 3, 0, 0, 2, 3, 1, 3, 2, 2, 3, 3, 2, 4, 1, 1, 0, 2, 5, 1, 1, 3, 1, 0, 2, 3, 0, 4, 3, 1, 2, 1, 1, 1, 1, 1, 3, 0, 3, 1, 1, 1, 3, 0, 2, 0, 1, 1, 4, 0, 1, 2, 1, 0, 2, 1, 3, 2, 2, 1, 1, 2, 1, 0, 3, 1, 0, 2, 4, 3, 1, 1, 3, 1, 3, 2, 3, 2, 1, 3, 4, 1, 1, 3, 2, 1, 1, 1, 2, 0, 1, 2, 0, 1, 2, 0, 1, 1, 2, 2, 4, 3, 1, 2, 1, 1, 4, 3, 1, 3, 2, 4, 2, 0, 2, 0, 1, 2, 1, 1, 1, 1, 2, 1, 2, 1, 0, 1, 2, 1, 0, 1, 1, 2, 2, 5, 1, 1, 2, 0, 1, 1, 0, 1, 2, 1, 2, 0, 2, 3, 1, 1, 1, 0, 1, 0, 1, 0, 0, 3, 2, 1, 1, 2, 1, 2, 1, 0, 1, 1, 1, 5, 1, 3, 0, 2, 2, 2, 0, 0, 4, 2, 1, 2, 1, 1, 1, 1, 1, 0, 0, 0, 2, 1, 2, 1, 1, 1, 0, 2, 2, 0, 1, 1, 0, 1, 2, 0, 2, 2, 2, 1, 2, 2, 0, 1, 2, 3, 0, 0, 1, 2, 1, 0, 0, 1, 1, 2, 2, 0, 0, 2, 1, 3, 0, 0, 0, 0, 0, 0, 1, 1, 2, 1, 2, 1, 2, 1, 3, 1, 0, 1, 1, 0, 0, 1, 1, 3, 1, 0, 1, 1, 0, 0, 1, 1, 1, 0, 1, 1, 4, 0, 2, 0, 1, 1, 1, 3, 0, 0, 1, 2, 2, 1, 1, 5, 0, 1, 0, 1, 1, 0, 0, 3, 1, 0, 2, 1, 4, 0, 2, 1, 1, 0, 2, 1, 3, 1, 1, 2, 1, 1, 0, 1, 1, 0, 1, 1, 0, 1, 1, 2, 1, 3, 3, 2, 4, 3, 0, 1, 2, 3, 4, 2, 1, 3, 3, 1, 4, 1, 2, 2, 4, 3, 2, 0, 0, 1, 2, 0, 3, 0, 1, 3, 2, 2, 1, 2, 1, 2, 4, 2, 0, 2, 2, 4, 5, 0, 2, 0, 1, 2, 0, 2, 4, 1, 1, 0, 3, 1, 2, 2, 3, 4, 2, 2, 1, 2, 0, 3, 2, 1, 3, 1, 1, 0, 1, 2, 1, 3, 2, 2, 2, 0, 2, 4, 2, 3, 0, 2, 2, 2, 3, 1, 1, 3, 2, 2, 1, 3, 3, 0, 3, 3, 2, 2, 1, 2, 1, 2, 3, 2, 0, 1, 2, 2, 1, 0, 1, 0, 1, 2, 3, 0, 3, 1, 2, 1, 1, 3, 1, 2, 0, 1, 1, 2, 1, 1, 0, 1, 4, 0, 1, 1, 4, 0, 2, 4, 4, 2, 0, 1, 2, 2, 0, 2, 3, 1, 0, 1, 2, 1, 5, 2, 1, 0, 1, 2, 1, 3, 1, 0, 3, 1, 1, 0, 2, 0, 1, 2, 1, 0, 0, 1, 1, 1, 2, 2, 1, 3, 2, 3, 2, 0, 0, 2, 1, 3, 2, 3, 2, 2, 0, 1, 1, 0, 0, 2, 1, 2, 1, 1, 3, 2, 1, 1, 4, 0, 5, 2, 3, 2, 1, 0, 2, 1, 2, 0, 1, 2, 1, 3, 1, 2, 1, 0, 0, 1, 3, 2, 2, 2, 0, 4, 0, 1, 4, 0, 1, 1, 2, 1, 3, 1, 1, 3, 2, 2, 1, 2, 1, 2, 1, 1, 2, 5, 0, 2, 2, 0, 4, 0, 2, 1, 1, 0, 1, 3, 1, 1, 1, 2, 2, 0, 1, 2, 2, 1, 3, 1, 2, 2, 1, 2, 3, 3, 1, 3, 4, 2, 2, 2, 1, 2, 2, 0, 4, 1, 0, 2, 2, 1, 1, 4, 1, 2, 2, 2, 0, 0, 1, 0, 1, 3, 4, 4, 3, 2, 4, 1, 2, 1, 2, 0, 1, 2, 5, 0, 2, 2, 4, 1, 3, 3, 4, 3, 2, 2, 4, 2, 1, 3, 2, 1, 1, 1, 1, 2, 4, 3, 1, 2, 1, 1, 3, 2, 2, 1, 4, 3, 0, 1, 0, 0, 1, 2, 1, 5, 1, 1, 2, 3, 0, 1, 2, 2, 1, 2, 1, 3, 0, 1, 1, 1, 2, 3, 3, 3, 3, 2, 2, 4, 1, 2, 1, 2, 3, 1, 0, 1, 3, 1, 2, 0, 2, 0, 2, 1, 1, 1, 1, 3, 2, 3, 0, 3, 2, 0, 2, 1, 1, 2, 0, 0, 2, 2, 6, 1, 3, 0, 2, 0, 2, 1, 1, 2, 3, 4, 2, 0, 1, 2, 3, 3, 2, 5, 1, 4, 3, 2, 1, 2, 1, 2, 2, 1, 3, 3, 3, 1, 2, 0, 2, 1, 3, 2, 1, 0, 2, 0, 3, 0, 4, 3, 1, 2, 1, 4, 2, 0, 3, 2, 0, 0, 3, 1, 3, 2, 3, 5, 0, 3, 2, 3, 2, 0, 2, 1, 1, 2, 1, 2, 2, 0, 3, 0, 0, 0, 2, 2, 2, 1, 0, 2, 0, 2, 0, 3, 2, 0, 1, 2, 3, 1, 1, 1, 1, 2, 1, 1, 1, 2, 0, 1, 3, 4, 1, 4, 1, 1, 2, 1, 2, 0, 0, 4, 1, 2, 0, 2, 2, 1, 2, 2, 1, 2, 2, 3, 1, 0, 1, 3, 2, 1, 2, 3, 0, 4, 3, 2, 2, 1, 2, 1, 4, 1, 1, 0, 0, 4, 3, 1, 2, 2, 0, 1, 5, 1, 1, 1, 2, 1, 0, 3, 1, 0, 3, 2, 1, 0, 3, 1, 2, 1, 2, 2, 5, 0, 0, 2, 2, 2, 1, 1, 3, 0, 1, 0, 3, 1, 2, 3, 0, 2, 1, 2, 1, 0, 2, 3, 1, 0, 1, 2, 1, 0, 3, 2, 3, 2, 1, 1, 2, 2, 1, 0, 2, 2, 1, 4, 3, 2, 2, 1, 0, 2, 1, 2, 5, 1, 2, 0, 4, 1, 0, 4, 0, 4, 4, 0, 2, 3, 3, 1, 2, 1, 1, 0, 1, 1, 1, 1, 1, 4, 0, 1, 2, 2, 1, 4, 2, 1, 2, 1, 1, 0, 2, 2, 1, 1, 0, 0, 3, 2, 0, 1, 2, 1, 1, 2, 1, 1, 0, 1, 0, 3, 1, 0, 2, 3, 2, 2, 2, 1, 0, 0, 2, 1, 1, 2, 0, 2, 2, 1, 1, 1, 1, 1, 4, 5, 3, 0, 0, 1, 0, 1, 1, 1, 4, 0, 5, 2, 1, 1, 1, 2, 1, 2, 1, 0, 1, 2, 3, 1, 1, 2, 2, 0, 1, 1, 1, 3, 1, 2, 1, 2, 1, 3, 2, 1, 3, 1, 0, 2, 1, 1, 1, 1, 2, 3, 2, 1, 2, 0, 5, 0, 0, 1, 2, 1, 1, 0, 0, 3, 0, 3, 1, 3, 2, 1, 3, 2, 4, 1, 2, 4, 1, 1, 2, 2, 1, 3, 0, 0, 1, 2, 1, 2, 4, 2, 2, 1, 2, 3, 2, 1, 2, 1, 1, 0, 2, 3, 1, 1, 2, 3, 1, 0, 3, 2, 1, 2, 1, 3, 1, 3, 2, 0, 1, 5, 1, 0, 2, 0, 2, 1, 0, 2, 1, 1, 2, 0, 0, 0, 1, 3, 1, 1, 1, 0, 1, 2, 2, 1, 0, 0, 1, 1, 2, 1, 0, 0, 1, 3, 1, 1, 1, 2, 2, 3, 0, 3, 2, 1, 3, 0, 0, 2, 3, 2, 0, 2, 2, 2, 2, 2, 3, 2, 2, 3, 4, 1, 2, 2, 1, 0, 4, 1, 1, 0, 0, 4, 2, 0, 2, 2, 1, 2, 2, 1, 1, 3, 1, 2, 2, 4, 2, 2, 4, 0, 4, 4, 1, 2, 0, 0, 1, 2, 2, 0, 3, 1, 1, 1, 2, 0, 1, 1, 2, 2, 2, 1, 4, 0, 2, 1, 1, 1, 3, 0, 1, 2, 4, 3, 1, 1, 2, 1, 0, 1, 1, 1, 1, 1, 1, 1, 1, 1, 2, 2, 2, 2, 0, 0, 2, 1, 4, 3, 2, 2, 2, 1, 1, 1, 3, 2, 0, 4, 2, 2, 2, 1, 1, 0, 3, 5, 2, 2, 2, 2, 2, 3, 3, 1, 1, 2, 1, 4, 2, 5, 2, 0, 1, 2, 1, 0, 3, 4, 1, 3, 0, 2, 2, 2, 2, 2, 1, 1, 2, 2, 1, 1, 2, 1, 1, 1, 0, 1, 3, 0, 1, 2, 1, 3, 2, 1, 1, 1, 2, 1, 4, 0, 3, 2, 0, 4, 1, 0, 1, 3, 0, 2, 0, 0, 3, 2, 2, 3, 1, 0, 1, 1, 2, 1, 2, 1, 3, 1, 2, 0, 2, 4, 1, 1, 4, 1, 4, 1, 0, 1, 2, 2, 2, 3, 1, 2, 1, 1, 3, 1, 1, 0, 2, 1, 3, 2, 0, 1, 2, 1, 1, 2, 2, 3, 1, 2, 0, 3, 3, 1, 1, 2, 2, 3, 0, 3, 4, 2, 2, 2, 4, 1, 1, 3, 1, 4, 3, 0, 2, 2, 3, 2, 1, 2, 3, 1, 1, 1, 2, 2, 1, 0, 1, 1, 3, 2, 3, 2, 0, 0, 2, 1, 0, 5, 2, 2, 3, 3, 1, 3, 2, 2, 2, 2, 2, 1, 4, 0, 1, 3, 1, 1, 1, 3, 2, 0, 2, 0, 2, 3, 3, 1, 2, 1, 3, 2, 3, 2, 0, 2, 1, 1, 2, 2, 2, 0, 2, 1, 3, 4, 0, 4, 6, 3, 3, 1, 4, 2, 1, 4, 0, 2, 3, 1, 2, 1, 2, 2, 1, 2, 2, 3, 4, 1, 5, 3, 0, 1, 2, 3, 1, 2, 1, 2, 0, 3, 3, 0, 2, 1, 3, 2, 2, 0, 1, 1, 2, 3, 2, 2, 0, 2, 3, 2, 3, 1, 1, 0, 1, 0, 1, 3, 1, 0, 1, 0, 2, 3, 1, 2, 2, 2, 2, 3, 2, 0, 1, 0, 2, 0, 1, 0, 0, 3, 1, 2, 1, 2, 2, 3, 1, 2, 1, 1, 2, 1, 3, 2, 1, 2, 4, 1, 2, 0, 3, 3, 1, 0, 4, 2, 2, 1, 2, 1, 1, 1, 3, 1, 3, 1, 3, 3, 1, 2, 2, 3, 3, 3, 2, 1, 3, 2, 1, 2, 1, 1, 1, 2, 0, 2, 1, 2, 2, 4, 1, 2, 0, 4, 3, 0, 1, 1, 1, 1, 2, 1, 3, 0, 1, 1, 2, 2, 1, 2, 3, 2, 1, 3, 0, 1, 1, 1, 2, 1, 2, 0, 3, 1, 1, 0, 2, 4, 0, 2, 1, 2, 1, 1, 1, 1, 3, 3, 2, 1, 3, 3, 1, 2, 0, 2, 1, 0, 3, 0, 0, 1, 1, 0, 2, 1, 3, 1, 2, 1, 2, 1, 1, 2, 2, 1, 3, 2, 2, 4, 2, 1, 1, 1, 2, 2, 0, 2, 1, 1, 2, 2, 1, 3, 0, 4, 3, 3, 2, 3, 1, 0, 0, 0, 4, 2, 1, 2, 3, 2, 2, 3, 0, 1, 1, 1, 0, 0, 0, 2, 2, 3, 2, 1, 0, 2, 3, 2, 2, 1, 2, 3, 1, 0, 4, 1, 3, 0, 1, 1, 3, 1, 4, 1, 2, 3, 1, 1, 2, 1, 2, 3, 2, 2, 1, 0, 0, 1, 0, 3, 1, 0, 2, 2, 1, 4, 3, 0, 1, 2, 1, 2, 2, 1, 1, 1, 1, 2, 2, 2, 2, 2, 1, 0, 1, 1, 3, 1, 1, 1, 4, 1, 2, 3, 2, 3, 2, 4, 2, 1, 2, 3, 3, 3, 2, 1, 2, 2, 2, 3, 2, 1, 2, 2, 2, 0, 3, 0, 2, 3, 0, 3, 3, 1, 3, 3, 2, 1, 2, 2, 1, 3, 3, 0, 3, 4, 1, 1, 2, 0, 2, 3, 0, 3, 1, 0, 1, 3, 1, 1, 1, 3, 2, 0, 1, 1, 3, 2, 3, 1, 2, 2, 4, 5, 1, 1, 1, 2, 1, 0, 0, 1, 1, 3, 4, 1, 0, 1, 1, 2, 1, 2, 3, 2, 2, 2, 3, 1, 2, 3, 1, 1, 3, 2, 3, 0, 1, 1, 4, 2, 0, 0, 1, 3, 1, 3, 2, 1, 0, 2, 1, 3, 2, 1, 0, 1, 0, 4, 2, 1, 1, 0, 3, 1, 3, 3, 2, 4, 2, 4, 2, 0, 1, 3, 3, 2, 2, 2, 1, 0, 2, 1, 1, 0, 0, 0, 1, 2, 0, 0, 1, 0, 0, 2, 1, 2, 2, 0, 1, 0, 3, 1, 2, 2, 1, 2, 0, 3, 2, 0, 1, 2, 1, 2, 1, 3, 2, 1, 1, 1, 1, 1, 1, 3, 0, 0, 3, 1, 3, 3, 1, 2, 1, 1, 2, 1, 2, 0, 3, 1, 4, 1, 1, 1, 2, 0, 0, 1, 4, 1, 2, 1, 1, 3, 1, 2, 3, 5, 2, 1, 1, 2, 0, 0, 1, 2, 0, 1, 3, 0, 2, 2, 1, 1, 3, 1, 0, 2, 3, 3, 1, 1, 3, 2, 2, 3, 2, 2, 2, 2, 2, 4, 0, 3, 2, 3, 2, 1, 2, 1, 0, 2, 2, 0, 0, 0, 2, 2, 4, 2, 2, 1, 3, 2, 0, 2, 1, 2, 2, 5, 3, 1, 1, 3, 0, 0, 2, 0, 0, 3, 1, 3, 1, 1, 0, 0, 2, 2, 3, 0, 0, 2, 2, 0, 0, 3, 2, 1, 0, 1, 3, 1, 1, 1, 4, 3, 2, 0, 4, 2, 0, 1, 1, 2, 0, 1, 0, 0, 0, 1, 4, 1, 4, 3, 3, 2, 1, 0, 1, 3, 5, 0, 0, 0, 1, 3, 2, 4, 2, 3, 2, 1, 2, 4, 1, 1, 2, 0, 1, 0, 1, 1, 3, 1, 1, 2, 2, 3, 2, 1, 3, 0, 3, 1, 0, 2, 2, 1, 3, 1, 2, 2, 4, 3, 2, 3, 0, 1, 0, 0, 3, 1, 1, 4, 1, 1, 2, 1, 1, 2, 1, 3, 1, 1, 2, 1, 3, 4, 1, 3, 1, 2, 0, 1, 0, 1, 0, 1, 3, 0, 1, 4, 3, 3, 3, 1, 1, 3, 1, 3, 2, 1, 1, 1, 1, 2, 0, 2, 2, 2, 2, 4, 0, 3, 4, 2, 1, 2, 1, 2, 4, 3, 3, 1, 0, 1, 1, 2, 2, 3, 2, 4, 0, 0, 2, 0, 3, 2, 2, 3, 3, 0, 3, 2, 2, 3, 1, 4, 2, 2, 2, 1, 3, 2, 1, 1, 3, 1, 1, 2, 1, 0, 3, 1, 0, 2, 0, 0, 3, 2, 3, 3, 3, 4, 1, 2, 2, 2, 2, 2, 2, 2, 2, 5, 2, 3, 1, 2, 3, 1, 3, 2, 1, 1, 1, 0, 0, 1, 0, 0, 0, 1, 0, 3, 1, 0, 0, 3, 1, 1, 1, 2, 2, 0, 0, 2, 1, 2, 3, 2, 0, 2, 2, 1, 1, 2, 2, 3, 0, 5, 1, 2, 2, 0, 2, 1, 1, 3, 0, 0, 1, 4, 2, 2, 4, 2, 1, 2, 3, 1, 1, 1, 3, 1, 1, 1, 2, 2, 1, 2, 0, 1, 1, 1, 2, 2, 1, 3, 3, 1, 1, 2, 1, 2, 1, 3, 1, 2, 3, 1, 0, 1, 4, 4, 1, 2, 2, 1, 2, 1, 1, 2, 3, 1, 0, 1, 1, 5, 5, 2, 4, 1, 3, 1, 1, 0, 0, 0, 2, 1, 2, 2, 0, 1, 0, 0, 3, 3, 0, 0, 2, 2, 3, 1, 2, 1, 2, 1, 0, 0, 0, 1, 0, 0, 1, 3, 0, 0, 0, 1, 0, 3, 0, 3, 0, 0, 1, 0, 2, 0, 1, 2, 3, 1, 0, 0, 1, 0, 2, 2, 1, 0, 0, 0, 2, 2, 2, 1, 4, 0, 0, 3, 0, 3, 3, 3, 3, 3, 5, 3, 4, 4, 4, 3, 2, 2, 1, 4, 1, 1, 0, 1, 1, 4, 1, 4, 0, 2, 2, 1, 2, 4, 3, 1, 3, 2, 2, 0, 3, 3, 0, 2, 0, 1, 0, 1, 2, 2, 3, 2, 4, 3, 0, 2, 0, 0, 0, 3, 1, 2, 2, 3, 2, 2, 4, 2, 1, 2, 1, 1, 0, 1, 2, 0, 1, 0, 3, 4, 3, 2, 2, 2, 4, 5, 2, 1, 3, 2, 1, 1, 2, 1, 3, 2, 1, 1, 2, 3, 2, 1, 2, 5, 0, 1, 2, 1, 0, 0, 2, 1, 0, 2, 1, 2, 1, 3, 2, 1, 0, 2, 1, 2, 0, 2, 5, 3, 3, 1, 3, 0, 0, 3, 1, 4, 2, 2, 5, 0, 3, 2, 3, 1, 1, 3, 4, 0, 1, 0, 1, 1, 1, 2, 2, 1, 0, 2, 2, 1, 1, 2, 2, 4, 1, 2, 1, 2, 4, 1, 2, 4, 3, 3, 1, 0, 4, 4, 1, 2, 1, 4, 2, 2, 0, 3, 1, 2, 2, 1, 3, 3, 1, 1, 4, 2, 1, 3, 1, 1, 1, 3, 1, 1, 1, 1, 2, 2, 2, 0, 3, 0, 2, 1, 3, 1, 3, 3, 1, 3, 4, 2, 1, 1, 2, 4, 2, 2, 2, 3, 1, 2, 0, 1, 0, 1, 2, 3, 1, 2, 0, 5, 3, 4, 3, 1, 2, 1, 1, 2, 1, 0, 1, 4, 0, 1, 1, 2, 3, 5, 3, 3, 3, 2, 1, 1, 4, 2, 1, 0, 0, 3, 3, 3, 2, 0, 2, 3, 3, 1, 4, 4, 4, 2, 1, 5, 0, 1, 0, 3, 1, 1, 2, 2, 4, 1, 2, 2, 0, 2, 4, 3, 2, 2, 0, 5, 2, 3, 1, 2, 1, 2, 1, 1, 1, 1, 0, 1, 1, 0, 2, 3, 2, 1, 1, 1, 1, 2, 2, 1, 2, 1, 1, 2, 1, 1, 2, 3, 1, 2, 1, 2, 1, 1, 1, 4, 0, 3, 0, 1, 2, 1, 2, 0, 2, 1, 1, 2, 2, 1, 1, 0, 3, 2, 1, 2, 2, 2, 1, 1, 1, 4, 0, 0, 1, 1, 3, 1, 1, 3, 1, 0, 0, 2, 2, 1, 0, 0, 1, 1, 3, 4, 0, 0, 1, 1, 2, 0, 2, 0, 0, 2, 2, 1, 1, 2, 2, 1, 1, 3, 1, 4, 2, 2, 1, 2, 3, 1, 1, 3, 0, 1, 1, 2, 0, 4, 1, 2, 0, 1, 2, 1, 0, 1, 2, 1, 2, 3, 1, 3, 0, 2, 1, 1, 1, 1, 4, 1, 4, 0, 0, 2, 1, 1, 1, 2, 1, 0, 2, 3, 1, 1, 2, 1, 1, 1, 0, 3, 2, 1, 0, 0, 2, 0, 0, 2, 0, 0, 1, 1, 1, 2, 2, 2, 2, 1, 2, 1, 2, 1, 2, 3, 2, 1, 1, 1, 2, 1, 0, 2, 1, 0, 0, 0, 1, 3, 1, 1, 0, 3, 2, 2, 1, 2, 1, 1, 1, 1, 1, 2, 3, 1, 5, 1, 1, 0, 3, 2, 2, 1, 1, 2, 1, 0, 2, 0, 2, 2, 3, 2, 2, 1, 4, 2, 2, 1, 1, 1, 0, 3, 0, 2, 2, 2, 2, 2, 1, 4, 0, 0, 0, 1, 2, 0, 0, 4, 1, 1, 1, 1, 1, 4, 3, 1, 4, 2, 3, 3, 1, 2, 4, 2, 1, 2, 2, 1, 0, 1, 2, 2, 1, 0, 2, 2, 2, 0, 2, 4, 1, 0, 0, 0, 3, 1, 0, 4, 2, 3, 1, 1, 1, 3, 0, 3, 2, 0, 2, 1, 2, 1, 1, 0, 2, 1, 2, 3, 4, 1, 0, 4, 1, 0, 3, 1, 4, 2, 3, 2, 2, 0, 0, 2, 3, 2, 1, 3, 1, 3, 2, 3, 1, 2, 1, 1, 2, 3, 0, 0, 2, 0, 0, 2, 1, 0, 1, 3, 0, 1, 2, 1, 2, 1, 1, 2, 1, 2, 1, 2, 2, 1, 2, 0, 4, 2, 1, 2, 0, 3, 3, 2, 2, 0, 5, 5, 3, 1, 4, 3, 2, 2, 2, 2, 2, 3, 3, 4, 2, 4, 3, 1, 4, 2, 2, 1, 2, 3, 0, 2, 0, 3, 5, 2, 2, 1, 3, 1, 2, 3, 3, 2, 1, 1, 0, 0, 2, 3, 5, 1, 3, 8, 0, 2, 0, 3, 3, 4, 0, 1, 2, 2, 4, 2, 2, 1, 2, 1, 1, 2, 4, 1, 2, 2, 4, 2, 1, 1, 2, 0, 0, 3, 3, 0, 0, 3, 0, 2, 0, 0, 1, 3, 1, 3, 4, 1, 3, 4, 0, 3, 3, 2, 2, 2, 1, 1, 1, 3, 3, 1, 1, 3, 3, 2, 4, 0, 3, 3, 4, 0, 2, 1, 2, 0, 1, 1, 1, 1, 2, 1, 2, 2, 1, 1, 3, 2, 2, 3, 3, 2, 1, 1, 1, 1, 1, 0, 2, 4, 3, 4, 3, 3, 4, 3, 1, 1, 2, 4, 1, 3, 2, 2, 1, 1, 3, 1, 2, 1, 2, 2, 5, 4, 0, 1, 1, 2, 1, 3, 1, 3, 4, 1, 2, 4, 2, 2, 3, 1, 1, 2, 3, 0, 2, 1, 2, 4, 0, 3, 2, 0, 3, 0, 1, 1, 0, 3, 1, 3, 4, 1, 3, 2, 0, 4, 0, 4, 0, 2, 1, 1, 2, 1, 1, 3, 1, 3, 1, 3, 0, 2, 0, 3, 0, 3, 2, 1, 1, 2, 1, 2, 1, 3, 4, 0, 4, 1, 1, 0, 1, 0, 1, 1, 3, 3, 2, 2, 2, 2, 1, 2, 0, 3, 1, 2, 2, 1, 0, 3, 2, 1, 3, 0, 0, 0, 0, 3, 3, 1, 1, 3, 1, 3, 2, 1, 3, 1, 5, 1, 2, 1, 1, 1, 2, 1, 1, 1, 4, 3, 4, 2, 2, 3, 3, 2, 1, 1, 1, 1, 2, 3, 1, 3, 1, 1, 3, 2, 4, 2, 0, 1, 1, 4, 0, 3, 1, 2, 1, 1, 2, 2, 1, 1, 2, 2, 1, 2, 1, 2, 1, 0, 1, 1, 0, 2, 2, 0, 2, 3, 1, 1, 3, 2, 0, 2, 4, 0, 1, 1, 2, 1, 1, 2, 2, 1, 3, 3, 0, 1, 0, 0, 2, 2, 3, 1, 3, 2, 3, 2, 1, 2, 1, 1, 4, 2, 1, 0, 2, 0, 1, 2, 3, 1, 4, 0, 3, 3, 2, 2, 0, 2, 2, 1, 1, 0, 0, 4, 3, 1, 3, 1, 2, 2, 3, 2, 0, 4, 1, 1, 1, 2, 0, 1, 3, 1, 0, 1, 4, 2, 1, 1, 1, 2, 1, 3, 1, 0, 1, 1, 1, 1, 3, 1, 2, 0, 2, 0, 3, 3, 1, 0, 4, 1, 3, 0, 2, 2, 2, 1, 2, 1, 1, 2, 0, 0, 1, 1, 4, 2, 2, 0, 1, 1, 2, 0, 0, 1, 2, 1, 1, 0, 4, 0, 2, 3, 2, 3, 2, 0, 3, 3, 0, 2, 2, 1, 2, 1, 2, 2, 2, 1, 2, 2, 2, 1, 2, 1, 1, 3, 0, 1, 2, 1, 1, 2, 2, 2, 1, 1, 1, 1, 1, 1, 2, 5, 4, 4, 2, 5, 1, 2, 2, 1, 2, 2, 1, 3, 2, 1, 2, 2, 1, 0, 2, 1, 2, 1, 1, 0, 2, 0, 4, 4, 1, 1, 0, 2, 2, 0, 1, 1, 1, 0, 1, 1, 0, 0, 1, 1, 0, 0, 2, 1, 0, 1, 1, 0, 3, 0, 1, 2, 4, 0, 1, 1, 1, 0, 2, 0, 0, 0, 1, 2, 1, 2, 0, 2, 1, 2, 2, 0, 1, 2, 0, 0, 3, 1, 0, 0, 1, 0, 1, 1, 1, 1, 2, 2, 1, 1, 1, 0, 1, 0, 1, 1, 0, 1, 2, 6, 0, 0, 0, 2, 1, 1, 2, 1, 2, 0, 0, 1, 1, 3, 1, 1, 1, 0, 2, 1, 2, 3, 0, 2, 1, 0, 1, 0, 1, 0, 1, 1, 2, 1, 1, 1, 0, 4, 0, 3, 2, 2, 1, 0, 1, 1, 0, 1, 3, 1, 0, 0, 0, 1, 1, 1, 3, 0, 1, 1, 1, 1, 0, 1, 2, 2, 2, 2, 2, 1, 2, 4, 3, 2, 1, 2, 2, 0, 1, 1, 1, 2, 1, 5, 1, 0, 1, 0, 1, 1, 4, 2, 2, 0, 2, 1, 2, 2, 2, 4, 1, 1, 3, 2, 2, 2, 1, 0, 1, 2, 1, 1, 0, 3, 2, 2, 1, 0, 1, 1, 1, 4, 1, 1, 2, 1, 5, 4, 1, 0, 2, 0, 3, 1, 0, 1, 1, 1, 1, 3, 4, 2, 3, 0, 1, 1, 2, 1, 0, 2, 2, 1, 2, 1, 2, 2, 0, 3, 3, 1, 3, 0, 4, 0, 0, 0, 1, 1, 1, 1, 2, 2, 2, 0, 2, 1, 2, 2, 0, 1, 2, 2, 1, 1, 2, 2, 0, 3, 2, 1, 1, 1, 0, 0, 1, 1, 3, 2, 3, 2, 3, 3, 2, 2, 1, 1, 1, 2, 3, 2, 2, 2, 2, 0, 3, 2, 0, 4, 1, 1, 1, 1, 0, 2, 2, 2, 1, 4, 0, 3, 1, 1, 1, 1, 3, 1, 5, 3, 1, 1, 2, 1, 3, 4, 0, 2, 1, 4, 1, 2, 2, 3, 2, 0, 0, 1, 1, 3, 1, 3, 1, 4, 2, 1, 4, 2, 1, 2, 1, 4, 3, 2, 1, 1, 3, 1, 1, 2, 3, 1, 3, 1, 1, 2, 1, 5, 2, 1, 1, 1, 0, 1, 1, 1, 1, 1, 1, 1, 1, 2, 4, 2, 2, 4, 2, 1, 0, 1, 2, 2, 4, 2, 2, 0, 2, 1, 1, 2, 2, 4, 0, 6, 3, 2, 2, 3, 2, 2, 0, 2, 1, 2, 1, 3, 2, 0, 3, 2, 2, 1, 3, 0, 0, 4, 2, 3, 2, 2, 1, 0, 2, 2, 0, 2, 3, 2, 3, 4, 0, 1, 3, 0, 1, 3, 3, 2, 3, 1, 2, 2, 1, 2, 3, 2, 0, 1, 2, 3, 1, 1, 0, 0, 1, 2, 2, 1, 2, 0, 0, 1, 2, 2, 1, 1, 1, 0, 3, 3, 1, 2, 1, 0, 3, 2, 3, 2, 1, 2, 2, 3, 0, 2, 2, 0, 2, 1, 2, 1, 3, 2, 0, 0, 3, 1, 1, 0, 2, 3, 0, 2, 1, 0, 1, 1, 1, 0, 2, 3, 1, 1, 2, 4, 0, 0, 3, 2, 0, 2, 1, 1, 4, 0, 2, 2, 0, 1, 2, 0, 2, 5, 4, 3, 2, 2, 4, 3, 2, 1, 0, 3, 0, 1, 1, 2, 1, 0, 3, 1, 1, 3, 1, 1, 2, 1, 2, 1, 1, 2, 1, 0, 1, 4, 2, 4, 1, 3, 0, 1, 4, 2, 1, 1, 4, 4, 4, 2, 2, 0, 0, 1, 2, 3, 3, 3, 2, 2, 3, 1, 2, 0, 2, 2, 4, 1, 3, 2, 0, 2, 1, 3, 1, 1, 0, 0, 3, 3, 1, 2, 1, 1, 2, 2, 2, 1, 2, 0, 3, 2, 1, 3, 1, 0, 0, 3, 1, 2, 4, 1, 0, 3, 3, 1, 1, 0, 2, 0, 1, 1, 2, 3, 0, 1, 0, 1, 2, 2, 2, 1, 2, 0, 4, 0, 0, 0, 0, 3, 0, 0, 2, 0, 1, 2, 2, 2, 1, 3, 2, 4, 3, 6, 2, 2, 3, 2, 3, 3, 2, 1, 1, 0, 4, 1, 2, 1, 0, 2, 1, 3, 0, 0, 0, 1, 1, 0, 1, 0, 1, 1, 1, 2, 1, 1, 1, 0, 1, 0, 1, 2, 2, 2, 1, 2, 0, 2, 2, 1, 0, 2, 2, 2, 0, 2, 2, 3, 3, 2, 2, 3, 3, 2, 1, 2, 3, 2, 0, 1, 1, 1, 2, 2, 3, 1, 1, 3, 2, 2, 0, 3, 3, 2, 2, 1, 1, 0, 3, 1, 0, 2, 2, 2, 1, 0, 1, 1, 2, 1, 4, 2, 3, 1, 2, 2, 3, 1, 0, 4, 3, 2, 1, 1, 2, 1, 1, 1, 0, 2, 1, 2, 0, 1, 1, 0, 1, 1, 2, 1, 1, 0, 1, 0, 1, 1, 3, 2, 3, 2, 1, 1, 2, 3, 3, 4, 2, 4, 2, 0, 3, 3, 2, 2, 1, 1, 1, 0, 3, 1, 2, 2, 2, 0, 2, 2, 1, 2, 2, 0, 0, 2, 2, 3, 2, 1, 1, 1, 0, 1, 2, 2, 0, 2, 2, 0, 1, 2, 4, 1, 3, 0, 3, 2, 0, 3, 1, 0, 3, 0, 4, 1, 4, 0, 2, 5, 0, 1, 2, 1, 3, 1, 0, 3, 2, 0, 2, 0, 1, 1, 2, 1, 5, 4, 2, 3, 1, 1, 1, 0, 0, 1, 1, 0, 2, 1, 2, 1, 1, 3, 3, 1, 1, 0, 0, 1, 0, 1, 3, 4, 3, 4, 0, 5, 3, 2, 2, 2, 1, 2, 1, 1, 1, 0, 0, 1, 2, 1, 1, 1, 2, 1, 1, 0, 1, 1, 1, 2, 0, 1, 2, 1, 3, 0, 1, 1, 2, 0, 5, 1, 2, 3, 2, 5, 0, 0, 1, 3, 1, 2, 4, 2, 3, 2, 5, 2, 2, 1, 2, 2, 2, 1, 2, 0, 1, 0, 1, 0, 0, 1, 3, 2, 2, 1, 3, 3, 5, 2, 2, 2, 3, 1, 0, 2, 2, 1, 2, 2, 0, 3, 0, 0, 3, 2, 5, 2, 3, 1, 2, 2, 2, 1, 2, 2, 2, 5, 1, 1, 4, 1, 3, 3, 2, 3, 0, 1, 2, 4, 4, 2, 3, 3, 2, 1, 1, 2, 3, 3, 1, 1, 0, 0, 2, 2, 1, 3, 1, 3, 1, 2, 7, 3, 1, 0, 2, 0, 4, 1, 1, 2, 0, 0, 2, 1, 2, 3, 1, 3, 0, 2, 3, 0, 2, 1, 0, 2, 1, 1, 1, 3, 2, 4, 1, 2, 4, 2, 1, 2, 2, 2, 2, 1, 3, 2, 0, 3, 3, 1, 3, 4, 0, 2, 4, 2, 4, 1, 0, 2, 4, 2, 0, 4, 2, 2, 1, 2, 2, 2, 1, 2, 0, 0, 0, 0, 2, 1, 2, 1, 5, 2, 2, 0, 2, 1, 4, 4, 2, 0, 2, 4, 3, 2, 1, 1, 2, 1, 1, 4, 1, 1, 2, 1, 1, 2, 2, 0, 3, 1, 0, 4, 2, 1, 1, 1, 2, 2, 2, 0, 2, 1, 4, 1, 2, 1, 3, 0, 0, 0, 2, 1, 2, 0, 2, 1, 4, 4, 2, 0, 0, 1, 0, 0, 0, 2, 0, 1, 0, 1, 2, 0, 1, 0, 0, 2, 1, 3, 0, 0, 2, 1, 0, 2, 2, 0, 2, 2, 1, 2, 1, 1, 2, 0, 1, 0, 0, 2, 2, 2, 0, 0, 2, 0, 1, 0, 2, 2, 2, 1, 0, 0, 1, 0, 1, 2, 1, 1, 0, 1, 2, 2, 2, 3, 0, 0, 2, 2, 2, 1, 1, 0, 2, 1, 2, 1, 1, 3, 3, 1, 1, 0, 1, 1, 1, 1, 3, 2, 2, 0, 1, 1, 1, 0, 0, 1, 0, 2, 2, 3, 3, 0, 2, 2, 0, 3, 1, 2, 1, 0, 2, 2, 2, 0, 2, 1, 1, 2, 0, 0, 2, 2, 3, 2, 2, 1, 1, 3, 1, 2, 2, 1, 0, 4, 3, 1, 1, 2, 1, 0, 2, 3, 0, 2, 3, 1, 0, 4, 0, 1, 2, 0, 3, 2, 1, 2, 0, 3, 2, 0, 0, 3, 2, 2, 2, 2, 1, 1, 3, 3, 1, 1, 2, 2, 1, 2, 1, 3, 0, 2, 1, 2, 3, 1, 1, 3, 1, 0, 4, 2, 0, 2, 2, 1, 2, 0, 3, 1, 1, 2, 1, 0, 1, 3, 1, 0, 1, 1, 1, 1, 2, 1, 2, 0, 4, 4, 1, 2, 1, 1, 2, 1, 2, 1, 1, 2, 1, 1, 2, 1, 1, 3, 0, 2, 2, 2, 0, 1, 1, 1, 2, 2, 0, 2, 0, 2, 2, 0, 1, 1, 2, 1, 0, 0, 3, 2, 4, 3, 0, 3, 2, 4, 1, 3, 3, 1, 3, 3, 2, 3, 1, 2, 2, 0, 2, 0, 0, 1, 1, 2, 4, 2, 2, 1, 1, 0, 2, 3, 2, 3, 1, 2, 1, 3, 1, 2, 3, 3, 0, 4, 2, 2, 3, 1, 1, 3, 2, 1, 2, 2, 2, 3, 0, 2, 2, 4, 1, 0, 2, 2, 3, 5, 2, 1, 2, 2, 0, 4, 5, 0, 3, 0, 1, 1, 2, 0, 1, 1, 1, 1, 0, 1, 3, 1, 2, 1, 4, 1, 1, 1, 4, 1, 3, 1, 2, 3, 2, 1, 1, 3, 1, 5, 2, 2, 1, 1, 1, 3, 5, 2, 2, 1, 3, 1, 1, 2, 2, 1, 1, 2, 0, 2, 2, 2, 1, 0, 1, 2, 2, 2, 0, 0, 1, 1, 1, 0, 1, 1, 1, 1, 1, 1, 1, 1, 1, 2, 1, 2, 2, 2, 3, 4, 2, 4, 2, 1, 1, 2, 3, 2, 1, 0, 3, 1, 0, 2, 2, 1, 1, 1, 0, 1, 1, 1, 1, 0, 1, 1, 2, 0, 1, 0, 2, 1, 1, 4, 1, 1, 1, 2, 2, 1, 1, 1, 3, 2, 0, 3, 2, 1, 2, 1, 1, 2, 1, 2, 2, 3, 2, 2, 1, 0, 1, 2, 2, 1, 1, 2, 1, 2, 1, 4, 2, 0, 0, 2, 2, 1, 2, 0, 1, 0, 1, 1, 1, 2, 0, 3, 2, 1, 1, 2, 0, 3, 0, 3, 5, 4, 1, 2, 1, 2, 4, 1, 4, 3, 2, 1, 2, 3, 2, 1, 1, 2, 2, 3, 3, 2, 2, 2, 1, 3, 1, 1, 2, 3, 2, 4, 4, 2, 1, 4, 3, 2, 0, 1, 1, 1, 1, 1, 0, 2, 4, 2, 2, 1, 2, 1, 1, 0, 2, 1, 3, 2, 1, 3, 1, 2, 1, 4, 4, 1, 2, 3, 1, 3, 0, 3, 1, 2, 1, 6, 3, 2, 4, 1, 1, 4, 3, 2, 3, 3, 3, 1, 2, 1, 2, 2, 2, 2, 3, 1, 3, 2, 2, 3, 0, 1, 2, 2, 1, 0, 1, 3, 1, 1, 0, 3, 2, 2, 1, 2, 1, 0, 0, 3, 0, 2, 3, 1, 2, 4, 2, 0, 2, 1, 2, 3, 0, 1, 0, 3, 1, 4, 3, 1, 2, 1, 1, 0, 4, 1, 1, 1, 0, 2, 2, 3, 4, 1, 1, 0, 2, 4, 2, 2, 2, 1, 1, 0, 2, 0, 1, 0, 3, 2, 2, 1, 2, 4, 0, 1, 2, 2, 2, 2, 0, 2, 1, 3, 1, 2, 1, 4, 2, 3, 0, 2, 1, 2, 3, 2, 0, 2, 3, 1, 0, 2, 2, 0, 2, 2, 1, 3, 0, 0, 1, 1, 2, 2, 0, 2, 1, 1, 4, 2, 2, 2, 1, 0, 1, 0, 2, 1, 4, 2, 1, 2, 0, 0, 1, 1, 2, 2, 3, 1, 2, 2, 1, 2, 0, 1, 2, 2, 0, 1, 2, 0, 3, 3, 0, 1, 0, 1, 0, 0, 1, 1, 1, 1, 2, 1, 1, 3, 1, 0, 1, 3, 0, 2, 0, 2, 2, 2, 0, 1, 1, 2, 1, 1, 3, 2, 1, 1, 0, 0, 0, 0, 0, 1, 2, 1, 1, 2, 2, 1, 0, 1, 0, 0, 1, 1, 0, 1, 2, 1, 3, 1, 4, 1, 1, 3, 0, 1, 3, 4, 2, 0, 2, 2, 1, 1, 2, 1, 3, 2, 3, 1, 3, 3, 1, 0, 2, 1, 2, 1, 2, 2, 1, 1, 1, 2, 0, 1, 2, 0, 1, 0, 1, 3, 1, 3, 1, 0, 0, 2, 0, 2, 2, 2, 2, 2, 2, 1, 4, 2, 2, 4, 3, 1, 4, 2, 3, 2, 1, 2, 2, 2, 3, 3, 1, 3, 3, 4, 3, 2, 2, 0, 3, 0, 0, 1, 2, 2, 3, 0, 2, 2, 2, 2, 1, 1, 0, 0, 2, 3, 2, 2, 0, 4, 3, 0, 2, 3, 3, 2, 3, 2, 2, 0, 1, 4, 1, 1, 1, 2, 1, 5, 2, 2, 1, 3, 2, 0, 2, 1, 2, 1, 0, 5, 1, 1, 2, 3, 2, 1, 3, 3, 1, 1, 1, 2, 4, 2, 2, 2, 3, 2, 0, 2, 1, 1, 1, 1, 1, 3, 2, 3, 1, 1, 1, 1, 3, 1, 0, 1, 3, 1, 5, 2, 0, 1, 1, 2, 0, 6, 1, 0, 0, 2, 1, 1, 0, 3, 2, 2, 1, 3, 0, 1, 3, 0, 2, 0, 2, 1, 3, 2, 1, 2, 1, 3, 1, 2, 1, 1, 4, 1, 0, 2, 1, 1, 1, 3, 2, 0, 2, 2, 1, 0, 1, 0, 1, 2, 3, 1, 0, 0, 1, 0, 4, 2, 1, 1, 3, 1, 1, 1, 2, 2, 3, 2, 2, 2, 1, 0, 0, 2, 0, 1, 2, 3, 0, 2, 1, 2, 2, 2, 2, 2, 2, 2, 3, 1, 1, 2, 3, 3, 3, 3, 2, 1, 1, 3, 2, 4, 2, 2, 2, 4, 3, 6, 2, 2, 2, 3, 1, 4, 2, 2, 3, 3, 3, 2, 4, 4, 0, 3, 3, 2, 3, 2, 3, 2, 7, 0, 3, 2, 4, 5, 0, 4, 3, 1, 1, 2, 3, 0, 0, 2, 1, 2, 2, 4, 1, 1, 4, 2, 4, 1, 2, 1, 1, 2, 3, 2, 1, 3, 2, 3, 4, 1, 2, 1, 3, 2, 3, 2, 0, 2, 4, 5, 1, 5, 3, 2, 5, 1, 4, 2, 2, 3, 2, 1, 3, 3, 2, 1, 2, 2, 2, 1, 3, 4, 1, 3, 4, 2, 2, 4, 3, 2, 2, 2, 3, 0, 1, 3, 0, 2, 3, 1, 1, 1, 5, 3, 1, 2, 2, 1, 2, 3, 4, 3, 0, 2, 4, 1, 1, 1, 3, 2, 1, 3, 2, 1, 0, 1, 3, 2, 2, 0, 3, 2, 0, 1, 0, 1, 0, 1, 2, 1, 1, 0, 2, 1, 3, 1, 1, 0, 2, 1, 2, 1, 2, 2, 1, 3, 1, 2, 1, 3, 1, 2, 0, 2, 1, 2, 3, 2, 1, 1, 1, 0, 2, 1, 1, 1, 2, 1, 1, 1, 1, 2, 1, 2, 0, 0, 1, 3, 1, 1, 1, 1, 3, 0, 3, 2, 2, 0, 1, 3, 3, 3, 2, 2, 1, 1, 2, 2, 2, 2, 1, 4, 3, 1, 2, 3, 1, 4, 2, 1, 1, 4, 3, 5, 3, 1, 1, 1, 2, 1, 2, 3, 4, 1, 3, 1, 6, 2, 3, 1, 0, 3, 3, 2, 1, 1, 2, 3, 3, 0, 0, 3, 3, 2, 3, 2, 3, 5, 3, 3, 1, 1, 2, 2, 1, 1, 1, 3, 2, 1, 3, 4, 2, 3, 3, 1, 3, 1, 2, 2, 1, 2, 3, 1, 2, 2, 1, 2, 2, 0, 2, 3, 3, 3, 0, 1, 3, 0, 1, 1, 5, 3, 2, 3, 2, 2, 2, 3, 4, 1, 2, 2, 1, 3, 0, 4, 1, 0, 1, 1, 4, 4, 2, 3, 3, 1, 0, 2, 1, 1, 2, 3, 2, 3, 1, 0, 4, 3, 2, 6, 0, 3, 3, 2, 2, 1, 2, 0, 1, 2, 1, 2, 1, 3, 1, 4, 1, 2, 1, 3, 3, 6, 4, 2, 3, 1, 0, 1, 2, 0, 0, 4, 2, 0, 0, 5, 5, 2, 2, 2, 3, 1, 3, 1, 2, 1, 2, 2, 1, 2, 1, 1, 3, 3, 1, 3, 1, 2, 2, 1, 4, 2, 1, 1, 2, 0, 1, 3, 1, 3, 3, 4, 3, 1, 3, 2, 3, 4, 3, 2, 4, 2, 3, 5, 1, 3, 0, 2, 2, 2, 1, 1, 2, 3, 2, 1, 5, 1, 2, 0, 3, 1, 2, 1, 1, 1, 0, 3, 0, 0, 2, 3, 0, 4, 2, 3, 1, 0, 2, 2, 2, 1, 1, 1, 4, 2, 3, 5, 3, 3, 1, 3, 4, 1, 4, 2, 2, 7, 3, 3, 5, 3, 3, 3, 1, 7, 2, 1, 1, 1, 2, 1, 4, 2, 2, 1, 2, 2, 4, 3, 2, 5, 2, 3, 2, 2, 0, 5, 1, 1, 2, 1, 2, 3, 1, 1, 1, 4, 5, 2, 2, 3, 0, 5, 1, 2, 2, 1, 3, 1, 4, 3, 5, 2, 2, 2, 0, 2, 1, 6, 2, 1, 2, 1, 1, 2, 3, 2, 4, 2, 4, 5, 3, 4, 2, 0, 2, 0, 2, 2, 1, 2, 2, 4, 2, 3, 3, 2, 1, 2, 1, 1, 3, 1, 4, 6, 3, 6, 1, 2, 1, 2, 1, 2, 2, 1, 4, 1, 0, 0, 0, 2, 1, 3, 0, 1, 1, 1, 1, 2, 1, 3, 0, 1, 2, 2, 3, 1, 0, 0, 1, 2, 2, 2, 0, 2, 2, 3, 0, 4, 1, 4, 3, 0, 1, 3, 1, 1, 1, 4, 3, 1, 2, 2, 1, 2, 2, 1, 2, 1, 0, 2, 1, 2, 2, 0, 0, 2, 0, 0, 0, 4, 2, 3, 0, 2, 1, 1, 1, 1, 2, 4, 2, 1, 1, 3, 0, 2, 0, 1, 2, 3, 1, 1, 1, 0, 3, 0, 5, 2, 1, 2, 2, 1, 1, 3, 1, 2, 0, 2, 3, 2, 5, 2, 4, 1, 3, 2, 2, 2, 1, 2, 3, 1, 1, 0, 2, 1, 2, 3, 2, 0, 4, 2, 1, 2, 4, 2, 2, 1, 1, 4, 2, 2, 2, 1, 1, 2, 2, 0, 2, 3, 0, 2, 1, 2, 1, 3, 0, 0, 4, 3, 3, 1, 2, 2, 1, 2, 1, 4, 2, 2, 1, 0, 2, 0, 3, 2, 1, 0, 1, 2, 1, 1, 2, 1, 1, 2, 1, 2, 2, 1, 2, 1, 1, 1, 3, 1, 2, 3, 1, 1, 3, 1, 1, 2, 0, 3, 2, 0, 1, 1, 2, 1, 1, 1, 1, 2, 3, 2, 4, 3, 3, 2, 2, 4, 1, 2, 3, 2, 2, 4, 2, 0, 2, 2, 4, 4, 3, 1, 1, 2, 2, 3, 0, 1, 3, 1, 1, 4, 1, 3, 4, 2, 2, 0, 2, 0, 3, 3, 2, 2, 0, 2, 3, 1, 3, 2, 2, 1, 0, 4, 1, 1, 3, 5, 5, 1, 1, 5, 2, 3, 4, 1, 2, 4, 3, 1, 3, 1, 5, 3, 0, 3, 3, 3, 1, 2, 1, 3, 2, 0, 0, 1, 3, 1, 2, 1, 0, 2, 0, 2, 2, 1, 1, 1, 2, 0, 0, 2, 0, 2, 2, 5, 1, 1, 3, 0, 0, 1, 1, 3, 1, 1, 1, 2, 1, 1, 0, 0, 0, 2, 0, 1, 3, 3, 1, 0, 3, 2, 1, 0, 0, 0, 0, 2, 1, 0, 1, 0, 0, 0, 2, 1, 2, 1, 1, 0, 4, 3, 1, 1, 1, 0, 2, 0, 2, 2, 2, 1, 0, 2, 0, 1, 3, 0, 1, 3, 1, 1, 0, 5, 0, 1, 0, 2, 1, 0, 1, 1, 0, 0, 1, 2, 1, 0, 1, 1, 0, 0, 0, 2, 1, 0, 1, 3, 1, 4, 3, 3, 0, 1, 2, 0, 1, 2, 1, 1, 2, 2, 1, 1, 0, 1, 1, 2, 1, 1, 2, 1, 2, 2, 1, 3, 4, 0, 1, 1, 1, 3, 0, 0, 2, 1, 2, 1, 0, 0, 0, 0, 1, 0, 2, 2, 2, 0, 1, 0, 0, 2, 1, 2, 1, 1, 2, 1, 0, 3, 0, 1, 2, 4, 1, 0, 1, 2, 2, 1, 0, 3, 1, 2, 1, 3, 0, 2, 0, 0, 0, 1, 2, 1, 1, 1, 1, 1, 0, 1, 4, 1, 1, 2, 1, 1, 3, 2, 1, 1, 4, 2, 2, 0, 0, 2, 1, 2, 1, 2, 0, 1, 1, 1, 1, 2, 1, 2, 0, 1, 1, 3, 1, 2, 1, 2, 2, 0, 2, 2, 3, 4, 1, 0, 3, 1, 2, 2, 1, 1, 4, 1, 0, 1, 1, 2, 3, 4, 1, 1, 2, 0, 2, 2, 0, 0, 6, 0, 2, 2, 1, 1, 2, 3, 2, 1, 1, 1, 0, 3, 0, 1, 2, 2, 2, 1, 0, 1, 4, 2, 2, 3, 2, 2, 0, 0, 1, 0, 3, 2, 1, 3, 4, 2, 1, 3, 3, 0, 2, 4, 1, 1, 3, 0, 4, 1, 1, 2, 1, 0, 2, 0, 1, 2, 1, 1, 2, 0, 1, 0, 1, 0, 0, 0, 1, 2, 2, 1, 3, 3, 2, 1, 3, 2, 1, 0, 2, 1, 2, 1, 2, 0, 1, 3, 1, 1, 0, 2, 3, 1, 1, 1, 1, 2, 1, 1, 2, 1, 1, 2, 1, 1, 1, 2, 1, 0, 3, 0, 2, 1, 2, 1, 2, 1, 2, 1, 1, 0, 0, 1, 2, 1, 2, 1, 0, 2, 1, 1, 2, 1, 2, 1, 2, 2, 1, 1, 0, 3, 2, 1, 1, 3, 0, 1, 1, 2, 2, 1, 2, 2, 4, 3, 1, 2, 3, 1, 2, 1, 1, 3, 5, 3, 0, 5, 0, 4, 3, 3, 1, 5, 1, 1, 0, 1, 2, 2, 2, 0, 1, 2, 1, 2, 0, 1, 1, 1, 4, 1, 1, 3, 1, 1, 1, 2, 1, 4, 3, 4, 1, 0, 1, 2, 2, 1, 3, 1, 2, 2, 2, 0, 2, 1, 2, 1, 1, 3, 1, 1, 2, 1, 3, 3, 1, 2, 0, 2, 1, 2, 2, 0, 2, 1, 3, 2, 1, 1, 3, 4, 1, 2, 3, 3, 1, 2, 3, 0, 3, 1, 3, 2, 2, 3, 0, 0, 2, 0, 0, 2, 2, 1, 1, 1, 3, 2, 3, 4, 1, 2, 2, 2, 1, 4, 2, 1, 1, 2, 0, 1, 0, 0, 1, 1, 2, 2, 1, 0, 2, 4, 2, 0, 0, 2, 1, 2, 0, 2, 3, 0, 1, 1, 0, 1, 1, 3, 1, 4, 1, 2, 2, 2, 2, 1, 0, 4, 0, 1, 1, 2, 2, 3, 2, 2, 0, 0, 2, 1, 1, 1, 0, 1, 2, 1, 5, 0, 3, 1, 2, 3, 0, 3, 1, 0, 2, 0, 3, 4, 2, 4, 2, 2, 0, 1, 2, 0, 0, 1, 2, 0, 0, 1, 1, 3, 2, 3, 0, 1, 0, 1, 3, 1, 0, 2, 1, 1, 4, 1, 1, 2, 0, 1, 1, 1, 3, 3, 2, 1, 3, 2, 2, 3, 2, 1, 0, 3, 1, 3, 1, 0, 3, 0, 2, 4, 1, 4, 0, 0, 2, 0, 0, 1, 3, 1, 5, 4, 4, 2, 2, 0, 1, 1, 1, 1, 0, 2, 5, 4, 1, 5, 5, 1, 2, 1, 1, 1, 2, 0, 1, 2, 2, 3, 2, 4, 2, 0, 2, 3, 2, 1, 2, 0, 4, 0, 3, 3, 3, 0, 0, 3, 1, 3, 4, 4, 2, 1, 1, 3, 2, 1, 5, 1, 2, 3, 1, 1, 1, 4, 4, 0, 3, 3, 2, 3, 2, 1, 5, 1, 1, 1, 3, 0, 2, 0, 4, 1, 0, 1, 0, 0, 0, 1, 1, 1, 2, 1, 1, 0, 0, 0, 3, 2, 2, 5, 1, 3, 1, 0, 2, 1, 0, 2, 1, 2, 0, 1, 3, 3, 3, 4, 0, 3, 0, 1, 2, 1, 0, 1, 2, 0, 4, 1, 1, 2, 3, 2, 2, 1, 2, 1, 3, 1, 2, 1, 4, 0, 2, 2, 2, 0, 2, 1, 4, 3, 2, 1, 2, 3, 2, 1, 2, 1, 2, 2, 0, 0, 3, 1, 1, 3, 1, 1, 3, 3, 3, 2, 0, 2, 2, 0, 3, 3, 0, 2, 2, 2, 2, 1, 2, 2, 3, 2, 2, 3, 0, 2, 4, 1, 3, 1, 3, 3, 3, 3, 1, 0, 0, 5, 3, 2, 3, 2, 4, 1, 2, 2, 1, 1, 3, 1, 0, 2, 3, 4, 3, 2, 1, 1, 1, 4, 4, 1, 5, 1, 0, 2, 1, 2, 3, 3, 5, 2, 2, 0, 2, 5, 0, 6, 3, 4, 4, 3, 3, 1, 1, 2, 4, 2, 3, 3, 0, 4, 1, 0, 3, 3, 3, 3, 1, 0, 4, 3, 1, 6, 3, 5, 5, 1, 1, 1, 1, 2, 6, 2, 4, 5, 1, 0, 2, 2, 2, 2, 3, 3, 2, 1, 0, 5, 3, 2, 1, 2, 1, 1, 1, 3, 3, 2, 4, 2, 0, 2, 1, 3, 2, 2, 1, 3, 2, 4, 0, 1, 0, 2, 0, 2, 2, 1, 2, 3, 2, 2, 1, 0, 3, 1, 1, 0, 3, 2, 1, 1, 3, 3, 1, 3, 3, 3, 5, 2, 5, 1, 0, 0, 2, 1, 2, 0, 0, 2, 1, 0, 0, 0, 1, 2, 1, 0, 2, 2, 2, 2, 3, 1, 2, 1, 2, 1, 3, 0, 3, 0, 2, 1, 1, 1, 0, 2, 0, 1, 0, 1, 1, 2, 2, 2, 3, 0, 1, 0, 2, 1, 3, 2, 3, 0, 0, 5, 6, 3, 2, 1, 3, 1, 1, 0, 0, 1, 4, 1, 2, 2, 3, 4, 3, 1, 4, 0, 3, 2, 1, 0, 3, 3, 0, 2, 0, 1, 3, 4, 2, 1, 0, 2, 4, 0, 1, 1, 1, 2, 3, 1, 2, 3, 2, 2, 2, 1, 0, 1, 1, 1, 2, 1, 1, 2, 1, 1, 1, 0, 1, 0, 3, 3, 3, 1, 3, 1, 4, 1, 1, 3, 4, 1, 1, 0, 3, 1, 2, 1, 2, 2, 2, 1, 2, 3, 0, 3, 2, 1, 2, 1, 1, 1, 0, 2, 3, 0, 0, 3, 1, 1, 2, 2, 2, 1, 5, 1, 0, 2, 0, 2, 0, 2, 2, 3, 1, 1, 1, 0, 2, 0, 2, 1, 2, 2, 1, 5, 1, 0, 2, 3, 1, 2, 1, 3, 1, 3, 0, 1, 0, 3, 2, 1, 1, 5, 2, 1, 0, 2, 2, 3, 2, 3, 2, 1, 2, 3, 2, 3, 2, 1, 2, 2, 4, 2, 3, 0, 2, 4, 4, 1, 4, 1, 4, 5, 3, 2, 0, 1, 2, 3, 0, 1, 2, 3, 1, 1, 0, 3, 1, 0, 2, 1, 0, 2, 5, 2, 1, 2, 1, 1, 3, 2, 1, 1, 2, 5, 1, 0, 2, 1, 2, 1, 1, 2, 0, 2, 1, 1, 1, 2, 3, 2, 2, 3, 2, 2, 2, 2, 1, 1, 0, 0, 1, 1, 0, 2, 2, 0, 2, 1, 1, 1, 2, 2, 1, 4, 0, 0, 0, 1, 0, 0, 1, 1, 3, 2, 2, 1, 2, 0, 1, 3, 1, 2, 3, 1, 3, 0, 3, 1, 1, 2, 0, 1, 1, 1, 2, 2, 0, 0, 4, 0, 0, 4, 1, 1, 3, 0, 2, 1, 2, 0, 0, 4, 1, 3, 3, 0, 0, 1, 1, 2, 3, 3, 1, 3, 0, 2, 2, 1, 2, 2, 2, 3, 1, 0, 0, 2, 0, 1, 1, 0, 2, 1, 1, 1, 0, 0, 1, 2, 1, 1, 1, 2, 2, 1, 1, 1, 1, 1, 2, 3, 2, 0, 0, 2, 1, 1, 5, 0, 2, 1, 0, 2, 3, 0, 0, 0, 3, 3, 3, 2, 2, 0, 2, 1, 0, 1, 1, 0, 2, 1, 1, 3, 3, 1, 1, 2, 3, 2, 2, 4, 0, 0, 3, 1, 4, 2, 2, 2, 1, 0, 1, 2, 2, 2, 1, 4, 5, 1, 1, 1, 1, 3, 3, 2, 2, 1, 2, 1, 1, 2, 1, 2, 3, 2, 1, 1, 0, 2, 2, 1, 2, 2, 1, 2, 1, 1, 2, 1, 2, 3, 2, 1, 2, 1, 1, 3, 3, 0, 1, 1, 1, 0, 1, 3, 0, 2, 3, 2, 2, 1, 1, 1, 1, 1, 3, 1, 3, 0, 2, 2, 1, 0, 3, 5, 2, 3, 0, 0, 3, 1, 1, 4, 2, 2, 1, 0, 2, 1, 2, 1, 1, 1, 1, 1, 1, 1, 3, 3, 1, 2, 0, 2, 2, 2, 3, 0, 3, 2, 1, 1, 2, 0, 1, 1, 0, 0, 0, 1, 1, 1, 4, 1, 1, 2, 3, 1, 3, 1, 2, 2, 2, 0, 1, 1, 3, 1, 1, 0, 1, 2, 1, 1, 0, 1, 2, 3, 3, 1, 1, 4, 2, 3, 1, 1, 2, 2, 0, 4, 1, 0, 4, 3, 1, 3, 1, 2, 2, 2, 2, 2, 4, 5, 1, 1, 1, 1, 2, 2, 2, 4, 1, 2, 1, 0, 2, 2, 1, 0, 1, 1, 3, 3, 1, 3, 2, 0, 1, 3, 1, 3, 2, 1, 3, 1, 0, 1, 2, 4, 3, 1, 2, 1, 1, 3, 1, 3, 1, 3, 1, 3, 4, 0, 1, 1, 0, 1, 4, 1, 2, 1, 2, 2, 2, 3, 2, 3, 1, 0, 1, 0, 1, 1, 2, 2, 2, 0, 2, 2, 0, 1, 1, 2, 0, 1, 2, 1, 2, 2, 3, 1, 2, 0, 1, 1, 0, 2, 0, 0, 1, 0, 1, 1, 1, 0, 1, 0, 0, 1, 1, 1, 1, 2, 1, 3, 1, 3, 2, 1, 2, 3, 1, 2, 1, 4, 1, 2, 2, 1, 1, 2, 3, 3, 4, 2, 1, 2, 1, 1, 1, 5, 3, 2, 2, 2, 2, 2, 4, 2, 5, 2, 2, 4, 4, 2, 4, 3, 1, 1, 3, 0, 2, 3, 2, 3, 1, 2, 1, 2, 4, 0, 3, 1, 4, 1, 1, 2, 0, 1, 2, 1, 1, 3, 3, 3, 1, 2, 0, 0, 2, 4, 1, 1, 3, 2, 0, 2, 2, 2, 3, 0, 4, 4, 2, 1, 1, 2, 0, 3, 2, 1, 1, 2, 5, 1, 4, 3, 2, 2, 3, 2, 3, 1, 3, 2, 1, 0, 1, 1, 3, 1, 0, 3, 1, 2, 0, 2, 5, 1, 3, 0, 1, 1, 1, 1, 1, 0, 4, 1, 0, 0, 3, 2, 1, 1, 1, 2, 1, 1, 1, 0, 3, 2, 0, 2, 0, 0, 4, 1, 3, 1, 2, 2, 2, 3, 1, 3, 1, 3, 1, 3, 3, 4, 1, 1, 0, 0, 1, 3, 0, 4, 3, 4, 1, 1, 3, 1, 5, 2, 1, 0, 1, 0, 1, 1, 1, 0, 0, 1, 2, 1, 2, 0, 2, 2, 1, 1, 1, 0, 1, 1, 3, 2, 3, 2, 3, 4, 0, 0, 0, 1, 2, 3, 1, 1, 2, 1, 2, 1, 1, 3, 1, 3, 1, 2, 1, 1, 1, 2, 0, 1, 2, 2, 3, 2, 2, 3, 2, 3, 1, 1, 3, 4, 1, 2, 2, 1, 3, 4, 2, 2, 0, 0, 5, 0, 3, 2, 1, 2, 0, 2, 3, 0, 0, 1, 3, 1, 1, 0, 2, 3, 3, 2, 1, 4, 1, 1, 0, 0, 2, 0, 3, 4, 2, 5, 2, 0, 0, 1, 1, 1, 2, 3, 2, 3, 3, 0, 4, 4, 3, 1, 0, 3, 4, 3, 1, 0, 2, 0, 1, 0, 3, 1, 1, 2, 0, 2, 1, 1, 1, 2, 0, 1, 2, 1, 1, 0, 3, 1, 2, 2, 0, 0, 1, 1, 2, 3, 2, 1, 0, 2, 2, 1, 2, 1, 2, 0, 1, 4, 4, 0, 1, 1, 1, 3, 1, 2, 1, 2, 2, 2, 1, 3, 2, 2, 1, 1, 1, 0, 3, 3, 2, 3, 0, 1, 2, 1, 1, 3, 2, 1, 1, 1, 2, 3, 1, 2, 2, 2, 1, 1, 3, 1, 3, 2, 2, 3, 2, 1, 1, 1, 1, 1, 4, 1, 0, 2, 0, 1, 1, 3, 1, 0, 2, 2, 0, 1, 1, 5, 4, 1, 2, 2, 2, 1, 1, 2, 3, 0, 2, 2, 0, 1, 0, 2, 3, 1, 2, 4, 1, 2, 1, 0, 0, 2, 2, 3, 4, 0, 1, 0, 3, 2, 3, 1, 2, 0, 2, 1, 2, 0, 2, 1, 2, 1, 0, 3, 2, 0, 4, 1, 2, 1, 1, 1, 2, 1, 0, 1, 0, 1, 1, 3, 2, 2, 2, 2, 2, 3, 2, 2, 2, 2, 2, 4, 1, 2, 2, 3, 2, 1, 1, 4, 2, 3, 1, 6, 4, 5, 2, 3, 0, 2, 4, 0, 0, 2, 2, 4, 1, 1, 4, 2, 2, 3, 0, 0, 1, 2, 2, 2, 0, 1, 0, 2, 2, 2, 1, 2, 3, 1, 2, 2, 2, 2, 2, 3, 0, 1, 1, 2, 1, 1, 1, 3, 0, 4, 0, 3, 1, 2, 1, 1, 1, 2, 2, 4, 1, 3, 1, 2, 0, 1, 1, 2, 1, 2, 1, 1, 3, 3, 2, 0, 2, 3, 1, 2, 2, 1, 2, 1, 5, 4, 1, 4, 1, 4, 1, 2, 2, 4, 2, 2, 0, 3, 3, 1, 3, 2, 2, 2, 1, 0, 1, 1, 1, 0, 0, 1, 1, 2, 2, 0, 1, 4, 2, 2, 3, 0, 3, 2, 2, 1, 4, 3, 3, 1, 4, 3, 0, 2, 3, 3, 0, 2, 1, 2, 0, 2, 3, 1, 0, 0, 3, 1, 4, 0, 2, 3, 2, 4, 1, 2, 2, 6, 2, 0, 1, 0, 1, 1, 1, 3, 3, 1, 1, 2, 0, 2, 1, 4, 3, 2, 1, 2, 2, 2, 3, 1, 2, 4, 1, 1, 1, 0, 2, 5, 4, 4, 1, 3, 0, 1, 2, 2, 1, 1, 2, 2, 0, 1, 1, 2, 0, 2, 1, 2, 0, 1, 1, 2, 1, 2, 0, 5, 1, 1, 0, 1, 1, 0, 1, 1, 1, 4, 1, 0, 0, 1, 0, 0, 0, 0, 2, 1, 2, 1, 2, 0, 0, 1, 0, 1, 0, 1, 1, 2, 2, 2, 0, 2, 2, 0, 2, 3, 2, 1, 1, 2, 0, 3, 2, 1, 0, 2, 2, 1, 1, 1, 2, 0, 2, 1, 2, 1, 5, 3, 3, 1, 2, 5, 1, 3, 3, 4, 4, 3, 3, 2, 1, 3, 4, 3, 1, 1, 0, 0, 1, 1, 1, 2, 0, 1, 1, 1, 1, 2, 2, 0, 1, 3, 2, 1, 2, 2, 1, 1, 2, 1, 1, 1, 0, 1, 1, 1, 0, 1, 3, 2, 2, 3, 2, 2, 3, 1, 3, 2, 0, 2, 4, 1, 2, 2, 2, 1, 1, 2, 1, 2, 2, 0, 1, 2, 3, 1, 4, 2, 1, 5, 2, 1, 3, 1, 3, 2, 2, 2, 1, 1, 4, 3, 1, 0, 1, 3, 4, 2, 2, 5, 1, 1, 0, 0, 4, 0, 0, 2, 1, 1, 1, 2, 3, 2, 1, 1, 1, 0, 0, 0, 0, 1, 0, 1, 1, 3, 1, 3, 0, 2, 3, 1, 1, 2, 1, 3, 2, 4, 1, 2, 0, 1, 1, 0, 2, 1, 4, 3, 2, 2, 2, 0, 0, 1, 1, 3, 1, 2, 3, 1, 1, 2, 2, 2, 0, 2, 3, 3, 4, 2, 1, 3, 0, 1, 4, 1, 0, 3, 0, 1, 5, 1, 1, 0, 1, 2, 3, 1, 2, 0, 1, 1, 4, 2, 1, 4, 2, 1, 3, 2, 1, 1, 1, 1, 1, 2, 1, 0, 2, 0, 1, 1, 1, 1, 1, 1, 1, 2, 2, 4, 4, 3, 1, 3, 3, 2, 2, 2, 2, 1, 2, 1, 1, 4, 2, 1, 1, 0, 0, 4, 3, 2, 2, 2, 1, 1, 2, 1, 2, 3, 1, 2, 2, 1, 1, 3, 1, 2, 1, 1, 2, 3, 0, 1, 1, 3, 0, 1, 0, 0, 2, 2, 3, 1, 1, 1, 2, 3, 1, 0, 3, 1, 1, 2, 2, 1, 0, 0, 1, 3, 1, 1, 1, 1, 1, 3, 2, 3, 0, 0, 0, 1, 1, 3, 0, 0, 0, 0, 1, 1, 2, 2, 4, 1, 1, 0, 1, 1, 1, 2, 2, 1, 3, 3, 2, 2, 0, 5, 2, 2, 0, 3, 1, 2, 1, 3, 0, 3, 1, 1, 3, 1, 0, 3, 3, 4, 0, 3, 1, 0, 4, 2, 1, 0, 0, 1, 2, 3, 1, 3, 3, 2, 0, 2, 3, 2, 3, 0, 1, 1, 1, 2, 1, 0, 4, 3, 1, 2, 3, 2, 5, 1, 2, 5, 2, 1, 1, 0, 0, 2, 3, 2, 1, 4, 0, 3, 1, 1, 3, 4, 1, 3, 0, 2, 3, 1, 3, 3, 2, 4, 1, 2, 3, 3, 3, 2, 2, 1, 2, 2, 3, 1, 2, 3, 3, 1, 1, 3, 0, 3, 5, 3, 4, 5, 1, 3, 3, 2, 2, 1, 1, 2, 3, 1, 3, 3, 2, 3, 1, 1, 4, 2, 1, 3, 1, 1, 2, 3, 3, 1, 1, 0, 4, 3, 4, 3, 0, 3, 2, 1, 2, 0, 1, 1, 1, 1, 1, 2, 1, 2, 1, 1, 2, 2, 2, 1, 1, 1, 1, 1, 2, 0, 2, 1, 2, 1, 3, 0, 3, 3, 2, 3, 2, 3, 2, 1, 1, 1, 1, 1, 2, 3, 3, 3, 2, 0, 1, 3, 4, 3, 1, 0, 1, 0, 1, 0, 4, 2, 0, 3, 3, 2, 1, 1, 3, 2, 2, 3, 1, 1, 3, 3, 2, 1, 0, 2, 0, 0, 1, 0, 0, 1, 3, 4, 4, 2, 0, 1, 2, 0, 0, 0, 3, 1, 3, 4, 1, 1, 1, 1, 3, 4, 0, 1, 3, 1, 2, 0, 3, 3, 3, 2, 2, 4, 1, 1, 1, 1, 4, 3, 2, 4, 3, 0, 2, 2, 3, 2, 2, 1, 1, 1, 4, 1, 2, 3, 3, 5, 4, 2, 2, 1, 1, 1, 3, 3, 4, 3, 1, 1, 3, 1, 0, 1, 2, 0, 1, 1, 1, 3, 1, 1, 0, 3, 1, 2, 0, 2, 1, 1, 0, 1, 1, 1, 1, 2, 1, 1, 1, 2, 1, 1, 1, 2, 1, 2, 4, 5, 2, 0, 2, 1, 1, 0, 0, 2, 2, 0, 2, 4, 3, 3, 1, 2, 2, 0, 1, 4, 2, 2, 4, 2, 2, 2, 3, 0, 1, 0, 3, 2, 1, 2, 0, 3, 1, 1, 0, 1, 2, 1, 1, 3, 2, 1, 1, 3, 2, 1, 2, 2, 2, 1, 2, 2, 2, 2, 3, 0, 1, 0, 0, 3, 1, 2, 2, 2, 1, 3, 6, 3, 2, 2, 4, 2, 1, 1, 2, 2, 3, 2, 2, 4, 2, 3, 2, 0, 3, 2, 2, 2, 1, 3, 4, 4, 1, 1, 1, 1, 0, 0, 2, 2, 0, 3, 3, 2, 1, 1, 2, 4, 1, 1, 0, 2, 2, 1, 0, 2, 1, 0, 1, 1, 2, 2, 2, 3, 3, 1, 1, 3, 6, 0, 3, 2, 0, 2, 1, 3, 1, 3, 3, 2, 1, 0, 1, 3, 0, 1, 1, 1, 1, 0, 0, 0, 3, 0, 2, 1, 1, 4, 3, 0, 0, 1, 1, 2, 0, 1, 3, 2, 3, 3, 1, 2, 1, 4, 1, 0, 0, 3, 2, 2, 2, 2, 2, 3, 2, 0, 2, 0, 3, 3, 0, 3, 1, 2, 3, 1, 1, 2, 3, 4, 3, 2, 3, 0, 1, 1, 1, 2, 1, 3, 2, 3, 1, 1, 2, 0, 1, 2, 2, 1, 0, 1, 1, 3, 1, 2, 4, 2, 1, 0, 1, 5, 2, 3, 4, 2, 3, 3, 2, 2, 1, 2, 1, 3, 4, 3, 1, 2, 1, 4, 2, 0, 3, 2, 4, 1, 3, 3, 3, 3, 2, 0, 1, 2, 3, 4, 0, 5, 3, 2, 2, 0, 2, 2, 2, 0, 0, 0, 2, 1, 1, 1, 3, 2, 2, 4, 2, 2, 4, 1, 0, 2, 4, 1, 2, 1, 0, 2, 4, 4, 2, 0, 2, 2, 4, 1, 2, 3, 6, 2, 2, 1, 3, 2, 2, 4, 2, 2, 2, 3, 1, 2, 3, 1, 2, 3, 2, 1, 0, 2, 1, 0, 0, 1, 1, 1, 3, 1, 2, 3, 4, 1, 1, 1, 1, 1, 3, 0, 0, 2, 0, 2, 3, 1, 3, 1, 2, 2, 1, 3, 2, 2, 0, 2, 0, 1, 2, 3, 4, 0, 2, 2, 0, 0, 1, 3, 1, 2, 2, 2, 1, 1, 2, 1, 1, 3, 2, 1, 1, 1, 0, 1, 1, 1, 1, 1, 1, 1, 2, 3, 4, 1, 3, 1, 1, 0, 4, 2, 0, 2, 1, 2, 2, 3, 3, 0, 1, 4, 2, 3, 2, 3, 2, 0, 0, 0, 1, 1, 2, 2, 3, 2, 3, 1, 0, 3, 0, 0, 0, 4, 4, 1, 0, 2, 1, 0, 0, 1, 1, 4, 2, 1, 2, 0, 2, 1, 1, 0, 1, 4, 1, 2, 2, 0, 2, 2, 2, 4, 3, 0, 1, 1, 2, 0, 3, 1, 2, 1, 2, 1, 1, 2, 1, 1, 4, 4, 2, 0, 3, 2, 3, 1, 3, 2, 1, 2, 2, 2, 2, 3, 3, 1, 2, 3, 1, 0, 0, 2, 4, 3, 0, 1, 1, 3, 1, 1, 1, 1, 2, 2, 2, 1, 2, 3, 2, 2, 3, 1, 1, 4, 2, 1, 2, 3, 1, 2, 3, 2, 4, 1, 2, 2, 1, 2, 2, 2, 2, 0, 4, 2, 1, 1, 1, 1, 4, 4, 2, 2, 4, 3, 1, 4, 1, 1, 2, 4, 0, 3, 3, 3, 0, 1, 3, 1, 5, 2, 1, 3, 1, 1, 4, 1, 2, 2, 1, 1, 2, 1, 0, 3, 3, 4, 0, 4, 2, 0, 0, 3, 2, 4, 2, 3, 1, 2, 1, 2, 2, 2, 0, 2, 2, 2, 0, 4, 2, 2, 1, 2, 3, 1, 0, 1, 3, 1, 4, 1, 1, 3, 1, 2, 2, 1, 0, 2, 0, 1, 0, 2, 3, 1, 2, 3, 1, 2, 1, 0, 1, 0, 1, 2, 2, 2, 1, 2, 1, 3, 0, 4, 2, 2, 3, 3, 2, 4, 1, 2, 3, 1, 0, 0, 1, 2, 2, 1, 0, 2, 0, 1, 1, 2, 4, 0, 3, 2, 3, 3, 4, 0, 1, 3, 5, 3, 2, 3, 3, 3, 2, 5, 0, 3, 0, 3, 2, 2, 2, 2, 1, 1, 1, 1, 4, 2, 2, 2, 4, 1, 2, 1, 0, 1, 1, 0, 4, 4, 1, 2, 4, 0, 1, 1, 0, 2, 0, 1, 5, 3, 0, 2, 2, 2, 2, 0, 2, 2, 1, 0, 2, 2, 1, 1, 3, 2, 2, 4, 0, 2, 4, 0, 0, 1, 1, 1, 1, 1, 2, 4, 1, 1, 0, 0, 0, 2, 2, 1, 2, 0, 1, 3, 3, 2, 1, 2, 1, 1, 3, 0, 1, 1, 0, 1, 3, 3, 2, 1, 1, 2, 1, 2, 3, 2, 3, 2, 2, 3, 0, 3, 3, 0, 2, 2, 2, 1, 1, 0, 1, 0, 3, 2, 4, 3, 2, 2, 2, 1, 2, 2, 2, 1, 0, 2, 0, 1, 2, 1, 2, 2, 2, 2, 4, 3, 1, 1, 3, 2, 2, 2, 2, 2, 1, 1, 1, 2, 2, 1, 2, 0, 3, 1, 4, 4, 1, 0, 0, 2, 1, 2, 2, 0, 3, 2, 4, 2, 0, 2, 2, 0, 1, 0, 2, 0, 4, 5, 4, 3, 1, 3, 2, 1, 1, 2, 2, 5, 1, 1, 3, 3, 1, 0, 2, 2, 3, 4, 4, 3, 2, 0, 4, 3, 0, 2, 2, 2, 3, 0, 1, 1, 3, 2, 1, 2, 2, 1, 3, 4, 1, 2, 3, 3, 2, 2, 0, 0, 2, 2, 0, 1, 1, 2, 2, 5, 3, 3, 1, 1, 0, 2, 1, 3, 3, 1, 1, 3, 0, 3, 0, 1, 5, 1, 1, 1, 3, 2, 1, 3, 3, 4, 2, 1, 0, 1, 4, 2, 1, 2, 2, 3, 0, 1, 0, 0, 0, 1, 0, 3, 2, 1, 0, 1, 2, 2, 0, 2, 2, 0, 3, 2, 3, 1, 4, 0, 1, 0, 2, 3, 2, 1, 2, 2, 1, 2, 3, 0, 0, 1, 1, 2, 1, 1, 3, 0, 3, 0, 1, 2, 3, 1, 1, 4, 3, 3, 0, 3, 4, 1, 2, 4, 4, 3, 4, 4, 3, 1, 3, 1, 1, 2, 2, 1, 2, 3, 4, 2, 3, 1, 0, 2, 1, 2, 1, 1, 5, 2, 4, 2, 2, 3, 2, 2, 0, 3, 2, 2, 4, 1, 3, 2, 4, 2, 1, 2, 1, 2, 3, 2, 4, 3, 3, 3, 3, 2, 4, 3, 1, 1, 1, 2, 2, 1, 2, 2, 1, 2, 0, 0, 2, 2, 2, 0, 6, 4, 3, 2, 2, 1, 0, 1, 2, 1, 1, 2, 0, 0, 0, 1, 4, 3, 2, 1, 2, 3, 0, 1, 1, 3, 3, 1, 1, 2, 2, 0, 0, 0, 1, 1, 1, 0, 2, 1, 1, 1, 3, 1, 3, 1, 1, 1, 1, 2, 1, 1, 0, 0, 2, 0, 1, 2, 2, 0, 2, 1, 0, 1, 0, 0, 1, 2, 1, 1, 2, 0, 4, 1, 4, 1, 4, 1, 1, 2, 2, 1, 0, 0, 2, 2, 4, 2, 2, 6, 1, 2, 2, 3, 3, 0, 2, 1, 3, 2, 2, 2, 1, 1, 0, 1, 1, 2, 2, 4, 1, 2, 2, 1, 2, 1, 0, 1, 0, 1, 0, 2, 0, 2, 1, 0, 3, 3, 0, 2, 4, 2, 0, 1, 2, 0, 1, 1, 0, 2, 2, 2, 0, 1, 3, 0, 3, 1, 1, 1, 0, 2, 0, 1, 2, 2, 1, 0, 0, 1, 2, 3, 0, 0, 0, 5, 2, 2, 2, 2, 4, 2, 0, 2, 2, 2, 0, 4, 1, 0, 3, 4, 2, 4, 4, 2, 2, 2, 2, 2, 2, 0, 4, 1, 2, 1, 1, 3, 0, 2, 1, 3, 1, 1, 1, 2, 1, 4, 0, 0, 1, 2, 2, 0, 3, 2, 2, 0, 1, 2, 1, 1, 2, 1, 0, 0, 1, 2, 2, 1, 3, 1, 0, 1, 2, 1, 0, 3, 3, 4, 1, 2, 1, 1, 1, 1, 1, 3, 3, 1, 2, 1, 4, 2, 1, 0, 1, 3, 2, 3, 1, 1, 1, 1, 0, 3, 1, 1, 0, 3, 1, 0, 0, 2, 0, 0, 1, 0, 3, 2, 5, 0, 3, 4, 4, 3, 4, 1, 0, 0, 3, 2, 2, 2, 2, 3, 1, 4, 1, 3, 2, 0, 4, 3, 2, 0, 2, 2, 1, 3, 3, 2, 1, 1, 3, 1, 3, 0, 2, 4, 3, 2, 2, 2, 0, 4, 1, 1, 3, 0, 1, 1, 2, 4, 2, 0, 1, 2, 2, 1, 3, 1, 1, 0, 3, 2, 1, 0, 1, 1, 4, 1, 1, 1, 3, 2, 1, 1, 2, 0, 1, 5, 1, 1, 4, 2, 1, 0, 1, 1, 1, 1, 3, 2, 1, 1, 4, 1, 4, 1, 0, 4, 0, 2, 4, 2, 1, 4, 2, 1, 1, 0, 2, 2, 2, 0, 2, 0, 2, 1, 1, 1, 3, 0, 4, 2, 1, 1, 0, 0, 1, 2, 2, 2, 1, 0, 2, 2, 2, 3, 1, 0, 2, 1, 1, 3, 1, 1, 1, 3, 3, 1, 1, 2, 2, 1, 1, 1, 2, 4, 0, 0, 1, 2, 2, 2, 0, 1, 1, 1, 4, 0, 0, 4, 3, 2, 2, 0, 2, 1, 1, 2, 2, 1, 1, 3, 1, 1, 1, 3, 2, 2, 3, 3, 1, 2, 2, 3, 0, 1, 3, 1, 1, 2, 2, 2, 2, 1, 2, 1, 1, 0, 2, 1, 0, 2, 1, 0, 5, 0, 3, 3, 4, 0, 2, 1, 1, 1, 1, 1, 1, 1, 0, 1, 2, 3, 1, 4, 0, 4, 4, 0, 2, 1, 1, 2, 1, 1, 2, 1, 3, 2, 1, 3, 2, 1, 1, 2, 1, 1, 0, 2, 0, 3, 0, 1, 2, 2, 3, 1, 1, 3, 3, 2, 0, 3, 1, 1, 1, 2, 1, 2, 2, 0, 2, 0, 0, 0, 1, 2, 1, 1, 4, 2, 1, 2, 4, 3, 2, 1, 1, 1, 1, 0, 1, 0, 2, 4, 0, 5, 2, 0, 2, 3, 1, 1, 0, 1, 2, 1, 3, 2, 1, 1, 2, 1, 3, 1, 1, 0, 1, 4, 2, 2, 5, 4, 1, 0, 0, 2, 0, 3, 1, 1, 3, 1, 2, 3, 4, 3, 2, 2, 2, 1, 2, 2, 4, 2, 2, 2, 2, 2, 2, 4, 4, 1, 2, 0, 1, 2, 0, 1, 2, 2, 2, 3, 2, 3, 1, 2, 0, 1, 0, 1, 1, 2, 1, 0, 1, 1, 1, 2, 0, 3, 3, 0, 0, 1, 0, 2, 2, 2, 0, 2, 4, 1, 2, 2, 2, 0, 1, 3, 1, 0, 4, 2, 2, 3, 2, 3, 2, 2, 1, 2, 4, 0, 1, 1, 3, 2, 1, 0, 3, 2, 2, 1, 3, 1, 2, 3, 1, 1, 1, 2, 2, 2, 1, 1, 2, 2, 3, 2, 2, 0, 3, 3, 1, 5, 6, 0, 1, 1, 2, 1, 2, 0, 1, 2, 2, 1, 0, 2, 2, 4, 0, 1, 0, 2, 4, 3, 2, 1, 1, 3, 0, 1, 2, 2, 1, 2, 3, 2, 2, 2, 0, 1, 0, 1, 3, 0, 0, 0, 1, 1, 1, 3, 0, 1, 0, 0, 0, 1, 1, 3, 0, 2, 0, 2, 1, 0, 0, 0, 3, 0, 1, 1, 1, 0, 0, 0, 0, 2, 2, 3, 2, 2, 1, 0, 1, 0, 0, 0, 1, 4, 0, 0, 1, 1, 0, 1, 0, 0, 0, 0, 0, 0, 0, 1, 3, 0, 1, 0, 1, 1, 0, 0, 2, 1, 0, 0, 0, 0, 0, 1, 2, 0, 1, 1, 0, 0, 1, 0, 1, 4, 2, 0, 3, 1, 1, 1, 1, 1, 1, 0, 0, 1, 1, 0, 0, 0, 1, 1, 0, 1, 1, 0, 0, 0, 1, 0, 1, 0, 0, 1, 0, 1, 0, 1, 0, 0, 0, 0, 0, 0, 0, 1, 1, 1, 0, 0, 0, 0, 0, 0, 1, 0, 2, 1, 0, 0, 0, 0, 0, 0, 0, 1, 1, 0, 0, 0, 0, 1, 0, 3, 1, 2, 0, 1, 1, 0, 0, 1, 0, 3, 1, 1, 2, 0, 1, 1, 1, 0, 0, 1, 0, 1, 0, 1, 0, 1, 0, 0, 1, 1, 1, 0, 3, 0, 1, 0, 0, 0, 0, 0, 1, 1, 1, 1, 2, 0, 0, 1, 0, 1, 1, 0, 1, 1, 0, 0, 0, 0, 1, 1, 2, 2, 0, 1, 0, 0, 0, 1, 1, 0, 2, 0, 1, 0, 0, 1, 1, 0, 1, 3, 0, 2, 0, 1, 1, 0, 0, 0, 0, 0, 1, 2, 0, 1, 0, 0, 1, 1, 1, 3, 3, 1, 0, 1, 0, 1, 1, 0, 1, 1, 2, 0, 2, 1, 1, 1, 0, 1, 0, 0, 0, 0, 1, 3, 0, 0, 1, 0, 1, 0, 1, 1, 0, 1, 3, 0, 2, 0, 1, 1, 0, 0, 0, 0, 0, 1, 0, 0, 1, 0, 0, 1, 1, 0, 0, 0, 0, 0, 1, 0, 1, 1, 1, 0, 1, 0, 0, 0, 1, 0, 1, 2, 1, 0, 0, 0, 1, 0, 0, 2, 2, 2, 1, 0, 2, 3, 0, 1, 2, 0, 0, 0, 0, 0, 0, 3, 0, 0, 0, 0, 0, 0, 2, 0, 1, 1, 0, 0, 0, 0, 1, 0, 1, 0, 0, 0, 2, 1, 3, 1, 1, 0, 1, 1, 2, 3, 3, 1, 2, 2, 3, 4, 2, 4, 3, 3, 1, 2, 2, 2, 2, 2, 3, 4, 1, 1, 3, 3, 5, 1, 3, 0, 2, 2, 4, 1, 1, 1, 0, 3, 0, 4, 3, 3, 3, 2, 1, 2, 2, 0, 4, 3, 0, 2, 1, 0, 2, 2, 3, 0, 2, 2, 2, 1, 1, 0, 0, 3, 2, 0, 0, 0, 0, 1, 0, 3, 0, 0, 0, 1, 1, 0, 3, 4, 0, 2, 2, 0, 0, 1, 5, 0, 0, 3, 1, 0, 0, 0, 4, 0, 2, 0, 0, 2, 0, 0, 1, 0, 2, 0, 0, 0, 0, 2, 1, 3, 2, 0, 1, 1, 0, 1, 3, 1, 0, 1, 0, 0, 0, 1, 3, 3, 2, 1, 2, 2, 1, 2, 0, 3, 0, 1, 4, 0, 1, 1, 1, 0, 0, 1, 2, 3, 1, 0, 1, 0, 2, 1, 2, 1, 0, 0, 0, 3, 3, 1, 2, 0, 1, 2, 0, 0, 0, 0, 0, 3, 0, 1, 1, 0, 0, 0, 0, 1, 1, 1, 1, 4, 0, 0, 0, 2, 0, 1, 0, 0, 0, 2, 2, 1, 0, 1, 0, 0, 0, 0, 1, 0, 1, 0, 0, 2, 1, 0, 0, 2, 0, 1, 3, 0, 0, 0, 1, 0, 1, 1, 0, 0, 0, 0, 0, 1, 2, 0, 0, 2, 1, 1, 1, 3, 3, 3, 2, 1, 0, 2, 2, 0, 0, 0, 0, 2, 0, 1, 1, 0, 0, 1, 1, 0, 1, 4, 1, 0, 1, 0, 0, 0, 1, 0, 3, 1, 2, 0, 0, 1, 1, 2, 1, 3, 2, 0, 0, 0, 0, 1, 0, 0, 0, 0, 1, 2, 0, 1, 2, 1, 0, 0, 1, 1, 0, 0, 0, 1, 0, 2, 0, 0, 3, 1, 1, 0, 0, 1, 0, 2, 0, 0, 0, 0, 0, 2, 1, 1, 1, 0, 1, 1, 2, 2, 0, 1, 0, 1, 3, 0, 0, 3, 2, 3, 0, 0, 0, 0, 0, 1, 0, 0, 0, 2, 0, 2, 0, 1, 0, 1, 0, 0, 2, 3, 0, 0, 0, 2, 3, 0, 1, 0, 0, 0, 0, 0, 2, 1, 1, 0, 0, 1, 0, 1, 0, 1, 0, 0, 0, 0, 0, 4, 1, 0, 0, 1, 1, 0, 0, 0, 2, 0, 0, 0, 0, 1, 1, 2, 0, 0, 1, 0, 0, 1, 0, 0, 0, 2, 0, 1, 1, 0, 1, 0, 1, 0, 2, 1, 2, 1, 0, 0, 0, 0, 0, 2, 0, 2, 0, 0, 0, 1, 0, 1, 1, 0, 0, 0, 0, 0, 3, 2, 0, 0, 0, 1, 1, 0, 0, 1, 1, 0, 0, 0, 0, 2, 0, 2, 0, 0, 0, 0, 0, 1, 0, 0, 0, 2, 0, 0, 1, 0, 0, 1, 1, 0, 0, 2, 1, 0, 0, 0, 2, 0, 0, 1, 3, 0, 2, 0, 2, 1, 2, 0, 0, 1, 0, 1, 0, 1, 0, 0, 1, 0, 0, 1, 0, 0, 1, 0, 1, 1, 0, 1, 1, 2, 1, 2, 0, 0, 0, 0, 3, 1, 2, 1, 0, 0, 0, 0, 0, 0, 2, 0, 0, 0, 1, 1, 3, 0, 2, 1, 1, 1, 1, 1, 2, 3, 0, 1, 1, 2, 2, 0, 1, 0, 1, 3, 2, 1, 0, 3, 3, 3, 1, 3, 1, 2, 1, 0, 2, 2, 3, 2, 4, 2, 3, 2, 2, 3, 4, 1, 2, 0, 1, 0, 0, 0, 2, 2, 1, 1, 2, 0, 2, 0, 0, 4, 1, 3, 0, 0, 1, 0, 2, 1, 1, 1, 0, 1, 1, 2, 0, 2, 0, 2, 1, 1, 0, 2, 2, 0, 0, 1, 0, 4, 1, 1, 2, 1, 2, 0, 0, 2, 1, 2, 1, 1, 2, 1, 1, 0, 2, 1, 2, 2, 1, 0, 0, 2, 0, 1, 0, 1, 1, 1, 1, 1, 3, 2, 1, 1, 3, 1, 0, 2, 1, 1, 0, 3, 2, 1, 6, 2, 3, 0, 1, 0, 3, 2, 2, 1, 1, 0, 0, 1, 1, 1, 1, 2, 1, 1, 1, 2, 0, 3, 2, 2, 0, 1, 1, 4, 1, 2, 3, 4, 3, 1, 2, 1, 1, 4, 2, 2, 1, 3, 2, 4, 0, 3, 3, 5, 0, 2, 2, 3, 2, 2, 6, 1, 1, 3, 1, 2, 1, 2, 1, 2, 2, 2, 2, 0, 1, 2, 1, 0, 1, 2, 1, 2, 1, 1, 0, 0, 0, 1, 2, 1, 0, 2, 1, 0, 0, 3, 0, 2, 3, 2, 3, 0, 1, 0, 1, 1, 1, 3, 3, 2, 1, 1, 0, 1, 3, 2, 2, 2, 3, 4, 2, 0, 1, 0, 2, 1, 2, 3, 1, 3, 1, 1, 2, 3, 2, 1, 0, 4, 2, 1, 3, 5, 3, 1, 2, 2, 3, 2, 4, 1, 4, 2, 3, 2, 3, 4, 4, 1, 4, 0, 2, 2, 1, 0, 0, 1, 1, 1, 1, 2, 1, 5, 2, 3, 2, 2, 2, 2, 2, 1, 1, 4, 0, 1, 2, 3, 0, 0, 2, 2, 0, 0, 0, 0, 0, 5, 0, 0, 1, 0, 2, 3, 1, 1, 0, 0, 0, 0, 0, 3, 2, 0, 1, 1, 0, 0, 0, 3, 1, 0, 3, 0, 0, 2, 1, 1, 1, 2, 0, 1, 0, 3, 0, 2, 0, 0, 0, 1, 1, 2, 3, 0, 1, 2, 0, 0, 1, 2, 0, 1, 1, 1, 2, 0, 0, 1, 4, 0, 1, 1, 0, 2, 2, 1, 0, 0, 1, 3, 1, 1, 1, 1, 1, 2, 1, 0, 0, 0, 0, 1, 3, 1, 0, 0, 1, 2, 1, 2, 1, 1, 2, 1, 0, 1, 0, 1, 1, 2, 3, 1, 2, 1, 1, 0, 0, 1, 0, 0, 1, 2, 4, 1, 1, 1, 0, 1, 0, 0, 0, 0, 0, 0, 1, 1, 2, 0, 0, 0, 0, 0, 0, 1, 1, 0, 0, 1, 1, 0, 0, 0, 0, 0, 0, 0, 0, 0, 0, 0, 0, 0, 0, 0, 0, 0, 0, 0, 0, 1, 1, 2, 0, 0, 0, 0, 0, 0, 2, 0, 0, 0, 1, 1, 0, 0, 0, 0, 0, 0, 0, 0, 0, 0, 0, 0, 0, 0, 0, 0, 0, 0, 0, 1, 1, 2, 0, 0, 0, 0, 0, 0, 1, 1, 0, 0, 1, 1, 0, 0, 0, 0, 0, 0, 0, 0, 0, 0, 0, 0, 0, 0, 0, 0, 0, 0, 0, 0, 2, 0, 2, 1, 0, 0, 1, 1, 2, 0, 1, 1, 0, 2, 1, 0, 1, 1, 1, 3, 0, 1, 0, 0, 0, 1, 0, 1, 0, 1, 1, 0, 0, 0, 0, 0, 0, 0, 1, 1, 1, 2, 1, 1, 1, 2, 2, 0, 1, 1, 0, 0, 1, 1, 2, 1, 1, 0, 1, 0, 0, 1, 1, 2, 1, 0, 2, 0, 0, 2, 1, 0, 2, 0, 1, 0, 0, 1, 1, 0, 1, 1, 0, 0, 0, 1, 1, 1, 2, 1, 0, 0, 1, 1, 0, 0, 0, 1, 0, 1, 0, 2, 1, 1, 0, 2, 0, 1, 0, 1, 0, 0, 2, 1, 0, 0, 0, 0, 0, 0, 0, 0, 0, 0, 1, 0, 0, 2, 2, 2, 0, 0, 1, 1, 0, 0, 1, 0, 0, 1, 0, 1, 0, 1, 1, 0, 1, 0, 0, 2, 1, 1, 1, 2, 2, 0, 1, 0, 0, 0, 0, 1, 2, 0, 3, 1, 1, 0, 4, 2, 0, 1, 0, 0, 0, 1, 0, 0, 0, 0, 0, 0, 0, 1, 1, 1, 0, 0, 0, 0, 0, 0, 1, 0, 0, 1, 0, 0, 0, 0, 0, 1, 2, 0, 1, 2, 1, 0, 1, 0, 2, 0, 2, 0, 2, 1, 0, 1, 2, 1, 0, 0, 0, 1, 1, 0, 1, 1, 0, 0, 0, 0, 0, 1, 2, 0, 1, 1, 0, 1, 0, 1, 0, 0, 1, 1, 1, 0, 0, 0, 0, 0, 0, 1, 0, 1, 1, 0, 0, 1, 1, 0, 0, 0, 1, 0, 1, 2, 0, 1, 0, 1, 0, 3, 0, 0, 1, 0, 0, 1, 1, 0, 1, 2, 1, 0, 2, 0, 0, 1, 0, 2, 1, 0, 0, 0, 0, 0, 2, 2, 0, 2, 0, 1, 2, 3, 0, 0, 2, 0, 1, 0, 1, 3, 2, 2, 1, 3, 3, 2, 2, 0, 3, 1, 1, 2, 2, 2, 0, 2, 0, 0, 0, 1, 1, 2, 1, 0, 0, 1, 2, 2, 1, 4, 3, 1, 3, 0, 1, 2, 3, 2, 2, 2, 0, 4, 2, 3, 5, 3, 1, 5, 2, 1, 3, 2, 1, 1, 1, 1, 4, 2, 0, 4, 2, 3, 3, 2, 3, 0, 3, 2, 4, 4, 1, 2, 0, 2, 4, 3, 0, 1, 1, 1, 2, 1, 3, 3, 3, 3, 2, 3, 1, 1, 3, 2, 2, 0, 3, 0, 1, 2, 3, 1, 0, 2, 3, 1, 1, 1, 0, 0, 5, 0, 0, 0, 0, 0, 1, 3, 0, 0, 0, 1, 0, 1, 1, 4, 2, 0, 3, 1, 0, 0, 3, 3, 0, 1, 2, 1, 0, 0, 1, 3, 1, 1, 0, 0, 2, 0, 0, 1, 1, 1, 0, 0, 0, 1, 1, 2, 3, 1, 0, 1, 1, 1, 1, 2, 1, 1, 0, 0, 1, 2, 0, 1, 1, 0, 1, 0, 1, 1, 2, 0, 3, 0, 1, 2, 0, 0, 1, 0, 0, 0, 0, 0, 2, 1, 0, 0, 1, 1, 0, 1, 0, 0, 1, 0, 0, 0, 2, 0, 1, 1, 0, 1, 0, 0, 0, 0, 0, 0, 1, 1, 0, 2, 0, 0, 1, 0, 0, 0, 0, 0, 2, 1, 0, 0, 1, 1, 0, 1, 0, 0, 0, 1, 1, 0, 1, 0, 0, 0, 0, 2, 0, 1, 1, 0, 1, 0, 0, 0, 0, 0, 0, 2, 0, 0, 2, 0, 1, 0, 0, 0, 0, 0, 0, 3, 0, 0, 0, 1, 1, 0, 1, 0, 1, 0, 0, 2, 0, 1, 1, 0, 1, 0, 0, 0, 0, 0, 0, 2, 0, 0, 2, 0, 1, 0, 0, 0, 0, 0, 0, 3, 0, 0, 0, 1, 1, 0, 1, 0, 0, 0, 0, 3, 2, 0, 0, 0, 1, 0, 0, 0, 0, 0, 0, 0, 0, 0, 0, 1, 0, 2, 0, 0, 0, 0, 1, 0, 1, 0, 0, 0, 0, 0, 0, 0, 1, 0, 0, 0, 0, 1, 0, 0, 0, 1, 1, 0, 1, 0, 2, 2, 1, 2, 0, 0, 0, 0, 0, 1, 0, 0, 0, 2, 2, 1, 0, 0, 0, 1, 0, 0, 0, 0, 0, 0, 0, 0, 0, 0, 1, 2, 0, 0, 0, 0, 0, 0, 0, 0, 0, 0, 0, 1, 1, 0, 0, 1, 0, 2, 2, 2, 0, 2, 0, 1, 0, 2, 0, 1, 0, 2, 0, 0, 0, 1, 1, 0, 3, 1, 1, 2, 2, 1, 3, 4, 0, 1, 1, 2, 3, 1, 2, 1, 1, 0, 1, 2, 2, 1, 1, 0, 1, 5, 2, 0, 1, 2, 0, 1, 2, 1, 1, 1, 2, 2, 2, 1, 4, 0, 1, 4, 2, 3, 0, 0, 1, 3, 2, 1, 1, 1, 1, 3, 1, 3, 1, 3, 2, 2, 2, 1, 3, 0, 1, 4, 1, 1, 1, 1, 0, 0, 1, 0, 2, 1, 1, 0, 1, 1, 3, 0, 4, 1, 3, 3, 1, 0, 2, 2, 3, 3, 1, 1, 2, 2, 2, 6, 4, 1, 3, 4, 1, 1, 2, 4, 3, 0, 2, 2, 0, 1, 1, 0, 2, 0, 2, 2, 3, 2, 1, 4, 4, 0, 0, 2, 0, 1, 4, 2, 1, 0, 1, 2, 0, 4, 5, 2, 2, 4, 1, 4, 1, 1, 1, 2, 2, 1, 2, 2, 3, 1, 2, 5, 3, 3, 3, 0, 1, 3, 1, 3, 0, 2, 2, 2, 1, 3, 1, 1, 1, 1, 1, 1, 2, 2, 2, 1, 4, 2, 0, 2, 2, 2, 1, 2, 3, 1, 2, 2, 2, 2, 1, 2, 2, 1, 3, 2, 1, 4, 4, 3, 3, 0, 4, 3, 2, 2, 1, 1, 1, 1, 3, 1, 3, 0, 1, 3, 5, 1, 0, 1, 1, 1, 1, 1, 1, 0, 3, 1, 0, 0, 1, 2, 3, 1, 2, 1, 3, 3, 0, 3, 3, 2, 0, 0, 0, 4, 1, 1, 2, 2, 0, 2, 2, 1, 0, 1, 1, 1, 1, 2, 1, 3, 1, 1, 3, 1, 1, 2, 2, 3, 2, 1, 2, 0, 0, 2, 2, 1, 0, 1, 4, 0, 3, 1, 1, 2, 2, 1, 1, 0, 3, 1, 1, 5, 0, 0, 1, 1, 0, 2, 1, 1, 1, 3, 4, 3, 2, 2, 1, 1, 3, 3, 0, 3, 2, 0, 1, 1, 1, 2, 3, 0, 2, 1, 1, 4, 0, 2, 1, 0, 1, 1, 1, 0, 3, 0, 1, 1, 2, 2, 0, 1, 2, 2, 0, 0, 2, 1, 2, 1, 1, 2, 0, 2, 2, 2, 1, 0, 1, 2, 4, 3, 2, 2, 1, 3, 3, 1, 2, 0, 4, 1, 1, 3, 3, 2, 2, 3, 0, 1, 0, 2, 1, 1, 2, 3, 1, 1, 1, 1, 3, 2, 1, 0, 2, 2, 3, 1, 4, 2, 0, 1, 1, 2, 1, 3, 0, 0, 2, 0, 1, 1, 1, 3, 1, 0, 3, 0, 2, 0, 2, 6, 2, 4, 2, 1, 3, 1, 0, 5, 0, 1, 2, 2, 1, 3, 3, 1, 3, 2, 0, 1, 1, 2, 3, 0, 3, 1, 2, 4, 1, 1, 2, 2, 4, 1, 3, 1, 1, 2, 2, 2, 2, 1, 4, 0, 2, 3, 4, 1, 1, 2, 2, 0, 2, 3, 0, 2, 1, 2, 0, 1, 2, 2, 0, 2, 2, 1, 2, 4, 2, 1, 2, 2, 2, 2, 3, 2, 1, 1, 1, 2, 2, 3, 2, 2, 1, 0, 3, 0, 4, 1, 1, 1, 1, 1, 0, 3, 1, 1, 1, 2, 1, 4, 2, 1, 2, 1, 2, 1, 0, 1, 2, 3, 1, 2, 0, 1, 2, 2, 1, 3, 0, 1, 2, 2, 4, 1, 1, 2, 2, 2, 3, 1, 1, 4, 1, 4, 1, 2, 1, 6, 1, 1, 1, 2, 2, 0, 2, 2, 1, 2, 2, 2, 0, 0, 4, 2, 4, 1, 2, 1, 1, 2, 0, 3, 2, 0, 4, 2, 1, 4, 4, 1, 3, 1, 1, 2, 2, 1, 2, 1, 2, 4, 1, 2, 1, 1, 1, 1, 0, 0, 2, 0, 3, 1, 1, 3, 1, 2, 1, 0, 3, 0, 0, 2, 1, 1, 1, 2, 1, 1, 1, 3, 2, 1, 1, 3, 3, 2, 2, 0, 3, 4, 4, 1, 1, 1, 1, 3, 1, 3, 2, 4, 2, 2, 2, 5, 2, 1, 3, 2, 0, 3, 1, 2, 3, 1, 2, 2, 1, 2, 2, 0, 1, 1, 1, 2, 2, 1, 2, 2, 3, 1, 2, 1, 0, 1, 2, 1, 1, 2, 4, 1, 0, 1, 1, 1, 1, 2, 1, 2, 2, 1, 0, 4, 1, 0, 2, 0, 0, 2, 2, 1, 0, 0, 3, 3, 0, 1, 2, 2, 4, 0, 1, 3, 2, 3, 1, 5, 6, 1, 0, 2, 2, 1, 1, 1, 1, 1, 4, 0, 0, 2, 1, 0, 2, 0, 3, 3, 3, 2, 1, 0, 1, 1, 2, 3, 2, 1, 2, 0, 3, 4, 3, 4, 1, 6, 2, 2, 1, 1, 1, 2, 1, 3, 2, 2, 0, 1, 3, 2, 2, 1, 2, 2, 0, 2, 2, 2, 3, 1, 2, 2, 1, 0, 1, 3, 4, 1, 1, 3, 1, 1, 2, 4, 3, 1, 2, 2, 1, 1, 2, 0, 0, 1, 2, 1, 2, 3, 1, 0, 1, 3, 1, 1, 0, 0, 1, 1, 2, 3, 1, 2, 1, 3, 1, 2, 1, 1, 3, 0, 4, 3, 1, 2, 1, 2, 0, 0, 1, 2, 2, 0, 2, 1, 1, 1, 2, 0, 2, 1, 2, 2, 3, 1, 0, 3, 2, 2, 2, 2, 0, 4, 2, 1, 4, 1, 0, 1, 2, 0, 4, 1, 2, 2, 2, 1, 2, 2, 1, 2, 2, 4, 4, 2, 1, 2, 1, 2, 2, 3, 1, 0, 3, 3, 1, 1, 0, 2, 2, 1, 1, 2, 3, 3, 4, 2, 2, 1, 3, 2, 1, 0, 1, 1, 2, 3, 2, 0, 4, 0, 1, 0, 0, 0, 2, 1, 0, 2, 0, 3, 4, 3, 3, 3, 3, 0, 1, 1, 0, 2, 2, 1, 2, 3, 1, 2, 2, 2, 1, 2, 0, 1, 3, 0, 2, 3, 1, 4, 4, 2, 0, 0, 2, 1, 0, 0, 2, 3, 1, 1, 3, 1, 3, 5, 1, 2, 1, 3, 0, 2, 0, 1, 4, 2, 4, 2, 2, 4, 4, 3, 3, 1, 1, 1, 2, 1, 2, 4, 1, 1, 2, 1, 3, 2, 1, 2, 1, 0, 2, 2, 1, 1, 2, 0, 3, 3, 0, 4, 1, 1, 1, 2, 2, 2, 4, 1, 0, 4, 3, 1, 3, 1, 1, 1, 4, 1, 2, 3, 2, 2, 1, 0, 2, 3, 1, 0, 2, 3, 4, 2, 1, 1, 4, 2, 1, 2, 1, 2, 1, 3, 2, 2, 3, 1, 1, 3, 4, 3, 1, 2, 0, 2, 3, 1, 1, 2, 1, 4, 3, 2, 3, 3, 2, 3, 2, 1, 2, 0, 1, 2, 0, 3, 1, 2, 3, 1, 1, 1, 1, 1, 2, 2, 2, 1, 3, 1, 3, 1, 0, 1, 1, 2, 0, 0, 3, 1, 2, 2, 0, 2, 1, 2, 0, 2, 4, 2, 3, 1, 4, 1, 1, 4, 3, 2, 1, 2, 1, 3, 2, 1, 2, 2, 2, 3, 1, 4, 0, 1, 2, 1, 5, 3, 1, 2, 2, 1, 0, 2, 1, 0, 3, 2, 2, 1, 1, 3, 2, 0, 1, 3, 0, 2, 3, 4, 1, 1, 0, 2, 2, 0, 0, 2, 1, 2, 2, 1, 2, 1, 2, 4, 3, 4, 3, 2, 1, 2, 3, 1, 1, 2, 2, 3, 2, 2, 5, 2, 3, 2, 1, 1, 2, 3, 2, 1, 2, 3, 2, 2, 0, 2, 1, 3, 3, 0, 1, 4, 2, 2, 0, 1, 3, 1, 2, 2, 3, 4, 3, 1, 0, 2, 3, 1, 0, 2, 2, 1, 2, 1, 3, 1, 1, 1, 2, 1, 2, 2, 2, 3, 2, 2, 2, 0, 1, 3, 2, 3, 1, 2, 1, 0, 0, 2, 3, 1, 3, 3, 2, 2, 1, 2, 2, 1, 1, 1, 3, 1, 0, 2, 1, 2, 1, 1, 1, 1, 2, 0, 2, 0, 2, 2, 1, 1, 1, 4, 2, 2, 3, 3, 2, 1, 0, 4, 1, 2, 2, 1, 2, 3, 2, 2, 1, 0, 0, 2, 2, 2, 0, 5, 1, 2, 3, 3, 3, 2, 2, 0, 2, 1, 4, 5, 0, 1, 5, 0, 1, 2, 3, 2, 2, 5, 2, 3, 2, 3, 3, 2, 3, 6, 5, 2, 3, 5, 4, 2, 2, 4, 1, 4, 4, 4, 5, 1, 3, 4, 2, 3, 1, 3, 1, 1, 1, 2, 4, 4, 3, 2, 2, 2, 3, 1, 5, 1, 2, 5, 3, 1, 3, 2, 1, 0, 1, 3, 3, 0, 4, 5, 2, 1, 3, 1, 4, 2, 4, 3, 3, 2, 2, 2, 2, 2, 4, 3, 0, 2, 3, 0, 0, 3, 6, 4, 2, 2, 0, 1, 4, 3, 1, 2, 2, 2, 2, 1, 1, 1, 3, 0, 1, 2, 0, 2, 0, 2, 2, 3, 1, 1, 2, 0, 3, 2, 1, 2, 3, 2, 2, 3, 1, 1, 1, 3, 3, 1, 3, 1, 2, 4, 1, 1, 0, 1, 0, 4, 3, 1, 2, 1, 4, 0, 2, 3, 3, 4, 2, 1, 0, 2, 3, 1, 1, 3, 2, 3, 1, 4, 2, 2, 0, 2, 2, 1, 1, 3, 1, 5, 1, 1, 1, 3, 1, 2, 1, 2, 1, 1, 2, 4, 3, 4, 3, 1, 3, 1, 1, 1, 3, 1, 2, 2, 1, 1, 1, 1, 1, 2, 2, 1, 1, 3, 3, 3, 3, 2, 1, 4, 2, 0, 1, 2, 2, 2, 1, 1, 1, 1, 3, 0, 1, 3, 2, 2, 3, 2, 1, 2, 0, 0, 1, 5, 0, 1, 3, 2, 0, 1, 3, 3, 2, 1, 3, 2, 3, 2, 4, 1, 1, 4, 2, 3, 2, 2, 1, 2, 0, 2, 3, 3, 3, 4, 1, 3, 2, 3, 3, 3, 4, 3, 1, 2, 2, 2, 2, 3, 0, 2, 2, 2, 4, 5, 1, 2, 3, 2, 2, 1, 0, 2, 2, 2, 1, 3, 2, 3, 2, 4, 2, 0, 5, 1, 3, 0, 2, 3, 3, 3, 3, 0, 1, 3, 4, 2, 1, 1, 0, 1, 2, 2, 1, 1, 1, 1, 1, 4, 2, 1, 3, 4, 1, 2, 1, 2, 6, 3, 1, 1, 2, 2, 1, 2, 2, 1, 1, 1, 0, 1, 3, 3, 2, 2, 1, 2, 2, 3, 3, 2, 4, 2, 2, 2, 1, 2, 2, 0, 2, 2, 0, 2, 0, 4, 0, 1, 0, 3, 2, 3, 1, 2, 4, 2, 1, 3, 2, 4, 2, 0, 1, 2, 1, 2, 2, 3, 1, 2, 3, 1, 0, 2, 2, 1, 2, 2, 1, 1, 4, 3, 0, 2, 2, 2, 2, 1, 3, 1, 1, 3, 3, 1, 3, 3, 1, 2, 2, 1, 2, 1, 0, 3, 2, 2, 3, 2, 1, 2, 4, 1, 1, 1, 3, 3, 5, 2, 2, 4, 2, 0, 3, 1, 1, 4, 4, 5, 2, 3, 4, 5, 3, 3, 1, 1, 2, 1, 2, 1, 3, 1, 1, 3, 0, 1, 1, 4, 1, 0, 2, 1, 2, 3, 4, 3, 1, 1, 3, 0, 1, 3, 0, 2, 2, 3, 0, 2, 2, 1, 2, 2, 4, 2, 1, 4, 2, 0, 0, 0, 1, 0, 1, 2, 3, 1, 1, 1, 1, 4, 1, 5, 0, 2, 1, 2, 1, 1, 0, 2, 1, 1, 1, 3, 3, 0, 1, 2, 0, 1, 0, 0, 0, 1, 1, 2, 2, 3, 1, 1, 5, 1, 2, 2, 3, 2, 2, 5, 2, 3, 1, 2, 2, 3, 2, 1, 3, 3, 1, 1, 0, 1, 1, 2, 1, 1, 2, 2, 1, 0, 3, 1, 0, 2, 2, 1, 1, 1, 1, 3, 0, 2, 0, 0, 2, 2, 1, 1, 0, 2, 2, 1, 2, 2, 2, 2, 3, 0, 3, 2, 2, 1, 2, 1, 2, 1, 3, 3, 0, 1, 2, 1, 4, 2, 3, 0, 3, 3, 0, 4, 3, 1, 3, 0, 2, 3, 1, 5, 2, 1, 1, 3, 0, 5, 2, 0, 2, 1, 0, 1, 2, 2, 1, 3, 3, 1, 4, 2, 2, 5, 2, 3, 4, 2, 1, 3, 2, 0, 5, 3, 1, 2, 3, 2, 2, 2, 1, 3, 0, 1, 0, 4, 2, 2, 3, 2, 2, 2, 4, 1, 2, 4, 1, 2, 1, 5, 1, 1, 4, 3, 1, 3, 4, 0, 4, 3, 1, 3, 3, 1, 6, 3, 0, 4, 3, 1, 5, 2, 2, 3, 2, 1, 3, 2, 2, 2, 2, 3, 3, 2, 1, 3, 2, 4, 4, 3, 2, 2, 2, 3, 3, 2, 2, 1, 1, 2, 0, 0, 2, 1, 1, 1, 4, 1, 1, 0, 2, 2, 1, 1, 4, 0, 1, 1, 1, 1, 1, 2, 1, 0, 0, 1, 1, 2, 0, 1, 0, 1, 3, 1, 1, 0, 0, 2, 0, 1, 0, 1, 1, 1, 1, 2, 1, 2, 3, 3, 1, 2, 1, 1, 2, 4, 1, 1, 3, 2, 2, 1, 6, 2, 2, 4, 1, 3, 0, 1, 0, 1, 2, 0, 3, 2, 0, 2, 2, 2, 2, 1, 0, 2, 1, 2, 2, 3, 3, 1, 1, 1, 2, 0, 0, 0, 4, 1, 0, 1, 1, 0, 4, 1, 1, 3, 1, 0, 1, 1, 0, 0, 1, 1, 1, 2, 1, 1, 4, 2, 2, 1, 3, 2, 0, 1, 2, 2, 2, 2, 1, 2, 2, 5, 4, 0, 1, 1, 3, 2, 0, 4, 2, 4, 2, 2, 0, 2, 2, 1, 0, 2, 1, 1, 4, 3, 5, 1, 0, 3, 2, 2, 2, 3, 2, 3, 2, 3, 1, 3, 2, 1, 2, 1, 1, 2, 1, 0, 3, 2, 3, 2, 2, 2, 3, 3, 2, 1, 3, 2, 1, 1, 3, 2, 1, 3, 2, 2, 0, 3, 0, 4, 2, 4, 1, 2, 0, 0, 2, 1, 2, 0, 1, 3, 2, 1, 4, 2, 3, 2, 0, 1, 0, 1, 2, 1, 1, 3, 1, 2, 3, 1, 2, 4, 0, 1, 2, 3, 2, 0, 1, 2, 2, 1, 1, 2, 2, 1, 3, 4, 1, 4, 2, 4, 4, 0, 0, 1, 1, 2, 0, 1, 1, 2, 2, 3, 0, 2, 2, 0, 0, 3, 0, 2, 1, 1, 2, 3, 2, 2, 1, 0, 0, 0, 0, 3, 3, 3, 3, 4, 3, 2, 0, 2, 0, 3, 1, 1, 1, 1, 1, 1, 0, 1, 1, 4, 1, 3, 2, 5, 1, 3, 3, 0, 2, 1, 0, 1, 1, 4, 3, 2, 2, 2, 1, 3, 1, 3, 4, 1, 2, 2, 2, 1, 2, 1, 1, 0, 4, 4, 3, 2, 3, 1, 0, 3, 3, 1, 3, 2, 1, 1, 1, 1, 0, 3, 0, 2, 0, 3, 0, 0, 3, 2, 2, 0, 2, 3, 0, 3, 4, 0, 2, 3, 2, 2, 1, 0, 0, 3, 0, 2, 2, 1, 2, 0, 2, 3, 5, 1, 3, 2, 2, 1, 2, 1, 1, 2, 0, 1, 2, 2, 3, 2, 3, 0, 2, 1, 2, 5, 2, 3, 2, 3, 0, 2, 0, 2, 1, 3, 3, 4, 0, 2, 1, 1, 1, 1, 0, 2, 3, 0, 1, 2, 3, 3, 0, 2, 1, 3, 2, 2, 3, 2, 2, 3, 1, 3, 2, 4, 0, 0, 0, 0, 2, 4, 1, 1, 3, 2, 0, 2, 1, 3, 2, 1, 3, 1, 0, 2, 1, 2, 3, 2, 1, 2, 1, 0, 3, 2, 0, 0, 1, 2, 0, 4, 1, 2, 1, 0, 2, 2, 3, 0, 1, 2, 3, 2, 2, 1, 1, 1, 1, 1, 3, 1, 3, 1, 0, 3, 3, 2, 1, 1, 4, 3, 2, 2, 2, 1, 3, 1, 3, 2, 1, 3, 2, 1, 2, 1, 0, 4, 1, 3, 1, 1, 1, 2, 1, 2, 1, 1, 2, 2, 0, 2, 1, 0, 0, 3, 2, 1, 3, 1, 2, 0, 1, 3, 1, 0, 3, 1, 3, 1, 2, 2, 0, 2, 3, 1, 3, 2, 3, 3, 2, 1, 3, 3, 2, 1, 1, 3, 2, 1, 1, 1, 2, 0, 2, 3, 2, 1, 3, 1, 2, 2, 1, 4, 2, 3, 1, 4, 4, 1, 1, 2, 2, 0, 4, 2, 5, 2, 3, 2, 1, 0, 3, 0, 2, 2, 2, 2, 3, 3, 2, 2, 1, 3, 2, 0, 1, 1, 1, 0, 0, 0, 1, 2, 2, 2, 1, 1, 1, 0, 3, 2, 4, 1, 0, 2, 1, 1, 3, 4, 3, 2, 2, 1, 2, 1, 3, 2, 2, 0, 1, 0, 2, 2, 0, 2, 1, 3, 1, 3, 3, 2, 2, 2, 0, 1, 4, 0, 1, 3, 1, 3, 3, 2, 1, 2, 3, 3, 1, 1, 1, 2, 1, 2, 2, 2, 2, 3, 1, 0, 1, 3, 2, 0, 3, 1, 2, 1, 3, 1, 2, 0, 1, 1, 4, 3, 2, 0, 2, 3, 0, 2, 2, 4, 2, 0, 0, 2, 2, 3, 0, 1, 4, 1, 3, 3, 1, 2, 3, 1, 2, 1, 1, 2, 1, 0, 5, 0, 4, 2, 1, 1, 1, 1, 2, 0, 2, 1, 1, 0, 2, 3, 3, 2, 2, 4, 1, 0, 2, 1, 5, 2, 2, 2, 2, 2, 1, 3, 1, 3, 1, 1, 1, 1, 0, 2, 2, 2, 2, 3, 3, 2, 0, 2, 1, 3, 1, 2, 1, 0, 3, 1, 1, 1, 1, 4, 3, 4, 3, 1, 4, 3, 3, 0, 0, 2, 1, 1, 2, 2, 2, 1, 0, 2, 2, 1, 2, 4, 2, 2, 1, 2, 4, 1, 0, 1, 1, 2, 2, 1, 1, 2, 3, 1, 1, 1, 0, 3, 5, 2, 2, 2, 2, 1, 0, 1, 1, 0, 3, 3, 2, 1, 1, 2, 1, 2, 2, 2, 2, 2, 3, 0, 4, 2, 2, 2, 0, 3, 2, 0, 0, 1, 3, 0, 1, 2, 2, 2, 3, 2, 4, 1, 3, 3, 3, 2, 1, 2, 2, 2, 3, 1, 0, 1, 3, 3, 1, 1, 3, 3, 1, 1, 1, 0, 1, 2, 3, 1, 1, 0, 1, 3, 2, 0, 2, 0, 1, 4, 1, 5, 0, 1, 1, 2, 1, 3, 3, 2, 0, 2, 0, 1, 2, 2, 1, 1, 0, 5, 1, 5, 2, 1, 3, 4, 2, 1, 3, 3, 1, 1, 3, 3, 1, 2, 3, 3, 1, 2, 2, 2, 3, 1, 3, 1, 0, 3, 2, 2, 1, 2, 0, 0, 2, 3, 2, 2, 3, 3, 3, 1, 0, 3, 1, 3, 2, 3, 2, 1, 2, 3, 0, 3, 3, 2, 1, 1, 4, 3, 0, 2, 2, 2, 4, 2, 2, 0, 1, 2, 2, 2, 1, 5, 1, 1, 3, 3, 1, 1, 2, 2, 3, 2, 1, 2, 0, 1, 2, 2, 0, 0, 2, 6, 3, 2, 1, 6, 1, 1, 1, 4, 3, 3, 1, 2, 1, 1, 4, 3, 2, 4, 3, 3, 0, 2, 2, 2, 2, 3, 3, 3, 1, 2, 0, 2, 2, 3, 1, 1, 1, 1, 2, 5, 2, 2, 1, 2, 1, 0, 1, 1, 3, 3, 2, 0, 0, 4, 0, 1, 1, 2, 1, 1, 2, 5, 2, 2, 3, 2, 4, 2, 2, 2, 2, 2, 1, 1, 0, 0, 2, 4, 2, 2, 3, 2, 1, 2, 4, 0, 2, 2, 0, 2, 2, 2, 2, 1, 2, 2, 1, 2, 2, 0, 2, 2, 2, 3, 3, 2, 0, 0, 1, 2, 1, 1, 3, 1, 2, 2, 1, 0, 3, 3, 2, 4, 1, 1, 1, 1, 0, 3, 1, 2, 3, 1, 3, 1, 0, 1, 1, 1, 0, 3, 0, 3, 3, 0, 1, 4, 1, 1, 0, 0, 2, 1, 1, 0, 2, 0, 3, 0, 1, 2, 0, 1, 0, 1, 2, 1, 1, 1, 2, 3, 2, 3, 1, 2, 3, 2, 3, 2, 0, 1, 1, 3, 2, 2, 2, 5, 2, 2, 1, 2, 1, 0, 3, 2, 3, 2, 2, 4, 2, 1, 1, 1, 6, 1, 2, 1, 2, 1, 2, 0, 3, 2, 0, 6, 2, 2, 2, 2, 3, 2, 4, 1, 1, 0, 1, 2, 3, 3, 3, 2, 3, 2, 5, 2, 3, 2, 1, 2, 3, 3, 2, 3, 5, 1, 2, 3, 0, 0, 2, 1, 1, 2, 2, 0, 1, 1, 3, 2, 3, 1, 1, 1, 1, 3, 2, 2, 3, 1, 2, 3, 1, 5, 2, 3, 3, 1, 2, 5, 4, 4, 1, 1, 1, 2, 2, 2, 1, 0, 1, 2, 0, 3, 3, 2, 0, 2, 1, 4, 3, 3, 4, 1, 3, 3, 2, 3, 0, 2, 1, 5, 2, 4, 1, 3, 4, 0, 1, 0, 1, 3, 1, 4, 1, 1, 1, 1, 3, 1, 1, 2, 3, 2, 1, 1, 1, 2, 3, 1, 0, 2, 1, 0, 0, 4, 3, 1, 3, 1, 2, 1, 1, 1, 0, 1, 2, 2, 2, 1, 2, 0, 1, 1, 0, 2, 4, 1, 0, 1, 0, 3, 2, 1, 1, 1, 1, 0, 2, 3, 1, 0, 1, 1, 2, 1, 1, 0, 2, 2, 0, 4, 1, 1, 1, 1, 1, 1, 2, 0, 2, 1, 2, 0, 2, 1, 1, 1, 3, 0, 3, 4, 1, 1, 1, 1, 1, 1, 2, 2, 0, 2, 0, 2, 0, 0, 3, 2, 0, 2, 1, 1, 4, 1, 1, 2, 1, 2, 2, 0, 3, 3, 2, 2, 1, 3, 3, 1, 6, 3, 2, 3, 1, 0, 2, 2, 2, 2, 1, 0, 0, 1, 2, 3, 1, 4, 1, 0, 0, 2, 2, 1, 2, 1, 1, 2, 2, 0, 0, 1, 2, 3, 2, 3, 2, 1, 1, 4, 2, 2, 2, 1, 0, 0, 2, 3, 1, 2, 1, 0, 2, 0, 2, 0, 1, 4, 3, 1, 1, 1, 1, 2, 1, 3, 2, 1, 1, 1, 1, 3, 2, 1, 3, 3, 0, 3, 2, 0, 1, 3, 1, 4, 0, 1, 2, 2, 2, 3, 1, 2, 0, 4, 2, 4, 4, 3, 1, 1, 1, 2, 1, 3, 1, 1, 4, 4, 2, 1, 1, 4, 1, 1, 2, 2, 2, 2, 2, 1, 1, 2, 0, 3, 3, 2, 2, 0, 1, 2, 2, 0, 1, 0, 2, 1, 0, 2, 1, 1, 1, 2, 5, 5, 1, 1, 0, 1, 2, 1, 2, 2, 1, 1, 0, 2, 2, 0, 1, 0, 1, 2, 1, 2, 5, 1, 0, 2, 3, 2, 1, 2, 4, 3, 1, 1, 1, 0, 2, 4, 1, 3, 3, 2, 2, 0, 1, 3, 3, 2, 5, 1, 2, 0, 4, 1, 2, 2, 2, 0, 2, 3, 2, 1, 3, 2, 2, 1, 2, 3, 1, 2, 1, 0, 1, 0, 0, 1, 3, 2, 1, 3, 1, 4, 2, 0, 2, 2, 0, 1, 2, 2, 1, 1, 1, 3, 1, 1, 0, 1, 0, 3, 0, 2, 1, 1, 1, 0, 3, 2, 0, 3, 2, 2, 2, 2, 1, 3, 1, 2, 1, 2, 3, 0, 2, 2, 0, 1, 0, 2, 2, 2, 1, 5, 1, 0, 2, 3, 1, 3, 2, 0, 3, 1, 1, 0, 2, 0, 1, 3, 1, 2, 3, 1, 5, 2, 1, 0, 0, 4, 3, 1, 1, 2, 1, 2, 2, 1, 2, 0, 1, 3, 2, 3, 3, 2, 1, 1, 3, 1, 1, 3, 3, 3, 2, 1, 3, 0, 0, 1, 1, 1, 2, 3, 0, 2, 4, 1, 2, 1, 3, 1, 1, 3, 1, 1, 1, 2, 1, 2, 2, 4, 1, 1, 1, 1, 3, 4, 3, 0, 5, 1, 2, 1, 2, 1, 3, 1, 3, 2, 0, 0, 2, 0, 1, 0, 2, 1, 1, 1, 2, 3, 2, 1, 1, 0, 2, 3, 1, 0, 3, 2, 4, 1, 1, 2, 1, 2, 1, 1, 3, 1, 3, 0, 3, 0, 2, 0, 0, 2, 2, 2, 4, 2, 0, 2, 1, 2, 2, 2, 3, 1, 0, 1, 3, 1, 0, 1, 2, 2, 1, 3, 2, 3, 3, 1, 2, 1, 2, 3, 3, 2, 3, 3, 0, 2, 2, 1, 1, 1, 0, 3, 2, 1, 0, 1, 0, 1, 2, 3, 2, 1, 1, 5, 3, 1, 1, 1, 3, 1, 2, 3, 2, 2, 2, 1, 2, 1, 2, 1, 2, 1, 3, 0, 0, 3, 2, 1, 1, 1, 1, 1, 1, 2, 2, 0, 0, 0, 4, 1, 1, 4, 2, 0, 2, 1, 0, 3, 2, 0, 1, 1, 1, 1, 2, 0, 0, 0, 1, 4, 2, 1, 1, 1, 2, 2, 2, 1, 2, 2, 0, 2, 3, 3, 2, 1, 1, 3, 0, 2, 2, 1, 1, 1, 1, 2, 1, 1, 0, 3, 1, 1, 3, 2, 2, 3, 0, 2, 0, 2, 2, 3, 0, 2, 1, 2, 0, 1, 2, 1, 3, 2, 2, 2, 2, 3, 1, 3, 2, 3, 2, 1, 3, 3, 1, 1, 1, 1, 1, 1, 2, 1, 2, 1, 4, 1, 3, 3, 2, 2, 3, 2, 2, 1, 3, 4, 2, 3, 1, 2, 2, 3, 1, 5, 2, 3, 2, 2, 1, 2, 0, 0, 1, 2, 2, 3, 3, 3, 4, 2, 3, 0, 1, 2, 0, 4, 3, 1, 3, 2, 3, 1, 4, 2, 2, 3, 3, 3, 1, 2, 0, 0, 1, 0, 2, 1, 3, 3, 2, 3, 1, 1, 4, 2, 1, 0, 2, 1, 1, 2, 3, 2, 1, 1, 1, 1, 1, 2, 1, 2, 0, 2, 1, 3, 2, 1, 2, 3, 1, 2, 2, 2, 1, 1, 1, 0, 1, 2, 2, 0, 1, 2, 2, 0, 4, 3, 1, 0, 2, 2, 0, 2, 2, 2, 2, 2, 1, 1, 3, 2, 1, 1, 0, 3, 2, 0, 1, 4, 1, 3, 3, 1, 2, 3, 0, 1, 1, 1, 0, 1, 2, 2, 0, 2, 4, 1, 2, 1, 0, 2, 1, 1, 3, 5, 2, 0, 1, 3, 1, 2, 2, 1, 4, 1, 4, 0, 2, 1, 2, 2, 1, 1, 1, 1, 2, 1, 2, 0, 2, 3, 1, 1, 2, 2, 1, 3, 1, 3, 2, 2, 0, 2, 5, 2, 2, 1, 1, 1, 0, 1, 1, 1, 2, 3, 1, 1, 1, 3, 0, 2, 3, 2, 3, 1, 3, 2, 1, 1, 3, 2, 5, 3, 0, 2, 1, 3, 3, 1, 2, 0, 0, 0, 0, 4, 1, 2, 2, 2, 2, 1, 2, 1, 2, 1, 1, 1, 3, 0, 1, 3, 1, 3, 1, 0, 4, 2, 3, 2, 3, 2, 0, 2, 0, 0, 0, 0, 1, 1, 2, 0, 1, 1, 3, 3, 2, 1, 3, 2, 0, 1, 3, 2, 2, 0, 0, 2, 0, 0, 2, 3, 0, 1, 2, 2, 3, 1, 2, 2, 0, 2, 1, 3, 3, 1, 1, 1, 1, 2, 4, 1, 5, 2, 2, 0, 3, 2, 4, 2, 2, 2, 2, 1, 2, 2, 1, 1, 3, 1, 1, 4, 2, 1, 1, 1, 2, 2, 1, 1, 1, 1, 1, 3, 1, 1, 1, 0, 5, 2, 7, 1, 1, 0, 3, 2, 2, 4, 0, 5, 1, 1, 2, 3, 2, 2, 4, 5, 1, 1, 2, 2, 1, 3, 4, 0, 1, 2, 2, 1, 0, 3, 2, 2, 1, 0, 4, 0, 0, 1, 3, 2, 2, 1, 2, 1, 2, 2, 2, 0, 0, 1, 2, 1, 1, 1, 2, 2, 2, 3, 3, 3, 2, 1, 2, 2, 2, 5, 1, 2, 4, 1, 2, 0, 2, 0, 0, 3, 2, 2, 2, 1, 2, 3, 3, 1, 3, 4, 4, 2, 2, 1, 2, 4, 2, 3, 3, 2, 1, 0, 2, 2, 2, 3, 1, 0, 1, 1, 2, 3, 3, 2, 2, 2, 0, 3, 1, 1, 2, 1, 0, 1, 2, 3, 1, 2, 1, 2, 2, 1, 2, 2, 1, 3, 1, 3, 2, 2, 3, 1, 2, 0, 1, 1, 4, 1, 2, 2, 2, 3, 3, 3, 4, 3, 2, 1, 3, 2, 0, 1, 1, 3, 6, 1, 2, 4, 2, 2, 3, 0, 1, 1, 2, 0, 5, 2, 2, 0, 1, 1, 1, 0, 2, 4, 1, 2, 1, 1, 1, 1, 3, 0, 2, 1, 1, 1, 4, 4, 3, 2, 1, 1, 3, 2, 2, 3, 1, 2, 1, 0, 2, 2, 1, 3, 1, 2, 1, 0, 1, 0, 0, 1, 0, 1, 1, 0, 2, 1, 0, 0, 2, 0, 1, 1, 2, 1, 2, 3, 0, 1, 1, 1, 1, 2, 0, 0, 0, 0, 1, 1, 0, 2, 2, 0, 1, 1, 1, 2, 1, 2, 2, 0, 3, 1, 0, 3, 3, 0, 2, 2, 1, 2, 2, 1, 1, 2, 1, 2, 2, 1, 2, 1, 1, 2, 1, 2, 2, 2, 1, 3, 1, 1, 1, 1, 1, 2, 2, 1, 4, 2, 1, 1, 2, 0, 2, 4, 0, 2, 2, 4, 1, 0, 3, 0, 3, 1, 1, 4, 2, 2, 0, 4, 1, 2, 4, 2, 3, 1, 2, 1, 2, 1, 3, 2, 0, 2, 1, 1, 0, 1, 0, 1, 1, 3, 2, 2, 2, 1, 2, 2, 2, 3, 1, 1, 2, 1, 2, 2, 0, 1, 4, 1, 1, 1, 2, 0, 1, 1, 2, 1, 2, 3, 2, 2, 0, 4, 0, 1, 1, 2, 2, 2, 1, 2, 1, 1, 0, 0, 1, 2, 3, 3, 1, 1, 1, 1, 1, 1, 1, 1, 0, 3, 2, 2, 4, 1, 4, 2, 0, 1, 2, 3, 4, 3, 3, 1, 3, 1, 3, 1, 4, 3, 2, 1, 2, 2, 2, 3, 3, 1, 2, 3, 2, 1, 1, 0, 1, 1, 2, 2, 0, 1, 1, 2, 1, 1, 3, 1, 1, 1, 2, 0, 1, 1, 1, 2, 1, 1, 3, 2, 3, 1, 2, 1, 1, 0, 1, 1, 1, 4, 1, 1, 2, 0, 1, 4, 3, 2, 4, 2, 1, 2, 0, 3, 1, 2, 1, 1, 0, 3, 2, 1, 1, 3, 1, 4, 2, 0, 4, 1, 1, 1, 0, 5, 0, 1, 0, 0, 3, 2, 2, 3, 0, 0, 3, 2, 2, 1, 0, 1, 2, 3, 2, 2, 2, 5, 3, 2, 2, 0, 3, 2, 1, 1, 2, 1, 3, 1, 1, 1, 1, 2, 2, 0, 2, 2, 1, 3, 2, 1, 0, 2, 2, 1, 0, 1, 2, 0, 4, 0, 4, 0, 0, 1, 1, 2, 2, 2, 0, 1, 2, 1, 1, 2, 1, 1, 1, 1, 1, 4, 0, 0, 2, 1, 1, 3, 2, 0, 1, 0, 3, 1, 4, 3, 0, 2, 2, 1, 2, 2, 3, 1, 1, 0, 2, 2, 2, 1, 3, 0, 2, 2, 3, 1, 1, 2, 3, 1, 2, 2, 3, 1, 2, 0, 2, 1, 0, 2, 1, 1, 2, 5, 2, 0, 4, 0, 3, 3, 0, 0, 1, 0, 2, 0, 2, 1, 1, 1, 1, 2, 2, 3, 3, 1, 2, 1, 1, 1, 3, 0, 1, 1, 3, 1, 0, 1, 3, 2, 3, 3, 0, 2, 3, 2, 0, 2, 0, 1, 2, 2, 3, 1, 3, 1, 3, 1, 1, 1, 2, 1, 3, 3, 1, 4, 1, 3, 1, 4, 0, 2, 2, 3, 3, 1, 0, 0, 0, 3, 1, 2, 0, 2, 2, 1, 1, 2, 1, 1, 1, 1, 2, 1, 1, 1, 2, 0, 3, 0, 2, 5, 3, 2, 1, 0, 4, 4, 1, 3, 1, 1, 1, 3, 2, 4, 4, 0, 4, 0, 1, 0, 2, 0, 2, 1, 0, 4, 0, 2, 2, 1, 0, 2, 1, 2, 0, 2, 2, 1, 1, 1, 1, 2, 1, 5, 1, 3, 1, 2, 0, 1, 1, 1, 4, 2, 1, 2, 1, 0, 3, 2, 1, 0, 2, 2, 1, 0, 2, 1, 1, 0, 2, 3, 2, 3, 0, 2, 2, 1, 2, 2, 2, 1, 2, 3, 3, 3, 1, 2, 1, 3, 1, 4, 3, 2, 0, 3, 2, 2, 2, 0, 2, 1, 0, 3, 1, 1, 1, 1, 2, 2, 0, 3, 1, 1, 1, 0, 2, 2, 2, 1, 0, 2, 0, 2, 1, 1, 0, 2, 1, 3, 1, 1, 1, 3, 2, 4, 0, 3, 0, 2, 0, 0, 2, 1, 2, 1, 1, 3, 1, 3, 5, 1, 3, 2, 0, 1, 3, 2, 1, 0, 2, 1, 3, 2, 0, 1, 1, 1, 1, 2, 2, 3, 2, 1, 3, 1, 0, 2, 1, 3, 1, 1, 4, 2, 1, 1, 2, 1, 1, 1, 2, 0, 1, 3, 1, 2, 1, 2, 2, 0, 1, 2, 3, 1, 1, 1, 1, 2, 0, 2, 1, 1, 0, 4, 0, 1, 0, 2, 2, 1, 1, 2, 1, 3, 1, 2, 3, 2, 0, 2, 1, 0, 0, 0, 1, 0, 2, 0, 0, 2, 1, 1, 1, 2, 4, 0, 1, 3, 1, 2, 3, 4, 1, 2, 3, 1, 3, 4, 2, 2, 0, 1, 2, 5, 0, 1, 1, 2, 0, 1, 2, 3, 2, 4, 1, 2, 1, 1, 2, 1, 1, 3, 1, 2, 4, 4, 3, 2, 2, 1, 2, 2, 3, 2, 3, 2, 0, 2, 0, 2, 1, 0, 3, 2, 0, 0, 2, 0, 1, 2, 3, 3, 3, 2, 2, 3, 0, 0, 2, 1, 1, 2, 4, 3, 1, 2, 3, 1, 2, 1, 2, 2, 2, 3, 2, 2, 2, 0, 0, 0, 2, 1, 3, 2, 3, 2, 1, 0, 3, 2, 2, 2, 3, 3, 3, 1, 3, 1, 4, 0, 2, 5, 5, 0, 1, 0, 2, 3, 1, 2, 2, 2, 1, 3, 3, 1, 2, 2, 1, 1, 4, 1, 1, 1, 1, 2, 2, 2, 1, 2, 3, 2, 3, 1, 4, 2, 2, 4, 3, 3, 1, 2, 0, 2, 1, 3, 4, 1, 3, 0, 2, 4, 1, 1, 2, 0, 1, 0, 4, 0, 1, 1, 1, 0, 1, 1, 2, 1, 1, 4, 1, 1, 1, 3, 1, 2, 2, 0, 1, 3, 2, 3, 1, 2, 1, 3, 1, 4, 2, 1, 2, 4, 3, 2, 0, 3, 3, 0, 2, 2, 5, 3, 3, 0, 2, 0, 2, 1, 2, 1, 3, 1, 2, 1, 2, 0, 0, 3, 4, 4, 0, 0, 2, 4, 0, 1, 2, 1, 4, 1, 5, 1, 1, 0, 1, 1, 2, 2, 0, 0, 1, 0, 3, 4, 2, 1, 3, 3, 1, 2, 1, 2, 4, 2, 3, 1, 0, 2, 0, 3, 1, 0, 2, 1, 1, 1, 3, 1, 2, 2, 3, 1, 1, 3, 3, 1, 0, 6, 4, 3, 0, 2, 2, 0, 3, 0, 0, 2, 0, 1, 0, 0, 3, 2, 2, 2, 1, 0, 1, 3, 1, 5, 3, 0, 2, 2, 2, 2, 1, 2, 2, 3, 1, 4, 0, 3, 2, 1, 4, 0, 1, 2, 1, 1, 0, 2, 2, 1, 2, 2, 1, 1, 0, 2, 2, 0, 1, 1, 0, 3, 2, 1, 1, 0, 2, 2, 1, 2, 1, 1, 2, 2, 2, 1, 2, 3, 1, 1, 1, 2, 1, 2, 2, 1, 1, 1, 5, 2, 1, 2, 4, 2, 4, 0, 1, 4, 0, 0, 0, 3, 1, 2, 1, 4, 1, 2, 3, 0, 3, 2, 1, 0, 3, 2, 2, 3, 4, 3, 2, 1, 1, 2, 1, 3, 2, 0, 1, 3, 1, 1, 1, 0, 2, 1, 2, 2, 0, 4, 3, 1, 2, 1, 1, 1, 2, 4, 3, 1, 1, 3, 1, 0, 2, 4, 2, 1, 2, 2, 0, 2, 2, 0, 2, 0, 2, 0, 2, 1, 0, 2, 0, 2, 2, 2, 2, 2, 3, 1, 2, 0, 2, 0, 3, 0, 3, 1, 0, 2, 1, 4, 0, 3, 4, 1, 1, 2, 1, 3, 3, 3, 4, 1, 3, 0, 1, 4, 1, 3, 3, 1, 0, 2, 0, 3, 3, 0, 1, 1, 1, 1, 2, 1, 2, 0, 1, 1, 4, 0, 3, 2, 3, 2, 1, 3, 1, 1, 2, 4, 5, 0, 0, 2, 3, 1, 1, 2, 1, 1, 2, 4, 2, 4, 3, 2, 1, 4, 4, 1, 1, 0, 3, 0, 4, 2, 0, 1, 4, 4, 2, 1, 1, 0, 4, 0, 1, 1, 2, 0, 2, 2, 1, 1, 0, 2, 1, 1, 3, 1, 4, 2, 1, 1, 3, 2, 1, 1, 0, 2, 1, 1, 1, 1, 1, 3, 1, 0, 2, 2, 3, 0, 2, 2, 1, 2, 2, 2, 0, 2, 3, 2, 6, 3, 3, 1, 2, 4, 2, 4, 1, 2, 6, 4, 3, 0, 3, 1, 1, 1, 2, 2, 1, 2, 0, 1, 4, 1, 1, 1, 1, 3, 0, 4, 1, 1, 2, 2, 3, 4, 2, 0, 3, 1, 0, 1, 3, 3, 1, 1, 3, 1, 2, 1, 1, 4, 2, 1, 1, 4, 2, 2, 1, 1, 3, 0, 1, 4, 1, 2, 1, 1, 2, 2, 3, 1, 0, 1, 2, 1, 0, 4, 2, 3, 0, 0, 2, 1, 0, 2, 3, 3, 3, 1, 1, 1, 0, 0, 3, 0, 0, 3, 0, 2, 3, 0, 1, 4, 0, 2, 3, 1, 0, 3, 1, 2, 2, 1, 5, 3, 1, 4, 2, 1, 2, 0, 1, 2, 3, 2, 4, 1, 1, 0, 0, 2, 2, 1, 1, 2, 3, 0, 1, 4, 1, 1, 0, 3, 1, 1, 0, 3, 0, 4, 1, 0, 2, 2, 0, 2, 2, 3, 1, 1, 0, 2, 1, 3, 1, 2, 2, 3, 2, 2, 1, 2, 1, 0, 5, 2, 3, 2, 2, 0, 0, 2, 1, 3, 1, 3, 1, 2, 2, 3, 0, 1, 2, 3, 1, 2, 1, 3, 3, 0, 2, 0, 2, 1, 0, 1, 1, 1, 3, 2, 3, 1, 2, 4, 2, 1, 2, 0, 4, 2, 0, 2, 1, 1, 2, 3, 1, 3, 1, 2, 1, 3, 3, 4, 0, 3, 4, 2, 2, 0, 0, 2, 1, 1, 4, 1, 1, 0, 3, 0, 1, 0, 1, 2, 2, 1, 1, 2, 4, 1, 3, 2, 0, 1, 1, 3, 0, 4, 2, 2, 0, 1, 0, 1, 0, 2, 1, 4, 1, 1, 0, 2, 1, 0, 2, 0, 0, 1, 1, 1, 0, 1, 0, 2, 1, 1, 2, 2, 1, 1, 2, 3, 4, 2, 2, 1, 0, 2, 3, 1, 1, 1, 0, 2, 1, 2, 0, 3, 2, 1, 4, 1, 3, 0, 3, 1, 0, 1, 1, 1, 2, 1, 1, 1, 3, 1, 0, 0, 2, 1, 1, 2, 2, 0, 3, 0, 0, 0, 0, 1, 1, 2, 3, 1, 2, 0, 2, 0, 2, 2, 1, 1, 0, 2, 1, 0, 2, 2, 1, 3, 1, 1, 2, 0, 0, 0, 0, 0, 2, 6, 2, 4, 0, 1, 1, 1, 0, 0, 1, 4, 2, 2, 1, 2, 3, 2, 4, 1, 4, 3, 2, 1, 2, 2, 3, 2, 2, 1, 3, 3, 0, 0, 2, 3, 0, 1, 1, 1, 2, 1, 3, 2, 1, 0, 0, 3, 1, 2, 1, 2, 2, 1, 0, 1, 2, 3, 3, 2, 4, 2, 2, 1, 0, 1, 1, 0, 2, 5, 1, 1, 1, 2, 1, 1, 3, 2, 1, 1, 1, 2, 2, 3, 1, 0, 0, 2, 1, 2, 5, 2, 3, 0, 2, 1, 1, 2, 2, 2, 0, 3, 0, 1, 0, 2, 1, 2, 1, 0, 3, 1, 1, 3, 2, 2, 0, 2, 2, 2, 3, 1, 2, 1, 2, 2, 1, 3, 1, 1, 2, 1, 2, 1, 1, 3, 3, 1, 2, 0, 2, 2, 1, 3, 2, 1, 1, 1, 3, 1, 1, 2, 1, 1, 1, 1, 1, 1, 2, 1, 1, 3, 3, 0, 0, 1, 1, 2, 2, 2, 0, 1, 0, 1, 2, 1, 1, 0, 1, 2, 2, 2, 0, 1, 1, 2, 1, 3, 0, 0, 4, 1, 0, 2, 1, 3, 1, 3, 2, 1, 3, 3, 1, 1, 3, 2, 0, 2, 2, 2, 2, 1, 1, 3, 1, 1, 4, 2, 3, 4, 3, 5, 1, 1, 2, 5, 2, 0, 1, 0, 2, 1, 3, 2, 1, 1, 1, 2, 1, 1, 2, 1, 4, 2, 4, 2, 1, 2, 2, 4, 0, 2, 1, 1, 2, 3, 1, 0, 3, 1, 2, 0, 2, 1, 2, 0, 2, 2, 3, 0, 2, 3, 3, 1, 2, 0, 4, 1, 0, 1, 3, 3, 0, 3, 2, 1, 1, 1, 2, 1, 1, 4, 2, 2, 3, 3, 2, 1, 2, 2, 1, 2, 2, 1, 4, 4, 2, 2, 2, 1, 1, 0, 1, 2, 0, 3, 2, 3, 3, 2, 1, 4, 2, 2, 3, 2, 2, 2, 2, 5, 1, 1, 1, 2, 1, 1, 4, 1, 2, 2, 3, 1, 1, 3, 2, 1, 0, 2, 1, 2, 1, 2, 3, 4, 1, 2, 2, 3, 3, 2, 1, 3, 2, 1, 1, 1, 2, 2, 2, 2, 0, 1, 3, 1, 2, 2, 1, 2, 1, 3, 1, 2, 1, 3, 2, 1, 1, 1, 4, 2, 5, 2, 2, 3, 2, 0, 3, 2, 1, 1, 1, 1, 2, 1, 2, 2, 2, 4, 3, 4, 3, 3, 2, 0, 1, 0, 2, 2, 4, 1, 1, 1, 2, 1, 2, 5, 3, 3, 2, 0, 3, 0, 2, 0, 1, 2, 3, 2, 1, 1, 2, 1, 4, 2, 1, 2, 0, 2, 2, 0, 1, 3, 3, 3, 2, 2, 1, 4, 2, 2, 3, 4, 1, 4, 3, 6, 2, 2, 0, 1, 0, 1, 5, 3, 1, 3, 1, 2, 1, 1, 2, 1, 3, 2, 1, 3, 2, 1, 2, 5, 5, 3, 2, 3, 1, 0, 3, 1, 2, 2, 2, 1, 2, 1, 1, 1, 5, 2, 1, 0, 2, 3, 1, 1, 2, 3, 3, 3, 2, 0, 1, 1, 1, 2, 2, 1, 2, 2, 2, 1, 3, 1, 0, 1, 4, 2, 3, 4, 1, 1, 1, 2, 0, 0, 0, 4, 2, 1, 1, 2, 4, 1, 1, 3, 0, 0, 2, 3, 1, 1, 2, 1, 1, 1, 2, 3, 3, 0, 1, 0, 2, 0, 1, 0, 2, 1, 1, 0, 0, 1, 2, 1, 3, 0, 0, 3, 0, 1, 2, 4, 1, 2, 4, 3, 2, 2, 1, 1, 2, 2, 0, 3, 2, 2, 1, 2, 1, 0, 1, 2, 2, 1, 4, 2, 0, 3, 1, 2, 2, 1, 0, 1, 2, 1, 1, 0, 2, 5, 3, 0, 0, 2, 4, 2, 0, 2, 1, 3, 2, 4, 0, 3, 0, 3, 1, 5, 5, 1, 1, 0, 1, 5, 2, 2, 1, 1, 2, 1, 2, 1, 3, 1, 1, 4, 1, 3, 0, 1, 2, 3, 0, 2, 1, 0, 1, 1, 1, 2, 3, 2, 2, 2, 2, 1, 2, 2, 1, 0, 1, 1, 1, 2, 3, 4, 2, 0, 3, 1, 1, 0, 2, 5, 3, 1, 3, 1, 4, 0, 2, 2, 2, 1, 0, 0, 1, 2, 4, 2, 2, 2, 2, 0, 3, 3, 4, 1, 3, 2, 1, 2, 0, 2, 2, 1, 3, 4, 3, 1, 1, 0, 1, 2, 1, 0, 3, 1, 0, 0, 2, 1, 5, 3, 3, 1, 1, 0, 1, 2, 0, 2, 2, 1, 2, 0, 2, 2, 1, 1, 0, 1, 3, 0, 2, 1, 3, 2, 2, 0, 1, 2, 0, 1, 2, 1, 1, 1, 0, 3, 1, 0, 2, 1, 1, 1, 0, 4, 2, 2, 2, 1, 2, 2, 1, 1, 1, 2, 0, 2, 1, 2, 1, 0, 1, 0, 1, 2, 1, 1, 1, 0, 0, 0, 3, 2, 2, 0, 1, 2, 2, 2, 1, 4, 4, 0, 2, 1, 1, 3, 0, 3, 2, 2, 1, 3, 0, 2, 3, 3, 0, 1, 3, 0, 2, 1, 4, 1, 1, 0, 2, 0, 1, 0, 1, 3, 1, 1, 1, 1, 1, 2, 2, 3, 2, 0, 2, 2, 2, 3, 2, 0, 0, 3, 1, 0, 1, 2, 2, 2, 2, 1, 0, 1, 0, 1, 3, 2, 2, 1, 1, 0, 2, 2, 5, 2, 3, 0, 1, 2, 2, 1, 3, 0, 2, 1, 1, 2, 3, 2, 2, 4, 4, 1, 3, 3, 1, 1, 2, 2, 2, 1, 0, 4, 3, 3, 2, 1, 3, 4, 5, 5, 3, 2, 1, 3, 1, 3, 2, 5, 3, 4, 2, 1, 0, 1, 1, 1, 2, 2, 1, 2, 2, 1, 1, 1, 1, 1, 1, 1, 1, 3, 3, 1, 1, 0, 0, 1, 2, 1, 4, 1, 2, 1, 2, 1, 2, 1, 2, 0, 0, 1, 2, 1, 4, 1, 1, 1, 3, 1, 1, 3, 3, 1, 3, 1, 2, 2, 3, 1, 1, 1, 2, 6, 0, 1, 1, 2, 2, 0, 2, 2, 1, 1, 3, 3, 1, 1, 2, 3, 2, 1, 1, 2, 0, 2, 3, 0, 2, 1, 3, 1, 4, 2, 0, 2, 2, 1, 1, 2, 2, 2, 1, 2, 1, 1, 3, 2, 1, 0, 1, 1, 1, 3, 3, 3, 2, 1, 2, 2, 4, 1, 1, 1, 0, 5, 2, 2, 1, 2, 1, 1, 1, 3, 1, 1, 2, 1, 1, 1, 3, 2, 2, 0, 1, 0, 1, 3, 2, 2, 0, 1, 4, 2, 1, 0, 1, 3, 1, 4, 5, 0, 1, 2, 1, 1, 2, 1, 5, 2, 0, 4, 1, 3, 2, 0, 1, 2, 1, 1, 1, 1, 2, 2, 1, 1, 1, 1, 0, 2, 3, 2, 0, 2, 2, 3, 2, 1, 2, 1, 2, 2, 2, 2, 3, 1, 2, 2, 2, 1, 1, 1, 2, 0, 0, 3, 3, 1, 2, 2, 1, 1, 2, 1, 3, 2, 0, 1, 0, 3, 1, 2, 1, 1, 2, 3, 2, 2, 1, 1, 1, 1, 3, 0, 3, 3, 1, 2, 2, 3, 3, 4, 0, 1, 2, 1, 3, 1, 0, 2, 1, 2, 3, 0, 1, 0, 1, 0, 1, 3, 3, 2, 2, 2, 1, 2, 3, 1, 2, 0, 1, 1, 1, 1, 1, 2, 1, 2, 2, 3, 2, 1, 2, 1, 3, 2, 2, 2, 3, 1, 2, 2, 0, 1, 3, 2, 0, 1, 0, 2, 1, 1, 2, 2, 3, 1, 4, 2, 0, 2, 1, 2, 1, 2, 1, 2, 2, 2, 2, 3, 2, 0, 2, 2, 1, 2, 3, 2, 2, 1, 1, 4, 3, 1, 0, 2, 0, 1, 0, 1, 3, 0, 0, 2, 3, 3, 1, 1, 0, 1, 1, 1, 2, 3, 2, 0, 3, 3, 1, 1, 2, 4, 1, 2, 0, 0, 3, 1, 1, 3, 2, 3, 2, 2, 3, 3, 1, 1, 2, 4, 0, 1, 1, 3, 5, 1, 0, 2, 5, 0, 4, 1, 0, 3, 0, 3, 3, 1, 3, 0, 2, 1, 1, 1, 0, 1, 1, 3, 1, 2, 1, 2, 1, 1, 2, 1, 2, 3, 1, 3, 4, 1, 2, 3, 3, 2, 0, 2, 4, 0, 2, 1, 5, 1, 1, 2, 2, 4, 3, 2, 1, 1, 0, 0, 3, 1, 2, 1, 2, 3, 0, 2, 1, 2, 1, 0, 2, 2, 3, 0, 2, 1, 1, 1, 1, 3, 3, 1, 2, 0, 1, 4, 0, 1, 2, 3, 2, 0, 1, 3, 5, 3, 1, 5, 2, 2, 1, 1, 1, 2, 4, 4, 1, 2, 1, 2, 1, 3, 2, 2, 0, 1, 3, 1, 2, 0, 1, 0, 0, 4, 1, 2, 1, 1, 2, 1, 1, 1, 2, 2, 3, 1, 1, 1, 1, 4, 2, 1, 2, 2, 2, 0, 2, 0, 2, 1, 0, 3, 3, 0, 1, 5, 2, 3, 2, 0, 1, 3, 1, 3, 1, 3, 1, 1, 0, 1, 0, 1, 2, 5, 0, 3, 1, 2, 2, 2, 1, 0, 3, 2, 2, 1, 1, 4, 0, 4, 2, 0, 0, 1, 2, 0, 2, 1, 0, 0, 0, 2, 1, 1, 1, 2, 2, 1, 1, 2, 2, 0, 0, 2, 1, 0, 2, 1, 0, 1, 1, 0, 0, 3, 0, 0, 1, 0, 0, 1, 3, 0, 0, 1, 2, 1, 2, 0, 1, 2, 0, 1, 0, 2, 1, 2, 4, 2, 2, 1, 0, 0, 1, 3, 3, 0, 3, 2, 1, 2, 0, 0, 1, 3, 2, 1, 4, 2, 2, 0, 0, 2, 0, 2, 1, 1, 2, 2, 4, 2, 4, 1, 3, 4, 0, 0, 1, 0, 1, 2, 0, 2, 0, 1, 0, 0, 2, 0, 0, 2, 3, 3, 0, 0, 1, 1, 0, 1, 0, 0, 2, 1, 2, 1, 0, 0, 1, 0, 0, 0, 2, 2, 0, 0, 1, 2, 1, 2, 1, 0, 3, 1, 2, 1, 2, 2, 2, 1, 2, 3, 3, 1, 1, 1, 1, 2, 4, 1, 0, 1, 0, 2, 1, 1, 1, 0, 2, 2, 1, 1, 1, 1, 2, 1, 2, 2, 1, 1, 2, 1, 0, 3, 2, 3, 1, 2, 1, 0, 1, 0, 3, 2, 1, 1, 1, 1, 3, 5, 1, 2, 2, 1, 2, 0, 1, 0, 2, 2, 2, 2, 2, 2, 2, 1, 1, 3, 1, 0, 0, 1, 4, 1, 2, 0, 1, 1, 3, 1, 1, 2, 0, 2, 1, 0, 1, 1, 3, 2, 1, 0, 1, 1, 0, 4, 3, 1, 1, 1, 2, 2, 1, 1, 1, 0, 1, 2, 1, 0, 1, 1, 3, 3, 1, 2, 1, 2, 1, 2, 0, 1, 1, 3, 0, 1, 1, 4, 5, 3, 1, 2, 3, 1, 2, 2, 1, 0, 1, 1, 0, 1, 3, 3, 3, 3, 1, 1, 1, 0, 2, 2, 0, 5, 2, 3, 2, 1, 0, 1, 1, 1, 2, 1, 1, 2, 2, 1, 1, 4, 0, 1, 1, 1, 2, 2, 2, 1, 3, 2, 2, 3, 3, 0, 2, 2, 1, 2, 3, 0, 2, 3, 1, 2, 0, 1, 4, 1, 1, 2, 1, 0, 1, 2, 3, 4, 4, 1, 2, 0, 3, 4, 1, 0, 1, 3, 2, 2, 4, 2, 0, 2, 1, 1, 3, 1, 1, 1, 1, 0, 2, 0, 3, 1, 3, 3, 1, 2, 2, 1, 0, 2, 2, 2, 1, 0, 0, 2, 1, 2, 2, 0, 3, 2, 1, 0, 1, 2, 1, 3, 2, 1, 2, 3, 0, 2, 1, 3, 2, 1, 0, 3, 3, 2, 1, 0, 2, 2, 1, 4, 3, 1, 2, 1, 2, 1, 3, 1, 2, 1, 2, 1, 2, 3, 1, 1, 1, 2, 3, 2, 2, 1, 0, 3, 1, 0, 0, 4, 2, 3, 0, 2, 0, 2, 0, 2, 1, 2, 1, 1, 2, 2, 3, 0, 1, 2, 0, 1, 3, 2, 1, 1, 2, 1, 1, 2, 2, 1, 1, 1, 2, 1, 0, 3, 2, 0, 1, 1, 2, 2, 3, 1, 0, 2, 1, 0, 1, 2, 3, 0, 0, 2, 3, 2, 1, 1, 0, 2, 1, 2, 2, 1, 2, 1, 0, 1, 1, 0, 2, 3, 0, 2, 0, 2, 1, 2, 1, 1, 2, 1, 2, 1, 0, 0, 0, 0, 1, 1, 2, 0, 0, 1, 0, 0, 0, 0, 2, 1, 1, 2, 1, 1, 1, 2, 2, 1, 1, 0, 1, 2, 2, 2, 1, 0, 0, 0, 0, 1, 1, 1, 1, 0, 1, 1, 1, 3, 2, 2, 0, 3, 4, 2, 0, 1, 2, 0, 0, 0, 0, 2, 1, 2, 0, 0, 2, 2, 0, 2, 2, 1, 2, 1, 0, 1, 0, 1, 2, 1, 0, 1, 1, 2, 1, 3, 1, 0, 2, 2, 2, 1, 1, 1, 2, 1, 4, 2, 2, 3, 2, 1, 0, 3, 1, 1, 2, 2, 3, 2, 0, 0, 1, 4, 0, 0, 2, 2, 2, 2, 1, 2, 2, 0, 1, 1, 0, 3, 1, 1, 1, 3, 2, 2, 4, 2, 1, 2, 0, 1, 0, 3, 2, 2, 0, 3, 1, 1, 2, 2, 3, 2, 1, 1, 1, 1, 4, 3, 3, 3, 0, 0, 0, 1, 2, 2, 1, 1, 2, 5, 1, 1, 2, 2, 3, 2, 2, 2, 3, 2, 1, 4, 4, 4, 5, 3, 3, 2, 0, 0, 3, 2, 2, 2, 2, 4, 1, 2, 1, 2, 1, 3, 3, 3, 4, 1, 0, 2, 2, 4, 1, 2, 2, 0, 1, 1, 2, 2, 4, 1, 3, 0, 2, 2, 4, 1, 0, 1, 0, 2, 4, 0, 1, 3, 2, 1, 3, 4, 3, 4, 0, 3, 2, 2, 1, 3, 1, 2, 3, 1, 1, 2, 3, 3, 2, 2, 3, 1, 3, 2, 2, 3, 3, 1, 4, 2, 3, 2, 1, 2, 0, 3, 2, 3, 0, 5, 1, 1, 0, 2, 2, 2, 2, 1, 2, 3, 3, 2, 1, 1, 1, 0, 4, 4, 4, 2, 1, 5, 0, 4, 2, 1, 2, 1, 0, 2, 3, 1, 2, 4, 3, 4, 3, 1, 1, 1, 1, 1, 3, 5, 2, 1, 2, 1, 3, 1, 2, 1, 1, 5, 2, 0, 2, 4, 3, 1, 4, 3, 0, 3, 1, 1, 1, 0, 2, 0, 2, 2, 4, 1, 1, 3, 0, 2, 2, 0, 1, 2, 3, 0, 4, 2, 4, 1, 2, 2, 2, 3, 1, 2, 0, 3, 2, 2, 2, 2, 1, 1, 3, 1, 4, 1, 2, 3, 4, 3, 3, 3, 0, 2, 2, 3, 2, 3, 2, 2, 1, 2, 2, 3, 1, 3, 3, 4, 0, 1, 2, 0, 2, 0, 0, 3, 0, 3, 0, 1, 0, 3, 1, 2, 2, 3, 2, 1, 2, 1, 3, 2, 2, 1, 3, 2, 1, 1, 0, 0, 0, 0, 0, 4, 1, 4, 5, 1, 4, 1, 2, 3, 1, 1, 2, 1, 4, 4, 3, 5, 3, 2, 2, 2, 1, 2, 1, 0, 4, 3, 1, 1, 3, 2, 1, 1, 2, 4, 1, 2, 2, 0, 3, 1, 4, 0, 0, 2, 3, 2, 1, 4, 2, 2, 2, 2, 3, 2, 2, 2, 2, 3, 2, 3, 2, 3, 2, 2, 3, 4, 0, 4, 2, 5, 0, 3, 1, 1, 3, 5, 1, 0, 1, 5, 3, 3, 2, 2, 1, 5, 2, 1, 4, 2, 1, 3, 3, 3, 2, 3, 1, 2, 5, 2, 4, 2, 1, 1, 2, 2, 1, 1, 4, 2, 2, 0, 0, 1, 2, 2, 2, 0, 2, 2, 0, 1, 2, 0, 3, 2, 2, 1, 1, 4, 5, 0, 0, 2, 1, 1, 0, 1, 1, 1, 2, 2, 1, 4, 2, 1, 2, 2, 4, 2, 1, 3, 1, 4, 2, 1, 1, 0, 5, 2, 2, 1, 0, 1, 3, 0, 1, 1, 1, 0, 3, 1, 2, 3, 4, 1, 1, 3, 1, 2, 2, 2, 0, 1, 2, 1, 1, 3, 1, 2, 3, 0, 1, 1, 4, 2, 3, 1, 0, 2, 1, 2, 2, 0, 2, 1, 1, 2, 0, 0, 2, 3, 4, 1, 1, 2, 0, 1, 0, 1, 0, 1, 1, 0, 3, 2, 1, 1, 2, 1, 2, 1, 1, 2, 2, 2, 4, 2, 1, 2, 2, 1, 1, 1, 2, 3, 2, 0, 1, 1, 1, 2, 2, 1, 3, 3, 2, 3, 3, 2, 3, 5, 2, 0, 2, 3, 2, 0, 2, 0, 2, 1, 4, 1, 2, 3, 5, 2, 1, 1, 3, 1, 3, 1, 2, 1, 1, 1, 2, 2, 1, 2, 3, 1, 1, 5, 2, 4, 2, 1, 2, 2, 2, 1, 2, 1, 1, 4, 3, 2, 5, 3, 3, 2, 1, 2, 2, 4, 4, 1, 2, 0, 0, 0, 2, 1, 1, 2, 2, 0, 1, 1, 0, 1, 1, 2, 1, 2, 1, 0, 0, 1, 2, 2, 1, 1, 2, 1, 0, 1, 2, 1, 2, 0, 4, 3, 0, 1, 2, 3, 0, 1, 1, 2, 1, 2, 0, 2, 2, 1, 2, 3, 1, 3, 2, 2, 2, 2, 1, 2, 2, 2, 3, 1, 0, 1, 2, 0, 0, 3, 1, 2, 1, 1, 2, 1, 2, 1, 1, 3, 2, 1, 2, 2, 1, 1, 2, 1, 1, 4, 3, 1, 2, 0, 2, 1, 1, 0, 2, 1, 2, 3, 1, 2, 0, 2, 1, 2, 4, 2, 2, 1, 0, 1, 1, 1, 4, 2, 0, 2, 2, 2, 0, 1, 2, 3, 2, 1, 1, 2, 2, 0, 4, 1, 2, 2, 1, 3, 3, 1, 1, 3, 2, 1, 5, 0, 2, 0, 1, 2, 3, 1, 1, 1, 1, 1, 2, 0, 1, 0, 1, 2, 0, 2, 1, 0, 2, 0, 1, 1, 3, 0, 1, 2, 1, 3, 6, 2, 1, 1, 2, 4, 1, 0, 2, 5, 0, 4, 1, 1, 1, 0, 3, 0, 0, 2, 2, 1, 2, 1, 2, 1, 1, 0, 2, 2, 2, 2, 1, 0, 2, 1, 1, 1, 0, 3, 3, 1, 0, 2, 3, 1, 2, 2, 2, 3, 2, 0, 0, 0, 1, 5, 1, 2, 4, 0, 1, 3, 1, 2, 4, 0, 0, 2, 1, 3, 1, 2, 2, 2, 2, 1, 1, 2, 3, 1, 1, 0, 2, 2, 1, 2, 1, 0, 2, 4, 1, 1, 2, 1, 2, 3, 0, 2, 1, 3, 0, 1, 0, 1, 3, 1, 3, 0, 2, 2, 2, 2, 1, 2, 3, 2, 0, 0, 0, 0, 0, 1, 3, 1, 1, 2, 1, 0, 1, 0, 0, 1, 0, 0, 0, 2, 3, 1, 2, 1, 3, 1, 3, 2, 2, 1, 1, 2, 0, 1, 0, 1, 3, 0, 0, 2, 3, 2, 3, 2, 1, 3, 2, 0, 0, 2, 0, 1, 3, 1, 0, 1, 0, 1, 1, 1, 0, 0, 2, 2, 1, 0, 1, 0, 3, 2, 4, 1, 0, 1, 0, 0, 1, 1, 1, 1, 0, 1, 1, 0, 0, 2, 4, 2, 4, 1, 2, 5, 1, 1, 0, 3, 1, 1, 1, 1, 0, 1, 2, 2, 1, 1, 0, 1, 2, 1, 4, 1, 2, 2, 2, 1, 2, 3, 2, 1, 1, 0, 2, 1, 0, 3, 1, 2, 1, 2, 2, 1, 1, 3, 1, 1, 1, 1, 0, 2, 1, 2, 0, 1, 2, 0, 1, 0, 0, 2, 1, 2, 2, 1, 2, 3, 1, 2, 3, 2, 3, 0, 4, 2, 1, 2, 0, 0, 2, 3, 2, 3, 1, 3, 1, 2, 1, 1, 4, 1, 1, 1, 2, 3, 2, 6, 2, 2, 2, 2, 0, 2, 0, 0, 2, 0, 1, 3, 1, 2, 2, 0, 0, 0, 2, 0, 1, 3, 2, 1, 1, 4, 3, 2, 0, 1, 2, 2, 0, 1, 1, 1, 1, 2, 1, 1, 2, 1, 1, 1, 1, 1, 0, 1, 1, 0, 3, 2, 3, 0, 1, 1, 3, 3, 4, 3, 1, 2, 2, 1, 1, 0, 2, 0, 2, 1, 2, 1, 2, 2, 2, 1, 0, 3, 3, 1, 1, 1, 2, 2, 3, 0, 6, 1, 0, 3, 0, 2, 1, 1, 2, 2, 2, 2, 6, 1, 3, 2, 2, 2, 3, 1, 1, 4, 1, 3, 1, 1, 1, 1, 1, 3, 3, 3, 2, 2, 4, 2, 3, 1, 3, 0, 3, 2, 0, 2, 1, 2, 2, 2, 2, 0, 3, 2, 1, 1, 1, 2, 2, 3, 2, 2, 2, 3, 2, 2, 0, 3, 2, 1, 2, 3, 2, 2, 2, 2, 1, 0, 0, 3, 1, 2, 1, 2, 0, 2, 2, 2, 1, 1, 3, 1, 3, 0, 1, 1, 2, 3, 1, 4, 3, 2, 1, 2, 2, 0, 4, 1, 4, 2, 2, 5, 1, 1, 1, 4, 2, 3, 3, 2, 2, 4, 2, 1, 3, 2, 2, 1, 1, 3, 4, 0, 3, 4, 2, 2, 4, 3, 1, 1, 2, 1, 3, 0, 1, 2, 4, 1, 1, 6, 0, 1, 1, 0, 2, 4, 2, 2, 0, 2, 2, 2, 5, 3, 3, 3, 0, 1, 2, 2, 1, 3, 3, 1, 0, 4, 2, 2, 2, 3, 1, 2, 1, 3, 3, 0, 0, 0, 3, 1, 3, 0, 0, 1, 2, 2, 1, 2, 0, 1, 4, 1, 3, 3, 3, 0, 0, 5, 1, 3, 1, 1, 6, 2, 2, 1, 1, 0, 3, 1, 2, 0, 3, 0, 0, 3, 2, 1, 0, 3, 3, 2, 3, 3, 3, 3, 2, 2, 1, 1, 4, 3, 4, 3, 2, 0, 1, 2, 1, 1, 0, 0, 0, 1, 1, 2, 3, 2, 5, 3, 2, 1, 1, 4, 2, 3, 3, 4, 4, 1, 4, 2, 4, 4, 3, 6, 0, 2, 3, 2, 3, 0, 0, 0, 1, 5, 2, 6, 3, 1, 1, 3, 1, 1, 3, 2, 0, 1, 1, 1, 1, 1, 1, 1, 0, 0, 0, 1, 1, 1, 1, 1, 1, 1, 1, 0, 0, 0, 1, 0, 2, 1, 1, 1, 1, 1, 0, 0, 0, 1, 0, 1, 2, 1, 1, 0, 2, 0, 0, 0, 1, 0, 1, 1, 2, 1, 0, 1, 1, 0, 0, 1, 0, 1, 1, 1, 2, 0, 1, 1, 0, 0, 1, 0, 1, 1, 2, 1, 2, 1, 1, 3, 1, 1, 2, 3, 3, 1, 1, 2, 4, 0, 2, 2, 0, 3, 5, 3, 3, 3, 2, 1, 2, 2, 1, 1, 1, 3, 2, 1, 0, 0, 2, 3, 1, 3, 0, 3, 3, 2, 0, 1, 0, 3, 3, 4, 3, 4, 2, 1, 1, 0, 1, 0, 2, 2, 3, 4, 2, 3, 1, 1, 4, 3, 2, 1, 3, 3, 2, 2, 4, 3, 3, 2, 2, 1, 3, 1, 1, 2, 1, 2, 1, 1, 1, 3, 2, 2, 0, 2, 3, 1, 4, 4, 3, 1, 3, 2, 3, 0, 0, 3, 1, 1, 1, 1, 1, 4, 2, 3, 2, 2, 4, 0, 2, 1, 3, 1, 2, 3, 1, 1, 2, 1, 3, 2, 2, 4, 2, 3, 3, 1, 2, 0, 3, 1, 4, 3, 3, 1, 2, 1, 3, 0, 2, 0, 1, 4, 1, 1, 1, 2, 4, 4, 4, 5, 4, 1, 2, 4, 3, 3, 1, 4, 0, 3, 1, 3, 2, 0, 3, 5, 5, 0, 1, 1, 2, 1, 3, 1, 1, 1, 1, 1, 0, 2, 1, 1, 2, 2, 1, 0, 0, 0, 1, 0, 2, 1, 3, 0, 1, 0, 0, 1, 2, 2, 1, 0, 0, 1, 2, 1, 1, 1, 3, 1, 4, 2, 5, 1, 3, 3, 3, 1, 3, 1, 0, 2, 2, 3, 3, 3, 4, 1, 0, 1, 1, 0, 1, 1, 1, 0, 3, 1, 0, 1, 4, 2, 2, 3, 2, 2, 2, 3, 1, 4, 1, 3, 6, 2, 4, 1, 1, 0, 2, 2, 5, 3, 2, 1, 4, 4, 0, 2, 2, 4, 2, 3, 3, 2, 2, 4, 3, 4, 2, 1, 4, 3, 2, 7, 2, 4, 5, 0, 5, 4, 3, 3, 2, 2, 1, 1, 1, 1, 3, 2, 3, 3, 3, 3, 3, 4, 2, 0, 2, 1, 2, 1, 3, 1, 1, 3, 0, 3, 2, 2, 4, 2, 1, 2, 3, 4, 5, 1, 0, 2, 3, 1, 3, 2, 2, 5, 4, 2, 3, 0, 3, 0, 3, 2, 2, 3, 0, 0, 2, 1, 2, 3, 5, 1, 2, 2, 3, 1, 1, 4, 2, 1, 4, 2, 2, 1, 0, 3, 0, 3, 3, 5, 3, 2, 3, 3, 2, 3, 1, 3, 3, 3, 2, 3, 3, 6, 2, 3, 1, 1, 2, 3, 2, 2, 1, 1, 1, 1, 1, 2, 1, 0, 3, 2, 2, 2, 2, 4, 1, 1, 4, 1, 2, 2, 1, 0, 2, 2, 3, 1, 4, 1, 4, 0, 2, 3, 1, 2, 3, 0, 2, 2, 2, 3, 2, 3, 1, 2, 4, 2, 3, 1, 2, 1, 1, 4, 1, 1, 1, 0, 2, 2, 1, 5, 7, 0, 1, 1, 1, 0, 1, 2, 2, 1, 1, 2, 2, 0, 4, 3, 0, 2, 3, 1, 2, 1, 2, 3, 1, 2, 2, 1, 0, 1, 0, 3, 4, 3, 1, 3, 2, 0, 1, 3, 2, 2, 1, 2, 1, 1, 2, 1, 4, 2, 3, 0, 6, 5, 2, 1, 2, 1, 3, 1, 3, 1, 2, 1, 3, 1, 2, 4, 1, 4, 0, 0, 1, 2, 4, 2, 2, 3, 2, 3, 2, 1, 4, 0, 1, 1, 3, 2, 1, 1, 1, 2, 3, 4, 1, 1, 0, 3, 2, 1, 3, 1, 2, 1, 1, 4, 2, 1, 2, 1, 5, 3, 1, 2, 1, 1, 2, 0, 1, 0, 1, 2, 4, 3, 1, 0, 1, 3, 2, 3, 3, 2, 4, 0, 1, 3, 2, 2, 0, 3, 1, 1, 1, 2, 3, 2, 2, 4, 1, 1, 0, 4, 3, 3, 4, 5, 1, 0, 1, 2, 0, 2, 2, 0, 2, 1, 1, 0, 0, 1, 2, 1, 1, 3, 1, 2, 1, 0, 2, 2, 1, 0, 5, 4, 2, 3, 2, 3, 3, 1, 2, 3, 1, 0, 0, 0, 2, 2, 2, 3, 1, 0, 0, 2, 2, 1, 5, 3, 4, 2, 1, 3, 2, 4, 4, 4, 1, 1, 1, 3, 3, 1, 4, 4, 2, 1, 2, 0, 5, 0, 1, 2, 2, 2, 1, 1, 2, 2, 2, 1, 4, 4, 3, 3, 1, 4, 1, 2, 1, 3, 3, 0, 4, 1, 1, 1, 1, 2, 3, 0, 1, 2, 0, 0, 1, 2, 1, 2, 1, 0, 1, 0, 1, 1, 1, 0, 0, 2, 1, 3, 3, 2, 2, 0, 4, 3, 1, 0, 3, 2, 1, 2, 2, 1, 1, 1, 1, 1, 2, 0, 3, 0, 2, 2, 1, 4, 3, 0, 3, 3, 3, 3, 1, 3, 1, 2, 0, 3, 2, 3, 1, 1, 0, 1, 2, 1, 1, 3, 3, 1, 2, 3, 2, 1, 1, 2, 2, 1, 1, 0, 2, 1, 1, 3, 3, 1, 3, 0, 2, 0, 1, 0, 2, 1, 1, 1, 3, 2, 3, 0, 1, 0, 1, 1, 1, 2, 2, 2, 1, 2, 2, 2, 3, 1, 2, 1, 2, 2, 2, 1, 2, 2, 2, 3, 1, 2, 0, 1, 0, 0, 2, 1, 3, 0, 3, 3, 1, 0, 4, 2, 2, 6, 3, 3, 4, 2, 1, 0, 2, 3, 1, 2, 4, 3, 3, 4, 3, 5, 3, 4, 2, 6, 4, 3, 1, 1, 3, 0, 1, 1, 2, 0, 2, 1, 3, 4, 2, 1, 2, 3, 3, 1, 2, 2, 1, 3, 1, 1, 2, 3, 2, 3, 0, 1, 1, 1, 1, 2, 2, 2, 1, 1, 0, 2, 1, 1, 0, 0, 1, 2, 0, 2, 1, 0, 2, 2, 2, 1, 0, 2, 3, 2, 1, 2, 1, 2, 0, 1, 1, 2, 1, 1, 4, 1, 2, 0, 0, 0, 2, 1, 1, 0, 3, 2, 3, 2, 2, 2, 1, 3, 2, 3, 3, 1, 0, 3, 2, 1, 3, 3, 1, 2, 1, 1, 2, 2, 2, 0, 1, 1, 2, 1, 1, 3, 1, 3, 1, 0, 3, 1, 1, 2, 2, 1, 1, 2, 0, 2, 2, 1, 2, 2, 1, 4, 3, 1, 1, 3, 2, 0, 4, 1, 1, 2, 2, 2, 2, 1, 0, 0, 0, 1, 1, 1, 1, 0, 2, 0, 1, 1, 1, 0, 1, 2, 2, 3, 2, 0, 0, 1, 0, 1, 1, 1, 3, 2, 1, 1, 0, 1, 3, 3, 2, 2, 1, 2, 1, 0, 2, 1, 3, 3, 1, 2, 3, 2, 1, 1, 1, 3, 0, 0, 0, 1, 1, 2, 0, 0, 0, 1, 3, 2, 2, 0, 1, 3, 2, 1, 0, 1, 0, 1, 0, 1, 1, 1, 4, 4, 1, 0, 1, 2, 3, 1, 1, 2, 0, 1, 0, 1, 1, 1, 1, 2, 0, 1, 1, 4, 2, 5, 1, 0, 2, 1, 3, 4, 1, 2, 1, 3, 3, 3, 1, 1, 0, 1, 5, 1, 2, 0, 2, 0, 1, 1, 2, 2, 2, 2, 1, 2, 4, 3, 1, 0, 1, 2, 2, 3, 2, 1, 1, 1, 1, 2, 3, 3, 1, 2, 0, 2, 2, 3, 2, 0, 0, 2, 0, 3, 1, 3, 1, 2, 1, 1, 3, 1, 0, 0, 1, 1, 2, 1, 1, 4, 3, 1, 2, 1, 0, 1, 0, 0, 1, 2, 1, 2, 3, 0, 3, 2, 1, 4, 0, 0, 1, 1, 2, 1, 3, 3, 1, 3, 0, 2, 1, 2, 2, 2, 4, 1, 1, 1, 3, 0, 2, 3, 0, 3, 0, 0, 3, 1, 1, 1, 1, 2, 1, 0, 0, 3, 0, 4, 1, 2, 2, 1, 2, 1, 0, 3, 3, 2, 2, 1, 1, 2, 3, 2, 1, 1, 4, 2, 3, 2, 1, 1, 0, 1, 0, 1, 2, 1, 0, 3, 1, 1, 1, 2, 2, 3, 1, 2, 3, 1, 3, 4, 1, 0, 2, 1, 1, 1, 1, 1, 2, 4, 1, 1, 2, 3, 0, 1, 2, 0, 0, 2, 3, 0, 0, 3, 2, 3, 0, 1, 5, 2, 0, 2, 2, 3, 3, 2, 2, 3, 1, 1, 0, 1, 0, 2, 2, 1, 1, 2, 3, 1, 1, 0, 1, 2, 1, 0, 0, 0, 0, 0, 2, 3, 2, 1, 4, 3, 3, 0, 1, 1, 2, 2, 2, 3, 2, 4, 0, 2, 2, 3, 0, 0, 2, 1, 1, 3, 3, 1, 1, 1, 3, 1, 2, 1, 1, 3, 1, 2, 3, 0, 2, 3, 1, 0, 1, 3, 1, 1, 1, 1, 2, 4, 2, 4, 4, 1, 1, 3, 0, 2, 0, 0, 3, 1, 2, 2, 4, 1, 0, 3, 1, 2, 3, 3, 3, 0, 3, 0, 1, 0, 1, 1, 1, 3, 0, 3, 0, 2, 2, 3, 2, 3, 2, 2, 2, 1, 0, 0, 1, 3, 3, 0, 1, 1, 0, 2, 1, 0, 1, 2, 2, 1, 3, 0, 0, 1, 3, 1, 2, 0, 1, 1, 2, 3, 1, 0, 0, 1, 2, 1, 2, 0, 1, 3, 4, 3, 0, 1, 1, 1, 0, 2, 1, 3, 5, 2, 2, 1, 1, 1, 1, 2, 1, 1, 3, 0, 0, 1, 1, 1, 2, 2, 0, 3, 1, 3, 4, 0, 2, 0, 0, 0, 1, 1, 3, 0, 2, 0, 1, 2, 2, 2, 0, 1, 1, 3, 1, 0, 0, 3, 5, 2, 3, 2, 1, 1, 1, 5, 2, 2, 2, 0, 1, 1, 1, 2, 2, 4, 2, 1, 1, 4, 4, 2, 3, 1, 0, 2, 0, 1, 2, 3, 3, 1, 1, 3, 2, 2, 4, 2, 2, 2, 3, 0, 3, 3, 2, 2, 5, 0, 3, 1, 1, 1, 1, 2, 2, 2, 1, 3, 2, 2, 4, 1, 2, 4, 4, 2, 0, 0, 3, 0, 2, 3, 0, 4, 1, 1, 4, 3, 4, 2, 2, 0, 3, 3, 3, 0, 3, 1, 1, 2, 4, 1, 0, 3, 1, 1, 2, 2, 2, 1, 2, 4, 3, 1, 2, 2, 2, 2, 1, 2, 2, 1, 1, 1, 1, 3, 4, 2, 3, 4, 3, 2, 1, 5, 2, 2, 2, 4, 1, 1, 1, 0, 2, 3, 3, 2, 1, 2, 2, 4, 2, 0, 2, 2, 3, 3, 2, 2, 0, 0, 1, 1, 2, 2, 2, 1, 0, 2, 2, 0, 0, 4, 3, 0, 0, 1, 2, 1, 1, 2, 4, 1, 1, 1, 2, 0, 2, 2, 1, 2, 1, 1, 3, 0, 2, 3, 1, 1, 1, 1, 1, 2, 4, 1, 2, 1, 1, 3, 3, 1, 0, 2, 2, 4, 4, 1, 1, 2, 4, 2, 4, 4, 4, 0, 1, 2, 2, 5, 4, 2, 3, 0, 1, 1, 4, 1, 1, 3, 3, 3, 2, 2, 3, 1, 3, 1, 1, 3, 0, 0, 2, 0, 2, 0, 2, 2, 2, 1, 0, 1, 4, 4, 2, 0, 3, 1, 2, 2, 0, 0, 2, 2, 2, 2, 2, 1, 2, 3, 2, 3, 2, 2, 2, 2, 1, 1, 2, 1, 2, 1, 0, 2, 2, 0, 2, 3, 3, 1, 1, 1, 1, 3, 2, 2, 4, 4, 1, 1, 1, 2, 2, 1, 3, 0, 2, 2, 3, 3, 2, 0, 1, 3, 2, 0, 1, 1, 0, 2, 1, 3, 2, 2, 1, 0, 1, 0, 3, 4, 3, 0, 2, 3, 1, 3, 4, 1, 2, 2, 1, 1, 2, 0, 3, 0, 2, 3, 1, 2, 3, 3, 3, 3, 2, 1, 1, 2, 1, 0, 2, 2, 1, 2, 2, 1, 1, 2, 0, 0, 1, 3, 3, 3, 3, 0, 0, 1, 0, 1, 2, 1, 2, 4, 0, 3, 2, 1, 1, 1, 2, 3, 1, 3, 1, 2, 1, 3, 2, 3, 2, 3, 1, 0, 2, 3, 3, 1, 3, 2, 2, 3, 0, 2, 1, 1, 2, 2, 2, 2, 0, 1, 2, 1, 2, 2, 2, 2, 2, 2, 2, 2, 3, 2, 3, 1, 2, 2, 1, 2, 1, 2, 1, 1, 1, 1, 0, 1, 1, 1, 3, 2, 3, 3, 2, 3, 4, 3, 5, 3, 2, 0, 2, 3, 4, 1, 0, 2, 4, 2, 3, 1, 3, 0, 2, 3, 2, 2, 3, 4, 3, 1, 3, 3, 3, 2, 2, 2, 2, 2, 2, 2, 2, 2, 2, 3, 0, 1, 1, 5, 3, 4, 2, 1, 4, 3, 1, 2, 2, 1, 3, 2, 2, 3, 2, 1, 3, 4, 2, 2, 2, 4, 2, 3, 3, 1, 2, 1, 1, 1, 2, 1, 2, 0, 4, 2, 4, 3, 3, 2, 1, 1, 2, 1, 1, 2, 5, 2, 3, 1, 2, 2, 2, 5, 2, 2, 2, 0, 1, 1, 2, 0, 2, 3, 3, 5, 2, 2, 4, 2, 1, 0, 2, 0, 2, 1, 1, 3, 1, 3, 2, 2, 2, 0, 3, 3, 0, 3, 0, 3, 2, 2, 1, 2, 1, 2, 1, 1, 4, 0, 0, 4, 1, 2, 1, 2, 2, 0, 2, 2, 3, 1, 3, 2, 2, 2, 1, 0, 2, 0, 0, 5, 1, 1, 4, 1, 1, 1, 1, 1, 3, 2, 4, 3, 1, 1, 2, 4, 2, 2, 3, 2, 1, 0, 2, 1, 2, 4, 2, 4, 5, 1, 2, 1, 1, 2, 3, 2, 2, 0, 3, 2, 1, 3, 1, 2, 3, 1, 3, 3, 1, 3, 2, 0, 2, 0, 3, 1, 1, 2, 3, 2, 1, 2, 1, 5, 2, 1, 1, 2, 4, 1, 1, 2, 2, 1, 4, 2, 5, 2, 1, 0, 2, 3, 4, 3, 2, 3, 1, 0, 4, 2, 2, 4, 2, 3, 2, 0, 1, 2, 1, 2, 2, 2, 1, 1, 4, 2, 0, 2, 3, 1, 1, 4, 3, 4, 3, 2, 2, 2, 1, 0, 2, 2, 2, 1, 0, 4, 1, 0, 2, 1, 1, 3, 2, 0, 3, 2, 1, 1, 1, 2, 2, 3, 1, 2, 2, 1, 1, 1, 2, 1, 2, 1, 3, 1, 2, 1, 3, 1, 3, 2, 1, 2, 0, 1, 2, 0, 4, 0, 1, 1, 1, 1, 1, 0, 3, 3, 1, 3, 2, 0, 1, 0, 1, 2, 1, 3, 3, 1, 2, 0, 1, 2, 3, 2, 2, 1, 1, 0, 4, 1, 3, 3, 0, 0, 2, 3, 2, 1, 4, 1, 2, 2, 0, 4, 4, 2, 1, 2, 2, 2, 2, 1, 2, 2, 1, 1, 2, 1, 2, 0, 2, 0, 1, 1, 1, 1, 1, 5, 2, 2, 6, 2, 2, 0, 2, 0, 2, 2, 4, 3, 1, 2, 3, 1, 3, 1, 3, 2, 2, 2, 2, 0, 2, 1, 1, 1, 1, 2, 2, 1, 4, 1, 3, 0, 2, 1, 1, 1, 0, 0, 1, 2, 1, 2, 2, 2, 4, 1, 0, 2, 2, 2, 4, 1, 3, 1, 3, 2, 1, 1, 1, 1, 1, 2, 1, 0, 1, 0, 1, 1, 1, 1, 3, 3, 3, 2, 3, 0, 3, 3, 0, 1, 2, 1, 2, 4, 2, 0, 0, 1, 3, 1, 0, 1, 5, 4, 2, 3, 5, 1, 3, 1, 4, 2, 2, 1, 2, 0, 1, 1, 2, 1, 2, 1, 2, 2, 2, 5, 1, 2, 0, 1, 2, 0, 1, 2, 2, 2, 3, 0, 0, 0, 2, 1, 0, 3, 3, 1, 1, 2, 1, 2, 1, 1, 1, 2, 3, 2, 2, 1, 2, 1, 2, 0, 3, 1, 1, 1, 4, 2, 1, 1, 2, 1, 2, 1, 2, 1, 2, 1, 1, 1, 0, 2, 4, 2, 1, 2, 0, 1, 3, 1, 3, 3, 0, 4, 2, 4, 1, 0, 1, 2, 1, 1, 1, 1, 2, 1, 1, 4, 3, 1, 2, 0, 3, 1, 0, 1, 1, 2, 1, 2, 3, 2, 2, 2, 3, 1, 2, 3, 0, 2, 2, 0, 1, 2, 3, 3, 1, 1, 1, 1, 1, 1, 3, 0, 3, 3, 3, 1, 1, 2, 2, 1, 3, 1, 3, 1, 1, 0, 2, 4, 3, 2, 0, 3, 1, 2, 1, 2, 4, 0, 3, 3, 1, 1, 4, 1, 2, 3, 0, 3, 1, 1, 2, 4, 2, 3, 1, 1, 4, 3, 0, 1, 2, 4, 1, 4, 1, 2, 2, 2, 3, 2, 3, 1, 4, 2, 2, 2, 5, 3, 2, 1, 2, 2, 1, 3, 2, 2, 4, 4, 1, 1, 1, 1, 2, 0, 1, 2, 1, 2, 3, 0, 2, 3, 3, 1, 0, 2, 1, 1, 1, 0, 3, 3, 2, 2, 1, 2, 2, 0, 0, 0, 0, 1, 1, 2, 2, 1, 1, 2, 2, 3, 2, 0, 1, 2, 2, 1, 1, 2, 4, 3, 3, 1, 2, 4, 3, 0, 2, 0, 0, 3, 2, 2, 2, 2, 1, 2, 5, 1, 3, 0, 3, 0, 1, 1, 0, 0, 2, 3, 1, 0, 2, 1, 1, 2, 2, 2, 1, 0, 2, 4, 3, 4, 1, 0, 0, 4, 2, 1, 1, 5, 2, 2, 1, 2, 1, 0, 2, 2, 0, 2, 2, 0, 2, 1, 2, 1, 1, 2, 1, 0, 2, 2, 2, 2, 1, 2, 1, 1, 1, 1, 2, 2, 2, 0, 0, 1, 0, 2, 2, 2, 2, 1, 2, 2, 2, 2, 1, 1, 3, 3, 1, 1, 2, 1, 2, 2, 2, 1, 0, 0, 1, 3, 0, 0, 0, 0, 0, 1, 0, 4, 1, 1, 1, 1, 2, 1, 3, 2, 2, 1, 0, 2, 2, 1, 1, 3, 3, 3, 5, 4, 1, 3, 3, 1, 1, 3, 0, 1, 1, 3, 2, 2, 2, 4, 3, 1, 2, 5, 3, 2, 1, 2, 2, 2, 1, 4, 2, 3, 5, 1, 2, 2, 4, 2, 0, 2, 2, 0, 1, 0, 2, 4, 2, 2, 2, 1, 3, 2, 3, 1, 1, 2, 0, 2, 0, 3, 2, 2, 2, 2, 1, 2, 1, 0, 2, 3, 2, 3, 1, 2, 3, 1, 2, 3, 0, 1, 3, 4, 1, 1, 3, 1, 3, 3, 2, 2, 2, 1, 0, 1, 1, 3, 1, 2, 1, 2, 1, 2, 2, 3, 4, 1, 1, 0, 1, 2, 1, 1, 2, 4, 3, 1, 0, 0, 2, 2, 4, 2, 1, 1, 3, 2, 1, 1, 3, 2, 0, 2, 2, 1, 2, 1, 2, 3, 2, 2, 1, 1, 1, 1, 2, 2, 1, 1, 0, 1, 2, 1, 3, 2, 2, 1, 0, 5, 3, 3, 1, 2, 1, 0, 3, 1, 3, 1, 2, 3, 4, 2, 1, 4, 4, 0, 2, 0, 1, 2, 3, 2, 2, 3, 2, 3, 0, 2, 3, 4, 0, 4, 1, 0, 3, 0, 3, 3, 3, 3, 3, 4, 3, 2, 3, 3, 3, 2, 2, 3, 0, 2, 0, 1, 1, 3, 2, 3, 2, 0, 2, 2, 3, 5, 2, 0, 1, 1, 2, 2, 0, 3, 1, 2, 5, 0, 3, 4, 0, 3, 3, 2, 2, 2, 2, 2, 2, 1, 2, 1, 4, 0, 3, 2, 3, 3, 4, 4, 2, 3, 1, 3, 1, 2, 0, 2, 1, 4, 3, 2, 1, 3, 4, 1, 2, 2, 0, 3, 0, 2, 1, 0, 2, 5, 1, 3, 4, 2, 1, 1, 2, 3, 0, 3, 0, 3, 2, 2, 2, 3, 1, 1, 2, 2, 1, 1, 2, 2, 2, 0, 2, 2, 0, 2, 1, 3, 1, 2, 1, 2, 1, 3, 2, 1, 3, 2, 3, 0, 2, 3, 0, 1, 4, 3, 4, 4, 0, 0, 3, 2, 1, 2, 3, 1, 2, 2, 3, 3, 4, 1, 3, 2, 0, 2, 4, 2, 2, 1, 0, 2, 3, 0, 2, 2, 0, 1, 2, 1, 4, 3, 1, 1, 1, 1, 0, 1, 0, 2, 0, 2, 1, 3, 1, 2, 1, 1, 3, 0, 2, 1, 1, 0, 2, 4, 1, 3, 2, 1, 1, 3, 1, 3, 2, 2, 0, 1, 4, 2, 3, 3, 3, 3, 1, 3, 1, 2, 2, 2, 4, 0, 3, 2, 4, 3, 2, 2, 3, 0, 0, 3, 4, 2, 0, 1, 2, 0, 2, 1, 1, 2, 2, 2, 1, 1, 3, 1, 1, 5, 1, 1, 4, 2, 2, 1, 1, 0, 2, 3, 1, 3, 2, 1, 3, 1, 1, 1, 2, 0, 1, 1, 1, 3, 1, 2, 2, 0, 0, 2, 2, 1, 2, 0, 0, 2, 2, 2, 2, 1, 3, 3, 0, 2, 1, 2, 2, 1, 2, 1, 1, 2, 0, 1, 2, 3, 0, 2, 1, 2, 1, 1, 1, 0, 1, 3, 0, 2, 1, 0, 1, 1, 1, 5, 1, 2, 0, 3, 2, 1, 1, 0, 1, 0, 0, 2, 0, 0, 1, 0, 2, 1, 0, 2, 1, 1, 1, 4, 1, 0, 2, 0, 1, 0, 4, 5, 3, 2, 0, 2, 1, 2, 3, 2, 4, 5, 1, 3, 3, 2, 2, 1, 2, 1, 3, 2, 2, 4, 4, 7, 5, 1, 4, 0, 1, 2, 1, 2, 1, 1, 0, 1, 2, 3, 0, 1, 2, 4, 2, 1, 3, 1, 1, 1, 3, 2, 1, 0, 0, 2, 1, 1, 0, 0, 2, 1, 0, 3, 3, 1, 2, 1, 1, 2, 1, 1, 2, 0, 2, 4, 4, 2, 1, 1, 1, 5, 0, 2, 1, 1, 2, 0, 2, 2, 0, 2, 1, 1, 3, 0, 2, 4, 1, 2, 3, 1, 2, 4, 2, 5, 2, 3, 5, 2, 3, 2, 4, 2, 3, 0, 4, 0, 1, 0, 1, 2, 1, 2, 0, 1, 1, 3, 1, 2, 3, 0, 0, 2, 1, 0, 2, 2, 1, 2, 3, 1, 0, 2, 2, 1, 3, 0, 2, 2, 2, 5, 1, 1, 1, 0, 1, 2, 1, 4, 4, 1, 2, 3, 4, 2, 3, 0, 1, 0, 1, 4, 3, 2, 3, 2, 1, 4, 1, 2, 2, 2, 3, 2, 4, 1, 3, 1, 2, 2, 1, 4, 0, 3, 0, 4, 0, 1, 1, 3, 2, 1, 4, 0, 0, 3, 2, 1, 0, 0, 2, 1, 1, 4, 4, 0, 3, 1, 1, 3, 1, 1, 2, 0, 2, 3, 5, 4, 2, 2, 2, 2, 2, 1, 3, 2, 1, 2, 0, 3, 3, 3, 1, 3, 1, 2, 2, 0, 1, 2, 2, 1, 2, 2, 0, 0, 1, 6, 2, 2, 2, 0, 3, 0, 2, 0, 1, 2, 1, 3, 4, 1, 1, 1, 1, 1, 2, 3, 2, 2, 1, 1, 3, 1, 2, 3, 3, 3, 4, 3, 3, 0, 1, 1, 2, 5, 0, 2, 1, 2, 2, 3, 0, 1, 0, 2, 1, 0, 2, 1, 5, 0, 2, 0, 0, 3, 1, 3, 1, 1, 0, 3, 2, 1, 0, 1, 1, 1, 1, 3, 1, 1, 2, 3, 2, 2, 1, 2, 1, 4, 1, 1, 0, 2, 2, 2, 1, 3, 1, 2, 1, 0, 1, 1, 3, 1, 2, 2, 1, 0, 2, 1, 1, 2, 3, 2, 4, 2, 1, 1, 1, 0, 1, 2, 1, 2, 2, 2, 0, 2, 2, 1, 0, 0, 1, 1, 1, 2, 2, 0, 2, 0, 1, 1, 2, 2, 0, 1, 2, 0, 2, 2, 2, 0, 2, 3, 3, 2, 1, 3, 1, 2, 0, 0, 2, 1, 3, 2, 0, 2, 2, 2, 4, 1, 1, 0, 3, 2, 2, 2, 1, 5, 1, 1, 2, 3, 0, 2, 1, 1, 0, 2, 3, 3, 1, 3, 3, 1, 2, 1, 3, 2, 3, 0, 2, 0, 1, 1, 1, 1, 4, 0, 2, 1, 5, 4, 2, 1, 2, 1, 2, 3, 2, 3, 3, 2, 1, 1, 1, 1, 0, 2, 3, 1, 1, 2, 2, 3, 0, 1, 2, 2, 1, 1, 3, 1, 3, 2, 2, 2, 2, 2, 1, 1, 1, 2, 0, 2, 1, 4, 1, 2, 0, 1, 2, 4, 2, 1, 0, 1, 1, 0, 3, 1, 1, 3, 2, 1, 3, 1, 2, 2, 1, 3, 3, 3, 0, 2, 0, 4, 3, 1, 0, 1, 1, 2, 1, 0, 2, 1, 3, 1, 2, 2, 0, 2, 3, 2, 1, 1, 2, 0, 2, 1, 1, 5, 1, 3, 1, 3, 1, 1, 1, 0, 1, 6, 1, 0, 1, 1, 1, 0, 3, 0, 0, 0, 0, 1, 0, 0, 0, 4, 1, 0, 0, 3, 3, 1, 0, 1, 1, 1, 0, 1, 1, 4, 0, 0, 0, 0, 1, 1, 2, 1, 2, 0, 2, 2, 0, 1, 0, 1, 2, 0, 3, 1, 1, 2, 2, 1, 2, 3, 3, 1, 3, 3, 4, 2, 3, 1, 2, 2, 0, 2, 0, 0, 1, 1, 1, 1, 2, 2, 1, 0, 1, 0, 1, 0, 0, 1, 1, 0, 2, 1, 0, 3, 0, 1, 0, 1, 0, 1, 1, 1, 0, 3, 2, 1, 3, 3, 2, 0, 2, 2, 0, 0, 2, 1, 1, 2, 0, 1, 1, 2, 1, 3, 1, 0, 0, 0, 1, 1, 2, 2, 0, 2, 3, 0, 3, 1, 1, 2, 2, 1, 0, 1, 2, 3, 2, 1, 1, 2, 0, 1, 3, 1, 6, 1, 1, 1, 0, 2, 1, 0, 1, 1, 0, 1, 0, 1, 0, 2, 2, 1, 2, 2, 0, 0, 0, 1, 1, 3, 2, 1, 1, 1, 2, 2, 1, 1, 0, 0, 0, 0, 1, 0, 1, 1, 0, 0, 1, 2, 1, 2, 1, 1, 3, 1, 0, 2, 1, 0, 0, 0, 1, 0, 1, 1, 3, 1, 0, 0, 2, 0, 1, 1, 1, 1, 0, 3, 0, 0, 0, 4, 1, 0, 1, 1, 0, 2, 1, 3, 1, 2, 1, 3, 2, 0, 1, 1, 0, 1, 0, 0, 2, 2, 0, 0, 0, 0, 2, 1, 3, 1, 1, 2, 0, 1, 1, 1, 2, 1, 0, 1, 0, 3, 0, 0, 2, 1, 1, 0, 0, 0, 0, 0, 0, 2, 3, 0, 0, 0, 0, 1, 0, 2, 2, 1, 3, 2, 1, 3, 1, 1, 1, 1, 4, 0, 2, 0, 1, 1, 1, 2, 1, 1, 2, 1, 0, 0, 3, 1, 1, 4, 3, 0, 2, 3, 0, 1, 2, 2, 1, 1, 1, 2, 2, 2, 3, 3, 1, 0, 3, 2, 0, 2, 1, 1, 2, 0, 2, 0, 5, 2, 0, 1, 0, 3, 0, 0, 1, 1, 0, 1, 2, 0, 0, 1, 2, 0, 0, 1, 0, 1, 3, 3, 0, 3, 1, 0, 0, 3, 2, 2, 1, 3, 2, 4, 1, 1, 1, 1, 2, 3, 2, 1, 1, 5, 0, 2, 3, 1, 1, 1, 1, 0, 1, 1, 2, 2, 2, 1, 2, 2, 2, 1, 0, 1, 1, 1, 1, 2, 1, 3, 3, 1, 2, 2, 0, 1, 2, 1, 0, 0, 0, 2, 3, 1, 2, 0, 1, 1, 2, 0, 1, 2, 3, 2, 1, 1, 1, 2, 1, 1, 1, 2, 2, 2, 0, 2, 1, 1, 0, 2, 1, 2, 1, 0, 1, 2, 1, 1, 0, 2, 0, 1, 1, 0, 1, 0, 0, 1, 0, 1, 2, 3, 2, 1, 2, 2, 2, 2, 1, 3, 0, 2, 2, 3, 1, 2, 1, 0, 1, 1, 1, 0, 0, 5, 1, 1, 1, 0, 1, 1, 2, 1, 2, 1, 0, 0, 2, 0, 1, 2, 0, 2, 3, 1, 0, 2, 1, 2, 1, 1, 0, 2, 0, 2, 1, 3, 2, 0, 0, 0, 1, 3, 0, 2, 2, 2, 2, 4, 2, 1, 1, 1, 1, 3, 4, 3, 2, 3, 3, 1, 1, 1, 3, 2, 3, 0, 0, 0, 0, 1, 0, 2, 4, 0, 3, 1, 3, 3, 3, 2, 0, 2, 2, 3, 5, 3, 1, 1, 1, 1, 2, 2, 2, 2, 1, 1, 2, 3, 1, 1, 1, 2, 0, 3, 4, 0, 2, 1, 1, 1, 1, 2, 1, 1, 1, 4, 1, 1, 1, 2, 2, 1, 2, 2, 2, 3, 3, 2, 2, 2, 2, 2, 0, 3, 3, 5, 2, 1, 1, 1, 1, 1, 1, 2, 1, 1, 2, 1, 5, 1, 1, 1, 0, 0, 0, 1, 0, 0, 2, 0, 1, 4, 3, 3, 4, 4, 0, 0, 1, 2, 0, 3, 1, 0, 3, 0, 2, 1, 1, 4, 3, 0, 2, 3, 2, 1, 2, 0, 0, 1, 2, 1, 4, 1, 5, 1, 5, 5, 4, 2, 0, 3, 3, 2, 2, 3, 3, 2, 1, 1, 1, 1, 2, 3, 0, 1, 0, 1, 2, 0, 3, 0, 1, 0, 4, 2, 1, 2, 1, 0, 2, 0, 0, 0, 1, 2, 1, 1, 4, 2, 1, 3, 0, 2, 2, 3, 0, 0, 0, 1, 0, 2, 1, 2, 0, 0, 2, 3, 1, 1, 0, 1, 1, 0, 2, 2, 1, 2, 1, 1, 1, 0, 0, 0, 2, 1, 0, 1, 1, 1, 2, 1, 2, 0, 0, 1, 0, 0, 1, 0, 0, 1, 2, 1, 1, 1, 2, 0, 0, 3, 0, 2, 2, 3, 1, 0, 2, 1, 3, 1, 1, 2, 2, 1, 0, 1, 2, 2, 1, 2, 2, 2, 1, 2, 0, 2, 3, 2, 0, 3, 0, 2, 0, 0, 2, 2, 0, 1, 0, 2, 0, 2, 1, 0, 4, 1, 1, 2, 3, 1, 1, 2, 2, 6, 0, 1, 0, 1, 1, 0, 3, 1, 1, 1, 2, 0, 2, 3, 1, 2, 2, 2, 1, 2, 1, 1, 0, 1, 1, 2, 4, 0, 2, 1, 3, 2, 1, 3, 1, 1, 0, 1, 4, 3, 2, 1, 2, 1, 0, 0, 1, 1, 1, 3, 1, 2, 4, 2, 2, 1, 2, 1, 1, 2, 1, 1, 0, 2, 1, 1, 1, 2, 3, 2, 1, 1, 2, 1, 3, 1, 3, 2, 3, 0, 2, 4, 2, 2, 2, 2, 3, 3, 1, 3, 1, 0, 1, 3, 0, 0, 1, 2, 3, 1, 0, 3, 1, 0, 1, 0, 2, 1, 2, 1, 0, 2, 2, 1, 0, 2, 0, 2, 2, 1, 1, 0, 1, 2, 1, 2, 2, 2, 0, 1, 1, 1, 1, 2, 2, 0, 1, 1, 0, 2, 1, 1, 3, 1, 4, 1, 2, 1, 0, 1, 2, 1, 1, 1, 2, 1, 3, 3, 1, 0, 0, 0, 2, 0, 2, 1, 1, 1, 1, 0, 0, 2, 0, 1, 0, 2, 2, 2, 2, 1, 1, 1, 4, 2, 2, 2, 1, 0, 0, 1, 1, 1, 3, 0, 0, 1, 0, 3, 1, 1, 1, 1, 1, 3, 3, 0, 1, 1, 2, 2, 3, 1, 0, 4, 3, 2, 2, 1, 1, 0, 1, 1, 2, 2, 1, 0, 2, 1, 2, 3, 2, 0, 2, 1, 1, 1, 1, 1, 0, 1, 2, 1, 3, 1, 1, 1, 0, 1, 2, 2, 1, 1, 2, 2, 0, 1, 3, 2, 0, 1, 1, 2, 1, 0, 1, 0, 1, 1, 3, 1, 1, 2, 2, 2, 1, 1, 0, 1, 1, 0, 2, 0, 1, 2, 2, 0, 0, 1, 1, 1, 2, 2, 5, 1, 2, 2, 4, 1, 1, 3, 1, 1, 3, 2, 2, 2, 4, 3, 1, 1, 0, 3, 4, 1, 3, 0, 1, 0, 3, 2, 1, 0, 3, 1, 5, 1, 1, 2, 0, 2, 1, 5, 2, 1, 2, 1, 3, 2, 1, 1, 2, 1, 0, 1, 3, 2, 1, 3, 0, 0, 2, 0, 3, 1, 2, 3, 3, 0, 0, 0, 2, 1, 0, 2, 4, 2, 1, 3, 1, 2, 1, 1, 3, 1, 2, 1, 2, 3, 2, 1, 5, 2, 3, 2, 2, 4, 4, 1, 1, 1, 4, 2, 3, 0, 2, 1, 1, 1, 2, 0, 2, 2, 2, 1, 2, 2, 0, 3, 4, 1, 0, 2, 3, 1, 3, 4, 2, 3, 2, 0, 2, 0, 2, 2, 4, 2, 5, 2, 3, 1, 2, 0, 2, 1, 0, 3, 2, 4, 2, 1, 3, 2, 1, 1, 1, 0, 1, 0, 1, 1, 1, 1, 1, 1, 1, 5, 2, 1, 1, 1, 0, 2, 3, 0, 1, 0, 2, 4, 1, 3, 4, 1, 1, 2, 1, 0, 3, 2, 1, 3, 2, 0, 0, 1, 2, 2, 3, 2, 2, 3, 3, 3, 2, 2, 1, 1, 0, 2, 1, 0, 1, 3, 0, 4, 1, 1, 1, 1, 1, 0, 2, 4, 0, 5, 3, 3, 2, 2, 3, 3, 1, 4, 2, 2, 3, 0, 4, 1, 0, 2, 0, 0, 3, 0, 1, 5, 0, 1, 2, 2, 3, 2, 2, 1, 3, 1, 2, 3, 3, 0, 2, 2, 1, 0, 1, 1, 3, 4, 2, 0, 1, 2, 2, 2, 2, 3, 2, 2, 3, 2, 2, 3, 4, 3, 2, 1, 1, 0, 3, 0, 3, 0, 2, 0, 1, 2, 2, 2, 3, 2, 1, 2, 1, 1, 2, 3, 3, 0, 0, 5, 0, 4, 3, 0, 0, 3, 0, 2, 3, 3, 1, 6, 0, 2, 3, 1, 2, 0, 2, 1, 2, 1, 4, 0, 1, 0, 3, 2, 1, 3, 2, 1, 4, 3, 1, 1, 1, 2, 2, 2, 1, 0, 4, 2, 2, 0, 2, 2, 0, 1, 3, 1, 2, 0, 2, 1, 2, 1, 2, 2, 3, 0, 0, 3, 2, 2, 1, 4, 2, 0, 3, 3, 2, 4, 2, 2, 1, 1, 0, 3, 2, 1, 3, 0, 2, 1, 2, 2, 3, 0, 2, 2, 0, 1, 4, 3, 1, 1, 0, 2, 0, 3, 2, 1, 1, 2, 1, 1, 1, 3, 2, 1, 1, 2, 1, 3, 3, 1, 0, 2, 1, 1, 0, 2, 0, 1, 2, 4, 2, 3, 2, 0, 2, 4, 3, 1, 4, 2, 2, 1, 3, 0, 1, 1, 1, 1, 2, 2, 1, 0, 3, 2, 2, 2, 1, 1, 3, 1, 1, 1, 2, 3, 1, 2, 3, 1, 2, 2, 1, 1, 2, 0, 1, 1, 2, 5, 2, 3, 2, 4, 1, 0, 0, 4, 2, 3, 1, 0, 0, 1, 0, 2, 2, 2, 3, 3, 1, 3, 1, 1, 3, 1, 1, 2, 3, 2, 4, 3, 0, 1, 1, 1, 1, 1, 1, 0, 0, 1, 1, 1, 1, 2, 1, 1, 0, 2, 0, 3, 2, 0, 2, 1, 4, 0, 0, 2, 3, 2, 0, 1, 2, 1, 2, 0, 1, 1, 1, 2, 6, 3, 4, 2, 8, 7, 1, 3, 2, 3, 5, 4, 3, 1, 4, 5, 2, 1, 0, 2, 2, 0, 2, 0, 1, 2, 1, 3, 0, 2, 3, 2, 1, 2, 1, 1, 3, 1, 1, 3, 2, 2, 0, 1, 1, 1, 1, 1, 3, 4, 4, 3, 3, 3, 1, 1, 2, 2, 1, 0, 0, 2, 1, 1, 2, 3, 0, 1, 2, 1, 2, 1, 2, 2, 2, 2, 2, 0, 1, 1, 1, 2, 2, 3, 3, 1, 2, 3, 0, 0, 1, 2, 2, 1, 3, 3, 1, 2, 1, 1, 0, 3, 1, 1, 1, 1, 0, 3, 1, 1, 2, 3, 0, 2, 2, 1, 0, 1, 0, 3, 2, 2, 2, 0, 1, 2, 4, 1, 2, 1, 1, 1, 2, 4, 1, 1, 1, 0, 4, 2, 1, 0, 1, 3, 1, 1, 3, 2, 4, 1, 2, 1, 3, 1, 3, 2, 2, 2, 2, 1, 0, 1, 4, 1, 0, 0, 1, 0, 2, 1, 2, 0, 2, 3, 1, 3, 3, 1, 3, 1, 2, 1, 2, 4, 2, 2, 4, 2, 2, 0, 4, 1, 2, 2, 1, 1, 1, 0, 2, 1, 0, 2, 3, 2, 3, 0, 0, 2, 0, 2, 5, 2, 1, 0, 1, 0, 2, 1, 2, 1, 2, 1, 0, 0, 0, 1, 1, 2, 0, 0, 3, 1, 4, 2, 0, 2, 0, 0, 0, 2, 0, 0, 2, 2, 0, 1, 2, 1, 3, 2, 3, 2, 2, 2, 2, 2, 3, 0, 1, 1, 1, 1, 2, 4, 0, 0, 2, 0, 2, 2, 3, 0, 1, 1, 3, 3, 0, 0, 2, 0, 0, 1, 1, 1, 3, 1, 1, 2, 5, 3, 0, 1, 2, 1, 0, 0, 1, 2, 2, 0, 2, 2, 2, 1, 1, 1, 0, 0, 2, 1, 2, 2, 0, 1, 2, 1, 0, 2, 3, 2, 2, 0, 0, 1, 0, 2, 1, 2, 2, 1, 2, 1, 4, 2, 4, 1, 0, 1, 1, 2, 0, 1, 0, 1, 2, 3, 0, 3, 1, 0, 2, 1, 1, 0, 1, 4, 0, 0, 1, 3, 1, 0, 1, 0, 0, 4, 2, 1, 0, 0, 4, 3, 0, 3, 0, 1, 2, 1, 1, 0, 1, 0, 1, 0, 1, 1, 0, 3, 0, 2, 2, 0, 3, 2, 2, 2, 0, 3, 2, 2, 3, 0, 1, 1, 1, 2, 2, 4, 4, 2, 3, 3, 2, 1, 1, 3, 1, 0, 0, 3, 0, 0, 4, 0, 0, 2, 1, 0, 2, 3, 1, 2, 4, 2, 1, 3, 2, 3, 0, 0, 2, 3, 3, 1, 3, 1, 4, 2, 0, 1, 4, 1, 1, 1, 2, 0, 1, 5, 1, 1, 2, 2, 2, 2, 2, 2, 0, 2, 3, 4, 3, 1, 3, 2, 1, 2, 3, 1, 3, 0, 4, 1, 0, 3, 1, 0, 1, 0, 4, 3, 3, 1, 2, 5, 2, 4, 2, 6, 4, 4, 3, 4, 4, 1, 2, 2, 3, 1, 0, 1, 4, 0, 3, 2, 2, 1, 2, 3, 1, 1, 2, 2, 3, 1, 1, 5, 2, 2, 0, 1, 1, 3, 1, 1, 3, 1, 2, 3, 4, 2, 4, 2, 3, 2, 1, 2, 0, 3, 1, 0, 2, 0, 1, 3, 1, 3, 0, 1, 2, 4, 1, 2, 0, 0, 2, 3, 1, 3, 3, 3, 1, 1, 0, 1, 2, 2, 0, 3, 2, 1, 2, 2, 2, 1, 0, 1, 2, 3, 2, 1, 3, 1, 3, 0, 2, 2, 1, 0, 1, 2, 1, 1, 1, 4, 1, 2, 2, 3, 3, 1, 1, 1, 0, 0, 1, 3, 0, 1, 0, 4, 4, 2, 1, 2, 3, 2, 2, 2, 4, 2, 2, 2, 1, 3, 1, 0, 3, 2, 3, 1, 2, 3, 1, 1, 1, 1, 0, 0, 1, 3, 2, 4, 4, 2, 0, 2, 1, 2, 1, 1, 3, 1, 0, 4, 0, 4, 2, 2, 2, 1, 1, 1, 1, 0, 4, 3, 2, 2, 3, 1, 0, 0, 2, 4, 1, 1, 2, 1, 0, 2, 3, 1, 1, 2, 0, 2, 1, 1, 2, 1, 3, 3, 1, 1, 2, 2, 1, 2, 1, 0, 1, 2, 1, 1, 0, 3, 2, 1, 1, 0, 3, 0, 2, 1, 1, 1, 2, 1, 0, 4, 3, 1, 2, 1, 3, 1, 1, 2, 2, 1, 2, 0, 0, 3, 1, 3, 3, 3, 2, 3, 3, 1, 3, 1, 0, 0, 1, 2, 2, 5, 2, 1, 1, 3, 3, 2, 3, 2, 1, 1, 1, 1, 1, 2, 2, 2, 1, 3, 2, 3, 2, 3, 0, 1, 1, 1, 2, 1, 0, 2, 2, 1, 2, 2, 2, 1, 1, 3, 0, 0, 1, 3, 1, 3, 2, 5, 1, 2, 1, 2, 1, 2, 1, 2, 2, 1, 1, 2, 1, 1, 3, 3, 2, 1, 1, 3, 2, 2, 2, 0, 2, 0, 2, 3, 1, 1, 4, 4, 1, 1, 1, 1, 3, 1, 2, 3, 1, 2, 2, 2, 0, 1, 1, 2, 4, 0, 3, 0, 3, 3, 1, 1, 1, 0, 1, 2, 3, 3, 2, 3, 1, 2, 3, 2, 2, 2, 3, 0, 3, 1, 1, 1, 5, 1, 2, 0, 1, 1, 2, 2, 2, 5, 2, 0, 2, 2, 3, 0, 1, 2, 2, 1, 1, 2, 1, 3, 4, 3, 0, 1, 3, 4, 1, 2, 1, 1, 3, 1, 2, 0, 2, 4, 1, 2, 2, 3, 0, 2, 3, 3, 3, 2, 1, 1, 2, 3, 1, 3, 3, 2, 1, 2, 3, 1, 4, 2, 0, 2, 4, 0, 3, 3, 0, 1, 1, 5, 1, 1, 2, 1, 3, 0, 3, 2, 1, 1, 1, 2, 0, 1, 2, 1, 3, 1, 0, 0, 2, 2, 2, 0, 2, 3, 2, 4, 3, 1, 1, 1, 1, 1, 0, 1, 0, 2, 1, 1, 0, 1, 0, 2, 1, 2, 2, 1, 3, 0, 5, 0, 3, 5, 2, 2, 0, 0, 2, 2, 3, 1, 3, 3, 2, 0, 1, 5, 1, 1, 3, 0, 1, 5, 1, 1, 5, 1, 1, 1, 4, 2, 2, 2, 2, 1, 2, 1, 4, 2, 3, 2, 4, 2, 1, 3, 2, 3, 2, 0, 2, 1, 1, 1, 2, 4, 4, 4, 2, 4, 1, 1, 6, 1, 5, 1, 1, 2, 4, 2, 1, 1, 1, 1, 2, 0, 3, 2, 1, 1, 2, 3, 1, 1, 1, 3, 3, 5, 2, 2, 3, 2, 1, 3, 2, 3, 2, 1, 2, 1, 3, 2, 0, 1, 3, 1, 2, 2, 1, 1, 1, 4, 2, 2, 0, 2, 0, 2, 1, 1, 1, 0, 2, 1, 1, 2, 2, 1, 0, 1, 1, 0, 2, 2, 1, 1, 2, 3, 2, 3, 4, 2, 3, 0, 1, 3, 1, 3, 0, 2, 2, 1, 1, 1, 0, 1, 0, 3, 1, 2, 1, 1, 2, 0, 1, 2, 1, 2, 2, 0, 3, 3, 1, 4, 1, 0, 1, 1, 2, 1, 1, 0, 1, 1, 1, 1, 4, 2, 2, 1, 1, 3, 1, 1, 2, 2, 0, 1, 3, 3, 0, 5, 3, 0, 3, 2, 3, 1, 1, 2, 2, 1, 0, 1, 1, 4, 0, 1, 3, 1, 1, 1, 2, 2, 2, 1, 3, 2, 2, 4, 1, 0, 1, 0, 3, 3, 1, 1, 4, 1, 3, 1, 2, 1, 3, 2, 1, 1, 1, 1, 0, 2, 0, 1, 2, 1, 1, 0, 1, 1, 0, 2, 0, 1, 3, 1, 0, 0, 1, 3, 2, 1, 1, 2, 1, 1, 5, 1, 2, 0, 3, 0, 1, 3, 1, 1, 2, 1, 1, 1, 3, 0, 2, 1, 2, 2, 0, 1, 2, 1, 0, 2, 1, 3, 2, 1, 1, 3, 3, 2, 0, 1, 2, 1, 2, 1, 1, 1, 3, 2, 1, 3, 1, 0, 1, 2, 1, 3, 0, 2, 0, 3, 2, 4, 3, 0, 3, 1, 2, 4, 2, 1, 4, 1, 2, 3, 1, 2, 2, 2, 3, 0, 0, 2, 1, 1, 3, 1, 1, 2, 1, 1, 2, 2, 2, 4, 3, 1, 3, 1, 1, 3, 1, 1, 0, 2, 2, 2, 1, 2, 1, 1, 2, 4, 1, 1, 1, 2, 1, 1, 0, 0, 1, 1, 3, 0, 3, 2, 1, 4, 2, 0, 0, 3, 3, 2, 2, 2, 1, 1, 1, 2, 1, 2, 2, 4, 1, 4, 0, 2, 3, 0, 1, 2, 1, 1, 1, 4, 0, 3, 1, 2, 1, 1, 3, 0, 1, 0, 2, 2, 1, 2, 3, 2, 1, 0, 2, 2, 2, 4, 5, 2, 2, 0, 2, 1, 3, 2, 2, 2, 4, 3, 2, 0, 2, 2, 3, 1, 5, 2, 3, 2, 0, 1, 0, 3, 2, 0, 0, 1, 0, 1, 3, 2, 0, 0, 1, 3, 1, 0, 1, 1, 2, 0, 1, 3, 1, 4, 3, 1, 1, 3, 2, 2, 1, 1, 1, 4, 3, 2, 1, 1, 2, 1, 2, 2, 1, 2, 1, 2, 3, 1, 1, 0, 3, 2, 0, 2, 1, 4, 2, 1, 2, 0, 1, 4, 1, 3, 2, 1, 5, 1, 2, 3, 2, 2, 3, 4, 0, 1, 3, 0, 1, 1, 2, 1, 4, 3, 0, 1, 2, 3, 0, 1, 3, 2, 3, 1, 1, 5, 4, 3, 1, 3, 1, 2, 0, 0, 3, 1, 1, 2, 2, 1, 5, 1, 1, 1, 1, 2, 1, 2, 1, 3, 1, 4, 2, 1, 0, 5, 1, 1, 3, 3, 3, 1, 0, 2, 5, 2, 2, 2, 3, 2, 0, 3, 4, 5, 4, 2, 1, 0, 1, 0, 0, 2, 1, 3, 2, 1, 2, 0, 2, 3, 2, 2, 0, 3, 0, 0, 4, 1, 0, 1, 3, 3, 1, 3, 2, 2, 4, 1, 1, 3, 3, 0, 1, 0, 0, 2, 3, 2, 2, 0, 2, 0, 1, 2, 1, 0, 2, 3, 2, 0, 2, 2, 4, 3, 2, 1, 1, 0, 3, 1, 2, 1, 1, 1, 3, 4, 0, 1, 3, 0, 1, 1, 3, 1, 2, 1, 0, 0, 2, 2, 2, 2, 2, 1, 0, 2, 0, 1, 4, 0, 4, 2, 1, 1, 2, 2, 4, 1, 2, 3, 1, 0, 2, 1, 1, 0, 2, 1, 2, 1, 1, 1, 1, 2, 2, 3, 1, 2, 1, 1, 1, 1, 0, 0, 1, 0, 1, 0, 1, 2, 0, 1, 1, 0, 3, 2, 1, 0, 1, 3, 2, 1, 1, 1, 0, 3, 3, 0, 1, 3, 1, 4, 2, 0, 1, 1, 0, 0, 0, 3, 1, 1, 0, 0, 0, 0, 2, 1, 1, 3, 1, 2, 2, 2, 2, 1, 1, 3, 1, 1, 1, 0, 3, 2, 2, 1, 3, 1, 2, 1, 0, 2, 1, 1, 4, 1, 2, 5, 3, 2, 1, 1, 2, 2, 0, 3, 1, 2, 4, 2, 1, 0, 3, 4, 5, 1, 3, 0, 1, 0, 2, 2, 3, 2, 1, 4, 1, 2, 2, 2, 0, 4, 1, 2, 1, 2, 4, 1, 4, 1, 1, 1, 1, 2, 3, 1, 2, 1, 0, 2, 3, 2, 1, 2, 2, 3, 3, 2, 0, 2, 3, 1, 1, 4, 2, 5, 1, 4, 1, 2, 2, 1, 3, 1, 2, 3, 3, 2, 1, 1, 4, 3, 2, 2, 2, 1, 3, 3, 2, 5, 0, 4, 1, 1, 3, 1, 4, 4, 3, 2, 3, 3, 2, 1, 0, 0, 1, 3, 1, 0, 1, 1, 1, 2, 3, 1, 3, 0, 1, 2, 1, 2, 1, 1, 0, 4, 0, 2, 2, 2, 2, 0, 1, 0, 2, 1, 2, 1, 0, 1, 2, 1, 4, 3, 1, 2, 2, 0, 1, 2, 4, 1, 3, 3, 3, 2, 3, 1, 0, 1, 2, 3, 3, 1, 3, 2, 3, 1, 3, 2, 2, 3, 2, 1, 1, 2, 3, 4, 2, 0, 2, 2, 2, 5, 1, 0, 0, 1, 3, 3, 3, 3, 5, 4, 3, 3, 2, 1, 2, 1, 4, 3, 4, 2, 2, 2, 3, 3, 3, 3, 4, 1, 1, 2, 1, 2, 2, 2, 2, 2, 2, 1, 2, 3, 5, 0, 3, 1, 3, 2, 2, 0, 0, 1, 1, 2, 1, 4, 3, 1, 1, 2, 1, 0, 0, 1, 0, 2, 2, 0, 2, 1, 2, 4, 1, 3, 3, 2, 3, 4, 3, 0, 2, 0, 1, 0, 2, 4, 1, 1, 1, 2, 2, 1, 3, 1, 1, 1, 3, 0, 2, 1, 0, 0, 1, 1, 4, 2, 2, 0, 3, 1, 1, 0, 0, 2, 2, 2, 2, 2, 4, 1, 1, 3, 1, 4, 1, 2, 0, 1, 3, 2, 1, 2, 2, 4, 0, 1, 1, 1, 1, 0, 1, 3, 0, 4, 1, 2, 2, 0, 1, 5, 0, 3, 1, 3, 1, 0, 4, 2, 1, 2, 1, 1, 1, 1, 2, 3, 1, 2, 1, 2, 1, 1, 0, 4, 2, 1, 3, 5, 0, 2, 2, 2, 1, 2, 0, 2, 1, 1, 1, 4, 1, 2, 1, 5, 5, 3, 0, 2, 2, 4, 5, 2, 1, 1, 3, 1, 4, 1, 2, 2, 3, 2, 1, 2, 0, 1, 1, 1, 2, 1, 0, 1, 1, 1, 0, 1, 6, 5, 0, 0, 2, 4, 1, 2, 0, 2, 1, 2, 0, 2, 1, 3, 2, 0, 2, 1, 2, 1, 2, 1, 1, 4, 2, 1, 1, 1, 2, 1, 3, 4, 2, 2, 3, 1, 3, 3, 2, 3, 2, 3, 1, 2, 1, 3, 3, 0, 4, 1, 3, 3, 2, 2, 0, 0, 1, 1, 1, 3, 2, 1, 1, 3, 1, 0, 2, 1, 3, 0, 5, 2, 3, 1, 2, 1, 3, 0, 2, 2, 2, 2, 0, 1, 1, 1, 2, 3, 2, 3, 2, 0, 2, 1, 4, 1, 0, 2, 1, 2, 2, 3, 0, 1, 1, 1, 1, 2, 0, 1, 0, 2, 2, 3, 3, 2, 3, 1, 1, 1, 2, 0, 1, 2, 0, 2, 0, 2, 0, 3, 0, 3, 3, 2, 2, 3, 0, 5, 4, 3, 1, 1, 2, 1, 3, 3, 2, 1, 1, 1, 2, 3, 0, 2, 2, 2, 1, 1, 0, 2, 2, 0, 1, 1, 2, 1, 0, 2, 2, 1, 3, 0, 2, 2, 3, 2, 3, 2, 2, 1, 1, 1, 3, 3, 0, 2, 3, 3, 1, 2, 3, 0, 0, 3, 1, 1, 0, 2, 3, 0, 1, 1, 2, 0, 1, 1, 2, 3, 2, 2, 2, 0, 2, 3, 1, 0, 4, 1, 2, 2, 3, 1, 1, 3, 2, 2, 3, 2, 0, 3, 3, 1, 0, 2, 3, 2, 3, 0, 4, 2, 0, 2, 1, 1, 0, 2, 2, 0, 0, 1, 2, 1, 1, 3, 2, 1, 1, 2, 2, 1, 1, 4, 4, 2, 0, 3, 3, 3, 2, 1, 1, 2, 2, 2, 2, 0, 2, 1, 1, 2, 0, 1, 1, 1, 1, 2, 1, 0, 0, 0, 0, 3, 1, 2, 2, 2, 1, 0, 2, 0, 0, 2, 1, 0, 0, 1, 2, 2, 0, 2, 2, 3, 0, 2, 0, 1, 2, 1, 4, 0, 1, 0, 2, 3, 2, 2, 4, 3, 2, 1, 3, 0, 0, 1, 0, 0, 1, 0, 2, 0, 0, 2, 1, 2, 2, 2, 0, 0, 2, 0, 2, 2, 1, 2, 2, 0, 4, 2, 4, 2, 2, 5, 2, 1, 1, 3, 1, 1, 1, 2, 1, 1, 2, 0, 0, 2, 6, 2, 2, 1, 2, 2, 2, 1, 2, 3, 3, 3, 3, 4, 0, 1, 2, 2, 3, 4, 2, 2, 3, 2, 0, 1, 2, 3, 2, 2, 1, 2, 1, 3, 3, 3, 3, 1, 2, 2, 3, 0, 1, 3, 2, 2, 2, 2, 1, 2, 2, 2, 3, 4, 1, 0, 3, 5, 0, 2, 2, 1, 2, 2, 3, 2, 0, 2, 2, 2, 2, 0, 1, 3, 2, 2, 0, 1, 1, 2, 2, 4, 0, 3, 1, 3, 0, 1, 0, 2, 0, 0, 3, 0, 2, 4, 1, 1, 3, 0, 1, 1, 1, 2, 2, 0, 1, 2, 2, 3, 3, 2, 2, 1, 0, 0, 0, 1, 2, 3, 0, 0, 1, 1, 2, 2, 3, 2, 2, 2, 0, 2, 3, 1, 3, 2, 1, 2, 1, 5, 0, 1, 0, 1, 2, 0, 0, 0, 2, 3, 1, 0, 4, 1, 2, 2, 2, 0, 1, 1, 2, 3, 3, 3, 1, 2, 5, 1, 4, 2, 2, 2, 6, 2, 0, 2, 1, 3, 1, 2, 1, 0, 1, 1, 2, 0, 2, 1, 1, 2, 0, 3, 1, 3, 2, 3, 4, 2, 1, 0, 1, 2, 1, 3, 1, 3, 1, 1, 4, 2, 3, 0, 3, 0, 2, 1, 3, 2, 1, 1, 2, 3, 2, 4, 1, 4, 1, 3, 5, 1, 2, 3, 4, 2, 1, 0, 2, 2, 3, 1, 0, 2, 3, 2, 1, 2, 2, 1, 3, 3, 2, 2, 1, 4, 2, 1, 4, 3, 1, 1, 1, 0, 1, 4, 2, 2, 2, 2, 2, 2, 1, 1, 1, 3, 2, 2, 2, 0, 3, 1, 1, 3, 3, 4, 2, 1, 0, 0, 2, 1, 2, 0, 1, 2, 1, 1, 1, 4, 3, 2, 2, 1, 1, 4, 1, 1, 1, 3, 3, 0, 1, 1, 2, 3, 1, 0, 2, 2, 1, 5, 2, 2, 3, 3, 2, 3, 2, 3, 3, 3, 2, 4, 1, 1, 3, 2, 1, 0, 2, 1, 1, 1, 3, 4, 1, 2, 2, 0, 1, 2, 1, 2, 1, 1, 2, 3, 2, 1, 0, 3, 2, 4, 2, 1, 2, 2, 0, 1, 2, 0, 1, 1, 2, 3, 2, 2, 2, 1, 2, 2, 3, 1, 4, 0, 2, 2, 0, 2, 1, 2, 1, 2, 4, 3, 1, 4, 2, 2, 2, 1, 2, 2, 5, 1, 3, 0, 4, 1, 2, 1, 2, 1, 1, 4, 1, 3, 3, 3, 2, 2, 2, 2, 0, 1, 4, 1, 2, 3, 1, 2, 1, 2, 2, 0, 2, 1, 2, 0, 3, 2, 2, 4, 1, 3, 0, 3, 1, 4, 0, 4, 0, 2, 0, 4, 2, 1, 1, 4, 4, 1, 1, 1, 2, 1, 2, 3, 2, 0, 0, 1, 1, 1, 1, 1, 0, 1, 3, 2, 1, 0, 1, 2, 2, 2, 2, 0, 3, 0, 2, 1, 1, 1, 2, 0, 2, 2, 0, 2, 2, 1, 1, 3, 3, 0, 2, 2, 1, 1, 1, 1, 0, 3, 2, 1, 1, 3, 2, 1, 4, 2, 1, 5, 2, 0, 3, 2, 0, 0, 3, 3, 2, 2, 1, 1, 0, 1, 3, 1, 2, 1, 1, 3, 4, 1, 2, 1, 1, 2, 2, 0, 2, 2, 4, 0, 1, 3, 2, 1, 0, 1, 1, 2, 4, 1, 1, 0, 2, 1, 2, 2, 2, 1, 0, 0, 2, 1, 1, 3, 1, 2, 2, 0, 1, 2, 2, 2, 0, 2, 1, 0, 2, 1, 0, 2, 4, 1, 4, 2, 1, 2, 0, 2, 2, 1, 0, 1, 0, 1, 2, 1, 2, 0, 2, 0, 1, 1, 3, 2, 2, 1, 2, 0, 2, 1, 2, 1, 2, 1, 2, 1, 3, 2, 1, 1, 1, 1, 2, 3, 0, 1, 3, 1, 0, 1, 1, 2, 1, 1, 1, 1, 1, 1, 0, 1, 1, 0, 2, 2, 2, 2, 0, 2, 0, 3, 1, 0, 1, 2, 0, 1, 4, 3, 4, 3, 1, 2, 1, 0, 1, 4, 1, 2, 1, 1, 0, 2, 2, 1, 3, 1, 2, 2, 1, 1, 1, 1, 2, 2, 4, 2, 2, 1, 2, 2, 4, 1, 2, 3, 1, 1, 2, 0, 1, 2, 2, 1, 1, 2, 0, 1, 1, 1, 2, 2, 0, 0, 2, 3, 3, 3, 0, 4, 1, 4, 3, 3, 0, 2, 1, 2, 1, 1, 1, 1, 4, 1, 1, 1, 2, 0, 2, 2, 3, 2, 2, 3, 0, 4, 2, 1, 3, 2, 3, 5, 1, 2, 0, 1, 2, 1, 2, 2, 3, 3, 2, 1, 4, 3, 1, 2, 0, 2, 5, 1, 0, 1, 1, 3, 1, 2, 0, 2, 4, 4, 1, 2, 2, 2, 1, 1, 2, 2, 2, 2, 0, 0, 1, 0, 4, 1, 2, 0, 2, 3, 1, 1, 0, 1, 2, 0, 1, 2, 0, 0, 1, 1, 1, 0, 0, 3, 2, 4, 0, 3, 0, 1, 1, 0, 2, 0, 1, 1, 2, 0, 0, 2, 1, 3, 2, 0, 2, 0, 0, 1, 2, 0, 3, 2, 1, 0, 0, 0, 3, 1, 1, 2, 0, 1, 1, 0, 0, 3, 2, 4, 3, 2, 1, 0, 1, 1, 3, 1, 2, 0, 1, 1, 2, 2, 2, 2, 2, 2, 0, 2, 0, 3, 1, 0, 2, 1, 2, 0, 3, 1, 3, 4, 3, 0, 1, 1, 1, 2, 4, 2, 3, 1, 0, 0, 1, 0, 3, 2, 0, 1, 0, 1, 2, 2, 2, 5, 5, 3, 1, 1, 4, 1, 0, 1, 0, 2, 1, 0, 0, 2, 1, 1, 2, 1, 1, 0, 1, 2, 1, 0, 3, 3, 2, 0, 2, 2, 1, 2, 2, 0, 1, 0, 1, 1, 2, 1, 2, 2, 1, 1, 1, 1, 3, 0, 2, 2, 1, 1, 4, 1, 0, 1, 5, 1, 1, 0, 1, 2, 1, 2, 1, 2, 0, 2, 1, 1, 0, 1, 1, 3, 3, 2, 0, 0, 3, 2, 1, 1, 1, 0, 1, 2, 0, 3, 1, 4, 3, 2, 0, 3, 2, 2, 2, 1, 1, 0, 2, 1, 1, 2, 0, 0, 1, 2, 1, 3, 0, 1, 2, 2, 3, 1, 3, 2, 3, 1, 1, 3, 0, 2, 2, 1, 2, 0, 0, 2, 0, 0, 2, 0, 1, 2, 2, 2, 1, 0, 2, 1, 1, 1, 1, 0, 2, 2, 3, 3, 0, 1, 1, 2, 2, 1, 0, 1, 1, 4, 0, 2, 3, 2, 2, 2, 0, 2, 1, 3, 1, 1, 2, 1, 4, 1, 1, 1, 4, 0, 1, 1, 1, 5, 2, 1, 1, 2, 1, 2, 2, 4, 2, 2, 3, 1, 6, 2, 2, 1, 0, 0, 3, 2, 2, 3, 0, 2, 1, 1, 2, 3, 2, 0, 3, 4, 2, 2, 2, 2, 1, 3, 1, 1, 2, 3, 3, 0, 1, 2, 1, 2, 0, 3, 2, 1, 1, 0, 1, 3, 1, 1, 2, 2, 1, 0, 3, 3, 1, 2, 4, 2, 1, 1, 0, 6, 1, 0, 2, 1, 0, 2, 0, 1, 0, 0, 1, 0, 2, 1, 0, 0, 2, 1, 0, 0, 1, 4, 2, 3, 1, 0, 0, 2, 1, 2, 1, 0, 1, 2, 4, 2, 1, 4, 0, 1, 3, 3, 6, 3, 0, 1, 3, 2, 2, 1, 3, 1, 4, 3, 2, 0, 1, 1, 0, 1, 0, 1, 1, 1, 1, 2, 3, 3, 2, 1, 3, 2, 1, 1, 1, 2, 1, 1, 3, 2, 3, 1, 5, 5, 3, 3, 2, 1, 3, 4, 2, 1, 2, 0, 2, 3, 1, 1, 2, 2, 2, 2, 1, 3, 0, 3, 1, 2, 3, 1, 2, 1, 3, 4, 2, 3, 1, 2, 1, 2, 0, 0, 2, 2, 2, 3, 3, 1, 2, 3, 2, 2, 2, 0, 1, 4, 1, 0, 1, 0, 2, 2, 2, 0, 1, 2, 1, 2, 2, 1, 1, 3, 3, 4, 2, 1, 3, 0, 2, 0, 1, 0, 3, 1, 4, 2, 4, 2, 2, 0, 2, 2, 2, 0, 1, 1, 2, 0, 2, 2, 3, 0, 1, 0, 0, 1, 2, 1, 2, 3, 1, 1, 1, 3, 1, 3, 1, 2, 2, 0, 0, 1, 0, 1, 2, 0, 2, 0, 1, 0, 0, 0, 2, 2, 1, 3, 3, 1, 3, 1, 0, 0, 1, 1, 1, 0, 3, 0, 0, 1, 1, 1, 2, 1, 0, 1, 1, 1, 3, 2, 1, 0, 1, 1, 1, 2, 3, 1, 5, 4, 1, 2, 1, 0, 2, 1, 1, 3, 1, 0, 2, 2, 0, 1, 2, 1, 0, 1, 0, 2, 0, 0, 3, 2, 2, 1, 2, 3, 3, 3, 1, 1, 4, 1, 0, 1, 3, 0, 4, 2, 0, 0, 2, 2, 0, 0, 2, 1, 3, 3, 3, 2, 0, 2, 2, 0, 0, 1, 1, 2, 1, 2, 1, 1, 3, 1, 3, 1, 2, 3, 0, 1, 2, 0, 4, 3, 0, 2, 2, 2, 4, 0, 0, 1, 2, 1, 2, 0, 2, 3, 4, 1, 1, 5, 2, 5, 0, 1, 0, 2, 5, 2, 2, 3, 2, 4, 1, 1, 2, 1, 2, 0, 2, 3, 3, 1, 2, 3, 3, 4, 0, 1, 3, 1, 1, 3, 1, 3, 0, 2, 1, 1, 4, 2, 2, 3, 2, 1, 2, 2, 2, 3, 1, 0, 1, 1, 2, 0, 2, 3, 3, 3, 1, 0, 1, 1, 3, 1, 2, 4, 3, 2, 1, 1, 1, 1, 0, 2, 1, 2, 3, 1, 2, 1, 0, 0, 2, 1, 3, 2, 1, 0, 3, 5, 2, 3, 0, 3, 1, 1, 3, 1, 1, 6, 1, 1, 2, 0, 2, 3, 0, 2, 1, 1, 2, 3, 3, 2, 2, 0, 3, 2, 1, 2, 2, 4, 3, 0, 2, 4, 0, 2, 4, 1, 1, 0, 2, 2, 2, 1, 2, 2, 2, 0, 1, 2, 0, 3, 2, 2, 3, 3, 1, 0, 2, 1, 0, 3, 2, 2, 1, 3, 3, 0, 2, 3, 2, 0, 2, 1, 2, 2, 1, 2, 2, 3, 0, 1, 4, 1, 3, 1, 4, 0, 2, 1, 1, 1, 1, 1, 0, 1, 4, 1, 1, 1, 1, 2, 1, 2, 1, 0, 4, 1, 1, 1, 2, 2, 2, 1, 1, 1, 3, 1, 1, 0, 1, 2, 3, 1, 2, 2, 2, 0, 1, 3, 2, 3, 2, 1, 3, 4, 1, 1, 2, 1, 1, 2, 1, 3, 3, 1, 0, 1, 1, 2, 2, 1, 2, 3, 1, 3, 1, 2, 1, 1, 2, 2, 0, 2, 2, 0, 4, 0, 2, 4, 2, 1, 1, 1, 2, 0, 3, 2, 3, 1, 3, 1, 2, 1, 0, 0, 1, 1, 1, 1, 1, 2, 3, 3, 2, 2, 4, 2, 2, 1, 0, 1, 0, 3, 2, 1, 0, 0, 1, 1, 1, 1, 0, 0, 1, 1, 2, 2, 3, 2, 1, 2, 1, 3, 0, 1, 1, 2, 1, 6, 1, 3, 3, 1, 5, 0, 2, 2, 1, 0, 2, 2, 2, 1, 1, 1, 3, 3, 1, 2, 2, 3, 1, 2, 1, 3, 2, 3, 5, 0, 0, 2, 0, 1, 1, 3, 0, 2, 2, 1, 3, 1, 2, 0, 2, 1, 1, 2, 3, 1, 2, 2, 2, 2, 2, 2, 1, 1, 2, 3, 0, 1, 1, 1, 2, 0, 3, 2, 1, 0, 2, 3, 0, 1, 1, 1, 2, 1, 2, 2, 1, 1, 2, 1, 5, 1, 2, 3, 1, 0, 0, 3, 1, 0, 2, 2, 0, 2, 2, 2, 2, 1, 1, 1, 2, 2, 3, 1, 0, 0, 0, 0, 3, 2, 0, 0, 0, 0, 3, 2, 0, 0, 0, 0, 3, 2, 0, 0, 0, 1, 2, 2, 2, 0, 1, 1, 0, 1, 2, 1, 0, 2, 3, 2, 1, 2, 2, 0, 2, 1, 0, 1, 1, 0, 2, 2, 0, 0, 1, 1, 1, 2, 0, 1, 3, 1, 1, 2, 3, 1, 5, 2, 0, 2, 1, 2, 1, 0, 1, 0, 4, 1, 2, 2, 1, 0, 4, 2, 1, 2, 3, 0, 1, 3, 1, 1, 3, 0, 2, 0, 2, 2, 2, 1, 1, 2, 2, 1, 2, 0, 1, 0, 2, 1, 2, 2, 2, 1, 1, 2, 2, 0, 2, 1, 0, 1, 1, 2, 1, 2, 2, 2, 1, 2, 4, 2, 3, 0, 2, 1, 0, 3, 3, 2, 1, 2, 1, 1, 2, 0, 2, 2, 2, 2, 2, 2, 4, 2, 3, 1, 2, 1, 0, 2, 1, 3, 1, 1, 2, 1, 2, 3, 2, 1, 0, 1, 1, 1, 3, 1, 0, 1, 4, 2, 1, 3, 2, 2, 0, 1, 3, 3, 1, 1, 1, 3, 1, 2, 3, 2, 4, 0, 1, 1, 1, 2, 2, 0, 0, 4, 3, 0, 2, 2, 1, 1, 2, 1, 2, 4, 1, 4, 1, 2, 0, 2, 3, 2, 1, 1, 0, 2, 2, 3, 2, 1, 1, 1, 2, 1, 4, 1, 2, 3, 3, 0, 5, 1, 2, 2, 1, 0, 4, 1, 0, 2, 0, 2, 2, 0, 1, 0, 1, 0, 1, 2, 2, 1, 1, 1, 1, 1, 0, 2, 1, 1, 3, 1, 2, 0, 2, 4, 1, 2, 1, 2, 2, 1, 2, 2, 1, 1, 0, 2, 2, 1, 3, 0, 2, 2, 1, 1, 1, 1, 2, 2, 3, 1, 2, 2, 1, 2, 1, 2, 1, 2, 4, 1, 1, 1, 4, 1, 2, 1, 0, 0, 1, 2, 2, 2, 1, 0, 2, 2, 1, 1, 2, 2, 2, 4, 2, 2, 2, 2, 3, 1, 2, 2, 2, 2, 0, 1, 0, 2, 0, 2, 1, 3, 5, 2, 0, 1, 2, 3, 1, 3, 2, 0, 1, 1, 2, 1, 2, 2, 2, 1, 2, 3, 3, 0, 4, 2, 2, 2, 3, 1, 3, 2, 0, 1, 1, 2, 1, 0, 2, 1, 0, 1, 3, 3, 3, 1, 1, 1, 2, 3, 3, 2, 2, 1, 2, 4, 1, 1, 1, 2, 3, 2, 3, 2, 4, 3, 0, 1, 2, 3, 2, 4, 4, 4, 3, 2, 3, 0, 5, 1, 3, 1, 3, 3, 2, 1, 1, 3, 0, 0, 1, 5, 1, 0, 0, 2, 0, 1, 1, 1, 0, 1, 0, 1, 2, 1, 1, 1, 2, 3, 1, 3, 0, 1, 3, 1, 2, 2, 0, 2, 1, 0, 2, 2, 2, 1, 1, 1, 2, 4, 3, 0, 2, 2, 0, 2, 1, 2, 3, 1, 1, 3, 3, 2, 1, 1, 2, 1, 0, 1, 1, 3, 2, 1, 0, 2, 0, 0, 0, 3, 1, 3, 4, 1, 2, 5, 1, 1, 3, 2, 0, 1, 4, 2, 1, 0, 1, 3, 3, 4, 2, 2, 1, 3, 1, 1, 2, 2, 2, 1, 2, 1, 4, 1, 4, 0, 4, 0, 3, 2, 3, 2, 3, 2, 1, 3, 6, 1, 0, 1, 3, 3, 2, 3, 3, 2, 2, 2, 2, 3, 1, 2, 2, 1, 4, 1, 1, 1, 1, 1, 3, 3, 0, 1, 1, 2, 2, 0, 2, 3, 5, 1, 1, 2, 1, 4, 1, 3, 1, 1, 2, 4, 0, 2, 3, 0, 2, 3, 3, 3, 2, 2, 3, 1, 1, 4, 2, 3, 3, 2, 1, 2, 0, 1, 2, 3, 3, 3, 1, 3, 1, 1, 1, 1, 0, 3, 2, 0, 1, 1, 2, 4, 2, 2, 4, 3, 3, 0, 2, 1, 1, 2, 3, 3, 2, 3, 0, 2, 1, 2, 1, 3, 1, 1, 3, 3, 2, 2, 3, 4, 3, 1, 1, 2, 2, 2, 3, 3, 3, 2, 0, 0, 1, 1, 2, 0, 3, 3, 3, 2, 2, 0, 2, 2, 1, 3, 3, 4, 1, 1, 0, 1, 2, 2, 2, 0, 1, 3, 1, 0, 0, 1, 4, 0, 0, 4, 1, 1, 1, 5, 2, 0, 2, 1, 2, 1, 1, 3, 1, 1, 3, 3, 2, 2, 2, 0, 0, 1, 2, 2, 3, 0, 1, 3, 1, 2, 3, 3, 1, 2, 2, 3, 3, 1, 0, 1, 5, 1, 1, 1, 2, 2, 1, 2, 1, 2, 2, 0, 2, 0, 1, 1, 0, 2, 2, 2, 1, 1, 3, 3, 3, 1, 1, 3, 3, 5, 2, 2, 2, 3, 2, 0, 1, 4, 2, 2, 4, 0, 2, 3, 0, 2, 2, 2, 2, 1, 2, 1, 2, 2, 1, 1, 1, 2, 1, 3, 1, 3, 2, 1, 2, 3, 1, 0, 0, 3, 1, 2, 3, 2, 1, 3, 2, 3, 1, 0, 1, 2, 1, 5, 2, 3, 2, 3, 2, 2, 2, 1, 1, 2, 2, 0, 2, 1, 4, 1, 1, 5, 0, 0, 2, 2, 1, 5, 0, 1, 1, 3, 1, 1, 2, 1, 1, 0, 3, 1, 2, 1, 3, 1, 4, 1, 0, 2, 2, 1, 2, 2, 3, 1, 3, 2, 0, 1, 0, 2, 0, 1, 1, 2, 1, 1, 3, 1, 1, 3, 1, 1, 3, 1, 1, 1, 2, 1, 1, 2, 2, 0, 2, 2, 3, 1, 1, 1, 0, 2, 2, 1, 2, 0, 0, 3, 3, 0, 1, 2, 1, 2, 1, 1, 0, 2, 1, 1, 2, 1, 0, 2, 0, 0, 3, 1, 2, 4, 3, 2, 2, 3, 3, 3, 2, 1, 2, 3, 2, 2, 2, 0, 1, 1, 2, 2, 2, 1, 2, 3, 0, 2, 0, 2, 0, 3, 1, 2, 0, 1, 1, 4, 0, 0, 2, 3, 1, 0, 0, 3, 1, 1, 2, 4, 1, 1, 1, 1, 3, 2, 2, 3, 3, 2, 2, 2, 0, 3, 3, 3, 0, 1, 1, 2, 1, 1, 0, 1, 6, 2, 4, 0, 1, 1, 2, 2, 2, 0, 1, 1, 3, 2, 2, 0, 4, 2, 2, 2, 1, 2, 4, 1, 3, 2, 1, 1, 1, 3, 3, 3, 2, 3, 1, 3, 1, 1, 0, 1, 4, 0, 1, 4, 2, 0, 1, 1, 1, 2, 1, 4, 0, 1, 1, 3, 1, 3, 1, 1, 2, 0, 2, 3, 3, 0, 4, 2, 1, 2, 3, 3, 2, 4, 1, 2, 0, 1, 4, 3, 1, 1, 0, 2, 0, 3, 3, 2, 3, 3, 1, 1, 2, 1, 0, 2, 2, 3, 2, 2, 3, 1, 2, 2, 3, 3, 2, 1, 2, 2, 1, 4, 2, 3, 3, 1, 1, 1, 3, 1, 3, 1, 2, 1, 0, 0, 2, 3, 3, 2, 1, 0, 2, 3, 2, 0, 1, 1, 3, 2, 3, 2, 1, 4, 1, 2, 2, 2, 1, 0, 0, 0, 2, 2, 3, 3, 1, 2, 0, 2, 2, 5, 2, 3, 6, 3, 3, 3, 0, 2, 2, 2, 2, 3, 1, 4, 4, 0, 1, 0, 1, 3, 3, 3, 2, 1, 2, 2, 2, 2, 1, 3, 4, 1, 1, 2, 4, 4, 5, 1, 0, 0, 1, 0, 0, 2, 0, 0, 1, 0, 0, 0, 1, 0, 1, 1, 0, 1, 1, 1, 0, 1, 0, 0, 0, 2, 1, 0, 1, 1, 1, 2, 1, 1, 2, 3, 1, 2, 1, 3, 3, 4, 1, 4, 0, 1, 2, 2, 3, 2, 2, 4, 2, 2, 2, 0, 1, 2, 3, 2, 3, 0, 2, 3, 4, 0, 1, 3, 1, 4, 2, 4, 1, 2, 3, 1, 1, 3, 2, 2, 1, 2, 2, 3, 2, 2, 0, 3, 2, 1, 3, 3, 3, 1, 2, 1, 1, 1, 0, 1, 5, 0, 3, 2, 1, 1, 2, 2, 0, 5, 2, 4, 1, 0, 2, 2, 1, 2, 0, 3, 2, 1, 1, 0, 2, 2, 1, 3, 2, 1, 4, 2, 1, 1, 1, 4, 2, 0, 2, 2, 2, 2, 5, 2, 0, 3, 2, 1, 2, 0, 2, 0, 3, 2, 1, 1, 2, 3, 1, 2, 3, 3, 2, 5, 2, 1, 3, 2, 1, 2, 1, 1, 3, 3, 0, 1, 3, 3, 2, 1, 3, 1, 1, 2, 4, 4, 0, 1, 4, 1, 2, 1, 4, 2, 0, 2, 2, 2, 2, 2, 2, 0, 2, 2, 2, 2, 2, 3, 0, 3, 5, 2, 2, 2, 1, 1, 2, 0, 2, 1, 1, 1, 1, 1, 1, 2, 1, 2, 3, 1, 3, 3, 2, 2, 1, 0, 2, 1, 1, 3, 1, 0, 2, 3, 2, 1, 1, 2, 0, 1, 2, 1, 0, 2, 4, 3, 3, 1, 2, 3, 3, 1, 2, 2, 3, 2, 2, 2, 4, 2, 3, 0, 1, 0, 2, 1, 2, 1, 1, 1, 4, 0, 1, 2, 1, 3, 4, 1, 0, 2, 0, 2, 1, 1, 1, 0, 2, 3, 2, 1, 3, 3, 1, 1, 1, 4, 2, 1, 2, 3, 3, 1, 3, 1, 2, 0, 1, 2, 2, 2, 1, 1, 1, 2, 4, 1, 1, 0, 0, 3, 4, 4, 3, 2, 1, 3, 2, 3, 3, 1, 1, 1, 1, 2, 3, 2, 2, 2, 2, 2, 1, 0, 2, 1, 3, 1, 3, 1, 1, 0, 3, 0, 0, 1, 3, 2, 2, 0, 3, 0, 3, 1, 5, 1, 1, 2, 2, 1, 3, 2, 0, 1, 0, 3, 2, 2, 0, 3, 1, 4, 3, 1, 5, 1, 2, 2, 1, 3, 3, 3, 1, 2, 2, 3, 2, 3, 1, 2, 1, 2, 2, 2, 1, 0, 5, 0, 0, 3, 3, 3, 1, 3, 4, 0, 1, 2, 2, 1, 4, 1, 3, 1, 3, 2, 0, 2, 2, 2, 0, 2, 4, 2, 2, 5, 0, 2, 1, 3, 2, 3, 3, 1, 3, 1, 4, 3, 3, 2, 1, 2, 6, 2, 3, 0, 1, 2, 1, 3, 4, 2, 4, 1, 0, 2, 3, 1, 0, 3, 3, 1, 1, 2, 2, 2, 3, 1, 2, 4, 2, 3, 2, 3, 1, 3, 2, 1, 3, 3, 2, 0, 2, 2, 1, 5, 2, 2, 2, 3, 2, 2, 2, 2, 4, 2, 4, 1, 1, 0, 4, 2, 3, 1, 3, 4, 3, 2, 3, 2, 1, 2, 2, 3, 2, 2, 2, 0, 1, 1, 2, 5, 2, 0, 2, 4, 2, 4, 0, 1, 4, 2, 4, 2, 3, 3, 3, 5, 1, 1, 3, 1, 2, 3, 2, 1, 1, 3, 2, 4, 1, 3, 2, 0, 0, 4, 0, 1, 0, 1, 1, 3, 2, 1, 1, 2, 2, 1, 2, 3, 4, 1, 4, 3, 1, 1, 2, 1, 2, 1, 1, 1, 2, 0, 2, 2, 3, 3, 3, 5, 1, 3, 2, 2, 2, 1, 3, 3, 1, 5, 3, 2, 0, 2, 1, 2, 4, 3, 3, 2, 2, 0, 2, 4, 3, 1, 2, 2, 3, 3, 2, 0, 0, 1, 3, 0, 1, 1, 2, 1, 1, 2, 4, 3, 2, 4, 2, 1, 2, 0, 1, 2, 1, 2, 4, 2, 4, 3, 0, 4, 1, 0, 4, 0, 3, 5, 2, 0, 1, 1, 3, 2, 3, 1, 1, 0, 3, 4, 1, 4, 3, 2, 2, 2, 1, 2, 1, 1, 3, 1, 2, 3, 2, 2, 3, 2, 4, 3, 1, 4, 3, 0, 2, 2, 1, 3, 2, 2, 1, 0, 1, 2, 1, 1, 2, 3, 2, 3, 1, 0, 0, 2, 2, 2, 5, 2, 1, 3, 2, 1, 2, 1, 0, 2, 2, 0, 0, 1, 1, 1, 0, 2, 1, 2, 3, 2, 0, 2, 1, 5, 2, 3, 2, 3, 0, 2, 1, 0, 1, 1, 2, 3, 1, 3, 1, 2, 3, 1, 3, 2, 0, 2, 2, 3, 1, 2, 0, 0, 1, 2, 0, 4, 2, 2, 1, 2, 1, 3, 2, 1, 3, 0, 2, 2, 1, 0, 2, 2, 1, 1, 2, 5, 2, 3, 1, 1, 2, 1, 0, 0, 3, 0, 0, 0, 2, 3, 1, 3, 1, 4, 1, 2, 1, 1, 3, 3, 1, 0, 3, 3, 1, 0, 2, 3, 0, 1, 2, 2, 3, 2, 2, 2, 2, 1, 0, 2, 0, 2, 0, 1, 1, 3, 3, 2, 1, 3, 3, 3, 1, 2, 0, 1, 3, 2, 5, 3, 2, 0, 2, 2, 1, 2, 2, 0, 2, 2, 3, 1, 0, 1, 1, 0, 1, 1, 2, 1, 1, 2, 2, 1, 2, 1, 1, 2, 2, 1, 1, 0, 1, 1, 2, 3, 1, 2, 1, 3, 0, 2, 1, 3, 1, 2, 1, 0, 0, 4, 0, 4, 2, 2, 1, 1, 1, 0, 2, 4, 0, 2, 2, 3, 1, 2, 1, 5, 1, 0, 3, 3, 1, 3, 3, 2, 0, 3, 4, 1, 1, 2, 2, 1, 0, 2, 3, 1, 1, 2, 5, 2, 0, 1, 1, 1, 2, 1, 3, 1, 1, 5, 1, 1, 0, 4, 1, 0, 1, 2, 1, 1, 2, 1, 2, 1, 1, 0, 2, 3, 2, 0, 2, 1, 2, 1, 0, 1, 1, 1, 2, 1, 1, 1, 1, 2, 0, 1, 1, 2, 3, 1, 1, 3, 1, 1, 1, 3, 1, 1, 3, 1, 5, 3, 2, 2, 3, 1, 1, 3, 2, 3, 2, 2, 1, 3, 2, 1, 3, 2, 2, 0, 1, 1, 1, 1, 1, 1, 2, 0, 2, 0, 3, 3, 2, 2, 2, 1, 3, 1, 1, 0, 4, 2, 2, 2, 2, 1, 1, 1, 3, 2, 1, 3, 0, 1, 1, 1, 2, 1, 0, 2, 1, 1, 2, 1, 3, 2, 3, 3, 3, 0, 2, 4, 1, 2, 0, 0, 2, 0, 1, 1, 1, 2, 3, 1, 1, 2, 0, 1, 0, 1, 2, 2, 0, 3, 1, 2, 3, 1, 3, 2, 0, 0, 3, 4, 3, 1, 2, 2, 1, 1, 2, 1, 3, 0, 1, 1, 2, 0, 2, 1, 3, 1, 2, 1, 1, 1, 3, 0, 2, 0, 2, 2, 3, 1, 1, 0, 2, 3, 1, 2, 1, 2, 1, 4, 1, 0, 4, 4, 2, 3, 2, 2, 2, 3, 3, 1, 2, 1, 2, 1, 2, 2, 1, 2, 1, 2, 2, 1, 4, 3, 1, 1, 3, 1, 2, 2, 0, 1, 2, 1, 6, 2, 1, 2, 4, 1, 2, 1, 3, 0, 1, 0, 1, 2, 2, 1, 3, 1, 4, 1, 1, 1, 0, 1, 1, 1, 1, 2, 3, 3, 2, 3, 0, 2, 2, 3, 2, 2, 1, 3, 1, 1, 0, 1, 2, 2, 1, 2, 5, 2, 2, 0, 2, 2, 0, 2, 0, 0, 3, 0, 3, 1, 2, 3, 2, 1, 1, 2, 3, 1, 2, 3, 0, 1, 3, 2, 2, 2, 2, 1, 0, 3, 1, 2, 3, 3, 2, 2, 1, 0, 2, 2, 2, 1, 1, 3, 2, 2, 1, 2, 2, 1, 1, 2, 2, 3, 0, 2, 4, 2, 1, 1, 0, 2, 0, 3, 2, 3, 1, 2, 2, 0, 1, 0, 3, 3, 0, 3, 2, 0, 3, 0, 3, 3, 1, 0, 4, 1, 1, 2, 1, 3, 3, 1, 1, 2, 2, 2, 1, 0, 3, 1, 2, 2, 1, 1, 2, 0, 1, 2, 2, 2, 2, 3, 1, 2, 1, 1, 1, 2, 0, 2, 1, 0, 2, 2, 1, 1, 2, 3, 2, 2, 2, 4, 2, 1, 1, 1, 5, 2, 2, 2, 2, 1, 4, 5, 0, 2, 2, 3, 2, 2, 1, 1, 2, 3, 2, 3, 3, 0, 2, 2, 1, 1, 2, 4, 0, 1, 2, 1, 2, 1, 2, 3, 1, 2, 2, 3, 2, 0, 0, 2, 1, 4, 1, 0, 2, 2, 1, 5, 1, 4, 0, 2, 2, 3, 1, 3, 2, 0, 3, 1, 2, 3, 2, 4, 2, 3, 0, 1, 3, 3, 1, 0, 0, 1, 0, 3, 0, 3, 3, 4, 1, 1, 3, 1, 2, 3, 1, 4, 5, 0, 0, 2, 2, 3, 2, 1, 4, 3, 1, 1, 0, 4, 3, 0, 1, 2, 1, 1, 1, 5, 0, 0, 1, 2, 0, 2, 4, 2, 1, 1, 1, 1, 3, 2, 2, 3, 2, 4, 3, 1, 0, 1, 2, 3, 1, 3, 1, 0, 1, 2, 1, 0, 3, 1, 3, 3, 0, 5, 0, 0, 1, 1, 0, 0, 1, 0, 3, 2, 5, 1, 3, 3, 2, 1, 1, 1, 1, 0, 1, 3, 3, 2, 3, 3, 3, 1, 3, 0, 2, 2, 1, 2, 1, 3, 2, 0, 1, 0, 1, 3, 2, 1, 1, 2, 4, 4, 1, 4, 3, 2, 2, 3, 0, 1, 2, 1, 5, 2, 0, 2, 3, 0, 4, 3, 0, 0, 1, 3, 1, 1, 3, 4, 0, 1, 0, 1, 2, 3, 3, 0, 2, 2, 1, 1, 2, 2, 0, 2, 2, 1, 1, 2, 1, 1, 2, 1, 1, 2, 1, 2, 2, 1, 2, 1, 5, 3, 0, 3, 1, 2, 0, 2, 1, 2, 3, 1, 2, 2, 0, 0, 3, 3, 4, 1, 0, 2, 2, 4, 1, 3, 3, 1, 2, 0, 1, 2, 2, 0, 1, 3, 3, 1, 1, 3, 3, 1, 3, 2, 1, 5, 2, 1, 1, 0, 3, 1, 3, 2, 2, 2, 2, 1, 4, 2, 4, 4, 2, 4, 0, 2, 3, 0, 3, 1, 1, 1, 2, 2, 2, 5, 2, 1, 3, 1, 3, 3, 0, 2, 1, 1, 5, 4, 3, 2, 2, 1, 2, 2, 1, 1, 4, 2, 1, 2, 4, 1, 2, 1, 1, 2, 1, 3, 3, 2, 1, 1, 2, 1, 1, 2, 2, 1, 3, 1, 2, 3, 0, 3, 1, 3, 2, 2, 5, 1, 2, 2, 0, 1, 4, 0, 2, 1, 3, 1, 2, 0, 1, 3, 3, 2, 2, 2, 2, 1, 1, 2, 5, 3, 1, 2, 1, 2, 2, 1, 3, 5, 2, 1, 3, 0, 1, 2, 2, 4, 2, 2, 4, 4, 0, 1, 2, 1, 1, 3, 2, 1, 1, 1, 2, 2, 1, 2, 0, 1, 2, 2, 1, 1, 2, 1, 1, 6, 2, 1, 2, 3, 0, 2, 4, 1, 2, 0, 3, 2, 3, 0, 1, 0, 2, 1, 1, 0, 2, 2, 4, 2, 2, 2, 0, 3, 2, 3, 0, 2, 1, 0, 1, 1, 2, 0, 4, 1, 1, 5, 3, 0, 3, 0, 2, 1, 2, 4, 2, 2, 3, 1, 1, 1, 2, 2, 1, 2, 1, 2, 3, 1, 2, 2, 1, 2, 2, 0, 1, 2, 0, 0, 3, 1, 4, 1, 2, 4, 2, 3, 1, 2, 1, 1, 5, 3, 0, 2, 2, 2, 2, 1, 1, 1, 4, 4, 3, 3, 1, 1, 3, 1, 2, 1, 3, 2, 2, 4, 2, 1, 1, 2, 2, 0, 1, 1, 3, 3, 1, 2, 3, 1, 2, 3, 2, 2, 1, 1, 3, 1, 2, 1, 2, 0, 2, 4, 2, 3, 1, 3, 0, 2, 2, 2, 3, 4, 2, 2, 0, 2, 2, 0, 2, 2, 2, 3, 3, 2, 1, 1, 4, 1, 1, 1, 1, 3, 1, 0, 0, 1, 1, 1, 1, 0, 1, 0, 2, 2, 2, 0, 2, 1, 0, 2, 1, 1, 0, 1, 1, 1, 1, 0, 1, 2, 1, 0, 0, 1, 0, 1, 0, 1, 0, 2, 1, 0, 1, 0, 3, 0, 1, 4, 2, 2, 1, 2, 1, 1, 1, 1, 1, 0, 1, 1, 1, 1, 2, 0, 1, 1, 0, 2, 2, 0, 1, 3, 3, 2, 2, 2, 1, 3, 3, 3, 1, 3, 1, 0, 1, 0, 2, 1, 3, 3, 0, 1, 2, 3, 3, 2, 1, 2, 3, 1, 5, 1, 4, 0, 3, 3, 2, 1, 1, 1, 3, 3, 3, 0, 2, 4, 3, 2, 2, 1, 2, 2, 0, 2, 1, 1, 4, 1, 2, 2, 2, 1, 0, 0, 1, 1, 1, 0, 1, 2, 1, 1, 1, 0, 0, 1, 1, 2, 4, 3, 2, 0, 0, 3, 1, 1, 2, 3, 2, 2, 4, 2, 3, 0, 2, 3, 1, 2, 4, 0, 0, 4, 0, 2, 3, 2, 3, 1, 2, 1, 0, 2, 2, 2, 3, 3, 3, 0, 3, 2, 2, 3, 2, 0, 2, 2, 1, 3, 2, 1, 2, 2, 0, 1, 1, 0, 3, 5, 2, 1, 3, 1, 3, 2, 2, 0, 2, 1, 1, 2, 1, 1, 0, 2, 3, 3, 2, 1, 1, 1, 3, 0, 4, 2, 1, 1, 0, 1, 0, 2, 3, 0, 2, 5, 1, 0, 1, 2, 0, 1, 1, 3, 0, 3, 2, 3, 1, 1, 3, 2, 3, 1, 2, 1, 1, 2, 3, 2, 2, 0, 3, 4, 0, 2, 2, 3, 3, 1, 0, 0, 0, 0, 2, 2, 2, 0, 3, 2, 1, 2, 2, 3, 1, 2, 4, 0, 1, 1, 1, 2, 1, 2, 2, 2, 1, 2, 3, 3, 3, 3, 1, 0, 2, 1, 3, 1, 0, 3, 1, 2, 0, 2, 1, 1, 2, 2, 3, 0, 2, 2, 2, 1, 3, 1, 2, 1, 2, 0, 2, 2, 3, 1, 3, 2, 3, 4, 3, 2, 0, 1, 2, 3, 2, 0, 3, 3, 2, 3, 1, 2, 3, 2, 2, 1, 2, 3, 1, 1, 3, 5, 1, 1, 1, 5, 3, 0, 2, 1, 1, 1, 2, 2, 2, 3, 3, 2, 2, 0, 3, 2, 1, 2, 4, 1, 4, 2, 2, 2, 3, 2, 2, 4, 1, 6, 2, 1, 1, 0, 1, 4, 2, 3, 1, 4, 2, 1, 3, 2, 3, 1, 3, 1, 3, 3, 0, 6, 1, 2, 2, 0, 0, 2, 1, 3, 1, 2, 4, 0, 2, 1, 1, 0, 1, 2, 1, 2, 1, 1, 1, 2, 3, 2, 0, 1, 2, 3, 2, 1, 2, 0, 1, 3, 2, 1, 2, 3, 1, 1, 4, 1, 1, 3, 2, 0, 2, 2, 2, 1, 3, 4, 1, 1, 2, 1, 3, 1, 1, 3, 0, 2, 2, 2, 1, 2, 2, 0, 1, 1, 2, 1, 2, 0, 1, 2, 2, 1, 1, 1, 1, 3, 1, 2, 3, 2, 0, 2, 3, 3, 2, 1, 2, 1, 2, 4, 1, 4, 4, 2, 3, 0, 1, 2, 2, 2, 2, 0, 0, 1, 2, 2, 0, 2, 2, 0, 1, 1, 1, 1, 5, 4, 1, 2, 4, 3, 1, 2, 0, 1, 1, 1, 0, 3, 1, 1, 2, 4, 0, 3, 1, 4, 1, 0, 3, 1, 1, 1, 2, 3, 2, 4, 1, 0, 1, 1, 0, 2, 1, 1, 2, 3, 0, 3, 1, 1, 2, 1, 0, 1, 1, 2, 3, 3, 2, 0, 2, 1, 1, 0, 0, 2, 2, 3, 2, 1, 0, 0, 2, 0, 3, 2, 0, 1, 1, 0, 2, 0, 2, 3, 5, 6, 4, 2, 1, 1, 1, 2, 3, 1, 1, 1, 2, 2, 1, 3, 1, 0, 3, 1, 3, 1, 2, 2, 4, 3, 3, 1, 0, 3, 3, 0, 2, 4, 3, 0, 2, 5, 0, 0, 2, 2, 1, 4, 1, 3, 0, 1, 1, 0, 1, 0, 2, 2, 2, 1, 4, 1, 3, 0, 3, 1, 1, 1, 1, 2, 3, 0, 2, 1, 2, 4, 0, 1, 3, 2, 1, 3, 0, 2, 3, 2, 0, 1, 2, 2, 1, 2, 2, 4, 2, 4, 0, 1, 2, 2, 0, 2, 0, 1, 1, 0, 0, 2, 3, 4, 2, 2, 1, 2, 2, 4, 3, 1, 0, 2, 2, 4, 2, 3, 2, 2, 0, 3, 2, 4, 1, 1, 2, 4, 1, 3, 1, 3, 5, 1, 1, 0, 3, 1, 2, 4, 2, 1, 6, 4, 0, 3, 0, 3, 1, 0, 1, 2, 3, 0, 2, 2, 4, 3, 2, 2, 2, 4, 1, 0, 4, 3, 1, 2, 5, 1, 2, 0, 3, 3, 1, 2, 1, 3, 2, 0, 1, 2, 3, 3, 0, 3, 0, 4, 1, 2, 4, 1, 1, 5, 4, 0, 2, 1, 2, 3, 1, 0, 1, 3, 0, 1, 1, 3, 3, 2, 1, 2, 4, 0, 0, 3, 3, 1, 1, 1, 1, 4, 1, 0, 1, 1, 0, 3, 0, 3, 1, 2, 2, 1, 2, 2, 1, 3, 5, 3, 2, 1, 2, 2, 5, 3, 2, 2, 5, 3, 1, 2, 2, 2, 5, 5, 1, 4, 1, 1, 2, 4, 3, 1, 3, 2, 3, 0, 1, 3, 0, 0, 1, 2, 0, 2, 1, 2, 3, 6, 1, 2, 0, 2, 2, 2, 2, 5, 4, 0, 2, 2, 0, 4, 2, 2, 0, 1, 4, 2, 4, 4, 3, 1, 3, 4, 0, 2, 2, 3, 2, 4, 3, 0, 2, 0, 1, 1, 3, 2, 2, 4, 2, 2, 4, 1, 1, 3, 3, 1, 2, 0, 2, 2, 0, 2, 1, 0, 1, 2, 0, 2, 0, 1, 2, 1, 0, 1, 2, 3, 0, 2, 2, 1, 4, 2, 2, 1, 2, 2, 3, 2, 4, 2, 2, 1, 1, 1, 3, 2, 2, 2, 3, 1, 3, 1, 3, 4, 1, 0, 1, 3, 1, 1, 1, 0, 1, 1, 0, 0, 2, 3, 1, 0, 1, 0, 3, 1, 0, 0, 0, 0, 0, 2, 2, 1, 2, 1, 1, 0, 0, 1, 3, 2, 1, 1, 2, 0, 4, 1, 0, 0, 1, 1, 0, 0, 1, 4, 2, 2, 1, 2, 1, 1, 1, 3, 1, 3, 2, 2, 2, 2, 1, 0, 2, 0, 4, 1, 2, 3, 3, 1, 3, 1, 3, 1, 2, 0, 2, 0, 0, 1, 4, 2, 0, 1, 1, 3, 2, 0, 2, 3, 1, 0, 3, 0, 0, 1, 3, 4, 1, 4, 1, 2, 2, 2, 2, 1, 2, 2, 0, 1, 2, 4, 2, 1, 2, 3, 3, 2, 2, 0, 1, 4, 1, 2, 1, 1, 3, 2, 2, 1, 0, 1, 3, 2, 3, 2, 2, 3, 1, 3, 2, 1, 2, 3, 1, 2, 1, 2, 1, 1, 1, 2, 1, 4, 0, 3, 2, 2, 1, 3, 2, 2, 1, 3, 1, 0, 0, 3, 2, 1, 2, 2, 1, 2, 3, 3, 4, 1, 1, 1, 3, 2, 2, 0, 1, 0, 2, 2, 2, 3, 3, 1, 1, 0, 0, 2, 2, 2, 2, 4, 1, 0, 1, 0, 1, 3, 2, 3, 1, 1, 2, 3, 1, 1, 3, 2, 4, 2, 1, 3, 2, 2, 0, 3, 3, 1, 1, 0, 3, 1, 2, 2, 4, 2, 3, 2, 1, 5, 1, 1, 3, 3, 1, 2, 2, 4, 3, 2, 0, 4, 1, 1, 2, 2, 2, 2, 3, 1, 3, 1, 1, 0, 1, 1, 3, 3, 2, 1, 2, 3, 0, 3, 2, 0, 1, 0, 2, 1, 0, 2, 0, 2, 1, 4, 2, 1, 0, 2, 0, 2, 2, 1, 3, 0, 2, 4, 1, 0, 2, 2, 1, 1, 1, 1, 1, 3, 0, 1, 1, 0, 0, 1, 1, 1, 0, 1, 0, 2, 0, 0, 1, 2, 1, 1, 1, 2, 0, 2, 3, 2, 1, 1, 2, 3, 2, 1, 1, 3, 2, 1, 1, 0, 1, 2, 2, 0, 1, 2, 1, 1, 1, 1, 2, 4, 4, 1, 2, 1, 3, 1, 0, 3, 2, 0, 1, 0, 1, 2, 4, 2, 1, 2, 1, 2, 0, 2, 1, 0, 1, 2, 0, 3, 2, 2, 3, 0, 1, 1, 2, 3, 1, 2, 0, 0, 1, 0, 1, 1, 1, 0, 1, 1, 0, 1, 3, 2, 3, 1, 4, 5, 1, 1, 2, 1, 2, 1, 0, 0, 0, 1, 2, 4, 0, 0, 2, 1, 1, 1, 0, 2, 1, 0, 1, 0, 0, 3, 2, 1, 2, 2, 3, 1, 1, 1, 1, 1, 0, 3, 1, 2, 2, 1, 4, 1, 0, 0, 1, 2, 1, 4, 1, 2, 4, 2, 3, 5, 2, 0, 1, 1, 2, 1, 1, 2, 0, 3, 2, 1, 1, 1, 3, 0, 1, 2, 3, 1, 2, 1, 2, 3, 3, 2, 1, 3, 3, 0, 2, 3, 1, 2, 3, 1, 2, 4, 2, 4, 0, 0, 1, 1, 4, 1, 2, 1, 3, 3, 2, 1, 3, 1, 3, 3, 0, 3, 2, 1, 2, 1, 3, 0, 2, 3, 1, 3, 3, 5, 2, 0, 4, 2, 4, 3, 1, 4, 1, 2, 2, 2, 3, 2, 1, 0, 4, 1, 2, 2, 5, 1, 0, 0, 2, 0, 2, 1, 1, 1, 5, 2, 1, 1, 2, 3, 0, 1, 1, 1, 4, 1, 2, 2, 1, 3, 1, 2, 3, 1, 2, 4, 2, 3, 3, 0, 1, 2, 1, 4, 3, 2, 2, 1, 1, 2, 2, 1, 1, 2, 0, 1, 0, 0, 2, 1, 2, 2, 4, 1, 1, 3, 2, 6, 2, 6, 4, 1, 3, 1, 4, 3, 1, 1, 3, 1, 1, 0, 3, 0, 2, 2, 2, 5, 5, 4, 1, 1, 3, 4, 2, 1, 2, 5, 1, 0, 3, 2, 0, 5, 1, 0, 0, 2, 2, 1, 2, 5, 3, 0, 1, 0, 1, 1, 3, 2, 2, 2, 3, 0, 2, 3, 0, 3, 1, 2, 0, 2, 1, 3, 1, 1, 2, 1, 3, 1, 2, 1, 1, 1, 1, 1, 1, 0, 3, 3, 2, 4, 2, 2, 2, 5, 3, 2, 2, 2, 2, 2, 0, 3, 1, 0, 3, 2, 3, 2, 1, 3, 3, 1, 2, 1, 1, 1, 1, 2, 2, 0, 2, 2, 1, 0, 0, 3, 1, 1, 0, 4, 0, 2, 1, 3, 1, 2, 0, 0, 1, 2, 1, 3, 1, 1, 1, 1, 1, 1, 1, 1, 1, 1, 2, 1, 4, 2, 1, 4, 2, 1, 1, 1, 1, 3, 1, 1, 1, 3, 1, 1, 1, 2, 2, 0, 0, 3, 1, 3, 1, 1, 2, 3, 2, 1, 3, 2, 2, 2, 1, 2, 1, 4, 1, 3, 2, 2, 1, 0, 2, 1, 3, 1, 1, 1, 2, 1, 1, 2, 2, 1, 0, 2, 2, 1, 1, 2, 1, 2, 2, 1, 1, 2, 1, 1, 0, 1, 1, 0, 3, 0, 3, 2, 4, 2, 2, 2, 2, 1, 1, 3, 2, 1, 3, 1, 2, 3, 3, 3, 1, 2, 4, 1, 2, 0, 1, 3, 2, 2, 2, 0, 1, 0, 0, 2, 4, 2, 4, 1, 0, 1, 3, 0, 2, 2, 2, 2, 3, 2, 3, 3, 0, 1, 1, 3, 0, 1, 0, 0, 1, 3, 0, 2, 0, 6, 1, 2, 1, 0, 3, 1, 2, 2, 0, 1, 2, 4, 1, 0, 2, 1, 1, 1, 0, 2, 1, 2, 1, 2, 2, 3, 2, 2, 1, 2, 1, 4, 3, 0, 2, 2, 0, 1, 2, 3, 0, 1, 3, 0, 0, 2, 2, 2, 5, 1, 3, 2, 2, 1, 6, 2, 2, 3, 1, 3, 0, 1, 0, 4, 1, 2, 1, 2, 2, 2, 1, 0, 0, 2, 2, 1, 1, 3, 4, 3, 1, 1, 1, 0, 0, 0, 0, 1, 3, 1, 0, 2, 3, 0, 2, 1, 1, 0, 2, 2, 0, 2, 3, 2, 1, 2, 2, 0, 1, 1, 0, 1, 2, 1, 1, 1, 2, 2, 3, 1, 3, 2, 2, 2, 1, 1, 1, 1, 3, 2, 1, 0, 3, 2, 2, 4, 3, 2, 1, 0, 1, 3, 1, 2, 0, 1, 2, 0, 1, 3, 2, 0, 2, 2, 2, 2, 1, 1, 2, 3, 1, 2, 1, 1, 2, 1, 0, 4, 1, 2, 2, 0, 1, 2, 2, 0, 1, 0, 1, 1, 4, 3, 1, 2, 2, 2, 3, 2, 4, 1, 0, 2, 4, 1, 1, 1, 3, 1, 1, 2, 2, 2, 1, 2, 1, 4, 2, 0, 3, 2, 1, 2, 2, 3, 0, 0, 3, 3, 1, 1, 1, 1, 3, 2, 2, 2, 3, 0, 2, 2, 4, 0, 1, 0, 2, 1, 2, 2, 2, 1, 3, 0, 0, 2, 2, 1, 3, 0, 1, 1, 0, 1, 1, 0, 5, 3, 0, 0, 5, 2, 1, 2, 2, 5, 1, 1, 3, 2, 3, 0, 0, 2, 0, 0, 0, 2, 2, 2, 1, 0, 3, 3, 3, 6, 1, 2, 2, 2, 1, 2, 1, 2, 4, 2, 3, 2, 1, 2, 1, 2, 0, 3, 4, 1, 2, 2, 2, 3, 1, 1, 0, 0, 2, 2, 3, 3, 1, 1, 4, 1, 3, 1, 0, 4, 2, 2, 1, 3, 1, 1, 1, 1, 0, 1, 2, 1, 4, 3, 1, 1, 2, 2, 2, 1, 2, 1, 2, 1, 1, 3, 1, 2, 1, 1, 2, 3, 1, 3, 2, 1, 1, 1, 2, 1, 3, 2, 1, 2, 1, 3, 1, 0, 2, 3, 4, 1, 0, 3, 1, 2, 2, 2, 1, 3, 1, 5, 3, 2, 2, 4, 1, 4, 2, 1, 2, 4, 1, 2, 3, 0, 3, 2, 2, 1, 3, 1, 2, 2, 0, 3, 1, 3, 3, 0, 1, 1, 2, 3, 1, 1, 1, 3, 3, 1, 4, 3, 2, 1, 3, 3, 3, 2, 1, 1, 0, 3, 2, 1, 2, 3, 2, 2, 1, 3, 1, 1, 0, 1, 2, 0, 0, 2, 0, 2, 1, 0, 1, 2, 0, 0, 2, 2, 2, 1, 1, 2, 1, 3, 2, 1, 1, 3, 4, 3, 2, 1, 0, 1, 3, 1, 2, 0, 1, 2, 3, 2, 2, 5, 2, 2, 1, 2, 1, 3, 2, 0, 0, 2, 1, 1, 2, 2, 0, 2, 0, 1, 2, 1, 2, 2, 4, 2, 4, 1, 3, 2, 1, 1, 2, 1, 5, 2, 3, 2, 1, 1, 0, 0, 1, 0, 4, 1, 1, 1, 3, 0, 1, 2, 3, 3, 1, 1, 2, 0, 3, 3, 3, 1, 1, 1, 1, 4, 4, 3, 0, 0, 1, 1, 3, 1, 4, 1, 3, 1, 0, 5, 4, 1, 0, 2, 2, 5, 2, 3, 0, 2, 0, 1, 3, 0, 0, 1, 2, 2, 1, 1, 5, 1, 2, 0, 3, 4, 3, 1, 1, 3, 1, 2, 3, 3, 1, 2, 1, 1, 4, 3, 1, 2, 2, 0, 1, 3, 1, 2, 2, 3, 1, 2, 3, 1, 0, 3, 0, 2, 2, 3, 0, 4, 1, 2, 1, 2, 1, 2, 0, 2, 1, 2, 0, 0, 1, 0, 1, 0, 1, 1, 1, 1, 1, 1, 1, 3, 0, 1, 3, 2, 1, 4, 1, 6, 1, 3, 3, 1, 2, 4, 1, 2, 1, 3, 2, 2, 2, 3, 3, 1, 4, 1, 2, 2, 2, 2, 3, 2, 1, 0, 2, 2, 3, 1, 1, 0, 0, 0, 1, 2, 2, 1, 0, 1, 2, 2, 1, 1, 1, 1, 0, 3, 0, 2, 0, 0, 2, 1, 0, 2, 0, 1, 1, 0, 1, 0, 1, 3, 3, 2, 0, 1, 0, 1, 1, 1, 1, 2, 2, 1, 0, 0, 1, 3, 1, 1, 4, 4, 4, 2, 5, 2, 1, 1, 1, 1, 1, 1, 2, 0, 2, 0, 2, 1, 1, 1, 3, 0, 2, 3, 0, 1, 1, 1, 1, 1, 3, 1, 0, 1, 4, 2, 3, 2, 2, 0, 3, 1, 1, 4, 2, 3, 2, 1, 2, 1, 2, 1, 1, 3, 2, 0, 3, 5, 2, 0, 1, 1, 3, 1, 4, 1, 1, 0, 0, 1, 0, 2, 1, 0, 2, 2, 0, 2, 1, 0, 0, 2, 1, 1, 1, 1, 0, 1, 1, 0, 0, 2, 0, 1, 1, 0, 2, 3, 0, 1, 3, 1, 1, 1, 1, 1, 4, 1, 3, 2, 0, 4, 1, 0, 3, 3, 3, 3, 3, 1, 5, 4, 2, 0, 3, 2, 2, 1, 3, 2, 2, 1, 3, 1, 1, 0, 2, 0, 3, 2, 1, 0, 2, 4, 2, 1, 1, 1, 0, 3, 1, 2, 1, 1, 1, 1, 0, 2, 1, 1, 3, 2, 1, 2, 3, 2, 1, 4, 1, 3, 4, 1, 3, 3, 1, 1, 3, 1, 2, 2, 2, 2, 1, 0, 4, 2, 1, 1, 3, 1, 2, 2, 1, 3, 1, 3, 2, 1, 0, 2, 3, 1, 4, 4, 2, 2, 2, 2, 1, 1, 1, 1, 3, 4, 3, 0, 1, 2, 0, 2, 1, 3, 0, 1, 2, 2, 3, 1, 3, 4, 2, 0, 3, 0, 1, 3, 1, 1, 3, 1, 0, 1, 4, 0, 1, 1, 2, 2, 0, 2, 3, 2, 1, 1, 1, 1, 2, 3, 2, 1, 3, 3, 4, 2, 3, 1, 2, 2, 0, 2, 1, 2, 0, 0, 2, 1, 0, 3, 2, 2, 1, 0, 0, 1, 1, 3, 1, 2, 1, 0, 3, 2, 4, 6, 2, 1, 4, 4, 1, 2, 3, 1, 2, 0, 3, 2, 2, 3, 1, 2, 2, 1, 2, 2, 0, 1, 1, 2, 0, 1, 0, 4, 1, 4, 1, 1, 1, 3, 1, 2, 1, 2, 1, 3, 3, 0, 1, 0, 2, 1, 2, 1, 1, 1, 0, 1, 3, 2, 1, 3, 1, 3, 0, 2, 2, 2, 4, 1, 1, 2, 3, 0, 2, 2, 0, 2, 0, 1, 2, 2, 1, 1, 0, 1, 1, 0, 3, 2, 1, 3, 0, 3, 1, 3, 1, 2, 3, 1, 2, 2, 2, 0, 2, 1, 1, 1, 1, 2, 1, 1, 0, 0, 2, 1, 1, 2, 0, 4, 2, 1, 4, 2, 1, 3, 1, 0, 1, 0, 2, 0, 2, 1, 3, 3, 0, 1, 3, 3, 0, 3, 0, 3, 2, 2, 1, 0, 1, 2, 0, 4, 0, 0, 1, 0, 2, 1, 1, 2, 2, 2, 2, 1, 3, 3, 3, 0, 1, 1, 1, 2, 1, 4, 2, 1, 2, 2, 1, 0, 1, 2, 2, 1, 1, 1, 2, 2, 3, 2, 2, 2, 3, 0, 3, 4, 1, 1, 3, 4, 1, 1, 1, 1, 2, 2, 1, 3, 1, 3, 2, 1, 2, 0, 2, 2, 3, 4, 1, 0, 3, 4, 1, 1, 0, 2, 1, 1, 2, 1, 2, 3, 0, 0, 1, 1, 4, 3, 3, 4, 1, 1, 3, 1, 3, 2, 2, 4, 5, 1, 1, 1, 2, 2, 2, 1, 1, 0, 2, 1, 1, 0, 1, 0, 2, 1, 1, 1, 0, 2, 1, 1, 2, 2, 1, 1, 3, 5, 1, 1, 3, 2, 2, 2, 0, 4, 1, 1, 0, 2, 2, 1, 2, 2, 4, 1, 1, 2, 1, 0, 3, 2, 1, 0, 2, 5, 0, 2, 1, 2, 0, 2, 1, 1, 0, 2, 1, 0, 3, 2, 4, 1, 2, 0, 0, 3, 2, 1, 1, 1, 1, 2, 0, 2, 0, 0, 1, 0, 2, 2, 1, 2, 2, 1, 1, 1, 1, 3, 0, 1, 1, 3, 2, 1, 3, 1, 0, 3, 1, 1, 2, 0, 1, 2, 2, 0, 3, 3, 2, 3, 0, 3, 0, 0, 1, 2, 1, 5, 1, 0, 1, 1, 0, 3, 2, 2, 0, 0, 1, 0, 2, 0, 1, 0, 0, 1, 1, 3, 0, 3, 3, 3, 3, 2, 0, 2, 1, 2, 2, 3, 2, 2, 2, 1, 2, 1, 2, 3, 3, 1, 2, 0, 2, 0, 1, 2, 2, 1, 2, 2, 2, 3, 1, 4, 2, 2, 3, 2, 1, 3, 0, 3, 1, 1, 2, 2, 2, 2, 3, 1, 4, 1, 0, 1, 1, 1, 1, 1, 1, 1, 1, 3, 1, 1, 2, 0, 4, 1, 0, 2, 2, 3, 1, 3, 2, 1, 0, 2, 3, 1, 1, 1, 1, 2, 0, 3, 1, 0, 1, 0, 1, 0, 2, 2, 2, 1, 1, 1, 2, 0, 0, 3, 3, 2, 3, 2, 1, 1, 2, 0, 0, 2, 3, 3, 0, 1, 0, 3, 0, 1, 2, 3, 2, 3, 1, 1, 0, 3, 1, 2, 4, 0, 2, 1, 0, 1, 2, 2, 2, 2, 1, 4, 3, 0, 2, 0, 3, 1, 0, 1, 1, 2, 0, 2, 3, 1, 2, 2, 1, 1, 1, 0, 1, 3, 1, 4, 4, 1, 0, 1, 1, 1, 2, 3, 2, 2, 0, 2, 3, 0, 3, 4, 2, 2, 1, 2, 3, 2, 2, 2, 0, 0, 3, 3, 1, 3, 2, 1, 0, 2, 0, 0, 1, 0, 1, 2, 1, 2, 1, 1, 1, 0, 1, 3, 0, 0, 2, 1, 1, 3, 1, 2, 2, 1, 2, 0, 1, 3, 2, 1, 3, 1, 2, 1, 2, 1, 3, 3, 3, 4, 5, 1, 3, 2, 1, 2, 1, 2, 2, 2, 2, 3, 1, 3, 2, 1, 2, 2, 2, 3, 4, 4, 1, 0, 4, 1, 2, 1, 3, 1, 4, 1, 2, 1, 2, 1, 2, 0, 2, 4, 0, 2, 2, 2, 1, 1, 4, 2, 2, 3, 3, 2, 0, 1, 3, 1, 3, 4, 2, 3, 1, 2, 0, 3, 2, 1, 1, 0, 0, 2, 3, 1, 2, 3, 2, 1, 1, 2, 1, 3, 3, 0, 1, 2, 2, 4, 2, 2, 4, 3, 3, 5, 1, 2, 2, 1, 3, 2, 1, 2, 4, 4, 1, 0, 2, 2, 3, 2, 1, 3, 5, 1, 2, 3, 1, 6, 1, 1, 5, 1, 2, 4, 4, 4, 1, 0, 2, 2, 1, 1, 5, 2, 1, 0, 2, 4, 3, 3, 1, 5, 0, 1, 3, 0, 3, 3, 0, 2, 1, 4, 3, 3, 3, 3, 1, 3, 1, 2, 1, 2, 3, 0, 4, 0, 0, 1, 4, 1, 2, 1, 1, 1, 1, 3, 4, 2, 0, 2, 2, 1, 3, 4, 1, 1, 3, 2, 1, 4, 1, 2, 2, 0, 2, 1, 1, 0, 2, 2, 2, 4, 1, 0, 2, 1, 1, 2, 1, 1, 2, 1, 2, 0, 2, 1, 2, 2, 2, 1, 0, 1, 1, 2, 1, 1, 3, 0, 1, 1, 3, 2, 1, 1, 2, 2, 1, 3, 1, 2, 1, 5, 1, 0, 1, 1, 2, 0, 2, 0, 0, 1, 2, 3, 1, 2, 0, 2, 4, 2, 3, 1, 2, 1, 1, 0, 1, 4, 2, 1, 2, 2, 1, 3, 0, 1, 2, 3, 3, 0, 1, 1, 1, 1, 4, 2, 0, 3, 1, 4, 4, 1, 0, 1, 2, 1, 3, 2, 4, 1, 3, 1, 2, 2, 1, 1, 4, 1, 1, 1, 3, 0, 2, 3, 3, 2, 4, 2, 5, 2, 1, 3, 2, 2, 2, 2, 2, 1, 1, 0, 2, 1, 0, 0, 1, 3, 3, 4, 0, 0, 2, 3, 1, 1, 1, 3, 2, 2, 0, 1, 3, 1, 1, 4, 0, 2, 3, 1, 2, 1, 1, 3, 1, 0, 1, 3, 1, 2, 1, 1, 2, 3, 1, 0, 3, 3, 2, 2, 1, 2, 0, 1, 2, 3, 2, 4, 1, 1, 2, 2, 4, 0, 2, 0, 3, 2, 2, 3, 2, 1, 1, 2, 5, 1, 1, 2, 0, 5, 2, 3, 4, 1, 2, 1, 2, 4, 5, 0, 1, 2, 3, 2, 2, 3, 1, 2, 3, 3, 3, 1, 1, 1, 1, 2, 2, 2, 2, 1, 1, 1, 2, 2, 3, 1, 0, 2, 1, 3, 5, 3, 1, 2, 2, 3, 2, 1, 1, 4, 1, 2, 2, 0, 3, 3, 4, 1, 5, 1, 4, 3, 5, 2, 2, 3, 5, 2, 5, 5, 3, 4, 2, 1, 1, 3, 6, 4, 5, 2, 1, 1, 1, 0, 2, 3, 1, 3, 3, 0, 3, 1, 1, 3, 5, 2, 2, 3, 1, 2, 1, 3, 3, 2, 1, 5, 2, 1, 2, 3, 1, 1, 0, 3, 4, 2, 1, 1, 3, 1, 2, 0, 2, 3, 1, 3, 3, 3, 1, 4, 3, 3, 0, 4, 3, 0, 1, 1, 1, 5, 1, 2, 1, 3, 0, 4, 2, 2, 2, 1, 1, 2, 4, 1, 2, 0, 2, 0, 2, 1, 0, 3, 2, 0, 3, 3, 4, 2, 2, 2, 4, 2, 1, 2, 2, 2, 1, 1, 2, 3, 1, 0, 4, 3, 2, 1, 4, 1, 3, 1, 4, 1, 1, 2, 4, 2, 1, 1, 1, 0, 2, 3, 5, 0, 3, 1, 3, 1, 4, 2, 1, 1, 2, 3, 2, 5, 2, 1, 3, 1, 1, 1, 2, 3, 3, 1, 1, 2, 1, 1, 2, 1, 2, 1, 2, 1, 2, 3, 3, 0, 2, 1, 1, 2, 1, 1, 1, 0, 1, 1, 1, 2, 1, 2, 2, 1, 0, 2, 2, 1, 3, 1, 0, 2, 4, 1, 3, 2, 0, 1, 2, 1, 3, 3, 1, 3, 2, 1, 3, 1, 0, 2, 3, 0, 2, 2, 0, 3, 1, 0, 0, 2, 3, 0, 2, 2, 2, 1, 1, 0, 0, 1, 3, 2, 2, 2, 3, 3, 1, 3, 2, 1, 2, 3, 1, 2, 2, 2, 1, 3, 0, 1, 2, 2, 1, 0, 2, 1, 0, 2, 2, 2, 3, 0, 2, 2, 1, 1, 1, 4, 2, 2, 1, 3, 1, 2, 2, 4, 1, 3, 1, 2, 1, 0, 2, 1, 1, 2, 1, 2, 0, 3, 2, 0, 0, 1, 3, 2, 1, 1, 1, 1, 0, 1, 2, 1, 0, 1, 2, 1, 1, 4, 1, 2, 2, 0, 3, 0, 2, 2, 1, 3, 1, 3, 1, 1, 1, 0, 2, 1, 3, 3, 1, 4, 2, 1, 1, 0, 2, 2, 3, 1, 2, 2, 2, 1, 1, 1, 3, 2, 0, 3, 2, 1, 1, 2, 1, 1, 2, 2, 0, 2, 1, 1, 3, 0, 3, 1, 2, 2, 4, 2, 3, 3, 1, 1, 2, 3, 1, 2, 2, 1, 3, 2, 0, 4, 3, 1, 0, 0, 2, 0, 1, 3, 0, 2, 4, 0, 2, 1, 3, 2, 1, 3, 1, 2, 3, 2, 1, 1, 0, 1, 1, 0, 2, 3, 0, 4, 0, 2, 1, 1, 1, 1, 0, 0, 2, 1, 1, 1, 2, 1, 0, 3, 2, 1, 2, 1, 3, 0, 1, 2, 1, 0, 3, 0, 0, 1, 2, 1, 1, 2, 3, 1, 1, 2, 1, 3, 3, 2, 1, 0, 0, 2, 2, 2, 1, 1, 2, 0, 2, 0, 2, 2, 3, 1, 3, 2, 0, 2, 1, 2, 2, 2, 2, 2, 2, 1, 2, 5, 3, 1, 0, 3, 2, 1, 0, 1, 0, 1, 1, 1, 1, 2, 0, 2, 3, 1, 0, 2, 2, 0, 1, 2, 0, 0, 2, 1, 2, 2, 2, 0, 1, 0, 2, 1, 0, 1, 4, 2, 2, 3, 3, 1, 1, 0, 1, 0, 2, 1, 1, 0, 2, 1, 2, 2, 3, 3, 3, 1, 1, 0, 4, 2, 2, 2, 0, 1, 2, 2, 4, 1, 2, 4, 4, 3, 2, 1, 2, 1, 4, 1, 2, 2, 1, 2, 0, 0, 3, 4, 2, 2, 2, 1, 3, 3, 1, 2, 3, 3, 0, 2, 3, 1, 4, 1, 2, 2, 1, 4, 3, 2, 1, 1, 1, 0, 2, 2, 2, 1, 3, 1, 2, 1, 0, 3, 1, 2, 1, 0, 2, 3, 1, 2, 3, 1, 1, 2, 1, 1, 2, 1, 2, 3, 2, 0, 2, 0, 2, 2, 1, 1, 2, 2, 1, 2, 0, 2, 3, 0, 0, 4, 1, 1, 2, 2, 1, 1, 2, 3, 1, 1, 1, 1, 1, 0, 0, 3, 3, 2, 2, 0, 1, 2, 1, 2, 2, 1, 1, 3, 3, 2, 3, 4, 1, 0, 4, 1, 2, 2, 1, 1, 1, 3, 2, 3, 2, 0, 1, 3, 2, 4, 0, 3, 2, 3, 3, 3, 5, 3, 3, 0, 0, 3, 1, 2, 3, 2, 1, 2, 2, 0, 3, 1, 2, 1, 1, 0, 4, 3, 1, 3, 1, 2, 3, 2, 1, 2, 4, 5, 1, 0, 3, 2, 2, 1, 2, 2, 2, 1, 3, 1, 0, 0, 1, 1, 0, 2, 3, 3, 1, 0, 2, 2, 2, 3, 3, 3, 2, 0, 2, 0, 1, 1, 2, 2, 2, 3, 2, 1, 3, 2, 2, 1, 1, 1, 3, 1, 2, 4, 3, 1, 2, 4, 3, 1, 2, 1, 1, 1, 2, 1, 2, 1, 2, 1, 2, 3, 2, 2, 5, 2, 0, 3, 2, 3, 0, 0, 2, 1, 5, 2, 1, 3, 3, 0, 3, 3, 2, 3, 2, 2, 2, 2, 2, 1, 1, 2, 1, 3, 3, 1, 3, 1, 1, 5, 2, 4, 2, 2, 0, 4, 3, 3, 2, 1, 1, 1, 1, 1, 2, 1, 4, 3, 2, 0, 1, 0, 1, 3, 2, 2, 3, 1, 4, 2, 3, 2, 3, 1, 1, 3, 1, 1, 2, 3, 2, 4, 2, 1, 0, 2, 1, 2, 4, 2, 2, 3, 2, 2, 3, 2, 2, 2, 1, 1, 1, 2, 4, 1, 0, 2, 2, 2, 1, 0, 1, 0, 1, 1, 0, 3, 2, 4, 1, 4, 2, 3, 1, 2, 0, 1, 3, 2, 3, 4, 1, 2, 2, 4, 1, 2, 3, 1, 4, 1, 1, 2, 2, 3, 1, 3, 0, 3, 1, 2, 1, 2, 1, 0, 1, 0, 0, 1, 2, 1, 2, 1, 0, 1, 3, 1, 3, 4, 2, 3, 2, 1, 1, 2, 0, 1, 2, 2, 0, 3, 1, 1, 1, 3, 2, 0, 2, 1, 1, 2, 0, 3, 2, 1, 3, 0, 4, 2, 3, 2, 1, 0, 2, 1, 0, 3, 1, 3, 1, 0, 2, 2, 3, 2, 3, 2, 0, 3, 0, 1, 2, 0, 2, 2, 3, 2, 2, 1, 2, 0, 1, 1, 0, 3, 3, 1, 1, 2, 2, 1, 0, 3, 4, 3, 2, 2, 2, 1, 3, 2, 0, 2, 2, 3, 0, 2, 1, 1, 1, 1, 2, 2, 3, 1, 0, 2, 3, 1, 2, 0, 0, 2, 2, 2, 1, 1, 2, 2, 0, 1, 2, 1, 3, 0, 2, 4, 3, 3, 3, 1, 0, 3, 1, 2, 2, 2, 2, 3, 0, 3, 3, 2, 3, 2, 2, 2, 1, 2, 2, 3, 2, 3, 1, 1, 0, 1, 0, 4, 4, 2, 0, 2, 2, 1, 3, 3, 1, 1, 1, 2, 2, 2, 3, 4, 0, 2, 2, 3, 1, 1, 2, 2, 2, 3, 1, 2, 1, 1, 4, 2, 2, 1, 2, 1, 1, 2, 2, 2, 1, 3, 0, 2, 2, 2, 4, 1, 3, 4, 1, 2, 2, 1, 1, 2, 4, 3, 4, 0, 2, 3, 2, 3, 1, 2, 2, 1, 2, 0, 3, 1, 4, 4, 3, 2, 3, 2, 4, 2, 4, 2, 3, 1, 2, 3, 3, 2, 4, 1, 0, 0, 0, 3, 1, 3, 3, 2, 4, 5, 3, 1, 4, 1, 2, 3, 2, 3, 1, 1, 1, 2, 2, 1, 1, 1, 2, 1, 2, 3, 0, 2, 1, 0, 2, 2, 3, 1, 2, 0, 0, 0, 0, 1, 1, 0, 2, 1, 1, 2, 1, 1, 1, 2, 3, 1, 0, 0, 1, 3, 0, 2, 1, 3, 1, 0, 0, 0, 3, 2, 2, 0, 2, 1, 2, 1, 0, 3, 1, 2, 0, 2, 1, 2, 1, 1, 2, 0, 4, 2, 2, 3, 1, 2, 1, 1, 1, 2, 0, 2, 1, 2, 2, 1, 2, 1, 2, 1, 1, 1, 4, 1, 2, 3, 2, 0, 3, 1, 2, 1, 2, 2, 1, 2, 1, 0, 1, 2, 2, 1, 2, 2, 1, 2, 2, 1, 1, 3, 2, 3, 3, 3, 1, 0, 4, 0, 0, 1, 1, 2, 2, 0, 2, 2, 2, 2, 0, 1, 3, 1, 2, 2, 1, 3, 0, 2, 3, 2, 1, 1, 1, 0, 2, 4, 1, 0, 4, 4, 0, 1, 0, 0, 2, 3, 1, 1, 1, 1, 2, 4, 1, 1, 0, 3, 3, 2, 2, 2, 1, 1, 0, 1, 2, 2, 1, 3, 1, 1, 2, 4, 3, 2, 2, 1, 4, 1, 1, 1, 2, 2, 4, 0, 2, 4, 3, 1, 1, 1, 2, 1, 1, 2, 3, 4, 2, 1, 0, 1, 1, 5, 2, 3, 3, 3, 0, 2, 2, 2, 3, 4, 2, 2, 1, 0, 2, 2, 2, 1, 0, 3, 2, 3, 0, 1, 1, 0, 2, 1, 2, 1, 4, 2, 5, 0, 1, 2, 1, 1, 1, 2, 2, 3, 5, 1, 2, 2, 2, 3, 4, 5, 3, 4, 1, 1, 1, 0, 2, 2, 1, 3, 3, 0, 2, 2, 2, 1, 4, 1, 4, 2, 3, 1, 2, 2, 5, 2, 2, 1, 3, 2, 2, 3, 1, 2, 0, 2, 5, 3, 2, 2, 3, 3, 1, 0, 1, 0, 3, 2, 3, 2, 3, 1, 2, 0, 3, 4, 1, 0, 1, 1, 2, 3, 0, 2, 0, 1, 2, 2, 2, 0, 1, 3, 3, 0, 1, 1, 1, 3, 1, 2, 2, 0, 0, 2, 0, 0, 0, 2, 1, 1, 4, 0, 1, 2, 1, 1, 0, 1, 3, 1, 0, 1, 5, 0, 3, 1, 1, 4, 2, 1, 2, 0, 1, 1, 3, 2, 1, 1, 2, 3, 2, 0, 1, 3, 2, 1, 1, 3, 2, 2, 2, 3, 3, 1, 3, 2, 0, 3, 0, 4, 2, 3, 2, 2, 0, 0, 2, 2, 2, 1, 5, 0, 2, 2, 1, 2, 3, 1, 2, 1, 2, 1, 1, 3, 1, 3, 2, 0, 1, 2, 1, 0, 0, 1, 4, 5, 2, 1, 1, 2, 5, 4, 1, 2, 2, 1, 2, 0, 1, 1, 1, 3, 1, 3, 2, 2, 1, 0, 2, 1, 0, 0, 3, 4, 3, 0, 2, 0, 2, 5, 0, 2, 1, 2, 2, 1, 2, 2, 2, 1, 0, 1, 2, 1, 1, 3, 2, 1, 0, 1, 2, 1, 3, 0, 1, 2, 2, 2, 2, 2, 3, 2, 1, 3, 1, 2, 3, 2, 1, 1, 2, 1, 3, 0, 5, 3, 3, 2, 3, 1, 2, 1, 1, 1, 2, 5, 2, 1, 3, 3, 2, 2, 2, 2, 2, 2, 0, 4, 3, 2, 2, 1, 1, 0, 2, 0, 4, 2, 3, 0, 1, 2, 2, 2, 4, 2, 2, 1, 0, 2, 2, 2, 3, 0, 2, 2, 1, 0, 3, 3, 2, 2, 4, 2, 2, 1, 2, 4, 0, 2, 3, 2, 0, 1, 1, 2, 3, 3, 2, 1, 4, 2, 6, 1, 4, 3, 4, 0, 2, 1, 1, 2, 2, 2, 6, 3, 1, 1, 3, 2, 1, 1, 1, 5, 2, 3, 0, 3, 2, 6, 3, 3, 0, 4, 3, 2, 2, 1, 1, 2, 2, 5, 4, 1, 2, 3, 0, 0, 1, 1, 1, 1, 2, 4, 3, 2, 2, 2, 1, 2, 2, 1, 4, 1, 1, 3, 2, 1, 4, 1, 2, 4, 2, 2, 1, 3, 0, 1, 1, 0, 3, 0, 0, 2, 1, 1, 2, 3, 3, 2, 3, 0, 3, 1, 0, 0, 1, 3, 4, 1, 0, 3, 2, 0, 1, 1, 2, 0, 2, 3, 1, 0, 2, 0, 2, 2, 0, 0, 1, 3, 0, 1, 2, 2, 1, 4, 0, 2, 1, 1, 1, 2, 3, 1, 2, 2, 3, 3, 1, 2, 1, 1, 2, 2, 1, 2, 1, 1, 0, 1, 2, 1, 4, 1, 2, 2, 1, 2, 3, 2, 2, 2, 1, 2, 0, 1, 2, 1, 3, 2, 2, 1, 4, 2, 2, 3, 3, 2, 1, 2, 0, 0, 1, 1, 1, 3, 1, 3, 2, 1, 3, 2, 2, 1, 2, 2, 0, 1, 0, 2, 3, 3, 2, 3, 3, 2, 2, 0, 3, 2, 3, 2, 2, 2, 2, 5, 3, 4, 1, 1, 4, 1, 1, 3, 2, 0, 1, 1, 0, 2, 0, 1, 1, 4, 1, 3, 1, 3, 2, 3, 1, 1, 2, 0, 0, 2, 3, 1, 3, 1, 3, 1, 2, 4, 3, 2, 3, 5, 1, 2, 1, 3, 2, 3, 1, 3, 2, 5, 3, 1, 3, 1, 1, 1, 1, 0, 2, 2, 1, 2, 1, 2, 1, 2, 2, 1, 0, 3, 3, 3, 1, 2, 2, 3, 2, 2, 2, 1, 1, 1, 4, 1, 0, 1, 1, 1, 2, 3, 1, 2, 3, 4, 1, 4, 0, 2, 3, 1, 1, 2, 0, 0, 1, 1, 1, 2, 1, 2, 4, 1, 1, 1, 1, 0, 0, 1, 2, 3, 2, 2, 2, 3, 2, 1, 2, 2, 3, 0, 2, 4, 1, 2, 1, 0, 2, 1, 1, 2, 2, 0, 0, 3, 1, 4, 3, 1, 2, 4, 0, 1, 2, 2, 3, 2, 1, 2, 1, 3, 1, 1, 3, 2, 3, 1, 3, 4, 0, 1, 1, 0, 1, 3, 0, 4, 1, 3, 0, 1, 2, 3, 0, 2, 1, 2, 2, 0, 2, 4, 1, 2, 3, 2, 0, 0, 2, 2, 1, 1, 4, 1, 2, 2, 2, 0, 3, 1, 1, 3, 1, 1, 2, 0, 4, 3, 1, 0, 1, 3, 1, 2, 3, 1, 0, 3, 2, 1, 1, 2, 1, 1, 0, 3, 1, 3, 2, 2, 1, 1, 0, 0, 0, 2, 2, 0, 3, 0, 1, 2, 3, 1, 3, 2, 2, 1, 1, 1, 2, 5, 4, 2, 5, 2, 3, 3, 6, 2, 0, 0, 1, 2, 5, 2, 2, 1, 3, 2, 1, 0, 2, 1, 1, 2, 3, 3, 1, 3, 1, 2, 1, 2, 2, 3, 3, 0, 2, 0, 1, 2, 2, 3, 0, 5, 1, 2, 2, 3, 2, 3, 1, 1, 2, 1, 2, 0, 2, 2, 2, 3, 3, 1, 0, 2, 3, 1, 2, 2, 0, 0, 3, 5, 1, 1, 2, 4, 1, 1, 2, 2, 1, 3, 1, 5, 3, 0, 1, 1, 1, 0, 1, 0, 1, 0, 1, 0, 1, 0, 0, 1, 1, 2, 0, 1, 0, 1, 2, 1, 3, 2, 2, 1, 4, 3, 0, 1, 1, 4, 0, 3, 3, 3, 1, 0, 2, 0, 1, 2, 2, 1, 1, 2, 1, 4, 1, 1, 2, 2, 1, 0, 1, 0, 1, 2, 2, 3, 4, 4, 1, 1, 1, 3, 0, 1, 3, 1, 3, 0, 3, 2, 1, 1, 1, 1, 3, 4, 3, 3, 3, 1, 3, 0, 3, 1, 1, 1, 1, 1, 2, 1, 4, 1, 1, 1, 2, 3, 3, 1, 1, 1, 1, 3, 5, 5, 0, 0, 3, 0, 2, 1, 1, 2, 3, 2, 3, 1, 3, 2, 0, 2, 0, 2, 3, 1, 0, 2, 2, 1, 1, 3, 2, 4, 1, 2, 3, 2, 4, 1, 1, 4, 2, 0, 0, 2, 3, 1, 1, 3, 3, 3, 1, 1, 2, 2, 2, 4, 1, 1, 3, 0, 0, 3, 2, 1, 2, 2, 2, 1, 1, 3, 0, 2, 0, 1, 4, 0, 2, 2, 1, 1, 1, 1, 2, 1, 1, 1, 3, 2, 0, 0, 3, 2, 1, 2, 2, 1, 1, 1, 3, 1, 2, 2, 0, 2, 5, 2, 3, 0, 4, 1, 2, 1, 3, 3, 1, 2, 4, 3, 3, 3, 0, 3, 2, 3, 3, 2, 3, 1, 1, 1, 2, 0, 2, 1, 1, 2, 3, 2, 2, 2, 2, 3, 2, 1, 4, 1, 5, 2, 2, 0, 2, 1, 0, 3, 2, 2, 2, 2, 3, 4, 0, 1, 2, 3, 4, 3, 1, 0, 2, 0, 3, 0, 1, 0, 1, 0, 0, 1, 1, 2, 3, 2, 3, 3, 2, 2, 1, 4, 0, 0, 2, 1, 0, 2, 0, 2, 3, 0, 1, 0, 3, 1, 2, 3, 1, 3, 1, 2, 2, 2, 1, 1, 3, 2, 2, 1, 3, 0, 3, 1, 1, 1, 2, 0, 1, 2, 2, 4, 5, 0, 0, 2, 1, 4, 2, 1, 3, 0, 3, 4, 5, 2, 2, 3, 1, 3, 4, 4, 1, 1, 2, 2, 3, 2, 4, 1, 1, 1, 1, 1, 2, 2, 1, 1, 0, 2, 2, 1, 2, 1, 2, 2, 2, 2, 2, 2, 3, 0, 1, 1, 1, 0, 1, 2, 1, 0, 2, 1, 2, 2, 1, 0, 1, 3, 1, 1, 0, 2, 1, 2, 1, 1, 1, 0, 1, 3, 1, 1, 1, 1, 2, 1, 2, 1, 1, 1, 3, 2, 1, 4, 2, 1, 1, 3, 3, 1, 2, 2, 1, 1, 5, 1, 1, 3, 0, 2, 1, 2, 0, 3, 1, 3, 2, 2, 2, 2, 1, 2, 5, 2, 3, 2, 3, 2, 1, 1, 2, 3, 3, 2, 1, 1, 2, 3, 3, 3, 1, 2, 1, 1, 2, 1, 1, 3, 0, 1, 2, 1, 2, 5, 1, 3, 1, 2, 1, 2, 1, 2, 0, 1, 2, 0, 0, 1, 1, 0, 2, 0, 3, 2, 1, 1, 2, 2, 3, 3, 2, 2, 2, 1, 1, 3, 1, 4, 0, 3, 1, 3, 3, 2, 1, 0, 0, 2, 1, 1, 3, 2, 0, 1, 3, 3, 1, 0, 0, 3, 0, 2, 2, 1, 2, 4, 1, 1, 3, 2, 0, 0, 0, 3, 3, 1, 2, 4, 0, 3, 1, 3, 3, 0, 3, 3, 2, 0, 2, 1, 1, 2, 4, 1, 4, 4, 1, 1, 0, 3, 0, 0, 1, 0, 2, 1, 2, 3, 3, 2, 3, 1, 0, 3, 3, 3, 0, 2, 2, 0, 2, 1, 6, 0, 0, 1, 1, 0, 0, 2, 3, 1, 2, 2, 3, 1, 2, 4, 0, 1, 2, 3, 2, 2, 2, 2, 1, 1, 2, 1, 2, 2, 0, 1, 2, 3, 1, 1, 3, 1, 0, 3, 0, 2, 3, 2, 0, 2, 1, 2, 1, 3, 0, 1, 2, 2, 2, 2, 1, 2, 2, 3, 2, 2, 1, 1, 0, 3, 3, 3, 0, 1, 1, 1, 2, 1, 1, 1, 3, 2, 5, 3, 0, 2, 2, 4, 1, 1, 0, 0, 0, 3, 2, 1, 1, 3, 2, 0, 3, 2, 4, 0, 1, 1, 2, 1, 1, 1, 3, 2, 3, 1, 3, 1, 3, 2, 0, 0, 1, 2, 5, 1, 1, 0, 0, 2, 2, 2, 3, 2, 2, 2, 1, 2, 3, 3, 0, 4, 3, 2, 3, 1, 1, 0, 1, 1, 2, 0, 0, 3, 2, 2, 1, 0, 1, 1, 1, 1, 2, 2, 2, 4, 1, 2, 1, 2, 2, 2, 3, 1, 2, 3, 3, 0, 0, 1, 0, 3, 2, 2, 3, 4, 1, 2, 4, 1, 3, 3, 3, 2, 0, 2, 1, 1, 2, 4, 3, 4, 1, 7, 1, 1, 4, 1, 3, 3, 2, 3, 1, 1, 3, 2, 0, 1, 3, 1, 1, 1, 5, 2, 2, 1, 3, 2, 0, 2, 1, 2, 2, 3, 1, 3, 2, 1, 0, 2, 2, 3, 3, 1, 3, 1, 0, 3, 1, 2, 1, 2, 3, 1, 2, 0, 0, 0, 2, 2, 2, 0, 1, 1, 3, 0, 1, 1, 4, 2, 3, 2, 1, 3, 3, 2, 2, 1, 2, 1, 6, 1, 2, 1, 3, 1, 1, 0, 3, 1, 3, 2, 1, 3, 2, 0, 2, 2, 0, 1, 2, 0, 1, 1, 0, 0, 3, 3, 0, 1, 1, 3, 2, 1, 2, 1, 1, 2, 0, 4, 1, 1, 1, 3, 2, 4, 1, 2, 4, 2, 5, 1, 4, 1, 5, 1, 2, 1, 1, 2, 2, 0, 2, 1, 1, 3, 3, 1, 2, 5, 6, 3, 2, 1, 1, 3, 1, 1, 2, 1, 4, 0, 2, 3, 2, 5, 1, 5, 3, 2, 2, 2, 3, 2, 4, 2, 1, 1, 0, 3, 2, 2, 1, 2, 0, 2, 1, 4, 2, 0, 0, 0, 3, 0, 0, 3, 2, 2, 2, 1, 3, 0, 2, 1, 2, 2, 3, 2, 1, 3, 1, 1, 1, 1, 1, 3, 0, 5, 4, 1, 1, 3, 2, 3, 5, 2, 3, 3, 2, 4, 0, 2, 2, 2, 3, 1, 2, 2, 4, 1, 2, 2, 2, 2, 0, 2, 1, 4, 3, 1, 2, 2, 1, 2, 0, 2, 0, 1, 1, 1, 0, 2, 3, 2, 2, 4, 4, 1, 1, 1, 0, 1, 1, 2, 2, 2, 1, 2, 1, 3, 2, 2, 1, 1, 1, 3, 1, 2, 1, 1, 0, 0, 3, 2, 2, 4, 0, 3, 3, 2, 3, 1, 3, 1, 2, 3, 2, 0, 3, 4, 1, 1, 2, 2, 2, 2, 4, 2, 2, 2, 1, 2, 5, 1, 0, 1, 0, 1, 1, 0, 2, 1, 0, 1, 0, 0, 2, 1, 1, 0, 2, 4, 3, 3, 3, 1, 1, 0, 3, 1, 3, 2, 3, 2, 1, 2, 1, 1, 0, 1, 2, 1, 0, 1, 4, 1, 3, 2, 1, 0, 1, 2, 0, 0, 0, 5, 2, 3, 2, 1, 0, 1, 2, 1, 0, 1, 2, 2, 1, 0, 1, 4, 5, 1, 1, 0, 4, 1, 2, 3, 3, 1, 2, 2, 3, 1, 0, 3, 2, 3, 3, 5, 0, 1, 2, 4, 1, 2, 2, 1, 1, 4, 3, 2, 1, 3, 1, 3, 2, 2, 1, 1, 1, 2, 1, 1, 1, 1, 2, 1, 3, 1, 1, 0, 1, 0, 2, 3, 4, 1, 0, 3, 2, 3, 2, 2, 0, 2, 2, 3, 0, 1, 0, 2, 2, 1, 4, 1, 3, 0, 1, 1, 2, 0, 5, 3, 1, 1, 1, 2, 0, 0, 1, 2, 0, 0, 0, 1, 0, 0, 1, 2, 0, 2, 1, 6, 3, 2, 3, 3, 4, 2, 1, 0, 4, 1, 2, 1, 1, 0, 3, 3, 2, 0, 1, 3, 3, 3, 2, 2, 4, 4, 3, 3, 2, 1, 0, 1, 1, 0, 3, 0, 2, 2, 2, 1, 2, 2, 2, 0, 2, 1, 2, 0, 4, 2, 3, 1, 2, 2, 1, 2, 1, 2, 4, 1, 3, 3, 0, 4, 3, 2, 1, 1, 3, 2, 3, 2, 4, 1, 1, 1, 0, 2, 1, 4, 2, 1, 2, 3, 3, 1, 2, 2, 2, 1, 1, 2, 2, 0, 2, 2, 1, 3, 1, 3, 0, 0, 1, 0, 1, 1, 0, 2, 3, 1, 1, 1, 0, 0, 0, 0, 2, 1, 2, 2, 1, 1, 1, 0, 0, 3, 0, 2, 1, 0, 0, 0, 2, 1, 0, 0, 0, 2, 2, 2, 3, 2, 3, 1, 2, 2, 0, 3, 1, 3, 0, 1, 0, 1, 0, 1, 1, 3, 0, 1, 2, 1, 2, 0, 0, 0, 4, 0, 0, 2, 2, 0, 1, 0, 1, 1, 1, 1, 1, 3, 0, 0, 2, 0, 2, 1, 1, 1, 2, 0, 1, 0, 1, 1, 1, 0, 1, 2, 2, 3, 3, 2, 2, 3, 1, 3, 1, 2, 2, 1, 3, 0, 0, 1, 0, 1, 1, 2, 0, 0, 0, 0, 0, 1, 2, 3, 0, 0, 2, 2, 0, 2, 1, 2, 3, 0, 1, 1, 1, 2, 2, 1, 0, 2, 1, 1, 1, 0, 1, 1, 0, 1, 4, 3, 2, 1, 3, 1, 2, 2, 1, 0, 2, 1, 2, 2, 3, 0, 1, 2, 0, 2, 1, 5, 0, 1, 2, 1, 2, 2, 1, 1, 0, 3, 1, 2, 0, 1, 0, 1, 4, 3, 2, 2, 3, 1, 0, 1, 0, 1, 3, 1, 3, 0, 0, 0, 0, 0, 5, 1, 1, 2, 0, 3, 3, 3, 2, 4, 2, 2, 0, 3, 0, 1, 0, 0, 3, 1, 3, 0, 1, 0, 1, 1, 2, 1, 1, 2, 2, 1, 4, 2, 2, 1, 2, 1, 0, 3, 1, 1, 0, 0, 2, 0, 1, 2, 0, 1, 1, 2, 1, 1, 1, 1, 1, 1, 1, 1, 2, 2, 2, 3, 3, 0, 2, 5, 2, 0, 2, 2, 2, 3, 2, 0, 1, 0, 3, 2, 1, 1, 1, 3, 1, 1, 0, 1, 2, 3, 0, 4, 2, 3, 3, 0, 1, 1, 2, 4, 5, 2, 0, 2, 0, 1, 3, 2, 2, 0, 3, 1, 2, 0, 3, 5, 2, 3, 1, 4, 2, 3, 1, 2, 4, 1, 2, 0, 2, 1, 2, 2, 4, 2, 2, 1, 0, 2, 2, 1, 1, 2, 4, 1, 2, 4, 1, 2, 2, 2, 2, 2, 1, 3, 5, 2, 3, 3, 2, 1, 1, 3, 2, 2, 3, 1, 3, 3, 0, 1, 2, 2, 0, 1, 2, 2, 3, 2, 3, 6, 2, 2, 2, 0, 2, 3, 1, 1, 2, 0, 2, 1, 3, 2, 1, 1, 2, 1, 2, 2, 2, 2, 2, 2, 1, 3, 0, 2, 1, 2, 1, 3, 3, 0, 3, 1, 1, 3, 1, 3, 2, 2, 1, 1, 3, 2, 2, 0, 2, 0, 3, 2, 1, 2, 0, 3, 1, 1, 1, 3, 3, 1, 0, 5, 2, 3, 1, 2, 1, 1, 0, 1, 3, 2, 2, 1, 1, 0, 4, 3, 1, 3, 2, 4, 1, 0, 3, 1, 4, 1, 2, 0, 1, 4, 3, 3, 3, 0, 3, 2, 6, 3, 2, 1, 2, 3, 1, 3, 4, 1, 2, 2, 2, 2, 1, 1, 2, 3, 1, 1, 1, 0, 1, 1, 1, 1, 3, 3, 2, 2, 3, 2, 2, 1, 3, 2, 3, 2, 0, 4, 0, 5, 3, 4, 2, 2, 3, 0, 1, 3, 3, 3, 2, 2, 2, 2, 3, 1, 3, 1, 1, 1, 2, 2, 4, 0, 2, 2, 3, 1, 2, 5, 2, 1, 4, 2, 3, 3, 1, 2, 2, 1, 0, 3, 3, 1, 2, 0, 2, 0, 1, 2, 3, 1, 3, 2, 2, 3, 0, 3, 1, 1, 4, 1, 4, 3, 4, 2, 2, 2, 1, 4, 2, 1, 0, 0, 1, 3, 2, 1, 0, 2, 1, 1, 1, 3, 4, 7, 2, 0, 0, 1, 2, 1, 2, 1, 3, 2, 3, 2, 2, 1, 1, 0, 1, 2, 2, 3, 2, 0, 2, 1, 1, 3, 1, 1, 1, 1, 0, 1, 1, 1, 1, 0, 1, 0, 0, 2, 2, 2, 1, 0, 3, 1, 3, 1, 2, 2, 2, 1, 1, 0, 1, 0, 3, 2, 1, 2, 1, 2, 2, 4, 2, 2, 1, 0, 0, 0, 1, 1, 1, 0, 1, 2, 1, 1, 0, 0, 2, 4, 1, 4, 2, 4, 4, 2, 4, 4, 1, 1, 3, 1, 0, 1, 1, 1, 3, 2, 2, 1, 2, 1, 0, 1, 0, 2, 1, 1, 2, 0, 4, 3, 3, 1, 2, 3, 0, 1, 1, 3, 2, 0, 1, 0, 2, 2, 2, 2, 1, 4, 0, 1, 2, 1, 1, 2, 0, 0, 2, 1, 4, 1, 0, 2, 1, 2, 3, 0, 0, 1, 0, 1, 1, 0, 2, 1, 0, 2, 1, 1, 0, 3, 2, 0, 0, 3, 2, 1, 2, 3, 0, 2, 3, 1, 2, 1, 3, 1, 1, 0, 3, 0, 2, 1, 2, 2, 2, 2, 1, 1, 1, 3, 1, 1, 2, 2, 2, 2, 2, 3, 1, 3, 1, 3, 1, 0, 2, 1, 3, 1, 1, 3, 0, 1, 1, 1, 2, 2, 2, 1, 1, 1, 1, 0, 1, 2, 3, 0, 5, 1, 1, 1, 3, 1, 2, 1, 1, 1, 0, 1, 2, 0, 3, 2, 2, 1, 2, 2, 1, 1, 0, 0, 1, 0, 3, 1, 2, 2, 4, 4, 5, 4, 4, 1, 1, 2, 2, 4, 2, 1, 1, 0, 3, 3, 1, 1, 1, 3, 2, 2, 0, 1, 0, 1, 0, 0, 3, 3, 3, 1, 3, 1, 1, 3, 3, 1, 2, 0, 3, 0, 1, 3, 2, 0, 2, 1, 0, 1, 1, 3, 0, 1, 3, 1, 1, 4, 1, 2, 1, 3, 1, 1, 1, 2, 2, 3, 0, 1, 1, 4, 1, 3, 2, 3, 3, 2, 1, 2, 1, 3, 1, 2, 2, 4, 2, 3, 1, 1, 2, 1, 3, 3, 0, 1, 2, 0, 4, 0, 2, 1, 4, 2, 1, 0, 3, 1, 2, 2, 2, 2, 2, 2, 0, 1, 4, 3, 0, 3, 4, 1, 4, 2, 3, 3, 1, 2, 0, 1, 3, 1, 1, 2, 3, 0, 2, 3, 0, 4, 1, 2, 1, 3, 1, 1, 3, 3, 4, 1, 1, 1, 3, 3, 4, 2, 2, 3, 3, 2, 3, 3, 1, 1, 1, 2, 1, 4, 4, 2, 1, 3, 1, 2, 0, 3, 4, 1, 1, 2, 1, 1, 1, 2, 2, 2, 2, 3, 2, 2, 1, 1, 2, 0, 0, 2, 2, 0, 1, 0, 2, 4, 2, 1, 1, 1, 3, 0, 0, 1, 3, 2, 0, 1, 3, 0, 2, 1, 3, 2, 1, 1, 5, 2, 3, 0, 3, 2, 2, 1, 3, 1, 4, 1, 2, 2, 5, 2, 1, 2, 1, 1, 3, 2, 2, 1, 1, 2, 1, 2, 2, 1, 1, 0, 2, 1, 3, 1, 1, 1, 0, 1, 2, 0, 0, 1, 2, 2, 1, 2, 1, 4, 5, 1, 3, 1, 0, 1, 3, 4, 3, 2, 2, 2, 2, 4, 2, 3, 3, 2, 2, 1, 0, 0, 1, 3, 3, 4, 1, 3, 3, 0, 3, 3, 1, 0, 2, 1, 5, 0, 6, 3, 1, 1, 2, 2, 1, 1, 1, 3, 2, 2, 2, 3, 2, 2, 0, 1, 1, 2, 0, 2, 1, 2, 4, 2, 3, 3, 4, 0, 0, 2, 2, 0, 2, 3, 3, 1, 2, 4, 2, 3, 6, 1, 1, 2, 2, 0, 3, 5, 3, 3, 2, 1, 2, 2, 3, 1, 2, 0, 1, 0, 1, 1, 2, 3, 0, 2, 1, 3, 4, 1, 0, 0, 3, 2, 2, 3, 4, 2, 1, 0, 0, 2, 2, 2, 0, 3, 4, 1, 3, 2, 0, 4, 0, 1, 1, 1, 1, 1, 2, 3, 2, 0, 4, 3, 2, 1, 1, 1, 0, 1, 3, 4, 0, 2, 2, 3, 2, 3, 1, 0, 1, 3, 2, 1, 3, 1, 1, 2, 0, 1, 1, 2, 0, 1, 0, 0, 1, 0, 1, 2, 4, 2, 1, 3, 1, 2, 3, 1, 3, 2, 2, 2, 0, 5, 3, 2, 1, 1, 1, 1, 2, 2, 0, 5, 4, 1, 3, 2, 0, 2, 3, 1, 2, 0, 3, 1, 1, 2, 2, 4, 2, 3, 1, 2, 1, 3, 0, 1, 2, 4, 2, 0, 2, 4, 1, 3, 2, 2, 0, 1, 1, 4, 1, 3, 2, 0, 1, 0, 2, 1, 4, 2, 1, 2, 4, 1, 1, 2, 1, 2, 2, 2, 1, 1, 3, 1, 1, 3, 1, 1, 1, 2, 1, 3, 2, 2, 3, 1, 1, 3, 1, 1, 1, 2, 2, 1, 1, 2, 2, 4, 2, 0, 1, 1, 0, 1, 2, 3, 4, 2, 2, 0, 3, 0, 3, 1, 3, 3, 2, 1, 1, 4, 2, 3, 0, 2, 4, 1, 2, 0, 2, 2, 2, 0, 1, 2, 2, 4, 3, 1, 3, 2, 1, 5, 0, 1, 2, 3, 2, 5, 5, 1, 1, 1, 4, 4, 5, 1, 1, 2, 2, 1, 0, 3, 1, 4, 1, 3, 2, 4, 4, 1, 1, 1, 0, 2, 3, 2, 0, 1, 2, 2, 2, 0, 3, 1, 0, 4, 2, 3, 2, 3, 3, 1, 2, 3, 1, 0, 3, 0, 0, 1, 2, 2, 1, 2, 2, 0, 6, 0, 1, 1, 2, 1, 3, 2, 4, 1, 0, 0, 4, 1, 3, 3, 2, 3, 2, 0, 1, 4, 0, 2, 3, 1, 1, 1, 1, 1, 0, 2, 1, 3, 1, 2, 1, 1, 2, 2, 2, 0, 6, 3, 2, 1, 1, 3, 2, 1, 2, 2, 0, 1, 1, 5, 2, 3, 3, 1, 4, 4, 3, 0, 2, 1, 2, 1, 3, 2, 2, 1, 1, 2, 2, 2, 3, 0, 4, 1, 2, 2, 2, 1, 1, 2, 2, 3, 1, 3, 3, 2, 1, 6, 2, 1, 2, 1, 2, 2, 5, 2, 4, 1, 2, 2, 1, 2, 2, 3, 2, 1, 0, 1, 0, 1, 3, 1, 3, 1, 1, 3, 4, 2, 0, 2, 2, 1, 1, 3, 5, 1, 2, 2, 4, 2, 4, 2, 3, 3, 2, 3, 3, 3, 2, 1, 1, 4, 3, 3, 2, 1, 0, 3, 0, 2, 1, 1, 3, 1, 2, 1, 3, 1, 3, 1, 1, 0, 2, 2, 0, 2, 1, 0, 4, 4, 3, 4, 2, 4, 3, 1, 1, 0, 0, 1, 0, 0, 2, 2, 4, 2, 4, 3, 2, 2, 0, 1, 1, 4, 2, 2, 0, 1, 1, 1, 3, 1, 3, 1, 0, 2, 2, 1, 2, 4, 1, 0, 3, 0, 2, 2, 2, 3, 3, 0, 1, 2, 2, 3, 1, 2, 4, 3, 3, 2, 2, 2, 4, 3, 1, 3, 3, 1, 4, 3, 2, 2, 2, 1, 2, 2, 0, 2, 2, 2, 5, 3, 1, 3, 2, 5, 2, 2, 2, 1, 2, 1, 4, 2, 4, 1, 0, 0, 2, 0, 3, 0, 4, 1, 1, 2, 0, 3, 3, 2, 4, 3, 2, 1, 5, 3, 1, 1, 4, 4, 3, 3, 2, 3, 3, 2, 3, 1, 4, 1, 1, 3, 5, 3, 1, 3, 2, 1, 0, 1, 1, 2, 2, 1, 2, 3, 3, 5, 2, 4, 1, 2, 1, 2, 2, 1, 4, 2, 0, 1, 4, 2, 4, 1, 1, 3, 1, 1, 2, 2, 3, 2, 1, 0, 4, 0, 3, 3, 1, 2, 0, 3, 2, 2, 2, 2, 2, 1, 5, 4, 4, 3, 2, 1, 1, 1, 3, 1, 1, 3, 4, 0, 3, 2, 4, 1, 1, 1, 3, 5, 1, 2, 1, 3, 0, 1, 5, 1, 5, 2, 3, 1, 4, 1, 2, 1, 1, 1, 4, 3, 0, 4, 0, 2, 1, 1, 2, 2, 2, 1, 3, 3, 3, 0, 3, 1, 2, 0, 1, 2, 2, 3, 5, 2, 1, 3, 2, 2, 2, 0, 0, 3, 2, 2, 2, 0, 4, 0, 3, 1, 2, 3, 2, 1, 1, 0, 2, 2, 1, 2, 3, 0, 2, 1, 4, 1, 2, 2, 1, 3, 0, 1, 0, 1, 0, 0, 2, 0, 1, 0, 3, 2, 4, 0, 1, 2, 1, 4, 2, 2, 4, 2, 3, 1, 4, 1, 2, 1, 4, 1, 0, 2, 2, 2, 0, 1, 1, 6, 1, 1, 1, 1, 1, 0, 2, 1, 1, 2, 2, 2, 1, 3, 2, 5, 6, 0, 4, 5, 0, 1, 0, 2, 0, 2, 2, 1, 0, 1, 1, 1, 2, 0, 2, 0, 2, 1, 2, 1, 1, 2, 0, 2, 3, 0, 2, 0, 0, 3, 1, 1, 4, 2, 0, 2, 2, 2, 4, 2, 2, 1, 1, 0, 2, 1, 2, 1, 1, 0, 3, 0, 1, 3, 2, 3, 2, 2, 2, 1, 0, 3, 1, 5, 2, 0, 2, 5, 1, 3, 3, 5, 2, 3, 2, 1, 2, 6, 4, 1, 1, 3, 3, 3, 2, 2, 1, 1, 1, 1, 2, 4, 3, 0, 1, 0, 5, 2, 1, 1, 2, 2, 1, 3, 3, 5, 1, 1, 2, 1, 3, 1, 0, 2, 2, 2, 1, 2, 2, 1, 5, 3, 1, 2, 3, 1, 1, 1, 2, 2, 1, 0, 2, 5, 2, 2, 2, 2, 2, 2, 3, 3, 1, 3, 0, 3, 0, 2, 0, 3, 3, 2, 1, 4, 3, 1, 4, 2, 2, 4, 2, 3, 2, 1, 1, 2, 1, 1, 2, 2, 0, 3, 1, 3, 2, 2, 1, 2, 3, 2, 2, 2, 3, 1, 1, 3, 0, 2, 3, 4, 1, 1, 1, 0, 1, 1, 3, 1, 1, 1, 0, 2, 0, 1, 0, 1, 1, 3, 1, 0, 1, 2, 1, 4, 4, 1, 1, 3, 2, 0, 2, 2, 3, 4, 3, 1, 3, 3, 3, 1, 3, 1, 2, 2, 3, 3, 1, 0, 3, 1, 1, 1, 5, 1, 2, 3, 3, 1, 0, 3, 1, 2, 3, 2, 2, 1, 0, 3, 3, 1, 4, 2, 0, 2, 3, 1, 1, 0, 1, 3, 5, 3, 0, 3, 2, 1, 2, 3, 1, 2, 4, 3, 0, 4, 1, 0, 2, 2, 1, 3, 1, 0, 1, 2, 1, 2, 2, 0, 1, 0, 0, 0, 1, 2, 1, 1, 0, 1, 2, 2, 4, 3, 3, 3, 2, 1, 4, 2, 2, 1, 3, 2, 1, 1, 2, 3, 1, 3, 4, 3, 3, 3, 3, 0, 0, 3, 6, 3, 1, 0, 3, 2, 3, 1, 1, 4, 3, 1, 2, 2, 3, 1, 2, 1, 2, 2, 2, 3, 2, 2, 1, 4, 0, 3, 2, 2, 0, 2, 1, 0, 2, 2, 3, 1, 2, 2, 3, 3, 1, 2, 1, 2, 1, 1, 3, 3, 4, 3, 2, 2, 2, 3, 2, 2, 1, 1, 2, 1, 3, 5, 4, 2, 2, 0, 1, 2, 0, 2, 4, 5, 1, 1, 1, 1, 1, 3, 3, 1, 2, 1, 2, 2, 3, 2, 2, 2, 2, 2, 2, 2, 2, 2, 2, 3, 1, 2, 1, 2, 2, 3, 1, 4, 3, 1, 4, 1, 3, 1, 3, 3, 1, 3, 2, 1, 3, 3, 1, 1, 1, 1, 0, 2, 0, 2, 1, 5, 3, 2, 1, 1, 2, 1, 3, 1, 1, 1, 2, 3, 3, 3, 3, 4, 3, 1, 2, 4, 2, 0, 1, 1, 4, 2, 1, 1, 3, 3, 2, 3, 2, 2, 2, 1, 3, 1, 1, 2, 1, 1, 2, 1, 0, 2, 1, 3, 1, 6, 0, 4, 2, 0, 3, 0, 0, 2, 1, 2, 3, 1, 1, 1, 3, 2, 4, 4, 1, 0, 1, 0, 3, 0, 1, 2, 0, 3, 1, 1, 1, 3, 2, 2, 1, 1, 0, 0, 1, 3, 5, 1, 1, 3, 1, 0, 3, 3, 2, 1, 1, 2, 1, 1, 1, 0, 2, 2, 2, 2, 2, 1, 1, 4, 4, 4, 2, 2, 1, 0, 2, 2, 1, 0, 1, 3, 1, 0, 4, 1, 1, 5, 3, 2, 3, 3, 3, 1, 1, 1, 2, 3, 1, 2, 1, 2, 0, 2, 4, 2, 0, 2, 1, 2, 0, 0, 4, 3, 2, 2, 1, 0, 3, 2, 0, 2, 1, 1, 2, 2, 3, 1, 2, 2, 3, 3, 3, 2, 1, 1, 2, 0, 2, 3, 1, 1, 3, 2, 1, 1, 2, 2, 2, 2, 0, 3, 0, 1, 1, 1, 1, 2, 2, 1, 1, 1, 4, 2, 1, 1, 1, 1, 1, 3, 2, 0, 2, 1, 3, 0, 1, 4, 3, 1, 0, 3, 5, 1, 2, 1, 3, 2, 2, 2, 0, 1, 0, 2, 4, 1, 6, 1, 2, 2, 1, 4, 2, 3, 1, 2, 2, 1, 0, 2, 2, 2, 0, 1, 1, 2, 0, 1, 3, 1, 0, 1, 1, 1, 3, 1, 3, 1, 0, 3, 1, 4, 2, 0, 3, 2, 2, 1, 4, 1, 2, 1, 2, 0, 3, 3, 1, 1, 2, 2, 3, 3, 3, 1, 6, 1, 2, 2, 1, 0, 2, 1, 3, 1, 0, 4, 2, 2, 1, 0, 1, 1, 0, 1, 2, 2, 2, 0, 1, 1, 1, 3, 1, 1, 1, 1, 1, 4, 2, 1, 0, 1, 1, 2, 4, 2, 2, 1, 1, 2, 1, 3, 1, 2, 3, 0, 0, 2, 0, 3, 1, 1, 0, 1, 3, 0, 4, 0, 2, 2, 3, 2, 0, 0, 0, 3, 0, 1, 3, 3, 1, 0, 3, 1, 2, 2, 3, 2, 1, 1, 1, 1, 0, 3, 3, 1, 1, 0, 0, 1, 2, 0, 1, 1, 3, 2, 0, 0, 2, 1, 1, 0, 1, 2, 3, 1, 1, 1, 1, 1, 3, 0, 0, 0, 2, 2, 2, 1, 0, 2, 1, 1, 2, 2, 5, 1, 2, 2, 2, 1, 1, 1, 0, 0, 2, 3, 1, 2, 2, 2, 2, 1, 0, 1, 2, 2, 3, 1, 0, 1, 1, 0, 2, 5, 2, 2, 3, 1, 2, 0, 1, 3, 1, 0, 2, 2, 2, 1, 1, 2, 4, 2, 2, 1, 3, 0, 1, 1, 3, 1, 1, 2, 3, 1, 2, 1, 2, 1, 0, 3, 0, 2, 2, 1, 1, 1, 2, 2, 2, 0, 2, 0, 2, 1, 0, 1, 4, 3, 1, 2, 1, 0, 0, 1, 1, 1, 2, 2, 5, 2, 1, 2, 3, 1, 1, 0, 1, 2, 1, 3, 1, 3, 2, 3, 0, 2, 3, 0, 4, 0, 4, 1, 1, 3, 3, 3, 2, 0, 2, 1, 2, 4, 2, 1, 1, 3, 1, 1, 0, 0, 2, 1, 2, 1, 3, 2, 5, 1, 2, 1, 2, 1, 1, 2, 0, 1, 1, 1, 1, 0, 2, 0, 1, 1, 2, 2, 1, 0, 0, 4, 2, 1, 2, 1, 0, 2, 3, 2, 2, 2, 0, 1, 3, 2, 2, 4, 4, 0, 4, 2, 0, 0, 1, 3, 3, 1, 2, 1, 2, 2, 2, 2, 2, 1, 1, 2, 3, 0, 2, 1, 0, 1, 2, 2, 1, 1, 3, 2, 2, 2, 1, 1, 1, 0, 1, 1, 1, 3, 1, 2, 2, 2, 0, 1, 0, 3, 2, 4, 4, 4, 6, 2, 2, 2, 5, 3, 0, 2, 2, 3, 0, 4, 0, 3, 5, 4, 3, 2, 2, 1, 0, 4, 3, 2, 1, 2, 2, 3, 1, 2, 1, 1, 3, 1, 4, 0, 4, 7, 3, 2, 5, 4, 2, 1, 1, 3, 2, 1, 2, 3, 2, 2, 2, 2, 1, 2, 2, 2, 3, 1, 3, 4, 4, 0, 4, 3, 1, 1, 3, 3, 4, 3, 1, 4, 3, 0, 3, 4, 5, 3, 3, 4, 4, 3, 4, 1, 3, 1, 4, 0, 2, 3, 0, 4, 0, 2, 3, 0, 2, 2, 1, 2, 1, 3, 1, 2, 1, 4, 3, 3, 3, 4, 1, 1, 0, 4, 0, 0, 1, 4, 0, 3, 1, 1, 0, 1, 4, 1, 1, 4, 3, 1, 1, 0, 2, 3, 0, 2, 3, 1, 1, 2, 1, 2, 1, 1, 3, 1, 3, 3, 4, 3, 1, 4, 5, 2, 2, 1, 1, 2, 1, 2, 2, 2, 1, 3, 2, 0, 2, 1, 3, 1, 2, 2, 3, 3, 4, 2, 2, 2, 0, 1, 3, 3, 1, 2, 2, 3, 0, 5, 1, 2, 3, 3, 2, 3, 2, 0, 0, 3, 2, 2, 0, 1, 0, 1, 1, 3, 1, 1, 1, 1, 0, 0, 0, 4, 1, 1, 2, 2, 4, 2, 3, 2, 2, 3, 1, 0, 3, 2, 2, 3, 1, 0, 2, 5, 1, 2, 3, 4, 1, 3, 1, 0, 0, 1, 1, 2, 2, 2, 2, 0, 2, 1, 2, 2, 0, 1, 2, 3, 2, 4, 2, 0, 2, 1, 3, 1, 3, 2, 3, 3, 4, 0, 5, 2, 3, 3, 2, 2, 0, 2, 2, 3, 1, 0, 2, 2, 3, 4, 3, 0, 0, 3, 1, 1, 2, 4, 1, 2, 3, 0, 1, 0, 2, 3, 2, 0, 1, 3, 1, 3, 2, 1, 0, 0, 2, 4, 2, 1, 1, 2, 3, 1, 3, 1, 1, 2, 1, 0, 1, 2, 0, 1, 2, 1, 1, 1, 0, 2, 2, 2, 1, 0, 3, 3, 2, 1, 0, 1, 1, 3, 2, 1, 1, 0, 2, 2, 2, 1, 2, 0, 0, 1, 1, 1, 0, 3, 0, 3, 4, 1, 0, 1, 1, 2, 1, 1, 1, 4, 1, 3, 0, 1, 1, 1, 2, 2, 2, 2, 3, 2, 2, 1, 2, 0, 1, 1, 4, 3, 1, 4, 3, 2, 5, 3, 3, 4, 1, 3, 3, 2, 2, 0, 1, 2, 0, 3, 0, 2, 1, 1, 1, 1, 2, 3, 3, 1, 2, 3, 3, 3, 0, 1, 1, 1, 2, 2, 3, 1, 1, 3, 1, 2, 4, 2, 3, 0, 1, 3, 0, 1, 0, 1, 3, 1, 3, 3, 1, 1, 2, 2, 3, 0, 1, 5, 0, 2, 0, 1, 0, 1, 2, 1, 3, 0, 2, 0, 1, 4, 1, 1, 2, 1, 2, 3, 2, 6, 1, 3, 3, 2, 2, 0, 1, 2, 0, 0, 2, 2, 1, 2, 2, 4, 3, 0, 2, 0, 1, 2, 2, 1, 2, 3, 0, 1, 1, 2, 2, 1, 1, 1, 1, 3, 1, 1, 2, 1, 1, 1, 3, 1, 3, 2, 3, 1, 1, 3, 6, 1, 3, 3, 1, 0, 2, 1, 0, 1, 1, 1, 3, 1, 0, 0, 3, 1, 2, 2, 1, 3, 1, 3, 2, 1, 3, 2, 1, 2, 1, 0, 3, 3, 2, 0, 1, 2, 3, 3, 2, 1, 0, 2, 2, 1, 2, 4, 2, 1, 0, 2, 2, 2, 2, 1, 1, 0, 1, 2, 3, 2, 1, 1, 2, 5, 5, 2, 3, 0, 1, 4, 5, 2, 3, 2, 4, 0, 4, 0, 2, 4, 2, 4, 4, 2, 2, 3, 6, 2, 0, 0, 3, 1, 2, 2, 3, 0, 2, 0, 3, 2, 2, 5, 0, 2, 2, 2, 5, 2, 4, 3, 5, 2, 2, 0, 2, 1, 2, 0, 4, 0, 1, 0, 2, 3, 2, 0, 1, 0, 3, 2, 5, 0, 0, 1, 1, 0, 3, 1, 1, 3, 4, 1, 2, 2, 0, 2, 2, 2, 2, 1, 1, 2, 2, 1, 3, 3, 1, 1, 0, 2, 2, 1, 2, 1, 2, 2, 0, 2, 1, 5, 1, 2, 2, 3, 1, 2, 1, 2, 4, 4, 2, 0, 1, 3, 1, 0, 2, 1, 1, 3, 2, 2, 1, 1, 3, 1, 2, 2, 3, 0, 2, 0, 3, 2, 1, 2, 0, 1, 2, 3, 2, 2, 3, 0, 0, 0, 3, 2, 2, 0, 1, 2, 3, 1, 2, 1, 3, 1, 2, 1, 1, 1, 2, 1, 4, 0, 3, 2, 1, 1, 2, 4, 1, 1, 2, 2, 2, 0, 4, 1, 2, 1, 0, 1, 1, 1, 1, 1, 2, 0, 3, 0, 0, 2, 2, 2, 2, 3, 1, 0, 2, 4, 1, 2, 3, 2, 1, 0, 1, 4, 1, 2, 1, 2, 2, 1, 2, 0, 1, 0, 2, 1, 3, 2, 1, 0, 4, 2, 2, 2, 1, 4, 2, 2, 1, 4, 1, 2, 0, 0, 1, 0, 1, 2, 2, 0, 2, 1, 1, 3, 1, 2, 2, 1, 3, 2, 0, 1, 1, 3, 1, 2, 1, 2, 1, 0, 2, 1, 1, 1, 3, 1, 1, 1, 4, 3, 2, 1, 1, 2, 2, 1, 1, 3, 1, 1, 1, 3, 2, 1, 4, 2, 3, 0, 0, 3, 0, 4, 3, 3, 1, 2, 1, 0, 1, 1, 2, 2, 1, 3, 1, 3, 2, 3, 1, 1, 4, 1, 1, 1, 1, 1, 1, 2, 3, 0, 2, 1, 3, 0, 1, 1, 0, 0, 0, 1, 1, 1, 1, 1, 0, 3, 3, 3, 2, 2, 2, 1, 0, 1, 2, 1, 1, 1, 3, 2, 2, 3, 3, 0, 2, 2, 2, 0, 3, 1, 3, 2, 1, 1, 2, 1, 2, 1, 0, 2, 2, 2, 2, 1, 2, 2, 2, 0, 1, 1, 2, 4, 1, 1, 1, 2, 1, 1, 2, 1, 2, 2, 1, 0, 2, 2, 0, 1, 2, 1, 1, 3, 1, 0, 0, 3, 1, 1, 1, 2, 3, 0, 3, 1, 2, 2, 1, 2, 3, 0, 1, 1, 2, 1, 1, 2, 0, 1, 2, 0, 2, 2, 2, 1, 1, 1, 1, 1, 1, 1, 1, 3, 0, 0, 2, 1, 0, 0, 0, 0, 0, 1, 0, 1, 0, 0, 1, 1, 2, 0, 2, 3, 1, 3, 1, 1, 1, 5, 1, 0, 2, 1, 1, 3, 0, 2, 2, 2, 3, 0, 2, 2, 2, 2, 1, 3, 2, 2, 2, 0, 2, 2, 1, 0, 0, 4, 1, 2, 1, 1, 1, 2, 2, 1, 4, 2, 1, 0, 3, 1, 1, 5, 2, 2, 1, 2, 0, 3, 2, 2, 3, 3, 1, 3, 1, 0, 2, 0, 1, 2, 4, 0, 1, 4, 3, 1, 3, 0, 0, 0, 1, 3, 1, 2, 2, 2, 1, 1, 0, 2, 2, 3, 0, 1, 1, 1, 2, 3, 1, 3, 4, 3, 3, 3, 0, 2, 2, 2, 0, 3, 1, 1, 1, 1, 0, 1, 1, 2, 2, 2, 0, 2, 2, 3, 1, 1, 0, 2, 2, 3, 0, 3, 3, 0, 1, 2, 4, 1, 1, 1, 1, 1, 2, 1, 1, 3, 1, 3, 2, 1, 0, 2, 3, 1, 3, 2, 1, 1, 1, 1, 0, 4, 1, 2, 2, 1, 0, 0, 0, 1, 2, 3, 1, 0, 1, 0, 0, 1, 1, 1, 1, 1, 3, 0, 1, 1, 0, 1, 2, 0, 0, 1, 1, 2, 3, 2, 2, 4, 0, 1, 1, 2, 1, 0, 2, 4, 0, 2, 1, 0, 2, 1, 1, 2, 2, 2, 1, 0, 1, 2, 3, 2, 1, 1, 1, 1, 0, 1, 2, 3, 4, 3, 0, 3, 1, 2, 2, 0, 2, 1, 0, 4, 2, 1, 2, 2, 5, 3, 1, 3, 2, 3, 1, 4, 3, 1, 2, 2, 4, 1, 2, 1, 1, 2, 2, 1, 3, 1, 2, 0, 0, 1, 0, 3, 1, 2, 3, 0, 0, 2, 2, 1, 1, 5, 2, 4, 1, 1, 2, 2, 2, 1, 1, 1, 1, 3, 2, 3, 3, 0, 1, 3, 1, 1, 2, 0, 2, 4, 2, 1, 0, 1, 0, 2, 2, 1, 2, 5, 1, 3, 0, 2, 2, 4, 3, 1, 0, 1, 2, 1, 2, 0, 3, 3, 2, 2, 3, 2, 2, 2, 3, 1, 2, 1, 2, 1, 2, 2, 0, 1, 2, 1, 1, 2, 0, 1, 2, 3, 2, 0, 2, 2, 5, 2, 3, 2, 4, 4, 1, 4, 4, 4, 3, 3, 6, 2, 0, 1, 3, 2, 3, 2, 0, 3, 1, 6, 0, 2, 1, 5, 1, 0, 2, 3, 2, 0, 4, 2, 1, 1, 2, 0, 1, 2, 1, 1, 1, 2, 1, 0, 4, 1, 3, 4, 1, 1, 3, 2, 2, 1, 2, 2, 3, 1, 3, 0, 1, 1, 0, 3, 1, 2, 3, 1, 2, 3, 1, 2, 1, 1, 0, 4, 3, 2, 1, 1, 1, 1, 3, 5, 1, 1, 2, 0, 2, 2, 2, 3, 1, 0, 1, 1, 0, 0, 1, 0, 3, 1, 1, 1, 1, 3, 3, 2, 1, 4, 1, 2, 2, 0, 0, 2, 1, 3, 1, 0, 3, 1, 2, 2, 2, 2, 1, 2, 2, 2, 0, 1, 2, 1, 2, 1, 4, 1, 1, 3, 0, 0, 1, 0, 2, 1, 2, 3, 3, 3, 2, 0, 1, 0, 3, 2, 1, 2, 2, 4, 1, 0, 0, 0, 1, 0, 3, 5, 2, 2, 1, 1, 2, 3, 2, 1, 0, 2, 1, 3, 0, 2, 1, 0, 2, 2, 0, 2, 0, 1, 2, 2, 0, 0, 0, 0, 3, 0, 1, 1, 0, 0, 1, 1, 3, 5, 1, 1, 0, 0, 2, 0, 1, 2, 0, 1, 4, 0, 1, 2, 3, 0, 2, 1, 1, 2, 2, 1, 0, 2, 1, 1, 0, 2, 2, 1, 1, 2, 0, 1, 2, 0, 1, 0, 1, 2, 1, 2, 3, 0, 3, 1, 4, 0, 1, 3, 1, 2, 2, 3, 0, 1, 1, 1, 3, 3, 4, 1, 1, 2, 1, 3, 0, 2, 1, 2, 4, 1, 1, 1, 4, 1, 2, 2, 1, 0, 2, 3, 0, 3, 1, 2, 4, 1, 4, 2, 2, 5, 1, 5, 3, 2, 2, 1, 2, 1, 1, 2, 0, 3, 1, 1, 2, 3, 1, 3, 3, 3, 5, 4, 1, 1, 2, 1, 1, 3, 4, 3, 3, 4, 0, 5, 4, 2, 2, 2, 2, 2, 2, 0, 1, 4, 3, 4, 4, 0, 3, 3, 3, 5, 1, 2, 2, 3, 1, 2, 3, 3, 1, 2, 5, 2, 2, 2, 2, 1, 1, 3, 1, 1, 2, 1, 1, 1, 1, 4, 0, 4, 1, 1, 2, 1, 1, 2, 4, 1, 3, 1, 1, 2, 1, 1, 2, 3, 3, 1, 3, 3, 2, 1, 1, 0, 0, 0, 2, 1, 0, 0, 3, 0, 2, 0, 1, 2, 4, 0, 2, 5, 0, 1, 1, 4, 2, 1, 4, 4, 5, 4, 1, 3, 2, 1, 1, 4, 4, 1, 2, 2, 6, 1, 3, 3, 2, 1, 3, 2, 2, 1, 0, 1, 1, 4, 3, 0, 2, 2, 3, 1, 1, 2, 2, 2, 4, 0, 3, 1, 2, 0, 2, 1, 1, 0, 2, 1, 1, 2, 2, 2, 2, 3, 4, 0, 2, 1, 0, 3, 2, 0, 1, 2, 2, 2, 3, 1, 2, 0, 2, 1, 2, 1, 1, 2, 2, 1, 1, 3, 1, 1, 1, 3, 3, 2, 1, 2, 2, 3, 4, 1, 2, 3, 2, 3, 0, 2, 2, 1, 3, 0, 2, 3, 1, 1, 2, 0, 1, 1, 1, 0, 1, 1, 1, 1, 0, 2, 0, 0, 2, 1, 1, 0, 0, 0, 2, 1, 0, 1, 2, 2, 1, 3, 1, 4, 4, 2, 3, 1, 2, 0, 1, 2, 0, 0, 0, 1, 3, 0, 5, 5, 4, 5, 1, 1, 2, 2, 1, 0, 3, 1, 0, 1, 2, 0, 0, 0, 0, 3, 0, 1, 1, 2, 1, 4, 1, 2, 4, 3, 3, 4, 3, 2, 1, 1, 2, 1, 4, 2, 2, 5, 2, 2, 2, 1, 1, 1, 1, 1, 4, 4, 1, 1, 2, 5, 0, 3, 0, 3, 0, 2, 0, 1, 1, 0, 2, 3, 1, 3, 2, 2, 0, 5, 0, 2, 2, 4, 0, 2, 0, 0, 1, 4, 1, 2, 1, 2, 2, 1, 1, 2, 2, 2, 0, 0, 2, 1, 1, 1, 0, 0, 2, 4, 0, 5, 1, 1, 2, 2, 2, 2, 1, 0, 1, 1, 4, 2, 3, 2, 1, 1, 2, 1, 1, 1, 2, 3, 3, 0, 3, 4, 3, 2, 1, 4, 1, 1, 4, 3, 2, 2, 2, 3, 0, 1, 2, 4, 1, 1, 2, 3, 1, 3, 4, 3, 4, 1, 2, 2, 1, 1, 5, 2, 5, 2, 2, 1, 0, 2, 2, 3, 4, 4, 3, 2, 4, 2, 3, 1, 2, 2, 3, 3, 3, 1, 4, 1, 2, 0, 0, 3, 2, 1, 4, 2, 2, 4, 1, 4, 3, 1, 0, 2, 1, 1, 2, 2, 4, 3, 2, 3, 1, 0, 3, 2, 2, 1, 1, 1, 3, 3, 1, 2, 4, 1, 1, 1, 3, 3, 2, 1, 2, 1, 2, 2, 2, 1, 1, 3, 1, 1, 2, 4, 2, 1, 1, 2, 2, 2, 2, 5, 3, 1, 2, 1, 3, 2, 3, 1, 2, 2, 1, 2, 1, 6, 1, 0, 1, 3, 3, 4, 4, 0, 0, 0, 1, 1, 1, 3, 4, 3, 2, 1, 2, 1, 2, 2, 1, 2, 1, 3, 0, 2, 1, 2, 2, 2, 2, 3, 4, 3, 5, 2, 3, 3, 2, 1, 3, 0, 1, 3, 1, 2, 0, 2, 0, 2, 0, 2, 1, 1, 3, 3, 3, 2, 0, 2, 1, 2, 0, 1, 2, 3, 4, 1, 1, 1, 3, 2, 1, 0, 3, 4, 3, 3, 3, 3, 1, 3, 2, 3, 3, 1, 1, 3, 4, 2, 3, 2, 2, 1, 6, 1, 2, 1, 3, 1, 3, 2, 2, 0, 2, 1, 2, 0, 1, 3, 3, 2, 0, 1, 1, 1, 1, 4, 1, 3, 1, 1, 1, 3, 2, 1, 1, 1, 0, 2, 1, 0, 3, 1, 2, 0, 3, 3, 0, 1, 1, 4, 2, 4, 1, 1, 2, 0, 1, 3, 0, 0, 1, 0, 1, 0, 1, 2, 0, 0, 1, 0, 1, 1, 1, 0, 0, 0, 2, 0, 2, 0, 3, 1, 2, 3, 4, 2, 2, 2, 1, 2, 2, 1, 0, 2, 2, 1, 3, 2, 3, 2, 0, 3, 2, 0, 0, 1, 2, 3, 1, 2, 2, 1, 0, 1, 0, 1, 2, 2, 2, 1, 1, 3, 1, 1, 2, 3, 1, 2, 1, 1, 1, 1, 4, 3, 1, 1, 1, 3, 0, 2, 1, 1, 0, 0, 2, 3, 1, 1, 3, 4, 2, 1, 1, 1, 1, 2, 2, 1, 4, 2, 1, 1, 1, 0, 1, 0, 0, 1, 1, 1, 0, 0, 0, 0, 0, 0, 0, 1, 2, 0, 1, 1, 3, 1, 0, 2, 3, 1, 0, 2, 0, 1, 0, 2, 0, 2, 2, 4, 2, 2, 4, 1, 1, 1, 2, 2, 3, 2, 1, 1, 1, 3, 2, 2, 1, 2, 1, 3, 3, 4, 2, 2, 1, 3, 2, 1, 1, 3, 4, 2, 2, 1, 3, 1, 1, 1, 1, 2, 1, 1, 1, 0, 1, 0, 3, 1, 3, 2, 3, 0, 1, 4, 2, 1, 2, 2, 0, 0, 4, 0, 3, 3, 1, 2, 4, 3, 1, 1, 3, 2, 0, 2, 2, 1, 3, 2, 2, 0, 2, 4, 4, 0, 1, 0, 3, 1, 3, 1, 3, 3, 0, 4, 2, 3, 4, 4, 2, 1, 1, 2, 3, 3, 1, 2, 3, 2, 2, 3, 3, 1, 3, 1, 1, 2, 0, 3, 2, 2, 3, 2, 2, 2, 2, 1, 4, 1, 3, 2, 0, 1, 4, 1, 2, 3, 0, 5, 1, 3, 1, 3, 1, 2, 4, 0, 1, 0, 1, 2, 2, 3, 4, 2, 1, 3, 2, 0, 2, 2, 1, 3, 4, 1, 0, 3, 1, 2, 4, 2, 4, 1, 1, 3, 3, 2, 4, 2, 2, 4, 1, 3, 2, 2, 0, 1, 3, 2, 1, 3, 0, 2, 1, 5, 2, 4, 1, 2, 1, 1, 2, 0, 1, 3, 2, 3, 2, 2, 1, 3, 1, 2, 1, 1, 3, 2, 0, 0, 1, 2, 2, 1, 2, 1, 2, 3, 2, 1, 2, 1, 5, 4, 1, 3, 2, 1, 2, 1, 1, 2, 1, 0, 2, 0, 3, 3, 3, 0, 1, 1, 0, 2, 1, 3, 4, 2, 1, 2, 0, 0, 0, 1, 1, 1, 1, 2, 1, 3, 2, 1, 1, 1, 3, 2, 2, 3, 0, 1, 2, 3, 3, 0, 2, 2, 1, 2, 1, 3, 2, 3, 1, 3, 1, 3, 2, 3, 1, 2, 1, 0, 2, 1, 3, 1, 1, 1, 1, 1, 2, 1, 2, 3, 1, 2, 2, 0, 2, 4, 0, 4, 1, 2, 1, 1, 2, 5, 1, 2, 1, 1, 1, 2, 3, 0, 2, 2, 2, 1, 3, 1, 2, 1, 2, 4, 2, 3, 2, 2, 1, 0, 3, 3, 1, 3, 1, 0, 3, 1, 3, 2, 3, 1, 1, 3, 2, 1, 2, 1, 2, 1, 1, 1, 2, 1, 3, 1, 1, 0, 2, 3, 4, 1, 1, 3, 2, 1, 2, 1, 3, 2, 2, 1, 2, 3, 4, 2, 2, 2, 3, 2, 1, 1, 0, 0, 3, 1, 2, 0, 3, 1, 4, 1, 1, 2, 1, 3, 3, 1, 3, 3, 5, 1, 2, 1, 2, 2, 3, 0, 2, 2, 2, 3, 0, 0, 4, 3, 5, 1, 5, 1, 1, 1, 2, 1, 4, 1, 1, 2, 2, 1, 3, 3, 1, 3, 1, 1, 1, 0, 4, 5, 4, 4, 1, 3, 0, 1, 1, 2, 1, 0, 1, 1, 2, 1, 2, 1, 0, 1, 2, 1, 2, 2, 3, 2, 0, 2, 0, 1, 0, 3, 1, 2, 2, 2, 2, 4, 1, 1, 2, 0, 3, 1, 1, 2, 1, 1, 2, 2, 2, 2, 1, 1, 3, 2, 1, 2, 1, 1, 2, 0, 2, 4, 4, 1, 3, 1, 4, 3, 2, 0, 3, 1, 2, 0, 2, 0, 2, 1, 1, 1, 4, 2, 1, 2, 1, 5, 1, 3, 1, 3, 5, 2, 2, 0, 2, 3, 1, 2, 1, 3, 0, 0, 0, 0, 3, 3, 0, 3, 3, 2, 4, 2, 4, 2, 4, 1, 0, 1, 0, 1, 1, 4, 2, 4, 1, 0, 0, 5, 1, 2, 2, 2, 1, 2, 1, 3, 3, 4, 3, 2, 1, 0, 2, 4, 2, 4, 0, 2, 0, 3, 3, 1, 2, 1, 1, 5, 1, 2, 2, 2, 1, 2, 0, 2, 2, 4, 2, 1, 3, 2, 3, 2, 4, 2, 1, 2, 1, 1, 0, 2, 1, 1, 1, 3, 1, 2, 2, 1, 1, 1, 2, 1, 1, 1, 3, 1, 2, 3, 3, 2, 2, 1, 0, 1, 1, 3, 4, 2, 0, 4, 1, 1, 4, 2, 2, 4, 1, 2, 2, 3, 1, 2, 3, 3, 3, 0, 2, 2, 4, 2, 3, 2, 2, 3, 1, 2, 4, 1, 2, 0, 1, 3, 3, 1, 3, 1, 2, 3, 1, 1, 2, 3, 2, 1, 3, 1, 3, 1, 0, 4, 0, 1, 2, 0, 3, 1, 0, 1, 3, 2, 1, 2, 1, 4, 1, 1, 3, 3, 0, 5, 1, 1, 2, 3, 3, 1, 1, 2, 2, 1, 3, 1, 0, 2, 4, 2, 2, 1, 4, 5, 2, 1, 3, 3, 1, 2, 0, 1, 2, 0, 1, 3, 1, 2, 3, 2, 4, 2, 3, 2, 1, 0, 2, 3, 2, 3, 2, 3, 2, 2, 3, 0, 2, 3, 2, 3, 1, 2, 1, 2, 4, 2, 2, 1, 1, 1, 2, 0, 1, 2, 4, 0, 3, 4, 3, 3, 2, 2, 2, 3, 2, 1, 4, 0, 3, 1, 3, 1, 1, 1, 2, 2, 2, 1, 1, 2, 3, 3, 2, 0, 3, 1, 1, 1, 4, 2, 2, 3, 4, 5, 1, 2, 2, 1, 2, 3, 0, 3, 1, 1, 0, 3, 1, 1, 1, 0, 3, 3, 1, 3, 0, 0, 2, 4, 2, 1, 2, 1, 3, 0, 0, 4, 0, 0, 2, 1, 0, 3, 1, 2, 2, 5, 2, 2, 2, 2, 2, 0, 3, 3, 3, 1, 2, 3, 2, 1, 2, 1, 3, 1, 2, 2, 2, 1, 0, 1, 3, 1, 3, 0, 1, 1, 3, 3, 2, 1, 3, 2, 1, 4, 3, 1, 2, 3, 3, 2, 1, 3, 3, 1, 1, 2, 1, 1, 1, 0, 1, 2, 0, 1, 1, 2, 1, 2, 1, 3, 0, 0, 3, 2, 0, 1, 2, 2, 2, 0, 1, 3, 1, 1, 3, 1, 1, 1, 2, 2, 1, 2, 0, 2, 0, 5, 0, 1, 4, 2, 0, 4, 3, 3, 3, 3, 1, 1, 0, 1, 3, 1, 2, 1, 3, 2, 2, 2, 2, 2, 3, 2, 0, 2, 3, 0, 3, 2, 3, 2, 2, 1, 1, 1, 0, 0, 1, 1, 2, 0, 1, 3, 1, 0, 2, 1, 4, 3, 0, 1, 4, 1, 1, 2, 2, 1, 1, 2, 3, 1, 2, 1, 1, 2, 2, 2, 2, 1, 4, 2, 1, 2, 1, 1, 1, 3, 3, 0, 2, 2, 3, 2, 2, 3, 2, 0, 1, 0, 5, 2, 3, 1, 2, 3, 2, 2, 2, 1, 2, 2, 2, 1, 4, 3, 0, 2, 1, 0, 3, 5, 3, 2, 2, 3, 1, 1, 3, 5, 1, 3, 3, 1, 0, 0, 5, 4, 1, 1, 0, 0, 4, 1, 2, 2, 0, 2, 1, 1, 4, 1, 3, 2, 2, 1, 1, 0, 2, 2, 3, 2, 3, 2, 1, 0, 0, 2, 1, 1, 2, 0, 1, 2, 1, 0, 1, 3, 2, 2, 2, 0, 0, 0, 1, 1, 1, 1, 0, 3, 1, 2, 4, 3, 2, 1, 0, 2, 1, 1, 2, 1, 2, 0, 2, 3, 1, 3, 2, 1, 2, 2, 0, 2, 1, 1, 2, 3, 3, 1, 2, 3, 2, 1, 2, 1, 3, 0, 1, 1, 3, 2, 0, 2, 2, 4, 3, 3, 2, 1, 1, 3, 3, 4, 2, 2, 2, 1, 2, 2, 4, 4, 1, 3, 3, 0, 0, 1, 3, 2, 1, 2, 2, 3, 3, 0, 3, 1, 1, 0, 3, 1, 1, 3, 1, 0, 0, 0, 3, 1, 1, 1, 0, 1, 3, 1, 3, 0, 0, 2, 0, 4, 4, 2, 1, 1, 3, 1, 1, 1, 3, 2, 1, 1, 1, 3, 1, 1, 1, 0, 3, 2, 1, 2, 0, 1, 2, 0, 0, 0, 3, 3, 2, 2, 3, 1, 0, 2, 3, 4, 3, 2, 3, 2, 2, 2, 2, 3, 4, 2, 2, 2, 2, 2, 0, 1, 4, 3, 4, 1, 2, 2, 3, 2, 3, 2, 3, 2, 3, 3, 4, 1, 2, 2, 2, 2, 2, 2, 1, 0, 2, 2, 1, 2, 1, 2, 3, 0, 2, 1, 1, 3, 1, 2, 3, 2, 1, 1, 4, 2, 2, 2, 2, 2, 2, 1, 4, 0, 1, 2, 1, 2, 3, 1, 2, 2, 2, 3, 1, 1, 1, 2, 0, 0, 1, 1, 1, 2, 0, 1, 2, 3, 0, 2, 2, 0, 2, 2, 2, 1, 0, 1, 1, 2, 1, 1, 2, 0, 0, 0, 1, 1, 1, 1, 3, 2, 1, 1, 4, 2, 0, 0, 2, 1, 3, 4, 1, 3, 0, 1, 2, 3, 2, 1, 1, 2, 2, 0, 2, 1, 4, 0, 0, 3, 2, 0, 1, 1, 2, 0, 2, 0, 0, 1, 3, 3, 2, 1, 1, 1, 3, 1, 0, 3, 3, 3, 2, 2, 1, 1, 2, 1, 2, 2, 2, 2, 2, 0, 1, 1, 2, 2, 3, 1, 6, 2, 5, 1, 0, 4, 1, 4, 2, 0, 2, 2, 1, 1, 0, 3, 1, 1, 1, 2, 2, 2, 3, 1, 2, 2, 2, 1, 1, 4, 3, 2, 2, 3, 3, 2, 2, 3, 2, 3, 1, 5, 3, 2, 1, 1, 3, 2, 3, 2, 2, 1, 2, 2, 1, 2, 2, 2, 1, 2, 1, 2, 1, 0, 3, 2, 3, 2, 2, 2, 1, 2, 1, 2, 4, 2, 3, 2, 1, 3, 3, 1, 2, 3, 5, 2, 1, 3, 4, 4, 4, 1, 2, 1, 2, 2, 0, 1, 1, 1, 0, 2, 2, 0, 0, 0, 2, 0, 0, 1, 0, 2, 1, 0, 0, 0, 4, 1, 1, 3, 1, 2, 1, 2, 1, 3, 3, 3, 5, 2, 1, 1, 3, 2, 0, 2, 2, 2, 3, 4, 3, 1, 2, 2, 1, 0, 3, 1, 1, 4, 0, 1, 1, 2, 3, 2, 5, 2, 3, 0, 0, 1, 2, 2, 1, 4, 3, 3, 4, 3, 2, 2, 2, 1, 2, 1, 2, 0, 3, 0, 0, 1, 2, 1, 1, 2, 3, 0, 2, 3, 4, 1, 0, 3, 0, 1, 3, 3, 1, 2, 2, 2, 0, 0, 1, 3, 0, 2, 0, 3, 1, 2, 1, 3, 2, 1, 1, 3, 1, 0, 0, 0, 0, 3, 1, 2, 4, 2, 2, 2, 3, 1, 2, 1, 2, 3, 2, 2, 2, 2, 1, 1, 2, 2, 3, 0, 2, 0, 0, 1, 2, 5, 0, 0, 1, 3, 2, 1, 1, 0, 1, 2, 1, 0, 1, 4, 1, 1, 3, 2, 2, 1, 1, 1, 0, 2, 1, 1, 6, 2, 0, 1, 1, 4, 1, 2, 0, 0, 2, 2, 2, 3, 0, 1, 0, 1, 2, 3, 1, 2, 1, 4, 2, 2, 2, 3, 1, 2, 4, 1, 1, 3, 1, 2, 2, 0, 2, 3, 4, 3, 2, 2, 3, 1, 2, 3, 1, 2, 2, 2, 1, 2, 3, 1, 0, 2, 1, 2, 1, 2, 2, 2, 2, 2, 0, 1, 2, 2, 2, 0, 5, 0, 2, 2, 0, 5, 0, 0, 1, 1, 1, 2, 1, 3, 2, 0, 0, 0, 2, 3, 1, 1, 1, 2, 1, 2, 1, 0, 2, 0, 3, 1, 2, 1, 0, 2, 0, 1, 2, 1, 3, 2, 1, 1, 2, 0, 2, 1, 0, 3, 1, 1, 0, 1, 2, 3, 2, 3, 0, 2, 1, 3, 1, 1, 1, 1, 2, 1, 5, 1, 3, 2, 0, 1, 3, 1, 1, 2, 0, 0, 4, 1, 2, 2, 2, 0, 3, 2, 2, 2, 3, 1, 2, 3, 2, 3, 2, 0, 4, 1, 2, 1, 2, 0, 2, 1, 2, 2, 0, 1, 1, 2, 3, 2, 0, 2, 1, 3, 1, 2, 0, 2, 1, 4, 1, 2, 2, 5, 2, 1, 2, 0, 4, 0, 4, 1, 4, 3, 2, 3, 2, 2, 2, 1, 0, 3, 0, 0, 4, 3, 3, 2, 3, 1, 2, 1, 0, 3, 1, 1, 1, 3, 0, 1, 4, 0, 3, 2, 1, 0, 3, 2, 0, 3, 2, 4, 2, 2, 0, 4, 1, 1, 2, 1, 1, 2, 1, 2, 2, 1, 0, 2, 3, 1, 3, 1, 1, 1, 0, 4, 2, 4, 2, 4, 0, 0, 4, 2, 1, 1, 0, 1, 1, 0, 2, 0, 2, 3, 2, 1, 2, 1, 2, 3, 0, 1, 4, 1, 0, 1, 1, 3, 1, 3, 1, 2, 1, 1, 0, 4, 0, 3, 2, 2, 2, 3, 2, 1, 4, 1, 0, 2, 3, 0, 1, 4, 3, 2, 2, 1, 2, 1, 1, 1, 2, 1, 0, 2, 2, 1, 3, 2, 0, 1, 1, 2, 1, 2, 1, 3, 3, 1, 2, 3, 2, 0, 2, 2, 4, 3, 3, 2, 2, 2, 1, 1, 1, 0, 2, 4, 1, 1, 2, 2, 3, 4, 0, 1, 5, 2, 0, 2, 0, 3, 1, 2, 2, 1, 4, 1, 1, 2, 0, 1, 3, 1, 4, 3, 3, 3, 3, 1, 2, 4, 2, 1, 2, 0, 2, 3, 2, 3, 0, 3, 2, 0, 0, 2, 3, 2, 1, 0, 1, 1, 3, 1, 2, 2, 0, 0, 2, 2, 2, 3, 1, 1, 2, 1, 2, 2, 2, 1, 2, 2, 1, 1, 2, 1, 4, 2, 2, 2, 0, 2, 1, 2, 2, 1, 1, 2, 0, 1, 1, 3, 2, 1, 2, 2, 1, 1, 1, 4, 2, 1, 2, 2, 1, 2, 0, 1, 2, 1, 2, 3, 1, 4, 2, 2, 2, 4, 2, 3, 3, 1, 2, 2, 2, 1, 0, 2, 1, 3, 1, 1, 3, 0, 2, 0, 2, 1, 1, 1, 1, 1, 1, 5, 2, 2, 3, 1, 3, 3, 2, 1, 2, 3, 3, 2, 0, 3, 2, 0, 3, 3, 0, 3, 1, 2, 0, 2, 0, 1, 5, 1, 1, 3, 2, 3, 2, 0, 1, 1, 1, 1, 0, 1, 2, 2, 0, 3, 0, 1, 0, 1, 1, 0, 0, 0, 1, 0, 1, 0, 3, 1, 1, 3, 1, 2, 2, 2, 3, 2, 2, 1, 2, 2, 0, 4, 2, 2, 0, 3, 2, 4, 0, 1, 3, 1, 1, 2, 1, 3, 0, 1, 2, 5, 2, 1, 3, 2, 2, 3, 1, 1, 1, 2, 1, 2, 0, 1, 1, 1, 2, 2, 2, 2, 2, 2, 1, 6, 1, 3, 3, 2, 2, 2, 2, 1, 3, 2, 2, 1, 1, 4, 2, 0, 3, 3, 2, 1, 2, 1, 1, 2, 2, 1, 3, 2, 2, 1, 1, 2, 1, 1, 1, 2, 0, 1, 3, 1, 2, 1, 0, 0, 2, 1, 3, 3, 0, 1, 2, 1, 0, 3, 3, 1, 0, 2, 1, 3, 1, 1, 3, 2, 2, 2, 1, 0, 3, 0, 1, 1, 1, 2, 2, 1, 2, 0, 1, 1, 3, 2, 3, 5, 2, 2, 3, 0, 1, 2, 2, 2, 2, 2, 4, 3, 1, 1, 1, 3, 2, 1, 2, 5, 0, 2, 3, 2, 0, 1, 5, 1, 0, 2, 2, 1, 3, 0, 0, 4, 5, 2, 1, 1, 3, 2, 2, 5, 2, 4, 2, 1, 0, 2, 2, 2, 2, 2, 1, 1, 1, 1, 1, 2, 2, 2, 1, 2, 0, 2, 1, 3, 3, 2, 0, 2, 0, 1, 1, 3, 1, 0, 3, 2, 1, 1, 2, 2, 1, 2, 0, 2, 1, 2, 2, 1, 3, 2, 1, 2, 1, 3, 1, 2, 1, 0, 3, 1, 3, 1, 1, 0, 2, 0, 0, 1, 1, 1, 1, 1, 1, 1, 2, 3, 3, 1, 3, 1, 6, 3, 0, 2, 2, 0, 2, 4, 1, 1, 4, 1, 0, 0, 3, 2, 2, 1, 3, 0, 1, 1, 2, 1, 1, 1, 1, 2, 4, 1, 0, 0, 0, 0, 2, 1, 3, 1, 3, 1, 0, 2, 0, 3, 1, 3, 0, 4, 2, 2, 2, 1, 2, 2, 1, 1, 2, 1, 1, 1, 1, 2, 1, 1, 1, 0, 0, 1, 1, 2, 2, 2, 0, 0, 3, 3, 1, 1, 2, 1, 1, 2, 0, 4, 2, 1, 0, 1, 2, 2, 2, 1, 0, 0, 1, 3, 0, 1, 0, 1, 2, 4, 1, 2, 0, 0, 2, 2, 3, 2, 0, 0, 1, 1, 3, 2, 0, 1, 2, 5, 3, 0, 2, 1, 1, 1, 2, 2, 1, 1, 1, 1, 1, 1, 1, 0, 2, 2, 1, 2, 3, 0, 3, 1, 1, 2, 3, 2, 6, 6, 1, 3, 2, 1, 3, 0, 2, 1, 2, 2, 2, 5, 1, 1, 1, 0, 1, 0, 1, 2, 4, 0, 0, 0, 2, 1, 2, 0, 1, 0, 2, 0, 1, 1, 0, 0, 0, 1, 1, 0, 0, 0, 2, 1, 1, 0, 2, 1, 0, 0, 0, 0, 1, 0, 1, 1, 1, 0, 0, 1, 1, 1, 0, 2, 3, 0, 0, 1, 1, 1, 1, 2, 0, 0, 2, 2, 2, 1, 0, 1, 1, 0, 1, 0, 2, 2, 3, 0, 0, 1, 0, 1, 1, 2, 0, 1, 3, 1, 0, 5, 0, 1, 2, 1, 2, 0, 2, 1, 0, 1, 1, 0, 0, 0, 2, 1, 1, 4, 2, 2, 2, 0, 2, 1, 2, 1, 1, 3, 2, 3, 1, 1, 0, 3, 3, 1, 1, 3, 1, 0, 1, 2, 1, 1, 3, 2, 2, 1, 1, 1, 2, 3, 2, 0, 2, 0, 1, 1, 4, 2, 5, 2, 4, 2, 4, 1, 1, 3, 3, 3, 3, 1, 0, 2, 3, 2, 2, 3, 1, 3, 2, 1, 2, 2, 2, 3, 2, 0, 3, 2, 0, 2, 2, 3, 2, 3, 1, 3, 1, 3, 1, 3, 1, 5, 3, 0, 1, 1, 0, 2, 1, 1, 4, 1, 2, 3, 2, 2, 3, 3, 0, 4, 2, 3, 1, 3, 2, 1, 2, 2, 1, 2, 2, 3, 3, 1, 1, 3, 3, 1, 3, 1, 3, 1, 4, 2, 1, 4, 2, 1, 2, 2, 2, 3, 4, 2, 3, 2, 3, 2, 1, 1, 2, 2, 3, 2, 0, 2, 2, 1, 3, 1, 1, 1, 7, 3, 0, 1, 2, 4, 4, 2, 2, 0, 3, 3, 2, 0, 2, 4, 3, 1, 2, 1, 1, 2, 2, 0, 1, 3, 2, 0, 1, 0, 1, 2, 2, 1, 2, 0, 1, 2, 3, 2, 1, 4, 2, 2, 1, 6, 1, 2, 4, 2, 4, 3, 0, 4, 3, 0, 3, 2, 0, 4, 1, 3, 5, 3, 1, 3, 4, 2, 2, 3, 2, 1, 4, 0, 3, 3, 3, 2, 2, 1, 3, 2, 3, 3, 1, 1, 2, 4, 0, 3, 3, 2, 3, 3, 1, 2, 2, 2, 2, 2, 0, 2, 1, 5, 1, 1, 1, 3, 1, 1, 1, 2, 3, 1, 1, 1, 1, 2, 0, 2, 1, 2, 1, 3, 4, 2, 1, 2, 2, 2, 2, 2, 0, 2, 1, 1, 1, 1, 5, 1, 2, 3, 0, 4, 0, 2, 2, 1, 0, 0, 0, 0, 1, 2, 1, 0, 0, 1, 1, 1, 0, 1, 0, 3, 0, 1, 1, 0, 0, 2, 0, 2, 1, 0, 1, 1, 2, 2, 1, 0, 3, 1, 2, 1, 3, 3, 2, 1, 1, 0, 3, 2, 1, 0, 1, 2, 2, 3, 2, 3, 1, 0, 1, 1, 1, 3, 3, 2, 1, 3, 1, 3, 0, 0, 1, 2, 3, 1, 0, 1, 1, 0, 5, 2, 4, 1, 3, 1, 1, 2, 1, 1, 2, 2, 0, 2, 1, 1, 3, 2, 3, 2, 1, 4, 3, 2, 2, 2, 2, 1, 3, 1, 1, 2, 3, 2, 2, 1, 1, 0, 1, 1, 1, 2, 1, 1, 0, 2, 0, 3, 2, 2, 4, 4, 0, 0, 2, 0, 1, 2, 3, 1, 0, 1, 1, 0, 0, 1, 1, 1, 1, 1, 0, 1, 0, 0, 1, 0, 3, 1, 1, 1, 2, 0, 2, 1, 3, 1, 1, 2, 3, 1, 0, 2, 2, 0, 1, 1, 1, 2, 1, 2, 2, 2, 0, 1, 1, 3, 3, 3, 2, 1, 2, 1, 1, 1, 4, 3, 1, 1, 4, 2, 3, 3, 2, 1, 0, 2, 2, 2, 2, 2, 5, 3, 4, 2, 1, 2, 1, 3, 2, 1, 3, 3, 2, 2, 3, 3, 3, 1, 4, 4, 4, 1, 2, 3, 2, 2, 2, 3, 6, 0, 2, 2, 0, 1, 2, 4, 2, 2, 3, 3, 1, 5, 1, 3, 3, 2, 1, 2, 3, 2, 3, 2, 3, 0, 2, 1, 3, 1, 3, 1, 2, 1, 3, 2, 1, 2, 3, 1, 2, 3, 2, 0, 3, 2, 2, 1, 1, 2, 3, 0, 2, 1, 2, 2, 2, 2, 2, 2, 2, 3, 3, 1, 1, 2, 6, 1, 1, 1, 2, 1, 4, 0, 1, 3, 3, 1, 1, 0, 4, 3, 1, 1, 2, 4, 2, 4, 2, 1, 5, 3, 3, 1, 0, 1, 0, 1, 4, 2, 4, 4, 0, 3, 2, 1, 4, 1, 4, 2, 3, 3, 2, 1, 2, 1, 0, 0, 2, 2, 1, 1, 0, 2, 0, 2, 0, 0, 1, 0, 1, 3, 1, 1, 2, 0, 2, 2, 0, 0, 2, 0, 2, 2, 1, 1, 1, 1, 0, 2, 4, 0, 2, 3, 1, 3, 3, 2, 6, 3, 3, 3, 2, 1, 4, 0, 4, 1, 2, 5, 2, 3, 1, 2, 2, 3, 2, 2, 4, 2, 5, 2, 1, 1, 3, 3, 0, 2, 3, 1, 4, 2, 1, 1, 3, 3, 4, 5, 2, 4, 1, 1, 2, 4, 2, 1, 0, 4, 4, 3, 1, 2, 2, 2, 2, 2, 1, 1, 4, 0, 3, 4, 1, 3, 2, 3, 3, 3, 1, 3, 1, 1, 3, 4, 4, 2, 2, 3, 3, 4, 3, 4, 1, 3, 5, 2, 2, 0, 3, 1, 3, 4, 1, 0, 2, 1, 1, 4, 1, 1, 2, 0, 3, 2, 2, 3, 3, 1, 1, 3, 1, 3, 1, 0, 0, 3, 3, 2, 2, 2, 1, 1, 3, 2, 1, 1, 1, 2, 2, 2, 2, 1, 1, 0, 1, 4, 3, 2, 1, 1, 1, 1, 3, 3, 0, 2, 1, 0, 1, 3, 2, 2, 4, 0, 3, 3, 2, 1, 1, 1, 2, 2, 1, 0, 1, 2, 3, 1, 3, 3, 1, 0, 2, 2, 0, 3, 3, 2, 1, 2, 2, 1, 2, 2, 1, 1, 1, 2, 2, 3, 4, 1, 2, 2, 2, 3, 0, 1, 2, 1, 3, 3, 0, 3, 1, 1, 0, 0, 1, 0, 2, 1, 2, 1, 0, 0, 1, 1, 2, 2, 2, 0, 0, 1, 2, 1, 3, 2, 1, 2, 0, 0, 1, 0, 0, 2, 1, 1, 0, 2, 3, 3, 0, 0, 3, 0, 1, 1, 0, 2, 0, 3, 2, 3, 2, 2, 0, 1, 0, 0, 2, 0, 2, 1, 1, 2, 3, 3, 0, 4, 2, 1, 1, 2, 1, 1, 2, 1, 2, 2, 0, 1, 3, 3, 2, 2, 1, 2, 3, 1, 2, 0, 0, 5, 2, 2, 1, 4, 3, 3, 2, 4, 1, 1, 2, 0, 0, 2, 0, 2, 4, 3, 2, 2, 1, 3, 0, 2, 0, 0, 2, 0, 2, 3, 2, 1, 1, 2, 2, 1, 2, 0, 1, 1, 3, 1, 0, 1, 3, 1, 2, 3, 2, 0, 0, 2, 0, 2, 3, 1, 2, 0, 1, 2, 2, 1, 1, 0, 1, 1, 2, 1, 3, 4, 4, 3, 5, 2, 2, 5, 1, 1, 2, 2, 1, 0, 1, 3, 0, 1, 5, 1, 2, 2, 1, 3, 4, 1, 2, 3, 3, 2, 2, 3, 1, 4, 1, 1, 2, 3, 2, 1, 4, 2, 2, 3, 3, 3, 1, 2, 2, 2, 1, 3, 2, 2, 2, 1, 1, 4, 1, 0, 2, 3, 2, 3, 1, 0, 3, 4, 2, 4, 2, 2, 4, 4, 3, 1, 3, 3, 1, 5, 3, 4, 2, 3, 1, 1, 3, 4, 1, 1, 3, 1, 3, 5, 3, 1, 2, 4, 1, 2, 2, 2, 3, 3, 1, 4, 0, 2, 2, 2, 2, 1, 1, 4, 3, 2, 4, 1, 1, 1, 5, 2, 1, 3, 0, 5, 2, 2, 2, 2, 2, 4, 4, 1, 1, 1, 1, 0, 2, 2, 1, 1, 0, 2, 3, 2, 1, 1, 1, 1, 1, 2, 0, 1, 1, 2, 2, 2, 1, 1, 1, 2, 2, 0, 2, 3, 1, 2, 4, 1, 3, 2, 2, 0, 0, 1, 2, 2, 2, 2, 2, 1, 1, 3, 1, 2, 3, 3, 0, 2, 1, 0, 1, 1, 2, 1, 1, 0, 2, 4, 3, 1, 1, 2, 1, 3, 3, 1, 2, 2, 5, 3, 3, 3, 2, 3, 2, 1, 3, 1, 4, 1, 5, 1, 3, 3, 5, 2, 2, 2, 1, 1, 2, 2, 2, 2, 1, 1, 3, 3, 3, 3, 1, 1, 2, 0, 2, 2, 2, 2, 1, 3, 3, 0, 1, 0, 1, 4, 3, 1, 0, 1, 1, 1, 2, 3, 3, 1, 0, 3, 3, 0, 0, 2, 3, 1, 3, 0, 2, 3, 0, 2, 1, 1, 2, 2, 2, 2, 1, 5, 2, 1, 1, 2, 0, 2, 1, 2, 2, 2, 3, 2, 1, 2, 0, 1, 1, 4, 2, 2, 1, 0, 1, 2, 1, 0, 2, 1, 4, 2, 0, 2, 3, 0, 1, 3, 2, 1, 1, 3, 0, 1, 3, 3, 1, 1, 0, 1, 2, 6, 2, 1, 2, 2, 0, 2, 0, 3, 0, 0, 4, 2, 3, 5, 0, 0, 1, 0, 1, 1, 1, 0, 0, 1, 1, 1, 0, 0, 0, 2, 0, 1, 2, 1, 2, 1, 2, 1, 3, 0, 2, 0, 1, 3, 2, 0, 1, 2, 2, 1, 1, 2, 3, 2, 1, 0, 2, 5, 0, 3, 1, 3, 3, 2, 1, 3, 1, 1, 1, 0, 2, 1, 5, 1, 1, 2, 1, 4, 1, 4, 1, 0, 0, 4, 2, 1, 1, 1, 2, 1, 1, 1, 2, 1, 2, 1, 3, 4, 0, 3, 2, 2, 2, 2, 1, 0, 0, 2, 0, 0, 2, 3, 4, 3, 2, 0, 0, 2, 3, 5, 2, 0, 2, 1, 0, 2, 2, 2, 0, 1, 0, 1, 0, 3, 5, 1, 3, 1, 1, 2, 3, 0, 5, 1, 0, 1, 3, 0, 0, 1, 0, 1, 0, 2, 2, 2, 1, 1, 2, 2, 1, 2, 2, 2, 3, 0, 0, 2, 1, 3, 1, 2, 2, 2, 4, 2, 2, 3, 1, 5, 2, 2, 3, 1, 3, 0, 2, 1, 2, 1, 3, 0, 3, 0, 1, 1, 0, 0, 4, 1, 1, 1, 0, 2, 2, 2, 3, 1, 2, 1, 2, 0, 0, 1, 0, 1, 0, 0, 2, 4, 2, 2, 0, 0, 0, 1, 3, 3, 0, 2, 1, 1, 0, 0, 0, 3, 1, 1, 0, 1, 0, 1, 2, 2, 0, 1, 1, 3, 3, 4, 3, 3, 0, 2, 2, 0, 1, 1, 2, 1, 2, 1, 0, 3, 2, 0, 1, 1, 1, 1, 3, 0, 0, 1, 2, 1, 1, 2, 3, 0, 3, 0, 0, 1, 1, 0, 0, 0, 0, 0, 0, 0, 1, 1, 1, 0, 1, 1, 0, 1, 1, 1, 3, 4, 1, 1, 1, 1, 2, 2, 1, 2, 1, 2, 1, 0, 2, 1, 2, 3, 3, 1, 0, 2, 1, 5, 0, 2, 5, 2, 2, 5, 3, 0, 0, 1, 5, 2, 1, 3, 2, 3, 2, 2, 1, 4, 3, 1, 1, 1, 2, 2, 2, 1, 5, 1, 3, 1, 0, 7, 3, 3, 2, 3, 1, 3, 3, 2, 2, 3, 0, 4, 4, 4, 1, 2, 1, 2, 2, 2, 0, 0, 1, 3, 0, 2, 3, 2, 3, 3, 1, 3, 2, 3, 0, 1, 1, 0, 1, 4, 4, 1, 1, 5, 2, 3, 2, 2, 4, 2, 2, 1, 2, 1, 1, 1, 2, 4, 0, 2, 0, 1, 3, 0, 2, 0, 3, 2, 2, 2, 4, 2, 2, 2, 5, 4, 1, 3, 0, 2, 5, 0, 3, 2, 2, 1, 2, 1, 1, 1, 3, 4, 2, 3, 2, 3, 4, 4, 1, 5, 5, 3, 2, 2, 2, 3, 1, 0, 1, 2, 1, 1, 1, 1, 3, 2, 3, 1, 0, 2, 1, 3, 1, 1, 3, 1, 1, 1, 1, 3, 1, 3, 4, 1, 2, 1, 1, 1, 2, 4, 2, 1, 1, 1, 0, 1, 1, 2, 0, 2, 2, 1, 0, 3, 2, 0, 1, 2, 0, 3, 0, 3, 1, 1, 1, 1, 2, 2, 2, 2, 0, 2, 0, 1, 2, 2, 0, 1, 2, 2, 5, 2, 4, 0, 2, 2, 4, 2, 1, 0, 1, 1, 2, 2, 1, 3, 0, 2, 3, 3, 2, 2, 2, 1, 3, 1, 0, 3, 1, 2, 1, 0, 3, 7, 2, 4, 3, 1, 0, 1, 2, 1, 4, 5, 2, 5, 1, 2, 2, 2, 0, 2, 3, 2, 3, 1, 1, 1, 1, 1, 4, 4, 4, 3, 1, 1, 0, 2, 4, 5, 2, 3, 3, 4, 3, 3, 2, 2, 4, 5, 0, 6, 3, 2, 3, 1, 3, 3, 2, 3, 1, 3, 2, 0, 1, 2, 3, 2, 0, 2, 1, 2, 1, 2, 1, 1, 0, 1, 0, 1, 2, 2, 1, 2, 3, 1, 0, 1, 0, 1, 1, 2, 0, 0, 1, 0, 1, 1, 2, 1, 3, 2, 2, 2, 2, 1, 1, 2, 1, 3, 2, 2, 3, 2, 2, 1, 2, 2, 2, 1, 1, 1, 0, 1, 0, 2, 0, 1, 2, 0, 2, 2, 0, 2, 1, 0, 4, 1, 2, 1, 2, 3, 1, 3, 3, 1, 3, 3, 1, 1, 2, 2, 1, 2, 0, 3, 0, 2, 1, 3, 3, 1, 0, 0, 1, 1, 4, 0, 0, 3, 2, 1, 5, 2, 0, 2, 1, 3, 3, 0, 3, 2, 4, 1, 0, 2, 3, 1, 0, 2, 0, 2, 3, 0, 2, 0, 2, 1, 1, 2, 1, 3, 1, 1, 1, 4, 2, 1, 1, 0, 5, 1, 3, 1, 5, 2, 3, 3, 1, 3, 2, 2, 1, 3, 0, 4, 2, 2, 2, 3, 1, 1, 2, 2, 1, 1, 2, 2, 3, 2, 1, 1, 0, 2, 2, 0, 1, 1, 3, 1, 4, 5, 4, 2, 2, 2, 5, 0, 2, 2, 3, 3, 3, 0, 1, 3, 2, 0, 2, 3, 2, 1, 2, 2, 1, 3, 2, 1, 3, 2, 1, 0, 3, 1, 2, 5, 4, 2, 1, 0, 3, 1, 1, 4, 2, 2, 2, 2, 2, 1, 0, 4, 2, 1, 2, 3, 2, 1, 1, 3, 1, 1, 2, 2, 1, 2, 1, 2, 2, 2, 4, 1, 1, 2, 1, 2, 1, 2, 0, 0, 3, 2, 3, 2, 2, 1, 1, 3, 1, 2, 2, 1, 1, 3, 3, 2, 1, 2, 0, 2, 1, 3, 2, 1, 2, 1, 3, 3, 3, 0, 1, 1, 2, 1, 1, 1, 1, 0, 3, 4, 0, 3, 2, 2, 2, 3, 2, 3, 2, 2, 1, 2, 2, 1, 0, 3, 2, 3, 1, 1, 3, 3, 3, 0, 5, 1, 2, 3, 4, 3, 2, 0, 2, 4, 2, 3, 2, 0, 2, 1, 3, 0, 0, 1, 2, 3, 1, 1, 7, 2, 4, 2, 3, 1, 1, 1, 2, 1, 3, 3, 0, 3, 3, 3, 4, 4, 0, 0, 1, 2, 1, 1, 1, 2, 3, 2, 1, 2, 3, 2, 2, 1, 0, 4, 5, 0, 1, 2, 2, 2, 0, 2, 3, 3, 5, 3, 1, 4, 1, 0, 0, 2, 0, 4, 4, 1, 2, 4, 2, 5, 2, 3, 1, 2, 4, 3, 0, 1, 1, 3, 2, 4, 1, 3, 5, 2, 1, 1, 0, 3, 0, 3, 2, 1, 0, 3, 1, 4, 3, 3, 0, 2, 2, 0, 1, 0, 2, 2, 3, 0, 1, 0, 3, 2, 2, 2, 1, 0, 3, 2, 1, 2, 1, 0, 0, 0, 3, 3, 1, 2, 2, 1, 3, 2, 3, 0, 1, 0, 1, 1, 2, 1, 0, 2, 2, 4, 2, 1, 1, 0, 3, 1, 1, 3, 1, 1, 2, 4, 3, 1, 1, 3, 2, 1, 0, 1, 3, 3, 0, 1, 1, 2, 1, 3, 1, 3, 0, 0, 1, 0, 1, 3, 1, 2, 2, 3, 2, 3, 2, 2, 1, 1, 2, 3, 2, 1, 0, 2, 3, 1, 0, 2, 2, 0, 2, 0, 2, 1, 2, 1, 4, 3, 0, 4, 3, 3, 1, 2, 3, 1, 3, 2, 2, 0, 2, 0, 2, 0, 1, 1, 0, 2, 2, 1, 1, 0, 2, 3, 1, 1, 2, 2, 0, 3, 3, 3, 1, 5, 2, 2, 3, 2, 1, 1, 2, 1, 1, 0, 1, 1, 0, 0, 1, 1, 0, 0, 3, 3, 1, 2, 0, 2, 1, 2, 1, 3, 2, 0, 0, 2, 0, 0, 3, 0, 2, 2, 0, 0, 3, 0, 2, 2, 3, 0, 2, 1, 2, 2, 1, 2, 0, 2, 3, 1, 1, 0, 0, 3, 1, 1, 1, 6, 1, 0, 2, 1, 3, 1, 1, 0, 0, 1, 2, 0, 1, 1, 1, 1, 1, 4, 4, 1, 0, 2, 2, 3, 3, 3, 1, 3, 1, 1, 1, 2, 2, 0, 2, 1, 1, 3, 1, 1, 2, 0, 0, 2, 1, 1, 1, 0, 1, 3, 2, 3, 2, 1, 1, 0, 3, 1, 1, 1, 2, 1, 2, 1, 1, 2, 2, 2, 3, 1, 0, 1, 0, 3, 3, 5, 0, 2, 0, 1, 2, 1, 5, 2, 1, 4, 1, 1, 2, 2, 2, 3, 0, 2, 3, 3, 1, 0, 3, 3, 2, 2, 1, 1, 1, 2, 1, 2, 2, 4, 4, 5, 0, 1, 1, 2, 1, 2, 4, 2, 5, 0, 3, 1, 4, 4, 0, 2, 0, 0, 1, 0, 2, 2, 2, 0, 1, 1, 1, 0, 4, 1, 4, 2, 1, 2, 2, 2, 3, 2, 1, 3, 3, 0, 3, 0, 1, 2, 2, 0, 4, 2, 3, 2, 1, 0, 0, 1, 0, 2, 3, 1, 3, 3, 3, 3, 3, 1, 2, 1, 0, 4, 2, 1, 1, 3, 0, 3, 1, 1, 0, 4, 4, 3, 0, 3, 3, 1, 3, 3, 1, 3, 1, 4, 2, 0, 1, 3, 3, 5, 2, 0, 0, 1, 2, 1, 0, 1, 1, 2, 2, 0, 2, 2, 1, 1, 0, 2, 2, 0, 0, 1, 0, 1, 1, 3, 2, 0, 1, 3, 1, 4, 1, 2, 3, 3, 2, 1, 3, 1, 0, 0, 1, 1, 4, 3, 1, 2, 1, 1, 4, 1, 3, 4, 1, 1, 1, 3, 1, 2, 0, 2, 0, 1, 3, 2, 2, 1, 0, 1, 1, 2, 1, 4, 2, 2, 1, 1, 3, 3, 2, 3, 2, 2, 4, 5, 2, 1, 5, 1, 2, 2, 2, 4, 2, 2, 2, 1, 1, 2, 3, 0, 4, 2, 3, 2, 2, 1, 1, 1, 3, 1, 2, 3, 2, 1, 1, 6, 0, 5, 0, 2, 1, 2, 1, 2, 1, 1, 3, 2, 1, 1, 1, 2, 1, 1, 4, 2, 0, 0, 2, 1, 2, 2, 1, 3, 0, 1, 1, 0, 2, 1, 3, 1, 0, 3, 2, 0, 2, 3, 4, 0, 1, 0, 1, 1, 1, 1, 2, 1, 2, 3, 1, 1, 0, 0, 1, 1, 0, 0, 1, 1, 0, 1, 0, 1, 1, 1, 1, 0, 0, 0, 1, 0, 1, 1, 0, 2, 1, 1, 3, 1, 2, 3, 3, 1, 1, 0, 4, 2, 1, 0, 1, 2, 4, 0, 1, 0, 3, 1, 1, 3, 1, 2, 1, 0, 0, 1, 0, 2, 2, 1, 4, 0, 2, 2, 2, 1, 3, 1, 3, 1, 1, 0, 0, 3, 1, 2, 1, 1, 1, 0, 1, 3, 4, 1, 3, 2, 3, 2, 1, 2, 4, 2, 3, 3, 3, 1, 3, 1, 2, 5, 3, 2, 1, 5, 0, 3, 7, 3, 2, 1, 2, 2, 1, 2, 6, 5, 4, 2, 4, 1, 1, 3, 4, 2, 1, 4, 4, 3, 5, 2, 2, 1, 0, 0, 0, 0, 0, 2, 0, 1, 1, 4, 4, 2, 3, 1, 3, 1, 3, 4, 1, 2, 1, 4, 2, 1, 4, 3, 2, 3, 1, 4, 3, 3, 2, 0, 6, 2, 1, 2, 1, 2, 1, 3, 0, 4, 1, 1, 0, 0, 2, 1, 1, 3, 2, 2, 1, 1, 3, 4, 2, 0, 0, 0, 3, 1, 1, 3, 2, 2, 3, 0, 0, 3, 0, 3, 0, 1, 3, 3, 3, 3, 2, 2, 1, 1, 1, 2, 1, 2, 0, 0, 1, 2, 0, 2, 1, 1, 1, 2, 1, 4, 3, 1, 3, 1, 2, 1, 2, 3, 5, 6, 3, 1, 1, 1, 3, 4, 1, 3, 3, 1, 5, 2, 3, 3, 2, 2, 2, 1, 3, 2, 3, 1, 2, 2, 4, 2, 3, 1, 1, 2, 3, 1, 1, 4, 4, 3, 0, 3, 3, 2, 3, 2, 0, 2, 2, 2, 3, 2, 3, 3, 4, 3, 2, 2, 3, 1, 4, 2, 0, 5, 5, 2, 5, 2, 3, 1, 1, 0, 2, 3, 2, 1, 3, 2, 2, 1, 1, 4, 2, 2, 3, 3, 2, 2, 3, 1, 2, 5, 4, 3, 2, 2, 2, 3, 2, 2, 3, 4, 5, 2, 3, 1, 1, 3, 3, 0, 4, 2, 2, 3, 2, 2, 2, 2, 3, 1, 2, 2, 4, 3, 3, 1, 1, 2, 2, 2, 1, 1, 3, 2, 3, 2, 0, 4, 2, 1, 1, 1, 4, 1, 4, 1, 1, 1, 1, 2, 2, 2, 3, 2, 1, 2, 1, 3, 1, 2, 0, 0, 2, 3, 0, 5, 2, 2, 2, 0, 3, 0, 1, 2, 5, 2, 4, 1, 2, 2, 2, 3, 1, 3, 0, 2, 2, 4, 0, 0, 2, 1, 3, 2, 3, 4, 2, 2, 4, 3, 1, 0, 3, 0, 0, 2, 2, 1, 1, 2, 1, 1, 2, 3, 1, 2, 2, 3, 1, 2, 0, 4, 1, 5, 2, 3, 2, 1, 1, 2, 1, 1, 3, 2, 0, 3, 1, 4, 4, 2, 1, 5, 1, 1, 1, 1, 1, 1, 1, 2, 2, 1, 3, 0, 3, 2, 0, 2, 1, 1, 1, 1, 1, 2, 3, 1, 1, 1, 0, 1, 5, 2, 2, 2, 0, 0, 2, 0, 0, 0, 0, 0, 1, 0, 0, 0, 2, 1, 2, 3, 1, 1, 2, 3, 0, 2, 0, 1, 1, 0, 0, 2, 1, 0, 0, 1, 1, 0, 0, 0, 0, 2, 1, 0, 1, 1, 1, 3, 1, 4, 2, 1, 2, 0, 2, 2, 0, 4, 2, 0, 1, 2, 1, 1, 3, 0, 2, 1, 3, 0, 1, 1, 1, 1, 0, 1, 1, 2, 5, 1, 1, 2, 1, 1, 2, 0, 2, 1, 1, 1, 0, 0, 2, 1, 2, 2, 1, 2, 1, 0, 2, 1, 1, 3, 1, 1, 1, 0, 2, 0, 0, 1, 2, 2, 1, 3, 2, 1, 2, 2, 3, 2, 0, 0, 1, 2, 3, 2, 1, 1, 1, 1, 3, 1, 1, 3, 1, 0, 1, 2, 2, 4, 2, 3, 2, 2, 2, 1, 1, 2, 1, 2, 1, 1, 1, 2, 1, 2, 1, 2, 2, 3, 2, 1, 2, 2, 4, 0, 3, 3, 1, 0, 2, 3, 1, 1, 2, 1, 1, 3, 3, 1, 1, 2, 1, 2, 3, 2, 2, 0, 1, 4, 2, 0, 3, 2, 0, 2, 1, 1, 4, 1, 2, 1, 1, 1, 4, 4, 3, 1, 2, 3, 0, 4, 2, 1, 3, 1, 2, 3, 0, 0, 1, 2, 1, 2, 0, 2, 2, 5, 4, 2, 2, 3, 0, 0, 3, 1, 2, 1, 1, 3, 1, 1, 2, 2, 1, 4, 1, 0, 0, 3, 0, 0, 1, 1, 1, 0, 0, 3, 2, 0, 0, 1, 2, 1, 1, 2, 3, 2, 0, 2, 1, 1, 3, 0, 3, 1, 4, 2, 4, 1, 1, 4, 2, 1, 0, 2, 1, 1, 3, 1, 2, 0, 3, 0, 0, 2, 2, 0, 1, 2, 1, 3, 0, 2, 2, 2, 2, 3, 2, 2, 0, 2, 0, 3, 1, 2, 2, 3, 3, 0, 0, 3, 3, 2, 4, 2, 2, 0, 1, 4, 3, 1, 3, 2, 0, 2, 1, 2, 1, 1, 2, 0, 1, 3, 3, 0, 1, 1, 0, 0, 1, 1, 1, 1, 0, 0, 0, 0, 2, 1, 2, 2, 2, 0, 2, 4, 3, 1, 0, 2, 2, 1, 0, 4, 1, 1, 2, 0, 0, 1, 1, 1, 1, 2, 1, 3, 3, 0, 1, 1, 5, 5, 1, 2, 1, 1, 2, 2, 1, 3, 1, 1, 1, 1, 2, 1, 0, 1, 2, 1, 2, 0, 2, 2, 2, 1, 1, 1, 1, 1, 2, 3, 1, 1, 3, 1, 1, 2, 1, 0, 1, 0, 5, 1, 2, 1, 2, 2, 2, 1, 1, 1, 1, 2, 3, 2, 0, 3, 2, 1, 1, 0, 1, 2, 2, 0, 1, 0, 3, 2, 2, 1, 3, 1, 2, 2, 2, 1, 1, 2, 1, 3, 3, 2, 1, 0, 3, 3, 0, 0, 3, 3, 1, 0, 2, 0, 2, 2, 2, 1, 2, 0, 1, 3, 1, 2, 0, 1, 1, 0, 3, 1, 3, 2, 2, 1, 3, 1, 1, 1, 0, 0, 0, 1, 2, 3, 2, 0, 2, 4, 1, 2, 3, 4, 1, 1, 1, 0, 2, 3, 2, 0, 2, 0, 2, 1, 3, 0, 2, 1, 3, 1, 0, 3, 2, 3, 1, 0, 3, 2, 3, 1, 1, 1, 0, 1, 4, 3, 5, 2, 2, 1, 0, 2, 3, 2, 1, 0, 2, 2, 2, 1, 0, 2, 1, 1, 2, 2, 1, 1, 3, 0, 0, 0, 0, 2, 1, 3, 1, 1, 0, 3, 2, 2, 2, 1, 1, 2, 0, 1, 3, 1, 2, 1, 0, 1, 1, 3, 1, 5, 1, 2, 0, 3, 1, 1, 3, 2, 2, 2, 1, 2, 2, 1, 3, 2, 1, 2, 1, 2, 3, 0, 3, 3, 0, 1, 2, 1, 4, 1, 1, 5, 2, 2, 2, 2, 0, 3, 3, 2, 0, 2, 2, 0, 0, 1, 2, 1, 0, 2, 2, 1, 1, 0, 2, 1, 2, 2, 3, 2, 1, 3, 2, 2, 3, 2, 2, 3, 1, 1, 2, 2, 2, 3, 2, 1, 0, 0, 0, 3, 4, 2, 2, 1, 2, 2, 1, 4, 3, 0, 2, 1, 2, 3, 2, 3, 3, 4, 2, 1, 4, 0, 1, 2, 3, 1, 2, 3, 1, 4, 3, 1, 1, 3, 1, 0, 4, 0, 4, 1, 0, 2, 2, 2, 1, 3, 1, 2, 4, 2, 2, 3, 1, 0, 2, 0, 3, 2, 4, 3, 2, 2, 3, 1, 1, 1, 1, 1, 2, 2, 1, 2, 2, 2, 3, 1, 2, 4, 2, 2, 3, 2, 0, 4, 2, 4, 4, 3, 3, 2, 0, 1, 3, 3, 1, 2, 3, 1, 3, 2, 2, 3, 1, 4, 1, 2, 3, 2, 1, 0, 2, 1, 0, 3, 1, 5, 2, 1, 2, 3, 1, 0, 1, 3, 3, 2, 4, 3, 3, 2, 1, 0, 1, 2, 1, 0, 2, 1, 1, 4, 3, 0, 2, 1, 3, 0, 2, 1, 1, 1, 1, 0, 0, 0, 2, 1, 1, 4, 2, 1, 1, 1, 2, 0, 1, 2, 1, 1, 1, 2, 1, 1, 3, 2, 0, 1, 1, 2, 2, 2, 2, 1, 2, 3, 2, 1, 3, 2, 1, 1, 2, 2, 1, 1, 2, 2, 3, 2, 1, 1, 2, 3, 1, 1, 4, 1, 1, 4, 1, 1, 3, 1, 1, 2, 0, 2, 1, 4, 1, 1, 2, 1, 2, 2, 1, 0, 0, 1, 1, 3, 2, 1, 2, 0, 1, 2, 0, 1, 0, 1, 1, 2, 3, 3, 1, 2, 0, 1, 2, 4, 1, 1, 1, 1, 2, 0, 2, 0, 1, 0, 1, 1, 1, 3, 1, 2, 3, 3, 4, 3, 3, 2, 1, 0, 2, 0, 1, 1, 2, 0, 2, 1, 3, 1, 0, 0, 3, 2, 1, 3, 0, 3, 1, 3, 2, 3, 4, 1, 1, 2, 1, 1, 0, 2, 2, 0, 0, 2, 3, 2, 1, 0, 1, 2, 0, 2, 4, 3, 2, 0, 1, 2, 1, 3, 2, 0, 0, 2, 2, 4, 2, 4, 1, 0, 0, 2, 2, 0, 3, 5, 2, 0, 2, 1, 0, 1, 1, 1, 2, 1, 0, 3, 2, 1, 4, 2, 3, 1, 2, 0, 1, 2, 4, 1, 0, 1, 1, 1, 2, 2, 0, 1, 2, 1, 4, 0, 2, 1, 1, 0, 1, 0, 1, 3, 2, 1, 2, 2, 2, 2, 2, 1, 2, 3, 1, 2, 2, 0, 1, 1, 1, 1, 2, 2, 1, 3, 0, 0, 1, 2, 0, 1, 2, 2, 1, 2, 2, 1, 1, 2, 2, 3, 2, 1, 0, 1, 1, 1, 1, 1, 2, 0, 3, 1, 3, 1, 2, 0, 1, 0, 1, 2, 1, 3, 3, 2, 3, 1, 2, 0, 1, 2, 1, 3, 1, 2, 1, 2, 1, 2, 1, 3, 2, 0, 1, 5, 1, 1, 1, 3, 2, 2, 2, 3, 3, 1, 1, 2, 5, 3, 2, 1, 1, 2, 1, 0, 2, 4, 2, 1, 2, 2, 1, 1, 4, 0, 4, 2, 0, 1, 1, 3, 1, 3, 2, 1, 1, 2, 2, 2, 2, 3, 1, 3, 0, 0, 0, 2, 2, 0, 3, 1, 0, 3, 1, 2, 1, 6, 1, 1, 2, 2, 1, 3, 1, 3, 3, 2, 1, 3, 2, 2, 0, 1, 3, 0, 2, 1, 1, 2, 1, 0, 1, 1, 1, 6, 1, 0, 3, 1, 2, 0, 3, 2, 1, 1, 2, 3, 1, 2, 2, 2, 0, 2, 2, 0, 2, 0, 0, 2, 1, 2, 1, 2, 1, 1, 2, 4, 1, 2, 2, 4, 3, 3, 2, 2, 3, 1, 0, 1, 1, 2, 0, 0, 2, 2, 3, 4, 2, 0, 2, 2, 1, 4, 1, 2, 3, 1, 2, 4, 2, 1, 2, 3, 3, 2, 3, 0, 4, 1, 0, 1, 3, 1, 1, 1, 2, 2, 2, 2, 1, 0, 2, 5, 1, 1, 2, 2, 1, 3, 2, 1, 1, 2, 2, 1, 1, 1, 2, 2, 1, 2, 1, 3, 4, 2, 2, 4, 0, 4, 3, 2, 2, 3, 0, 2, 5, 5, 1, 2, 2, 1, 2, 1, 1, 2, 3, 3, 0, 1, 3, 1, 2, 0, 5, 2, 2, 0, 3, 2, 2, 1, 2, 1, 1, 0, 2, 1, 2, 2, 0, 2, 0, 5, 3, 1, 3, 2, 3, 4, 1, 2, 3, 2, 3, 2, 4, 1, 1, 3, 3, 1, 1, 2, 3, 0, 2, 1, 2, 1, 6, 0, 1, 2, 3, 3, 1, 3, 1, 1, 4, 1, 4, 3, 1, 1, 4, 2, 3, 2, 1, 2, 3, 4, 2, 2, 1, 2, 0, 1, 1, 3, 3, 2, 1, 1, 0, 2, 2, 4, 2, 2, 1, 2, 0, 0, 3, 1, 2, 2, 4, 2, 2, 2, 0, 1, 0, 1, 2, 0, 1, 1, 1, 3, 2, 2, 2, 2, 0, 1, 2, 0, 6, 2, 2, 5, 1, 1, 1, 1, 2, 2, 2, 3, 3, 0, 3, 3, 2, 1, 2, 0, 2, 3, 1, 2, 2, 3, 2, 2, 2, 1, 4, 3, 1, 3, 2, 1, 5, 1, 2, 2, 0, 3, 2, 2, 3, 4, 2, 3, 1, 2, 2, 1, 1, 4, 3, 2, 1, 2, 2, 1, 3, 2, 3, 0, 2, 2, 3, 4, 2, 2, 3, 3, 0, 1, 1, 2, 3, 2, 1, 0, 1, 0, 0, 1, 2, 1, 4, 3, 3, 0, 1, 0, 4, 1, 3, 3, 2, 5, 2, 4, 5, 0, 1, 4, 2, 1, 2, 0, 3, 0, 1, 2, 3, 2, 2, 1, 1, 1, 2, 1, 2, 1, 4, 1, 1, 2, 2, 3, 3, 1, 2, 1, 1, 3, 2, 2, 0, 2, 3, 2, 1, 1, 0, 0, 4, 2, 3, 3, 3, 2, 2, 1, 2, 2, 0, 3, 3, 3, 2, 2, 2, 1, 1, 5, 2, 2, 3, 2, 3, 3, 2, 2, 3, 3, 2, 3, 3, 1, 1, 3, 3, 2, 2, 0, 4, 1, 0, 1, 1, 2, 3, 1, 1, 2, 1, 2, 4, 1, 2, 1, 1, 2, 2, 1, 2, 1, 1, 3, 2, 2, 3, 1, 3, 2, 2, 2, 3, 1, 0, 3, 2, 3, 2, 3, 2, 1, 0, 2, 3, 1, 1, 4, 1, 2, 4, 5, 2, 4, 1, 2, 3, 5, 2, 4, 2, 2, 0, 1, 0, 0, 1, 3, 2, 1, 2, 4, 1, 1, 0, 3, 2, 1, 1, 1, 2, 2, 3, 2, 3, 2, 2, 3, 2, 4, 4, 0, 1, 0, 2, 2, 2, 2, 0, 2, 0, 2, 3, 1, 2, 1, 3, 2, 1, 2, 1, 0, 2, 2, 1, 2, 1, 1, 2, 2, 2, 3, 1, 0, 1, 1, 2, 1, 0, 1, 1, 0, 2, 2, 1, 2, 4, 5, 3, 2, 1, 1, 1, 3, 2, 1, 2, 1, 1, 3, 1, 5, 2, 1, 1, 2, 5, 1, 2, 3, 3, 2, 0, 2, 0, 3, 1, 1, 3, 1, 1, 4, 1, 1, 3, 1, 1, 0, 4, 2, 3, 1, 2, 3, 2, 2, 1, 2, 4, 2, 2, 1, 5, 4, 2, 2, 3, 1, 1, 4, 2, 3, 1, 4, 3, 1, 6, 1, 2, 0, 4, 7, 2, 0, 1, 1, 4, 2, 3, 2, 3, 2, 2, 3, 4, 2, 3, 2, 3, 3, 2, 0, 2, 0, 2, 6, 4, 4, 1, 3, 1, 4, 1, 2, 2, 0, 1, 1, 1, 1, 4, 3, 4, 1, 2, 1, 0, 4, 2, 0, 2, 0, 1, 1, 1, 1, 0, 4, 1, 1, 2, 2, 1, 1, 2, 3, 3, 2, 2, 2, 1, 3, 0, 2, 0, 1, 1, 1, 2, 2, 2, 5, 4, 1, 2, 5, 5, 3, 4, 4, 3, 3, 0, 3, 0, 1, 0, 1, 0, 2, 3, 0, 0, 1, 2, 0, 3, 2, 1, 0, 2, 4, 2, 3, 2, 3, 2, 3, 3, 3, 2, 2, 2, 3, 3, 2, 0, 2, 2, 1, 2, 1, 0, 2, 0, 2, 2, 1, 1, 3, 2, 0, 0, 4, 1, 2, 3, 1, 0, 3, 2, 0, 1, 2, 0, 2, 1, 5, 2, 0, 1, 1, 2, 1, 0, 3, 2, 0, 1, 0, 1, 2, 1, 2, 4, 4, 1, 2, 3, 0, 1, 3, 2, 1, 2, 2, 2, 1, 1, 2, 1, 1, 1, 4, 3, 4, 2, 3, 3, 2, 1, 3, 3, 0, 2, 5, 1, 2, 2, 1, 1, 3, 3, 3, 2, 2, 1, 1, 2, 2, 2, 2, 0, 1, 0, 0, 1, 2, 1, 4, 2, 3, 4, 0, 2, 1, 1, 1, 2, 2, 3, 1, 2, 3, 4, 2, 4, 2, 3, 2, 0, 4, 0, 0, 1]</text:p><text:p text:style-name="Textbody"/></draw:text-box><svg:title/><svg:desc/></draw:fra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de" style:display-name="Code" style:family="paragraph" style:parent-style-name="Standard">
      <style:paragraph-properties fo:border="0.0034in solid #000000" fo:padding="0.0138in" style:shadow="none"/>
      <style:text-properties style:font-name="Courier New" style:font-name-asian="Courier New" style:font-name-complex="Courier New"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text-properties fo:hyphenate="false"/>
    </style:style>
    <style:style style:name="OOoComputerCode" style:display-name="OOoComputerCode" style:family="text">
      <style:text-properties style:font-name="Courier New" style:font-name-asian="Courier New" style:font-name-complex="Courier New" fo:color="#000000"/>
    </style:style>
    <style:style style:name="_OOoComputerBase" style:display-name="_OOoComputerBase" style:family="text" style:parent-style-name="OOoComputerCode">
      <style:text-properties style:font-name="Courier New" style:font-name-asian="Courier New" style:font-name-complex="Courier New" fo:color="#000000"/>
    </style:style>
    <style:style style:name="_OOoComputerComment" style:display-name="_OOoComputerComment" style:family="text" style:parent-style-name="_OOoComputerBase">
      <style:text-properties style:font-name="Courier New" style:font-name-asian="Courier New" style:font-name-complex="Courier New" fo:color="#4C4C4C"/>
    </style:style>
    <style:style style:name="_OOoComputerBaseNoLocale" style:display-name="_OOoComputerBaseNoLocale" style:family="text" style:parent-style-name="_OOoComputerBase">
      <style:text-properties style:font-name="Courier New" style:font-name-asian="Courier New" style:font-name-complex="Courier New" fo:color="#000000"/>
    </style:style>
    <style:style style:name="_OOoComputerSpecial" style:display-name="_OOoComputerSpecial" style:family="text" style:parent-style-name="_OOoComputerBaseNoLocale">
      <style:text-properties style:font-name="Courier New" style:font-name-asian="Courier New" style:font-name-complex="Courier New" fo:color="#000000"/>
    </style:style>
    <style:style style:name="_OOoComputerLiteral" style:display-name="_OOoComputerLiteral" style:family="text" style:parent-style-name="_OOoComputerBase">
      <style:text-properties style:font-name="Courier New" style:font-name-asian="Courier New" style:font-name-complex="Courier New" fo:color="#FF0000"/>
    </style:style>
    <style:style style:name="_OOoComputerNumber" style:display-name="_OOoComputerNumber" style:family="text" style:parent-style-name="_OOoComputerBase">
      <style:text-properties style:font-name="Courier New" style:font-name-asian="Courier New" style:font-name-complex="Courier New" fo:color="#FF3200"/>
    </style:style>
    <style:style style:name="_OOoComputerKeyWord" style:display-name="_OOoComputerKeyWord" style:family="text" style:parent-style-name="_OOoComputerBase">
      <style:text-properties style:font-name="Courier New" style:font-name-asian="Courier New" style:font-name-complex="Courier New" fo:color="#000080"/>
    </style:style>
    <style:style style:name="_OOoComputerAltKeyWord" style:display-name="_OOoComputerAltKeyWord" style:family="text" style:parent-style-name="_OOoComputerBase">
      <style:text-properties style:font-name="Courier New" style:font-name-asian="Courier New" style:font-name-complex="Courier New" fo:color="#320080"/>
    </style:style>
    <style:style style:name="_OOoComputerIdent" style:display-name="_OOoComputerIdent" style:family="text" style:parent-style-name="_OOoComputerBase">
      <style:text-properties style:font-name="Courier New" style:font-name-asian="Courier New" style:font-name-complex="Courier New" fo:color="#008000"/>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meta:initial-creator>
    <dc:creator>Lauren</dc:creator>
    <meta:creation-date>2017-11-07T18:03:00Z</meta:creation-date>
    <dc:date>2018-04-01T19:55:00Z</dc:date>
    <meta:template xlink:href="Normal.dotm" xlink:type="simple"/>
    <meta:editing-cycles>1</meta:editing-cycles>
    <meta:editing-duration>PT11580S</meta:editing-duration>
    <meta:document-statistic meta:page-count="3" meta:paragraph-count="1" meta:word-count="106" meta:character-count="711" meta:row-count="5" meta:non-whitespace-character-count="606"/>
  </office:meta>
</office:document-meta>
</file>